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0.60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xwellEquation4_4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number-columns-repeated="2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4" table:number-columns-repeated="8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2" table:default-cell-style-name="Default"/>
        <table:table-column table:style-name="co4" table:number-columns-repeated="15" table:default-cell-style-name="Default"/>
        <table:table-column table:style-name="co2" table:number-columns-repeated="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0.995562" calcext:value-type="float">
            <text:p>0.995562</text:p>
          </table:table-cell>
          <table:table-cell office:value-type="float" office:value="0.992115" calcext:value-type="float">
            <text:p>0.992115</text:p>
          </table:table-cell>
          <table:table-cell office:value-type="float" office:value="0.987688" calcext:value-type="float">
            <text:p>0.987688</text:p>
          </table:table-cell>
          <table:table-cell office:value-type="float" office:value="0.982287" calcext:value-type="float">
            <text:p>0.982287</text:p>
          </table:table-cell>
          <table:table-cell office:value-type="float" office:value="0.975917" calcext:value-type="float">
            <text:p>0.975917</text:p>
          </table:table-cell>
          <table:table-cell office:value-type="float" office:value="0.968583" calcext:value-type="float">
            <text:p>0.968583</text:p>
          </table:table-cell>
          <table:table-cell office:value-type="float" office:value="0.960294" calcext:value-type="float">
            <text:p>0.960294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0.940881" calcext:value-type="float">
            <text:p>0.940881</text:p>
          </table:table-cell>
          <table:table-cell office:value-type="float" office:value="0.929776" calcext:value-type="float">
            <text:p>0.929776</text:p>
          </table:table-cell>
          <table:table-cell office:value-type="float" office:value="0.917755" calcext:value-type="float">
            <text:p>0.917755</text:p>
          </table:table-cell>
          <table:table-cell office:value-type="float" office:value="0.904827" calcext:value-type="float">
            <text:p>0.904827</text:p>
          </table:table-cell>
          <table:table-cell office:value-type="float" office:value="0.891007" calcext:value-type="float">
            <text:p>0.891007</text:p>
          </table:table-cell>
          <table:table-cell office:value-type="float" office:value="0.876307" calcext:value-type="float">
            <text:p>0.876307</text:p>
          </table:table-cell>
          <table:table-cell office:value-type="float" office:value="0.860742" calcext:value-type="float">
            <text:p>0.860742</text:p>
          </table:table-cell>
          <table:table-cell office:value-type="float" office:value="0.844328" calcext:value-type="float">
            <text:p>0.844328</text:p>
          </table:table-cell>
          <table:table-cell office:value-type="float" office:value="0.827081" calcext:value-type="float">
            <text:p>0.827081</text:p>
          </table:table-cell>
          <table:table-cell office:value-type="float" office:value="0.809017" calcext:value-type="float">
            <text:p>0.809017</text:p>
          </table:table-cell>
          <table:table-cell office:value-type="float" office:value="0.790155" calcext:value-type="float">
            <text:p>0.790155</text:p>
          </table:table-cell>
          <table:table-cell office:value-type="float" office:value="0.770513" calcext:value-type="float">
            <text:p>0.770513</text:p>
          </table:table-cell>
          <table:table-cell office:value-type="float" office:value="0.750111" calcext:value-type="float">
            <text:p>0.750111</text:p>
          </table:table-cell>
          <table:table-cell office:value-type="float" office:value="0.728969" calcext:value-type="float">
            <text:p>0.728969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684547" calcext:value-type="float">
            <text:p>0.684547</text:p>
          </table:table-cell>
          <table:table-cell office:value-type="float" office:value="0.661312" calcext:value-type="float">
            <text:p>0.661312</text:p>
          </table:table-cell>
          <table:table-cell office:value-type="float" office:value="0.637424" calcext:value-type="float">
            <text:p>0.637424</text:p>
          </table:table-cell>
          <table:table-cell office:value-type="float" office:value="0.612907" calcext:value-type="float">
            <text:p>0.612907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0.562083" calcext:value-type="float">
            <text:p>0.562083</text:p>
          </table:table-cell>
          <table:table-cell office:value-type="float" office:value="0.535827" calcext:value-type="float">
            <text:p>0.535827</text:p>
          </table:table-cell>
          <table:table-cell office:value-type="float" office:value="0.509041" calcext:value-type="float">
            <text:p>0.509041</text:p>
          </table:table-cell>
          <table:table-cell office:value-type="float" office:value="0.481754" calcext:value-type="float">
            <text:p>0.481754</text:p>
          </table:table-cell>
          <table:table-cell office:value-type="float" office:value="0.45399" calcext:value-type="float">
            <text:p>0.45399</text:p>
          </table:table-cell>
          <table:table-cell office:value-type="float" office:value="0.425779" calcext:value-type="float">
            <text:p>0.425779</text:p>
          </table:table-cell>
          <table:table-cell office:value-type="float" office:value="0.397148" calcext:value-type="float">
            <text:p>0.397148</text:p>
          </table:table-cell>
          <table:table-cell office:value-type="float" office:value="0.368125" calcext:value-type="float">
            <text:p>0.368125</text:p>
          </table:table-cell>
          <table:table-cell office:value-type="float" office:value="0.338738" calcext:value-type="float">
            <text:p>0.338738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0.278991" calcext:value-type="float">
            <text:p>0.278991</text:p>
          </table:table-cell>
          <table:table-cell office:value-type="float" office:value="0.24869" calcext:value-type="float">
            <text:p>0.24869</text:p>
          </table:table-cell>
          <table:table-cell office:value-type="float" office:value="0.218143" calcext:value-type="float">
            <text:p>0.218143</text:p>
          </table:table-cell>
          <table:table-cell office:value-type="float" office:value="0.187381" calcext:value-type="float">
            <text:p>0.187381</text:p>
          </table:table-cell>
          <table:table-cell office:value-type="float" office:value="0.156434" calcext:value-type="float">
            <text:p>0.156434</text:p>
          </table:table-cell>
          <table:table-cell office:value-type="float" office:value="0.125333" calcext:value-type="float">
            <text:p>0.125333</text:p>
          </table:table-cell>
          <table:table-cell office:value-type="float" office:value="0.0941083" calcext:value-type="float">
            <text:p>0.0941083</text:p>
          </table:table-cell>
          <table:table-cell office:value-type="float" office:value="0.0627905" calcext:value-type="float">
            <text:p>0.0627905</text:p>
          </table:table-cell>
          <table:table-cell office:value-type="float" office:value="0.0314108" calcext:value-type="float">
            <text:p>0.0314108</text:p>
          </table:table-cell>
          <table:table-cell office:value-type="float" office:value="6.12323E-017" calcext:value-type="float">
            <text:p>6.12323E-17</text:p>
          </table:table-cell>
          <table:table-cell office:value-type="float" office:value="-0.0314108" calcext:value-type="float">
            <text:p>-0.0314108</text:p>
          </table:table-cell>
          <table:table-cell office:value-type="float" office:value="-0.0627905" calcext:value-type="float">
            <text:p>-0.0627905</text:p>
          </table:table-cell>
          <table:table-cell office:value-type="float" office:value="-0.0941083" calcext:value-type="float">
            <text:p>-0.0941083</text:p>
          </table:table-cell>
          <table:table-cell office:value-type="float" office:value="-0.125333" calcext:value-type="float">
            <text:p>-0.125333</text:p>
          </table:table-cell>
          <table:table-cell office:value-type="float" office:value="-0.156434" calcext:value-type="float">
            <text:p>-0.156434</text:p>
          </table:table-cell>
          <table:table-cell office:value-type="float" office:value="-0.187381" calcext:value-type="float">
            <text:p>-0.187381</text:p>
          </table:table-cell>
          <table:table-cell office:value-type="float" office:value="-0.218143" calcext:value-type="float">
            <text:p>-0.218143</text:p>
          </table:table-cell>
          <table:table-cell office:value-type="float" office:value="-0.24869" calcext:value-type="float">
            <text:p>-0.24869</text:p>
          </table:table-cell>
          <table:table-cell office:value-type="float" office:value="-0.278991" calcext:value-type="float">
            <text:p>-0.278991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-0.338738" calcext:value-type="float">
            <text:p>-0.338738</text:p>
          </table:table-cell>
          <table:table-cell office:value-type="float" office:value="-0.368125" calcext:value-type="float">
            <text:p>-0.368125</text:p>
          </table:table-cell>
          <table:table-cell office:value-type="float" office:value="-0.397148" calcext:value-type="float">
            <text:p>-0.397148</text:p>
          </table:table-cell>
          <table:table-cell office:value-type="float" office:value="-0.425779" calcext:value-type="float">
            <text:p>-0.425779</text:p>
          </table:table-cell>
          <table:table-cell office:value-type="float" office:value="-0.45399" calcext:value-type="float">
            <text:p>-0.45399</text:p>
          </table:table-cell>
          <table:table-cell office:value-type="float" office:value="-0.481754" calcext:value-type="float">
            <text:p>-0.481754</text:p>
          </table:table-cell>
          <table:table-cell office:value-type="float" office:value="-0.509041" calcext:value-type="float">
            <text:p>-0.509041</text:p>
          </table:table-cell>
          <table:table-cell office:value-type="float" office:value="-0.535827" calcext:value-type="float">
            <text:p>-0.535827</text:p>
          </table:table-cell>
          <table:table-cell office:value-type="float" office:value="-0.562083" calcext:value-type="float">
            <text:p>-0.562083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-0.612907" calcext:value-type="float">
            <text:p>-0.612907</text:p>
          </table:table-cell>
          <table:table-cell office:value-type="float" office:value="-0.637424" calcext:value-type="float">
            <text:p>-0.637424</text:p>
          </table:table-cell>
          <table:table-cell office:value-type="float" office:value="-0.661312" calcext:value-type="float">
            <text:p>-0.661312</text:p>
          </table:table-cell>
          <table:table-cell office:value-type="float" office:value="-0.684547" calcext:value-type="float">
            <text:p>-0.68454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728969" calcext:value-type="float">
            <text:p>-0.728969</text:p>
          </table:table-cell>
          <table:table-cell office:value-type="float" office:value="-0.750111" calcext:value-type="float">
            <text:p>-0.750111</text:p>
          </table:table-cell>
          <table:table-cell office:value-type="float" office:value="-0.770513" calcext:value-type="float">
            <text:p>-0.770513</text:p>
          </table:table-cell>
          <table:table-cell office:value-type="float" office:value="-0.790155" calcext:value-type="float">
            <text:p>-0.790155</text:p>
          </table:table-cell>
          <table:table-cell office:value-type="float" office:value="-0.809017" calcext:value-type="float">
            <text:p>-0.809017</text:p>
          </table:table-cell>
          <table:table-cell office:value-type="float" office:value="-0.827081" calcext:value-type="float">
            <text:p>-0.827081</text:p>
          </table:table-cell>
          <table:table-cell office:value-type="float" office:value="-0.844328" calcext:value-type="float">
            <text:p>-0.844328</text:p>
          </table:table-cell>
          <table:table-cell office:value-type="float" office:value="-0.860742" calcext:value-type="float">
            <text:p>-0.860742</text:p>
          </table:table-cell>
          <table:table-cell office:value-type="float" office:value="-0.876307" calcext:value-type="float">
            <text:p>-0.876307</text:p>
          </table:table-cell>
          <table:table-cell office:value-type="float" office:value="-0.891007" calcext:value-type="float">
            <text:p>-0.891007</text:p>
          </table:table-cell>
          <table:table-cell office:value-type="float" office:value="-0.904827" calcext:value-type="float">
            <text:p>-0.904827</text:p>
          </table:table-cell>
          <table:table-cell office:value-type="float" office:value="-0.917755" calcext:value-type="float">
            <text:p>-0.917755</text:p>
          </table:table-cell>
          <table:table-cell office:value-type="float" office:value="-0.929776" calcext:value-type="float">
            <text:p>-0.929776</text:p>
          </table:table-cell>
          <table:table-cell office:value-type="float" office:value="-0.940881" calcext:value-type="float">
            <text:p>-0.940881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-0.960294" calcext:value-type="float">
            <text:p>-0.960294</text:p>
          </table:table-cell>
          <table:table-cell office:value-type="float" office:value="-0.968583" calcext:value-type="float">
            <text:p>-0.968583</text:p>
          </table:table-cell>
          <table:table-cell office:value-type="float" office:value="-0.975917" calcext:value-type="float">
            <text:p>-0.975917</text:p>
          </table:table-cell>
          <table:table-cell office:value-type="float" office:value="-0.982287" calcext:value-type="float">
            <text:p>-0.982287</text:p>
          </table:table-cell>
          <table:table-cell office:value-type="float" office:value="-0.987688" calcext:value-type="float">
            <text:p>-0.987688</text:p>
          </table:table-cell>
          <table:table-cell office:value-type="float" office:value="-0.992115" calcext:value-type="float">
            <text:p>-0.992115</text:p>
          </table:table-cell>
          <table:table-cell office:value-type="float" office:value="-0.995562" calcext:value-type="float">
            <text:p>-0.995562</text:p>
          </table:table-cell>
          <table:table-cell office:value-type="float" office:value="-0.998027" calcext:value-type="float">
            <text:p>-0.998027</text:p>
          </table:table-cell>
          <table:table-cell office:value-type="float" office:value="-0.999507" calcext:value-type="float">
            <text:p>-0.99950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99804" calcext:value-type="float">
            <text:p>0.99804</text:p>
          </table:table-cell>
          <table:table-cell office:value-type="float" office:value="0.997547" calcext:value-type="float">
            <text:p>0.997547</text:p>
          </table:table-cell>
          <table:table-cell office:value-type="float" office:value="0.996071" calcext:value-type="float">
            <text:p>0.996071</text:p>
          </table:table-cell>
          <table:table-cell office:value-type="float" office:value="0.993611" calcext:value-type="float">
            <text:p>0.993611</text:p>
          </table:table-cell>
          <table:table-cell office:value-type="float" office:value="0.99017" calcext:value-type="float">
            <text:p>0.99017</text:p>
          </table:table-cell>
          <table:table-cell office:value-type="float" office:value="0.985752" calcext:value-type="float">
            <text:p>0.985752</text:p>
          </table:table-cell>
          <table:table-cell office:value-type="float" office:value="0.980362" calcext:value-type="float">
            <text:p>0.980362</text:p>
          </table:table-cell>
          <table:table-cell office:value-type="float" office:value="0.974004" calcext:value-type="float">
            <text:p>0.974004</text:p>
          </table:table-cell>
          <table:table-cell office:value-type="float" office:value="0.966685" calcext:value-type="float">
            <text:p>0.966685</text:p>
          </table:table-cell>
          <table:table-cell office:value-type="float" office:value="0.958411" calcext:value-type="float">
            <text:p>0.958411</text:p>
          </table:table-cell>
          <table:table-cell office:value-type="float" office:value="0.949192" calcext:value-type="float">
            <text:p>0.949192</text:p>
          </table:table-cell>
          <table:table-cell office:value-type="float" office:value="0.939037" calcext:value-type="float">
            <text:p>0.939037</text:p>
          </table:table-cell>
          <table:table-cell office:value-type="float" office:value="0.927954" calcext:value-type="float">
            <text:p>0.927954</text:p>
          </table:table-cell>
          <table:table-cell office:value-type="float" office:value="0.915956" calcext:value-type="float">
            <text:p>0.915956</text:p>
          </table:table-cell>
          <table:table-cell office:value-type="float" office:value="0.903054" calcext:value-type="float">
            <text:p>0.903054</text:p>
          </table:table-cell>
          <table:table-cell office:value-type="float" office:value="0.88926" calcext:value-type="float">
            <text:p>0.88926</text:p>
          </table:table-cell>
          <table:table-cell office:value-type="float" office:value="0.874589" calcext:value-type="float">
            <text:p>0.874589</text:p>
          </table:table-cell>
          <table:table-cell office:value-type="float" office:value="0.859055" calcext:value-type="float">
            <text:p>0.859055</text:p>
          </table:table-cell>
          <table:table-cell office:value-type="float" office:value="0.842673" calcext:value-type="float">
            <text:p>0.842673</text:p>
          </table:table-cell>
          <table:table-cell office:value-type="float" office:value="0.825459" calcext:value-type="float">
            <text:p>0.825459</text:p>
          </table:table-cell>
          <table:table-cell office:value-type="float" office:value="0.807431" calcext:value-type="float">
            <text:p>0.807431</text:p>
          </table:table-cell>
          <table:table-cell office:value-type="float" office:value="0.788606" calcext:value-type="float">
            <text:p>0.788606</text:p>
          </table:table-cell>
          <table:table-cell office:value-type="float" office:value="0.769003" calcext:value-type="float">
            <text:p>0.769003</text:p>
          </table:table-cell>
          <table:table-cell office:value-type="float" office:value="0.748641" calcext:value-type="float">
            <text:p>0.748641</text:p>
          </table:table-cell>
          <table:table-cell office:value-type="float" office:value="0.72754" calcext:value-type="float">
            <text:p>0.72754</text:p>
          </table:table-cell>
          <table:table-cell office:value-type="float" office:value="0.705721" calcext:value-type="float">
            <text:p>0.705721</text:p>
          </table:table-cell>
          <table:table-cell office:value-type="float" office:value="0.683205" calcext:value-type="float">
            <text:p>0.683205</text:p>
          </table:table-cell>
          <table:table-cell office:value-type="float" office:value="0.660016" calcext:value-type="float">
            <text:p>0.660016</text:p>
          </table:table-cell>
          <table:table-cell office:value-type="float" office:value="0.636175" calcext:value-type="float">
            <text:p>0.636175</text:p>
          </table:table-cell>
          <table:table-cell office:value-type="float" office:value="0.611706" calcext:value-type="float">
            <text:p>0.611706</text:p>
          </table:table-cell>
          <table:table-cell office:value-type="float" office:value="0.586633" calcext:value-type="float">
            <text:p>0.586633</text:p>
          </table:table-cell>
          <table:table-cell office:value-type="float" office:value="0.560982" calcext:value-type="float">
            <text:p>0.560982</text:p>
          </table:table-cell>
          <table:table-cell office:value-type="float" office:value="0.534777" calcext:value-type="float">
            <text:p>0.534777</text:p>
          </table:table-cell>
          <table:table-cell office:value-type="float" office:value="0.508044" calcext:value-type="float">
            <text:p>0.508044</text:p>
          </table:table-cell>
          <table:table-cell office:value-type="float" office:value="0.480809" calcext:value-type="float">
            <text:p>0.480809</text:p>
          </table:table-cell>
          <table:table-cell office:value-type="float" office:value="0.453101" calcext:value-type="float">
            <text:p>0.453101</text:p>
          </table:table-cell>
          <table:table-cell office:value-type="float" office:value="0.424945" calcext:value-type="float">
            <text:p>0.424945</text:p>
          </table:table-cell>
          <table:table-cell office:value-type="float" office:value="0.396369" calcext:value-type="float">
            <text:p>0.396369</text:p>
          </table:table-cell>
          <table:table-cell office:value-type="float" office:value="0.367403" calcext:value-type="float">
            <text:p>0.367403</text:p>
          </table:table-cell>
          <table:table-cell office:value-type="float" office:value="0.338074" calcext:value-type="float">
            <text:p>0.338074</text:p>
          </table:table-cell>
          <table:table-cell office:value-type="float" office:value="0.308411" calcext:value-type="float">
            <text:p>0.308411</text:p>
          </table:table-cell>
          <table:table-cell office:value-type="float" office:value="0.278444" calcext:value-type="float">
            <text:p>0.278444</text:p>
          </table:table-cell>
          <table:table-cell office:value-type="float" office:value="0.248202" calcext:value-type="float">
            <text:p>0.248202</text:p>
          </table:table-cell>
          <table:table-cell office:value-type="float" office:value="0.217716" calcext:value-type="float">
            <text:p>0.217716</text:p>
          </table:table-cell>
          <table:table-cell office:value-type="float" office:value="0.187014" calcext:value-type="float">
            <text:p>0.187014</text:p>
          </table:table-cell>
          <table:table-cell office:value-type="float" office:value="0.156128" calcext:value-type="float">
            <text:p>0.156128</text:p>
          </table:table-cell>
          <table:table-cell office:value-type="float" office:value="0.125088" calcext:value-type="float">
            <text:p>0.125088</text:p>
          </table:table-cell>
          <table:table-cell office:value-type="float" office:value="0.0939239" calcext:value-type="float">
            <text:p>0.0939239</text:p>
          </table:table-cell>
          <table:table-cell office:value-type="float" office:value="0.0626674" calcext:value-type="float">
            <text:p>0.0626674</text:p>
          </table:table-cell>
          <table:table-cell office:value-type="float" office:value="0.0313492" calcext:value-type="float">
            <text:p>0.0313492</text:p>
          </table:table-cell>
          <table:table-cell office:value-type="float" office:value="2.81409E-017" calcext:value-type="float">
            <text:p>2.81409E-17</text:p>
          </table:table-cell>
          <table:table-cell office:value-type="float" office:value="-0.0313492" calcext:value-type="float">
            <text:p>-0.0313492</text:p>
          </table:table-cell>
          <table:table-cell office:value-type="float" office:value="-0.0626674" calcext:value-type="float">
            <text:p>-0.0626674</text:p>
          </table:table-cell>
          <table:table-cell office:value-type="float" office:value="-0.0939239" calcext:value-type="float">
            <text:p>-0.0939239</text:p>
          </table:table-cell>
          <table:table-cell office:value-type="float" office:value="-0.125088" calcext:value-type="float">
            <text:p>-0.125088</text:p>
          </table:table-cell>
          <table:table-cell office:value-type="float" office:value="-0.156128" calcext:value-type="float">
            <text:p>-0.156128</text:p>
          </table:table-cell>
          <table:table-cell office:value-type="float" office:value="-0.187014" calcext:value-type="float">
            <text:p>-0.187014</text:p>
          </table:table-cell>
          <table:table-cell office:value-type="float" office:value="-0.217716" calcext:value-type="float">
            <text:p>-0.217716</text:p>
          </table:table-cell>
          <table:table-cell office:value-type="float" office:value="-0.248202" calcext:value-type="float">
            <text:p>-0.248202</text:p>
          </table:table-cell>
          <table:table-cell office:value-type="float" office:value="-0.278444" calcext:value-type="float">
            <text:p>-0.278444</text:p>
          </table:table-cell>
          <table:table-cell office:value-type="float" office:value="-0.308411" calcext:value-type="float">
            <text:p>-0.308411</text:p>
          </table:table-cell>
          <table:table-cell office:value-type="float" office:value="-0.338074" calcext:value-type="float">
            <text:p>-0.338074</text:p>
          </table:table-cell>
          <table:table-cell office:value-type="float" office:value="-0.367403" calcext:value-type="float">
            <text:p>-0.367403</text:p>
          </table:table-cell>
          <table:table-cell office:value-type="float" office:value="-0.396369" calcext:value-type="float">
            <text:p>-0.396369</text:p>
          </table:table-cell>
          <table:table-cell office:value-type="float" office:value="-0.424945" calcext:value-type="float">
            <text:p>-0.424945</text:p>
          </table:table-cell>
          <table:table-cell office:value-type="float" office:value="-0.453101" calcext:value-type="float">
            <text:p>-0.453101</text:p>
          </table:table-cell>
          <table:table-cell office:value-type="float" office:value="-0.480809" calcext:value-type="float">
            <text:p>-0.480809</text:p>
          </table:table-cell>
          <table:table-cell office:value-type="float" office:value="-0.508044" calcext:value-type="float">
            <text:p>-0.508044</text:p>
          </table:table-cell>
          <table:table-cell office:value-type="float" office:value="-0.534777" calcext:value-type="float">
            <text:p>-0.534777</text:p>
          </table:table-cell>
          <table:table-cell office:value-type="float" office:value="-0.560982" calcext:value-type="float">
            <text:p>-0.560982</text:p>
          </table:table-cell>
          <table:table-cell office:value-type="float" office:value="-0.586633" calcext:value-type="float">
            <text:p>-0.586633</text:p>
          </table:table-cell>
          <table:table-cell office:value-type="float" office:value="-0.611706" calcext:value-type="float">
            <text:p>-0.611706</text:p>
          </table:table-cell>
          <table:table-cell office:value-type="float" office:value="-0.636175" calcext:value-type="float">
            <text:p>-0.636175</text:p>
          </table:table-cell>
          <table:table-cell office:value-type="float" office:value="-0.660016" calcext:value-type="float">
            <text:p>-0.660016</text:p>
          </table:table-cell>
          <table:table-cell office:value-type="float" office:value="-0.683205" calcext:value-type="float">
            <text:p>-0.683205</text:p>
          </table:table-cell>
          <table:table-cell office:value-type="float" office:value="-0.705721" calcext:value-type="float">
            <text:p>-0.705721</text:p>
          </table:table-cell>
          <table:table-cell office:value-type="float" office:value="-0.72754" calcext:value-type="float">
            <text:p>-0.72754</text:p>
          </table:table-cell>
          <table:table-cell office:value-type="float" office:value="-0.748641" calcext:value-type="float">
            <text:p>-0.748641</text:p>
          </table:table-cell>
          <table:table-cell office:value-type="float" office:value="-0.769003" calcext:value-type="float">
            <text:p>-0.769003</text:p>
          </table:table-cell>
          <table:table-cell office:value-type="float" office:value="-0.788606" calcext:value-type="float">
            <text:p>-0.788606</text:p>
          </table:table-cell>
          <table:table-cell office:value-type="float" office:value="-0.807431" calcext:value-type="float">
            <text:p>-0.807431</text:p>
          </table:table-cell>
          <table:table-cell office:value-type="float" office:value="-0.825459" calcext:value-type="float">
            <text:p>-0.825459</text:p>
          </table:table-cell>
          <table:table-cell office:value-type="float" office:value="-0.842673" calcext:value-type="float">
            <text:p>-0.842673</text:p>
          </table:table-cell>
          <table:table-cell office:value-type="float" office:value="-0.859055" calcext:value-type="float">
            <text:p>-0.859055</text:p>
          </table:table-cell>
          <table:table-cell office:value-type="float" office:value="-0.874589" calcext:value-type="float">
            <text:p>-0.874589</text:p>
          </table:table-cell>
          <table:table-cell office:value-type="float" office:value="-0.88926" calcext:value-type="float">
            <text:p>-0.88926</text:p>
          </table:table-cell>
          <table:table-cell office:value-type="float" office:value="-0.903054" calcext:value-type="float">
            <text:p>-0.903054</text:p>
          </table:table-cell>
          <table:table-cell office:value-type="float" office:value="-0.915956" calcext:value-type="float">
            <text:p>-0.915956</text:p>
          </table:table-cell>
          <table:table-cell office:value-type="float" office:value="-0.927954" calcext:value-type="float">
            <text:p>-0.927954</text:p>
          </table:table-cell>
          <table:table-cell office:value-type="float" office:value="-0.939037" calcext:value-type="float">
            <text:p>-0.939037</text:p>
          </table:table-cell>
          <table:table-cell office:value-type="float" office:value="-0.949192" calcext:value-type="float">
            <text:p>-0.949192</text:p>
          </table:table-cell>
          <table:table-cell office:value-type="float" office:value="-0.958411" calcext:value-type="float">
            <text:p>-0.958411</text:p>
          </table:table-cell>
          <table:table-cell office:value-type="float" office:value="-0.966685" calcext:value-type="float">
            <text:p>-0.966685</text:p>
          </table:table-cell>
          <table:table-cell office:value-type="float" office:value="-0.974004" calcext:value-type="float">
            <text:p>-0.974004</text:p>
          </table:table-cell>
          <table:table-cell office:value-type="float" office:value="-0.980362" calcext:value-type="float">
            <text:p>-0.980362</text:p>
          </table:table-cell>
          <table:table-cell office:value-type="float" office:value="-0.985752" calcext:value-type="float">
            <text:p>-0.985752</text:p>
          </table:table-cell>
          <table:table-cell office:value-type="float" office:value="-0.99017" calcext:value-type="float">
            <text:p>-0.99017</text:p>
          </table:table-cell>
          <table:table-cell office:value-type="float" office:value="-0.993611" calcext:value-type="float">
            <text:p>-0.993611</text:p>
          </table:table-cell>
          <table:table-cell office:value-type="float" office:value="-0.996071" calcext:value-type="float">
            <text:p>-0.996071</text:p>
          </table:table-cell>
          <table:table-cell office:value-type="float" office:value="-0.997547" calcext:value-type="float">
            <text:p>-0.997547</text:p>
          </table:table-cell>
          <table:table-cell office:value-type="float" office:value="-0.99804" calcext:value-type="float">
            <text:p>-0.99804</text:p>
          </table:table-cell>
          <table:table-cell/>
        </table:table-row>
        <table:table-row table:style-name="ro1">
          <table:table-cell office:value-type="float" office:value="0.0246662" calcext:value-type="float">
            <text:p>0.0246662</text:p>
          </table:table-cell>
          <table:table-cell office:value-type="float" office:value="0.997023" calcext:value-type="float">
            <text:p>0.997023</text:p>
          </table:table-cell>
          <table:table-cell office:value-type="float" office:value="0.996532" calcext:value-type="float">
            <text:p>0.996532</text:p>
          </table:table-cell>
          <table:table-cell office:value-type="float" office:value="0.995056" calcext:value-type="float">
            <text:p>0.995056</text:p>
          </table:table-cell>
          <table:table-cell office:value-type="float" office:value="0.992599" calcext:value-type="float">
            <text:p>0.992599</text:p>
          </table:table-cell>
          <table:table-cell office:value-type="float" office:value="0.989162" calcext:value-type="float">
            <text:p>0.989162</text:p>
          </table:table-cell>
          <table:table-cell office:value-type="float" office:value="0.984749" calcext:value-type="float">
            <text:p>0.984749</text:p>
          </table:table-cell>
          <table:table-cell office:value-type="float" office:value="0.979364" calcext:value-type="float">
            <text:p>0.979364</text:p>
          </table:table-cell>
          <table:table-cell office:value-type="float" office:value="0.973012" calcext:value-type="float">
            <text:p>0.973012</text:p>
          </table:table-cell>
          <table:table-cell office:value-type="float" office:value="0.9657" calcext:value-type="float">
            <text:p>0.9657</text:p>
          </table:table-cell>
          <table:table-cell office:value-type="float" office:value="0.957436" calcext:value-type="float">
            <text:p>0.957436</text:p>
          </table:table-cell>
          <table:table-cell office:value-type="float" office:value="0.948226" calcext:value-type="float">
            <text:p>0.948226</text:p>
          </table:table-cell>
          <table:table-cell office:value-type="float" office:value="0.938081" calcext:value-type="float">
            <text:p>0.938081</text:p>
          </table:table-cell>
          <table:table-cell office:value-type="float" office:value="0.927009" calcext:value-type="float">
            <text:p>0.927009</text:p>
          </table:table-cell>
          <table:table-cell office:value-type="float" office:value="0.915023" calcext:value-type="float">
            <text:p>0.915023</text:p>
          </table:table-cell>
          <table:table-cell office:value-type="float" office:value="0.902134" calcext:value-type="float">
            <text:p>0.902134</text:p>
          </table:table-cell>
          <table:table-cell office:value-type="float" office:value="0.888355" calcext:value-type="float">
            <text:p>0.888355</text:p>
          </table:table-cell>
          <table:table-cell office:value-type="float" office:value="0.873699" calcext:value-type="float">
            <text:p>0.873699</text:p>
          </table:table-cell>
          <table:table-cell office:value-type="float" office:value="0.85818" calcext:value-type="float">
            <text:p>0.85818</text:p>
          </table:table-cell>
          <table:table-cell office:value-type="float" office:value="0.841815" calcext:value-type="float">
            <text:p>0.841815</text:p>
          </table:table-cell>
          <table:table-cell office:value-type="float" office:value="0.824619" calcext:value-type="float">
            <text:p>0.824619</text:p>
          </table:table-cell>
          <table:table-cell office:value-type="float" office:value="0.806609" calcext:value-type="float">
            <text:p>0.806609</text:p>
          </table:table-cell>
          <table:table-cell office:value-type="float" office:value="0.787803" calcext:value-type="float">
            <text:p>0.787803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747879" calcext:value-type="float">
            <text:p>0.747879</text:p>
          </table:table-cell>
          <table:table-cell office:value-type="float" office:value="0.726799" calcext:value-type="float">
            <text:p>0.726799</text:p>
          </table:table-cell>
          <table:table-cell office:value-type="float" office:value="0.705002" calcext:value-type="float">
            <text:p>0.705002</text:p>
          </table:table-cell>
          <table:table-cell office:value-type="float" office:value="0.68251" calcext:value-type="float">
            <text:p>0.68251</text:p>
          </table:table-cell>
          <table:table-cell office:value-type="float" office:value="0.659344" calcext:value-type="float">
            <text:p>0.659344</text:p>
          </table:table-cell>
          <table:table-cell office:value-type="float" office:value="0.635527" calcext:value-type="float">
            <text:p>0.635527</text:p>
          </table:table-cell>
          <table:table-cell office:value-type="float" office:value="0.611083" calcext:value-type="float">
            <text:p>0.611083</text:p>
          </table:table-cell>
          <table:table-cell office:value-type="float" office:value="0.586036" calcext:value-type="float">
            <text:p>0.586036</text:p>
          </table:table-cell>
          <table:table-cell office:value-type="float" office:value="0.560411" calcext:value-type="float">
            <text:p>0.560411</text:p>
          </table:table-cell>
          <table:table-cell office:value-type="float" office:value="0.534232" calcext:value-type="float">
            <text:p>0.534232</text:p>
          </table:table-cell>
          <table:table-cell office:value-type="float" office:value="0.507526" calcext:value-type="float">
            <text:p>0.507526</text:p>
          </table:table-cell>
          <table:table-cell office:value-type="float" office:value="0.48032" calcext:value-type="float">
            <text:p>0.48032</text:p>
          </table:table-cell>
          <table:table-cell office:value-type="float" office:value="0.452639" calcext:value-type="float">
            <text:p>0.452639</text:p>
          </table:table-cell>
          <table:table-cell office:value-type="float" office:value="0.424512" calcext:value-type="float">
            <text:p>0.424512</text:p>
          </table:table-cell>
          <table:table-cell office:value-type="float" office:value="0.395966" calcext:value-type="float">
            <text:p>0.395966</text:p>
          </table:table-cell>
          <table:table-cell office:value-type="float" office:value="0.367029" calcext:value-type="float">
            <text:p>0.367029</text:p>
          </table:table-cell>
          <table:table-cell office:value-type="float" office:value="0.33773" calcext:value-type="float">
            <text:p>0.33773</text:p>
          </table:table-cell>
          <table:table-cell office:value-type="float" office:value="0.308097" calcext:value-type="float">
            <text:p>0.308097</text:p>
          </table:table-cell>
          <table:table-cell office:value-type="float" office:value="0.278161" calcext:value-type="float">
            <text:p>0.278161</text:p>
          </table:table-cell>
          <table:table-cell office:value-type="float" office:value="0.24795" calcext:value-type="float">
            <text:p>0.24795</text:p>
          </table:table-cell>
          <table:table-cell office:value-type="float" office:value="0.217494" calcext:value-type="float">
            <text:p>0.217494</text:p>
          </table:table-cell>
          <table:table-cell office:value-type="float" office:value="0.186824" calcext:value-type="float">
            <text:p>0.186824</text:p>
          </table:table-cell>
          <table:table-cell office:value-type="float" office:value="0.155969" calcext:value-type="float">
            <text:p>0.155969</text:p>
          </table:table-cell>
          <table:table-cell office:value-type="float" office:value="0.12496" calcext:value-type="float">
            <text:p>0.12496</text:p>
          </table:table-cell>
          <table:table-cell office:value-type="float" office:value="0.0938282" calcext:value-type="float">
            <text:p>0.0938282</text:p>
          </table:table-cell>
          <table:table-cell office:value-type="float" office:value="0.0626036" calcext:value-type="float">
            <text:p>0.0626036</text:p>
          </table:table-cell>
          <table:table-cell office:value-type="float" office:value="0.0313173" calcext:value-type="float">
            <text:p>0.0313173</text:p>
          </table:table-cell>
          <table:table-cell office:value-type="float" office:value="1.58793E-018" calcext:value-type="float">
            <text:p>1.58793E-18</text:p>
          </table:table-cell>
          <table:table-cell office:value-type="float" office:value="-0.0313173" calcext:value-type="float">
            <text:p>-0.0313173</text:p>
          </table:table-cell>
          <table:table-cell office:value-type="float" office:value="-0.0626036" calcext:value-type="float">
            <text:p>-0.0626036</text:p>
          </table:table-cell>
          <table:table-cell office:value-type="float" office:value="-0.0938282" calcext:value-type="float">
            <text:p>-0.0938282</text:p>
          </table:table-cell>
          <table:table-cell office:value-type="float" office:value="-0.12496" calcext:value-type="float">
            <text:p>-0.12496</text:p>
          </table:table-cell>
          <table:table-cell office:value-type="float" office:value="-0.155969" calcext:value-type="float">
            <text:p>-0.155969</text:p>
          </table:table-cell>
          <table:table-cell office:value-type="float" office:value="-0.186824" calcext:value-type="float">
            <text:p>-0.186824</text:p>
          </table:table-cell>
          <table:table-cell office:value-type="float" office:value="-0.217494" calcext:value-type="float">
            <text:p>-0.217494</text:p>
          </table:table-cell>
          <table:table-cell office:value-type="float" office:value="-0.24795" calcext:value-type="float">
            <text:p>-0.24795</text:p>
          </table:table-cell>
          <table:table-cell office:value-type="float" office:value="-0.278161" calcext:value-type="float">
            <text:p>-0.278161</text:p>
          </table:table-cell>
          <table:table-cell office:value-type="float" office:value="-0.308097" calcext:value-type="float">
            <text:p>-0.308097</text:p>
          </table:table-cell>
          <table:table-cell office:value-type="float" office:value="-0.33773" calcext:value-type="float">
            <text:p>-0.33773</text:p>
          </table:table-cell>
          <table:table-cell office:value-type="float" office:value="-0.367029" calcext:value-type="float">
            <text:p>-0.367029</text:p>
          </table:table-cell>
          <table:table-cell office:value-type="float" office:value="-0.395966" calcext:value-type="float">
            <text:p>-0.395966</text:p>
          </table:table-cell>
          <table:table-cell office:value-type="float" office:value="-0.424512" calcext:value-type="float">
            <text:p>-0.424512</text:p>
          </table:table-cell>
          <table:table-cell office:value-type="float" office:value="-0.452639" calcext:value-type="float">
            <text:p>-0.452639</text:p>
          </table:table-cell>
          <table:table-cell office:value-type="float" office:value="-0.48032" calcext:value-type="float">
            <text:p>-0.48032</text:p>
          </table:table-cell>
          <table:table-cell office:value-type="float" office:value="-0.507526" calcext:value-type="float">
            <text:p>-0.507526</text:p>
          </table:table-cell>
          <table:table-cell office:value-type="float" office:value="-0.534232" calcext:value-type="float">
            <text:p>-0.534232</text:p>
          </table:table-cell>
          <table:table-cell office:value-type="float" office:value="-0.560411" calcext:value-type="float">
            <text:p>-0.560411</text:p>
          </table:table-cell>
          <table:table-cell office:value-type="float" office:value="-0.586036" calcext:value-type="float">
            <text:p>-0.586036</text:p>
          </table:table-cell>
          <table:table-cell office:value-type="float" office:value="-0.611083" calcext:value-type="float">
            <text:p>-0.611083</text:p>
          </table:table-cell>
          <table:table-cell office:value-type="float" office:value="-0.635527" calcext:value-type="float">
            <text:p>-0.635527</text:p>
          </table:table-cell>
          <table:table-cell office:value-type="float" office:value="-0.659344" calcext:value-type="float">
            <text:p>-0.659344</text:p>
          </table:table-cell>
          <table:table-cell office:value-type="float" office:value="-0.68251" calcext:value-type="float">
            <text:p>-0.68251</text:p>
          </table:table-cell>
          <table:table-cell office:value-type="float" office:value="-0.705002" calcext:value-type="float">
            <text:p>-0.705002</text:p>
          </table:table-cell>
          <table:table-cell office:value-type="float" office:value="-0.726799" calcext:value-type="float">
            <text:p>-0.726799</text:p>
          </table:table-cell>
          <table:table-cell office:value-type="float" office:value="-0.747879" calcext:value-type="float">
            <text:p>-0.747879</text:p>
          </table:table-cell>
          <table:table-cell office:value-type="float" office:value="-0.76822" calcext:value-type="float">
            <text:p>-0.76822</text:p>
          </table:table-cell>
          <table:table-cell office:value-type="float" office:value="-0.787803" calcext:value-type="float">
            <text:p>-0.787803</text:p>
          </table:table-cell>
          <table:table-cell office:value-type="float" office:value="-0.806609" calcext:value-type="float">
            <text:p>-0.806609</text:p>
          </table:table-cell>
          <table:table-cell office:value-type="float" office:value="-0.824619" calcext:value-type="float">
            <text:p>-0.824619</text:p>
          </table:table-cell>
          <table:table-cell office:value-type="float" office:value="-0.841815" calcext:value-type="float">
            <text:p>-0.841815</text:p>
          </table:table-cell>
          <table:table-cell office:value-type="float" office:value="-0.85818" calcext:value-type="float">
            <text:p>-0.85818</text:p>
          </table:table-cell>
          <table:table-cell office:value-type="float" office:value="-0.873699" calcext:value-type="float">
            <text:p>-0.873699</text:p>
          </table:table-cell>
          <table:table-cell office:value-type="float" office:value="-0.888355" calcext:value-type="float">
            <text:p>-0.888355</text:p>
          </table:table-cell>
          <table:table-cell office:value-type="float" office:value="-0.902134" calcext:value-type="float">
            <text:p>-0.902134</text:p>
          </table:table-cell>
          <table:table-cell office:value-type="float" office:value="-0.915023" calcext:value-type="float">
            <text:p>-0.915023</text:p>
          </table:table-cell>
          <table:table-cell office:value-type="float" office:value="-0.927009" calcext:value-type="float">
            <text:p>-0.927009</text:p>
          </table:table-cell>
          <table:table-cell office:value-type="float" office:value="-0.938081" calcext:value-type="float">
            <text:p>-0.938081</text:p>
          </table:table-cell>
          <table:table-cell office:value-type="float" office:value="-0.948226" calcext:value-type="float">
            <text:p>-0.948226</text:p>
          </table:table-cell>
          <table:table-cell office:value-type="float" office:value="-0.957436" calcext:value-type="float">
            <text:p>-0.957436</text:p>
          </table:table-cell>
          <table:table-cell office:value-type="float" office:value="-0.9657" calcext:value-type="float">
            <text:p>-0.9657</text:p>
          </table:table-cell>
          <table:table-cell office:value-type="float" office:value="-0.973012" calcext:value-type="float">
            <text:p>-0.973012</text:p>
          </table:table-cell>
          <table:table-cell office:value-type="float" office:value="-0.979364" calcext:value-type="float">
            <text:p>-0.979364</text:p>
          </table:table-cell>
          <table:table-cell office:value-type="float" office:value="-0.984749" calcext:value-type="float">
            <text:p>-0.984749</text:p>
          </table:table-cell>
          <table:table-cell office:value-type="float" office:value="-0.989162" calcext:value-type="float">
            <text:p>-0.989162</text:p>
          </table:table-cell>
          <table:table-cell office:value-type="float" office:value="-0.992599" calcext:value-type="float">
            <text:p>-0.992599</text:p>
          </table:table-cell>
          <table:table-cell office:value-type="float" office:value="-0.995056" calcext:value-type="float">
            <text:p>-0.995056</text:p>
          </table:table-cell>
          <table:table-cell office:value-type="float" office:value="-0.996532" calcext:value-type="float">
            <text:p>-0.996532</text:p>
          </table:table-cell>
          <table:table-cell office:value-type="float" office:value="-0.997023" calcext:value-type="float">
            <text:p>-0.997023</text:p>
          </table:table-cell>
          <table:table-cell/>
        </table:table-row>
        <table:table-row table:style-name="ro1">
          <table:table-cell office:value-type="float" office:value="0.0325425" calcext:value-type="float">
            <text:p>0.0325425</text:p>
          </table:table-cell>
          <table:table-cell office:value-type="float" office:value="0.994835" calcext:value-type="float">
            <text:p>0.994835</text:p>
          </table:table-cell>
          <table:table-cell office:value-type="float" office:value="0.994344" calcext:value-type="float">
            <text:p>0.994344</text:p>
          </table:table-cell>
          <table:table-cell office:value-type="float" office:value="0.992872" calcext:value-type="float">
            <text:p>0.992872</text:p>
          </table:table-cell>
          <table:table-cell office:value-type="float" office:value="0.99042" calcext:value-type="float">
            <text:p>0.99042</text:p>
          </table:table-cell>
          <table:table-cell office:value-type="float" office:value="0.986991" calcext:value-type="float">
            <text:p>0.986991</text:p>
          </table:table-cell>
          <table:table-cell office:value-type="float" office:value="0.982587" calcext:value-type="float">
            <text:p>0.982587</text:p>
          </table:table-cell>
          <table:table-cell office:value-type="float" office:value="0.977214" calcext:value-type="float">
            <text:p>0.977214</text:p>
          </table:table-cell>
          <table:table-cell office:value-type="float" office:value="0.970876" calcext:value-type="float">
            <text:p>0.970876</text:p>
          </table:table-cell>
          <table:table-cell office:value-type="float" office:value="0.963581" calcext:value-type="float">
            <text:p>0.963581</text:p>
          </table:table-cell>
          <table:table-cell office:value-type="float" office:value="0.955334" calcext:value-type="float">
            <text:p>0.955334</text:p>
          </table:table-cell>
          <table:table-cell office:value-type="float" office:value="0.946144" calcext:value-type="float">
            <text:p>0.946144</text:p>
          </table:table-cell>
          <table:table-cell office:value-type="float" office:value="0.936021" calcext:value-type="float">
            <text:p>0.936021</text:p>
          </table:table-cell>
          <table:table-cell office:value-type="float" office:value="0.924974" calcext:value-type="float">
            <text:p>0.924974</text:p>
          </table:table-cell>
          <table:table-cell office:value-type="float" office:value="0.913015" calcext:value-type="float">
            <text:p>0.913015</text:p>
          </table:table-cell>
          <table:table-cell office:value-type="float" office:value="0.900154" calcext:value-type="float">
            <text:p>0.900154</text:p>
          </table:table-cell>
          <table:table-cell office:value-type="float" office:value="0.886405" calcext:value-type="float">
            <text:p>0.886405</text:p>
          </table:table-cell>
          <table:table-cell office:value-type="float" office:value="0.871781" calcext:value-type="float">
            <text:p>0.871781</text:p>
          </table:table-cell>
          <table:table-cell office:value-type="float" office:value="0.856296" calcext:value-type="float">
            <text:p>0.856296</text:p>
          </table:table-cell>
          <table:table-cell office:value-type="float" office:value="0.839967" calcext:value-type="float">
            <text:p>0.839967</text:p>
          </table:table-cell>
          <table:table-cell office:value-type="float" office:value="0.822809" calcext:value-type="float">
            <text:p>0.822809</text:p>
          </table:table-cell>
          <table:table-cell office:value-type="float" office:value="0.804839" calcext:value-type="float">
            <text:p>0.804839</text:p>
          </table:table-cell>
          <table:table-cell office:value-type="float" office:value="0.786074" calcext:value-type="float">
            <text:p>0.786074</text:p>
          </table:table-cell>
          <table:table-cell office:value-type="float" office:value="0.766534" calcext:value-type="float">
            <text:p>0.766534</text:p>
          </table:table-cell>
          <table:table-cell office:value-type="float" office:value="0.746237" calcext:value-type="float">
            <text:p>0.746237</text:p>
          </table:table-cell>
          <table:table-cell office:value-type="float" office:value="0.725204" calcext:value-type="float">
            <text:p>0.725204</text:p>
          </table:table-cell>
          <table:table-cell office:value-type="float" office:value="0.703455" calcext:value-type="float">
            <text:p>0.703455</text:p>
          </table:table-cell>
          <table:table-cell office:value-type="float" office:value="0.681012" calcext:value-type="float">
            <text:p>0.681012</text:p>
          </table:table-cell>
          <table:table-cell office:value-type="float" office:value="0.657896" calcext:value-type="float">
            <text:p>0.657896</text:p>
          </table:table-cell>
          <table:table-cell office:value-type="float" office:value="0.634132" calcext:value-type="float">
            <text:p>0.634132</text:p>
          </table:table-cell>
          <table:table-cell office:value-type="float" office:value="0.609741" calcext:value-type="float">
            <text:p>0.609741</text:p>
          </table:table-cell>
          <table:table-cell office:value-type="float" office:value="0.584749" calcext:value-type="float">
            <text:p>0.584749</text:p>
          </table:table-cell>
          <table:table-cell office:value-type="float" office:value="0.55918" calcext:value-type="float">
            <text:p>0.55918</text:p>
          </table:table-cell>
          <table:table-cell office:value-type="float" office:value="0.533059" calcext:value-type="float">
            <text:p>0.533059</text:p>
          </table:table-cell>
          <table:table-cell office:value-type="float" office:value="0.506412" calcext:value-type="float">
            <text:p>0.506412</text:p>
          </table:table-cell>
          <table:table-cell office:value-type="float" office:value="0.479265" calcext:value-type="float">
            <text:p>0.479265</text:p>
          </table:table-cell>
          <table:table-cell office:value-type="float" office:value="0.451646" calcext:value-type="float">
            <text:p>0.451646</text:p>
          </table:table-cell>
          <table:table-cell office:value-type="float" office:value="0.42358" calcext:value-type="float">
            <text:p>0.42358</text:p>
          </table:table-cell>
          <table:table-cell office:value-type="float" office:value="0.395097" calcext:value-type="float">
            <text:p>0.395097</text:p>
          </table:table-cell>
          <table:table-cell office:value-type="float" office:value="0.366223" calcext:value-type="float">
            <text:p>0.366223</text:p>
          </table:table-cell>
          <table:table-cell office:value-type="float" office:value="0.336988" calcext:value-type="float">
            <text:p>0.336988</text:p>
          </table:table-cell>
          <table:table-cell office:value-type="float" office:value="0.307421" calcext:value-type="float">
            <text:p>0.307421</text:p>
          </table:table-cell>
          <table:table-cell office:value-type="float" office:value="0.27755" calcext:value-type="float">
            <text:p>0.27755</text:p>
          </table:table-cell>
          <table:table-cell office:value-type="float" office:value="0.247405" calcext:value-type="float">
            <text:p>0.247405</text:p>
          </table:table-cell>
          <table:table-cell office:value-type="float" office:value="0.217017" calcext:value-type="float">
            <text:p>0.217017</text:p>
          </table:table-cell>
          <table:table-cell office:value-type="float" office:value="0.186414" calcext:value-type="float">
            <text:p>0.186414</text:p>
          </table:table-cell>
          <table:table-cell office:value-type="float" office:value="0.155627" calcext:value-type="float">
            <text:p>0.155627</text:p>
          </table:table-cell>
          <table:table-cell office:value-type="float" office:value="0.124686" calcext:value-type="float">
            <text:p>0.124686</text:p>
          </table:table-cell>
          <table:table-cell office:value-type="float" office:value="0.0936223" calcext:value-type="float">
            <text:p>0.0936223</text:p>
          </table:table-cell>
          <table:table-cell office:value-type="float" office:value="0.0624662" calcext:value-type="float">
            <text:p>0.0624662</text:p>
          </table:table-cell>
          <table:table-cell office:value-type="float" office:value="0.0312485" calcext:value-type="float">
            <text:p>0.0312485</text:p>
          </table:table-cell>
          <table:table-cell office:value-type="float" office:value="-1.50407E-017" calcext:value-type="float">
            <text:p>-1.50407E-17</text:p>
          </table:table-cell>
          <table:table-cell office:value-type="float" office:value="-0.0312485" calcext:value-type="float">
            <text:p>-0.0312485</text:p>
          </table:table-cell>
          <table:table-cell office:value-type="float" office:value="-0.0624662" calcext:value-type="float">
            <text:p>-0.0624662</text:p>
          </table:table-cell>
          <table:table-cell office:value-type="float" office:value="-0.0936223" calcext:value-type="float">
            <text:p>-0.0936223</text:p>
          </table:table-cell>
          <table:table-cell office:value-type="float" office:value="-0.124686" calcext:value-type="float">
            <text:p>-0.124686</text:p>
          </table:table-cell>
          <table:table-cell office:value-type="float" office:value="-0.155627" calcext:value-type="float">
            <text:p>-0.155627</text:p>
          </table:table-cell>
          <table:table-cell office:value-type="float" office:value="-0.186414" calcext:value-type="float">
            <text:p>-0.186414</text:p>
          </table:table-cell>
          <table:table-cell office:value-type="float" office:value="-0.217017" calcext:value-type="float">
            <text:p>-0.217017</text:p>
          </table:table-cell>
          <table:table-cell office:value-type="float" office:value="-0.247405" calcext:value-type="float">
            <text:p>-0.247405</text:p>
          </table:table-cell>
          <table:table-cell office:value-type="float" office:value="-0.27755" calcext:value-type="float">
            <text:p>-0.27755</text:p>
          </table:table-cell>
          <table:table-cell office:value-type="float" office:value="-0.307421" calcext:value-type="float">
            <text:p>-0.307421</text:p>
          </table:table-cell>
          <table:table-cell office:value-type="float" office:value="-0.336988" calcext:value-type="float">
            <text:p>-0.336988</text:p>
          </table:table-cell>
          <table:table-cell office:value-type="float" office:value="-0.366223" calcext:value-type="float">
            <text:p>-0.366223</text:p>
          </table:table-cell>
          <table:table-cell office:value-type="float" office:value="-0.395097" calcext:value-type="float">
            <text:p>-0.395097</text:p>
          </table:table-cell>
          <table:table-cell office:value-type="float" office:value="-0.42358" calcext:value-type="float">
            <text:p>-0.42358</text:p>
          </table:table-cell>
          <table:table-cell office:value-type="float" office:value="-0.451646" calcext:value-type="float">
            <text:p>-0.451646</text:p>
          </table:table-cell>
          <table:table-cell office:value-type="float" office:value="-0.479265" calcext:value-type="float">
            <text:p>-0.479265</text:p>
          </table:table-cell>
          <table:table-cell office:value-type="float" office:value="-0.506412" calcext:value-type="float">
            <text:p>-0.506412</text:p>
          </table:table-cell>
          <table:table-cell office:value-type="float" office:value="-0.533059" calcext:value-type="float">
            <text:p>-0.533059</text:p>
          </table:table-cell>
          <table:table-cell office:value-type="float" office:value="-0.55918" calcext:value-type="float">
            <text:p>-0.55918</text:p>
          </table:table-cell>
          <table:table-cell office:value-type="float" office:value="-0.584749" calcext:value-type="float">
            <text:p>-0.584749</text:p>
          </table:table-cell>
          <table:table-cell office:value-type="float" office:value="-0.609741" calcext:value-type="float">
            <text:p>-0.609741</text:p>
          </table:table-cell>
          <table:table-cell office:value-type="float" office:value="-0.634132" calcext:value-type="float">
            <text:p>-0.634132</text:p>
          </table:table-cell>
          <table:table-cell office:value-type="float" office:value="-0.657896" calcext:value-type="float">
            <text:p>-0.657896</text:p>
          </table:table-cell>
          <table:table-cell office:value-type="float" office:value="-0.681012" calcext:value-type="float">
            <text:p>-0.681012</text:p>
          </table:table-cell>
          <table:table-cell office:value-type="float" office:value="-0.703455" calcext:value-type="float">
            <text:p>-0.703455</text:p>
          </table:table-cell>
          <table:table-cell office:value-type="float" office:value="-0.725204" calcext:value-type="float">
            <text:p>-0.725204</text:p>
          </table:table-cell>
          <table:table-cell office:value-type="float" office:value="-0.746237" calcext:value-type="float">
            <text:p>-0.746237</text:p>
          </table:table-cell>
          <table:table-cell office:value-type="float" office:value="-0.766534" calcext:value-type="float">
            <text:p>-0.766534</text:p>
          </table:table-cell>
          <table:table-cell office:value-type="float" office:value="-0.786074" calcext:value-type="float">
            <text:p>-0.786074</text:p>
          </table:table-cell>
          <table:table-cell office:value-type="float" office:value="-0.804839" calcext:value-type="float">
            <text:p>-0.804839</text:p>
          </table:table-cell>
          <table:table-cell office:value-type="float" office:value="-0.822809" calcext:value-type="float">
            <text:p>-0.822809</text:p>
          </table:table-cell>
          <table:table-cell office:value-type="float" office:value="-0.839967" calcext:value-type="float">
            <text:p>-0.839967</text:p>
          </table:table-cell>
          <table:table-cell office:value-type="float" office:value="-0.856296" calcext:value-type="float">
            <text:p>-0.856296</text:p>
          </table:table-cell>
          <table:table-cell office:value-type="float" office:value="-0.871781" calcext:value-type="float">
            <text:p>-0.871781</text:p>
          </table:table-cell>
          <table:table-cell office:value-type="float" office:value="-0.886405" calcext:value-type="float">
            <text:p>-0.886405</text:p>
          </table:table-cell>
          <table:table-cell office:value-type="float" office:value="-0.900154" calcext:value-type="float">
            <text:p>-0.900154</text:p>
          </table:table-cell>
          <table:table-cell office:value-type="float" office:value="-0.913015" calcext:value-type="float">
            <text:p>-0.913015</text:p>
          </table:table-cell>
          <table:table-cell office:value-type="float" office:value="-0.924974" calcext:value-type="float">
            <text:p>-0.924974</text:p>
          </table:table-cell>
          <table:table-cell office:value-type="float" office:value="-0.936021" calcext:value-type="float">
            <text:p>-0.936021</text:p>
          </table:table-cell>
          <table:table-cell office:value-type="float" office:value="-0.946144" calcext:value-type="float">
            <text:p>-0.946144</text:p>
          </table:table-cell>
          <table:table-cell office:value-type="float" office:value="-0.955334" calcext:value-type="float">
            <text:p>-0.955334</text:p>
          </table:table-cell>
          <table:table-cell office:value-type="float" office:value="-0.963581" calcext:value-type="float">
            <text:p>-0.963581</text:p>
          </table:table-cell>
          <table:table-cell office:value-type="float" office:value="-0.970876" calcext:value-type="float">
            <text:p>-0.970876</text:p>
          </table:table-cell>
          <table:table-cell office:value-type="float" office:value="-0.977214" calcext:value-type="float">
            <text:p>-0.977214</text:p>
          </table:table-cell>
          <table:table-cell office:value-type="float" office:value="-0.982587" calcext:value-type="float">
            <text:p>-0.982587</text:p>
          </table:table-cell>
          <table:table-cell office:value-type="float" office:value="-0.986991" calcext:value-type="float">
            <text:p>-0.986991</text:p>
          </table:table-cell>
          <table:table-cell office:value-type="float" office:value="-0.99042" calcext:value-type="float">
            <text:p>-0.99042</text:p>
          </table:table-cell>
          <table:table-cell office:value-type="float" office:value="-0.992872" calcext:value-type="float">
            <text:p>-0.992872</text:p>
          </table:table-cell>
          <table:table-cell office:value-type="float" office:value="-0.994344" calcext:value-type="float">
            <text:p>-0.994344</text:p>
          </table:table-cell>
          <table:table-cell office:value-type="float" office:value="-0.994835" calcext:value-type="float">
            <text:p>-0.994835</text:p>
          </table:table-cell>
          <table:table-cell/>
        </table:table-row>
        <table:table-row table:style-name="ro1">
          <table:table-cell office:value-type="float" office:value="0.0404187" calcext:value-type="float">
            <text:p>0.0404187</text:p>
          </table:table-cell>
          <table:table-cell office:value-type="float" office:value="0.992057" calcext:value-type="float">
            <text:p>0.992057</text:p>
          </table:table-cell>
          <table:table-cell office:value-type="float" office:value="0.991567" calcext:value-type="float">
            <text:p>0.991567</text:p>
          </table:table-cell>
          <table:table-cell office:value-type="float" office:value="0.990099" calcext:value-type="float">
            <text:p>0.990099</text:p>
          </table:table-cell>
          <table:table-cell office:value-type="float" office:value="0.987654" calcext:value-type="float">
            <text:p>0.987654</text:p>
          </table:table-cell>
          <table:table-cell office:value-type="float" office:value="0.984234" calcext:value-type="float">
            <text:p>0.984234</text:p>
          </table:table-cell>
          <table:table-cell office:value-type="float" office:value="0.979843" calcext:value-type="float">
            <text:p>0.979843</text:p>
          </table:table-cell>
          <table:table-cell office:value-type="float" office:value="0.974485" calcext:value-type="float">
            <text:p>0.974485</text:p>
          </table:table-cell>
          <table:table-cell office:value-type="float" office:value="0.968165" calcext:value-type="float">
            <text:p>0.968165</text:p>
          </table:table-cell>
          <table:table-cell office:value-type="float" office:value="0.96089" calcext:value-type="float">
            <text:p>0.96089</text:p>
          </table:table-cell>
          <table:table-cell office:value-type="float" office:value="0.952666" calcext:value-type="float">
            <text:p>0.952666</text:p>
          </table:table-cell>
          <table:table-cell office:value-type="float" office:value="0.943502" calcext:value-type="float">
            <text:p>0.943502</text:p>
          </table:table-cell>
          <table:table-cell office:value-type="float" office:value="0.933407" calcext:value-type="float">
            <text:p>0.933407</text:p>
          </table:table-cell>
          <table:table-cell office:value-type="float" office:value="0.922391" calcext:value-type="float">
            <text:p>0.922391</text:p>
          </table:table-cell>
          <table:table-cell office:value-type="float" office:value="0.910465" calcext:value-type="float">
            <text:p>0.910465</text:p>
          </table:table-cell>
          <table:table-cell office:value-type="float" office:value="0.89764" calcext:value-type="float">
            <text:p>0.89764</text:p>
          </table:table-cell>
          <table:table-cell office:value-type="float" office:value="0.883929" calcext:value-type="float">
            <text:p>0.883929</text:p>
          </table:table-cell>
          <table:table-cell office:value-type="float" office:value="0.869346" calcext:value-type="float">
            <text:p>0.869346</text:p>
          </table:table-cell>
          <table:table-cell office:value-type="float" office:value="0.853905" calcext:value-type="float">
            <text:p>0.853905</text:p>
          </table:table-cell>
          <table:table-cell office:value-type="float" office:value="0.837621" calcext:value-type="float">
            <text:p>0.837621</text:p>
          </table:table-cell>
          <table:table-cell office:value-type="float" office:value="0.820511" calcext:value-type="float">
            <text:p>0.820511</text:p>
          </table:table-cell>
          <table:table-cell office:value-type="float" office:value="0.802591" calcext:value-type="float">
            <text:p>0.802591</text:p>
          </table:table-cell>
          <table:table-cell office:value-type="float" office:value="0.783879" calcext:value-type="float">
            <text:p>0.783879</text:p>
          </table:table-cell>
          <table:table-cell office:value-type="float" office:value="0.764393" calcext:value-type="float">
            <text:p>0.764393</text:p>
          </table:table-cell>
          <table:table-cell office:value-type="float" office:value="0.744153" calcext:value-type="float">
            <text:p>0.744153</text:p>
          </table:table-cell>
          <table:table-cell office:value-type="float" office:value="0.723178" calcext:value-type="float">
            <text:p>0.723178</text:p>
          </table:table-cell>
          <table:table-cell office:value-type="float" office:value="0.70149" calcext:value-type="float">
            <text:p>0.70149</text:p>
          </table:table-cell>
          <table:table-cell office:value-type="float" office:value="0.67911" calcext:value-type="float">
            <text:p>0.67911</text:p>
          </table:table-cell>
          <table:table-cell office:value-type="float" office:value="0.656059" calcext:value-type="float">
            <text:p>0.656059</text:p>
          </table:table-cell>
          <table:table-cell office:value-type="float" office:value="0.632361" calcext:value-type="float">
            <text:p>0.632361</text:p>
          </table:table-cell>
          <table:table-cell office:value-type="float" office:value="0.608039" calcext:value-type="float">
            <text:p>0.608039</text:p>
          </table:table-cell>
          <table:table-cell office:value-type="float" office:value="0.583116" calcext:value-type="float">
            <text:p>0.583116</text:p>
          </table:table-cell>
          <table:table-cell office:value-type="float" office:value="0.557619" calcext:value-type="float">
            <text:p>0.557619</text:p>
          </table:table-cell>
          <table:table-cell office:value-type="float" office:value="0.531571" calcext:value-type="float">
            <text:p>0.531571</text:p>
          </table:table-cell>
          <table:table-cell office:value-type="float" office:value="0.504998" calcext:value-type="float">
            <text:p>0.504998</text:p>
          </table:table-cell>
          <table:table-cell office:value-type="float" office:value="0.477927" calcext:value-type="float">
            <text:p>0.477927</text:p>
          </table:table-cell>
          <table:table-cell office:value-type="float" office:value="0.450384" calcext:value-type="float">
            <text:p>0.450384</text:p>
          </table:table-cell>
          <table:table-cell office:value-type="float" office:value="0.422397" calcext:value-type="float">
            <text:p>0.422397</text:p>
          </table:table-cell>
          <table:table-cell office:value-type="float" office:value="0.393993" calcext:value-type="float">
            <text:p>0.393993</text:p>
          </table:table-cell>
          <table:table-cell office:value-type="float" office:value="0.365201" calcext:value-type="float">
            <text:p>0.365201</text:p>
          </table:table-cell>
          <table:table-cell office:value-type="float" office:value="0.336047" calcext:value-type="float">
            <text:p>0.336047</text:p>
          </table:table-cell>
          <table:table-cell office:value-type="float" office:value="0.306562" calcext:value-type="float">
            <text:p>0.306562</text:p>
          </table:table-cell>
          <table:table-cell office:value-type="float" office:value="0.276775" calcext:value-type="float">
            <text:p>0.276775</text:p>
          </table:table-cell>
          <table:table-cell office:value-type="float" office:value="0.246715" calcext:value-type="float">
            <text:p>0.246715</text:p>
          </table:table-cell>
          <table:table-cell office:value-type="float" office:value="0.216411" calcext:value-type="float">
            <text:p>0.216411</text:p>
          </table:table-cell>
          <table:table-cell office:value-type="float" office:value="0.185893" calcext:value-type="float">
            <text:p>0.185893</text:p>
          </table:table-cell>
          <table:table-cell office:value-type="float" office:value="0.155192" calcext:value-type="float">
            <text:p>0.155192</text:p>
          </table:table-cell>
          <table:table-cell office:value-type="float" office:value="0.124338" calcext:value-type="float">
            <text:p>0.124338</text:p>
          </table:table-cell>
          <table:table-cell office:value-type="float" office:value="0.0933608" calcext:value-type="float">
            <text:p>0.0933608</text:p>
          </table:table-cell>
          <table:table-cell office:value-type="float" office:value="0.0622918" calcext:value-type="float">
            <text:p>0.0622918</text:p>
          </table:table-cell>
          <table:table-cell office:value-type="float" office:value="0.0311613" calcext:value-type="float">
            <text:p>0.0311613</text:p>
          </table:table-cell>
          <table:table-cell office:value-type="float" office:value="-5.35243E-017" calcext:value-type="float">
            <text:p>-5.35243E-17</text:p>
          </table:table-cell>
          <table:table-cell office:value-type="float" office:value="-0.0311613" calcext:value-type="float">
            <text:p>-0.0311613</text:p>
          </table:table-cell>
          <table:table-cell office:value-type="float" office:value="-0.0622918" calcext:value-type="float">
            <text:p>-0.0622918</text:p>
          </table:table-cell>
          <table:table-cell office:value-type="float" office:value="-0.0933608" calcext:value-type="float">
            <text:p>-0.0933608</text:p>
          </table:table-cell>
          <table:table-cell office:value-type="float" office:value="-0.124338" calcext:value-type="float">
            <text:p>-0.124338</text:p>
          </table:table-cell>
          <table:table-cell office:value-type="float" office:value="-0.155192" calcext:value-type="float">
            <text:p>-0.155192</text:p>
          </table:table-cell>
          <table:table-cell office:value-type="float" office:value="-0.185893" calcext:value-type="float">
            <text:p>-0.185893</text:p>
          </table:table-cell>
          <table:table-cell office:value-type="float" office:value="-0.216411" calcext:value-type="float">
            <text:p>-0.216411</text:p>
          </table:table-cell>
          <table:table-cell office:value-type="float" office:value="-0.246715" calcext:value-type="float">
            <text:p>-0.246715</text:p>
          </table:table-cell>
          <table:table-cell office:value-type="float" office:value="-0.276775" calcext:value-type="float">
            <text:p>-0.276775</text:p>
          </table:table-cell>
          <table:table-cell office:value-type="float" office:value="-0.306562" calcext:value-type="float">
            <text:p>-0.306562</text:p>
          </table:table-cell>
          <table:table-cell office:value-type="float" office:value="-0.336047" calcext:value-type="float">
            <text:p>-0.336047</text:p>
          </table:table-cell>
          <table:table-cell office:value-type="float" office:value="-0.365201" calcext:value-type="float">
            <text:p>-0.365201</text:p>
          </table:table-cell>
          <table:table-cell office:value-type="float" office:value="-0.393993" calcext:value-type="float">
            <text:p>-0.393993</text:p>
          </table:table-cell>
          <table:table-cell office:value-type="float" office:value="-0.422397" calcext:value-type="float">
            <text:p>-0.422397</text:p>
          </table:table-cell>
          <table:table-cell office:value-type="float" office:value="-0.450384" calcext:value-type="float">
            <text:p>-0.450384</text:p>
          </table:table-cell>
          <table:table-cell office:value-type="float" office:value="-0.477927" calcext:value-type="float">
            <text:p>-0.477927</text:p>
          </table:table-cell>
          <table:table-cell office:value-type="float" office:value="-0.504998" calcext:value-type="float">
            <text:p>-0.504998</text:p>
          </table:table-cell>
          <table:table-cell office:value-type="float" office:value="-0.531571" calcext:value-type="float">
            <text:p>-0.531571</text:p>
          </table:table-cell>
          <table:table-cell office:value-type="float" office:value="-0.557619" calcext:value-type="float">
            <text:p>-0.557619</text:p>
          </table:table-cell>
          <table:table-cell office:value-type="float" office:value="-0.583116" calcext:value-type="float">
            <text:p>-0.583116</text:p>
          </table:table-cell>
          <table:table-cell office:value-type="float" office:value="-0.608039" calcext:value-type="float">
            <text:p>-0.608039</text:p>
          </table:table-cell>
          <table:table-cell office:value-type="float" office:value="-0.632361" calcext:value-type="float">
            <text:p>-0.632361</text:p>
          </table:table-cell>
          <table:table-cell office:value-type="float" office:value="-0.656059" calcext:value-type="float">
            <text:p>-0.656059</text:p>
          </table:table-cell>
          <table:table-cell office:value-type="float" office:value="-0.67911" calcext:value-type="float">
            <text:p>-0.67911</text:p>
          </table:table-cell>
          <table:table-cell office:value-type="float" office:value="-0.70149" calcext:value-type="float">
            <text:p>-0.70149</text:p>
          </table:table-cell>
          <table:table-cell office:value-type="float" office:value="-0.723178" calcext:value-type="float">
            <text:p>-0.723178</text:p>
          </table:table-cell>
          <table:table-cell office:value-type="float" office:value="-0.744153" calcext:value-type="float">
            <text:p>-0.744153</text:p>
          </table:table-cell>
          <table:table-cell office:value-type="float" office:value="-0.764393" calcext:value-type="float">
            <text:p>-0.764393</text:p>
          </table:table-cell>
          <table:table-cell office:value-type="float" office:value="-0.783879" calcext:value-type="float">
            <text:p>-0.783879</text:p>
          </table:table-cell>
          <table:table-cell office:value-type="float" office:value="-0.802591" calcext:value-type="float">
            <text:p>-0.802591</text:p>
          </table:table-cell>
          <table:table-cell office:value-type="float" office:value="-0.820511" calcext:value-type="float">
            <text:p>-0.820511</text:p>
          </table:table-cell>
          <table:table-cell office:value-type="float" office:value="-0.837621" calcext:value-type="float">
            <text:p>-0.837621</text:p>
          </table:table-cell>
          <table:table-cell office:value-type="float" office:value="-0.853905" calcext:value-type="float">
            <text:p>-0.853905</text:p>
          </table:table-cell>
          <table:table-cell office:value-type="float" office:value="-0.869346" calcext:value-type="float">
            <text:p>-0.869346</text:p>
          </table:table-cell>
          <table:table-cell office:value-type="float" office:value="-0.883929" calcext:value-type="float">
            <text:p>-0.883929</text:p>
          </table:table-cell>
          <table:table-cell office:value-type="float" office:value="-0.89764" calcext:value-type="float">
            <text:p>-0.89764</text:p>
          </table:table-cell>
          <table:table-cell office:value-type="float" office:value="-0.910465" calcext:value-type="float">
            <text:p>-0.910465</text:p>
          </table:table-cell>
          <table:table-cell office:value-type="float" office:value="-0.922391" calcext:value-type="float">
            <text:p>-0.922391</text:p>
          </table:table-cell>
          <table:table-cell office:value-type="float" office:value="-0.933407" calcext:value-type="float">
            <text:p>-0.933407</text:p>
          </table:table-cell>
          <table:table-cell office:value-type="float" office:value="-0.943502" calcext:value-type="float">
            <text:p>-0.943502</text:p>
          </table:table-cell>
          <table:table-cell office:value-type="float" office:value="-0.952666" calcext:value-type="float">
            <text:p>-0.952666</text:p>
          </table:table-cell>
          <table:table-cell office:value-type="float" office:value="-0.96089" calcext:value-type="float">
            <text:p>-0.96089</text:p>
          </table:table-cell>
          <table:table-cell office:value-type="float" office:value="-0.968165" calcext:value-type="float">
            <text:p>-0.968165</text:p>
          </table:table-cell>
          <table:table-cell office:value-type="float" office:value="-0.974485" calcext:value-type="float">
            <text:p>-0.974485</text:p>
          </table:table-cell>
          <table:table-cell office:value-type="float" office:value="-0.979843" calcext:value-type="float">
            <text:p>-0.979843</text:p>
          </table:table-cell>
          <table:table-cell office:value-type="float" office:value="-0.984234" calcext:value-type="float">
            <text:p>-0.984234</text:p>
          </table:table-cell>
          <table:table-cell office:value-type="float" office:value="-0.987654" calcext:value-type="float">
            <text:p>-0.987654</text:p>
          </table:table-cell>
          <table:table-cell office:value-type="float" office:value="-0.990099" calcext:value-type="float">
            <text:p>-0.990099</text:p>
          </table:table-cell>
          <table:table-cell office:value-type="float" office:value="-0.991567" calcext:value-type="float">
            <text:p>-0.991567</text:p>
          </table:table-cell>
          <table:table-cell office:value-type="float" office:value="-0.992057" calcext:value-type="float">
            <text:p>-0.992057</text:p>
          </table:table-cell>
          <table:table-cell/>
        </table:table-row>
        <table:table-row table:style-name="ro1">
          <table:table-cell office:value-type="float" office:value="0.0466236" calcext:value-type="float">
            <text:p>0.0466236</text:p>
          </table:table-cell>
          <table:table-cell office:value-type="float" office:value="0.989457" calcext:value-type="float">
            <text:p>0.989457</text:p>
          </table:table-cell>
          <table:table-cell office:value-type="float" office:value="0.988969" calcext:value-type="float">
            <text:p>0.988969</text:p>
          </table:table-cell>
          <table:table-cell office:value-type="float" office:value="0.987505" calcext:value-type="float">
            <text:p>0.987505</text:p>
          </table:table-cell>
          <table:table-cell office:value-type="float" office:value="0.985066" calcext:value-type="float">
            <text:p>0.985066</text:p>
          </table:table-cell>
          <table:table-cell office:value-type="float" office:value="0.981655" calcext:value-type="float">
            <text:p>0.981655</text:p>
          </table:table-cell>
          <table:table-cell office:value-type="float" office:value="0.977276" calcext:value-type="float">
            <text:p>0.977276</text:p>
          </table:table-cell>
          <table:table-cell office:value-type="float" office:value="0.971931" calcext:value-type="float">
            <text:p>0.971931</text:p>
          </table:table-cell>
          <table:table-cell office:value-type="float" office:value="0.965628" calcext:value-type="float">
            <text:p>0.965628</text:p>
          </table:table-cell>
          <table:table-cell office:value-type="float" office:value="0.958372" calcext:value-type="float">
            <text:p>0.958372</text:p>
          </table:table-cell>
          <table:table-cell office:value-type="float" office:value="0.95017" calcext:value-type="float">
            <text:p>0.95017</text:p>
          </table:table-cell>
          <table:table-cell office:value-type="float" office:value="0.94103" calcext:value-type="float">
            <text:p>0.94103</text:p>
          </table:table-cell>
          <table:table-cell office:value-type="float" office:value="0.930961" calcext:value-type="float">
            <text:p>0.930961</text:p>
          </table:table-cell>
          <table:table-cell office:value-type="float" office:value="0.919974" calcext:value-type="float">
            <text:p>0.919974</text:p>
          </table:table-cell>
          <table:table-cell office:value-type="float" office:value="0.908079" calcext:value-type="float">
            <text:p>0.908079</text:p>
          </table:table-cell>
          <table:table-cell office:value-type="float" office:value="0.895288" calcext:value-type="float">
            <text:p>0.895288</text:p>
          </table:table-cell>
          <table:table-cell office:value-type="float" office:value="0.881613" calcext:value-type="float">
            <text:p>0.881613</text:p>
          </table:table-cell>
          <table:table-cell office:value-type="float" office:value="0.867068" calcext:value-type="float">
            <text:p>0.867068</text:p>
          </table:table-cell>
          <table:table-cell office:value-type="float" office:value="0.851668" calcext:value-type="float">
            <text:p>0.851668</text:p>
          </table:table-cell>
          <table:table-cell office:value-type="float" office:value="0.835427" calcext:value-type="float">
            <text:p>0.835427</text:p>
          </table:table-cell>
          <table:table-cell office:value-type="float" office:value="0.818361" calcext:value-type="float">
            <text:p>0.818361</text:p>
          </table:table-cell>
          <table:table-cell office:value-type="float" office:value="0.800488" calcext:value-type="float">
            <text:p>0.800488</text:p>
          </table:table-cell>
          <table:table-cell office:value-type="float" office:value="0.781825" calcext:value-type="float">
            <text:p>0.781825</text:p>
          </table:table-cell>
          <table:table-cell office:value-type="float" office:value="0.76239" calcext:value-type="float">
            <text:p>0.76239</text:p>
          </table:table-cell>
          <table:table-cell office:value-type="float" office:value="0.742203" calcext:value-type="float">
            <text:p>0.742203</text:p>
          </table:table-cell>
          <table:table-cell office:value-type="float" office:value="0.721283" calcext:value-type="float">
            <text:p>0.721283</text:p>
          </table:table-cell>
          <table:table-cell office:value-type="float" office:value="0.699652" calcext:value-type="float">
            <text:p>0.699652</text:p>
          </table:table-cell>
          <table:table-cell office:value-type="float" office:value="0.67733" calcext:value-type="float">
            <text:p>0.67733</text:p>
          </table:table-cell>
          <table:table-cell office:value-type="float" office:value="0.65434" calcext:value-type="float">
            <text:p>0.65434</text:p>
          </table:table-cell>
          <table:table-cell office:value-type="float" office:value="0.630704" calcext:value-type="float">
            <text:p>0.630704</text:p>
          </table:table-cell>
          <table:table-cell office:value-type="float" office:value="0.606445" calcext:value-type="float">
            <text:p>0.606445</text:p>
          </table:table-cell>
          <table:table-cell office:value-type="float" office:value="0.581588" calcext:value-type="float">
            <text:p>0.581588</text:p>
          </table:table-cell>
          <table:table-cell office:value-type="float" office:value="0.556158" calcext:value-type="float">
            <text:p>0.556158</text:p>
          </table:table-cell>
          <table:table-cell office:value-type="float" office:value="0.530178" calcext:value-type="float">
            <text:p>0.530178</text:p>
          </table:table-cell>
          <table:table-cell office:value-type="float" office:value="0.503675" calcext:value-type="float">
            <text:p>0.503675</text:p>
          </table:table-cell>
          <table:table-cell office:value-type="float" office:value="0.476675" calcext:value-type="float">
            <text:p>0.476675</text:p>
          </table:table-cell>
          <table:table-cell office:value-type="float" office:value="0.449204" calcext:value-type="float">
            <text:p>0.449204</text:p>
          </table:table-cell>
          <table:table-cell office:value-type="float" office:value="0.42129" calcext:value-type="float">
            <text:p>0.42129</text:p>
          </table:table-cell>
          <table:table-cell office:value-type="float" office:value="0.392961" calcext:value-type="float">
            <text:p>0.392961</text:p>
          </table:table-cell>
          <table:table-cell office:value-type="float" office:value="0.364244" calcext:value-type="float">
            <text:p>0.364244</text:p>
          </table:table-cell>
          <table:table-cell office:value-type="float" office:value="0.335167" calcext:value-type="float">
            <text:p>0.335167</text:p>
          </table:table-cell>
          <table:table-cell office:value-type="float" office:value="0.305759" calcext:value-type="float">
            <text:p>0.305759</text:p>
          </table:table-cell>
          <table:table-cell office:value-type="float" office:value="0.27605" calcext:value-type="float">
            <text:p>0.27605</text:p>
          </table:table-cell>
          <table:table-cell office:value-type="float" office:value="0.246068" calcext:value-type="float">
            <text:p>0.246068</text:p>
          </table:table-cell>
          <table:table-cell office:value-type="float" office:value="0.215843" calcext:value-type="float">
            <text:p>0.215843</text:p>
          </table:table-cell>
          <table:table-cell office:value-type="float" office:value="0.185406" calcext:value-type="float">
            <text:p>0.185406</text:p>
          </table:table-cell>
          <table:table-cell office:value-type="float" office:value="0.154785" calcext:value-type="float">
            <text:p>0.154785</text:p>
          </table:table-cell>
          <table:table-cell office:value-type="float" office:value="0.124012" calcext:value-type="float">
            <text:p>0.124012</text:p>
          </table:table-cell>
          <table:table-cell office:value-type="float" office:value="0.0931162" calcext:value-type="float">
            <text:p>0.0931162</text:p>
          </table:table-cell>
          <table:table-cell office:value-type="float" office:value="0.0621285" calcext:value-type="float">
            <text:p>0.0621285</text:p>
          </table:table-cell>
          <table:table-cell office:value-type="float" office:value="0.0310796" calcext:value-type="float">
            <text:p>0.0310796</text:p>
          </table:table-cell>
          <table:table-cell office:value-type="float" office:value="-9.7835E-017" calcext:value-type="float">
            <text:p>-9.7835E-17</text:p>
          </table:table-cell>
          <table:table-cell office:value-type="float" office:value="-0.0310796" calcext:value-type="float">
            <text:p>-0.0310796</text:p>
          </table:table-cell>
          <table:table-cell office:value-type="float" office:value="-0.0621285" calcext:value-type="float">
            <text:p>-0.0621285</text:p>
          </table:table-cell>
          <table:table-cell office:value-type="float" office:value="-0.0931162" calcext:value-type="float">
            <text:p>-0.0931162</text:p>
          </table:table-cell>
          <table:table-cell office:value-type="float" office:value="-0.124012" calcext:value-type="float">
            <text:p>-0.124012</text:p>
          </table:table-cell>
          <table:table-cell office:value-type="float" office:value="-0.154785" calcext:value-type="float">
            <text:p>-0.154785</text:p>
          </table:table-cell>
          <table:table-cell office:value-type="float" office:value="-0.185406" calcext:value-type="float">
            <text:p>-0.185406</text:p>
          </table:table-cell>
          <table:table-cell office:value-type="float" office:value="-0.215843" calcext:value-type="float">
            <text:p>-0.215843</text:p>
          </table:table-cell>
          <table:table-cell office:value-type="float" office:value="-0.246068" calcext:value-type="float">
            <text:p>-0.246068</text:p>
          </table:table-cell>
          <table:table-cell office:value-type="float" office:value="-0.27605" calcext:value-type="float">
            <text:p>-0.27605</text:p>
          </table:table-cell>
          <table:table-cell office:value-type="float" office:value="-0.305759" calcext:value-type="float">
            <text:p>-0.305759</text:p>
          </table:table-cell>
          <table:table-cell office:value-type="float" office:value="-0.335167" calcext:value-type="float">
            <text:p>-0.335167</text:p>
          </table:table-cell>
          <table:table-cell office:value-type="float" office:value="-0.364244" calcext:value-type="float">
            <text:p>-0.364244</text:p>
          </table:table-cell>
          <table:table-cell office:value-type="float" office:value="-0.392961" calcext:value-type="float">
            <text:p>-0.392961</text:p>
          </table:table-cell>
          <table:table-cell office:value-type="float" office:value="-0.42129" calcext:value-type="float">
            <text:p>-0.42129</text:p>
          </table:table-cell>
          <table:table-cell office:value-type="float" office:value="-0.449204" calcext:value-type="float">
            <text:p>-0.449204</text:p>
          </table:table-cell>
          <table:table-cell office:value-type="float" office:value="-0.476675" calcext:value-type="float">
            <text:p>-0.476675</text:p>
          </table:table-cell>
          <table:table-cell office:value-type="float" office:value="-0.503675" calcext:value-type="float">
            <text:p>-0.503675</text:p>
          </table:table-cell>
          <table:table-cell office:value-type="float" office:value="-0.530178" calcext:value-type="float">
            <text:p>-0.530178</text:p>
          </table:table-cell>
          <table:table-cell office:value-type="float" office:value="-0.556158" calcext:value-type="float">
            <text:p>-0.556158</text:p>
          </table:table-cell>
          <table:table-cell office:value-type="float" office:value="-0.581588" calcext:value-type="float">
            <text:p>-0.581588</text:p>
          </table:table-cell>
          <table:table-cell office:value-type="float" office:value="-0.606445" calcext:value-type="float">
            <text:p>-0.606445</text:p>
          </table:table-cell>
          <table:table-cell office:value-type="float" office:value="-0.630704" calcext:value-type="float">
            <text:p>-0.630704</text:p>
          </table:table-cell>
          <table:table-cell office:value-type="float" office:value="-0.65434" calcext:value-type="float">
            <text:p>-0.65434</text:p>
          </table:table-cell>
          <table:table-cell office:value-type="float" office:value="-0.67733" calcext:value-type="float">
            <text:p>-0.67733</text:p>
          </table:table-cell>
          <table:table-cell office:value-type="float" office:value="-0.699652" calcext:value-type="float">
            <text:p>-0.699652</text:p>
          </table:table-cell>
          <table:table-cell office:value-type="float" office:value="-0.721283" calcext:value-type="float">
            <text:p>-0.721283</text:p>
          </table:table-cell>
          <table:table-cell office:value-type="float" office:value="-0.742203" calcext:value-type="float">
            <text:p>-0.742203</text:p>
          </table:table-cell>
          <table:table-cell office:value-type="float" office:value="-0.76239" calcext:value-type="float">
            <text:p>-0.76239</text:p>
          </table:table-cell>
          <table:table-cell office:value-type="float" office:value="-0.781825" calcext:value-type="float">
            <text:p>-0.781825</text:p>
          </table:table-cell>
          <table:table-cell office:value-type="float" office:value="-0.800488" calcext:value-type="float">
            <text:p>-0.800488</text:p>
          </table:table-cell>
          <table:table-cell office:value-type="float" office:value="-0.818361" calcext:value-type="float">
            <text:p>-0.818361</text:p>
          </table:table-cell>
          <table:table-cell office:value-type="float" office:value="-0.835427" calcext:value-type="float">
            <text:p>-0.835427</text:p>
          </table:table-cell>
          <table:table-cell office:value-type="float" office:value="-0.851668" calcext:value-type="float">
            <text:p>-0.851668</text:p>
          </table:table-cell>
          <table:table-cell office:value-type="float" office:value="-0.867068" calcext:value-type="float">
            <text:p>-0.867068</text:p>
          </table:table-cell>
          <table:table-cell office:value-type="float" office:value="-0.881613" calcext:value-type="float">
            <text:p>-0.881613</text:p>
          </table:table-cell>
          <table:table-cell office:value-type="float" office:value="-0.895288" calcext:value-type="float">
            <text:p>-0.895288</text:p>
          </table:table-cell>
          <table:table-cell office:value-type="float" office:value="-0.908079" calcext:value-type="float">
            <text:p>-0.908079</text:p>
          </table:table-cell>
          <table:table-cell office:value-type="float" office:value="-0.919974" calcext:value-type="float">
            <text:p>-0.919974</text:p>
          </table:table-cell>
          <table:table-cell office:value-type="float" office:value="-0.930961" calcext:value-type="float">
            <text:p>-0.930961</text:p>
          </table:table-cell>
          <table:table-cell office:value-type="float" office:value="-0.94103" calcext:value-type="float">
            <text:p>-0.94103</text:p>
          </table:table-cell>
          <table:table-cell office:value-type="float" office:value="-0.95017" calcext:value-type="float">
            <text:p>-0.95017</text:p>
          </table:table-cell>
          <table:table-cell office:value-type="float" office:value="-0.958372" calcext:value-type="float">
            <text:p>-0.958372</text:p>
          </table:table-cell>
          <table:table-cell office:value-type="float" office:value="-0.965628" calcext:value-type="float">
            <text:p>-0.965628</text:p>
          </table:table-cell>
          <table:table-cell office:value-type="float" office:value="-0.971931" calcext:value-type="float">
            <text:p>-0.971931</text:p>
          </table:table-cell>
          <table:table-cell office:value-type="float" office:value="-0.977276" calcext:value-type="float">
            <text:p>-0.977276</text:p>
          </table:table-cell>
          <table:table-cell office:value-type="float" office:value="-0.981655" calcext:value-type="float">
            <text:p>-0.981655</text:p>
          </table:table-cell>
          <table:table-cell office:value-type="float" office:value="-0.985066" calcext:value-type="float">
            <text:p>-0.985066</text:p>
          </table:table-cell>
          <table:table-cell office:value-type="float" office:value="-0.987505" calcext:value-type="float">
            <text:p>-0.987505</text:p>
          </table:table-cell>
          <table:table-cell office:value-type="float" office:value="-0.988969" calcext:value-type="float">
            <text:p>-0.988969</text:p>
          </table:table-cell>
          <table:table-cell office:value-type="float" office:value="-0.989457" calcext:value-type="float">
            <text:p>-0.989457</text:p>
          </table:table-cell>
          <table:table-cell/>
        </table:table-row>
        <table:table-row table:style-name="ro1">
          <table:table-cell office:value-type="float" office:value="0.0547924" calcext:value-type="float">
            <text:p>0.0547924</text:p>
          </table:table-cell>
          <table:table-cell office:value-type="float" office:value="0.985488" calcext:value-type="float">
            <text:p>0.985488</text:p>
          </table:table-cell>
          <table:table-cell office:value-type="float" office:value="0.985002" calcext:value-type="float">
            <text:p>0.985002</text:p>
          </table:table-cell>
          <table:table-cell office:value-type="float" office:value="0.983544" calcext:value-type="float">
            <text:p>0.983544</text:p>
          </table:table-cell>
          <table:table-cell office:value-type="float" office:value="0.981115" calcext:value-type="float">
            <text:p>0.981115</text:p>
          </table:table-cell>
          <table:table-cell office:value-type="float" office:value="0.977718" calcext:value-type="float">
            <text:p>0.977718</text:p>
          </table:table-cell>
          <table:table-cell office:value-type="float" office:value="0.973356" calcext:value-type="float">
            <text:p>0.973356</text:p>
          </table:table-cell>
          <table:table-cell office:value-type="float" office:value="0.968033" calcext:value-type="float">
            <text:p>0.968033</text:p>
          </table:table-cell>
          <table:table-cell office:value-type="float" office:value="0.961755" calcext:value-type="float">
            <text:p>0.961755</text:p>
          </table:table-cell>
          <table:table-cell office:value-type="float" office:value="0.954528" calcext:value-type="float">
            <text:p>0.954528</text:p>
          </table:table-cell>
          <table:table-cell office:value-type="float" office:value="0.946358" calcext:value-type="float">
            <text:p>0.946358</text:p>
          </table:table-cell>
          <table:table-cell office:value-type="float" office:value="0.937255" calcext:value-type="float">
            <text:p>0.937255</text:p>
          </table:table-cell>
          <table:table-cell office:value-type="float" office:value="0.927227" calcext:value-type="float">
            <text:p>0.927227</text:p>
          </table:table-cell>
          <table:table-cell office:value-type="float" office:value="0.916284" calcext:value-type="float">
            <text:p>0.916284</text:p>
          </table:table-cell>
          <table:table-cell office:value-type="float" office:value="0.904437" calcext:value-type="float">
            <text:p>0.904437</text:p>
          </table:table-cell>
          <table:table-cell office:value-type="float" office:value="0.891697" calcext:value-type="float">
            <text:p>0.891697</text:p>
          </table:table-cell>
          <table:table-cell office:value-type="float" office:value="0.878077" calcext:value-type="float">
            <text:p>0.878077</text:p>
          </table:table-cell>
          <table:table-cell office:value-type="float" office:value="0.86359" calcext:value-type="float">
            <text:p>0.86359</text:p>
          </table:table-cell>
          <table:table-cell office:value-type="float" office:value="0.848251" calcext:value-type="float">
            <text:p>0.848251</text:p>
          </table:table-cell>
          <table:table-cell office:value-type="float" office:value="0.832076" calcext:value-type="float">
            <text:p>0.832076</text:p>
          </table:table-cell>
          <table:table-cell office:value-type="float" office:value="0.815078" calcext:value-type="float">
            <text:p>0.815078</text:p>
          </table:table-cell>
          <table:table-cell office:value-type="float" office:value="0.797277" calcext:value-type="float">
            <text:p>0.797277</text:p>
          </table:table-cell>
          <table:table-cell office:value-type="float" office:value="0.778689" calcext:value-type="float">
            <text:p>0.778689</text:p>
          </table:table-cell>
          <table:table-cell office:value-type="float" office:value="0.759332" calcext:value-type="float">
            <text:p>0.759332</text:p>
          </table:table-cell>
          <table:table-cell office:value-type="float" office:value="0.739226" calcext:value-type="float">
            <text:p>0.739226</text:p>
          </table:table-cell>
          <table:table-cell office:value-type="float" office:value="0.71839" calcext:value-type="float">
            <text:p>0.71839</text:p>
          </table:table-cell>
          <table:table-cell office:value-type="float" office:value="0.696846" calcext:value-type="float">
            <text:p>0.696846</text:p>
          </table:table-cell>
          <table:table-cell office:value-type="float" office:value="0.674613" calcext:value-type="float">
            <text:p>0.674613</text:p>
          </table:table-cell>
          <table:table-cell office:value-type="float" office:value="0.651715" calcext:value-type="float">
            <text:p>0.651715</text:p>
          </table:table-cell>
          <table:table-cell office:value-type="float" office:value="0.628174" calcext:value-type="float">
            <text:p>0.628174</text:p>
          </table:table-cell>
          <table:table-cell office:value-type="float" office:value="0.604013" calcext:value-type="float">
            <text:p>0.604013</text:p>
          </table:table-cell>
          <table:table-cell office:value-type="float" office:value="0.579256" calcext:value-type="float">
            <text:p>0.579256</text:p>
          </table:table-cell>
          <table:table-cell office:value-type="float" office:value="0.553927" calcext:value-type="float">
            <text:p>0.553927</text:p>
          </table:table-cell>
          <table:table-cell office:value-type="float" office:value="0.528051" calcext:value-type="float">
            <text:p>0.528051</text:p>
          </table:table-cell>
          <table:table-cell office:value-type="float" office:value="0.501654" calcext:value-type="float">
            <text:p>0.501654</text:p>
          </table:table-cell>
          <table:table-cell office:value-type="float" office:value="0.474763" calcext:value-type="float">
            <text:p>0.474763</text:p>
          </table:table-cell>
          <table:table-cell office:value-type="float" office:value="0.447402" calcext:value-type="float">
            <text:p>0.447402</text:p>
          </table:table-cell>
          <table:table-cell office:value-type="float" office:value="0.419601" calcext:value-type="float">
            <text:p>0.419601</text:p>
          </table:table-cell>
          <table:table-cell office:value-type="float" office:value="0.391385" calcext:value-type="float">
            <text:p>0.391385</text:p>
          </table:table-cell>
          <table:table-cell office:value-type="float" office:value="0.362783" calcext:value-type="float">
            <text:p>0.362783</text:p>
          </table:table-cell>
          <table:table-cell office:value-type="float" office:value="0.333822" calcext:value-type="float">
            <text:p>0.333822</text:p>
          </table:table-cell>
          <table:table-cell office:value-type="float" office:value="0.304533" calcext:value-type="float">
            <text:p>0.304533</text:p>
          </table:table-cell>
          <table:table-cell office:value-type="float" office:value="0.274943" calcext:value-type="float">
            <text:p>0.274943</text:p>
          </table:table-cell>
          <table:table-cell office:value-type="float" office:value="0.245081" calcext:value-type="float">
            <text:p>0.245081</text:p>
          </table:table-cell>
          <table:table-cell office:value-type="float" office:value="0.214978" calcext:value-type="float">
            <text:p>0.214978</text:p>
          </table:table-cell>
          <table:table-cell office:value-type="float" office:value="0.184662" calcext:value-type="float">
            <text:p>0.184662</text:p>
          </table:table-cell>
          <table:table-cell office:value-type="float" office:value="0.154164" calcext:value-type="float">
            <text:p>0.154164</text:p>
          </table:table-cell>
          <table:table-cell office:value-type="float" office:value="0.123514" calcext:value-type="float">
            <text:p>0.123514</text:p>
          </table:table-cell>
          <table:table-cell office:value-type="float" office:value="0.0927427" calcext:value-type="float">
            <text:p>0.0927427</text:p>
          </table:table-cell>
          <table:table-cell office:value-type="float" office:value="0.0618793" calcext:value-type="float">
            <text:p>0.0618793</text:p>
          </table:table-cell>
          <table:table-cell office:value-type="float" office:value="0.0309549" calcext:value-type="float">
            <text:p>0.0309549</text:p>
          </table:table-cell>
          <table:table-cell office:value-type="float" office:value="-7.63836E-017" calcext:value-type="float">
            <text:p>-7.63836E-17</text:p>
          </table:table-cell>
          <table:table-cell office:value-type="float" office:value="-0.0309549" calcext:value-type="float">
            <text:p>-0.0309549</text:p>
          </table:table-cell>
          <table:table-cell office:value-type="float" office:value="-0.0618793" calcext:value-type="float">
            <text:p>-0.0618793</text:p>
          </table:table-cell>
          <table:table-cell office:value-type="float" office:value="-0.0927427" calcext:value-type="float">
            <text:p>-0.0927427</text:p>
          </table:table-cell>
          <table:table-cell office:value-type="float" office:value="-0.123514" calcext:value-type="float">
            <text:p>-0.123514</text:p>
          </table:table-cell>
          <table:table-cell office:value-type="float" office:value="-0.154164" calcext:value-type="float">
            <text:p>-0.154164</text:p>
          </table:table-cell>
          <table:table-cell office:value-type="float" office:value="-0.184662" calcext:value-type="float">
            <text:p>-0.184662</text:p>
          </table:table-cell>
          <table:table-cell office:value-type="float" office:value="-0.214978" calcext:value-type="float">
            <text:p>-0.214978</text:p>
          </table:table-cell>
          <table:table-cell office:value-type="float" office:value="-0.245081" calcext:value-type="float">
            <text:p>-0.245081</text:p>
          </table:table-cell>
          <table:table-cell office:value-type="float" office:value="-0.274943" calcext:value-type="float">
            <text:p>-0.274943</text:p>
          </table:table-cell>
          <table:table-cell office:value-type="float" office:value="-0.304533" calcext:value-type="float">
            <text:p>-0.304533</text:p>
          </table:table-cell>
          <table:table-cell office:value-type="float" office:value="-0.333822" calcext:value-type="float">
            <text:p>-0.333822</text:p>
          </table:table-cell>
          <table:table-cell office:value-type="float" office:value="-0.362783" calcext:value-type="float">
            <text:p>-0.362783</text:p>
          </table:table-cell>
          <table:table-cell office:value-type="float" office:value="-0.391385" calcext:value-type="float">
            <text:p>-0.391385</text:p>
          </table:table-cell>
          <table:table-cell office:value-type="float" office:value="-0.419601" calcext:value-type="float">
            <text:p>-0.419601</text:p>
          </table:table-cell>
          <table:table-cell office:value-type="float" office:value="-0.447402" calcext:value-type="float">
            <text:p>-0.447402</text:p>
          </table:table-cell>
          <table:table-cell office:value-type="float" office:value="-0.474763" calcext:value-type="float">
            <text:p>-0.474763</text:p>
          </table:table-cell>
          <table:table-cell office:value-type="float" office:value="-0.501654" calcext:value-type="float">
            <text:p>-0.501654</text:p>
          </table:table-cell>
          <table:table-cell office:value-type="float" office:value="-0.528051" calcext:value-type="float">
            <text:p>-0.528051</text:p>
          </table:table-cell>
          <table:table-cell office:value-type="float" office:value="-0.553927" calcext:value-type="float">
            <text:p>-0.553927</text:p>
          </table:table-cell>
          <table:table-cell office:value-type="float" office:value="-0.579256" calcext:value-type="float">
            <text:p>-0.579256</text:p>
          </table:table-cell>
          <table:table-cell office:value-type="float" office:value="-0.604013" calcext:value-type="float">
            <text:p>-0.604013</text:p>
          </table:table-cell>
          <table:table-cell office:value-type="float" office:value="-0.628174" calcext:value-type="float">
            <text:p>-0.628174</text:p>
          </table:table-cell>
          <table:table-cell office:value-type="float" office:value="-0.651715" calcext:value-type="float">
            <text:p>-0.651715</text:p>
          </table:table-cell>
          <table:table-cell office:value-type="float" office:value="-0.674613" calcext:value-type="float">
            <text:p>-0.674613</text:p>
          </table:table-cell>
          <table:table-cell office:value-type="float" office:value="-0.696846" calcext:value-type="float">
            <text:p>-0.696846</text:p>
          </table:table-cell>
          <table:table-cell office:value-type="float" office:value="-0.71839" calcext:value-type="float">
            <text:p>-0.71839</text:p>
          </table:table-cell>
          <table:table-cell office:value-type="float" office:value="-0.739226" calcext:value-type="float">
            <text:p>-0.739226</text:p>
          </table:table-cell>
          <table:table-cell office:value-type="float" office:value="-0.759332" calcext:value-type="float">
            <text:p>-0.759332</text:p>
          </table:table-cell>
          <table:table-cell office:value-type="float" office:value="-0.778689" calcext:value-type="float">
            <text:p>-0.778689</text:p>
          </table:table-cell>
          <table:table-cell office:value-type="float" office:value="-0.797277" calcext:value-type="float">
            <text:p>-0.797277</text:p>
          </table:table-cell>
          <table:table-cell office:value-type="float" office:value="-0.815078" calcext:value-type="float">
            <text:p>-0.815078</text:p>
          </table:table-cell>
          <table:table-cell office:value-type="float" office:value="-0.832076" calcext:value-type="float">
            <text:p>-0.832076</text:p>
          </table:table-cell>
          <table:table-cell office:value-type="float" office:value="-0.848251" calcext:value-type="float">
            <text:p>-0.848251</text:p>
          </table:table-cell>
          <table:table-cell office:value-type="float" office:value="-0.86359" calcext:value-type="float">
            <text:p>-0.86359</text:p>
          </table:table-cell>
          <table:table-cell office:value-type="float" office:value="-0.878077" calcext:value-type="float">
            <text:p>-0.878077</text:p>
          </table:table-cell>
          <table:table-cell office:value-type="float" office:value="-0.891697" calcext:value-type="float">
            <text:p>-0.891697</text:p>
          </table:table-cell>
          <table:table-cell office:value-type="float" office:value="-0.904437" calcext:value-type="float">
            <text:p>-0.904437</text:p>
          </table:table-cell>
          <table:table-cell office:value-type="float" office:value="-0.916284" calcext:value-type="float">
            <text:p>-0.916284</text:p>
          </table:table-cell>
          <table:table-cell office:value-type="float" office:value="-0.927227" calcext:value-type="float">
            <text:p>-0.927227</text:p>
          </table:table-cell>
          <table:table-cell office:value-type="float" office:value="-0.937255" calcext:value-type="float">
            <text:p>-0.937255</text:p>
          </table:table-cell>
          <table:table-cell office:value-type="float" office:value="-0.946358" calcext:value-type="float">
            <text:p>-0.946358</text:p>
          </table:table-cell>
          <table:table-cell office:value-type="float" office:value="-0.954528" calcext:value-type="float">
            <text:p>-0.954528</text:p>
          </table:table-cell>
          <table:table-cell office:value-type="float" office:value="-0.961755" calcext:value-type="float">
            <text:p>-0.961755</text:p>
          </table:table-cell>
          <table:table-cell office:value-type="float" office:value="-0.968033" calcext:value-type="float">
            <text:p>-0.968033</text:p>
          </table:table-cell>
          <table:table-cell office:value-type="float" office:value="-0.973356" calcext:value-type="float">
            <text:p>-0.973356</text:p>
          </table:table-cell>
          <table:table-cell office:value-type="float" office:value="-0.977718" calcext:value-type="float">
            <text:p>-0.977718</text:p>
          </table:table-cell>
          <table:table-cell office:value-type="float" office:value="-0.981115" calcext:value-type="float">
            <text:p>-0.981115</text:p>
          </table:table-cell>
          <table:table-cell office:value-type="float" office:value="-0.983544" calcext:value-type="float">
            <text:p>-0.983544</text:p>
          </table:table-cell>
          <table:table-cell office:value-type="float" office:value="-0.985002" calcext:value-type="float">
            <text:p>-0.985002</text:p>
          </table:table-cell>
          <table:table-cell office:value-type="float" office:value="-0.985488" calcext:value-type="float">
            <text:p>-0.985488</text:p>
          </table:table-cell>
          <table:table-cell/>
        </table:table-row>
        <table:table-row table:style-name="ro1">
          <table:table-cell office:value-type="float" office:value="0.0610101" calcext:value-type="float">
            <text:p>0.0610101</text:p>
          </table:table-cell>
          <table:table-cell office:value-type="float" office:value="0.982055" calcext:value-type="float">
            <text:p>0.982055</text:p>
          </table:table-cell>
          <table:table-cell office:value-type="float" office:value="0.981571" calcext:value-type="float">
            <text:p>0.981571</text:p>
          </table:table-cell>
          <table:table-cell office:value-type="float" office:value="0.980118" calcext:value-type="float">
            <text:p>0.980118</text:p>
          </table:table-cell>
          <table:table-cell office:value-type="float" office:value="0.977697" calcext:value-type="float">
            <text:p>0.977697</text:p>
          </table:table-cell>
          <table:table-cell office:value-type="float" office:value="0.974312" calcext:value-type="float">
            <text:p>0.974312</text:p>
          </table:table-cell>
          <table:table-cell office:value-type="float" office:value="0.969965" calcext:value-type="float">
            <text:p>0.969965</text:p>
          </table:table-cell>
          <table:table-cell office:value-type="float" office:value="0.964661" calcext:value-type="float">
            <text:p>0.964661</text:p>
          </table:table-cell>
          <table:table-cell office:value-type="float" office:value="0.958405" calcext:value-type="float">
            <text:p>0.958405</text:p>
          </table:table-cell>
          <table:table-cell office:value-type="float" office:value="0.951203" calcext:value-type="float">
            <text:p>0.951203</text:p>
          </table:table-cell>
          <table:table-cell office:value-type="float" office:value="0.943062" calcext:value-type="float">
            <text:p>0.943062</text:p>
          </table:table-cell>
          <table:table-cell office:value-type="float" office:value="0.933991" calcext:value-type="float">
            <text:p>0.933991</text:p>
          </table:table-cell>
          <table:table-cell office:value-type="float" office:value="0.923997" calcext:value-type="float">
            <text:p>0.923997</text:p>
          </table:table-cell>
          <table:table-cell office:value-type="float" office:value="0.913092" calcext:value-type="float">
            <text:p>0.913092</text:p>
          </table:table-cell>
          <table:table-cell office:value-type="float" office:value="0.901286" calcext:value-type="float">
            <text:p>0.901286</text:p>
          </table:table-cell>
          <table:table-cell office:value-type="float" office:value="0.888591" calcext:value-type="float">
            <text:p>0.888591</text:p>
          </table:table-cell>
          <table:table-cell office:value-type="float" office:value="0.875018" calcext:value-type="float">
            <text:p>0.875018</text:p>
          </table:table-cell>
          <table:table-cell office:value-type="float" office:value="0.860582" calcext:value-type="float">
            <text:p>0.860582</text:p>
          </table:table-cell>
          <table:table-cell office:value-type="float" office:value="0.845297" calcext:value-type="float">
            <text:p>0.845297</text:p>
          </table:table-cell>
          <table:table-cell office:value-type="float" office:value="0.829177" calcext:value-type="float">
            <text:p>0.829177</text:p>
          </table:table-cell>
          <table:table-cell office:value-type="float" office:value="0.812239" calcext:value-type="float">
            <text:p>0.812239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775976" calcext:value-type="float">
            <text:p>0.775976</text:p>
          </table:table-cell>
          <table:table-cell office:value-type="float" office:value="0.756687" calcext:value-type="float">
            <text:p>0.756687</text:p>
          </table:table-cell>
          <table:table-cell office:value-type="float" office:value="0.736651" calcext:value-type="float">
            <text:p>0.736651</text:p>
          </table:table-cell>
          <table:table-cell office:value-type="float" office:value="0.715888" calcext:value-type="float">
            <text:p>0.715888</text:p>
          </table:table-cell>
          <table:table-cell office:value-type="float" office:value="0.694418" calcext:value-type="float">
            <text:p>0.694418</text:p>
          </table:table-cell>
          <table:table-cell office:value-type="float" office:value="0.672263" calcext:value-type="float">
            <text:p>0.672263</text:p>
          </table:table-cell>
          <table:table-cell office:value-type="float" office:value="0.649445" calcext:value-type="float">
            <text:p>0.649445</text:p>
          </table:table-cell>
          <table:table-cell office:value-type="float" office:value="0.625986" calcext:value-type="float">
            <text:p>0.625986</text:p>
          </table:table-cell>
          <table:table-cell office:value-type="float" office:value="0.601909" calcext:value-type="float">
            <text:p>0.601909</text:p>
          </table:table-cell>
          <table:table-cell office:value-type="float" office:value="0.577238" calcext:value-type="float">
            <text:p>0.577238</text:p>
          </table:table-cell>
          <table:table-cell office:value-type="float" office:value="0.551997" calcext:value-type="float">
            <text:p>0.551997</text:p>
          </table:table-cell>
          <table:table-cell office:value-type="float" office:value="0.526212" calcext:value-type="float">
            <text:p>0.526212</text:p>
          </table:table-cell>
          <table:table-cell office:value-type="float" office:value="0.499907" calcext:value-type="float">
            <text:p>0.499907</text:p>
          </table:table-cell>
          <table:table-cell office:value-type="float" office:value="0.473109" calcext:value-type="float">
            <text:p>0.473109</text:p>
          </table:table-cell>
          <table:table-cell office:value-type="float" office:value="0.445844" calcext:value-type="float">
            <text:p>0.445844</text:p>
          </table:table-cell>
          <table:table-cell office:value-type="float" office:value="0.418139" calcext:value-type="float">
            <text:p>0.418139</text:p>
          </table:table-cell>
          <table:table-cell office:value-type="float" office:value="0.390021" calcext:value-type="float">
            <text:p>0.390021</text:p>
          </table:table-cell>
          <table:table-cell office:value-type="float" office:value="0.361519" calcext:value-type="float">
            <text:p>0.361519</text:p>
          </table:table-cell>
          <table:table-cell office:value-type="float" office:value="0.33266" calcext:value-type="float">
            <text:p>0.33266</text:p>
          </table:table-cell>
          <table:table-cell office:value-type="float" office:value="0.303472" calcext:value-type="float">
            <text:p>0.303472</text:p>
          </table:table-cell>
          <table:table-cell office:value-type="float" office:value="0.273985" calcext:value-type="float">
            <text:p>0.273985</text:p>
          </table:table-cell>
          <table:table-cell office:value-type="float" office:value="0.244227" calcext:value-type="float">
            <text:p>0.244227</text:p>
          </table:table-cell>
          <table:table-cell office:value-type="float" office:value="0.214229" calcext:value-type="float">
            <text:p>0.214229</text:p>
          </table:table-cell>
          <table:table-cell office:value-type="float" office:value="0.184019" calcext:value-type="float">
            <text:p>0.184019</text:p>
          </table:table-cell>
          <table:table-cell office:value-type="float" office:value="0.153627" calcext:value-type="float">
            <text:p>0.153627</text:p>
          </table:table-cell>
          <table:table-cell office:value-type="float" office:value="0.123084" calcext:value-type="float">
            <text:p>0.123084</text:p>
          </table:table-cell>
          <table:table-cell office:value-type="float" office:value="0.0924196" calcext:value-type="float">
            <text:p>0.0924196</text:p>
          </table:table-cell>
          <table:table-cell office:value-type="float" office:value="0.0616638" calcext:value-type="float">
            <text:p>0.0616638</text:p>
          </table:table-cell>
          <table:table-cell office:value-type="float" office:value="0.0308471" calcext:value-type="float">
            <text:p>0.0308471</text:p>
          </table:table-cell>
          <table:table-cell office:value-type="float" office:value="1.48011E-017" calcext:value-type="float">
            <text:p>1.48011E-17</text:p>
          </table:table-cell>
          <table:table-cell office:value-type="float" office:value="-0.0308471" calcext:value-type="float">
            <text:p>-0.0308471</text:p>
          </table:table-cell>
          <table:table-cell office:value-type="float" office:value="-0.0616638" calcext:value-type="float">
            <text:p>-0.0616638</text:p>
          </table:table-cell>
          <table:table-cell office:value-type="float" office:value="-0.0924196" calcext:value-type="float">
            <text:p>-0.0924196</text:p>
          </table:table-cell>
          <table:table-cell office:value-type="float" office:value="-0.123084" calcext:value-type="float">
            <text:p>-0.123084</text:p>
          </table:table-cell>
          <table:table-cell office:value-type="float" office:value="-0.153627" calcext:value-type="float">
            <text:p>-0.153627</text:p>
          </table:table-cell>
          <table:table-cell office:value-type="float" office:value="-0.184019" calcext:value-type="float">
            <text:p>-0.184019</text:p>
          </table:table-cell>
          <table:table-cell office:value-type="float" office:value="-0.214229" calcext:value-type="float">
            <text:p>-0.214229</text:p>
          </table:table-cell>
          <table:table-cell office:value-type="float" office:value="-0.244227" calcext:value-type="float">
            <text:p>-0.244227</text:p>
          </table:table-cell>
          <table:table-cell office:value-type="float" office:value="-0.273985" calcext:value-type="float">
            <text:p>-0.273985</text:p>
          </table:table-cell>
          <table:table-cell office:value-type="float" office:value="-0.303472" calcext:value-type="float">
            <text:p>-0.303472</text:p>
          </table:table-cell>
          <table:table-cell office:value-type="float" office:value="-0.33266" calcext:value-type="float">
            <text:p>-0.33266</text:p>
          </table:table-cell>
          <table:table-cell office:value-type="float" office:value="-0.361519" calcext:value-type="float">
            <text:p>-0.361519</text:p>
          </table:table-cell>
          <table:table-cell office:value-type="float" office:value="-0.390021" calcext:value-type="float">
            <text:p>-0.390021</text:p>
          </table:table-cell>
          <table:table-cell office:value-type="float" office:value="-0.418139" calcext:value-type="float">
            <text:p>-0.418139</text:p>
          </table:table-cell>
          <table:table-cell office:value-type="float" office:value="-0.445844" calcext:value-type="float">
            <text:p>-0.445844</text:p>
          </table:table-cell>
          <table:table-cell office:value-type="float" office:value="-0.473109" calcext:value-type="float">
            <text:p>-0.473109</text:p>
          </table:table-cell>
          <table:table-cell office:value-type="float" office:value="-0.499907" calcext:value-type="float">
            <text:p>-0.499907</text:p>
          </table:table-cell>
          <table:table-cell office:value-type="float" office:value="-0.526212" calcext:value-type="float">
            <text:p>-0.526212</text:p>
          </table:table-cell>
          <table:table-cell office:value-type="float" office:value="-0.551997" calcext:value-type="float">
            <text:p>-0.551997</text:p>
          </table:table-cell>
          <table:table-cell office:value-type="float" office:value="-0.577238" calcext:value-type="float">
            <text:p>-0.577238</text:p>
          </table:table-cell>
          <table:table-cell office:value-type="float" office:value="-0.601909" calcext:value-type="float">
            <text:p>-0.601909</text:p>
          </table:table-cell>
          <table:table-cell office:value-type="float" office:value="-0.625986" calcext:value-type="float">
            <text:p>-0.625986</text:p>
          </table:table-cell>
          <table:table-cell office:value-type="float" office:value="-0.649445" calcext:value-type="float">
            <text:p>-0.649445</text:p>
          </table:table-cell>
          <table:table-cell office:value-type="float" office:value="-0.672263" calcext:value-type="float">
            <text:p>-0.672263</text:p>
          </table:table-cell>
          <table:table-cell office:value-type="float" office:value="-0.694418" calcext:value-type="float">
            <text:p>-0.694418</text:p>
          </table:table-cell>
          <table:table-cell office:value-type="float" office:value="-0.715888" calcext:value-type="float">
            <text:p>-0.715888</text:p>
          </table:table-cell>
          <table:table-cell office:value-type="float" office:value="-0.736651" calcext:value-type="float">
            <text:p>-0.736651</text:p>
          </table:table-cell>
          <table:table-cell office:value-type="float" office:value="-0.756687" calcext:value-type="float">
            <text:p>-0.756687</text:p>
          </table:table-cell>
          <table:table-cell office:value-type="float" office:value="-0.775976" calcext:value-type="float">
            <text:p>-0.775976</text:p>
          </table:table-cell>
          <table:table-cell office:value-type="float" office:value="-0.7945" calcext:value-type="float">
            <text:p>-0.7945</text:p>
          </table:table-cell>
          <table:table-cell office:value-type="float" office:value="-0.812239" calcext:value-type="float">
            <text:p>-0.812239</text:p>
          </table:table-cell>
          <table:table-cell office:value-type="float" office:value="-0.829177" calcext:value-type="float">
            <text:p>-0.829177</text:p>
          </table:table-cell>
          <table:table-cell office:value-type="float" office:value="-0.845297" calcext:value-type="float">
            <text:p>-0.845297</text:p>
          </table:table-cell>
          <table:table-cell office:value-type="float" office:value="-0.860582" calcext:value-type="float">
            <text:p>-0.860582</text:p>
          </table:table-cell>
          <table:table-cell office:value-type="float" office:value="-0.875018" calcext:value-type="float">
            <text:p>-0.875018</text:p>
          </table:table-cell>
          <table:table-cell office:value-type="float" office:value="-0.888591" calcext:value-type="float">
            <text:p>-0.888591</text:p>
          </table:table-cell>
          <table:table-cell office:value-type="float" office:value="-0.901286" calcext:value-type="float">
            <text:p>-0.901286</text:p>
          </table:table-cell>
          <table:table-cell office:value-type="float" office:value="-0.913092" calcext:value-type="float">
            <text:p>-0.913092</text:p>
          </table:table-cell>
          <table:table-cell office:value-type="float" office:value="-0.923997" calcext:value-type="float">
            <text:p>-0.923997</text:p>
          </table:table-cell>
          <table:table-cell office:value-type="float" office:value="-0.933991" calcext:value-type="float">
            <text:p>-0.933991</text:p>
          </table:table-cell>
          <table:table-cell office:value-type="float" office:value="-0.943062" calcext:value-type="float">
            <text:p>-0.943062</text:p>
          </table:table-cell>
          <table:table-cell office:value-type="float" office:value="-0.951203" calcext:value-type="float">
            <text:p>-0.951203</text:p>
          </table:table-cell>
          <table:table-cell office:value-type="float" office:value="-0.958405" calcext:value-type="float">
            <text:p>-0.958405</text:p>
          </table:table-cell>
          <table:table-cell office:value-type="float" office:value="-0.964661" calcext:value-type="float">
            <text:p>-0.964661</text:p>
          </table:table-cell>
          <table:table-cell office:value-type="float" office:value="-0.969965" calcext:value-type="float">
            <text:p>-0.969965</text:p>
          </table:table-cell>
          <table:table-cell office:value-type="float" office:value="-0.974312" calcext:value-type="float">
            <text:p>-0.974312</text:p>
          </table:table-cell>
          <table:table-cell office:value-type="float" office:value="-0.977697" calcext:value-type="float">
            <text:p>-0.977697</text:p>
          </table:table-cell>
          <table:table-cell office:value-type="float" office:value="-0.980118" calcext:value-type="float">
            <text:p>-0.980118</text:p>
          </table:table-cell>
          <table:table-cell office:value-type="float" office:value="-0.981571" calcext:value-type="float">
            <text:p>-0.981571</text:p>
          </table:table-cell>
          <table:table-cell office:value-type="float" office:value="-0.982055" calcext:value-type="float">
            <text:p>-0.982055</text:p>
          </table:table-cell>
          <table:table-cell/>
        </table:table-row>
        <table:table-row table:style-name="ro1">
          <table:table-cell office:value-type="float" office:value="0.0693735" calcext:value-type="float">
            <text:p>0.0693735</text:p>
          </table:table-cell>
          <table:table-cell office:value-type="float" office:value="0.976883" calcext:value-type="float">
            <text:p>0.976883</text:p>
          </table:table-cell>
          <table:table-cell office:value-type="float" office:value="0.976401" calcext:value-type="float">
            <text:p>0.976401</text:p>
          </table:table-cell>
          <table:table-cell office:value-type="float" office:value="0.974955" calcext:value-type="float">
            <text:p>0.974955</text:p>
          </table:table-cell>
          <table:table-cell office:value-type="float" office:value="0.972548" calcext:value-type="float">
            <text:p>0.972548</text:p>
          </table:table-cell>
          <table:table-cell office:value-type="float" office:value="0.96918" calcext:value-type="float">
            <text:p>0.96918</text:p>
          </table:table-cell>
          <table:table-cell office:value-type="float" office:value="0.964856" calcext:value-type="float">
            <text:p>0.964856</text:p>
          </table:table-cell>
          <table:table-cell office:value-type="float" office:value="0.95958" calcext:value-type="float">
            <text:p>0.95958</text:p>
          </table:table-cell>
          <table:table-cell office:value-type="float" office:value="0.953357" calcext:value-type="float">
            <text:p>0.953357</text:p>
          </table:table-cell>
          <table:table-cell office:value-type="float" office:value="0.946193" calcext:value-type="float">
            <text:p>0.946193</text:p>
          </table:table-cell>
          <table:table-cell office:value-type="float" office:value="0.938095" calcext:value-type="float">
            <text:p>0.938095</text:p>
          </table:table-cell>
          <table:table-cell office:value-type="float" office:value="0.929071" calcext:value-type="float">
            <text:p>0.929071</text:p>
          </table:table-cell>
          <table:table-cell office:value-type="float" office:value="0.919131" calcext:value-type="float">
            <text:p>0.919131</text:p>
          </table:table-cell>
          <table:table-cell office:value-type="float" office:value="0.908283" calcext:value-type="float">
            <text:p>0.908283</text:p>
          </table:table-cell>
          <table:table-cell office:value-type="float" office:value="0.896539" calcext:value-type="float">
            <text:p>0.896539</text:p>
          </table:table-cell>
          <table:table-cell office:value-type="float" office:value="0.88391" calcext:value-type="float">
            <text:p>0.88391</text:p>
          </table:table-cell>
          <table:table-cell office:value-type="float" office:value="0.870409" calcext:value-type="float">
            <text:p>0.870409</text:p>
          </table:table-cell>
          <table:table-cell office:value-type="float" office:value="0.856049" calcext:value-type="float">
            <text:p>0.856049</text:p>
          </table:table-cell>
          <table:table-cell office:value-type="float" office:value="0.840845" calcext:value-type="float">
            <text:p>0.840845</text:p>
          </table:table-cell>
          <table:table-cell office:value-type="float" office:value="0.82481" calcext:value-type="float">
            <text:p>0.82481</text:p>
          </table:table-cell>
          <table:table-cell office:value-type="float" office:value="0.807961" calcext:value-type="float">
            <text:p>0.807961</text:p>
          </table:table-cell>
          <table:table-cell office:value-type="float" office:value="0.790315" calcext:value-type="float">
            <text:p>0.790315</text:p>
          </table:table-cell>
          <table:table-cell office:value-type="float" office:value="0.771889" calcext:value-type="float">
            <text:p>0.771889</text:p>
          </table:table-cell>
          <table:table-cell office:value-type="float" office:value="0.752702" calcext:value-type="float">
            <text:p>0.752702</text:p>
          </table:table-cell>
          <table:table-cell office:value-type="float" office:value="0.732771" calcext:value-type="float">
            <text:p>0.732771</text:p>
          </table:table-cell>
          <table:table-cell office:value-type="float" office:value="0.712117" calcext:value-type="float">
            <text:p>0.712117</text:p>
          </table:table-cell>
          <table:table-cell office:value-type="float" office:value="0.690761" calcext:value-type="float">
            <text:p>0.690761</text:p>
          </table:table-cell>
          <table:table-cell office:value-type="float" office:value="0.668723" calcext:value-type="float">
            <text:p>0.668723</text:p>
          </table:table-cell>
          <table:table-cell office:value-type="float" office:value="0.646025" calcext:value-type="float">
            <text:p>0.646025</text:p>
          </table:table-cell>
          <table:table-cell office:value-type="float" office:value="0.622689" calcext:value-type="float">
            <text:p>0.622689</text:p>
          </table:table-cell>
          <table:table-cell office:value-type="float" office:value="0.598739" calcext:value-type="float">
            <text:p>0.598739</text:p>
          </table:table-cell>
          <table:table-cell office:value-type="float" office:value="0.574198" calcext:value-type="float">
            <text:p>0.574198</text:p>
          </table:table-cell>
          <table:table-cell office:value-type="float" office:value="0.54909" calcext:value-type="float">
            <text:p>0.54909</text:p>
          </table:table-cell>
          <table:table-cell office:value-type="float" office:value="0.52344" calcext:value-type="float">
            <text:p>0.52344</text:p>
          </table:table-cell>
          <table:table-cell office:value-type="float" office:value="0.497274" calcext:value-type="float">
            <text:p>0.497274</text:p>
          </table:table-cell>
          <table:table-cell office:value-type="float" office:value="0.470617" calcext:value-type="float">
            <text:p>0.470617</text:p>
          </table:table-cell>
          <table:table-cell office:value-type="float" office:value="0.443496" calcext:value-type="float">
            <text:p>0.443496</text:p>
          </table:table-cell>
          <table:table-cell office:value-type="float" office:value="0.415937" calcext:value-type="float">
            <text:p>0.415937</text:p>
          </table:table-cell>
          <table:table-cell office:value-type="float" office:value="0.387967" calcext:value-type="float">
            <text:p>0.387967</text:p>
          </table:table-cell>
          <table:table-cell office:value-type="float" office:value="0.359615" calcext:value-type="float">
            <text:p>0.359615</text:p>
          </table:table-cell>
          <table:table-cell office:value-type="float" office:value="0.330907" calcext:value-type="float">
            <text:p>0.330907</text:p>
          </table:table-cell>
          <table:table-cell office:value-type="float" office:value="0.301874" calcext:value-type="float">
            <text:p>0.301874</text:p>
          </table:table-cell>
          <table:table-cell office:value-type="float" office:value="0.272542" calcext:value-type="float">
            <text:p>0.272542</text:p>
          </table:table-cell>
          <table:table-cell office:value-type="float" office:value="0.242941" calcext:value-type="float">
            <text:p>0.242941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18305" calcext:value-type="float">
            <text:p>0.18305</text:p>
          </table:table-cell>
          <table:table-cell office:value-type="float" office:value="0.152818" calcext:value-type="float">
            <text:p>0.152818</text:p>
          </table:table-cell>
          <table:table-cell office:value-type="float" office:value="0.122436" calcext:value-type="float">
            <text:p>0.122436</text:p>
          </table:table-cell>
          <table:table-cell office:value-type="float" office:value="0.0919328" calcext:value-type="float">
            <text:p>0.0919328</text:p>
          </table:table-cell>
          <table:table-cell office:value-type="float" office:value="0.061339" calcext:value-type="float">
            <text:p>0.061339</text:p>
          </table:table-cell>
          <table:table-cell office:value-type="float" office:value="0.0306846" calcext:value-type="float">
            <text:p>0.0306846</text:p>
          </table:table-cell>
          <table:table-cell office:value-type="float" office:value="1.11246E-016" calcext:value-type="float">
            <text:p>1.11246E-16</text:p>
          </table:table-cell>
          <table:table-cell office:value-type="float" office:value="-0.0306846" calcext:value-type="float">
            <text:p>-0.0306846</text:p>
          </table:table-cell>
          <table:table-cell office:value-type="float" office:value="-0.061339" calcext:value-type="float">
            <text:p>-0.061339</text:p>
          </table:table-cell>
          <table:table-cell office:value-type="float" office:value="-0.0919328" calcext:value-type="float">
            <text:p>-0.0919328</text:p>
          </table:table-cell>
          <table:table-cell office:value-type="float" office:value="-0.122436" calcext:value-type="float">
            <text:p>-0.122436</text:p>
          </table:table-cell>
          <table:table-cell office:value-type="float" office:value="-0.152818" calcext:value-type="float">
            <text:p>-0.152818</text:p>
          </table:table-cell>
          <table:table-cell office:value-type="float" office:value="-0.18305" calcext:value-type="float">
            <text:p>-0.18305</text:p>
          </table:table-cell>
          <table:table-cell office:value-type="float" office:value="-0.2131" calcext:value-type="float">
            <text:p>-0.2131</text:p>
          </table:table-cell>
          <table:table-cell office:value-type="float" office:value="-0.242941" calcext:value-type="float">
            <text:p>-0.242941</text:p>
          </table:table-cell>
          <table:table-cell office:value-type="float" office:value="-0.272542" calcext:value-type="float">
            <text:p>-0.272542</text:p>
          </table:table-cell>
          <table:table-cell office:value-type="float" office:value="-0.301874" calcext:value-type="float">
            <text:p>-0.301874</text:p>
          </table:table-cell>
          <table:table-cell office:value-type="float" office:value="-0.330907" calcext:value-type="float">
            <text:p>-0.330907</text:p>
          </table:table-cell>
          <table:table-cell office:value-type="float" office:value="-0.359615" calcext:value-type="float">
            <text:p>-0.359615</text:p>
          </table:table-cell>
          <table:table-cell office:value-type="float" office:value="-0.387967" calcext:value-type="float">
            <text:p>-0.387967</text:p>
          </table:table-cell>
          <table:table-cell office:value-type="float" office:value="-0.415937" calcext:value-type="float">
            <text:p>-0.415937</text:p>
          </table:table-cell>
          <table:table-cell office:value-type="float" office:value="-0.443496" calcext:value-type="float">
            <text:p>-0.443496</text:p>
          </table:table-cell>
          <table:table-cell office:value-type="float" office:value="-0.470617" calcext:value-type="float">
            <text:p>-0.470617</text:p>
          </table:table-cell>
          <table:table-cell office:value-type="float" office:value="-0.497274" calcext:value-type="float">
            <text:p>-0.497274</text:p>
          </table:table-cell>
          <table:table-cell office:value-type="float" office:value="-0.52344" calcext:value-type="float">
            <text:p>-0.52344</text:p>
          </table:table-cell>
          <table:table-cell office:value-type="float" office:value="-0.54909" calcext:value-type="float">
            <text:p>-0.54909</text:p>
          </table:table-cell>
          <table:table-cell office:value-type="float" office:value="-0.574198" calcext:value-type="float">
            <text:p>-0.574198</text:p>
          </table:table-cell>
          <table:table-cell office:value-type="float" office:value="-0.598739" calcext:value-type="float">
            <text:p>-0.598739</text:p>
          </table:table-cell>
          <table:table-cell office:value-type="float" office:value="-0.622689" calcext:value-type="float">
            <text:p>-0.622689</text:p>
          </table:table-cell>
          <table:table-cell office:value-type="float" office:value="-0.646025" calcext:value-type="float">
            <text:p>-0.646025</text:p>
          </table:table-cell>
          <table:table-cell office:value-type="float" office:value="-0.668723" calcext:value-type="float">
            <text:p>-0.668723</text:p>
          </table:table-cell>
          <table:table-cell office:value-type="float" office:value="-0.690761" calcext:value-type="float">
            <text:p>-0.690761</text:p>
          </table:table-cell>
          <table:table-cell office:value-type="float" office:value="-0.712117" calcext:value-type="float">
            <text:p>-0.712117</text:p>
          </table:table-cell>
          <table:table-cell office:value-type="float" office:value="-0.732771" calcext:value-type="float">
            <text:p>-0.732771</text:p>
          </table:table-cell>
          <table:table-cell office:value-type="float" office:value="-0.752702" calcext:value-type="float">
            <text:p>-0.752702</text:p>
          </table:table-cell>
          <table:table-cell office:value-type="float" office:value="-0.771889" calcext:value-type="float">
            <text:p>-0.771889</text:p>
          </table:table-cell>
          <table:table-cell office:value-type="float" office:value="-0.790315" calcext:value-type="float">
            <text:p>-0.790315</text:p>
          </table:table-cell>
          <table:table-cell office:value-type="float" office:value="-0.807961" calcext:value-type="float">
            <text:p>-0.807961</text:p>
          </table:table-cell>
          <table:table-cell office:value-type="float" office:value="-0.82481" calcext:value-type="float">
            <text:p>-0.82481</text:p>
          </table:table-cell>
          <table:table-cell office:value-type="float" office:value="-0.840845" calcext:value-type="float">
            <text:p>-0.840845</text:p>
          </table:table-cell>
          <table:table-cell office:value-type="float" office:value="-0.856049" calcext:value-type="float">
            <text:p>-0.856049</text:p>
          </table:table-cell>
          <table:table-cell office:value-type="float" office:value="-0.870409" calcext:value-type="float">
            <text:p>-0.870409</text:p>
          </table:table-cell>
          <table:table-cell office:value-type="float" office:value="-0.88391" calcext:value-type="float">
            <text:p>-0.88391</text:p>
          </table:table-cell>
          <table:table-cell office:value-type="float" office:value="-0.896539" calcext:value-type="float">
            <text:p>-0.896539</text:p>
          </table:table-cell>
          <table:table-cell office:value-type="float" office:value="-0.908283" calcext:value-type="float">
            <text:p>-0.908283</text:p>
          </table:table-cell>
          <table:table-cell office:value-type="float" office:value="-0.919131" calcext:value-type="float">
            <text:p>-0.919131</text:p>
          </table:table-cell>
          <table:table-cell office:value-type="float" office:value="-0.929071" calcext:value-type="float">
            <text:p>-0.929071</text:p>
          </table:table-cell>
          <table:table-cell office:value-type="float" office:value="-0.938095" calcext:value-type="float">
            <text:p>-0.938095</text:p>
          </table:table-cell>
          <table:table-cell office:value-type="float" office:value="-0.946193" calcext:value-type="float">
            <text:p>-0.946193</text:p>
          </table:table-cell>
          <table:table-cell office:value-type="float" office:value="-0.953357" calcext:value-type="float">
            <text:p>-0.953357</text:p>
          </table:table-cell>
          <table:table-cell office:value-type="float" office:value="-0.95958" calcext:value-type="float">
            <text:p>-0.95958</text:p>
          </table:table-cell>
          <table:table-cell office:value-type="float" office:value="-0.964856" calcext:value-type="float">
            <text:p>-0.964856</text:p>
          </table:table-cell>
          <table:table-cell office:value-type="float" office:value="-0.96918" calcext:value-type="float">
            <text:p>-0.96918</text:p>
          </table:table-cell>
          <table:table-cell office:value-type="float" office:value="-0.972548" calcext:value-type="float">
            <text:p>-0.972548</text:p>
          </table:table-cell>
          <table:table-cell office:value-type="float" office:value="-0.974955" calcext:value-type="float">
            <text:p>-0.974955</text:p>
          </table:table-cell>
          <table:table-cell office:value-type="float" office:value="-0.976401" calcext:value-type="float">
            <text:p>-0.976401</text:p>
          </table:table-cell>
          <table:table-cell office:value-type="float" office:value="-0.976883" calcext:value-type="float">
            <text:p>-0.976883</text:p>
          </table:table-cell>
          <table:table-cell/>
        </table:table-row>
        <table:table-row table:style-name="ro1">
          <table:table-cell office:value-type="float" office:value="0.0742263" calcext:value-type="float">
            <text:p>0.0742263</text:p>
          </table:table-cell>
          <table:table-cell office:value-type="float" office:value="0.973593" calcext:value-type="float">
            <text:p>0.973593</text:p>
          </table:table-cell>
          <table:table-cell office:value-type="float" office:value="0.973113" calcext:value-type="float">
            <text:p>0.973113</text:p>
          </table:table-cell>
          <table:table-cell office:value-type="float" office:value="0.971672" calcext:value-type="float">
            <text:p>0.971672</text:p>
          </table:table-cell>
          <table:table-cell office:value-type="float" office:value="0.969272" calcext:value-type="float">
            <text:p>0.969272</text:p>
          </table:table-cell>
          <table:table-cell office:value-type="float" office:value="0.965916" calcext:value-type="float">
            <text:p>0.965916</text:p>
          </table:table-cell>
          <table:table-cell office:value-type="float" office:value="0.961607" calcext:value-type="float">
            <text:p>0.961607</text:p>
          </table:table-cell>
          <table:table-cell office:value-type="float" office:value="0.956348" calcext:value-type="float">
            <text:p>0.956348</text:p>
          </table:table-cell>
          <table:table-cell office:value-type="float" office:value="0.950146" calcext:value-type="float">
            <text:p>0.950146</text:p>
          </table:table-cell>
          <table:table-cell office:value-type="float" office:value="0.943006" calcext:value-type="float">
            <text:p>0.943006</text:p>
          </table:table-cell>
          <table:table-cell office:value-type="float" office:value="0.934936" calcext:value-type="float">
            <text:p>0.934936</text:p>
          </table:table-cell>
          <table:table-cell office:value-type="float" office:value="0.925942" calcext:value-type="float">
            <text:p>0.925942</text:p>
          </table:table-cell>
          <table:table-cell office:value-type="float" office:value="0.916035" calcext:value-type="float">
            <text:p>0.916035</text:p>
          </table:table-cell>
          <table:table-cell office:value-type="float" office:value="0.905224" calcext:value-type="float">
            <text:p>0.905224</text:p>
          </table:table-cell>
          <table:table-cell office:value-type="float" office:value="0.89352" calcext:value-type="float">
            <text:p>0.89352</text:p>
          </table:table-cell>
          <table:table-cell office:value-type="float" office:value="0.880934" calcext:value-type="float">
            <text:p>0.880934</text:p>
          </table:table-cell>
          <table:table-cell office:value-type="float" office:value="0.867478" calcext:value-type="float">
            <text:p>0.867478</text:p>
          </table:table-cell>
          <table:table-cell office:value-type="float" office:value="0.853166" calcext:value-type="float">
            <text:p>0.853166</text:p>
          </table:table-cell>
          <table:table-cell office:value-type="float" office:value="0.838013" calcext:value-type="float">
            <text:p>0.838013</text:p>
          </table:table-cell>
          <table:table-cell office:value-type="float" office:value="0.822032" calcext:value-type="float">
            <text:p>0.822032</text:p>
          </table:table-cell>
          <table:table-cell office:value-type="float" office:value="0.80524" calcext:value-type="float">
            <text:p>0.80524</text:p>
          </table:table-cell>
          <table:table-cell office:value-type="float" office:value="0.787654" calcext:value-type="float">
            <text:p>0.787654</text:p>
          </table:table-cell>
          <table:table-cell office:value-type="float" office:value="0.76929" calcext:value-type="float">
            <text:p>0.76929</text:p>
          </table:table-cell>
          <table:table-cell office:value-type="float" office:value="0.750167" calcext:value-type="float">
            <text:p>0.750167</text:p>
          </table:table-cell>
          <table:table-cell office:value-type="float" office:value="0.730303" calcext:value-type="float">
            <text:p>0.730303</text:p>
          </table:table-cell>
          <table:table-cell office:value-type="float" office:value="0.709719" calcext:value-type="float">
            <text:p>0.709719</text:p>
          </table:table-cell>
          <table:table-cell office:value-type="float" office:value="0.688435" calcext:value-type="float">
            <text:p>0.688435</text:p>
          </table:table-cell>
          <table:table-cell office:value-type="float" office:value="0.666471" calcext:value-type="float">
            <text:p>0.666471</text:p>
          </table:table-cell>
          <table:table-cell office:value-type="float" office:value="0.643849" calcext:value-type="float">
            <text:p>0.643849</text:p>
          </table:table-cell>
          <table:table-cell office:value-type="float" office:value="0.620592" calcext:value-type="float">
            <text:p>0.620592</text:p>
          </table:table-cell>
          <table:table-cell office:value-type="float" office:value="0.596722" calcext:value-type="float">
            <text:p>0.596722</text:p>
          </table:table-cell>
          <table:table-cell office:value-type="float" office:value="0.572264" calcext:value-type="float">
            <text:p>0.572264</text:p>
          </table:table-cell>
          <table:table-cell office:value-type="float" office:value="0.547241" calcext:value-type="float">
            <text:p>0.547241</text:p>
          </table:table-cell>
          <table:table-cell office:value-type="float" office:value="0.521677" calcext:value-type="float">
            <text:p>0.521677</text:p>
          </table:table-cell>
          <table:table-cell office:value-type="float" office:value="0.495599" calcext:value-type="float">
            <text:p>0.495599</text:p>
          </table:table-cell>
          <table:table-cell office:value-type="float" office:value="0.469032" calcext:value-type="float">
            <text:p>0.469032</text:p>
          </table:table-cell>
          <table:table-cell office:value-type="float" office:value="0.442002" calcext:value-type="float">
            <text:p>0.442002</text:p>
          </table:table-cell>
          <table:table-cell office:value-type="float" office:value="0.414536" calcext:value-type="float">
            <text:p>0.414536</text:p>
          </table:table-cell>
          <table:table-cell office:value-type="float" office:value="0.386661" calcext:value-type="float">
            <text:p>0.386661</text:p>
          </table:table-cell>
          <table:table-cell office:value-type="float" office:value="0.358404" calcext:value-type="float">
            <text:p>0.358404</text:p>
          </table:table-cell>
          <table:table-cell office:value-type="float" office:value="0.329793" calcext:value-type="float">
            <text:p>0.329793</text:p>
          </table:table-cell>
          <table:table-cell office:value-type="float" office:value="0.300857" calcext:value-type="float">
            <text:p>0.300857</text:p>
          </table:table-cell>
          <table:table-cell office:value-type="float" office:value="0.271624" calcext:value-type="float">
            <text:p>0.271624</text:p>
          </table:table-cell>
          <table:table-cell office:value-type="float" office:value="0.242123" calcext:value-type="float">
            <text:p>0.242123</text:p>
          </table:table-cell>
          <table:table-cell office:value-type="float" office:value="0.212383" calcext:value-type="float">
            <text:p>0.212383</text:p>
          </table:table-cell>
          <table:table-cell office:value-type="float" office:value="0.182433" calcext:value-type="float">
            <text:p>0.182433</text:p>
          </table:table-cell>
          <table:table-cell office:value-type="float" office:value="0.152304" calcext:value-type="float">
            <text:p>0.152304</text:p>
          </table:table-cell>
          <table:table-cell office:value-type="float" office:value="0.122024" calcext:value-type="float">
            <text:p>0.122024</text:p>
          </table:table-cell>
          <table:table-cell office:value-type="float" office:value="0.0916232" calcext:value-type="float">
            <text:p>0.0916232</text:p>
          </table:table-cell>
          <table:table-cell office:value-type="float" office:value="0.0611324" calcext:value-type="float">
            <text:p>0.0611324</text:p>
          </table:table-cell>
          <table:table-cell office:value-type="float" office:value="0.0305813" calcext:value-type="float">
            <text:p>0.0305813</text:p>
          </table:table-cell>
          <table:table-cell office:value-type="float" office:value="1.07965E-016" calcext:value-type="float">
            <text:p>1.07965E-16</text:p>
          </table:table-cell>
          <table:table-cell office:value-type="float" office:value="-0.0305813" calcext:value-type="float">
            <text:p>-0.0305813</text:p>
          </table:table-cell>
          <table:table-cell office:value-type="float" office:value="-0.0611324" calcext:value-type="float">
            <text:p>-0.0611324</text:p>
          </table:table-cell>
          <table:table-cell office:value-type="float" office:value="-0.0916232" calcext:value-type="float">
            <text:p>-0.0916232</text:p>
          </table:table-cell>
          <table:table-cell office:value-type="float" office:value="-0.122024" calcext:value-type="float">
            <text:p>-0.122024</text:p>
          </table:table-cell>
          <table:table-cell office:value-type="float" office:value="-0.152304" calcext:value-type="float">
            <text:p>-0.152304</text:p>
          </table:table-cell>
          <table:table-cell office:value-type="float" office:value="-0.182433" calcext:value-type="float">
            <text:p>-0.182433</text:p>
          </table:table-cell>
          <table:table-cell office:value-type="float" office:value="-0.212383" calcext:value-type="float">
            <text:p>-0.212383</text:p>
          </table:table-cell>
          <table:table-cell office:value-type="float" office:value="-0.242123" calcext:value-type="float">
            <text:p>-0.242123</text:p>
          </table:table-cell>
          <table:table-cell office:value-type="float" office:value="-0.271624" calcext:value-type="float">
            <text:p>-0.271624</text:p>
          </table:table-cell>
          <table:table-cell office:value-type="float" office:value="-0.300857" calcext:value-type="float">
            <text:p>-0.300857</text:p>
          </table:table-cell>
          <table:table-cell office:value-type="float" office:value="-0.329793" calcext:value-type="float">
            <text:p>-0.329793</text:p>
          </table:table-cell>
          <table:table-cell office:value-type="float" office:value="-0.358404" calcext:value-type="float">
            <text:p>-0.358404</text:p>
          </table:table-cell>
          <table:table-cell office:value-type="float" office:value="-0.386661" calcext:value-type="float">
            <text:p>-0.386661</text:p>
          </table:table-cell>
          <table:table-cell office:value-type="float" office:value="-0.414536" calcext:value-type="float">
            <text:p>-0.414536</text:p>
          </table:table-cell>
          <table:table-cell office:value-type="float" office:value="-0.442002" calcext:value-type="float">
            <text:p>-0.442002</text:p>
          </table:table-cell>
          <table:table-cell office:value-type="float" office:value="-0.469032" calcext:value-type="float">
            <text:p>-0.469032</text:p>
          </table:table-cell>
          <table:table-cell office:value-type="float" office:value="-0.495599" calcext:value-type="float">
            <text:p>-0.495599</text:p>
          </table:table-cell>
          <table:table-cell office:value-type="float" office:value="-0.521677" calcext:value-type="float">
            <text:p>-0.521677</text:p>
          </table:table-cell>
          <table:table-cell office:value-type="float" office:value="-0.547241" calcext:value-type="float">
            <text:p>-0.547241</text:p>
          </table:table-cell>
          <table:table-cell office:value-type="float" office:value="-0.572264" calcext:value-type="float">
            <text:p>-0.572264</text:p>
          </table:table-cell>
          <table:table-cell office:value-type="float" office:value="-0.596722" calcext:value-type="float">
            <text:p>-0.596722</text:p>
          </table:table-cell>
          <table:table-cell office:value-type="float" office:value="-0.620592" calcext:value-type="float">
            <text:p>-0.620592</text:p>
          </table:table-cell>
          <table:table-cell office:value-type="float" office:value="-0.643849" calcext:value-type="float">
            <text:p>-0.643849</text:p>
          </table:table-cell>
          <table:table-cell office:value-type="float" office:value="-0.666471" calcext:value-type="float">
            <text:p>-0.666471</text:p>
          </table:table-cell>
          <table:table-cell office:value-type="float" office:value="-0.688435" calcext:value-type="float">
            <text:p>-0.688435</text:p>
          </table:table-cell>
          <table:table-cell office:value-type="float" office:value="-0.709719" calcext:value-type="float">
            <text:p>-0.709719</text:p>
          </table:table-cell>
          <table:table-cell office:value-type="float" office:value="-0.730303" calcext:value-type="float">
            <text:p>-0.730303</text:p>
          </table:table-cell>
          <table:table-cell office:value-type="float" office:value="-0.750167" calcext:value-type="float">
            <text:p>-0.750167</text:p>
          </table:table-cell>
          <table:table-cell office:value-type="float" office:value="-0.76929" calcext:value-type="float">
            <text:p>-0.76929</text:p>
          </table:table-cell>
          <table:table-cell office:value-type="float" office:value="-0.787654" calcext:value-type="float">
            <text:p>-0.787654</text:p>
          </table:table-cell>
          <table:table-cell office:value-type="float" office:value="-0.80524" calcext:value-type="float">
            <text:p>-0.80524</text:p>
          </table:table-cell>
          <table:table-cell office:value-type="float" office:value="-0.822032" calcext:value-type="float">
            <text:p>-0.822032</text:p>
          </table:table-cell>
          <table:table-cell office:value-type="float" office:value="-0.838013" calcext:value-type="float">
            <text:p>-0.838013</text:p>
          </table:table-cell>
          <table:table-cell office:value-type="float" office:value="-0.853166" calcext:value-type="float">
            <text:p>-0.853166</text:p>
          </table:table-cell>
          <table:table-cell office:value-type="float" office:value="-0.867478" calcext:value-type="float">
            <text:p>-0.867478</text:p>
          </table:table-cell>
          <table:table-cell office:value-type="float" office:value="-0.880934" calcext:value-type="float">
            <text:p>-0.880934</text:p>
          </table:table-cell>
          <table:table-cell office:value-type="float" office:value="-0.89352" calcext:value-type="float">
            <text:p>-0.89352</text:p>
          </table:table-cell>
          <table:table-cell office:value-type="float" office:value="-0.905224" calcext:value-type="float">
            <text:p>-0.905224</text:p>
          </table:table-cell>
          <table:table-cell office:value-type="float" office:value="-0.916035" calcext:value-type="float">
            <text:p>-0.916035</text:p>
          </table:table-cell>
          <table:table-cell office:value-type="float" office:value="-0.925942" calcext:value-type="float">
            <text:p>-0.925942</text:p>
          </table:table-cell>
          <table:table-cell office:value-type="float" office:value="-0.934936" calcext:value-type="float">
            <text:p>-0.934936</text:p>
          </table:table-cell>
          <table:table-cell office:value-type="float" office:value="-0.943006" calcext:value-type="float">
            <text:p>-0.943006</text:p>
          </table:table-cell>
          <table:table-cell office:value-type="float" office:value="-0.950146" calcext:value-type="float">
            <text:p>-0.950146</text:p>
          </table:table-cell>
          <table:table-cell office:value-type="float" office:value="-0.956348" calcext:value-type="float">
            <text:p>-0.956348</text:p>
          </table:table-cell>
          <table:table-cell office:value-type="float" office:value="-0.961607" calcext:value-type="float">
            <text:p>-0.961607</text:p>
          </table:table-cell>
          <table:table-cell office:value-type="float" office:value="-0.965916" calcext:value-type="float">
            <text:p>-0.965916</text:p>
          </table:table-cell>
          <table:table-cell office:value-type="float" office:value="-0.969272" calcext:value-type="float">
            <text:p>-0.969272</text:p>
          </table:table-cell>
          <table:table-cell office:value-type="float" office:value="-0.971672" calcext:value-type="float">
            <text:p>-0.971672</text:p>
          </table:table-cell>
          <table:table-cell office:value-type="float" office:value="-0.973113" calcext:value-type="float">
            <text:p>-0.973113</text:p>
          </table:table-cell>
          <table:table-cell office:value-type="float" office:value="-0.973593" calcext:value-type="float">
            <text:p>-0.973593</text:p>
          </table:table-cell>
          <table:table-cell/>
        </table:table-row>
        <table:table-row table:style-name="ro1">
          <table:table-cell office:value-type="float" office:value="0.0829988" calcext:value-type="float">
            <text:p>0.0829988</text:p>
          </table:table-cell>
          <table:table-cell office:value-type="float" office:value="0.967114" calcext:value-type="float">
            <text:p>0.967114</text:p>
          </table:table-cell>
          <table:table-cell office:value-type="float" office:value="0.966637" calcext:value-type="float">
            <text:p>0.966637</text:p>
          </table:table-cell>
          <table:table-cell office:value-type="float" office:value="0.965206" calcext:value-type="float">
            <text:p>0.965206</text:p>
          </table:table-cell>
          <table:table-cell office:value-type="float" office:value="0.962823" calcext:value-type="float">
            <text:p>0.962823</text:p>
          </table:table-cell>
          <table:table-cell office:value-type="float" office:value="0.959489" calcext:value-type="float">
            <text:p>0.959489</text:p>
          </table:table-cell>
          <table:table-cell office:value-type="float" office:value="0.955208" calcext:value-type="float">
            <text:p>0.955208</text:p>
          </table:table-cell>
          <table:table-cell office:value-type="float" office:value="0.949985" calcext:value-type="float">
            <text:p>0.949985</text:p>
          </table:table-cell>
          <table:table-cell office:value-type="float" office:value="0.943824" calcext:value-type="float">
            <text:p>0.943824</text:p>
          </table:table-cell>
          <table:table-cell office:value-type="float" office:value="0.936731" calcext:value-type="float">
            <text:p>0.936731</text:p>
          </table:table-cell>
          <table:table-cell office:value-type="float" office:value="0.928714" calcext:value-type="float">
            <text:p>0.928714</text:p>
          </table:table-cell>
          <table:table-cell office:value-type="float" office:value="0.919781" calcext:value-type="float">
            <text:p>0.919781</text:p>
          </table:table-cell>
          <table:table-cell office:value-type="float" office:value="0.90994" calcext:value-type="float">
            <text:p>0.90994</text:p>
          </table:table-cell>
          <table:table-cell office:value-type="float" office:value="0.899201" calcext:value-type="float">
            <text:p>0.899201</text:p>
          </table:table-cell>
          <table:table-cell office:value-type="float" office:value="0.887574" calcext:value-type="float">
            <text:p>0.887574</text:p>
          </table:table-cell>
          <table:table-cell office:value-type="float" office:value="0.875072" calcext:value-type="float">
            <text:p>0.875072</text:p>
          </table:table-cell>
          <table:table-cell office:value-type="float" office:value="0.861706" calcext:value-type="float">
            <text:p>0.861706</text:p>
          </table:table-cell>
          <table:table-cell office:value-type="float" office:value="0.847489" calcext:value-type="float">
            <text:p>0.847489</text:p>
          </table:table-cell>
          <table:table-cell office:value-type="float" office:value="0.832437" calcext:value-type="float">
            <text:p>0.832437</text:p>
          </table:table-cell>
          <table:table-cell office:value-type="float" office:value="0.816562" calcext:value-type="float">
            <text:p>0.816562</text:p>
          </table:table-cell>
          <table:table-cell office:value-type="float" office:value="0.799882" calcext:value-type="float">
            <text:p>0.799882</text:p>
          </table:table-cell>
          <table:table-cell office:value-type="float" office:value="0.782413" calcext:value-type="float">
            <text:p>0.782413</text:p>
          </table:table-cell>
          <table:table-cell office:value-type="float" office:value="0.764171" calcext:value-type="float">
            <text:p>0.764171</text:p>
          </table:table-cell>
          <table:table-cell office:value-type="float" office:value="0.745175" calcext:value-type="float">
            <text:p>0.745175</text:p>
          </table:table-cell>
          <table:table-cell office:value-type="float" office:value="0.725444" calcext:value-type="float">
            <text:p>0.725444</text:p>
          </table:table-cell>
          <table:table-cell office:value-type="float" office:value="0.704997" calcext:value-type="float">
            <text:p>0.704997</text:p>
          </table:table-cell>
          <table:table-cell office:value-type="float" office:value="0.683854" calcext:value-type="float">
            <text:p>0.683854</text:p>
          </table:table-cell>
          <table:table-cell office:value-type="float" office:value="0.662036" calcext:value-type="float">
            <text:p>0.662036</text:p>
          </table:table-cell>
          <table:table-cell office:value-type="float" office:value="0.639565" calcext:value-type="float">
            <text:p>0.639565</text:p>
          </table:table-cell>
          <table:table-cell office:value-type="float" office:value="0.616462" calcext:value-type="float">
            <text:p>0.616462</text:p>
          </table:table-cell>
          <table:table-cell office:value-type="float" office:value="0.592752" calcext:value-type="float">
            <text:p>0.592752</text:p>
          </table:table-cell>
          <table:table-cell office:value-type="float" office:value="0.568456" calcext:value-type="float">
            <text:p>0.568456</text:p>
          </table:table-cell>
          <table:table-cell office:value-type="float" office:value="0.543599" calcext:value-type="float">
            <text:p>0.543599</text:p>
          </table:table-cell>
          <table:table-cell office:value-type="float" office:value="0.518206" calcext:value-type="float">
            <text:p>0.518206</text:p>
          </table:table-cell>
          <table:table-cell office:value-type="float" office:value="0.492302" calcext:value-type="float">
            <text:p>0.492302</text:p>
          </table:table-cell>
          <table:table-cell office:value-type="float" office:value="0.465911" calcext:value-type="float">
            <text:p>0.465911</text:p>
          </table:table-cell>
          <table:table-cell office:value-type="float" office:value="0.439061" calcext:value-type="float">
            <text:p>0.439061</text:p>
          </table:table-cell>
          <table:table-cell office:value-type="float" office:value="0.411778" calcext:value-type="float">
            <text:p>0.411778</text:p>
          </table:table-cell>
          <table:table-cell office:value-type="float" office:value="0.384088" calcext:value-type="float">
            <text:p>0.384088</text:p>
          </table:table-cell>
          <table:table-cell office:value-type="float" office:value="0.356019" calcext:value-type="float">
            <text:p>0.356019</text:p>
          </table:table-cell>
          <table:table-cell office:value-type="float" office:value="0.327599" calcext:value-type="float">
            <text:p>0.327599</text:p>
          </table:table-cell>
          <table:table-cell office:value-type="float" office:value="0.298855" calcext:value-type="float">
            <text:p>0.298855</text:p>
          </table:table-cell>
          <table:table-cell office:value-type="float" office:value="0.269816" calcext:value-type="float">
            <text:p>0.269816</text:p>
          </table:table-cell>
          <table:table-cell office:value-type="float" office:value="0.240512" calcext:value-type="float">
            <text:p>0.240512</text:p>
          </table:table-cell>
          <table:table-cell office:value-type="float" office:value="0.21097" calcext:value-type="float">
            <text:p>0.21097</text:p>
          </table:table-cell>
          <table:table-cell office:value-type="float" office:value="0.181219" calcext:value-type="float">
            <text:p>0.181219</text:p>
          </table:table-cell>
          <table:table-cell office:value-type="float" office:value="0.15129" calcext:value-type="float">
            <text:p>0.15129</text:p>
          </table:table-cell>
          <table:table-cell office:value-type="float" office:value="0.121212" calcext:value-type="float">
            <text:p>0.121212</text:p>
          </table:table-cell>
          <table:table-cell office:value-type="float" office:value="0.0910136" calcext:value-type="float">
            <text:p>0.0910136</text:p>
          </table:table-cell>
          <table:table-cell office:value-type="float" office:value="0.0607257" calcext:value-type="float">
            <text:p>0.0607257</text:p>
          </table:table-cell>
          <table:table-cell office:value-type="float" office:value="0.0303778" calcext:value-type="float">
            <text:p>0.0303778</text:p>
          </table:table-cell>
          <table:table-cell office:value-type="float" office:value="7.6944E-017" calcext:value-type="float">
            <text:p>7.6944E-17</text:p>
          </table:table-cell>
          <table:table-cell office:value-type="float" office:value="-0.0303778" calcext:value-type="float">
            <text:p>-0.0303778</text:p>
          </table:table-cell>
          <table:table-cell office:value-type="float" office:value="-0.0607257" calcext:value-type="float">
            <text:p>-0.0607257</text:p>
          </table:table-cell>
          <table:table-cell office:value-type="float" office:value="-0.0910136" calcext:value-type="float">
            <text:p>-0.0910136</text:p>
          </table:table-cell>
          <table:table-cell office:value-type="float" office:value="-0.121212" calcext:value-type="float">
            <text:p>-0.121212</text:p>
          </table:table-cell>
          <table:table-cell office:value-type="float" office:value="-0.15129" calcext:value-type="float">
            <text:p>-0.15129</text:p>
          </table:table-cell>
          <table:table-cell office:value-type="float" office:value="-0.181219" calcext:value-type="float">
            <text:p>-0.181219</text:p>
          </table:table-cell>
          <table:table-cell office:value-type="float" office:value="-0.21097" calcext:value-type="float">
            <text:p>-0.21097</text:p>
          </table:table-cell>
          <table:table-cell office:value-type="float" office:value="-0.240512" calcext:value-type="float">
            <text:p>-0.240512</text:p>
          </table:table-cell>
          <table:table-cell office:value-type="float" office:value="-0.269816" calcext:value-type="float">
            <text:p>-0.269816</text:p>
          </table:table-cell>
          <table:table-cell office:value-type="float" office:value="-0.298855" calcext:value-type="float">
            <text:p>-0.298855</text:p>
          </table:table-cell>
          <table:table-cell office:value-type="float" office:value="-0.327599" calcext:value-type="float">
            <text:p>-0.327599</text:p>
          </table:table-cell>
          <table:table-cell office:value-type="float" office:value="-0.356019" calcext:value-type="float">
            <text:p>-0.356019</text:p>
          </table:table-cell>
          <table:table-cell office:value-type="float" office:value="-0.384088" calcext:value-type="float">
            <text:p>-0.384088</text:p>
          </table:table-cell>
          <table:table-cell office:value-type="float" office:value="-0.411778" calcext:value-type="float">
            <text:p>-0.411778</text:p>
          </table:table-cell>
          <table:table-cell office:value-type="float" office:value="-0.439061" calcext:value-type="float">
            <text:p>-0.439061</text:p>
          </table:table-cell>
          <table:table-cell office:value-type="float" office:value="-0.465911" calcext:value-type="float">
            <text:p>-0.465911</text:p>
          </table:table-cell>
          <table:table-cell office:value-type="float" office:value="-0.492302" calcext:value-type="float">
            <text:p>-0.492302</text:p>
          </table:table-cell>
          <table:table-cell office:value-type="float" office:value="-0.518206" calcext:value-type="float">
            <text:p>-0.518206</text:p>
          </table:table-cell>
          <table:table-cell office:value-type="float" office:value="-0.543599" calcext:value-type="float">
            <text:p>-0.543599</text:p>
          </table:table-cell>
          <table:table-cell office:value-type="float" office:value="-0.568456" calcext:value-type="float">
            <text:p>-0.568456</text:p>
          </table:table-cell>
          <table:table-cell office:value-type="float" office:value="-0.592752" calcext:value-type="float">
            <text:p>-0.592752</text:p>
          </table:table-cell>
          <table:table-cell office:value-type="float" office:value="-0.616462" calcext:value-type="float">
            <text:p>-0.616462</text:p>
          </table:table-cell>
          <table:table-cell office:value-type="float" office:value="-0.639565" calcext:value-type="float">
            <text:p>-0.639565</text:p>
          </table:table-cell>
          <table:table-cell office:value-type="float" office:value="-0.662036" calcext:value-type="float">
            <text:p>-0.662036</text:p>
          </table:table-cell>
          <table:table-cell office:value-type="float" office:value="-0.683854" calcext:value-type="float">
            <text:p>-0.683854</text:p>
          </table:table-cell>
          <table:table-cell office:value-type="float" office:value="-0.704997" calcext:value-type="float">
            <text:p>-0.704997</text:p>
          </table:table-cell>
          <table:table-cell office:value-type="float" office:value="-0.725444" calcext:value-type="float">
            <text:p>-0.725444</text:p>
          </table:table-cell>
          <table:table-cell office:value-type="float" office:value="-0.745175" calcext:value-type="float">
            <text:p>-0.745175</text:p>
          </table:table-cell>
          <table:table-cell office:value-type="float" office:value="-0.764171" calcext:value-type="float">
            <text:p>-0.764171</text:p>
          </table:table-cell>
          <table:table-cell office:value-type="float" office:value="-0.782413" calcext:value-type="float">
            <text:p>-0.782413</text:p>
          </table:table-cell>
          <table:table-cell office:value-type="float" office:value="-0.799882" calcext:value-type="float">
            <text:p>-0.799882</text:p>
          </table:table-cell>
          <table:table-cell office:value-type="float" office:value="-0.816562" calcext:value-type="float">
            <text:p>-0.816562</text:p>
          </table:table-cell>
          <table:table-cell office:value-type="float" office:value="-0.832437" calcext:value-type="float">
            <text:p>-0.832437</text:p>
          </table:table-cell>
          <table:table-cell office:value-type="float" office:value="-0.847489" calcext:value-type="float">
            <text:p>-0.847489</text:p>
          </table:table-cell>
          <table:table-cell office:value-type="float" office:value="-0.861706" calcext:value-type="float">
            <text:p>-0.861706</text:p>
          </table:table-cell>
          <table:table-cell office:value-type="float" office:value="-0.875072" calcext:value-type="float">
            <text:p>-0.875072</text:p>
          </table:table-cell>
          <table:table-cell office:value-type="float" office:value="-0.887574" calcext:value-type="float">
            <text:p>-0.887574</text:p>
          </table:table-cell>
          <table:table-cell office:value-type="float" office:value="-0.899201" calcext:value-type="float">
            <text:p>-0.899201</text:p>
          </table:table-cell>
          <table:table-cell office:value-type="float" office:value="-0.90994" calcext:value-type="float">
            <text:p>-0.90994</text:p>
          </table:table-cell>
          <table:table-cell office:value-type="float" office:value="-0.919781" calcext:value-type="float">
            <text:p>-0.919781</text:p>
          </table:table-cell>
          <table:table-cell office:value-type="float" office:value="-0.928714" calcext:value-type="float">
            <text:p>-0.928714</text:p>
          </table:table-cell>
          <table:table-cell office:value-type="float" office:value="-0.936731" calcext:value-type="float">
            <text:p>-0.936731</text:p>
          </table:table-cell>
          <table:table-cell office:value-type="float" office:value="-0.943824" calcext:value-type="float">
            <text:p>-0.943824</text:p>
          </table:table-cell>
          <table:table-cell office:value-type="float" office:value="-0.949985" calcext:value-type="float">
            <text:p>-0.949985</text:p>
          </table:table-cell>
          <table:table-cell office:value-type="float" office:value="-0.955208" calcext:value-type="float">
            <text:p>-0.955208</text:p>
          </table:table-cell>
          <table:table-cell office:value-type="float" office:value="-0.959489" calcext:value-type="float">
            <text:p>-0.959489</text:p>
          </table:table-cell>
          <table:table-cell office:value-type="float" office:value="-0.962823" calcext:value-type="float">
            <text:p>-0.962823</text:p>
          </table:table-cell>
          <table:table-cell office:value-type="float" office:value="-0.965206" calcext:value-type="float">
            <text:p>-0.965206</text:p>
          </table:table-cell>
          <table:table-cell office:value-type="float" office:value="-0.966637" calcext:value-type="float">
            <text:p>-0.966637</text:p>
          </table:table-cell>
          <table:table-cell office:value-type="float" office:value="-0.967114" calcext:value-type="float">
            <text:p>-0.967114</text:p>
          </table:table-cell>
          <table:table-cell/>
        </table:table-row>
        <table:table-row table:style-name="ro1">
          <table:table-cell office:value-type="float" office:value="0.0900579" calcext:value-type="float">
            <text:p>0.0900579</text:p>
          </table:table-cell>
          <table:table-cell office:value-type="float" office:value="0.961411" calcext:value-type="float">
            <text:p>0.961411</text:p>
          </table:table-cell>
          <table:table-cell office:value-type="float" office:value="0.960937" calcext:value-type="float">
            <text:p>0.960937</text:p>
          </table:table-cell>
          <table:table-cell office:value-type="float" office:value="0.959514" calcext:value-type="float">
            <text:p>0.959514</text:p>
          </table:table-cell>
          <table:table-cell office:value-type="float" office:value="0.957144" calcext:value-type="float">
            <text:p>0.957144</text:p>
          </table:table-cell>
          <table:table-cell office:value-type="float" office:value="0.95383" calcext:value-type="float">
            <text:p>0.95383</text:p>
          </table:table-cell>
          <table:table-cell office:value-type="float" office:value="0.949575" calcext:value-type="float">
            <text:p>0.949575</text:p>
          </table:table-cell>
          <table:table-cell office:value-type="float" office:value="0.944382" calcext:value-type="float">
            <text:p>0.944382</text:p>
          </table:table-cell>
          <table:table-cell office:value-type="float" office:value="0.938258" calcext:value-type="float">
            <text:p>0.938258</text:p>
          </table:table-cell>
          <table:table-cell office:value-type="float" office:value="0.931207" calcext:value-type="float">
            <text:p>0.931207</text:p>
          </table:table-cell>
          <table:table-cell office:value-type="float" office:value="0.923237" calcext:value-type="float">
            <text:p>0.923237</text:p>
          </table:table-cell>
          <table:table-cell office:value-type="float" office:value="0.914357" calcext:value-type="float">
            <text:p>0.914357</text:p>
          </table:table-cell>
          <table:table-cell office:value-type="float" office:value="0.904574" calcext:value-type="float">
            <text:p>0.904574</text:p>
          </table:table-cell>
          <table:table-cell office:value-type="float" office:value="0.893898" calcext:value-type="float">
            <text:p>0.893898</text:p>
          </table:table-cell>
          <table:table-cell office:value-type="float" office:value="0.88234" calcext:value-type="float">
            <text:p>0.88234</text:p>
          </table:table-cell>
          <table:table-cell office:value-type="float" office:value="0.869911" calcext:value-type="float">
            <text:p>0.869911</text:p>
          </table:table-cell>
          <table:table-cell office:value-type="float" office:value="0.856624" calcext:value-type="float">
            <text:p>0.856624</text:p>
          </table:table-cell>
          <table:table-cell office:value-type="float" office:value="0.842491" calcext:value-type="float">
            <text:p>0.842491</text:p>
          </table:table-cell>
          <table:table-cell office:value-type="float" office:value="0.827527" calcext:value-type="float">
            <text:p>0.827527</text:p>
          </table:table-cell>
          <table:table-cell office:value-type="float" office:value="0.811747" calcext:value-type="float">
            <text:p>0.811747</text:p>
          </table:table-cell>
          <table:table-cell office:value-type="float" office:value="0.795165" calcext:value-type="float">
            <text:p>0.795165</text:p>
          </table:table-cell>
          <table:table-cell office:value-type="float" office:value="0.777798" calcext:value-type="float">
            <text:p>0.777798</text:p>
          </table:table-cell>
          <table:table-cell office:value-type="float" office:value="0.759664" calcext:value-type="float">
            <text:p>0.759664</text:p>
          </table:table-cell>
          <table:table-cell office:value-type="float" office:value="0.74078" calcext:value-type="float">
            <text:p>0.74078</text:p>
          </table:table-cell>
          <table:table-cell office:value-type="float" office:value="0.721165" calcext:value-type="float">
            <text:p>0.721165</text:p>
          </table:table-cell>
          <table:table-cell office:value-type="float" office:value="0.700839" calcext:value-type="float">
            <text:p>0.700839</text:p>
          </table:table-cell>
          <table:table-cell office:value-type="float" office:value="0.679821" calcext:value-type="float">
            <text:p>0.679821</text:p>
          </table:table-cell>
          <table:table-cell office:value-type="float" office:value="0.658132" calcext:value-type="float">
            <text:p>0.658132</text:p>
          </table:table-cell>
          <table:table-cell office:value-type="float" office:value="0.635793" calcext:value-type="float">
            <text:p>0.635793</text:p>
          </table:table-cell>
          <table:table-cell office:value-type="float" office:value="0.612827" calcext:value-type="float">
            <text:p>0.612827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565104" calcext:value-type="float">
            <text:p>0.565104</text:p>
          </table:table-cell>
          <table:table-cell office:value-type="float" office:value="0.540393" calcext:value-type="float">
            <text:p>0.540393</text:p>
          </table:table-cell>
          <table:table-cell office:value-type="float" office:value="0.51515" calcext:value-type="float">
            <text:p>0.51515</text:p>
          </table:table-cell>
          <table:table-cell office:value-type="float" office:value="0.489398" calcext:value-type="float">
            <text:p>0.489398</text:p>
          </table:table-cell>
          <table:table-cell office:value-type="float" office:value="0.463164" calcext:value-type="float">
            <text:p>0.463164</text:p>
          </table:table-cell>
          <table:table-cell office:value-type="float" office:value="0.436472" calcext:value-type="float">
            <text:p>0.436472</text:p>
          </table:table-cell>
          <table:table-cell office:value-type="float" office:value="0.409349" calcext:value-type="float">
            <text:p>0.409349</text:p>
          </table:table-cell>
          <table:table-cell office:value-type="float" office:value="0.381823" calcext:value-type="float">
            <text:p>0.381823</text:p>
          </table:table-cell>
          <table:table-cell office:value-type="float" office:value="0.353919" calcext:value-type="float">
            <text:p>0.353919</text:p>
          </table:table-cell>
          <table:table-cell office:value-type="float" office:value="0.325667" calcext:value-type="float">
            <text:p>0.325667</text:p>
          </table:table-cell>
          <table:table-cell office:value-type="float" office:value="0.297093" calcext:value-type="float">
            <text:p>0.297093</text:p>
          </table:table-cell>
          <table:table-cell office:value-type="float" office:value="0.268225" calcext:value-type="float">
            <text:p>0.268225</text:p>
          </table:table-cell>
          <table:table-cell office:value-type="float" office:value="0.239093" calcext:value-type="float">
            <text:p>0.239093</text:p>
          </table:table-cell>
          <table:table-cell office:value-type="float" office:value="0.209725" calcext:value-type="float">
            <text:p>0.209725</text:p>
          </table:table-cell>
          <table:table-cell office:value-type="float" office:value="0.180151" calcext:value-type="float">
            <text:p>0.180151</text:p>
          </table:table-cell>
          <table:table-cell office:value-type="float" office:value="0.150398" calcext:value-type="float">
            <text:p>0.150398</text:p>
          </table:table-cell>
          <table:table-cell office:value-type="float" office:value="0.120497" calcext:value-type="float">
            <text:p>0.120497</text:p>
          </table:table-cell>
          <table:table-cell office:value-type="float" office:value="0.0904768" calcext:value-type="float">
            <text:p>0.0904768</text:p>
          </table:table-cell>
          <table:table-cell office:value-type="float" office:value="0.0603675" calcext:value-type="float">
            <text:p>0.0603675</text:p>
          </table:table-cell>
          <table:table-cell office:value-type="float" office:value="0.0301987" calcext:value-type="float">
            <text:p>0.0301987</text:p>
          </table:table-cell>
          <table:table-cell office:value-type="float" office:value="1.33013E-016" calcext:value-type="float">
            <text:p>1.33013E-16</text:p>
          </table:table-cell>
          <table:table-cell office:value-type="float" office:value="-0.0301987" calcext:value-type="float">
            <text:p>-0.0301987</text:p>
          </table:table-cell>
          <table:table-cell office:value-type="float" office:value="-0.0603675" calcext:value-type="float">
            <text:p>-0.0603675</text:p>
          </table:table-cell>
          <table:table-cell office:value-type="float" office:value="-0.0904768" calcext:value-type="float">
            <text:p>-0.0904768</text:p>
          </table:table-cell>
          <table:table-cell office:value-type="float" office:value="-0.120497" calcext:value-type="float">
            <text:p>-0.120497</text:p>
          </table:table-cell>
          <table:table-cell office:value-type="float" office:value="-0.150398" calcext:value-type="float">
            <text:p>-0.150398</text:p>
          </table:table-cell>
          <table:table-cell office:value-type="float" office:value="-0.180151" calcext:value-type="float">
            <text:p>-0.180151</text:p>
          </table:table-cell>
          <table:table-cell office:value-type="float" office:value="-0.209725" calcext:value-type="float">
            <text:p>-0.209725</text:p>
          </table:table-cell>
          <table:table-cell office:value-type="float" office:value="-0.239093" calcext:value-type="float">
            <text:p>-0.239093</text:p>
          </table:table-cell>
          <table:table-cell office:value-type="float" office:value="-0.268225" calcext:value-type="float">
            <text:p>-0.268225</text:p>
          </table:table-cell>
          <table:table-cell office:value-type="float" office:value="-0.297093" calcext:value-type="float">
            <text:p>-0.297093</text:p>
          </table:table-cell>
          <table:table-cell office:value-type="float" office:value="-0.325667" calcext:value-type="float">
            <text:p>-0.325667</text:p>
          </table:table-cell>
          <table:table-cell office:value-type="float" office:value="-0.353919" calcext:value-type="float">
            <text:p>-0.353919</text:p>
          </table:table-cell>
          <table:table-cell office:value-type="float" office:value="-0.381823" calcext:value-type="float">
            <text:p>-0.381823</text:p>
          </table:table-cell>
          <table:table-cell office:value-type="float" office:value="-0.409349" calcext:value-type="float">
            <text:p>-0.409349</text:p>
          </table:table-cell>
          <table:table-cell office:value-type="float" office:value="-0.436472" calcext:value-type="float">
            <text:p>-0.436472</text:p>
          </table:table-cell>
          <table:table-cell office:value-type="float" office:value="-0.463164" calcext:value-type="float">
            <text:p>-0.463164</text:p>
          </table:table-cell>
          <table:table-cell office:value-type="float" office:value="-0.489398" calcext:value-type="float">
            <text:p>-0.489398</text:p>
          </table:table-cell>
          <table:table-cell office:value-type="float" office:value="-0.51515" calcext:value-type="float">
            <text:p>-0.51515</text:p>
          </table:table-cell>
          <table:table-cell office:value-type="float" office:value="-0.540393" calcext:value-type="float">
            <text:p>-0.540393</text:p>
          </table:table-cell>
          <table:table-cell office:value-type="float" office:value="-0.565104" calcext:value-type="float">
            <text:p>-0.565104</text:p>
          </table:table-cell>
          <table:table-cell office:value-type="float" office:value="-0.589256" calcext:value-type="float">
            <text:p>-0.589256</text:p>
          </table:table-cell>
          <table:table-cell office:value-type="float" office:value="-0.612827" calcext:value-type="float">
            <text:p>-0.612827</text:p>
          </table:table-cell>
          <table:table-cell office:value-type="float" office:value="-0.635793" calcext:value-type="float">
            <text:p>-0.635793</text:p>
          </table:table-cell>
          <table:table-cell office:value-type="float" office:value="-0.658132" calcext:value-type="float">
            <text:p>-0.658132</text:p>
          </table:table-cell>
          <table:table-cell office:value-type="float" office:value="-0.679821" calcext:value-type="float">
            <text:p>-0.679821</text:p>
          </table:table-cell>
          <table:table-cell office:value-type="float" office:value="-0.700839" calcext:value-type="float">
            <text:p>-0.700839</text:p>
          </table:table-cell>
          <table:table-cell office:value-type="float" office:value="-0.721165" calcext:value-type="float">
            <text:p>-0.721165</text:p>
          </table:table-cell>
          <table:table-cell office:value-type="float" office:value="-0.74078" calcext:value-type="float">
            <text:p>-0.74078</text:p>
          </table:table-cell>
          <table:table-cell office:value-type="float" office:value="-0.759664" calcext:value-type="float">
            <text:p>-0.759664</text:p>
          </table:table-cell>
          <table:table-cell office:value-type="float" office:value="-0.777798" calcext:value-type="float">
            <text:p>-0.777798</text:p>
          </table:table-cell>
          <table:table-cell office:value-type="float" office:value="-0.795165" calcext:value-type="float">
            <text:p>-0.795165</text:p>
          </table:table-cell>
          <table:table-cell office:value-type="float" office:value="-0.811747" calcext:value-type="float">
            <text:p>-0.811747</text:p>
          </table:table-cell>
          <table:table-cell office:value-type="float" office:value="-0.827527" calcext:value-type="float">
            <text:p>-0.827527</text:p>
          </table:table-cell>
          <table:table-cell office:value-type="float" office:value="-0.842491" calcext:value-type="float">
            <text:p>-0.842491</text:p>
          </table:table-cell>
          <table:table-cell office:value-type="float" office:value="-0.856624" calcext:value-type="float">
            <text:p>-0.856624</text:p>
          </table:table-cell>
          <table:table-cell office:value-type="float" office:value="-0.869911" calcext:value-type="float">
            <text:p>-0.869911</text:p>
          </table:table-cell>
          <table:table-cell office:value-type="float" office:value="-0.88234" calcext:value-type="float">
            <text:p>-0.88234</text:p>
          </table:table-cell>
          <table:table-cell office:value-type="float" office:value="-0.893898" calcext:value-type="float">
            <text:p>-0.893898</text:p>
          </table:table-cell>
          <table:table-cell office:value-type="float" office:value="-0.904574" calcext:value-type="float">
            <text:p>-0.904574</text:p>
          </table:table-cell>
          <table:table-cell office:value-type="float" office:value="-0.914357" calcext:value-type="float">
            <text:p>-0.914357</text:p>
          </table:table-cell>
          <table:table-cell office:value-type="float" office:value="-0.923237" calcext:value-type="float">
            <text:p>-0.923237</text:p>
          </table:table-cell>
          <table:table-cell office:value-type="float" office:value="-0.931207" calcext:value-type="float">
            <text:p>-0.931207</text:p>
          </table:table-cell>
          <table:table-cell office:value-type="float" office:value="-0.938258" calcext:value-type="float">
            <text:p>-0.938258</text:p>
          </table:table-cell>
          <table:table-cell office:value-type="float" office:value="-0.944382" calcext:value-type="float">
            <text:p>-0.944382</text:p>
          </table:table-cell>
          <table:table-cell office:value-type="float" office:value="-0.949575" calcext:value-type="float">
            <text:p>-0.949575</text:p>
          </table:table-cell>
          <table:table-cell office:value-type="float" office:value="-0.95383" calcext:value-type="float">
            <text:p>-0.95383</text:p>
          </table:table-cell>
          <table:table-cell office:value-type="float" office:value="-0.957144" calcext:value-type="float">
            <text:p>-0.957144</text:p>
          </table:table-cell>
          <table:table-cell office:value-type="float" office:value="-0.959514" calcext:value-type="float">
            <text:p>-0.959514</text:p>
          </table:table-cell>
          <table:table-cell office:value-type="float" office:value="-0.960937" calcext:value-type="float">
            <text:p>-0.960937</text:p>
          </table:table-cell>
          <table:table-cell office:value-type="float" office:value="-0.961411" calcext:value-type="float">
            <text:p>-0.961411</text:p>
          </table:table-cell>
          <table:table-cell/>
        </table:table-row>
        <table:table-row table:style-name="ro1">
          <table:table-cell office:value-type="float" office:value="0.0986222" calcext:value-type="float">
            <text:p>0.0986222</text:p>
          </table:table-cell>
          <table:table-cell office:value-type="float" office:value="0.953913" calcext:value-type="float">
            <text:p>0.953913</text:p>
          </table:table-cell>
          <table:table-cell office:value-type="float" office:value="0.953443" calcext:value-type="float">
            <text:p>0.953443</text:p>
          </table:table-cell>
          <table:table-cell office:value-type="float" office:value="0.952031" calcext:value-type="float">
            <text:p>0.952031</text:p>
          </table:table-cell>
          <table:table-cell office:value-type="float" office:value="0.94968" calcext:value-type="float">
            <text:p>0.94968</text:p>
          </table:table-cell>
          <table:table-cell office:value-type="float" office:value="0.946392" calcext:value-type="float">
            <text:p>0.946392</text:p>
          </table:table-cell>
          <table:table-cell office:value-type="float" office:value="0.942169" calcext:value-type="float">
            <text:p>0.942169</text:p>
          </table:table-cell>
          <table:table-cell office:value-type="float" office:value="0.937017" calcext:value-type="float">
            <text:p>0.937017</text:p>
          </table:table-cell>
          <table:table-cell office:value-type="float" office:value="0.93094" calcext:value-type="float">
            <text:p>0.93094</text:p>
          </table:table-cell>
          <table:table-cell office:value-type="float" office:value="0.923945" calcext:value-type="float">
            <text:p>0.923945</text:p>
          </table:table-cell>
          <table:table-cell office:value-type="float" office:value="0.916037" calcext:value-type="float">
            <text:p>0.916037</text:p>
          </table:table-cell>
          <table:table-cell office:value-type="float" office:value="0.907226" calcext:value-type="float">
            <text:p>0.907226</text:p>
          </table:table-cell>
          <table:table-cell office:value-type="float" office:value="0.897519" calcext:value-type="float">
            <text:p>0.897519</text:p>
          </table:table-cell>
          <table:table-cell office:value-type="float" office:value="0.886927" calcext:value-type="float">
            <text:p>0.886927</text:p>
          </table:table-cell>
          <table:table-cell office:value-type="float" office:value="0.875459" calcext:value-type="float">
            <text:p>0.875459</text:p>
          </table:table-cell>
          <table:table-cell office:value-type="float" office:value="0.863127" calcext:value-type="float">
            <text:p>0.863127</text:p>
          </table:table-cell>
          <table:table-cell office:value-type="float" office:value="0.849944" calcext:value-type="float">
            <text:p>0.849944</text:p>
          </table:table-cell>
          <table:table-cell office:value-type="float" office:value="0.835921" calcext:value-type="float">
            <text:p>0.835921</text:p>
          </table:table-cell>
          <table:table-cell office:value-type="float" office:value="0.821074" calcext:value-type="float">
            <text:p>0.821074</text:p>
          </table:table-cell>
          <table:table-cell office:value-type="float" office:value="0.805416" calcext:value-type="float">
            <text:p>0.805416</text:p>
          </table:table-cell>
          <table:table-cell office:value-type="float" office:value="0.788964" calcext:value-type="float">
            <text:p>0.788964</text:p>
          </table:table-cell>
          <table:table-cell office:value-type="float" office:value="0.771733" calcext:value-type="float">
            <text:p>0.771733</text:p>
          </table:table-cell>
          <table:table-cell office:value-type="float" office:value="0.75374" calcext:value-type="float">
            <text:p>0.75374</text:p>
          </table:table-cell>
          <table:table-cell office:value-type="float" office:value="0.735003" calcext:value-type="float">
            <text:p>0.735003</text:p>
          </table:table-cell>
          <table:table-cell office:value-type="float" office:value="0.715541" calcext:value-type="float">
            <text:p>0.715541</text:p>
          </table:table-cell>
          <table:table-cell office:value-type="float" office:value="0.695373" calcext:value-type="float">
            <text:p>0.695373</text:p>
          </table:table-cell>
          <table:table-cell office:value-type="float" office:value="0.674519" calcext:value-type="float">
            <text:p>0.674519</text:p>
          </table:table-cell>
          <table:table-cell office:value-type="float" office:value="0.652999" calcext:value-type="float">
            <text:p>0.652999</text:p>
          </table:table-cell>
          <table:table-cell office:value-type="float" office:value="0.630835" calcext:value-type="float">
            <text:p>0.630835</text:p>
          </table:table-cell>
          <table:table-cell office:value-type="float" office:value="0.608048" calcext:value-type="float">
            <text:p>0.608048</text:p>
          </table:table-cell>
          <table:table-cell office:value-type="float" office:value="0.584661" calcext:value-type="float">
            <text:p>0.584661</text:p>
          </table:table-cell>
          <table:table-cell office:value-type="float" office:value="0.560697" calcext:value-type="float">
            <text:p>0.560697</text:p>
          </table:table-cell>
          <table:table-cell office:value-type="float" office:value="0.536179" calcext:value-type="float">
            <text:p>0.536179</text:p>
          </table:table-cell>
          <table:table-cell office:value-type="float" office:value="0.511133" calcext:value-type="float">
            <text:p>0.511133</text:p>
          </table:table-cell>
          <table:table-cell office:value-type="float" office:value="0.485582" calcext:value-type="float">
            <text:p>0.485582</text:p>
          </table:table-cell>
          <table:table-cell office:value-type="float" office:value="0.459552" calcext:value-type="float">
            <text:p>0.459552</text:p>
          </table:table-cell>
          <table:table-cell office:value-type="float" office:value="0.433068" calcext:value-type="float">
            <text:p>0.433068</text:p>
          </table:table-cell>
          <table:table-cell office:value-type="float" office:value="0.406157" calcext:value-type="float">
            <text:p>0.406157</text:p>
          </table:table-cell>
          <table:table-cell office:value-type="float" office:value="0.378845" calcext:value-type="float">
            <text:p>0.378845</text:p>
          </table:table-cell>
          <table:table-cell office:value-type="float" office:value="0.351159" calcext:value-type="float">
            <text:p>0.351159</text:p>
          </table:table-cell>
          <table:table-cell office:value-type="float" office:value="0.323127" calcext:value-type="float">
            <text:p>0.323127</text:p>
          </table:table-cell>
          <table:table-cell office:value-type="float" office:value="0.294776" calcext:value-type="float">
            <text:p>0.294776</text:p>
          </table:table-cell>
          <table:table-cell office:value-type="float" office:value="0.266134" calcext:value-type="float">
            <text:p>0.266134</text:p>
          </table:table-cell>
          <table:table-cell office:value-type="float" office:value="0.237229" calcext:value-type="float">
            <text:p>0.237229</text:p>
          </table:table-cell>
          <table:table-cell office:value-type="float" office:value="0.20809" calcext:value-type="float">
            <text:p>0.20809</text:p>
          </table:table-cell>
          <table:table-cell office:value-type="float" office:value="0.178746" calcext:value-type="float">
            <text:p>0.178746</text:p>
          </table:table-cell>
          <table:table-cell office:value-type="float" office:value="0.149225" calcext:value-type="float">
            <text:p>0.149225</text:p>
          </table:table-cell>
          <table:table-cell office:value-type="float" office:value="0.119557" calcext:value-type="float">
            <text:p>0.119557</text:p>
          </table:table-cell>
          <table:table-cell office:value-type="float" office:value="0.0897712" calcext:value-type="float">
            <text:p>0.0897712</text:p>
          </table:table-cell>
          <table:table-cell office:value-type="float" office:value="0.0598968" calcext:value-type="float">
            <text:p>0.0598968</text:p>
          </table:table-cell>
          <table:table-cell office:value-type="float" office:value="0.0299632" calcext:value-type="float">
            <text:p>0.0299632</text:p>
          </table:table-cell>
          <table:table-cell office:value-type="float" office:value="1.89139E-016" calcext:value-type="float">
            <text:p>1.89139E-16</text:p>
          </table:table-cell>
          <table:table-cell office:value-type="float" office:value="-0.0299632" calcext:value-type="float">
            <text:p>-0.0299632</text:p>
          </table:table-cell>
          <table:table-cell office:value-type="float" office:value="-0.0598968" calcext:value-type="float">
            <text:p>-0.0598968</text:p>
          </table:table-cell>
          <table:table-cell office:value-type="float" office:value="-0.0897712" calcext:value-type="float">
            <text:p>-0.0897712</text:p>
          </table:table-cell>
          <table:table-cell office:value-type="float" office:value="-0.119557" calcext:value-type="float">
            <text:p>-0.119557</text:p>
          </table:table-cell>
          <table:table-cell office:value-type="float" office:value="-0.149225" calcext:value-type="float">
            <text:p>-0.149225</text:p>
          </table:table-cell>
          <table:table-cell office:value-type="float" office:value="-0.178746" calcext:value-type="float">
            <text:p>-0.178746</text:p>
          </table:table-cell>
          <table:table-cell office:value-type="float" office:value="-0.20809" calcext:value-type="float">
            <text:p>-0.20809</text:p>
          </table:table-cell>
          <table:table-cell office:value-type="float" office:value="-0.237229" calcext:value-type="float">
            <text:p>-0.237229</text:p>
          </table:table-cell>
          <table:table-cell office:value-type="float" office:value="-0.266134" calcext:value-type="float">
            <text:p>-0.266134</text:p>
          </table:table-cell>
          <table:table-cell office:value-type="float" office:value="-0.294776" calcext:value-type="float">
            <text:p>-0.294776</text:p>
          </table:table-cell>
          <table:table-cell office:value-type="float" office:value="-0.323127" calcext:value-type="float">
            <text:p>-0.323127</text:p>
          </table:table-cell>
          <table:table-cell office:value-type="float" office:value="-0.351159" calcext:value-type="float">
            <text:p>-0.351159</text:p>
          </table:table-cell>
          <table:table-cell office:value-type="float" office:value="-0.378845" calcext:value-type="float">
            <text:p>-0.378845</text:p>
          </table:table-cell>
          <table:table-cell office:value-type="float" office:value="-0.406157" calcext:value-type="float">
            <text:p>-0.406157</text:p>
          </table:table-cell>
          <table:table-cell office:value-type="float" office:value="-0.433068" calcext:value-type="float">
            <text:p>-0.433068</text:p>
          </table:table-cell>
          <table:table-cell office:value-type="float" office:value="-0.459552" calcext:value-type="float">
            <text:p>-0.459552</text:p>
          </table:table-cell>
          <table:table-cell office:value-type="float" office:value="-0.485582" calcext:value-type="float">
            <text:p>-0.485582</text:p>
          </table:table-cell>
          <table:table-cell office:value-type="float" office:value="-0.511133" calcext:value-type="float">
            <text:p>-0.511133</text:p>
          </table:table-cell>
          <table:table-cell office:value-type="float" office:value="-0.536179" calcext:value-type="float">
            <text:p>-0.536179</text:p>
          </table:table-cell>
          <table:table-cell office:value-type="float" office:value="-0.560697" calcext:value-type="float">
            <text:p>-0.560697</text:p>
          </table:table-cell>
          <table:table-cell office:value-type="float" office:value="-0.584661" calcext:value-type="float">
            <text:p>-0.584661</text:p>
          </table:table-cell>
          <table:table-cell office:value-type="float" office:value="-0.608048" calcext:value-type="float">
            <text:p>-0.608048</text:p>
          </table:table-cell>
          <table:table-cell office:value-type="float" office:value="-0.630835" calcext:value-type="float">
            <text:p>-0.630835</text:p>
          </table:table-cell>
          <table:table-cell office:value-type="float" office:value="-0.652999" calcext:value-type="float">
            <text:p>-0.652999</text:p>
          </table:table-cell>
          <table:table-cell office:value-type="float" office:value="-0.674519" calcext:value-type="float">
            <text:p>-0.674519</text:p>
          </table:table-cell>
          <table:table-cell office:value-type="float" office:value="-0.695373" calcext:value-type="float">
            <text:p>-0.695373</text:p>
          </table:table-cell>
          <table:table-cell office:value-type="float" office:value="-0.715541" calcext:value-type="float">
            <text:p>-0.715541</text:p>
          </table:table-cell>
          <table:table-cell office:value-type="float" office:value="-0.735003" calcext:value-type="float">
            <text:p>-0.735003</text:p>
          </table:table-cell>
          <table:table-cell office:value-type="float" office:value="-0.75374" calcext:value-type="float">
            <text:p>-0.75374</text:p>
          </table:table-cell>
          <table:table-cell office:value-type="float" office:value="-0.771733" calcext:value-type="float">
            <text:p>-0.771733</text:p>
          </table:table-cell>
          <table:table-cell office:value-type="float" office:value="-0.788964" calcext:value-type="float">
            <text:p>-0.788964</text:p>
          </table:table-cell>
          <table:table-cell office:value-type="float" office:value="-0.805416" calcext:value-type="float">
            <text:p>-0.805416</text:p>
          </table:table-cell>
          <table:table-cell office:value-type="float" office:value="-0.821074" calcext:value-type="float">
            <text:p>-0.821074</text:p>
          </table:table-cell>
          <table:table-cell office:value-type="float" office:value="-0.835921" calcext:value-type="float">
            <text:p>-0.835921</text:p>
          </table:table-cell>
          <table:table-cell office:value-type="float" office:value="-0.849944" calcext:value-type="float">
            <text:p>-0.849944</text:p>
          </table:table-cell>
          <table:table-cell office:value-type="float" office:value="-0.863127" calcext:value-type="float">
            <text:p>-0.863127</text:p>
          </table:table-cell>
          <table:table-cell office:value-type="float" office:value="-0.875459" calcext:value-type="float">
            <text:p>-0.875459</text:p>
          </table:table-cell>
          <table:table-cell office:value-type="float" office:value="-0.886927" calcext:value-type="float">
            <text:p>-0.886927</text:p>
          </table:table-cell>
          <table:table-cell office:value-type="float" office:value="-0.897519" calcext:value-type="float">
            <text:p>-0.897519</text:p>
          </table:table-cell>
          <table:table-cell office:value-type="float" office:value="-0.907226" calcext:value-type="float">
            <text:p>-0.907226</text:p>
          </table:table-cell>
          <table:table-cell office:value-type="float" office:value="-0.916037" calcext:value-type="float">
            <text:p>-0.916037</text:p>
          </table:table-cell>
          <table:table-cell office:value-type="float" office:value="-0.923945" calcext:value-type="float">
            <text:p>-0.923945</text:p>
          </table:table-cell>
          <table:table-cell office:value-type="float" office:value="-0.93094" calcext:value-type="float">
            <text:p>-0.93094</text:p>
          </table:table-cell>
          <table:table-cell office:value-type="float" office:value="-0.937017" calcext:value-type="float">
            <text:p>-0.937017</text:p>
          </table:table-cell>
          <table:table-cell office:value-type="float" office:value="-0.942169" calcext:value-type="float">
            <text:p>-0.942169</text:p>
          </table:table-cell>
          <table:table-cell office:value-type="float" office:value="-0.946392" calcext:value-type="float">
            <text:p>-0.946392</text:p>
          </table:table-cell>
          <table:table-cell office:value-type="float" office:value="-0.94968" calcext:value-type="float">
            <text:p>-0.94968</text:p>
          </table:table-cell>
          <table:table-cell office:value-type="float" office:value="-0.952031" calcext:value-type="float">
            <text:p>-0.952031</text:p>
          </table:table-cell>
          <table:table-cell office:value-type="float" office:value="-0.953443" calcext:value-type="float">
            <text:p>-0.953443</text:p>
          </table:table-cell>
          <table:table-cell office:value-type="float" office:value="-0.953913" calcext:value-type="float">
            <text:p>-0.953913</text:p>
          </table:table-cell>
          <table:table-cell/>
        </table:table-row>
        <table:table-row table:style-name="ro1">
          <table:table-cell office:value-type="float" office:value="0.106319" calcext:value-type="float">
            <text:p>0.106319</text:p>
          </table:table-cell>
          <table:table-cell office:value-type="float" office:value="0.946642" calcext:value-type="float">
            <text:p>0.946642</text:p>
          </table:table-cell>
          <table:table-cell office:value-type="float" office:value="0.946175" calcext:value-type="float">
            <text:p>0.946175</text:p>
          </table:table-cell>
          <table:table-cell office:value-type="float" office:value="0.944774" calcext:value-type="float">
            <text:p>0.944774</text:p>
          </table:table-cell>
          <table:table-cell office:value-type="float" office:value="0.942441" calcext:value-type="float">
            <text:p>0.942441</text:p>
          </table:table-cell>
          <table:table-cell office:value-type="float" office:value="0.939178" calcext:value-type="float">
            <text:p>0.939178</text:p>
          </table:table-cell>
          <table:table-cell office:value-type="float" office:value="0.934988" calcext:value-type="float">
            <text:p>0.934988</text:p>
          </table:table-cell>
          <table:table-cell office:value-type="float" office:value="0.929875" calcext:value-type="float">
            <text:p>0.929875</text:p>
          </table:table-cell>
          <table:table-cell office:value-type="float" office:value="0.923844" calcext:value-type="float">
            <text:p>0.923844</text:p>
          </table:table-cell>
          <table:table-cell office:value-type="float" office:value="0.916902" calcext:value-type="float">
            <text:p>0.916902</text:p>
          </table:table-cell>
          <table:table-cell office:value-type="float" office:value="0.909055" calcext:value-type="float">
            <text:p>0.909055</text:p>
          </table:table-cell>
          <table:table-cell office:value-type="float" office:value="0.900311" calcext:value-type="float">
            <text:p>0.900311</text:p>
          </table:table-cell>
          <table:table-cell office:value-type="float" office:value="0.890678" calcext:value-type="float">
            <text:p>0.890678</text:p>
          </table:table-cell>
          <table:table-cell office:value-type="float" office:value="0.880166" calcext:value-type="float">
            <text:p>0.880166</text:p>
          </table:table-cell>
          <table:table-cell office:value-type="float" office:value="0.868786" calcext:value-type="float">
            <text:p>0.868786</text:p>
          </table:table-cell>
          <table:table-cell office:value-type="float" office:value="0.856548" calcext:value-type="float">
            <text:p>0.856548</text:p>
          </table:table-cell>
          <table:table-cell office:value-type="float" office:value="0.843465" calcext:value-type="float">
            <text:p>0.843465</text:p>
          </table:table-cell>
          <table:table-cell office:value-type="float" office:value="0.82955" calcext:value-type="float">
            <text:p>0.82955</text:p>
          </table:table-cell>
          <table:table-cell office:value-type="float" office:value="0.814815" calcext:value-type="float">
            <text:p>0.814815</text:p>
          </table:table-cell>
          <table:table-cell office:value-type="float" office:value="0.799277" calcext:value-type="float">
            <text:p>0.799277</text:p>
          </table:table-cell>
          <table:table-cell office:value-type="float" office:value="0.78295" calcext:value-type="float">
            <text:p>0.78295</text:p>
          </table:table-cell>
          <table:table-cell office:value-type="float" office:value="0.76585" calcext:value-type="float">
            <text:p>0.76585</text:p>
          </table:table-cell>
          <table:table-cell office:value-type="float" office:value="0.747995" calcext:value-type="float">
            <text:p>0.747995</text:p>
          </table:table-cell>
          <table:table-cell office:value-type="float" office:value="0.729401" calcext:value-type="float">
            <text:p>0.729401</text:p>
          </table:table-cell>
          <table:table-cell office:value-type="float" office:value="0.710087" calcext:value-type="float">
            <text:p>0.710087</text:p>
          </table:table-cell>
          <table:table-cell office:value-type="float" office:value="0.690073" calcext:value-type="float">
            <text:p>0.690073</text:p>
          </table:table-cell>
          <table:table-cell office:value-type="float" office:value="0.669378" calcext:value-type="float">
            <text:p>0.669378</text:p>
          </table:table-cell>
          <table:table-cell office:value-type="float" office:value="0.648022" calcext:value-type="float">
            <text:p>0.648022</text:p>
          </table:table-cell>
          <table:table-cell office:value-type="float" office:value="0.626026" calcext:value-type="float">
            <text:p>0.626026</text:p>
          </table:table-cell>
          <table:table-cell office:value-type="float" office:value="0.603413" calcext:value-type="float">
            <text:p>0.603413</text:p>
          </table:table-cell>
          <table:table-cell office:value-type="float" office:value="0.580204" calcext:value-type="float">
            <text:p>0.580204</text:p>
          </table:table-cell>
          <table:table-cell office:value-type="float" office:value="0.556423" calcext:value-type="float">
            <text:p>0.556423</text:p>
          </table:table-cell>
          <table:table-cell office:value-type="float" office:value="0.532092" calcext:value-type="float">
            <text:p>0.532092</text:p>
          </table:table-cell>
          <table:table-cell office:value-type="float" office:value="0.507237" calcext:value-type="float">
            <text:p>0.507237</text:p>
          </table:table-cell>
          <table:table-cell office:value-type="float" office:value="0.481881" calcext:value-type="float">
            <text:p>0.481881</text:p>
          </table:table-cell>
          <table:table-cell office:value-type="float" office:value="0.456049" calcext:value-type="float">
            <text:p>0.456049</text:p>
          </table:table-cell>
          <table:table-cell office:value-type="float" office:value="0.429767" calcext:value-type="float">
            <text:p>0.429767</text:p>
          </table:table-cell>
          <table:table-cell office:value-type="float" office:value="0.403061" calcext:value-type="float">
            <text:p>0.403061</text:p>
          </table:table-cell>
          <table:table-cell office:value-type="float" office:value="0.375957" calcext:value-type="float">
            <text:p>0.375957</text:p>
          </table:table-cell>
          <table:table-cell office:value-type="float" office:value="0.348483" calcext:value-type="float">
            <text:p>0.348483</text:p>
          </table:table-cell>
          <table:table-cell office:value-type="float" office:value="0.320664" calcext:value-type="float">
            <text:p>0.320664</text:p>
          </table:table-cell>
          <table:table-cell office:value-type="float" office:value="0.292529" calcext:value-type="float">
            <text:p>0.292529</text:p>
          </table:table-cell>
          <table:table-cell office:value-type="float" office:value="0.264105" calcext:value-type="float">
            <text:p>0.264105</text:p>
          </table:table-cell>
          <table:table-cell office:value-type="float" office:value="0.235421" calcext:value-type="float">
            <text:p>0.235421</text:p>
          </table:table-cell>
          <table:table-cell office:value-type="float" office:value="0.206504" calcext:value-type="float">
            <text:p>0.206504</text:p>
          </table:table-cell>
          <table:table-cell office:value-type="float" office:value="0.177383" calcext:value-type="float">
            <text:p>0.177383</text:p>
          </table:table-cell>
          <table:table-cell office:value-type="float" office:value="0.148088" calcext:value-type="float">
            <text:p>0.148088</text:p>
          </table:table-cell>
          <table:table-cell office:value-type="float" office:value="0.118646" calcext:value-type="float">
            <text:p>0.118646</text:p>
          </table:table-cell>
          <table:table-cell office:value-type="float" office:value="0.089087" calcext:value-type="float">
            <text:p>0.089087</text:p>
          </table:table-cell>
          <table:table-cell office:value-type="float" office:value="0.0594402" calcext:value-type="float">
            <text:p>0.0594402</text:p>
          </table:table-cell>
          <table:table-cell office:value-type="float" office:value="0.0297348" calcext:value-type="float">
            <text:p>0.0297348</text:p>
          </table:table-cell>
          <table:table-cell office:value-type="float" office:value="5.55586E-017" calcext:value-type="float">
            <text:p>5.55586E-17</text:p>
          </table:table-cell>
          <table:table-cell office:value-type="float" office:value="-0.0297348" calcext:value-type="float">
            <text:p>-0.0297348</text:p>
          </table:table-cell>
          <table:table-cell office:value-type="float" office:value="-0.0594402" calcext:value-type="float">
            <text:p>-0.0594402</text:p>
          </table:table-cell>
          <table:table-cell office:value-type="float" office:value="-0.089087" calcext:value-type="float">
            <text:p>-0.089087</text:p>
          </table:table-cell>
          <table:table-cell office:value-type="float" office:value="-0.118646" calcext:value-type="float">
            <text:p>-0.118646</text:p>
          </table:table-cell>
          <table:table-cell office:value-type="float" office:value="-0.148088" calcext:value-type="float">
            <text:p>-0.148088</text:p>
          </table:table-cell>
          <table:table-cell office:value-type="float" office:value="-0.177383" calcext:value-type="float">
            <text:p>-0.177383</text:p>
          </table:table-cell>
          <table:table-cell office:value-type="float" office:value="-0.206504" calcext:value-type="float">
            <text:p>-0.206504</text:p>
          </table:table-cell>
          <table:table-cell office:value-type="float" office:value="-0.235421" calcext:value-type="float">
            <text:p>-0.235421</text:p>
          </table:table-cell>
          <table:table-cell office:value-type="float" office:value="-0.264105" calcext:value-type="float">
            <text:p>-0.264105</text:p>
          </table:table-cell>
          <table:table-cell office:value-type="float" office:value="-0.292529" calcext:value-type="float">
            <text:p>-0.292529</text:p>
          </table:table-cell>
          <table:table-cell office:value-type="float" office:value="-0.320664" calcext:value-type="float">
            <text:p>-0.320664</text:p>
          </table:table-cell>
          <table:table-cell office:value-type="float" office:value="-0.348483" calcext:value-type="float">
            <text:p>-0.348483</text:p>
          </table:table-cell>
          <table:table-cell office:value-type="float" office:value="-0.375957" calcext:value-type="float">
            <text:p>-0.375957</text:p>
          </table:table-cell>
          <table:table-cell office:value-type="float" office:value="-0.403061" calcext:value-type="float">
            <text:p>-0.403061</text:p>
          </table:table-cell>
          <table:table-cell office:value-type="float" office:value="-0.429767" calcext:value-type="float">
            <text:p>-0.429767</text:p>
          </table:table-cell>
          <table:table-cell office:value-type="float" office:value="-0.456049" calcext:value-type="float">
            <text:p>-0.456049</text:p>
          </table:table-cell>
          <table:table-cell office:value-type="float" office:value="-0.481881" calcext:value-type="float">
            <text:p>-0.481881</text:p>
          </table:table-cell>
          <table:table-cell office:value-type="float" office:value="-0.507237" calcext:value-type="float">
            <text:p>-0.507237</text:p>
          </table:table-cell>
          <table:table-cell office:value-type="float" office:value="-0.532092" calcext:value-type="float">
            <text:p>-0.532092</text:p>
          </table:table-cell>
          <table:table-cell office:value-type="float" office:value="-0.556423" calcext:value-type="float">
            <text:p>-0.556423</text:p>
          </table:table-cell>
          <table:table-cell office:value-type="float" office:value="-0.580204" calcext:value-type="float">
            <text:p>-0.580204</text:p>
          </table:table-cell>
          <table:table-cell office:value-type="float" office:value="-0.603413" calcext:value-type="float">
            <text:p>-0.603413</text:p>
          </table:table-cell>
          <table:table-cell office:value-type="float" office:value="-0.626026" calcext:value-type="float">
            <text:p>-0.626026</text:p>
          </table:table-cell>
          <table:table-cell office:value-type="float" office:value="-0.648022" calcext:value-type="float">
            <text:p>-0.648022</text:p>
          </table:table-cell>
          <table:table-cell office:value-type="float" office:value="-0.669378" calcext:value-type="float">
            <text:p>-0.669378</text:p>
          </table:table-cell>
          <table:table-cell office:value-type="float" office:value="-0.690073" calcext:value-type="float">
            <text:p>-0.690073</text:p>
          </table:table-cell>
          <table:table-cell office:value-type="float" office:value="-0.710087" calcext:value-type="float">
            <text:p>-0.710087</text:p>
          </table:table-cell>
          <table:table-cell office:value-type="float" office:value="-0.729401" calcext:value-type="float">
            <text:p>-0.729401</text:p>
          </table:table-cell>
          <table:table-cell office:value-type="float" office:value="-0.747995" calcext:value-type="float">
            <text:p>-0.747995</text:p>
          </table:table-cell>
          <table:table-cell office:value-type="float" office:value="-0.76585" calcext:value-type="float">
            <text:p>-0.76585</text:p>
          </table:table-cell>
          <table:table-cell office:value-type="float" office:value="-0.78295" calcext:value-type="float">
            <text:p>-0.78295</text:p>
          </table:table-cell>
          <table:table-cell office:value-type="float" office:value="-0.799277" calcext:value-type="float">
            <text:p>-0.799277</text:p>
          </table:table-cell>
          <table:table-cell office:value-type="float" office:value="-0.814815" calcext:value-type="float">
            <text:p>-0.814815</text:p>
          </table:table-cell>
          <table:table-cell office:value-type="float" office:value="-0.82955" calcext:value-type="float">
            <text:p>-0.82955</text:p>
          </table:table-cell>
          <table:table-cell office:value-type="float" office:value="-0.843465" calcext:value-type="float">
            <text:p>-0.843465</text:p>
          </table:table-cell>
          <table:table-cell office:value-type="float" office:value="-0.856548" calcext:value-type="float">
            <text:p>-0.856548</text:p>
          </table:table-cell>
          <table:table-cell office:value-type="float" office:value="-0.868786" calcext:value-type="float">
            <text:p>-0.868786</text:p>
          </table:table-cell>
          <table:table-cell office:value-type="float" office:value="-0.880166" calcext:value-type="float">
            <text:p>-0.880166</text:p>
          </table:table-cell>
          <table:table-cell office:value-type="float" office:value="-0.890678" calcext:value-type="float">
            <text:p>-0.890678</text:p>
          </table:table-cell>
          <table:table-cell office:value-type="float" office:value="-0.900311" calcext:value-type="float">
            <text:p>-0.900311</text:p>
          </table:table-cell>
          <table:table-cell office:value-type="float" office:value="-0.909055" calcext:value-type="float">
            <text:p>-0.909055</text:p>
          </table:table-cell>
          <table:table-cell office:value-type="float" office:value="-0.916902" calcext:value-type="float">
            <text:p>-0.916902</text:p>
          </table:table-cell>
          <table:table-cell office:value-type="float" office:value="-0.923844" calcext:value-type="float">
            <text:p>-0.923844</text:p>
          </table:table-cell>
          <table:table-cell office:value-type="float" office:value="-0.929875" calcext:value-type="float">
            <text:p>-0.929875</text:p>
          </table:table-cell>
          <table:table-cell office:value-type="float" office:value="-0.934988" calcext:value-type="float">
            <text:p>-0.934988</text:p>
          </table:table-cell>
          <table:table-cell office:value-type="float" office:value="-0.939178" calcext:value-type="float">
            <text:p>-0.939178</text:p>
          </table:table-cell>
          <table:table-cell office:value-type="float" office:value="-0.942441" calcext:value-type="float">
            <text:p>-0.942441</text:p>
          </table:table-cell>
          <table:table-cell office:value-type="float" office:value="-0.944774" calcext:value-type="float">
            <text:p>-0.944774</text:p>
          </table:table-cell>
          <table:table-cell office:value-type="float" office:value="-0.946175" calcext:value-type="float">
            <text:p>-0.946175</text:p>
          </table:table-cell>
          <table:table-cell office:value-type="float" office:value="-0.946642" calcext:value-type="float">
            <text:p>-0.946642</text:p>
          </table:table-cell>
          <table:table-cell/>
        </table:table-row>
        <table:table-row table:style-name="ro1">
          <table:table-cell office:value-type="float" office:value="0.115312" calcext:value-type="float">
            <text:p>0.115312</text:p>
          </table:table-cell>
          <table:table-cell office:value-type="float" office:value="0.93752" calcext:value-type="float">
            <text:p>0.93752</text:p>
          </table:table-cell>
          <table:table-cell office:value-type="float" office:value="0.937057" calcext:value-type="float">
            <text:p>0.937057</text:p>
          </table:table-cell>
          <table:table-cell office:value-type="float" office:value="0.93567" calcext:value-type="float">
            <text:p>0.93567</text:p>
          </table:table-cell>
          <table:table-cell office:value-type="float" office:value="0.933359" calcext:value-type="float">
            <text:p>0.933359</text:p>
          </table:table-cell>
          <table:table-cell office:value-type="float" office:value="0.930128" calcext:value-type="float">
            <text:p>0.930128</text:p>
          </table:table-cell>
          <table:table-cell office:value-type="float" office:value="0.925978" calcext:value-type="float">
            <text:p>0.925978</text:p>
          </table:table-cell>
          <table:table-cell office:value-type="float" office:value="0.920914" calcext:value-type="float">
            <text:p>0.920914</text:p>
          </table:table-cell>
          <table:table-cell office:value-type="float" office:value="0.914942" calcext:value-type="float">
            <text:p>0.914942</text:p>
          </table:table-cell>
          <table:table-cell office:value-type="float" office:value="0.908067" calcext:value-type="float">
            <text:p>0.908067</text:p>
          </table:table-cell>
          <table:table-cell office:value-type="float" office:value="0.900295" calcext:value-type="float">
            <text:p>0.900295</text:p>
          </table:table-cell>
          <table:table-cell office:value-type="float" office:value="0.891635" calcext:value-type="float">
            <text:p>0.891635</text:p>
          </table:table-cell>
          <table:table-cell office:value-type="float" office:value="0.882095" calcext:value-type="float">
            <text:p>0.882095</text:p>
          </table:table-cell>
          <table:table-cell office:value-type="float" office:value="0.871685" calcext:value-type="float">
            <text:p>0.871685</text:p>
          </table:table-cell>
          <table:table-cell office:value-type="float" office:value="0.860414" calcext:value-type="float">
            <text:p>0.860414</text:p>
          </table:table-cell>
          <table:table-cell office:value-type="float" office:value="0.848294" calcext:value-type="float">
            <text:p>0.848294</text:p>
          </table:table-cell>
          <table:table-cell office:value-type="float" office:value="0.835337" calcext:value-type="float">
            <text:p>0.835337</text:p>
          </table:table-cell>
          <table:table-cell office:value-type="float" office:value="0.821556" calcext:value-type="float">
            <text:p>0.821556</text:p>
          </table:table-cell>
          <table:table-cell office:value-type="float" office:value="0.806964" calcext:value-type="float">
            <text:p>0.806964</text:p>
          </table:table-cell>
          <table:table-cell office:value-type="float" office:value="0.791575" calcext:value-type="float">
            <text:p>0.791575</text:p>
          </table:table-cell>
          <table:table-cell office:value-type="float" office:value="0.775405" calcext:value-type="float">
            <text:p>0.775405</text:p>
          </table:table-cell>
          <table:table-cell office:value-type="float" office:value="0.75847" calcext:value-type="float">
            <text:p>0.75847</text:p>
          </table:table-cell>
          <table:table-cell office:value-type="float" office:value="0.740787" calcext:value-type="float">
            <text:p>0.740787</text:p>
          </table:table-cell>
          <table:table-cell office:value-type="float" office:value="0.722372" calcext:value-type="float">
            <text:p>0.722372</text:p>
          </table:table-cell>
          <table:table-cell office:value-type="float" office:value="0.703245" calcext:value-type="float">
            <text:p>0.703245</text:p>
          </table:table-cell>
          <table:table-cell office:value-type="float" office:value="0.683423" calcext:value-type="float">
            <text:p>0.683423</text:p>
          </table:table-cell>
          <table:table-cell office:value-type="float" office:value="0.662927" calcext:value-type="float">
            <text:p>0.662927</text:p>
          </table:table-cell>
          <table:table-cell office:value-type="float" office:value="0.641777" calcext:value-type="float">
            <text:p>0.641777</text:p>
          </table:table-cell>
          <table:table-cell office:value-type="float" office:value="0.619994" calcext:value-type="float">
            <text:p>0.619994</text:p>
          </table:table-cell>
          <table:table-cell office:value-type="float" office:value="0.597598" calcext:value-type="float">
            <text:p>0.597598</text:p>
          </table:table-cell>
          <table:table-cell office:value-type="float" office:value="0.574613" calcext:value-type="float">
            <text:p>0.574613</text:p>
          </table:table-cell>
          <table:table-cell office:value-type="float" office:value="0.551061" calcext:value-type="float">
            <text:p>0.551061</text:p>
          </table:table-cell>
          <table:table-cell office:value-type="float" office:value="0.526965" calcext:value-type="float">
            <text:p>0.526965</text:p>
          </table:table-cell>
          <table:table-cell office:value-type="float" office:value="0.502349" calcext:value-type="float">
            <text:p>0.502349</text:p>
          </table:table-cell>
          <table:table-cell office:value-type="float" office:value="0.477237" calcext:value-type="float">
            <text:p>0.477237</text:p>
          </table:table-cell>
          <table:table-cell office:value-type="float" office:value="0.451654" calcext:value-type="float">
            <text:p>0.451654</text:p>
          </table:table-cell>
          <table:table-cell office:value-type="float" office:value="0.425626" calcext:value-type="float">
            <text:p>0.425626</text:p>
          </table:table-cell>
          <table:table-cell office:value-type="float" office:value="0.399177" calcext:value-type="float">
            <text:p>0.399177</text:p>
          </table:table-cell>
          <table:table-cell office:value-type="float" office:value="0.372334" calcext:value-type="float">
            <text:p>0.372334</text:p>
          </table:table-cell>
          <table:table-cell office:value-type="float" office:value="0.345124" calcext:value-type="float">
            <text:p>0.345124</text:p>
          </table:table-cell>
          <table:table-cell office:value-type="float" office:value="0.317574" calcext:value-type="float">
            <text:p>0.317574</text:p>
          </table:table-cell>
          <table:table-cell office:value-type="float" office:value="0.28971" calcext:value-type="float">
            <text:p>0.28971</text:p>
          </table:table-cell>
          <table:table-cell office:value-type="float" office:value="0.26156" calcext:value-type="float">
            <text:p>0.26156</text:p>
          </table:table-cell>
          <table:table-cell office:value-type="float" office:value="0.233152" calcext:value-type="float">
            <text:p>0.233152</text:p>
          </table:table-cell>
          <table:table-cell office:value-type="float" office:value="0.204514" calcext:value-type="float">
            <text:p>0.204514</text:p>
          </table:table-cell>
          <table:table-cell office:value-type="float" office:value="0.175674" calcext:value-type="float">
            <text:p>0.175674</text:p>
          </table:table-cell>
          <table:table-cell office:value-type="float" office:value="0.146661" calcext:value-type="float">
            <text:p>0.146661</text:p>
          </table:table-cell>
          <table:table-cell office:value-type="float" office:value="0.117503" calcext:value-type="float">
            <text:p>0.117503</text:p>
          </table:table-cell>
          <table:table-cell office:value-type="float" office:value="0.0882285" calcext:value-type="float">
            <text:p>0.0882285</text:p>
          </table:table-cell>
          <table:table-cell office:value-type="float" office:value="0.0588674" calcext:value-type="float">
            <text:p>0.0588674</text:p>
          </table:table-cell>
          <table:table-cell office:value-type="float" office:value="0.0294482" calcext:value-type="float">
            <text:p>0.0294482</text:p>
          </table:table-cell>
          <table:table-cell office:value-type="float" office:value="-1.47395E-016" calcext:value-type="float">
            <text:p>-1.47395E-16</text:p>
          </table:table-cell>
          <table:table-cell office:value-type="float" office:value="-0.0294482" calcext:value-type="float">
            <text:p>-0.0294482</text:p>
          </table:table-cell>
          <table:table-cell office:value-type="float" office:value="-0.0588674" calcext:value-type="float">
            <text:p>-0.0588674</text:p>
          </table:table-cell>
          <table:table-cell office:value-type="float" office:value="-0.0882285" calcext:value-type="float">
            <text:p>-0.0882285</text:p>
          </table:table-cell>
          <table:table-cell office:value-type="float" office:value="-0.117503" calcext:value-type="float">
            <text:p>-0.117503</text:p>
          </table:table-cell>
          <table:table-cell office:value-type="float" office:value="-0.146661" calcext:value-type="float">
            <text:p>-0.146661</text:p>
          </table:table-cell>
          <table:table-cell office:value-type="float" office:value="-0.175674" calcext:value-type="float">
            <text:p>-0.175674</text:p>
          </table:table-cell>
          <table:table-cell office:value-type="float" office:value="-0.204514" calcext:value-type="float">
            <text:p>-0.204514</text:p>
          </table:table-cell>
          <table:table-cell office:value-type="float" office:value="-0.233152" calcext:value-type="float">
            <text:p>-0.233152</text:p>
          </table:table-cell>
          <table:table-cell office:value-type="float" office:value="-0.26156" calcext:value-type="float">
            <text:p>-0.26156</text:p>
          </table:table-cell>
          <table:table-cell office:value-type="float" office:value="-0.28971" calcext:value-type="float">
            <text:p>-0.28971</text:p>
          </table:table-cell>
          <table:table-cell office:value-type="float" office:value="-0.317574" calcext:value-type="float">
            <text:p>-0.317574</text:p>
          </table:table-cell>
          <table:table-cell office:value-type="float" office:value="-0.345124" calcext:value-type="float">
            <text:p>-0.345124</text:p>
          </table:table-cell>
          <table:table-cell office:value-type="float" office:value="-0.372334" calcext:value-type="float">
            <text:p>-0.372334</text:p>
          </table:table-cell>
          <table:table-cell office:value-type="float" office:value="-0.399177" calcext:value-type="float">
            <text:p>-0.399177</text:p>
          </table:table-cell>
          <table:table-cell office:value-type="float" office:value="-0.425626" calcext:value-type="float">
            <text:p>-0.425626</text:p>
          </table:table-cell>
          <table:table-cell office:value-type="float" office:value="-0.451654" calcext:value-type="float">
            <text:p>-0.451654</text:p>
          </table:table-cell>
          <table:table-cell office:value-type="float" office:value="-0.477237" calcext:value-type="float">
            <text:p>-0.477237</text:p>
          </table:table-cell>
          <table:table-cell office:value-type="float" office:value="-0.502349" calcext:value-type="float">
            <text:p>-0.502349</text:p>
          </table:table-cell>
          <table:table-cell office:value-type="float" office:value="-0.526965" calcext:value-type="float">
            <text:p>-0.526965</text:p>
          </table:table-cell>
          <table:table-cell office:value-type="float" office:value="-0.551061" calcext:value-type="float">
            <text:p>-0.551061</text:p>
          </table:table-cell>
          <table:table-cell office:value-type="float" office:value="-0.574613" calcext:value-type="float">
            <text:p>-0.574613</text:p>
          </table:table-cell>
          <table:table-cell office:value-type="float" office:value="-0.597598" calcext:value-type="float">
            <text:p>-0.597598</text:p>
          </table:table-cell>
          <table:table-cell office:value-type="float" office:value="-0.619994" calcext:value-type="float">
            <text:p>-0.619994</text:p>
          </table:table-cell>
          <table:table-cell office:value-type="float" office:value="-0.641777" calcext:value-type="float">
            <text:p>-0.641777</text:p>
          </table:table-cell>
          <table:table-cell office:value-type="float" office:value="-0.662927" calcext:value-type="float">
            <text:p>-0.662927</text:p>
          </table:table-cell>
          <table:table-cell office:value-type="float" office:value="-0.683423" calcext:value-type="float">
            <text:p>-0.683423</text:p>
          </table:table-cell>
          <table:table-cell office:value-type="float" office:value="-0.703245" calcext:value-type="float">
            <text:p>-0.703245</text:p>
          </table:table-cell>
          <table:table-cell office:value-type="float" office:value="-0.722372" calcext:value-type="float">
            <text:p>-0.722372</text:p>
          </table:table-cell>
          <table:table-cell office:value-type="float" office:value="-0.740787" calcext:value-type="float">
            <text:p>-0.740787</text:p>
          </table:table-cell>
          <table:table-cell office:value-type="float" office:value="-0.75847" calcext:value-type="float">
            <text:p>-0.75847</text:p>
          </table:table-cell>
          <table:table-cell office:value-type="float" office:value="-0.775405" calcext:value-type="float">
            <text:p>-0.775405</text:p>
          </table:table-cell>
          <table:table-cell office:value-type="float" office:value="-0.791575" calcext:value-type="float">
            <text:p>-0.791575</text:p>
          </table:table-cell>
          <table:table-cell office:value-type="float" office:value="-0.806964" calcext:value-type="float">
            <text:p>-0.806964</text:p>
          </table:table-cell>
          <table:table-cell office:value-type="float" office:value="-0.821556" calcext:value-type="float">
            <text:p>-0.821556</text:p>
          </table:table-cell>
          <table:table-cell office:value-type="float" office:value="-0.835337" calcext:value-type="float">
            <text:p>-0.835337</text:p>
          </table:table-cell>
          <table:table-cell office:value-type="float" office:value="-0.848294" calcext:value-type="float">
            <text:p>-0.848294</text:p>
          </table:table-cell>
          <table:table-cell office:value-type="float" office:value="-0.860414" calcext:value-type="float">
            <text:p>-0.860414</text:p>
          </table:table-cell>
          <table:table-cell office:value-type="float" office:value="-0.871685" calcext:value-type="float">
            <text:p>-0.871685</text:p>
          </table:table-cell>
          <table:table-cell office:value-type="float" office:value="-0.882095" calcext:value-type="float">
            <text:p>-0.882095</text:p>
          </table:table-cell>
          <table:table-cell office:value-type="float" office:value="-0.891635" calcext:value-type="float">
            <text:p>-0.891635</text:p>
          </table:table-cell>
          <table:table-cell office:value-type="float" office:value="-0.900295" calcext:value-type="float">
            <text:p>-0.900295</text:p>
          </table:table-cell>
          <table:table-cell office:value-type="float" office:value="-0.908067" calcext:value-type="float">
            <text:p>-0.908067</text:p>
          </table:table-cell>
          <table:table-cell office:value-type="float" office:value="-0.914942" calcext:value-type="float">
            <text:p>-0.914942</text:p>
          </table:table-cell>
          <table:table-cell office:value-type="float" office:value="-0.920914" calcext:value-type="float">
            <text:p>-0.920914</text:p>
          </table:table-cell>
          <table:table-cell office:value-type="float" office:value="-0.925978" calcext:value-type="float">
            <text:p>-0.925978</text:p>
          </table:table-cell>
          <table:table-cell office:value-type="float" office:value="-0.930128" calcext:value-type="float">
            <text:p>-0.930128</text:p>
          </table:table-cell>
          <table:table-cell office:value-type="float" office:value="-0.933359" calcext:value-type="float">
            <text:p>-0.933359</text:p>
          </table:table-cell>
          <table:table-cell office:value-type="float" office:value="-0.93567" calcext:value-type="float">
            <text:p>-0.93567</text:p>
          </table:table-cell>
          <table:table-cell office:value-type="float" office:value="-0.937057" calcext:value-type="float">
            <text:p>-0.937057</text:p>
          </table:table-cell>
          <table:table-cell office:value-type="float" office:value="-0.93752" calcext:value-type="float">
            <text:p>-0.93752</text:p>
          </table:table-cell>
          <table:table-cell/>
        </table:table-row>
        <table:table-row table:style-name="ro1">
          <table:table-cell office:value-type="float" office:value="0.124305" calcext:value-type="float">
            <text:p>0.124305</text:p>
          </table:table-cell>
          <table:table-cell office:value-type="float" office:value="0.927735" calcext:value-type="float">
            <text:p>0.927735</text:p>
          </table:table-cell>
          <table:table-cell office:value-type="float" office:value="0.927277" calcext:value-type="float">
            <text:p>0.927277</text:p>
          </table:table-cell>
          <table:table-cell office:value-type="float" office:value="0.925904" calcext:value-type="float">
            <text:p>0.925904</text:p>
          </table:table-cell>
          <table:table-cell office:value-type="float" office:value="0.923617" calcext:value-type="float">
            <text:p>0.923617</text:p>
          </table:table-cell>
          <table:table-cell office:value-type="float" office:value="0.920419" calcext:value-type="float">
            <text:p>0.920419</text:p>
          </table:table-cell>
          <table:table-cell office:value-type="float" office:value="0.916313" calcext:value-type="float">
            <text:p>0.916313</text:p>
          </table:table-cell>
          <table:table-cell office:value-type="float" office:value="0.911302" calcext:value-type="float">
            <text:p>0.911302</text:p>
          </table:table-cell>
          <table:table-cell office:value-type="float" office:value="0.905392" calcext:value-type="float">
            <text:p>0.905392</text:p>
          </table:table-cell>
          <table:table-cell office:value-type="float" office:value="0.898589" calcext:value-type="float">
            <text:p>0.898589</text:p>
          </table:table-cell>
          <table:table-cell office:value-type="float" office:value="0.890898" calcext:value-type="float">
            <text:p>0.890898</text:p>
          </table:table-cell>
          <table:table-cell office:value-type="float" office:value="0.882329" calcext:value-type="float">
            <text:p>0.882329</text:p>
          </table:table-cell>
          <table:table-cell office:value-type="float" office:value="0.872888" calcext:value-type="float">
            <text:p>0.872888</text:p>
          </table:table-cell>
          <table:table-cell office:value-type="float" office:value="0.862587" calcext:value-type="float">
            <text:p>0.862587</text:p>
          </table:table-cell>
          <table:table-cell office:value-type="float" office:value="0.851434" calcext:value-type="float">
            <text:p>0.851434</text:p>
          </table:table-cell>
          <table:table-cell office:value-type="float" office:value="0.83944" calcext:value-type="float">
            <text:p>0.83944</text:p>
          </table:table-cell>
          <table:table-cell office:value-type="float" office:value="0.826618" calcext:value-type="float">
            <text:p>0.826618</text:p>
          </table:table-cell>
          <table:table-cell office:value-type="float" office:value="0.812981" calcext:value-type="float">
            <text:p>0.812981</text:p>
          </table:table-cell>
          <table:table-cell office:value-type="float" office:value="0.798541" calcext:value-type="float">
            <text:p>0.798541</text:p>
          </table:table-cell>
          <table:table-cell office:value-type="float" office:value="0.783313" calcext:value-type="float">
            <text:p>0.783313</text:p>
          </table:table-cell>
          <table:table-cell office:value-type="float" office:value="0.767312" calcext:value-type="float">
            <text:p>0.767312</text:p>
          </table:table-cell>
          <table:table-cell office:value-type="float" office:value="0.750554" calcext:value-type="float">
            <text:p>0.750554</text:p>
          </table:table-cell>
          <table:table-cell office:value-type="float" office:value="0.733055" calcext:value-type="float">
            <text:p>0.733055</text:p>
          </table:table-cell>
          <table:table-cell office:value-type="float" office:value="0.714832" calcext:value-type="float">
            <text:p>0.714832</text:p>
          </table:table-cell>
          <table:table-cell office:value-type="float" office:value="0.695905" calcext:value-type="float">
            <text:p>0.695905</text:p>
          </table:table-cell>
          <table:table-cell office:value-type="float" office:value="0.67629" calcext:value-type="float">
            <text:p>0.67629</text:p>
          </table:table-cell>
          <table:table-cell office:value-type="float" office:value="0.656008" calcext:value-type="float">
            <text:p>0.656008</text:p>
          </table:table-cell>
          <table:table-cell office:value-type="float" office:value="0.635079" calcext:value-type="float">
            <text:p>0.635079</text:p>
          </table:table-cell>
          <table:table-cell office:value-type="float" office:value="0.613522" calcext:value-type="float">
            <text:p>0.613522</text:p>
          </table:table-cell>
          <table:table-cell office:value-type="float" office:value="0.591361" calcext:value-type="float">
            <text:p>0.591361</text:p>
          </table:table-cell>
          <table:table-cell office:value-type="float" office:value="0.568616" calcext:value-type="float">
            <text:p>0.568616</text:p>
          </table:table-cell>
          <table:table-cell office:value-type="float" office:value="0.545309" calcext:value-type="float">
            <text:p>0.545309</text:p>
          </table:table-cell>
          <table:table-cell office:value-type="float" office:value="0.521465" calcext:value-type="float">
            <text:p>0.521465</text:p>
          </table:table-cell>
          <table:table-cell office:value-type="float" office:value="0.497106" calcext:value-type="float">
            <text:p>0.497106</text:p>
          </table:table-cell>
          <table:table-cell office:value-type="float" office:value="0.472256" calcext:value-type="float">
            <text:p>0.472256</text:p>
          </table:table-cell>
          <table:table-cell office:value-type="float" office:value="0.44694" calcext:value-type="float">
            <text:p>0.44694</text:p>
          </table:table-cell>
          <table:table-cell office:value-type="float" office:value="0.421183" calcext:value-type="float">
            <text:p>0.421183</text:p>
          </table:table-cell>
          <table:table-cell office:value-type="float" office:value="0.395011" calcext:value-type="float">
            <text:p>0.395011</text:p>
          </table:table-cell>
          <table:table-cell office:value-type="float" office:value="0.368448" calcext:value-type="float">
            <text:p>0.368448</text:p>
          </table:table-cell>
          <table:table-cell office:value-type="float" office:value="0.341522" calcext:value-type="float">
            <text:p>0.341522</text:p>
          </table:table-cell>
          <table:table-cell office:value-type="float" office:value="0.314259" calcext:value-type="float">
            <text:p>0.314259</text:p>
          </table:table-cell>
          <table:table-cell office:value-type="float" office:value="0.286686" calcext:value-type="float">
            <text:p>0.286686</text:p>
          </table:table-cell>
          <table:table-cell office:value-type="float" office:value="0.25883" calcext:value-type="float">
            <text:p>0.25883</text:p>
          </table:table-cell>
          <table:table-cell office:value-type="float" office:value="0.230718" calcext:value-type="float">
            <text:p>0.230718</text:p>
          </table:table-cell>
          <table:table-cell office:value-type="float" office:value="0.202379" calcext:value-type="float">
            <text:p>0.202379</text:p>
          </table:table-cell>
          <table:table-cell office:value-type="float" office:value="0.17384" calcext:value-type="float">
            <text:p>0.17384</text:p>
          </table:table-cell>
          <table:table-cell office:value-type="float" office:value="0.14513" calcext:value-type="float">
            <text:p>0.14513</text:p>
          </table:table-cell>
          <table:table-cell office:value-type="float" office:value="0.116276" calcext:value-type="float">
            <text:p>0.116276</text:p>
          </table:table-cell>
          <table:table-cell office:value-type="float" office:value="0.0873076" calcext:value-type="float">
            <text:p>0.0873076</text:p>
          </table:table-cell>
          <table:table-cell office:value-type="float" office:value="0.058253" calcext:value-type="float">
            <text:p>0.058253</text:p>
          </table:table-cell>
          <table:table-cell office:value-type="float" office:value="0.0291409" calcext:value-type="float">
            <text:p>0.0291409</text:p>
          </table:table-cell>
          <table:table-cell office:value-type="float" office:value="-5.40794E-017" calcext:value-type="float">
            <text:p>-5.40794E-17</text:p>
          </table:table-cell>
          <table:table-cell office:value-type="float" office:value="-0.0291409" calcext:value-type="float">
            <text:p>-0.0291409</text:p>
          </table:table-cell>
          <table:table-cell office:value-type="float" office:value="-0.058253" calcext:value-type="float">
            <text:p>-0.058253</text:p>
          </table:table-cell>
          <table:table-cell office:value-type="float" office:value="-0.0873076" calcext:value-type="float">
            <text:p>-0.0873076</text:p>
          </table:table-cell>
          <table:table-cell office:value-type="float" office:value="-0.116276" calcext:value-type="float">
            <text:p>-0.116276</text:p>
          </table:table-cell>
          <table:table-cell office:value-type="float" office:value="-0.14513" calcext:value-type="float">
            <text:p>-0.14513</text:p>
          </table:table-cell>
          <table:table-cell office:value-type="float" office:value="-0.17384" calcext:value-type="float">
            <text:p>-0.17384</text:p>
          </table:table-cell>
          <table:table-cell office:value-type="float" office:value="-0.202379" calcext:value-type="float">
            <text:p>-0.202379</text:p>
          </table:table-cell>
          <table:table-cell office:value-type="float" office:value="-0.230718" calcext:value-type="float">
            <text:p>-0.230718</text:p>
          </table:table-cell>
          <table:table-cell office:value-type="float" office:value="-0.25883" calcext:value-type="float">
            <text:p>-0.25883</text:p>
          </table:table-cell>
          <table:table-cell office:value-type="float" office:value="-0.286686" calcext:value-type="float">
            <text:p>-0.286686</text:p>
          </table:table-cell>
          <table:table-cell office:value-type="float" office:value="-0.314259" calcext:value-type="float">
            <text:p>-0.314259</text:p>
          </table:table-cell>
          <table:table-cell office:value-type="float" office:value="-0.341522" calcext:value-type="float">
            <text:p>-0.341522</text:p>
          </table:table-cell>
          <table:table-cell office:value-type="float" office:value="-0.368448" calcext:value-type="float">
            <text:p>-0.368448</text:p>
          </table:table-cell>
          <table:table-cell office:value-type="float" office:value="-0.395011" calcext:value-type="float">
            <text:p>-0.395011</text:p>
          </table:table-cell>
          <table:table-cell office:value-type="float" office:value="-0.421183" calcext:value-type="float">
            <text:p>-0.421183</text:p>
          </table:table-cell>
          <table:table-cell office:value-type="float" office:value="-0.44694" calcext:value-type="float">
            <text:p>-0.44694</text:p>
          </table:table-cell>
          <table:table-cell office:value-type="float" office:value="-0.472256" calcext:value-type="float">
            <text:p>-0.472256</text:p>
          </table:table-cell>
          <table:table-cell office:value-type="float" office:value="-0.497106" calcext:value-type="float">
            <text:p>-0.497106</text:p>
          </table:table-cell>
          <table:table-cell office:value-type="float" office:value="-0.521465" calcext:value-type="float">
            <text:p>-0.521465</text:p>
          </table:table-cell>
          <table:table-cell office:value-type="float" office:value="-0.545309" calcext:value-type="float">
            <text:p>-0.545309</text:p>
          </table:table-cell>
          <table:table-cell office:value-type="float" office:value="-0.568616" calcext:value-type="float">
            <text:p>-0.568616</text:p>
          </table:table-cell>
          <table:table-cell office:value-type="float" office:value="-0.591361" calcext:value-type="float">
            <text:p>-0.591361</text:p>
          </table:table-cell>
          <table:table-cell office:value-type="float" office:value="-0.613522" calcext:value-type="float">
            <text:p>-0.613522</text:p>
          </table:table-cell>
          <table:table-cell office:value-type="float" office:value="-0.635079" calcext:value-type="float">
            <text:p>-0.635079</text:p>
          </table:table-cell>
          <table:table-cell office:value-type="float" office:value="-0.656008" calcext:value-type="float">
            <text:p>-0.656008</text:p>
          </table:table-cell>
          <table:table-cell office:value-type="float" office:value="-0.67629" calcext:value-type="float">
            <text:p>-0.67629</text:p>
          </table:table-cell>
          <table:table-cell office:value-type="float" office:value="-0.695905" calcext:value-type="float">
            <text:p>-0.695905</text:p>
          </table:table-cell>
          <table:table-cell office:value-type="float" office:value="-0.714832" calcext:value-type="float">
            <text:p>-0.714832</text:p>
          </table:table-cell>
          <table:table-cell office:value-type="float" office:value="-0.733055" calcext:value-type="float">
            <text:p>-0.733055</text:p>
          </table:table-cell>
          <table:table-cell office:value-type="float" office:value="-0.750554" calcext:value-type="float">
            <text:p>-0.750554</text:p>
          </table:table-cell>
          <table:table-cell office:value-type="float" office:value="-0.767312" calcext:value-type="float">
            <text:p>-0.767312</text:p>
          </table:table-cell>
          <table:table-cell office:value-type="float" office:value="-0.783313" calcext:value-type="float">
            <text:p>-0.783313</text:p>
          </table:table-cell>
          <table:table-cell office:value-type="float" office:value="-0.798541" calcext:value-type="float">
            <text:p>-0.798541</text:p>
          </table:table-cell>
          <table:table-cell office:value-type="float" office:value="-0.812981" calcext:value-type="float">
            <text:p>-0.812981</text:p>
          </table:table-cell>
          <table:table-cell office:value-type="float" office:value="-0.826618" calcext:value-type="float">
            <text:p>-0.826618</text:p>
          </table:table-cell>
          <table:table-cell office:value-type="float" office:value="-0.83944" calcext:value-type="float">
            <text:p>-0.83944</text:p>
          </table:table-cell>
          <table:table-cell office:value-type="float" office:value="-0.851434" calcext:value-type="float">
            <text:p>-0.851434</text:p>
          </table:table-cell>
          <table:table-cell office:value-type="float" office:value="-0.862587" calcext:value-type="float">
            <text:p>-0.862587</text:p>
          </table:table-cell>
          <table:table-cell office:value-type="float" office:value="-0.872888" calcext:value-type="float">
            <text:p>-0.872888</text:p>
          </table:table-cell>
          <table:table-cell office:value-type="float" office:value="-0.882329" calcext:value-type="float">
            <text:p>-0.882329</text:p>
          </table:table-cell>
          <table:table-cell office:value-type="float" office:value="-0.890898" calcext:value-type="float">
            <text:p>-0.890898</text:p>
          </table:table-cell>
          <table:table-cell office:value-type="float" office:value="-0.898589" calcext:value-type="float">
            <text:p>-0.898589</text:p>
          </table:table-cell>
          <table:table-cell office:value-type="float" office:value="-0.905392" calcext:value-type="float">
            <text:p>-0.905392</text:p>
          </table:table-cell>
          <table:table-cell office:value-type="float" office:value="-0.911302" calcext:value-type="float">
            <text:p>-0.911302</text:p>
          </table:table-cell>
          <table:table-cell office:value-type="float" office:value="-0.916313" calcext:value-type="float">
            <text:p>-0.916313</text:p>
          </table:table-cell>
          <table:table-cell office:value-type="float" office:value="-0.920419" calcext:value-type="float">
            <text:p>-0.920419</text:p>
          </table:table-cell>
          <table:table-cell office:value-type="float" office:value="-0.923617" calcext:value-type="float">
            <text:p>-0.923617</text:p>
          </table:table-cell>
          <table:table-cell office:value-type="float" office:value="-0.925904" calcext:value-type="float">
            <text:p>-0.925904</text:p>
          </table:table-cell>
          <table:table-cell office:value-type="float" office:value="-0.927277" calcext:value-type="float">
            <text:p>-0.927277</text:p>
          </table:table-cell>
          <table:table-cell office:value-type="float" office:value="-0.927735" calcext:value-type="float">
            <text:p>-0.927735</text:p>
          </table:table-cell>
          <table:table-cell/>
        </table:table-row>
        <table:table-row table:style-name="ro1">
          <table:table-cell office:value-type="float" office:value="0.132063" calcext:value-type="float">
            <text:p>0.132063</text:p>
          </table:table-cell>
          <table:table-cell office:value-type="float" office:value="0.91877" calcext:value-type="float">
            <text:p>0.91877</text:p>
          </table:table-cell>
          <table:table-cell office:value-type="float" office:value="0.918317" calcext:value-type="float">
            <text:p>0.918317</text:p>
          </table:table-cell>
          <table:table-cell office:value-type="float" office:value="0.916958" calcext:value-type="float">
            <text:p>0.916958</text:p>
          </table:table-cell>
          <table:table-cell office:value-type="float" office:value="0.914693" calcext:value-type="float">
            <text:p>0.914693</text:p>
          </table:table-cell>
          <table:table-cell office:value-type="float" office:value="0.911526" calcext:value-type="float">
            <text:p>0.911526</text:p>
          </table:table-cell>
          <table:table-cell office:value-type="float" office:value="0.907459" calcext:value-type="float">
            <text:p>0.907459</text:p>
          </table:table-cell>
          <table:table-cell office:value-type="float" office:value="0.902497" calcext:value-type="float">
            <text:p>0.902497</text:p>
          </table:table-cell>
          <table:table-cell office:value-type="float" office:value="0.896644" calcext:value-type="float">
            <text:p>0.896644</text:p>
          </table:table-cell>
          <table:table-cell office:value-type="float" office:value="0.889906" calcext:value-type="float">
            <text:p>0.889906</text:p>
          </table:table-cell>
          <table:table-cell office:value-type="float" office:value="0.88229" calcext:value-type="float">
            <text:p>0.88229</text:p>
          </table:table-cell>
          <table:table-cell office:value-type="float" office:value="0.873803" calcext:value-type="float">
            <text:p>0.873803</text:p>
          </table:table-cell>
          <table:table-cell office:value-type="float" office:value="0.864454" calcext:value-type="float">
            <text:p>0.864454</text:p>
          </table:table-cell>
          <table:table-cell office:value-type="float" office:value="0.854252" calcext:value-type="float">
            <text:p>0.854252</text:p>
          </table:table-cell>
          <table:table-cell office:value-type="float" office:value="0.843207" calcext:value-type="float">
            <text:p>0.843207</text:p>
          </table:table-cell>
          <table:table-cell office:value-type="float" office:value="0.831329" calcext:value-type="float">
            <text:p>0.831329</text:p>
          </table:table-cell>
          <table:table-cell office:value-type="float" office:value="0.818631" calcext:value-type="float">
            <text:p>0.818631</text:p>
          </table:table-cell>
          <table:table-cell office:value-type="float" office:value="0.805126" calcext:value-type="float">
            <text:p>0.805126</text:p>
          </table:table-cell>
          <table:table-cell office:value-type="float" office:value="0.790825" calcext:value-type="float">
            <text:p>0.790825</text:p>
          </table:table-cell>
          <table:table-cell office:value-type="float" office:value="0.775745" calcext:value-type="float">
            <text:p>0.775745</text:p>
          </table:table-cell>
          <table:table-cell office:value-type="float" office:value="0.759898" calcext:value-type="float">
            <text:p>0.759898</text:p>
          </table:table-cell>
          <table:table-cell office:value-type="float" office:value="0.743302" calcext:value-type="float">
            <text:p>0.743302</text:p>
          </table:table-cell>
          <table:table-cell office:value-type="float" office:value="0.725972" calcext:value-type="float">
            <text:p>0.725972</text:p>
          </table:table-cell>
          <table:table-cell office:value-type="float" office:value="0.707926" calcext:value-type="float">
            <text:p>0.707926</text:p>
          </table:table-cell>
          <table:table-cell office:value-type="float" office:value="0.689181" calcext:value-type="float">
            <text:p>0.689181</text:p>
          </table:table-cell>
          <table:table-cell office:value-type="float" office:value="0.669756" calcext:value-type="float">
            <text:p>0.669756</text:p>
          </table:table-cell>
          <table:table-cell office:value-type="float" office:value="0.64967" calcext:value-type="float">
            <text:p>0.64967</text:p>
          </table:table-cell>
          <table:table-cell office:value-type="float" office:value="0.628942" calcext:value-type="float">
            <text:p>0.628942</text:p>
          </table:table-cell>
          <table:table-cell office:value-type="float" office:value="0.607595" calcext:value-type="float">
            <text:p>0.607595</text:p>
          </table:table-cell>
          <table:table-cell office:value-type="float" office:value="0.585647" calcext:value-type="float">
            <text:p>0.585647</text:p>
          </table:table-cell>
          <table:table-cell office:value-type="float" office:value="0.563122" calcext:value-type="float">
            <text:p>0.563122</text:p>
          </table:table-cell>
          <table:table-cell office:value-type="float" office:value="0.54004" calcext:value-type="float">
            <text:p>0.54004</text:p>
          </table:table-cell>
          <table:table-cell office:value-type="float" office:value="0.516426" calcext:value-type="float">
            <text:p>0.516426</text:p>
          </table:table-cell>
          <table:table-cell office:value-type="float" office:value="0.492302" calcext:value-type="float">
            <text:p>0.492302</text:p>
          </table:table-cell>
          <table:table-cell office:value-type="float" office:value="0.467693" calcext:value-type="float">
            <text:p>0.467693</text:p>
          </table:table-cell>
          <table:table-cell office:value-type="float" office:value="0.442622" calcext:value-type="float">
            <text:p>0.442622</text:p>
          </table:table-cell>
          <table:table-cell office:value-type="float" office:value="0.417114" calcext:value-type="float">
            <text:p>0.417114</text:p>
          </table:table-cell>
          <table:table-cell office:value-type="float" office:value="0.391194" calcext:value-type="float">
            <text:p>0.391194</text:p>
          </table:table-cell>
          <table:table-cell office:value-type="float" office:value="0.364888" calcext:value-type="float">
            <text:p>0.364888</text:p>
          </table:table-cell>
          <table:table-cell office:value-type="float" office:value="0.338222" calcext:value-type="float">
            <text:p>0.338222</text:p>
          </table:table-cell>
          <table:table-cell office:value-type="float" office:value="0.311223" calcext:value-type="float">
            <text:p>0.311223</text:p>
          </table:table-cell>
          <table:table-cell office:value-type="float" office:value="0.283916" calcext:value-type="float">
            <text:p>0.283916</text:p>
          </table:table-cell>
          <table:table-cell office:value-type="float" office:value="0.256329" calcext:value-type="float">
            <text:p>0.256329</text:p>
          </table:table-cell>
          <table:table-cell office:value-type="float" office:value="0.228489" calcext:value-type="float">
            <text:p>0.228489</text:p>
          </table:table-cell>
          <table:table-cell office:value-type="float" office:value="0.200424" calcext:value-type="float">
            <text:p>0.200424</text:p>
          </table:table-cell>
          <table:table-cell office:value-type="float" office:value="0.172161" calcext:value-type="float">
            <text:p>0.172161</text:p>
          </table:table-cell>
          <table:table-cell office:value-type="float" office:value="0.143728" calcext:value-type="float">
            <text:p>0.143728</text:p>
          </table:table-cell>
          <table:table-cell office:value-type="float" office:value="0.115153" calcext:value-type="float">
            <text:p>0.115153</text:p>
          </table:table-cell>
          <table:table-cell office:value-type="float" office:value="0.086464" calcext:value-type="float">
            <text:p>0.086464</text:p>
          </table:table-cell>
          <table:table-cell office:value-type="float" office:value="0.0576901" calcext:value-type="float">
            <text:p>0.0576901</text:p>
          </table:table-cell>
          <table:table-cell office:value-type="float" office:value="0.0288593" calcext:value-type="float">
            <text:p>0.0288593</text:p>
          </table:table-cell>
          <table:table-cell office:value-type="float" office:value="1.23111E-016" calcext:value-type="float">
            <text:p>1.23111E-16</text:p>
          </table:table-cell>
          <table:table-cell office:value-type="float" office:value="-0.0288593" calcext:value-type="float">
            <text:p>-0.0288593</text:p>
          </table:table-cell>
          <table:table-cell office:value-type="float" office:value="-0.0576901" calcext:value-type="float">
            <text:p>-0.0576901</text:p>
          </table:table-cell>
          <table:table-cell office:value-type="float" office:value="-0.086464" calcext:value-type="float">
            <text:p>-0.086464</text:p>
          </table:table-cell>
          <table:table-cell office:value-type="float" office:value="-0.115153" calcext:value-type="float">
            <text:p>-0.115153</text:p>
          </table:table-cell>
          <table:table-cell office:value-type="float" office:value="-0.143728" calcext:value-type="float">
            <text:p>-0.143728</text:p>
          </table:table-cell>
          <table:table-cell office:value-type="float" office:value="-0.172161" calcext:value-type="float">
            <text:p>-0.172161</text:p>
          </table:table-cell>
          <table:table-cell office:value-type="float" office:value="-0.200424" calcext:value-type="float">
            <text:p>-0.200424</text:p>
          </table:table-cell>
          <table:table-cell office:value-type="float" office:value="-0.228489" calcext:value-type="float">
            <text:p>-0.228489</text:p>
          </table:table-cell>
          <table:table-cell office:value-type="float" office:value="-0.256329" calcext:value-type="float">
            <text:p>-0.256329</text:p>
          </table:table-cell>
          <table:table-cell office:value-type="float" office:value="-0.283916" calcext:value-type="float">
            <text:p>-0.283916</text:p>
          </table:table-cell>
          <table:table-cell office:value-type="float" office:value="-0.311223" calcext:value-type="float">
            <text:p>-0.311223</text:p>
          </table:table-cell>
          <table:table-cell office:value-type="float" office:value="-0.338222" calcext:value-type="float">
            <text:p>-0.338222</text:p>
          </table:table-cell>
          <table:table-cell office:value-type="float" office:value="-0.364888" calcext:value-type="float">
            <text:p>-0.364888</text:p>
          </table:table-cell>
          <table:table-cell office:value-type="float" office:value="-0.391194" calcext:value-type="float">
            <text:p>-0.391194</text:p>
          </table:table-cell>
          <table:table-cell office:value-type="float" office:value="-0.417114" calcext:value-type="float">
            <text:p>-0.417114</text:p>
          </table:table-cell>
          <table:table-cell office:value-type="float" office:value="-0.442622" calcext:value-type="float">
            <text:p>-0.442622</text:p>
          </table:table-cell>
          <table:table-cell office:value-type="float" office:value="-0.467693" calcext:value-type="float">
            <text:p>-0.467693</text:p>
          </table:table-cell>
          <table:table-cell office:value-type="float" office:value="-0.492302" calcext:value-type="float">
            <text:p>-0.492302</text:p>
          </table:table-cell>
          <table:table-cell office:value-type="float" office:value="-0.516426" calcext:value-type="float">
            <text:p>-0.516426</text:p>
          </table:table-cell>
          <table:table-cell office:value-type="float" office:value="-0.54004" calcext:value-type="float">
            <text:p>-0.54004</text:p>
          </table:table-cell>
          <table:table-cell office:value-type="float" office:value="-0.563122" calcext:value-type="float">
            <text:p>-0.563122</text:p>
          </table:table-cell>
          <table:table-cell office:value-type="float" office:value="-0.585647" calcext:value-type="float">
            <text:p>-0.585647</text:p>
          </table:table-cell>
          <table:table-cell office:value-type="float" office:value="-0.607595" calcext:value-type="float">
            <text:p>-0.607595</text:p>
          </table:table-cell>
          <table:table-cell office:value-type="float" office:value="-0.628942" calcext:value-type="float">
            <text:p>-0.628942</text:p>
          </table:table-cell>
          <table:table-cell office:value-type="float" office:value="-0.64967" calcext:value-type="float">
            <text:p>-0.64967</text:p>
          </table:table-cell>
          <table:table-cell office:value-type="float" office:value="-0.669756" calcext:value-type="float">
            <text:p>-0.669756</text:p>
          </table:table-cell>
          <table:table-cell office:value-type="float" office:value="-0.689181" calcext:value-type="float">
            <text:p>-0.689181</text:p>
          </table:table-cell>
          <table:table-cell office:value-type="float" office:value="-0.707926" calcext:value-type="float">
            <text:p>-0.707926</text:p>
          </table:table-cell>
          <table:table-cell office:value-type="float" office:value="-0.725972" calcext:value-type="float">
            <text:p>-0.725972</text:p>
          </table:table-cell>
          <table:table-cell office:value-type="float" office:value="-0.743302" calcext:value-type="float">
            <text:p>-0.743302</text:p>
          </table:table-cell>
          <table:table-cell office:value-type="float" office:value="-0.759898" calcext:value-type="float">
            <text:p>-0.759898</text:p>
          </table:table-cell>
          <table:table-cell office:value-type="float" office:value="-0.775745" calcext:value-type="float">
            <text:p>-0.775745</text:p>
          </table:table-cell>
          <table:table-cell office:value-type="float" office:value="-0.790825" calcext:value-type="float">
            <text:p>-0.790825</text:p>
          </table:table-cell>
          <table:table-cell office:value-type="float" office:value="-0.805126" calcext:value-type="float">
            <text:p>-0.805126</text:p>
          </table:table-cell>
          <table:table-cell office:value-type="float" office:value="-0.818631" calcext:value-type="float">
            <text:p>-0.818631</text:p>
          </table:table-cell>
          <table:table-cell office:value-type="float" office:value="-0.831329" calcext:value-type="float">
            <text:p>-0.831329</text:p>
          </table:table-cell>
          <table:table-cell office:value-type="float" office:value="-0.843207" calcext:value-type="float">
            <text:p>-0.843207</text:p>
          </table:table-cell>
          <table:table-cell office:value-type="float" office:value="-0.854252" calcext:value-type="float">
            <text:p>-0.854252</text:p>
          </table:table-cell>
          <table:table-cell office:value-type="float" office:value="-0.864454" calcext:value-type="float">
            <text:p>-0.864454</text:p>
          </table:table-cell>
          <table:table-cell office:value-type="float" office:value="-0.873803" calcext:value-type="float">
            <text:p>-0.873803</text:p>
          </table:table-cell>
          <table:table-cell office:value-type="float" office:value="-0.88229" calcext:value-type="float">
            <text:p>-0.88229</text:p>
          </table:table-cell>
          <table:table-cell office:value-type="float" office:value="-0.889906" calcext:value-type="float">
            <text:p>-0.889906</text:p>
          </table:table-cell>
          <table:table-cell office:value-type="float" office:value="-0.896644" calcext:value-type="float">
            <text:p>-0.896644</text:p>
          </table:table-cell>
          <table:table-cell office:value-type="float" office:value="-0.902497" calcext:value-type="float">
            <text:p>-0.902497</text:p>
          </table:table-cell>
          <table:table-cell office:value-type="float" office:value="-0.907459" calcext:value-type="float">
            <text:p>-0.907459</text:p>
          </table:table-cell>
          <table:table-cell office:value-type="float" office:value="-0.911526" calcext:value-type="float">
            <text:p>-0.911526</text:p>
          </table:table-cell>
          <table:table-cell office:value-type="float" office:value="-0.914693" calcext:value-type="float">
            <text:p>-0.914693</text:p>
          </table:table-cell>
          <table:table-cell office:value-type="float" office:value="-0.916958" calcext:value-type="float">
            <text:p>-0.916958</text:p>
          </table:table-cell>
          <table:table-cell office:value-type="float" office:value="-0.918317" calcext:value-type="float">
            <text:p>-0.918317</text:p>
          </table:table-cell>
          <table:table-cell office:value-type="float" office:value="-0.91877" calcext:value-type="float">
            <text:p>-0.91877</text:p>
          </table:table-cell>
          <table:table-cell/>
        </table:table-row>
        <table:table-row table:style-name="ro1">
          <table:table-cell office:value-type="float" office:value="0.140671" calcext:value-type="float">
            <text:p>0.140671</text:p>
          </table:table-cell>
          <table:table-cell office:value-type="float" office:value="0.90827" calcext:value-type="float">
            <text:p>0.90827</text:p>
          </table:table-cell>
          <table:table-cell office:value-type="float" office:value="0.907822" calcext:value-type="float">
            <text:p>0.907822</text:p>
          </table:table-cell>
          <table:table-cell office:value-type="float" office:value="0.906478" calcext:value-type="float">
            <text:p>0.906478</text:p>
          </table:table-cell>
          <table:table-cell office:value-type="float" office:value="0.90424" calcext:value-type="float">
            <text:p>0.90424</text:p>
          </table:table-cell>
          <table:table-cell office:value-type="float" office:value="0.901109" calcext:value-type="float">
            <text:p>0.901109</text:p>
          </table:table-cell>
          <table:table-cell office:value-type="float" office:value="0.897088" calcext:value-type="float">
            <text:p>0.897088</text:p>
          </table:table-cell>
          <table:table-cell office:value-type="float" office:value="0.892183" calcext:value-type="float">
            <text:p>0.892183</text:p>
          </table:table-cell>
          <table:table-cell office:value-type="float" office:value="0.886397" calcext:value-type="float">
            <text:p>0.886397</text:p>
          </table:table-cell>
          <table:table-cell office:value-type="float" office:value="0.879736" calcext:value-type="float">
            <text:p>0.879736</text:p>
          </table:table-cell>
          <table:table-cell office:value-type="float" office:value="0.872207" calcext:value-type="float">
            <text:p>0.872207</text:p>
          </table:table-cell>
          <table:table-cell office:value-type="float" office:value="0.863817" calcext:value-type="float">
            <text:p>0.863817</text:p>
          </table:table-cell>
          <table:table-cell office:value-type="float" office:value="0.854575" calcext:value-type="float">
            <text:p>0.854575</text:p>
          </table:table-cell>
          <table:table-cell office:value-type="float" office:value="0.844489" calcext:value-type="float">
            <text:p>0.844489</text:p>
          </table:table-cell>
          <table:table-cell office:value-type="float" office:value="0.83357" calcext:value-type="float">
            <text:p>0.83357</text:p>
          </table:table-cell>
          <table:table-cell office:value-type="float" office:value="0.821828" calcext:value-type="float">
            <text:p>0.821828</text:p>
          </table:table-cell>
          <table:table-cell office:value-type="float" office:value="0.809276" calcext:value-type="float">
            <text:p>0.809276</text:p>
          </table:table-cell>
          <table:table-cell office:value-type="float" office:value="0.795924" calcext:value-type="float">
            <text:p>0.795924</text:p>
          </table:table-cell>
          <table:table-cell office:value-type="float" office:value="0.781787" calcext:value-type="float">
            <text:p>0.781787</text:p>
          </table:table-cell>
          <table:table-cell office:value-type="float" office:value="0.766879" calcext:value-type="float">
            <text:p>0.766879</text:p>
          </table:table-cell>
          <table:table-cell office:value-type="float" office:value="0.751214" calcext:value-type="float">
            <text:p>0.751214</text:p>
          </table:table-cell>
          <table:table-cell office:value-type="float" office:value="0.734807" calcext:value-type="float">
            <text:p>0.734807</text:p>
          </table:table-cell>
          <table:table-cell office:value-type="float" office:value="0.717675" calcext:value-type="float">
            <text:p>0.717675</text:p>
          </table:table-cell>
          <table:table-cell office:value-type="float" office:value="0.699835" calcext:value-type="float">
            <text:p>0.699835</text:p>
          </table:table-cell>
          <table:table-cell office:value-type="float" office:value="0.681304" calcext:value-type="float">
            <text:p>0.681304</text:p>
          </table:table-cell>
          <table:table-cell office:value-type="float" office:value="0.662101" calcext:value-type="float">
            <text:p>0.662101</text:p>
          </table:table-cell>
          <table:table-cell office:value-type="float" office:value="0.642245" calcext:value-type="float">
            <text:p>0.642245</text:p>
          </table:table-cell>
          <table:table-cell office:value-type="float" office:value="0.621755" calcext:value-type="float">
            <text:p>0.621755</text:p>
          </table:table-cell>
          <table:table-cell office:value-type="float" office:value="0.600651" calcext:value-type="float">
            <text:p>0.600651</text:p>
          </table:table-cell>
          <table:table-cell office:value-type="float" office:value="0.578954" calcext:value-type="float">
            <text:p>0.578954</text:p>
          </table:table-cell>
          <table:table-cell office:value-type="float" office:value="0.556686" calcext:value-type="float">
            <text:p>0.556686</text:p>
          </table:table-cell>
          <table:table-cell office:value-type="float" office:value="0.533869" calcext:value-type="float">
            <text:p>0.533869</text:p>
          </table:table-cell>
          <table:table-cell office:value-type="float" office:value="0.510524" calcext:value-type="float">
            <text:p>0.510524</text:p>
          </table:table-cell>
          <table:table-cell office:value-type="float" office:value="0.486676" calcext:value-type="float">
            <text:p>0.486676</text:p>
          </table:table-cell>
          <table:table-cell office:value-type="float" office:value="0.462348" calcext:value-type="float">
            <text:p>0.462348</text:p>
          </table:table-cell>
          <table:table-cell office:value-type="float" office:value="0.437563" calcext:value-type="float">
            <text:p>0.437563</text:p>
          </table:table-cell>
          <table:table-cell office:value-type="float" office:value="0.412347" calcext:value-type="float">
            <text:p>0.412347</text:p>
          </table:table-cell>
          <table:table-cell office:value-type="float" office:value="0.386723" calcext:value-type="float">
            <text:p>0.386723</text:p>
          </table:table-cell>
          <table:table-cell office:value-type="float" office:value="0.360718" calcext:value-type="float">
            <text:p>0.360718</text:p>
          </table:table-cell>
          <table:table-cell office:value-type="float" office:value="0.334357" calcext:value-type="float">
            <text:p>0.334357</text:p>
          </table:table-cell>
          <table:table-cell office:value-type="float" office:value="0.307666" calcext:value-type="float">
            <text:p>0.307666</text:p>
          </table:table-cell>
          <table:table-cell office:value-type="float" office:value="0.280671" calcext:value-type="float">
            <text:p>0.280671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225878" calcext:value-type="float">
            <text:p>0.225878</text:p>
          </table:table-cell>
          <table:table-cell office:value-type="float" office:value="0.198133" calcext:value-type="float">
            <text:p>0.198133</text:p>
          </table:table-cell>
          <table:table-cell office:value-type="float" office:value="0.170193" calcext:value-type="float">
            <text:p>0.170193</text:p>
          </table:table-cell>
          <table:table-cell office:value-type="float" office:value="0.142085" calcext:value-type="float">
            <text:p>0.142085</text:p>
          </table:table-cell>
          <table:table-cell office:value-type="float" office:value="0.113837" calcext:value-type="float">
            <text:p>0.113837</text:p>
          </table:table-cell>
          <table:table-cell office:value-type="float" office:value="0.0854759" calcext:value-type="float">
            <text:p>0.0854759</text:p>
          </table:table-cell>
          <table:table-cell office:value-type="float" office:value="0.0570308" calcext:value-type="float">
            <text:p>0.0570308</text:p>
          </table:table-cell>
          <table:table-cell office:value-type="float" office:value="0.0285295" calcext:value-type="float">
            <text:p>0.0285295</text:p>
          </table:table-cell>
          <table:table-cell office:value-type="float" office:value="5.4567E-017" calcext:value-type="float">
            <text:p>5.4567E-17</text:p>
          </table:table-cell>
          <table:table-cell office:value-type="float" office:value="-0.0285295" calcext:value-type="float">
            <text:p>-0.0285295</text:p>
          </table:table-cell>
          <table:table-cell office:value-type="float" office:value="-0.0570308" calcext:value-type="float">
            <text:p>-0.0570308</text:p>
          </table:table-cell>
          <table:table-cell office:value-type="float" office:value="-0.0854759" calcext:value-type="float">
            <text:p>-0.0854759</text:p>
          </table:table-cell>
          <table:table-cell office:value-type="float" office:value="-0.113837" calcext:value-type="float">
            <text:p>-0.113837</text:p>
          </table:table-cell>
          <table:table-cell office:value-type="float" office:value="-0.142085" calcext:value-type="float">
            <text:p>-0.142085</text:p>
          </table:table-cell>
          <table:table-cell office:value-type="float" office:value="-0.170193" calcext:value-type="float">
            <text:p>-0.170193</text:p>
          </table:table-cell>
          <table:table-cell office:value-type="float" office:value="-0.198133" calcext:value-type="float">
            <text:p>-0.198133</text:p>
          </table:table-cell>
          <table:table-cell office:value-type="float" office:value="-0.225878" calcext:value-type="float">
            <text:p>-0.225878</text:p>
          </table:table-cell>
          <table:table-cell office:value-type="float" office:value="-0.2534" calcext:value-type="float">
            <text:p>-0.2534</text:p>
          </table:table-cell>
          <table:table-cell office:value-type="float" office:value="-0.280671" calcext:value-type="float">
            <text:p>-0.280671</text:p>
          </table:table-cell>
          <table:table-cell office:value-type="float" office:value="-0.307666" calcext:value-type="float">
            <text:p>-0.307666</text:p>
          </table:table-cell>
          <table:table-cell office:value-type="float" office:value="-0.334357" calcext:value-type="float">
            <text:p>-0.334357</text:p>
          </table:table-cell>
          <table:table-cell office:value-type="float" office:value="-0.360718" calcext:value-type="float">
            <text:p>-0.360718</text:p>
          </table:table-cell>
          <table:table-cell office:value-type="float" office:value="-0.386723" calcext:value-type="float">
            <text:p>-0.386723</text:p>
          </table:table-cell>
          <table:table-cell office:value-type="float" office:value="-0.412347" calcext:value-type="float">
            <text:p>-0.412347</text:p>
          </table:table-cell>
          <table:table-cell office:value-type="float" office:value="-0.437563" calcext:value-type="float">
            <text:p>-0.437563</text:p>
          </table:table-cell>
          <table:table-cell office:value-type="float" office:value="-0.462348" calcext:value-type="float">
            <text:p>-0.462348</text:p>
          </table:table-cell>
          <table:table-cell office:value-type="float" office:value="-0.486676" calcext:value-type="float">
            <text:p>-0.486676</text:p>
          </table:table-cell>
          <table:table-cell office:value-type="float" office:value="-0.510524" calcext:value-type="float">
            <text:p>-0.510524</text:p>
          </table:table-cell>
          <table:table-cell office:value-type="float" office:value="-0.533869" calcext:value-type="float">
            <text:p>-0.533869</text:p>
          </table:table-cell>
          <table:table-cell office:value-type="float" office:value="-0.556686" calcext:value-type="float">
            <text:p>-0.556686</text:p>
          </table:table-cell>
          <table:table-cell office:value-type="float" office:value="-0.578954" calcext:value-type="float">
            <text:p>-0.578954</text:p>
          </table:table-cell>
          <table:table-cell office:value-type="float" office:value="-0.600651" calcext:value-type="float">
            <text:p>-0.600651</text:p>
          </table:table-cell>
          <table:table-cell office:value-type="float" office:value="-0.621755" calcext:value-type="float">
            <text:p>-0.621755</text:p>
          </table:table-cell>
          <table:table-cell office:value-type="float" office:value="-0.642245" calcext:value-type="float">
            <text:p>-0.642245</text:p>
          </table:table-cell>
          <table:table-cell office:value-type="float" office:value="-0.662101" calcext:value-type="float">
            <text:p>-0.662101</text:p>
          </table:table-cell>
          <table:table-cell office:value-type="float" office:value="-0.681304" calcext:value-type="float">
            <text:p>-0.681304</text:p>
          </table:table-cell>
          <table:table-cell office:value-type="float" office:value="-0.699835" calcext:value-type="float">
            <text:p>-0.699835</text:p>
          </table:table-cell>
          <table:table-cell office:value-type="float" office:value="-0.717675" calcext:value-type="float">
            <text:p>-0.717675</text:p>
          </table:table-cell>
          <table:table-cell office:value-type="float" office:value="-0.734807" calcext:value-type="float">
            <text:p>-0.734807</text:p>
          </table:table-cell>
          <table:table-cell office:value-type="float" office:value="-0.751214" calcext:value-type="float">
            <text:p>-0.751214</text:p>
          </table:table-cell>
          <table:table-cell office:value-type="float" office:value="-0.766879" calcext:value-type="float">
            <text:p>-0.766879</text:p>
          </table:table-cell>
          <table:table-cell office:value-type="float" office:value="-0.781787" calcext:value-type="float">
            <text:p>-0.781787</text:p>
          </table:table-cell>
          <table:table-cell office:value-type="float" office:value="-0.795924" calcext:value-type="float">
            <text:p>-0.795924</text:p>
          </table:table-cell>
          <table:table-cell office:value-type="float" office:value="-0.809276" calcext:value-type="float">
            <text:p>-0.809276</text:p>
          </table:table-cell>
          <table:table-cell office:value-type="float" office:value="-0.821828" calcext:value-type="float">
            <text:p>-0.821828</text:p>
          </table:table-cell>
          <table:table-cell office:value-type="float" office:value="-0.83357" calcext:value-type="float">
            <text:p>-0.83357</text:p>
          </table:table-cell>
          <table:table-cell office:value-type="float" office:value="-0.844489" calcext:value-type="float">
            <text:p>-0.844489</text:p>
          </table:table-cell>
          <table:table-cell office:value-type="float" office:value="-0.854575" calcext:value-type="float">
            <text:p>-0.854575</text:p>
          </table:table-cell>
          <table:table-cell office:value-type="float" office:value="-0.863817" calcext:value-type="float">
            <text:p>-0.863817</text:p>
          </table:table-cell>
          <table:table-cell office:value-type="float" office:value="-0.872207" calcext:value-type="float">
            <text:p>-0.872207</text:p>
          </table:table-cell>
          <table:table-cell office:value-type="float" office:value="-0.879736" calcext:value-type="float">
            <text:p>-0.879736</text:p>
          </table:table-cell>
          <table:table-cell office:value-type="float" office:value="-0.886397" calcext:value-type="float">
            <text:p>-0.886397</text:p>
          </table:table-cell>
          <table:table-cell office:value-type="float" office:value="-0.892183" calcext:value-type="float">
            <text:p>-0.892183</text:p>
          </table:table-cell>
          <table:table-cell office:value-type="float" office:value="-0.897088" calcext:value-type="float">
            <text:p>-0.897088</text:p>
          </table:table-cell>
          <table:table-cell office:value-type="float" office:value="-0.901109" calcext:value-type="float">
            <text:p>-0.901109</text:p>
          </table:table-cell>
          <table:table-cell office:value-type="float" office:value="-0.90424" calcext:value-type="float">
            <text:p>-0.90424</text:p>
          </table:table-cell>
          <table:table-cell office:value-type="float" office:value="-0.906478" calcext:value-type="float">
            <text:p>-0.906478</text:p>
          </table:table-cell>
          <table:table-cell office:value-type="float" office:value="-0.907822" calcext:value-type="float">
            <text:p>-0.907822</text:p>
          </table:table-cell>
          <table:table-cell office:value-type="float" office:value="-0.90827" calcext:value-type="float">
            <text:p>-0.90827</text:p>
          </table:table-cell>
          <table:table-cell/>
        </table:table-row>
        <table:table-row table:style-name="ro1">
          <table:table-cell office:value-type="float" office:value="0.148924" calcext:value-type="float">
            <text:p>0.148924</text:p>
          </table:table-cell>
          <table:table-cell office:value-type="float" office:value="0.897666" calcext:value-type="float">
            <text:p>0.897666</text:p>
          </table:table-cell>
          <table:table-cell office:value-type="float" office:value="0.897223" calcext:value-type="float">
            <text:p>0.897223</text:p>
          </table:table-cell>
          <table:table-cell office:value-type="float" office:value="0.895895" calcext:value-type="float">
            <text:p>0.895895</text:p>
          </table:table-cell>
          <table:table-cell office:value-type="float" office:value="0.893682" calcext:value-type="float">
            <text:p>0.893682</text:p>
          </table:table-cell>
          <table:table-cell office:value-type="float" office:value="0.890588" calcext:value-type="float">
            <text:p>0.890588</text:p>
          </table:table-cell>
          <table:table-cell office:value-type="float" office:value="0.886614" calcext:value-type="float">
            <text:p>0.886614</text:p>
          </table:table-cell>
          <table:table-cell office:value-type="float" office:value="0.881766" calcext:value-type="float">
            <text:p>0.881766</text:p>
          </table:table-cell>
          <table:table-cell office:value-type="float" office:value="0.876048" calcext:value-type="float">
            <text:p>0.876048</text:p>
          </table:table-cell>
          <table:table-cell office:value-type="float" office:value="0.869465" calcext:value-type="float">
            <text:p>0.869465</text:p>
          </table:table-cell>
          <table:table-cell office:value-type="float" office:value="0.862024" calcext:value-type="float">
            <text:p>0.862024</text:p>
          </table:table-cell>
          <table:table-cell office:value-type="float" office:value="0.853732" calcext:value-type="float">
            <text:p>0.853732</text:p>
          </table:table-cell>
          <table:table-cell office:value-type="float" office:value="0.844597" calcext:value-type="float">
            <text:p>0.844597</text:p>
          </table:table-cell>
          <table:table-cell office:value-type="float" office:value="0.834629" calcext:value-type="float">
            <text:p>0.834629</text:p>
          </table:table-cell>
          <table:table-cell office:value-type="float" office:value="0.823838" calcext:value-type="float">
            <text:p>0.823838</text:p>
          </table:table-cell>
          <table:table-cell office:value-type="float" office:value="0.812233" calcext:value-type="float">
            <text:p>0.812233</text:p>
          </table:table-cell>
          <table:table-cell office:value-type="float" office:value="0.799827" calcext:value-type="float">
            <text:p>0.799827</text:p>
          </table:table-cell>
          <table:table-cell office:value-type="float" office:value="0.786632" calcext:value-type="float">
            <text:p>0.786632</text:p>
          </table:table-cell>
          <table:table-cell office:value-type="float" office:value="0.77266" calcext:value-type="float">
            <text:p>0.77266</text:p>
          </table:table-cell>
          <table:table-cell office:value-type="float" office:value="0.757925" calcext:value-type="float">
            <text:p>0.757925</text:p>
          </table:table-cell>
          <table:table-cell office:value-type="float" office:value="0.742443" calcext:value-type="float">
            <text:p>0.742443</text:p>
          </table:table-cell>
          <table:table-cell office:value-type="float" office:value="0.726228" calcext:value-type="float">
            <text:p>0.726228</text:p>
          </table:table-cell>
          <table:table-cell office:value-type="float" office:value="0.709296" calcext:value-type="float">
            <text:p>0.709296</text:p>
          </table:table-cell>
          <table:table-cell office:value-type="float" office:value="0.691664" calcext:value-type="float">
            <text:p>0.691664</text:p>
          </table:table-cell>
          <table:table-cell office:value-type="float" office:value="0.67335" calcext:value-type="float">
            <text:p>0.67335</text:p>
          </table:table-cell>
          <table:table-cell office:value-type="float" office:value="0.654371" calcext:value-type="float">
            <text:p>0.654371</text:p>
          </table:table-cell>
          <table:table-cell office:value-type="float" office:value="0.634746" calcext:value-type="float">
            <text:p>0.634746</text:p>
          </table:table-cell>
          <table:table-cell office:value-type="float" office:value="0.614495" calcext:value-type="float">
            <text:p>0.614495</text:p>
          </table:table-cell>
          <table:table-cell office:value-type="float" office:value="0.593638" calcext:value-type="float">
            <text:p>0.593638</text:p>
          </table:table-cell>
          <table:table-cell office:value-type="float" office:value="0.572194" calcext:value-type="float">
            <text:p>0.572194</text:p>
          </table:table-cell>
          <table:table-cell office:value-type="float" office:value="0.550186" calcext:value-type="float">
            <text:p>0.550186</text:p>
          </table:table-cell>
          <table:table-cell office:value-type="float" office:value="0.527635" calcext:value-type="float">
            <text:p>0.527635</text:p>
          </table:table-cell>
          <table:table-cell office:value-type="float" office:value="0.504564" calcext:value-type="float">
            <text:p>0.504564</text:p>
          </table:table-cell>
          <table:table-cell office:value-type="float" office:value="0.480994" calcext:value-type="float">
            <text:p>0.480994</text:p>
          </table:table-cell>
          <table:table-cell office:value-type="float" office:value="0.45695" calcext:value-type="float">
            <text:p>0.45695</text:p>
          </table:table-cell>
          <table:table-cell office:value-type="float" office:value="0.432454" calcext:value-type="float">
            <text:p>0.432454</text:p>
          </table:table-cell>
          <table:table-cell office:value-type="float" office:value="0.407532" calcext:value-type="float">
            <text:p>0.407532</text:p>
          </table:table-cell>
          <table:table-cell office:value-type="float" office:value="0.382208" calcext:value-type="float">
            <text:p>0.382208</text:p>
          </table:table-cell>
          <table:table-cell office:value-type="float" office:value="0.356507" calcext:value-type="float">
            <text:p>0.356507</text:p>
          </table:table-cell>
          <table:table-cell office:value-type="float" office:value="0.330453" calcext:value-type="float">
            <text:p>0.330453</text:p>
          </table:table-cell>
          <table:table-cell office:value-type="float" office:value="0.304074" calcext:value-type="float">
            <text:p>0.304074</text:p>
          </table:table-cell>
          <table:table-cell office:value-type="float" office:value="0.277394" calcext:value-type="float">
            <text:p>0.277394</text:p>
          </table:table-cell>
          <table:table-cell office:value-type="float" office:value="0.250441" calcext:value-type="float">
            <text:p>0.250441</text:p>
          </table:table-cell>
          <table:table-cell office:value-type="float" office:value="0.223241" calcext:value-type="float">
            <text:p>0.223241</text:p>
          </table:table-cell>
          <table:table-cell office:value-type="float" office:value="0.19582" calcext:value-type="float">
            <text:p>0.19582</text:p>
          </table:table-cell>
          <table:table-cell office:value-type="float" office:value="0.168206" calcext:value-type="float">
            <text:p>0.168206</text:p>
          </table:table-cell>
          <table:table-cell office:value-type="float" office:value="0.140426" calcext:value-type="float">
            <text:p>0.140426</text:p>
          </table:table-cell>
          <table:table-cell office:value-type="float" office:value="0.112508" calcext:value-type="float">
            <text:p>0.112508</text:p>
          </table:table-cell>
          <table:table-cell office:value-type="float" office:value="0.0844779" calcext:value-type="float">
            <text:p>0.0844779</text:p>
          </table:table-cell>
          <table:table-cell office:value-type="float" office:value="0.056365" calcext:value-type="float">
            <text:p>0.056365</text:p>
          </table:table-cell>
          <table:table-cell office:value-type="float" office:value="0.0281964" calcext:value-type="float">
            <text:p>0.0281964</text:p>
          </table:table-cell>
          <table:table-cell office:value-type="float" office:value="-1.60931E-016" calcext:value-type="float">
            <text:p>-1.60931E-16</text:p>
          </table:table-cell>
          <table:table-cell office:value-type="float" office:value="-0.0281964" calcext:value-type="float">
            <text:p>-0.0281964</text:p>
          </table:table-cell>
          <table:table-cell office:value-type="float" office:value="-0.056365" calcext:value-type="float">
            <text:p>-0.056365</text:p>
          </table:table-cell>
          <table:table-cell office:value-type="float" office:value="-0.0844779" calcext:value-type="float">
            <text:p>-0.0844779</text:p>
          </table:table-cell>
          <table:table-cell office:value-type="float" office:value="-0.112508" calcext:value-type="float">
            <text:p>-0.112508</text:p>
          </table:table-cell>
          <table:table-cell office:value-type="float" office:value="-0.140426" calcext:value-type="float">
            <text:p>-0.140426</text:p>
          </table:table-cell>
          <table:table-cell office:value-type="float" office:value="-0.168206" calcext:value-type="float">
            <text:p>-0.168206</text:p>
          </table:table-cell>
          <table:table-cell office:value-type="float" office:value="-0.19582" calcext:value-type="float">
            <text:p>-0.19582</text:p>
          </table:table-cell>
          <table:table-cell office:value-type="float" office:value="-0.223241" calcext:value-type="float">
            <text:p>-0.223241</text:p>
          </table:table-cell>
          <table:table-cell office:value-type="float" office:value="-0.250441" calcext:value-type="float">
            <text:p>-0.250441</text:p>
          </table:table-cell>
          <table:table-cell office:value-type="float" office:value="-0.277394" calcext:value-type="float">
            <text:p>-0.277394</text:p>
          </table:table-cell>
          <table:table-cell office:value-type="float" office:value="-0.304074" calcext:value-type="float">
            <text:p>-0.304074</text:p>
          </table:table-cell>
          <table:table-cell office:value-type="float" office:value="-0.330453" calcext:value-type="float">
            <text:p>-0.330453</text:p>
          </table:table-cell>
          <table:table-cell office:value-type="float" office:value="-0.356507" calcext:value-type="float">
            <text:p>-0.356507</text:p>
          </table:table-cell>
          <table:table-cell office:value-type="float" office:value="-0.382208" calcext:value-type="float">
            <text:p>-0.382208</text:p>
          </table:table-cell>
          <table:table-cell office:value-type="float" office:value="-0.407532" calcext:value-type="float">
            <text:p>-0.407532</text:p>
          </table:table-cell>
          <table:table-cell office:value-type="float" office:value="-0.432454" calcext:value-type="float">
            <text:p>-0.432454</text:p>
          </table:table-cell>
          <table:table-cell office:value-type="float" office:value="-0.45695" calcext:value-type="float">
            <text:p>-0.45695</text:p>
          </table:table-cell>
          <table:table-cell office:value-type="float" office:value="-0.480994" calcext:value-type="float">
            <text:p>-0.480994</text:p>
          </table:table-cell>
          <table:table-cell office:value-type="float" office:value="-0.504564" calcext:value-type="float">
            <text:p>-0.504564</text:p>
          </table:table-cell>
          <table:table-cell office:value-type="float" office:value="-0.527635" calcext:value-type="float">
            <text:p>-0.527635</text:p>
          </table:table-cell>
          <table:table-cell office:value-type="float" office:value="-0.550186" calcext:value-type="float">
            <text:p>-0.550186</text:p>
          </table:table-cell>
          <table:table-cell office:value-type="float" office:value="-0.572194" calcext:value-type="float">
            <text:p>-0.572194</text:p>
          </table:table-cell>
          <table:table-cell office:value-type="float" office:value="-0.593638" calcext:value-type="float">
            <text:p>-0.593638</text:p>
          </table:table-cell>
          <table:table-cell office:value-type="float" office:value="-0.614495" calcext:value-type="float">
            <text:p>-0.614495</text:p>
          </table:table-cell>
          <table:table-cell office:value-type="float" office:value="-0.634746" calcext:value-type="float">
            <text:p>-0.634746</text:p>
          </table:table-cell>
          <table:table-cell office:value-type="float" office:value="-0.654371" calcext:value-type="float">
            <text:p>-0.654371</text:p>
          </table:table-cell>
          <table:table-cell office:value-type="float" office:value="-0.67335" calcext:value-type="float">
            <text:p>-0.67335</text:p>
          </table:table-cell>
          <table:table-cell office:value-type="float" office:value="-0.691664" calcext:value-type="float">
            <text:p>-0.691664</text:p>
          </table:table-cell>
          <table:table-cell office:value-type="float" office:value="-0.709296" calcext:value-type="float">
            <text:p>-0.709296</text:p>
          </table:table-cell>
          <table:table-cell office:value-type="float" office:value="-0.726228" calcext:value-type="float">
            <text:p>-0.726228</text:p>
          </table:table-cell>
          <table:table-cell office:value-type="float" office:value="-0.742443" calcext:value-type="float">
            <text:p>-0.742443</text:p>
          </table:table-cell>
          <table:table-cell office:value-type="float" office:value="-0.757925" calcext:value-type="float">
            <text:p>-0.757925</text:p>
          </table:table-cell>
          <table:table-cell office:value-type="float" office:value="-0.77266" calcext:value-type="float">
            <text:p>-0.77266</text:p>
          </table:table-cell>
          <table:table-cell office:value-type="float" office:value="-0.786632" calcext:value-type="float">
            <text:p>-0.786632</text:p>
          </table:table-cell>
          <table:table-cell office:value-type="float" office:value="-0.799827" calcext:value-type="float">
            <text:p>-0.799827</text:p>
          </table:table-cell>
          <table:table-cell office:value-type="float" office:value="-0.812233" calcext:value-type="float">
            <text:p>-0.812233</text:p>
          </table:table-cell>
          <table:table-cell office:value-type="float" office:value="-0.823838" calcext:value-type="float">
            <text:p>-0.823838</text:p>
          </table:table-cell>
          <table:table-cell office:value-type="float" office:value="-0.834629" calcext:value-type="float">
            <text:p>-0.834629</text:p>
          </table:table-cell>
          <table:table-cell office:value-type="float" office:value="-0.844597" calcext:value-type="float">
            <text:p>-0.844597</text:p>
          </table:table-cell>
          <table:table-cell office:value-type="float" office:value="-0.853732" calcext:value-type="float">
            <text:p>-0.853732</text:p>
          </table:table-cell>
          <table:table-cell office:value-type="float" office:value="-0.862024" calcext:value-type="float">
            <text:p>-0.862024</text:p>
          </table:table-cell>
          <table:table-cell office:value-type="float" office:value="-0.869465" calcext:value-type="float">
            <text:p>-0.869465</text:p>
          </table:table-cell>
          <table:table-cell office:value-type="float" office:value="-0.876048" calcext:value-type="float">
            <text:p>-0.876048</text:p>
          </table:table-cell>
          <table:table-cell office:value-type="float" office:value="-0.881766" calcext:value-type="float">
            <text:p>-0.881766</text:p>
          </table:table-cell>
          <table:table-cell office:value-type="float" office:value="-0.886614" calcext:value-type="float">
            <text:p>-0.886614</text:p>
          </table:table-cell>
          <table:table-cell office:value-type="float" office:value="-0.890588" calcext:value-type="float">
            <text:p>-0.890588</text:p>
          </table:table-cell>
          <table:table-cell office:value-type="float" office:value="-0.893682" calcext:value-type="float">
            <text:p>-0.893682</text:p>
          </table:table-cell>
          <table:table-cell office:value-type="float" office:value="-0.895895" calcext:value-type="float">
            <text:p>-0.895895</text:p>
          </table:table-cell>
          <table:table-cell office:value-type="float" office:value="-0.897223" calcext:value-type="float">
            <text:p>-0.897223</text:p>
          </table:table-cell>
          <table:table-cell office:value-type="float" office:value="-0.897666" calcext:value-type="float">
            <text:p>-0.897666</text:p>
          </table:table-cell>
          <table:table-cell/>
        </table:table-row>
        <table:table-row table:style-name="ro1">
          <table:table-cell office:value-type="float" office:value="0.158068" calcext:value-type="float">
            <text:p>0.158068</text:p>
          </table:table-cell>
          <table:table-cell office:value-type="float" office:value="0.885318" calcext:value-type="float">
            <text:p>0.885318</text:p>
          </table:table-cell>
          <table:table-cell office:value-type="float" office:value="0.884881" calcext:value-type="float">
            <text:p>0.884881</text:p>
          </table:table-cell>
          <table:table-cell office:value-type="float" office:value="0.883571" calcext:value-type="float">
            <text:p>0.883571</text:p>
          </table:table-cell>
          <table:table-cell office:value-type="float" office:value="0.881389" calcext:value-type="float">
            <text:p>0.881389</text:p>
          </table:table-cell>
          <table:table-cell office:value-type="float" office:value="0.878337" calcext:value-type="float">
            <text:p>0.878337</text:p>
          </table:table-cell>
          <table:table-cell office:value-type="float" office:value="0.874419" calcext:value-type="float">
            <text:p>0.874419</text:p>
          </table:table-cell>
          <table:table-cell office:value-type="float" office:value="0.869637" calcext:value-type="float">
            <text:p>0.869637</text:p>
          </table:table-cell>
          <table:table-cell office:value-type="float" office:value="0.863997" calcext:value-type="float">
            <text:p>0.863997</text:p>
          </table:table-cell>
          <table:table-cell office:value-type="float" office:value="0.857505" calcext:value-type="float">
            <text:p>0.857505</text:p>
          </table:table-cell>
          <table:table-cell office:value-type="float" office:value="0.850166" calcext:value-type="float">
            <text:p>0.850166</text:p>
          </table:table-cell>
          <table:table-cell office:value-type="float" office:value="0.841988" calcext:value-type="float">
            <text:p>0.841988</text:p>
          </table:table-cell>
          <table:table-cell office:value-type="float" office:value="0.83298" calcext:value-type="float">
            <text:p>0.83298</text:p>
          </table:table-cell>
          <table:table-cell office:value-type="float" office:value="0.823149" calcext:value-type="float">
            <text:p>0.823149</text:p>
          </table:table-cell>
          <table:table-cell office:value-type="float" office:value="0.812506" calcext:value-type="float">
            <text:p>0.812506</text:p>
          </table:table-cell>
          <table:table-cell office:value-type="float" office:value="0.801061" calcext:value-type="float">
            <text:p>0.801061</text:p>
          </table:table-cell>
          <table:table-cell office:value-type="float" office:value="0.788825" calcext:value-type="float">
            <text:p>0.788825</text:p>
          </table:table-cell>
          <table:table-cell office:value-type="float" office:value="0.775811" calcext:value-type="float">
            <text:p>0.775811</text:p>
          </table:table-cell>
          <table:table-cell office:value-type="float" office:value="0.762032" calcext:value-type="float">
            <text:p>0.762032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73223" calcext:value-type="float">
            <text:p>0.73223</text:p>
          </table:table-cell>
          <table:table-cell office:value-type="float" office:value="0.716238" calcext:value-type="float">
            <text:p>0.716238</text:p>
          </table:table-cell>
          <table:table-cell office:value-type="float" office:value="0.69954" calcext:value-type="float">
            <text:p>0.69954</text:p>
          </table:table-cell>
          <table:table-cell office:value-type="float" office:value="0.68215" calcext:value-type="float">
            <text:p>0.68215</text:p>
          </table:table-cell>
          <table:table-cell office:value-type="float" office:value="0.664088" calcext:value-type="float">
            <text:p>0.664088</text:p>
          </table:table-cell>
          <table:table-cell office:value-type="float" office:value="0.64537" calcext:value-type="float">
            <text:p>0.64537</text:p>
          </table:table-cell>
          <table:table-cell office:value-type="float" office:value="0.626015" calcext:value-type="float">
            <text:p>0.626015</text:p>
          </table:table-cell>
          <table:table-cell office:value-type="float" office:value="0.606043" calcext:value-type="float">
            <text:p>0.606043</text:p>
          </table:table-cell>
          <table:table-cell office:value-type="float" office:value="0.585472" calcext:value-type="float">
            <text:p>0.585472</text:p>
          </table:table-cell>
          <table:table-cell office:value-type="float" office:value="0.564324" calcext:value-type="float">
            <text:p>0.564324</text:p>
          </table:table-cell>
          <table:table-cell office:value-type="float" office:value="0.542618" calcext:value-type="float">
            <text:p>0.542618</text:p>
          </table:table-cell>
          <table:table-cell office:value-type="float" office:value="0.520378" calcext:value-type="float">
            <text:p>0.520378</text:p>
          </table:table-cell>
          <table:table-cell office:value-type="float" office:value="0.497623" calcext:value-type="float">
            <text:p>0.497623</text:p>
          </table:table-cell>
          <table:table-cell office:value-type="float" office:value="0.474378" calcext:value-type="float">
            <text:p>0.474378</text:p>
          </table:table-cell>
          <table:table-cell office:value-type="float" office:value="0.450664" calcext:value-type="float">
            <text:p>0.450664</text:p>
          </table:table-cell>
          <table:table-cell office:value-type="float" office:value="0.426506" calcext:value-type="float">
            <text:p>0.426506</text:p>
          </table:table-cell>
          <table:table-cell office:value-type="float" office:value="0.401927" calcext:value-type="float">
            <text:p>0.401927</text:p>
          </table:table-cell>
          <table:table-cell office:value-type="float" office:value="0.376951" calcext:value-type="float">
            <text:p>0.376951</text:p>
          </table:table-cell>
          <table:table-cell office:value-type="float" office:value="0.351603" calcext:value-type="float">
            <text:p>0.351603</text:p>
          </table:table-cell>
          <table:table-cell office:value-type="float" office:value="0.325908" calcext:value-type="float">
            <text:p>0.325908</text:p>
          </table:table-cell>
          <table:table-cell office:value-type="float" office:value="0.299891" calcext:value-type="float">
            <text:p>0.299891</text:p>
          </table:table-cell>
          <table:table-cell office:value-type="float" office:value="0.273579" calcext:value-type="float">
            <text:p>0.273579</text:p>
          </table:table-cell>
          <table:table-cell office:value-type="float" office:value="0.246996" calcext:value-type="float">
            <text:p>0.246996</text:p>
          </table:table-cell>
          <table:table-cell office:value-type="float" office:value="0.22017" calcext:value-type="float">
            <text:p>0.22017</text:p>
          </table:table-cell>
          <table:table-cell office:value-type="float" office:value="0.193126" calcext:value-type="float">
            <text:p>0.193126</text:p>
          </table:table-cell>
          <table:table-cell office:value-type="float" office:value="0.165892" calcext:value-type="float">
            <text:p>0.165892</text:p>
          </table:table-cell>
          <table:table-cell office:value-type="float" office:value="0.138494" calcext:value-type="float">
            <text:p>0.138494</text:p>
          </table:table-cell>
          <table:table-cell office:value-type="float" office:value="0.11096" calcext:value-type="float">
            <text:p>0.11096</text:p>
          </table:table-cell>
          <table:table-cell office:value-type="float" office:value="0.0833159" calcext:value-type="float">
            <text:p>0.0833159</text:p>
          </table:table-cell>
          <table:table-cell office:value-type="float" office:value="0.0555897" calcext:value-type="float">
            <text:p>0.0555897</text:p>
          </table:table-cell>
          <table:table-cell office:value-type="float" office:value="0.0278086" calcext:value-type="float">
            <text:p>0.0278086</text:p>
          </table:table-cell>
          <table:table-cell office:value-type="float" office:value="-1.55244E-016" calcext:value-type="float">
            <text:p>-1.55244E-16</text:p>
          </table:table-cell>
          <table:table-cell office:value-type="float" office:value="-0.0278086" calcext:value-type="float">
            <text:p>-0.0278086</text:p>
          </table:table-cell>
          <table:table-cell office:value-type="float" office:value="-0.0555897" calcext:value-type="float">
            <text:p>-0.0555897</text:p>
          </table:table-cell>
          <table:table-cell office:value-type="float" office:value="-0.0833159" calcext:value-type="float">
            <text:p>-0.0833159</text:p>
          </table:table-cell>
          <table:table-cell office:value-type="float" office:value="-0.11096" calcext:value-type="float">
            <text:p>-0.11096</text:p>
          </table:table-cell>
          <table:table-cell office:value-type="float" office:value="-0.138494" calcext:value-type="float">
            <text:p>-0.138494</text:p>
          </table:table-cell>
          <table:table-cell office:value-type="float" office:value="-0.165892" calcext:value-type="float">
            <text:p>-0.165892</text:p>
          </table:table-cell>
          <table:table-cell office:value-type="float" office:value="-0.193126" calcext:value-type="float">
            <text:p>-0.193126</text:p>
          </table:table-cell>
          <table:table-cell office:value-type="float" office:value="-0.22017" calcext:value-type="float">
            <text:p>-0.22017</text:p>
          </table:table-cell>
          <table:table-cell office:value-type="float" office:value="-0.246996" calcext:value-type="float">
            <text:p>-0.246996</text:p>
          </table:table-cell>
          <table:table-cell office:value-type="float" office:value="-0.273579" calcext:value-type="float">
            <text:p>-0.273579</text:p>
          </table:table-cell>
          <table:table-cell office:value-type="float" office:value="-0.299891" calcext:value-type="float">
            <text:p>-0.299891</text:p>
          </table:table-cell>
          <table:table-cell office:value-type="float" office:value="-0.325908" calcext:value-type="float">
            <text:p>-0.325908</text:p>
          </table:table-cell>
          <table:table-cell office:value-type="float" office:value="-0.351603" calcext:value-type="float">
            <text:p>-0.351603</text:p>
          </table:table-cell>
          <table:table-cell office:value-type="float" office:value="-0.376951" calcext:value-type="float">
            <text:p>-0.376951</text:p>
          </table:table-cell>
          <table:table-cell office:value-type="float" office:value="-0.401927" calcext:value-type="float">
            <text:p>-0.401927</text:p>
          </table:table-cell>
          <table:table-cell office:value-type="float" office:value="-0.426506" calcext:value-type="float">
            <text:p>-0.426506</text:p>
          </table:table-cell>
          <table:table-cell office:value-type="float" office:value="-0.450664" calcext:value-type="float">
            <text:p>-0.450664</text:p>
          </table:table-cell>
          <table:table-cell office:value-type="float" office:value="-0.474378" calcext:value-type="float">
            <text:p>-0.474378</text:p>
          </table:table-cell>
          <table:table-cell office:value-type="float" office:value="-0.497623" calcext:value-type="float">
            <text:p>-0.497623</text:p>
          </table:table-cell>
          <table:table-cell office:value-type="float" office:value="-0.520378" calcext:value-type="float">
            <text:p>-0.520378</text:p>
          </table:table-cell>
          <table:table-cell office:value-type="float" office:value="-0.542618" calcext:value-type="float">
            <text:p>-0.542618</text:p>
          </table:table-cell>
          <table:table-cell office:value-type="float" office:value="-0.564324" calcext:value-type="float">
            <text:p>-0.564324</text:p>
          </table:table-cell>
          <table:table-cell office:value-type="float" office:value="-0.585472" calcext:value-type="float">
            <text:p>-0.585472</text:p>
          </table:table-cell>
          <table:table-cell office:value-type="float" office:value="-0.606043" calcext:value-type="float">
            <text:p>-0.606043</text:p>
          </table:table-cell>
          <table:table-cell office:value-type="float" office:value="-0.626015" calcext:value-type="float">
            <text:p>-0.626015</text:p>
          </table:table-cell>
          <table:table-cell office:value-type="float" office:value="-0.64537" calcext:value-type="float">
            <text:p>-0.64537</text:p>
          </table:table-cell>
          <table:table-cell office:value-type="float" office:value="-0.664088" calcext:value-type="float">
            <text:p>-0.664088</text:p>
          </table:table-cell>
          <table:table-cell office:value-type="float" office:value="-0.68215" calcext:value-type="float">
            <text:p>-0.68215</text:p>
          </table:table-cell>
          <table:table-cell office:value-type="float" office:value="-0.69954" calcext:value-type="float">
            <text:p>-0.69954</text:p>
          </table:table-cell>
          <table:table-cell office:value-type="float" office:value="-0.716238" calcext:value-type="float">
            <text:p>-0.716238</text:p>
          </table:table-cell>
          <table:table-cell office:value-type="float" office:value="-0.73223" calcext:value-type="float">
            <text:p>-0.73223</text:p>
          </table:table-cell>
          <table:table-cell office:value-type="float" office:value="-0.7475" calcext:value-type="float">
            <text:p>-0.7475</text:p>
          </table:table-cell>
          <table:table-cell office:value-type="float" office:value="-0.762032" calcext:value-type="float">
            <text:p>-0.762032</text:p>
          </table:table-cell>
          <table:table-cell office:value-type="float" office:value="-0.775811" calcext:value-type="float">
            <text:p>-0.775811</text:p>
          </table:table-cell>
          <table:table-cell office:value-type="float" office:value="-0.788825" calcext:value-type="float">
            <text:p>-0.788825</text:p>
          </table:table-cell>
          <table:table-cell office:value-type="float" office:value="-0.801061" calcext:value-type="float">
            <text:p>-0.801061</text:p>
          </table:table-cell>
          <table:table-cell office:value-type="float" office:value="-0.812506" calcext:value-type="float">
            <text:p>-0.812506</text:p>
          </table:table-cell>
          <table:table-cell office:value-type="float" office:value="-0.823149" calcext:value-type="float">
            <text:p>-0.823149</text:p>
          </table:table-cell>
          <table:table-cell office:value-type="float" office:value="-0.83298" calcext:value-type="float">
            <text:p>-0.83298</text:p>
          </table:table-cell>
          <table:table-cell office:value-type="float" office:value="-0.841988" calcext:value-type="float">
            <text:p>-0.841988</text:p>
          </table:table-cell>
          <table:table-cell office:value-type="float" office:value="-0.850166" calcext:value-type="float">
            <text:p>-0.850166</text:p>
          </table:table-cell>
          <table:table-cell office:value-type="float" office:value="-0.857505" calcext:value-type="float">
            <text:p>-0.857505</text:p>
          </table:table-cell>
          <table:table-cell office:value-type="float" office:value="-0.863997" calcext:value-type="float">
            <text:p>-0.863997</text:p>
          </table:table-cell>
          <table:table-cell office:value-type="float" office:value="-0.869637" calcext:value-type="float">
            <text:p>-0.869637</text:p>
          </table:table-cell>
          <table:table-cell office:value-type="float" office:value="-0.874419" calcext:value-type="float">
            <text:p>-0.874419</text:p>
          </table:table-cell>
          <table:table-cell office:value-type="float" office:value="-0.878337" calcext:value-type="float">
            <text:p>-0.878337</text:p>
          </table:table-cell>
          <table:table-cell office:value-type="float" office:value="-0.881389" calcext:value-type="float">
            <text:p>-0.881389</text:p>
          </table:table-cell>
          <table:table-cell office:value-type="float" office:value="-0.883571" calcext:value-type="float">
            <text:p>-0.883571</text:p>
          </table:table-cell>
          <table:table-cell office:value-type="float" office:value="-0.884881" calcext:value-type="float">
            <text:p>-0.884881</text:p>
          </table:table-cell>
          <table:table-cell office:value-type="float" office:value="-0.885318" calcext:value-type="float">
            <text:p>-0.885318</text:p>
          </table:table-cell>
          <table:table-cell/>
        </table:table-row>
        <table:table-row table:style-name="ro1">
          <table:table-cell office:value-type="float" office:value="0.167211" calcext:value-type="float">
            <text:p>0.167211</text:p>
          </table:table-cell>
          <table:table-cell office:value-type="float" office:value="0.872356" calcext:value-type="float">
            <text:p>0.872356</text:p>
          </table:table-cell>
          <table:table-cell office:value-type="float" office:value="0.871925" calcext:value-type="float">
            <text:p>0.871925</text:p>
          </table:table-cell>
          <table:table-cell office:value-type="float" office:value="0.870634" calcext:value-type="float">
            <text:p>0.870634</text:p>
          </table:table-cell>
          <table:table-cell office:value-type="float" office:value="0.868484" calcext:value-type="float">
            <text:p>0.868484</text:p>
          </table:table-cell>
          <table:table-cell office:value-type="float" office:value="0.865477" calcext:value-type="float">
            <text:p>0.865477</text:p>
          </table:table-cell>
          <table:table-cell office:value-type="float" office:value="0.861616" calcext:value-type="float">
            <text:p>0.861616</text:p>
          </table:table-cell>
          <table:table-cell office:value-type="float" office:value="0.856904" calcext:value-type="float">
            <text:p>0.856904</text:p>
          </table:table-cell>
          <table:table-cell office:value-type="float" office:value="0.851347" calcext:value-type="float">
            <text:p>0.851347</text:p>
          </table:table-cell>
          <table:table-cell office:value-type="float" office:value="0.84495" calcext:value-type="float">
            <text:p>0.84495</text:p>
          </table:table-cell>
          <table:table-cell office:value-type="float" office:value="0.837718" calcext:value-type="float">
            <text:p>0.837718</text:p>
          </table:table-cell>
          <table:table-cell office:value-type="float" office:value="0.82966" calcext:value-type="float">
            <text:p>0.82966</text:p>
          </table:table-cell>
          <table:table-cell office:value-type="float" office:value="0.820783" calcext:value-type="float">
            <text:p>0.820783</text:p>
          </table:table-cell>
          <table:table-cell office:value-type="float" office:value="0.811097" calcext:value-type="float">
            <text:p>0.811097</text:p>
          </table:table-cell>
          <table:table-cell office:value-type="float" office:value="0.800609" calcext:value-type="float">
            <text:p>0.800609</text:p>
          </table:table-cell>
          <table:table-cell office:value-type="float" office:value="0.789332" calcext:value-type="float">
            <text:p>0.789332</text:p>
          </table:table-cell>
          <table:table-cell office:value-type="float" office:value="0.777276" calcext:value-type="float">
            <text:p>0.777276</text:p>
          </table:table-cell>
          <table:table-cell office:value-type="float" office:value="0.764452" calcext:value-type="float">
            <text:p>0.764452</text:p>
          </table:table-cell>
          <table:table-cell office:value-type="float" office:value="0.750874" calcext:value-type="float">
            <text:p>0.750874</text:p>
          </table:table-cell>
          <table:table-cell office:value-type="float" office:value="0.736555" calcext:value-type="float">
            <text:p>0.736555</text:p>
          </table:table-cell>
          <table:table-cell office:value-type="float" office:value="0.72151" calcext:value-type="float">
            <text:p>0.72151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89297" calcext:value-type="float">
            <text:p>0.689297</text:p>
          </table:table-cell>
          <table:table-cell office:value-type="float" office:value="0.672163" calcext:value-type="float">
            <text:p>0.672163</text:p>
          </table:table-cell>
          <table:table-cell office:value-type="float" office:value="0.654365" calcext:value-type="float">
            <text:p>0.654365</text:p>
          </table:table-cell>
          <table:table-cell office:value-type="float" office:value="0.635921" calcext:value-type="float">
            <text:p>0.635921</text:p>
          </table:table-cell>
          <table:table-cell office:value-type="float" office:value="0.61685" calcext:value-type="float">
            <text:p>0.61685</text:p>
          </table:table-cell>
          <table:table-cell office:value-type="float" office:value="0.597169" calcext:value-type="float">
            <text:p>0.597169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556061" calcext:value-type="float">
            <text:p>0.556061</text:p>
          </table:table-cell>
          <table:table-cell office:value-type="float" office:value="0.534674" calcext:value-type="float">
            <text:p>0.534674</text:p>
          </table:table-cell>
          <table:table-cell office:value-type="float" office:value="0.512759" calcext:value-type="float">
            <text:p>0.512759</text:p>
          </table:table-cell>
          <table:table-cell office:value-type="float" office:value="0.490337" calcext:value-type="float">
            <text:p>0.490337</text:p>
          </table:table-cell>
          <table:table-cell office:value-type="float" office:value="0.467432" calcext:value-type="float">
            <text:p>0.467432</text:p>
          </table:table-cell>
          <table:table-cell office:value-type="float" office:value="0.444066" calcext:value-type="float">
            <text:p>0.444066</text:p>
          </table:table-cell>
          <table:table-cell office:value-type="float" office:value="0.420261" calcext:value-type="float">
            <text:p>0.420261</text:p>
          </table:table-cell>
          <table:table-cell office:value-type="float" office:value="0.396042" calcext:value-type="float">
            <text:p>0.396042</text:p>
          </table:table-cell>
          <table:table-cell office:value-type="float" office:value="0.371432" calcext:value-type="float">
            <text:p>0.371432</text:p>
          </table:table-cell>
          <table:table-cell office:value-type="float" office:value="0.346455" calcext:value-type="float">
            <text:p>0.346455</text:p>
          </table:table-cell>
          <table:table-cell office:value-type="float" office:value="0.321136" calcext:value-type="float">
            <text:p>0.321136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269573" calcext:value-type="float">
            <text:p>0.269573</text:p>
          </table:table-cell>
          <table:table-cell office:value-type="float" office:value="0.24338" calcext:value-type="float">
            <text:p>0.24338</text:p>
          </table:table-cell>
          <table:table-cell office:value-type="float" office:value="0.216946" calcext:value-type="float">
            <text:p>0.216946</text:p>
          </table:table-cell>
          <table:table-cell office:value-type="float" office:value="0.190299" calcext:value-type="float">
            <text:p>0.190299</text:p>
          </table:table-cell>
          <table:table-cell office:value-type="float" office:value="0.163463" calcext:value-type="float">
            <text:p>0.163463</text:p>
          </table:table-cell>
          <table:table-cell office:value-type="float" office:value="0.136467" calcext:value-type="float">
            <text:p>0.136467</text:p>
          </table:table-cell>
          <table:table-cell office:value-type="float" office:value="0.109335" calcext:value-type="float">
            <text:p>0.109335</text:p>
          </table:table-cell>
          <table:table-cell office:value-type="float" office:value="0.082096" calcext:value-type="float">
            <text:p>0.082096</text:p>
          </table:table-cell>
          <table:table-cell office:value-type="float" office:value="0.0547757" calcext:value-type="float">
            <text:p>0.0547757</text:p>
          </table:table-cell>
          <table:table-cell office:value-type="float" office:value="0.0274014" calcext:value-type="float">
            <text:p>0.0274014</text:p>
          </table:table-cell>
          <table:table-cell office:value-type="float" office:value="-1.10118E-017" calcext:value-type="float">
            <text:p>-1.10118E-17</text:p>
          </table:table-cell>
          <table:table-cell office:value-type="float" office:value="-0.0274014" calcext:value-type="float">
            <text:p>-0.0274014</text:p>
          </table:table-cell>
          <table:table-cell office:value-type="float" office:value="-0.0547757" calcext:value-type="float">
            <text:p>-0.0547757</text:p>
          </table:table-cell>
          <table:table-cell office:value-type="float" office:value="-0.082096" calcext:value-type="float">
            <text:p>-0.082096</text:p>
          </table:table-cell>
          <table:table-cell office:value-type="float" office:value="-0.109335" calcext:value-type="float">
            <text:p>-0.109335</text:p>
          </table:table-cell>
          <table:table-cell office:value-type="float" office:value="-0.136467" calcext:value-type="float">
            <text:p>-0.136467</text:p>
          </table:table-cell>
          <table:table-cell office:value-type="float" office:value="-0.163463" calcext:value-type="float">
            <text:p>-0.163463</text:p>
          </table:table-cell>
          <table:table-cell office:value-type="float" office:value="-0.190299" calcext:value-type="float">
            <text:p>-0.190299</text:p>
          </table:table-cell>
          <table:table-cell office:value-type="float" office:value="-0.216946" calcext:value-type="float">
            <text:p>-0.216946</text:p>
          </table:table-cell>
          <table:table-cell office:value-type="float" office:value="-0.24338" calcext:value-type="float">
            <text:p>-0.24338</text:p>
          </table:table-cell>
          <table:table-cell office:value-type="float" office:value="-0.269573" calcext:value-type="float">
            <text:p>-0.269573</text:p>
          </table:table-cell>
          <table:table-cell office:value-type="float" office:value="-0.2955" calcext:value-type="float">
            <text:p>-0.2955</text:p>
          </table:table-cell>
          <table:table-cell office:value-type="float" office:value="-0.321136" calcext:value-type="float">
            <text:p>-0.321136</text:p>
          </table:table-cell>
          <table:table-cell office:value-type="float" office:value="-0.346455" calcext:value-type="float">
            <text:p>-0.346455</text:p>
          </table:table-cell>
          <table:table-cell office:value-type="float" office:value="-0.371432" calcext:value-type="float">
            <text:p>-0.371432</text:p>
          </table:table-cell>
          <table:table-cell office:value-type="float" office:value="-0.396042" calcext:value-type="float">
            <text:p>-0.396042</text:p>
          </table:table-cell>
          <table:table-cell office:value-type="float" office:value="-0.420261" calcext:value-type="float">
            <text:p>-0.420261</text:p>
          </table:table-cell>
          <table:table-cell office:value-type="float" office:value="-0.444066" calcext:value-type="float">
            <text:p>-0.444066</text:p>
          </table:table-cell>
          <table:table-cell office:value-type="float" office:value="-0.467432" calcext:value-type="float">
            <text:p>-0.467432</text:p>
          </table:table-cell>
          <table:table-cell office:value-type="float" office:value="-0.490337" calcext:value-type="float">
            <text:p>-0.490337</text:p>
          </table:table-cell>
          <table:table-cell office:value-type="float" office:value="-0.512759" calcext:value-type="float">
            <text:p>-0.512759</text:p>
          </table:table-cell>
          <table:table-cell office:value-type="float" office:value="-0.534674" calcext:value-type="float">
            <text:p>-0.534674</text:p>
          </table:table-cell>
          <table:table-cell office:value-type="float" office:value="-0.556061" calcext:value-type="float">
            <text:p>-0.556061</text:p>
          </table:table-cell>
          <table:table-cell office:value-type="float" office:value="-0.5769" calcext:value-type="float">
            <text:p>-0.5769</text:p>
          </table:table-cell>
          <table:table-cell office:value-type="float" office:value="-0.597169" calcext:value-type="float">
            <text:p>-0.597169</text:p>
          </table:table-cell>
          <table:table-cell office:value-type="float" office:value="-0.61685" calcext:value-type="float">
            <text:p>-0.61685</text:p>
          </table:table-cell>
          <table:table-cell office:value-type="float" office:value="-0.635921" calcext:value-type="float">
            <text:p>-0.635921</text:p>
          </table:table-cell>
          <table:table-cell office:value-type="float" office:value="-0.654365" calcext:value-type="float">
            <text:p>-0.654365</text:p>
          </table:table-cell>
          <table:table-cell office:value-type="float" office:value="-0.672163" calcext:value-type="float">
            <text:p>-0.672163</text:p>
          </table:table-cell>
          <table:table-cell office:value-type="float" office:value="-0.689297" calcext:value-type="float">
            <text:p>-0.689297</text:p>
          </table:table-cell>
          <table:table-cell office:value-type="float" office:value="-0.705752" calcext:value-type="float">
            <text:p>-0.705752</text:p>
          </table:table-cell>
          <table:table-cell office:value-type="float" office:value="-0.72151" calcext:value-type="float">
            <text:p>-0.72151</text:p>
          </table:table-cell>
          <table:table-cell office:value-type="float" office:value="-0.736555" calcext:value-type="float">
            <text:p>-0.736555</text:p>
          </table:table-cell>
          <table:table-cell office:value-type="float" office:value="-0.750874" calcext:value-type="float">
            <text:p>-0.750874</text:p>
          </table:table-cell>
          <table:table-cell office:value-type="float" office:value="-0.764452" calcext:value-type="float">
            <text:p>-0.764452</text:p>
          </table:table-cell>
          <table:table-cell office:value-type="float" office:value="-0.777276" calcext:value-type="float">
            <text:p>-0.777276</text:p>
          </table:table-cell>
          <table:table-cell office:value-type="float" office:value="-0.789332" calcext:value-type="float">
            <text:p>-0.789332</text:p>
          </table:table-cell>
          <table:table-cell office:value-type="float" office:value="-0.800609" calcext:value-type="float">
            <text:p>-0.800609</text:p>
          </table:table-cell>
          <table:table-cell office:value-type="float" office:value="-0.811097" calcext:value-type="float">
            <text:p>-0.811097</text:p>
          </table:table-cell>
          <table:table-cell office:value-type="float" office:value="-0.820783" calcext:value-type="float">
            <text:p>-0.820783</text:p>
          </table:table-cell>
          <table:table-cell office:value-type="float" office:value="-0.82966" calcext:value-type="float">
            <text:p>-0.82966</text:p>
          </table:table-cell>
          <table:table-cell office:value-type="float" office:value="-0.837718" calcext:value-type="float">
            <text:p>-0.837718</text:p>
          </table:table-cell>
          <table:table-cell office:value-type="float" office:value="-0.84495" calcext:value-type="float">
            <text:p>-0.84495</text:p>
          </table:table-cell>
          <table:table-cell office:value-type="float" office:value="-0.851347" calcext:value-type="float">
            <text:p>-0.851347</text:p>
          </table:table-cell>
          <table:table-cell office:value-type="float" office:value="-0.856904" calcext:value-type="float">
            <text:p>-0.856904</text:p>
          </table:table-cell>
          <table:table-cell office:value-type="float" office:value="-0.861616" calcext:value-type="float">
            <text:p>-0.861616</text:p>
          </table:table-cell>
          <table:table-cell office:value-type="float" office:value="-0.865477" calcext:value-type="float">
            <text:p>-0.865477</text:p>
          </table:table-cell>
          <table:table-cell office:value-type="float" office:value="-0.868484" calcext:value-type="float">
            <text:p>-0.868484</text:p>
          </table:table-cell>
          <table:table-cell office:value-type="float" office:value="-0.870634" calcext:value-type="float">
            <text:p>-0.870634</text:p>
          </table:table-cell>
          <table:table-cell office:value-type="float" office:value="-0.871925" calcext:value-type="float">
            <text:p>-0.871925</text:p>
          </table:table-cell>
          <table:table-cell office:value-type="float" office:value="-0.872356" calcext:value-type="float">
            <text:p>-0.872356</text:p>
          </table:table-cell>
          <table:table-cell/>
        </table:table-row>
        <table:table-row table:style-name="ro1">
          <table:table-cell office:value-type="float" office:value="0.173639" calcext:value-type="float">
            <text:p>0.173639</text:p>
          </table:table-cell>
          <table:table-cell office:value-type="float" office:value="0.862884" calcext:value-type="float">
            <text:p>0.862884</text:p>
          </table:table-cell>
          <table:table-cell office:value-type="float" office:value="0.862458" calcext:value-type="float">
            <text:p>0.862458</text:p>
          </table:table-cell>
          <table:table-cell office:value-type="float" office:value="0.861182" calcext:value-type="float">
            <text:p>0.861182</text:p>
          </table:table-cell>
          <table:table-cell office:value-type="float" office:value="0.859055" calcext:value-type="float">
            <text:p>0.859055</text:p>
          </table:table-cell>
          <table:table-cell office:value-type="float" office:value="0.85608" calcext:value-type="float">
            <text:p>0.85608</text:p>
          </table:table-cell>
          <table:table-cell office:value-type="float" office:value="0.852261" calcext:value-type="float">
            <text:p>0.852261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842104" calcext:value-type="float">
            <text:p>0.842104</text:p>
          </table:table-cell>
          <table:table-cell office:value-type="float" office:value="0.835776" calcext:value-type="float">
            <text:p>0.835776</text:p>
          </table:table-cell>
          <table:table-cell office:value-type="float" office:value="0.828623" calcext:value-type="float">
            <text:p>0.828623</text:p>
          </table:table-cell>
          <table:table-cell office:value-type="float" office:value="0.820652" calcext:value-type="float">
            <text:p>0.820652</text:p>
          </table:table-cell>
          <table:table-cell office:value-type="float" office:value="0.811872" calcext:value-type="float">
            <text:p>0.811872</text:p>
          </table:table-cell>
          <table:table-cell office:value-type="float" office:value="0.80229" calcext:value-type="float">
            <text:p>0.80229</text:p>
          </table:table-cell>
          <table:table-cell office:value-type="float" office:value="0.791917" calcext:value-type="float">
            <text:p>0.791917</text:p>
          </table:table-cell>
          <table:table-cell office:value-type="float" office:value="0.780762" calcext:value-type="float">
            <text:p>0.780762</text:p>
          </table:table-cell>
          <table:table-cell office:value-type="float" office:value="0.768836" calcext:value-type="float">
            <text:p>0.768836</text:p>
          </table:table-cell>
          <table:table-cell office:value-type="float" office:value="0.756152" calcext:value-type="float">
            <text:p>0.756152</text:p>
          </table:table-cell>
          <table:table-cell office:value-type="float" office:value="0.742722" calcext:value-type="float">
            <text:p>0.742722</text:p>
          </table:table-cell>
          <table:table-cell office:value-type="float" office:value="0.728558" calcext:value-type="float">
            <text:p>0.728558</text:p>
          </table:table-cell>
          <table:table-cell office:value-type="float" office:value="0.713676" calcext:value-type="float">
            <text:p>0.713676</text:p>
          </table:table-cell>
          <table:table-cell office:value-type="float" office:value="0.698089" calcext:value-type="float">
            <text:p>0.698089</text:p>
          </table:table-cell>
          <table:table-cell office:value-type="float" office:value="0.681813" calcext:value-type="float">
            <text:p>0.681813</text:p>
          </table:table-cell>
          <table:table-cell office:value-type="float" office:value="0.664865" calcext:value-type="float">
            <text:p>0.664865</text:p>
          </table:table-cell>
          <table:table-cell office:value-type="float" office:value="0.64726" calcext:value-type="float">
            <text:p>0.64726</text:p>
          </table:table-cell>
          <table:table-cell office:value-type="float" office:value="0.629016" calcext:value-type="float">
            <text:p>0.629016</text:p>
          </table:table-cell>
          <table:table-cell office:value-type="float" office:value="0.610152" calcext:value-type="float">
            <text:p>0.610152</text:p>
          </table:table-cell>
          <table:table-cell office:value-type="float" office:value="0.590686" calcext:value-type="float">
            <text:p>0.590686</text:p>
          </table:table-cell>
          <table:table-cell office:value-type="float" office:value="0.570636" calcext:value-type="float">
            <text:p>0.570636</text:p>
          </table:table-cell>
          <table:table-cell office:value-type="float" office:value="0.550024" calcext:value-type="float">
            <text:p>0.550024</text:p>
          </table:table-cell>
          <table:table-cell office:value-type="float" office:value="0.528869" calcext:value-type="float">
            <text:p>0.528869</text:p>
          </table:table-cell>
          <table:table-cell office:value-type="float" office:value="0.507191" calcext:value-type="float">
            <text:p>0.507191</text:p>
          </table:table-cell>
          <table:table-cell office:value-type="float" office:value="0.485014" calcext:value-type="float">
            <text:p>0.485014</text:p>
          </table:table-cell>
          <table:table-cell office:value-type="float" office:value="0.462357" calcext:value-type="float">
            <text:p>0.462357</text:p>
          </table:table-cell>
          <table:table-cell office:value-type="float" office:value="0.439244" calcext:value-type="float">
            <text:p>0.439244</text:p>
          </table:table-cell>
          <table:table-cell office:value-type="float" office:value="0.415698" calcext:value-type="float">
            <text:p>0.415698</text:p>
          </table:table-cell>
          <table:table-cell office:value-type="float" office:value="0.391742" calcext:value-type="float">
            <text:p>0.391742</text:p>
          </table:table-cell>
          <table:table-cell office:value-type="float" office:value="0.367399" calcext:value-type="float">
            <text:p>0.367399</text:p>
          </table:table-cell>
          <table:table-cell office:value-type="float" office:value="0.342693" calcext:value-type="float">
            <text:p>0.342693</text:p>
          </table:table-cell>
          <table:table-cell office:value-type="float" office:value="0.317649" calcext:value-type="float">
            <text:p>0.317649</text:p>
          </table:table-cell>
          <table:table-cell office:value-type="float" office:value="0.292292" calcext:value-type="float">
            <text:p>0.292292</text:p>
          </table:table-cell>
          <table:table-cell office:value-type="float" office:value="0.266646" calcext:value-type="float">
            <text:p>0.266646</text:p>
          </table:table-cell>
          <table:table-cell office:value-type="float" office:value="0.240737" calcext:value-type="float">
            <text:p>0.240737</text:p>
          </table:table-cell>
          <table:table-cell office:value-type="float" office:value="0.214591" calcext:value-type="float">
            <text:p>0.214591</text:p>
          </table:table-cell>
          <table:table-cell office:value-type="float" office:value="0.188233" calcext:value-type="float">
            <text:p>0.188233</text:p>
          </table:table-cell>
          <table:table-cell office:value-type="float" office:value="0.161689" calcext:value-type="float">
            <text:p>0.161689</text:p>
          </table:table-cell>
          <table:table-cell office:value-type="float" office:value="0.134985" calcext:value-type="float">
            <text:p>0.134985</text:p>
          </table:table-cell>
          <table:table-cell office:value-type="float" office:value="0.108148" calcext:value-type="float">
            <text:p>0.108148</text:p>
          </table:table-cell>
          <table:table-cell office:value-type="float" office:value="0.0812047" calcext:value-type="float">
            <text:p>0.0812047</text:p>
          </table:table-cell>
          <table:table-cell office:value-type="float" office:value="0.054181" calcext:value-type="float">
            <text:p>0.054181</text:p>
          </table:table-cell>
          <table:table-cell office:value-type="float" office:value="0.0271039" calcext:value-type="float">
            <text:p>0.0271039</text:p>
          </table:table-cell>
          <table:table-cell office:value-type="float" office:value="-4.43271E-017" calcext:value-type="float">
            <text:p>-4.43271E-17</text:p>
          </table:table-cell>
          <table:table-cell office:value-type="float" office:value="-0.0271039" calcext:value-type="float">
            <text:p>-0.0271039</text:p>
          </table:table-cell>
          <table:table-cell office:value-type="float" office:value="-0.054181" calcext:value-type="float">
            <text:p>-0.054181</text:p>
          </table:table-cell>
          <table:table-cell office:value-type="float" office:value="-0.0812047" calcext:value-type="float">
            <text:p>-0.0812047</text:p>
          </table:table-cell>
          <table:table-cell office:value-type="float" office:value="-0.108148" calcext:value-type="float">
            <text:p>-0.108148</text:p>
          </table:table-cell>
          <table:table-cell office:value-type="float" office:value="-0.134985" calcext:value-type="float">
            <text:p>-0.134985</text:p>
          </table:table-cell>
          <table:table-cell office:value-type="float" office:value="-0.161689" calcext:value-type="float">
            <text:p>-0.161689</text:p>
          </table:table-cell>
          <table:table-cell office:value-type="float" office:value="-0.188233" calcext:value-type="float">
            <text:p>-0.188233</text:p>
          </table:table-cell>
          <table:table-cell office:value-type="float" office:value="-0.214591" calcext:value-type="float">
            <text:p>-0.214591</text:p>
          </table:table-cell>
          <table:table-cell office:value-type="float" office:value="-0.240737" calcext:value-type="float">
            <text:p>-0.240737</text:p>
          </table:table-cell>
          <table:table-cell office:value-type="float" office:value="-0.266646" calcext:value-type="float">
            <text:p>-0.266646</text:p>
          </table:table-cell>
          <table:table-cell office:value-type="float" office:value="-0.292292" calcext:value-type="float">
            <text:p>-0.292292</text:p>
          </table:table-cell>
          <table:table-cell office:value-type="float" office:value="-0.317649" calcext:value-type="float">
            <text:p>-0.317649</text:p>
          </table:table-cell>
          <table:table-cell office:value-type="float" office:value="-0.342693" calcext:value-type="float">
            <text:p>-0.342693</text:p>
          </table:table-cell>
          <table:table-cell office:value-type="float" office:value="-0.367399" calcext:value-type="float">
            <text:p>-0.367399</text:p>
          </table:table-cell>
          <table:table-cell office:value-type="float" office:value="-0.391742" calcext:value-type="float">
            <text:p>-0.391742</text:p>
          </table:table-cell>
          <table:table-cell office:value-type="float" office:value="-0.415698" calcext:value-type="float">
            <text:p>-0.415698</text:p>
          </table:table-cell>
          <table:table-cell office:value-type="float" office:value="-0.439244" calcext:value-type="float">
            <text:p>-0.439244</text:p>
          </table:table-cell>
          <table:table-cell office:value-type="float" office:value="-0.462357" calcext:value-type="float">
            <text:p>-0.462357</text:p>
          </table:table-cell>
          <table:table-cell office:value-type="float" office:value="-0.485014" calcext:value-type="float">
            <text:p>-0.485014</text:p>
          </table:table-cell>
          <table:table-cell office:value-type="float" office:value="-0.507191" calcext:value-type="float">
            <text:p>-0.507191</text:p>
          </table:table-cell>
          <table:table-cell office:value-type="float" office:value="-0.528869" calcext:value-type="float">
            <text:p>-0.528869</text:p>
          </table:table-cell>
          <table:table-cell office:value-type="float" office:value="-0.550024" calcext:value-type="float">
            <text:p>-0.550024</text:p>
          </table:table-cell>
          <table:table-cell office:value-type="float" office:value="-0.570636" calcext:value-type="float">
            <text:p>-0.570636</text:p>
          </table:table-cell>
          <table:table-cell office:value-type="float" office:value="-0.590686" calcext:value-type="float">
            <text:p>-0.590686</text:p>
          </table:table-cell>
          <table:table-cell office:value-type="float" office:value="-0.610152" calcext:value-type="float">
            <text:p>-0.610152</text:p>
          </table:table-cell>
          <table:table-cell office:value-type="float" office:value="-0.629016" calcext:value-type="float">
            <text:p>-0.629016</text:p>
          </table:table-cell>
          <table:table-cell office:value-type="float" office:value="-0.64726" calcext:value-type="float">
            <text:p>-0.64726</text:p>
          </table:table-cell>
          <table:table-cell office:value-type="float" office:value="-0.664865" calcext:value-type="float">
            <text:p>-0.664865</text:p>
          </table:table-cell>
          <table:table-cell office:value-type="float" office:value="-0.681813" calcext:value-type="float">
            <text:p>-0.681813</text:p>
          </table:table-cell>
          <table:table-cell office:value-type="float" office:value="-0.698089" calcext:value-type="float">
            <text:p>-0.698089</text:p>
          </table:table-cell>
          <table:table-cell office:value-type="float" office:value="-0.713676" calcext:value-type="float">
            <text:p>-0.713676</text:p>
          </table:table-cell>
          <table:table-cell office:value-type="float" office:value="-0.728558" calcext:value-type="float">
            <text:p>-0.728558</text:p>
          </table:table-cell>
          <table:table-cell office:value-type="float" office:value="-0.742722" calcext:value-type="float">
            <text:p>-0.742722</text:p>
          </table:table-cell>
          <table:table-cell office:value-type="float" office:value="-0.756152" calcext:value-type="float">
            <text:p>-0.756152</text:p>
          </table:table-cell>
          <table:table-cell office:value-type="float" office:value="-0.768836" calcext:value-type="float">
            <text:p>-0.768836</text:p>
          </table:table-cell>
          <table:table-cell office:value-type="float" office:value="-0.780762" calcext:value-type="float">
            <text:p>-0.780762</text:p>
          </table:table-cell>
          <table:table-cell office:value-type="float" office:value="-0.791917" calcext:value-type="float">
            <text:p>-0.791917</text:p>
          </table:table-cell>
          <table:table-cell office:value-type="float" office:value="-0.80229" calcext:value-type="float">
            <text:p>-0.80229</text:p>
          </table:table-cell>
          <table:table-cell office:value-type="float" office:value="-0.811872" calcext:value-type="float">
            <text:p>-0.811872</text:p>
          </table:table-cell>
          <table:table-cell office:value-type="float" office:value="-0.820652" calcext:value-type="float">
            <text:p>-0.820652</text:p>
          </table:table-cell>
          <table:table-cell office:value-type="float" office:value="-0.828623" calcext:value-type="float">
            <text:p>-0.828623</text:p>
          </table:table-cell>
          <table:table-cell office:value-type="float" office:value="-0.835776" calcext:value-type="float">
            <text:p>-0.835776</text:p>
          </table:table-cell>
          <table:table-cell office:value-type="float" office:value="-0.842104" calcext:value-type="float">
            <text:p>-0.842104</text:p>
          </table:table-cell>
          <table:table-cell office:value-type="float" office:value="-0.8476" calcext:value-type="float">
            <text:p>-0.8476</text:p>
          </table:table-cell>
          <table:table-cell office:value-type="float" office:value="-0.852261" calcext:value-type="float">
            <text:p>-0.852261</text:p>
          </table:table-cell>
          <table:table-cell office:value-type="float" office:value="-0.85608" calcext:value-type="float">
            <text:p>-0.85608</text:p>
          </table:table-cell>
          <table:table-cell office:value-type="float" office:value="-0.859055" calcext:value-type="float">
            <text:p>-0.859055</text:p>
          </table:table-cell>
          <table:table-cell office:value-type="float" office:value="-0.861182" calcext:value-type="float">
            <text:p>-0.861182</text:p>
          </table:table-cell>
          <table:table-cell office:value-type="float" office:value="-0.862458" calcext:value-type="float">
            <text:p>-0.862458</text:p>
          </table:table-cell>
          <table:table-cell office:value-type="float" office:value="-0.862884" calcext:value-type="float">
            <text:p>-0.862884</text:p>
          </table:table-cell>
          <table:table-cell/>
        </table:table-row>
        <table:table-row table:style-name="ro1">
          <table:table-cell office:value-type="float" office:value="0.182656" calcext:value-type="float">
            <text:p>0.182656</text:p>
          </table:table-cell>
          <table:table-cell office:value-type="float" office:value="0.84911" calcext:value-type="float">
            <text:p>0.84911</text:p>
          </table:table-cell>
          <table:table-cell office:value-type="float" office:value="0.848691" calcext:value-type="float">
            <text:p>0.848691</text:p>
          </table:table-cell>
          <table:table-cell office:value-type="float" office:value="0.847434" calcext:value-type="float">
            <text:p>0.847434</text:p>
          </table:table-cell>
          <table:table-cell office:value-type="float" office:value="0.845341" calcext:value-type="float">
            <text:p>0.845341</text:p>
          </table:table-cell>
          <table:table-cell office:value-type="float" office:value="0.842414" calcext:value-type="float">
            <text:p>0.842414</text:p>
          </table:table-cell>
          <table:table-cell office:value-type="float" office:value="0.838656" calcext:value-type="float">
            <text:p>0.838656</text:p>
          </table:table-cell>
          <table:table-cell office:value-type="float" office:value="0.83407" calcext:value-type="float">
            <text:p>0.83407</text:p>
          </table:table-cell>
          <table:table-cell office:value-type="float" office:value="0.828661" calcext:value-type="float">
            <text:p>0.828661</text:p>
          </table:table-cell>
          <table:table-cell office:value-type="float" office:value="0.822434" calcext:value-type="float">
            <text:p>0.822434</text:p>
          </table:table-cell>
          <table:table-cell office:value-type="float" office:value="0.815395" calcext:value-type="float">
            <text:p>0.815395</text:p>
          </table:table-cell>
          <table:table-cell office:value-type="float" office:value="0.807552" calcext:value-type="float">
            <text:p>0.807552</text:p>
          </table:table-cell>
          <table:table-cell office:value-type="float" office:value="0.798912" calcext:value-type="float">
            <text:p>0.798912</text:p>
          </table:table-cell>
          <table:table-cell office:value-type="float" office:value="0.789483" calcext:value-type="float">
            <text:p>0.789483</text:p>
          </table:table-cell>
          <table:table-cell office:value-type="float" office:value="0.779275" calcext:value-type="float">
            <text:p>0.779275</text:p>
          </table:table-cell>
          <table:table-cell office:value-type="float" office:value="0.768298" calcext:value-type="float">
            <text:p>0.768298</text:p>
          </table:table-cell>
          <table:table-cell office:value-type="float" office:value="0.756563" calcext:value-type="float">
            <text:p>0.756563</text:p>
          </table:table-cell>
          <table:table-cell office:value-type="float" office:value="0.744081" calcext:value-type="float">
            <text:p>0.744081</text:p>
          </table:table-cell>
          <table:table-cell office:value-type="float" office:value="0.730865" calcext:value-type="float">
            <text:p>0.730865</text:p>
          </table:table-cell>
          <table:table-cell office:value-type="float" office:value="0.716928" calcext:value-type="float">
            <text:p>0.716928</text:p>
          </table:table-cell>
          <table:table-cell office:value-type="float" office:value="0.702283" calcext:value-type="float">
            <text:p>0.702283</text:p>
          </table:table-cell>
          <table:table-cell office:value-type="float" office:value="0.686945" calcext:value-type="float">
            <text:p>0.686945</text:p>
          </table:table-cell>
          <table:table-cell office:value-type="float" office:value="0.670929" calcext:value-type="float">
            <text:p>0.670929</text:p>
          </table:table-cell>
          <table:table-cell office:value-type="float" office:value="0.654251" calcext:value-type="float">
            <text:p>0.654251</text:p>
          </table:table-cell>
          <table:table-cell office:value-type="float" office:value="0.636928" calcext:value-type="float">
            <text:p>0.636928</text:p>
          </table:table-cell>
          <table:table-cell office:value-type="float" office:value="0.618975" calcext:value-type="float">
            <text:p>0.618975</text:p>
          </table:table-cell>
          <table:table-cell office:value-type="float" office:value="0.600412" calcext:value-type="float">
            <text:p>0.600412</text:p>
          </table:table-cell>
          <table:table-cell office:value-type="float" office:value="0.581256" calcext:value-type="float">
            <text:p>0.581256</text:p>
          </table:table-cell>
          <table:table-cell office:value-type="float" office:value="0.561527" calcext:value-type="float">
            <text:p>0.561527</text:p>
          </table:table-cell>
          <table:table-cell office:value-type="float" office:value="0.541244" calcext:value-type="float">
            <text:p>0.541244</text:p>
          </table:table-cell>
          <table:table-cell office:value-type="float" office:value="0.520426" calcext:value-type="float">
            <text:p>0.520426</text:p>
          </table:table-cell>
          <table:table-cell office:value-type="float" office:value="0.499095" calcext:value-type="float">
            <text:p>0.499095</text:p>
          </table:table-cell>
          <table:table-cell office:value-type="float" office:value="0.477271" calcext:value-type="float">
            <text:p>0.477271</text:p>
          </table:table-cell>
          <table:table-cell office:value-type="float" office:value="0.454976" calcext:value-type="float">
            <text:p>0.454976</text:p>
          </table:table-cell>
          <table:table-cell office:value-type="float" office:value="0.432233" calcext:value-type="float">
            <text:p>0.432233</text:p>
          </table:table-cell>
          <table:table-cell office:value-type="float" office:value="0.409062" calcext:value-type="float">
            <text:p>0.409062</text:p>
          </table:table-cell>
          <table:table-cell office:value-type="float" office:value="0.385488" calcext:value-type="float">
            <text:p>0.385488</text:p>
          </table:table-cell>
          <table:table-cell office:value-type="float" office:value="0.361534" calcext:value-type="float">
            <text:p>0.361534</text:p>
          </table:table-cell>
          <table:table-cell office:value-type="float" office:value="0.337223" calcext:value-type="float">
            <text:p>0.337223</text:p>
          </table:table-cell>
          <table:table-cell office:value-type="float" office:value="0.312579" calcext:value-type="float">
            <text:p>0.312579</text:p>
          </table:table-cell>
          <table:table-cell office:value-type="float" office:value="0.287626" calcext:value-type="float">
            <text:p>0.287626</text:p>
          </table:table-cell>
          <table:table-cell office:value-type="float" office:value="0.26239" calcext:value-type="float">
            <text:p>0.26239</text:p>
          </table:table-cell>
          <table:table-cell office:value-type="float" office:value="0.236894" calcext:value-type="float">
            <text:p>0.236894</text:p>
          </table:table-cell>
          <table:table-cell office:value-type="float" office:value="0.211165" calcext:value-type="float">
            <text:p>0.211165</text:p>
          </table:table-cell>
          <table:table-cell office:value-type="float" office:value="0.185228" calcext:value-type="float">
            <text:p>0.185228</text:p>
          </table:table-cell>
          <table:table-cell office:value-type="float" office:value="0.159108" calcext:value-type="float">
            <text:p>0.159108</text:p>
          </table:table-cell>
          <table:table-cell office:value-type="float" office:value="0.13283" calcext:value-type="float">
            <text:p>0.13283</text:p>
          </table:table-cell>
          <table:table-cell office:value-type="float" office:value="0.106422" calcext:value-type="float">
            <text:p>0.106422</text:p>
          </table:table-cell>
          <table:table-cell office:value-type="float" office:value="0.0799084" calcext:value-type="float">
            <text:p>0.0799084</text:p>
          </table:table-cell>
          <table:table-cell office:value-type="float" office:value="0.0533161" calcext:value-type="float">
            <text:p>0.0533161</text:p>
          </table:table-cell>
          <table:table-cell office:value-type="float" office:value="0.0266712" calcext:value-type="float">
            <text:p>0.0266712</text:p>
          </table:table-cell>
          <table:table-cell office:value-type="float" office:value="-1.86747E-016" calcext:value-type="float">
            <text:p>-1.86747E-16</text:p>
          </table:table-cell>
          <table:table-cell office:value-type="float" office:value="-0.0266712" calcext:value-type="float">
            <text:p>-0.0266712</text:p>
          </table:table-cell>
          <table:table-cell office:value-type="float" office:value="-0.0533161" calcext:value-type="float">
            <text:p>-0.0533161</text:p>
          </table:table-cell>
          <table:table-cell office:value-type="float" office:value="-0.0799084" calcext:value-type="float">
            <text:p>-0.0799084</text:p>
          </table:table-cell>
          <table:table-cell office:value-type="float" office:value="-0.106422" calcext:value-type="float">
            <text:p>-0.106422</text:p>
          </table:table-cell>
          <table:table-cell office:value-type="float" office:value="-0.13283" calcext:value-type="float">
            <text:p>-0.13283</text:p>
          </table:table-cell>
          <table:table-cell office:value-type="float" office:value="-0.159108" calcext:value-type="float">
            <text:p>-0.159108</text:p>
          </table:table-cell>
          <table:table-cell office:value-type="float" office:value="-0.185228" calcext:value-type="float">
            <text:p>-0.185228</text:p>
          </table:table-cell>
          <table:table-cell office:value-type="float" office:value="-0.211165" calcext:value-type="float">
            <text:p>-0.211165</text:p>
          </table:table-cell>
          <table:table-cell office:value-type="float" office:value="-0.236894" calcext:value-type="float">
            <text:p>-0.236894</text:p>
          </table:table-cell>
          <table:table-cell office:value-type="float" office:value="-0.26239" calcext:value-type="float">
            <text:p>-0.26239</text:p>
          </table:table-cell>
          <table:table-cell office:value-type="float" office:value="-0.287626" calcext:value-type="float">
            <text:p>-0.287626</text:p>
          </table:table-cell>
          <table:table-cell office:value-type="float" office:value="-0.312579" calcext:value-type="float">
            <text:p>-0.312579</text:p>
          </table:table-cell>
          <table:table-cell office:value-type="float" office:value="-0.337223" calcext:value-type="float">
            <text:p>-0.337223</text:p>
          </table:table-cell>
          <table:table-cell office:value-type="float" office:value="-0.361534" calcext:value-type="float">
            <text:p>-0.361534</text:p>
          </table:table-cell>
          <table:table-cell office:value-type="float" office:value="-0.385488" calcext:value-type="float">
            <text:p>-0.385488</text:p>
          </table:table-cell>
          <table:table-cell office:value-type="float" office:value="-0.409062" calcext:value-type="float">
            <text:p>-0.409062</text:p>
          </table:table-cell>
          <table:table-cell office:value-type="float" office:value="-0.432233" calcext:value-type="float">
            <text:p>-0.432233</text:p>
          </table:table-cell>
          <table:table-cell office:value-type="float" office:value="-0.454976" calcext:value-type="float">
            <text:p>-0.454976</text:p>
          </table:table-cell>
          <table:table-cell office:value-type="float" office:value="-0.477271" calcext:value-type="float">
            <text:p>-0.477271</text:p>
          </table:table-cell>
          <table:table-cell office:value-type="float" office:value="-0.499095" calcext:value-type="float">
            <text:p>-0.499095</text:p>
          </table:table-cell>
          <table:table-cell office:value-type="float" office:value="-0.520426" calcext:value-type="float">
            <text:p>-0.520426</text:p>
          </table:table-cell>
          <table:table-cell office:value-type="float" office:value="-0.541244" calcext:value-type="float">
            <text:p>-0.541244</text:p>
          </table:table-cell>
          <table:table-cell office:value-type="float" office:value="-0.561527" calcext:value-type="float">
            <text:p>-0.561527</text:p>
          </table:table-cell>
          <table:table-cell office:value-type="float" office:value="-0.581256" calcext:value-type="float">
            <text:p>-0.581256</text:p>
          </table:table-cell>
          <table:table-cell office:value-type="float" office:value="-0.600412" calcext:value-type="float">
            <text:p>-0.600412</text:p>
          </table:table-cell>
          <table:table-cell office:value-type="float" office:value="-0.618975" calcext:value-type="float">
            <text:p>-0.618975</text:p>
          </table:table-cell>
          <table:table-cell office:value-type="float" office:value="-0.636928" calcext:value-type="float">
            <text:p>-0.636928</text:p>
          </table:table-cell>
          <table:table-cell office:value-type="float" office:value="-0.654251" calcext:value-type="float">
            <text:p>-0.654251</text:p>
          </table:table-cell>
          <table:table-cell office:value-type="float" office:value="-0.670929" calcext:value-type="float">
            <text:p>-0.670929</text:p>
          </table:table-cell>
          <table:table-cell office:value-type="float" office:value="-0.686945" calcext:value-type="float">
            <text:p>-0.686945</text:p>
          </table:table-cell>
          <table:table-cell office:value-type="float" office:value="-0.702283" calcext:value-type="float">
            <text:p>-0.702283</text:p>
          </table:table-cell>
          <table:table-cell office:value-type="float" office:value="-0.716928" calcext:value-type="float">
            <text:p>-0.716928</text:p>
          </table:table-cell>
          <table:table-cell office:value-type="float" office:value="-0.730865" calcext:value-type="float">
            <text:p>-0.730865</text:p>
          </table:table-cell>
          <table:table-cell office:value-type="float" office:value="-0.744081" calcext:value-type="float">
            <text:p>-0.744081</text:p>
          </table:table-cell>
          <table:table-cell office:value-type="float" office:value="-0.756563" calcext:value-type="float">
            <text:p>-0.756563</text:p>
          </table:table-cell>
          <table:table-cell office:value-type="float" office:value="-0.768298" calcext:value-type="float">
            <text:p>-0.768298</text:p>
          </table:table-cell>
          <table:table-cell office:value-type="float" office:value="-0.779275" calcext:value-type="float">
            <text:p>-0.779275</text:p>
          </table:table-cell>
          <table:table-cell office:value-type="float" office:value="-0.789483" calcext:value-type="float">
            <text:p>-0.789483</text:p>
          </table:table-cell>
          <table:table-cell office:value-type="float" office:value="-0.798912" calcext:value-type="float">
            <text:p>-0.798912</text:p>
          </table:table-cell>
          <table:table-cell office:value-type="float" office:value="-0.807552" calcext:value-type="float">
            <text:p>-0.807552</text:p>
          </table:table-cell>
          <table:table-cell office:value-type="float" office:value="-0.815395" calcext:value-type="float">
            <text:p>-0.815395</text:p>
          </table:table-cell>
          <table:table-cell office:value-type="float" office:value="-0.822434" calcext:value-type="float">
            <text:p>-0.822434</text:p>
          </table:table-cell>
          <table:table-cell office:value-type="float" office:value="-0.828661" calcext:value-type="float">
            <text:p>-0.828661</text:p>
          </table:table-cell>
          <table:table-cell office:value-type="float" office:value="-0.83407" calcext:value-type="float">
            <text:p>-0.83407</text:p>
          </table:table-cell>
          <table:table-cell office:value-type="float" office:value="-0.838656" calcext:value-type="float">
            <text:p>-0.838656</text:p>
          </table:table-cell>
          <table:table-cell office:value-type="float" office:value="-0.842414" calcext:value-type="float">
            <text:p>-0.842414</text:p>
          </table:table-cell>
          <table:table-cell office:value-type="float" office:value="-0.845341" calcext:value-type="float">
            <text:p>-0.845341</text:p>
          </table:table-cell>
          <table:table-cell office:value-type="float" office:value="-0.847434" calcext:value-type="float">
            <text:p>-0.847434</text:p>
          </table:table-cell>
          <table:table-cell office:value-type="float" office:value="-0.848691" calcext:value-type="float">
            <text:p>-0.848691</text:p>
          </table:table-cell>
          <table:table-cell office:value-type="float" office:value="-0.84911" calcext:value-type="float">
            <text:p>-0.84911</text:p>
          </table:table-cell>
          <table:table-cell/>
        </table:table-row>
        <table:table-row table:style-name="ro1">
          <table:table-cell office:value-type="float" office:value="0.190715" calcext:value-type="float">
            <text:p>0.190715</text:p>
          </table:table-cell>
          <table:table-cell office:value-type="float" office:value="0.836328" calcext:value-type="float">
            <text:p>0.836328</text:p>
          </table:table-cell>
          <table:table-cell office:value-type="float" office:value="0.835916" calcext:value-type="float">
            <text:p>0.835916</text:p>
          </table:table-cell>
          <table:table-cell office:value-type="float" office:value="0.834678" calcext:value-type="float">
            <text:p>0.834678</text:p>
          </table:table-cell>
          <table:table-cell office:value-type="float" office:value="0.832617" calcext:value-type="float">
            <text:p>0.832617</text:p>
          </table:table-cell>
          <table:table-cell office:value-type="float" office:value="0.829734" calcext:value-type="float">
            <text:p>0.829734</text:p>
          </table:table-cell>
          <table:table-cell office:value-type="float" office:value="0.826032" calcext:value-type="float">
            <text:p>0.826032</text:p>
          </table:table-cell>
          <table:table-cell office:value-type="float" office:value="0.821515" calcext:value-type="float">
            <text:p>0.821515</text:p>
          </table:table-cell>
          <table:table-cell office:value-type="float" office:value="0.816188" calcext:value-type="float">
            <text:p>0.816188</text:p>
          </table:table-cell>
          <table:table-cell office:value-type="float" office:value="0.810054" calcext:value-type="float">
            <text:p>0.810054</text:p>
          </table:table-cell>
          <table:table-cell office:value-type="float" office:value="0.803122" calcext:value-type="float">
            <text:p>0.803122</text:p>
          </table:table-cell>
          <table:table-cell office:value-type="float" office:value="0.795396" calcext:value-type="float">
            <text:p>0.795396</text:p>
          </table:table-cell>
          <table:table-cell office:value-type="float" office:value="0.786886" calcext:value-type="float">
            <text:p>0.786886</text:p>
          </table:table-cell>
          <table:table-cell office:value-type="float" office:value="0.777599" calcext:value-type="float">
            <text:p>0.777599</text:p>
          </table:table-cell>
          <table:table-cell office:value-type="float" office:value="0.767545" calcext:value-type="float">
            <text:p>0.767545</text:p>
          </table:table-cell>
          <table:table-cell office:value-type="float" office:value="0.756734" calcext:value-type="float">
            <text:p>0.756734</text:p>
          </table:table-cell>
          <table:table-cell office:value-type="float" office:value="0.745175" calcext:value-type="float">
            <text:p>0.745175</text:p>
          </table:table-cell>
          <table:table-cell office:value-type="float" office:value="0.732881" calcext:value-type="float">
            <text:p>0.732881</text:p>
          </table:table-cell>
          <table:table-cell office:value-type="float" office:value="0.719864" calcext:value-type="float">
            <text:p>0.719864</text:p>
          </table:table-cell>
          <table:table-cell office:value-type="float" office:value="0.706137" calcext:value-type="float">
            <text:p>0.706137</text:p>
          </table:table-cell>
          <table:table-cell office:value-type="float" office:value="0.691712" calcext:value-type="float">
            <text:p>0.691712</text:p>
          </table:table-cell>
          <table:table-cell office:value-type="float" office:value="0.676605" calcext:value-type="float">
            <text:p>0.676605</text:p>
          </table:table-cell>
          <table:table-cell office:value-type="float" office:value="0.66083" calcext:value-type="float">
            <text:p>0.66083</text:p>
          </table:table-cell>
          <table:table-cell office:value-type="float" office:value="0.644403" calcext:value-type="float">
            <text:p>0.644403</text:p>
          </table:table-cell>
          <table:table-cell office:value-type="float" office:value="0.62734" calcext:value-type="float">
            <text:p>0.62734</text:p>
          </table:table-cell>
          <table:table-cell office:value-type="float" office:value="0.609658" calcext:value-type="float">
            <text:p>0.609658</text:p>
          </table:table-cell>
          <table:table-cell office:value-type="float" office:value="0.591375" calcext:value-type="float">
            <text:p>0.591375</text:p>
          </table:table-cell>
          <table:table-cell office:value-type="float" office:value="0.572507" calcext:value-type="float">
            <text:p>0.572507</text:p>
          </table:table-cell>
          <table:table-cell office:value-type="float" office:value="0.553075" calcext:value-type="float">
            <text:p>0.553075</text:p>
          </table:table-cell>
          <table:table-cell office:value-type="float" office:value="0.533097" calcext:value-type="float">
            <text:p>0.533097</text:p>
          </table:table-cell>
          <table:table-cell office:value-type="float" office:value="0.512593" calcext:value-type="float">
            <text:p>0.512593</text:p>
          </table:table-cell>
          <table:table-cell office:value-type="float" office:value="0.491582" calcext:value-type="float">
            <text:p>0.491582</text:p>
          </table:table-cell>
          <table:table-cell office:value-type="float" office:value="0.470087" calcext:value-type="float">
            <text:p>0.470087</text:p>
          </table:table-cell>
          <table:table-cell office:value-type="float" office:value="0.448128" calcext:value-type="float">
            <text:p>0.448128</text:p>
          </table:table-cell>
          <table:table-cell office:value-type="float" office:value="0.425727" calcext:value-type="float">
            <text:p>0.425727</text:p>
          </table:table-cell>
          <table:table-cell office:value-type="float" office:value="0.402905" calcext:value-type="float">
            <text:p>0.402905</text:p>
          </table:table-cell>
          <table:table-cell office:value-type="float" office:value="0.379686" calcext:value-type="float">
            <text:p>0.379686</text:p>
          </table:table-cell>
          <table:table-cell office:value-type="float" office:value="0.356092" calcext:value-type="float">
            <text:p>0.356092</text:p>
          </table:table-cell>
          <table:table-cell office:value-type="float" office:value="0.332147" calcext:value-type="float">
            <text:p>0.332147</text:p>
          </table:table-cell>
          <table:table-cell office:value-type="float" office:value="0.307874" calcext:value-type="float">
            <text:p>0.307874</text:p>
          </table:table-cell>
          <table:table-cell office:value-type="float" office:value="0.283297" calcext:value-type="float">
            <text:p>0.283297</text:p>
          </table:table-cell>
          <table:table-cell office:value-type="float" office:value="0.25844" calcext:value-type="float">
            <text:p>0.25844</text:p>
          </table:table-cell>
          <table:table-cell office:value-type="float" office:value="0.233329" calcext:value-type="float">
            <text:p>0.233329</text:p>
          </table:table-cell>
          <table:table-cell office:value-type="float" office:value="0.207987" calcext:value-type="float">
            <text:p>0.207987</text:p>
          </table:table-cell>
          <table:table-cell office:value-type="float" office:value="0.18244" calcext:value-type="float">
            <text:p>0.18244</text:p>
          </table:table-cell>
          <table:table-cell office:value-type="float" office:value="0.156713" calcext:value-type="float">
            <text:p>0.156713</text:p>
          </table:table-cell>
          <table:table-cell office:value-type="float" office:value="0.130831" calcext:value-type="float">
            <text:p>0.130831</text:p>
          </table:table-cell>
          <table:table-cell office:value-type="float" office:value="0.10482" calcext:value-type="float">
            <text:p>0.10482</text:p>
          </table:table-cell>
          <table:table-cell office:value-type="float" office:value="0.0787056" calcext:value-type="float">
            <text:p>0.0787056</text:p>
          </table:table-cell>
          <table:table-cell office:value-type="float" office:value="0.0525136" calcext:value-type="float">
            <text:p>0.0525136</text:p>
          </table:table-cell>
          <table:table-cell office:value-type="float" office:value="0.0262698" calcext:value-type="float">
            <text:p>0.0262698</text:p>
          </table:table-cell>
          <table:table-cell office:value-type="float" office:value="-1.15589E-016" calcext:value-type="float">
            <text:p>-1.15589E-16</text:p>
          </table:table-cell>
          <table:table-cell office:value-type="float" office:value="-0.0262698" calcext:value-type="float">
            <text:p>-0.0262698</text:p>
          </table:table-cell>
          <table:table-cell office:value-type="float" office:value="-0.0525136" calcext:value-type="float">
            <text:p>-0.0525136</text:p>
          </table:table-cell>
          <table:table-cell office:value-type="float" office:value="-0.0787056" calcext:value-type="float">
            <text:p>-0.0787056</text:p>
          </table:table-cell>
          <table:table-cell office:value-type="float" office:value="-0.10482" calcext:value-type="float">
            <text:p>-0.10482</text:p>
          </table:table-cell>
          <table:table-cell office:value-type="float" office:value="-0.130831" calcext:value-type="float">
            <text:p>-0.130831</text:p>
          </table:table-cell>
          <table:table-cell office:value-type="float" office:value="-0.156713" calcext:value-type="float">
            <text:p>-0.156713</text:p>
          </table:table-cell>
          <table:table-cell office:value-type="float" office:value="-0.18244" calcext:value-type="float">
            <text:p>-0.18244</text:p>
          </table:table-cell>
          <table:table-cell office:value-type="float" office:value="-0.207987" calcext:value-type="float">
            <text:p>-0.207987</text:p>
          </table:table-cell>
          <table:table-cell office:value-type="float" office:value="-0.233329" calcext:value-type="float">
            <text:p>-0.233329</text:p>
          </table:table-cell>
          <table:table-cell office:value-type="float" office:value="-0.25844" calcext:value-type="float">
            <text:p>-0.25844</text:p>
          </table:table-cell>
          <table:table-cell office:value-type="float" office:value="-0.283297" calcext:value-type="float">
            <text:p>-0.283297</text:p>
          </table:table-cell>
          <table:table-cell office:value-type="float" office:value="-0.307874" calcext:value-type="float">
            <text:p>-0.307874</text:p>
          </table:table-cell>
          <table:table-cell office:value-type="float" office:value="-0.332147" calcext:value-type="float">
            <text:p>-0.332147</text:p>
          </table:table-cell>
          <table:table-cell office:value-type="float" office:value="-0.356092" calcext:value-type="float">
            <text:p>-0.356092</text:p>
          </table:table-cell>
          <table:table-cell office:value-type="float" office:value="-0.379686" calcext:value-type="float">
            <text:p>-0.379686</text:p>
          </table:table-cell>
          <table:table-cell office:value-type="float" office:value="-0.402905" calcext:value-type="float">
            <text:p>-0.402905</text:p>
          </table:table-cell>
          <table:table-cell office:value-type="float" office:value="-0.425727" calcext:value-type="float">
            <text:p>-0.425727</text:p>
          </table:table-cell>
          <table:table-cell office:value-type="float" office:value="-0.448128" calcext:value-type="float">
            <text:p>-0.448128</text:p>
          </table:table-cell>
          <table:table-cell office:value-type="float" office:value="-0.470087" calcext:value-type="float">
            <text:p>-0.470087</text:p>
          </table:table-cell>
          <table:table-cell office:value-type="float" office:value="-0.491582" calcext:value-type="float">
            <text:p>-0.491582</text:p>
          </table:table-cell>
          <table:table-cell office:value-type="float" office:value="-0.512593" calcext:value-type="float">
            <text:p>-0.512593</text:p>
          </table:table-cell>
          <table:table-cell office:value-type="float" office:value="-0.533097" calcext:value-type="float">
            <text:p>-0.533097</text:p>
          </table:table-cell>
          <table:table-cell office:value-type="float" office:value="-0.553075" calcext:value-type="float">
            <text:p>-0.553075</text:p>
          </table:table-cell>
          <table:table-cell office:value-type="float" office:value="-0.572507" calcext:value-type="float">
            <text:p>-0.572507</text:p>
          </table:table-cell>
          <table:table-cell office:value-type="float" office:value="-0.591375" calcext:value-type="float">
            <text:p>-0.591375</text:p>
          </table:table-cell>
          <table:table-cell office:value-type="float" office:value="-0.609658" calcext:value-type="float">
            <text:p>-0.609658</text:p>
          </table:table-cell>
          <table:table-cell office:value-type="float" office:value="-0.62734" calcext:value-type="float">
            <text:p>-0.62734</text:p>
          </table:table-cell>
          <table:table-cell office:value-type="float" office:value="-0.644403" calcext:value-type="float">
            <text:p>-0.644403</text:p>
          </table:table-cell>
          <table:table-cell office:value-type="float" office:value="-0.66083" calcext:value-type="float">
            <text:p>-0.66083</text:p>
          </table:table-cell>
          <table:table-cell office:value-type="float" office:value="-0.676605" calcext:value-type="float">
            <text:p>-0.676605</text:p>
          </table:table-cell>
          <table:table-cell office:value-type="float" office:value="-0.691712" calcext:value-type="float">
            <text:p>-0.691712</text:p>
          </table:table-cell>
          <table:table-cell office:value-type="float" office:value="-0.706137" calcext:value-type="float">
            <text:p>-0.706137</text:p>
          </table:table-cell>
          <table:table-cell office:value-type="float" office:value="-0.719864" calcext:value-type="float">
            <text:p>-0.719864</text:p>
          </table:table-cell>
          <table:table-cell office:value-type="float" office:value="-0.732881" calcext:value-type="float">
            <text:p>-0.732881</text:p>
          </table:table-cell>
          <table:table-cell office:value-type="float" office:value="-0.745175" calcext:value-type="float">
            <text:p>-0.745175</text:p>
          </table:table-cell>
          <table:table-cell office:value-type="float" office:value="-0.756734" calcext:value-type="float">
            <text:p>-0.756734</text:p>
          </table:table-cell>
          <table:table-cell office:value-type="float" office:value="-0.767545" calcext:value-type="float">
            <text:p>-0.767545</text:p>
          </table:table-cell>
          <table:table-cell office:value-type="float" office:value="-0.777599" calcext:value-type="float">
            <text:p>-0.777599</text:p>
          </table:table-cell>
          <table:table-cell office:value-type="float" office:value="-0.786886" calcext:value-type="float">
            <text:p>-0.786886</text:p>
          </table:table-cell>
          <table:table-cell office:value-type="float" office:value="-0.795396" calcext:value-type="float">
            <text:p>-0.795396</text:p>
          </table:table-cell>
          <table:table-cell office:value-type="float" office:value="-0.803122" calcext:value-type="float">
            <text:p>-0.803122</text:p>
          </table:table-cell>
          <table:table-cell office:value-type="float" office:value="-0.810054" calcext:value-type="float">
            <text:p>-0.810054</text:p>
          </table:table-cell>
          <table:table-cell office:value-type="float" office:value="-0.816188" calcext:value-type="float">
            <text:p>-0.816188</text:p>
          </table:table-cell>
          <table:table-cell office:value-type="float" office:value="-0.821515" calcext:value-type="float">
            <text:p>-0.821515</text:p>
          </table:table-cell>
          <table:table-cell office:value-type="float" office:value="-0.826032" calcext:value-type="float">
            <text:p>-0.826032</text:p>
          </table:table-cell>
          <table:table-cell office:value-type="float" office:value="-0.829734" calcext:value-type="float">
            <text:p>-0.829734</text:p>
          </table:table-cell>
          <table:table-cell office:value-type="float" office:value="-0.832617" calcext:value-type="float">
            <text:p>-0.832617</text:p>
          </table:table-cell>
          <table:table-cell office:value-type="float" office:value="-0.834678" calcext:value-type="float">
            <text:p>-0.834678</text:p>
          </table:table-cell>
          <table:table-cell office:value-type="float" office:value="-0.835916" calcext:value-type="float">
            <text:p>-0.835916</text:p>
          </table:table-cell>
          <table:table-cell office:value-type="float" office:value="-0.836328" calcext:value-type="float">
            <text:p>-0.836328</text:p>
          </table:table-cell>
          <table:table-cell/>
        </table:table-row>
        <table:table-row table:style-name="ro1">
          <table:table-cell office:value-type="float" office:value="0.200029" calcext:value-type="float">
            <text:p>0.200029</text:p>
          </table:table-cell>
          <table:table-cell office:value-type="float" office:value="0.82102" calcext:value-type="float">
            <text:p>0.82102</text:p>
          </table:table-cell>
          <table:table-cell office:value-type="float" office:value="0.820615" calcext:value-type="float">
            <text:p>0.820615</text:p>
          </table:table-cell>
          <table:table-cell office:value-type="float" office:value="0.8194" calcext:value-type="float">
            <text:p>0.8194</text:p>
          </table:table-cell>
          <table:table-cell office:value-type="float" office:value="0.817376" calcext:value-type="float">
            <text:p>0.817376</text:p>
          </table:table-cell>
          <table:table-cell office:value-type="float" office:value="0.814546" calcext:value-type="float">
            <text:p>0.814546</text:p>
          </table:table-cell>
          <table:table-cell office:value-type="float" office:value="0.810912" calcext:value-type="float">
            <text:p>0.810912</text:p>
          </table:table-cell>
          <table:table-cell office:value-type="float" office:value="0.806478" calcext:value-type="float">
            <text:p>0.806478</text:p>
          </table:table-cell>
          <table:table-cell office:value-type="float" office:value="0.801248" calcext:value-type="float">
            <text:p>0.801248</text:p>
          </table:table-cell>
          <table:table-cell office:value-type="float" office:value="0.795227" calcext:value-type="float">
            <text:p>0.795227</text:p>
          </table:table-cell>
          <table:table-cell office:value-type="float" office:value="0.788421" calcext:value-type="float">
            <text:p>0.788421</text:p>
          </table:table-cell>
          <table:table-cell office:value-type="float" office:value="0.780837" calcext:value-type="float">
            <text:p>0.780837</text:p>
          </table:table-cell>
          <table:table-cell office:value-type="float" office:value="0.772483" calcext:value-type="float">
            <text:p>0.772483</text:p>
          </table:table-cell>
          <table:table-cell office:value-type="float" office:value="0.763366" calcext:value-type="float">
            <text:p>0.763366</text:p>
          </table:table-cell>
          <table:table-cell office:value-type="float" office:value="0.753496" calcext:value-type="float">
            <text:p>0.753496</text:p>
          </table:table-cell>
          <table:table-cell office:value-type="float" office:value="0.742882" calcext:value-type="float">
            <text:p>0.742882</text:p>
          </table:table-cell>
          <table:table-cell office:value-type="float" office:value="0.731535" calcext:value-type="float">
            <text:p>0.731535</text:p>
          </table:table-cell>
          <table:table-cell office:value-type="float" office:value="0.719466" calcext:value-type="float">
            <text:p>0.719466</text:p>
          </table:table-cell>
          <table:table-cell office:value-type="float" office:value="0.706687" calcext:value-type="float">
            <text:p>0.706687</text:p>
          </table:table-cell>
          <table:table-cell office:value-type="float" office:value="0.693211" calcext:value-type="float">
            <text:p>0.693211</text:p>
          </table:table-cell>
          <table:table-cell office:value-type="float" office:value="0.679051" calcext:value-type="float">
            <text:p>0.679051</text:p>
          </table:table-cell>
          <table:table-cell office:value-type="float" office:value="0.66422" calcext:value-type="float">
            <text:p>0.66422</text:p>
          </table:table-cell>
          <table:table-cell office:value-type="float" office:value="0.648734" calcext:value-type="float">
            <text:p>0.648734</text:p>
          </table:table-cell>
          <table:table-cell office:value-type="float" office:value="0.632608" calcext:value-type="float">
            <text:p>0.632608</text:p>
          </table:table-cell>
          <table:table-cell office:value-type="float" office:value="0.615857" calcext:value-type="float">
            <text:p>0.615857</text:p>
          </table:table-cell>
          <table:table-cell office:value-type="float" office:value="0.598499" calcext:value-type="float">
            <text:p>0.598499</text:p>
          </table:table-cell>
          <table:table-cell office:value-type="float" office:value="0.58055" calcext:value-type="float">
            <text:p>0.58055</text:p>
          </table:table-cell>
          <table:table-cell office:value-type="float" office:value="0.562028" calcext:value-type="float">
            <text:p>0.562028</text:p>
          </table:table-cell>
          <table:table-cell office:value-type="float" office:value="0.542951" calcext:value-type="float">
            <text:p>0.542951</text:p>
          </table:table-cell>
          <table:table-cell office:value-type="float" office:value="0.523339" calcext:value-type="float">
            <text:p>0.523339</text:p>
          </table:table-cell>
          <table:table-cell office:value-type="float" office:value="0.50321" calcext:value-type="float">
            <text:p>0.50321</text:p>
          </table:table-cell>
          <table:table-cell office:value-type="float" office:value="0.482584" calcext:value-type="float">
            <text:p>0.482584</text:p>
          </table:table-cell>
          <table:table-cell office:value-type="float" office:value="0.461482" calcext:value-type="float">
            <text:p>0.461482</text:p>
          </table:table-cell>
          <table:table-cell office:value-type="float" office:value="0.439925" calcext:value-type="float">
            <text:p>0.439925</text:p>
          </table:table-cell>
          <table:table-cell office:value-type="float" office:value="0.417934" calcext:value-type="float">
            <text:p>0.417934</text:p>
          </table:table-cell>
          <table:table-cell office:value-type="float" office:value="0.39553" calcext:value-type="float">
            <text:p>0.39553</text:p>
          </table:table-cell>
          <table:table-cell office:value-type="float" office:value="0.372736" calcext:value-type="float">
            <text:p>0.372736</text:p>
          </table:table-cell>
          <table:table-cell office:value-type="float" office:value="0.349574" calcext:value-type="float">
            <text:p>0.349574</text:p>
          </table:table-cell>
          <table:table-cell office:value-type="float" office:value="0.326067" calcext:value-type="float">
            <text:p>0.326067</text:p>
          </table:table-cell>
          <table:table-cell office:value-type="float" office:value="0.302238" calcext:value-type="float">
            <text:p>0.302238</text:p>
          </table:table-cell>
          <table:table-cell office:value-type="float" office:value="0.278111" calcext:value-type="float">
            <text:p>0.278111</text:p>
          </table:table-cell>
          <table:table-cell office:value-type="float" office:value="0.25371" calcext:value-type="float">
            <text:p>0.25371</text:p>
          </table:table-cell>
          <table:table-cell office:value-type="float" office:value="0.229058" calcext:value-type="float">
            <text:p>0.229058</text:p>
          </table:table-cell>
          <table:table-cell office:value-type="float" office:value="0.20418" calcext:value-type="float">
            <text:p>0.20418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153844" calcext:value-type="float">
            <text:p>0.153844</text:p>
          </table:table-cell>
          <table:table-cell office:value-type="float" office:value="0.128436" calcext:value-type="float">
            <text:p>0.128436</text:p>
          </table:table-cell>
          <table:table-cell office:value-type="float" office:value="0.102901" calcext:value-type="float">
            <text:p>0.102901</text:p>
          </table:table-cell>
          <table:table-cell office:value-type="float" office:value="0.0772649" calcext:value-type="float">
            <text:p>0.0772649</text:p>
          </table:table-cell>
          <table:table-cell office:value-type="float" office:value="0.0515524" calcext:value-type="float">
            <text:p>0.0515524</text:p>
          </table:table-cell>
          <table:table-cell office:value-type="float" office:value="0.0257889" calcext:value-type="float">
            <text:p>0.0257889</text:p>
          </table:table-cell>
          <table:table-cell office:value-type="float" office:value="1.41387E-016" calcext:value-type="float">
            <text:p>1.41387E-16</text:p>
          </table:table-cell>
          <table:table-cell office:value-type="float" office:value="-0.0257889" calcext:value-type="float">
            <text:p>-0.0257889</text:p>
          </table:table-cell>
          <table:table-cell office:value-type="float" office:value="-0.0515524" calcext:value-type="float">
            <text:p>-0.0515524</text:p>
          </table:table-cell>
          <table:table-cell office:value-type="float" office:value="-0.0772649" calcext:value-type="float">
            <text:p>-0.0772649</text:p>
          </table:table-cell>
          <table:table-cell office:value-type="float" office:value="-0.102901" calcext:value-type="float">
            <text:p>-0.102901</text:p>
          </table:table-cell>
          <table:table-cell office:value-type="float" office:value="-0.128436" calcext:value-type="float">
            <text:p>-0.128436</text:p>
          </table:table-cell>
          <table:table-cell office:value-type="float" office:value="-0.153844" calcext:value-type="float">
            <text:p>-0.153844</text:p>
          </table:table-cell>
          <table:table-cell office:value-type="float" office:value="-0.1791" calcext:value-type="float">
            <text:p>-0.1791</text:p>
          </table:table-cell>
          <table:table-cell office:value-type="float" office:value="-0.20418" calcext:value-type="float">
            <text:p>-0.20418</text:p>
          </table:table-cell>
          <table:table-cell office:value-type="float" office:value="-0.229058" calcext:value-type="float">
            <text:p>-0.229058</text:p>
          </table:table-cell>
          <table:table-cell office:value-type="float" office:value="-0.25371" calcext:value-type="float">
            <text:p>-0.25371</text:p>
          </table:table-cell>
          <table:table-cell office:value-type="float" office:value="-0.278111" calcext:value-type="float">
            <text:p>-0.278111</text:p>
          </table:table-cell>
          <table:table-cell office:value-type="float" office:value="-0.302238" calcext:value-type="float">
            <text:p>-0.302238</text:p>
          </table:table-cell>
          <table:table-cell office:value-type="float" office:value="-0.326067" calcext:value-type="float">
            <text:p>-0.326067</text:p>
          </table:table-cell>
          <table:table-cell office:value-type="float" office:value="-0.349574" calcext:value-type="float">
            <text:p>-0.349574</text:p>
          </table:table-cell>
          <table:table-cell office:value-type="float" office:value="-0.372736" calcext:value-type="float">
            <text:p>-0.372736</text:p>
          </table:table-cell>
          <table:table-cell office:value-type="float" office:value="-0.39553" calcext:value-type="float">
            <text:p>-0.39553</text:p>
          </table:table-cell>
          <table:table-cell office:value-type="float" office:value="-0.417934" calcext:value-type="float">
            <text:p>-0.417934</text:p>
          </table:table-cell>
          <table:table-cell office:value-type="float" office:value="-0.439925" calcext:value-type="float">
            <text:p>-0.439925</text:p>
          </table:table-cell>
          <table:table-cell office:value-type="float" office:value="-0.461482" calcext:value-type="float">
            <text:p>-0.461482</text:p>
          </table:table-cell>
          <table:table-cell office:value-type="float" office:value="-0.482584" calcext:value-type="float">
            <text:p>-0.482584</text:p>
          </table:table-cell>
          <table:table-cell office:value-type="float" office:value="-0.50321" calcext:value-type="float">
            <text:p>-0.50321</text:p>
          </table:table-cell>
          <table:table-cell office:value-type="float" office:value="-0.523339" calcext:value-type="float">
            <text:p>-0.523339</text:p>
          </table:table-cell>
          <table:table-cell office:value-type="float" office:value="-0.542951" calcext:value-type="float">
            <text:p>-0.542951</text:p>
          </table:table-cell>
          <table:table-cell office:value-type="float" office:value="-0.562028" calcext:value-type="float">
            <text:p>-0.562028</text:p>
          </table:table-cell>
          <table:table-cell office:value-type="float" office:value="-0.58055" calcext:value-type="float">
            <text:p>-0.58055</text:p>
          </table:table-cell>
          <table:table-cell office:value-type="float" office:value="-0.598499" calcext:value-type="float">
            <text:p>-0.598499</text:p>
          </table:table-cell>
          <table:table-cell office:value-type="float" office:value="-0.615857" calcext:value-type="float">
            <text:p>-0.615857</text:p>
          </table:table-cell>
          <table:table-cell office:value-type="float" office:value="-0.632608" calcext:value-type="float">
            <text:p>-0.632608</text:p>
          </table:table-cell>
          <table:table-cell office:value-type="float" office:value="-0.648734" calcext:value-type="float">
            <text:p>-0.648734</text:p>
          </table:table-cell>
          <table:table-cell office:value-type="float" office:value="-0.66422" calcext:value-type="float">
            <text:p>-0.66422</text:p>
          </table:table-cell>
          <table:table-cell office:value-type="float" office:value="-0.679051" calcext:value-type="float">
            <text:p>-0.679051</text:p>
          </table:table-cell>
          <table:table-cell office:value-type="float" office:value="-0.693211" calcext:value-type="float">
            <text:p>-0.693211</text:p>
          </table:table-cell>
          <table:table-cell office:value-type="float" office:value="-0.706687" calcext:value-type="float">
            <text:p>-0.706687</text:p>
          </table:table-cell>
          <table:table-cell office:value-type="float" office:value="-0.719466" calcext:value-type="float">
            <text:p>-0.719466</text:p>
          </table:table-cell>
          <table:table-cell office:value-type="float" office:value="-0.731535" calcext:value-type="float">
            <text:p>-0.731535</text:p>
          </table:table-cell>
          <table:table-cell office:value-type="float" office:value="-0.742882" calcext:value-type="float">
            <text:p>-0.742882</text:p>
          </table:table-cell>
          <table:table-cell office:value-type="float" office:value="-0.753496" calcext:value-type="float">
            <text:p>-0.753496</text:p>
          </table:table-cell>
          <table:table-cell office:value-type="float" office:value="-0.763366" calcext:value-type="float">
            <text:p>-0.763366</text:p>
          </table:table-cell>
          <table:table-cell office:value-type="float" office:value="-0.772483" calcext:value-type="float">
            <text:p>-0.772483</text:p>
          </table:table-cell>
          <table:table-cell office:value-type="float" office:value="-0.780837" calcext:value-type="float">
            <text:p>-0.780837</text:p>
          </table:table-cell>
          <table:table-cell office:value-type="float" office:value="-0.788421" calcext:value-type="float">
            <text:p>-0.788421</text:p>
          </table:table-cell>
          <table:table-cell office:value-type="float" office:value="-0.795227" calcext:value-type="float">
            <text:p>-0.795227</text:p>
          </table:table-cell>
          <table:table-cell office:value-type="float" office:value="-0.801248" calcext:value-type="float">
            <text:p>-0.801248</text:p>
          </table:table-cell>
          <table:table-cell office:value-type="float" office:value="-0.806478" calcext:value-type="float">
            <text:p>-0.806478</text:p>
          </table:table-cell>
          <table:table-cell office:value-type="float" office:value="-0.810912" calcext:value-type="float">
            <text:p>-0.810912</text:p>
          </table:table-cell>
          <table:table-cell office:value-type="float" office:value="-0.814546" calcext:value-type="float">
            <text:p>-0.814546</text:p>
          </table:table-cell>
          <table:table-cell office:value-type="float" office:value="-0.817376" calcext:value-type="float">
            <text:p>-0.817376</text:p>
          </table:table-cell>
          <table:table-cell office:value-type="float" office:value="-0.8194" calcext:value-type="float">
            <text:p>-0.8194</text:p>
          </table:table-cell>
          <table:table-cell office:value-type="float" office:value="-0.820615" calcext:value-type="float">
            <text:p>-0.820615</text:p>
          </table:table-cell>
          <table:table-cell office:value-type="float" office:value="-0.82102" calcext:value-type="float">
            <text:p>-0.82102</text:p>
          </table:table-cell>
          <table:table-cell/>
        </table:table-row>
        <table:table-row table:style-name="ro1">
          <table:table-cell office:value-type="float" office:value="0.209344" calcext:value-type="float">
            <text:p>0.209344</text:p>
          </table:table-cell>
          <table:table-cell office:value-type="float" office:value="0.805154" calcext:value-type="float">
            <text:p>0.805154</text:p>
          </table:table-cell>
          <table:table-cell office:value-type="float" office:value="0.804756" calcext:value-type="float">
            <text:p>0.804756</text:p>
          </table:table-cell>
          <table:table-cell office:value-type="float" office:value="0.803565" calcext:value-type="float">
            <text:p>0.803565</text:p>
          </table:table-cell>
          <table:table-cell office:value-type="float" office:value="0.80158" calcext:value-type="float">
            <text:p>0.80158</text:p>
          </table:table-cell>
          <table:table-cell office:value-type="float" office:value="0.798805" calcext:value-type="float">
            <text:p>0.798805</text:p>
          </table:table-cell>
          <table:table-cell office:value-type="float" office:value="0.795241" calcext:value-type="float">
            <text:p>0.795241</text:p>
          </table:table-cell>
          <table:table-cell office:value-type="float" office:value="0.790892" calcext:value-type="float">
            <text:p>0.790892</text:p>
          </table:table-cell>
          <table:table-cell office:value-type="float" office:value="0.785763" calcext:value-type="float">
            <text:p>0.785763</text:p>
          </table:table-cell>
          <table:table-cell office:value-type="float" office:value="0.779859" calcext:value-type="float">
            <text:p>0.779859</text:p>
          </table:table-cell>
          <table:table-cell office:value-type="float" office:value="0.773184" calcext:value-type="float">
            <text:p>0.773184</text:p>
          </table:table-cell>
          <table:table-cell office:value-type="float" office:value="0.765747" calcext:value-type="float">
            <text:p>0.765747</text:p>
          </table:table-cell>
          <table:table-cell office:value-type="float" office:value="0.757554" calcext:value-type="float">
            <text:p>0.757554</text:p>
          </table:table-cell>
          <table:table-cell office:value-type="float" office:value="0.748613" calcext:value-type="float">
            <text:p>0.748613</text:p>
          </table:table-cell>
          <table:table-cell office:value-type="float" office:value="0.738934" calcext:value-type="float">
            <text:p>0.738934</text:p>
          </table:table-cell>
          <table:table-cell office:value-type="float" office:value="0.728525" calcext:value-type="float">
            <text:p>0.728525</text:p>
          </table:table-cell>
          <table:table-cell office:value-type="float" office:value="0.717398" calcext:value-type="float">
            <text:p>0.717398</text:p>
          </table:table-cell>
          <table:table-cell office:value-type="float" office:value="0.705562" calcext:value-type="float">
            <text:p>0.705562</text:p>
          </table:table-cell>
          <table:table-cell office:value-type="float" office:value="0.69303" calcext:value-type="float">
            <text:p>0.69303</text:p>
          </table:table-cell>
          <table:table-cell office:value-type="float" office:value="0.679815" calcext:value-type="float">
            <text:p>0.679815</text:p>
          </table:table-cell>
          <table:table-cell office:value-type="float" office:value="0.665928" calcext:value-type="float">
            <text:p>0.665928</text:p>
          </table:table-cell>
          <table:table-cell office:value-type="float" office:value="0.651384" calcext:value-type="float">
            <text:p>0.651384</text:p>
          </table:table-cell>
          <table:table-cell office:value-type="float" office:value="0.636197" calcext:value-type="float">
            <text:p>0.636197</text:p>
          </table:table-cell>
          <table:table-cell office:value-type="float" office:value="0.620383" calcext:value-type="float">
            <text:p>0.620383</text:p>
          </table:table-cell>
          <table:table-cell office:value-type="float" office:value="0.603956" calcext:value-type="float">
            <text:p>0.603956</text:p>
          </table:table-cell>
          <table:table-cell office:value-type="float" office:value="0.586933" calcext:value-type="float">
            <text:p>0.586933</text:p>
          </table:table-cell>
          <table:table-cell office:value-type="float" office:value="0.569331" calcext:value-type="float">
            <text:p>0.569331</text:p>
          </table:table-cell>
          <table:table-cell office:value-type="float" office:value="0.551167" calcext:value-type="float">
            <text:p>0.551167</text:p>
          </table:table-cell>
          <table:table-cell office:value-type="float" office:value="0.532459" calcext:value-type="float">
            <text:p>0.532459</text:p>
          </table:table-cell>
          <table:table-cell office:value-type="float" office:value="0.513225" calcext:value-type="float">
            <text:p>0.513225</text:p>
          </table:table-cell>
          <table:table-cell office:value-type="float" office:value="0.493485" calcext:value-type="float">
            <text:p>0.493485</text:p>
          </table:table-cell>
          <table:table-cell office:value-type="float" office:value="0.473258" calcext:value-type="float">
            <text:p>0.473258</text:p>
          </table:table-cell>
          <table:table-cell office:value-type="float" office:value="0.452564" calcext:value-type="float">
            <text:p>0.452564</text:p>
          </table:table-cell>
          <table:table-cell office:value-type="float" office:value="0.431424" calcext:value-type="float">
            <text:p>0.431424</text:p>
          </table:table-cell>
          <table:table-cell office:value-type="float" office:value="0.409857" calcext:value-type="float">
            <text:p>0.409857</text:p>
          </table:table-cell>
          <table:table-cell office:value-type="float" office:value="0.387886" calcext:value-type="float">
            <text:p>0.387886</text:p>
          </table:table-cell>
          <table:table-cell office:value-type="float" office:value="0.365533" calcext:value-type="float">
            <text:p>0.365533</text:p>
          </table:table-cell>
          <table:table-cell office:value-type="float" office:value="0.342818" calcext:value-type="float">
            <text:p>0.342818</text:p>
          </table:table-cell>
          <table:table-cell office:value-type="float" office:value="0.319766" calcext:value-type="float">
            <text:p>0.319766</text:p>
          </table:table-cell>
          <table:table-cell office:value-type="float" office:value="0.296397" calcext:value-type="float">
            <text:p>0.296397</text:p>
          </table:table-cell>
          <table:table-cell office:value-type="float" office:value="0.272737" calcext:value-type="float">
            <text:p>0.272737</text:p>
          </table:table-cell>
          <table:table-cell office:value-type="float" office:value="0.248807" calcext:value-type="float">
            <text:p>0.248807</text:p>
          </table:table-cell>
          <table:table-cell office:value-type="float" office:value="0.224631" calcext:value-type="float">
            <text:p>0.224631</text:p>
          </table:table-cell>
          <table:table-cell office:value-type="float" office:value="0.200234" calcext:value-type="float">
            <text:p>0.200234</text:p>
          </table:table-cell>
          <table:table-cell office:value-type="float" office:value="0.175639" calcext:value-type="float">
            <text:p>0.175639</text:p>
          </table:table-cell>
          <table:table-cell office:value-type="float" office:value="0.150871" calcext:value-type="float">
            <text:p>0.150871</text:p>
          </table:table-cell>
          <table:table-cell office:value-type="float" office:value="0.125954" calcext:value-type="float">
            <text:p>0.125954</text:p>
          </table:table-cell>
          <table:table-cell office:value-type="float" office:value="0.100913" calcext:value-type="float">
            <text:p>0.100913</text:p>
          </table:table-cell>
          <table:table-cell office:value-type="float" office:value="0.0757718" calcext:value-type="float">
            <text:p>0.0757718</text:p>
          </table:table-cell>
          <table:table-cell office:value-type="float" office:value="0.0505561" calcext:value-type="float">
            <text:p>0.0505561</text:p>
          </table:table-cell>
          <table:table-cell office:value-type="float" office:value="0.0252905" calcext:value-type="float">
            <text:p>0.0252905</text:p>
          </table:table-cell>
          <table:table-cell office:value-type="float" office:value="1.85019E-016" calcext:value-type="float">
            <text:p>1.85019E-16</text:p>
          </table:table-cell>
          <table:table-cell office:value-type="float" office:value="-0.0252905" calcext:value-type="float">
            <text:p>-0.0252905</text:p>
          </table:table-cell>
          <table:table-cell office:value-type="float" office:value="-0.0505561" calcext:value-type="float">
            <text:p>-0.0505561</text:p>
          </table:table-cell>
          <table:table-cell office:value-type="float" office:value="-0.0757718" calcext:value-type="float">
            <text:p>-0.0757718</text:p>
          </table:table-cell>
          <table:table-cell office:value-type="float" office:value="-0.100913" calcext:value-type="float">
            <text:p>-0.100913</text:p>
          </table:table-cell>
          <table:table-cell office:value-type="float" office:value="-0.125954" calcext:value-type="float">
            <text:p>-0.125954</text:p>
          </table:table-cell>
          <table:table-cell office:value-type="float" office:value="-0.150871" calcext:value-type="float">
            <text:p>-0.150871</text:p>
          </table:table-cell>
          <table:table-cell office:value-type="float" office:value="-0.175639" calcext:value-type="float">
            <text:p>-0.175639</text:p>
          </table:table-cell>
          <table:table-cell office:value-type="float" office:value="-0.200234" calcext:value-type="float">
            <text:p>-0.200234</text:p>
          </table:table-cell>
          <table:table-cell office:value-type="float" office:value="-0.224631" calcext:value-type="float">
            <text:p>-0.224631</text:p>
          </table:table-cell>
          <table:table-cell office:value-type="float" office:value="-0.248807" calcext:value-type="float">
            <text:p>-0.248807</text:p>
          </table:table-cell>
          <table:table-cell office:value-type="float" office:value="-0.272737" calcext:value-type="float">
            <text:p>-0.272737</text:p>
          </table:table-cell>
          <table:table-cell office:value-type="float" office:value="-0.296397" calcext:value-type="float">
            <text:p>-0.296397</text:p>
          </table:table-cell>
          <table:table-cell office:value-type="float" office:value="-0.319766" calcext:value-type="float">
            <text:p>-0.319766</text:p>
          </table:table-cell>
          <table:table-cell office:value-type="float" office:value="-0.342818" calcext:value-type="float">
            <text:p>-0.342818</text:p>
          </table:table-cell>
          <table:table-cell office:value-type="float" office:value="-0.365533" calcext:value-type="float">
            <text:p>-0.365533</text:p>
          </table:table-cell>
          <table:table-cell office:value-type="float" office:value="-0.387886" calcext:value-type="float">
            <text:p>-0.387886</text:p>
          </table:table-cell>
          <table:table-cell office:value-type="float" office:value="-0.409857" calcext:value-type="float">
            <text:p>-0.409857</text:p>
          </table:table-cell>
          <table:table-cell office:value-type="float" office:value="-0.431424" calcext:value-type="float">
            <text:p>-0.431424</text:p>
          </table:table-cell>
          <table:table-cell office:value-type="float" office:value="-0.452564" calcext:value-type="float">
            <text:p>-0.452564</text:p>
          </table:table-cell>
          <table:table-cell office:value-type="float" office:value="-0.473258" calcext:value-type="float">
            <text:p>-0.473258</text:p>
          </table:table-cell>
          <table:table-cell office:value-type="float" office:value="-0.493485" calcext:value-type="float">
            <text:p>-0.493485</text:p>
          </table:table-cell>
          <table:table-cell office:value-type="float" office:value="-0.513225" calcext:value-type="float">
            <text:p>-0.513225</text:p>
          </table:table-cell>
          <table:table-cell office:value-type="float" office:value="-0.532459" calcext:value-type="float">
            <text:p>-0.532459</text:p>
          </table:table-cell>
          <table:table-cell office:value-type="float" office:value="-0.551167" calcext:value-type="float">
            <text:p>-0.551167</text:p>
          </table:table-cell>
          <table:table-cell office:value-type="float" office:value="-0.569331" calcext:value-type="float">
            <text:p>-0.569331</text:p>
          </table:table-cell>
          <table:table-cell office:value-type="float" office:value="-0.586933" calcext:value-type="float">
            <text:p>-0.586933</text:p>
          </table:table-cell>
          <table:table-cell office:value-type="float" office:value="-0.603956" calcext:value-type="float">
            <text:p>-0.603956</text:p>
          </table:table-cell>
          <table:table-cell office:value-type="float" office:value="-0.620383" calcext:value-type="float">
            <text:p>-0.620383</text:p>
          </table:table-cell>
          <table:table-cell office:value-type="float" office:value="-0.636197" calcext:value-type="float">
            <text:p>-0.636197</text:p>
          </table:table-cell>
          <table:table-cell office:value-type="float" office:value="-0.651384" calcext:value-type="float">
            <text:p>-0.651384</text:p>
          </table:table-cell>
          <table:table-cell office:value-type="float" office:value="-0.665928" calcext:value-type="float">
            <text:p>-0.665928</text:p>
          </table:table-cell>
          <table:table-cell office:value-type="float" office:value="-0.679815" calcext:value-type="float">
            <text:p>-0.679815</text:p>
          </table:table-cell>
          <table:table-cell office:value-type="float" office:value="-0.69303" calcext:value-type="float">
            <text:p>-0.69303</text:p>
          </table:table-cell>
          <table:table-cell office:value-type="float" office:value="-0.705562" calcext:value-type="float">
            <text:p>-0.705562</text:p>
          </table:table-cell>
          <table:table-cell office:value-type="float" office:value="-0.717398" calcext:value-type="float">
            <text:p>-0.717398</text:p>
          </table:table-cell>
          <table:table-cell office:value-type="float" office:value="-0.728525" calcext:value-type="float">
            <text:p>-0.728525</text:p>
          </table:table-cell>
          <table:table-cell office:value-type="float" office:value="-0.738934" calcext:value-type="float">
            <text:p>-0.738934</text:p>
          </table:table-cell>
          <table:table-cell office:value-type="float" office:value="-0.748613" calcext:value-type="float">
            <text:p>-0.748613</text:p>
          </table:table-cell>
          <table:table-cell office:value-type="float" office:value="-0.757554" calcext:value-type="float">
            <text:p>-0.757554</text:p>
          </table:table-cell>
          <table:table-cell office:value-type="float" office:value="-0.765747" calcext:value-type="float">
            <text:p>-0.765747</text:p>
          </table:table-cell>
          <table:table-cell office:value-type="float" office:value="-0.773184" calcext:value-type="float">
            <text:p>-0.773184</text:p>
          </table:table-cell>
          <table:table-cell office:value-type="float" office:value="-0.779859" calcext:value-type="float">
            <text:p>-0.779859</text:p>
          </table:table-cell>
          <table:table-cell office:value-type="float" office:value="-0.785763" calcext:value-type="float">
            <text:p>-0.785763</text:p>
          </table:table-cell>
          <table:table-cell office:value-type="float" office:value="-0.790892" calcext:value-type="float">
            <text:p>-0.790892</text:p>
          </table:table-cell>
          <table:table-cell office:value-type="float" office:value="-0.795241" calcext:value-type="float">
            <text:p>-0.795241</text:p>
          </table:table-cell>
          <table:table-cell office:value-type="float" office:value="-0.798805" calcext:value-type="float">
            <text:p>-0.798805</text:p>
          </table:table-cell>
          <table:table-cell office:value-type="float" office:value="-0.80158" calcext:value-type="float">
            <text:p>-0.80158</text:p>
          </table:table-cell>
          <table:table-cell office:value-type="float" office:value="-0.803565" calcext:value-type="float">
            <text:p>-0.803565</text:p>
          </table:table-cell>
          <table:table-cell office:value-type="float" office:value="-0.804756" calcext:value-type="float">
            <text:p>-0.804756</text:p>
          </table:table-cell>
          <table:table-cell office:value-type="float" office:value="-0.805154" calcext:value-type="float">
            <text:p>-0.805154</text:p>
          </table:table-cell>
          <table:table-cell/>
        </table:table-row>
        <table:table-row table:style-name="ro1">
          <table:table-cell office:value-type="float" office:value="0.215168" calcext:value-type="float">
            <text:p>0.215168</text:p>
          </table:table-cell>
          <table:table-cell office:value-type="float" office:value="0.794957" calcext:value-type="float">
            <text:p>0.794957</text:p>
          </table:table-cell>
          <table:table-cell office:value-type="float" office:value="0.794565" calcext:value-type="float">
            <text:p>0.794565</text:p>
          </table:table-cell>
          <table:table-cell office:value-type="float" office:value="0.793389" calcext:value-type="float">
            <text:p>0.793389</text:p>
          </table:table-cell>
          <table:table-cell office:value-type="float" office:value="0.791429" calcext:value-type="float">
            <text:p>0.791429</text:p>
          </table:table-cell>
          <table:table-cell office:value-type="float" office:value="0.788689" calcext:value-type="float">
            <text:p>0.788689</text:p>
          </table:table-cell>
          <table:table-cell office:value-type="float" office:value="0.78517" calcext:value-type="float">
            <text:p>0.78517</text:p>
          </table:table-cell>
          <table:table-cell office:value-type="float" office:value="0.780877" calcext:value-type="float">
            <text:p>0.780877</text:p>
          </table:table-cell>
          <table:table-cell office:value-type="float" office:value="0.775813" calcext:value-type="float">
            <text:p>0.775813</text:p>
          </table:table-cell>
          <table:table-cell office:value-type="float" office:value="0.769983" calcext:value-type="float">
            <text:p>0.769983</text:p>
          </table:table-cell>
          <table:table-cell office:value-type="float" office:value="0.763393" calcext:value-type="float">
            <text:p>0.763393</text:p>
          </table:table-cell>
          <table:table-cell office:value-type="float" office:value="0.75605" calcext:value-type="float">
            <text:p>0.75605</text:p>
          </table:table-cell>
          <table:table-cell office:value-type="float" office:value="0.747961" calcext:value-type="float">
            <text:p>0.747961</text:p>
          </table:table-cell>
          <table:table-cell office:value-type="float" office:value="0.739133" calcext:value-type="float">
            <text:p>0.739133</text:p>
          </table:table-cell>
          <table:table-cell office:value-type="float" office:value="0.729577" calcext:value-type="float">
            <text:p>0.729577</text:p>
          </table:table-cell>
          <table:table-cell office:value-type="float" office:value="0.7193" calcext:value-type="float">
            <text:p>0.7193</text:p>
          </table:table-cell>
          <table:table-cell office:value-type="float" office:value="0.708313" calcext:value-type="float">
            <text:p>0.708313</text:p>
          </table:table-cell>
          <table:table-cell office:value-type="float" office:value="0.696627" calcext:value-type="float">
            <text:p>0.696627</text:p>
          </table:table-cell>
          <table:table-cell office:value-type="float" office:value="0.684254" calcext:value-type="float">
            <text:p>0.684254</text:p>
          </table:table-cell>
          <table:table-cell office:value-type="float" office:value="0.671206" calcext:value-type="float">
            <text:p>0.671206</text:p>
          </table:table-cell>
          <table:table-cell office:value-type="float" office:value="0.657495" calcext:value-type="float">
            <text:p>0.657495</text:p>
          </table:table-cell>
          <table:table-cell office:value-type="float" office:value="0.643135" calcext:value-type="float">
            <text:p>0.643135</text:p>
          </table:table-cell>
          <table:table-cell office:value-type="float" office:value="0.628141" calcext:value-type="float">
            <text:p>0.628141</text:p>
          </table:table-cell>
          <table:table-cell office:value-type="float" office:value="0.612526" calcext:value-type="float">
            <text:p>0.612526</text:p>
          </table:table-cell>
          <table:table-cell office:value-type="float" office:value="0.596307" calcext:value-type="float">
            <text:p>0.596307</text:p>
          </table:table-cell>
          <table:table-cell office:value-type="float" office:value="0.5795" calcext:value-type="float">
            <text:p>0.5795</text:p>
          </table:table-cell>
          <table:table-cell office:value-type="float" office:value="0.562121" calcext:value-type="float">
            <text:p>0.562121</text:p>
          </table:table-cell>
          <table:table-cell office:value-type="float" office:value="0.544187" calcext:value-type="float">
            <text:p>0.544187</text:p>
          </table:table-cell>
          <table:table-cell office:value-type="float" office:value="0.525716" calcext:value-type="float">
            <text:p>0.525716</text:p>
          </table:table-cell>
          <table:table-cell office:value-type="float" office:value="0.506726" calcext:value-type="float">
            <text:p>0.506726</text:p>
          </table:table-cell>
          <table:table-cell office:value-type="float" office:value="0.487236" calcext:value-type="float">
            <text:p>0.487236</text:p>
          </table:table-cell>
          <table:table-cell office:value-type="float" office:value="0.467265" calcext:value-type="float">
            <text:p>0.467265</text:p>
          </table:table-cell>
          <table:table-cell office:value-type="float" office:value="0.446833" calcext:value-type="float">
            <text:p>0.446833</text:p>
          </table:table-cell>
          <table:table-cell office:value-type="float" office:value="0.42596" calcext:value-type="float">
            <text:p>0.42596</text:p>
          </table:table-cell>
          <table:table-cell office:value-type="float" office:value="0.404667" calcext:value-type="float">
            <text:p>0.404667</text:p>
          </table:table-cell>
          <table:table-cell office:value-type="float" office:value="0.382974" calcext:value-type="float">
            <text:p>0.382974</text:p>
          </table:table-cell>
          <table:table-cell office:value-type="float" office:value="0.360904" calcext:value-type="float">
            <text:p>0.360904</text:p>
          </table:table-cell>
          <table:table-cell office:value-type="float" office:value="0.338477" calcext:value-type="float">
            <text:p>0.338477</text:p>
          </table:table-cell>
          <table:table-cell office:value-type="float" office:value="0.315716" calcext:value-type="float">
            <text:p>0.315716</text:p>
          </table:table-cell>
          <table:table-cell office:value-type="float" office:value="0.292644" calcext:value-type="float">
            <text:p>0.292644</text:p>
          </table:table-cell>
          <table:table-cell office:value-type="float" office:value="0.269283" calcext:value-type="float">
            <text:p>0.269283</text:p>
          </table:table-cell>
          <table:table-cell office:value-type="float" office:value="0.245656" calcext:value-type="float">
            <text:p>0.245656</text:p>
          </table:table-cell>
          <table:table-cell office:value-type="float" office:value="0.221786" calcext:value-type="float">
            <text:p>0.221786</text:p>
          </table:table-cell>
          <table:table-cell office:value-type="float" office:value="0.197698" calcext:value-type="float">
            <text:p>0.197698</text:p>
          </table:table-cell>
          <table:table-cell office:value-type="float" office:value="0.173415" calcext:value-type="float">
            <text:p>0.173415</text:p>
          </table:table-cell>
          <table:table-cell office:value-type="float" office:value="0.14896" calcext:value-type="float">
            <text:p>0.14896</text:p>
          </table:table-cell>
          <table:table-cell office:value-type="float" office:value="0.124359" calcext:value-type="float">
            <text:p>0.124359</text:p>
          </table:table-cell>
          <table:table-cell office:value-type="float" office:value="0.0996348" calcext:value-type="float">
            <text:p>0.0996348</text:p>
          </table:table-cell>
          <table:table-cell office:value-type="float" office:value="0.0748122" calcext:value-type="float">
            <text:p>0.0748122</text:p>
          </table:table-cell>
          <table:table-cell office:value-type="float" office:value="0.0499159" calcext:value-type="float">
            <text:p>0.0499159</text:p>
          </table:table-cell>
          <table:table-cell office:value-type="float" office:value="0.0249703" calcext:value-type="float">
            <text:p>0.0249703</text:p>
          </table:table-cell>
          <table:table-cell office:value-type="float" office:value="1.00226E-016" calcext:value-type="float">
            <text:p>1.00226E-16</text:p>
          </table:table-cell>
          <table:table-cell office:value-type="float" office:value="-0.0249703" calcext:value-type="float">
            <text:p>-0.0249703</text:p>
          </table:table-cell>
          <table:table-cell office:value-type="float" office:value="-0.0499159" calcext:value-type="float">
            <text:p>-0.0499159</text:p>
          </table:table-cell>
          <table:table-cell office:value-type="float" office:value="-0.0748122" calcext:value-type="float">
            <text:p>-0.0748122</text:p>
          </table:table-cell>
          <table:table-cell office:value-type="float" office:value="-0.0996348" calcext:value-type="float">
            <text:p>-0.0996348</text:p>
          </table:table-cell>
          <table:table-cell office:value-type="float" office:value="-0.124359" calcext:value-type="float">
            <text:p>-0.124359</text:p>
          </table:table-cell>
          <table:table-cell office:value-type="float" office:value="-0.14896" calcext:value-type="float">
            <text:p>-0.14896</text:p>
          </table:table-cell>
          <table:table-cell office:value-type="float" office:value="-0.173415" calcext:value-type="float">
            <text:p>-0.173415</text:p>
          </table:table-cell>
          <table:table-cell office:value-type="float" office:value="-0.197698" calcext:value-type="float">
            <text:p>-0.197698</text:p>
          </table:table-cell>
          <table:table-cell office:value-type="float" office:value="-0.221786" calcext:value-type="float">
            <text:p>-0.221786</text:p>
          </table:table-cell>
          <table:table-cell office:value-type="float" office:value="-0.245656" calcext:value-type="float">
            <text:p>-0.245656</text:p>
          </table:table-cell>
          <table:table-cell office:value-type="float" office:value="-0.269283" calcext:value-type="float">
            <text:p>-0.269283</text:p>
          </table:table-cell>
          <table:table-cell office:value-type="float" office:value="-0.292644" calcext:value-type="float">
            <text:p>-0.292644</text:p>
          </table:table-cell>
          <table:table-cell office:value-type="float" office:value="-0.315716" calcext:value-type="float">
            <text:p>-0.315716</text:p>
          </table:table-cell>
          <table:table-cell office:value-type="float" office:value="-0.338477" calcext:value-type="float">
            <text:p>-0.338477</text:p>
          </table:table-cell>
          <table:table-cell office:value-type="float" office:value="-0.360904" calcext:value-type="float">
            <text:p>-0.360904</text:p>
          </table:table-cell>
          <table:table-cell office:value-type="float" office:value="-0.382974" calcext:value-type="float">
            <text:p>-0.382974</text:p>
          </table:table-cell>
          <table:table-cell office:value-type="float" office:value="-0.404667" calcext:value-type="float">
            <text:p>-0.404667</text:p>
          </table:table-cell>
          <table:table-cell office:value-type="float" office:value="-0.42596" calcext:value-type="float">
            <text:p>-0.42596</text:p>
          </table:table-cell>
          <table:table-cell office:value-type="float" office:value="-0.446833" calcext:value-type="float">
            <text:p>-0.446833</text:p>
          </table:table-cell>
          <table:table-cell office:value-type="float" office:value="-0.467265" calcext:value-type="float">
            <text:p>-0.467265</text:p>
          </table:table-cell>
          <table:table-cell office:value-type="float" office:value="-0.487236" calcext:value-type="float">
            <text:p>-0.487236</text:p>
          </table:table-cell>
          <table:table-cell office:value-type="float" office:value="-0.506726" calcext:value-type="float">
            <text:p>-0.506726</text:p>
          </table:table-cell>
          <table:table-cell office:value-type="float" office:value="-0.525716" calcext:value-type="float">
            <text:p>-0.525716</text:p>
          </table:table-cell>
          <table:table-cell office:value-type="float" office:value="-0.544187" calcext:value-type="float">
            <text:p>-0.544187</text:p>
          </table:table-cell>
          <table:table-cell office:value-type="float" office:value="-0.562121" calcext:value-type="float">
            <text:p>-0.562121</text:p>
          </table:table-cell>
          <table:table-cell office:value-type="float" office:value="-0.5795" calcext:value-type="float">
            <text:p>-0.5795</text:p>
          </table:table-cell>
          <table:table-cell office:value-type="float" office:value="-0.596307" calcext:value-type="float">
            <text:p>-0.596307</text:p>
          </table:table-cell>
          <table:table-cell office:value-type="float" office:value="-0.612526" calcext:value-type="float">
            <text:p>-0.612526</text:p>
          </table:table-cell>
          <table:table-cell office:value-type="float" office:value="-0.628141" calcext:value-type="float">
            <text:p>-0.628141</text:p>
          </table:table-cell>
          <table:table-cell office:value-type="float" office:value="-0.643135" calcext:value-type="float">
            <text:p>-0.643135</text:p>
          </table:table-cell>
          <table:table-cell office:value-type="float" office:value="-0.657495" calcext:value-type="float">
            <text:p>-0.657495</text:p>
          </table:table-cell>
          <table:table-cell office:value-type="float" office:value="-0.671206" calcext:value-type="float">
            <text:p>-0.671206</text:p>
          </table:table-cell>
          <table:table-cell office:value-type="float" office:value="-0.684254" calcext:value-type="float">
            <text:p>-0.684254</text:p>
          </table:table-cell>
          <table:table-cell office:value-type="float" office:value="-0.696627" calcext:value-type="float">
            <text:p>-0.696627</text:p>
          </table:table-cell>
          <table:table-cell office:value-type="float" office:value="-0.708313" calcext:value-type="float">
            <text:p>-0.708313</text:p>
          </table:table-cell>
          <table:table-cell office:value-type="float" office:value="-0.7193" calcext:value-type="float">
            <text:p>-0.7193</text:p>
          </table:table-cell>
          <table:table-cell office:value-type="float" office:value="-0.729577" calcext:value-type="float">
            <text:p>-0.729577</text:p>
          </table:table-cell>
          <table:table-cell office:value-type="float" office:value="-0.739133" calcext:value-type="float">
            <text:p>-0.739133</text:p>
          </table:table-cell>
          <table:table-cell office:value-type="float" office:value="-0.747961" calcext:value-type="float">
            <text:p>-0.747961</text:p>
          </table:table-cell>
          <table:table-cell office:value-type="float" office:value="-0.75605" calcext:value-type="float">
            <text:p>-0.75605</text:p>
          </table:table-cell>
          <table:table-cell office:value-type="float" office:value="-0.763393" calcext:value-type="float">
            <text:p>-0.763393</text:p>
          </table:table-cell>
          <table:table-cell office:value-type="float" office:value="-0.769983" calcext:value-type="float">
            <text:p>-0.769983</text:p>
          </table:table-cell>
          <table:table-cell office:value-type="float" office:value="-0.775813" calcext:value-type="float">
            <text:p>-0.775813</text:p>
          </table:table-cell>
          <table:table-cell office:value-type="float" office:value="-0.780877" calcext:value-type="float">
            <text:p>-0.780877</text:p>
          </table:table-cell>
          <table:table-cell office:value-type="float" office:value="-0.78517" calcext:value-type="float">
            <text:p>-0.78517</text:p>
          </table:table-cell>
          <table:table-cell office:value-type="float" office:value="-0.788689" calcext:value-type="float">
            <text:p>-0.788689</text:p>
          </table:table-cell>
          <table:table-cell office:value-type="float" office:value="-0.791429" calcext:value-type="float">
            <text:p>-0.791429</text:p>
          </table:table-cell>
          <table:table-cell office:value-type="float" office:value="-0.793389" calcext:value-type="float">
            <text:p>-0.793389</text:p>
          </table:table-cell>
          <table:table-cell office:value-type="float" office:value="-0.794565" calcext:value-type="float">
            <text:p>-0.794565</text:p>
          </table:table-cell>
          <table:table-cell office:value-type="float" office:value="-0.794957" calcext:value-type="float">
            <text:p>-0.794957</text:p>
          </table:table-cell>
          <table:table-cell/>
        </table:table-row>
        <table:table-row table:style-name="ro1">
          <table:table-cell office:value-type="float" office:value="0.224409" calcext:value-type="float">
            <text:p>0.224409</text:p>
          </table:table-cell>
          <table:table-cell office:value-type="float" office:value="0.77836" calcext:value-type="float">
            <text:p>0.77836</text:p>
          </table:table-cell>
          <table:table-cell office:value-type="float" office:value="0.777976" calcext:value-type="float">
            <text:p>0.777976</text:p>
          </table:table-cell>
          <table:table-cell office:value-type="float" office:value="0.776824" calcext:value-type="float">
            <text:p>0.776824</text:p>
          </table:table-cell>
          <table:table-cell office:value-type="float" office:value="0.774905" calcext:value-type="float">
            <text:p>0.774905</text:p>
          </table:table-cell>
          <table:table-cell office:value-type="float" office:value="0.772222" calcext:value-type="float">
            <text:p>0.772222</text:p>
          </table:table-cell>
          <table:table-cell office:value-type="float" office:value="0.768777" calcext:value-type="float">
            <text:p>0.768777</text:p>
          </table:table-cell>
          <table:table-cell office:value-type="float" office:value="0.764573" calcext:value-type="float">
            <text:p>0.764573</text:p>
          </table:table-cell>
          <table:table-cell office:value-type="float" office:value="0.759615" calcext:value-type="float">
            <text:p>0.759615</text:p>
          </table:table-cell>
          <table:table-cell office:value-type="float" office:value="0.753907" calcext:value-type="float">
            <text:p>0.753907</text:p>
          </table:table-cell>
          <table:table-cell office:value-type="float" office:value="0.747454" calcext:value-type="float">
            <text:p>0.747454</text:p>
          </table:table-cell>
          <table:table-cell office:value-type="float" office:value="0.740265" calcext:value-type="float">
            <text:p>0.740265</text:p>
          </table:table-cell>
          <table:table-cell office:value-type="float" office:value="0.732344" calcext:value-type="float">
            <text:p>0.732344</text:p>
          </table:table-cell>
          <table:table-cell office:value-type="float" office:value="0.723701" calcext:value-type="float">
            <text:p>0.723701</text:p>
          </table:table-cell>
          <table:table-cell office:value-type="float" office:value="0.714344" calcext:value-type="float">
            <text:p>0.714344</text:p>
          </table:table-cell>
          <table:table-cell office:value-type="float" office:value="0.704282" calcext:value-type="float">
            <text:p>0.704282</text:p>
          </table:table-cell>
          <table:table-cell office:value-type="float" office:value="0.693524" calcext:value-type="float">
            <text:p>0.693524</text:p>
          </table:table-cell>
          <table:table-cell office:value-type="float" office:value="0.682083" calcext:value-type="float">
            <text:p>0.682083</text:p>
          </table:table-cell>
          <table:table-cell office:value-type="float" office:value="0.669968" calcext:value-type="float">
            <text:p>0.669968</text:p>
          </table:table-cell>
          <table:table-cell office:value-type="float" office:value="0.657192" calcext:value-type="float">
            <text:p>0.657192</text:p>
          </table:table-cell>
          <table:table-cell office:value-type="float" office:value="0.643767" calcext:value-type="float">
            <text:p>0.643767</text:p>
          </table:table-cell>
          <table:table-cell office:value-type="float" office:value="0.629707" calcext:value-type="float">
            <text:p>0.629707</text:p>
          </table:table-cell>
          <table:table-cell office:value-type="float" office:value="0.615026" calcext:value-type="float">
            <text:p>0.615026</text:p>
          </table:table-cell>
          <table:table-cell office:value-type="float" office:value="0.599738" calcext:value-type="float">
            <text:p>0.599738</text:p>
          </table:table-cell>
          <table:table-cell office:value-type="float" office:value="0.583857" calcext:value-type="float">
            <text:p>0.583857</text:p>
          </table:table-cell>
          <table:table-cell office:value-type="float" office:value="0.567401" calcext:value-type="float">
            <text:p>0.567401</text:p>
          </table:table-cell>
          <table:table-cell office:value-type="float" office:value="0.550384" calcext:value-type="float">
            <text:p>0.550384</text:p>
          </table:table-cell>
          <table:table-cell office:value-type="float" office:value="0.532825" calcext:value-type="float">
            <text:p>0.532825</text:p>
          </table:table-cell>
          <table:table-cell office:value-type="float" office:value="0.51474" calcext:value-type="float">
            <text:p>0.51474</text:p>
          </table:table-cell>
          <table:table-cell office:value-type="float" office:value="0.496146" calcext:value-type="float">
            <text:p>0.496146</text:p>
          </table:table-cell>
          <table:table-cell office:value-type="float" office:value="0.477063" calcext:value-type="float">
            <text:p>0.477063</text:p>
          </table:table-cell>
          <table:table-cell office:value-type="float" office:value="0.457509" calcext:value-type="float">
            <text:p>0.457509</text:p>
          </table:table-cell>
          <table:table-cell office:value-type="float" office:value="0.437504" calcext:value-type="float">
            <text:p>0.437504</text:p>
          </table:table-cell>
          <table:table-cell office:value-type="float" office:value="0.417067" calcext:value-type="float">
            <text:p>0.417067</text:p>
          </table:table-cell>
          <table:table-cell office:value-type="float" office:value="0.396218" calcext:value-type="float">
            <text:p>0.396218</text:p>
          </table:table-cell>
          <table:table-cell office:value-type="float" office:value="0.374978" calcext:value-type="float">
            <text:p>0.374978</text:p>
          </table:table-cell>
          <table:table-cell office:value-type="float" office:value="0.353369" calcext:value-type="float">
            <text:p>0.353369</text:p>
          </table:table-cell>
          <table:table-cell office:value-type="float" office:value="0.33141" calcext:value-type="float">
            <text:p>0.33141</text:p>
          </table:table-cell>
          <table:table-cell office:value-type="float" office:value="0.309125" calcext:value-type="float">
            <text:p>0.309125</text:p>
          </table:table-cell>
          <table:table-cell office:value-type="float" office:value="0.286534" calcext:value-type="float">
            <text:p>0.286534</text:p>
          </table:table-cell>
          <table:table-cell office:value-type="float" office:value="0.26366" calcext:value-type="float">
            <text:p>0.26366</text:p>
          </table:table-cell>
          <table:table-cell office:value-type="float" office:value="0.240527" calcext:value-type="float">
            <text:p>0.240527</text:p>
          </table:table-cell>
          <table:table-cell office:value-type="float" office:value="0.217156" calcext:value-type="float">
            <text:p>0.217156</text:p>
          </table:table-cell>
          <table:table-cell office:value-type="float" office:value="0.193571" calcext:value-type="float">
            <text:p>0.193571</text:p>
          </table:table-cell>
          <table:table-cell office:value-type="float" office:value="0.169794" calcext:value-type="float">
            <text:p>0.169794</text:p>
          </table:table-cell>
          <table:table-cell office:value-type="float" office:value="0.14585" calcext:value-type="float">
            <text:p>0.14585</text:p>
          </table:table-cell>
          <table:table-cell office:value-type="float" office:value="0.121763" calcext:value-type="float">
            <text:p>0.121763</text:p>
          </table:table-cell>
          <table:table-cell office:value-type="float" office:value="0.0975545" calcext:value-type="float">
            <text:p>0.0975545</text:p>
          </table:table-cell>
          <table:table-cell office:value-type="float" office:value="0.0732503" calcext:value-type="float">
            <text:p>0.0732503</text:p>
          </table:table-cell>
          <table:table-cell office:value-type="float" office:value="0.0488737" calcext:value-type="float">
            <text:p>0.0488737</text:p>
          </table:table-cell>
          <table:table-cell office:value-type="float" office:value="0.0244489" calcext:value-type="float">
            <text:p>0.0244489</text:p>
          </table:table-cell>
          <table:table-cell office:value-type="float" office:value="7.59517E-018" calcext:value-type="float">
            <text:p>7.59517E-18</text:p>
          </table:table-cell>
          <table:table-cell office:value-type="float" office:value="-0.0244489" calcext:value-type="float">
            <text:p>-0.0244489</text:p>
          </table:table-cell>
          <table:table-cell office:value-type="float" office:value="-0.0488737" calcext:value-type="float">
            <text:p>-0.0488737</text:p>
          </table:table-cell>
          <table:table-cell office:value-type="float" office:value="-0.0732503" calcext:value-type="float">
            <text:p>-0.0732503</text:p>
          </table:table-cell>
          <table:table-cell office:value-type="float" office:value="-0.0975545" calcext:value-type="float">
            <text:p>-0.0975545</text:p>
          </table:table-cell>
          <table:table-cell office:value-type="float" office:value="-0.121763" calcext:value-type="float">
            <text:p>-0.121763</text:p>
          </table:table-cell>
          <table:table-cell office:value-type="float" office:value="-0.14585" calcext:value-type="float">
            <text:p>-0.14585</text:p>
          </table:table-cell>
          <table:table-cell office:value-type="float" office:value="-0.169794" calcext:value-type="float">
            <text:p>-0.169794</text:p>
          </table:table-cell>
          <table:table-cell office:value-type="float" office:value="-0.193571" calcext:value-type="float">
            <text:p>-0.193571</text:p>
          </table:table-cell>
          <table:table-cell office:value-type="float" office:value="-0.217156" calcext:value-type="float">
            <text:p>-0.217156</text:p>
          </table:table-cell>
          <table:table-cell office:value-type="float" office:value="-0.240527" calcext:value-type="float">
            <text:p>-0.240527</text:p>
          </table:table-cell>
          <table:table-cell office:value-type="float" office:value="-0.26366" calcext:value-type="float">
            <text:p>-0.26366</text:p>
          </table:table-cell>
          <table:table-cell office:value-type="float" office:value="-0.286534" calcext:value-type="float">
            <text:p>-0.286534</text:p>
          </table:table-cell>
          <table:table-cell office:value-type="float" office:value="-0.309125" calcext:value-type="float">
            <text:p>-0.309125</text:p>
          </table:table-cell>
          <table:table-cell office:value-type="float" office:value="-0.33141" calcext:value-type="float">
            <text:p>-0.33141</text:p>
          </table:table-cell>
          <table:table-cell office:value-type="float" office:value="-0.353369" calcext:value-type="float">
            <text:p>-0.353369</text:p>
          </table:table-cell>
          <table:table-cell office:value-type="float" office:value="-0.374978" calcext:value-type="float">
            <text:p>-0.374978</text:p>
          </table:table-cell>
          <table:table-cell office:value-type="float" office:value="-0.396218" calcext:value-type="float">
            <text:p>-0.396218</text:p>
          </table:table-cell>
          <table:table-cell office:value-type="float" office:value="-0.417067" calcext:value-type="float">
            <text:p>-0.417067</text:p>
          </table:table-cell>
          <table:table-cell office:value-type="float" office:value="-0.437504" calcext:value-type="float">
            <text:p>-0.437504</text:p>
          </table:table-cell>
          <table:table-cell office:value-type="float" office:value="-0.457509" calcext:value-type="float">
            <text:p>-0.457509</text:p>
          </table:table-cell>
          <table:table-cell office:value-type="float" office:value="-0.477063" calcext:value-type="float">
            <text:p>-0.477063</text:p>
          </table:table-cell>
          <table:table-cell office:value-type="float" office:value="-0.496146" calcext:value-type="float">
            <text:p>-0.496146</text:p>
          </table:table-cell>
          <table:table-cell office:value-type="float" office:value="-0.51474" calcext:value-type="float">
            <text:p>-0.51474</text:p>
          </table:table-cell>
          <table:table-cell office:value-type="float" office:value="-0.532825" calcext:value-type="float">
            <text:p>-0.532825</text:p>
          </table:table-cell>
          <table:table-cell office:value-type="float" office:value="-0.550384" calcext:value-type="float">
            <text:p>-0.550384</text:p>
          </table:table-cell>
          <table:table-cell office:value-type="float" office:value="-0.567401" calcext:value-type="float">
            <text:p>-0.567401</text:p>
          </table:table-cell>
          <table:table-cell office:value-type="float" office:value="-0.583857" calcext:value-type="float">
            <text:p>-0.583857</text:p>
          </table:table-cell>
          <table:table-cell office:value-type="float" office:value="-0.599738" calcext:value-type="float">
            <text:p>-0.599738</text:p>
          </table:table-cell>
          <table:table-cell office:value-type="float" office:value="-0.615026" calcext:value-type="float">
            <text:p>-0.615026</text:p>
          </table:table-cell>
          <table:table-cell office:value-type="float" office:value="-0.629707" calcext:value-type="float">
            <text:p>-0.629707</text:p>
          </table:table-cell>
          <table:table-cell office:value-type="float" office:value="-0.643767" calcext:value-type="float">
            <text:p>-0.643767</text:p>
          </table:table-cell>
          <table:table-cell office:value-type="float" office:value="-0.657192" calcext:value-type="float">
            <text:p>-0.657192</text:p>
          </table:table-cell>
          <table:table-cell office:value-type="float" office:value="-0.669968" calcext:value-type="float">
            <text:p>-0.669968</text:p>
          </table:table-cell>
          <table:table-cell office:value-type="float" office:value="-0.682083" calcext:value-type="float">
            <text:p>-0.682083</text:p>
          </table:table-cell>
          <table:table-cell office:value-type="float" office:value="-0.693524" calcext:value-type="float">
            <text:p>-0.693524</text:p>
          </table:table-cell>
          <table:table-cell office:value-type="float" office:value="-0.704282" calcext:value-type="float">
            <text:p>-0.704282</text:p>
          </table:table-cell>
          <table:table-cell office:value-type="float" office:value="-0.714344" calcext:value-type="float">
            <text:p>-0.714344</text:p>
          </table:table-cell>
          <table:table-cell office:value-type="float" office:value="-0.723701" calcext:value-type="float">
            <text:p>-0.723701</text:p>
          </table:table-cell>
          <table:table-cell office:value-type="float" office:value="-0.732344" calcext:value-type="float">
            <text:p>-0.732344</text:p>
          </table:table-cell>
          <table:table-cell office:value-type="float" office:value="-0.740265" calcext:value-type="float">
            <text:p>-0.740265</text:p>
          </table:table-cell>
          <table:table-cell office:value-type="float" office:value="-0.747454" calcext:value-type="float">
            <text:p>-0.747454</text:p>
          </table:table-cell>
          <table:table-cell office:value-type="float" office:value="-0.753907" calcext:value-type="float">
            <text:p>-0.753907</text:p>
          </table:table-cell>
          <table:table-cell office:value-type="float" office:value="-0.759615" calcext:value-type="float">
            <text:p>-0.759615</text:p>
          </table:table-cell>
          <table:table-cell office:value-type="float" office:value="-0.764573" calcext:value-type="float">
            <text:p>-0.764573</text:p>
          </table:table-cell>
          <table:table-cell office:value-type="float" office:value="-0.768777" calcext:value-type="float">
            <text:p>-0.768777</text:p>
          </table:table-cell>
          <table:table-cell office:value-type="float" office:value="-0.772222" calcext:value-type="float">
            <text:p>-0.772222</text:p>
          </table:table-cell>
          <table:table-cell office:value-type="float" office:value="-0.774905" calcext:value-type="float">
            <text:p>-0.774905</text:p>
          </table:table-cell>
          <table:table-cell office:value-type="float" office:value="-0.776824" calcext:value-type="float">
            <text:p>-0.776824</text:p>
          </table:table-cell>
          <table:table-cell office:value-type="float" office:value="-0.777976" calcext:value-type="float">
            <text:p>-0.777976</text:p>
          </table:table-cell>
          <table:table-cell office:value-type="float" office:value="-0.77836" calcext:value-type="float">
            <text:p>-0.77836</text:p>
          </table:table-cell>
          <table:table-cell/>
        </table:table-row>
        <table:table-row table:style-name="ro1">
          <table:table-cell office:value-type="float" office:value="0.232074" calcext:value-type="float">
            <text:p>0.232074</text:p>
          </table:table-cell>
          <table:table-cell office:value-type="float" office:value="0.764212" calcext:value-type="float">
            <text:p>0.764212</text:p>
          </table:table-cell>
          <table:table-cell office:value-type="float" office:value="0.763834" calcext:value-type="float">
            <text:p>0.763834</text:p>
          </table:table-cell>
          <table:table-cell office:value-type="float" office:value="0.762704" calcext:value-type="float">
            <text:p>0.762704</text:p>
          </table:table-cell>
          <table:table-cell office:value-type="float" office:value="0.76082" calcext:value-type="float">
            <text:p>0.76082</text:p>
          </table:table-cell>
          <table:table-cell office:value-type="float" office:value="0.758186" calcext:value-type="float">
            <text:p>0.758186</text:p>
          </table:table-cell>
          <table:table-cell office:value-type="float" office:value="0.754803" calcext:value-type="float">
            <text:p>0.754803</text:p>
          </table:table-cell>
          <table:table-cell office:value-type="float" office:value="0.750675" calcext:value-type="float">
            <text:p>0.750675</text:p>
          </table:table-cell>
          <table:table-cell office:value-type="float" office:value="0.745807" calcext:value-type="float">
            <text:p>0.745807</text:p>
          </table:table-cell>
          <table:table-cell office:value-type="float" office:value="0.740203" calcext:value-type="float">
            <text:p>0.740203</text:p>
          </table:table-cell>
          <table:table-cell office:value-type="float" office:value="0.733868" calcext:value-type="float">
            <text:p>0.733868</text:p>
          </table:table-cell>
          <table:table-cell office:value-type="float" office:value="0.726809" calcext:value-type="float">
            <text:p>0.726809</text:p>
          </table:table-cell>
          <table:table-cell office:value-type="float" office:value="0.719032" calcext:value-type="float">
            <text:p>0.719032</text:p>
          </table:table-cell>
          <table:table-cell office:value-type="float" office:value="0.710546" calcext:value-type="float">
            <text:p>0.710546</text:p>
          </table:table-cell>
          <table:table-cell office:value-type="float" office:value="0.701359" calcext:value-type="float">
            <text:p>0.701359</text:p>
          </table:table-cell>
          <table:table-cell office:value-type="float" office:value="0.69148" calcext:value-type="float">
            <text:p>0.69148</text:p>
          </table:table-cell>
          <table:table-cell office:value-type="float" office:value="0.680918" calcext:value-type="float">
            <text:p>0.680918</text:p>
          </table:table-cell>
          <table:table-cell office:value-type="float" office:value="0.669684" calcext:value-type="float">
            <text:p>0.669684</text:p>
          </table:table-cell>
          <table:table-cell office:value-type="float" office:value="0.65779" calcext:value-type="float">
            <text:p>0.65779</text:p>
          </table:table-cell>
          <table:table-cell office:value-type="float" office:value="0.645246" calcext:value-type="float">
            <text:p>0.645246</text:p>
          </table:table-cell>
          <table:table-cell office:value-type="float" office:value="0.632065" calcext:value-type="float">
            <text:p>0.632065</text:p>
          </table:table-cell>
          <table:table-cell office:value-type="float" office:value="0.618261" calcext:value-type="float">
            <text:p>0.618261</text:p>
          </table:table-cell>
          <table:table-cell office:value-type="float" office:value="0.603847" calcext:value-type="float">
            <text:p>0.603847</text:p>
          </table:table-cell>
          <table:table-cell office:value-type="float" office:value="0.588836" calcext:value-type="float">
            <text:p>0.588836</text:p>
          </table:table-cell>
          <table:table-cell office:value-type="float" office:value="0.573245" calcext:value-type="float">
            <text:p>0.573245</text:p>
          </table:table-cell>
          <table:table-cell office:value-type="float" office:value="0.557087" calcext:value-type="float">
            <text:p>0.557087</text:p>
          </table:table-cell>
          <table:table-cell office:value-type="float" office:value="0.54038" calcext:value-type="float">
            <text:p>0.54038</text:p>
          </table:table-cell>
          <table:table-cell office:value-type="float" office:value="0.52314" calcext:value-type="float">
            <text:p>0.52314</text:p>
          </table:table-cell>
          <table:table-cell office:value-type="float" office:value="0.505383" calcext:value-type="float">
            <text:p>0.505383</text:p>
          </table:table-cell>
          <table:table-cell office:value-type="float" office:value="0.487128" calcext:value-type="float">
            <text:p>0.487128</text:p>
          </table:table-cell>
          <table:table-cell office:value-type="float" office:value="0.468392" calcext:value-type="float">
            <text:p>0.468392</text:p>
          </table:table-cell>
          <table:table-cell office:value-type="float" office:value="0.449193" calcext:value-type="float">
            <text:p>0.449193</text:p>
          </table:table-cell>
          <table:table-cell office:value-type="float" office:value="0.429551" calcext:value-type="float">
            <text:p>0.429551</text:p>
          </table:table-cell>
          <table:table-cell office:value-type="float" office:value="0.409486" calcext:value-type="float">
            <text:p>0.409486</text:p>
          </table:table-cell>
          <table:table-cell office:value-type="float" office:value="0.389016" calcext:value-type="float">
            <text:p>0.389016</text:p>
          </table:table-cell>
          <table:table-cell office:value-type="float" office:value="0.368162" calcext:value-type="float">
            <text:p>0.368162</text:p>
          </table:table-cell>
          <table:table-cell office:value-type="float" office:value="0.346945" calcext:value-type="float">
            <text:p>0.346945</text:p>
          </table:table-cell>
          <table:table-cell office:value-type="float" office:value="0.325386" calcext:value-type="float">
            <text:p>0.325386</text:p>
          </table:table-cell>
          <table:table-cell office:value-type="float" office:value="0.303506" calcext:value-type="float">
            <text:p>0.303506</text:p>
          </table:table-cell>
          <table:table-cell office:value-type="float" office:value="0.281326" calcext:value-type="float">
            <text:p>0.281326</text:p>
          </table:table-cell>
          <table:table-cell office:value-type="float" office:value="0.258868" calcext:value-type="float">
            <text:p>0.258868</text:p>
          </table:table-cell>
          <table:table-cell office:value-type="float" office:value="0.236155" calcext:value-type="float">
            <text:p>0.236155</text:p>
          </table:table-cell>
          <table:table-cell office:value-type="float" office:value="0.213209" calcext:value-type="float">
            <text:p>0.213209</text:p>
          </table:table-cell>
          <table:table-cell office:value-type="float" office:value="0.190052" calcext:value-type="float">
            <text:p>0.190052</text:p>
          </table:table-cell>
          <table:table-cell office:value-type="float" office:value="0.166708" calcext:value-type="float">
            <text:p>0.166708</text:p>
          </table:table-cell>
          <table:table-cell office:value-type="float" office:value="0.143199" calcext:value-type="float">
            <text:p>0.143199</text:p>
          </table:table-cell>
          <table:table-cell office:value-type="float" office:value="0.119549" calcext:value-type="float">
            <text:p>0.119549</text:p>
          </table:table-cell>
          <table:table-cell office:value-type="float" office:value="0.0957813" calcext:value-type="float">
            <text:p>0.0957813</text:p>
          </table:table-cell>
          <table:table-cell office:value-type="float" office:value="0.0719188" calcext:value-type="float">
            <text:p>0.0719188</text:p>
          </table:table-cell>
          <table:table-cell office:value-type="float" office:value="0.0479853" calcext:value-type="float">
            <text:p>0.0479853</text:p>
          </table:table-cell>
          <table:table-cell office:value-type="float" office:value="0.0240045" calcext:value-type="float">
            <text:p>0.0240045</text:p>
          </table:table-cell>
          <table:table-cell office:value-type="float" office:value="2.10992E-017" calcext:value-type="float">
            <text:p>2.10992E-17</text:p>
          </table:table-cell>
          <table:table-cell office:value-type="float" office:value="-0.0240045" calcext:value-type="float">
            <text:p>-0.0240045</text:p>
          </table:table-cell>
          <table:table-cell office:value-type="float" office:value="-0.0479853" calcext:value-type="float">
            <text:p>-0.0479853</text:p>
          </table:table-cell>
          <table:table-cell office:value-type="float" office:value="-0.0719188" calcext:value-type="float">
            <text:p>-0.0719188</text:p>
          </table:table-cell>
          <table:table-cell office:value-type="float" office:value="-0.0957813" calcext:value-type="float">
            <text:p>-0.0957813</text:p>
          </table:table-cell>
          <table:table-cell office:value-type="float" office:value="-0.119549" calcext:value-type="float">
            <text:p>-0.119549</text:p>
          </table:table-cell>
          <table:table-cell office:value-type="float" office:value="-0.143199" calcext:value-type="float">
            <text:p>-0.143199</text:p>
          </table:table-cell>
          <table:table-cell office:value-type="float" office:value="-0.166708" calcext:value-type="float">
            <text:p>-0.166708</text:p>
          </table:table-cell>
          <table:table-cell office:value-type="float" office:value="-0.190052" calcext:value-type="float">
            <text:p>-0.190052</text:p>
          </table:table-cell>
          <table:table-cell office:value-type="float" office:value="-0.213209" calcext:value-type="float">
            <text:p>-0.213209</text:p>
          </table:table-cell>
          <table:table-cell office:value-type="float" office:value="-0.236155" calcext:value-type="float">
            <text:p>-0.236155</text:p>
          </table:table-cell>
          <table:table-cell office:value-type="float" office:value="-0.258868" calcext:value-type="float">
            <text:p>-0.258868</text:p>
          </table:table-cell>
          <table:table-cell office:value-type="float" office:value="-0.281326" calcext:value-type="float">
            <text:p>-0.281326</text:p>
          </table:table-cell>
          <table:table-cell office:value-type="float" office:value="-0.303506" calcext:value-type="float">
            <text:p>-0.303506</text:p>
          </table:table-cell>
          <table:table-cell office:value-type="float" office:value="-0.325386" calcext:value-type="float">
            <text:p>-0.325386</text:p>
          </table:table-cell>
          <table:table-cell office:value-type="float" office:value="-0.346945" calcext:value-type="float">
            <text:p>-0.346945</text:p>
          </table:table-cell>
          <table:table-cell office:value-type="float" office:value="-0.368162" calcext:value-type="float">
            <text:p>-0.368162</text:p>
          </table:table-cell>
          <table:table-cell office:value-type="float" office:value="-0.389016" calcext:value-type="float">
            <text:p>-0.389016</text:p>
          </table:table-cell>
          <table:table-cell office:value-type="float" office:value="-0.409486" calcext:value-type="float">
            <text:p>-0.409486</text:p>
          </table:table-cell>
          <table:table-cell office:value-type="float" office:value="-0.429551" calcext:value-type="float">
            <text:p>-0.429551</text:p>
          </table:table-cell>
          <table:table-cell office:value-type="float" office:value="-0.449193" calcext:value-type="float">
            <text:p>-0.449193</text:p>
          </table:table-cell>
          <table:table-cell office:value-type="float" office:value="-0.468392" calcext:value-type="float">
            <text:p>-0.468392</text:p>
          </table:table-cell>
          <table:table-cell office:value-type="float" office:value="-0.487128" calcext:value-type="float">
            <text:p>-0.487128</text:p>
          </table:table-cell>
          <table:table-cell office:value-type="float" office:value="-0.505383" calcext:value-type="float">
            <text:p>-0.505383</text:p>
          </table:table-cell>
          <table:table-cell office:value-type="float" office:value="-0.52314" calcext:value-type="float">
            <text:p>-0.52314</text:p>
          </table:table-cell>
          <table:table-cell office:value-type="float" office:value="-0.54038" calcext:value-type="float">
            <text:p>-0.54038</text:p>
          </table:table-cell>
          <table:table-cell office:value-type="float" office:value="-0.557087" calcext:value-type="float">
            <text:p>-0.557087</text:p>
          </table:table-cell>
          <table:table-cell office:value-type="float" office:value="-0.573245" calcext:value-type="float">
            <text:p>-0.573245</text:p>
          </table:table-cell>
          <table:table-cell office:value-type="float" office:value="-0.588836" calcext:value-type="float">
            <text:p>-0.588836</text:p>
          </table:table-cell>
          <table:table-cell office:value-type="float" office:value="-0.603847" calcext:value-type="float">
            <text:p>-0.603847</text:p>
          </table:table-cell>
          <table:table-cell office:value-type="float" office:value="-0.618261" calcext:value-type="float">
            <text:p>-0.618261</text:p>
          </table:table-cell>
          <table:table-cell office:value-type="float" office:value="-0.632065" calcext:value-type="float">
            <text:p>-0.632065</text:p>
          </table:table-cell>
          <table:table-cell office:value-type="float" office:value="-0.645246" calcext:value-type="float">
            <text:p>-0.645246</text:p>
          </table:table-cell>
          <table:table-cell office:value-type="float" office:value="-0.65779" calcext:value-type="float">
            <text:p>-0.65779</text:p>
          </table:table-cell>
          <table:table-cell office:value-type="float" office:value="-0.669684" calcext:value-type="float">
            <text:p>-0.669684</text:p>
          </table:table-cell>
          <table:table-cell office:value-type="float" office:value="-0.680918" calcext:value-type="float">
            <text:p>-0.680918</text:p>
          </table:table-cell>
          <table:table-cell office:value-type="float" office:value="-0.69148" calcext:value-type="float">
            <text:p>-0.69148</text:p>
          </table:table-cell>
          <table:table-cell office:value-type="float" office:value="-0.701359" calcext:value-type="float">
            <text:p>-0.701359</text:p>
          </table:table-cell>
          <table:table-cell office:value-type="float" office:value="-0.710546" calcext:value-type="float">
            <text:p>-0.710546</text:p>
          </table:table-cell>
          <table:table-cell office:value-type="float" office:value="-0.719032" calcext:value-type="float">
            <text:p>-0.719032</text:p>
          </table:table-cell>
          <table:table-cell office:value-type="float" office:value="-0.726809" calcext:value-type="float">
            <text:p>-0.726809</text:p>
          </table:table-cell>
          <table:table-cell office:value-type="float" office:value="-0.733868" calcext:value-type="float">
            <text:p>-0.733868</text:p>
          </table:table-cell>
          <table:table-cell office:value-type="float" office:value="-0.740203" calcext:value-type="float">
            <text:p>-0.740203</text:p>
          </table:table-cell>
          <table:table-cell office:value-type="float" office:value="-0.745807" calcext:value-type="float">
            <text:p>-0.745807</text:p>
          </table:table-cell>
          <table:table-cell office:value-type="float" office:value="-0.750675" calcext:value-type="float">
            <text:p>-0.750675</text:p>
          </table:table-cell>
          <table:table-cell office:value-type="float" office:value="-0.754803" calcext:value-type="float">
            <text:p>-0.754803</text:p>
          </table:table-cell>
          <table:table-cell office:value-type="float" office:value="-0.758186" calcext:value-type="float">
            <text:p>-0.758186</text:p>
          </table:table-cell>
          <table:table-cell office:value-type="float" office:value="-0.76082" calcext:value-type="float">
            <text:p>-0.76082</text:p>
          </table:table-cell>
          <table:table-cell office:value-type="float" office:value="-0.762704" calcext:value-type="float">
            <text:p>-0.762704</text:p>
          </table:table-cell>
          <table:table-cell office:value-type="float" office:value="-0.763834" calcext:value-type="float">
            <text:p>-0.763834</text:p>
          </table:table-cell>
          <table:table-cell office:value-type="float" office:value="-0.764212" calcext:value-type="float">
            <text:p>-0.764212</text:p>
          </table:table-cell>
          <table:table-cell/>
        </table:table-row>
        <table:table-row table:style-name="ro1">
          <table:table-cell office:value-type="float" office:value="0.241442" calcext:value-type="float">
            <text:p>0.241442</text:p>
          </table:table-cell>
          <table:table-cell office:value-type="float" office:value="0.746468" calcext:value-type="float">
            <text:p>0.746468</text:p>
          </table:table-cell>
          <table:table-cell office:value-type="float" office:value="0.7461" calcext:value-type="float">
            <text:p>0.7461</text:p>
          </table:table-cell>
          <table:table-cell office:value-type="float" office:value="0.744996" calcext:value-type="float">
            <text:p>0.744996</text:p>
          </table:table-cell>
          <table:table-cell office:value-type="float" office:value="0.743156" calcext:value-type="float">
            <text:p>0.743156</text:p>
          </table:table-cell>
          <table:table-cell office:value-type="float" office:value="0.740583" calcext:value-type="float">
            <text:p>0.740583</text:p>
          </table:table-cell>
          <table:table-cell office:value-type="float" office:value="0.737279" calcext:value-type="float">
            <text:p>0.737279</text:p>
          </table:table-cell>
          <table:table-cell office:value-type="float" office:value="0.733247" calcext:value-type="float">
            <text:p>0.733247</text:p>
          </table:table-cell>
          <table:table-cell office:value-type="float" office:value="0.728492" calcext:value-type="float">
            <text:p>0.728492</text:p>
          </table:table-cell>
          <table:table-cell office:value-type="float" office:value="0.723017" calcext:value-type="float">
            <text:p>0.723017</text:p>
          </table:table-cell>
          <table:table-cell office:value-type="float" office:value="0.71683" calcext:value-type="float">
            <text:p>0.71683</text:p>
          </table:table-cell>
          <table:table-cell office:value-type="float" office:value="0.709934" calcext:value-type="float">
            <text:p>0.709934</text:p>
          </table:table-cell>
          <table:table-cell office:value-type="float" office:value="0.702339" calcext:value-type="float">
            <text:p>0.702339</text:p>
          </table:table-cell>
          <table:table-cell office:value-type="float" office:value="0.69405" calcext:value-type="float">
            <text:p>0.69405</text:p>
          </table:table-cell>
          <table:table-cell office:value-type="float" office:value="0.685076" calcext:value-type="float">
            <text:p>0.685076</text:p>
          </table:table-cell>
          <table:table-cell office:value-type="float" office:value="0.675426" calcext:value-type="float">
            <text:p>0.675426</text:p>
          </table:table-cell>
          <table:table-cell office:value-type="float" office:value="0.665109" calcext:value-type="float">
            <text:p>0.665109</text:p>
          </table:table-cell>
          <table:table-cell office:value-type="float" office:value="0.654136" calcext:value-type="float">
            <text:p>0.654136</text:p>
          </table:table-cell>
          <table:table-cell office:value-type="float" office:value="0.642518" calcext:value-type="float">
            <text:p>0.642518</text:p>
          </table:table-cell>
          <table:table-cell office:value-type="float" office:value="0.630265" calcext:value-type="float">
            <text:p>0.630265</text:p>
          </table:table-cell>
          <table:table-cell office:value-type="float" office:value="0.617391" calcext:value-type="float">
            <text:p>0.617391</text:p>
          </table:table-cell>
          <table:table-cell office:value-type="float" office:value="0.603907" calcext:value-type="float">
            <text:p>0.603907</text:p>
          </table:table-cell>
          <table:table-cell office:value-type="float" office:value="0.589827" calcext:value-type="float">
            <text:p>0.589827</text:p>
          </table:table-cell>
          <table:table-cell office:value-type="float" office:value="0.575165" calcext:value-type="float">
            <text:p>0.575165</text:p>
          </table:table-cell>
          <table:table-cell office:value-type="float" office:value="0.559936" calcext:value-type="float">
            <text:p>0.559936</text:p>
          </table:table-cell>
          <table:table-cell office:value-type="float" office:value="0.544153" calcext:value-type="float">
            <text:p>0.544153</text:p>
          </table:table-cell>
          <table:table-cell office:value-type="float" office:value="0.527834" calcext:value-type="float">
            <text:p>0.527834</text:p>
          </table:table-cell>
          <table:table-cell office:value-type="float" office:value="0.510994" calcext:value-type="float">
            <text:p>0.510994</text:p>
          </table:table-cell>
          <table:table-cell office:value-type="float" office:value="0.49365" calcext:value-type="float">
            <text:p>0.49365</text:p>
          </table:table-cell>
          <table:table-cell office:value-type="float" office:value="0.475818" calcext:value-type="float">
            <text:p>0.475818</text:p>
          </table:table-cell>
          <table:table-cell office:value-type="float" office:value="0.457517" calcext:value-type="float">
            <text:p>0.457517</text:p>
          </table:table-cell>
          <table:table-cell office:value-type="float" office:value="0.438764" calcext:value-type="float">
            <text:p>0.438764</text:p>
          </table:table-cell>
          <table:table-cell office:value-type="float" office:value="0.419579" calcext:value-type="float">
            <text:p>0.419579</text:p>
          </table:table-cell>
          <table:table-cell office:value-type="float" office:value="0.399979" calcext:value-type="float">
            <text:p>0.399979</text:p>
          </table:table-cell>
          <table:table-cell office:value-type="float" office:value="0.379984" calcext:value-type="float">
            <text:p>0.379984</text:p>
          </table:table-cell>
          <table:table-cell office:value-type="float" office:value="0.359615" calcext:value-type="float">
            <text:p>0.359615</text:p>
          </table:table-cell>
          <table:table-cell office:value-type="float" office:value="0.33889" calcext:value-type="float">
            <text:p>0.33889</text:p>
          </table:table-cell>
          <table:table-cell office:value-type="float" office:value="0.317832" calcext:value-type="float">
            <text:p>0.317832</text:p>
          </table:table-cell>
          <table:table-cell office:value-type="float" office:value="0.296459" calcext:value-type="float">
            <text:p>0.296459</text:p>
          </table:table-cell>
          <table:table-cell office:value-type="float" office:value="0.274794" calcext:value-type="float">
            <text:p>0.274794</text:p>
          </table:table-cell>
          <table:table-cell office:value-type="float" office:value="0.252858" calcext:value-type="float">
            <text:p>0.252858</text:p>
          </table:table-cell>
          <table:table-cell office:value-type="float" office:value="0.230672" calcext:value-type="float">
            <text:p>0.230672</text:p>
          </table:table-cell>
          <table:table-cell office:value-type="float" office:value="0.208259" calcext:value-type="float">
            <text:p>0.208259</text:p>
          </table:table-cell>
          <table:table-cell office:value-type="float" office:value="0.18564" calcext:value-type="float">
            <text:p>0.18564</text:p>
          </table:table-cell>
          <table:table-cell office:value-type="float" office:value="0.162837" calcext:value-type="float">
            <text:p>0.162837</text:p>
          </table:table-cell>
          <table:table-cell office:value-type="float" office:value="0.139875" calcext:value-type="float">
            <text:p>0.139875</text:p>
          </table:table-cell>
          <table:table-cell office:value-type="float" office:value="0.116774" calcext:value-type="float">
            <text:p>0.116774</text:p>
          </table:table-cell>
          <table:table-cell office:value-type="float" office:value="0.0935575" calcext:value-type="float">
            <text:p>0.0935575</text:p>
          </table:table-cell>
          <table:table-cell office:value-type="float" office:value="0.0702491" calcext:value-type="float">
            <text:p>0.0702491</text:p>
          </table:table-cell>
          <table:table-cell office:value-type="float" office:value="0.0468713" calcext:value-type="float">
            <text:p>0.0468713</text:p>
          </table:table-cell>
          <table:table-cell office:value-type="float" office:value="0.0234472" calcext:value-type="float">
            <text:p>0.0234472</text:p>
          </table:table-cell>
          <table:table-cell office:value-type="float" office:value="6.14154E-017" calcext:value-type="float">
            <text:p>6.14154E-17</text:p>
          </table:table-cell>
          <table:table-cell office:value-type="float" office:value="-0.0234472" calcext:value-type="float">
            <text:p>-0.0234472</text:p>
          </table:table-cell>
          <table:table-cell office:value-type="float" office:value="-0.0468713" calcext:value-type="float">
            <text:p>-0.0468713</text:p>
          </table:table-cell>
          <table:table-cell office:value-type="float" office:value="-0.0702491" calcext:value-type="float">
            <text:p>-0.0702491</text:p>
          </table:table-cell>
          <table:table-cell office:value-type="float" office:value="-0.0935575" calcext:value-type="float">
            <text:p>-0.0935575</text:p>
          </table:table-cell>
          <table:table-cell office:value-type="float" office:value="-0.116774" calcext:value-type="float">
            <text:p>-0.116774</text:p>
          </table:table-cell>
          <table:table-cell office:value-type="float" office:value="-0.139875" calcext:value-type="float">
            <text:p>-0.139875</text:p>
          </table:table-cell>
          <table:table-cell office:value-type="float" office:value="-0.162837" calcext:value-type="float">
            <text:p>-0.162837</text:p>
          </table:table-cell>
          <table:table-cell office:value-type="float" office:value="-0.18564" calcext:value-type="float">
            <text:p>-0.18564</text:p>
          </table:table-cell>
          <table:table-cell office:value-type="float" office:value="-0.208259" calcext:value-type="float">
            <text:p>-0.208259</text:p>
          </table:table-cell>
          <table:table-cell office:value-type="float" office:value="-0.230672" calcext:value-type="float">
            <text:p>-0.230672</text:p>
          </table:table-cell>
          <table:table-cell office:value-type="float" office:value="-0.252858" calcext:value-type="float">
            <text:p>-0.252858</text:p>
          </table:table-cell>
          <table:table-cell office:value-type="float" office:value="-0.274794" calcext:value-type="float">
            <text:p>-0.274794</text:p>
          </table:table-cell>
          <table:table-cell office:value-type="float" office:value="-0.296459" calcext:value-type="float">
            <text:p>-0.296459</text:p>
          </table:table-cell>
          <table:table-cell office:value-type="float" office:value="-0.317832" calcext:value-type="float">
            <text:p>-0.317832</text:p>
          </table:table-cell>
          <table:table-cell office:value-type="float" office:value="-0.33889" calcext:value-type="float">
            <text:p>-0.33889</text:p>
          </table:table-cell>
          <table:table-cell office:value-type="float" office:value="-0.359615" calcext:value-type="float">
            <text:p>-0.359615</text:p>
          </table:table-cell>
          <table:table-cell office:value-type="float" office:value="-0.379984" calcext:value-type="float">
            <text:p>-0.379984</text:p>
          </table:table-cell>
          <table:table-cell office:value-type="float" office:value="-0.399979" calcext:value-type="float">
            <text:p>-0.399979</text:p>
          </table:table-cell>
          <table:table-cell office:value-type="float" office:value="-0.419579" calcext:value-type="float">
            <text:p>-0.419579</text:p>
          </table:table-cell>
          <table:table-cell office:value-type="float" office:value="-0.438764" calcext:value-type="float">
            <text:p>-0.438764</text:p>
          </table:table-cell>
          <table:table-cell office:value-type="float" office:value="-0.457517" calcext:value-type="float">
            <text:p>-0.457517</text:p>
          </table:table-cell>
          <table:table-cell office:value-type="float" office:value="-0.475818" calcext:value-type="float">
            <text:p>-0.475818</text:p>
          </table:table-cell>
          <table:table-cell office:value-type="float" office:value="-0.49365" calcext:value-type="float">
            <text:p>-0.49365</text:p>
          </table:table-cell>
          <table:table-cell office:value-type="float" office:value="-0.510994" calcext:value-type="float">
            <text:p>-0.510994</text:p>
          </table:table-cell>
          <table:table-cell office:value-type="float" office:value="-0.527834" calcext:value-type="float">
            <text:p>-0.527834</text:p>
          </table:table-cell>
          <table:table-cell office:value-type="float" office:value="-0.544153" calcext:value-type="float">
            <text:p>-0.544153</text:p>
          </table:table-cell>
          <table:table-cell office:value-type="float" office:value="-0.559936" calcext:value-type="float">
            <text:p>-0.559936</text:p>
          </table:table-cell>
          <table:table-cell office:value-type="float" office:value="-0.575165" calcext:value-type="float">
            <text:p>-0.575165</text:p>
          </table:table-cell>
          <table:table-cell office:value-type="float" office:value="-0.589827" calcext:value-type="float">
            <text:p>-0.589827</text:p>
          </table:table-cell>
          <table:table-cell office:value-type="float" office:value="-0.603907" calcext:value-type="float">
            <text:p>-0.603907</text:p>
          </table:table-cell>
          <table:table-cell office:value-type="float" office:value="-0.617391" calcext:value-type="float">
            <text:p>-0.617391</text:p>
          </table:table-cell>
          <table:table-cell office:value-type="float" office:value="-0.630265" calcext:value-type="float">
            <text:p>-0.630265</text:p>
          </table:table-cell>
          <table:table-cell office:value-type="float" office:value="-0.642518" calcext:value-type="float">
            <text:p>-0.642518</text:p>
          </table:table-cell>
          <table:table-cell office:value-type="float" office:value="-0.654136" calcext:value-type="float">
            <text:p>-0.654136</text:p>
          </table:table-cell>
          <table:table-cell office:value-type="float" office:value="-0.665109" calcext:value-type="float">
            <text:p>-0.665109</text:p>
          </table:table-cell>
          <table:table-cell office:value-type="float" office:value="-0.675426" calcext:value-type="float">
            <text:p>-0.675426</text:p>
          </table:table-cell>
          <table:table-cell office:value-type="float" office:value="-0.685076" calcext:value-type="float">
            <text:p>-0.685076</text:p>
          </table:table-cell>
          <table:table-cell office:value-type="float" office:value="-0.69405" calcext:value-type="float">
            <text:p>-0.69405</text:p>
          </table:table-cell>
          <table:table-cell office:value-type="float" office:value="-0.702339" calcext:value-type="float">
            <text:p>-0.702339</text:p>
          </table:table-cell>
          <table:table-cell office:value-type="float" office:value="-0.709934" calcext:value-type="float">
            <text:p>-0.709934</text:p>
          </table:table-cell>
          <table:table-cell office:value-type="float" office:value="-0.71683" calcext:value-type="float">
            <text:p>-0.71683</text:p>
          </table:table-cell>
          <table:table-cell office:value-type="float" office:value="-0.723017" calcext:value-type="float">
            <text:p>-0.723017</text:p>
          </table:table-cell>
          <table:table-cell office:value-type="float" office:value="-0.728492" calcext:value-type="float">
            <text:p>-0.728492</text:p>
          </table:table-cell>
          <table:table-cell office:value-type="float" office:value="-0.733247" calcext:value-type="float">
            <text:p>-0.733247</text:p>
          </table:table-cell>
          <table:table-cell office:value-type="float" office:value="-0.737279" calcext:value-type="float">
            <text:p>-0.737279</text:p>
          </table:table-cell>
          <table:table-cell office:value-type="float" office:value="-0.740583" calcext:value-type="float">
            <text:p>-0.740583</text:p>
          </table:table-cell>
          <table:table-cell office:value-type="float" office:value="-0.743156" calcext:value-type="float">
            <text:p>-0.743156</text:p>
          </table:table-cell>
          <table:table-cell office:value-type="float" office:value="-0.744996" calcext:value-type="float">
            <text:p>-0.744996</text:p>
          </table:table-cell>
          <table:table-cell office:value-type="float" office:value="-0.7461" calcext:value-type="float">
            <text:p>-0.7461</text:p>
          </table:table-cell>
          <table:table-cell office:value-type="float" office:value="-0.746468" calcext:value-type="float">
            <text:p>-0.746468</text:p>
          </table:table-cell>
          <table:table-cell/>
        </table:table-row>
        <table:table-row table:style-name="ro1">
          <table:table-cell office:value-type="float" office:value="0.250809" calcext:value-type="float">
            <text:p>0.250809</text:p>
          </table:table-cell>
          <table:table-cell office:value-type="float" office:value="0.728248" calcext:value-type="float">
            <text:p>0.728248</text:p>
          </table:table-cell>
          <table:table-cell office:value-type="float" office:value="0.727889" calcext:value-type="float">
            <text:p>0.727889</text:p>
          </table:table-cell>
          <table:table-cell office:value-type="float" office:value="0.726811" calcext:value-type="float">
            <text:p>0.726811</text:p>
          </table:table-cell>
          <table:table-cell office:value-type="float" office:value="0.725016" calcext:value-type="float">
            <text:p>0.725016</text:p>
          </table:table-cell>
          <table:table-cell office:value-type="float" office:value="0.722506" calcext:value-type="float">
            <text:p>0.722506</text:p>
          </table:table-cell>
          <table:table-cell office:value-type="float" office:value="0.719282" calcext:value-type="float">
            <text:p>0.719282</text:p>
          </table:table-cell>
          <table:table-cell office:value-type="float" office:value="0.715349" calcext:value-type="float">
            <text:p>0.715349</text:p>
          </table:table-cell>
          <table:table-cell office:value-type="float" office:value="0.71071" calcext:value-type="float">
            <text:p>0.71071</text:p>
          </table:table-cell>
          <table:table-cell office:value-type="float" office:value="0.705369" calcext:value-type="float">
            <text:p>0.705369</text:p>
          </table:table-cell>
          <table:table-cell office:value-type="float" office:value="0.699332" calcext:value-type="float">
            <text:p>0.699332</text:p>
          </table:table-cell>
          <table:table-cell office:value-type="float" office:value="0.692605" calcext:value-type="float">
            <text:p>0.692605</text:p>
          </table:table-cell>
          <table:table-cell office:value-type="float" office:value="0.685195" calcext:value-type="float">
            <text:p>0.685195</text:p>
          </table:table-cell>
          <table:table-cell office:value-type="float" office:value="0.677108" calcext:value-type="float">
            <text:p>0.677108</text:p>
          </table:table-cell>
          <table:table-cell office:value-type="float" office:value="0.668353" calcext:value-type="float">
            <text:p>0.668353</text:p>
          </table:table-cell>
          <table:table-cell office:value-type="float" office:value="0.658939" calcext:value-type="float">
            <text:p>0.658939</text:p>
          </table:table-cell>
          <table:table-cell office:value-type="float" office:value="0.648874" calcext:value-type="float">
            <text:p>0.648874</text:p>
          </table:table-cell>
          <table:table-cell office:value-type="float" office:value="0.638169" calcext:value-type="float">
            <text:p>0.638169</text:p>
          </table:table-cell>
          <table:table-cell office:value-type="float" office:value="0.626834" calcext:value-type="float">
            <text:p>0.626834</text:p>
          </table:table-cell>
          <table:table-cell office:value-type="float" office:value="0.614881" calcext:value-type="float">
            <text:p>0.614881</text:p>
          </table:table-cell>
          <table:table-cell office:value-type="float" office:value="0.602321" calcext:value-type="float">
            <text:p>0.602321</text:p>
          </table:table-cell>
          <table:table-cell office:value-type="float" office:value="0.589166" calcext:value-type="float">
            <text:p>0.589166</text:p>
          </table:table-cell>
          <table:table-cell office:value-type="float" office:value="0.57543" calcext:value-type="float">
            <text:p>0.57543</text:p>
          </table:table-cell>
          <table:table-cell office:value-type="float" office:value="0.561126" calcext:value-type="float">
            <text:p>0.561126</text:p>
          </table:table-cell>
          <table:table-cell office:value-type="float" office:value="0.546268" calcext:value-type="float">
            <text:p>0.546268</text:p>
          </table:table-cell>
          <table:table-cell office:value-type="float" office:value="0.530871" calcext:value-type="float">
            <text:p>0.530871</text:p>
          </table:table-cell>
          <table:table-cell office:value-type="float" office:value="0.51495" calcext:value-type="float">
            <text:p>0.51495</text:p>
          </table:table-cell>
          <table:table-cell office:value-type="float" office:value="0.498521" calcext:value-type="float">
            <text:p>0.498521</text:p>
          </table:table-cell>
          <table:table-cell office:value-type="float" office:value="0.4816" calcext:value-type="float">
            <text:p>0.4816</text:p>
          </table:table-cell>
          <table:table-cell office:value-type="float" office:value="0.464204" calcext:value-type="float">
            <text:p>0.464204</text:p>
          </table:table-cell>
          <table:table-cell office:value-type="float" office:value="0.446349" calcext:value-type="float">
            <text:p>0.446349</text:p>
          </table:table-cell>
          <table:table-cell office:value-type="float" office:value="0.428054" calcext:value-type="float">
            <text:p>0.428054</text:p>
          </table:table-cell>
          <table:table-cell office:value-type="float" office:value="0.409337" calcext:value-type="float">
            <text:p>0.409337</text:p>
          </table:table-cell>
          <table:table-cell office:value-type="float" office:value="0.390216" calcext:value-type="float">
            <text:p>0.390216</text:p>
          </table:table-cell>
          <table:table-cell office:value-type="float" office:value="0.370709" calcext:value-type="float">
            <text:p>0.370709</text:p>
          </table:table-cell>
          <table:table-cell office:value-type="float" office:value="0.350837" calcext:value-type="float">
            <text:p>0.350837</text:p>
          </table:table-cell>
          <table:table-cell office:value-type="float" office:value="0.330618" calcext:value-type="float">
            <text:p>0.330618</text:p>
          </table:table-cell>
          <table:table-cell office:value-type="float" office:value="0.310074" calcext:value-type="float">
            <text:p>0.310074</text:p>
          </table:table-cell>
          <table:table-cell office:value-type="float" office:value="0.289223" calcext:value-type="float">
            <text:p>0.289223</text:p>
          </table:table-cell>
          <table:table-cell office:value-type="float" office:value="0.268087" calcext:value-type="float">
            <text:p>0.268087</text:p>
          </table:table-cell>
          <table:table-cell office:value-type="float" office:value="0.246686" calcext:value-type="float">
            <text:p>0.246686</text:p>
          </table:table-cell>
          <table:table-cell office:value-type="float" office:value="0.225041" calcext:value-type="float">
            <text:p>0.225041</text:p>
          </table:table-cell>
          <table:table-cell office:value-type="float" office:value="0.203175" calcext:value-type="float">
            <text:p>0.203175</text:p>
          </table:table-cell>
          <table:table-cell office:value-type="float" office:value="0.181108" calcext:value-type="float">
            <text:p>0.181108</text:p>
          </table:table-cell>
          <table:table-cell office:value-type="float" office:value="0.158863" calcext:value-type="float">
            <text:p>0.158863</text:p>
          </table:table-cell>
          <table:table-cell office:value-type="float" office:value="0.13646" calcext:value-type="float">
            <text:p>0.13646</text:p>
          </table:table-cell>
          <table:table-cell office:value-type="float" office:value="0.113923" calcext:value-type="float">
            <text:p>0.113923</text:p>
          </table:table-cell>
          <table:table-cell office:value-type="float" office:value="0.0912739" calcext:value-type="float">
            <text:p>0.0912739</text:p>
          </table:table-cell>
          <table:table-cell office:value-type="float" office:value="0.0685343" calcext:value-type="float">
            <text:p>0.0685343</text:p>
          </table:table-cell>
          <table:table-cell office:value-type="float" office:value="0.0457272" calcext:value-type="float">
            <text:p>0.0457272</text:p>
          </table:table-cell>
          <table:table-cell office:value-type="float" office:value="0.0228749" calcext:value-type="float">
            <text:p>0.0228749</text:p>
          </table:table-cell>
          <table:table-cell office:value-type="float" office:value="1.65947E-016" calcext:value-type="float">
            <text:p>1.65947E-16</text:p>
          </table:table-cell>
          <table:table-cell office:value-type="float" office:value="-0.0228749" calcext:value-type="float">
            <text:p>-0.0228749</text:p>
          </table:table-cell>
          <table:table-cell office:value-type="float" office:value="-0.0457272" calcext:value-type="float">
            <text:p>-0.0457272</text:p>
          </table:table-cell>
          <table:table-cell office:value-type="float" office:value="-0.0685343" calcext:value-type="float">
            <text:p>-0.0685343</text:p>
          </table:table-cell>
          <table:table-cell office:value-type="float" office:value="-0.0912739" calcext:value-type="float">
            <text:p>-0.0912739</text:p>
          </table:table-cell>
          <table:table-cell office:value-type="float" office:value="-0.113923" calcext:value-type="float">
            <text:p>-0.113923</text:p>
          </table:table-cell>
          <table:table-cell office:value-type="float" office:value="-0.13646" calcext:value-type="float">
            <text:p>-0.13646</text:p>
          </table:table-cell>
          <table:table-cell office:value-type="float" office:value="-0.158863" calcext:value-type="float">
            <text:p>-0.158863</text:p>
          </table:table-cell>
          <table:table-cell office:value-type="float" office:value="-0.181108" calcext:value-type="float">
            <text:p>-0.181108</text:p>
          </table:table-cell>
          <table:table-cell office:value-type="float" office:value="-0.203175" calcext:value-type="float">
            <text:p>-0.203175</text:p>
          </table:table-cell>
          <table:table-cell office:value-type="float" office:value="-0.225041" calcext:value-type="float">
            <text:p>-0.225041</text:p>
          </table:table-cell>
          <table:table-cell office:value-type="float" office:value="-0.246686" calcext:value-type="float">
            <text:p>-0.246686</text:p>
          </table:table-cell>
          <table:table-cell office:value-type="float" office:value="-0.268087" calcext:value-type="float">
            <text:p>-0.268087</text:p>
          </table:table-cell>
          <table:table-cell office:value-type="float" office:value="-0.289223" calcext:value-type="float">
            <text:p>-0.289223</text:p>
          </table:table-cell>
          <table:table-cell office:value-type="float" office:value="-0.310074" calcext:value-type="float">
            <text:p>-0.310074</text:p>
          </table:table-cell>
          <table:table-cell office:value-type="float" office:value="-0.330618" calcext:value-type="float">
            <text:p>-0.330618</text:p>
          </table:table-cell>
          <table:table-cell office:value-type="float" office:value="-0.350837" calcext:value-type="float">
            <text:p>-0.350837</text:p>
          </table:table-cell>
          <table:table-cell office:value-type="float" office:value="-0.370709" calcext:value-type="float">
            <text:p>-0.370709</text:p>
          </table:table-cell>
          <table:table-cell office:value-type="float" office:value="-0.390216" calcext:value-type="float">
            <text:p>-0.390216</text:p>
          </table:table-cell>
          <table:table-cell office:value-type="float" office:value="-0.409337" calcext:value-type="float">
            <text:p>-0.409337</text:p>
          </table:table-cell>
          <table:table-cell office:value-type="float" office:value="-0.428054" calcext:value-type="float">
            <text:p>-0.428054</text:p>
          </table:table-cell>
          <table:table-cell office:value-type="float" office:value="-0.446349" calcext:value-type="float">
            <text:p>-0.446349</text:p>
          </table:table-cell>
          <table:table-cell office:value-type="float" office:value="-0.464204" calcext:value-type="float">
            <text:p>-0.464204</text:p>
          </table:table-cell>
          <table:table-cell office:value-type="float" office:value="-0.4816" calcext:value-type="float">
            <text:p>-0.4816</text:p>
          </table:table-cell>
          <table:table-cell office:value-type="float" office:value="-0.498521" calcext:value-type="float">
            <text:p>-0.498521</text:p>
          </table:table-cell>
          <table:table-cell office:value-type="float" office:value="-0.51495" calcext:value-type="float">
            <text:p>-0.51495</text:p>
          </table:table-cell>
          <table:table-cell office:value-type="float" office:value="-0.530871" calcext:value-type="float">
            <text:p>-0.530871</text:p>
          </table:table-cell>
          <table:table-cell office:value-type="float" office:value="-0.546268" calcext:value-type="float">
            <text:p>-0.546268</text:p>
          </table:table-cell>
          <table:table-cell office:value-type="float" office:value="-0.561126" calcext:value-type="float">
            <text:p>-0.561126</text:p>
          </table:table-cell>
          <table:table-cell office:value-type="float" office:value="-0.57543" calcext:value-type="float">
            <text:p>-0.57543</text:p>
          </table:table-cell>
          <table:table-cell office:value-type="float" office:value="-0.589166" calcext:value-type="float">
            <text:p>-0.589166</text:p>
          </table:table-cell>
          <table:table-cell office:value-type="float" office:value="-0.602321" calcext:value-type="float">
            <text:p>-0.602321</text:p>
          </table:table-cell>
          <table:table-cell office:value-type="float" office:value="-0.614881" calcext:value-type="float">
            <text:p>-0.614881</text:p>
          </table:table-cell>
          <table:table-cell office:value-type="float" office:value="-0.626834" calcext:value-type="float">
            <text:p>-0.626834</text:p>
          </table:table-cell>
          <table:table-cell office:value-type="float" office:value="-0.638169" calcext:value-type="float">
            <text:p>-0.638169</text:p>
          </table:table-cell>
          <table:table-cell office:value-type="float" office:value="-0.648874" calcext:value-type="float">
            <text:p>-0.648874</text:p>
          </table:table-cell>
          <table:table-cell office:value-type="float" office:value="-0.658939" calcext:value-type="float">
            <text:p>-0.658939</text:p>
          </table:table-cell>
          <table:table-cell office:value-type="float" office:value="-0.668353" calcext:value-type="float">
            <text:p>-0.668353</text:p>
          </table:table-cell>
          <table:table-cell office:value-type="float" office:value="-0.677108" calcext:value-type="float">
            <text:p>-0.677108</text:p>
          </table:table-cell>
          <table:table-cell office:value-type="float" office:value="-0.685195" calcext:value-type="float">
            <text:p>-0.685195</text:p>
          </table:table-cell>
          <table:table-cell office:value-type="float" office:value="-0.692605" calcext:value-type="float">
            <text:p>-0.692605</text:p>
          </table:table-cell>
          <table:table-cell office:value-type="float" office:value="-0.699332" calcext:value-type="float">
            <text:p>-0.699332</text:p>
          </table:table-cell>
          <table:table-cell office:value-type="float" office:value="-0.705369" calcext:value-type="float">
            <text:p>-0.705369</text:p>
          </table:table-cell>
          <table:table-cell office:value-type="float" office:value="-0.71071" calcext:value-type="float">
            <text:p>-0.71071</text:p>
          </table:table-cell>
          <table:table-cell office:value-type="float" office:value="-0.715349" calcext:value-type="float">
            <text:p>-0.715349</text:p>
          </table:table-cell>
          <table:table-cell office:value-type="float" office:value="-0.719282" calcext:value-type="float">
            <text:p>-0.719282</text:p>
          </table:table-cell>
          <table:table-cell office:value-type="float" office:value="-0.722506" calcext:value-type="float">
            <text:p>-0.722506</text:p>
          </table:table-cell>
          <table:table-cell office:value-type="float" office:value="-0.725016" calcext:value-type="float">
            <text:p>-0.725016</text:p>
          </table:table-cell>
          <table:table-cell office:value-type="float" office:value="-0.726811" calcext:value-type="float">
            <text:p>-0.726811</text:p>
          </table:table-cell>
          <table:table-cell office:value-type="float" office:value="-0.727889" calcext:value-type="float">
            <text:p>-0.727889</text:p>
          </table:table-cell>
          <table:table-cell office:value-type="float" office:value="-0.728248" calcext:value-type="float">
            <text:p>-0.728248</text:p>
          </table:table-cell>
          <table:table-cell/>
        </table:table-row>
        <table:table-row table:style-name="ro1">
          <table:table-cell office:value-type="float" office:value="0.257461" calcext:value-type="float">
            <text:p>0.257461</text:p>
          </table:table-cell>
          <table:table-cell office:value-type="float" office:value="0.715032" calcext:value-type="float">
            <text:p>0.715032</text:p>
          </table:table-cell>
          <table:table-cell office:value-type="float" office:value="0.714679" calcext:value-type="float">
            <text:p>0.714679</text:p>
          </table:table-cell>
          <table:table-cell office:value-type="float" office:value="0.713621" calcext:value-type="float">
            <text:p>0.713621</text:p>
          </table:table-cell>
          <table:table-cell office:value-type="float" office:value="0.711859" calcext:value-type="float">
            <text:p>0.711859</text:p>
          </table:table-cell>
          <table:table-cell office:value-type="float" office:value="0.709394" calcext:value-type="float">
            <text:p>0.709394</text:p>
          </table:table-cell>
          <table:table-cell office:value-type="float" office:value="0.706229" calcext:value-type="float">
            <text:p>0.706229</text:p>
          </table:table-cell>
          <table:table-cell office:value-type="float" office:value="0.702367" calcext:value-type="float">
            <text:p>0.702367</text:p>
          </table:table-cell>
          <table:table-cell office:value-type="float" office:value="0.697812" calcext:value-type="float">
            <text:p>0.697812</text:p>
          </table:table-cell>
          <table:table-cell office:value-type="float" office:value="0.692568" calcext:value-type="float">
            <text:p>0.692568</text:p>
          </table:table-cell>
          <table:table-cell office:value-type="float" office:value="0.686641" calcext:value-type="float">
            <text:p>0.686641</text:p>
          </table:table-cell>
          <table:table-cell office:value-type="float" office:value="0.680036" calcext:value-type="float">
            <text:p>0.680036</text:p>
          </table:table-cell>
          <table:table-cell office:value-type="float" office:value="0.67276" calcext:value-type="float">
            <text:p>0.67276</text:p>
          </table:table-cell>
          <table:table-cell office:value-type="float" office:value="0.664821" calcext:value-type="float">
            <text:p>0.664821</text:p>
          </table:table-cell>
          <table:table-cell office:value-type="float" office:value="0.656225" calcext:value-type="float">
            <text:p>0.656225</text:p>
          </table:table-cell>
          <table:table-cell office:value-type="float" office:value="0.646981" calcext:value-type="float">
            <text:p>0.646981</text:p>
          </table:table-cell>
          <table:table-cell office:value-type="float" office:value="0.637099" calcext:value-type="float">
            <text:p>0.637099</text:p>
          </table:table-cell>
          <table:table-cell office:value-type="float" office:value="0.626588" calcext:value-type="float">
            <text:p>0.626588</text:p>
          </table:table-cell>
          <table:table-cell office:value-type="float" office:value="0.615459" calcext:value-type="float">
            <text:p>0.615459</text:p>
          </table:table-cell>
          <table:table-cell office:value-type="float" office:value="0.603722" calcext:value-type="float">
            <text:p>0.603722</text:p>
          </table:table-cell>
          <table:table-cell office:value-type="float" office:value="0.59139" calcext:value-type="float">
            <text:p>0.59139</text:p>
          </table:table-cell>
          <table:table-cell office:value-type="float" office:value="0.578474" calcext:value-type="float">
            <text:p>0.578474</text:p>
          </table:table-cell>
          <table:table-cell office:value-type="float" office:value="0.564987" calcext:value-type="float">
            <text:p>0.564987</text:p>
          </table:table-cell>
          <table:table-cell office:value-type="float" office:value="0.550943" calcext:value-type="float">
            <text:p>0.550943</text:p>
          </table:table-cell>
          <table:table-cell office:value-type="float" office:value="0.536355" calcext:value-type="float">
            <text:p>0.536355</text:p>
          </table:table-cell>
          <table:table-cell office:value-type="float" office:value="0.521237" calcext:value-type="float">
            <text:p>0.521237</text:p>
          </table:table-cell>
          <table:table-cell office:value-type="float" office:value="0.505605" calcext:value-type="float">
            <text:p>0.505605</text:p>
          </table:table-cell>
          <table:table-cell office:value-type="float" office:value="0.489474" calcext:value-type="float">
            <text:p>0.489474</text:p>
          </table:table-cell>
          <table:table-cell office:value-type="float" office:value="0.47286" calcext:value-type="float">
            <text:p>0.47286</text:p>
          </table:table-cell>
          <table:table-cell office:value-type="float" office:value="0.45578" calcext:value-type="float">
            <text:p>0.45578</text:p>
          </table:table-cell>
          <table:table-cell office:value-type="float" office:value="0.438249" calcext:value-type="float">
            <text:p>0.438249</text:p>
          </table:table-cell>
          <table:table-cell office:value-type="float" office:value="0.420286" calcext:value-type="float">
            <text:p>0.420286</text:p>
          </table:table-cell>
          <table:table-cell office:value-type="float" office:value="0.401909" calcext:value-type="float">
            <text:p>0.401909</text:p>
          </table:table-cell>
          <table:table-cell office:value-type="float" office:value="0.383134" calcext:value-type="float">
            <text:p>0.383134</text:p>
          </table:table-cell>
          <table:table-cell office:value-type="float" office:value="0.363982" calcext:value-type="float">
            <text:p>0.363982</text:p>
          </table:table-cell>
          <table:table-cell office:value-type="float" office:value="0.34447" calcext:value-type="float">
            <text:p>0.34447</text:p>
          </table:table-cell>
          <table:table-cell office:value-type="float" office:value="0.324619" calcext:value-type="float">
            <text:p>0.324619</text:p>
          </table:table-cell>
          <table:table-cell office:value-type="float" office:value="0.304447" calcext:value-type="float">
            <text:p>0.304447</text:p>
          </table:table-cell>
          <table:table-cell office:value-type="float" office:value="0.283974" calcext:value-type="float">
            <text:p>0.283974</text:p>
          </table:table-cell>
          <table:table-cell office:value-type="float" office:value="0.263221" calcext:value-type="float">
            <text:p>0.263221</text:p>
          </table:table-cell>
          <table:table-cell office:value-type="float" office:value="0.242209" calcext:value-type="float">
            <text:p>0.242209</text:p>
          </table:table-cell>
          <table:table-cell office:value-type="float" office:value="0.220958" calcext:value-type="float">
            <text:p>0.220958</text:p>
          </table:table-cell>
          <table:table-cell office:value-type="float" office:value="0.199488" calcext:value-type="float">
            <text:p>0.199488</text:p>
          </table:table-cell>
          <table:table-cell office:value-type="float" office:value="0.177822" calcext:value-type="float">
            <text:p>0.177822</text:p>
          </table:table-cell>
          <table:table-cell office:value-type="float" office:value="0.15598" calcext:value-type="float">
            <text:p>0.15598</text:p>
          </table:table-cell>
          <table:table-cell office:value-type="float" office:value="0.133984" calcext:value-type="float">
            <text:p>0.133984</text:p>
          </table:table-cell>
          <table:table-cell office:value-type="float" office:value="0.111856" calcext:value-type="float">
            <text:p>0.111856</text:p>
          </table:table-cell>
          <table:table-cell office:value-type="float" office:value="0.0896175" calcext:value-type="float">
            <text:p>0.0896175</text:p>
          </table:table-cell>
          <table:table-cell office:value-type="float" office:value="0.0672906" calcext:value-type="float">
            <text:p>0.0672906</text:p>
          </table:table-cell>
          <table:table-cell office:value-type="float" office:value="0.0448973" calcext:value-type="float">
            <text:p>0.0448973</text:p>
          </table:table-cell>
          <table:table-cell office:value-type="float" office:value="0.0224598" calcext:value-type="float">
            <text:p>0.0224598</text:p>
          </table:table-cell>
          <table:table-cell office:value-type="float" office:value="2.82731E-016" calcext:value-type="float">
            <text:p>2.82731E-16</text:p>
          </table:table-cell>
          <table:table-cell office:value-type="float" office:value="-0.0224598" calcext:value-type="float">
            <text:p>-0.0224598</text:p>
          </table:table-cell>
          <table:table-cell office:value-type="float" office:value="-0.0448973" calcext:value-type="float">
            <text:p>-0.0448973</text:p>
          </table:table-cell>
          <table:table-cell office:value-type="float" office:value="-0.0672906" calcext:value-type="float">
            <text:p>-0.0672906</text:p>
          </table:table-cell>
          <table:table-cell office:value-type="float" office:value="-0.0896175" calcext:value-type="float">
            <text:p>-0.0896175</text:p>
          </table:table-cell>
          <table:table-cell office:value-type="float" office:value="-0.111856" calcext:value-type="float">
            <text:p>-0.111856</text:p>
          </table:table-cell>
          <table:table-cell office:value-type="float" office:value="-0.133984" calcext:value-type="float">
            <text:p>-0.133984</text:p>
          </table:table-cell>
          <table:table-cell office:value-type="float" office:value="-0.15598" calcext:value-type="float">
            <text:p>-0.15598</text:p>
          </table:table-cell>
          <table:table-cell office:value-type="float" office:value="-0.177822" calcext:value-type="float">
            <text:p>-0.177822</text:p>
          </table:table-cell>
          <table:table-cell office:value-type="float" office:value="-0.199488" calcext:value-type="float">
            <text:p>-0.199488</text:p>
          </table:table-cell>
          <table:table-cell office:value-type="float" office:value="-0.220958" calcext:value-type="float">
            <text:p>-0.220958</text:p>
          </table:table-cell>
          <table:table-cell office:value-type="float" office:value="-0.242209" calcext:value-type="float">
            <text:p>-0.242209</text:p>
          </table:table-cell>
          <table:table-cell office:value-type="float" office:value="-0.263221" calcext:value-type="float">
            <text:p>-0.263221</text:p>
          </table:table-cell>
          <table:table-cell office:value-type="float" office:value="-0.283974" calcext:value-type="float">
            <text:p>-0.283974</text:p>
          </table:table-cell>
          <table:table-cell office:value-type="float" office:value="-0.304447" calcext:value-type="float">
            <text:p>-0.304447</text:p>
          </table:table-cell>
          <table:table-cell office:value-type="float" office:value="-0.324619" calcext:value-type="float">
            <text:p>-0.324619</text:p>
          </table:table-cell>
          <table:table-cell office:value-type="float" office:value="-0.34447" calcext:value-type="float">
            <text:p>-0.34447</text:p>
          </table:table-cell>
          <table:table-cell office:value-type="float" office:value="-0.363982" calcext:value-type="float">
            <text:p>-0.363982</text:p>
          </table:table-cell>
          <table:table-cell office:value-type="float" office:value="-0.383134" calcext:value-type="float">
            <text:p>-0.383134</text:p>
          </table:table-cell>
          <table:table-cell office:value-type="float" office:value="-0.401909" calcext:value-type="float">
            <text:p>-0.401909</text:p>
          </table:table-cell>
          <table:table-cell office:value-type="float" office:value="-0.420286" calcext:value-type="float">
            <text:p>-0.420286</text:p>
          </table:table-cell>
          <table:table-cell office:value-type="float" office:value="-0.438249" calcext:value-type="float">
            <text:p>-0.438249</text:p>
          </table:table-cell>
          <table:table-cell office:value-type="float" office:value="-0.45578" calcext:value-type="float">
            <text:p>-0.45578</text:p>
          </table:table-cell>
          <table:table-cell office:value-type="float" office:value="-0.47286" calcext:value-type="float">
            <text:p>-0.47286</text:p>
          </table:table-cell>
          <table:table-cell office:value-type="float" office:value="-0.489474" calcext:value-type="float">
            <text:p>-0.489474</text:p>
          </table:table-cell>
          <table:table-cell office:value-type="float" office:value="-0.505605" calcext:value-type="float">
            <text:p>-0.505605</text:p>
          </table:table-cell>
          <table:table-cell office:value-type="float" office:value="-0.521237" calcext:value-type="float">
            <text:p>-0.521237</text:p>
          </table:table-cell>
          <table:table-cell office:value-type="float" office:value="-0.536355" calcext:value-type="float">
            <text:p>-0.536355</text:p>
          </table:table-cell>
          <table:table-cell office:value-type="float" office:value="-0.550943" calcext:value-type="float">
            <text:p>-0.550943</text:p>
          </table:table-cell>
          <table:table-cell office:value-type="float" office:value="-0.564987" calcext:value-type="float">
            <text:p>-0.564987</text:p>
          </table:table-cell>
          <table:table-cell office:value-type="float" office:value="-0.578474" calcext:value-type="float">
            <text:p>-0.578474</text:p>
          </table:table-cell>
          <table:table-cell office:value-type="float" office:value="-0.59139" calcext:value-type="float">
            <text:p>-0.59139</text:p>
          </table:table-cell>
          <table:table-cell office:value-type="float" office:value="-0.603722" calcext:value-type="float">
            <text:p>-0.603722</text:p>
          </table:table-cell>
          <table:table-cell office:value-type="float" office:value="-0.615459" calcext:value-type="float">
            <text:p>-0.615459</text:p>
          </table:table-cell>
          <table:table-cell office:value-type="float" office:value="-0.626588" calcext:value-type="float">
            <text:p>-0.626588</text:p>
          </table:table-cell>
          <table:table-cell office:value-type="float" office:value="-0.637099" calcext:value-type="float">
            <text:p>-0.637099</text:p>
          </table:table-cell>
          <table:table-cell office:value-type="float" office:value="-0.646981" calcext:value-type="float">
            <text:p>-0.646981</text:p>
          </table:table-cell>
          <table:table-cell office:value-type="float" office:value="-0.656225" calcext:value-type="float">
            <text:p>-0.656225</text:p>
          </table:table-cell>
          <table:table-cell office:value-type="float" office:value="-0.664821" calcext:value-type="float">
            <text:p>-0.664821</text:p>
          </table:table-cell>
          <table:table-cell office:value-type="float" office:value="-0.67276" calcext:value-type="float">
            <text:p>-0.67276</text:p>
          </table:table-cell>
          <table:table-cell office:value-type="float" office:value="-0.680036" calcext:value-type="float">
            <text:p>-0.680036</text:p>
          </table:table-cell>
          <table:table-cell office:value-type="float" office:value="-0.686641" calcext:value-type="float">
            <text:p>-0.686641</text:p>
          </table:table-cell>
          <table:table-cell office:value-type="float" office:value="-0.692568" calcext:value-type="float">
            <text:p>-0.692568</text:p>
          </table:table-cell>
          <table:table-cell office:value-type="float" office:value="-0.697812" calcext:value-type="float">
            <text:p>-0.697812</text:p>
          </table:table-cell>
          <table:table-cell office:value-type="float" office:value="-0.702367" calcext:value-type="float">
            <text:p>-0.702367</text:p>
          </table:table-cell>
          <table:table-cell office:value-type="float" office:value="-0.706229" calcext:value-type="float">
            <text:p>-0.706229</text:p>
          </table:table-cell>
          <table:table-cell office:value-type="float" office:value="-0.709394" calcext:value-type="float">
            <text:p>-0.709394</text:p>
          </table:table-cell>
          <table:table-cell office:value-type="float" office:value="-0.711859" calcext:value-type="float">
            <text:p>-0.711859</text:p>
          </table:table-cell>
          <table:table-cell office:value-type="float" office:value="-0.713621" calcext:value-type="float">
            <text:p>-0.713621</text:p>
          </table:table-cell>
          <table:table-cell office:value-type="float" office:value="-0.714679" calcext:value-type="float">
            <text:p>-0.714679</text:p>
          </table:table-cell>
          <table:table-cell office:value-type="float" office:value="-0.715032" calcext:value-type="float">
            <text:p>-0.715032</text:p>
          </table:table-cell>
          <table:table-cell/>
        </table:table-row>
        <table:table-row table:style-name="ro1">
          <table:table-cell office:value-type="float" office:value="0.266396" calcext:value-type="float">
            <text:p>0.266396</text:p>
          </table:table-cell>
          <table:table-cell office:value-type="float" office:value="0.696927" calcext:value-type="float">
            <text:p>0.696927</text:p>
          </table:table-cell>
          <table:table-cell office:value-type="float" office:value="0.696583" calcext:value-type="float">
            <text:p>0.696583</text:p>
          </table:table-cell>
          <table:table-cell office:value-type="float" office:value="0.695552" calcext:value-type="float">
            <text:p>0.695552</text:p>
          </table:table-cell>
          <table:table-cell office:value-type="float" office:value="0.693834" calcext:value-type="float">
            <text:p>0.693834</text:p>
          </table:table-cell>
          <table:table-cell office:value-type="float" office:value="0.691432" calcext:value-type="float">
            <text:p>0.691432</text:p>
          </table:table-cell>
          <table:table-cell office:value-type="float" office:value="0.688347" calcext:value-type="float">
            <text:p>0.688347</text:p>
          </table:table-cell>
          <table:table-cell office:value-type="float" office:value="0.684583" calcext:value-type="float">
            <text:p>0.684583</text:p>
          </table:table-cell>
          <table:table-cell office:value-type="float" office:value="0.680143" calcext:value-type="float">
            <text:p>0.680143</text:p>
          </table:table-cell>
          <table:table-cell office:value-type="float" office:value="0.675032" calcext:value-type="float">
            <text:p>0.675032</text:p>
          </table:table-cell>
          <table:table-cell office:value-type="float" office:value="0.669255" calcext:value-type="float">
            <text:p>0.669255</text:p>
          </table:table-cell>
          <table:table-cell office:value-type="float" office:value="0.662818" calcext:value-type="float">
            <text:p>0.662818</text:p>
          </table:table-cell>
          <table:table-cell office:value-type="float" office:value="0.655726" calcext:value-type="float">
            <text:p>0.655726</text:p>
          </table:table-cell>
          <table:table-cell office:value-type="float" office:value="0.647987" calcext:value-type="float">
            <text:p>0.647987</text:p>
          </table:table-cell>
          <table:table-cell office:value-type="float" office:value="0.639609" calcext:value-type="float">
            <text:p>0.639609</text:p>
          </table:table-cell>
          <table:table-cell office:value-type="float" office:value="0.630599" calcext:value-type="float">
            <text:p>0.630599</text:p>
          </table:table-cell>
          <table:table-cell office:value-type="float" office:value="0.620967" calcext:value-type="float">
            <text:p>0.620967</text:p>
          </table:table-cell>
          <table:table-cell office:value-type="float" office:value="0.610723" calcext:value-type="float">
            <text:p>0.610723</text:p>
          </table:table-cell>
          <table:table-cell office:value-type="float" office:value="0.599875" calcext:value-type="float">
            <text:p>0.599875</text:p>
          </table:table-cell>
          <table:table-cell office:value-type="float" office:value="0.588436" calcext:value-type="float">
            <text:p>0.588436</text:p>
          </table:table-cell>
          <table:table-cell office:value-type="float" office:value="0.576416" calcext:value-type="float">
            <text:p>0.576416</text:p>
          </table:table-cell>
          <table:table-cell office:value-type="float" office:value="0.563827" calcext:value-type="float">
            <text:p>0.563827</text:p>
          </table:table-cell>
          <table:table-cell office:value-type="float" office:value="0.550682" calcext:value-type="float">
            <text:p>0.550682</text:p>
          </table:table-cell>
          <table:table-cell office:value-type="float" office:value="0.536993" calcext:value-type="float">
            <text:p>0.536993</text:p>
          </table:table-cell>
          <table:table-cell office:value-type="float" office:value="0.522774" calcext:value-type="float">
            <text:p>0.522774</text:p>
          </table:table-cell>
          <table:table-cell office:value-type="float" office:value="0.508039" calcext:value-type="float">
            <text:p>0.508039</text:p>
          </table:table-cell>
          <table:table-cell office:value-type="float" office:value="0.492803" calcext:value-type="float">
            <text:p>0.492803</text:p>
          </table:table-cell>
          <table:table-cell office:value-type="float" office:value="0.477081" calcext:value-type="float">
            <text:p>0.477081</text:p>
          </table:table-cell>
          <table:table-cell office:value-type="float" office:value="0.460887" calcext:value-type="float">
            <text:p>0.460887</text:p>
          </table:table-cell>
          <table:table-cell office:value-type="float" office:value="0.444239" calcext:value-type="float">
            <text:p>0.444239</text:p>
          </table:table-cell>
          <table:table-cell office:value-type="float" office:value="0.427153" calcext:value-type="float">
            <text:p>0.427153</text:p>
          </table:table-cell>
          <table:table-cell office:value-type="float" office:value="0.409645" calcext:value-type="float">
            <text:p>0.409645</text:p>
          </table:table-cell>
          <table:table-cell office:value-type="float" office:value="0.391732" calcext:value-type="float">
            <text:p>0.391732</text:p>
          </table:table-cell>
          <table:table-cell office:value-type="float" office:value="0.373433" calcext:value-type="float">
            <text:p>0.373433</text:p>
          </table:table-cell>
          <table:table-cell office:value-type="float" office:value="0.354766" calcext:value-type="float">
            <text:p>0.354766</text:p>
          </table:table-cell>
          <table:table-cell office:value-type="float" office:value="0.335748" calcext:value-type="float">
            <text:p>0.335748</text:p>
          </table:table-cell>
          <table:table-cell office:value-type="float" office:value="0.316399" calcext:value-type="float">
            <text:p>0.316399</text:p>
          </table:table-cell>
          <table:table-cell office:value-type="float" office:value="0.296738" calcext:value-type="float">
            <text:p>0.296738</text:p>
          </table:table-cell>
          <table:table-cell office:value-type="float" office:value="0.276784" calcext:value-type="float">
            <text:p>0.276784</text:p>
          </table:table-cell>
          <table:table-cell office:value-type="float" office:value="0.256557" calcext:value-type="float">
            <text:p>0.256557</text:p>
          </table:table-cell>
          <table:table-cell office:value-type="float" office:value="0.236076" calcext:value-type="float">
            <text:p>0.236076</text:p>
          </table:table-cell>
          <table:table-cell office:value-type="float" office:value="0.215363" calcext:value-type="float">
            <text:p>0.215363</text:p>
          </table:table-cell>
          <table:table-cell office:value-type="float" office:value="0.194437" calcext:value-type="float">
            <text:p>0.194437</text:p>
          </table:table-cell>
          <table:table-cell office:value-type="float" office:value="0.173319" calcext:value-type="float">
            <text:p>0.173319</text:p>
          </table:table-cell>
          <table:table-cell office:value-type="float" office:value="0.15203" calcext:value-type="float">
            <text:p>0.15203</text:p>
          </table:table-cell>
          <table:table-cell office:value-type="float" office:value="0.130591" calcext:value-type="float">
            <text:p>0.130591</text:p>
          </table:table-cell>
          <table:table-cell office:value-type="float" office:value="0.109024" calcext:value-type="float">
            <text:p>0.109024</text:p>
          </table:table-cell>
          <table:table-cell office:value-type="float" office:value="0.0873484" calcext:value-type="float">
            <text:p>0.0873484</text:p>
          </table:table-cell>
          <table:table-cell office:value-type="float" office:value="0.0655868" calcext:value-type="float">
            <text:p>0.0655868</text:p>
          </table:table-cell>
          <table:table-cell office:value-type="float" office:value="0.0437605" calcext:value-type="float">
            <text:p>0.0437605</text:p>
          </table:table-cell>
          <table:table-cell office:value-type="float" office:value="0.0218911" calcext:value-type="float">
            <text:p>0.0218911</text:p>
          </table:table-cell>
          <table:table-cell office:value-type="float" office:value="2.99433E-016" calcext:value-type="float">
            <text:p>2.99433E-16</text:p>
          </table:table-cell>
          <table:table-cell office:value-type="float" office:value="-0.0218911" calcext:value-type="float">
            <text:p>-0.0218911</text:p>
          </table:table-cell>
          <table:table-cell office:value-type="float" office:value="-0.0437605" calcext:value-type="float">
            <text:p>-0.0437605</text:p>
          </table:table-cell>
          <table:table-cell office:value-type="float" office:value="-0.0655868" calcext:value-type="float">
            <text:p>-0.0655868</text:p>
          </table:table-cell>
          <table:table-cell office:value-type="float" office:value="-0.0873484" calcext:value-type="float">
            <text:p>-0.0873484</text:p>
          </table:table-cell>
          <table:table-cell office:value-type="float" office:value="-0.109024" calcext:value-type="float">
            <text:p>-0.109024</text:p>
          </table:table-cell>
          <table:table-cell office:value-type="float" office:value="-0.130591" calcext:value-type="float">
            <text:p>-0.130591</text:p>
          </table:table-cell>
          <table:table-cell office:value-type="float" office:value="-0.15203" calcext:value-type="float">
            <text:p>-0.15203</text:p>
          </table:table-cell>
          <table:table-cell office:value-type="float" office:value="-0.173319" calcext:value-type="float">
            <text:p>-0.173319</text:p>
          </table:table-cell>
          <table:table-cell office:value-type="float" office:value="-0.194437" calcext:value-type="float">
            <text:p>-0.194437</text:p>
          </table:table-cell>
          <table:table-cell office:value-type="float" office:value="-0.215363" calcext:value-type="float">
            <text:p>-0.215363</text:p>
          </table:table-cell>
          <table:table-cell office:value-type="float" office:value="-0.236076" calcext:value-type="float">
            <text:p>-0.236076</text:p>
          </table:table-cell>
          <table:table-cell office:value-type="float" office:value="-0.256557" calcext:value-type="float">
            <text:p>-0.256557</text:p>
          </table:table-cell>
          <table:table-cell office:value-type="float" office:value="-0.276784" calcext:value-type="float">
            <text:p>-0.276784</text:p>
          </table:table-cell>
          <table:table-cell office:value-type="float" office:value="-0.296738" calcext:value-type="float">
            <text:p>-0.296738</text:p>
          </table:table-cell>
          <table:table-cell office:value-type="float" office:value="-0.316399" calcext:value-type="float">
            <text:p>-0.316399</text:p>
          </table:table-cell>
          <table:table-cell office:value-type="float" office:value="-0.335748" calcext:value-type="float">
            <text:p>-0.335748</text:p>
          </table:table-cell>
          <table:table-cell office:value-type="float" office:value="-0.354766" calcext:value-type="float">
            <text:p>-0.354766</text:p>
          </table:table-cell>
          <table:table-cell office:value-type="float" office:value="-0.373433" calcext:value-type="float">
            <text:p>-0.373433</text:p>
          </table:table-cell>
          <table:table-cell office:value-type="float" office:value="-0.391732" calcext:value-type="float">
            <text:p>-0.391732</text:p>
          </table:table-cell>
          <table:table-cell office:value-type="float" office:value="-0.409645" calcext:value-type="float">
            <text:p>-0.409645</text:p>
          </table:table-cell>
          <table:table-cell office:value-type="float" office:value="-0.427153" calcext:value-type="float">
            <text:p>-0.427153</text:p>
          </table:table-cell>
          <table:table-cell office:value-type="float" office:value="-0.444239" calcext:value-type="float">
            <text:p>-0.444239</text:p>
          </table:table-cell>
          <table:table-cell office:value-type="float" office:value="-0.460887" calcext:value-type="float">
            <text:p>-0.460887</text:p>
          </table:table-cell>
          <table:table-cell office:value-type="float" office:value="-0.477081" calcext:value-type="float">
            <text:p>-0.477081</text:p>
          </table:table-cell>
          <table:table-cell office:value-type="float" office:value="-0.492803" calcext:value-type="float">
            <text:p>-0.492803</text:p>
          </table:table-cell>
          <table:table-cell office:value-type="float" office:value="-0.508039" calcext:value-type="float">
            <text:p>-0.508039</text:p>
          </table:table-cell>
          <table:table-cell office:value-type="float" office:value="-0.522774" calcext:value-type="float">
            <text:p>-0.522774</text:p>
          </table:table-cell>
          <table:table-cell office:value-type="float" office:value="-0.536993" calcext:value-type="float">
            <text:p>-0.536993</text:p>
          </table:table-cell>
          <table:table-cell office:value-type="float" office:value="-0.550682" calcext:value-type="float">
            <text:p>-0.550682</text:p>
          </table:table-cell>
          <table:table-cell office:value-type="float" office:value="-0.563827" calcext:value-type="float">
            <text:p>-0.563827</text:p>
          </table:table-cell>
          <table:table-cell office:value-type="float" office:value="-0.576416" calcext:value-type="float">
            <text:p>-0.576416</text:p>
          </table:table-cell>
          <table:table-cell office:value-type="float" office:value="-0.588436" calcext:value-type="float">
            <text:p>-0.588436</text:p>
          </table:table-cell>
          <table:table-cell office:value-type="float" office:value="-0.599875" calcext:value-type="float">
            <text:p>-0.599875</text:p>
          </table:table-cell>
          <table:table-cell office:value-type="float" office:value="-0.610723" calcext:value-type="float">
            <text:p>-0.610723</text:p>
          </table:table-cell>
          <table:table-cell office:value-type="float" office:value="-0.620967" calcext:value-type="float">
            <text:p>-0.620967</text:p>
          </table:table-cell>
          <table:table-cell office:value-type="float" office:value="-0.630599" calcext:value-type="float">
            <text:p>-0.630599</text:p>
          </table:table-cell>
          <table:table-cell office:value-type="float" office:value="-0.639609" calcext:value-type="float">
            <text:p>-0.639609</text:p>
          </table:table-cell>
          <table:table-cell office:value-type="float" office:value="-0.647987" calcext:value-type="float">
            <text:p>-0.647987</text:p>
          </table:table-cell>
          <table:table-cell office:value-type="float" office:value="-0.655726" calcext:value-type="float">
            <text:p>-0.655726</text:p>
          </table:table-cell>
          <table:table-cell office:value-type="float" office:value="-0.662818" calcext:value-type="float">
            <text:p>-0.662818</text:p>
          </table:table-cell>
          <table:table-cell office:value-type="float" office:value="-0.669255" calcext:value-type="float">
            <text:p>-0.669255</text:p>
          </table:table-cell>
          <table:table-cell office:value-type="float" office:value="-0.675032" calcext:value-type="float">
            <text:p>-0.675032</text:p>
          </table:table-cell>
          <table:table-cell office:value-type="float" office:value="-0.680143" calcext:value-type="float">
            <text:p>-0.680143</text:p>
          </table:table-cell>
          <table:table-cell office:value-type="float" office:value="-0.684583" calcext:value-type="float">
            <text:p>-0.684583</text:p>
          </table:table-cell>
          <table:table-cell office:value-type="float" office:value="-0.688347" calcext:value-type="float">
            <text:p>-0.688347</text:p>
          </table:table-cell>
          <table:table-cell office:value-type="float" office:value="-0.691432" calcext:value-type="float">
            <text:p>-0.691432</text:p>
          </table:table-cell>
          <table:table-cell office:value-type="float" office:value="-0.693834" calcext:value-type="float">
            <text:p>-0.693834</text:p>
          </table:table-cell>
          <table:table-cell office:value-type="float" office:value="-0.695552" calcext:value-type="float">
            <text:p>-0.695552</text:p>
          </table:table-cell>
          <table:table-cell office:value-type="float" office:value="-0.696583" calcext:value-type="float">
            <text:p>-0.696583</text:p>
          </table:table-cell>
          <table:table-cell office:value-type="float" office:value="-0.696927" calcext:value-type="float">
            <text:p>-0.696927</text:p>
          </table:table-cell>
          <table:table-cell/>
        </table:table-row>
        <table:table-row table:style-name="ro1">
          <table:table-cell office:value-type="float" office:value="0.274983" calcext:value-type="float">
            <text:p>0.274983</text:p>
          </table:table-cell>
          <table:table-cell office:value-type="float" office:value="0.679164" calcext:value-type="float">
            <text:p>0.679164</text:p>
          </table:table-cell>
          <table:table-cell office:value-type="float" office:value="0.678829" calcext:value-type="float">
            <text:p>0.678829</text:p>
          </table:table-cell>
          <table:table-cell office:value-type="float" office:value="0.677824" calcext:value-type="float">
            <text:p>0.677824</text:p>
          </table:table-cell>
          <table:table-cell office:value-type="float" office:value="0.67615" calcext:value-type="float">
            <text:p>0.67615</text:p>
          </table:table-cell>
          <table:table-cell office:value-type="float" office:value="0.673809" calcext:value-type="float">
            <text:p>0.673809</text:p>
          </table:table-cell>
          <table:table-cell office:value-type="float" office:value="0.670803" calcext:value-type="float">
            <text:p>0.670803</text:p>
          </table:table-cell>
          <table:table-cell office:value-type="float" office:value="0.667135" calcext:value-type="float">
            <text:p>0.667135</text:p>
          </table:table-cell>
          <table:table-cell office:value-type="float" office:value="0.662808" calcext:value-type="float">
            <text:p>0.662808</text:p>
          </table:table-cell>
          <table:table-cell office:value-type="float" office:value="0.657827" calcext:value-type="float">
            <text:p>0.657827</text:p>
          </table:table-cell>
          <table:table-cell office:value-type="float" office:value="0.652197" calcext:value-type="float">
            <text:p>0.652197</text:p>
          </table:table-cell>
          <table:table-cell office:value-type="float" office:value="0.645924" calcext:value-type="float">
            <text:p>0.645924</text:p>
          </table:table-cell>
          <table:table-cell office:value-type="float" office:value="0.639013" calcext:value-type="float">
            <text:p>0.639013</text:p>
          </table:table-cell>
          <table:table-cell office:value-type="float" office:value="0.631471" calcext:value-type="float">
            <text:p>0.631471</text:p>
          </table:table-cell>
          <table:table-cell office:value-type="float" office:value="0.623307" calcext:value-type="float">
            <text:p>0.623307</text:p>
          </table:table-cell>
          <table:table-cell office:value-type="float" office:value="0.614527" calcext:value-type="float">
            <text:p>0.614527</text:p>
          </table:table-cell>
          <table:table-cell office:value-type="float" office:value="0.60514" calcext:value-type="float">
            <text:p>0.60514</text:p>
          </table:table-cell>
          <table:table-cell office:value-type="float" office:value="0.595157" calcext:value-type="float">
            <text:p>0.595157</text:p>
          </table:table-cell>
          <table:table-cell office:value-type="float" office:value="0.584586" calcext:value-type="float">
            <text:p>0.584586</text:p>
          </table:table-cell>
          <table:table-cell office:value-type="float" office:value="0.573438" calcext:value-type="float">
            <text:p>0.573438</text:p>
          </table:table-cell>
          <table:table-cell office:value-type="float" office:value="0.561724" calcext:value-type="float">
            <text:p>0.561724</text:p>
          </table:table-cell>
          <table:table-cell office:value-type="float" office:value="0.549456" calcext:value-type="float">
            <text:p>0.549456</text:p>
          </table:table-cell>
          <table:table-cell office:value-type="float" office:value="0.536646" calcext:value-type="float">
            <text:p>0.536646</text:p>
          </table:table-cell>
          <table:table-cell office:value-type="float" office:value="0.523306" calcext:value-type="float">
            <text:p>0.523306</text:p>
          </table:table-cell>
          <table:table-cell office:value-type="float" office:value="0.50945" calcext:value-type="float">
            <text:p>0.50945</text:p>
          </table:table-cell>
          <table:table-cell office:value-type="float" office:value="0.49509" calcext:value-type="float">
            <text:p>0.49509</text:p>
          </table:table-cell>
          <table:table-cell office:value-type="float" office:value="0.480243" calcext:value-type="float">
            <text:p>0.480243</text:p>
          </table:table-cell>
          <table:table-cell office:value-type="float" office:value="0.464921" calcext:value-type="float">
            <text:p>0.464921</text:p>
          </table:table-cell>
          <table:table-cell office:value-type="float" office:value="0.44914" calcext:value-type="float">
            <text:p>0.44914</text:p>
          </table:table-cell>
          <table:table-cell office:value-type="float" office:value="0.432917" calcext:value-type="float">
            <text:p>0.432917</text:p>
          </table:table-cell>
          <table:table-cell office:value-type="float" office:value="0.416266" calcext:value-type="float">
            <text:p>0.416266</text:p>
          </table:table-cell>
          <table:table-cell office:value-type="float" office:value="0.399204" calcext:value-type="float">
            <text:p>0.399204</text:p>
          </table:table-cell>
          <table:table-cell office:value-type="float" office:value="0.381748" calcext:value-type="float">
            <text:p>0.381748</text:p>
          </table:table-cell>
          <table:table-cell office:value-type="float" office:value="0.363915" calcext:value-type="float">
            <text:p>0.363915</text:p>
          </table:table-cell>
          <table:table-cell office:value-type="float" office:value="0.345724" calcext:value-type="float">
            <text:p>0.345724</text:p>
          </table:table-cell>
          <table:table-cell office:value-type="float" office:value="0.327191" calcext:value-type="float">
            <text:p>0.327191</text:p>
          </table:table-cell>
          <table:table-cell office:value-type="float" office:value="0.308335" calcext:value-type="float">
            <text:p>0.308335</text:p>
          </table:table-cell>
          <table:table-cell office:value-type="float" office:value="0.289175" calcext:value-type="float">
            <text:p>0.289175</text:p>
          </table:table-cell>
          <table:table-cell office:value-type="float" office:value="0.269729" calcext:value-type="float">
            <text:p>0.269729</text:p>
          </table:table-cell>
          <table:table-cell office:value-type="float" office:value="0.250018" calcext:value-type="float">
            <text:p>0.250018</text:p>
          </table:table-cell>
          <table:table-cell office:value-type="float" office:value="0.230059" calcext:value-type="float">
            <text:p>0.230059</text:p>
          </table:table-cell>
          <table:table-cell office:value-type="float" office:value="0.209874" calcext:value-type="float">
            <text:p>0.209874</text:p>
          </table:table-cell>
          <table:table-cell office:value-type="float" office:value="0.189481" calcext:value-type="float">
            <text:p>0.189481</text:p>
          </table:table-cell>
          <table:table-cell office:value-type="float" office:value="0.168902" calcext:value-type="float">
            <text:p>0.168902</text:p>
          </table:table-cell>
          <table:table-cell office:value-type="float" office:value="0.148155" calcext:value-type="float">
            <text:p>0.148155</text:p>
          </table:table-cell>
          <table:table-cell office:value-type="float" office:value="0.127263" calcext:value-type="float">
            <text:p>0.127263</text:p>
          </table:table-cell>
          <table:table-cell office:value-type="float" office:value="0.106245" calcext:value-type="float">
            <text:p>0.106245</text:p>
          </table:table-cell>
          <table:table-cell office:value-type="float" office:value="0.0851221" calcext:value-type="float">
            <text:p>0.0851221</text:p>
          </table:table-cell>
          <table:table-cell office:value-type="float" office:value="0.0639152" calcext:value-type="float">
            <text:p>0.0639152</text:p>
          </table:table-cell>
          <table:table-cell office:value-type="float" office:value="0.0426452" calcext:value-type="float">
            <text:p>0.0426452</text:p>
          </table:table-cell>
          <table:table-cell office:value-type="float" office:value="0.0213331" calcext:value-type="float">
            <text:p>0.0213331</text:p>
          </table:table-cell>
          <table:table-cell office:value-type="float" office:value="6.22428E-017" calcext:value-type="float">
            <text:p>6.22428E-17</text:p>
          </table:table-cell>
          <table:table-cell office:value-type="float" office:value="-0.0213331" calcext:value-type="float">
            <text:p>-0.0213331</text:p>
          </table:table-cell>
          <table:table-cell office:value-type="float" office:value="-0.0426452" calcext:value-type="float">
            <text:p>-0.0426452</text:p>
          </table:table-cell>
          <table:table-cell office:value-type="float" office:value="-0.0639152" calcext:value-type="float">
            <text:p>-0.0639152</text:p>
          </table:table-cell>
          <table:table-cell office:value-type="float" office:value="-0.0851221" calcext:value-type="float">
            <text:p>-0.0851221</text:p>
          </table:table-cell>
          <table:table-cell office:value-type="float" office:value="-0.106245" calcext:value-type="float">
            <text:p>-0.106245</text:p>
          </table:table-cell>
          <table:table-cell office:value-type="float" office:value="-0.127263" calcext:value-type="float">
            <text:p>-0.127263</text:p>
          </table:table-cell>
          <table:table-cell office:value-type="float" office:value="-0.148155" calcext:value-type="float">
            <text:p>-0.148155</text:p>
          </table:table-cell>
          <table:table-cell office:value-type="float" office:value="-0.168902" calcext:value-type="float">
            <text:p>-0.168902</text:p>
          </table:table-cell>
          <table:table-cell office:value-type="float" office:value="-0.189481" calcext:value-type="float">
            <text:p>-0.189481</text:p>
          </table:table-cell>
          <table:table-cell office:value-type="float" office:value="-0.209874" calcext:value-type="float">
            <text:p>-0.209874</text:p>
          </table:table-cell>
          <table:table-cell office:value-type="float" office:value="-0.230059" calcext:value-type="float">
            <text:p>-0.230059</text:p>
          </table:table-cell>
          <table:table-cell office:value-type="float" office:value="-0.250018" calcext:value-type="float">
            <text:p>-0.250018</text:p>
          </table:table-cell>
          <table:table-cell office:value-type="float" office:value="-0.269729" calcext:value-type="float">
            <text:p>-0.269729</text:p>
          </table:table-cell>
          <table:table-cell office:value-type="float" office:value="-0.289175" calcext:value-type="float">
            <text:p>-0.289175</text:p>
          </table:table-cell>
          <table:table-cell office:value-type="float" office:value="-0.308335" calcext:value-type="float">
            <text:p>-0.308335</text:p>
          </table:table-cell>
          <table:table-cell office:value-type="float" office:value="-0.327191" calcext:value-type="float">
            <text:p>-0.327191</text:p>
          </table:table-cell>
          <table:table-cell office:value-type="float" office:value="-0.345724" calcext:value-type="float">
            <text:p>-0.345724</text:p>
          </table:table-cell>
          <table:table-cell office:value-type="float" office:value="-0.363915" calcext:value-type="float">
            <text:p>-0.363915</text:p>
          </table:table-cell>
          <table:table-cell office:value-type="float" office:value="-0.381748" calcext:value-type="float">
            <text:p>-0.381748</text:p>
          </table:table-cell>
          <table:table-cell office:value-type="float" office:value="-0.399204" calcext:value-type="float">
            <text:p>-0.399204</text:p>
          </table:table-cell>
          <table:table-cell office:value-type="float" office:value="-0.416266" calcext:value-type="float">
            <text:p>-0.416266</text:p>
          </table:table-cell>
          <table:table-cell office:value-type="float" office:value="-0.432917" calcext:value-type="float">
            <text:p>-0.432917</text:p>
          </table:table-cell>
          <table:table-cell office:value-type="float" office:value="-0.44914" calcext:value-type="float">
            <text:p>-0.44914</text:p>
          </table:table-cell>
          <table:table-cell office:value-type="float" office:value="-0.464921" calcext:value-type="float">
            <text:p>-0.464921</text:p>
          </table:table-cell>
          <table:table-cell office:value-type="float" office:value="-0.480243" calcext:value-type="float">
            <text:p>-0.480243</text:p>
          </table:table-cell>
          <table:table-cell office:value-type="float" office:value="-0.49509" calcext:value-type="float">
            <text:p>-0.49509</text:p>
          </table:table-cell>
          <table:table-cell office:value-type="float" office:value="-0.50945" calcext:value-type="float">
            <text:p>-0.50945</text:p>
          </table:table-cell>
          <table:table-cell office:value-type="float" office:value="-0.523306" calcext:value-type="float">
            <text:p>-0.523306</text:p>
          </table:table-cell>
          <table:table-cell office:value-type="float" office:value="-0.536646" calcext:value-type="float">
            <text:p>-0.536646</text:p>
          </table:table-cell>
          <table:table-cell office:value-type="float" office:value="-0.549456" calcext:value-type="float">
            <text:p>-0.549456</text:p>
          </table:table-cell>
          <table:table-cell office:value-type="float" office:value="-0.561724" calcext:value-type="float">
            <text:p>-0.561724</text:p>
          </table:table-cell>
          <table:table-cell office:value-type="float" office:value="-0.573438" calcext:value-type="float">
            <text:p>-0.573438</text:p>
          </table:table-cell>
          <table:table-cell office:value-type="float" office:value="-0.584586" calcext:value-type="float">
            <text:p>-0.584586</text:p>
          </table:table-cell>
          <table:table-cell office:value-type="float" office:value="-0.595157" calcext:value-type="float">
            <text:p>-0.595157</text:p>
          </table:table-cell>
          <table:table-cell office:value-type="float" office:value="-0.60514" calcext:value-type="float">
            <text:p>-0.60514</text:p>
          </table:table-cell>
          <table:table-cell office:value-type="float" office:value="-0.614527" calcext:value-type="float">
            <text:p>-0.614527</text:p>
          </table:table-cell>
          <table:table-cell office:value-type="float" office:value="-0.623307" calcext:value-type="float">
            <text:p>-0.623307</text:p>
          </table:table-cell>
          <table:table-cell office:value-type="float" office:value="-0.631471" calcext:value-type="float">
            <text:p>-0.631471</text:p>
          </table:table-cell>
          <table:table-cell office:value-type="float" office:value="-0.639013" calcext:value-type="float">
            <text:p>-0.639013</text:p>
          </table:table-cell>
          <table:table-cell office:value-type="float" office:value="-0.645924" calcext:value-type="float">
            <text:p>-0.645924</text:p>
          </table:table-cell>
          <table:table-cell office:value-type="float" office:value="-0.652197" calcext:value-type="float">
            <text:p>-0.652197</text:p>
          </table:table-cell>
          <table:table-cell office:value-type="float" office:value="-0.657827" calcext:value-type="float">
            <text:p>-0.657827</text:p>
          </table:table-cell>
          <table:table-cell office:value-type="float" office:value="-0.662808" calcext:value-type="float">
            <text:p>-0.662808</text:p>
          </table:table-cell>
          <table:table-cell office:value-type="float" office:value="-0.667135" calcext:value-type="float">
            <text:p>-0.667135</text:p>
          </table:table-cell>
          <table:table-cell office:value-type="float" office:value="-0.670803" calcext:value-type="float">
            <text:p>-0.670803</text:p>
          </table:table-cell>
          <table:table-cell office:value-type="float" office:value="-0.673809" calcext:value-type="float">
            <text:p>-0.673809</text:p>
          </table:table-cell>
          <table:table-cell office:value-type="float" office:value="-0.67615" calcext:value-type="float">
            <text:p>-0.67615</text:p>
          </table:table-cell>
          <table:table-cell office:value-type="float" office:value="-0.677824" calcext:value-type="float">
            <text:p>-0.677824</text:p>
          </table:table-cell>
          <table:table-cell office:value-type="float" office:value="-0.678829" calcext:value-type="float">
            <text:p>-0.678829</text:p>
          </table:table-cell>
          <table:table-cell office:value-type="float" office:value="-0.679164" calcext:value-type="float">
            <text:p>-0.679164</text:p>
          </table:table-cell>
          <table:table-cell/>
        </table:table-row>
        <table:table-row table:style-name="ro1">
          <table:table-cell office:value-type="float" office:value="0.2842" calcext:value-type="float">
            <text:p>0.2842</text:p>
          </table:table-cell>
          <table:table-cell office:value-type="float" office:value="0.65972" calcext:value-type="float">
            <text:p>0.65972</text:p>
          </table:table-cell>
          <table:table-cell office:value-type="float" office:value="0.659394" calcext:value-type="float">
            <text:p>0.659394</text:p>
          </table:table-cell>
          <table:table-cell office:value-type="float" office:value="0.658418" calcext:value-type="float">
            <text:p>0.658418</text:p>
          </table:table-cell>
          <table:table-cell office:value-type="float" office:value="0.656792" calcext:value-type="float">
            <text:p>0.656792</text:p>
          </table:table-cell>
          <table:table-cell office:value-type="float" office:value="0.654518" calcext:value-type="float">
            <text:p>0.654518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48035" calcext:value-type="float">
            <text:p>0.648035</text:p>
          </table:table-cell>
          <table:table-cell office:value-type="float" office:value="0.643832" calcext:value-type="float">
            <text:p>0.643832</text:p>
          </table:table-cell>
          <table:table-cell office:value-type="float" office:value="0.638994" calcext:value-type="float">
            <text:p>0.638994</text:p>
          </table:table-cell>
          <table:table-cell office:value-type="float" office:value="0.633525" calcext:value-type="float">
            <text:p>0.633525</text:p>
          </table:table-cell>
          <table:table-cell office:value-type="float" office:value="0.627431" calcext:value-type="float">
            <text:p>0.627431</text:p>
          </table:table-cell>
          <table:table-cell office:value-type="float" office:value="0.620718" calcext:value-type="float">
            <text:p>0.620718</text:p>
          </table:table-cell>
          <table:table-cell office:value-type="float" office:value="0.613393" calcext:value-type="float">
            <text:p>0.613393</text:p>
          </table:table-cell>
          <table:table-cell office:value-type="float" office:value="0.605462" calcext:value-type="float">
            <text:p>0.605462</text:p>
          </table:table-cell>
          <table:table-cell office:value-type="float" office:value="0.596933" calcext:value-type="float">
            <text:p>0.596933</text:p>
          </table:table-cell>
          <table:table-cell office:value-type="float" office:value="0.587816" calcext:value-type="float">
            <text:p>0.587816</text:p>
          </table:table-cell>
          <table:table-cell office:value-type="float" office:value="0.578118" calcext:value-type="float">
            <text:p>0.578118</text:p>
          </table:table-cell>
          <table:table-cell office:value-type="float" office:value="0.56785" calcext:value-type="float">
            <text:p>0.56785</text:p>
          </table:table-cell>
          <table:table-cell office:value-type="float" office:value="0.557021" calcext:value-type="float">
            <text:p>0.557021</text:p>
          </table:table-cell>
          <table:table-cell office:value-type="float" office:value="0.545642" calcext:value-type="float">
            <text:p>0.545642</text:p>
          </table:table-cell>
          <table:table-cell office:value-type="float" office:value="0.533726" calcext:value-type="float">
            <text:p>0.533726</text:p>
          </table:table-cell>
          <table:table-cell office:value-type="float" office:value="0.521282" calcext:value-type="float">
            <text:p>0.521282</text:p>
          </table:table-cell>
          <table:table-cell office:value-type="float" office:value="0.508324" calcext:value-type="float">
            <text:p>0.508324</text:p>
          </table:table-cell>
          <table:table-cell office:value-type="float" office:value="0.494864" calcext:value-type="float">
            <text:p>0.494864</text:p>
          </table:table-cell>
          <table:table-cell office:value-type="float" office:value="0.480916" calcext:value-type="float">
            <text:p>0.480916</text:p>
          </table:table-cell>
          <table:table-cell office:value-type="float" office:value="0.466494" calcext:value-type="float">
            <text:p>0.466494</text:p>
          </table:table-cell>
          <table:table-cell office:value-type="float" office:value="0.451611" calcext:value-type="float">
            <text:p>0.451611</text:p>
          </table:table-cell>
          <table:table-cell office:value-type="float" office:value="0.436282" calcext:value-type="float">
            <text:p>0.436282</text:p>
          </table:table-cell>
          <table:table-cell office:value-type="float" office:value="0.420523" calcext:value-type="float">
            <text:p>0.420523</text:p>
          </table:table-cell>
          <table:table-cell office:value-type="float" office:value="0.404348" calcext:value-type="float">
            <text:p>0.404348</text:p>
          </table:table-cell>
          <table:table-cell office:value-type="float" office:value="0.387775" calcext:value-type="float">
            <text:p>0.387775</text:p>
          </table:table-cell>
          <table:table-cell office:value-type="float" office:value="0.370819" calcext:value-type="float">
            <text:p>0.370819</text:p>
          </table:table-cell>
          <table:table-cell office:value-type="float" office:value="0.353497" calcext:value-type="float">
            <text:p>0.353497</text:p>
          </table:table-cell>
          <table:table-cell office:value-type="float" office:value="0.335826" calcext:value-type="float">
            <text:p>0.335826</text:p>
          </table:table-cell>
          <table:table-cell office:value-type="float" office:value="0.317823" calcext:value-type="float">
            <text:p>0.317823</text:p>
          </table:table-cell>
          <table:table-cell office:value-type="float" office:value="0.299507" calcext:value-type="float">
            <text:p>0.299507</text:p>
          </table:table-cell>
          <table:table-cell office:value-type="float" office:value="0.280896" calcext:value-type="float">
            <text:p>0.280896</text:p>
          </table:table-cell>
          <table:table-cell office:value-type="float" office:value="0.262007" calcext:value-type="float">
            <text:p>0.262007</text:p>
          </table:table-cell>
          <table:table-cell office:value-type="float" office:value="0.24286" calcext:value-type="float">
            <text:p>0.24286</text:p>
          </table:table-cell>
          <table:table-cell office:value-type="float" office:value="0.223473" calcext:value-type="float">
            <text:p>0.223473</text:p>
          </table:table-cell>
          <table:table-cell office:value-type="float" office:value="0.203865" calcext:value-type="float">
            <text:p>0.203865</text:p>
          </table:table-cell>
          <table:table-cell office:value-type="float" office:value="0.184057" calcext:value-type="float">
            <text:p>0.184057</text:p>
          </table:table-cell>
          <table:table-cell office:value-type="float" office:value="0.164066" calcext:value-type="float">
            <text:p>0.164066</text:p>
          </table:table-cell>
          <table:table-cell office:value-type="float" office:value="0.143914" calcext:value-type="float">
            <text:p>0.143914</text:p>
          </table:table-cell>
          <table:table-cell office:value-type="float" office:value="0.12362" calcext:value-type="float">
            <text:p>0.12362</text:p>
          </table:table-cell>
          <table:table-cell office:value-type="float" office:value="0.103203" calcext:value-type="float">
            <text:p>0.103203</text:p>
          </table:table-cell>
          <table:table-cell office:value-type="float" office:value="0.0826851" calcext:value-type="float">
            <text:p>0.0826851</text:p>
          </table:table-cell>
          <table:table-cell office:value-type="float" office:value="0.0620853" calcext:value-type="float">
            <text:p>0.0620853</text:p>
          </table:table-cell>
          <table:table-cell office:value-type="float" office:value="0.0414243" calcext:value-type="float">
            <text:p>0.0414243</text:p>
          </table:table-cell>
          <table:table-cell office:value-type="float" office:value="0.0207224" calcext:value-type="float">
            <text:p>0.0207224</text:p>
          </table:table-cell>
          <table:table-cell office:value-type="float" office:value="-2.1848E-016" calcext:value-type="float">
            <text:p>-2.1848E-16</text:p>
          </table:table-cell>
          <table:table-cell office:value-type="float" office:value="-0.0207224" calcext:value-type="float">
            <text:p>-0.0207224</text:p>
          </table:table-cell>
          <table:table-cell office:value-type="float" office:value="-0.0414243" calcext:value-type="float">
            <text:p>-0.0414243</text:p>
          </table:table-cell>
          <table:table-cell office:value-type="float" office:value="-0.0620853" calcext:value-type="float">
            <text:p>-0.0620853</text:p>
          </table:table-cell>
          <table:table-cell office:value-type="float" office:value="-0.0826851" calcext:value-type="float">
            <text:p>-0.0826851</text:p>
          </table:table-cell>
          <table:table-cell office:value-type="float" office:value="-0.103203" calcext:value-type="float">
            <text:p>-0.103203</text:p>
          </table:table-cell>
          <table:table-cell office:value-type="float" office:value="-0.12362" calcext:value-type="float">
            <text:p>-0.12362</text:p>
          </table:table-cell>
          <table:table-cell office:value-type="float" office:value="-0.143914" calcext:value-type="float">
            <text:p>-0.143914</text:p>
          </table:table-cell>
          <table:table-cell office:value-type="float" office:value="-0.164066" calcext:value-type="float">
            <text:p>-0.164066</text:p>
          </table:table-cell>
          <table:table-cell office:value-type="float" office:value="-0.184057" calcext:value-type="float">
            <text:p>-0.184057</text:p>
          </table:table-cell>
          <table:table-cell office:value-type="float" office:value="-0.203865" calcext:value-type="float">
            <text:p>-0.203865</text:p>
          </table:table-cell>
          <table:table-cell office:value-type="float" office:value="-0.223473" calcext:value-type="float">
            <text:p>-0.223473</text:p>
          </table:table-cell>
          <table:table-cell office:value-type="float" office:value="-0.24286" calcext:value-type="float">
            <text:p>-0.24286</text:p>
          </table:table-cell>
          <table:table-cell office:value-type="float" office:value="-0.262007" calcext:value-type="float">
            <text:p>-0.262007</text:p>
          </table:table-cell>
          <table:table-cell office:value-type="float" office:value="-0.280896" calcext:value-type="float">
            <text:p>-0.280896</text:p>
          </table:table-cell>
          <table:table-cell office:value-type="float" office:value="-0.299507" calcext:value-type="float">
            <text:p>-0.299507</text:p>
          </table:table-cell>
          <table:table-cell office:value-type="float" office:value="-0.317823" calcext:value-type="float">
            <text:p>-0.317823</text:p>
          </table:table-cell>
          <table:table-cell office:value-type="float" office:value="-0.335826" calcext:value-type="float">
            <text:p>-0.335826</text:p>
          </table:table-cell>
          <table:table-cell office:value-type="float" office:value="-0.353497" calcext:value-type="float">
            <text:p>-0.353497</text:p>
          </table:table-cell>
          <table:table-cell office:value-type="float" office:value="-0.370819" calcext:value-type="float">
            <text:p>-0.370819</text:p>
          </table:table-cell>
          <table:table-cell office:value-type="float" office:value="-0.387775" calcext:value-type="float">
            <text:p>-0.387775</text:p>
          </table:table-cell>
          <table:table-cell office:value-type="float" office:value="-0.404348" calcext:value-type="float">
            <text:p>-0.404348</text:p>
          </table:table-cell>
          <table:table-cell office:value-type="float" office:value="-0.420523" calcext:value-type="float">
            <text:p>-0.420523</text:p>
          </table:table-cell>
          <table:table-cell office:value-type="float" office:value="-0.436282" calcext:value-type="float">
            <text:p>-0.436282</text:p>
          </table:table-cell>
          <table:table-cell office:value-type="float" office:value="-0.451611" calcext:value-type="float">
            <text:p>-0.451611</text:p>
          </table:table-cell>
          <table:table-cell office:value-type="float" office:value="-0.466494" calcext:value-type="float">
            <text:p>-0.466494</text:p>
          </table:table-cell>
          <table:table-cell office:value-type="float" office:value="-0.480916" calcext:value-type="float">
            <text:p>-0.480916</text:p>
          </table:table-cell>
          <table:table-cell office:value-type="float" office:value="-0.494864" calcext:value-type="float">
            <text:p>-0.494864</text:p>
          </table:table-cell>
          <table:table-cell office:value-type="float" office:value="-0.508324" calcext:value-type="float">
            <text:p>-0.508324</text:p>
          </table:table-cell>
          <table:table-cell office:value-type="float" office:value="-0.521282" calcext:value-type="float">
            <text:p>-0.521282</text:p>
          </table:table-cell>
          <table:table-cell office:value-type="float" office:value="-0.533726" calcext:value-type="float">
            <text:p>-0.533726</text:p>
          </table:table-cell>
          <table:table-cell office:value-type="float" office:value="-0.545642" calcext:value-type="float">
            <text:p>-0.545642</text:p>
          </table:table-cell>
          <table:table-cell office:value-type="float" office:value="-0.557021" calcext:value-type="float">
            <text:p>-0.557021</text:p>
          </table:table-cell>
          <table:table-cell office:value-type="float" office:value="-0.56785" calcext:value-type="float">
            <text:p>-0.56785</text:p>
          </table:table-cell>
          <table:table-cell office:value-type="float" office:value="-0.578118" calcext:value-type="float">
            <text:p>-0.578118</text:p>
          </table:table-cell>
          <table:table-cell office:value-type="float" office:value="-0.587816" calcext:value-type="float">
            <text:p>-0.587816</text:p>
          </table:table-cell>
          <table:table-cell office:value-type="float" office:value="-0.596933" calcext:value-type="float">
            <text:p>-0.596933</text:p>
          </table:table-cell>
          <table:table-cell office:value-type="float" office:value="-0.605462" calcext:value-type="float">
            <text:p>-0.605462</text:p>
          </table:table-cell>
          <table:table-cell office:value-type="float" office:value="-0.613393" calcext:value-type="float">
            <text:p>-0.613393</text:p>
          </table:table-cell>
          <table:table-cell office:value-type="float" office:value="-0.620718" calcext:value-type="float">
            <text:p>-0.620718</text:p>
          </table:table-cell>
          <table:table-cell office:value-type="float" office:value="-0.627431" calcext:value-type="float">
            <text:p>-0.627431</text:p>
          </table:table-cell>
          <table:table-cell office:value-type="float" office:value="-0.633525" calcext:value-type="float">
            <text:p>-0.633525</text:p>
          </table:table-cell>
          <table:table-cell office:value-type="float" office:value="-0.638994" calcext:value-type="float">
            <text:p>-0.638994</text:p>
          </table:table-cell>
          <table:table-cell office:value-type="float" office:value="-0.643832" calcext:value-type="float">
            <text:p>-0.643832</text:p>
          </table:table-cell>
          <table:table-cell office:value-type="float" office:value="-0.648035" calcext:value-type="float">
            <text:p>-0.648035</text:p>
          </table:table-cell>
          <table:table-cell office:value-type="float" office:value="-0.651598" calcext:value-type="float">
            <text:p>-0.651598</text:p>
          </table:table-cell>
          <table:table-cell office:value-type="float" office:value="-0.654518" calcext:value-type="float">
            <text:p>-0.654518</text:p>
          </table:table-cell>
          <table:table-cell office:value-type="float" office:value="-0.656792" calcext:value-type="float">
            <text:p>-0.656792</text:p>
          </table:table-cell>
          <table:table-cell office:value-type="float" office:value="-0.658418" calcext:value-type="float">
            <text:p>-0.658418</text:p>
          </table:table-cell>
          <table:table-cell office:value-type="float" office:value="-0.659394" calcext:value-type="float">
            <text:p>-0.659394</text:p>
          </table:table-cell>
          <table:table-cell office:value-type="float" office:value="-0.65972" calcext:value-type="float">
            <text:p>-0.65972</text:p>
          </table:table-cell>
          <table:table-cell/>
        </table:table-row>
        <table:table-row table:style-name="ro1">
          <table:table-cell office:value-type="float" office:value="0.293417" calcext:value-type="float">
            <text:p>0.293417</text:p>
          </table:table-cell>
          <table:table-cell office:value-type="float" office:value="0.639904" calcext:value-type="float">
            <text:p>0.639904</text:p>
          </table:table-cell>
          <table:table-cell office:value-type="float" office:value="0.639588" calcext:value-type="float">
            <text:p>0.639588</text:p>
          </table:table-cell>
          <table:table-cell office:value-type="float" office:value="0.638641" calcext:value-type="float">
            <text:p>0.638641</text:p>
          </table:table-cell>
          <table:table-cell office:value-type="float" office:value="0.637064" calcext:value-type="float">
            <text:p>0.637064</text:p>
          </table:table-cell>
          <table:table-cell office:value-type="float" office:value="0.634858" calcext:value-type="float">
            <text:p>0.634858</text:p>
          </table:table-cell>
          <table:table-cell office:value-type="float" office:value="0.632026" calcext:value-type="float">
            <text:p>0.632026</text:p>
          </table:table-cell>
          <table:table-cell office:value-type="float" office:value="0.62857" calcext:value-type="float">
            <text:p>0.62857</text:p>
          </table:table-cell>
          <table:table-cell office:value-type="float" office:value="0.624493" calcext:value-type="float">
            <text:p>0.624493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614496" calcext:value-type="float">
            <text:p>0.614496</text:p>
          </table:table-cell>
          <table:table-cell office:value-type="float" office:value="0.608585" calcext:value-type="float">
            <text:p>0.608585</text:p>
          </table:table-cell>
          <table:table-cell office:value-type="float" office:value="0.602074" calcext:value-type="float">
            <text:p>0.602074</text:p>
          </table:table-cell>
          <table:table-cell office:value-type="float" office:value="0.594968" calcext:value-type="float">
            <text:p>0.594968</text:p>
          </table:table-cell>
          <table:table-cell office:value-type="float" office:value="0.587275" calcext:value-type="float">
            <text:p>0.587275</text:p>
          </table:table-cell>
          <table:table-cell office:value-type="float" office:value="0.579003" calcext:value-type="float">
            <text:p>0.579003</text:p>
          </table:table-cell>
          <table:table-cell office:value-type="float" office:value="0.570159" calcext:value-type="float">
            <text:p>0.570159</text:p>
          </table:table-cell>
          <table:table-cell office:value-type="float" office:value="0.560753" calcext:value-type="float">
            <text:p>0.560753</text:p>
          </table:table-cell>
          <table:table-cell office:value-type="float" office:value="0.550793" calcext:value-type="float">
            <text:p>0.550793</text:p>
          </table:table-cell>
          <table:table-cell office:value-type="float" office:value="0.540289" calcext:value-type="float">
            <text:p>0.540289</text:p>
          </table:table-cell>
          <table:table-cell office:value-type="float" office:value="0.529253" calcext:value-type="float">
            <text:p>0.529253</text:p>
          </table:table-cell>
          <table:table-cell office:value-type="float" office:value="0.517694" calcext:value-type="float">
            <text:p>0.517694</text:p>
          </table:table-cell>
          <table:table-cell office:value-type="float" office:value="0.505624" calcext:value-type="float">
            <text:p>0.505624</text:p>
          </table:table-cell>
          <table:table-cell office:value-type="float" office:value="0.493055" calcext:value-type="float">
            <text:p>0.493055</text:p>
          </table:table-cell>
          <table:table-cell office:value-type="float" office:value="0.48" calcext:value-type="float">
            <text:p>0.48</text:p>
          </table:table-cell>
          <table:table-cell office:value-type="float" office:value="0.466471" calcext:value-type="float">
            <text:p>0.466471</text:p>
          </table:table-cell>
          <table:table-cell office:value-type="float" office:value="0.452481" calcext:value-type="float">
            <text:p>0.452481</text:p>
          </table:table-cell>
          <table:table-cell office:value-type="float" office:value="0.438045" calcext:value-type="float">
            <text:p>0.438045</text:p>
          </table:table-cell>
          <table:table-cell office:value-type="float" office:value="0.423177" calcext:value-type="float">
            <text:p>0.423177</text:p>
          </table:table-cell>
          <table:table-cell office:value-type="float" office:value="0.407891" calcext:value-type="float">
            <text:p>0.407891</text:p>
          </table:table-cell>
          <table:table-cell office:value-type="float" office:value="0.392203" calcext:value-type="float">
            <text:p>0.392203</text:p>
          </table:table-cell>
          <table:table-cell office:value-type="float" office:value="0.376127" calcext:value-type="float">
            <text:p>0.376127</text:p>
          </table:table-cell>
          <table:table-cell office:value-type="float" office:value="0.35968" calcext:value-type="float">
            <text:p>0.35968</text:p>
          </table:table-cell>
          <table:table-cell office:value-type="float" office:value="0.342879" calcext:value-type="float">
            <text:p>0.342879</text:p>
          </table:table-cell>
          <table:table-cell office:value-type="float" office:value="0.325739" calcext:value-type="float">
            <text:p>0.325739</text:p>
          </table:table-cell>
          <table:table-cell office:value-type="float" office:value="0.308277" calcext:value-type="float">
            <text:p>0.308277</text:p>
          </table:table-cell>
          <table:table-cell office:value-type="float" office:value="0.290511" calcext:value-type="float">
            <text:p>0.290511</text:p>
          </table:table-cell>
          <table:table-cell office:value-type="float" office:value="0.272459" calcext:value-type="float">
            <text:p>0.272459</text:p>
          </table:table-cell>
          <table:table-cell office:value-type="float" office:value="0.254137" calcext:value-type="float">
            <text:p>0.254137</text:p>
          </table:table-cell>
          <table:table-cell office:value-type="float" office:value="0.235565" calcext:value-type="float">
            <text:p>0.235565</text:p>
          </table:table-cell>
          <table:table-cell office:value-type="float" office:value="0.21676" calcext:value-type="float">
            <text:p>0.21676</text:p>
          </table:table-cell>
          <table:table-cell office:value-type="float" office:value="0.197742" calcext:value-type="float">
            <text:p>0.197742</text:p>
          </table:table-cell>
          <table:table-cell office:value-type="float" office:value="0.178528" calcext:value-type="float">
            <text:p>0.178528</text:p>
          </table:table-cell>
          <table:table-cell office:value-type="float" office:value="0.159138" calcext:value-type="float">
            <text:p>0.159138</text:p>
          </table:table-cell>
          <table:table-cell office:value-type="float" office:value="0.139591" calcext:value-type="float">
            <text:p>0.139591</text:p>
          </table:table-cell>
          <table:table-cell office:value-type="float" office:value="0.119906" calcext:value-type="float">
            <text:p>0.119906</text:p>
          </table:table-cell>
          <table:table-cell office:value-type="float" office:value="0.100103" calcext:value-type="float">
            <text:p>0.100103</text:p>
          </table:table-cell>
          <table:table-cell office:value-type="float" office:value="0.0802015" calcext:value-type="float">
            <text:p>0.0802015</text:p>
          </table:table-cell>
          <table:table-cell office:value-type="float" office:value="0.0602205" calcext:value-type="float">
            <text:p>0.0602205</text:p>
          </table:table-cell>
          <table:table-cell office:value-type="float" office:value="0.04018" calcext:value-type="float">
            <text:p>0.04018</text:p>
          </table:table-cell>
          <table:table-cell office:value-type="float" office:value="0.0200999" calcext:value-type="float">
            <text:p>0.0200999</text:p>
          </table:table-cell>
          <table:table-cell office:value-type="float" office:value="-2.77107E-016" calcext:value-type="float">
            <text:p>-2.77107E-16</text:p>
          </table:table-cell>
          <table:table-cell office:value-type="float" office:value="-0.0200999" calcext:value-type="float">
            <text:p>-0.0200999</text:p>
          </table:table-cell>
          <table:table-cell office:value-type="float" office:value="-0.04018" calcext:value-type="float">
            <text:p>-0.04018</text:p>
          </table:table-cell>
          <table:table-cell office:value-type="float" office:value="-0.0602205" calcext:value-type="float">
            <text:p>-0.0602205</text:p>
          </table:table-cell>
          <table:table-cell office:value-type="float" office:value="-0.0802015" calcext:value-type="float">
            <text:p>-0.0802015</text:p>
          </table:table-cell>
          <table:table-cell office:value-type="float" office:value="-0.100103" calcext:value-type="float">
            <text:p>-0.100103</text:p>
          </table:table-cell>
          <table:table-cell office:value-type="float" office:value="-0.119906" calcext:value-type="float">
            <text:p>-0.119906</text:p>
          </table:table-cell>
          <table:table-cell office:value-type="float" office:value="-0.139591" calcext:value-type="float">
            <text:p>-0.139591</text:p>
          </table:table-cell>
          <table:table-cell office:value-type="float" office:value="-0.159138" calcext:value-type="float">
            <text:p>-0.159138</text:p>
          </table:table-cell>
          <table:table-cell office:value-type="float" office:value="-0.178528" calcext:value-type="float">
            <text:p>-0.178528</text:p>
          </table:table-cell>
          <table:table-cell office:value-type="float" office:value="-0.197742" calcext:value-type="float">
            <text:p>-0.197742</text:p>
          </table:table-cell>
          <table:table-cell office:value-type="float" office:value="-0.21676" calcext:value-type="float">
            <text:p>-0.21676</text:p>
          </table:table-cell>
          <table:table-cell office:value-type="float" office:value="-0.235565" calcext:value-type="float">
            <text:p>-0.235565</text:p>
          </table:table-cell>
          <table:table-cell office:value-type="float" office:value="-0.254137" calcext:value-type="float">
            <text:p>-0.254137</text:p>
          </table:table-cell>
          <table:table-cell office:value-type="float" office:value="-0.272459" calcext:value-type="float">
            <text:p>-0.272459</text:p>
          </table:table-cell>
          <table:table-cell office:value-type="float" office:value="-0.290511" calcext:value-type="float">
            <text:p>-0.290511</text:p>
          </table:table-cell>
          <table:table-cell office:value-type="float" office:value="-0.308277" calcext:value-type="float">
            <text:p>-0.308277</text:p>
          </table:table-cell>
          <table:table-cell office:value-type="float" office:value="-0.325739" calcext:value-type="float">
            <text:p>-0.325739</text:p>
          </table:table-cell>
          <table:table-cell office:value-type="float" office:value="-0.342879" calcext:value-type="float">
            <text:p>-0.342879</text:p>
          </table:table-cell>
          <table:table-cell office:value-type="float" office:value="-0.35968" calcext:value-type="float">
            <text:p>-0.35968</text:p>
          </table:table-cell>
          <table:table-cell office:value-type="float" office:value="-0.376127" calcext:value-type="float">
            <text:p>-0.376127</text:p>
          </table:table-cell>
          <table:table-cell office:value-type="float" office:value="-0.392203" calcext:value-type="float">
            <text:p>-0.392203</text:p>
          </table:table-cell>
          <table:table-cell office:value-type="float" office:value="-0.407891" calcext:value-type="float">
            <text:p>-0.407891</text:p>
          </table:table-cell>
          <table:table-cell office:value-type="float" office:value="-0.423177" calcext:value-type="float">
            <text:p>-0.423177</text:p>
          </table:table-cell>
          <table:table-cell office:value-type="float" office:value="-0.438045" calcext:value-type="float">
            <text:p>-0.438045</text:p>
          </table:table-cell>
          <table:table-cell office:value-type="float" office:value="-0.452481" calcext:value-type="float">
            <text:p>-0.452481</text:p>
          </table:table-cell>
          <table:table-cell office:value-type="float" office:value="-0.466471" calcext:value-type="float">
            <text:p>-0.466471</text:p>
          </table:table-cell>
          <table:table-cell office:value-type="float" office:value="-0.48" calcext:value-type="float">
            <text:p>-0.48</text:p>
          </table:table-cell>
          <table:table-cell office:value-type="float" office:value="-0.493055" calcext:value-type="float">
            <text:p>-0.493055</text:p>
          </table:table-cell>
          <table:table-cell office:value-type="float" office:value="-0.505624" calcext:value-type="float">
            <text:p>-0.505624</text:p>
          </table:table-cell>
          <table:table-cell office:value-type="float" office:value="-0.517694" calcext:value-type="float">
            <text:p>-0.517694</text:p>
          </table:table-cell>
          <table:table-cell office:value-type="float" office:value="-0.529253" calcext:value-type="float">
            <text:p>-0.529253</text:p>
          </table:table-cell>
          <table:table-cell office:value-type="float" office:value="-0.540289" calcext:value-type="float">
            <text:p>-0.540289</text:p>
          </table:table-cell>
          <table:table-cell office:value-type="float" office:value="-0.550793" calcext:value-type="float">
            <text:p>-0.550793</text:p>
          </table:table-cell>
          <table:table-cell office:value-type="float" office:value="-0.560753" calcext:value-type="float">
            <text:p>-0.560753</text:p>
          </table:table-cell>
          <table:table-cell office:value-type="float" office:value="-0.570159" calcext:value-type="float">
            <text:p>-0.570159</text:p>
          </table:table-cell>
          <table:table-cell office:value-type="float" office:value="-0.579003" calcext:value-type="float">
            <text:p>-0.579003</text:p>
          </table:table-cell>
          <table:table-cell office:value-type="float" office:value="-0.587275" calcext:value-type="float">
            <text:p>-0.587275</text:p>
          </table:table-cell>
          <table:table-cell office:value-type="float" office:value="-0.594968" calcext:value-type="float">
            <text:p>-0.594968</text:p>
          </table:table-cell>
          <table:table-cell office:value-type="float" office:value="-0.602074" calcext:value-type="float">
            <text:p>-0.602074</text:p>
          </table:table-cell>
          <table:table-cell office:value-type="float" office:value="-0.608585" calcext:value-type="float">
            <text:p>-0.608585</text:p>
          </table:table-cell>
          <table:table-cell office:value-type="float" office:value="-0.614496" calcext:value-type="float">
            <text:p>-0.614496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624493" calcext:value-type="float">
            <text:p>-0.624493</text:p>
          </table:table-cell>
          <table:table-cell office:value-type="float" office:value="-0.62857" calcext:value-type="float">
            <text:p>-0.62857</text:p>
          </table:table-cell>
          <table:table-cell office:value-type="float" office:value="-0.632026" calcext:value-type="float">
            <text:p>-0.632026</text:p>
          </table:table-cell>
          <table:table-cell office:value-type="float" office:value="-0.634858" calcext:value-type="float">
            <text:p>-0.634858</text:p>
          </table:table-cell>
          <table:table-cell office:value-type="float" office:value="-0.637064" calcext:value-type="float">
            <text:p>-0.637064</text:p>
          </table:table-cell>
          <table:table-cell office:value-type="float" office:value="-0.638641" calcext:value-type="float">
            <text:p>-0.638641</text:p>
          </table:table-cell>
          <table:table-cell office:value-type="float" office:value="-0.639588" calcext:value-type="float">
            <text:p>-0.639588</text:p>
          </table:table-cell>
          <table:table-cell office:value-type="float" office:value="-0.639904" calcext:value-type="float">
            <text:p>-0.639904</text:p>
          </table:table-cell>
          <table:table-cell/>
        </table:table-row>
        <table:table-row table:style-name="ro1">
          <table:table-cell office:value-type="float" office:value="0.300036" calcext:value-type="float">
            <text:p>0.300036</text:p>
          </table:table-cell>
          <table:table-cell office:value-type="float" office:value="0.625455" calcext:value-type="float">
            <text:p>0.625455</text:p>
          </table:table-cell>
          <table:table-cell office:value-type="float" office:value="0.625147" calcext:value-type="float">
            <text:p>0.625147</text:p>
          </table:table-cell>
          <table:table-cell office:value-type="float" office:value="0.624221" calcext:value-type="float">
            <text:p>0.624221</text:p>
          </table:table-cell>
          <table:table-cell office:value-type="float" office:value="0.62268" calcext:value-type="float">
            <text:p>0.62268</text:p>
          </table:table-cell>
          <table:table-cell office:value-type="float" office:value="0.620524" calcext:value-type="float">
            <text:p>0.620524</text:p>
          </table:table-cell>
          <table:table-cell office:value-type="float" office:value="0.617755" calcext:value-type="float">
            <text:p>0.617755</text:p>
          </table:table-cell>
          <table:table-cell office:value-type="float" office:value="0.614377" calcext:value-type="float">
            <text:p>0.614377</text:p>
          </table:table-cell>
          <table:table-cell office:value-type="float" office:value="0.610393" calcext:value-type="float">
            <text:p>0.610393</text:p>
          </table:table-cell>
          <table:table-cell office:value-type="float" office:value="0.605806" calcext:value-type="float">
            <text:p>0.605806</text:p>
          </table:table-cell>
          <table:table-cell office:value-type="float" office:value="0.600621" calcext:value-type="float">
            <text:p>0.600621</text:p>
          </table:table-cell>
          <table:table-cell office:value-type="float" office:value="0.594844" calcext:value-type="float">
            <text:p>0.594844</text:p>
          </table:table-cell>
          <table:table-cell office:value-type="float" office:value="0.588479" calcext:value-type="float">
            <text:p>0.588479</text:p>
          </table:table-cell>
          <table:table-cell office:value-type="float" office:value="0.581534" calcext:value-type="float">
            <text:p>0.581534</text:p>
          </table:table-cell>
          <table:table-cell office:value-type="float" office:value="0.574015" calcext:value-type="float">
            <text:p>0.574015</text:p>
          </table:table-cell>
          <table:table-cell office:value-type="float" office:value="0.565929" calcext:value-type="float">
            <text:p>0.565929</text:p>
          </table:table-cell>
          <table:table-cell office:value-type="float" office:value="0.557285" calcext:value-type="float">
            <text:p>0.557285</text:p>
          </table:table-cell>
          <table:table-cell office:value-type="float" office:value="0.548091" calcext:value-type="float">
            <text:p>0.548091</text:p>
          </table:table-cell>
          <table:table-cell office:value-type="float" office:value="0.538356" calcext:value-type="float">
            <text:p>0.538356</text:p>
          </table:table-cell>
          <table:table-cell office:value-type="float" office:value="0.52809" calcext:value-type="float">
            <text:p>0.52809</text:p>
          </table:table-cell>
          <table:table-cell office:value-type="float" office:value="0.517303" calcext:value-type="float">
            <text:p>0.517303</text:p>
          </table:table-cell>
          <table:table-cell office:value-type="float" office:value="0.506005" calcext:value-type="float">
            <text:p>0.506005</text:p>
          </table:table-cell>
          <table:table-cell office:value-type="float" office:value="0.494207" calcext:value-type="float">
            <text:p>0.494207</text:p>
          </table:table-cell>
          <table:table-cell office:value-type="float" office:value="0.481922" calcext:value-type="float">
            <text:p>0.481922</text:p>
          </table:table-cell>
          <table:table-cell office:value-type="float" office:value="0.469162" calcext:value-type="float">
            <text:p>0.469162</text:p>
          </table:table-cell>
          <table:table-cell office:value-type="float" office:value="0.455938" calcext:value-type="float">
            <text:p>0.455938</text:p>
          </table:table-cell>
          <table:table-cell office:value-type="float" office:value="0.442265" calcext:value-type="float">
            <text:p>0.442265</text:p>
          </table:table-cell>
          <table:table-cell office:value-type="float" office:value="0.428155" calcext:value-type="float">
            <text:p>0.428155</text:p>
          </table:table-cell>
          <table:table-cell office:value-type="float" office:value="0.413622" calcext:value-type="float">
            <text:p>0.413622</text:p>
          </table:table-cell>
          <table:table-cell office:value-type="float" office:value="0.398681" calcext:value-type="float">
            <text:p>0.398681</text:p>
          </table:table-cell>
          <table:table-cell office:value-type="float" office:value="0.383347" calcext:value-type="float">
            <text:p>0.383347</text:p>
          </table:table-cell>
          <table:table-cell office:value-type="float" office:value="0.367634" calcext:value-type="float">
            <text:p>0.367634</text:p>
          </table:table-cell>
          <table:table-cell office:value-type="float" office:value="0.351559" calcext:value-type="float">
            <text:p>0.351559</text:p>
          </table:table-cell>
          <table:table-cell office:value-type="float" office:value="0.335137" calcext:value-type="float">
            <text:p>0.335137</text:p>
          </table:table-cell>
          <table:table-cell office:value-type="float" office:value="0.318384" calcext:value-type="float">
            <text:p>0.318384</text:p>
          </table:table-cell>
          <table:table-cell office:value-type="float" office:value="0.301316" calcext:value-type="float">
            <text:p>0.301316</text:p>
          </table:table-cell>
          <table:table-cell office:value-type="float" office:value="0.283952" calcext:value-type="float">
            <text:p>0.283952</text:p>
          </table:table-cell>
          <table:table-cell office:value-type="float" office:value="0.266307" calcext:value-type="float">
            <text:p>0.266307</text:p>
          </table:table-cell>
          <table:table-cell office:value-type="float" office:value="0.248399" calcext:value-type="float">
            <text:p>0.248399</text:p>
          </table:table-cell>
          <table:table-cell office:value-type="float" office:value="0.230246" calcext:value-type="float">
            <text:p>0.230246</text:p>
          </table:table-cell>
          <table:table-cell office:value-type="float" office:value="0.211866" calcext:value-type="float">
            <text:p>0.211866</text:p>
          </table:table-cell>
          <table:table-cell office:value-type="float" office:value="0.193277" calcext:value-type="float">
            <text:p>0.193277</text:p>
          </table:table-cell>
          <table:table-cell office:value-type="float" office:value="0.174497" calcext:value-type="float">
            <text:p>0.174497</text:p>
          </table:table-cell>
          <table:table-cell office:value-type="float" office:value="0.155545" calcext:value-type="float">
            <text:p>0.155545</text:p>
          </table:table-cell>
          <table:table-cell office:value-type="float" office:value="0.136439" calcext:value-type="float">
            <text:p>0.136439</text:p>
          </table:table-cell>
          <table:table-cell office:value-type="float" office:value="0.117199" calcext:value-type="float">
            <text:p>0.117199</text:p>
          </table:table-cell>
          <table:table-cell office:value-type="float" office:value="0.0978431" calcext:value-type="float">
            <text:p>0.0978431</text:p>
          </table:table-cell>
          <table:table-cell office:value-type="float" office:value="0.0783906" calcext:value-type="float">
            <text:p>0.0783906</text:p>
          </table:table-cell>
          <table:table-cell office:value-type="float" office:value="0.0588607" calcext:value-type="float">
            <text:p>0.0588607</text:p>
          </table:table-cell>
          <table:table-cell office:value-type="float" office:value="0.0392728" calcext:value-type="float">
            <text:p>0.0392728</text:p>
          </table:table-cell>
          <table:table-cell office:value-type="float" office:value="0.0196461" calcext:value-type="float">
            <text:p>0.0196461</text:p>
          </table:table-cell>
          <table:table-cell office:value-type="float" office:value="-2.29944E-016" calcext:value-type="float">
            <text:p>-2.29944E-16</text:p>
          </table:table-cell>
          <table:table-cell office:value-type="float" office:value="-0.0196461" calcext:value-type="float">
            <text:p>-0.0196461</text:p>
          </table:table-cell>
          <table:table-cell office:value-type="float" office:value="-0.0392728" calcext:value-type="float">
            <text:p>-0.0392728</text:p>
          </table:table-cell>
          <table:table-cell office:value-type="float" office:value="-0.0588607" calcext:value-type="float">
            <text:p>-0.0588607</text:p>
          </table:table-cell>
          <table:table-cell office:value-type="float" office:value="-0.0783906" calcext:value-type="float">
            <text:p>-0.0783906</text:p>
          </table:table-cell>
          <table:table-cell office:value-type="float" office:value="-0.0978431" calcext:value-type="float">
            <text:p>-0.0978431</text:p>
          </table:table-cell>
          <table:table-cell office:value-type="float" office:value="-0.117199" calcext:value-type="float">
            <text:p>-0.117199</text:p>
          </table:table-cell>
          <table:table-cell office:value-type="float" office:value="-0.136439" calcext:value-type="float">
            <text:p>-0.136439</text:p>
          </table:table-cell>
          <table:table-cell office:value-type="float" office:value="-0.155545" calcext:value-type="float">
            <text:p>-0.155545</text:p>
          </table:table-cell>
          <table:table-cell office:value-type="float" office:value="-0.174497" calcext:value-type="float">
            <text:p>-0.174497</text:p>
          </table:table-cell>
          <table:table-cell office:value-type="float" office:value="-0.193277" calcext:value-type="float">
            <text:p>-0.193277</text:p>
          </table:table-cell>
          <table:table-cell office:value-type="float" office:value="-0.211866" calcext:value-type="float">
            <text:p>-0.211866</text:p>
          </table:table-cell>
          <table:table-cell office:value-type="float" office:value="-0.230246" calcext:value-type="float">
            <text:p>-0.230246</text:p>
          </table:table-cell>
          <table:table-cell office:value-type="float" office:value="-0.248399" calcext:value-type="float">
            <text:p>-0.248399</text:p>
          </table:table-cell>
          <table:table-cell office:value-type="float" office:value="-0.266307" calcext:value-type="float">
            <text:p>-0.266307</text:p>
          </table:table-cell>
          <table:table-cell office:value-type="float" office:value="-0.283952" calcext:value-type="float">
            <text:p>-0.283952</text:p>
          </table:table-cell>
          <table:table-cell office:value-type="float" office:value="-0.301316" calcext:value-type="float">
            <text:p>-0.301316</text:p>
          </table:table-cell>
          <table:table-cell office:value-type="float" office:value="-0.318384" calcext:value-type="float">
            <text:p>-0.318384</text:p>
          </table:table-cell>
          <table:table-cell office:value-type="float" office:value="-0.335137" calcext:value-type="float">
            <text:p>-0.335137</text:p>
          </table:table-cell>
          <table:table-cell office:value-type="float" office:value="-0.351559" calcext:value-type="float">
            <text:p>-0.351559</text:p>
          </table:table-cell>
          <table:table-cell office:value-type="float" office:value="-0.367634" calcext:value-type="float">
            <text:p>-0.367634</text:p>
          </table:table-cell>
          <table:table-cell office:value-type="float" office:value="-0.383347" calcext:value-type="float">
            <text:p>-0.383347</text:p>
          </table:table-cell>
          <table:table-cell office:value-type="float" office:value="-0.398681" calcext:value-type="float">
            <text:p>-0.398681</text:p>
          </table:table-cell>
          <table:table-cell office:value-type="float" office:value="-0.413622" calcext:value-type="float">
            <text:p>-0.413622</text:p>
          </table:table-cell>
          <table:table-cell office:value-type="float" office:value="-0.428155" calcext:value-type="float">
            <text:p>-0.428155</text:p>
          </table:table-cell>
          <table:table-cell office:value-type="float" office:value="-0.442265" calcext:value-type="float">
            <text:p>-0.442265</text:p>
          </table:table-cell>
          <table:table-cell office:value-type="float" office:value="-0.455938" calcext:value-type="float">
            <text:p>-0.455938</text:p>
          </table:table-cell>
          <table:table-cell office:value-type="float" office:value="-0.469162" calcext:value-type="float">
            <text:p>-0.469162</text:p>
          </table:table-cell>
          <table:table-cell office:value-type="float" office:value="-0.481922" calcext:value-type="float">
            <text:p>-0.481922</text:p>
          </table:table-cell>
          <table:table-cell office:value-type="float" office:value="-0.494207" calcext:value-type="float">
            <text:p>-0.494207</text:p>
          </table:table-cell>
          <table:table-cell office:value-type="float" office:value="-0.506005" calcext:value-type="float">
            <text:p>-0.506005</text:p>
          </table:table-cell>
          <table:table-cell office:value-type="float" office:value="-0.517303" calcext:value-type="float">
            <text:p>-0.517303</text:p>
          </table:table-cell>
          <table:table-cell office:value-type="float" office:value="-0.52809" calcext:value-type="float">
            <text:p>-0.52809</text:p>
          </table:table-cell>
          <table:table-cell office:value-type="float" office:value="-0.538356" calcext:value-type="float">
            <text:p>-0.538356</text:p>
          </table:table-cell>
          <table:table-cell office:value-type="float" office:value="-0.548091" calcext:value-type="float">
            <text:p>-0.548091</text:p>
          </table:table-cell>
          <table:table-cell office:value-type="float" office:value="-0.557285" calcext:value-type="float">
            <text:p>-0.557285</text:p>
          </table:table-cell>
          <table:table-cell office:value-type="float" office:value="-0.565929" calcext:value-type="float">
            <text:p>-0.565929</text:p>
          </table:table-cell>
          <table:table-cell office:value-type="float" office:value="-0.574015" calcext:value-type="float">
            <text:p>-0.574015</text:p>
          </table:table-cell>
          <table:table-cell office:value-type="float" office:value="-0.581534" calcext:value-type="float">
            <text:p>-0.581534</text:p>
          </table:table-cell>
          <table:table-cell office:value-type="float" office:value="-0.588479" calcext:value-type="float">
            <text:p>-0.588479</text:p>
          </table:table-cell>
          <table:table-cell office:value-type="float" office:value="-0.594844" calcext:value-type="float">
            <text:p>-0.594844</text:p>
          </table:table-cell>
          <table:table-cell office:value-type="float" office:value="-0.600621" calcext:value-type="float">
            <text:p>-0.600621</text:p>
          </table:table-cell>
          <table:table-cell office:value-type="float" office:value="-0.605806" calcext:value-type="float">
            <text:p>-0.605806</text:p>
          </table:table-cell>
          <table:table-cell office:value-type="float" office:value="-0.610393" calcext:value-type="float">
            <text:p>-0.610393</text:p>
          </table:table-cell>
          <table:table-cell office:value-type="float" office:value="-0.614377" calcext:value-type="float">
            <text:p>-0.614377</text:p>
          </table:table-cell>
          <table:table-cell office:value-type="float" office:value="-0.617755" calcext:value-type="float">
            <text:p>-0.617755</text:p>
          </table:table-cell>
          <table:table-cell office:value-type="float" office:value="-0.620524" calcext:value-type="float">
            <text:p>-0.620524</text:p>
          </table:table-cell>
          <table:table-cell office:value-type="float" office:value="-0.62268" calcext:value-type="float">
            <text:p>-0.62268</text:p>
          </table:table-cell>
          <table:table-cell office:value-type="float" office:value="-0.624221" calcext:value-type="float">
            <text:p>-0.624221</text:p>
          </table:table-cell>
          <table:table-cell office:value-type="float" office:value="-0.625147" calcext:value-type="float">
            <text:p>-0.625147</text:p>
          </table:table-cell>
          <table:table-cell office:value-type="float" office:value="-0.625455" calcext:value-type="float">
            <text:p>-0.625455</text:p>
          </table:table-cell>
          <table:table-cell/>
        </table:table-row>
        <table:table-row table:style-name="ro1">
          <table:table-cell office:value-type="float" office:value="0.309237" calcext:value-type="float">
            <text:p>0.309237</text:p>
          </table:table-cell>
          <table:table-cell office:value-type="float" office:value="0.605082" calcext:value-type="float">
            <text:p>0.605082</text:p>
          </table:table-cell>
          <table:table-cell office:value-type="float" office:value="0.604783" calcext:value-type="float">
            <text:p>0.604783</text:p>
          </table:table-cell>
          <table:table-cell office:value-type="float" office:value="0.603888" calcext:value-type="float">
            <text:p>0.603888</text:p>
          </table:table-cell>
          <table:table-cell office:value-type="float" office:value="0.602396" calcext:value-type="float">
            <text:p>0.602396</text:p>
          </table:table-cell>
          <table:table-cell office:value-type="float" office:value="0.600311" calcext:value-type="float">
            <text:p>0.600311</text:p>
          </table:table-cell>
          <table:table-cell office:value-type="float" office:value="0.597632" calcext:value-type="float">
            <text:p>0.597632</text:p>
          </table:table-cell>
          <table:table-cell office:value-type="float" office:value="0.594364" calcext:value-type="float">
            <text:p>0.594364</text:p>
          </table:table-cell>
          <table:table-cell office:value-type="float" office:value="0.59051" calcext:value-type="float">
            <text:p>0.59051</text:p>
          </table:table-cell>
          <table:table-cell office:value-type="float" office:value="0.586072" calcext:value-type="float">
            <text:p>0.586072</text:p>
          </table:table-cell>
          <table:table-cell office:value-type="float" office:value="0.581057" calcext:value-type="float">
            <text:p>0.581057</text:p>
          </table:table-cell>
          <table:table-cell office:value-type="float" office:value="0.575467" calcext:value-type="float">
            <text:p>0.575467</text:p>
          </table:table-cell>
          <table:table-cell office:value-type="float" office:value="0.56931" calcext:value-type="float">
            <text:p>0.56931</text:p>
          </table:table-cell>
          <table:table-cell office:value-type="float" office:value="0.562591" calcext:value-type="float">
            <text:p>0.562591</text:p>
          </table:table-cell>
          <table:table-cell office:value-type="float" office:value="0.555317" calcext:value-type="float">
            <text:p>0.555317</text:p>
          </table:table-cell>
          <table:table-cell office:value-type="float" office:value="0.547495" calcext:value-type="float">
            <text:p>0.547495</text:p>
          </table:table-cell>
          <table:table-cell office:value-type="float" office:value="0.539132" calcext:value-type="float">
            <text:p>0.539132</text:p>
          </table:table-cell>
          <table:table-cell office:value-type="float" office:value="0.530238" calcext:value-type="float">
            <text:p>0.530238</text:p>
          </table:table-cell>
          <table:table-cell office:value-type="float" office:value="0.52082" calcext:value-type="float">
            <text:p>0.52082</text:p>
          </table:table-cell>
          <table:table-cell office:value-type="float" office:value="0.510888" calcext:value-type="float">
            <text:p>0.510888</text:p>
          </table:table-cell>
          <table:table-cell office:value-type="float" office:value="0.500452" calcext:value-type="float">
            <text:p>0.500452</text:p>
          </table:table-cell>
          <table:table-cell office:value-type="float" office:value="0.489522" calcext:value-type="float">
            <text:p>0.489522</text:p>
          </table:table-cell>
          <table:table-cell office:value-type="float" office:value="0.478109" calcext:value-type="float">
            <text:p>0.478109</text:p>
          </table:table-cell>
          <table:table-cell office:value-type="float" office:value="0.466224" calcext:value-type="float">
            <text:p>0.466224</text:p>
          </table:table-cell>
          <table:table-cell office:value-type="float" office:value="0.453879" calcext:value-type="float">
            <text:p>0.453879</text:p>
          </table:table-cell>
          <table:table-cell office:value-type="float" office:value="0.441087" calcext:value-type="float">
            <text:p>0.441087</text:p>
          </table:table-cell>
          <table:table-cell office:value-type="float" office:value="0.427858" calcext:value-type="float">
            <text:p>0.427858</text:p>
          </table:table-cell>
          <table:table-cell office:value-type="float" office:value="0.414208" calcext:value-type="float">
            <text:p>0.414208</text:p>
          </table:table-cell>
          <table:table-cell office:value-type="float" office:value="0.400149" calcext:value-type="float">
            <text:p>0.400149</text:p>
          </table:table-cell>
          <table:table-cell office:value-type="float" office:value="0.385695" calcext:value-type="float">
            <text:p>0.385695</text:p>
          </table:table-cell>
          <table:table-cell office:value-type="float" office:value="0.37086" calcext:value-type="float">
            <text:p>0.37086</text:p>
          </table:table-cell>
          <table:table-cell office:value-type="float" office:value="0.355659" calcext:value-type="float">
            <text:p>0.355659</text:p>
          </table:table-cell>
          <table:table-cell office:value-type="float" office:value="0.340107" calcext:value-type="float">
            <text:p>0.340107</text:p>
          </table:table-cell>
          <table:table-cell office:value-type="float" office:value="0.32422" calcext:value-type="float">
            <text:p>0.32422</text:p>
          </table:table-cell>
          <table:table-cell office:value-type="float" office:value="0.308013" calcext:value-type="float">
            <text:p>0.308013</text:p>
          </table:table-cell>
          <table:table-cell office:value-type="float" office:value="0.291501" calcext:value-type="float">
            <text:p>0.291501</text:p>
          </table:table-cell>
          <table:table-cell office:value-type="float" office:value="0.274702" calcext:value-type="float">
            <text:p>0.274702</text:p>
          </table:table-cell>
          <table:table-cell office:value-type="float" office:value="0.257632" calcext:value-type="float">
            <text:p>0.257632</text:p>
          </table:table-cell>
          <table:table-cell office:value-type="float" office:value="0.240308" calcext:value-type="float">
            <text:p>0.240308</text:p>
          </table:table-cell>
          <table:table-cell office:value-type="float" office:value="0.222746" calcext:value-type="float">
            <text:p>0.222746</text:p>
          </table:table-cell>
          <table:table-cell office:value-type="float" office:value="0.204965" calcext:value-type="float">
            <text:p>0.204965</text:p>
          </table:table-cell>
          <table:table-cell office:value-type="float" office:value="0.186981" calcext:value-type="float">
            <text:p>0.186981</text:p>
          </table:table-cell>
          <table:table-cell office:value-type="float" office:value="0.168813" calcext:value-type="float">
            <text:p>0.168813</text:p>
          </table:table-cell>
          <table:table-cell office:value-type="float" office:value="0.150478" calcext:value-type="float">
            <text:p>0.150478</text:p>
          </table:table-cell>
          <table:table-cell office:value-type="float" office:value="0.131995" calcext:value-type="float">
            <text:p>0.131995</text:p>
          </table:table-cell>
          <table:table-cell office:value-type="float" office:value="0.113381" calcext:value-type="float">
            <text:p>0.113381</text:p>
          </table:table-cell>
          <table:table-cell office:value-type="float" office:value="0.0946559" calcext:value-type="float">
            <text:p>0.0946559</text:p>
          </table:table-cell>
          <table:table-cell office:value-type="float" office:value="0.0758371" calcext:value-type="float">
            <text:p>0.0758371</text:p>
          </table:table-cell>
          <table:table-cell office:value-type="float" office:value="0.0569434" calcext:value-type="float">
            <text:p>0.0569434</text:p>
          </table:table-cell>
          <table:table-cell office:value-type="float" office:value="0.0379935" calcext:value-type="float">
            <text:p>0.0379935</text:p>
          </table:table-cell>
          <table:table-cell office:value-type="float" office:value="0.0190061" calcext:value-type="float">
            <text:p>0.0190061</text:p>
          </table:table-cell>
          <table:table-cell office:value-type="float" office:value="-1.15284E-016" calcext:value-type="float">
            <text:p>-1.15284E-16</text:p>
          </table:table-cell>
          <table:table-cell office:value-type="float" office:value="-0.0190061" calcext:value-type="float">
            <text:p>-0.0190061</text:p>
          </table:table-cell>
          <table:table-cell office:value-type="float" office:value="-0.0379935" calcext:value-type="float">
            <text:p>-0.0379935</text:p>
          </table:table-cell>
          <table:table-cell office:value-type="float" office:value="-0.0569434" calcext:value-type="float">
            <text:p>-0.0569434</text:p>
          </table:table-cell>
          <table:table-cell office:value-type="float" office:value="-0.0758371" calcext:value-type="float">
            <text:p>-0.0758371</text:p>
          </table:table-cell>
          <table:table-cell office:value-type="float" office:value="-0.0946559" calcext:value-type="float">
            <text:p>-0.0946559</text:p>
          </table:table-cell>
          <table:table-cell office:value-type="float" office:value="-0.113381" calcext:value-type="float">
            <text:p>-0.113381</text:p>
          </table:table-cell>
          <table:table-cell office:value-type="float" office:value="-0.131995" calcext:value-type="float">
            <text:p>-0.131995</text:p>
          </table:table-cell>
          <table:table-cell office:value-type="float" office:value="-0.150478" calcext:value-type="float">
            <text:p>-0.150478</text:p>
          </table:table-cell>
          <table:table-cell office:value-type="float" office:value="-0.168813" calcext:value-type="float">
            <text:p>-0.168813</text:p>
          </table:table-cell>
          <table:table-cell office:value-type="float" office:value="-0.186981" calcext:value-type="float">
            <text:p>-0.186981</text:p>
          </table:table-cell>
          <table:table-cell office:value-type="float" office:value="-0.204965" calcext:value-type="float">
            <text:p>-0.204965</text:p>
          </table:table-cell>
          <table:table-cell office:value-type="float" office:value="-0.222746" calcext:value-type="float">
            <text:p>-0.222746</text:p>
          </table:table-cell>
          <table:table-cell office:value-type="float" office:value="-0.240308" calcext:value-type="float">
            <text:p>-0.240308</text:p>
          </table:table-cell>
          <table:table-cell office:value-type="float" office:value="-0.257632" calcext:value-type="float">
            <text:p>-0.257632</text:p>
          </table:table-cell>
          <table:table-cell office:value-type="float" office:value="-0.274702" calcext:value-type="float">
            <text:p>-0.274702</text:p>
          </table:table-cell>
          <table:table-cell office:value-type="float" office:value="-0.291501" calcext:value-type="float">
            <text:p>-0.291501</text:p>
          </table:table-cell>
          <table:table-cell office:value-type="float" office:value="-0.308013" calcext:value-type="float">
            <text:p>-0.308013</text:p>
          </table:table-cell>
          <table:table-cell office:value-type="float" office:value="-0.32422" calcext:value-type="float">
            <text:p>-0.32422</text:p>
          </table:table-cell>
          <table:table-cell office:value-type="float" office:value="-0.340107" calcext:value-type="float">
            <text:p>-0.340107</text:p>
          </table:table-cell>
          <table:table-cell office:value-type="float" office:value="-0.355659" calcext:value-type="float">
            <text:p>-0.355659</text:p>
          </table:table-cell>
          <table:table-cell office:value-type="float" office:value="-0.37086" calcext:value-type="float">
            <text:p>-0.37086</text:p>
          </table:table-cell>
          <table:table-cell office:value-type="float" office:value="-0.385695" calcext:value-type="float">
            <text:p>-0.385695</text:p>
          </table:table-cell>
          <table:table-cell office:value-type="float" office:value="-0.400149" calcext:value-type="float">
            <text:p>-0.400149</text:p>
          </table:table-cell>
          <table:table-cell office:value-type="float" office:value="-0.414208" calcext:value-type="float">
            <text:p>-0.414208</text:p>
          </table:table-cell>
          <table:table-cell office:value-type="float" office:value="-0.427858" calcext:value-type="float">
            <text:p>-0.427858</text:p>
          </table:table-cell>
          <table:table-cell office:value-type="float" office:value="-0.441087" calcext:value-type="float">
            <text:p>-0.441087</text:p>
          </table:table-cell>
          <table:table-cell office:value-type="float" office:value="-0.453879" calcext:value-type="float">
            <text:p>-0.453879</text:p>
          </table:table-cell>
          <table:table-cell office:value-type="float" office:value="-0.466224" calcext:value-type="float">
            <text:p>-0.466224</text:p>
          </table:table-cell>
          <table:table-cell office:value-type="float" office:value="-0.478109" calcext:value-type="float">
            <text:p>-0.478109</text:p>
          </table:table-cell>
          <table:table-cell office:value-type="float" office:value="-0.489522" calcext:value-type="float">
            <text:p>-0.489522</text:p>
          </table:table-cell>
          <table:table-cell office:value-type="float" office:value="-0.500452" calcext:value-type="float">
            <text:p>-0.500452</text:p>
          </table:table-cell>
          <table:table-cell office:value-type="float" office:value="-0.510888" calcext:value-type="float">
            <text:p>-0.510888</text:p>
          </table:table-cell>
          <table:table-cell office:value-type="float" office:value="-0.52082" calcext:value-type="float">
            <text:p>-0.52082</text:p>
          </table:table-cell>
          <table:table-cell office:value-type="float" office:value="-0.530238" calcext:value-type="float">
            <text:p>-0.530238</text:p>
          </table:table-cell>
          <table:table-cell office:value-type="float" office:value="-0.539132" calcext:value-type="float">
            <text:p>-0.539132</text:p>
          </table:table-cell>
          <table:table-cell office:value-type="float" office:value="-0.547495" calcext:value-type="float">
            <text:p>-0.547495</text:p>
          </table:table-cell>
          <table:table-cell office:value-type="float" office:value="-0.555317" calcext:value-type="float">
            <text:p>-0.555317</text:p>
          </table:table-cell>
          <table:table-cell office:value-type="float" office:value="-0.562591" calcext:value-type="float">
            <text:p>-0.562591</text:p>
          </table:table-cell>
          <table:table-cell office:value-type="float" office:value="-0.56931" calcext:value-type="float">
            <text:p>-0.56931</text:p>
          </table:table-cell>
          <table:table-cell office:value-type="float" office:value="-0.575467" calcext:value-type="float">
            <text:p>-0.575467</text:p>
          </table:table-cell>
          <table:table-cell office:value-type="float" office:value="-0.581057" calcext:value-type="float">
            <text:p>-0.581057</text:p>
          </table:table-cell>
          <table:table-cell office:value-type="float" office:value="-0.586072" calcext:value-type="float">
            <text:p>-0.586072</text:p>
          </table:table-cell>
          <table:table-cell office:value-type="float" office:value="-0.59051" calcext:value-type="float">
            <text:p>-0.59051</text:p>
          </table:table-cell>
          <table:table-cell office:value-type="float" office:value="-0.594364" calcext:value-type="float">
            <text:p>-0.594364</text:p>
          </table:table-cell>
          <table:table-cell office:value-type="float" office:value="-0.597632" calcext:value-type="float">
            <text:p>-0.597632</text:p>
          </table:table-cell>
          <table:table-cell office:value-type="float" office:value="-0.600311" calcext:value-type="float">
            <text:p>-0.600311</text:p>
          </table:table-cell>
          <table:table-cell office:value-type="float" office:value="-0.602396" calcext:value-type="float">
            <text:p>-0.602396</text:p>
          </table:table-cell>
          <table:table-cell office:value-type="float" office:value="-0.603888" calcext:value-type="float">
            <text:p>-0.603888</text:p>
          </table:table-cell>
          <table:table-cell office:value-type="float" office:value="-0.604783" calcext:value-type="float">
            <text:p>-0.604783</text:p>
          </table:table-cell>
          <table:table-cell office:value-type="float" office:value="-0.605082" calcext:value-type="float">
            <text:p>-0.605082</text:p>
          </table:table-cell>
          <table:table-cell/>
        </table:table-row>
        <table:table-row table:style-name="ro1">
          <table:table-cell office:value-type="float" office:value="0.318438" calcext:value-type="float">
            <text:p>0.318438</text:p>
          </table:table-cell>
          <table:table-cell office:value-type="float" office:value="0.584392" calcext:value-type="float">
            <text:p>0.584392</text:p>
          </table:table-cell>
          <table:table-cell office:value-type="float" office:value="0.584103" calcext:value-type="float">
            <text:p>0.584103</text:p>
          </table:table-cell>
          <table:table-cell office:value-type="float" office:value="0.583238" calcext:value-type="float">
            <text:p>0.583238</text:p>
          </table:table-cell>
          <table:table-cell office:value-type="float" office:value="0.581798" calcext:value-type="float">
            <text:p>0.581798</text:p>
          </table:table-cell>
          <table:table-cell office:value-type="float" office:value="0.579784" calcext:value-type="float">
            <text:p>0.579784</text:p>
          </table:table-cell>
          <table:table-cell office:value-type="float" office:value="0.577197" calcext:value-type="float">
            <text:p>0.577197</text:p>
          </table:table-cell>
          <table:table-cell office:value-type="float" office:value="0.574041" calcext:value-type="float">
            <text:p>0.574041</text:p>
          </table:table-cell>
          <table:table-cell office:value-type="float" office:value="0.570318" calcext:value-type="float">
            <text:p>0.570318</text:p>
          </table:table-cell>
          <table:table-cell office:value-type="float" office:value="0.566032" calcext:value-type="float">
            <text:p>0.566032</text:p>
          </table:table-cell>
          <table:table-cell office:value-type="float" office:value="0.561188" calcext:value-type="float">
            <text:p>0.561188</text:p>
          </table:table-cell>
          <table:table-cell office:value-type="float" office:value="0.55579" calcext:value-type="float">
            <text:p>0.55579</text:p>
          </table:table-cell>
          <table:table-cell office:value-type="float" office:value="0.549843" calcext:value-type="float">
            <text:p>0.549843</text:p>
          </table:table-cell>
          <table:table-cell office:value-type="float" office:value="0.543354" calcext:value-type="float">
            <text:p>0.543354</text:p>
          </table:table-cell>
          <table:table-cell office:value-type="float" office:value="0.536329" calcext:value-type="float">
            <text:p>0.536329</text:p>
          </table:table-cell>
          <table:table-cell office:value-type="float" office:value="0.528774" calcext:value-type="float">
            <text:p>0.528774</text:p>
          </table:table-cell>
          <table:table-cell office:value-type="float" office:value="0.520697" calcext:value-type="float">
            <text:p>0.520697</text:p>
          </table:table-cell>
          <table:table-cell office:value-type="float" office:value="0.512107" calcext:value-type="float">
            <text:p>0.512107</text:p>
          </table:table-cell>
          <table:table-cell office:value-type="float" office:value="0.503011" calcext:value-type="float">
            <text:p>0.503011</text:p>
          </table:table-cell>
          <table:table-cell office:value-type="float" office:value="0.493419" calcext:value-type="float">
            <text:p>0.493419</text:p>
          </table:table-cell>
          <table:table-cell office:value-type="float" office:value="0.48334" calcext:value-type="float">
            <text:p>0.48334</text:p>
          </table:table-cell>
          <table:table-cell office:value-type="float" office:value="0.472783" calcext:value-type="float">
            <text:p>0.472783</text:p>
          </table:table-cell>
          <table:table-cell office:value-type="float" office:value="0.461761" calcext:value-type="float">
            <text:p>0.461761</text:p>
          </table:table-cell>
          <table:table-cell office:value-type="float" office:value="0.450282" calcext:value-type="float">
            <text:p>0.450282</text:p>
          </table:table-cell>
          <table:table-cell office:value-type="float" office:value="0.438359" calcext:value-type="float">
            <text:p>0.438359</text:p>
          </table:table-cell>
          <table:table-cell office:value-type="float" office:value="0.426004" calcext:value-type="float">
            <text:p>0.426004</text:p>
          </table:table-cell>
          <table:table-cell office:value-type="float" office:value="0.413228" calcext:value-type="float">
            <text:p>0.413228</text:p>
          </table:table-cell>
          <table:table-cell office:value-type="float" office:value="0.400044" calcext:value-type="float">
            <text:p>0.400044</text:p>
          </table:table-cell>
          <table:table-cell office:value-type="float" office:value="0.386466" calcext:value-type="float">
            <text:p>0.386466</text:p>
          </table:table-cell>
          <table:table-cell office:value-type="float" office:value="0.372506" calcext:value-type="float">
            <text:p>0.372506</text:p>
          </table:table-cell>
          <table:table-cell office:value-type="float" office:value="0.358179" calcext:value-type="float">
            <text:p>0.358179</text:p>
          </table:table-cell>
          <table:table-cell office:value-type="float" office:value="0.343498" calcext:value-type="float">
            <text:p>0.343498</text:p>
          </table:table-cell>
          <table:table-cell office:value-type="float" office:value="0.328478" calcext:value-type="float">
            <text:p>0.328478</text:p>
          </table:table-cell>
          <table:table-cell office:value-type="float" office:value="0.313134" calcext:value-type="float">
            <text:p>0.313134</text:p>
          </table:table-cell>
          <table:table-cell office:value-type="float" office:value="0.29748" calcext:value-type="float">
            <text:p>0.29748</text:p>
          </table:table-cell>
          <table:table-cell office:value-type="float" office:value="0.281534" calcext:value-type="float">
            <text:p>0.281534</text:p>
          </table:table-cell>
          <table:table-cell office:value-type="float" office:value="0.265309" calcext:value-type="float">
            <text:p>0.265309</text:p>
          </table:table-cell>
          <table:table-cell office:value-type="float" office:value="0.248823" calcext:value-type="float">
            <text:p>0.248823</text:p>
          </table:table-cell>
          <table:table-cell office:value-type="float" office:value="0.232091" calcext:value-type="float">
            <text:p>0.232091</text:p>
          </table:table-cell>
          <table:table-cell office:value-type="float" office:value="0.21513" calcext:value-type="float">
            <text:p>0.21513</text:p>
          </table:table-cell>
          <table:table-cell office:value-type="float" office:value="0.197956" calcext:value-type="float">
            <text:p>0.197956</text:p>
          </table:table-cell>
          <table:table-cell office:value-type="float" office:value="0.180588" calcext:value-type="float">
            <text:p>0.180588</text:p>
          </table:table-cell>
          <table:table-cell office:value-type="float" office:value="0.163041" calcext:value-type="float">
            <text:p>0.163041</text:p>
          </table:table-cell>
          <table:table-cell office:value-type="float" office:value="0.145333" calcext:value-type="float">
            <text:p>0.145333</text:p>
          </table:table-cell>
          <table:table-cell office:value-type="float" office:value="0.127481" calcext:value-type="float">
            <text:p>0.127481</text:p>
          </table:table-cell>
          <table:table-cell office:value-type="float" office:value="0.109504" calcext:value-type="float">
            <text:p>0.109504</text:p>
          </table:table-cell>
          <table:table-cell office:value-type="float" office:value="0.0914193" calcext:value-type="float">
            <text:p>0.0914193</text:p>
          </table:table-cell>
          <table:table-cell office:value-type="float" office:value="0.0732439" calcext:value-type="float">
            <text:p>0.0732439</text:p>
          </table:table-cell>
          <table:table-cell office:value-type="float" office:value="0.0549963" calcext:value-type="float">
            <text:p>0.0549963</text:p>
          </table:table-cell>
          <table:table-cell office:value-type="float" office:value="0.0366944" calcext:value-type="float">
            <text:p>0.0366944</text:p>
          </table:table-cell>
          <table:table-cell office:value-type="float" office:value="0.0183562" calcext:value-type="float">
            <text:p>0.0183562</text:p>
          </table:table-cell>
          <table:table-cell office:value-type="float" office:value="1.33056E-016" calcext:value-type="float">
            <text:p>1.33056E-16</text:p>
          </table:table-cell>
          <table:table-cell office:value-type="float" office:value="-0.0183562" calcext:value-type="float">
            <text:p>-0.0183562</text:p>
          </table:table-cell>
          <table:table-cell office:value-type="float" office:value="-0.0366944" calcext:value-type="float">
            <text:p>-0.0366944</text:p>
          </table:table-cell>
          <table:table-cell office:value-type="float" office:value="-0.0549963" calcext:value-type="float">
            <text:p>-0.0549963</text:p>
          </table:table-cell>
          <table:table-cell office:value-type="float" office:value="-0.0732439" calcext:value-type="float">
            <text:p>-0.0732439</text:p>
          </table:table-cell>
          <table:table-cell office:value-type="float" office:value="-0.0914193" calcext:value-type="float">
            <text:p>-0.0914193</text:p>
          </table:table-cell>
          <table:table-cell office:value-type="float" office:value="-0.109504" calcext:value-type="float">
            <text:p>-0.109504</text:p>
          </table:table-cell>
          <table:table-cell office:value-type="float" office:value="-0.127481" calcext:value-type="float">
            <text:p>-0.127481</text:p>
          </table:table-cell>
          <table:table-cell office:value-type="float" office:value="-0.145333" calcext:value-type="float">
            <text:p>-0.145333</text:p>
          </table:table-cell>
          <table:table-cell office:value-type="float" office:value="-0.163041" calcext:value-type="float">
            <text:p>-0.163041</text:p>
          </table:table-cell>
          <table:table-cell office:value-type="float" office:value="-0.180588" calcext:value-type="float">
            <text:p>-0.180588</text:p>
          </table:table-cell>
          <table:table-cell office:value-type="float" office:value="-0.197956" calcext:value-type="float">
            <text:p>-0.197956</text:p>
          </table:table-cell>
          <table:table-cell office:value-type="float" office:value="-0.21513" calcext:value-type="float">
            <text:p>-0.21513</text:p>
          </table:table-cell>
          <table:table-cell office:value-type="float" office:value="-0.232091" calcext:value-type="float">
            <text:p>-0.232091</text:p>
          </table:table-cell>
          <table:table-cell office:value-type="float" office:value="-0.248823" calcext:value-type="float">
            <text:p>-0.248823</text:p>
          </table:table-cell>
          <table:table-cell office:value-type="float" office:value="-0.265309" calcext:value-type="float">
            <text:p>-0.265309</text:p>
          </table:table-cell>
          <table:table-cell office:value-type="float" office:value="-0.281534" calcext:value-type="float">
            <text:p>-0.281534</text:p>
          </table:table-cell>
          <table:table-cell office:value-type="float" office:value="-0.29748" calcext:value-type="float">
            <text:p>-0.29748</text:p>
          </table:table-cell>
          <table:table-cell office:value-type="float" office:value="-0.313134" calcext:value-type="float">
            <text:p>-0.313134</text:p>
          </table:table-cell>
          <table:table-cell office:value-type="float" office:value="-0.328478" calcext:value-type="float">
            <text:p>-0.328478</text:p>
          </table:table-cell>
          <table:table-cell office:value-type="float" office:value="-0.343498" calcext:value-type="float">
            <text:p>-0.343498</text:p>
          </table:table-cell>
          <table:table-cell office:value-type="float" office:value="-0.358179" calcext:value-type="float">
            <text:p>-0.358179</text:p>
          </table:table-cell>
          <table:table-cell office:value-type="float" office:value="-0.372506" calcext:value-type="float">
            <text:p>-0.372506</text:p>
          </table:table-cell>
          <table:table-cell office:value-type="float" office:value="-0.386466" calcext:value-type="float">
            <text:p>-0.386466</text:p>
          </table:table-cell>
          <table:table-cell office:value-type="float" office:value="-0.400044" calcext:value-type="float">
            <text:p>-0.400044</text:p>
          </table:table-cell>
          <table:table-cell office:value-type="float" office:value="-0.413228" calcext:value-type="float">
            <text:p>-0.413228</text:p>
          </table:table-cell>
          <table:table-cell office:value-type="float" office:value="-0.426004" calcext:value-type="float">
            <text:p>-0.426004</text:p>
          </table:table-cell>
          <table:table-cell office:value-type="float" office:value="-0.438359" calcext:value-type="float">
            <text:p>-0.438359</text:p>
          </table:table-cell>
          <table:table-cell office:value-type="float" office:value="-0.450282" calcext:value-type="float">
            <text:p>-0.450282</text:p>
          </table:table-cell>
          <table:table-cell office:value-type="float" office:value="-0.461761" calcext:value-type="float">
            <text:p>-0.461761</text:p>
          </table:table-cell>
          <table:table-cell office:value-type="float" office:value="-0.472783" calcext:value-type="float">
            <text:p>-0.472783</text:p>
          </table:table-cell>
          <table:table-cell office:value-type="float" office:value="-0.48334" calcext:value-type="float">
            <text:p>-0.48334</text:p>
          </table:table-cell>
          <table:table-cell office:value-type="float" office:value="-0.493419" calcext:value-type="float">
            <text:p>-0.493419</text:p>
          </table:table-cell>
          <table:table-cell office:value-type="float" office:value="-0.503011" calcext:value-type="float">
            <text:p>-0.503011</text:p>
          </table:table-cell>
          <table:table-cell office:value-type="float" office:value="-0.512107" calcext:value-type="float">
            <text:p>-0.512107</text:p>
          </table:table-cell>
          <table:table-cell office:value-type="float" office:value="-0.520697" calcext:value-type="float">
            <text:p>-0.520697</text:p>
          </table:table-cell>
          <table:table-cell office:value-type="float" office:value="-0.528774" calcext:value-type="float">
            <text:p>-0.528774</text:p>
          </table:table-cell>
          <table:table-cell office:value-type="float" office:value="-0.536329" calcext:value-type="float">
            <text:p>-0.536329</text:p>
          </table:table-cell>
          <table:table-cell office:value-type="float" office:value="-0.543354" calcext:value-type="float">
            <text:p>-0.543354</text:p>
          </table:table-cell>
          <table:table-cell office:value-type="float" office:value="-0.549843" calcext:value-type="float">
            <text:p>-0.549843</text:p>
          </table:table-cell>
          <table:table-cell office:value-type="float" office:value="-0.55579" calcext:value-type="float">
            <text:p>-0.55579</text:p>
          </table:table-cell>
          <table:table-cell office:value-type="float" office:value="-0.561188" calcext:value-type="float">
            <text:p>-0.561188</text:p>
          </table:table-cell>
          <table:table-cell office:value-type="float" office:value="-0.566032" calcext:value-type="float">
            <text:p>-0.566032</text:p>
          </table:table-cell>
          <table:table-cell office:value-type="float" office:value="-0.570318" calcext:value-type="float">
            <text:p>-0.570318</text:p>
          </table:table-cell>
          <table:table-cell office:value-type="float" office:value="-0.574041" calcext:value-type="float">
            <text:p>-0.574041</text:p>
          </table:table-cell>
          <table:table-cell office:value-type="float" office:value="-0.577197" calcext:value-type="float">
            <text:p>-0.577197</text:p>
          </table:table-cell>
          <table:table-cell office:value-type="float" office:value="-0.579784" calcext:value-type="float">
            <text:p>-0.579784</text:p>
          </table:table-cell>
          <table:table-cell office:value-type="float" office:value="-0.581798" calcext:value-type="float">
            <text:p>-0.581798</text:p>
          </table:table-cell>
          <table:table-cell office:value-type="float" office:value="-0.583238" calcext:value-type="float">
            <text:p>-0.583238</text:p>
          </table:table-cell>
          <table:table-cell office:value-type="float" office:value="-0.584103" calcext:value-type="float">
            <text:p>-0.584103</text:p>
          </table:table-cell>
          <table:table-cell office:value-type="float" office:value="-0.584392" calcext:value-type="float">
            <text:p>-0.584392</text:p>
          </table:table-cell>
          <table:table-cell/>
        </table:table-row>
        <table:table-row table:style-name="ro1">
          <table:table-cell office:value-type="float" office:value="0.326419" calcext:value-type="float">
            <text:p>0.326419</text:p>
          </table:table-cell>
          <table:table-cell office:value-type="float" office:value="0.566203" calcext:value-type="float">
            <text:p>0.566203</text:p>
          </table:table-cell>
          <table:table-cell office:value-type="float" office:value="0.565924" calcext:value-type="float">
            <text:p>0.565924</text:p>
          </table:table-cell>
          <table:table-cell office:value-type="float" office:value="0.565086" calcext:value-type="float">
            <text:p>0.565086</text:p>
          </table:table-cell>
          <table:table-cell office:value-type="float" office:value="0.563691" calcext:value-type="float">
            <text:p>0.563691</text:p>
          </table:table-cell>
          <table:table-cell office:value-type="float" office:value="0.561739" calcext:value-type="float">
            <text:p>0.561739</text:p>
          </table:table-cell>
          <table:table-cell office:value-type="float" office:value="0.559233" calcext:value-type="float">
            <text:p>0.559233</text:p>
          </table:table-cell>
          <table:table-cell office:value-type="float" office:value="0.556175" calcext:value-type="float">
            <text:p>0.556175</text:p>
          </table:table-cell>
          <table:table-cell office:value-type="float" office:value="0.552568" calcext:value-type="float">
            <text:p>0.552568</text:p>
          </table:table-cell>
          <table:table-cell office:value-type="float" office:value="0.548415" calcext:value-type="float">
            <text:p>0.548415</text:p>
          </table:table-cell>
          <table:table-cell office:value-type="float" office:value="0.543722" calcext:value-type="float">
            <text:p>0.543722</text:p>
          </table:table-cell>
          <table:table-cell office:value-type="float" office:value="0.538492" calcext:value-type="float">
            <text:p>0.538492</text:p>
          </table:table-cell>
          <table:table-cell office:value-type="float" office:value="0.53273" calcext:value-type="float">
            <text:p>0.53273</text:p>
          </table:table-cell>
          <table:table-cell office:value-type="float" office:value="0.526443" calcext:value-type="float">
            <text:p>0.526443</text:p>
          </table:table-cell>
          <table:table-cell office:value-type="float" office:value="0.519636" calcext:value-type="float">
            <text:p>0.519636</text:p>
          </table:table-cell>
          <table:table-cell office:value-type="float" office:value="0.512317" calcext:value-type="float">
            <text:p>0.512317</text:p>
          </table:table-cell>
          <table:table-cell office:value-type="float" office:value="0.504491" calcext:value-type="float">
            <text:p>0.504491</text:p>
          </table:table-cell>
          <table:table-cell office:value-type="float" office:value="0.496168" calcext:value-type="float">
            <text:p>0.496168</text:p>
          </table:table-cell>
          <table:table-cell office:value-type="float" office:value="0.487356" calcext:value-type="float">
            <text:p>0.487356</text:p>
          </table:table-cell>
          <table:table-cell office:value-type="float" office:value="0.478062" calcext:value-type="float">
            <text:p>0.478062</text:p>
          </table:table-cell>
          <table:table-cell office:value-type="float" office:value="0.468297" calcext:value-type="float">
            <text:p>0.468297</text:p>
          </table:table-cell>
          <table:table-cell office:value-type="float" office:value="0.458069" calcext:value-type="float">
            <text:p>0.458069</text:p>
          </table:table-cell>
          <table:table-cell office:value-type="float" office:value="0.447389" calcext:value-type="float">
            <text:p>0.447389</text:p>
          </table:table-cell>
          <table:table-cell office:value-type="float" office:value="0.436268" calcext:value-type="float">
            <text:p>0.436268</text:p>
          </table:table-cell>
          <table:table-cell office:value-type="float" office:value="0.424716" calcext:value-type="float">
            <text:p>0.424716</text:p>
          </table:table-cell>
          <table:table-cell office:value-type="float" office:value="0.412745" calcext:value-type="float">
            <text:p>0.412745</text:p>
          </table:table-cell>
          <table:table-cell office:value-type="float" office:value="0.400367" calcext:value-type="float">
            <text:p>0.400367</text:p>
          </table:table-cell>
          <table:table-cell office:value-type="float" office:value="0.387594" calcext:value-type="float">
            <text:p>0.387594</text:p>
          </table:table-cell>
          <table:table-cell office:value-type="float" office:value="0.374438" calcext:value-type="float">
            <text:p>0.374438</text:p>
          </table:table-cell>
          <table:table-cell office:value-type="float" office:value="0.360913" calcext:value-type="float">
            <text:p>0.360913</text:p>
          </table:table-cell>
          <table:table-cell office:value-type="float" office:value="0.347031" calcext:value-type="float">
            <text:p>0.347031</text:p>
          </table:table-cell>
          <table:table-cell office:value-type="float" office:value="0.332807" calcext:value-type="float">
            <text:p>0.332807</text:p>
          </table:table-cell>
          <table:table-cell office:value-type="float" office:value="0.318255" calcext:value-type="float">
            <text:p>0.318255</text:p>
          </table:table-cell>
          <table:table-cell office:value-type="float" office:value="0.303388" calcext:value-type="float">
            <text:p>0.303388</text:p>
          </table:table-cell>
          <table:table-cell office:value-type="float" office:value="0.288222" calcext:value-type="float">
            <text:p>0.288222</text:p>
          </table:table-cell>
          <table:table-cell office:value-type="float" office:value="0.272772" calcext:value-type="float">
            <text:p>0.272772</text:p>
          </table:table-cell>
          <table:table-cell office:value-type="float" office:value="0.257052" calcext:value-type="float">
            <text:p>0.257052</text:p>
          </table:table-cell>
          <table:table-cell office:value-type="float" office:value="0.241079" calcext:value-type="float">
            <text:p>0.241079</text:p>
          </table:table-cell>
          <table:table-cell office:value-type="float" office:value="0.224867" calcext:value-type="float">
            <text:p>0.224867</text:p>
          </table:table-cell>
          <table:table-cell office:value-type="float" office:value="0.208434" calcext:value-type="float">
            <text:p>0.208434</text:p>
          </table:table-cell>
          <table:table-cell office:value-type="float" office:value="0.191795" calcext:value-type="float">
            <text:p>0.191795</text:p>
          </table:table-cell>
          <table:table-cell office:value-type="float" office:value="0.174967" calcext:value-type="float">
            <text:p>0.174967</text:p>
          </table:table-cell>
          <table:table-cell office:value-type="float" office:value="0.157966" calcext:value-type="float">
            <text:p>0.157966</text:p>
          </table:table-cell>
          <table:table-cell office:value-type="float" office:value="0.14081" calcext:value-type="float">
            <text:p>0.14081</text:p>
          </table:table-cell>
          <table:table-cell office:value-type="float" office:value="0.123514" calcext:value-type="float">
            <text:p>0.123514</text:p>
          </table:table-cell>
          <table:table-cell office:value-type="float" office:value="0.106096" calcext:value-type="float">
            <text:p>0.106096</text:p>
          </table:table-cell>
          <table:table-cell office:value-type="float" office:value="0.088574" calcext:value-type="float">
            <text:p>0.088574</text:p>
          </table:table-cell>
          <table:table-cell office:value-type="float" office:value="0.0709644" calcext:value-type="float">
            <text:p>0.0709644</text:p>
          </table:table-cell>
          <table:table-cell office:value-type="float" office:value="0.0532846" calcext:value-type="float">
            <text:p>0.0532846</text:p>
          </table:table-cell>
          <table:table-cell office:value-type="float" office:value="0.0355523" calcext:value-type="float">
            <text:p>0.0355523</text:p>
          </table:table-cell>
          <table:table-cell office:value-type="float" office:value="0.0177849" calcext:value-type="float">
            <text:p>0.0177849</text:p>
          </table:table-cell>
          <table:table-cell office:value-type="float" office:value="3.70656E-016" calcext:value-type="float">
            <text:p>3.70656E-16</text:p>
          </table:table-cell>
          <table:table-cell office:value-type="float" office:value="-0.0177849" calcext:value-type="float">
            <text:p>-0.0177849</text:p>
          </table:table-cell>
          <table:table-cell office:value-type="float" office:value="-0.0355523" calcext:value-type="float">
            <text:p>-0.0355523</text:p>
          </table:table-cell>
          <table:table-cell office:value-type="float" office:value="-0.0532846" calcext:value-type="float">
            <text:p>-0.0532846</text:p>
          </table:table-cell>
          <table:table-cell office:value-type="float" office:value="-0.0709644" calcext:value-type="float">
            <text:p>-0.0709644</text:p>
          </table:table-cell>
          <table:table-cell office:value-type="float" office:value="-0.088574" calcext:value-type="float">
            <text:p>-0.088574</text:p>
          </table:table-cell>
          <table:table-cell office:value-type="float" office:value="-0.106096" calcext:value-type="float">
            <text:p>-0.106096</text:p>
          </table:table-cell>
          <table:table-cell office:value-type="float" office:value="-0.123514" calcext:value-type="float">
            <text:p>-0.123514</text:p>
          </table:table-cell>
          <table:table-cell office:value-type="float" office:value="-0.14081" calcext:value-type="float">
            <text:p>-0.14081</text:p>
          </table:table-cell>
          <table:table-cell office:value-type="float" office:value="-0.157966" calcext:value-type="float">
            <text:p>-0.157966</text:p>
          </table:table-cell>
          <table:table-cell office:value-type="float" office:value="-0.174967" calcext:value-type="float">
            <text:p>-0.174967</text:p>
          </table:table-cell>
          <table:table-cell office:value-type="float" office:value="-0.191795" calcext:value-type="float">
            <text:p>-0.191795</text:p>
          </table:table-cell>
          <table:table-cell office:value-type="float" office:value="-0.208434" calcext:value-type="float">
            <text:p>-0.208434</text:p>
          </table:table-cell>
          <table:table-cell office:value-type="float" office:value="-0.224867" calcext:value-type="float">
            <text:p>-0.224867</text:p>
          </table:table-cell>
          <table:table-cell office:value-type="float" office:value="-0.241079" calcext:value-type="float">
            <text:p>-0.241079</text:p>
          </table:table-cell>
          <table:table-cell office:value-type="float" office:value="-0.257052" calcext:value-type="float">
            <text:p>-0.257052</text:p>
          </table:table-cell>
          <table:table-cell office:value-type="float" office:value="-0.272772" calcext:value-type="float">
            <text:p>-0.272772</text:p>
          </table:table-cell>
          <table:table-cell office:value-type="float" office:value="-0.288222" calcext:value-type="float">
            <text:p>-0.288222</text:p>
          </table:table-cell>
          <table:table-cell office:value-type="float" office:value="-0.303388" calcext:value-type="float">
            <text:p>-0.303388</text:p>
          </table:table-cell>
          <table:table-cell office:value-type="float" office:value="-0.318255" calcext:value-type="float">
            <text:p>-0.318255</text:p>
          </table:table-cell>
          <table:table-cell office:value-type="float" office:value="-0.332807" calcext:value-type="float">
            <text:p>-0.332807</text:p>
          </table:table-cell>
          <table:table-cell office:value-type="float" office:value="-0.347031" calcext:value-type="float">
            <text:p>-0.347031</text:p>
          </table:table-cell>
          <table:table-cell office:value-type="float" office:value="-0.360913" calcext:value-type="float">
            <text:p>-0.360913</text:p>
          </table:table-cell>
          <table:table-cell office:value-type="float" office:value="-0.374438" calcext:value-type="float">
            <text:p>-0.374438</text:p>
          </table:table-cell>
          <table:table-cell office:value-type="float" office:value="-0.387594" calcext:value-type="float">
            <text:p>-0.387594</text:p>
          </table:table-cell>
          <table:table-cell office:value-type="float" office:value="-0.400367" calcext:value-type="float">
            <text:p>-0.400367</text:p>
          </table:table-cell>
          <table:table-cell office:value-type="float" office:value="-0.412745" calcext:value-type="float">
            <text:p>-0.412745</text:p>
          </table:table-cell>
          <table:table-cell office:value-type="float" office:value="-0.424716" calcext:value-type="float">
            <text:p>-0.424716</text:p>
          </table:table-cell>
          <table:table-cell office:value-type="float" office:value="-0.436268" calcext:value-type="float">
            <text:p>-0.436268</text:p>
          </table:table-cell>
          <table:table-cell office:value-type="float" office:value="-0.447389" calcext:value-type="float">
            <text:p>-0.447389</text:p>
          </table:table-cell>
          <table:table-cell office:value-type="float" office:value="-0.458069" calcext:value-type="float">
            <text:p>-0.458069</text:p>
          </table:table-cell>
          <table:table-cell office:value-type="float" office:value="-0.468297" calcext:value-type="float">
            <text:p>-0.468297</text:p>
          </table:table-cell>
          <table:table-cell office:value-type="float" office:value="-0.478062" calcext:value-type="float">
            <text:p>-0.478062</text:p>
          </table:table-cell>
          <table:table-cell office:value-type="float" office:value="-0.487356" calcext:value-type="float">
            <text:p>-0.487356</text:p>
          </table:table-cell>
          <table:table-cell office:value-type="float" office:value="-0.496168" calcext:value-type="float">
            <text:p>-0.496168</text:p>
          </table:table-cell>
          <table:table-cell office:value-type="float" office:value="-0.504491" calcext:value-type="float">
            <text:p>-0.504491</text:p>
          </table:table-cell>
          <table:table-cell office:value-type="float" office:value="-0.512317" calcext:value-type="float">
            <text:p>-0.512317</text:p>
          </table:table-cell>
          <table:table-cell office:value-type="float" office:value="-0.519636" calcext:value-type="float">
            <text:p>-0.519636</text:p>
          </table:table-cell>
          <table:table-cell office:value-type="float" office:value="-0.526443" calcext:value-type="float">
            <text:p>-0.526443</text:p>
          </table:table-cell>
          <table:table-cell office:value-type="float" office:value="-0.53273" calcext:value-type="float">
            <text:p>-0.53273</text:p>
          </table:table-cell>
          <table:table-cell office:value-type="float" office:value="-0.538492" calcext:value-type="float">
            <text:p>-0.538492</text:p>
          </table:table-cell>
          <table:table-cell office:value-type="float" office:value="-0.543722" calcext:value-type="float">
            <text:p>-0.543722</text:p>
          </table:table-cell>
          <table:table-cell office:value-type="float" office:value="-0.548415" calcext:value-type="float">
            <text:p>-0.548415</text:p>
          </table:table-cell>
          <table:table-cell office:value-type="float" office:value="-0.552568" calcext:value-type="float">
            <text:p>-0.552568</text:p>
          </table:table-cell>
          <table:table-cell office:value-type="float" office:value="-0.556175" calcext:value-type="float">
            <text:p>-0.556175</text:p>
          </table:table-cell>
          <table:table-cell office:value-type="float" office:value="-0.559233" calcext:value-type="float">
            <text:p>-0.559233</text:p>
          </table:table-cell>
          <table:table-cell office:value-type="float" office:value="-0.561739" calcext:value-type="float">
            <text:p>-0.561739</text:p>
          </table:table-cell>
          <table:table-cell office:value-type="float" office:value="-0.563691" calcext:value-type="float">
            <text:p>-0.563691</text:p>
          </table:table-cell>
          <table:table-cell office:value-type="float" office:value="-0.565086" calcext:value-type="float">
            <text:p>-0.565086</text:p>
          </table:table-cell>
          <table:table-cell office:value-type="float" office:value="-0.565924" calcext:value-type="float">
            <text:p>-0.565924</text:p>
          </table:table-cell>
          <table:table-cell office:value-type="float" office:value="-0.566203" calcext:value-type="float">
            <text:p>-0.566203</text:p>
          </table:table-cell>
          <table:table-cell/>
        </table:table-row>
        <table:table-row table:style-name="ro1">
          <table:table-cell office:value-type="float" office:value="0.334753" calcext:value-type="float">
            <text:p>0.334753</text:p>
          </table:table-cell>
          <table:table-cell office:value-type="float" office:value="0.546989" calcext:value-type="float">
            <text:p>0.546989</text:p>
          </table:table-cell>
          <table:table-cell office:value-type="float" office:value="0.546719" calcext:value-type="float">
            <text:p>0.546719</text:p>
          </table:table-cell>
          <table:table-cell office:value-type="float" office:value="0.545909" calcext:value-type="float">
            <text:p>0.545909</text:p>
          </table:table-cell>
          <table:table-cell office:value-type="float" office:value="0.544561" calcext:value-type="float">
            <text:p>0.544561</text:p>
          </table:table-cell>
          <table:table-cell office:value-type="float" office:value="0.542676" calcext:value-type="float">
            <text:p>0.542676</text:p>
          </table:table-cell>
          <table:table-cell office:value-type="float" office:value="0.540255" calcext:value-type="float">
            <text:p>0.540255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533816" calcext:value-type="float">
            <text:p>0.533816</text:p>
          </table:table-cell>
          <table:table-cell office:value-type="float" office:value="0.529804" calcext:value-type="float">
            <text:p>0.529804</text:p>
          </table:table-cell>
          <table:table-cell office:value-type="float" office:value="0.52527" calcext:value-type="float">
            <text:p>0.52527</text:p>
          </table:table-cell>
          <table:table-cell office:value-type="float" office:value="0.520218" calcext:value-type="float">
            <text:p>0.520218</text:p>
          </table:table-cell>
          <table:table-cell office:value-type="float" office:value="0.514652" calcext:value-type="float">
            <text:p>0.514652</text:p>
          </table:table-cell>
          <table:table-cell office:value-type="float" office:value="0.508578" calcext:value-type="float">
            <text:p>0.508578</text:p>
          </table:table-cell>
          <table:table-cell office:value-type="float" office:value="0.502002" calcext:value-type="float">
            <text:p>0.502002</text:p>
          </table:table-cell>
          <table:table-cell office:value-type="float" office:value="0.494931" calcext:value-type="float">
            <text:p>0.494931</text:p>
          </table:table-cell>
          <table:table-cell office:value-type="float" office:value="0.487371" calcext:value-type="float">
            <text:p>0.487371</text:p>
          </table:table-cell>
          <table:table-cell office:value-type="float" office:value="0.479331" calcext:value-type="float">
            <text:p>0.479331</text:p>
          </table:table-cell>
          <table:table-cell office:value-type="float" office:value="0.470817" calcext:value-type="float">
            <text:p>0.470817</text:p>
          </table:table-cell>
          <table:table-cell office:value-type="float" office:value="0.461839" calcext:value-type="float">
            <text:p>0.461839</text:p>
          </table:table-cell>
          <table:table-cell office:value-type="float" office:value="0.452405" calcext:value-type="float">
            <text:p>0.452405</text:p>
          </table:table-cell>
          <table:table-cell office:value-type="float" office:value="0.442524" calcext:value-type="float">
            <text:p>0.442524</text:p>
          </table:table-cell>
          <table:table-cell office:value-type="float" office:value="0.432207" calcext:value-type="float">
            <text:p>0.432207</text:p>
          </table:table-cell>
          <table:table-cell office:value-type="float" office:value="0.421463" calcext:value-type="float">
            <text:p>0.421463</text:p>
          </table:table-cell>
          <table:table-cell office:value-type="float" office:value="0.410303" calcext:value-type="float">
            <text:p>0.410303</text:p>
          </table:table-cell>
          <table:table-cell office:value-type="float" office:value="0.398739" calcext:value-type="float">
            <text:p>0.398739</text:p>
          </table:table-cell>
          <table:table-cell office:value-type="float" office:value="0.38678" calcext:value-type="float">
            <text:p>0.38678</text:p>
          </table:table-cell>
          <table:table-cell office:value-type="float" office:value="0.37444" calcext:value-type="float">
            <text:p>0.37444</text:p>
          </table:table-cell>
          <table:table-cell office:value-type="float" office:value="0.361731" calcext:value-type="float">
            <text:p>0.361731</text:p>
          </table:table-cell>
          <table:table-cell office:value-type="float" office:value="0.348665" calcext:value-type="float">
            <text:p>0.348665</text:p>
          </table:table-cell>
          <table:table-cell office:value-type="float" office:value="0.335254" calcext:value-type="float">
            <text:p>0.335254</text:p>
          </table:table-cell>
          <table:table-cell office:value-type="float" office:value="0.321513" calcext:value-type="float">
            <text:p>0.321513</text:p>
          </table:table-cell>
          <table:table-cell office:value-type="float" office:value="0.307454" calcext:value-type="float">
            <text:p>0.307454</text:p>
          </table:table-cell>
          <table:table-cell office:value-type="float" office:value="0.293092" calcext:value-type="float">
            <text:p>0.293092</text:p>
          </table:table-cell>
          <table:table-cell office:value-type="float" office:value="0.278441" calcext:value-type="float">
            <text:p>0.278441</text:p>
          </table:table-cell>
          <table:table-cell office:value-type="float" office:value="0.263515" calcext:value-type="float">
            <text:p>0.263515</text:p>
          </table:table-cell>
          <table:table-cell office:value-type="float" office:value="0.248329" calcext:value-type="float">
            <text:p>0.248329</text:p>
          </table:table-cell>
          <table:table-cell office:value-type="float" office:value="0.232897" calcext:value-type="float">
            <text:p>0.232897</text:p>
          </table:table-cell>
          <table:table-cell office:value-type="float" office:value="0.217236" calcext:value-type="float">
            <text:p>0.217236</text:p>
          </table:table-cell>
          <table:table-cell office:value-type="float" office:value="0.201361" calcext:value-type="float">
            <text:p>0.201361</text:p>
          </table:table-cell>
          <table:table-cell office:value-type="float" office:value="0.185287" calcext:value-type="float">
            <text:p>0.185287</text:p>
          </table:table-cell>
          <table:table-cell office:value-type="float" office:value="0.169029" calcext:value-type="float">
            <text:p>0.169029</text:p>
          </table:table-cell>
          <table:table-cell office:value-type="float" office:value="0.152606" calcext:value-type="float">
            <text:p>0.152606</text:p>
          </table:table-cell>
          <table:table-cell office:value-type="float" office:value="0.136031" calcext:value-type="float">
            <text:p>0.136031</text:p>
          </table:table-cell>
          <table:table-cell office:value-type="float" office:value="0.119322" calcext:value-type="float">
            <text:p>0.119322</text:p>
          </table:table-cell>
          <table:table-cell office:value-type="float" office:value="0.102496" calcext:value-type="float">
            <text:p>0.102496</text:p>
          </table:table-cell>
          <table:table-cell office:value-type="float" office:value="0.0855682" calcext:value-type="float">
            <text:p>0.0855682</text:p>
          </table:table-cell>
          <table:table-cell office:value-type="float" office:value="0.0685561" calcext:value-type="float">
            <text:p>0.0685561</text:p>
          </table:table-cell>
          <table:table-cell office:value-type="float" office:value="0.0514764" calcext:value-type="float">
            <text:p>0.0514764</text:p>
          </table:table-cell>
          <table:table-cell office:value-type="float" office:value="0.0343458" calcext:value-type="float">
            <text:p>0.0343458</text:p>
          </table:table-cell>
          <table:table-cell office:value-type="float" office:value="0.0171814" calcext:value-type="float">
            <text:p>0.0171814</text:p>
          </table:table-cell>
          <table:table-cell office:value-type="float" office:value="3.46829E-016" calcext:value-type="float">
            <text:p>3.46829E-16</text:p>
          </table:table-cell>
          <table:table-cell office:value-type="float" office:value="-0.0171814" calcext:value-type="float">
            <text:p>-0.0171814</text:p>
          </table:table-cell>
          <table:table-cell office:value-type="float" office:value="-0.0343458" calcext:value-type="float">
            <text:p>-0.0343458</text:p>
          </table:table-cell>
          <table:table-cell office:value-type="float" office:value="-0.0514764" calcext:value-type="float">
            <text:p>-0.0514764</text:p>
          </table:table-cell>
          <table:table-cell office:value-type="float" office:value="-0.0685561" calcext:value-type="float">
            <text:p>-0.0685561</text:p>
          </table:table-cell>
          <table:table-cell office:value-type="float" office:value="-0.0855682" calcext:value-type="float">
            <text:p>-0.0855682</text:p>
          </table:table-cell>
          <table:table-cell office:value-type="float" office:value="-0.102496" calcext:value-type="float">
            <text:p>-0.102496</text:p>
          </table:table-cell>
          <table:table-cell office:value-type="float" office:value="-0.119322" calcext:value-type="float">
            <text:p>-0.119322</text:p>
          </table:table-cell>
          <table:table-cell office:value-type="float" office:value="-0.136031" calcext:value-type="float">
            <text:p>-0.136031</text:p>
          </table:table-cell>
          <table:table-cell office:value-type="float" office:value="-0.152606" calcext:value-type="float">
            <text:p>-0.152606</text:p>
          </table:table-cell>
          <table:table-cell office:value-type="float" office:value="-0.169029" calcext:value-type="float">
            <text:p>-0.169029</text:p>
          </table:table-cell>
          <table:table-cell office:value-type="float" office:value="-0.185287" calcext:value-type="float">
            <text:p>-0.185287</text:p>
          </table:table-cell>
          <table:table-cell office:value-type="float" office:value="-0.201361" calcext:value-type="float">
            <text:p>-0.201361</text:p>
          </table:table-cell>
          <table:table-cell office:value-type="float" office:value="-0.217236" calcext:value-type="float">
            <text:p>-0.217236</text:p>
          </table:table-cell>
          <table:table-cell office:value-type="float" office:value="-0.232897" calcext:value-type="float">
            <text:p>-0.232897</text:p>
          </table:table-cell>
          <table:table-cell office:value-type="float" office:value="-0.248329" calcext:value-type="float">
            <text:p>-0.248329</text:p>
          </table:table-cell>
          <table:table-cell office:value-type="float" office:value="-0.263515" calcext:value-type="float">
            <text:p>-0.263515</text:p>
          </table:table-cell>
          <table:table-cell office:value-type="float" office:value="-0.278441" calcext:value-type="float">
            <text:p>-0.278441</text:p>
          </table:table-cell>
          <table:table-cell office:value-type="float" office:value="-0.293092" calcext:value-type="float">
            <text:p>-0.293092</text:p>
          </table:table-cell>
          <table:table-cell office:value-type="float" office:value="-0.307454" calcext:value-type="float">
            <text:p>-0.307454</text:p>
          </table:table-cell>
          <table:table-cell office:value-type="float" office:value="-0.321513" calcext:value-type="float">
            <text:p>-0.321513</text:p>
          </table:table-cell>
          <table:table-cell office:value-type="float" office:value="-0.335254" calcext:value-type="float">
            <text:p>-0.335254</text:p>
          </table:table-cell>
          <table:table-cell office:value-type="float" office:value="-0.348665" calcext:value-type="float">
            <text:p>-0.348665</text:p>
          </table:table-cell>
          <table:table-cell office:value-type="float" office:value="-0.361731" calcext:value-type="float">
            <text:p>-0.361731</text:p>
          </table:table-cell>
          <table:table-cell office:value-type="float" office:value="-0.37444" calcext:value-type="float">
            <text:p>-0.37444</text:p>
          </table:table-cell>
          <table:table-cell office:value-type="float" office:value="-0.38678" calcext:value-type="float">
            <text:p>-0.38678</text:p>
          </table:table-cell>
          <table:table-cell office:value-type="float" office:value="-0.398739" calcext:value-type="float">
            <text:p>-0.398739</text:p>
          </table:table-cell>
          <table:table-cell office:value-type="float" office:value="-0.410303" calcext:value-type="float">
            <text:p>-0.410303</text:p>
          </table:table-cell>
          <table:table-cell office:value-type="float" office:value="-0.421463" calcext:value-type="float">
            <text:p>-0.421463</text:p>
          </table:table-cell>
          <table:table-cell office:value-type="float" office:value="-0.432207" calcext:value-type="float">
            <text:p>-0.432207</text:p>
          </table:table-cell>
          <table:table-cell office:value-type="float" office:value="-0.442524" calcext:value-type="float">
            <text:p>-0.442524</text:p>
          </table:table-cell>
          <table:table-cell office:value-type="float" office:value="-0.452405" calcext:value-type="float">
            <text:p>-0.452405</text:p>
          </table:table-cell>
          <table:table-cell office:value-type="float" office:value="-0.461839" calcext:value-type="float">
            <text:p>-0.461839</text:p>
          </table:table-cell>
          <table:table-cell office:value-type="float" office:value="-0.470817" calcext:value-type="float">
            <text:p>-0.470817</text:p>
          </table:table-cell>
          <table:table-cell office:value-type="float" office:value="-0.479331" calcext:value-type="float">
            <text:p>-0.479331</text:p>
          </table:table-cell>
          <table:table-cell office:value-type="float" office:value="-0.487371" calcext:value-type="float">
            <text:p>-0.487371</text:p>
          </table:table-cell>
          <table:table-cell office:value-type="float" office:value="-0.494931" calcext:value-type="float">
            <text:p>-0.494931</text:p>
          </table:table-cell>
          <table:table-cell office:value-type="float" office:value="-0.502002" calcext:value-type="float">
            <text:p>-0.502002</text:p>
          </table:table-cell>
          <table:table-cell office:value-type="float" office:value="-0.508578" calcext:value-type="float">
            <text:p>-0.508578</text:p>
          </table:table-cell>
          <table:table-cell office:value-type="float" office:value="-0.514652" calcext:value-type="float">
            <text:p>-0.514652</text:p>
          </table:table-cell>
          <table:table-cell office:value-type="float" office:value="-0.520218" calcext:value-type="float">
            <text:p>-0.520218</text:p>
          </table:table-cell>
          <table:table-cell office:value-type="float" office:value="-0.52527" calcext:value-type="float">
            <text:p>-0.52527</text:p>
          </table:table-cell>
          <table:table-cell office:value-type="float" office:value="-0.529804" calcext:value-type="float">
            <text:p>-0.529804</text:p>
          </table:table-cell>
          <table:table-cell office:value-type="float" office:value="-0.533816" calcext:value-type="float">
            <text:p>-0.533816</text:p>
          </table:table-cell>
          <table:table-cell office:value-type="float" office:value="-0.5373" calcext:value-type="float">
            <text:p>-0.5373</text:p>
          </table:table-cell>
          <table:table-cell office:value-type="float" office:value="-0.540255" calcext:value-type="float">
            <text:p>-0.540255</text:p>
          </table:table-cell>
          <table:table-cell office:value-type="float" office:value="-0.542676" calcext:value-type="float">
            <text:p>-0.542676</text:p>
          </table:table-cell>
          <table:table-cell office:value-type="float" office:value="-0.544561" calcext:value-type="float">
            <text:p>-0.544561</text:p>
          </table:table-cell>
          <table:table-cell office:value-type="float" office:value="-0.545909" calcext:value-type="float">
            <text:p>-0.545909</text:p>
          </table:table-cell>
          <table:table-cell office:value-type="float" office:value="-0.546719" calcext:value-type="float">
            <text:p>-0.546719</text:p>
          </table:table-cell>
          <table:table-cell office:value-type="float" office:value="-0.546989" calcext:value-type="float">
            <text:p>-0.546989</text:p>
          </table:table-cell>
          <table:table-cell/>
        </table:table-row>
        <table:table-row table:style-name="ro1">
          <table:table-cell office:value-type="float" office:value="0.34248" calcext:value-type="float">
            <text:p>0.34248</text:p>
          </table:table-cell>
          <table:table-cell office:value-type="float" office:value="0.528982" calcext:value-type="float">
            <text:p>0.528982</text:p>
          </table:table-cell>
          <table:table-cell office:value-type="float" office:value="0.52872" calcext:value-type="float">
            <text:p>0.52872</text:p>
          </table:table-cell>
          <table:table-cell office:value-type="float" office:value="0.527938" calcext:value-type="float">
            <text:p>0.527938</text:p>
          </table:table-cell>
          <table:table-cell office:value-type="float" office:value="0.526634" calcext:value-type="float">
            <text:p>0.526634</text:p>
          </table:table-cell>
          <table:table-cell office:value-type="float" office:value="0.52481" calcext:value-type="float">
            <text:p>0.52481</text:p>
          </table:table-cell>
          <table:table-cell office:value-type="float" office:value="0.522469" calcext:value-type="float">
            <text:p>0.522469</text:p>
          </table:table-cell>
          <table:table-cell office:value-type="float" office:value="0.519612" calcext:value-type="float">
            <text:p>0.519612</text:p>
          </table:table-cell>
          <table:table-cell office:value-type="float" office:value="0.516242" calcext:value-type="float">
            <text:p>0.516242</text:p>
          </table:table-cell>
          <table:table-cell office:value-type="float" office:value="0.512363" calcext:value-type="float">
            <text:p>0.512363</text:p>
          </table:table-cell>
          <table:table-cell office:value-type="float" office:value="0.507978" calcext:value-type="float">
            <text:p>0.507978</text:p>
          </table:table-cell>
          <table:table-cell office:value-type="float" office:value="0.503091" calcext:value-type="float">
            <text:p>0.503091</text:p>
          </table:table-cell>
          <table:table-cell office:value-type="float" office:value="0.497709" calcext:value-type="float">
            <text:p>0.497709</text:p>
          </table:table-cell>
          <table:table-cell office:value-type="float" office:value="0.491835" calcext:value-type="float">
            <text:p>0.491835</text:p>
          </table:table-cell>
          <table:table-cell office:value-type="float" office:value="0.485476" calcext:value-type="float">
            <text:p>0.485476</text:p>
          </table:table-cell>
          <table:table-cell office:value-type="float" office:value="0.478637" calcext:value-type="float">
            <text:p>0.478637</text:p>
          </table:table-cell>
          <table:table-cell office:value-type="float" office:value="0.471326" calcext:value-type="float">
            <text:p>0.471326</text:p>
          </table:table-cell>
          <table:table-cell office:value-type="float" office:value="0.46355" calcext:value-type="float">
            <text:p>0.46355</text:p>
          </table:table-cell>
          <table:table-cell office:value-type="float" office:value="0.455317" calcext:value-type="float">
            <text:p>0.455317</text:p>
          </table:table-cell>
          <table:table-cell office:value-type="float" office:value="0.446634" calcext:value-type="float">
            <text:p>0.446634</text:p>
          </table:table-cell>
          <table:table-cell office:value-type="float" office:value="0.437511" calcext:value-type="float">
            <text:p>0.437511</text:p>
          </table:table-cell>
          <table:table-cell office:value-type="float" office:value="0.427956" calcext:value-type="float">
            <text:p>0.427956</text:p>
          </table:table-cell>
          <table:table-cell office:value-type="float" office:value="0.417978" calcext:value-type="float">
            <text:p>0.417978</text:p>
          </table:table-cell>
          <table:table-cell office:value-type="float" office:value="0.407588" calcext:value-type="float">
            <text:p>0.407588</text:p>
          </table:table-cell>
          <table:table-cell office:value-type="float" office:value="0.396796" calcext:value-type="float">
            <text:p>0.396796</text:p>
          </table:table-cell>
          <table:table-cell office:value-type="float" office:value="0.385612" calcext:value-type="float">
            <text:p>0.385612</text:p>
          </table:table-cell>
          <table:table-cell office:value-type="float" office:value="0.374047" calcext:value-type="float">
            <text:p>0.374047</text:p>
          </table:table-cell>
          <table:table-cell office:value-type="float" office:value="0.362113" calcext:value-type="float">
            <text:p>0.362113</text:p>
          </table:table-cell>
          <table:table-cell office:value-type="float" office:value="0.349822" calcext:value-type="float">
            <text:p>0.349822</text:p>
          </table:table-cell>
          <table:table-cell office:value-type="float" office:value="0.337186" calcext:value-type="float">
            <text:p>0.337186</text:p>
          </table:table-cell>
          <table:table-cell office:value-type="float" office:value="0.324217" calcext:value-type="float">
            <text:p>0.324217</text:p>
          </table:table-cell>
          <table:table-cell office:value-type="float" office:value="0.310928" calcext:value-type="float">
            <text:p>0.310928</text:p>
          </table:table-cell>
          <table:table-cell office:value-type="float" office:value="0.297333" calcext:value-type="float">
            <text:p>0.297333</text:p>
          </table:table-cell>
          <table:table-cell office:value-type="float" office:value="0.283443" calcext:value-type="float">
            <text:p>0.283443</text:p>
          </table:table-cell>
          <table:table-cell office:value-type="float" office:value="0.269274" calcext:value-type="float">
            <text:p>0.269274</text:p>
          </table:table-cell>
          <table:table-cell office:value-type="float" office:value="0.25484" calcext:value-type="float">
            <text:p>0.25484</text:p>
          </table:table-cell>
          <table:table-cell office:value-type="float" office:value="0.240153" calcext:value-type="float">
            <text:p>0.240153</text:p>
          </table:table-cell>
          <table:table-cell office:value-type="float" office:value="0.22523" calcext:value-type="float">
            <text:p>0.22523</text:p>
          </table:table-cell>
          <table:table-cell office:value-type="float" office:value="0.210085" calcext:value-type="float">
            <text:p>0.210085</text:p>
          </table:table-cell>
          <table:table-cell office:value-type="float" office:value="0.194732" calcext:value-type="float">
            <text:p>0.194732</text:p>
          </table:table-cell>
          <table:table-cell office:value-type="float" office:value="0.179187" calcext:value-type="float">
            <text:p>0.179187</text:p>
          </table:table-cell>
          <table:table-cell office:value-type="float" office:value="0.163465" calcext:value-type="float">
            <text:p>0.163465</text:p>
          </table:table-cell>
          <table:table-cell office:value-type="float" office:value="0.147582" calcext:value-type="float">
            <text:p>0.147582</text:p>
          </table:table-cell>
          <table:table-cell office:value-type="float" office:value="0.131553" calcext:value-type="float">
            <text:p>0.131553</text:p>
          </table:table-cell>
          <table:table-cell office:value-type="float" office:value="0.115394" calcext:value-type="float">
            <text:p>0.115394</text:p>
          </table:table-cell>
          <table:table-cell office:value-type="float" office:value="0.0991216" calcext:value-type="float">
            <text:p>0.0991216</text:p>
          </table:table-cell>
          <table:table-cell office:value-type="float" office:value="0.0827512" calcext:value-type="float">
            <text:p>0.0827512</text:p>
          </table:table-cell>
          <table:table-cell office:value-type="float" office:value="0.0662992" calcext:value-type="float">
            <text:p>0.0662992</text:p>
          </table:table-cell>
          <table:table-cell office:value-type="float" office:value="0.0497817" calcext:value-type="float">
            <text:p>0.0497817</text:p>
          </table:table-cell>
          <table:table-cell office:value-type="float" office:value="0.0332151" calcext:value-type="float">
            <text:p>0.0332151</text:p>
          </table:table-cell>
          <table:table-cell office:value-type="float" office:value="0.0166158" calcext:value-type="float">
            <text:p>0.0166158</text:p>
          </table:table-cell>
          <table:table-cell office:value-type="float" office:value="3.05328E-017" calcext:value-type="float">
            <text:p>3.05328E-17</text:p>
          </table:table-cell>
          <table:table-cell office:value-type="float" office:value="-0.0166158" calcext:value-type="float">
            <text:p>-0.0166158</text:p>
          </table:table-cell>
          <table:table-cell office:value-type="float" office:value="-0.0332151" calcext:value-type="float">
            <text:p>-0.0332151</text:p>
          </table:table-cell>
          <table:table-cell office:value-type="float" office:value="-0.0497817" calcext:value-type="float">
            <text:p>-0.0497817</text:p>
          </table:table-cell>
          <table:table-cell office:value-type="float" office:value="-0.0662992" calcext:value-type="float">
            <text:p>-0.0662992</text:p>
          </table:table-cell>
          <table:table-cell office:value-type="float" office:value="-0.0827512" calcext:value-type="float">
            <text:p>-0.0827512</text:p>
          </table:table-cell>
          <table:table-cell office:value-type="float" office:value="-0.0991216" calcext:value-type="float">
            <text:p>-0.0991216</text:p>
          </table:table-cell>
          <table:table-cell office:value-type="float" office:value="-0.115394" calcext:value-type="float">
            <text:p>-0.115394</text:p>
          </table:table-cell>
          <table:table-cell office:value-type="float" office:value="-0.131553" calcext:value-type="float">
            <text:p>-0.131553</text:p>
          </table:table-cell>
          <table:table-cell office:value-type="float" office:value="-0.147582" calcext:value-type="float">
            <text:p>-0.147582</text:p>
          </table:table-cell>
          <table:table-cell office:value-type="float" office:value="-0.163465" calcext:value-type="float">
            <text:p>-0.163465</text:p>
          </table:table-cell>
          <table:table-cell office:value-type="float" office:value="-0.179187" calcext:value-type="float">
            <text:p>-0.179187</text:p>
          </table:table-cell>
          <table:table-cell office:value-type="float" office:value="-0.194732" calcext:value-type="float">
            <text:p>-0.194732</text:p>
          </table:table-cell>
          <table:table-cell office:value-type="float" office:value="-0.210085" calcext:value-type="float">
            <text:p>-0.210085</text:p>
          </table:table-cell>
          <table:table-cell office:value-type="float" office:value="-0.22523" calcext:value-type="float">
            <text:p>-0.22523</text:p>
          </table:table-cell>
          <table:table-cell office:value-type="float" office:value="-0.240153" calcext:value-type="float">
            <text:p>-0.240153</text:p>
          </table:table-cell>
          <table:table-cell office:value-type="float" office:value="-0.25484" calcext:value-type="float">
            <text:p>-0.25484</text:p>
          </table:table-cell>
          <table:table-cell office:value-type="float" office:value="-0.269274" calcext:value-type="float">
            <text:p>-0.269274</text:p>
          </table:table-cell>
          <table:table-cell office:value-type="float" office:value="-0.283443" calcext:value-type="float">
            <text:p>-0.283443</text:p>
          </table:table-cell>
          <table:table-cell office:value-type="float" office:value="-0.297333" calcext:value-type="float">
            <text:p>-0.297333</text:p>
          </table:table-cell>
          <table:table-cell office:value-type="float" office:value="-0.310928" calcext:value-type="float">
            <text:p>-0.310928</text:p>
          </table:table-cell>
          <table:table-cell office:value-type="float" office:value="-0.324217" calcext:value-type="float">
            <text:p>-0.324217</text:p>
          </table:table-cell>
          <table:table-cell office:value-type="float" office:value="-0.337186" calcext:value-type="float">
            <text:p>-0.337186</text:p>
          </table:table-cell>
          <table:table-cell office:value-type="float" office:value="-0.349822" calcext:value-type="float">
            <text:p>-0.349822</text:p>
          </table:table-cell>
          <table:table-cell office:value-type="float" office:value="-0.362113" calcext:value-type="float">
            <text:p>-0.362113</text:p>
          </table:table-cell>
          <table:table-cell office:value-type="float" office:value="-0.374047" calcext:value-type="float">
            <text:p>-0.374047</text:p>
          </table:table-cell>
          <table:table-cell office:value-type="float" office:value="-0.385612" calcext:value-type="float">
            <text:p>-0.385612</text:p>
          </table:table-cell>
          <table:table-cell office:value-type="float" office:value="-0.396796" calcext:value-type="float">
            <text:p>-0.396796</text:p>
          </table:table-cell>
          <table:table-cell office:value-type="float" office:value="-0.407588" calcext:value-type="float">
            <text:p>-0.407588</text:p>
          </table:table-cell>
          <table:table-cell office:value-type="float" office:value="-0.417978" calcext:value-type="float">
            <text:p>-0.417978</text:p>
          </table:table-cell>
          <table:table-cell office:value-type="float" office:value="-0.427956" calcext:value-type="float">
            <text:p>-0.427956</text:p>
          </table:table-cell>
          <table:table-cell office:value-type="float" office:value="-0.437511" calcext:value-type="float">
            <text:p>-0.437511</text:p>
          </table:table-cell>
          <table:table-cell office:value-type="float" office:value="-0.446634" calcext:value-type="float">
            <text:p>-0.446634</text:p>
          </table:table-cell>
          <table:table-cell office:value-type="float" office:value="-0.455317" calcext:value-type="float">
            <text:p>-0.455317</text:p>
          </table:table-cell>
          <table:table-cell office:value-type="float" office:value="-0.46355" calcext:value-type="float">
            <text:p>-0.46355</text:p>
          </table:table-cell>
          <table:table-cell office:value-type="float" office:value="-0.471326" calcext:value-type="float">
            <text:p>-0.471326</text:p>
          </table:table-cell>
          <table:table-cell office:value-type="float" office:value="-0.478637" calcext:value-type="float">
            <text:p>-0.478637</text:p>
          </table:table-cell>
          <table:table-cell office:value-type="float" office:value="-0.485476" calcext:value-type="float">
            <text:p>-0.485476</text:p>
          </table:table-cell>
          <table:table-cell office:value-type="float" office:value="-0.491835" calcext:value-type="float">
            <text:p>-0.491835</text:p>
          </table:table-cell>
          <table:table-cell office:value-type="float" office:value="-0.497709" calcext:value-type="float">
            <text:p>-0.497709</text:p>
          </table:table-cell>
          <table:table-cell office:value-type="float" office:value="-0.503091" calcext:value-type="float">
            <text:p>-0.503091</text:p>
          </table:table-cell>
          <table:table-cell office:value-type="float" office:value="-0.507978" calcext:value-type="float">
            <text:p>-0.507978</text:p>
          </table:table-cell>
          <table:table-cell office:value-type="float" office:value="-0.512363" calcext:value-type="float">
            <text:p>-0.512363</text:p>
          </table:table-cell>
          <table:table-cell office:value-type="float" office:value="-0.516242" calcext:value-type="float">
            <text:p>-0.516242</text:p>
          </table:table-cell>
          <table:table-cell office:value-type="float" office:value="-0.519612" calcext:value-type="float">
            <text:p>-0.519612</text:p>
          </table:table-cell>
          <table:table-cell office:value-type="float" office:value="-0.522469" calcext:value-type="float">
            <text:p>-0.522469</text:p>
          </table:table-cell>
          <table:table-cell office:value-type="float" office:value="-0.52481" calcext:value-type="float">
            <text:p>-0.52481</text:p>
          </table:table-cell>
          <table:table-cell office:value-type="float" office:value="-0.526634" calcext:value-type="float">
            <text:p>-0.526634</text:p>
          </table:table-cell>
          <table:table-cell office:value-type="float" office:value="-0.527938" calcext:value-type="float">
            <text:p>-0.527938</text:p>
          </table:table-cell>
          <table:table-cell office:value-type="float" office:value="-0.52872" calcext:value-type="float">
            <text:p>-0.52872</text:p>
          </table:table-cell>
          <table:table-cell office:value-type="float" office:value="-0.528982" calcext:value-type="float">
            <text:p>-0.528982</text:p>
          </table:table-cell>
          <table:table-cell/>
        </table:table-row>
        <table:table-row table:style-name="ro1">
          <table:table-cell office:value-type="float" office:value="0.351234" calcext:value-type="float">
            <text:p>0.351234</text:p>
          </table:table-cell>
          <table:table-cell office:value-type="float" office:value="0.508373" calcext:value-type="float">
            <text:p>0.508373</text:p>
          </table:table-cell>
          <table:table-cell office:value-type="float" office:value="0.508123" calcext:value-type="float">
            <text:p>0.508123</text:p>
          </table:table-cell>
          <table:table-cell office:value-type="float" office:value="0.50737" calcext:value-type="float">
            <text:p>0.50737</text:p>
          </table:table-cell>
          <table:table-cell office:value-type="float" office:value="0.506117" calcext:value-type="float">
            <text:p>0.506117</text:p>
          </table:table-cell>
          <table:table-cell office:value-type="float" office:value="0.504365" calcext:value-type="float">
            <text:p>0.504365</text:p>
          </table:table-cell>
          <table:table-cell office:value-type="float" office:value="0.502115" calcext:value-type="float">
            <text:p>0.502115</text:p>
          </table:table-cell>
          <table:table-cell office:value-type="float" office:value="0.499369" calcext:value-type="float">
            <text:p>0.499369</text:p>
          </table:table-cell>
          <table:table-cell office:value-type="float" office:value="0.496131" calcext:value-type="float">
            <text:p>0.496131</text:p>
          </table:table-cell>
          <table:table-cell office:value-type="float" office:value="0.492402" calcext:value-type="float">
            <text:p>0.492402</text:p>
          </table:table-cell>
          <table:table-cell office:value-type="float" office:value="0.488188" calcext:value-type="float">
            <text:p>0.488188</text:p>
          </table:table-cell>
          <table:table-cell office:value-type="float" office:value="0.483492" calcext:value-type="float">
            <text:p>0.483492</text:p>
          </table:table-cell>
          <table:table-cell office:value-type="float" office:value="0.478319" calcext:value-type="float">
            <text:p>0.478319</text:p>
          </table:table-cell>
          <table:table-cell office:value-type="float" office:value="0.472674" calcext:value-type="float">
            <text:p>0.472674</text:p>
          </table:table-cell>
          <table:table-cell office:value-type="float" office:value="0.466563" calcext:value-type="float">
            <text:p>0.466563</text:p>
          </table:table-cell>
          <table:table-cell office:value-type="float" office:value="0.459991" calcext:value-type="float">
            <text:p>0.459991</text:p>
          </table:table-cell>
          <table:table-cell office:value-type="float" office:value="0.452965" calcext:value-type="float">
            <text:p>0.452965</text:p>
          </table:table-cell>
          <table:table-cell office:value-type="float" office:value="0.445492" calcext:value-type="float">
            <text:p>0.445492</text:p>
          </table:table-cell>
          <table:table-cell office:value-type="float" office:value="0.437579" calcext:value-type="float">
            <text:p>0.437579</text:p>
          </table:table-cell>
          <table:table-cell office:value-type="float" office:value="0.429235" calcext:value-type="float">
            <text:p>0.429235</text:p>
          </table:table-cell>
          <table:table-cell office:value-type="float" office:value="0.420467" calcext:value-type="float">
            <text:p>0.420467</text:p>
          </table:table-cell>
          <table:table-cell office:value-type="float" office:value="0.411284" calcext:value-type="float">
            <text:p>0.411284</text:p>
          </table:table-cell>
          <table:table-cell office:value-type="float" office:value="0.401695" calcext:value-type="float">
            <text:p>0.401695</text:p>
          </table:table-cell>
          <table:table-cell office:value-type="float" office:value="0.391709" calcext:value-type="float">
            <text:p>0.391709</text:p>
          </table:table-cell>
          <table:table-cell office:value-type="float" office:value="0.381337" calcext:value-type="float">
            <text:p>0.381337</text:p>
          </table:table-cell>
          <table:table-cell office:value-type="float" office:value="0.370589" calcext:value-type="float">
            <text:p>0.370589</text:p>
          </table:table-cell>
          <table:table-cell office:value-type="float" office:value="0.359475" calcext:value-type="float">
            <text:p>0.359475</text:p>
          </table:table-cell>
          <table:table-cell office:value-type="float" office:value="0.348006" calcext:value-type="float">
            <text:p>0.348006</text:p>
          </table:table-cell>
          <table:table-cell office:value-type="float" office:value="0.336194" calcext:value-type="float">
            <text:p>0.336194</text:p>
          </table:table-cell>
          <table:table-cell office:value-type="float" office:value="0.32405" calcext:value-type="float">
            <text:p>0.32405</text:p>
          </table:table-cell>
          <table:table-cell office:value-type="float" office:value="0.311587" calcext:value-type="float">
            <text:p>0.311587</text:p>
          </table:table-cell>
          <table:table-cell office:value-type="float" office:value="0.298815" calcext:value-type="float">
            <text:p>0.298815</text:p>
          </table:table-cell>
          <table:table-cell office:value-type="float" office:value="0.285749" calcext:value-type="float">
            <text:p>0.285749</text:p>
          </table:table-cell>
          <table:table-cell office:value-type="float" office:value="0.272401" calcext:value-type="float">
            <text:p>0.272401</text:p>
          </table:table-cell>
          <table:table-cell office:value-type="float" office:value="0.258784" calcext:value-type="float">
            <text:p>0.258784</text:p>
          </table:table-cell>
          <table:table-cell office:value-type="float" office:value="0.244912" calcext:value-type="float">
            <text:p>0.244912</text:p>
          </table:table-cell>
          <table:table-cell office:value-type="float" office:value="0.230798" calcext:value-type="float">
            <text:p>0.230798</text:p>
          </table:table-cell>
          <table:table-cell office:value-type="float" office:value="0.216456" calcext:value-type="float">
            <text:p>0.216456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187146" calcext:value-type="float">
            <text:p>0.187146</text:p>
          </table:table-cell>
          <table:table-cell office:value-type="float" office:value="0.172206" calcext:value-type="float">
            <text:p>0.172206</text:p>
          </table:table-cell>
          <table:table-cell office:value-type="float" office:value="0.157097" calcext:value-type="float">
            <text:p>0.157097</text:p>
          </table:table-cell>
          <table:table-cell office:value-type="float" office:value="0.141832" calcext:value-type="float">
            <text:p>0.141832</text:p>
          </table:table-cell>
          <table:table-cell office:value-type="float" office:value="0.126428" calcext:value-type="float">
            <text:p>0.126428</text:p>
          </table:table-cell>
          <table:table-cell office:value-type="float" office:value="0.110899" calcext:value-type="float">
            <text:p>0.110899</text:p>
          </table:table-cell>
          <table:table-cell office:value-type="float" office:value="0.0952601" calcext:value-type="float">
            <text:p>0.0952601</text:p>
          </table:table-cell>
          <table:table-cell office:value-type="float" office:value="0.0795275" calcext:value-type="float">
            <text:p>0.0795275</text:p>
          </table:table-cell>
          <table:table-cell office:value-type="float" office:value="0.0637164" calcext:value-type="float">
            <text:p>0.0637164</text:p>
          </table:table-cell>
          <table:table-cell office:value-type="float" office:value="0.0478424" calcext:value-type="float">
            <text:p>0.0478424</text:p>
          </table:table-cell>
          <table:table-cell office:value-type="float" office:value="0.0319212" calcext:value-type="float">
            <text:p>0.0319212</text:p>
          </table:table-cell>
          <table:table-cell office:value-type="float" office:value="0.0159685" calcext:value-type="float">
            <text:p>0.0159685</text:p>
          </table:table-cell>
          <table:table-cell office:value-type="float" office:value="-2.42099E-016" calcext:value-type="float">
            <text:p>-2.42099E-16</text:p>
          </table:table-cell>
          <table:table-cell office:value-type="float" office:value="-0.0159685" calcext:value-type="float">
            <text:p>-0.0159685</text:p>
          </table:table-cell>
          <table:table-cell office:value-type="float" office:value="-0.0319212" calcext:value-type="float">
            <text:p>-0.0319212</text:p>
          </table:table-cell>
          <table:table-cell office:value-type="float" office:value="-0.0478424" calcext:value-type="float">
            <text:p>-0.0478424</text:p>
          </table:table-cell>
          <table:table-cell office:value-type="float" office:value="-0.0637164" calcext:value-type="float">
            <text:p>-0.0637164</text:p>
          </table:table-cell>
          <table:table-cell office:value-type="float" office:value="-0.0795275" calcext:value-type="float">
            <text:p>-0.0795275</text:p>
          </table:table-cell>
          <table:table-cell office:value-type="float" office:value="-0.0952601" calcext:value-type="float">
            <text:p>-0.0952601</text:p>
          </table:table-cell>
          <table:table-cell office:value-type="float" office:value="-0.110899" calcext:value-type="float">
            <text:p>-0.110899</text:p>
          </table:table-cell>
          <table:table-cell office:value-type="float" office:value="-0.126428" calcext:value-type="float">
            <text:p>-0.126428</text:p>
          </table:table-cell>
          <table:table-cell office:value-type="float" office:value="-0.141832" calcext:value-type="float">
            <text:p>-0.141832</text:p>
          </table:table-cell>
          <table:table-cell office:value-type="float" office:value="-0.157097" calcext:value-type="float">
            <text:p>-0.157097</text:p>
          </table:table-cell>
          <table:table-cell office:value-type="float" office:value="-0.172206" calcext:value-type="float">
            <text:p>-0.172206</text:p>
          </table:table-cell>
          <table:table-cell office:value-type="float" office:value="-0.187146" calcext:value-type="float">
            <text:p>-0.187146</text:p>
          </table:table-cell>
          <table:table-cell office:value-type="float" office:value="-0.2019" calcext:value-type="float">
            <text:p>-0.2019</text:p>
          </table:table-cell>
          <table:table-cell office:value-type="float" office:value="-0.216456" calcext:value-type="float">
            <text:p>-0.216456</text:p>
          </table:table-cell>
          <table:table-cell office:value-type="float" office:value="-0.230798" calcext:value-type="float">
            <text:p>-0.230798</text:p>
          </table:table-cell>
          <table:table-cell office:value-type="float" office:value="-0.244912" calcext:value-type="float">
            <text:p>-0.244912</text:p>
          </table:table-cell>
          <table:table-cell office:value-type="float" office:value="-0.258784" calcext:value-type="float">
            <text:p>-0.258784</text:p>
          </table:table-cell>
          <table:table-cell office:value-type="float" office:value="-0.272401" calcext:value-type="float">
            <text:p>-0.272401</text:p>
          </table:table-cell>
          <table:table-cell office:value-type="float" office:value="-0.285749" calcext:value-type="float">
            <text:p>-0.285749</text:p>
          </table:table-cell>
          <table:table-cell office:value-type="float" office:value="-0.298815" calcext:value-type="float">
            <text:p>-0.298815</text:p>
          </table:table-cell>
          <table:table-cell office:value-type="float" office:value="-0.311587" calcext:value-type="float">
            <text:p>-0.311587</text:p>
          </table:table-cell>
          <table:table-cell office:value-type="float" office:value="-0.32405" calcext:value-type="float">
            <text:p>-0.32405</text:p>
          </table:table-cell>
          <table:table-cell office:value-type="float" office:value="-0.336194" calcext:value-type="float">
            <text:p>-0.336194</text:p>
          </table:table-cell>
          <table:table-cell office:value-type="float" office:value="-0.348006" calcext:value-type="float">
            <text:p>-0.348006</text:p>
          </table:table-cell>
          <table:table-cell office:value-type="float" office:value="-0.359475" calcext:value-type="float">
            <text:p>-0.359475</text:p>
          </table:table-cell>
          <table:table-cell office:value-type="float" office:value="-0.370589" calcext:value-type="float">
            <text:p>-0.370589</text:p>
          </table:table-cell>
          <table:table-cell office:value-type="float" office:value="-0.381337" calcext:value-type="float">
            <text:p>-0.381337</text:p>
          </table:table-cell>
          <table:table-cell office:value-type="float" office:value="-0.391709" calcext:value-type="float">
            <text:p>-0.391709</text:p>
          </table:table-cell>
          <table:table-cell office:value-type="float" office:value="-0.401695" calcext:value-type="float">
            <text:p>-0.401695</text:p>
          </table:table-cell>
          <table:table-cell office:value-type="float" office:value="-0.411284" calcext:value-type="float">
            <text:p>-0.411284</text:p>
          </table:table-cell>
          <table:table-cell office:value-type="float" office:value="-0.420467" calcext:value-type="float">
            <text:p>-0.420467</text:p>
          </table:table-cell>
          <table:table-cell office:value-type="float" office:value="-0.429235" calcext:value-type="float">
            <text:p>-0.429235</text:p>
          </table:table-cell>
          <table:table-cell office:value-type="float" office:value="-0.437579" calcext:value-type="float">
            <text:p>-0.437579</text:p>
          </table:table-cell>
          <table:table-cell office:value-type="float" office:value="-0.445492" calcext:value-type="float">
            <text:p>-0.445492</text:p>
          </table:table-cell>
          <table:table-cell office:value-type="float" office:value="-0.452965" calcext:value-type="float">
            <text:p>-0.452965</text:p>
          </table:table-cell>
          <table:table-cell office:value-type="float" office:value="-0.459991" calcext:value-type="float">
            <text:p>-0.459991</text:p>
          </table:table-cell>
          <table:table-cell office:value-type="float" office:value="-0.466563" calcext:value-type="float">
            <text:p>-0.466563</text:p>
          </table:table-cell>
          <table:table-cell office:value-type="float" office:value="-0.472674" calcext:value-type="float">
            <text:p>-0.472674</text:p>
          </table:table-cell>
          <table:table-cell office:value-type="float" office:value="-0.478319" calcext:value-type="float">
            <text:p>-0.478319</text:p>
          </table:table-cell>
          <table:table-cell office:value-type="float" office:value="-0.483492" calcext:value-type="float">
            <text:p>-0.483492</text:p>
          </table:table-cell>
          <table:table-cell office:value-type="float" office:value="-0.488188" calcext:value-type="float">
            <text:p>-0.488188</text:p>
          </table:table-cell>
          <table:table-cell office:value-type="float" office:value="-0.492402" calcext:value-type="float">
            <text:p>-0.492402</text:p>
          </table:table-cell>
          <table:table-cell office:value-type="float" office:value="-0.496131" calcext:value-type="float">
            <text:p>-0.496131</text:p>
          </table:table-cell>
          <table:table-cell office:value-type="float" office:value="-0.499369" calcext:value-type="float">
            <text:p>-0.499369</text:p>
          </table:table-cell>
          <table:table-cell office:value-type="float" office:value="-0.502115" calcext:value-type="float">
            <text:p>-0.502115</text:p>
          </table:table-cell>
          <table:table-cell office:value-type="float" office:value="-0.504365" calcext:value-type="float">
            <text:p>-0.504365</text:p>
          </table:table-cell>
          <table:table-cell office:value-type="float" office:value="-0.506117" calcext:value-type="float">
            <text:p>-0.506117</text:p>
          </table:table-cell>
          <table:table-cell office:value-type="float" office:value="-0.50737" calcext:value-type="float">
            <text:p>-0.50737</text:p>
          </table:table-cell>
          <table:table-cell office:value-type="float" office:value="-0.508123" calcext:value-type="float">
            <text:p>-0.508123</text:p>
          </table:table-cell>
          <table:table-cell office:value-type="float" office:value="-0.508373" calcext:value-type="float">
            <text:p>-0.508373</text:p>
          </table:table-cell>
          <table:table-cell/>
        </table:table-row>
        <table:table-row table:style-name="ro1">
          <table:table-cell office:value-type="float" office:value="0.359988" calcext:value-type="float">
            <text:p>0.359988</text:p>
          </table:table-cell>
          <table:table-cell office:value-type="float" office:value="0.487562" calcext:value-type="float">
            <text:p>0.487562</text:p>
          </table:table-cell>
          <table:table-cell office:value-type="float" office:value="0.487322" calcext:value-type="float">
            <text:p>0.487322</text:p>
          </table:table-cell>
          <table:table-cell office:value-type="float" office:value="0.486601" calcext:value-type="float">
            <text:p>0.486601</text:p>
          </table:table-cell>
          <table:table-cell office:value-type="float" office:value="0.485399" calcext:value-type="float">
            <text:p>0.485399</text:p>
          </table:table-cell>
          <table:table-cell office:value-type="float" office:value="0.483718" calcext:value-type="float">
            <text:p>0.483718</text:p>
          </table:table-cell>
          <table:table-cell office:value-type="float" office:value="0.48156" calcext:value-type="float">
            <text:p>0.48156</text:p>
          </table:table-cell>
          <table:table-cell office:value-type="float" office:value="0.478927" calcext:value-type="float">
            <text:p>0.478927</text:p>
          </table:table-cell>
          <table:table-cell office:value-type="float" office:value="0.475821" calcext:value-type="float">
            <text:p>0.475821</text:p>
          </table:table-cell>
          <table:table-cell office:value-type="float" office:value="0.472245" calcext:value-type="float">
            <text:p>0.472245</text:p>
          </table:table-cell>
          <table:table-cell office:value-type="float" office:value="0.468204" calcext:value-type="float">
            <text:p>0.468204</text:p>
          </table:table-cell>
          <table:table-cell office:value-type="float" office:value="0.4637" calcext:value-type="float">
            <text:p>0.4637</text:p>
          </table:table-cell>
          <table:table-cell office:value-type="float" office:value="0.458739" calcext:value-type="float">
            <text:p>0.458739</text:p>
          </table:table-cell>
          <table:table-cell office:value-type="float" office:value="0.453325" calcext:value-type="float">
            <text:p>0.453325</text:p>
          </table:table-cell>
          <table:table-cell office:value-type="float" office:value="0.447463" calcext:value-type="float">
            <text:p>0.447463</text:p>
          </table:table-cell>
          <table:table-cell office:value-type="float" office:value="0.44116" calcext:value-type="float">
            <text:p>0.44116</text:p>
          </table:table-cell>
          <table:table-cell office:value-type="float" office:value="0.434422" calcext:value-type="float">
            <text:p>0.434422</text:p>
          </table:table-cell>
          <table:table-cell office:value-type="float" office:value="0.427255" calcext:value-type="float">
            <text:p>0.427255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403254" calcext:value-type="float">
            <text:p>0.403254</text:p>
          </table:table-cell>
          <table:table-cell office:value-type="float" office:value="0.394447" calcext:value-type="float">
            <text:p>0.394447</text:p>
          </table:table-cell>
          <table:table-cell office:value-type="float" office:value="0.385251" calcext:value-type="float">
            <text:p>0.385251</text:p>
          </table:table-cell>
          <table:table-cell office:value-type="float" office:value="0.375674" calcext:value-type="float">
            <text:p>0.375674</text:p>
          </table:table-cell>
          <table:table-cell office:value-type="float" office:value="0.365727" calcext:value-type="float">
            <text:p>0.365727</text:p>
          </table:table-cell>
          <table:table-cell office:value-type="float" office:value="0.355419" calcext:value-type="float">
            <text:p>0.355419</text:p>
          </table:table-cell>
          <table:table-cell office:value-type="float" office:value="0.34476" calcext:value-type="float">
            <text:p>0.34476</text:p>
          </table:table-cell>
          <table:table-cell office:value-type="float" office:value="0.33376" calcext:value-type="float">
            <text:p>0.33376</text:p>
          </table:table-cell>
          <table:table-cell office:value-type="float" office:value="0.322432" calcext:value-type="float">
            <text:p>0.322432</text:p>
          </table:table-cell>
          <table:table-cell office:value-type="float" office:value="0.310785" calcext:value-type="float">
            <text:p>0.310785</text:p>
          </table:table-cell>
          <table:table-cell office:value-type="float" office:value="0.298831" calcext:value-type="float">
            <text:p>0.298831</text:p>
          </table:table-cell>
          <table:table-cell office:value-type="float" office:value="0.286583" calcext:value-type="float">
            <text:p>0.286583</text:p>
          </table:table-cell>
          <table:table-cell office:value-type="float" office:value="0.274052" calcext:value-type="float">
            <text:p>0.274052</text:p>
          </table:table-cell>
          <table:table-cell office:value-type="float" office:value="0.26125" calcext:value-type="float">
            <text:p>0.26125</text:p>
          </table:table-cell>
          <table:table-cell office:value-type="float" office:value="0.24819" calcext:value-type="float">
            <text:p>0.24819</text:p>
          </table:table-cell>
          <table:table-cell office:value-type="float" office:value="0.234886" calcext:value-type="float">
            <text:p>0.234886</text:p>
          </table:table-cell>
          <table:table-cell office:value-type="float" office:value="0.22135" calcext:value-type="float">
            <text:p>0.22135</text:p>
          </table:table-cell>
          <table:table-cell office:value-type="float" office:value="0.207595" calcext:value-type="float">
            <text:p>0.207595</text:p>
          </table:table-cell>
          <table:table-cell office:value-type="float" office:value="0.193635" calcext:value-type="float">
            <text:p>0.193635</text:p>
          </table:table-cell>
          <table:table-cell office:value-type="float" office:value="0.179485" calcext:value-type="float">
            <text:p>0.179485</text:p>
          </table:table-cell>
          <table:table-cell office:value-type="float" office:value="0.165157" calcext:value-type="float">
            <text:p>0.165157</text:p>
          </table:table-cell>
          <table:table-cell office:value-type="float" office:value="0.150666" calcext:value-type="float">
            <text:p>0.150666</text:p>
          </table:table-cell>
          <table:table-cell office:value-type="float" office:value="0.136026" calcext:value-type="float">
            <text:p>0.136026</text:p>
          </table:table-cell>
          <table:table-cell office:value-type="float" office:value="0.121252" calcext:value-type="float">
            <text:p>0.121252</text:p>
          </table:table-cell>
          <table:table-cell office:value-type="float" office:value="0.106359" calcext:value-type="float">
            <text:p>0.106359</text:p>
          </table:table-cell>
          <table:table-cell office:value-type="float" office:value="0.0913605" calcext:value-type="float">
            <text:p>0.0913605</text:p>
          </table:table-cell>
          <table:table-cell office:value-type="float" office:value="0.0762719" calcext:value-type="float">
            <text:p>0.0762719</text:p>
          </table:table-cell>
          <table:table-cell office:value-type="float" office:value="0.0611081" calcext:value-type="float">
            <text:p>0.0611081</text:p>
          </table:table-cell>
          <table:table-cell office:value-type="float" office:value="0.0458839" calcext:value-type="float">
            <text:p>0.0458839</text:p>
          </table:table-cell>
          <table:table-cell office:value-type="float" office:value="0.0306144" calcext:value-type="float">
            <text:p>0.0306144</text:p>
          </table:table-cell>
          <table:table-cell office:value-type="float" office:value="0.0153148" calcext:value-type="float">
            <text:p>0.0153148</text:p>
          </table:table-cell>
          <table:table-cell office:value-type="float" office:value="-5.61901E-017" calcext:value-type="float">
            <text:p>-5.61901E-17</text:p>
          </table:table-cell>
          <table:table-cell office:value-type="float" office:value="-0.0153148" calcext:value-type="float">
            <text:p>-0.0153148</text:p>
          </table:table-cell>
          <table:table-cell office:value-type="float" office:value="-0.0306144" calcext:value-type="float">
            <text:p>-0.0306144</text:p>
          </table:table-cell>
          <table:table-cell office:value-type="float" office:value="-0.0458839" calcext:value-type="float">
            <text:p>-0.0458839</text:p>
          </table:table-cell>
          <table:table-cell office:value-type="float" office:value="-0.0611081" calcext:value-type="float">
            <text:p>-0.0611081</text:p>
          </table:table-cell>
          <table:table-cell office:value-type="float" office:value="-0.0762719" calcext:value-type="float">
            <text:p>-0.0762719</text:p>
          </table:table-cell>
          <table:table-cell office:value-type="float" office:value="-0.0913605" calcext:value-type="float">
            <text:p>-0.0913605</text:p>
          </table:table-cell>
          <table:table-cell office:value-type="float" office:value="-0.106359" calcext:value-type="float">
            <text:p>-0.106359</text:p>
          </table:table-cell>
          <table:table-cell office:value-type="float" office:value="-0.121252" calcext:value-type="float">
            <text:p>-0.121252</text:p>
          </table:table-cell>
          <table:table-cell office:value-type="float" office:value="-0.136026" calcext:value-type="float">
            <text:p>-0.136026</text:p>
          </table:table-cell>
          <table:table-cell office:value-type="float" office:value="-0.150666" calcext:value-type="float">
            <text:p>-0.150666</text:p>
          </table:table-cell>
          <table:table-cell office:value-type="float" office:value="-0.165157" calcext:value-type="float">
            <text:p>-0.165157</text:p>
          </table:table-cell>
          <table:table-cell office:value-type="float" office:value="-0.179485" calcext:value-type="float">
            <text:p>-0.179485</text:p>
          </table:table-cell>
          <table:table-cell office:value-type="float" office:value="-0.193635" calcext:value-type="float">
            <text:p>-0.193635</text:p>
          </table:table-cell>
          <table:table-cell office:value-type="float" office:value="-0.207595" calcext:value-type="float">
            <text:p>-0.207595</text:p>
          </table:table-cell>
          <table:table-cell office:value-type="float" office:value="-0.22135" calcext:value-type="float">
            <text:p>-0.22135</text:p>
          </table:table-cell>
          <table:table-cell office:value-type="float" office:value="-0.234886" calcext:value-type="float">
            <text:p>-0.234886</text:p>
          </table:table-cell>
          <table:table-cell office:value-type="float" office:value="-0.24819" calcext:value-type="float">
            <text:p>-0.24819</text:p>
          </table:table-cell>
          <table:table-cell office:value-type="float" office:value="-0.26125" calcext:value-type="float">
            <text:p>-0.26125</text:p>
          </table:table-cell>
          <table:table-cell office:value-type="float" office:value="-0.274052" calcext:value-type="float">
            <text:p>-0.274052</text:p>
          </table:table-cell>
          <table:table-cell office:value-type="float" office:value="-0.286583" calcext:value-type="float">
            <text:p>-0.286583</text:p>
          </table:table-cell>
          <table:table-cell office:value-type="float" office:value="-0.298831" calcext:value-type="float">
            <text:p>-0.298831</text:p>
          </table:table-cell>
          <table:table-cell office:value-type="float" office:value="-0.310785" calcext:value-type="float">
            <text:p>-0.310785</text:p>
          </table:table-cell>
          <table:table-cell office:value-type="float" office:value="-0.322432" calcext:value-type="float">
            <text:p>-0.322432</text:p>
          </table:table-cell>
          <table:table-cell office:value-type="float" office:value="-0.33376" calcext:value-type="float">
            <text:p>-0.33376</text:p>
          </table:table-cell>
          <table:table-cell office:value-type="float" office:value="-0.34476" calcext:value-type="float">
            <text:p>-0.34476</text:p>
          </table:table-cell>
          <table:table-cell office:value-type="float" office:value="-0.355419" calcext:value-type="float">
            <text:p>-0.355419</text:p>
          </table:table-cell>
          <table:table-cell office:value-type="float" office:value="-0.365727" calcext:value-type="float">
            <text:p>-0.365727</text:p>
          </table:table-cell>
          <table:table-cell office:value-type="float" office:value="-0.375674" calcext:value-type="float">
            <text:p>-0.375674</text:p>
          </table:table-cell>
          <table:table-cell office:value-type="float" office:value="-0.385251" calcext:value-type="float">
            <text:p>-0.385251</text:p>
          </table:table-cell>
          <table:table-cell office:value-type="float" office:value="-0.394447" calcext:value-type="float">
            <text:p>-0.394447</text:p>
          </table:table-cell>
          <table:table-cell office:value-type="float" office:value="-0.403254" calcext:value-type="float">
            <text:p>-0.403254</text:p>
          </table:table-cell>
          <table:table-cell office:value-type="float" office:value="-0.411663" calcext:value-type="float">
            <text:p>-0.411663</text:p>
          </table:table-cell>
          <table:table-cell office:value-type="float" office:value="-0.419666" calcext:value-type="float">
            <text:p>-0.419666</text:p>
          </table:table-cell>
          <table:table-cell office:value-type="float" office:value="-0.427255" calcext:value-type="float">
            <text:p>-0.427255</text:p>
          </table:table-cell>
          <table:table-cell office:value-type="float" office:value="-0.434422" calcext:value-type="float">
            <text:p>-0.434422</text:p>
          </table:table-cell>
          <table:table-cell office:value-type="float" office:value="-0.44116" calcext:value-type="float">
            <text:p>-0.44116</text:p>
          </table:table-cell>
          <table:table-cell office:value-type="float" office:value="-0.447463" calcext:value-type="float">
            <text:p>-0.447463</text:p>
          </table:table-cell>
          <table:table-cell office:value-type="float" office:value="-0.453325" calcext:value-type="float">
            <text:p>-0.453325</text:p>
          </table:table-cell>
          <table:table-cell office:value-type="float" office:value="-0.458739" calcext:value-type="float">
            <text:p>-0.458739</text:p>
          </table:table-cell>
          <table:table-cell office:value-type="float" office:value="-0.4637" calcext:value-type="float">
            <text:p>-0.4637</text:p>
          </table:table-cell>
          <table:table-cell office:value-type="float" office:value="-0.468204" calcext:value-type="float">
            <text:p>-0.468204</text:p>
          </table:table-cell>
          <table:table-cell office:value-type="float" office:value="-0.472245" calcext:value-type="float">
            <text:p>-0.472245</text:p>
          </table:table-cell>
          <table:table-cell office:value-type="float" office:value="-0.475821" calcext:value-type="float">
            <text:p>-0.475821</text:p>
          </table:table-cell>
          <table:table-cell office:value-type="float" office:value="-0.478927" calcext:value-type="float">
            <text:p>-0.478927</text:p>
          </table:table-cell>
          <table:table-cell office:value-type="float" office:value="-0.48156" calcext:value-type="float">
            <text:p>-0.48156</text:p>
          </table:table-cell>
          <table:table-cell office:value-type="float" office:value="-0.483718" calcext:value-type="float">
            <text:p>-0.483718</text:p>
          </table:table-cell>
          <table:table-cell office:value-type="float" office:value="-0.485399" calcext:value-type="float">
            <text:p>-0.485399</text:p>
          </table:table-cell>
          <table:table-cell office:value-type="float" office:value="-0.486601" calcext:value-type="float">
            <text:p>-0.486601</text:p>
          </table:table-cell>
          <table:table-cell office:value-type="float" office:value="-0.487322" calcext:value-type="float">
            <text:p>-0.487322</text:p>
          </table:table-cell>
          <table:table-cell office:value-type="float" office:value="-0.487562" calcext:value-type="float">
            <text:p>-0.487562</text:p>
          </table:table-cell>
          <table:table-cell/>
        </table:table-row>
        <table:table-row table:style-name="ro1">
          <table:table-cell office:value-type="float" office:value="0.367627" calcext:value-type="float">
            <text:p>0.367627</text:p>
          </table:table-cell>
          <table:table-cell office:value-type="float" office:value="0.46925" calcext:value-type="float">
            <text:p>0.46925</text:p>
          </table:table-cell>
          <table:table-cell office:value-type="float" office:value="0.469018" calcext:value-type="float">
            <text:p>0.469018</text:p>
          </table:table-cell>
          <table:table-cell office:value-type="float" office:value="0.468324" calcext:value-type="float">
            <text:p>0.468324</text:p>
          </table:table-cell>
          <table:table-cell office:value-type="float" office:value="0.467167" calcext:value-type="float">
            <text:p>0.467167</text:p>
          </table:table-cell>
          <table:table-cell office:value-type="float" office:value="0.46555" calcext:value-type="float">
            <text:p>0.46555</text:p>
          </table:table-cell>
          <table:table-cell office:value-type="float" office:value="0.463473" calcext:value-type="float">
            <text:p>0.463473</text:p>
          </table:table-cell>
          <table:table-cell office:value-type="float" office:value="0.460938" calcext:value-type="float">
            <text:p>0.460938</text:p>
          </table:table-cell>
          <table:table-cell office:value-type="float" office:value="0.457949" calcext:value-type="float">
            <text:p>0.457949</text:p>
          </table:table-cell>
          <table:table-cell office:value-type="float" office:value="0.454508" calcext:value-type="float">
            <text:p>0.454508</text:p>
          </table:table-cell>
          <table:table-cell office:value-type="float" office:value="0.450618" calcext:value-type="float">
            <text:p>0.450618</text:p>
          </table:table-cell>
          <table:table-cell office:value-type="float" office:value="0.446283" calcext:value-type="float">
            <text:p>0.446283</text:p>
          </table:table-cell>
          <table:table-cell office:value-type="float" office:value="0.441508" calcext:value-type="float">
            <text:p>0.441508</text:p>
          </table:table-cell>
          <table:table-cell office:value-type="float" office:value="0.436298" calcext:value-type="float">
            <text:p>0.436298</text:p>
          </table:table-cell>
          <table:table-cell office:value-type="float" office:value="0.430656" calcext:value-type="float">
            <text:p>0.430656</text:p>
          </table:table-cell>
          <table:table-cell office:value-type="float" office:value="0.42459" calcext:value-type="float">
            <text:p>0.42459</text:p>
          </table:table-cell>
          <table:table-cell office:value-type="float" office:value="0.418105" calcext:value-type="float">
            <text:p>0.418105</text:p>
          </table:table-cell>
          <table:table-cell office:value-type="float" office:value="0.411207" calcext:value-type="float">
            <text:p>0.411207</text:p>
          </table:table-cell>
          <table:table-cell office:value-type="float" office:value="0.403903" calcext:value-type="float">
            <text:p>0.403903</text:p>
          </table:table-cell>
          <table:table-cell office:value-type="float" office:value="0.396201" calcext:value-type="float">
            <text:p>0.396201</text:p>
          </table:table-cell>
          <table:table-cell office:value-type="float" office:value="0.388108" calcext:value-type="float">
            <text:p>0.388108</text:p>
          </table:table-cell>
          <table:table-cell office:value-type="float" office:value="0.379632" calcext:value-type="float">
            <text:p>0.379632</text:p>
          </table:table-cell>
          <table:table-cell office:value-type="float" office:value="0.370781" calcext:value-type="float">
            <text:p>0.370781</text:p>
          </table:table-cell>
          <table:table-cell office:value-type="float" office:value="0.361564" calcext:value-type="float">
            <text:p>0.361564</text:p>
          </table:table-cell>
          <table:table-cell office:value-type="float" office:value="0.35199" calcext:value-type="float">
            <text:p>0.35199</text:p>
          </table:table-cell>
          <table:table-cell office:value-type="float" office:value="0.342069" calcext:value-type="float">
            <text:p>0.342069</text:p>
          </table:table-cell>
          <table:table-cell office:value-type="float" office:value="0.33181" calcext:value-type="float">
            <text:p>0.33181</text:p>
          </table:table-cell>
          <table:table-cell office:value-type="float" office:value="0.321224" calcext:value-type="float">
            <text:p>0.321224</text:p>
          </table:table-cell>
          <table:table-cell office:value-type="float" office:value="0.310321" calcext:value-type="float">
            <text:p>0.310321</text:p>
          </table:table-cell>
          <table:table-cell office:value-type="float" office:value="0.299112" calcext:value-type="float">
            <text:p>0.299112</text:p>
          </table:table-cell>
          <table:table-cell office:value-type="float" office:value="0.287607" calcext:value-type="float">
            <text:p>0.287607</text:p>
          </table:table-cell>
          <table:table-cell office:value-type="float" office:value="0.275819" calcext:value-type="float">
            <text:p>0.275819</text:p>
          </table:table-cell>
          <table:table-cell office:value-type="float" office:value="0.263758" calcext:value-type="float">
            <text:p>0.263758</text:p>
          </table:table-cell>
          <table:table-cell office:value-type="float" office:value="0.251437" calcext:value-type="float">
            <text:p>0.251437</text:p>
          </table:table-cell>
          <table:table-cell office:value-type="float" office:value="0.238868" calcext:value-type="float">
            <text:p>0.238868</text:p>
          </table:table-cell>
          <table:table-cell office:value-type="float" office:value="0.226064" calcext:value-type="float">
            <text:p>0.226064</text:p>
          </table:table-cell>
          <table:table-cell office:value-type="float" office:value="0.213036" calcext:value-type="float">
            <text:p>0.213036</text:p>
          </table:table-cell>
          <table:table-cell office:value-type="float" office:value="0.199798" calcext:value-type="float">
            <text:p>0.199798</text:p>
          </table:table-cell>
          <table:table-cell office:value-type="float" office:value="0.186362" calcext:value-type="float">
            <text:p>0.186362</text:p>
          </table:table-cell>
          <table:table-cell office:value-type="float" office:value="0.172743" calcext:value-type="float">
            <text:p>0.172743</text:p>
          </table:table-cell>
          <table:table-cell office:value-type="float" office:value="0.158953" calcext:value-type="float">
            <text:p>0.158953</text:p>
          </table:table-cell>
          <table:table-cell office:value-type="float" office:value="0.145007" calcext:value-type="float">
            <text:p>0.145007</text:p>
          </table:table-cell>
          <table:table-cell office:value-type="float" office:value="0.130917" calcext:value-type="float">
            <text:p>0.130917</text:p>
          </table:table-cell>
          <table:table-cell office:value-type="float" office:value="0.116698" calcext:value-type="float">
            <text:p>0.116698</text:p>
          </table:table-cell>
          <table:table-cell office:value-type="float" office:value="0.102364" calcext:value-type="float">
            <text:p>0.102364</text:p>
          </table:table-cell>
          <table:table-cell office:value-type="float" office:value="0.087929" calcext:value-type="float">
            <text:p>0.087929</text:p>
          </table:table-cell>
          <table:table-cell office:value-type="float" office:value="0.0734072" calcext:value-type="float">
            <text:p>0.0734072</text:p>
          </table:table-cell>
          <table:table-cell office:value-type="float" office:value="0.0588128" calcext:value-type="float">
            <text:p>0.0588128</text:p>
          </table:table-cell>
          <table:table-cell office:value-type="float" office:value="0.0441605" calcext:value-type="float">
            <text:p>0.0441605</text:p>
          </table:table-cell>
          <table:table-cell office:value-type="float" office:value="0.0294646" calcext:value-type="float">
            <text:p>0.0294646</text:p>
          </table:table-cell>
          <table:table-cell office:value-type="float" office:value="0.0147396" calcext:value-type="float">
            <text:p>0.0147396</text:p>
          </table:table-cell>
          <table:table-cell office:value-type="float" office:value="2.19087E-016" calcext:value-type="float">
            <text:p>2.19087E-16</text:p>
          </table:table-cell>
          <table:table-cell office:value-type="float" office:value="-0.0147396" calcext:value-type="float">
            <text:p>-0.0147396</text:p>
          </table:table-cell>
          <table:table-cell office:value-type="float" office:value="-0.0294646" calcext:value-type="float">
            <text:p>-0.0294646</text:p>
          </table:table-cell>
          <table:table-cell office:value-type="float" office:value="-0.0441605" calcext:value-type="float">
            <text:p>-0.0441605</text:p>
          </table:table-cell>
          <table:table-cell office:value-type="float" office:value="-0.0588128" calcext:value-type="float">
            <text:p>-0.0588128</text:p>
          </table:table-cell>
          <table:table-cell office:value-type="float" office:value="-0.0734072" calcext:value-type="float">
            <text:p>-0.0734072</text:p>
          </table:table-cell>
          <table:table-cell office:value-type="float" office:value="-0.087929" calcext:value-type="float">
            <text:p>-0.087929</text:p>
          </table:table-cell>
          <table:table-cell office:value-type="float" office:value="-0.102364" calcext:value-type="float">
            <text:p>-0.102364</text:p>
          </table:table-cell>
          <table:table-cell office:value-type="float" office:value="-0.116698" calcext:value-type="float">
            <text:p>-0.116698</text:p>
          </table:table-cell>
          <table:table-cell office:value-type="float" office:value="-0.130917" calcext:value-type="float">
            <text:p>-0.130917</text:p>
          </table:table-cell>
          <table:table-cell office:value-type="float" office:value="-0.145007" calcext:value-type="float">
            <text:p>-0.145007</text:p>
          </table:table-cell>
          <table:table-cell office:value-type="float" office:value="-0.158953" calcext:value-type="float">
            <text:p>-0.158953</text:p>
          </table:table-cell>
          <table:table-cell office:value-type="float" office:value="-0.172743" calcext:value-type="float">
            <text:p>-0.172743</text:p>
          </table:table-cell>
          <table:table-cell office:value-type="float" office:value="-0.186362" calcext:value-type="float">
            <text:p>-0.186362</text:p>
          </table:table-cell>
          <table:table-cell office:value-type="float" office:value="-0.199798" calcext:value-type="float">
            <text:p>-0.199798</text:p>
          </table:table-cell>
          <table:table-cell office:value-type="float" office:value="-0.213036" calcext:value-type="float">
            <text:p>-0.213036</text:p>
          </table:table-cell>
          <table:table-cell office:value-type="float" office:value="-0.226064" calcext:value-type="float">
            <text:p>-0.226064</text:p>
          </table:table-cell>
          <table:table-cell office:value-type="float" office:value="-0.238868" calcext:value-type="float">
            <text:p>-0.238868</text:p>
          </table:table-cell>
          <table:table-cell office:value-type="float" office:value="-0.251437" calcext:value-type="float">
            <text:p>-0.251437</text:p>
          </table:table-cell>
          <table:table-cell office:value-type="float" office:value="-0.263758" calcext:value-type="float">
            <text:p>-0.263758</text:p>
          </table:table-cell>
          <table:table-cell office:value-type="float" office:value="-0.275819" calcext:value-type="float">
            <text:p>-0.275819</text:p>
          </table:table-cell>
          <table:table-cell office:value-type="float" office:value="-0.287607" calcext:value-type="float">
            <text:p>-0.287607</text:p>
          </table:table-cell>
          <table:table-cell office:value-type="float" office:value="-0.299112" calcext:value-type="float">
            <text:p>-0.299112</text:p>
          </table:table-cell>
          <table:table-cell office:value-type="float" office:value="-0.310321" calcext:value-type="float">
            <text:p>-0.310321</text:p>
          </table:table-cell>
          <table:table-cell office:value-type="float" office:value="-0.321224" calcext:value-type="float">
            <text:p>-0.321224</text:p>
          </table:table-cell>
          <table:table-cell office:value-type="float" office:value="-0.33181" calcext:value-type="float">
            <text:p>-0.33181</text:p>
          </table:table-cell>
          <table:table-cell office:value-type="float" office:value="-0.342069" calcext:value-type="float">
            <text:p>-0.342069</text:p>
          </table:table-cell>
          <table:table-cell office:value-type="float" office:value="-0.35199" calcext:value-type="float">
            <text:p>-0.35199</text:p>
          </table:table-cell>
          <table:table-cell office:value-type="float" office:value="-0.361564" calcext:value-type="float">
            <text:p>-0.361564</text:p>
          </table:table-cell>
          <table:table-cell office:value-type="float" office:value="-0.370781" calcext:value-type="float">
            <text:p>-0.370781</text:p>
          </table:table-cell>
          <table:table-cell office:value-type="float" office:value="-0.379632" calcext:value-type="float">
            <text:p>-0.379632</text:p>
          </table:table-cell>
          <table:table-cell office:value-type="float" office:value="-0.388108" calcext:value-type="float">
            <text:p>-0.388108</text:p>
          </table:table-cell>
          <table:table-cell office:value-type="float" office:value="-0.396201" calcext:value-type="float">
            <text:p>-0.396201</text:p>
          </table:table-cell>
          <table:table-cell office:value-type="float" office:value="-0.403903" calcext:value-type="float">
            <text:p>-0.403903</text:p>
          </table:table-cell>
          <table:table-cell office:value-type="float" office:value="-0.411207" calcext:value-type="float">
            <text:p>-0.411207</text:p>
          </table:table-cell>
          <table:table-cell office:value-type="float" office:value="-0.418105" calcext:value-type="float">
            <text:p>-0.418105</text:p>
          </table:table-cell>
          <table:table-cell office:value-type="float" office:value="-0.42459" calcext:value-type="float">
            <text:p>-0.42459</text:p>
          </table:table-cell>
          <table:table-cell office:value-type="float" office:value="-0.430656" calcext:value-type="float">
            <text:p>-0.430656</text:p>
          </table:table-cell>
          <table:table-cell office:value-type="float" office:value="-0.436298" calcext:value-type="float">
            <text:p>-0.436298</text:p>
          </table:table-cell>
          <table:table-cell office:value-type="float" office:value="-0.441508" calcext:value-type="float">
            <text:p>-0.441508</text:p>
          </table:table-cell>
          <table:table-cell office:value-type="float" office:value="-0.446283" calcext:value-type="float">
            <text:p>-0.446283</text:p>
          </table:table-cell>
          <table:table-cell office:value-type="float" office:value="-0.450618" calcext:value-type="float">
            <text:p>-0.450618</text:p>
          </table:table-cell>
          <table:table-cell office:value-type="float" office:value="-0.454508" calcext:value-type="float">
            <text:p>-0.454508</text:p>
          </table:table-cell>
          <table:table-cell office:value-type="float" office:value="-0.457949" calcext:value-type="float">
            <text:p>-0.457949</text:p>
          </table:table-cell>
          <table:table-cell office:value-type="float" office:value="-0.460938" calcext:value-type="float">
            <text:p>-0.460938</text:p>
          </table:table-cell>
          <table:table-cell office:value-type="float" office:value="-0.463473" calcext:value-type="float">
            <text:p>-0.463473</text:p>
          </table:table-cell>
          <table:table-cell office:value-type="float" office:value="-0.46555" calcext:value-type="float">
            <text:p>-0.46555</text:p>
          </table:table-cell>
          <table:table-cell office:value-type="float" office:value="-0.467167" calcext:value-type="float">
            <text:p>-0.467167</text:p>
          </table:table-cell>
          <table:table-cell office:value-type="float" office:value="-0.468324" calcext:value-type="float">
            <text:p>-0.468324</text:p>
          </table:table-cell>
          <table:table-cell office:value-type="float" office:value="-0.469018" calcext:value-type="float">
            <text:p>-0.469018</text:p>
          </table:table-cell>
          <table:table-cell office:value-type="float" office:value="-0.46925" calcext:value-type="float">
            <text:p>-0.46925</text:p>
          </table:table-cell>
          <table:table-cell/>
        </table:table-row>
        <table:table-row table:style-name="ro1">
          <table:table-cell office:value-type="float" office:value="0.3759" calcext:value-type="float">
            <text:p>0.3759</text:p>
          </table:table-cell>
          <table:table-cell office:value-type="float" office:value="0.449271" calcext:value-type="float">
            <text:p>0.449271</text:p>
          </table:table-cell>
          <table:table-cell office:value-type="float" office:value="0.449049" calcext:value-type="float">
            <text:p>0.449049</text:p>
          </table:table-cell>
          <table:table-cell office:value-type="float" office:value="0.448384" calcext:value-type="float">
            <text:p>0.448384</text:p>
          </table:table-cell>
          <table:table-cell office:value-type="float" office:value="0.447277" calcext:value-type="float">
            <text:p>0.447277</text:p>
          </table:table-cell>
          <table:table-cell office:value-type="float" office:value="0.445728" calcext:value-type="float">
            <text:p>0.445728</text:p>
          </table:table-cell>
          <table:table-cell office:value-type="float" office:value="0.443739" calcext:value-type="float">
            <text:p>0.443739</text:p>
          </table:table-cell>
          <table:table-cell office:value-type="float" office:value="0.441313" calcext:value-type="float">
            <text:p>0.441313</text:p>
          </table:table-cell>
          <table:table-cell office:value-type="float" office:value="0.438451" calcext:value-type="float">
            <text:p>0.438451</text:p>
          </table:table-cell>
          <table:table-cell office:value-type="float" office:value="0.435156" calcext:value-type="float">
            <text:p>0.435156</text:p>
          </table:table-cell>
          <table:table-cell office:value-type="float" office:value="0.431432" calcext:value-type="float">
            <text:p>0.431432</text:p>
          </table:table-cell>
          <table:table-cell office:value-type="float" office:value="0.427282" calcext:value-type="float">
            <text:p>0.427282</text:p>
          </table:table-cell>
          <table:table-cell office:value-type="float" office:value="0.42271" calcext:value-type="float">
            <text:p>0.42271</text:p>
          </table:table-cell>
          <table:table-cell office:value-type="float" office:value="0.417722" calcext:value-type="float">
            <text:p>0.417722</text:p>
          </table:table-cell>
          <table:table-cell office:value-type="float" office:value="0.412321" calcext:value-type="float">
            <text:p>0.412321</text:p>
          </table:table-cell>
          <table:table-cell office:value-type="float" office:value="0.406513" calcext:value-type="float">
            <text:p>0.406513</text:p>
          </table:table-cell>
          <table:table-cell office:value-type="float" office:value="0.400303" calcext:value-type="float">
            <text:p>0.400303</text:p>
          </table:table-cell>
          <table:table-cell office:value-type="float" office:value="0.393699" calcext:value-type="float">
            <text:p>0.393699</text:p>
          </table:table-cell>
          <table:table-cell office:value-type="float" office:value="0.386707" calcext:value-type="float">
            <text:p>0.386707</text:p>
          </table:table-cell>
          <table:table-cell office:value-type="float" office:value="0.379332" calcext:value-type="float">
            <text:p>0.379332</text:p>
          </table:table-cell>
          <table:table-cell office:value-type="float" office:value="0.371584" calcext:value-type="float">
            <text:p>0.371584</text:p>
          </table:table-cell>
          <table:table-cell office:value-type="float" office:value="0.363468" calcext:value-type="float">
            <text:p>0.363468</text:p>
          </table:table-cell>
          <table:table-cell office:value-type="float" office:value="0.354994" calcext:value-type="float">
            <text:p>0.354994</text:p>
          </table:table-cell>
          <table:table-cell office:value-type="float" office:value="0.34617" calcext:value-type="float">
            <text:p>0.34617</text:p>
          </table:table-cell>
          <table:table-cell office:value-type="float" office:value="0.337003" calcext:value-type="float">
            <text:p>0.337003</text:p>
          </table:table-cell>
          <table:table-cell office:value-type="float" office:value="0.327505" calcext:value-type="float">
            <text:p>0.327505</text:p>
          </table:table-cell>
          <table:table-cell office:value-type="float" office:value="0.317683" calcext:value-type="float">
            <text:p>0.317683</text:p>
          </table:table-cell>
          <table:table-cell office:value-type="float" office:value="0.307548" calcext:value-type="float">
            <text:p>0.307548</text:p>
          </table:table-cell>
          <table:table-cell office:value-type="float" office:value="0.297109" calcext:value-type="float">
            <text:p>0.297109</text:p>
          </table:table-cell>
          <table:table-cell office:value-type="float" office:value="0.286377" calcext:value-type="float">
            <text:p>0.286377</text:p>
          </table:table-cell>
          <table:table-cell office:value-type="float" office:value="0.275362" calcext:value-type="float">
            <text:p>0.275362</text:p>
          </table:table-cell>
          <table:table-cell office:value-type="float" office:value="0.264075" calcext:value-type="float">
            <text:p>0.264075</text:p>
          </table:table-cell>
          <table:table-cell office:value-type="float" office:value="0.252528" calcext:value-type="float">
            <text:p>0.252528</text:p>
          </table:table-cell>
          <table:table-cell office:value-type="float" office:value="0.240732" calcext:value-type="float">
            <text:p>0.240732</text:p>
          </table:table-cell>
          <table:table-cell office:value-type="float" office:value="0.228698" calcext:value-type="float">
            <text:p>0.228698</text:p>
          </table:table-cell>
          <table:table-cell office:value-type="float" office:value="0.216439" calcext:value-type="float">
            <text:p>0.216439</text:p>
          </table:table-cell>
          <table:table-cell office:value-type="float" office:value="0.203965" calcext:value-type="float">
            <text:p>0.203965</text:p>
          </table:table-cell>
          <table:table-cell office:value-type="float" office:value="0.191291" calcext:value-type="float">
            <text:p>0.191291</text:p>
          </table:table-cell>
          <table:table-cell office:value-type="float" office:value="0.178428" calcext:value-type="float">
            <text:p>0.178428</text:p>
          </table:table-cell>
          <table:table-cell office:value-type="float" office:value="0.165388" calcext:value-type="float">
            <text:p>0.165388</text:p>
          </table:table-cell>
          <table:table-cell office:value-type="float" office:value="0.152186" calcext:value-type="float">
            <text:p>0.152186</text:p>
          </table:table-cell>
          <table:table-cell office:value-type="float" office:value="0.138833" calcext:value-type="float">
            <text:p>0.138833</text:p>
          </table:table-cell>
          <table:table-cell office:value-type="float" office:value="0.125343" calcext:value-type="float">
            <text:p>0.125343</text:p>
          </table:table-cell>
          <table:table-cell office:value-type="float" office:value="0.11173" calcext:value-type="float">
            <text:p>0.11173</text:p>
          </table:table-cell>
          <table:table-cell office:value-type="float" office:value="0.0980058" calcext:value-type="float">
            <text:p>0.0980058</text:p>
          </table:table-cell>
          <table:table-cell office:value-type="float" office:value="0.0841853" calcext:value-type="float">
            <text:p>0.0841853</text:p>
          </table:table-cell>
          <table:table-cell office:value-type="float" office:value="0.0702817" calcext:value-type="float">
            <text:p>0.0702817</text:p>
          </table:table-cell>
          <table:table-cell office:value-type="float" office:value="0.0563088" calcext:value-type="float">
            <text:p>0.0563088</text:p>
          </table:table-cell>
          <table:table-cell office:value-type="float" office:value="0.0422803" calcext:value-type="float">
            <text:p>0.0422803</text:p>
          </table:table-cell>
          <table:table-cell office:value-type="float" office:value="0.0282101" calcext:value-type="float">
            <text:p>0.0282101</text:p>
          </table:table-cell>
          <table:table-cell office:value-type="float" office:value="0.014112" calcext:value-type="float">
            <text:p>0.014112</text:p>
          </table:table-cell>
          <table:table-cell office:value-type="float" office:value="1.93438E-016" calcext:value-type="float">
            <text:p>1.93438E-16</text:p>
          </table:table-cell>
          <table:table-cell office:value-type="float" office:value="-0.014112" calcext:value-type="float">
            <text:p>-0.014112</text:p>
          </table:table-cell>
          <table:table-cell office:value-type="float" office:value="-0.0282101" calcext:value-type="float">
            <text:p>-0.0282101</text:p>
          </table:table-cell>
          <table:table-cell office:value-type="float" office:value="-0.0422803" calcext:value-type="float">
            <text:p>-0.0422803</text:p>
          </table:table-cell>
          <table:table-cell office:value-type="float" office:value="-0.0563088" calcext:value-type="float">
            <text:p>-0.0563088</text:p>
          </table:table-cell>
          <table:table-cell office:value-type="float" office:value="-0.0702817" calcext:value-type="float">
            <text:p>-0.0702817</text:p>
          </table:table-cell>
          <table:table-cell office:value-type="float" office:value="-0.0841853" calcext:value-type="float">
            <text:p>-0.0841853</text:p>
          </table:table-cell>
          <table:table-cell office:value-type="float" office:value="-0.0980058" calcext:value-type="float">
            <text:p>-0.0980058</text:p>
          </table:table-cell>
          <table:table-cell office:value-type="float" office:value="-0.11173" calcext:value-type="float">
            <text:p>-0.11173</text:p>
          </table:table-cell>
          <table:table-cell office:value-type="float" office:value="-0.125343" calcext:value-type="float">
            <text:p>-0.125343</text:p>
          </table:table-cell>
          <table:table-cell office:value-type="float" office:value="-0.138833" calcext:value-type="float">
            <text:p>-0.138833</text:p>
          </table:table-cell>
          <table:table-cell office:value-type="float" office:value="-0.152186" calcext:value-type="float">
            <text:p>-0.152186</text:p>
          </table:table-cell>
          <table:table-cell office:value-type="float" office:value="-0.165388" calcext:value-type="float">
            <text:p>-0.165388</text:p>
          </table:table-cell>
          <table:table-cell office:value-type="float" office:value="-0.178428" calcext:value-type="float">
            <text:p>-0.178428</text:p>
          </table:table-cell>
          <table:table-cell office:value-type="float" office:value="-0.191291" calcext:value-type="float">
            <text:p>-0.191291</text:p>
          </table:table-cell>
          <table:table-cell office:value-type="float" office:value="-0.203965" calcext:value-type="float">
            <text:p>-0.203965</text:p>
          </table:table-cell>
          <table:table-cell office:value-type="float" office:value="-0.216439" calcext:value-type="float">
            <text:p>-0.216439</text:p>
          </table:table-cell>
          <table:table-cell office:value-type="float" office:value="-0.228698" calcext:value-type="float">
            <text:p>-0.228698</text:p>
          </table:table-cell>
          <table:table-cell office:value-type="float" office:value="-0.240732" calcext:value-type="float">
            <text:p>-0.240732</text:p>
          </table:table-cell>
          <table:table-cell office:value-type="float" office:value="-0.252528" calcext:value-type="float">
            <text:p>-0.252528</text:p>
          </table:table-cell>
          <table:table-cell office:value-type="float" office:value="-0.264075" calcext:value-type="float">
            <text:p>-0.264075</text:p>
          </table:table-cell>
          <table:table-cell office:value-type="float" office:value="-0.275362" calcext:value-type="float">
            <text:p>-0.275362</text:p>
          </table:table-cell>
          <table:table-cell office:value-type="float" office:value="-0.286377" calcext:value-type="float">
            <text:p>-0.286377</text:p>
          </table:table-cell>
          <table:table-cell office:value-type="float" office:value="-0.297109" calcext:value-type="float">
            <text:p>-0.297109</text:p>
          </table:table-cell>
          <table:table-cell office:value-type="float" office:value="-0.307548" calcext:value-type="float">
            <text:p>-0.307548</text:p>
          </table:table-cell>
          <table:table-cell office:value-type="float" office:value="-0.317683" calcext:value-type="float">
            <text:p>-0.317683</text:p>
          </table:table-cell>
          <table:table-cell office:value-type="float" office:value="-0.327505" calcext:value-type="float">
            <text:p>-0.327505</text:p>
          </table:table-cell>
          <table:table-cell office:value-type="float" office:value="-0.337003" calcext:value-type="float">
            <text:p>-0.337003</text:p>
          </table:table-cell>
          <table:table-cell office:value-type="float" office:value="-0.34617" calcext:value-type="float">
            <text:p>-0.34617</text:p>
          </table:table-cell>
          <table:table-cell office:value-type="float" office:value="-0.354994" calcext:value-type="float">
            <text:p>-0.354994</text:p>
          </table:table-cell>
          <table:table-cell office:value-type="float" office:value="-0.363468" calcext:value-type="float">
            <text:p>-0.363468</text:p>
          </table:table-cell>
          <table:table-cell office:value-type="float" office:value="-0.371584" calcext:value-type="float">
            <text:p>-0.371584</text:p>
          </table:table-cell>
          <table:table-cell office:value-type="float" office:value="-0.379332" calcext:value-type="float">
            <text:p>-0.379332</text:p>
          </table:table-cell>
          <table:table-cell office:value-type="float" office:value="-0.386707" calcext:value-type="float">
            <text:p>-0.386707</text:p>
          </table:table-cell>
          <table:table-cell office:value-type="float" office:value="-0.393699" calcext:value-type="float">
            <text:p>-0.393699</text:p>
          </table:table-cell>
          <table:table-cell office:value-type="float" office:value="-0.400303" calcext:value-type="float">
            <text:p>-0.400303</text:p>
          </table:table-cell>
          <table:table-cell office:value-type="float" office:value="-0.406513" calcext:value-type="float">
            <text:p>-0.406513</text:p>
          </table:table-cell>
          <table:table-cell office:value-type="float" office:value="-0.412321" calcext:value-type="float">
            <text:p>-0.412321</text:p>
          </table:table-cell>
          <table:table-cell office:value-type="float" office:value="-0.417722" calcext:value-type="float">
            <text:p>-0.417722</text:p>
          </table:table-cell>
          <table:table-cell office:value-type="float" office:value="-0.42271" calcext:value-type="float">
            <text:p>-0.42271</text:p>
          </table:table-cell>
          <table:table-cell office:value-type="float" office:value="-0.427282" calcext:value-type="float">
            <text:p>-0.427282</text:p>
          </table:table-cell>
          <table:table-cell office:value-type="float" office:value="-0.431432" calcext:value-type="float">
            <text:p>-0.431432</text:p>
          </table:table-cell>
          <table:table-cell office:value-type="float" office:value="-0.435156" calcext:value-type="float">
            <text:p>-0.435156</text:p>
          </table:table-cell>
          <table:table-cell office:value-type="float" office:value="-0.438451" calcext:value-type="float">
            <text:p>-0.438451</text:p>
          </table:table-cell>
          <table:table-cell office:value-type="float" office:value="-0.441313" calcext:value-type="float">
            <text:p>-0.441313</text:p>
          </table:table-cell>
          <table:table-cell office:value-type="float" office:value="-0.443739" calcext:value-type="float">
            <text:p>-0.443739</text:p>
          </table:table-cell>
          <table:table-cell office:value-type="float" office:value="-0.445728" calcext:value-type="float">
            <text:p>-0.445728</text:p>
          </table:table-cell>
          <table:table-cell office:value-type="float" office:value="-0.447277" calcext:value-type="float">
            <text:p>-0.447277</text:p>
          </table:table-cell>
          <table:table-cell office:value-type="float" office:value="-0.448384" calcext:value-type="float">
            <text:p>-0.448384</text:p>
          </table:table-cell>
          <table:table-cell office:value-type="float" office:value="-0.449049" calcext:value-type="float">
            <text:p>-0.449049</text:p>
          </table:table-cell>
          <table:table-cell office:value-type="float" office:value="-0.449271" calcext:value-type="float">
            <text:p>-0.449271</text:p>
          </table:table-cell>
          <table:table-cell/>
        </table:table-row>
        <table:table-row table:style-name="ro1">
          <table:table-cell office:value-type="float" office:value="0.38296" calcext:value-type="float">
            <text:p>0.38296</text:p>
          </table:table-cell>
          <table:table-cell office:value-type="float" office:value="0.43211" calcext:value-type="float">
            <text:p>0.43211</text:p>
          </table:table-cell>
          <table:table-cell office:value-type="float" office:value="0.431898" calcext:value-type="float">
            <text:p>0.431898</text:p>
          </table:table-cell>
          <table:table-cell office:value-type="float" office:value="0.431258" calcext:value-type="float">
            <text:p>0.431258</text:p>
          </table:table-cell>
          <table:table-cell office:value-type="float" office:value="0.430193" calcext:value-type="float">
            <text:p>0.430193</text:p>
          </table:table-cell>
          <table:table-cell office:value-type="float" office:value="0.428704" calcext:value-type="float">
            <text:p>0.428704</text:p>
          </table:table-cell>
          <table:table-cell office:value-type="float" office:value="0.426791" calcext:value-type="float">
            <text:p>0.426791</text:p>
          </table:table-cell>
          <table:table-cell office:value-type="float" office:value="0.424457" calcext:value-type="float">
            <text:p>0.424457</text:p>
          </table:table-cell>
          <table:table-cell office:value-type="float" office:value="0.421705" calcext:value-type="float">
            <text:p>0.421705</text:p>
          </table:table-cell>
          <table:table-cell office:value-type="float" office:value="0.418536" calcext:value-type="float">
            <text:p>0.418536</text:p>
          </table:table-cell>
          <table:table-cell office:value-type="float" office:value="0.414954" calcext:value-type="float">
            <text:p>0.414954</text:p>
          </table:table-cell>
          <table:table-cell office:value-type="float" office:value="0.410962" calcext:value-type="float">
            <text:p>0.410962</text:p>
          </table:table-cell>
          <table:table-cell office:value-type="float" office:value="0.406565" calcext:value-type="float">
            <text:p>0.406565</text:p>
          </table:table-cell>
          <table:table-cell office:value-type="float" office:value="0.401767" calcext:value-type="float">
            <text:p>0.401767</text:p>
          </table:table-cell>
          <table:table-cell office:value-type="float" office:value="0.396572" calcext:value-type="float">
            <text:p>0.396572</text:p>
          </table:table-cell>
          <table:table-cell office:value-type="float" office:value="0.390986" calcext:value-type="float">
            <text:p>0.390986</text:p>
          </table:table-cell>
          <table:table-cell office:value-type="float" office:value="0.385014" calcext:value-type="float">
            <text:p>0.385014</text:p>
          </table:table-cell>
          <table:table-cell office:value-type="float" office:value="0.378662" calcext:value-type="float">
            <text:p>0.378662</text:p>
          </table:table-cell>
          <table:table-cell office:value-type="float" office:value="0.371937" calcext:value-type="float">
            <text:p>0.371937</text:p>
          </table:table-cell>
          <table:table-cell office:value-type="float" office:value="0.364844" calcext:value-type="float">
            <text:p>0.364844</text:p>
          </table:table-cell>
          <table:table-cell office:value-type="float" office:value="0.357391" calcext:value-type="float">
            <text:p>0.357391</text:p>
          </table:table-cell>
          <table:table-cell office:value-type="float" office:value="0.349586" calcext:value-type="float">
            <text:p>0.349586</text:p>
          </table:table-cell>
          <table:table-cell office:value-type="float" office:value="0.341435" calcext:value-type="float">
            <text:p>0.341435</text:p>
          </table:table-cell>
          <table:table-cell office:value-type="float" office:value="0.332948" calcext:value-type="float">
            <text:p>0.332948</text:p>
          </table:table-cell>
          <table:table-cell office:value-type="float" office:value="0.324132" calcext:value-type="float">
            <text:p>0.324132</text:p>
          </table:table-cell>
          <table:table-cell office:value-type="float" office:value="0.314996" calcext:value-type="float">
            <text:p>0.314996</text:p>
          </table:table-cell>
          <table:table-cell office:value-type="float" office:value="0.305549" calcext:value-type="float">
            <text:p>0.305549</text:p>
          </table:table-cell>
          <table:table-cell office:value-type="float" office:value="0.295801" calcext:value-type="float">
            <text:p>0.295801</text:p>
          </table:table-cell>
          <table:table-cell office:value-type="float" office:value="0.285761" calcext:value-type="float">
            <text:p>0.285761</text:p>
          </table:table-cell>
          <table:table-cell office:value-type="float" office:value="0.275439" calcext:value-type="float">
            <text:p>0.275439</text:p>
          </table:table-cell>
          <table:table-cell office:value-type="float" office:value="0.264845" calcext:value-type="float">
            <text:p>0.264845</text:p>
          </table:table-cell>
          <table:table-cell office:value-type="float" office:value="0.253989" calcext:value-type="float">
            <text:p>0.253989</text:p>
          </table:table-cell>
          <table:table-cell office:value-type="float" office:value="0.242883" calcext:value-type="float">
            <text:p>0.242883</text:p>
          </table:table-cell>
          <table:table-cell office:value-type="float" office:value="0.231537" calcext:value-type="float">
            <text:p>0.231537</text:p>
          </table:table-cell>
          <table:table-cell office:value-type="float" office:value="0.219963" calcext:value-type="float">
            <text:p>0.219963</text:p>
          </table:table-cell>
          <table:table-cell office:value-type="float" office:value="0.208172" calcext:value-type="float">
            <text:p>0.208172</text:p>
          </table:table-cell>
          <table:table-cell office:value-type="float" office:value="0.196175" calcext:value-type="float">
            <text:p>0.196175</text:p>
          </table:table-cell>
          <table:table-cell office:value-type="float" office:value="0.183985" calcext:value-type="float">
            <text:p>0.183985</text:p>
          </table:table-cell>
          <table:table-cell office:value-type="float" office:value="0.171613" calcext:value-type="float">
            <text:p>0.171613</text:p>
          </table:table-cell>
          <table:table-cell office:value-type="float" office:value="0.159071" calcext:value-type="float">
            <text:p>0.159071</text:p>
          </table:table-cell>
          <table:table-cell office:value-type="float" office:value="0.146373" calcext:value-type="float">
            <text:p>0.146373</text:p>
          </table:table-cell>
          <table:table-cell office:value-type="float" office:value="0.13353" calcext:value-type="float">
            <text:p>0.13353</text:p>
          </table:table-cell>
          <table:table-cell office:value-type="float" office:value="0.120556" calcext:value-type="float">
            <text:p>0.120556</text:p>
          </table:table-cell>
          <table:table-cell office:value-type="float" office:value="0.107462" calcext:value-type="float">
            <text:p>0.107462</text:p>
          </table:table-cell>
          <table:table-cell office:value-type="float" office:value="0.0942626" calcext:value-type="float">
            <text:p>0.0942626</text:p>
          </table:table-cell>
          <table:table-cell office:value-type="float" office:value="0.0809699" calcext:value-type="float">
            <text:p>0.0809699</text:p>
          </table:table-cell>
          <table:table-cell office:value-type="float" office:value="0.0675974" calcext:value-type="float">
            <text:p>0.0675974</text:p>
          </table:table-cell>
          <table:table-cell office:value-type="float" office:value="0.0541581" calcext:value-type="float">
            <text:p>0.0541581</text:p>
          </table:table-cell>
          <table:table-cell office:value-type="float" office:value="0.0406654" calcext:value-type="float">
            <text:p>0.0406654</text:p>
          </table:table-cell>
          <table:table-cell office:value-type="float" office:value="0.0271326" calcext:value-type="float">
            <text:p>0.0271326</text:p>
          </table:table-cell>
          <table:table-cell office:value-type="float" office:value="0.013573" calcext:value-type="float">
            <text:p>0.013573</text:p>
          </table:table-cell>
          <table:table-cell office:value-type="float" office:value="-5.32115E-018" calcext:value-type="float">
            <text:p>-5.32115E-18</text:p>
          </table:table-cell>
          <table:table-cell office:value-type="float" office:value="-0.013573" calcext:value-type="float">
            <text:p>-0.013573</text:p>
          </table:table-cell>
          <table:table-cell office:value-type="float" office:value="-0.0271326" calcext:value-type="float">
            <text:p>-0.0271326</text:p>
          </table:table-cell>
          <table:table-cell office:value-type="float" office:value="-0.0406654" calcext:value-type="float">
            <text:p>-0.0406654</text:p>
          </table:table-cell>
          <table:table-cell office:value-type="float" office:value="-0.0541581" calcext:value-type="float">
            <text:p>-0.0541581</text:p>
          </table:table-cell>
          <table:table-cell office:value-type="float" office:value="-0.0675974" calcext:value-type="float">
            <text:p>-0.0675974</text:p>
          </table:table-cell>
          <table:table-cell office:value-type="float" office:value="-0.0809699" calcext:value-type="float">
            <text:p>-0.0809699</text:p>
          </table:table-cell>
          <table:table-cell office:value-type="float" office:value="-0.0942626" calcext:value-type="float">
            <text:p>-0.0942626</text:p>
          </table:table-cell>
          <table:table-cell office:value-type="float" office:value="-0.107462" calcext:value-type="float">
            <text:p>-0.107462</text:p>
          </table:table-cell>
          <table:table-cell office:value-type="float" office:value="-0.120556" calcext:value-type="float">
            <text:p>-0.120556</text:p>
          </table:table-cell>
          <table:table-cell office:value-type="float" office:value="-0.13353" calcext:value-type="float">
            <text:p>-0.13353</text:p>
          </table:table-cell>
          <table:table-cell office:value-type="float" office:value="-0.146373" calcext:value-type="float">
            <text:p>-0.146373</text:p>
          </table:table-cell>
          <table:table-cell office:value-type="float" office:value="-0.159071" calcext:value-type="float">
            <text:p>-0.159071</text:p>
          </table:table-cell>
          <table:table-cell office:value-type="float" office:value="-0.171613" calcext:value-type="float">
            <text:p>-0.171613</text:p>
          </table:table-cell>
          <table:table-cell office:value-type="float" office:value="-0.183985" calcext:value-type="float">
            <text:p>-0.183985</text:p>
          </table:table-cell>
          <table:table-cell office:value-type="float" office:value="-0.196175" calcext:value-type="float">
            <text:p>-0.196175</text:p>
          </table:table-cell>
          <table:table-cell office:value-type="float" office:value="-0.208172" calcext:value-type="float">
            <text:p>-0.208172</text:p>
          </table:table-cell>
          <table:table-cell office:value-type="float" office:value="-0.219963" calcext:value-type="float">
            <text:p>-0.219963</text:p>
          </table:table-cell>
          <table:table-cell office:value-type="float" office:value="-0.231537" calcext:value-type="float">
            <text:p>-0.231537</text:p>
          </table:table-cell>
          <table:table-cell office:value-type="float" office:value="-0.242883" calcext:value-type="float">
            <text:p>-0.242883</text:p>
          </table:table-cell>
          <table:table-cell office:value-type="float" office:value="-0.253989" calcext:value-type="float">
            <text:p>-0.253989</text:p>
          </table:table-cell>
          <table:table-cell office:value-type="float" office:value="-0.264845" calcext:value-type="float">
            <text:p>-0.264845</text:p>
          </table:table-cell>
          <table:table-cell office:value-type="float" office:value="-0.275439" calcext:value-type="float">
            <text:p>-0.275439</text:p>
          </table:table-cell>
          <table:table-cell office:value-type="float" office:value="-0.285761" calcext:value-type="float">
            <text:p>-0.285761</text:p>
          </table:table-cell>
          <table:table-cell office:value-type="float" office:value="-0.295801" calcext:value-type="float">
            <text:p>-0.295801</text:p>
          </table:table-cell>
          <table:table-cell office:value-type="float" office:value="-0.305549" calcext:value-type="float">
            <text:p>-0.305549</text:p>
          </table:table-cell>
          <table:table-cell office:value-type="float" office:value="-0.314996" calcext:value-type="float">
            <text:p>-0.314996</text:p>
          </table:table-cell>
          <table:table-cell office:value-type="float" office:value="-0.324132" calcext:value-type="float">
            <text:p>-0.324132</text:p>
          </table:table-cell>
          <table:table-cell office:value-type="float" office:value="-0.332948" calcext:value-type="float">
            <text:p>-0.332948</text:p>
          </table:table-cell>
          <table:table-cell office:value-type="float" office:value="-0.341435" calcext:value-type="float">
            <text:p>-0.341435</text:p>
          </table:table-cell>
          <table:table-cell office:value-type="float" office:value="-0.349586" calcext:value-type="float">
            <text:p>-0.349586</text:p>
          </table:table-cell>
          <table:table-cell office:value-type="float" office:value="-0.357391" calcext:value-type="float">
            <text:p>-0.357391</text:p>
          </table:table-cell>
          <table:table-cell office:value-type="float" office:value="-0.364844" calcext:value-type="float">
            <text:p>-0.364844</text:p>
          </table:table-cell>
          <table:table-cell office:value-type="float" office:value="-0.371937" calcext:value-type="float">
            <text:p>-0.371937</text:p>
          </table:table-cell>
          <table:table-cell office:value-type="float" office:value="-0.378662" calcext:value-type="float">
            <text:p>-0.378662</text:p>
          </table:table-cell>
          <table:table-cell office:value-type="float" office:value="-0.385014" calcext:value-type="float">
            <text:p>-0.385014</text:p>
          </table:table-cell>
          <table:table-cell office:value-type="float" office:value="-0.390986" calcext:value-type="float">
            <text:p>-0.390986</text:p>
          </table:table-cell>
          <table:table-cell office:value-type="float" office:value="-0.396572" calcext:value-type="float">
            <text:p>-0.396572</text:p>
          </table:table-cell>
          <table:table-cell office:value-type="float" office:value="-0.401767" calcext:value-type="float">
            <text:p>-0.401767</text:p>
          </table:table-cell>
          <table:table-cell office:value-type="float" office:value="-0.406565" calcext:value-type="float">
            <text:p>-0.406565</text:p>
          </table:table-cell>
          <table:table-cell office:value-type="float" office:value="-0.410962" calcext:value-type="float">
            <text:p>-0.410962</text:p>
          </table:table-cell>
          <table:table-cell office:value-type="float" office:value="-0.414954" calcext:value-type="float">
            <text:p>-0.414954</text:p>
          </table:table-cell>
          <table:table-cell office:value-type="float" office:value="-0.418536" calcext:value-type="float">
            <text:p>-0.418536</text:p>
          </table:table-cell>
          <table:table-cell office:value-type="float" office:value="-0.421705" calcext:value-type="float">
            <text:p>-0.421705</text:p>
          </table:table-cell>
          <table:table-cell office:value-type="float" office:value="-0.424457" calcext:value-type="float">
            <text:p>-0.424457</text:p>
          </table:table-cell>
          <table:table-cell office:value-type="float" office:value="-0.426791" calcext:value-type="float">
            <text:p>-0.426791</text:p>
          </table:table-cell>
          <table:table-cell office:value-type="float" office:value="-0.428704" calcext:value-type="float">
            <text:p>-0.428704</text:p>
          </table:table-cell>
          <table:table-cell office:value-type="float" office:value="-0.430193" calcext:value-type="float">
            <text:p>-0.430193</text:p>
          </table:table-cell>
          <table:table-cell office:value-type="float" office:value="-0.431258" calcext:value-type="float">
            <text:p>-0.431258</text:p>
          </table:table-cell>
          <table:table-cell office:value-type="float" office:value="-0.431898" calcext:value-type="float">
            <text:p>-0.431898</text:p>
          </table:table-cell>
          <table:table-cell office:value-type="float" office:value="-0.43211" calcext:value-type="float">
            <text:p>-0.43211</text:p>
          </table:table-cell>
          <table:table-cell/>
        </table:table-row>
        <table:table-row table:style-name="ro1">
          <table:table-cell office:value-type="float" office:value="0.391579" calcext:value-type="float">
            <text:p>0.391579</text:p>
          </table:table-cell>
          <table:table-cell office:value-type="float" office:value="0.411043" calcext:value-type="float">
            <text:p>0.411043</text:p>
          </table:table-cell>
          <table:table-cell office:value-type="float" office:value="0.41084" calcext:value-type="float">
            <text:p>0.41084</text:p>
          </table:table-cell>
          <table:table-cell office:value-type="float" office:value="0.410232" calcext:value-type="float">
            <text:p>0.410232</text:p>
          </table:table-cell>
          <table:table-cell office:value-type="float" office:value="0.409219" calcext:value-type="float">
            <text:p>0.409219</text:p>
          </table:table-cell>
          <table:table-cell office:value-type="float" office:value="0.407802" calcext:value-type="float">
            <text:p>0.407802</text:p>
          </table:table-cell>
          <table:table-cell office:value-type="float" office:value="0.405982" calcext:value-type="float">
            <text:p>0.405982</text:p>
          </table:table-cell>
          <table:table-cell office:value-type="float" office:value="0.403762" calcext:value-type="float">
            <text:p>0.403762</text:p>
          </table:table-cell>
          <table:table-cell office:value-type="float" office:value="0.401144" calcext:value-type="float">
            <text:p>0.401144</text:p>
          </table:table-cell>
          <table:table-cell office:value-type="float" office:value="0.398129" calcext:value-type="float">
            <text:p>0.398129</text:p>
          </table:table-cell>
          <table:table-cell office:value-type="float" office:value="0.394722" calcext:value-type="float">
            <text:p>0.394722</text:p>
          </table:table-cell>
          <table:table-cell office:value-type="float" office:value="0.390925" calcext:value-type="float">
            <text:p>0.390925</text:p>
          </table:table-cell>
          <table:table-cell office:value-type="float" office:value="0.386743" calcext:value-type="float">
            <text:p>0.386743</text:p>
          </table:table-cell>
          <table:table-cell office:value-type="float" office:value="0.382178" calcext:value-type="float">
            <text:p>0.382178</text:p>
          </table:table-cell>
          <table:table-cell office:value-type="float" office:value="0.377237" calcext:value-type="float">
            <text:p>0.377237</text:p>
          </table:table-cell>
          <table:table-cell office:value-type="float" office:value="0.371923" calcext:value-type="float">
            <text:p>0.371923</text:p>
          </table:table-cell>
          <table:table-cell office:value-type="float" office:value="0.366242" calcext:value-type="float">
            <text:p>0.366242</text:p>
          </table:table-cell>
          <table:table-cell office:value-type="float" office:value="0.3602" calcext:value-type="float">
            <text:p>0.3602</text:p>
          </table:table-cell>
          <table:table-cell office:value-type="float" office:value="0.353802" calcext:value-type="float">
            <text:p>0.353802</text:p>
          </table:table-cell>
          <table:table-cell office:value-type="float" office:value="0.347056" calcext:value-type="float">
            <text:p>0.347056</text:p>
          </table:table-cell>
          <table:table-cell office:value-type="float" office:value="0.339966" calcext:value-type="float">
            <text:p>0.339966</text:p>
          </table:table-cell>
          <table:table-cell office:value-type="float" office:value="0.332541" calcext:value-type="float">
            <text:p>0.332541</text:p>
          </table:table-cell>
          <table:table-cell office:value-type="float" office:value="0.324788" calcext:value-type="float">
            <text:p>0.324788</text:p>
          </table:table-cell>
          <table:table-cell office:value-type="float" office:value="0.316715" calcext:value-type="float">
            <text:p>0.316715</text:p>
          </table:table-cell>
          <table:table-cell office:value-type="float" office:value="0.308328" calcext:value-type="float">
            <text:p>0.308328</text:p>
          </table:table-cell>
          <table:table-cell office:value-type="float" office:value="0.299638" calcext:value-type="float">
            <text:p>0.299638</text:p>
          </table:table-cell>
          <table:table-cell office:value-type="float" office:value="0.290652" calcext:value-type="float">
            <text:p>0.290652</text:p>
          </table:table-cell>
          <table:table-cell office:value-type="float" office:value="0.281379" calcext:value-type="float">
            <text:p>0.281379</text:p>
          </table:table-cell>
          <table:table-cell office:value-type="float" office:value="0.271828" calcext:value-type="float">
            <text:p>0.271828</text:p>
          </table:table-cell>
          <table:table-cell office:value-type="float" office:value="0.262009" calcext:value-type="float">
            <text:p>0.262009</text:p>
          </table:table-cell>
          <table:table-cell office:value-type="float" office:value="0.251932" calcext:value-type="float">
            <text:p>0.251932</text:p>
          </table:table-cell>
          <table:table-cell office:value-type="float" office:value="0.241606" calcext:value-type="float">
            <text:p>0.241606</text:p>
          </table:table-cell>
          <table:table-cell office:value-type="float" office:value="0.231041" calcext:value-type="float">
            <text:p>0.231041</text:p>
          </table:table-cell>
          <table:table-cell office:value-type="float" office:value="0.220249" calcext:value-type="float">
            <text:p>0.220249</text:p>
          </table:table-cell>
          <table:table-cell office:value-type="float" office:value="0.209239" calcext:value-type="float">
            <text:p>0.209239</text:p>
          </table:table-cell>
          <table:table-cell office:value-type="float" office:value="0.198022" calcext:value-type="float">
            <text:p>0.198022</text:p>
          </table:table-cell>
          <table:table-cell office:value-type="float" office:value="0.18661" calcext:value-type="float">
            <text:p>0.18661</text:p>
          </table:table-cell>
          <table:table-cell office:value-type="float" office:value="0.175014" calcext:value-type="float">
            <text:p>0.175014</text:p>
          </table:table-cell>
          <table:table-cell office:value-type="float" office:value="0.163246" calcext:value-type="float">
            <text:p>0.163246</text:p>
          </table:table-cell>
          <table:table-cell office:value-type="float" office:value="0.151316" calcext:value-type="float">
            <text:p>0.151316</text:p>
          </table:table-cell>
          <table:table-cell office:value-type="float" office:value="0.139237" calcext:value-type="float">
            <text:p>0.139237</text:p>
          </table:table-cell>
          <table:table-cell office:value-type="float" office:value="0.12702" calcext:value-type="float">
            <text:p>0.12702</text:p>
          </table:table-cell>
          <table:table-cell office:value-type="float" office:value="0.114678" calcext:value-type="float">
            <text:p>0.114678</text:p>
          </table:table-cell>
          <table:table-cell office:value-type="float" office:value="0.102223" calcext:value-type="float">
            <text:p>0.102223</text:p>
          </table:table-cell>
          <table:table-cell office:value-type="float" office:value="0.0896667" calcext:value-type="float">
            <text:p>0.0896667</text:p>
          </table:table-cell>
          <table:table-cell office:value-type="float" office:value="0.0770222" calcext:value-type="float">
            <text:p>0.0770222</text:p>
          </table:table-cell>
          <table:table-cell office:value-type="float" office:value="0.0643016" calcext:value-type="float">
            <text:p>0.0643016</text:p>
          </table:table-cell>
          <table:table-cell office:value-type="float" office:value="0.0515176" calcext:value-type="float">
            <text:p>0.0515176</text:p>
          </table:table-cell>
          <table:table-cell office:value-type="float" office:value="0.0386828" calcext:value-type="float">
            <text:p>0.0386828</text:p>
          </table:table-cell>
          <table:table-cell office:value-type="float" office:value="0.0258097" calcext:value-type="float">
            <text:p>0.0258097</text:p>
          </table:table-cell>
          <table:table-cell office:value-type="float" office:value="0.0129112" calcext:value-type="float">
            <text:p>0.0129112</text:p>
          </table:table-cell>
          <table:table-cell office:value-type="float" office:value="1.92309E-017" calcext:value-type="float">
            <text:p>1.92309E-17</text:p>
          </table:table-cell>
          <table:table-cell office:value-type="float" office:value="-0.0129112" calcext:value-type="float">
            <text:p>-0.0129112</text:p>
          </table:table-cell>
          <table:table-cell office:value-type="float" office:value="-0.0258097" calcext:value-type="float">
            <text:p>-0.0258097</text:p>
          </table:table-cell>
          <table:table-cell office:value-type="float" office:value="-0.0386828" calcext:value-type="float">
            <text:p>-0.0386828</text:p>
          </table:table-cell>
          <table:table-cell office:value-type="float" office:value="-0.0515176" calcext:value-type="float">
            <text:p>-0.0515176</text:p>
          </table:table-cell>
          <table:table-cell office:value-type="float" office:value="-0.0643016" calcext:value-type="float">
            <text:p>-0.0643016</text:p>
          </table:table-cell>
          <table:table-cell office:value-type="float" office:value="-0.0770222" calcext:value-type="float">
            <text:p>-0.0770222</text:p>
          </table:table-cell>
          <table:table-cell office:value-type="float" office:value="-0.0896667" calcext:value-type="float">
            <text:p>-0.0896667</text:p>
          </table:table-cell>
          <table:table-cell office:value-type="float" office:value="-0.102223" calcext:value-type="float">
            <text:p>-0.102223</text:p>
          </table:table-cell>
          <table:table-cell office:value-type="float" office:value="-0.114678" calcext:value-type="float">
            <text:p>-0.114678</text:p>
          </table:table-cell>
          <table:table-cell office:value-type="float" office:value="-0.12702" calcext:value-type="float">
            <text:p>-0.12702</text:p>
          </table:table-cell>
          <table:table-cell office:value-type="float" office:value="-0.139237" calcext:value-type="float">
            <text:p>-0.139237</text:p>
          </table:table-cell>
          <table:table-cell office:value-type="float" office:value="-0.151316" calcext:value-type="float">
            <text:p>-0.151316</text:p>
          </table:table-cell>
          <table:table-cell office:value-type="float" office:value="-0.163246" calcext:value-type="float">
            <text:p>-0.163246</text:p>
          </table:table-cell>
          <table:table-cell office:value-type="float" office:value="-0.175014" calcext:value-type="float">
            <text:p>-0.175014</text:p>
          </table:table-cell>
          <table:table-cell office:value-type="float" office:value="-0.18661" calcext:value-type="float">
            <text:p>-0.18661</text:p>
          </table:table-cell>
          <table:table-cell office:value-type="float" office:value="-0.198022" calcext:value-type="float">
            <text:p>-0.198022</text:p>
          </table:table-cell>
          <table:table-cell office:value-type="float" office:value="-0.209239" calcext:value-type="float">
            <text:p>-0.209239</text:p>
          </table:table-cell>
          <table:table-cell office:value-type="float" office:value="-0.220249" calcext:value-type="float">
            <text:p>-0.220249</text:p>
          </table:table-cell>
          <table:table-cell office:value-type="float" office:value="-0.231041" calcext:value-type="float">
            <text:p>-0.231041</text:p>
          </table:table-cell>
          <table:table-cell office:value-type="float" office:value="-0.241606" calcext:value-type="float">
            <text:p>-0.241606</text:p>
          </table:table-cell>
          <table:table-cell office:value-type="float" office:value="-0.251932" calcext:value-type="float">
            <text:p>-0.251932</text:p>
          </table:table-cell>
          <table:table-cell office:value-type="float" office:value="-0.262009" calcext:value-type="float">
            <text:p>-0.262009</text:p>
          </table:table-cell>
          <table:table-cell office:value-type="float" office:value="-0.271828" calcext:value-type="float">
            <text:p>-0.271828</text:p>
          </table:table-cell>
          <table:table-cell office:value-type="float" office:value="-0.281379" calcext:value-type="float">
            <text:p>-0.281379</text:p>
          </table:table-cell>
          <table:table-cell office:value-type="float" office:value="-0.290652" calcext:value-type="float">
            <text:p>-0.290652</text:p>
          </table:table-cell>
          <table:table-cell office:value-type="float" office:value="-0.299638" calcext:value-type="float">
            <text:p>-0.299638</text:p>
          </table:table-cell>
          <table:table-cell office:value-type="float" office:value="-0.308328" calcext:value-type="float">
            <text:p>-0.308328</text:p>
          </table:table-cell>
          <table:table-cell office:value-type="float" office:value="-0.316715" calcext:value-type="float">
            <text:p>-0.316715</text:p>
          </table:table-cell>
          <table:table-cell office:value-type="float" office:value="-0.324788" calcext:value-type="float">
            <text:p>-0.324788</text:p>
          </table:table-cell>
          <table:table-cell office:value-type="float" office:value="-0.332541" calcext:value-type="float">
            <text:p>-0.332541</text:p>
          </table:table-cell>
          <table:table-cell office:value-type="float" office:value="-0.339966" calcext:value-type="float">
            <text:p>-0.339966</text:p>
          </table:table-cell>
          <table:table-cell office:value-type="float" office:value="-0.347056" calcext:value-type="float">
            <text:p>-0.347056</text:p>
          </table:table-cell>
          <table:table-cell office:value-type="float" office:value="-0.353802" calcext:value-type="float">
            <text:p>-0.353802</text:p>
          </table:table-cell>
          <table:table-cell office:value-type="float" office:value="-0.3602" calcext:value-type="float">
            <text:p>-0.3602</text:p>
          </table:table-cell>
          <table:table-cell office:value-type="float" office:value="-0.366242" calcext:value-type="float">
            <text:p>-0.366242</text:p>
          </table:table-cell>
          <table:table-cell office:value-type="float" office:value="-0.371923" calcext:value-type="float">
            <text:p>-0.371923</text:p>
          </table:table-cell>
          <table:table-cell office:value-type="float" office:value="-0.377237" calcext:value-type="float">
            <text:p>-0.377237</text:p>
          </table:table-cell>
          <table:table-cell office:value-type="float" office:value="-0.382178" calcext:value-type="float">
            <text:p>-0.382178</text:p>
          </table:table-cell>
          <table:table-cell office:value-type="float" office:value="-0.386743" calcext:value-type="float">
            <text:p>-0.386743</text:p>
          </table:table-cell>
          <table:table-cell office:value-type="float" office:value="-0.390925" calcext:value-type="float">
            <text:p>-0.390925</text:p>
          </table:table-cell>
          <table:table-cell office:value-type="float" office:value="-0.394722" calcext:value-type="float">
            <text:p>-0.394722</text:p>
          </table:table-cell>
          <table:table-cell office:value-type="float" office:value="-0.398129" calcext:value-type="float">
            <text:p>-0.398129</text:p>
          </table:table-cell>
          <table:table-cell office:value-type="float" office:value="-0.401144" calcext:value-type="float">
            <text:p>-0.401144</text:p>
          </table:table-cell>
          <table:table-cell office:value-type="float" office:value="-0.403762" calcext:value-type="float">
            <text:p>-0.403762</text:p>
          </table:table-cell>
          <table:table-cell office:value-type="float" office:value="-0.405982" calcext:value-type="float">
            <text:p>-0.405982</text:p>
          </table:table-cell>
          <table:table-cell office:value-type="float" office:value="-0.407802" calcext:value-type="float">
            <text:p>-0.407802</text:p>
          </table:table-cell>
          <table:table-cell office:value-type="float" office:value="-0.409219" calcext:value-type="float">
            <text:p>-0.409219</text:p>
          </table:table-cell>
          <table:table-cell office:value-type="float" office:value="-0.410232" calcext:value-type="float">
            <text:p>-0.410232</text:p>
          </table:table-cell>
          <table:table-cell office:value-type="float" office:value="-0.41084" calcext:value-type="float">
            <text:p>-0.41084</text:p>
          </table:table-cell>
          <table:table-cell office:value-type="float" office:value="-0.411043" calcext:value-type="float">
            <text:p>-0.411043</text:p>
          </table:table-cell>
          <table:table-cell/>
        </table:table-row>
        <table:table-row table:style-name="ro1">
          <table:table-cell office:value-type="float" office:value="0.401047" calcext:value-type="float">
            <text:p>0.401047</text:p>
          </table:table-cell>
          <table:table-cell office:value-type="float" office:value="0.387761" calcext:value-type="float">
            <text:p>0.387761</text:p>
          </table:table-cell>
          <table:table-cell office:value-type="float" office:value="0.387569" calcext:value-type="float">
            <text:p>0.387569</text:p>
          </table:table-cell>
          <table:table-cell office:value-type="float" office:value="0.386995" calcext:value-type="float">
            <text:p>0.386995</text:p>
          </table:table-cell>
          <table:table-cell office:value-type="float" office:value="0.386039" calcext:value-type="float">
            <text:p>0.386039</text:p>
          </table:table-cell>
          <table:table-cell office:value-type="float" office:value="0.384703" calcext:value-type="float">
            <text:p>0.384703</text:p>
          </table:table-cell>
          <table:table-cell office:value-type="float" office:value="0.382986" calcext:value-type="float">
            <text:p>0.382986</text:p>
          </table:table-cell>
          <table:table-cell office:value-type="float" office:value="0.380892" calcext:value-type="float">
            <text:p>0.380892</text:p>
          </table:table-cell>
          <table:table-cell office:value-type="float" office:value="0.378422" calcext:value-type="float">
            <text:p>0.378422</text:p>
          </table:table-cell>
          <table:table-cell office:value-type="float" office:value="0.375578" calcext:value-type="float">
            <text:p>0.375578</text:p>
          </table:table-cell>
          <table:table-cell office:value-type="float" office:value="0.372364" calcext:value-type="float">
            <text:p>0.372364</text:p>
          </table:table-cell>
          <table:table-cell office:value-type="float" office:value="0.368782" calcext:value-type="float">
            <text:p>0.368782</text:p>
          </table:table-cell>
          <table:table-cell office:value-type="float" office:value="0.364836" calcext:value-type="float">
            <text:p>0.364836</text:p>
          </table:table-cell>
          <table:table-cell office:value-type="float" office:value="0.360531" calcext:value-type="float">
            <text:p>0.360531</text:p>
          </table:table-cell>
          <table:table-cell office:value-type="float" office:value="0.355869" calcext:value-type="float">
            <text:p>0.355869</text:p>
          </table:table-cell>
          <table:table-cell office:value-type="float" office:value="0.350856" calcext:value-type="float">
            <text:p>0.350856</text:p>
          </table:table-cell>
          <table:table-cell office:value-type="float" office:value="0.345497" calcext:value-type="float">
            <text:p>0.345497</text:p>
          </table:table-cell>
          <table:table-cell office:value-type="float" office:value="0.339797" calcext:value-type="float">
            <text:p>0.339797</text:p>
          </table:table-cell>
          <table:table-cell office:value-type="float" office:value="0.333762" calcext:value-type="float">
            <text:p>0.333762</text:p>
          </table:table-cell>
          <table:table-cell office:value-type="float" office:value="0.327397" calcext:value-type="float">
            <text:p>0.327397</text:p>
          </table:table-cell>
          <table:table-cell office:value-type="float" office:value="0.320709" calcext:value-type="float">
            <text:p>0.320709</text:p>
          </table:table-cell>
          <table:table-cell office:value-type="float" office:value="0.313705" calcext:value-type="float">
            <text:p>0.313705</text:p>
          </table:table-cell>
          <table:table-cell office:value-type="float" office:value="0.306391" calcext:value-type="float">
            <text:p>0.306391</text:p>
          </table:table-cell>
          <table:table-cell office:value-type="float" office:value="0.298775" calcext:value-type="float">
            <text:p>0.298775</text:p>
          </table:table-cell>
          <table:table-cell office:value-type="float" office:value="0.290864" calcext:value-type="float">
            <text:p>0.290864</text:p>
          </table:table-cell>
          <table:table-cell office:value-type="float" office:value="0.282666" calcext:value-type="float">
            <text:p>0.282666</text:p>
          </table:table-cell>
          <table:table-cell office:value-type="float" office:value="0.274189" calcext:value-type="float">
            <text:p>0.274189</text:p>
          </table:table-cell>
          <table:table-cell office:value-type="float" office:value="0.265441" calcext:value-type="float">
            <text:p>0.265441</text:p>
          </table:table-cell>
          <table:table-cell office:value-type="float" office:value="0.256431" calcext:value-type="float">
            <text:p>0.256431</text:p>
          </table:table-cell>
          <table:table-cell office:value-type="float" office:value="0.247168" calcext:value-type="float">
            <text:p>0.247168</text:p>
          </table:table-cell>
          <table:table-cell office:value-type="float" office:value="0.237662" calcext:value-type="float">
            <text:p>0.237662</text:p>
          </table:table-cell>
          <table:table-cell office:value-type="float" office:value="0.22792" calcext:value-type="float">
            <text:p>0.22792</text:p>
          </table:table-cell>
          <table:table-cell office:value-type="float" office:value="0.217954" calcext:value-type="float">
            <text:p>0.217954</text:p>
          </table:table-cell>
          <table:table-cell office:value-type="float" office:value="0.207773" calcext:value-type="float">
            <text:p>0.207773</text:p>
          </table:table-cell>
          <table:table-cell office:value-type="float" office:value="0.197387" calcext:value-type="float">
            <text:p>0.197387</text:p>
          </table:table-cell>
          <table:table-cell office:value-type="float" office:value="0.186806" calcext:value-type="float">
            <text:p>0.186806</text:p>
          </table:table-cell>
          <table:table-cell office:value-type="float" office:value="0.17604" calcext:value-type="float">
            <text:p>0.17604</text:p>
          </table:table-cell>
          <table:table-cell office:value-type="float" office:value="0.165101" calcext:value-type="float">
            <text:p>0.165101</text:p>
          </table:table-cell>
          <table:table-cell office:value-type="float" office:value="0.153999" calcext:value-type="float">
            <text:p>0.153999</text:p>
          </table:table-cell>
          <table:table-cell office:value-type="float" office:value="0.142745" calcext:value-type="float">
            <text:p>0.142745</text:p>
          </table:table-cell>
          <table:table-cell office:value-type="float" office:value="0.13135" calcext:value-type="float">
            <text:p>0.13135</text:p>
          </table:table-cell>
          <table:table-cell office:value-type="float" office:value="0.119825" calcext:value-type="float">
            <text:p>0.119825</text:p>
          </table:table-cell>
          <table:table-cell office:value-type="float" office:value="0.108182" calcext:value-type="float">
            <text:p>0.108182</text:p>
          </table:table-cell>
          <table:table-cell office:value-type="float" office:value="0.0964326" calcext:value-type="float">
            <text:p>0.0964326</text:p>
          </table:table-cell>
          <table:table-cell office:value-type="float" office:value="0.0845878" calcext:value-type="float">
            <text:p>0.0845878</text:p>
          </table:table-cell>
          <table:table-cell office:value-type="float" office:value="0.0726595" calcext:value-type="float">
            <text:p>0.0726595</text:p>
          </table:table-cell>
          <table:table-cell office:value-type="float" office:value="0.0606594" calcext:value-type="float">
            <text:p>0.0606594</text:p>
          </table:table-cell>
          <table:table-cell office:value-type="float" office:value="0.0485995" calcext:value-type="float">
            <text:p>0.0485995</text:p>
          </table:table-cell>
          <table:table-cell office:value-type="float" office:value="0.0364917" calcext:value-type="float">
            <text:p>0.0364917</text:p>
          </table:table-cell>
          <table:table-cell office:value-type="float" office:value="0.0243478" calcext:value-type="float">
            <text:p>0.0243478</text:p>
          </table:table-cell>
          <table:table-cell office:value-type="float" office:value="0.0121799" calcext:value-type="float">
            <text:p>0.0121799</text:p>
          </table:table-cell>
          <table:table-cell office:value-type="float" office:value="3.10047E-016" calcext:value-type="float">
            <text:p>3.10047E-16</text:p>
          </table:table-cell>
          <table:table-cell office:value-type="float" office:value="-0.0121799" calcext:value-type="float">
            <text:p>-0.0121799</text:p>
          </table:table-cell>
          <table:table-cell office:value-type="float" office:value="-0.0243478" calcext:value-type="float">
            <text:p>-0.0243478</text:p>
          </table:table-cell>
          <table:table-cell office:value-type="float" office:value="-0.0364917" calcext:value-type="float">
            <text:p>-0.0364917</text:p>
          </table:table-cell>
          <table:table-cell office:value-type="float" office:value="-0.0485995" calcext:value-type="float">
            <text:p>-0.0485995</text:p>
          </table:table-cell>
          <table:table-cell office:value-type="float" office:value="-0.0606594" calcext:value-type="float">
            <text:p>-0.0606594</text:p>
          </table:table-cell>
          <table:table-cell office:value-type="float" office:value="-0.0726595" calcext:value-type="float">
            <text:p>-0.0726595</text:p>
          </table:table-cell>
          <table:table-cell office:value-type="float" office:value="-0.0845878" calcext:value-type="float">
            <text:p>-0.0845878</text:p>
          </table:table-cell>
          <table:table-cell office:value-type="float" office:value="-0.0964326" calcext:value-type="float">
            <text:p>-0.0964326</text:p>
          </table:table-cell>
          <table:table-cell office:value-type="float" office:value="-0.108182" calcext:value-type="float">
            <text:p>-0.108182</text:p>
          </table:table-cell>
          <table:table-cell office:value-type="float" office:value="-0.119825" calcext:value-type="float">
            <text:p>-0.119825</text:p>
          </table:table-cell>
          <table:table-cell office:value-type="float" office:value="-0.13135" calcext:value-type="float">
            <text:p>-0.13135</text:p>
          </table:table-cell>
          <table:table-cell office:value-type="float" office:value="-0.142745" calcext:value-type="float">
            <text:p>-0.142745</text:p>
          </table:table-cell>
          <table:table-cell office:value-type="float" office:value="-0.153999" calcext:value-type="float">
            <text:p>-0.153999</text:p>
          </table:table-cell>
          <table:table-cell office:value-type="float" office:value="-0.165101" calcext:value-type="float">
            <text:p>-0.165101</text:p>
          </table:table-cell>
          <table:table-cell office:value-type="float" office:value="-0.17604" calcext:value-type="float">
            <text:p>-0.17604</text:p>
          </table:table-cell>
          <table:table-cell office:value-type="float" office:value="-0.186806" calcext:value-type="float">
            <text:p>-0.186806</text:p>
          </table:table-cell>
          <table:table-cell office:value-type="float" office:value="-0.197387" calcext:value-type="float">
            <text:p>-0.197387</text:p>
          </table:table-cell>
          <table:table-cell office:value-type="float" office:value="-0.207773" calcext:value-type="float">
            <text:p>-0.207773</text:p>
          </table:table-cell>
          <table:table-cell office:value-type="float" office:value="-0.217954" calcext:value-type="float">
            <text:p>-0.217954</text:p>
          </table:table-cell>
          <table:table-cell office:value-type="float" office:value="-0.22792" calcext:value-type="float">
            <text:p>-0.22792</text:p>
          </table:table-cell>
          <table:table-cell office:value-type="float" office:value="-0.237662" calcext:value-type="float">
            <text:p>-0.237662</text:p>
          </table:table-cell>
          <table:table-cell office:value-type="float" office:value="-0.247168" calcext:value-type="float">
            <text:p>-0.247168</text:p>
          </table:table-cell>
          <table:table-cell office:value-type="float" office:value="-0.256431" calcext:value-type="float">
            <text:p>-0.256431</text:p>
          </table:table-cell>
          <table:table-cell office:value-type="float" office:value="-0.265441" calcext:value-type="float">
            <text:p>-0.265441</text:p>
          </table:table-cell>
          <table:table-cell office:value-type="float" office:value="-0.274189" calcext:value-type="float">
            <text:p>-0.274189</text:p>
          </table:table-cell>
          <table:table-cell office:value-type="float" office:value="-0.282666" calcext:value-type="float">
            <text:p>-0.282666</text:p>
          </table:table-cell>
          <table:table-cell office:value-type="float" office:value="-0.290864" calcext:value-type="float">
            <text:p>-0.290864</text:p>
          </table:table-cell>
          <table:table-cell office:value-type="float" office:value="-0.298775" calcext:value-type="float">
            <text:p>-0.298775</text:p>
          </table:table-cell>
          <table:table-cell office:value-type="float" office:value="-0.306391" calcext:value-type="float">
            <text:p>-0.306391</text:p>
          </table:table-cell>
          <table:table-cell office:value-type="float" office:value="-0.313705" calcext:value-type="float">
            <text:p>-0.313705</text:p>
          </table:table-cell>
          <table:table-cell office:value-type="float" office:value="-0.320709" calcext:value-type="float">
            <text:p>-0.320709</text:p>
          </table:table-cell>
          <table:table-cell office:value-type="float" office:value="-0.327397" calcext:value-type="float">
            <text:p>-0.327397</text:p>
          </table:table-cell>
          <table:table-cell office:value-type="float" office:value="-0.333762" calcext:value-type="float">
            <text:p>-0.333762</text:p>
          </table:table-cell>
          <table:table-cell office:value-type="float" office:value="-0.339797" calcext:value-type="float">
            <text:p>-0.339797</text:p>
          </table:table-cell>
          <table:table-cell office:value-type="float" office:value="-0.345497" calcext:value-type="float">
            <text:p>-0.345497</text:p>
          </table:table-cell>
          <table:table-cell office:value-type="float" office:value="-0.350856" calcext:value-type="float">
            <text:p>-0.350856</text:p>
          </table:table-cell>
          <table:table-cell office:value-type="float" office:value="-0.355869" calcext:value-type="float">
            <text:p>-0.355869</text:p>
          </table:table-cell>
          <table:table-cell office:value-type="float" office:value="-0.360531" calcext:value-type="float">
            <text:p>-0.360531</text:p>
          </table:table-cell>
          <table:table-cell office:value-type="float" office:value="-0.364836" calcext:value-type="float">
            <text:p>-0.364836</text:p>
          </table:table-cell>
          <table:table-cell office:value-type="float" office:value="-0.368782" calcext:value-type="float">
            <text:p>-0.368782</text:p>
          </table:table-cell>
          <table:table-cell office:value-type="float" office:value="-0.372364" calcext:value-type="float">
            <text:p>-0.372364</text:p>
          </table:table-cell>
          <table:table-cell office:value-type="float" office:value="-0.375578" calcext:value-type="float">
            <text:p>-0.375578</text:p>
          </table:table-cell>
          <table:table-cell office:value-type="float" office:value="-0.378422" calcext:value-type="float">
            <text:p>-0.378422</text:p>
          </table:table-cell>
          <table:table-cell office:value-type="float" office:value="-0.380892" calcext:value-type="float">
            <text:p>-0.380892</text:p>
          </table:table-cell>
          <table:table-cell office:value-type="float" office:value="-0.382986" calcext:value-type="float">
            <text:p>-0.382986</text:p>
          </table:table-cell>
          <table:table-cell office:value-type="float" office:value="-0.384703" calcext:value-type="float">
            <text:p>-0.384703</text:p>
          </table:table-cell>
          <table:table-cell office:value-type="float" office:value="-0.386039" calcext:value-type="float">
            <text:p>-0.386039</text:p>
          </table:table-cell>
          <table:table-cell office:value-type="float" office:value="-0.386995" calcext:value-type="float">
            <text:p>-0.386995</text:p>
          </table:table-cell>
          <table:table-cell office:value-type="float" office:value="-0.387569" calcext:value-type="float">
            <text:p>-0.387569</text:p>
          </table:table-cell>
          <table:table-cell office:value-type="float" office:value="-0.387761" calcext:value-type="float">
            <text:p>-0.387761</text:p>
          </table:table-cell>
          <table:table-cell/>
        </table:table-row>
        <table:table-row table:style-name="ro1">
          <table:table-cell office:value-type="float" office:value="0.408878" calcext:value-type="float">
            <text:p>0.408878</text:p>
          </table:table-cell>
          <table:table-cell office:value-type="float" office:value="0.36841" calcext:value-type="float">
            <text:p>0.36841</text:p>
          </table:table-cell>
          <table:table-cell office:value-type="float" office:value="0.368228" calcext:value-type="float">
            <text:p>0.368228</text:p>
          </table:table-cell>
          <table:table-cell office:value-type="float" office:value="0.367683" calcext:value-type="float">
            <text:p>0.367683</text:p>
          </table:table-cell>
          <table:table-cell office:value-type="float" office:value="0.366775" calcext:value-type="float">
            <text:p>0.366775</text:p>
          </table:table-cell>
          <table:table-cell office:value-type="float" office:value="0.365505" calcext:value-type="float">
            <text:p>0.365505</text:p>
          </table:table-cell>
          <table:table-cell office:value-type="float" office:value="0.363874" calcext:value-type="float">
            <text:p>0.363874</text:p>
          </table:table-cell>
          <table:table-cell office:value-type="float" office:value="0.361885" calcext:value-type="float">
            <text:p>0.361885</text:p>
          </table:table-cell>
          <table:table-cell office:value-type="float" office:value="0.359538" calcext:value-type="float">
            <text:p>0.359538</text:p>
          </table:table-cell>
          <table:table-cell office:value-type="float" office:value="0.356836" calcext:value-type="float">
            <text:p>0.356836</text:p>
          </table:table-cell>
          <table:table-cell office:value-type="float" office:value="0.353782" calcext:value-type="float">
            <text:p>0.353782</text:p>
          </table:table-cell>
          <table:table-cell office:value-type="float" office:value="0.350379" calcext:value-type="float">
            <text:p>0.350379</text:p>
          </table:table-cell>
          <table:table-cell office:value-type="float" office:value="0.34663" calcext:value-type="float">
            <text:p>0.34663</text:p>
          </table:table-cell>
          <table:table-cell office:value-type="float" office:value="0.342539" calcext:value-type="float">
            <text:p>0.342539</text:p>
          </table:table-cell>
          <table:table-cell office:value-type="float" office:value="0.33811" calcext:value-type="float">
            <text:p>0.33811</text:p>
          </table:table-cell>
          <table:table-cell office:value-type="float" office:value="0.333348" calcext:value-type="float">
            <text:p>0.333348</text:p>
          </table:table-cell>
          <table:table-cell office:value-type="float" office:value="0.328256" calcext:value-type="float">
            <text:p>0.328256</text:p>
          </table:table-cell>
          <table:table-cell office:value-type="float" office:value="0.322841" calcext:value-type="float">
            <text:p>0.322841</text:p>
          </table:table-cell>
          <table:table-cell office:value-type="float" office:value="0.317106" calcext:value-type="float">
            <text:p>0.317106</text:p>
          </table:table-cell>
          <table:table-cell office:value-type="float" office:value="0.311059" calcext:value-type="float">
            <text:p>0.311059</text:p>
          </table:table-cell>
          <table:table-cell office:value-type="float" office:value="0.304705" calcext:value-type="float">
            <text:p>0.304705</text:p>
          </table:table-cell>
          <table:table-cell office:value-type="float" office:value="0.29805" calcext:value-type="float">
            <text:p>0.29805</text:p>
          </table:table-cell>
          <table:table-cell office:value-type="float" office:value="0.291101" calcext:value-type="float">
            <text:p>0.291101</text:p>
          </table:table-cell>
          <table:table-cell office:value-type="float" office:value="0.283865" calcext:value-type="float">
            <text:p>0.283865</text:p>
          </table:table-cell>
          <table:table-cell office:value-type="float" office:value="0.276349" calcext:value-type="float">
            <text:p>0.276349</text:p>
          </table:table-cell>
          <table:table-cell office:value-type="float" office:value="0.26856" calcext:value-type="float">
            <text:p>0.26856</text:p>
          </table:table-cell>
          <table:table-cell office:value-type="float" office:value="0.260506" calcext:value-type="float">
            <text:p>0.260506</text:p>
          </table:table-cell>
          <table:table-cell office:value-type="float" office:value="0.252195" calcext:value-type="float">
            <text:p>0.252195</text:p>
          </table:table-cell>
          <table:table-cell office:value-type="float" office:value="0.243634" calcext:value-type="float">
            <text:p>0.243634</text:p>
          </table:table-cell>
          <table:table-cell office:value-type="float" office:value="0.234834" calcext:value-type="float">
            <text:p>0.234834</text:p>
          </table:table-cell>
          <table:table-cell office:value-type="float" office:value="0.225802" calcext:value-type="float">
            <text:p>0.225802</text:p>
          </table:table-cell>
          <table:table-cell office:value-type="float" office:value="0.216547" calcext:value-type="float">
            <text:p>0.216547</text:p>
          </table:table-cell>
          <table:table-cell office:value-type="float" office:value="0.207078" calcext:value-type="float">
            <text:p>0.207078</text:p>
          </table:table-cell>
          <table:table-cell office:value-type="float" office:value="0.197405" calcext:value-type="float">
            <text:p>0.197405</text:p>
          </table:table-cell>
          <table:table-cell office:value-type="float" office:value="0.187537" calcext:value-type="float">
            <text:p>0.187537</text:p>
          </table:table-cell>
          <table:table-cell office:value-type="float" office:value="0.177483" calcext:value-type="float">
            <text:p>0.177483</text:p>
          </table:table-cell>
          <table:table-cell office:value-type="float" office:value="0.167255" calcext:value-type="float">
            <text:p>0.167255</text:p>
          </table:table-cell>
          <table:table-cell office:value-type="float" office:value="0.156862" calcext:value-type="float">
            <text:p>0.156862</text:p>
          </table:table-cell>
          <table:table-cell office:value-type="float" office:value="0.146314" calcext:value-type="float">
            <text:p>0.146314</text:p>
          </table:table-cell>
          <table:table-cell office:value-type="float" office:value="0.135621" calcext:value-type="float">
            <text:p>0.135621</text:p>
          </table:table-cell>
          <table:table-cell office:value-type="float" office:value="0.124795" calcext:value-type="float">
            <text:p>0.124795</text:p>
          </table:table-cell>
          <table:table-cell office:value-type="float" office:value="0.113846" calcext:value-type="float">
            <text:p>0.113846</text:p>
          </table:table-cell>
          <table:table-cell office:value-type="float" office:value="0.102784" calcext:value-type="float">
            <text:p>0.102784</text:p>
          </table:table-cell>
          <table:table-cell office:value-type="float" office:value="0.0916204" calcext:value-type="float">
            <text:p>0.0916204</text:p>
          </table:table-cell>
          <table:table-cell office:value-type="float" office:value="0.0803666" calcext:value-type="float">
            <text:p>0.0803666</text:p>
          </table:table-cell>
          <table:table-cell office:value-type="float" office:value="0.0690336" calcext:value-type="float">
            <text:p>0.0690336</text:p>
          </table:table-cell>
          <table:table-cell office:value-type="float" office:value="0.0576324" calcext:value-type="float">
            <text:p>0.0576324</text:p>
          </table:table-cell>
          <table:table-cell office:value-type="float" office:value="0.0461743" calcext:value-type="float">
            <text:p>0.0461743</text:p>
          </table:table-cell>
          <table:table-cell office:value-type="float" office:value="0.0346707" calcext:value-type="float">
            <text:p>0.0346707</text:p>
          </table:table-cell>
          <table:table-cell office:value-type="float" office:value="0.0231328" calcext:value-type="float">
            <text:p>0.0231328</text:p>
          </table:table-cell>
          <table:table-cell office:value-type="float" office:value="0.0115721" calcext:value-type="float">
            <text:p>0.0115721</text:p>
          </table:table-cell>
          <table:table-cell office:value-type="float" office:value="1.6267E-016" calcext:value-type="float">
            <text:p>1.6267E-16</text:p>
          </table:table-cell>
          <table:table-cell office:value-type="float" office:value="-0.0115721" calcext:value-type="float">
            <text:p>-0.0115721</text:p>
          </table:table-cell>
          <table:table-cell office:value-type="float" office:value="-0.0231328" calcext:value-type="float">
            <text:p>-0.0231328</text:p>
          </table:table-cell>
          <table:table-cell office:value-type="float" office:value="-0.0346707" calcext:value-type="float">
            <text:p>-0.0346707</text:p>
          </table:table-cell>
          <table:table-cell office:value-type="float" office:value="-0.0461743" calcext:value-type="float">
            <text:p>-0.0461743</text:p>
          </table:table-cell>
          <table:table-cell office:value-type="float" office:value="-0.0576324" calcext:value-type="float">
            <text:p>-0.0576324</text:p>
          </table:table-cell>
          <table:table-cell office:value-type="float" office:value="-0.0690336" calcext:value-type="float">
            <text:p>-0.0690336</text:p>
          </table:table-cell>
          <table:table-cell office:value-type="float" office:value="-0.0803666" calcext:value-type="float">
            <text:p>-0.0803666</text:p>
          </table:table-cell>
          <table:table-cell office:value-type="float" office:value="-0.0916204" calcext:value-type="float">
            <text:p>-0.0916204</text:p>
          </table:table-cell>
          <table:table-cell office:value-type="float" office:value="-0.102784" calcext:value-type="float">
            <text:p>-0.102784</text:p>
          </table:table-cell>
          <table:table-cell office:value-type="float" office:value="-0.113846" calcext:value-type="float">
            <text:p>-0.113846</text:p>
          </table:table-cell>
          <table:table-cell office:value-type="float" office:value="-0.124795" calcext:value-type="float">
            <text:p>-0.124795</text:p>
          </table:table-cell>
          <table:table-cell office:value-type="float" office:value="-0.135621" calcext:value-type="float">
            <text:p>-0.135621</text:p>
          </table:table-cell>
          <table:table-cell office:value-type="float" office:value="-0.146314" calcext:value-type="float">
            <text:p>-0.146314</text:p>
          </table:table-cell>
          <table:table-cell office:value-type="float" office:value="-0.156862" calcext:value-type="float">
            <text:p>-0.156862</text:p>
          </table:table-cell>
          <table:table-cell office:value-type="float" office:value="-0.167255" calcext:value-type="float">
            <text:p>-0.167255</text:p>
          </table:table-cell>
          <table:table-cell office:value-type="float" office:value="-0.177483" calcext:value-type="float">
            <text:p>-0.177483</text:p>
          </table:table-cell>
          <table:table-cell office:value-type="float" office:value="-0.187537" calcext:value-type="float">
            <text:p>-0.187537</text:p>
          </table:table-cell>
          <table:table-cell office:value-type="float" office:value="-0.197405" calcext:value-type="float">
            <text:p>-0.197405</text:p>
          </table:table-cell>
          <table:table-cell office:value-type="float" office:value="-0.207078" calcext:value-type="float">
            <text:p>-0.207078</text:p>
          </table:table-cell>
          <table:table-cell office:value-type="float" office:value="-0.216547" calcext:value-type="float">
            <text:p>-0.216547</text:p>
          </table:table-cell>
          <table:table-cell office:value-type="float" office:value="-0.225802" calcext:value-type="float">
            <text:p>-0.225802</text:p>
          </table:table-cell>
          <table:table-cell office:value-type="float" office:value="-0.234834" calcext:value-type="float">
            <text:p>-0.234834</text:p>
          </table:table-cell>
          <table:table-cell office:value-type="float" office:value="-0.243634" calcext:value-type="float">
            <text:p>-0.243634</text:p>
          </table:table-cell>
          <table:table-cell office:value-type="float" office:value="-0.252195" calcext:value-type="float">
            <text:p>-0.252195</text:p>
          </table:table-cell>
          <table:table-cell office:value-type="float" office:value="-0.260506" calcext:value-type="float">
            <text:p>-0.260506</text:p>
          </table:table-cell>
          <table:table-cell office:value-type="float" office:value="-0.26856" calcext:value-type="float">
            <text:p>-0.26856</text:p>
          </table:table-cell>
          <table:table-cell office:value-type="float" office:value="-0.276349" calcext:value-type="float">
            <text:p>-0.276349</text:p>
          </table:table-cell>
          <table:table-cell office:value-type="float" office:value="-0.283865" calcext:value-type="float">
            <text:p>-0.283865</text:p>
          </table:table-cell>
          <table:table-cell office:value-type="float" office:value="-0.291101" calcext:value-type="float">
            <text:p>-0.291101</text:p>
          </table:table-cell>
          <table:table-cell office:value-type="float" office:value="-0.29805" calcext:value-type="float">
            <text:p>-0.29805</text:p>
          </table:table-cell>
          <table:table-cell office:value-type="float" office:value="-0.304705" calcext:value-type="float">
            <text:p>-0.304705</text:p>
          </table:table-cell>
          <table:table-cell office:value-type="float" office:value="-0.311059" calcext:value-type="float">
            <text:p>-0.311059</text:p>
          </table:table-cell>
          <table:table-cell office:value-type="float" office:value="-0.317106" calcext:value-type="float">
            <text:p>-0.317106</text:p>
          </table:table-cell>
          <table:table-cell office:value-type="float" office:value="-0.322841" calcext:value-type="float">
            <text:p>-0.322841</text:p>
          </table:table-cell>
          <table:table-cell office:value-type="float" office:value="-0.328256" calcext:value-type="float">
            <text:p>-0.328256</text:p>
          </table:table-cell>
          <table:table-cell office:value-type="float" office:value="-0.333348" calcext:value-type="float">
            <text:p>-0.333348</text:p>
          </table:table-cell>
          <table:table-cell office:value-type="float" office:value="-0.33811" calcext:value-type="float">
            <text:p>-0.33811</text:p>
          </table:table-cell>
          <table:table-cell office:value-type="float" office:value="-0.342539" calcext:value-type="float">
            <text:p>-0.342539</text:p>
          </table:table-cell>
          <table:table-cell office:value-type="float" office:value="-0.34663" calcext:value-type="float">
            <text:p>-0.34663</text:p>
          </table:table-cell>
          <table:table-cell office:value-type="float" office:value="-0.350379" calcext:value-type="float">
            <text:p>-0.350379</text:p>
          </table:table-cell>
          <table:table-cell office:value-type="float" office:value="-0.353782" calcext:value-type="float">
            <text:p>-0.353782</text:p>
          </table:table-cell>
          <table:table-cell office:value-type="float" office:value="-0.356836" calcext:value-type="float">
            <text:p>-0.356836</text:p>
          </table:table-cell>
          <table:table-cell office:value-type="float" office:value="-0.359538" calcext:value-type="float">
            <text:p>-0.359538</text:p>
          </table:table-cell>
          <table:table-cell office:value-type="float" office:value="-0.361885" calcext:value-type="float">
            <text:p>-0.361885</text:p>
          </table:table-cell>
          <table:table-cell office:value-type="float" office:value="-0.363874" calcext:value-type="float">
            <text:p>-0.363874</text:p>
          </table:table-cell>
          <table:table-cell office:value-type="float" office:value="-0.365505" calcext:value-type="float">
            <text:p>-0.365505</text:p>
          </table:table-cell>
          <table:table-cell office:value-type="float" office:value="-0.366775" calcext:value-type="float">
            <text:p>-0.366775</text:p>
          </table:table-cell>
          <table:table-cell office:value-type="float" office:value="-0.367683" calcext:value-type="float">
            <text:p>-0.367683</text:p>
          </table:table-cell>
          <table:table-cell office:value-type="float" office:value="-0.368228" calcext:value-type="float">
            <text:p>-0.368228</text:p>
          </table:table-cell>
          <table:table-cell office:value-type="float" office:value="-0.36841" calcext:value-type="float">
            <text:p>-0.36841</text:p>
          </table:table-cell>
          <table:table-cell/>
        </table:table-row>
        <table:table-row table:style-name="ro1">
          <table:table-cell office:value-type="float" office:value="0.417024" calcext:value-type="float">
            <text:p>0.417024</text:p>
          </table:table-cell>
          <table:table-cell office:value-type="float" office:value="0.348205" calcext:value-type="float">
            <text:p>0.348205</text:p>
          </table:table-cell>
          <table:table-cell office:value-type="float" office:value="0.348034" calcext:value-type="float">
            <text:p>0.348034</text:p>
          </table:table-cell>
          <table:table-cell office:value-type="float" office:value="0.347519" calcext:value-type="float">
            <text:p>0.347519</text:p>
          </table:table-cell>
          <table:table-cell office:value-type="float" office:value="0.34666" calcext:value-type="float">
            <text:p>0.34666</text:p>
          </table:table-cell>
          <table:table-cell office:value-type="float" office:value="0.34546" calcext:value-type="float">
            <text:p>0.34546</text:p>
          </table:table-cell>
          <table:table-cell office:value-type="float" office:value="0.343919" calcext:value-type="float">
            <text:p>0.343919</text:p>
          </table:table-cell>
          <table:table-cell office:value-type="float" office:value="0.342038" calcext:value-type="float">
            <text:p>0.342038</text:p>
          </table:table-cell>
          <table:table-cell office:value-type="float" office:value="0.33982" calcext:value-type="float">
            <text:p>0.33982</text:p>
          </table:table-cell>
          <table:table-cell office:value-type="float" office:value="0.337266" calcext:value-type="float">
            <text:p>0.337266</text:p>
          </table:table-cell>
          <table:table-cell office:value-type="float" office:value="0.33438" calcext:value-type="float">
            <text:p>0.33438</text:p>
          </table:table-cell>
          <table:table-cell office:value-type="float" office:value="0.331163" calcext:value-type="float">
            <text:p>0.331163</text:p>
          </table:table-cell>
          <table:table-cell office:value-type="float" office:value="0.32762" calcext:value-type="float">
            <text:p>0.32762</text:p>
          </table:table-cell>
          <table:table-cell office:value-type="float" office:value="0.323754" calcext:value-type="float">
            <text:p>0.323754</text:p>
          </table:table-cell>
          <table:table-cell office:value-type="float" office:value="0.319568" calcext:value-type="float">
            <text:p>0.319568</text:p>
          </table:table-cell>
          <table:table-cell office:value-type="float" office:value="0.315066" calcext:value-type="float">
            <text:p>0.315066</text:p>
          </table:table-cell>
          <table:table-cell office:value-type="float" office:value="0.310254" calcext:value-type="float">
            <text:p>0.310254</text:p>
          </table:table-cell>
          <table:table-cell office:value-type="float" office:value="0.305135" calcext:value-type="float">
            <text:p>0.305135</text:p>
          </table:table-cell>
          <table:table-cell office:value-type="float" office:value="0.299716" calcext:value-type="float">
            <text:p>0.299716</text:p>
          </table:table-cell>
          <table:table-cell office:value-type="float" office:value="0.294" calcext:value-type="float">
            <text:p>0.294</text:p>
          </table:table-cell>
          <table:table-cell office:value-type="float" office:value="0.287995" calcext:value-type="float">
            <text:p>0.287995</text:p>
          </table:table-cell>
          <table:table-cell office:value-type="float" office:value="0.281705" calcext:value-type="float">
            <text:p>0.281705</text:p>
          </table:table-cell>
          <table:table-cell office:value-type="float" office:value="0.275137" calcext:value-type="float">
            <text:p>0.275137</text:p>
          </table:table-cell>
          <table:table-cell office:value-type="float" office:value="0.268298" calcext:value-type="float">
            <text:p>0.268298</text:p>
          </table:table-cell>
          <table:table-cell office:value-type="float" office:value="0.261193" calcext:value-type="float">
            <text:p>0.261193</text:p>
          </table:table-cell>
          <table:table-cell office:value-type="float" office:value="0.253831" calcext:value-type="float">
            <text:p>0.253831</text:p>
          </table:table-cell>
          <table:table-cell office:value-type="float" office:value="0.246219" calcext:value-type="float">
            <text:p>0.246219</text:p>
          </table:table-cell>
          <table:table-cell office:value-type="float" office:value="0.238364" calcext:value-type="float">
            <text:p>0.238364</text:p>
          </table:table-cell>
          <table:table-cell office:value-type="float" office:value="0.230273" calcext:value-type="float">
            <text:p>0.230273</text:p>
          </table:table-cell>
          <table:table-cell office:value-type="float" office:value="0.221955" calcext:value-type="float">
            <text:p>0.221955</text:p>
          </table:table-cell>
          <table:table-cell office:value-type="float" office:value="0.213418" calcext:value-type="float">
            <text:p>0.213418</text:p>
          </table:table-cell>
          <table:table-cell office:value-type="float" office:value="0.204671" calcext:value-type="float">
            <text:p>0.204671</text:p>
          </table:table-cell>
          <table:table-cell office:value-type="float" office:value="0.195721" calcext:value-type="float">
            <text:p>0.195721</text:p>
          </table:table-cell>
          <table:table-cell office:value-type="float" office:value="0.186578" calcext:value-type="float">
            <text:p>0.186578</text:p>
          </table:table-cell>
          <table:table-cell office:value-type="float" office:value="0.177252" calcext:value-type="float">
            <text:p>0.177252</text:p>
          </table:table-cell>
          <table:table-cell office:value-type="float" office:value="0.16775" calcext:value-type="float">
            <text:p>0.16775</text:p>
          </table:table-cell>
          <table:table-cell office:value-type="float" office:value="0.158083" calcext:value-type="float">
            <text:p>0.158083</text:p>
          </table:table-cell>
          <table:table-cell office:value-type="float" office:value="0.148259" calcext:value-type="float">
            <text:p>0.148259</text:p>
          </table:table-cell>
          <table:table-cell office:value-type="float" office:value="0.13829" calcext:value-type="float">
            <text:p>0.13829</text:p>
          </table:table-cell>
          <table:table-cell office:value-type="float" office:value="0.128184" calcext:value-type="float">
            <text:p>0.128184</text:p>
          </table:table-cell>
          <table:table-cell office:value-type="float" office:value="0.117951" calcext:value-type="float">
            <text:p>0.117951</text:p>
          </table:table-cell>
          <table:table-cell office:value-type="float" office:value="0.107602" calcext:value-type="float">
            <text:p>0.107602</text:p>
          </table:table-cell>
          <table:table-cell office:value-type="float" office:value="0.0971469" calcext:value-type="float">
            <text:p>0.0971469</text:p>
          </table:table-cell>
          <table:table-cell office:value-type="float" office:value="0.0865958" calcext:value-type="float">
            <text:p>0.0865958</text:p>
          </table:table-cell>
          <table:table-cell office:value-type="float" office:value="0.0759592" calcext:value-type="float">
            <text:p>0.0759592</text:p>
          </table:table-cell>
          <table:table-cell office:value-type="float" office:value="0.0652477" calcext:value-type="float">
            <text:p>0.0652477</text:p>
          </table:table-cell>
          <table:table-cell office:value-type="float" office:value="0.0544717" calcext:value-type="float">
            <text:p>0.0544717</text:p>
          </table:table-cell>
          <table:table-cell office:value-type="float" office:value="0.043642" calcext:value-type="float">
            <text:p>0.043642</text:p>
          </table:table-cell>
          <table:table-cell office:value-type="float" office:value="0.0327693" calcext:value-type="float">
            <text:p>0.0327693</text:p>
          </table:table-cell>
          <table:table-cell office:value-type="float" office:value="0.0218642" calcext:value-type="float">
            <text:p>0.0218642</text:p>
          </table:table-cell>
          <table:table-cell office:value-type="float" office:value="0.0109375" calcext:value-type="float">
            <text:p>0.0109375</text:p>
          </table:table-cell>
          <table:table-cell office:value-type="float" office:value="-3.16354E-016" calcext:value-type="float">
            <text:p>-3.16354E-16</text:p>
          </table:table-cell>
          <table:table-cell office:value-type="float" office:value="-0.0109375" calcext:value-type="float">
            <text:p>-0.0109375</text:p>
          </table:table-cell>
          <table:table-cell office:value-type="float" office:value="-0.0218642" calcext:value-type="float">
            <text:p>-0.0218642</text:p>
          </table:table-cell>
          <table:table-cell office:value-type="float" office:value="-0.0327693" calcext:value-type="float">
            <text:p>-0.0327693</text:p>
          </table:table-cell>
          <table:table-cell office:value-type="float" office:value="-0.043642" calcext:value-type="float">
            <text:p>-0.043642</text:p>
          </table:table-cell>
          <table:table-cell office:value-type="float" office:value="-0.0544717" calcext:value-type="float">
            <text:p>-0.0544717</text:p>
          </table:table-cell>
          <table:table-cell office:value-type="float" office:value="-0.0652477" calcext:value-type="float">
            <text:p>-0.0652477</text:p>
          </table:table-cell>
          <table:table-cell office:value-type="float" office:value="-0.0759592" calcext:value-type="float">
            <text:p>-0.0759592</text:p>
          </table:table-cell>
          <table:table-cell office:value-type="float" office:value="-0.0865958" calcext:value-type="float">
            <text:p>-0.0865958</text:p>
          </table:table-cell>
          <table:table-cell office:value-type="float" office:value="-0.0971469" calcext:value-type="float">
            <text:p>-0.0971469</text:p>
          </table:table-cell>
          <table:table-cell office:value-type="float" office:value="-0.107602" calcext:value-type="float">
            <text:p>-0.107602</text:p>
          </table:table-cell>
          <table:table-cell office:value-type="float" office:value="-0.117951" calcext:value-type="float">
            <text:p>-0.117951</text:p>
          </table:table-cell>
          <table:table-cell office:value-type="float" office:value="-0.128184" calcext:value-type="float">
            <text:p>-0.128184</text:p>
          </table:table-cell>
          <table:table-cell office:value-type="float" office:value="-0.13829" calcext:value-type="float">
            <text:p>-0.13829</text:p>
          </table:table-cell>
          <table:table-cell office:value-type="float" office:value="-0.148259" calcext:value-type="float">
            <text:p>-0.148259</text:p>
          </table:table-cell>
          <table:table-cell office:value-type="float" office:value="-0.158083" calcext:value-type="float">
            <text:p>-0.158083</text:p>
          </table:table-cell>
          <table:table-cell office:value-type="float" office:value="-0.16775" calcext:value-type="float">
            <text:p>-0.16775</text:p>
          </table:table-cell>
          <table:table-cell office:value-type="float" office:value="-0.177252" calcext:value-type="float">
            <text:p>-0.177252</text:p>
          </table:table-cell>
          <table:table-cell office:value-type="float" office:value="-0.186578" calcext:value-type="float">
            <text:p>-0.186578</text:p>
          </table:table-cell>
          <table:table-cell office:value-type="float" office:value="-0.195721" calcext:value-type="float">
            <text:p>-0.195721</text:p>
          </table:table-cell>
          <table:table-cell office:value-type="float" office:value="-0.204671" calcext:value-type="float">
            <text:p>-0.204671</text:p>
          </table:table-cell>
          <table:table-cell office:value-type="float" office:value="-0.213418" calcext:value-type="float">
            <text:p>-0.213418</text:p>
          </table:table-cell>
          <table:table-cell office:value-type="float" office:value="-0.221955" calcext:value-type="float">
            <text:p>-0.221955</text:p>
          </table:table-cell>
          <table:table-cell office:value-type="float" office:value="-0.230273" calcext:value-type="float">
            <text:p>-0.230273</text:p>
          </table:table-cell>
          <table:table-cell office:value-type="float" office:value="-0.238364" calcext:value-type="float">
            <text:p>-0.238364</text:p>
          </table:table-cell>
          <table:table-cell office:value-type="float" office:value="-0.246219" calcext:value-type="float">
            <text:p>-0.246219</text:p>
          </table:table-cell>
          <table:table-cell office:value-type="float" office:value="-0.253831" calcext:value-type="float">
            <text:p>-0.253831</text:p>
          </table:table-cell>
          <table:table-cell office:value-type="float" office:value="-0.261193" calcext:value-type="float">
            <text:p>-0.261193</text:p>
          </table:table-cell>
          <table:table-cell office:value-type="float" office:value="-0.268298" calcext:value-type="float">
            <text:p>-0.268298</text:p>
          </table:table-cell>
          <table:table-cell office:value-type="float" office:value="-0.275137" calcext:value-type="float">
            <text:p>-0.275137</text:p>
          </table:table-cell>
          <table:table-cell office:value-type="float" office:value="-0.281705" calcext:value-type="float">
            <text:p>-0.281705</text:p>
          </table:table-cell>
          <table:table-cell office:value-type="float" office:value="-0.287995" calcext:value-type="float">
            <text:p>-0.287995</text:p>
          </table:table-cell>
          <table:table-cell office:value-type="float" office:value="-0.294" calcext:value-type="float">
            <text:p>-0.294</text:p>
          </table:table-cell>
          <table:table-cell office:value-type="float" office:value="-0.299716" calcext:value-type="float">
            <text:p>-0.299716</text:p>
          </table:table-cell>
          <table:table-cell office:value-type="float" office:value="-0.305135" calcext:value-type="float">
            <text:p>-0.305135</text:p>
          </table:table-cell>
          <table:table-cell office:value-type="float" office:value="-0.310254" calcext:value-type="float">
            <text:p>-0.310254</text:p>
          </table:table-cell>
          <table:table-cell office:value-type="float" office:value="-0.315066" calcext:value-type="float">
            <text:p>-0.315066</text:p>
          </table:table-cell>
          <table:table-cell office:value-type="float" office:value="-0.319568" calcext:value-type="float">
            <text:p>-0.319568</text:p>
          </table:table-cell>
          <table:table-cell office:value-type="float" office:value="-0.323754" calcext:value-type="float">
            <text:p>-0.323754</text:p>
          </table:table-cell>
          <table:table-cell office:value-type="float" office:value="-0.32762" calcext:value-type="float">
            <text:p>-0.32762</text:p>
          </table:table-cell>
          <table:table-cell office:value-type="float" office:value="-0.331163" calcext:value-type="float">
            <text:p>-0.331163</text:p>
          </table:table-cell>
          <table:table-cell office:value-type="float" office:value="-0.33438" calcext:value-type="float">
            <text:p>-0.33438</text:p>
          </table:table-cell>
          <table:table-cell office:value-type="float" office:value="-0.337266" calcext:value-type="float">
            <text:p>-0.337266</text:p>
          </table:table-cell>
          <table:table-cell office:value-type="float" office:value="-0.33982" calcext:value-type="float">
            <text:p>-0.33982</text:p>
          </table:table-cell>
          <table:table-cell office:value-type="float" office:value="-0.342038" calcext:value-type="float">
            <text:p>-0.342038</text:p>
          </table:table-cell>
          <table:table-cell office:value-type="float" office:value="-0.343919" calcext:value-type="float">
            <text:p>-0.343919</text:p>
          </table:table-cell>
          <table:table-cell office:value-type="float" office:value="-0.34546" calcext:value-type="float">
            <text:p>-0.34546</text:p>
          </table:table-cell>
          <table:table-cell office:value-type="float" office:value="-0.34666" calcext:value-type="float">
            <text:p>-0.34666</text:p>
          </table:table-cell>
          <table:table-cell office:value-type="float" office:value="-0.347519" calcext:value-type="float">
            <text:p>-0.347519</text:p>
          </table:table-cell>
          <table:table-cell office:value-type="float" office:value="-0.348034" calcext:value-type="float">
            <text:p>-0.348034</text:p>
          </table:table-cell>
          <table:table-cell office:value-type="float" office:value="-0.348205" calcext:value-type="float">
            <text:p>-0.348205</text:p>
          </table:table-cell>
          <table:table-cell/>
        </table:table-row>
        <table:table-row table:style-name="ro1">
          <table:table-cell office:value-type="float" office:value="0.423347" calcext:value-type="float">
            <text:p>0.423347</text:p>
          </table:table-cell>
          <table:table-cell office:value-type="float" office:value="0.33248" calcext:value-type="float">
            <text:p>0.33248</text:p>
          </table:table-cell>
          <table:table-cell office:value-type="float" office:value="0.332316" calcext:value-type="float">
            <text:p>0.332316</text:p>
          </table:table-cell>
          <table:table-cell office:value-type="float" office:value="0.331824" calcext:value-type="float">
            <text:p>0.331824</text:p>
          </table:table-cell>
          <table:table-cell office:value-type="float" office:value="0.331004" calcext:value-type="float">
            <text:p>0.331004</text:p>
          </table:table-cell>
          <table:table-cell office:value-type="float" office:value="0.329858" calcext:value-type="float">
            <text:p>0.329858</text:p>
          </table:table-cell>
          <table:table-cell office:value-type="float" office:value="0.328387" calcext:value-type="float">
            <text:p>0.328387</text:p>
          </table:table-cell>
          <table:table-cell office:value-type="float" office:value="0.326591" calcext:value-type="float">
            <text:p>0.326591</text:p>
          </table:table-cell>
          <table:table-cell office:value-type="float" office:value="0.324473" calcext:value-type="float">
            <text:p>0.324473</text:p>
          </table:table-cell>
          <table:table-cell office:value-type="float" office:value="0.322035" calcext:value-type="float">
            <text:p>0.322035</text:p>
          </table:table-cell>
          <table:table-cell office:value-type="float" office:value="0.319278" calcext:value-type="float">
            <text:p>0.319278</text:p>
          </table:table-cell>
          <table:table-cell office:value-type="float" office:value="0.316207" calcext:value-type="float">
            <text:p>0.316207</text:p>
          </table:table-cell>
          <table:table-cell office:value-type="float" office:value="0.312824" calcext:value-type="float">
            <text:p>0.312824</text:p>
          </table:table-cell>
          <table:table-cell office:value-type="float" office:value="0.309132" calcext:value-type="float">
            <text:p>0.309132</text:p>
          </table:table-cell>
          <table:table-cell office:value-type="float" office:value="0.305135" calcext:value-type="float">
            <text:p>0.305135</text:p>
          </table:table-cell>
          <table:table-cell office:value-type="float" office:value="0.300837" calcext:value-type="float">
            <text:p>0.300837</text:p>
          </table:table-cell>
          <table:table-cell office:value-type="float" office:value="0.296242" calcext:value-type="float">
            <text:p>0.296242</text:p>
          </table:table-cell>
          <table:table-cell office:value-type="float" office:value="0.291355" calcext:value-type="float">
            <text:p>0.291355</text:p>
          </table:table-cell>
          <table:table-cell office:value-type="float" office:value="0.28618" calcext:value-type="float">
            <text:p>0.28618</text:p>
          </table:table-cell>
          <table:table-cell office:value-type="float" office:value="0.280722" calcext:value-type="float">
            <text:p>0.280722</text:p>
          </table:table-cell>
          <table:table-cell office:value-type="float" office:value="0.274988" calcext:value-type="float">
            <text:p>0.274988</text:p>
          </table:table-cell>
          <table:table-cell office:value-type="float" office:value="0.268982" calcext:value-type="float">
            <text:p>0.268982</text:p>
          </table:table-cell>
          <table:table-cell office:value-type="float" office:value="0.262711" calcext:value-type="float">
            <text:p>0.262711</text:p>
          </table:table-cell>
          <table:table-cell office:value-type="float" office:value="0.256181" calcext:value-type="float">
            <text:p>0.256181</text:p>
          </table:table-cell>
          <table:table-cell office:value-type="float" office:value="0.249397" calcext:value-type="float">
            <text:p>0.249397</text:p>
          </table:table-cell>
          <table:table-cell office:value-type="float" office:value="0.242368" calcext:value-type="float">
            <text:p>0.242368</text:p>
          </table:table-cell>
          <table:table-cell office:value-type="float" office:value="0.235099" calcext:value-type="float">
            <text:p>0.235099</text:p>
          </table:table-cell>
          <table:table-cell office:value-type="float" office:value="0.227599" calcext:value-type="float">
            <text:p>0.227599</text:p>
          </table:table-cell>
          <table:table-cell office:value-type="float" office:value="0.219873" calcext:value-type="float">
            <text:p>0.219873</text:p>
          </table:table-cell>
          <table:table-cell office:value-type="float" office:value="0.211931" calcext:value-type="float">
            <text:p>0.211931</text:p>
          </table:table-cell>
          <table:table-cell office:value-type="float" office:value="0.20378" calcext:value-type="float">
            <text:p>0.20378</text:p>
          </table:table-cell>
          <table:table-cell office:value-type="float" office:value="0.195427" calcext:value-type="float">
            <text:p>0.195427</text:p>
          </table:table-cell>
          <table:table-cell office:value-type="float" office:value="0.186882" calcext:value-type="float">
            <text:p>0.186882</text:p>
          </table:table-cell>
          <table:table-cell office:value-type="float" office:value="0.178152" calcext:value-type="float">
            <text:p>0.178152</text:p>
          </table:table-cell>
          <table:table-cell office:value-type="float" office:value="0.169247" calcext:value-type="float">
            <text:p>0.169247</text:p>
          </table:table-cell>
          <table:table-cell office:value-type="float" office:value="0.160174" calcext:value-type="float">
            <text:p>0.160174</text:p>
          </table:table-cell>
          <table:table-cell office:value-type="float" office:value="0.150943" calcext:value-type="float">
            <text:p>0.150943</text:p>
          </table:table-cell>
          <table:table-cell office:value-type="float" office:value="0.141564" calcext:value-type="float">
            <text:p>0.141564</text:p>
          </table:table-cell>
          <table:table-cell office:value-type="float" office:value="0.132044" calcext:value-type="float">
            <text:p>0.132044</text:p>
          </table:table-cell>
          <table:table-cell office:value-type="float" office:value="0.122395" calcext:value-type="float">
            <text:p>0.122395</text:p>
          </table:table-cell>
          <table:table-cell office:value-type="float" office:value="0.112624" calcext:value-type="float">
            <text:p>0.112624</text:p>
          </table:table-cell>
          <table:table-cell office:value-type="float" office:value="0.102742" calcext:value-type="float">
            <text:p>0.102742</text:p>
          </table:table-cell>
          <table:table-cell office:value-type="float" office:value="0.0927595" calcext:value-type="float">
            <text:p>0.0927595</text:p>
          </table:table-cell>
          <table:table-cell office:value-type="float" office:value="0.0826849" calcext:value-type="float">
            <text:p>0.0826849</text:p>
          </table:table-cell>
          <table:table-cell office:value-type="float" office:value="0.0725287" calcext:value-type="float">
            <text:p>0.0725287</text:p>
          </table:table-cell>
          <table:table-cell office:value-type="float" office:value="0.0623009" calcext:value-type="float">
            <text:p>0.0623009</text:p>
          </table:table-cell>
          <table:table-cell office:value-type="float" office:value="0.0520117" calcext:value-type="float">
            <text:p>0.0520117</text:p>
          </table:table-cell>
          <table:table-cell office:value-type="float" office:value="0.0416711" calcext:value-type="float">
            <text:p>0.0416711</text:p>
          </table:table-cell>
          <table:table-cell office:value-type="float" office:value="0.0312893" calcext:value-type="float">
            <text:p>0.0312893</text:p>
          </table:table-cell>
          <table:table-cell office:value-type="float" office:value="0.0208767" calcext:value-type="float">
            <text:p>0.0208767</text:p>
          </table:table-cell>
          <table:table-cell office:value-type="float" office:value="0.0104435" calcext:value-type="float">
            <text:p>0.0104435</text:p>
          </table:table-cell>
          <table:table-cell office:value-type="float" office:value="-4.22362E-016" calcext:value-type="float">
            <text:p>-4.22362E-16</text:p>
          </table:table-cell>
          <table:table-cell office:value-type="float" office:value="-0.0104435" calcext:value-type="float">
            <text:p>-0.0104435</text:p>
          </table:table-cell>
          <table:table-cell office:value-type="float" office:value="-0.0208767" calcext:value-type="float">
            <text:p>-0.0208767</text:p>
          </table:table-cell>
          <table:table-cell office:value-type="float" office:value="-0.0312893" calcext:value-type="float">
            <text:p>-0.0312893</text:p>
          </table:table-cell>
          <table:table-cell office:value-type="float" office:value="-0.0416711" calcext:value-type="float">
            <text:p>-0.0416711</text:p>
          </table:table-cell>
          <table:table-cell office:value-type="float" office:value="-0.0520117" calcext:value-type="float">
            <text:p>-0.0520117</text:p>
          </table:table-cell>
          <table:table-cell office:value-type="float" office:value="-0.0623009" calcext:value-type="float">
            <text:p>-0.0623009</text:p>
          </table:table-cell>
          <table:table-cell office:value-type="float" office:value="-0.0725287" calcext:value-type="float">
            <text:p>-0.0725287</text:p>
          </table:table-cell>
          <table:table-cell office:value-type="float" office:value="-0.0826849" calcext:value-type="float">
            <text:p>-0.0826849</text:p>
          </table:table-cell>
          <table:table-cell office:value-type="float" office:value="-0.0927595" calcext:value-type="float">
            <text:p>-0.0927595</text:p>
          </table:table-cell>
          <table:table-cell office:value-type="float" office:value="-0.102742" calcext:value-type="float">
            <text:p>-0.102742</text:p>
          </table:table-cell>
          <table:table-cell office:value-type="float" office:value="-0.112624" calcext:value-type="float">
            <text:p>-0.112624</text:p>
          </table:table-cell>
          <table:table-cell office:value-type="float" office:value="-0.122395" calcext:value-type="float">
            <text:p>-0.122395</text:p>
          </table:table-cell>
          <table:table-cell office:value-type="float" office:value="-0.132044" calcext:value-type="float">
            <text:p>-0.132044</text:p>
          </table:table-cell>
          <table:table-cell office:value-type="float" office:value="-0.141564" calcext:value-type="float">
            <text:p>-0.141564</text:p>
          </table:table-cell>
          <table:table-cell office:value-type="float" office:value="-0.150943" calcext:value-type="float">
            <text:p>-0.150943</text:p>
          </table:table-cell>
          <table:table-cell office:value-type="float" office:value="-0.160174" calcext:value-type="float">
            <text:p>-0.160174</text:p>
          </table:table-cell>
          <table:table-cell office:value-type="float" office:value="-0.169247" calcext:value-type="float">
            <text:p>-0.169247</text:p>
          </table:table-cell>
          <table:table-cell office:value-type="float" office:value="-0.178152" calcext:value-type="float">
            <text:p>-0.178152</text:p>
          </table:table-cell>
          <table:table-cell office:value-type="float" office:value="-0.186882" calcext:value-type="float">
            <text:p>-0.186882</text:p>
          </table:table-cell>
          <table:table-cell office:value-type="float" office:value="-0.195427" calcext:value-type="float">
            <text:p>-0.195427</text:p>
          </table:table-cell>
          <table:table-cell office:value-type="float" office:value="-0.20378" calcext:value-type="float">
            <text:p>-0.20378</text:p>
          </table:table-cell>
          <table:table-cell office:value-type="float" office:value="-0.211931" calcext:value-type="float">
            <text:p>-0.211931</text:p>
          </table:table-cell>
          <table:table-cell office:value-type="float" office:value="-0.219873" calcext:value-type="float">
            <text:p>-0.219873</text:p>
          </table:table-cell>
          <table:table-cell office:value-type="float" office:value="-0.227599" calcext:value-type="float">
            <text:p>-0.227599</text:p>
          </table:table-cell>
          <table:table-cell office:value-type="float" office:value="-0.235099" calcext:value-type="float">
            <text:p>-0.235099</text:p>
          </table:table-cell>
          <table:table-cell office:value-type="float" office:value="-0.242368" calcext:value-type="float">
            <text:p>-0.242368</text:p>
          </table:table-cell>
          <table:table-cell office:value-type="float" office:value="-0.249397" calcext:value-type="float">
            <text:p>-0.249397</text:p>
          </table:table-cell>
          <table:table-cell office:value-type="float" office:value="-0.256181" calcext:value-type="float">
            <text:p>-0.256181</text:p>
          </table:table-cell>
          <table:table-cell office:value-type="float" office:value="-0.262711" calcext:value-type="float">
            <text:p>-0.262711</text:p>
          </table:table-cell>
          <table:table-cell office:value-type="float" office:value="-0.268982" calcext:value-type="float">
            <text:p>-0.268982</text:p>
          </table:table-cell>
          <table:table-cell office:value-type="float" office:value="-0.274988" calcext:value-type="float">
            <text:p>-0.274988</text:p>
          </table:table-cell>
          <table:table-cell office:value-type="float" office:value="-0.280722" calcext:value-type="float">
            <text:p>-0.280722</text:p>
          </table:table-cell>
          <table:table-cell office:value-type="float" office:value="-0.28618" calcext:value-type="float">
            <text:p>-0.28618</text:p>
          </table:table-cell>
          <table:table-cell office:value-type="float" office:value="-0.291355" calcext:value-type="float">
            <text:p>-0.291355</text:p>
          </table:table-cell>
          <table:table-cell office:value-type="float" office:value="-0.296242" calcext:value-type="float">
            <text:p>-0.296242</text:p>
          </table:table-cell>
          <table:table-cell office:value-type="float" office:value="-0.300837" calcext:value-type="float">
            <text:p>-0.300837</text:p>
          </table:table-cell>
          <table:table-cell office:value-type="float" office:value="-0.305135" calcext:value-type="float">
            <text:p>-0.305135</text:p>
          </table:table-cell>
          <table:table-cell office:value-type="float" office:value="-0.309132" calcext:value-type="float">
            <text:p>-0.309132</text:p>
          </table:table-cell>
          <table:table-cell office:value-type="float" office:value="-0.312824" calcext:value-type="float">
            <text:p>-0.312824</text:p>
          </table:table-cell>
          <table:table-cell office:value-type="float" office:value="-0.316207" calcext:value-type="float">
            <text:p>-0.316207</text:p>
          </table:table-cell>
          <table:table-cell office:value-type="float" office:value="-0.319278" calcext:value-type="float">
            <text:p>-0.319278</text:p>
          </table:table-cell>
          <table:table-cell office:value-type="float" office:value="-0.322035" calcext:value-type="float">
            <text:p>-0.322035</text:p>
          </table:table-cell>
          <table:table-cell office:value-type="float" office:value="-0.324473" calcext:value-type="float">
            <text:p>-0.324473</text:p>
          </table:table-cell>
          <table:table-cell office:value-type="float" office:value="-0.326591" calcext:value-type="float">
            <text:p>-0.326591</text:p>
          </table:table-cell>
          <table:table-cell office:value-type="float" office:value="-0.328387" calcext:value-type="float">
            <text:p>-0.328387</text:p>
          </table:table-cell>
          <table:table-cell office:value-type="float" office:value="-0.329858" calcext:value-type="float">
            <text:p>-0.329858</text:p>
          </table:table-cell>
          <table:table-cell office:value-type="float" office:value="-0.331004" calcext:value-type="float">
            <text:p>-0.331004</text:p>
          </table:table-cell>
          <table:table-cell office:value-type="float" office:value="-0.331824" calcext:value-type="float">
            <text:p>-0.331824</text:p>
          </table:table-cell>
          <table:table-cell office:value-type="float" office:value="-0.332316" calcext:value-type="float">
            <text:p>-0.332316</text:p>
          </table:table-cell>
          <table:table-cell office:value-type="float" office:value="-0.33248" calcext:value-type="float">
            <text:p>-0.33248</text:p>
          </table:table-cell>
          <table:table-cell/>
        </table:table-row>
        <table:table-row table:style-name="ro1">
          <table:table-cell office:value-type="float" office:value="0.431794" calcext:value-type="float">
            <text:p>0.431794</text:p>
          </table:table-cell>
          <table:table-cell office:value-type="float" office:value="0.311421" calcext:value-type="float">
            <text:p>0.311421</text:p>
          </table:table-cell>
          <table:table-cell office:value-type="float" office:value="0.311267" calcext:value-type="float">
            <text:p>0.311267</text:p>
          </table:table-cell>
          <table:table-cell office:value-type="float" office:value="0.310806" calcext:value-type="float">
            <text:p>0.310806</text:p>
          </table:table-cell>
          <table:table-cell office:value-type="float" office:value="0.310039" calcext:value-type="float">
            <text:p>0.310039</text:p>
          </table:table-cell>
          <table:table-cell office:value-type="float" office:value="0.308965" calcext:value-type="float">
            <text:p>0.308965</text:p>
          </table:table-cell>
          <table:table-cell office:value-type="float" office:value="0.307587" calcext:value-type="float">
            <text:p>0.307587</text:p>
          </table:table-cell>
          <table:table-cell office:value-type="float" office:value="0.305905" calcext:value-type="float">
            <text:p>0.305905</text:p>
          </table:table-cell>
          <table:table-cell office:value-type="float" office:value="0.303921" calcext:value-type="float">
            <text:p>0.303921</text:p>
          </table:table-cell>
          <table:table-cell office:value-type="float" office:value="0.301637" calcext:value-type="float">
            <text:p>0.301637</text:p>
          </table:table-cell>
          <table:table-cell office:value-type="float" office:value="0.299056" calcext:value-type="float">
            <text:p>0.299056</text:p>
          </table:table-cell>
          <table:table-cell office:value-type="float" office:value="0.296179" calcext:value-type="float">
            <text:p>0.296179</text:p>
          </table:table-cell>
          <table:table-cell office:value-type="float" office:value="0.29301" calcext:value-type="float">
            <text:p>0.29301</text:p>
          </table:table-cell>
          <table:table-cell office:value-type="float" office:value="0.289552" calcext:value-type="float">
            <text:p>0.289552</text:p>
          </table:table-cell>
          <table:table-cell office:value-type="float" office:value="0.285808" calcext:value-type="float">
            <text:p>0.285808</text:p>
          </table:table-cell>
          <table:table-cell office:value-type="float" office:value="0.281782" calcext:value-type="float">
            <text:p>0.281782</text:p>
          </table:table-cell>
          <table:table-cell office:value-type="float" office:value="0.277478" calcext:value-type="float">
            <text:p>0.277478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268053" calcext:value-type="float">
            <text:p>0.268053</text:p>
          </table:table-cell>
          <table:table-cell office:value-type="float" office:value="0.262942" calcext:value-type="float">
            <text:p>0.262942</text:p>
          </table:table-cell>
          <table:table-cell office:value-type="float" office:value="0.25757" calcext:value-type="float">
            <text:p>0.25757</text:p>
          </table:table-cell>
          <table:table-cell office:value-type="float" office:value="0.251945" calcext:value-type="float">
            <text:p>0.251945</text:p>
          </table:table-cell>
          <table:table-cell office:value-type="float" office:value="0.246071" calcext:value-type="float">
            <text:p>0.246071</text:p>
          </table:table-cell>
          <table:table-cell office:value-type="float" office:value="0.239954" calcext:value-type="float">
            <text:p>0.239954</text:p>
          </table:table-cell>
          <table:table-cell office:value-type="float" office:value="0.233601" calcext:value-type="float">
            <text:p>0.233601</text:p>
          </table:table-cell>
          <table:table-cell office:value-type="float" office:value="0.227016" calcext:value-type="float">
            <text:p>0.227016</text:p>
          </table:table-cell>
          <table:table-cell office:value-type="float" office:value="0.220208" calcext:value-type="float">
            <text:p>0.220208</text:p>
          </table:table-cell>
          <table:table-cell office:value-type="float" office:value="0.213183" calcext:value-type="float">
            <text:p>0.213183</text:p>
          </table:table-cell>
          <table:table-cell office:value-type="float" office:value="0.205947" calcext:value-type="float">
            <text:p>0.205947</text:p>
          </table:table-cell>
          <table:table-cell office:value-type="float" office:value="0.198508" calcext:value-type="float">
            <text:p>0.198508</text:p>
          </table:table-cell>
          <table:table-cell office:value-type="float" office:value="0.190872" calcext:value-type="float">
            <text:p>0.190872</text:p>
          </table:table-cell>
          <table:table-cell office:value-type="float" office:value="0.183049" calcext:value-type="float">
            <text:p>0.183049</text:p>
          </table:table-cell>
          <table:table-cell office:value-type="float" office:value="0.175045" calcext:value-type="float">
            <text:p>0.175045</text:p>
          </table:table-cell>
          <table:table-cell office:value-type="float" office:value="0.166868" calcext:value-type="float">
            <text:p>0.166868</text:p>
          </table:table-cell>
          <table:table-cell office:value-type="float" office:value="0.158527" calcext:value-type="float">
            <text:p>0.158527</text:p>
          </table:table-cell>
          <table:table-cell office:value-type="float" office:value="0.150029" calcext:value-type="float">
            <text:p>0.150029</text:p>
          </table:table-cell>
          <table:table-cell office:value-type="float" office:value="0.141383" calcext:value-type="float">
            <text:p>0.141383</text:p>
          </table:table-cell>
          <table:table-cell office:value-type="float" office:value="0.132597" calcext:value-type="float">
            <text:p>0.132597</text:p>
          </table:table-cell>
          <table:table-cell office:value-type="float" office:value="0.123681" calcext:value-type="float">
            <text:p>0.123681</text:p>
          </table:table-cell>
          <table:table-cell office:value-type="float" office:value="0.114642" calcext:value-type="float">
            <text:p>0.114642</text:p>
          </table:table-cell>
          <table:table-cell office:value-type="float" office:value="0.105491" calcext:value-type="float">
            <text:p>0.105491</text:p>
          </table:table-cell>
          <table:table-cell office:value-type="float" office:value="0.0962348" calcext:value-type="float">
            <text:p>0.0962348</text:p>
          </table:table-cell>
          <table:table-cell office:value-type="float" office:value="0.0868842" calcext:value-type="float">
            <text:p>0.0868842</text:p>
          </table:table-cell>
          <table:table-cell office:value-type="float" office:value="0.0774477" calcext:value-type="float">
            <text:p>0.0774477</text:p>
          </table:table-cell>
          <table:table-cell office:value-type="float" office:value="0.0679348" calcext:value-type="float">
            <text:p>0.0679348</text:p>
          </table:table-cell>
          <table:table-cell office:value-type="float" office:value="0.0583549" calcext:value-type="float">
            <text:p>0.0583549</text:p>
          </table:table-cell>
          <table:table-cell office:value-type="float" office:value="0.0487173" calcext:value-type="float">
            <text:p>0.0487173</text:p>
          </table:table-cell>
          <table:table-cell office:value-type="float" office:value="0.0390317" calcext:value-type="float">
            <text:p>0.0390317</text:p>
          </table:table-cell>
          <table:table-cell office:value-type="float" office:value="0.0293075" calcext:value-type="float">
            <text:p>0.0293075</text:p>
          </table:table-cell>
          <table:table-cell office:value-type="float" office:value="0.0195544" calcext:value-type="float">
            <text:p>0.0195544</text:p>
          </table:table-cell>
          <table:table-cell office:value-type="float" office:value="0.00978204" calcext:value-type="float">
            <text:p>0.00978204</text:p>
          </table:table-cell>
          <table:table-cell office:value-type="float" office:value="5.79696E-017" calcext:value-type="float">
            <text:p>5.79696E-17</text:p>
          </table:table-cell>
          <table:table-cell office:value-type="float" office:value="-0.00978204" calcext:value-type="float">
            <text:p>-0.00978204</text:p>
          </table:table-cell>
          <table:table-cell office:value-type="float" office:value="-0.0195544" calcext:value-type="float">
            <text:p>-0.0195544</text:p>
          </table:table-cell>
          <table:table-cell office:value-type="float" office:value="-0.0293075" calcext:value-type="float">
            <text:p>-0.0293075</text:p>
          </table:table-cell>
          <table:table-cell office:value-type="float" office:value="-0.0390317" calcext:value-type="float">
            <text:p>-0.0390317</text:p>
          </table:table-cell>
          <table:table-cell office:value-type="float" office:value="-0.0487173" calcext:value-type="float">
            <text:p>-0.0487173</text:p>
          </table:table-cell>
          <table:table-cell office:value-type="float" office:value="-0.0583549" calcext:value-type="float">
            <text:p>-0.0583549</text:p>
          </table:table-cell>
          <table:table-cell office:value-type="float" office:value="-0.0679348" calcext:value-type="float">
            <text:p>-0.0679348</text:p>
          </table:table-cell>
          <table:table-cell office:value-type="float" office:value="-0.0774477" calcext:value-type="float">
            <text:p>-0.0774477</text:p>
          </table:table-cell>
          <table:table-cell office:value-type="float" office:value="-0.0868842" calcext:value-type="float">
            <text:p>-0.0868842</text:p>
          </table:table-cell>
          <table:table-cell office:value-type="float" office:value="-0.0962348" calcext:value-type="float">
            <text:p>-0.0962348</text:p>
          </table:table-cell>
          <table:table-cell office:value-type="float" office:value="-0.105491" calcext:value-type="float">
            <text:p>-0.105491</text:p>
          </table:table-cell>
          <table:table-cell office:value-type="float" office:value="-0.114642" calcext:value-type="float">
            <text:p>-0.114642</text:p>
          </table:table-cell>
          <table:table-cell office:value-type="float" office:value="-0.123681" calcext:value-type="float">
            <text:p>-0.123681</text:p>
          </table:table-cell>
          <table:table-cell office:value-type="float" office:value="-0.132597" calcext:value-type="float">
            <text:p>-0.132597</text:p>
          </table:table-cell>
          <table:table-cell office:value-type="float" office:value="-0.141383" calcext:value-type="float">
            <text:p>-0.141383</text:p>
          </table:table-cell>
          <table:table-cell office:value-type="float" office:value="-0.150029" calcext:value-type="float">
            <text:p>-0.150029</text:p>
          </table:table-cell>
          <table:table-cell office:value-type="float" office:value="-0.158527" calcext:value-type="float">
            <text:p>-0.158527</text:p>
          </table:table-cell>
          <table:table-cell office:value-type="float" office:value="-0.166868" calcext:value-type="float">
            <text:p>-0.166868</text:p>
          </table:table-cell>
          <table:table-cell office:value-type="float" office:value="-0.175045" calcext:value-type="float">
            <text:p>-0.175045</text:p>
          </table:table-cell>
          <table:table-cell office:value-type="float" office:value="-0.183049" calcext:value-type="float">
            <text:p>-0.183049</text:p>
          </table:table-cell>
          <table:table-cell office:value-type="float" office:value="-0.190872" calcext:value-type="float">
            <text:p>-0.190872</text:p>
          </table:table-cell>
          <table:table-cell office:value-type="float" office:value="-0.198508" calcext:value-type="float">
            <text:p>-0.198508</text:p>
          </table:table-cell>
          <table:table-cell office:value-type="float" office:value="-0.205947" calcext:value-type="float">
            <text:p>-0.205947</text:p>
          </table:table-cell>
          <table:table-cell office:value-type="float" office:value="-0.213183" calcext:value-type="float">
            <text:p>-0.213183</text:p>
          </table:table-cell>
          <table:table-cell office:value-type="float" office:value="-0.220208" calcext:value-type="float">
            <text:p>-0.220208</text:p>
          </table:table-cell>
          <table:table-cell office:value-type="float" office:value="-0.227016" calcext:value-type="float">
            <text:p>-0.227016</text:p>
          </table:table-cell>
          <table:table-cell office:value-type="float" office:value="-0.233601" calcext:value-type="float">
            <text:p>-0.233601</text:p>
          </table:table-cell>
          <table:table-cell office:value-type="float" office:value="-0.239954" calcext:value-type="float">
            <text:p>-0.239954</text:p>
          </table:table-cell>
          <table:table-cell office:value-type="float" office:value="-0.246071" calcext:value-type="float">
            <text:p>-0.246071</text:p>
          </table:table-cell>
          <table:table-cell office:value-type="float" office:value="-0.251945" calcext:value-type="float">
            <text:p>-0.251945</text:p>
          </table:table-cell>
          <table:table-cell office:value-type="float" office:value="-0.25757" calcext:value-type="float">
            <text:p>-0.25757</text:p>
          </table:table-cell>
          <table:table-cell office:value-type="float" office:value="-0.262942" calcext:value-type="float">
            <text:p>-0.262942</text:p>
          </table:table-cell>
          <table:table-cell office:value-type="float" office:value="-0.268053" calcext:value-type="float">
            <text:p>-0.268053</text:p>
          </table:table-cell>
          <table:table-cell office:value-type="float" office:value="-0.2729" calcext:value-type="float">
            <text:p>-0.2729</text:p>
          </table:table-cell>
          <table:table-cell office:value-type="float" office:value="-0.277478" calcext:value-type="float">
            <text:p>-0.277478</text:p>
          </table:table-cell>
          <table:table-cell office:value-type="float" office:value="-0.281782" calcext:value-type="float">
            <text:p>-0.281782</text:p>
          </table:table-cell>
          <table:table-cell office:value-type="float" office:value="-0.285808" calcext:value-type="float">
            <text:p>-0.285808</text:p>
          </table:table-cell>
          <table:table-cell office:value-type="float" office:value="-0.289552" calcext:value-type="float">
            <text:p>-0.289552</text:p>
          </table:table-cell>
          <table:table-cell office:value-type="float" office:value="-0.29301" calcext:value-type="float">
            <text:p>-0.29301</text:p>
          </table:table-cell>
          <table:table-cell office:value-type="float" office:value="-0.296179" calcext:value-type="float">
            <text:p>-0.296179</text:p>
          </table:table-cell>
          <table:table-cell office:value-type="float" office:value="-0.299056" calcext:value-type="float">
            <text:p>-0.299056</text:p>
          </table:table-cell>
          <table:table-cell office:value-type="float" office:value="-0.301637" calcext:value-type="float">
            <text:p>-0.301637</text:p>
          </table:table-cell>
          <table:table-cell office:value-type="float" office:value="-0.303921" calcext:value-type="float">
            <text:p>-0.303921</text:p>
          </table:table-cell>
          <table:table-cell office:value-type="float" office:value="-0.305905" calcext:value-type="float">
            <text:p>-0.305905</text:p>
          </table:table-cell>
          <table:table-cell office:value-type="float" office:value="-0.307587" calcext:value-type="float">
            <text:p>-0.307587</text:p>
          </table:table-cell>
          <table:table-cell office:value-type="float" office:value="-0.308965" calcext:value-type="float">
            <text:p>-0.308965</text:p>
          </table:table-cell>
          <table:table-cell office:value-type="float" office:value="-0.310039" calcext:value-type="float">
            <text:p>-0.310039</text:p>
          </table:table-cell>
          <table:table-cell office:value-type="float" office:value="-0.310806" calcext:value-type="float">
            <text:p>-0.310806</text:p>
          </table:table-cell>
          <table:table-cell office:value-type="float" office:value="-0.311267" calcext:value-type="float">
            <text:p>-0.311267</text:p>
          </table:table-cell>
          <table:table-cell office:value-type="float" office:value="-0.311421" calcext:value-type="float">
            <text:p>-0.311421</text:p>
          </table:table-cell>
          <table:table-cell/>
        </table:table-row>
        <table:table-row table:style-name="ro1">
          <table:table-cell office:value-type="float" office:value="0.438859" calcext:value-type="float">
            <text:p>0.438859</text:p>
          </table:table-cell>
          <table:table-cell office:value-type="float" office:value="0.293775" calcext:value-type="float">
            <text:p>0.293775</text:p>
          </table:table-cell>
          <table:table-cell office:value-type="float" office:value="0.293631" calcext:value-type="float">
            <text:p>0.293631</text:p>
          </table:table-cell>
          <table:table-cell office:value-type="float" office:value="0.293196" calcext:value-type="float">
            <text:p>0.293196</text:p>
          </table:table-cell>
          <table:table-cell office:value-type="float" office:value="0.292472" calcext:value-type="float">
            <text:p>0.292472</text:p>
          </table:table-cell>
          <table:table-cell office:value-type="float" office:value="0.291459" calcext:value-type="float">
            <text:p>0.291459</text:p>
          </table:table-cell>
          <table:table-cell office:value-type="float" office:value="0.290159" calcext:value-type="float">
            <text:p>0.290159</text:p>
          </table:table-cell>
          <table:table-cell office:value-type="float" office:value="0.288572" calcext:value-type="float">
            <text:p>0.288572</text:p>
          </table:table-cell>
          <table:table-cell office:value-type="float" office:value="0.286701" calcext:value-type="float">
            <text:p>0.286701</text:p>
          </table:table-cell>
          <table:table-cell office:value-type="float" office:value="0.284546" calcext:value-type="float">
            <text:p>0.284546</text:p>
          </table:table-cell>
          <table:table-cell office:value-type="float" office:value="0.282111" calcext:value-type="float">
            <text:p>0.282111</text:p>
          </table:table-cell>
          <table:table-cell office:value-type="float" office:value="0.279397" calcext:value-type="float">
            <text:p>0.279397</text:p>
          </table:table-cell>
          <table:table-cell office:value-type="float" office:value="0.276408" calcext:value-type="float">
            <text:p>0.276408</text:p>
          </table:table-cell>
          <table:table-cell office:value-type="float" office:value="0.273146" calcext:value-type="float">
            <text:p>0.273146</text:p>
          </table:table-cell>
          <table:table-cell office:value-type="float" office:value="0.269614" calcext:value-type="float">
            <text:p>0.269614</text:p>
          </table:table-cell>
          <table:table-cell office:value-type="float" office:value="0.265816" calcext:value-type="float">
            <text:p>0.265816</text:p>
          </table:table-cell>
          <table:table-cell office:value-type="float" office:value="0.261756" calcext:value-type="float">
            <text:p>0.261756</text:p>
          </table:table-cell>
          <table:table-cell office:value-type="float" office:value="0.257438" calcext:value-type="float">
            <text:p>0.257438</text:p>
          </table:table-cell>
          <table:table-cell office:value-type="float" office:value="0.252865" calcext:value-type="float">
            <text:p>0.252865</text:p>
          </table:table-cell>
          <table:table-cell office:value-type="float" office:value="0.248043" calcext:value-type="float">
            <text:p>0.248043</text:p>
          </table:table-cell>
          <table:table-cell office:value-type="float" office:value="0.242976" calcext:value-type="float">
            <text:p>0.242976</text:p>
          </table:table-cell>
          <table:table-cell office:value-type="float" office:value="0.23767" calcext:value-type="float">
            <text:p>0.23767</text:p>
          </table:table-cell>
          <table:table-cell office:value-type="float" office:value="0.232129" calcext:value-type="float">
            <text:p>0.232129</text:p>
          </table:table-cell>
          <table:table-cell office:value-type="float" office:value="0.226358" calcext:value-type="float">
            <text:p>0.226358</text:p>
          </table:table-cell>
          <table:table-cell office:value-type="float" office:value="0.220365" calcext:value-type="float">
            <text:p>0.220365</text:p>
          </table:table-cell>
          <table:table-cell office:value-type="float" office:value="0.214154" calcext:value-type="float">
            <text:p>0.214154</text:p>
          </table:table-cell>
          <table:table-cell office:value-type="float" office:value="0.207731" calcext:value-type="float">
            <text:p>0.207731</text:p>
          </table:table-cell>
          <table:table-cell office:value-type="float" office:value="0.201104" calcext:value-type="float">
            <text:p>0.201104</text:p>
          </table:table-cell>
          <table:table-cell office:value-type="float" office:value="0.194278" calcext:value-type="float">
            <text:p>0.194278</text:p>
          </table:table-cell>
          <table:table-cell office:value-type="float" office:value="0.18726" calcext:value-type="float">
            <text:p>0.18726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2677" calcext:value-type="float">
            <text:p>0.172677</text:p>
          </table:table-cell>
          <table:table-cell office:value-type="float" office:value="0.165127" calcext:value-type="float">
            <text:p>0.165127</text:p>
          </table:table-cell>
          <table:table-cell office:value-type="float" office:value="0.157413" calcext:value-type="float">
            <text:p>0.157413</text:p>
          </table:table-cell>
          <table:table-cell office:value-type="float" office:value="0.149544" calcext:value-type="float">
            <text:p>0.149544</text:p>
          </table:table-cell>
          <table:table-cell office:value-type="float" office:value="0.141528" calcext:value-type="float">
            <text:p>0.141528</text:p>
          </table:table-cell>
          <table:table-cell office:value-type="float" office:value="0.133372" calcext:value-type="float">
            <text:p>0.133372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16673" calcext:value-type="float">
            <text:p>0.116673</text:p>
          </table:table-cell>
          <table:table-cell office:value-type="float" office:value="0.108146" calcext:value-type="float">
            <text:p>0.108146</text:p>
          </table:table-cell>
          <table:table-cell office:value-type="float" office:value="0.0995134" calcext:value-type="float">
            <text:p>0.0995134</text:p>
          </table:table-cell>
          <table:table-cell office:value-type="float" office:value="0.0907821" calcext:value-type="float">
            <text:p>0.0907821</text:p>
          </table:table-cell>
          <table:table-cell office:value-type="float" office:value="0.0819613" calcext:value-type="float">
            <text:p>0.0819613</text:p>
          </table:table-cell>
          <table:table-cell office:value-type="float" office:value="0.0730595" calcext:value-type="float">
            <text:p>0.0730595</text:p>
          </table:table-cell>
          <table:table-cell office:value-type="float" office:value="0.0640856" calcext:value-type="float">
            <text:p>0.0640856</text:p>
          </table:table-cell>
          <table:table-cell office:value-type="float" office:value="0.0550485" calcext:value-type="float">
            <text:p>0.0550485</text:p>
          </table:table-cell>
          <table:table-cell office:value-type="float" office:value="0.045957" calcext:value-type="float">
            <text:p>0.045957</text:p>
          </table:table-cell>
          <table:table-cell office:value-type="float" office:value="0.0368201" calcext:value-type="float">
            <text:p>0.0368201</text:p>
          </table:table-cell>
          <table:table-cell office:value-type="float" office:value="0.0276469" calcext:value-type="float">
            <text:p>0.0276469</text:p>
          </table:table-cell>
          <table:table-cell office:value-type="float" office:value="0.0184465" calcext:value-type="float">
            <text:p>0.0184465</text:p>
          </table:table-cell>
          <table:table-cell office:value-type="float" office:value="0.00922779" calcext:value-type="float">
            <text:p>0.00922779</text:p>
          </table:table-cell>
          <table:table-cell office:value-type="float" office:value="4.8419E-016" calcext:value-type="float">
            <text:p>4.8419E-16</text:p>
          </table:table-cell>
          <table:table-cell office:value-type="float" office:value="-0.00922779" calcext:value-type="float">
            <text:p>-0.00922779</text:p>
          </table:table-cell>
          <table:table-cell office:value-type="float" office:value="-0.0184465" calcext:value-type="float">
            <text:p>-0.0184465</text:p>
          </table:table-cell>
          <table:table-cell office:value-type="float" office:value="-0.0276469" calcext:value-type="float">
            <text:p>-0.0276469</text:p>
          </table:table-cell>
          <table:table-cell office:value-type="float" office:value="-0.0368201" calcext:value-type="float">
            <text:p>-0.0368201</text:p>
          </table:table-cell>
          <table:table-cell office:value-type="float" office:value="-0.045957" calcext:value-type="float">
            <text:p>-0.045957</text:p>
          </table:table-cell>
          <table:table-cell office:value-type="float" office:value="-0.0550485" calcext:value-type="float">
            <text:p>-0.0550485</text:p>
          </table:table-cell>
          <table:table-cell office:value-type="float" office:value="-0.0640856" calcext:value-type="float">
            <text:p>-0.0640856</text:p>
          </table:table-cell>
          <table:table-cell office:value-type="float" office:value="-0.0730595" calcext:value-type="float">
            <text:p>-0.0730595</text:p>
          </table:table-cell>
          <table:table-cell office:value-type="float" office:value="-0.0819613" calcext:value-type="float">
            <text:p>-0.0819613</text:p>
          </table:table-cell>
          <table:table-cell office:value-type="float" office:value="-0.0907821" calcext:value-type="float">
            <text:p>-0.0907821</text:p>
          </table:table-cell>
          <table:table-cell office:value-type="float" office:value="-0.0995134" calcext:value-type="float">
            <text:p>-0.0995134</text:p>
          </table:table-cell>
          <table:table-cell office:value-type="float" office:value="-0.108146" calcext:value-type="float">
            <text:p>-0.108146</text:p>
          </table:table-cell>
          <table:table-cell office:value-type="float" office:value="-0.116673" calcext:value-type="float">
            <text:p>-0.116673</text:p>
          </table:table-cell>
          <table:table-cell office:value-type="float" office:value="-0.125084" calcext:value-type="float">
            <text:p>-0.125084</text:p>
          </table:table-cell>
          <table:table-cell office:value-type="float" office:value="-0.133372" calcext:value-type="float">
            <text:p>-0.133372</text:p>
          </table:table-cell>
          <table:table-cell office:value-type="float" office:value="-0.141528" calcext:value-type="float">
            <text:p>-0.141528</text:p>
          </table:table-cell>
          <table:table-cell office:value-type="float" office:value="-0.149544" calcext:value-type="float">
            <text:p>-0.149544</text:p>
          </table:table-cell>
          <table:table-cell office:value-type="float" office:value="-0.157413" calcext:value-type="float">
            <text:p>-0.157413</text:p>
          </table:table-cell>
          <table:table-cell office:value-type="float" office:value="-0.165127" calcext:value-type="float">
            <text:p>-0.165127</text:p>
          </table:table-cell>
          <table:table-cell office:value-type="float" office:value="-0.172677" calcext:value-type="float">
            <text:p>-0.172677</text:p>
          </table:table-cell>
          <table:table-cell office:value-type="float" office:value="-0.180058" calcext:value-type="float">
            <text:p>-0.180058</text:p>
          </table:table-cell>
          <table:table-cell office:value-type="float" office:value="-0.18726" calcext:value-type="float">
            <text:p>-0.18726</text:p>
          </table:table-cell>
          <table:table-cell office:value-type="float" office:value="-0.194278" calcext:value-type="float">
            <text:p>-0.194278</text:p>
          </table:table-cell>
          <table:table-cell office:value-type="float" office:value="-0.201104" calcext:value-type="float">
            <text:p>-0.201104</text:p>
          </table:table-cell>
          <table:table-cell office:value-type="float" office:value="-0.207731" calcext:value-type="float">
            <text:p>-0.207731</text:p>
          </table:table-cell>
          <table:table-cell office:value-type="float" office:value="-0.214154" calcext:value-type="float">
            <text:p>-0.214154</text:p>
          </table:table-cell>
          <table:table-cell office:value-type="float" office:value="-0.220365" calcext:value-type="float">
            <text:p>-0.220365</text:p>
          </table:table-cell>
          <table:table-cell office:value-type="float" office:value="-0.226358" calcext:value-type="float">
            <text:p>-0.226358</text:p>
          </table:table-cell>
          <table:table-cell office:value-type="float" office:value="-0.232129" calcext:value-type="float">
            <text:p>-0.232129</text:p>
          </table:table-cell>
          <table:table-cell office:value-type="float" office:value="-0.23767" calcext:value-type="float">
            <text:p>-0.23767</text:p>
          </table:table-cell>
          <table:table-cell office:value-type="float" office:value="-0.242976" calcext:value-type="float">
            <text:p>-0.242976</text:p>
          </table:table-cell>
          <table:table-cell office:value-type="float" office:value="-0.248043" calcext:value-type="float">
            <text:p>-0.248043</text:p>
          </table:table-cell>
          <table:table-cell office:value-type="float" office:value="-0.252865" calcext:value-type="float">
            <text:p>-0.252865</text:p>
          </table:table-cell>
          <table:table-cell office:value-type="float" office:value="-0.257438" calcext:value-type="float">
            <text:p>-0.257438</text:p>
          </table:table-cell>
          <table:table-cell office:value-type="float" office:value="-0.261756" calcext:value-type="float">
            <text:p>-0.261756</text:p>
          </table:table-cell>
          <table:table-cell office:value-type="float" office:value="-0.265816" calcext:value-type="float">
            <text:p>-0.265816</text:p>
          </table:table-cell>
          <table:table-cell office:value-type="float" office:value="-0.269614" calcext:value-type="float">
            <text:p>-0.269614</text:p>
          </table:table-cell>
          <table:table-cell office:value-type="float" office:value="-0.273146" calcext:value-type="float">
            <text:p>-0.273146</text:p>
          </table:table-cell>
          <table:table-cell office:value-type="float" office:value="-0.276408" calcext:value-type="float">
            <text:p>-0.276408</text:p>
          </table:table-cell>
          <table:table-cell office:value-type="float" office:value="-0.279397" calcext:value-type="float">
            <text:p>-0.279397</text:p>
          </table:table-cell>
          <table:table-cell office:value-type="float" office:value="-0.282111" calcext:value-type="float">
            <text:p>-0.282111</text:p>
          </table:table-cell>
          <table:table-cell office:value-type="float" office:value="-0.284546" calcext:value-type="float">
            <text:p>-0.284546</text:p>
          </table:table-cell>
          <table:table-cell office:value-type="float" office:value="-0.286701" calcext:value-type="float">
            <text:p>-0.286701</text:p>
          </table:table-cell>
          <table:table-cell office:value-type="float" office:value="-0.288572" calcext:value-type="float">
            <text:p>-0.288572</text:p>
          </table:table-cell>
          <table:table-cell office:value-type="float" office:value="-0.290159" calcext:value-type="float">
            <text:p>-0.290159</text:p>
          </table:table-cell>
          <table:table-cell office:value-type="float" office:value="-0.291459" calcext:value-type="float">
            <text:p>-0.291459</text:p>
          </table:table-cell>
          <table:table-cell office:value-type="float" office:value="-0.292472" calcext:value-type="float">
            <text:p>-0.292472</text:p>
          </table:table-cell>
          <table:table-cell office:value-type="float" office:value="-0.293196" calcext:value-type="float">
            <text:p>-0.293196</text:p>
          </table:table-cell>
          <table:table-cell office:value-type="float" office:value="-0.293631" calcext:value-type="float">
            <text:p>-0.293631</text:p>
          </table:table-cell>
          <table:table-cell office:value-type="float" office:value="-0.293775" calcext:value-type="float">
            <text:p>-0.293775</text:p>
          </table:table-cell>
          <table:table-cell/>
        </table:table-row>
        <table:table-row table:style-name="ro1">
          <table:table-cell office:value-type="float" office:value="0.447416" calcext:value-type="float">
            <text:p>0.447416</text:p>
          </table:table-cell>
          <table:table-cell office:value-type="float" office:value="0.27238" calcext:value-type="float">
            <text:p>0.27238</text:p>
          </table:table-cell>
          <table:table-cell office:value-type="float" office:value="0.272246" calcext:value-type="float">
            <text:p>0.272246</text:p>
          </table:table-cell>
          <table:table-cell office:value-type="float" office:value="0.271843" calcext:value-type="float">
            <text:p>0.271843</text:p>
          </table:table-cell>
          <table:table-cell office:value-type="float" office:value="0.271171" calcext:value-type="float">
            <text:p>0.271171</text:p>
          </table:table-cell>
          <table:table-cell office:value-type="float" office:value="0.270232" calcext:value-type="float">
            <text:p>0.270232</text:p>
          </table:table-cell>
          <table:table-cell office:value-type="float" office:value="0.269027" calcext:value-type="float">
            <text:p>0.269027</text:p>
          </table:table-cell>
          <table:table-cell office:value-type="float" office:value="0.267556" calcext:value-type="float">
            <text:p>0.267556</text:p>
          </table:table-cell>
          <table:table-cell office:value-type="float" office:value="0.26582" calcext:value-type="float">
            <text:p>0.26582</text:p>
          </table:table-cell>
          <table:table-cell office:value-type="float" office:value="0.263823" calcext:value-type="float">
            <text:p>0.263823</text:p>
          </table:table-cell>
          <table:table-cell office:value-type="float" office:value="0.261565" calcext:value-type="float">
            <text:p>0.261565</text:p>
          </table:table-cell>
          <table:table-cell office:value-type="float" office:value="0.259049" calcext:value-type="float">
            <text:p>0.259049</text:p>
          </table:table-cell>
          <table:table-cell office:value-type="float" office:value="0.256277" calcext:value-type="float">
            <text:p>0.256277</text:p>
          </table:table-cell>
          <table:table-cell office:value-type="float" office:value="0.253253" calcext:value-type="float">
            <text:p>0.253253</text:p>
          </table:table-cell>
          <table:table-cell office:value-type="float" office:value="0.249978" calcext:value-type="float">
            <text:p>0.249978</text:p>
          </table:table-cell>
          <table:table-cell office:value-type="float" office:value="0.246457" calcext:value-type="float">
            <text:p>0.246457</text:p>
          </table:table-cell>
          <table:table-cell office:value-type="float" office:value="0.242693" calcext:value-type="float">
            <text:p>0.242693</text:p>
          </table:table-cell>
          <table:table-cell office:value-type="float" office:value="0.238689" calcext:value-type="float">
            <text:p>0.238689</text:p>
          </table:table-cell>
          <table:table-cell office:value-type="float" office:value="0.234449" calcext:value-type="float">
            <text:p>0.234449</text:p>
          </table:table-cell>
          <table:table-cell office:value-type="float" office:value="0.229978" calcext:value-type="float">
            <text:p>0.229978</text:p>
          </table:table-cell>
          <table:table-cell office:value-type="float" office:value="0.225281" calcext:value-type="float">
            <text:p>0.225281</text:p>
          </table:table-cell>
          <table:table-cell office:value-type="float" office:value="0.22036" calcext:value-type="float">
            <text:p>0.22036</text:p>
          </table:table-cell>
          <table:table-cell office:value-type="float" office:value="0.215223" calcext:value-type="float">
            <text:p>0.215223</text:p>
          </table:table-cell>
          <table:table-cell office:value-type="float" office:value="0.209873" calcext:value-type="float">
            <text:p>0.209873</text:p>
          </table:table-cell>
          <table:table-cell office:value-type="float" office:value="0.204316" calcext:value-type="float">
            <text:p>0.204316</text:p>
          </table:table-cell>
          <table:table-cell office:value-type="float" office:value="0.198557" calcext:value-type="float">
            <text:p>0.198557</text:p>
          </table:table-cell>
          <table:table-cell office:value-type="float" office:value="0.192602" calcext:value-type="float">
            <text:p>0.192602</text:p>
          </table:table-cell>
          <table:table-cell office:value-type="float" office:value="0.186457" calcext:value-type="float">
            <text:p>0.186457</text:p>
          </table:table-cell>
          <table:table-cell office:value-type="float" office:value="0.180129" calcext:value-type="float">
            <text:p>0.180129</text:p>
          </table:table-cell>
          <table:table-cell office:value-type="float" office:value="0.173622" calcext:value-type="float">
            <text:p>0.173622</text:p>
          </table:table-cell>
          <table:table-cell office:value-type="float" office:value="0.166944" calcext:value-type="float">
            <text:p>0.166944</text:p>
          </table:table-cell>
          <table:table-cell office:value-type="float" office:value="0.160101" calcext:value-type="float">
            <text:p>0.160101</text:p>
          </table:table-cell>
          <table:table-cell office:value-type="float" office:value="0.153101" calcext:value-type="float">
            <text:p>0.153101</text:p>
          </table:table-cell>
          <table:table-cell office:value-type="float" office:value="0.145949" calcext:value-type="float">
            <text:p>0.145949</text:p>
          </table:table-cell>
          <table:table-cell office:value-type="float" office:value="0.138653" calcext:value-type="float">
            <text:p>0.138653</text:p>
          </table:table-cell>
          <table:table-cell office:value-type="float" office:value="0.131221" calcext:value-type="float">
            <text:p>0.131221</text:p>
          </table:table-cell>
          <table:table-cell office:value-type="float" office:value="0.123658" calcext:value-type="float">
            <text:p>0.123658</text:p>
          </table:table-cell>
          <table:table-cell office:value-type="float" office:value="0.115974" calcext:value-type="float">
            <text:p>0.115974</text:p>
          </table:table-cell>
          <table:table-cell office:value-type="float" office:value="0.108176" calcext:value-type="float">
            <text:p>0.108176</text:p>
          </table:table-cell>
          <table:table-cell office:value-type="float" office:value="0.10027" calcext:value-type="float">
            <text:p>0.10027</text:p>
          </table:table-cell>
          <table:table-cell office:value-type="float" office:value="0.0922659" calcext:value-type="float">
            <text:p>0.0922659</text:p>
          </table:table-cell>
          <table:table-cell office:value-type="float" office:value="0.0841705" calcext:value-type="float">
            <text:p>0.0841705</text:p>
          </table:table-cell>
          <table:table-cell office:value-type="float" office:value="0.075992" calcext:value-type="float">
            <text:p>0.075992</text:p>
          </table:table-cell>
          <table:table-cell office:value-type="float" office:value="0.0677386" calcext:value-type="float">
            <text:p>0.0677386</text:p>
          </table:table-cell>
          <table:table-cell office:value-type="float" office:value="0.0594183" calcext:value-type="float">
            <text:p>0.0594183</text:p>
          </table:table-cell>
          <table:table-cell office:value-type="float" office:value="0.0510393" calcext:value-type="float">
            <text:p>0.0510393</text:p>
          </table:table-cell>
          <table:table-cell office:value-type="float" office:value="0.04261" calcext:value-type="float">
            <text:p>0.04261</text:p>
          </table:table-cell>
          <table:table-cell office:value-type="float" office:value="0.0341386" calcext:value-type="float">
            <text:p>0.0341386</text:p>
          </table:table-cell>
          <table:table-cell office:value-type="float" office:value="0.0256334" calcext:value-type="float">
            <text:p>0.0256334</text:p>
          </table:table-cell>
          <table:table-cell office:value-type="float" office:value="0.017103" calcext:value-type="float">
            <text:p>0.017103</text:p>
          </table:table-cell>
          <table:table-cell office:value-type="float" office:value="0.00855574" calcext:value-type="float">
            <text:p>0.00855574</text:p>
          </table:table-cell>
          <table:table-cell office:value-type="float" office:value="3.8833E-016" calcext:value-type="float">
            <text:p>3.8833E-16</text:p>
          </table:table-cell>
          <table:table-cell office:value-type="float" office:value="-0.00855574" calcext:value-type="float">
            <text:p>-0.00855574</text:p>
          </table:table-cell>
          <table:table-cell office:value-type="float" office:value="-0.017103" calcext:value-type="float">
            <text:p>-0.017103</text:p>
          </table:table-cell>
          <table:table-cell office:value-type="float" office:value="-0.0256334" calcext:value-type="float">
            <text:p>-0.0256334</text:p>
          </table:table-cell>
          <table:table-cell office:value-type="float" office:value="-0.0341386" calcext:value-type="float">
            <text:p>-0.0341386</text:p>
          </table:table-cell>
          <table:table-cell office:value-type="float" office:value="-0.04261" calcext:value-type="float">
            <text:p>-0.04261</text:p>
          </table:table-cell>
          <table:table-cell office:value-type="float" office:value="-0.0510393" calcext:value-type="float">
            <text:p>-0.0510393</text:p>
          </table:table-cell>
          <table:table-cell office:value-type="float" office:value="-0.0594183" calcext:value-type="float">
            <text:p>-0.0594183</text:p>
          </table:table-cell>
          <table:table-cell office:value-type="float" office:value="-0.0677386" calcext:value-type="float">
            <text:p>-0.0677386</text:p>
          </table:table-cell>
          <table:table-cell office:value-type="float" office:value="-0.075992" calcext:value-type="float">
            <text:p>-0.075992</text:p>
          </table:table-cell>
          <table:table-cell office:value-type="float" office:value="-0.0841705" calcext:value-type="float">
            <text:p>-0.0841705</text:p>
          </table:table-cell>
          <table:table-cell office:value-type="float" office:value="-0.0922659" calcext:value-type="float">
            <text:p>-0.0922659</text:p>
          </table:table-cell>
          <table:table-cell office:value-type="float" office:value="-0.10027" calcext:value-type="float">
            <text:p>-0.10027</text:p>
          </table:table-cell>
          <table:table-cell office:value-type="float" office:value="-0.108176" calcext:value-type="float">
            <text:p>-0.108176</text:p>
          </table:table-cell>
          <table:table-cell office:value-type="float" office:value="-0.115974" calcext:value-type="float">
            <text:p>-0.115974</text:p>
          </table:table-cell>
          <table:table-cell office:value-type="float" office:value="-0.123658" calcext:value-type="float">
            <text:p>-0.123658</text:p>
          </table:table-cell>
          <table:table-cell office:value-type="float" office:value="-0.131221" calcext:value-type="float">
            <text:p>-0.131221</text:p>
          </table:table-cell>
          <table:table-cell office:value-type="float" office:value="-0.138653" calcext:value-type="float">
            <text:p>-0.138653</text:p>
          </table:table-cell>
          <table:table-cell office:value-type="float" office:value="-0.145949" calcext:value-type="float">
            <text:p>-0.145949</text:p>
          </table:table-cell>
          <table:table-cell office:value-type="float" office:value="-0.153101" calcext:value-type="float">
            <text:p>-0.153101</text:p>
          </table:table-cell>
          <table:table-cell office:value-type="float" office:value="-0.160101" calcext:value-type="float">
            <text:p>-0.160101</text:p>
          </table:table-cell>
          <table:table-cell office:value-type="float" office:value="-0.166944" calcext:value-type="float">
            <text:p>-0.166944</text:p>
          </table:table-cell>
          <table:table-cell office:value-type="float" office:value="-0.173622" calcext:value-type="float">
            <text:p>-0.173622</text:p>
          </table:table-cell>
          <table:table-cell office:value-type="float" office:value="-0.180129" calcext:value-type="float">
            <text:p>-0.180129</text:p>
          </table:table-cell>
          <table:table-cell office:value-type="float" office:value="-0.186457" calcext:value-type="float">
            <text:p>-0.186457</text:p>
          </table:table-cell>
          <table:table-cell office:value-type="float" office:value="-0.192602" calcext:value-type="float">
            <text:p>-0.192602</text:p>
          </table:table-cell>
          <table:table-cell office:value-type="float" office:value="-0.198557" calcext:value-type="float">
            <text:p>-0.198557</text:p>
          </table:table-cell>
          <table:table-cell office:value-type="float" office:value="-0.204316" calcext:value-type="float">
            <text:p>-0.204316</text:p>
          </table:table-cell>
          <table:table-cell office:value-type="float" office:value="-0.209873" calcext:value-type="float">
            <text:p>-0.209873</text:p>
          </table:table-cell>
          <table:table-cell office:value-type="float" office:value="-0.215223" calcext:value-type="float">
            <text:p>-0.215223</text:p>
          </table:table-cell>
          <table:table-cell office:value-type="float" office:value="-0.22036" calcext:value-type="float">
            <text:p>-0.22036</text:p>
          </table:table-cell>
          <table:table-cell office:value-type="float" office:value="-0.225281" calcext:value-type="float">
            <text:p>-0.225281</text:p>
          </table:table-cell>
          <table:table-cell office:value-type="float" office:value="-0.229978" calcext:value-type="float">
            <text:p>-0.229978</text:p>
          </table:table-cell>
          <table:table-cell office:value-type="float" office:value="-0.234449" calcext:value-type="float">
            <text:p>-0.234449</text:p>
          </table:table-cell>
          <table:table-cell office:value-type="float" office:value="-0.238689" calcext:value-type="float">
            <text:p>-0.238689</text:p>
          </table:table-cell>
          <table:table-cell office:value-type="float" office:value="-0.242693" calcext:value-type="float">
            <text:p>-0.242693</text:p>
          </table:table-cell>
          <table:table-cell office:value-type="float" office:value="-0.246457" calcext:value-type="float">
            <text:p>-0.246457</text:p>
          </table:table-cell>
          <table:table-cell office:value-type="float" office:value="-0.249978" calcext:value-type="float">
            <text:p>-0.249978</text:p>
          </table:table-cell>
          <table:table-cell office:value-type="float" office:value="-0.253253" calcext:value-type="float">
            <text:p>-0.253253</text:p>
          </table:table-cell>
          <table:table-cell office:value-type="float" office:value="-0.256277" calcext:value-type="float">
            <text:p>-0.256277</text:p>
          </table:table-cell>
          <table:table-cell office:value-type="float" office:value="-0.259049" calcext:value-type="float">
            <text:p>-0.259049</text:p>
          </table:table-cell>
          <table:table-cell office:value-type="float" office:value="-0.261565" calcext:value-type="float">
            <text:p>-0.261565</text:p>
          </table:table-cell>
          <table:table-cell office:value-type="float" office:value="-0.263823" calcext:value-type="float">
            <text:p>-0.263823</text:p>
          </table:table-cell>
          <table:table-cell office:value-type="float" office:value="-0.26582" calcext:value-type="float">
            <text:p>-0.26582</text:p>
          </table:table-cell>
          <table:table-cell office:value-type="float" office:value="-0.267556" calcext:value-type="float">
            <text:p>-0.267556</text:p>
          </table:table-cell>
          <table:table-cell office:value-type="float" office:value="-0.269027" calcext:value-type="float">
            <text:p>-0.269027</text:p>
          </table:table-cell>
          <table:table-cell office:value-type="float" office:value="-0.270232" calcext:value-type="float">
            <text:p>-0.270232</text:p>
          </table:table-cell>
          <table:table-cell office:value-type="float" office:value="-0.271171" calcext:value-type="float">
            <text:p>-0.271171</text:p>
          </table:table-cell>
          <table:table-cell office:value-type="float" office:value="-0.271843" calcext:value-type="float">
            <text:p>-0.271843</text:p>
          </table:table-cell>
          <table:table-cell office:value-type="float" office:value="-0.272246" calcext:value-type="float">
            <text:p>-0.272246</text:p>
          </table:table-cell>
          <table:table-cell office:value-type="float" office:value="-0.27238" calcext:value-type="float">
            <text:p>-0.27238</text:p>
          </table:table-cell>
          <table:table-cell/>
        </table:table-row>
        <table:table-row table:style-name="ro1">
          <table:table-cell office:value-type="float" office:value="0.456508" calcext:value-type="float">
            <text:p>0.456508</text:p>
          </table:table-cell>
          <table:table-cell office:value-type="float" office:value="0.249631" calcext:value-type="float">
            <text:p>0.249631</text:p>
          </table:table-cell>
          <table:table-cell office:value-type="float" office:value="0.249507" calcext:value-type="float">
            <text:p>0.249507</text:p>
          </table:table-cell>
          <table:table-cell office:value-type="float" office:value="0.249138" calcext:value-type="float">
            <text:p>0.249138</text:p>
          </table:table-cell>
          <table:table-cell office:value-type="float" office:value="0.248523" calcext:value-type="float">
            <text:p>0.248523</text:p>
          </table:table-cell>
          <table:table-cell office:value-type="float" office:value="0.247662" calcext:value-type="float">
            <text:p>0.247662</text:p>
          </table:table-cell>
          <table:table-cell office:value-type="float" office:value="0.246557" calcext:value-type="float">
            <text:p>0.246557</text:p>
          </table:table-cell>
          <table:table-cell office:value-type="float" office:value="0.245209" calcext:value-type="float">
            <text:p>0.245209</text:p>
          </table:table-cell>
          <table:table-cell office:value-type="float" office:value="0.243619" calcext:value-type="float">
            <text:p>0.243619</text:p>
          </table:table-cell>
          <table:table-cell office:value-type="float" office:value="0.241788" calcext:value-type="float">
            <text:p>0.241788</text:p>
          </table:table-cell>
          <table:table-cell office:value-type="float" office:value="0.239719" calcext:value-type="float">
            <text:p>0.239719</text:p>
          </table:table-cell>
          <table:table-cell office:value-type="float" office:value="0.237413" calcext:value-type="float">
            <text:p>0.237413</text:p>
          </table:table-cell>
          <table:table-cell office:value-type="float" office:value="0.234873" calcext:value-type="float">
            <text:p>0.234873</text:p>
          </table:table-cell>
          <table:table-cell office:value-type="float" office:value="0.232101" calcext:value-type="float">
            <text:p>0.232101</text:p>
          </table:table-cell>
          <table:table-cell office:value-type="float" office:value="0.2291" calcext:value-type="float">
            <text:p>0.2291</text:p>
          </table:table-cell>
          <table:table-cell office:value-type="float" office:value="0.225873" calcext:value-type="float">
            <text:p>0.225873</text:p>
          </table:table-cell>
          <table:table-cell office:value-type="float" office:value="0.222423" calcext:value-type="float">
            <text:p>0.222423</text:p>
          </table:table-cell>
          <table:table-cell office:value-type="float" office:value="0.218753" calcext:value-type="float">
            <text:p>0.218753</text:p>
          </table:table-cell>
          <table:table-cell office:value-type="float" office:value="0.214868" calcext:value-type="float">
            <text:p>0.214868</text:p>
          </table:table-cell>
          <table:table-cell office:value-type="float" office:value="0.21077" calcext:value-type="float">
            <text:p>0.21077</text:p>
          </table:table-cell>
          <table:table-cell office:value-type="float" office:value="0.206465" calcext:value-type="float">
            <text:p>0.206465</text:p>
          </table:table-cell>
          <table:table-cell office:value-type="float" office:value="0.201956" calcext:value-type="float">
            <text:p>0.201956</text:p>
          </table:table-cell>
          <table:table-cell office:value-type="float" office:value="0.197247" calcext:value-type="float">
            <text:p>0.197247</text:p>
          </table:table-cell>
          <table:table-cell office:value-type="float" office:value="0.192344" calcext:value-type="float">
            <text:p>0.192344</text:p>
          </table:table-cell>
          <table:table-cell office:value-type="float" office:value="0.187251" calcext:value-type="float">
            <text:p>0.187251</text:p>
          </table:table-cell>
          <table:table-cell office:value-type="float" office:value="0.181973" calcext:value-type="float">
            <text:p>0.181973</text:p>
          </table:table-cell>
          <table:table-cell office:value-type="float" office:value="0.176516" calcext:value-type="float">
            <text:p>0.176516</text:p>
          </table:table-cell>
          <table:table-cell office:value-type="float" office:value="0.170884" calcext:value-type="float">
            <text:p>0.170884</text:p>
          </table:table-cell>
          <table:table-cell office:value-type="float" office:value="0.165084" calcext:value-type="float">
            <text:p>0.165084</text:p>
          </table:table-cell>
          <table:table-cell office:value-type="float" office:value="0.159121" calcext:value-type="float">
            <text:p>0.159121</text:p>
          </table:table-cell>
          <table:table-cell office:value-type="float" office:value="0.153001" calcext:value-type="float">
            <text:p>0.153001</text:p>
          </table:table-cell>
          <table:table-cell office:value-type="float" office:value="0.14673" calcext:value-type="float">
            <text:p>0.14673</text:p>
          </table:table-cell>
          <table:table-cell office:value-type="float" office:value="0.140314" calcext:value-type="float">
            <text:p>0.140314</text:p>
          </table:table-cell>
          <table:table-cell office:value-type="float" office:value="0.133759" calcext:value-type="float">
            <text:p>0.133759</text:p>
          </table:table-cell>
          <table:table-cell office:value-type="float" office:value="0.127073" calcext:value-type="float">
            <text:p>0.127073</text:p>
          </table:table-cell>
          <table:table-cell office:value-type="float" office:value="0.120261" calcext:value-type="float">
            <text:p>0.120261</text:p>
          </table:table-cell>
          <table:table-cell office:value-type="float" office:value="0.11333" calcext:value-type="float">
            <text:p>0.11333</text:p>
          </table:table-cell>
          <table:table-cell office:value-type="float" office:value="0.106288" calcext:value-type="float">
            <text:p>0.106288</text:p>
          </table:table-cell>
          <table:table-cell office:value-type="float" office:value="0.0991407" calcext:value-type="float">
            <text:p>0.0991407</text:p>
          </table:table-cell>
          <table:table-cell office:value-type="float" office:value="0.0918956" calcext:value-type="float">
            <text:p>0.0918956</text:p>
          </table:table-cell>
          <table:table-cell office:value-type="float" office:value="0.0845597" calcext:value-type="float">
            <text:p>0.0845597</text:p>
          </table:table-cell>
          <table:table-cell office:value-type="float" office:value="0.0771405" calcext:value-type="float">
            <text:p>0.0771405</text:p>
          </table:table-cell>
          <table:table-cell office:value-type="float" office:value="0.0696451" calcext:value-type="float">
            <text:p>0.0696451</text:p>
          </table:table-cell>
          <table:table-cell office:value-type="float" office:value="0.062081" calcext:value-type="float">
            <text:p>0.062081</text:p>
          </table:table-cell>
          <table:table-cell office:value-type="float" office:value="0.0544556" calcext:value-type="float">
            <text:p>0.0544556</text:p>
          </table:table-cell>
          <table:table-cell office:value-type="float" office:value="0.0467765" calcext:value-type="float">
            <text:p>0.0467765</text:p>
          </table:table-cell>
          <table:table-cell office:value-type="float" office:value="0.0390512" calcext:value-type="float">
            <text:p>0.0390512</text:p>
          </table:table-cell>
          <table:table-cell office:value-type="float" office:value="0.0312873" calcext:value-type="float">
            <text:p>0.0312873</text:p>
          </table:table-cell>
          <table:table-cell office:value-type="float" office:value="0.0234925" calcext:value-type="float">
            <text:p>0.0234925</text:p>
          </table:table-cell>
          <table:table-cell office:value-type="float" office:value="0.0156746" calcext:value-type="float">
            <text:p>0.0156746</text:p>
          </table:table-cell>
          <table:table-cell office:value-type="float" office:value="0.00784116" calcext:value-type="float">
            <text:p>0.00784116</text:p>
          </table:table-cell>
          <table:table-cell office:value-type="float" office:value="4.3769E-017" calcext:value-type="float">
            <text:p>4.3769E-17</text:p>
          </table:table-cell>
          <table:table-cell office:value-type="float" office:value="-0.00784116" calcext:value-type="float">
            <text:p>-0.00784116</text:p>
          </table:table-cell>
          <table:table-cell office:value-type="float" office:value="-0.0156746" calcext:value-type="float">
            <text:p>-0.0156746</text:p>
          </table:table-cell>
          <table:table-cell office:value-type="float" office:value="-0.0234925" calcext:value-type="float">
            <text:p>-0.0234925</text:p>
          </table:table-cell>
          <table:table-cell office:value-type="float" office:value="-0.0312873" calcext:value-type="float">
            <text:p>-0.0312873</text:p>
          </table:table-cell>
          <table:table-cell office:value-type="float" office:value="-0.0390512" calcext:value-type="float">
            <text:p>-0.0390512</text:p>
          </table:table-cell>
          <table:table-cell office:value-type="float" office:value="-0.0467765" calcext:value-type="float">
            <text:p>-0.0467765</text:p>
          </table:table-cell>
          <table:table-cell office:value-type="float" office:value="-0.0544556" calcext:value-type="float">
            <text:p>-0.0544556</text:p>
          </table:table-cell>
          <table:table-cell office:value-type="float" office:value="-0.062081" calcext:value-type="float">
            <text:p>-0.062081</text:p>
          </table:table-cell>
          <table:table-cell office:value-type="float" office:value="-0.0696451" calcext:value-type="float">
            <text:p>-0.0696451</text:p>
          </table:table-cell>
          <table:table-cell office:value-type="float" office:value="-0.0771405" calcext:value-type="float">
            <text:p>-0.0771405</text:p>
          </table:table-cell>
          <table:table-cell office:value-type="float" office:value="-0.0845597" calcext:value-type="float">
            <text:p>-0.0845597</text:p>
          </table:table-cell>
          <table:table-cell office:value-type="float" office:value="-0.0918956" calcext:value-type="float">
            <text:p>-0.0918956</text:p>
          </table:table-cell>
          <table:table-cell office:value-type="float" office:value="-0.0991407" calcext:value-type="float">
            <text:p>-0.0991407</text:p>
          </table:table-cell>
          <table:table-cell office:value-type="float" office:value="-0.106288" calcext:value-type="float">
            <text:p>-0.106288</text:p>
          </table:table-cell>
          <table:table-cell office:value-type="float" office:value="-0.11333" calcext:value-type="float">
            <text:p>-0.11333</text:p>
          </table:table-cell>
          <table:table-cell office:value-type="float" office:value="-0.120261" calcext:value-type="float">
            <text:p>-0.120261</text:p>
          </table:table-cell>
          <table:table-cell office:value-type="float" office:value="-0.127073" calcext:value-type="float">
            <text:p>-0.127073</text:p>
          </table:table-cell>
          <table:table-cell office:value-type="float" office:value="-0.133759" calcext:value-type="float">
            <text:p>-0.133759</text:p>
          </table:table-cell>
          <table:table-cell office:value-type="float" office:value="-0.140314" calcext:value-type="float">
            <text:p>-0.140314</text:p>
          </table:table-cell>
          <table:table-cell office:value-type="float" office:value="-0.14673" calcext:value-type="float">
            <text:p>-0.14673</text:p>
          </table:table-cell>
          <table:table-cell office:value-type="float" office:value="-0.153001" calcext:value-type="float">
            <text:p>-0.153001</text:p>
          </table:table-cell>
          <table:table-cell office:value-type="float" office:value="-0.159121" calcext:value-type="float">
            <text:p>-0.159121</text:p>
          </table:table-cell>
          <table:table-cell office:value-type="float" office:value="-0.165084" calcext:value-type="float">
            <text:p>-0.165084</text:p>
          </table:table-cell>
          <table:table-cell office:value-type="float" office:value="-0.170884" calcext:value-type="float">
            <text:p>-0.170884</text:p>
          </table:table-cell>
          <table:table-cell office:value-type="float" office:value="-0.176516" calcext:value-type="float">
            <text:p>-0.176516</text:p>
          </table:table-cell>
          <table:table-cell office:value-type="float" office:value="-0.181973" calcext:value-type="float">
            <text:p>-0.181973</text:p>
          </table:table-cell>
          <table:table-cell office:value-type="float" office:value="-0.187251" calcext:value-type="float">
            <text:p>-0.187251</text:p>
          </table:table-cell>
          <table:table-cell office:value-type="float" office:value="-0.192344" calcext:value-type="float">
            <text:p>-0.192344</text:p>
          </table:table-cell>
          <table:table-cell office:value-type="float" office:value="-0.197247" calcext:value-type="float">
            <text:p>-0.197247</text:p>
          </table:table-cell>
          <table:table-cell office:value-type="float" office:value="-0.201956" calcext:value-type="float">
            <text:p>-0.201956</text:p>
          </table:table-cell>
          <table:table-cell office:value-type="float" office:value="-0.206465" calcext:value-type="float">
            <text:p>-0.206465</text:p>
          </table:table-cell>
          <table:table-cell office:value-type="float" office:value="-0.21077" calcext:value-type="float">
            <text:p>-0.21077</text:p>
          </table:table-cell>
          <table:table-cell office:value-type="float" office:value="-0.214868" calcext:value-type="float">
            <text:p>-0.214868</text:p>
          </table:table-cell>
          <table:table-cell office:value-type="float" office:value="-0.218753" calcext:value-type="float">
            <text:p>-0.218753</text:p>
          </table:table-cell>
          <table:table-cell office:value-type="float" office:value="-0.222423" calcext:value-type="float">
            <text:p>-0.222423</text:p>
          </table:table-cell>
          <table:table-cell office:value-type="float" office:value="-0.225873" calcext:value-type="float">
            <text:p>-0.225873</text:p>
          </table:table-cell>
          <table:table-cell office:value-type="float" office:value="-0.2291" calcext:value-type="float">
            <text:p>-0.2291</text:p>
          </table:table-cell>
          <table:table-cell office:value-type="float" office:value="-0.232101" calcext:value-type="float">
            <text:p>-0.232101</text:p>
          </table:table-cell>
          <table:table-cell office:value-type="float" office:value="-0.234873" calcext:value-type="float">
            <text:p>-0.234873</text:p>
          </table:table-cell>
          <table:table-cell office:value-type="float" office:value="-0.237413" calcext:value-type="float">
            <text:p>-0.237413</text:p>
          </table:table-cell>
          <table:table-cell office:value-type="float" office:value="-0.239719" calcext:value-type="float">
            <text:p>-0.239719</text:p>
          </table:table-cell>
          <table:table-cell office:value-type="float" office:value="-0.241788" calcext:value-type="float">
            <text:p>-0.241788</text:p>
          </table:table-cell>
          <table:table-cell office:value-type="float" office:value="-0.243619" calcext:value-type="float">
            <text:p>-0.243619</text:p>
          </table:table-cell>
          <table:table-cell office:value-type="float" office:value="-0.245209" calcext:value-type="float">
            <text:p>-0.245209</text:p>
          </table:table-cell>
          <table:table-cell office:value-type="float" office:value="-0.246557" calcext:value-type="float">
            <text:p>-0.246557</text:p>
          </table:table-cell>
          <table:table-cell office:value-type="float" office:value="-0.247662" calcext:value-type="float">
            <text:p>-0.247662</text:p>
          </table:table-cell>
          <table:table-cell office:value-type="float" office:value="-0.248523" calcext:value-type="float">
            <text:p>-0.248523</text:p>
          </table:table-cell>
          <table:table-cell office:value-type="float" office:value="-0.249138" calcext:value-type="float">
            <text:p>-0.249138</text:p>
          </table:table-cell>
          <table:table-cell office:value-type="float" office:value="-0.249507" calcext:value-type="float">
            <text:p>-0.249507</text:p>
          </table:table-cell>
          <table:table-cell office:value-type="float" office:value="-0.249631" calcext:value-type="float">
            <text:p>-0.249631</text:p>
          </table:table-cell>
          <table:table-cell/>
        </table:table-row>
        <table:table-row table:style-name="ro1">
          <table:table-cell office:value-type="float" office:value="0.464366" calcext:value-type="float">
            <text:p>0.464366</text:p>
          </table:table-cell>
          <table:table-cell office:value-type="float" office:value="0.22997" calcext:value-type="float">
            <text:p>0.22997</text:p>
          </table:table-cell>
          <table:table-cell office:value-type="float" office:value="0.229857" calcext:value-type="float">
            <text:p>0.229857</text:p>
          </table:table-cell>
          <table:table-cell office:value-type="float" office:value="0.229516" calcext:value-type="float">
            <text:p>0.229516</text:p>
          </table:table-cell>
          <table:table-cell office:value-type="float" office:value="0.22895" calcext:value-type="float">
            <text:p>0.22895</text:p>
          </table:table-cell>
          <table:table-cell office:value-type="float" office:value="0.228157" calcext:value-type="float">
            <text:p>0.228157</text:p>
          </table:table-cell>
          <table:table-cell office:value-type="float" office:value="0.227139" calcext:value-type="float">
            <text:p>0.227139</text:p>
          </table:table-cell>
          <table:table-cell office:value-type="float" office:value="0.225897" calcext:value-type="float">
            <text:p>0.225897</text:p>
          </table:table-cell>
          <table:table-cell office:value-type="float" office:value="0.224432" calcext:value-type="float">
            <text:p>0.224432</text:p>
          </table:table-cell>
          <table:table-cell office:value-type="float" office:value="0.222745" calcext:value-type="float">
            <text:p>0.222745</text:p>
          </table:table-cell>
          <table:table-cell office:value-type="float" office:value="0.220839" calcext:value-type="float">
            <text:p>0.220839</text:p>
          </table:table-cell>
          <table:table-cell office:value-type="float" office:value="0.218715" calcext:value-type="float">
            <text:p>0.218715</text:p>
          </table:table-cell>
          <table:table-cell office:value-type="float" office:value="0.216375" calcext:value-type="float">
            <text:p>0.216375</text:p>
          </table:table-cell>
          <table:table-cell office:value-type="float" office:value="0.213821" calcext:value-type="float">
            <text:p>0.213821</text:p>
          </table:table-cell>
          <table:table-cell office:value-type="float" office:value="0.211056" calcext:value-type="float">
            <text:p>0.211056</text:p>
          </table:table-cell>
          <table:table-cell office:value-type="float" office:value="0.208084" calcext:value-type="float">
            <text:p>0.208084</text:p>
          </table:table-cell>
          <table:table-cell office:value-type="float" office:value="0.204905" calcext:value-type="float">
            <text:p>0.204905</text:p>
          </table:table-cell>
          <table:table-cell office:value-type="float" office:value="0.201525" calcext:value-type="float">
            <text:p>0.201525</text:p>
          </table:table-cell>
          <table:table-cell office:value-type="float" office:value="0.197945" calcext:value-type="float">
            <text:p>0.197945</text:p>
          </table:table-cell>
          <table:table-cell office:value-type="float" office:value="0.194171" calcext:value-type="float">
            <text:p>0.194171</text:p>
          </table:table-cell>
          <table:table-cell office:value-type="float" office:value="0.190204" calcext:value-type="float">
            <text:p>0.190204</text:p>
          </table:table-cell>
          <table:table-cell office:value-type="float" office:value="0.18605" calcext:value-type="float">
            <text:p>0.18605</text:p>
          </table:table-cell>
          <table:table-cell office:value-type="float" office:value="0.181712" calcext:value-type="float">
            <text:p>0.181712</text:p>
          </table:table-cell>
          <table:table-cell office:value-type="float" office:value="0.177195" calcext:value-type="float">
            <text:p>0.177195</text:p>
          </table:table-cell>
          <table:table-cell office:value-type="float" office:value="0.172504" calcext:value-type="float">
            <text:p>0.172504</text:p>
          </table:table-cell>
          <table:table-cell office:value-type="float" office:value="0.167641" calcext:value-type="float">
            <text:p>0.167641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157426" calcext:value-type="float">
            <text:p>0.157426</text:p>
          </table:table-cell>
          <table:table-cell office:value-type="float" office:value="0.152082" calcext:value-type="float">
            <text:p>0.152082</text:p>
          </table:table-cell>
          <table:table-cell office:value-type="float" office:value="0.146589" calcext:value-type="float">
            <text:p>0.146589</text:p>
          </table:table-cell>
          <table:table-cell office:value-type="float" office:value="0.140951" calcext:value-type="float">
            <text:p>0.140951</text:p>
          </table:table-cell>
          <table:table-cell office:value-type="float" office:value="0.135173" calcext:value-type="float">
            <text:p>0.135173</text:p>
          </table:table-cell>
          <table:table-cell office:value-type="float" office:value="0.129263" calcext:value-type="float">
            <text:p>0.129263</text:p>
          </table:table-cell>
          <table:table-cell office:value-type="float" office:value="0.123225" calcext:value-type="float">
            <text:p>0.123225</text:p>
          </table:table-cell>
          <table:table-cell office:value-type="float" office:value="0.117065" calcext:value-type="float">
            <text:p>0.117065</text:p>
          </table:table-cell>
          <table:table-cell office:value-type="float" office:value="0.110789" calcext:value-type="float">
            <text:p>0.110789</text:p>
          </table:table-cell>
          <table:table-cell office:value-type="float" office:value="0.104405" calcext:value-type="float">
            <text:p>0.104405</text:p>
          </table:table-cell>
          <table:table-cell office:value-type="float" office:value="0.0979169" calcext:value-type="float">
            <text:p>0.0979169</text:p>
          </table:table-cell>
          <table:table-cell office:value-type="float" office:value="0.0913325" calcext:value-type="float">
            <text:p>0.0913325</text:p>
          </table:table-cell>
          <table:table-cell office:value-type="float" office:value="0.084658" calcext:value-type="float">
            <text:p>0.084658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71065" calcext:value-type="float">
            <text:p>0.071065</text:p>
          </table:table-cell>
          <table:table-cell office:value-type="float" office:value="0.06416" calcext:value-type="float">
            <text:p>0.06416</text:p>
          </table:table-cell>
          <table:table-cell office:value-type="float" office:value="0.0571916" calcext:value-type="float">
            <text:p>0.0571916</text:p>
          </table:table-cell>
          <table:table-cell office:value-type="float" office:value="0.0501668" calcext:value-type="float">
            <text:p>0.0501668</text:p>
          </table:table-cell>
          <table:table-cell office:value-type="float" office:value="0.0430924" calcext:value-type="float">
            <text:p>0.0430924</text:p>
          </table:table-cell>
          <table:table-cell office:value-type="float" office:value="0.0359756" calcext:value-type="float">
            <text:p>0.0359756</text:p>
          </table:table-cell>
          <table:table-cell office:value-type="float" office:value="0.0288232" calcext:value-type="float">
            <text:p>0.0288232</text:p>
          </table:table-cell>
          <table:table-cell office:value-type="float" office:value="0.0216423" calcext:value-type="float">
            <text:p>0.0216423</text:p>
          </table:table-cell>
          <table:table-cell office:value-type="float" office:value="0.0144401" calcext:value-type="float">
            <text:p>0.0144401</text:p>
          </table:table-cell>
          <table:table-cell office:value-type="float" office:value="0.00722361" calcext:value-type="float">
            <text:p>0.00722361</text:p>
          </table:table-cell>
          <table:table-cell office:value-type="float" office:value="1.46407E-016" calcext:value-type="float">
            <text:p>1.46407E-16</text:p>
          </table:table-cell>
          <table:table-cell office:value-type="float" office:value="-0.00722361" calcext:value-type="float">
            <text:p>-0.00722361</text:p>
          </table:table-cell>
          <table:table-cell office:value-type="float" office:value="-0.0144401" calcext:value-type="float">
            <text:p>-0.0144401</text:p>
          </table:table-cell>
          <table:table-cell office:value-type="float" office:value="-0.0216423" calcext:value-type="float">
            <text:p>-0.0216423</text:p>
          </table:table-cell>
          <table:table-cell office:value-type="float" office:value="-0.0288232" calcext:value-type="float">
            <text:p>-0.0288232</text:p>
          </table:table-cell>
          <table:table-cell office:value-type="float" office:value="-0.0359756" calcext:value-type="float">
            <text:p>-0.0359756</text:p>
          </table:table-cell>
          <table:table-cell office:value-type="float" office:value="-0.0430924" calcext:value-type="float">
            <text:p>-0.0430924</text:p>
          </table:table-cell>
          <table:table-cell office:value-type="float" office:value="-0.0501668" calcext:value-type="float">
            <text:p>-0.0501668</text:p>
          </table:table-cell>
          <table:table-cell office:value-type="float" office:value="-0.0571916" calcext:value-type="float">
            <text:p>-0.0571916</text:p>
          </table:table-cell>
          <table:table-cell office:value-type="float" office:value="-0.06416" calcext:value-type="float">
            <text:p>-0.06416</text:p>
          </table:table-cell>
          <table:table-cell office:value-type="float" office:value="-0.071065" calcext:value-type="float">
            <text:p>-0.071065</text:p>
          </table:table-cell>
          <table:table-cell office:value-type="float" office:value="-0.0779" calcext:value-type="float">
            <text:p>-0.0779</text:p>
          </table:table-cell>
          <table:table-cell office:value-type="float" office:value="-0.084658" calcext:value-type="float">
            <text:p>-0.084658</text:p>
          </table:table-cell>
          <table:table-cell office:value-type="float" office:value="-0.0913325" calcext:value-type="float">
            <text:p>-0.0913325</text:p>
          </table:table-cell>
          <table:table-cell office:value-type="float" office:value="-0.0979169" calcext:value-type="float">
            <text:p>-0.0979169</text:p>
          </table:table-cell>
          <table:table-cell office:value-type="float" office:value="-0.104405" calcext:value-type="float">
            <text:p>-0.104405</text:p>
          </table:table-cell>
          <table:table-cell office:value-type="float" office:value="-0.110789" calcext:value-type="float">
            <text:p>-0.110789</text:p>
          </table:table-cell>
          <table:table-cell office:value-type="float" office:value="-0.117065" calcext:value-type="float">
            <text:p>-0.117065</text:p>
          </table:table-cell>
          <table:table-cell office:value-type="float" office:value="-0.123225" calcext:value-type="float">
            <text:p>-0.123225</text:p>
          </table:table-cell>
          <table:table-cell office:value-type="float" office:value="-0.129263" calcext:value-type="float">
            <text:p>-0.129263</text:p>
          </table:table-cell>
          <table:table-cell office:value-type="float" office:value="-0.135173" calcext:value-type="float">
            <text:p>-0.135173</text:p>
          </table:table-cell>
          <table:table-cell office:value-type="float" office:value="-0.140951" calcext:value-type="float">
            <text:p>-0.140951</text:p>
          </table:table-cell>
          <table:table-cell office:value-type="float" office:value="-0.146589" calcext:value-type="float">
            <text:p>-0.146589</text:p>
          </table:table-cell>
          <table:table-cell office:value-type="float" office:value="-0.152082" calcext:value-type="float">
            <text:p>-0.152082</text:p>
          </table:table-cell>
          <table:table-cell office:value-type="float" office:value="-0.157426" calcext:value-type="float">
            <text:p>-0.157426</text:p>
          </table:table-cell>
          <table:table-cell office:value-type="float" office:value="-0.162614" calcext:value-type="float">
            <text:p>-0.162614</text:p>
          </table:table-cell>
          <table:table-cell office:value-type="float" office:value="-0.167641" calcext:value-type="float">
            <text:p>-0.167641</text:p>
          </table:table-cell>
          <table:table-cell office:value-type="float" office:value="-0.172504" calcext:value-type="float">
            <text:p>-0.172504</text:p>
          </table:table-cell>
          <table:table-cell office:value-type="float" office:value="-0.177195" calcext:value-type="float">
            <text:p>-0.177195</text:p>
          </table:table-cell>
          <table:table-cell office:value-type="float" office:value="-0.181712" calcext:value-type="float">
            <text:p>-0.181712</text:p>
          </table:table-cell>
          <table:table-cell office:value-type="float" office:value="-0.18605" calcext:value-type="float">
            <text:p>-0.18605</text:p>
          </table:table-cell>
          <table:table-cell office:value-type="float" office:value="-0.190204" calcext:value-type="float">
            <text:p>-0.190204</text:p>
          </table:table-cell>
          <table:table-cell office:value-type="float" office:value="-0.194171" calcext:value-type="float">
            <text:p>-0.194171</text:p>
          </table:table-cell>
          <table:table-cell office:value-type="float" office:value="-0.197945" calcext:value-type="float">
            <text:p>-0.197945</text:p>
          </table:table-cell>
          <table:table-cell office:value-type="float" office:value="-0.201525" calcext:value-type="float">
            <text:p>-0.201525</text:p>
          </table:table-cell>
          <table:table-cell office:value-type="float" office:value="-0.204905" calcext:value-type="float">
            <text:p>-0.204905</text:p>
          </table:table-cell>
          <table:table-cell office:value-type="float" office:value="-0.208084" calcext:value-type="float">
            <text:p>-0.208084</text:p>
          </table:table-cell>
          <table:table-cell office:value-type="float" office:value="-0.211056" calcext:value-type="float">
            <text:p>-0.211056</text:p>
          </table:table-cell>
          <table:table-cell office:value-type="float" office:value="-0.213821" calcext:value-type="float">
            <text:p>-0.213821</text:p>
          </table:table-cell>
          <table:table-cell office:value-type="float" office:value="-0.216375" calcext:value-type="float">
            <text:p>-0.216375</text:p>
          </table:table-cell>
          <table:table-cell office:value-type="float" office:value="-0.218715" calcext:value-type="float">
            <text:p>-0.218715</text:p>
          </table:table-cell>
          <table:table-cell office:value-type="float" office:value="-0.220839" calcext:value-type="float">
            <text:p>-0.220839</text:p>
          </table:table-cell>
          <table:table-cell office:value-type="float" office:value="-0.222745" calcext:value-type="float">
            <text:p>-0.222745</text:p>
          </table:table-cell>
          <table:table-cell office:value-type="float" office:value="-0.224432" calcext:value-type="float">
            <text:p>-0.224432</text:p>
          </table:table-cell>
          <table:table-cell office:value-type="float" office:value="-0.225897" calcext:value-type="float">
            <text:p>-0.225897</text:p>
          </table:table-cell>
          <table:table-cell office:value-type="float" office:value="-0.227139" calcext:value-type="float">
            <text:p>-0.227139</text:p>
          </table:table-cell>
          <table:table-cell office:value-type="float" office:value="-0.228157" calcext:value-type="float">
            <text:p>-0.228157</text:p>
          </table:table-cell>
          <table:table-cell office:value-type="float" office:value="-0.22895" calcext:value-type="float">
            <text:p>-0.22895</text:p>
          </table:table-cell>
          <table:table-cell office:value-type="float" office:value="-0.229516" calcext:value-type="float">
            <text:p>-0.229516</text:p>
          </table:table-cell>
          <table:table-cell office:value-type="float" office:value="-0.229857" calcext:value-type="float">
            <text:p>-0.229857</text:p>
          </table:table-cell>
          <table:table-cell office:value-type="float" office:value="-0.22997" calcext:value-type="float">
            <text:p>-0.22997</text:p>
          </table:table-cell>
          <table:table-cell/>
        </table:table-row>
        <table:table-row table:style-name="ro1">
          <table:table-cell office:value-type="float" office:value="0.472224" calcext:value-type="float">
            <text:p>0.472224</text:p>
          </table:table-cell>
          <table:table-cell office:value-type="float" office:value="0.210324" calcext:value-type="float">
            <text:p>0.210324</text:p>
          </table:table-cell>
          <table:table-cell office:value-type="float" office:value="0.210221" calcext:value-type="float">
            <text:p>0.210221</text:p>
          </table:table-cell>
          <table:table-cell office:value-type="float" office:value="0.209909" calcext:value-type="float">
            <text:p>0.209909</text:p>
          </table:table-cell>
          <table:table-cell office:value-type="float" office:value="0.209391" calcext:value-type="float">
            <text:p>0.209391</text:p>
          </table:table-cell>
          <table:table-cell office:value-type="float" office:value="0.208666" calcext:value-type="float">
            <text:p>0.208666</text:p>
          </table:table-cell>
          <table:table-cell office:value-type="float" office:value="0.207735" calcext:value-type="float">
            <text:p>0.207735</text:p>
          </table:table-cell>
          <table:table-cell office:value-type="float" office:value="0.206599" calcext:value-type="float">
            <text:p>0.206599</text:p>
          </table:table-cell>
          <table:table-cell office:value-type="float" office:value="0.205259" calcext:value-type="float">
            <text:p>0.205259</text:p>
          </table:table-cell>
          <table:table-cell office:value-type="float" office:value="0.203717" calcext:value-type="float">
            <text:p>0.203717</text:p>
          </table:table-cell>
          <table:table-cell office:value-type="float" office:value="0.201973" calcext:value-type="float">
            <text:p>0.201973</text:p>
          </table:table-cell>
          <table:table-cell office:value-type="float" office:value="0.20003" calcext:value-type="float">
            <text:p>0.20003</text:p>
          </table:table-cell>
          <table:table-cell office:value-type="float" office:value="0.19789" calcext:value-type="float">
            <text:p>0.19789</text:p>
          </table:table-cell>
          <table:table-cell office:value-type="float" office:value="0.195555" calcext:value-type="float">
            <text:p>0.195555</text:p>
          </table:table-cell>
          <table:table-cell office:value-type="float" office:value="0.193026" calcext:value-type="float">
            <text:p>0.193026</text:p>
          </table:table-cell>
          <table:table-cell office:value-type="float" office:value="0.190307" calcext:value-type="float">
            <text:p>0.190307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184309" calcext:value-type="float">
            <text:p>0.184309</text:p>
          </table:table-cell>
          <table:table-cell office:value-type="float" office:value="0.181035" calcext:value-type="float">
            <text:p>0.181035</text:p>
          </table:table-cell>
          <table:table-cell office:value-type="float" office:value="0.177583" calcext:value-type="float">
            <text:p>0.177583</text:p>
          </table:table-cell>
          <table:table-cell office:value-type="float" office:value="0.173955" calcext:value-type="float">
            <text:p>0.173955</text:p>
          </table:table-cell>
          <table:table-cell office:value-type="float" office:value="0.170156" calcext:value-type="float">
            <text:p>0.170156</text:p>
          </table:table-cell>
          <table:table-cell office:value-type="float" office:value="0.166189" calcext:value-type="float">
            <text:p>0.166189</text:p>
          </table:table-cell>
          <table:table-cell office:value-type="float" office:value="0.162058" calcext:value-type="float">
            <text:p>0.162058</text:p>
          </table:table-cell>
          <table:table-cell office:value-type="float" office:value="0.157767" calcext:value-type="float">
            <text:p>0.157767</text:p>
          </table:table-cell>
          <table:table-cell office:value-type="float" office:value="0.15332" calcext:value-type="float">
            <text:p>0.15332</text:p>
          </table:table-cell>
          <table:table-cell office:value-type="float" office:value="0.148722" calcext:value-type="float">
            <text:p>0.148722</text:p>
          </table:table-cell>
          <table:table-cell office:value-type="float" office:value="0.143977" calcext:value-type="float">
            <text:p>0.143977</text:p>
          </table:table-cell>
          <table:table-cell office:value-type="float" office:value="0.13909" calcext:value-type="float">
            <text:p>0.13909</text:p>
          </table:table-cell>
          <table:table-cell office:value-type="float" office:value="0.134066" calcext:value-type="float">
            <text:p>0.134066</text:p>
          </table:table-cell>
          <table:table-cell office:value-type="float" office:value="0.128909" calcext:value-type="float">
            <text:p>0.128909</text:p>
          </table:table-cell>
          <table:table-cell office:value-type="float" office:value="0.123626" calcext:value-type="float">
            <text:p>0.123626</text:p>
          </table:table-cell>
          <table:table-cell office:value-type="float" office:value="0.11822" calcext:value-type="float">
            <text:p>0.11822</text:p>
          </table:table-cell>
          <table:table-cell office:value-type="float" office:value="0.112698" calcext:value-type="float">
            <text:p>0.112698</text:p>
          </table:table-cell>
          <table:table-cell office:value-type="float" office:value="0.107064" calcext:value-type="float">
            <text:p>0.107064</text:p>
          </table:table-cell>
          <table:table-cell office:value-type="float" office:value="0.101325" calcext:value-type="float">
            <text:p>0.101325</text:p>
          </table:table-cell>
          <table:table-cell office:value-type="float" office:value="0.0954855" calcext:value-type="float">
            <text:p>0.0954855</text:p>
          </table:table-cell>
          <table:table-cell office:value-type="float" office:value="0.0895519" calcext:value-type="float">
            <text:p>0.0895519</text:p>
          </table:table-cell>
          <table:table-cell office:value-type="float" office:value="0.0835301" calcext:value-type="float">
            <text:p>0.0835301</text:p>
          </table:table-cell>
          <table:table-cell office:value-type="float" office:value="0.0774258" calcext:value-type="float">
            <text:p>0.0774258</text:p>
          </table:table-cell>
          <table:table-cell office:value-type="float" office:value="0.071245" calcext:value-type="float">
            <text:p>0.071245</text:p>
          </table:table-cell>
          <table:table-cell office:value-type="float" office:value="0.064994" calcext:value-type="float">
            <text:p>0.064994</text:p>
          </table:table-cell>
          <table:table-cell office:value-type="float" office:value="0.0586788" calcext:value-type="float">
            <text:p>0.0586788</text:p>
          </table:table-cell>
          <table:table-cell office:value-type="float" office:value="0.0523057" calcext:value-type="float">
            <text:p>0.0523057</text:p>
          </table:table-cell>
          <table:table-cell office:value-type="float" office:value="0.045881" calcext:value-type="float">
            <text:p>0.045881</text:p>
          </table:table-cell>
          <table:table-cell office:value-type="float" office:value="0.0394111" calcext:value-type="float">
            <text:p>0.0394111</text:p>
          </table:table-cell>
          <table:table-cell office:value-type="float" office:value="0.0329022" calcext:value-type="float">
            <text:p>0.0329022</text:p>
          </table:table-cell>
          <table:table-cell office:value-type="float" office:value="0.0263608" calcext:value-type="float">
            <text:p>0.0263608</text:p>
          </table:table-cell>
          <table:table-cell office:value-type="float" office:value="0.0197934" calcext:value-type="float">
            <text:p>0.0197934</text:p>
          </table:table-cell>
          <table:table-cell office:value-type="float" office:value="0.0132065" calcext:value-type="float">
            <text:p>0.0132065</text:p>
          </table:table-cell>
          <table:table-cell office:value-type="float" office:value="0.00660651" calcext:value-type="float">
            <text:p>0.00660651</text:p>
          </table:table-cell>
          <table:table-cell office:value-type="float" office:value="2.9823E-016" calcext:value-type="float">
            <text:p>2.9823E-16</text:p>
          </table:table-cell>
          <table:table-cell office:value-type="float" office:value="-0.00660651" calcext:value-type="float">
            <text:p>-0.00660651</text:p>
          </table:table-cell>
          <table:table-cell office:value-type="float" office:value="-0.0132065" calcext:value-type="float">
            <text:p>-0.0132065</text:p>
          </table:table-cell>
          <table:table-cell office:value-type="float" office:value="-0.0197934" calcext:value-type="float">
            <text:p>-0.0197934</text:p>
          </table:table-cell>
          <table:table-cell office:value-type="float" office:value="-0.0263608" calcext:value-type="float">
            <text:p>-0.0263608</text:p>
          </table:table-cell>
          <table:table-cell office:value-type="float" office:value="-0.0329022" calcext:value-type="float">
            <text:p>-0.0329022</text:p>
          </table:table-cell>
          <table:table-cell office:value-type="float" office:value="-0.0394111" calcext:value-type="float">
            <text:p>-0.0394111</text:p>
          </table:table-cell>
          <table:table-cell office:value-type="float" office:value="-0.045881" calcext:value-type="float">
            <text:p>-0.045881</text:p>
          </table:table-cell>
          <table:table-cell office:value-type="float" office:value="-0.0523057" calcext:value-type="float">
            <text:p>-0.0523057</text:p>
          </table:table-cell>
          <table:table-cell office:value-type="float" office:value="-0.0586788" calcext:value-type="float">
            <text:p>-0.0586788</text:p>
          </table:table-cell>
          <table:table-cell office:value-type="float" office:value="-0.064994" calcext:value-type="float">
            <text:p>-0.064994</text:p>
          </table:table-cell>
          <table:table-cell office:value-type="float" office:value="-0.071245" calcext:value-type="float">
            <text:p>-0.071245</text:p>
          </table:table-cell>
          <table:table-cell office:value-type="float" office:value="-0.0774258" calcext:value-type="float">
            <text:p>-0.0774258</text:p>
          </table:table-cell>
          <table:table-cell office:value-type="float" office:value="-0.0835301" calcext:value-type="float">
            <text:p>-0.0835301</text:p>
          </table:table-cell>
          <table:table-cell office:value-type="float" office:value="-0.0895519" calcext:value-type="float">
            <text:p>-0.0895519</text:p>
          </table:table-cell>
          <table:table-cell office:value-type="float" office:value="-0.0954855" calcext:value-type="float">
            <text:p>-0.0954855</text:p>
          </table:table-cell>
          <table:table-cell office:value-type="float" office:value="-0.101325" calcext:value-type="float">
            <text:p>-0.101325</text:p>
          </table:table-cell>
          <table:table-cell office:value-type="float" office:value="-0.107064" calcext:value-type="float">
            <text:p>-0.107064</text:p>
          </table:table-cell>
          <table:table-cell office:value-type="float" office:value="-0.112698" calcext:value-type="float">
            <text:p>-0.112698</text:p>
          </table:table-cell>
          <table:table-cell office:value-type="float" office:value="-0.11822" calcext:value-type="float">
            <text:p>-0.11822</text:p>
          </table:table-cell>
          <table:table-cell office:value-type="float" office:value="-0.123626" calcext:value-type="float">
            <text:p>-0.123626</text:p>
          </table:table-cell>
          <table:table-cell office:value-type="float" office:value="-0.128909" calcext:value-type="float">
            <text:p>-0.128909</text:p>
          </table:table-cell>
          <table:table-cell office:value-type="float" office:value="-0.134066" calcext:value-type="float">
            <text:p>-0.134066</text:p>
          </table:table-cell>
          <table:table-cell office:value-type="float" office:value="-0.13909" calcext:value-type="float">
            <text:p>-0.13909</text:p>
          </table:table-cell>
          <table:table-cell office:value-type="float" office:value="-0.143977" calcext:value-type="float">
            <text:p>-0.143977</text:p>
          </table:table-cell>
          <table:table-cell office:value-type="float" office:value="-0.148722" calcext:value-type="float">
            <text:p>-0.148722</text:p>
          </table:table-cell>
          <table:table-cell office:value-type="float" office:value="-0.15332" calcext:value-type="float">
            <text:p>-0.15332</text:p>
          </table:table-cell>
          <table:table-cell office:value-type="float" office:value="-0.157767" calcext:value-type="float">
            <text:p>-0.157767</text:p>
          </table:table-cell>
          <table:table-cell office:value-type="float" office:value="-0.162058" calcext:value-type="float">
            <text:p>-0.162058</text:p>
          </table:table-cell>
          <table:table-cell office:value-type="float" office:value="-0.166189" calcext:value-type="float">
            <text:p>-0.166189</text:p>
          </table:table-cell>
          <table:table-cell office:value-type="float" office:value="-0.170156" calcext:value-type="float">
            <text:p>-0.170156</text:p>
          </table:table-cell>
          <table:table-cell office:value-type="float" office:value="-0.173955" calcext:value-type="float">
            <text:p>-0.173955</text:p>
          </table:table-cell>
          <table:table-cell office:value-type="float" office:value="-0.177583" calcext:value-type="float">
            <text:p>-0.177583</text:p>
          </table:table-cell>
          <table:table-cell office:value-type="float" office:value="-0.181035" calcext:value-type="float">
            <text:p>-0.181035</text:p>
          </table:table-cell>
          <table:table-cell office:value-type="float" office:value="-0.184309" calcext:value-type="float">
            <text:p>-0.184309</text:p>
          </table:table-cell>
          <table:table-cell office:value-type="float" office:value="-0.1874" calcext:value-type="float">
            <text:p>-0.1874</text:p>
          </table:table-cell>
          <table:table-cell office:value-type="float" office:value="-0.190307" calcext:value-type="float">
            <text:p>-0.190307</text:p>
          </table:table-cell>
          <table:table-cell office:value-type="float" office:value="-0.193026" calcext:value-type="float">
            <text:p>-0.193026</text:p>
          </table:table-cell>
          <table:table-cell office:value-type="float" office:value="-0.195555" calcext:value-type="float">
            <text:p>-0.195555</text:p>
          </table:table-cell>
          <table:table-cell office:value-type="float" office:value="-0.19789" calcext:value-type="float">
            <text:p>-0.19789</text:p>
          </table:table-cell>
          <table:table-cell office:value-type="float" office:value="-0.20003" calcext:value-type="float">
            <text:p>-0.20003</text:p>
          </table:table-cell>
          <table:table-cell office:value-type="float" office:value="-0.201973" calcext:value-type="float">
            <text:p>-0.201973</text:p>
          </table:table-cell>
          <table:table-cell office:value-type="float" office:value="-0.203717" calcext:value-type="float">
            <text:p>-0.203717</text:p>
          </table:table-cell>
          <table:table-cell office:value-type="float" office:value="-0.205259" calcext:value-type="float">
            <text:p>-0.205259</text:p>
          </table:table-cell>
          <table:table-cell office:value-type="float" office:value="-0.206599" calcext:value-type="float">
            <text:p>-0.206599</text:p>
          </table:table-cell>
          <table:table-cell office:value-type="float" office:value="-0.207735" calcext:value-type="float">
            <text:p>-0.207735</text:p>
          </table:table-cell>
          <table:table-cell office:value-type="float" office:value="-0.208666" calcext:value-type="float">
            <text:p>-0.208666</text:p>
          </table:table-cell>
          <table:table-cell office:value-type="float" office:value="-0.209391" calcext:value-type="float">
            <text:p>-0.209391</text:p>
          </table:table-cell>
          <table:table-cell office:value-type="float" office:value="-0.209909" calcext:value-type="float">
            <text:p>-0.209909</text:p>
          </table:table-cell>
          <table:table-cell office:value-type="float" office:value="-0.210221" calcext:value-type="float">
            <text:p>-0.210221</text:p>
          </table:table-cell>
          <table:table-cell office:value-type="float" office:value="-0.210324" calcext:value-type="float">
            <text:p>-0.210324</text:p>
          </table:table-cell>
          <table:table-cell/>
        </table:table-row>
        <table:table-row table:style-name="ro1">
          <table:table-cell office:value-type="float" office:value="0.478437" calcext:value-type="float">
            <text:p>0.478437</text:p>
          </table:table-cell>
          <table:table-cell office:value-type="float" office:value="0.19481" calcext:value-type="float">
            <text:p>0.19481</text:p>
          </table:table-cell>
          <table:table-cell office:value-type="float" office:value="0.194713" calcext:value-type="float">
            <text:p>0.194713</text:p>
          </table:table-cell>
          <table:table-cell office:value-type="float" office:value="0.194425" calcext:value-type="float">
            <text:p>0.194425</text:p>
          </table:table-cell>
          <table:table-cell office:value-type="float" office:value="0.193945" calcext:value-type="float">
            <text:p>0.193945</text:p>
          </table:table-cell>
          <table:table-cell office:value-type="float" office:value="0.193274" calcext:value-type="float">
            <text:p>0.193274</text:p>
          </table:table-cell>
          <table:table-cell office:value-type="float" office:value="0.192411" calcext:value-type="float">
            <text:p>0.192411</text:p>
          </table:table-cell>
          <table:table-cell office:value-type="float" office:value="0.191359" calcext:value-type="float">
            <text:p>0.191359</text:p>
          </table:table-cell>
          <table:table-cell office:value-type="float" office:value="0.190118" calcext:value-type="float">
            <text:p>0.190118</text:p>
          </table:table-cell>
          <table:table-cell office:value-type="float" office:value="0.188689" calcext:value-type="float">
            <text:p>0.188689</text:p>
          </table:table-cell>
          <table:table-cell office:value-type="float" office:value="0.187075" calcext:value-type="float">
            <text:p>0.187075</text:p>
          </table:table-cell>
          <table:table-cell office:value-type="float" office:value="0.185275" calcext:value-type="float">
            <text:p>0.185275</text:p>
          </table:table-cell>
          <table:table-cell office:value-type="float" office:value="0.183293" calcext:value-type="float">
            <text:p>0.183293</text:p>
          </table:table-cell>
          <table:table-cell office:value-type="float" office:value="0.18113" calcext:value-type="float">
            <text:p>0.18113</text:p>
          </table:table-cell>
          <table:table-cell office:value-type="float" office:value="0.178788" calcext:value-type="float">
            <text:p>0.178788</text:p>
          </table:table-cell>
          <table:table-cell office:value-type="float" office:value="0.176269" calcext:value-type="float">
            <text:p>0.176269</text:p>
          </table:table-cell>
          <table:table-cell office:value-type="float" office:value="0.173577" calcext:value-type="float">
            <text:p>0.173577</text:p>
          </table:table-cell>
          <table:table-cell office:value-type="float" office:value="0.170713" calcext:value-type="float">
            <text:p>0.170713</text:p>
          </table:table-cell>
          <table:table-cell office:value-type="float" office:value="0.167681" calcext:value-type="float">
            <text:p>0.167681</text:p>
          </table:table-cell>
          <table:table-cell office:value-type="float" office:value="0.164483" calcext:value-type="float">
            <text:p>0.164483</text:p>
          </table:table-cell>
          <table:table-cell office:value-type="float" office:value="0.161124" calcext:value-type="float">
            <text:p>0.161124</text:p>
          </table:table-cell>
          <table:table-cell office:value-type="float" office:value="0.157605" calcext:value-type="float">
            <text:p>0.157605</text:p>
          </table:table-cell>
          <table:table-cell office:value-type="float" office:value="0.15393" calcext:value-type="float">
            <text:p>0.15393</text:p>
          </table:table-cell>
          <table:table-cell office:value-type="float" office:value="0.150104" calcext:value-type="float">
            <text:p>0.150104</text:p>
          </table:table-cell>
          <table:table-cell office:value-type="float" office:value="0.146129" calcext:value-type="float">
            <text:p>0.146129</text:p>
          </table:table-cell>
          <table:table-cell office:value-type="float" office:value="0.14201" calcext:value-type="float">
            <text:p>0.14201</text:p>
          </table:table-cell>
          <table:table-cell office:value-type="float" office:value="0.137751" calcext:value-type="float">
            <text:p>0.137751</text:p>
          </table:table-cell>
          <table:table-cell office:value-type="float" office:value="0.133357" calcext:value-type="float">
            <text:p>0.133357</text:p>
          </table:table-cell>
          <table:table-cell office:value-type="float" office:value="0.12883" calcext:value-type="float">
            <text:p>0.12883</text:p>
          </table:table-cell>
          <table:table-cell office:value-type="float" office:value="0.124177" calcext:value-type="float">
            <text:p>0.124177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114507" calcext:value-type="float">
            <text:p>0.114507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104384" calcext:value-type="float">
            <text:p>0.104384</text:p>
          </table:table-cell>
          <table:table-cell office:value-type="float" office:value="0.0991664" calcext:value-type="float">
            <text:p>0.0991664</text:p>
          </table:table-cell>
          <table:table-cell office:value-type="float" office:value="0.0938505" calcext:value-type="float">
            <text:p>0.0938505</text:p>
          </table:table-cell>
          <table:table-cell office:value-type="float" office:value="0.088442" calcext:value-type="float">
            <text:p>0.088442</text:p>
          </table:table-cell>
          <table:table-cell office:value-type="float" office:value="0.0829462" calcext:value-type="float">
            <text:p>0.0829462</text:p>
          </table:table-cell>
          <table:table-cell office:value-type="float" office:value="0.0773685" calcext:value-type="float">
            <text:p>0.0773685</text:p>
          </table:table-cell>
          <table:table-cell office:value-type="float" office:value="0.0717145" calcext:value-type="float">
            <text:p>0.0717145</text:p>
          </table:table-cell>
          <table:table-cell office:value-type="float" office:value="0.0659897" calcext:value-type="float">
            <text:p>0.0659897</text:p>
          </table:table-cell>
          <table:table-cell office:value-type="float" office:value="0.0601997" calcext:value-type="float">
            <text:p>0.0601997</text:p>
          </table:table-cell>
          <table:table-cell office:value-type="float" office:value="0.0543504" calcext:value-type="float">
            <text:p>0.0543504</text:p>
          </table:table-cell>
          <table:table-cell office:value-type="float" office:value="0.0484474" calcext:value-type="float">
            <text:p>0.0484474</text:p>
          </table:table-cell>
          <table:table-cell office:value-type="float" office:value="0.0424966" calcext:value-type="float">
            <text:p>0.0424966</text:p>
          </table:table-cell>
          <table:table-cell office:value-type="float" office:value="0.0365039" calcext:value-type="float">
            <text:p>0.0365039</text:p>
          </table:table-cell>
          <table:table-cell office:value-type="float" office:value="0.0304752" calcext:value-type="float">
            <text:p>0.0304752</text:p>
          </table:table-cell>
          <table:table-cell office:value-type="float" office:value="0.0244163" calcext:value-type="float">
            <text:p>0.0244163</text:p>
          </table:table-cell>
          <table:table-cell office:value-type="float" office:value="0.0183334" calcext:value-type="float">
            <text:p>0.0183334</text:p>
          </table:table-cell>
          <table:table-cell office:value-type="float" office:value="0.0122323" calcext:value-type="float">
            <text:p>0.0122323</text:p>
          </table:table-cell>
          <table:table-cell office:value-type="float" office:value="0.00611918" calcext:value-type="float">
            <text:p>0.00611918</text:p>
          </table:table-cell>
          <table:table-cell office:value-type="float" office:value="1.49961E-016" calcext:value-type="float">
            <text:p>1.49961E-16</text:p>
          </table:table-cell>
          <table:table-cell office:value-type="float" office:value="-0.00611918" calcext:value-type="float">
            <text:p>-0.00611918</text:p>
          </table:table-cell>
          <table:table-cell office:value-type="float" office:value="-0.0122323" calcext:value-type="float">
            <text:p>-0.0122323</text:p>
          </table:table-cell>
          <table:table-cell office:value-type="float" office:value="-0.0183334" calcext:value-type="float">
            <text:p>-0.0183334</text:p>
          </table:table-cell>
          <table:table-cell office:value-type="float" office:value="-0.0244163" calcext:value-type="float">
            <text:p>-0.0244163</text:p>
          </table:table-cell>
          <table:table-cell office:value-type="float" office:value="-0.0304752" calcext:value-type="float">
            <text:p>-0.0304752</text:p>
          </table:table-cell>
          <table:table-cell office:value-type="float" office:value="-0.0365039" calcext:value-type="float">
            <text:p>-0.0365039</text:p>
          </table:table-cell>
          <table:table-cell office:value-type="float" office:value="-0.0424966" calcext:value-type="float">
            <text:p>-0.0424966</text:p>
          </table:table-cell>
          <table:table-cell office:value-type="float" office:value="-0.0484474" calcext:value-type="float">
            <text:p>-0.0484474</text:p>
          </table:table-cell>
          <table:table-cell office:value-type="float" office:value="-0.0543504" calcext:value-type="float">
            <text:p>-0.0543504</text:p>
          </table:table-cell>
          <table:table-cell office:value-type="float" office:value="-0.0601997" calcext:value-type="float">
            <text:p>-0.0601997</text:p>
          </table:table-cell>
          <table:table-cell office:value-type="float" office:value="-0.0659897" calcext:value-type="float">
            <text:p>-0.0659897</text:p>
          </table:table-cell>
          <table:table-cell office:value-type="float" office:value="-0.0717145" calcext:value-type="float">
            <text:p>-0.0717145</text:p>
          </table:table-cell>
          <table:table-cell office:value-type="float" office:value="-0.0773685" calcext:value-type="float">
            <text:p>-0.0773685</text:p>
          </table:table-cell>
          <table:table-cell office:value-type="float" office:value="-0.0829462" calcext:value-type="float">
            <text:p>-0.0829462</text:p>
          </table:table-cell>
          <table:table-cell office:value-type="float" office:value="-0.088442" calcext:value-type="float">
            <text:p>-0.088442</text:p>
          </table:table-cell>
          <table:table-cell office:value-type="float" office:value="-0.0938505" calcext:value-type="float">
            <text:p>-0.0938505</text:p>
          </table:table-cell>
          <table:table-cell office:value-type="float" office:value="-0.0991664" calcext:value-type="float">
            <text:p>-0.0991664</text:p>
          </table:table-cell>
          <table:table-cell office:value-type="float" office:value="-0.104384" calcext:value-type="float">
            <text:p>-0.104384</text:p>
          </table:table-cell>
          <table:table-cell office:value-type="float" office:value="-0.1095" calcext:value-type="float">
            <text:p>-0.1095</text:p>
          </table:table-cell>
          <table:table-cell office:value-type="float" office:value="-0.114507" calcext:value-type="float">
            <text:p>-0.114507</text:p>
          </table:table-cell>
          <table:table-cell office:value-type="float" office:value="-0.1194" calcext:value-type="float">
            <text:p>-0.1194</text:p>
          </table:table-cell>
          <table:table-cell office:value-type="float" office:value="-0.124177" calcext:value-type="float">
            <text:p>-0.124177</text:p>
          </table:table-cell>
          <table:table-cell office:value-type="float" office:value="-0.12883" calcext:value-type="float">
            <text:p>-0.12883</text:p>
          </table:table-cell>
          <table:table-cell office:value-type="float" office:value="-0.133357" calcext:value-type="float">
            <text:p>-0.133357</text:p>
          </table:table-cell>
          <table:table-cell office:value-type="float" office:value="-0.137751" calcext:value-type="float">
            <text:p>-0.137751</text:p>
          </table:table-cell>
          <table:table-cell office:value-type="float" office:value="-0.14201" calcext:value-type="float">
            <text:p>-0.14201</text:p>
          </table:table-cell>
          <table:table-cell office:value-type="float" office:value="-0.146129" calcext:value-type="float">
            <text:p>-0.146129</text:p>
          </table:table-cell>
          <table:table-cell office:value-type="float" office:value="-0.150104" calcext:value-type="float">
            <text:p>-0.150104</text:p>
          </table:table-cell>
          <table:table-cell office:value-type="float" office:value="-0.15393" calcext:value-type="float">
            <text:p>-0.15393</text:p>
          </table:table-cell>
          <table:table-cell office:value-type="float" office:value="-0.157605" calcext:value-type="float">
            <text:p>-0.157605</text:p>
          </table:table-cell>
          <table:table-cell office:value-type="float" office:value="-0.161124" calcext:value-type="float">
            <text:p>-0.161124</text:p>
          </table:table-cell>
          <table:table-cell office:value-type="float" office:value="-0.164483" calcext:value-type="float">
            <text:p>-0.164483</text:p>
          </table:table-cell>
          <table:table-cell office:value-type="float" office:value="-0.167681" calcext:value-type="float">
            <text:p>-0.167681</text:p>
          </table:table-cell>
          <table:table-cell office:value-type="float" office:value="-0.170713" calcext:value-type="float">
            <text:p>-0.170713</text:p>
          </table:table-cell>
          <table:table-cell office:value-type="float" office:value="-0.173577" calcext:value-type="float">
            <text:p>-0.173577</text:p>
          </table:table-cell>
          <table:table-cell office:value-type="float" office:value="-0.176269" calcext:value-type="float">
            <text:p>-0.176269</text:p>
          </table:table-cell>
          <table:table-cell office:value-type="float" office:value="-0.178788" calcext:value-type="float">
            <text:p>-0.178788</text:p>
          </table:table-cell>
          <table:table-cell office:value-type="float" office:value="-0.18113" calcext:value-type="float">
            <text:p>-0.18113</text:p>
          </table:table-cell>
          <table:table-cell office:value-type="float" office:value="-0.183293" calcext:value-type="float">
            <text:p>-0.183293</text:p>
          </table:table-cell>
          <table:table-cell office:value-type="float" office:value="-0.185275" calcext:value-type="float">
            <text:p>-0.185275</text:p>
          </table:table-cell>
          <table:table-cell office:value-type="float" office:value="-0.187075" calcext:value-type="float">
            <text:p>-0.187075</text:p>
          </table:table-cell>
          <table:table-cell office:value-type="float" office:value="-0.188689" calcext:value-type="float">
            <text:p>-0.188689</text:p>
          </table:table-cell>
          <table:table-cell office:value-type="float" office:value="-0.190118" calcext:value-type="float">
            <text:p>-0.190118</text:p>
          </table:table-cell>
          <table:table-cell office:value-type="float" office:value="-0.191359" calcext:value-type="float">
            <text:p>-0.191359</text:p>
          </table:table-cell>
          <table:table-cell office:value-type="float" office:value="-0.192411" calcext:value-type="float">
            <text:p>-0.192411</text:p>
          </table:table-cell>
          <table:table-cell office:value-type="float" office:value="-0.193274" calcext:value-type="float">
            <text:p>-0.193274</text:p>
          </table:table-cell>
          <table:table-cell office:value-type="float" office:value="-0.193945" calcext:value-type="float">
            <text:p>-0.193945</text:p>
          </table:table-cell>
          <table:table-cell office:value-type="float" office:value="-0.194425" calcext:value-type="float">
            <text:p>-0.194425</text:p>
          </table:table-cell>
          <table:table-cell office:value-type="float" office:value="-0.194713" calcext:value-type="float">
            <text:p>-0.194713</text:p>
          </table:table-cell>
          <table:table-cell office:value-type="float" office:value="-0.19481" calcext:value-type="float">
            <text:p>-0.19481</text:p>
          </table:table-cell>
          <table:table-cell/>
        </table:table-row>
        <table:table-row table:style-name="ro1">
          <table:table-cell office:value-type="float" office:value="0.486673" calcext:value-type="float">
            <text:p>0.486673</text:p>
          </table:table-cell>
          <table:table-cell office:value-type="float" office:value="0.174277" calcext:value-type="float">
            <text:p>0.174277</text:p>
          </table:table-cell>
          <table:table-cell office:value-type="float" office:value="0.174191" calcext:value-type="float">
            <text:p>0.174191</text:p>
          </table:table-cell>
          <table:table-cell office:value-type="float" office:value="0.173933" calcext:value-type="float">
            <text:p>0.173933</text:p>
          </table:table-cell>
          <table:table-cell office:value-type="float" office:value="0.173504" calcext:value-type="float">
            <text:p>0.173504</text:p>
          </table:table-cell>
          <table:table-cell office:value-type="float" office:value="0.172903" calcext:value-type="float">
            <text:p>0.172903</text:p>
          </table:table-cell>
          <table:table-cell office:value-type="float" office:value="0.172131" calcext:value-type="float">
            <text:p>0.172131</text:p>
          </table:table-cell>
          <table:table-cell office:value-type="float" office:value="0.17119" calcext:value-type="float">
            <text:p>0.17119</text:p>
          </table:table-cell>
          <table:table-cell office:value-type="float" office:value="0.17008" calcext:value-type="float">
            <text:p>0.17008</text:p>
          </table:table-cell>
          <table:table-cell office:value-type="float" office:value="0.168802" calcext:value-type="float">
            <text:p>0.168802</text:p>
          </table:table-cell>
          <table:table-cell office:value-type="float" office:value="0.167357" calcext:value-type="float">
            <text:p>0.167357</text:p>
          </table:table-cell>
          <table:table-cell office:value-type="float" office:value="0.165747" calcext:value-type="float">
            <text:p>0.165747</text:p>
          </table:table-cell>
          <table:table-cell office:value-type="float" office:value="0.163974" calcext:value-type="float">
            <text:p>0.163974</text:p>
          </table:table-cell>
          <table:table-cell office:value-type="float" office:value="0.162039" calcext:value-type="float">
            <text:p>0.162039</text:p>
          </table:table-cell>
          <table:table-cell office:value-type="float" office:value="0.159944" calcext:value-type="float">
            <text:p>0.159944</text:p>
          </table:table-cell>
          <table:table-cell office:value-type="float" office:value="0.157691" calcext:value-type="float">
            <text:p>0.157691</text:p>
          </table:table-cell>
          <table:table-cell office:value-type="float" office:value="0.155282" calcext:value-type="float">
            <text:p>0.155282</text:p>
          </table:table-cell>
          <table:table-cell office:value-type="float" office:value="0.15272" calcext:value-type="float">
            <text:p>0.15272</text:p>
          </table:table-cell>
          <table:table-cell office:value-type="float" office:value="0.150008" calcext:value-type="float">
            <text:p>0.150008</text:p>
          </table:table-cell>
          <table:table-cell office:value-type="float" office:value="0.147147" calcext:value-type="float">
            <text:p>0.147147</text:p>
          </table:table-cell>
          <table:table-cell office:value-type="float" office:value="0.144141" calcext:value-type="float">
            <text:p>0.144141</text:p>
          </table:table-cell>
          <table:table-cell office:value-type="float" office:value="0.140993" calcext:value-type="float">
            <text:p>0.140993</text:p>
          </table:table-cell>
          <table:table-cell office:value-type="float" office:value="0.137706" calcext:value-type="float">
            <text:p>0.137706</text:p>
          </table:table-cell>
          <table:table-cell office:value-type="float" office:value="0.134283" calcext:value-type="float">
            <text:p>0.134283</text:p>
          </table:table-cell>
          <table:table-cell office:value-type="float" office:value="0.130727" calcext:value-type="float">
            <text:p>0.130727</text:p>
          </table:table-cell>
          <table:table-cell office:value-type="float" office:value="0.127043" calcext:value-type="float">
            <text:p>0.127043</text:p>
          </table:table-cell>
          <table:table-cell office:value-type="float" office:value="0.123233" calcext:value-type="float">
            <text:p>0.123233</text:p>
          </table:table-cell>
          <table:table-cell office:value-type="float" office:value="0.119301" calcext:value-type="float">
            <text:p>0.119301</text:p>
          </table:table-cell>
          <table:table-cell office:value-type="float" office:value="0.115252" calcext:value-type="float">
            <text:p>0.115252</text:p>
          </table:table-cell>
          <table:table-cell office:value-type="float" office:value="0.111089" calcext:value-type="float">
            <text:p>0.111089</text:p>
          </table:table-cell>
          <table:table-cell office:value-type="float" office:value="0.106816" calcext:value-type="float">
            <text:p>0.106816</text:p>
          </table:table-cell>
          <table:table-cell office:value-type="float" office:value="0.102438" calcext:value-type="float">
            <text:p>0.102438</text:p>
          </table:table-cell>
          <table:table-cell office:value-type="float" office:value="0.0979584" calcext:value-type="float">
            <text:p>0.0979584</text:p>
          </table:table-cell>
          <table:table-cell office:value-type="float" office:value="0.0933825" calcext:value-type="float">
            <text:p>0.0933825</text:p>
          </table:table-cell>
          <table:table-cell office:value-type="float" office:value="0.0887144" calcext:value-type="float">
            <text:p>0.0887144</text:p>
          </table:table-cell>
          <table:table-cell office:value-type="float" office:value="0.0839588" calcext:value-type="float">
            <text:p>0.0839588</text:p>
          </table:table-cell>
          <table:table-cell office:value-type="float" office:value="0.0791203" calcext:value-type="float">
            <text:p>0.0791203</text:p>
          </table:table-cell>
          <table:table-cell office:value-type="float" office:value="0.0742037" calcext:value-type="float">
            <text:p>0.0742037</text:p>
          </table:table-cell>
          <table:table-cell office:value-type="float" office:value="0.0692139" calcext:value-type="float">
            <text:p>0.0692139</text:p>
          </table:table-cell>
          <table:table-cell office:value-type="float" office:value="0.0641558" calcext:value-type="float">
            <text:p>0.0641558</text:p>
          </table:table-cell>
          <table:table-cell office:value-type="float" office:value="0.0590344" calcext:value-type="float">
            <text:p>0.0590344</text:p>
          </table:table-cell>
          <table:table-cell office:value-type="float" office:value="0.0538547" calcext:value-type="float">
            <text:p>0.0538547</text:p>
          </table:table-cell>
          <table:table-cell office:value-type="float" office:value="0.0486219" calcext:value-type="float">
            <text:p>0.0486219</text:p>
          </table:table-cell>
          <table:table-cell office:value-type="float" office:value="0.0433411" calcext:value-type="float">
            <text:p>0.0433411</text:p>
          </table:table-cell>
          <table:table-cell office:value-type="float" office:value="0.0380175" calcext:value-type="float">
            <text:p>0.0380175</text:p>
          </table:table-cell>
          <table:table-cell office:value-type="float" office:value="0.0326564" calcext:value-type="float">
            <text:p>0.0326564</text:p>
          </table:table-cell>
          <table:table-cell office:value-type="float" office:value="0.0272631" calcext:value-type="float">
            <text:p>0.0272631</text:p>
          </table:table-cell>
          <table:table-cell office:value-type="float" office:value="0.0218428" calcext:value-type="float">
            <text:p>0.0218428</text:p>
          </table:table-cell>
          <table:table-cell office:value-type="float" office:value="0.016401" calcext:value-type="float">
            <text:p>0.016401</text:p>
          </table:table-cell>
          <table:table-cell office:value-type="float" office:value="0.010943" calcext:value-type="float">
            <text:p>0.010943</text:p>
          </table:table-cell>
          <table:table-cell office:value-type="float" office:value="0.00547423" calcext:value-type="float">
            <text:p>0.00547423</text:p>
          </table:table-cell>
          <table:table-cell office:value-type="float" office:value="-1.37289E-016" calcext:value-type="float">
            <text:p>-1.37289E-16</text:p>
          </table:table-cell>
          <table:table-cell office:value-type="float" office:value="-0.00547423" calcext:value-type="float">
            <text:p>-0.00547423</text:p>
          </table:table-cell>
          <table:table-cell office:value-type="float" office:value="-0.010943" calcext:value-type="float">
            <text:p>-0.010943</text:p>
          </table:table-cell>
          <table:table-cell office:value-type="float" office:value="-0.016401" calcext:value-type="float">
            <text:p>-0.016401</text:p>
          </table:table-cell>
          <table:table-cell office:value-type="float" office:value="-0.0218428" calcext:value-type="float">
            <text:p>-0.0218428</text:p>
          </table:table-cell>
          <table:table-cell office:value-type="float" office:value="-0.0272631" calcext:value-type="float">
            <text:p>-0.0272631</text:p>
          </table:table-cell>
          <table:table-cell office:value-type="float" office:value="-0.0326564" calcext:value-type="float">
            <text:p>-0.0326564</text:p>
          </table:table-cell>
          <table:table-cell office:value-type="float" office:value="-0.0380175" calcext:value-type="float">
            <text:p>-0.0380175</text:p>
          </table:table-cell>
          <table:table-cell office:value-type="float" office:value="-0.0433411" calcext:value-type="float">
            <text:p>-0.0433411</text:p>
          </table:table-cell>
          <table:table-cell office:value-type="float" office:value="-0.0486219" calcext:value-type="float">
            <text:p>-0.0486219</text:p>
          </table:table-cell>
          <table:table-cell office:value-type="float" office:value="-0.0538547" calcext:value-type="float">
            <text:p>-0.0538547</text:p>
          </table:table-cell>
          <table:table-cell office:value-type="float" office:value="-0.0590344" calcext:value-type="float">
            <text:p>-0.0590344</text:p>
          </table:table-cell>
          <table:table-cell office:value-type="float" office:value="-0.0641558" calcext:value-type="float">
            <text:p>-0.0641558</text:p>
          </table:table-cell>
          <table:table-cell office:value-type="float" office:value="-0.0692139" calcext:value-type="float">
            <text:p>-0.0692139</text:p>
          </table:table-cell>
          <table:table-cell office:value-type="float" office:value="-0.0742037" calcext:value-type="float">
            <text:p>-0.0742037</text:p>
          </table:table-cell>
          <table:table-cell office:value-type="float" office:value="-0.0791203" calcext:value-type="float">
            <text:p>-0.0791203</text:p>
          </table:table-cell>
          <table:table-cell office:value-type="float" office:value="-0.0839588" calcext:value-type="float">
            <text:p>-0.0839588</text:p>
          </table:table-cell>
          <table:table-cell office:value-type="float" office:value="-0.0887144" calcext:value-type="float">
            <text:p>-0.0887144</text:p>
          </table:table-cell>
          <table:table-cell office:value-type="float" office:value="-0.0933825" calcext:value-type="float">
            <text:p>-0.0933825</text:p>
          </table:table-cell>
          <table:table-cell office:value-type="float" office:value="-0.0979584" calcext:value-type="float">
            <text:p>-0.0979584</text:p>
          </table:table-cell>
          <table:table-cell office:value-type="float" office:value="-0.102438" calcext:value-type="float">
            <text:p>-0.102438</text:p>
          </table:table-cell>
          <table:table-cell office:value-type="float" office:value="-0.106816" calcext:value-type="float">
            <text:p>-0.106816</text:p>
          </table:table-cell>
          <table:table-cell office:value-type="float" office:value="-0.111089" calcext:value-type="float">
            <text:p>-0.111089</text:p>
          </table:table-cell>
          <table:table-cell office:value-type="float" office:value="-0.115252" calcext:value-type="float">
            <text:p>-0.115252</text:p>
          </table:table-cell>
          <table:table-cell office:value-type="float" office:value="-0.119301" calcext:value-type="float">
            <text:p>-0.119301</text:p>
          </table:table-cell>
          <table:table-cell office:value-type="float" office:value="-0.123233" calcext:value-type="float">
            <text:p>-0.123233</text:p>
          </table:table-cell>
          <table:table-cell office:value-type="float" office:value="-0.127043" calcext:value-type="float">
            <text:p>-0.127043</text:p>
          </table:table-cell>
          <table:table-cell office:value-type="float" office:value="-0.130727" calcext:value-type="float">
            <text:p>-0.130727</text:p>
          </table:table-cell>
          <table:table-cell office:value-type="float" office:value="-0.134283" calcext:value-type="float">
            <text:p>-0.134283</text:p>
          </table:table-cell>
          <table:table-cell office:value-type="float" office:value="-0.137706" calcext:value-type="float">
            <text:p>-0.137706</text:p>
          </table:table-cell>
          <table:table-cell office:value-type="float" office:value="-0.140993" calcext:value-type="float">
            <text:p>-0.140993</text:p>
          </table:table-cell>
          <table:table-cell office:value-type="float" office:value="-0.144141" calcext:value-type="float">
            <text:p>-0.144141</text:p>
          </table:table-cell>
          <table:table-cell office:value-type="float" office:value="-0.147147" calcext:value-type="float">
            <text:p>-0.147147</text:p>
          </table:table-cell>
          <table:table-cell office:value-type="float" office:value="-0.150008" calcext:value-type="float">
            <text:p>-0.150008</text:p>
          </table:table-cell>
          <table:table-cell office:value-type="float" office:value="-0.15272" calcext:value-type="float">
            <text:p>-0.15272</text:p>
          </table:table-cell>
          <table:table-cell office:value-type="float" office:value="-0.155282" calcext:value-type="float">
            <text:p>-0.155282</text:p>
          </table:table-cell>
          <table:table-cell office:value-type="float" office:value="-0.157691" calcext:value-type="float">
            <text:p>-0.157691</text:p>
          </table:table-cell>
          <table:table-cell office:value-type="float" office:value="-0.159944" calcext:value-type="float">
            <text:p>-0.159944</text:p>
          </table:table-cell>
          <table:table-cell office:value-type="float" office:value="-0.162039" calcext:value-type="float">
            <text:p>-0.162039</text:p>
          </table:table-cell>
          <table:table-cell office:value-type="float" office:value="-0.163974" calcext:value-type="float">
            <text:p>-0.163974</text:p>
          </table:table-cell>
          <table:table-cell office:value-type="float" office:value="-0.165747" calcext:value-type="float">
            <text:p>-0.165747</text:p>
          </table:table-cell>
          <table:table-cell office:value-type="float" office:value="-0.167357" calcext:value-type="float">
            <text:p>-0.167357</text:p>
          </table:table-cell>
          <table:table-cell office:value-type="float" office:value="-0.168802" calcext:value-type="float">
            <text:p>-0.168802</text:p>
          </table:table-cell>
          <table:table-cell office:value-type="float" office:value="-0.17008" calcext:value-type="float">
            <text:p>-0.17008</text:p>
          </table:table-cell>
          <table:table-cell office:value-type="float" office:value="-0.17119" calcext:value-type="float">
            <text:p>-0.17119</text:p>
          </table:table-cell>
          <table:table-cell office:value-type="float" office:value="-0.172131" calcext:value-type="float">
            <text:p>-0.172131</text:p>
          </table:table-cell>
          <table:table-cell office:value-type="float" office:value="-0.172903" calcext:value-type="float">
            <text:p>-0.172903</text:p>
          </table:table-cell>
          <table:table-cell office:value-type="float" office:value="-0.173504" calcext:value-type="float">
            <text:p>-0.173504</text:p>
          </table:table-cell>
          <table:table-cell office:value-type="float" office:value="-0.173933" calcext:value-type="float">
            <text:p>-0.173933</text:p>
          </table:table-cell>
          <table:table-cell office:value-type="float" office:value="-0.174191" calcext:value-type="float">
            <text:p>-0.174191</text:p>
          </table:table-cell>
          <table:table-cell office:value-type="float" office:value="-0.174277" calcext:value-type="float">
            <text:p>-0.174277</text:p>
          </table:table-cell>
          <table:table-cell/>
        </table:table-row>
        <table:table-row table:style-name="ro1">
          <table:table-cell office:value-type="float" office:value="0.492901" calcext:value-type="float">
            <text:p>0.492901</text:p>
          </table:table-cell>
          <table:table-cell office:value-type="float" office:value="0.158786" calcext:value-type="float">
            <text:p>0.158786</text:p>
          </table:table-cell>
          <table:table-cell office:value-type="float" office:value="0.158708" calcext:value-type="float">
            <text:p>0.158708</text:p>
          </table:table-cell>
          <table:table-cell office:value-type="float" office:value="0.158473" calcext:value-type="float">
            <text:p>0.158473</text:p>
          </table:table-cell>
          <table:table-cell office:value-type="float" office:value="0.158081" calcext:value-type="float">
            <text:p>0.158081</text:p>
          </table:table-cell>
          <table:table-cell office:value-type="float" office:value="0.157534" calcext:value-type="float">
            <text:p>0.157534</text:p>
          </table:table-cell>
          <table:table-cell office:value-type="float" office:value="0.156831" calcext:value-type="float">
            <text:p>0.156831</text:p>
          </table:table-cell>
          <table:table-cell office:value-type="float" office:value="0.155974" calcext:value-type="float">
            <text:p>0.155974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798" calcext:value-type="float">
            <text:p>0.153798</text:p>
          </table:table-cell>
          <table:table-cell office:value-type="float" office:value="0.152481" calcext:value-type="float">
            <text:p>0.152481</text:p>
          </table:table-cell>
          <table:table-cell office:value-type="float" office:value="0.151015" calcext:value-type="float">
            <text:p>0.151015</text:p>
          </table:table-cell>
          <table:table-cell office:value-type="float" office:value="0.149399" calcext:value-type="float">
            <text:p>0.149399</text:p>
          </table:table-cell>
          <table:table-cell office:value-type="float" office:value="0.147636" calcext:value-type="float">
            <text:p>0.147636</text:p>
          </table:table-cell>
          <table:table-cell office:value-type="float" office:value="0.145727" calcext:value-type="float">
            <text:p>0.145727</text:p>
          </table:table-cell>
          <table:table-cell office:value-type="float" office:value="0.143674" calcext:value-type="float">
            <text:p>0.143674</text:p>
          </table:table-cell>
          <table:table-cell office:value-type="float" office:value="0.14148" calcext:value-type="float">
            <text:p>0.14148</text:p>
          </table:table-cell>
          <table:table-cell office:value-type="float" office:value="0.139145" calcext:value-type="float">
            <text:p>0.139145</text:p>
          </table:table-cell>
          <table:table-cell office:value-type="float" office:value="0.136674" calcext:value-type="float">
            <text:p>0.136674</text:p>
          </table:table-cell>
          <table:table-cell office:value-type="float" office:value="0.134068" calcext:value-type="float">
            <text:p>0.134068</text:p>
          </table:table-cell>
          <table:table-cell office:value-type="float" office:value="0.131329" calcext:value-type="float">
            <text:p>0.131329</text:p>
          </table:table-cell>
          <table:table-cell office:value-type="float" office:value="0.128461" calcext:value-type="float">
            <text:p>0.128461</text:p>
          </table:table-cell>
          <table:table-cell office:value-type="float" office:value="0.125466" calcext:value-type="float">
            <text:p>0.125466</text:p>
          </table:table-cell>
          <table:table-cell office:value-type="float" office:value="0.122347" calcext:value-type="float">
            <text:p>0.122347</text:p>
          </table:table-cell>
          <table:table-cell office:value-type="float" office:value="0.119107" calcext:value-type="float">
            <text:p>0.119107</text:p>
          </table:table-cell>
          <table:table-cell office:value-type="float" office:value="0.11575" calcext:value-type="float">
            <text:p>0.11575</text:p>
          </table:table-cell>
          <table:table-cell office:value-type="float" office:value="0.112279" calcext:value-type="float">
            <text:p>0.112279</text:p>
          </table:table-cell>
          <table:table-cell office:value-type="float" office:value="0.108697" calcext:value-type="float">
            <text:p>0.108697</text:p>
          </table:table-cell>
          <table:table-cell office:value-type="float" office:value="0.105007" calcext:value-type="float">
            <text:p>0.105007</text:p>
          </table:table-cell>
          <table:table-cell office:value-type="float" office:value="0.101214" calcext:value-type="float">
            <text:p>0.101214</text:p>
          </table:table-cell>
          <table:table-cell office:value-type="float" office:value="0.0973213" calcext:value-type="float">
            <text:p>0.0973213</text:p>
          </table:table-cell>
          <table:table-cell office:value-type="float" office:value="0.0933323" calcext:value-type="float">
            <text:p>0.0933323</text:p>
          </table:table-cell>
          <table:table-cell office:value-type="float" office:value="0.0892512" calcext:value-type="float">
            <text:p>0.0892512</text:p>
          </table:table-cell>
          <table:table-cell office:value-type="float" office:value="0.085082" calcext:value-type="float">
            <text:p>0.085082</text:p>
          </table:table-cell>
          <table:table-cell office:value-type="float" office:value="0.0808289" calcext:value-type="float">
            <text:p>0.0808289</text:p>
          </table:table-cell>
          <table:table-cell office:value-type="float" office:value="0.076496" calcext:value-type="float">
            <text:p>0.076496</text:p>
          </table:table-cell>
          <table:table-cell office:value-type="float" office:value="0.0720875" calcext:value-type="float">
            <text:p>0.0720875</text:p>
          </table:table-cell>
          <table:table-cell office:value-type="float" office:value="0.067608" calcext:value-type="float">
            <text:p>0.067608</text:p>
          </table:table-cell>
          <table:table-cell office:value-type="float" office:value="0.0630617" calcext:value-type="float">
            <text:p>0.0630617</text:p>
          </table:table-cell>
          <table:table-cell office:value-type="float" office:value="0.0584532" calcext:value-type="float">
            <text:p>0.0584532</text:p>
          </table:table-cell>
          <table:table-cell office:value-type="float" office:value="0.053787" calcext:value-type="float">
            <text:p>0.053787</text:p>
          </table:table-cell>
          <table:table-cell office:value-type="float" office:value="0.0490677" calcext:value-type="float">
            <text:p>0.0490677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394886" calcext:value-type="float">
            <text:p>0.0394886</text:p>
          </table:table-cell>
          <table:table-cell office:value-type="float" office:value="0.0346382" calcext:value-type="float">
            <text:p>0.0346382</text:p>
          </table:table-cell>
          <table:table-cell office:value-type="float" office:value="0.0297536" calcext:value-type="float">
            <text:p>0.0297536</text:p>
          </table:table-cell>
          <table:table-cell office:value-type="float" office:value="0.0248397" calcext:value-type="float">
            <text:p>0.0248397</text:p>
          </table:table-cell>
          <table:table-cell office:value-type="float" office:value="0.0199013" calcext:value-type="float">
            <text:p>0.0199013</text:p>
          </table:table-cell>
          <table:table-cell office:value-type="float" office:value="0.0149432" calcext:value-type="float">
            <text:p>0.0149432</text:p>
          </table:table-cell>
          <table:table-cell office:value-type="float" office:value="0.00997034" calcext:value-type="float">
            <text:p>0.00997034</text:p>
          </table:table-cell>
          <table:table-cell office:value-type="float" office:value="0.00498764" calcext:value-type="float">
            <text:p>0.00498764</text:p>
          </table:table-cell>
          <table:table-cell office:value-type="float" office:value="-5.66398E-017" calcext:value-type="float">
            <text:p>-5.66398E-17</text:p>
          </table:table-cell>
          <table:table-cell office:value-type="float" office:value="-0.00498764" calcext:value-type="float">
            <text:p>-0.00498764</text:p>
          </table:table-cell>
          <table:table-cell office:value-type="float" office:value="-0.00997034" calcext:value-type="float">
            <text:p>-0.00997034</text:p>
          </table:table-cell>
          <table:table-cell office:value-type="float" office:value="-0.0149432" calcext:value-type="float">
            <text:p>-0.0149432</text:p>
          </table:table-cell>
          <table:table-cell office:value-type="float" office:value="-0.0199013" calcext:value-type="float">
            <text:p>-0.0199013</text:p>
          </table:table-cell>
          <table:table-cell office:value-type="float" office:value="-0.0248397" calcext:value-type="float">
            <text:p>-0.0248397</text:p>
          </table:table-cell>
          <table:table-cell office:value-type="float" office:value="-0.0297536" calcext:value-type="float">
            <text:p>-0.0297536</text:p>
          </table:table-cell>
          <table:table-cell office:value-type="float" office:value="-0.0346382" calcext:value-type="float">
            <text:p>-0.0346382</text:p>
          </table:table-cell>
          <table:table-cell office:value-type="float" office:value="-0.0394886" calcext:value-type="float">
            <text:p>-0.0394886</text:p>
          </table:table-cell>
          <table:table-cell office:value-type="float" office:value="-0.0443" calcext:value-type="float">
            <text:p>-0.0443</text:p>
          </table:table-cell>
          <table:table-cell office:value-type="float" office:value="-0.0490677" calcext:value-type="float">
            <text:p>-0.0490677</text:p>
          </table:table-cell>
          <table:table-cell office:value-type="float" office:value="-0.053787" calcext:value-type="float">
            <text:p>-0.053787</text:p>
          </table:table-cell>
          <table:table-cell office:value-type="float" office:value="-0.0584532" calcext:value-type="float">
            <text:p>-0.0584532</text:p>
          </table:table-cell>
          <table:table-cell office:value-type="float" office:value="-0.0630617" calcext:value-type="float">
            <text:p>-0.0630617</text:p>
          </table:table-cell>
          <table:table-cell office:value-type="float" office:value="-0.067608" calcext:value-type="float">
            <text:p>-0.067608</text:p>
          </table:table-cell>
          <table:table-cell office:value-type="float" office:value="-0.0720875" calcext:value-type="float">
            <text:p>-0.0720875</text:p>
          </table:table-cell>
          <table:table-cell office:value-type="float" office:value="-0.076496" calcext:value-type="float">
            <text:p>-0.076496</text:p>
          </table:table-cell>
          <table:table-cell office:value-type="float" office:value="-0.0808289" calcext:value-type="float">
            <text:p>-0.0808289</text:p>
          </table:table-cell>
          <table:table-cell office:value-type="float" office:value="-0.085082" calcext:value-type="float">
            <text:p>-0.085082</text:p>
          </table:table-cell>
          <table:table-cell office:value-type="float" office:value="-0.0892512" calcext:value-type="float">
            <text:p>-0.0892512</text:p>
          </table:table-cell>
          <table:table-cell office:value-type="float" office:value="-0.0933323" calcext:value-type="float">
            <text:p>-0.0933323</text:p>
          </table:table-cell>
          <table:table-cell office:value-type="float" office:value="-0.0973213" calcext:value-type="float">
            <text:p>-0.0973213</text:p>
          </table:table-cell>
          <table:table-cell office:value-type="float" office:value="-0.101214" calcext:value-type="float">
            <text:p>-0.101214</text:p>
          </table:table-cell>
          <table:table-cell office:value-type="float" office:value="-0.105007" calcext:value-type="float">
            <text:p>-0.105007</text:p>
          </table:table-cell>
          <table:table-cell office:value-type="float" office:value="-0.108697" calcext:value-type="float">
            <text:p>-0.108697</text:p>
          </table:table-cell>
          <table:table-cell office:value-type="float" office:value="-0.112279" calcext:value-type="float">
            <text:p>-0.112279</text:p>
          </table:table-cell>
          <table:table-cell office:value-type="float" office:value="-0.11575" calcext:value-type="float">
            <text:p>-0.11575</text:p>
          </table:table-cell>
          <table:table-cell office:value-type="float" office:value="-0.119107" calcext:value-type="float">
            <text:p>-0.119107</text:p>
          </table:table-cell>
          <table:table-cell office:value-type="float" office:value="-0.122347" calcext:value-type="float">
            <text:p>-0.122347</text:p>
          </table:table-cell>
          <table:table-cell office:value-type="float" office:value="-0.125466" calcext:value-type="float">
            <text:p>-0.125466</text:p>
          </table:table-cell>
          <table:table-cell office:value-type="float" office:value="-0.128461" calcext:value-type="float">
            <text:p>-0.128461</text:p>
          </table:table-cell>
          <table:table-cell office:value-type="float" office:value="-0.131329" calcext:value-type="float">
            <text:p>-0.131329</text:p>
          </table:table-cell>
          <table:table-cell office:value-type="float" office:value="-0.134068" calcext:value-type="float">
            <text:p>-0.134068</text:p>
          </table:table-cell>
          <table:table-cell office:value-type="float" office:value="-0.136674" calcext:value-type="float">
            <text:p>-0.136674</text:p>
          </table:table-cell>
          <table:table-cell office:value-type="float" office:value="-0.139145" calcext:value-type="float">
            <text:p>-0.139145</text:p>
          </table:table-cell>
          <table:table-cell office:value-type="float" office:value="-0.14148" calcext:value-type="float">
            <text:p>-0.14148</text:p>
          </table:table-cell>
          <table:table-cell office:value-type="float" office:value="-0.143674" calcext:value-type="float">
            <text:p>-0.143674</text:p>
          </table:table-cell>
          <table:table-cell office:value-type="float" office:value="-0.145727" calcext:value-type="float">
            <text:p>-0.145727</text:p>
          </table:table-cell>
          <table:table-cell office:value-type="float" office:value="-0.147636" calcext:value-type="float">
            <text:p>-0.147636</text:p>
          </table:table-cell>
          <table:table-cell office:value-type="float" office:value="-0.149399" calcext:value-type="float">
            <text:p>-0.149399</text:p>
          </table:table-cell>
          <table:table-cell office:value-type="float" office:value="-0.151015" calcext:value-type="float">
            <text:p>-0.151015</text:p>
          </table:table-cell>
          <table:table-cell office:value-type="float" office:value="-0.152481" calcext:value-type="float">
            <text:p>-0.152481</text:p>
          </table:table-cell>
          <table:table-cell office:value-type="float" office:value="-0.153798" calcext:value-type="float">
            <text:p>-0.153798</text:p>
          </table:table-cell>
          <table:table-cell office:value-type="float" office:value="-0.154962" calcext:value-type="float">
            <text:p>-0.154962</text:p>
          </table:table-cell>
          <table:table-cell office:value-type="float" office:value="-0.155974" calcext:value-type="float">
            <text:p>-0.155974</text:p>
          </table:table-cell>
          <table:table-cell office:value-type="float" office:value="-0.156831" calcext:value-type="float">
            <text:p>-0.156831</text:p>
          </table:table-cell>
          <table:table-cell office:value-type="float" office:value="-0.157534" calcext:value-type="float">
            <text:p>-0.157534</text:p>
          </table:table-cell>
          <table:table-cell office:value-type="float" office:value="-0.158081" calcext:value-type="float">
            <text:p>-0.158081</text:p>
          </table:table-cell>
          <table:table-cell office:value-type="float" office:value="-0.158473" calcext:value-type="float">
            <text:p>-0.158473</text:p>
          </table:table-cell>
          <table:table-cell office:value-type="float" office:value="-0.158708" calcext:value-type="float">
            <text:p>-0.158708</text:p>
          </table:table-cell>
          <table:table-cell office:value-type="float" office:value="-0.158786" calcext:value-type="float">
            <text:p>-0.158786</text:p>
          </table:table-cell>
          <table:table-cell/>
        </table:table-row>
        <table:table-row table:style-name="ro1">
          <table:table-cell office:value-type="float" office:value="0.501232" calcext:value-type="float">
            <text:p>0.501232</text:p>
          </table:table-cell>
          <table:table-cell office:value-type="float" office:value="0.138118" calcext:value-type="float">
            <text:p>0.138118</text:p>
          </table:table-cell>
          <table:table-cell office:value-type="float" office:value="0.13805" calcext:value-type="float">
            <text:p>0.13805</text:p>
          </table:table-cell>
          <table:table-cell office:value-type="float" office:value="0.137846" calcext:value-type="float">
            <text:p>0.137846</text:p>
          </table:table-cell>
          <table:table-cell office:value-type="float" office:value="0.137505" calcext:value-type="float">
            <text:p>0.137505</text:p>
          </table:table-cell>
          <table:table-cell office:value-type="float" office:value="0.137029" calcext:value-type="float">
            <text:p>0.137029</text:p>
          </table:table-cell>
          <table:table-cell office:value-type="float" office:value="0.136418" calcext:value-type="float">
            <text:p>0.136418</text:p>
          </table:table-cell>
          <table:table-cell office:value-type="float" office:value="0.135672" calcext:value-type="float">
            <text:p>0.135672</text:p>
          </table:table-cell>
          <table:table-cell office:value-type="float" office:value="0.134792" calcext:value-type="float">
            <text:p>0.134792</text:p>
          </table:table-cell>
          <table:table-cell office:value-type="float" office:value="0.133779" calcext:value-type="float">
            <text:p>0.133779</text:p>
          </table:table-cell>
          <table:table-cell office:value-type="float" office:value="0.132634" calcext:value-type="float">
            <text:p>0.132634</text:p>
          </table:table-cell>
          <table:table-cell office:value-type="float" office:value="0.131358" calcext:value-type="float">
            <text:p>0.131358</text:p>
          </table:table-cell>
          <table:table-cell office:value-type="float" office:value="0.129953" calcext:value-type="float">
            <text:p>0.129953</text:p>
          </table:table-cell>
          <table:table-cell office:value-type="float" office:value="0.128419" calcext:value-type="float">
            <text:p>0.128419</text:p>
          </table:table-cell>
          <table:table-cell office:value-type="float" office:value="0.126759" calcext:value-type="float">
            <text:p>0.126759</text:p>
          </table:table-cell>
          <table:table-cell office:value-type="float" office:value="0.124973" calcext:value-type="float">
            <text:p>0.124973</text:p>
          </table:table-cell>
          <table:table-cell office:value-type="float" office:value="0.123064" calcext:value-type="float">
            <text:p>0.123064</text:p>
          </table:table-cell>
          <table:table-cell office:value-type="float" office:value="0.121034" calcext:value-type="float">
            <text:p>0.121034</text:p>
          </table:table-cell>
          <table:table-cell office:value-type="float" office:value="0.118884" calcext:value-type="float">
            <text:p>0.118884</text:p>
          </table:table-cell>
          <table:table-cell office:value-type="float" office:value="0.116617" calcext:value-type="float">
            <text:p>0.116617</text:p>
          </table:table-cell>
          <table:table-cell office:value-type="float" office:value="0.114235" calcext:value-type="float">
            <text:p>0.114235</text:p>
          </table:table-cell>
          <table:table-cell office:value-type="float" office:value="0.11174" calcext:value-type="float">
            <text:p>0.11174</text:p>
          </table:table-cell>
          <table:table-cell office:value-type="float" office:value="0.109135" calcext:value-type="float">
            <text:p>0.109135</text:p>
          </table:table-cell>
          <table:table-cell office:value-type="float" office:value="0.106422" calcext:value-type="float">
            <text:p>0.106422</text:p>
          </table:table-cell>
          <table:table-cell office:value-type="float" office:value="0.103604" calcext:value-type="float">
            <text:p>0.103604</text:p>
          </table:table-cell>
          <table:table-cell office:value-type="float" office:value="0.100684" calcext:value-type="float">
            <text:p>0.100684</text:p>
          </table:table-cell>
          <table:table-cell office:value-type="float" office:value="0.0976644" calcext:value-type="float">
            <text:p>0.0976644</text:p>
          </table:table-cell>
          <table:table-cell office:value-type="float" office:value="0.0945485" calcext:value-type="float">
            <text:p>0.0945485</text:p>
          </table:table-cell>
          <table:table-cell office:value-type="float" office:value="0.0913393" calcext:value-type="float">
            <text:p>0.0913393</text:p>
          </table:table-cell>
          <table:table-cell office:value-type="float" office:value="0.0880399" calcext:value-type="float">
            <text:p>0.0880399</text:p>
          </table:table-cell>
          <table:table-cell office:value-type="float" office:value="0.0846537" calcext:value-type="float">
            <text:p>0.0846537</text:p>
          </table:table-cell>
          <table:table-cell office:value-type="float" office:value="0.0811839" calcext:value-type="float">
            <text:p>0.0811839</text:p>
          </table:table-cell>
          <table:table-cell office:value-type="float" office:value="0.077634" calcext:value-type="float">
            <text:p>0.077634</text:p>
          </table:table-cell>
          <table:table-cell office:value-type="float" office:value="0.0740075" calcext:value-type="float">
            <text:p>0.0740075</text:p>
          </table:table-cell>
          <table:table-cell office:value-type="float" office:value="0.070308" calcext:value-type="float">
            <text:p>0.070308</text:p>
          </table:table-cell>
          <table:table-cell office:value-type="float" office:value="0.066539" calcext:value-type="float">
            <text:p>0.066539</text:p>
          </table:table-cell>
          <table:table-cell office:value-type="float" office:value="0.0627044" calcext:value-type="float">
            <text:p>0.0627044</text:p>
          </table:table-cell>
          <table:table-cell office:value-type="float" office:value="0.0588079" calcext:value-type="float">
            <text:p>0.0588079</text:p>
          </table:table-cell>
          <table:table-cell office:value-type="float" office:value="0.0548534" calcext:value-type="float">
            <text:p>0.0548534</text:p>
          </table:table-cell>
          <table:table-cell office:value-type="float" office:value="0.0508448" calcext:value-type="float">
            <text:p>0.0508448</text:p>
          </table:table-cell>
          <table:table-cell office:value-type="float" office:value="0.0467859" calcext:value-type="float">
            <text:p>0.0467859</text:p>
          </table:table-cell>
          <table:table-cell office:value-type="float" office:value="0.0426809" calcext:value-type="float">
            <text:p>0.0426809</text:p>
          </table:table-cell>
          <table:table-cell office:value-type="float" office:value="0.0385338" calcext:value-type="float">
            <text:p>0.0385338</text:p>
          </table:table-cell>
          <table:table-cell office:value-type="float" office:value="0.0343487" calcext:value-type="float">
            <text:p>0.0343487</text:p>
          </table:table-cell>
          <table:table-cell office:value-type="float" office:value="0.0301296" calcext:value-type="float">
            <text:p>0.0301296</text:p>
          </table:table-cell>
          <table:table-cell office:value-type="float" office:value="0.0258808" calcext:value-type="float">
            <text:p>0.0258808</text:p>
          </table:table-cell>
          <table:table-cell office:value-type="float" office:value="0.0216065" calcext:value-type="float">
            <text:p>0.0216065</text:p>
          </table:table-cell>
          <table:table-cell office:value-type="float" office:value="0.0173108" calcext:value-type="float">
            <text:p>0.0173108</text:p>
          </table:table-cell>
          <table:table-cell office:value-type="float" office:value="0.0129981" calcext:value-type="float">
            <text:p>0.0129981</text:p>
          </table:table-cell>
          <table:table-cell office:value-type="float" office:value="0.00867255" calcext:value-type="float">
            <text:p>0.00867255</text:p>
          </table:table-cell>
          <table:table-cell office:value-type="float" office:value="0.00433842" calcext:value-type="float">
            <text:p>0.00433842</text:p>
          </table:table-cell>
          <table:table-cell office:value-type="float" office:value="3.21038E-016" calcext:value-type="float">
            <text:p>3.21038E-16</text:p>
          </table:table-cell>
          <table:table-cell office:value-type="float" office:value="-0.00433842" calcext:value-type="float">
            <text:p>-0.00433842</text:p>
          </table:table-cell>
          <table:table-cell office:value-type="float" office:value="-0.00867255" calcext:value-type="float">
            <text:p>-0.00867255</text:p>
          </table:table-cell>
          <table:table-cell office:value-type="float" office:value="-0.0129981" calcext:value-type="float">
            <text:p>-0.0129981</text:p>
          </table:table-cell>
          <table:table-cell office:value-type="float" office:value="-0.0173108" calcext:value-type="float">
            <text:p>-0.0173108</text:p>
          </table:table-cell>
          <table:table-cell office:value-type="float" office:value="-0.0216065" calcext:value-type="float">
            <text:p>-0.0216065</text:p>
          </table:table-cell>
          <table:table-cell office:value-type="float" office:value="-0.0258808" calcext:value-type="float">
            <text:p>-0.0258808</text:p>
          </table:table-cell>
          <table:table-cell office:value-type="float" office:value="-0.0301296" calcext:value-type="float">
            <text:p>-0.0301296</text:p>
          </table:table-cell>
          <table:table-cell office:value-type="float" office:value="-0.0343487" calcext:value-type="float">
            <text:p>-0.0343487</text:p>
          </table:table-cell>
          <table:table-cell office:value-type="float" office:value="-0.0385338" calcext:value-type="float">
            <text:p>-0.0385338</text:p>
          </table:table-cell>
          <table:table-cell office:value-type="float" office:value="-0.0426809" calcext:value-type="float">
            <text:p>-0.0426809</text:p>
          </table:table-cell>
          <table:table-cell office:value-type="float" office:value="-0.0467859" calcext:value-type="float">
            <text:p>-0.0467859</text:p>
          </table:table-cell>
          <table:table-cell office:value-type="float" office:value="-0.0508448" calcext:value-type="float">
            <text:p>-0.0508448</text:p>
          </table:table-cell>
          <table:table-cell office:value-type="float" office:value="-0.0548534" calcext:value-type="float">
            <text:p>-0.0548534</text:p>
          </table:table-cell>
          <table:table-cell office:value-type="float" office:value="-0.0588079" calcext:value-type="float">
            <text:p>-0.0588079</text:p>
          </table:table-cell>
          <table:table-cell office:value-type="float" office:value="-0.0627044" calcext:value-type="float">
            <text:p>-0.0627044</text:p>
          </table:table-cell>
          <table:table-cell office:value-type="float" office:value="-0.066539" calcext:value-type="float">
            <text:p>-0.066539</text:p>
          </table:table-cell>
          <table:table-cell office:value-type="float" office:value="-0.070308" calcext:value-type="float">
            <text:p>-0.070308</text:p>
          </table:table-cell>
          <table:table-cell office:value-type="float" office:value="-0.0740075" calcext:value-type="float">
            <text:p>-0.0740075</text:p>
          </table:table-cell>
          <table:table-cell office:value-type="float" office:value="-0.077634" calcext:value-type="float">
            <text:p>-0.077634</text:p>
          </table:table-cell>
          <table:table-cell office:value-type="float" office:value="-0.0811839" calcext:value-type="float">
            <text:p>-0.0811839</text:p>
          </table:table-cell>
          <table:table-cell office:value-type="float" office:value="-0.0846537" calcext:value-type="float">
            <text:p>-0.0846537</text:p>
          </table:table-cell>
          <table:table-cell office:value-type="float" office:value="-0.0880399" calcext:value-type="float">
            <text:p>-0.0880399</text:p>
          </table:table-cell>
          <table:table-cell office:value-type="float" office:value="-0.0913393" calcext:value-type="float">
            <text:p>-0.0913393</text:p>
          </table:table-cell>
          <table:table-cell office:value-type="float" office:value="-0.0945485" calcext:value-type="float">
            <text:p>-0.0945485</text:p>
          </table:table-cell>
          <table:table-cell office:value-type="float" office:value="-0.0976644" calcext:value-type="float">
            <text:p>-0.0976644</text:p>
          </table:table-cell>
          <table:table-cell office:value-type="float" office:value="-0.100684" calcext:value-type="float">
            <text:p>-0.100684</text:p>
          </table:table-cell>
          <table:table-cell office:value-type="float" office:value="-0.103604" calcext:value-type="float">
            <text:p>-0.103604</text:p>
          </table:table-cell>
          <table:table-cell office:value-type="float" office:value="-0.106422" calcext:value-type="float">
            <text:p>-0.106422</text:p>
          </table:table-cell>
          <table:table-cell office:value-type="float" office:value="-0.109135" calcext:value-type="float">
            <text:p>-0.109135</text:p>
          </table:table-cell>
          <table:table-cell office:value-type="float" office:value="-0.11174" calcext:value-type="float">
            <text:p>-0.11174</text:p>
          </table:table-cell>
          <table:table-cell office:value-type="float" office:value="-0.114235" calcext:value-type="float">
            <text:p>-0.114235</text:p>
          </table:table-cell>
          <table:table-cell office:value-type="float" office:value="-0.116617" calcext:value-type="float">
            <text:p>-0.116617</text:p>
          </table:table-cell>
          <table:table-cell office:value-type="float" office:value="-0.118884" calcext:value-type="float">
            <text:p>-0.118884</text:p>
          </table:table-cell>
          <table:table-cell office:value-type="float" office:value="-0.121034" calcext:value-type="float">
            <text:p>-0.121034</text:p>
          </table:table-cell>
          <table:table-cell office:value-type="float" office:value="-0.123064" calcext:value-type="float">
            <text:p>-0.123064</text:p>
          </table:table-cell>
          <table:table-cell office:value-type="float" office:value="-0.124973" calcext:value-type="float">
            <text:p>-0.124973</text:p>
          </table:table-cell>
          <table:table-cell office:value-type="float" office:value="-0.126759" calcext:value-type="float">
            <text:p>-0.126759</text:p>
          </table:table-cell>
          <table:table-cell office:value-type="float" office:value="-0.128419" calcext:value-type="float">
            <text:p>-0.128419</text:p>
          </table:table-cell>
          <table:table-cell office:value-type="float" office:value="-0.129953" calcext:value-type="float">
            <text:p>-0.129953</text:p>
          </table:table-cell>
          <table:table-cell office:value-type="float" office:value="-0.131358" calcext:value-type="float">
            <text:p>-0.131358</text:p>
          </table:table-cell>
          <table:table-cell office:value-type="float" office:value="-0.132634" calcext:value-type="float">
            <text:p>-0.132634</text:p>
          </table:table-cell>
          <table:table-cell office:value-type="float" office:value="-0.133779" calcext:value-type="float">
            <text:p>-0.133779</text:p>
          </table:table-cell>
          <table:table-cell office:value-type="float" office:value="-0.134792" calcext:value-type="float">
            <text:p>-0.134792</text:p>
          </table:table-cell>
          <table:table-cell office:value-type="float" office:value="-0.135672" calcext:value-type="float">
            <text:p>-0.135672</text:p>
          </table:table-cell>
          <table:table-cell office:value-type="float" office:value="-0.136418" calcext:value-type="float">
            <text:p>-0.136418</text:p>
          </table:table-cell>
          <table:table-cell office:value-type="float" office:value="-0.137029" calcext:value-type="float">
            <text:p>-0.137029</text:p>
          </table:table-cell>
          <table:table-cell office:value-type="float" office:value="-0.137505" calcext:value-type="float">
            <text:p>-0.137505</text:p>
          </table:table-cell>
          <table:table-cell office:value-type="float" office:value="-0.137846" calcext:value-type="float">
            <text:p>-0.137846</text:p>
          </table:table-cell>
          <table:table-cell office:value-type="float" office:value="-0.13805" calcext:value-type="float">
            <text:p>-0.13805</text:p>
          </table:table-cell>
          <table:table-cell office:value-type="float" office:value="-0.138118" calcext:value-type="float">
            <text:p>-0.138118</text:p>
          </table:table-cell>
          <table:table-cell/>
        </table:table-row>
        <table:table-row table:style-name="ro1">
          <table:table-cell office:value-type="float" office:value="0.508259" calcext:value-type="float">
            <text:p>0.508259</text:p>
          </table:table-cell>
          <table:table-cell office:value-type="float" office:value="0.120747" calcext:value-type="float">
            <text:p>0.120747</text:p>
          </table:table-cell>
          <table:table-cell office:value-type="float" office:value="0.120687" calcext:value-type="float">
            <text:p>0.120687</text:p>
          </table:table-cell>
          <table:table-cell office:value-type="float" office:value="0.120509" calcext:value-type="float">
            <text:p>0.120509</text:p>
          </table:table-cell>
          <table:table-cell office:value-type="float" office:value="0.120211" calcext:value-type="float">
            <text:p>0.120211</text:p>
          </table:table-cell>
          <table:table-cell office:value-type="float" office:value="0.119795" calcext:value-type="float">
            <text:p>0.119795</text:p>
          </table:table-cell>
          <table:table-cell office:value-type="float" office:value="0.11926" calcext:value-type="float">
            <text:p>0.11926</text:p>
          </table:table-cell>
          <table:table-cell office:value-type="float" office:value="0.118608" calcext:value-type="float">
            <text:p>0.118608</text:p>
          </table:table-cell>
          <table:table-cell office:value-type="float" office:value="0.117839" calcext:value-type="float">
            <text:p>0.117839</text:p>
          </table:table-cell>
          <table:table-cell office:value-type="float" office:value="0.116953" calcext:value-type="float">
            <text:p>0.116953</text:p>
          </table:table-cell>
          <table:table-cell office:value-type="float" office:value="0.115952" calcext:value-type="float">
            <text:p>0.115952</text:p>
          </table:table-cell>
          <table:table-cell office:value-type="float" office:value="0.114837" calcext:value-type="float">
            <text:p>0.114837</text:p>
          </table:table-cell>
          <table:table-cell office:value-type="float" office:value="0.113608" calcext:value-type="float">
            <text:p>0.113608</text:p>
          </table:table-cell>
          <table:table-cell office:value-type="float" office:value="0.112268" calcext:value-type="float">
            <text:p>0.112268</text:p>
          </table:table-cell>
          <table:table-cell office:value-type="float" office:value="0.110816" calcext:value-type="float">
            <text:p>0.110816</text:p>
          </table:table-cell>
          <table:table-cell office:value-type="float" office:value="0.109255" calcext:value-type="float">
            <text:p>0.109255</text:p>
          </table:table-cell>
          <table:table-cell office:value-type="float" office:value="0.107586" calcext:value-type="float">
            <text:p>0.107586</text:p>
          </table:table-cell>
          <table:table-cell office:value-type="float" office:value="0.105811" calcext:value-type="float">
            <text:p>0.105811</text:p>
          </table:table-cell>
          <table:table-cell office:value-type="float" office:value="0.103932" calcext:value-type="float">
            <text:p>0.103932</text:p>
          </table:table-cell>
          <table:table-cell office:value-type="float" office:value="0.10195" calcext:value-type="float">
            <text:p>0.10195</text:p>
          </table:table-cell>
          <table:table-cell office:value-type="float" office:value="0.0998673" calcext:value-type="float">
            <text:p>0.0998673</text:p>
          </table:table-cell>
          <table:table-cell office:value-type="float" office:value="0.0976862" calcext:value-type="float">
            <text:p>0.0976862</text:p>
          </table:table-cell>
          <table:table-cell office:value-type="float" office:value="0.0954087" calcext:value-type="float">
            <text:p>0.0954087</text:p>
          </table:table-cell>
          <table:table-cell office:value-type="float" office:value="0.093037" calcext:value-type="float">
            <text:p>0.093037</text:p>
          </table:table-cell>
          <table:table-cell office:value-type="float" office:value="0.0905735" calcext:value-type="float">
            <text:p>0.0905735</text:p>
          </table:table-cell>
          <table:table-cell office:value-type="float" office:value="0.0880207" calcext:value-type="float">
            <text:p>0.0880207</text:p>
          </table:table-cell>
          <table:table-cell office:value-type="float" office:value="0.0853809" calcext:value-type="float">
            <text:p>0.0853809</text:p>
          </table:table-cell>
          <table:table-cell office:value-type="float" office:value="0.0826569" calcext:value-type="float">
            <text:p>0.0826569</text:p>
          </table:table-cell>
          <table:table-cell office:value-type="float" office:value="0.0798513" calcext:value-type="float">
            <text:p>0.0798513</text:p>
          </table:table-cell>
          <table:table-cell office:value-type="float" office:value="0.0769669" calcext:value-type="float">
            <text:p>0.0769669</text:p>
          </table:table-cell>
          <table:table-cell office:value-type="float" office:value="0.0740066" calcext:value-type="float">
            <text:p>0.0740066</text:p>
          </table:table-cell>
          <table:table-cell office:value-type="float" office:value="0.0709732" calcext:value-type="float">
            <text:p>0.0709732</text:p>
          </table:table-cell>
          <table:table-cell office:value-type="float" office:value="0.0678698" calcext:value-type="float">
            <text:p>0.0678698</text:p>
          </table:table-cell>
          <table:table-cell office:value-type="float" office:value="0.0646994" calcext:value-type="float">
            <text:p>0.0646994</text:p>
          </table:table-cell>
          <table:table-cell office:value-type="float" office:value="0.0614652" calcext:value-type="float">
            <text:p>0.0614652</text:p>
          </table:table-cell>
          <table:table-cell office:value-type="float" office:value="0.0581702" calcext:value-type="float">
            <text:p>0.0581702</text:p>
          </table:table-cell>
          <table:table-cell office:value-type="float" office:value="0.0548179" calcext:value-type="float">
            <text:p>0.0548179</text:p>
          </table:table-cell>
          <table:table-cell office:value-type="float" office:value="0.0514115" calcext:value-type="float">
            <text:p>0.0514115</text:p>
          </table:table-cell>
          <table:table-cell office:value-type="float" office:value="0.0479544" calcext:value-type="float">
            <text:p>0.0479544</text:p>
          </table:table-cell>
          <table:table-cell office:value-type="float" office:value="0.0444499" calcext:value-type="float">
            <text:p>0.0444499</text:p>
          </table:table-cell>
          <table:table-cell office:value-type="float" office:value="0.0409015" calcext:value-type="float">
            <text:p>0.0409015</text:p>
          </table:table-cell>
          <table:table-cell office:value-type="float" office:value="0.0373128" calcext:value-type="float">
            <text:p>0.0373128</text:p>
          </table:table-cell>
          <table:table-cell office:value-type="float" office:value="0.0336873" calcext:value-type="float">
            <text:p>0.0336873</text:p>
          </table:table-cell>
          <table:table-cell office:value-type="float" office:value="0.0300285" calcext:value-type="float">
            <text:p>0.0300285</text:p>
          </table:table-cell>
          <table:table-cell office:value-type="float" office:value="0.0263401" calcext:value-type="float">
            <text:p>0.0263401</text:p>
          </table:table-cell>
          <table:table-cell office:value-type="float" office:value="0.0226257" calcext:value-type="float">
            <text:p>0.0226257</text:p>
          </table:table-cell>
          <table:table-cell office:value-type="float" office:value="0.0188889" calcext:value-type="float">
            <text:p>0.0188889</text:p>
          </table:table-cell>
          <table:table-cell office:value-type="float" office:value="0.0151336" calcext:value-type="float">
            <text:p>0.0151336</text:p>
          </table:table-cell>
          <table:table-cell office:value-type="float" office:value="0.0113633" calcext:value-type="float">
            <text:p>0.0113633</text:p>
          </table:table-cell>
          <table:table-cell office:value-type="float" office:value="0.00758175" calcext:value-type="float">
            <text:p>0.00758175</text:p>
          </table:table-cell>
          <table:table-cell office:value-type="float" office:value="0.00379275" calcext:value-type="float">
            <text:p>0.00379275</text:p>
          </table:table-cell>
          <table:table-cell office:value-type="float" office:value="3.41465E-016" calcext:value-type="float">
            <text:p>3.41465E-16</text:p>
          </table:table-cell>
          <table:table-cell office:value-type="float" office:value="-0.00379275" calcext:value-type="float">
            <text:p>-0.00379275</text:p>
          </table:table-cell>
          <table:table-cell office:value-type="float" office:value="-0.00758175" calcext:value-type="float">
            <text:p>-0.00758175</text:p>
          </table:table-cell>
          <table:table-cell office:value-type="float" office:value="-0.0113633" calcext:value-type="float">
            <text:p>-0.0113633</text:p>
          </table:table-cell>
          <table:table-cell office:value-type="float" office:value="-0.0151336" calcext:value-type="float">
            <text:p>-0.0151336</text:p>
          </table:table-cell>
          <table:table-cell office:value-type="float" office:value="-0.0188889" calcext:value-type="float">
            <text:p>-0.0188889</text:p>
          </table:table-cell>
          <table:table-cell office:value-type="float" office:value="-0.0226257" calcext:value-type="float">
            <text:p>-0.0226257</text:p>
          </table:table-cell>
          <table:table-cell office:value-type="float" office:value="-0.0263401" calcext:value-type="float">
            <text:p>-0.0263401</text:p>
          </table:table-cell>
          <table:table-cell office:value-type="float" office:value="-0.0300285" calcext:value-type="float">
            <text:p>-0.0300285</text:p>
          </table:table-cell>
          <table:table-cell office:value-type="float" office:value="-0.0336873" calcext:value-type="float">
            <text:p>-0.0336873</text:p>
          </table:table-cell>
          <table:table-cell office:value-type="float" office:value="-0.0373128" calcext:value-type="float">
            <text:p>-0.0373128</text:p>
          </table:table-cell>
          <table:table-cell office:value-type="float" office:value="-0.0409015" calcext:value-type="float">
            <text:p>-0.0409015</text:p>
          </table:table-cell>
          <table:table-cell office:value-type="float" office:value="-0.0444499" calcext:value-type="float">
            <text:p>-0.0444499</text:p>
          </table:table-cell>
          <table:table-cell office:value-type="float" office:value="-0.0479544" calcext:value-type="float">
            <text:p>-0.0479544</text:p>
          </table:table-cell>
          <table:table-cell office:value-type="float" office:value="-0.0514115" calcext:value-type="float">
            <text:p>-0.0514115</text:p>
          </table:table-cell>
          <table:table-cell office:value-type="float" office:value="-0.0548179" calcext:value-type="float">
            <text:p>-0.0548179</text:p>
          </table:table-cell>
          <table:table-cell office:value-type="float" office:value="-0.0581702" calcext:value-type="float">
            <text:p>-0.0581702</text:p>
          </table:table-cell>
          <table:table-cell office:value-type="float" office:value="-0.0614652" calcext:value-type="float">
            <text:p>-0.0614652</text:p>
          </table:table-cell>
          <table:table-cell office:value-type="float" office:value="-0.0646994" calcext:value-type="float">
            <text:p>-0.0646994</text:p>
          </table:table-cell>
          <table:table-cell office:value-type="float" office:value="-0.0678698" calcext:value-type="float">
            <text:p>-0.0678698</text:p>
          </table:table-cell>
          <table:table-cell office:value-type="float" office:value="-0.0709732" calcext:value-type="float">
            <text:p>-0.0709732</text:p>
          </table:table-cell>
          <table:table-cell office:value-type="float" office:value="-0.0740066" calcext:value-type="float">
            <text:p>-0.0740066</text:p>
          </table:table-cell>
          <table:table-cell office:value-type="float" office:value="-0.0769669" calcext:value-type="float">
            <text:p>-0.0769669</text:p>
          </table:table-cell>
          <table:table-cell office:value-type="float" office:value="-0.0798513" calcext:value-type="float">
            <text:p>-0.0798513</text:p>
          </table:table-cell>
          <table:table-cell office:value-type="float" office:value="-0.0826569" calcext:value-type="float">
            <text:p>-0.0826569</text:p>
          </table:table-cell>
          <table:table-cell office:value-type="float" office:value="-0.0853809" calcext:value-type="float">
            <text:p>-0.0853809</text:p>
          </table:table-cell>
          <table:table-cell office:value-type="float" office:value="-0.0880207" calcext:value-type="float">
            <text:p>-0.0880207</text:p>
          </table:table-cell>
          <table:table-cell office:value-type="float" office:value="-0.0905735" calcext:value-type="float">
            <text:p>-0.0905735</text:p>
          </table:table-cell>
          <table:table-cell office:value-type="float" office:value="-0.093037" calcext:value-type="float">
            <text:p>-0.093037</text:p>
          </table:table-cell>
          <table:table-cell office:value-type="float" office:value="-0.0954087" calcext:value-type="float">
            <text:p>-0.0954087</text:p>
          </table:table-cell>
          <table:table-cell office:value-type="float" office:value="-0.0976862" calcext:value-type="float">
            <text:p>-0.0976862</text:p>
          </table:table-cell>
          <table:table-cell office:value-type="float" office:value="-0.0998673" calcext:value-type="float">
            <text:p>-0.0998673</text:p>
          </table:table-cell>
          <table:table-cell office:value-type="float" office:value="-0.10195" calcext:value-type="float">
            <text:p>-0.10195</text:p>
          </table:table-cell>
          <table:table-cell office:value-type="float" office:value="-0.103932" calcext:value-type="float">
            <text:p>-0.103932</text:p>
          </table:table-cell>
          <table:table-cell office:value-type="float" office:value="-0.105811" calcext:value-type="float">
            <text:p>-0.105811</text:p>
          </table:table-cell>
          <table:table-cell office:value-type="float" office:value="-0.107586" calcext:value-type="float">
            <text:p>-0.107586</text:p>
          </table:table-cell>
          <table:table-cell office:value-type="float" office:value="-0.109255" calcext:value-type="float">
            <text:p>-0.109255</text:p>
          </table:table-cell>
          <table:table-cell office:value-type="float" office:value="-0.110816" calcext:value-type="float">
            <text:p>-0.110816</text:p>
          </table:table-cell>
          <table:table-cell office:value-type="float" office:value="-0.112268" calcext:value-type="float">
            <text:p>-0.112268</text:p>
          </table:table-cell>
          <table:table-cell office:value-type="float" office:value="-0.113608" calcext:value-type="float">
            <text:p>-0.113608</text:p>
          </table:table-cell>
          <table:table-cell office:value-type="float" office:value="-0.114837" calcext:value-type="float">
            <text:p>-0.114837</text:p>
          </table:table-cell>
          <table:table-cell office:value-type="float" office:value="-0.115952" calcext:value-type="float">
            <text:p>-0.115952</text:p>
          </table:table-cell>
          <table:table-cell office:value-type="float" office:value="-0.116953" calcext:value-type="float">
            <text:p>-0.116953</text:p>
          </table:table-cell>
          <table:table-cell office:value-type="float" office:value="-0.117839" calcext:value-type="float">
            <text:p>-0.117839</text:p>
          </table:table-cell>
          <table:table-cell office:value-type="float" office:value="-0.118608" calcext:value-type="float">
            <text:p>-0.118608</text:p>
          </table:table-cell>
          <table:table-cell office:value-type="float" office:value="-0.11926" calcext:value-type="float">
            <text:p>-0.11926</text:p>
          </table:table-cell>
          <table:table-cell office:value-type="float" office:value="-0.119795" calcext:value-type="float">
            <text:p>-0.119795</text:p>
          </table:table-cell>
          <table:table-cell office:value-type="float" office:value="-0.120211" calcext:value-type="float">
            <text:p>-0.120211</text:p>
          </table:table-cell>
          <table:table-cell office:value-type="float" office:value="-0.120509" calcext:value-type="float">
            <text:p>-0.120509</text:p>
          </table:table-cell>
          <table:table-cell office:value-type="float" office:value="-0.120687" calcext:value-type="float">
            <text:p>-0.120687</text:p>
          </table:table-cell>
          <table:table-cell office:value-type="float" office:value="-0.120747" calcext:value-type="float">
            <text:p>-0.120747</text:p>
          </table:table-cell>
          <table:table-cell/>
        </table:table-row>
        <table:table-row table:style-name="ro1">
          <table:table-cell office:value-type="float" office:value="0.516629" calcext:value-type="float">
            <text:p>0.516629</text:p>
          </table:table-cell>
          <table:table-cell office:value-type="float" office:value="0.100138" calcext:value-type="float">
            <text:p>0.100138</text:p>
          </table:table-cell>
          <table:table-cell office:value-type="float" office:value="0.100089" calcext:value-type="float">
            <text:p>0.100089</text:p>
          </table:table-cell>
          <table:table-cell office:value-type="float" office:value="0.0999406" calcext:value-type="float">
            <text:p>0.0999406</text:p>
          </table:table-cell>
          <table:table-cell office:value-type="float" office:value="0.0996938" calcext:value-type="float">
            <text:p>0.0996938</text:p>
          </table:table-cell>
          <table:table-cell office:value-type="float" office:value="0.0993486" calcext:value-type="float">
            <text:p>0.0993486</text:p>
          </table:table-cell>
          <table:table-cell office:value-type="float" office:value="0.0989054" calcext:value-type="float">
            <text:p>0.0989054</text:p>
          </table:table-cell>
          <table:table-cell office:value-type="float" office:value="0.0983645" calcext:value-type="float">
            <text:p>0.0983645</text:p>
          </table:table-cell>
          <table:table-cell office:value-type="float" office:value="0.0977266" calcext:value-type="float">
            <text:p>0.0977266</text:p>
          </table:table-cell>
          <table:table-cell office:value-type="float" office:value="0.0969922" calcext:value-type="float">
            <text:p>0.0969922</text:p>
          </table:table-cell>
          <table:table-cell office:value-type="float" office:value="0.0961621" calcext:value-type="float">
            <text:p>0.0961621</text:p>
          </table:table-cell>
          <table:table-cell office:value-type="float" office:value="0.0952371" calcext:value-type="float">
            <text:p>0.0952371</text:p>
          </table:table-cell>
          <table:table-cell office:value-type="float" office:value="0.0942182" calcext:value-type="float">
            <text:p>0.0942182</text:p>
          </table:table-cell>
          <table:table-cell office:value-type="float" office:value="0.0931062" calcext:value-type="float">
            <text:p>0.0931062</text:p>
          </table:table-cell>
          <table:table-cell office:value-type="float" office:value="0.0919024" calcext:value-type="float">
            <text:p>0.0919024</text:p>
          </table:table-cell>
          <table:table-cell office:value-type="float" office:value="0.0906078" calcext:value-type="float">
            <text:p>0.0906078</text:p>
          </table:table-cell>
          <table:table-cell office:value-type="float" office:value="0.0892239" calcext:value-type="float">
            <text:p>0.0892239</text:p>
          </table:table-cell>
          <table:table-cell office:value-type="float" office:value="0.0877519" calcext:value-type="float">
            <text:p>0.0877519</text:p>
          </table:table-cell>
          <table:table-cell office:value-type="float" office:value="0.0861932" calcext:value-type="float">
            <text:p>0.0861932</text:p>
          </table:table-cell>
          <table:table-cell office:value-type="float" office:value="0.0845496" calcext:value-type="float">
            <text:p>0.0845496</text:p>
          </table:table-cell>
          <table:table-cell office:value-type="float" office:value="0.0828224" calcext:value-type="float">
            <text:p>0.0828224</text:p>
          </table:table-cell>
          <table:table-cell office:value-type="float" office:value="0.0810136" calcext:value-type="float">
            <text:p>0.0810136</text:p>
          </table:table-cell>
          <table:table-cell office:value-type="float" office:value="0.0791248" calcext:value-type="float">
            <text:p>0.0791248</text:p>
          </table:table-cell>
          <table:table-cell office:value-type="float" office:value="0.0771579" calcext:value-type="float">
            <text:p>0.0771579</text:p>
          </table:table-cell>
          <table:table-cell office:value-type="float" office:value="0.0751148" calcext:value-type="float">
            <text:p>0.0751148</text:p>
          </table:table-cell>
          <table:table-cell office:value-type="float" office:value="0.0729977" calcext:value-type="float">
            <text:p>0.0729977</text:p>
          </table:table-cell>
          <table:table-cell office:value-type="float" office:value="0.0708085" calcext:value-type="float">
            <text:p>0.0708085</text:p>
          </table:table-cell>
          <table:table-cell office:value-type="float" office:value="0.0685494" calcext:value-type="float">
            <text:p>0.0685494</text:p>
          </table:table-cell>
          <table:table-cell office:value-type="float" office:value="0.0662227" calcext:value-type="float">
            <text:p>0.0662227</text:p>
          </table:table-cell>
          <table:table-cell office:value-type="float" office:value="0.0638306" calcext:value-type="float">
            <text:p>0.0638306</text:p>
          </table:table-cell>
          <table:table-cell office:value-type="float" office:value="0.0613755" calcext:value-type="float">
            <text:p>0.0613755</text:p>
          </table:table-cell>
          <table:table-cell office:value-type="float" office:value="0.0588598" calcext:value-type="float">
            <text:p>0.0588598</text:p>
          </table:table-cell>
          <table:table-cell office:value-type="float" office:value="0.0562861" calcext:value-type="float">
            <text:p>0.0562861</text:p>
          </table:table-cell>
          <table:table-cell office:value-type="float" office:value="0.0536568" calcext:value-type="float">
            <text:p>0.0536568</text:p>
          </table:table-cell>
          <table:table-cell office:value-type="float" office:value="0.0509745" calcext:value-type="float">
            <text:p>0.0509745</text:p>
          </table:table-cell>
          <table:table-cell office:value-type="float" office:value="0.048242" calcext:value-type="float">
            <text:p>0.048242</text:p>
          </table:table-cell>
          <table:table-cell office:value-type="float" office:value="0.0454618" calcext:value-type="float">
            <text:p>0.0454618</text:p>
          </table:table-cell>
          <table:table-cell office:value-type="float" office:value="0.0426368" calcext:value-type="float">
            <text:p>0.0426368</text:p>
          </table:table-cell>
          <table:table-cell office:value-type="float" office:value="0.0397697" calcext:value-type="float">
            <text:p>0.0397697</text:p>
          </table:table-cell>
          <table:table-cell office:value-type="float" office:value="0.0368633" calcext:value-type="float">
            <text:p>0.0368633</text:p>
          </table:table-cell>
          <table:table-cell office:value-type="float" office:value="0.0339206" calcext:value-type="float">
            <text:p>0.0339206</text:p>
          </table:table-cell>
          <table:table-cell office:value-type="float" office:value="0.0309444" calcext:value-type="float">
            <text:p>0.0309444</text:p>
          </table:table-cell>
          <table:table-cell office:value-type="float" office:value="0.0279376" calcext:value-type="float">
            <text:p>0.0279376</text:p>
          </table:table-cell>
          <table:table-cell office:value-type="float" office:value="0.0249033" calcext:value-type="float">
            <text:p>0.0249033</text:p>
          </table:table-cell>
          <table:table-cell office:value-type="float" office:value="0.0218444" calcext:value-type="float">
            <text:p>0.0218444</text:p>
          </table:table-cell>
          <table:table-cell office:value-type="float" office:value="0.018764" calcext:value-type="float">
            <text:p>0.018764</text:p>
          </table:table-cell>
          <table:table-cell office:value-type="float" office:value="0.015665" calcext:value-type="float">
            <text:p>0.015665</text:p>
          </table:table-cell>
          <table:table-cell office:value-type="float" office:value="0.0125506" calcext:value-type="float">
            <text:p>0.0125506</text:p>
          </table:table-cell>
          <table:table-cell office:value-type="float" office:value="0.00942378" calcext:value-type="float">
            <text:p>0.00942378</text:p>
          </table:table-cell>
          <table:table-cell office:value-type="float" office:value="0.00628769" calcext:value-type="float">
            <text:p>0.00628769</text:p>
          </table:table-cell>
          <table:table-cell office:value-type="float" office:value="0.0031454" calcext:value-type="float">
            <text:p>0.0031454</text:p>
          </table:table-cell>
          <table:table-cell office:value-type="float" office:value="-7.15154E-017" calcext:value-type="float">
            <text:p>-7.15154E-17</text:p>
          </table:table-cell>
          <table:table-cell office:value-type="float" office:value="-0.0031454" calcext:value-type="float">
            <text:p>-0.0031454</text:p>
          </table:table-cell>
          <table:table-cell office:value-type="float" office:value="-0.00628769" calcext:value-type="float">
            <text:p>-0.00628769</text:p>
          </table:table-cell>
          <table:table-cell office:value-type="float" office:value="-0.00942378" calcext:value-type="float">
            <text:p>-0.00942378</text:p>
          </table:table-cell>
          <table:table-cell office:value-type="float" office:value="-0.0125506" calcext:value-type="float">
            <text:p>-0.0125506</text:p>
          </table:table-cell>
          <table:table-cell office:value-type="float" office:value="-0.015665" calcext:value-type="float">
            <text:p>-0.015665</text:p>
          </table:table-cell>
          <table:table-cell office:value-type="float" office:value="-0.018764" calcext:value-type="float">
            <text:p>-0.018764</text:p>
          </table:table-cell>
          <table:table-cell office:value-type="float" office:value="-0.0218444" calcext:value-type="float">
            <text:p>-0.0218444</text:p>
          </table:table-cell>
          <table:table-cell office:value-type="float" office:value="-0.0249033" calcext:value-type="float">
            <text:p>-0.0249033</text:p>
          </table:table-cell>
          <table:table-cell office:value-type="float" office:value="-0.0279376" calcext:value-type="float">
            <text:p>-0.0279376</text:p>
          </table:table-cell>
          <table:table-cell office:value-type="float" office:value="-0.0309444" calcext:value-type="float">
            <text:p>-0.0309444</text:p>
          </table:table-cell>
          <table:table-cell office:value-type="float" office:value="-0.0339206" calcext:value-type="float">
            <text:p>-0.0339206</text:p>
          </table:table-cell>
          <table:table-cell office:value-type="float" office:value="-0.0368633" calcext:value-type="float">
            <text:p>-0.0368633</text:p>
          </table:table-cell>
          <table:table-cell office:value-type="float" office:value="-0.0397697" calcext:value-type="float">
            <text:p>-0.0397697</text:p>
          </table:table-cell>
          <table:table-cell office:value-type="float" office:value="-0.0426368" calcext:value-type="float">
            <text:p>-0.0426368</text:p>
          </table:table-cell>
          <table:table-cell office:value-type="float" office:value="-0.0454618" calcext:value-type="float">
            <text:p>-0.0454618</text:p>
          </table:table-cell>
          <table:table-cell office:value-type="float" office:value="-0.048242" calcext:value-type="float">
            <text:p>-0.048242</text:p>
          </table:table-cell>
          <table:table-cell office:value-type="float" office:value="-0.0509745" calcext:value-type="float">
            <text:p>-0.0509745</text:p>
          </table:table-cell>
          <table:table-cell office:value-type="float" office:value="-0.0536568" calcext:value-type="float">
            <text:p>-0.0536568</text:p>
          </table:table-cell>
          <table:table-cell office:value-type="float" office:value="-0.0562861" calcext:value-type="float">
            <text:p>-0.0562861</text:p>
          </table:table-cell>
          <table:table-cell office:value-type="float" office:value="-0.0588598" calcext:value-type="float">
            <text:p>-0.0588598</text:p>
          </table:table-cell>
          <table:table-cell office:value-type="float" office:value="-0.0613755" calcext:value-type="float">
            <text:p>-0.0613755</text:p>
          </table:table-cell>
          <table:table-cell office:value-type="float" office:value="-0.0638306" calcext:value-type="float">
            <text:p>-0.0638306</text:p>
          </table:table-cell>
          <table:table-cell office:value-type="float" office:value="-0.0662227" calcext:value-type="float">
            <text:p>-0.0662227</text:p>
          </table:table-cell>
          <table:table-cell office:value-type="float" office:value="-0.0685494" calcext:value-type="float">
            <text:p>-0.0685494</text:p>
          </table:table-cell>
          <table:table-cell office:value-type="float" office:value="-0.0708085" calcext:value-type="float">
            <text:p>-0.0708085</text:p>
          </table:table-cell>
          <table:table-cell office:value-type="float" office:value="-0.0729977" calcext:value-type="float">
            <text:p>-0.0729977</text:p>
          </table:table-cell>
          <table:table-cell office:value-type="float" office:value="-0.0751148" calcext:value-type="float">
            <text:p>-0.0751148</text:p>
          </table:table-cell>
          <table:table-cell office:value-type="float" office:value="-0.0771579" calcext:value-type="float">
            <text:p>-0.0771579</text:p>
          </table:table-cell>
          <table:table-cell office:value-type="float" office:value="-0.0791248" calcext:value-type="float">
            <text:p>-0.0791248</text:p>
          </table:table-cell>
          <table:table-cell office:value-type="float" office:value="-0.0810136" calcext:value-type="float">
            <text:p>-0.0810136</text:p>
          </table:table-cell>
          <table:table-cell office:value-type="float" office:value="-0.0828224" calcext:value-type="float">
            <text:p>-0.0828224</text:p>
          </table:table-cell>
          <table:table-cell office:value-type="float" office:value="-0.0845496" calcext:value-type="float">
            <text:p>-0.0845496</text:p>
          </table:table-cell>
          <table:table-cell office:value-type="float" office:value="-0.0861932" calcext:value-type="float">
            <text:p>-0.0861932</text:p>
          </table:table-cell>
          <table:table-cell office:value-type="float" office:value="-0.0877519" calcext:value-type="float">
            <text:p>-0.0877519</text:p>
          </table:table-cell>
          <table:table-cell office:value-type="float" office:value="-0.0892239" calcext:value-type="float">
            <text:p>-0.0892239</text:p>
          </table:table-cell>
          <table:table-cell office:value-type="float" office:value="-0.0906078" calcext:value-type="float">
            <text:p>-0.0906078</text:p>
          </table:table-cell>
          <table:table-cell office:value-type="float" office:value="-0.0919024" calcext:value-type="float">
            <text:p>-0.0919024</text:p>
          </table:table-cell>
          <table:table-cell office:value-type="float" office:value="-0.0931062" calcext:value-type="float">
            <text:p>-0.0931062</text:p>
          </table:table-cell>
          <table:table-cell office:value-type="float" office:value="-0.0942182" calcext:value-type="float">
            <text:p>-0.0942182</text:p>
          </table:table-cell>
          <table:table-cell office:value-type="float" office:value="-0.0952371" calcext:value-type="float">
            <text:p>-0.0952371</text:p>
          </table:table-cell>
          <table:table-cell office:value-type="float" office:value="-0.0961621" calcext:value-type="float">
            <text:p>-0.0961621</text:p>
          </table:table-cell>
          <table:table-cell office:value-type="float" office:value="-0.0969922" calcext:value-type="float">
            <text:p>-0.0969922</text:p>
          </table:table-cell>
          <table:table-cell office:value-type="float" office:value="-0.0977266" calcext:value-type="float">
            <text:p>-0.0977266</text:p>
          </table:table-cell>
          <table:table-cell office:value-type="float" office:value="-0.0983645" calcext:value-type="float">
            <text:p>-0.0983645</text:p>
          </table:table-cell>
          <table:table-cell office:value-type="float" office:value="-0.0989054" calcext:value-type="float">
            <text:p>-0.0989054</text:p>
          </table:table-cell>
          <table:table-cell office:value-type="float" office:value="-0.0993486" calcext:value-type="float">
            <text:p>-0.0993486</text:p>
          </table:table-cell>
          <table:table-cell office:value-type="float" office:value="-0.0996938" calcext:value-type="float">
            <text:p>-0.0996938</text:p>
          </table:table-cell>
          <table:table-cell office:value-type="float" office:value="-0.0999406" calcext:value-type="float">
            <text:p>-0.0999406</text:p>
          </table:table-cell>
          <table:table-cell office:value-type="float" office:value="-0.100089" calcext:value-type="float">
            <text:p>-0.100089</text:p>
          </table:table-cell>
          <table:table-cell office:value-type="float" office:value="-0.100138" calcext:value-type="float">
            <text:p>-0.100138</text:p>
          </table:table-cell>
          <table:table-cell/>
        </table:table-row>
        <table:table-row table:style-name="ro1">
          <table:table-cell office:value-type="float" office:value="0.525582" calcext:value-type="float">
            <text:p>0.525582</text:p>
          </table:table-cell>
          <table:table-cell office:value-type="float" office:value="0.0782059" calcext:value-type="float">
            <text:p>0.0782059</text:p>
          </table:table-cell>
          <table:table-cell office:value-type="float" office:value="0.0781681" calcext:value-type="float">
            <text:p>0.0781681</text:p>
          </table:table-cell>
          <table:table-cell office:value-type="float" office:value="0.0780521" calcext:value-type="float">
            <text:p>0.0780521</text:p>
          </table:table-cell>
          <table:table-cell office:value-type="float" office:value="0.0778594" calcext:value-type="float">
            <text:p>0.0778594</text:p>
          </table:table-cell>
          <table:table-cell office:value-type="float" office:value="0.0775898" calcext:value-type="float">
            <text:p>0.0775898</text:p>
          </table:table-cell>
          <table:table-cell office:value-type="float" office:value="0.0772436" calcext:value-type="float">
            <text:p>0.0772436</text:p>
          </table:table-cell>
          <table:table-cell office:value-type="float" office:value="0.0768212" calcext:value-type="float">
            <text:p>0.0768212</text:p>
          </table:table-cell>
          <table:table-cell office:value-type="float" office:value="0.076323" calcext:value-type="float">
            <text:p>0.076323</text:p>
          </table:table-cell>
          <table:table-cell office:value-type="float" office:value="0.0757495" calcext:value-type="float">
            <text:p>0.0757495</text:p>
          </table:table-cell>
          <table:table-cell office:value-type="float" office:value="0.0751012" calcext:value-type="float">
            <text:p>0.0751012</text:p>
          </table:table-cell>
          <table:table-cell office:value-type="float" office:value="0.0743788" calcext:value-type="float">
            <text:p>0.0743788</text:p>
          </table:table-cell>
          <table:table-cell office:value-type="float" office:value="0.073583" calcext:value-type="float">
            <text:p>0.073583</text:p>
          </table:table-cell>
          <table:table-cell office:value-type="float" office:value="0.0727146" calcext:value-type="float">
            <text:p>0.0727146</text:p>
          </table:table-cell>
          <table:table-cell office:value-type="float" office:value="0.0717744" calcext:value-type="float">
            <text:p>0.0717744</text:p>
          </table:table-cell>
          <table:table-cell office:value-type="float" office:value="0.0707634" calcext:value-type="float">
            <text:p>0.0707634</text:p>
          </table:table-cell>
          <table:table-cell office:value-type="float" office:value="0.0696825" calcext:value-type="float">
            <text:p>0.0696825</text:p>
          </table:table-cell>
          <table:table-cell office:value-type="float" office:value="0.0685329" calcext:value-type="float">
            <text:p>0.0685329</text:p>
          </table:table-cell>
          <table:table-cell office:value-type="float" office:value="0.0673156" calcext:value-type="float">
            <text:p>0.0673156</text:p>
          </table:table-cell>
          <table:table-cell office:value-type="float" office:value="0.0660319" calcext:value-type="float">
            <text:p>0.0660319</text:p>
          </table:table-cell>
          <table:table-cell office:value-type="float" office:value="0.0646831" calcext:value-type="float">
            <text:p>0.0646831</text:p>
          </table:table-cell>
          <table:table-cell office:value-type="float" office:value="0.0632704" calcext:value-type="float">
            <text:p>0.0632704</text:p>
          </table:table-cell>
          <table:table-cell office:value-type="float" office:value="0.0617953" calcext:value-type="float">
            <text:p>0.0617953</text:p>
          </table:table-cell>
          <table:table-cell office:value-type="float" office:value="0.0602592" calcext:value-type="float">
            <text:p>0.0602592</text:p>
          </table:table-cell>
          <table:table-cell office:value-type="float" office:value="0.0586636" calcext:value-type="float">
            <text:p>0.0586636</text:p>
          </table:table-cell>
          <table:table-cell office:value-type="float" office:value="0.0570101" calcext:value-type="float">
            <text:p>0.0570101</text:p>
          </table:table-cell>
          <table:table-cell office:value-type="float" office:value="0.0553004" calcext:value-type="float">
            <text:p>0.0553004</text:p>
          </table:table-cell>
          <table:table-cell office:value-type="float" office:value="0.053536" calcext:value-type="float">
            <text:p>0.053536</text:p>
          </table:table-cell>
          <table:table-cell office:value-type="float" office:value="0.0517189" calcext:value-type="float">
            <text:p>0.0517189</text:p>
          </table:table-cell>
          <table:table-cell office:value-type="float" office:value="0.0498507" calcext:value-type="float">
            <text:p>0.0498507</text:p>
          </table:table-cell>
          <table:table-cell office:value-type="float" office:value="0.0479333" calcext:value-type="float">
            <text:p>0.0479333</text:p>
          </table:table-cell>
          <table:table-cell office:value-type="float" office:value="0.0459686" calcext:value-type="float">
            <text:p>0.0459686</text:p>
          </table:table-cell>
          <table:table-cell office:value-type="float" office:value="0.0439586" calcext:value-type="float">
            <text:p>0.0439586</text:p>
          </table:table-cell>
          <table:table-cell office:value-type="float" office:value="0.0419051" calcext:value-type="float">
            <text:p>0.0419051</text:p>
          </table:table-cell>
          <table:table-cell office:value-type="float" office:value="0.0398103" calcext:value-type="float">
            <text:p>0.0398103</text:p>
          </table:table-cell>
          <table:table-cell office:value-type="float" office:value="0.0376762" calcext:value-type="float">
            <text:p>0.0376762</text:p>
          </table:table-cell>
          <table:table-cell office:value-type="float" office:value="0.035505" calcext:value-type="float">
            <text:p>0.035505</text:p>
          </table:table-cell>
          <table:table-cell office:value-type="float" office:value="0.0332987" calcext:value-type="float">
            <text:p>0.0332987</text:p>
          </table:table-cell>
          <table:table-cell office:value-type="float" office:value="0.0310595" calcext:value-type="float">
            <text:p>0.0310595</text:p>
          </table:table-cell>
          <table:table-cell office:value-type="float" office:value="0.0287897" calcext:value-type="float">
            <text:p>0.0287897</text:p>
          </table:table-cell>
          <table:table-cell office:value-type="float" office:value="0.0264914" calcext:value-type="float">
            <text:p>0.0264914</text:p>
          </table:table-cell>
          <table:table-cell office:value-type="float" office:value="0.0241671" calcext:value-type="float">
            <text:p>0.0241671</text:p>
          </table:table-cell>
          <table:table-cell office:value-type="float" office:value="0.0218188" calcext:value-type="float">
            <text:p>0.0218188</text:p>
          </table:table-cell>
          <table:table-cell office:value-type="float" office:value="0.0194491" calcext:value-type="float">
            <text:p>0.0194491</text:p>
          </table:table-cell>
          <table:table-cell office:value-type="float" office:value="0.0170601" calcext:value-type="float">
            <text:p>0.0170601</text:p>
          </table:table-cell>
          <table:table-cell office:value-type="float" office:value="0.0146543" calcext:value-type="float">
            <text:p>0.0146543</text:p>
          </table:table-cell>
          <table:table-cell office:value-type="float" office:value="0.0122341" calcext:value-type="float">
            <text:p>0.0122341</text:p>
          </table:table-cell>
          <table:table-cell office:value-type="float" office:value="0.00980175" calcext:value-type="float">
            <text:p>0.00980175</text:p>
          </table:table-cell>
          <table:table-cell office:value-type="float" office:value="0.00735976" calcext:value-type="float">
            <text:p>0.00735976</text:p>
          </table:table-cell>
          <table:table-cell office:value-type="float" office:value="0.00491053" calcext:value-type="float">
            <text:p>0.00491053</text:p>
          </table:table-cell>
          <table:table-cell office:value-type="float" office:value="0.00245647" calcext:value-type="float">
            <text:p>0.00245647</text:p>
          </table:table-cell>
          <table:table-cell office:value-type="float" office:value="-2.53109E-016" calcext:value-type="float">
            <text:p>-2.53109E-16</text:p>
          </table:table-cell>
          <table:table-cell office:value-type="float" office:value="-0.00245647" calcext:value-type="float">
            <text:p>-0.00245647</text:p>
          </table:table-cell>
          <table:table-cell office:value-type="float" office:value="-0.00491053" calcext:value-type="float">
            <text:p>-0.00491053</text:p>
          </table:table-cell>
          <table:table-cell office:value-type="float" office:value="-0.00735976" calcext:value-type="float">
            <text:p>-0.00735976</text:p>
          </table:table-cell>
          <table:table-cell office:value-type="float" office:value="-0.00980175" calcext:value-type="float">
            <text:p>-0.00980175</text:p>
          </table:table-cell>
          <table:table-cell office:value-type="float" office:value="-0.0122341" calcext:value-type="float">
            <text:p>-0.0122341</text:p>
          </table:table-cell>
          <table:table-cell office:value-type="float" office:value="-0.0146543" calcext:value-type="float">
            <text:p>-0.0146543</text:p>
          </table:table-cell>
          <table:table-cell office:value-type="float" office:value="-0.0170601" calcext:value-type="float">
            <text:p>-0.0170601</text:p>
          </table:table-cell>
          <table:table-cell office:value-type="float" office:value="-0.0194491" calcext:value-type="float">
            <text:p>-0.0194491</text:p>
          </table:table-cell>
          <table:table-cell office:value-type="float" office:value="-0.0218188" calcext:value-type="float">
            <text:p>-0.0218188</text:p>
          </table:table-cell>
          <table:table-cell office:value-type="float" office:value="-0.0241671" calcext:value-type="float">
            <text:p>-0.0241671</text:p>
          </table:table-cell>
          <table:table-cell office:value-type="float" office:value="-0.0264914" calcext:value-type="float">
            <text:p>-0.0264914</text:p>
          </table:table-cell>
          <table:table-cell office:value-type="float" office:value="-0.0287897" calcext:value-type="float">
            <text:p>-0.0287897</text:p>
          </table:table-cell>
          <table:table-cell office:value-type="float" office:value="-0.0310595" calcext:value-type="float">
            <text:p>-0.0310595</text:p>
          </table:table-cell>
          <table:table-cell office:value-type="float" office:value="-0.0332987" calcext:value-type="float">
            <text:p>-0.0332987</text:p>
          </table:table-cell>
          <table:table-cell office:value-type="float" office:value="-0.035505" calcext:value-type="float">
            <text:p>-0.035505</text:p>
          </table:table-cell>
          <table:table-cell office:value-type="float" office:value="-0.0376762" calcext:value-type="float">
            <text:p>-0.0376762</text:p>
          </table:table-cell>
          <table:table-cell office:value-type="float" office:value="-0.0398103" calcext:value-type="float">
            <text:p>-0.0398103</text:p>
          </table:table-cell>
          <table:table-cell office:value-type="float" office:value="-0.0419051" calcext:value-type="float">
            <text:p>-0.0419051</text:p>
          </table:table-cell>
          <table:table-cell office:value-type="float" office:value="-0.0439586" calcext:value-type="float">
            <text:p>-0.0439586</text:p>
          </table:table-cell>
          <table:table-cell office:value-type="float" office:value="-0.0459686" calcext:value-type="float">
            <text:p>-0.0459686</text:p>
          </table:table-cell>
          <table:table-cell office:value-type="float" office:value="-0.0479333" calcext:value-type="float">
            <text:p>-0.0479333</text:p>
          </table:table-cell>
          <table:table-cell office:value-type="float" office:value="-0.0498507" calcext:value-type="float">
            <text:p>-0.0498507</text:p>
          </table:table-cell>
          <table:table-cell office:value-type="float" office:value="-0.0517189" calcext:value-type="float">
            <text:p>-0.0517189</text:p>
          </table:table-cell>
          <table:table-cell office:value-type="float" office:value="-0.053536" calcext:value-type="float">
            <text:p>-0.053536</text:p>
          </table:table-cell>
          <table:table-cell office:value-type="float" office:value="-0.0553004" calcext:value-type="float">
            <text:p>-0.0553004</text:p>
          </table:table-cell>
          <table:table-cell office:value-type="float" office:value="-0.0570101" calcext:value-type="float">
            <text:p>-0.0570101</text:p>
          </table:table-cell>
          <table:table-cell office:value-type="float" office:value="-0.0586636" calcext:value-type="float">
            <text:p>-0.0586636</text:p>
          </table:table-cell>
          <table:table-cell office:value-type="float" office:value="-0.0602592" calcext:value-type="float">
            <text:p>-0.0602592</text:p>
          </table:table-cell>
          <table:table-cell office:value-type="float" office:value="-0.0617953" calcext:value-type="float">
            <text:p>-0.0617953</text:p>
          </table:table-cell>
          <table:table-cell office:value-type="float" office:value="-0.0632704" calcext:value-type="float">
            <text:p>-0.0632704</text:p>
          </table:table-cell>
          <table:table-cell office:value-type="float" office:value="-0.0646831" calcext:value-type="float">
            <text:p>-0.0646831</text:p>
          </table:table-cell>
          <table:table-cell office:value-type="float" office:value="-0.0660319" calcext:value-type="float">
            <text:p>-0.0660319</text:p>
          </table:table-cell>
          <table:table-cell office:value-type="float" office:value="-0.0673156" calcext:value-type="float">
            <text:p>-0.0673156</text:p>
          </table:table-cell>
          <table:table-cell office:value-type="float" office:value="-0.0685329" calcext:value-type="float">
            <text:p>-0.0685329</text:p>
          </table:table-cell>
          <table:table-cell office:value-type="float" office:value="-0.0696825" calcext:value-type="float">
            <text:p>-0.0696825</text:p>
          </table:table-cell>
          <table:table-cell office:value-type="float" office:value="-0.0707634" calcext:value-type="float">
            <text:p>-0.0707634</text:p>
          </table:table-cell>
          <table:table-cell office:value-type="float" office:value="-0.0717744" calcext:value-type="float">
            <text:p>-0.0717744</text:p>
          </table:table-cell>
          <table:table-cell office:value-type="float" office:value="-0.0727146" calcext:value-type="float">
            <text:p>-0.0727146</text:p>
          </table:table-cell>
          <table:table-cell office:value-type="float" office:value="-0.073583" calcext:value-type="float">
            <text:p>-0.073583</text:p>
          </table:table-cell>
          <table:table-cell office:value-type="float" office:value="-0.0743788" calcext:value-type="float">
            <text:p>-0.0743788</text:p>
          </table:table-cell>
          <table:table-cell office:value-type="float" office:value="-0.0751012" calcext:value-type="float">
            <text:p>-0.0751012</text:p>
          </table:table-cell>
          <table:table-cell office:value-type="float" office:value="-0.0757495" calcext:value-type="float">
            <text:p>-0.0757495</text:p>
          </table:table-cell>
          <table:table-cell office:value-type="float" office:value="-0.076323" calcext:value-type="float">
            <text:p>-0.076323</text:p>
          </table:table-cell>
          <table:table-cell office:value-type="float" office:value="-0.0768212" calcext:value-type="float">
            <text:p>-0.0768212</text:p>
          </table:table-cell>
          <table:table-cell office:value-type="float" office:value="-0.0772436" calcext:value-type="float">
            <text:p>-0.0772436</text:p>
          </table:table-cell>
          <table:table-cell office:value-type="float" office:value="-0.0775898" calcext:value-type="float">
            <text:p>-0.0775898</text:p>
          </table:table-cell>
          <table:table-cell office:value-type="float" office:value="-0.0778594" calcext:value-type="float">
            <text:p>-0.0778594</text:p>
          </table:table-cell>
          <table:table-cell office:value-type="float" office:value="-0.0780521" calcext:value-type="float">
            <text:p>-0.0780521</text:p>
          </table:table-cell>
          <table:table-cell office:value-type="float" office:value="-0.0781681" calcext:value-type="float">
            <text:p>-0.0781681</text:p>
          </table:table-cell>
          <table:table-cell office:value-type="float" office:value="-0.0782059" calcext:value-type="float">
            <text:p>-0.0782059</text:p>
          </table:table-cell>
          <table:table-cell/>
        </table:table-row>
        <table:table-row table:style-name="ro1">
          <table:table-cell office:value-type="float" office:value="0.533328" calcext:value-type="float">
            <text:p>0.533328</text:p>
          </table:table-cell>
          <table:table-cell office:value-type="float" office:value="0.0593404" calcext:value-type="float">
            <text:p>0.0593404</text:p>
          </table:table-cell>
          <table:table-cell office:value-type="float" office:value="0.0593107" calcext:value-type="float">
            <text:p>0.0593107</text:p>
          </table:table-cell>
          <table:table-cell office:value-type="float" office:value="0.059223" calcext:value-type="float">
            <text:p>0.059223</text:p>
          </table:table-cell>
          <table:table-cell office:value-type="float" office:value="0.0590767" calcext:value-type="float">
            <text:p>0.0590767</text:p>
          </table:table-cell>
          <table:table-cell office:value-type="float" office:value="0.0588722" calcext:value-type="float">
            <text:p>0.0588722</text:p>
          </table:table-cell>
          <table:table-cell office:value-type="float" office:value="0.0586095" calcext:value-type="float">
            <text:p>0.0586095</text:p>
          </table:table-cell>
          <table:table-cell office:value-type="float" office:value="0.058289" calcext:value-type="float">
            <text:p>0.058289</text:p>
          </table:table-cell>
          <table:table-cell office:value-type="float" office:value="0.057911" calcext:value-type="float">
            <text:p>0.057911</text:p>
          </table:table-cell>
          <table:table-cell office:value-type="float" office:value="0.0574758" calcext:value-type="float">
            <text:p>0.0574758</text:p>
          </table:table-cell>
          <table:table-cell office:value-type="float" office:value="0.0569839" calcext:value-type="float">
            <text:p>0.0569839</text:p>
          </table:table-cell>
          <table:table-cell office:value-type="float" office:value="0.0564358" calcext:value-type="float">
            <text:p>0.0564358</text:p>
          </table:table-cell>
          <table:table-cell office:value-type="float" office:value="0.055832" calcext:value-type="float">
            <text:p>0.055832</text:p>
          </table:table-cell>
          <table:table-cell office:value-type="float" office:value="0.055173" calcext:value-type="float">
            <text:p>0.055173</text:p>
          </table:table-cell>
          <table:table-cell office:value-type="float" office:value="0.0544597" calcext:value-type="float">
            <text:p>0.0544597</text:p>
          </table:table-cell>
          <table:table-cell office:value-type="float" office:value="0.0536925" calcext:value-type="float">
            <text:p>0.0536925</text:p>
          </table:table-cell>
          <table:table-cell office:value-type="float" office:value="0.0528724" calcext:value-type="float">
            <text:p>0.0528724</text:p>
          </table:table-cell>
          <table:table-cell office:value-type="float" office:value="0.0520001" calcext:value-type="float">
            <text:p>0.0520001</text:p>
          </table:table-cell>
          <table:table-cell office:value-type="float" office:value="0.0510765" calcext:value-type="float">
            <text:p>0.0510765</text:p>
          </table:table-cell>
          <table:table-cell office:value-type="float" office:value="0.0501025" calcext:value-type="float">
            <text:p>0.0501025</text:p>
          </table:table-cell>
          <table:table-cell office:value-type="float" office:value="0.049079" calcext:value-type="float">
            <text:p>0.049079</text:p>
          </table:table-cell>
          <table:table-cell office:value-type="float" office:value="0.0480071" calcext:value-type="float">
            <text:p>0.0480071</text:p>
          </table:table-cell>
          <table:table-cell office:value-type="float" office:value="0.0468879" calcext:value-type="float">
            <text:p>0.0468879</text:p>
          </table:table-cell>
          <table:table-cell office:value-type="float" office:value="0.0457223" calcext:value-type="float">
            <text:p>0.0457223</text:p>
          </table:table-cell>
          <table:table-cell office:value-type="float" office:value="0.0445117" calcext:value-type="float">
            <text:p>0.0445117</text:p>
          </table:table-cell>
          <table:table-cell office:value-type="float" office:value="0.0432571" calcext:value-type="float">
            <text:p>0.0432571</text:p>
          </table:table-cell>
          <table:table-cell office:value-type="float" office:value="0.0419598" calcext:value-type="float">
            <text:p>0.0419598</text:p>
          </table:table-cell>
          <table:table-cell office:value-type="float" office:value="0.0406211" calcext:value-type="float">
            <text:p>0.0406211</text:p>
          </table:table-cell>
          <table:table-cell office:value-type="float" office:value="0.0392423" calcext:value-type="float">
            <text:p>0.0392423</text:p>
          </table:table-cell>
          <table:table-cell office:value-type="float" office:value="0.0378248" calcext:value-type="float">
            <text:p>0.0378248</text:p>
          </table:table-cell>
          <table:table-cell office:value-type="float" office:value="0.0363699" calcext:value-type="float">
            <text:p>0.0363699</text:p>
          </table:table-cell>
          <table:table-cell office:value-type="float" office:value="0.0348792" calcext:value-type="float">
            <text:p>0.0348792</text:p>
          </table:table-cell>
          <table:table-cell office:value-type="float" office:value="0.033354" calcext:value-type="float">
            <text:p>0.033354</text:p>
          </table:table-cell>
          <table:table-cell office:value-type="float" office:value="0.031796" calcext:value-type="float">
            <text:p>0.031796</text:p>
          </table:table-cell>
          <table:table-cell office:value-type="float" office:value="0.0302065" calcext:value-type="float">
            <text:p>0.0302065</text:p>
          </table:table-cell>
          <table:table-cell office:value-type="float" office:value="0.0285872" calcext:value-type="float">
            <text:p>0.0285872</text:p>
          </table:table-cell>
          <table:table-cell office:value-type="float" office:value="0.0269398" calcext:value-type="float">
            <text:p>0.0269398</text:p>
          </table:table-cell>
          <table:table-cell office:value-type="float" office:value="0.0252657" calcext:value-type="float">
            <text:p>0.0252657</text:p>
          </table:table-cell>
          <table:table-cell office:value-type="float" office:value="0.0235667" calcext:value-type="float">
            <text:p>0.0235667</text:p>
          </table:table-cell>
          <table:table-cell office:value-type="float" office:value="0.0218444" calcext:value-type="float">
            <text:p>0.0218444</text:p>
          </table:table-cell>
          <table:table-cell office:value-type="float" office:value="0.0201006" calcext:value-type="float">
            <text:p>0.0201006</text:p>
          </table:table-cell>
          <table:table-cell office:value-type="float" office:value="0.018337" calcext:value-type="float">
            <text:p>0.018337</text:p>
          </table:table-cell>
          <table:table-cell office:value-type="float" office:value="0.0165552" calcext:value-type="float">
            <text:p>0.0165552</text:p>
          </table:table-cell>
          <table:table-cell office:value-type="float" office:value="0.0147571" calcext:value-type="float">
            <text:p>0.0147571</text:p>
          </table:table-cell>
          <table:table-cell office:value-type="float" office:value="0.0129445" calcext:value-type="float">
            <text:p>0.0129445</text:p>
          </table:table-cell>
          <table:table-cell office:value-type="float" office:value="0.0111191" calcext:value-type="float">
            <text:p>0.0111191</text:p>
          </table:table-cell>
          <table:table-cell office:value-type="float" office:value="0.00928269" calcext:value-type="float">
            <text:p>0.00928269</text:p>
          </table:table-cell>
          <table:table-cell office:value-type="float" office:value="0.00743713" calcext:value-type="float">
            <text:p>0.00743713</text:p>
          </table:table-cell>
          <table:table-cell office:value-type="float" office:value="0.00558425" calcext:value-type="float">
            <text:p>0.00558425</text:p>
          </table:table-cell>
          <table:table-cell office:value-type="float" office:value="0.00372587" calcext:value-type="float">
            <text:p>0.00372587</text:p>
          </table:table-cell>
          <table:table-cell office:value-type="float" office:value="0.00186385" calcext:value-type="float">
            <text:p>0.00186385</text:p>
          </table:table-cell>
          <table:table-cell office:value-type="float" office:value="-1.00378E-016" calcext:value-type="float">
            <text:p>-1.00378E-16</text:p>
          </table:table-cell>
          <table:table-cell office:value-type="float" office:value="-0.00186385" calcext:value-type="float">
            <text:p>-0.00186385</text:p>
          </table:table-cell>
          <table:table-cell office:value-type="float" office:value="-0.00372587" calcext:value-type="float">
            <text:p>-0.00372587</text:p>
          </table:table-cell>
          <table:table-cell office:value-type="float" office:value="-0.00558425" calcext:value-type="float">
            <text:p>-0.00558425</text:p>
          </table:table-cell>
          <table:table-cell office:value-type="float" office:value="-0.00743713" calcext:value-type="float">
            <text:p>-0.00743713</text:p>
          </table:table-cell>
          <table:table-cell office:value-type="float" office:value="-0.00928269" calcext:value-type="float">
            <text:p>-0.00928269</text:p>
          </table:table-cell>
          <table:table-cell office:value-type="float" office:value="-0.0111191" calcext:value-type="float">
            <text:p>-0.0111191</text:p>
          </table:table-cell>
          <table:table-cell office:value-type="float" office:value="-0.0129445" calcext:value-type="float">
            <text:p>-0.0129445</text:p>
          </table:table-cell>
          <table:table-cell office:value-type="float" office:value="-0.0147571" calcext:value-type="float">
            <text:p>-0.0147571</text:p>
          </table:table-cell>
          <table:table-cell office:value-type="float" office:value="-0.0165552" calcext:value-type="float">
            <text:p>-0.0165552</text:p>
          </table:table-cell>
          <table:table-cell office:value-type="float" office:value="-0.018337" calcext:value-type="float">
            <text:p>-0.018337</text:p>
          </table:table-cell>
          <table:table-cell office:value-type="float" office:value="-0.0201006" calcext:value-type="float">
            <text:p>-0.0201006</text:p>
          </table:table-cell>
          <table:table-cell office:value-type="float" office:value="-0.0218444" calcext:value-type="float">
            <text:p>-0.0218444</text:p>
          </table:table-cell>
          <table:table-cell office:value-type="float" office:value="-0.0235667" calcext:value-type="float">
            <text:p>-0.0235667</text:p>
          </table:table-cell>
          <table:table-cell office:value-type="float" office:value="-0.0252657" calcext:value-type="float">
            <text:p>-0.0252657</text:p>
          </table:table-cell>
          <table:table-cell office:value-type="float" office:value="-0.0269398" calcext:value-type="float">
            <text:p>-0.0269398</text:p>
          </table:table-cell>
          <table:table-cell office:value-type="float" office:value="-0.0285872" calcext:value-type="float">
            <text:p>-0.0285872</text:p>
          </table:table-cell>
          <table:table-cell office:value-type="float" office:value="-0.0302065" calcext:value-type="float">
            <text:p>-0.0302065</text:p>
          </table:table-cell>
          <table:table-cell office:value-type="float" office:value="-0.031796" calcext:value-type="float">
            <text:p>-0.031796</text:p>
          </table:table-cell>
          <table:table-cell office:value-type="float" office:value="-0.033354" calcext:value-type="float">
            <text:p>-0.033354</text:p>
          </table:table-cell>
          <table:table-cell office:value-type="float" office:value="-0.0348792" calcext:value-type="float">
            <text:p>-0.0348792</text:p>
          </table:table-cell>
          <table:table-cell office:value-type="float" office:value="-0.0363699" calcext:value-type="float">
            <text:p>-0.0363699</text:p>
          </table:table-cell>
          <table:table-cell office:value-type="float" office:value="-0.0378248" calcext:value-type="float">
            <text:p>-0.0378248</text:p>
          </table:table-cell>
          <table:table-cell office:value-type="float" office:value="-0.0392423" calcext:value-type="float">
            <text:p>-0.0392423</text:p>
          </table:table-cell>
          <table:table-cell office:value-type="float" office:value="-0.0406211" calcext:value-type="float">
            <text:p>-0.0406211</text:p>
          </table:table-cell>
          <table:table-cell office:value-type="float" office:value="-0.0419598" calcext:value-type="float">
            <text:p>-0.0419598</text:p>
          </table:table-cell>
          <table:table-cell office:value-type="float" office:value="-0.0432571" calcext:value-type="float">
            <text:p>-0.0432571</text:p>
          </table:table-cell>
          <table:table-cell office:value-type="float" office:value="-0.0445117" calcext:value-type="float">
            <text:p>-0.0445117</text:p>
          </table:table-cell>
          <table:table-cell office:value-type="float" office:value="-0.0457223" calcext:value-type="float">
            <text:p>-0.0457223</text:p>
          </table:table-cell>
          <table:table-cell office:value-type="float" office:value="-0.0468879" calcext:value-type="float">
            <text:p>-0.0468879</text:p>
          </table:table-cell>
          <table:table-cell office:value-type="float" office:value="-0.0480071" calcext:value-type="float">
            <text:p>-0.0480071</text:p>
          </table:table-cell>
          <table:table-cell office:value-type="float" office:value="-0.049079" calcext:value-type="float">
            <text:p>-0.049079</text:p>
          </table:table-cell>
          <table:table-cell office:value-type="float" office:value="-0.0501025" calcext:value-type="float">
            <text:p>-0.0501025</text:p>
          </table:table-cell>
          <table:table-cell office:value-type="float" office:value="-0.0510765" calcext:value-type="float">
            <text:p>-0.0510765</text:p>
          </table:table-cell>
          <table:table-cell office:value-type="float" office:value="-0.0520001" calcext:value-type="float">
            <text:p>-0.0520001</text:p>
          </table:table-cell>
          <table:table-cell office:value-type="float" office:value="-0.0528724" calcext:value-type="float">
            <text:p>-0.0528724</text:p>
          </table:table-cell>
          <table:table-cell office:value-type="float" office:value="-0.0536925" calcext:value-type="float">
            <text:p>-0.0536925</text:p>
          </table:table-cell>
          <table:table-cell office:value-type="float" office:value="-0.0544597" calcext:value-type="float">
            <text:p>-0.0544597</text:p>
          </table:table-cell>
          <table:table-cell office:value-type="float" office:value="-0.055173" calcext:value-type="float">
            <text:p>-0.055173</text:p>
          </table:table-cell>
          <table:table-cell office:value-type="float" office:value="-0.055832" calcext:value-type="float">
            <text:p>-0.055832</text:p>
          </table:table-cell>
          <table:table-cell office:value-type="float" office:value="-0.0564358" calcext:value-type="float">
            <text:p>-0.0564358</text:p>
          </table:table-cell>
          <table:table-cell office:value-type="float" office:value="-0.0569839" calcext:value-type="float">
            <text:p>-0.0569839</text:p>
          </table:table-cell>
          <table:table-cell office:value-type="float" office:value="-0.0574758" calcext:value-type="float">
            <text:p>-0.0574758</text:p>
          </table:table-cell>
          <table:table-cell office:value-type="float" office:value="-0.057911" calcext:value-type="float">
            <text:p>-0.057911</text:p>
          </table:table-cell>
          <table:table-cell office:value-type="float" office:value="-0.058289" calcext:value-type="float">
            <text:p>-0.058289</text:p>
          </table:table-cell>
          <table:table-cell office:value-type="float" office:value="-0.0586095" calcext:value-type="float">
            <text:p>-0.0586095</text:p>
          </table:table-cell>
          <table:table-cell office:value-type="float" office:value="-0.0588722" calcext:value-type="float">
            <text:p>-0.0588722</text:p>
          </table:table-cell>
          <table:table-cell office:value-type="float" office:value="-0.0590767" calcext:value-type="float">
            <text:p>-0.0590767</text:p>
          </table:table-cell>
          <table:table-cell office:value-type="float" office:value="-0.059223" calcext:value-type="float">
            <text:p>-0.059223</text:p>
          </table:table-cell>
          <table:table-cell office:value-type="float" office:value="-0.0593107" calcext:value-type="float">
            <text:p>-0.0593107</text:p>
          </table:table-cell>
          <table:table-cell office:value-type="float" office:value="-0.0593404" calcext:value-type="float">
            <text:p>-0.0593404</text:p>
          </table:table-cell>
          <table:table-cell/>
        </table:table-row>
        <table:table-row table:style-name="ro1">
          <table:table-cell office:value-type="float" office:value="0.541074" calcext:value-type="float">
            <text:p>0.541074</text:p>
          </table:table-cell>
          <table:table-cell office:value-type="float" office:value="0.0405847" calcext:value-type="float">
            <text:p>0.0405847</text:p>
          </table:table-cell>
          <table:table-cell office:value-type="float" office:value="0.0405641" calcext:value-type="float">
            <text:p>0.0405641</text:p>
          </table:table-cell>
          <table:table-cell office:value-type="float" office:value="0.0405042" calcext:value-type="float">
            <text:p>0.0405042</text:p>
          </table:table-cell>
          <table:table-cell office:value-type="float" office:value="0.0404041" calcext:value-type="float">
            <text:p>0.0404041</text:p>
          </table:table-cell>
          <table:table-cell office:value-type="float" office:value="0.0402643" calcext:value-type="float">
            <text:p>0.0402643</text:p>
          </table:table-cell>
          <table:table-cell office:value-type="float" office:value="0.0400846" calcext:value-type="float">
            <text:p>0.0400846</text:p>
          </table:table-cell>
          <table:table-cell office:value-type="float" office:value="0.0398654" calcext:value-type="float">
            <text:p>0.0398654</text:p>
          </table:table-cell>
          <table:table-cell office:value-type="float" office:value="0.0396069" calcext:value-type="float">
            <text:p>0.0396069</text:p>
          </table:table-cell>
          <table:table-cell office:value-type="float" office:value="0.0393092" calcext:value-type="float">
            <text:p>0.0393092</text:p>
          </table:table-cell>
          <table:table-cell office:value-type="float" office:value="0.0389728" calcext:value-type="float">
            <text:p>0.0389728</text:p>
          </table:table-cell>
          <table:table-cell office:value-type="float" office:value="0.0385979" calcext:value-type="float">
            <text:p>0.0385979</text:p>
          </table:table-cell>
          <table:table-cell office:value-type="float" office:value="0.038185" calcext:value-type="float">
            <text:p>0.038185</text:p>
          </table:table-cell>
          <table:table-cell office:value-type="float" office:value="0.0377343" calcext:value-type="float">
            <text:p>0.0377343</text:p>
          </table:table-cell>
          <table:table-cell office:value-type="float" office:value="0.0372464" calcext:value-type="float">
            <text:p>0.0372464</text:p>
          </table:table-cell>
          <table:table-cell office:value-type="float" office:value="0.0367217" calcext:value-type="float">
            <text:p>0.0367217</text:p>
          </table:table-cell>
          <table:table-cell office:value-type="float" office:value="0.0361608" calcext:value-type="float">
            <text:p>0.0361608</text:p>
          </table:table-cell>
          <table:table-cell office:value-type="float" office:value="0.0355643" calcext:value-type="float">
            <text:p>0.0355643</text:p>
          </table:table-cell>
          <table:table-cell office:value-type="float" office:value="0.0349326" calcext:value-type="float">
            <text:p>0.0349326</text:p>
          </table:table-cell>
          <table:table-cell office:value-type="float" office:value="0.0342664" calcext:value-type="float">
            <text:p>0.0342664</text:p>
          </table:table-cell>
          <table:table-cell office:value-type="float" office:value="0.0335664" calcext:value-type="float">
            <text:p>0.0335664</text:p>
          </table:table-cell>
          <table:table-cell office:value-type="float" office:value="0.0328333" calcext:value-type="float">
            <text:p>0.0328333</text:p>
          </table:table-cell>
          <table:table-cell office:value-type="float" office:value="0.0320679" calcext:value-type="float">
            <text:p>0.0320679</text:p>
          </table:table-cell>
          <table:table-cell office:value-type="float" office:value="0.0312707" calcext:value-type="float">
            <text:p>0.0312707</text:p>
          </table:table-cell>
          <table:table-cell office:value-type="float" office:value="0.0304427" calcext:value-type="float">
            <text:p>0.0304427</text:p>
          </table:table-cell>
          <table:table-cell office:value-type="float" office:value="0.0295846" calcext:value-type="float">
            <text:p>0.0295846</text:p>
          </table:table-cell>
          <table:table-cell office:value-type="float" office:value="0.0286974" calcext:value-type="float">
            <text:p>0.0286974</text:p>
          </table:table-cell>
          <table:table-cell office:value-type="float" office:value="0.0277818" calcext:value-type="float">
            <text:p>0.0277818</text:p>
          </table:table-cell>
          <table:table-cell office:value-type="float" office:value="0.0268388" calcext:value-type="float">
            <text:p>0.0268388</text:p>
          </table:table-cell>
          <table:table-cell office:value-type="float" office:value="0.0258693" calcext:value-type="float">
            <text:p>0.0258693</text:p>
          </table:table-cell>
          <table:table-cell office:value-type="float" office:value="0.0248743" calcext:value-type="float">
            <text:p>0.0248743</text:p>
          </table:table-cell>
          <table:table-cell office:value-type="float" office:value="0.0238548" calcext:value-type="float">
            <text:p>0.0238548</text:p>
          </table:table-cell>
          <table:table-cell office:value-type="float" office:value="0.0228117" calcext:value-type="float">
            <text:p>0.0228117</text:p>
          </table:table-cell>
          <table:table-cell office:value-type="float" office:value="0.0217461" calcext:value-type="float">
            <text:p>0.0217461</text:p>
          </table:table-cell>
          <table:table-cell office:value-type="float" office:value="0.020659" calcext:value-type="float">
            <text:p>0.020659</text:p>
          </table:table-cell>
          <table:table-cell office:value-type="float" office:value="0.0195515" calcext:value-type="float">
            <text:p>0.0195515</text:p>
          </table:table-cell>
          <table:table-cell office:value-type="float" office:value="0.0184248" calcext:value-type="float">
            <text:p>0.0184248</text:p>
          </table:table-cell>
          <table:table-cell office:value-type="float" office:value="0.0172798" calcext:value-type="float">
            <text:p>0.0172798</text:p>
          </table:table-cell>
          <table:table-cell office:value-type="float" office:value="0.0161178" calcext:value-type="float">
            <text:p>0.0161178</text:p>
          </table:table-cell>
          <table:table-cell office:value-type="float" office:value="0.0149399" calcext:value-type="float">
            <text:p>0.0149399</text:p>
          </table:table-cell>
          <table:table-cell office:value-type="float" office:value="0.0137473" calcext:value-type="float">
            <text:p>0.0137473</text:p>
          </table:table-cell>
          <table:table-cell office:value-type="float" office:value="0.0125411" calcext:value-type="float">
            <text:p>0.0125411</text:p>
          </table:table-cell>
          <table:table-cell office:value-type="float" office:value="0.0113225" calcext:value-type="float">
            <text:p>0.0113225</text:p>
          </table:table-cell>
          <table:table-cell office:value-type="float" office:value="0.0100927" calcext:value-type="float">
            <text:p>0.0100927</text:p>
          </table:table-cell>
          <table:table-cell office:value-type="float" office:value="0.008853" calcext:value-type="float">
            <text:p>0.008853</text:p>
          </table:table-cell>
          <table:table-cell office:value-type="float" office:value="0.00760455" calcext:value-type="float">
            <text:p>0.00760455</text:p>
          </table:table-cell>
          <table:table-cell office:value-type="float" office:value="0.0063486" calcext:value-type="float">
            <text:p>0.0063486</text:p>
          </table:table-cell>
          <table:table-cell office:value-type="float" office:value="0.00508638" calcext:value-type="float">
            <text:p>0.00508638</text:p>
          </table:table-cell>
          <table:table-cell office:value-type="float" office:value="0.00381915" calcext:value-type="float">
            <text:p>0.00381915</text:p>
          </table:table-cell>
          <table:table-cell office:value-type="float" office:value="0.00254817" calcext:value-type="float">
            <text:p>0.00254817</text:p>
          </table:table-cell>
          <table:table-cell office:value-type="float" office:value="0.0012747" calcext:value-type="float">
            <text:p>0.0012747</text:p>
          </table:table-cell>
          <table:table-cell office:value-type="float" office:value="-2.12987E-016" calcext:value-type="float">
            <text:p>-2.12987E-16</text:p>
          </table:table-cell>
          <table:table-cell office:value-type="float" office:value="-0.0012747" calcext:value-type="float">
            <text:p>-0.0012747</text:p>
          </table:table-cell>
          <table:table-cell office:value-type="float" office:value="-0.00254817" calcext:value-type="float">
            <text:p>-0.00254817</text:p>
          </table:table-cell>
          <table:table-cell office:value-type="float" office:value="-0.00381915" calcext:value-type="float">
            <text:p>-0.00381915</text:p>
          </table:table-cell>
          <table:table-cell office:value-type="float" office:value="-0.00508638" calcext:value-type="float">
            <text:p>-0.00508638</text:p>
          </table:table-cell>
          <table:table-cell office:value-type="float" office:value="-0.0063486" calcext:value-type="float">
            <text:p>-0.0063486</text:p>
          </table:table-cell>
          <table:table-cell office:value-type="float" office:value="-0.00760455" calcext:value-type="float">
            <text:p>-0.00760455</text:p>
          </table:table-cell>
          <table:table-cell office:value-type="float" office:value="-0.008853" calcext:value-type="float">
            <text:p>-0.008853</text:p>
          </table:table-cell>
          <table:table-cell office:value-type="float" office:value="-0.0100927" calcext:value-type="float">
            <text:p>-0.0100927</text:p>
          </table:table-cell>
          <table:table-cell office:value-type="float" office:value="-0.0113225" calcext:value-type="float">
            <text:p>-0.0113225</text:p>
          </table:table-cell>
          <table:table-cell office:value-type="float" office:value="-0.0125411" calcext:value-type="float">
            <text:p>-0.0125411</text:p>
          </table:table-cell>
          <table:table-cell office:value-type="float" office:value="-0.0137473" calcext:value-type="float">
            <text:p>-0.0137473</text:p>
          </table:table-cell>
          <table:table-cell office:value-type="float" office:value="-0.0149399" calcext:value-type="float">
            <text:p>-0.0149399</text:p>
          </table:table-cell>
          <table:table-cell office:value-type="float" office:value="-0.0161178" calcext:value-type="float">
            <text:p>-0.0161178</text:p>
          </table:table-cell>
          <table:table-cell office:value-type="float" office:value="-0.0172798" calcext:value-type="float">
            <text:p>-0.0172798</text:p>
          </table:table-cell>
          <table:table-cell office:value-type="float" office:value="-0.0184248" calcext:value-type="float">
            <text:p>-0.0184248</text:p>
          </table:table-cell>
          <table:table-cell office:value-type="float" office:value="-0.0195515" calcext:value-type="float">
            <text:p>-0.0195515</text:p>
          </table:table-cell>
          <table:table-cell office:value-type="float" office:value="-0.020659" calcext:value-type="float">
            <text:p>-0.020659</text:p>
          </table:table-cell>
          <table:table-cell office:value-type="float" office:value="-0.0217461" calcext:value-type="float">
            <text:p>-0.0217461</text:p>
          </table:table-cell>
          <table:table-cell office:value-type="float" office:value="-0.0228117" calcext:value-type="float">
            <text:p>-0.0228117</text:p>
          </table:table-cell>
          <table:table-cell office:value-type="float" office:value="-0.0238548" calcext:value-type="float">
            <text:p>-0.0238548</text:p>
          </table:table-cell>
          <table:table-cell office:value-type="float" office:value="-0.0248743" calcext:value-type="float">
            <text:p>-0.0248743</text:p>
          </table:table-cell>
          <table:table-cell office:value-type="float" office:value="-0.0258693" calcext:value-type="float">
            <text:p>-0.0258693</text:p>
          </table:table-cell>
          <table:table-cell office:value-type="float" office:value="-0.0268388" calcext:value-type="float">
            <text:p>-0.0268388</text:p>
          </table:table-cell>
          <table:table-cell office:value-type="float" office:value="-0.0277818" calcext:value-type="float">
            <text:p>-0.0277818</text:p>
          </table:table-cell>
          <table:table-cell office:value-type="float" office:value="-0.0286974" calcext:value-type="float">
            <text:p>-0.0286974</text:p>
          </table:table-cell>
          <table:table-cell office:value-type="float" office:value="-0.0295846" calcext:value-type="float">
            <text:p>-0.0295846</text:p>
          </table:table-cell>
          <table:table-cell office:value-type="float" office:value="-0.0304427" calcext:value-type="float">
            <text:p>-0.0304427</text:p>
          </table:table-cell>
          <table:table-cell office:value-type="float" office:value="-0.0312707" calcext:value-type="float">
            <text:p>-0.0312707</text:p>
          </table:table-cell>
          <table:table-cell office:value-type="float" office:value="-0.0320679" calcext:value-type="float">
            <text:p>-0.0320679</text:p>
          </table:table-cell>
          <table:table-cell office:value-type="float" office:value="-0.0328333" calcext:value-type="float">
            <text:p>-0.0328333</text:p>
          </table:table-cell>
          <table:table-cell office:value-type="float" office:value="-0.0335664" calcext:value-type="float">
            <text:p>-0.0335664</text:p>
          </table:table-cell>
          <table:table-cell office:value-type="float" office:value="-0.0342664" calcext:value-type="float">
            <text:p>-0.0342664</text:p>
          </table:table-cell>
          <table:table-cell office:value-type="float" office:value="-0.0349326" calcext:value-type="float">
            <text:p>-0.0349326</text:p>
          </table:table-cell>
          <table:table-cell office:value-type="float" office:value="-0.0355643" calcext:value-type="float">
            <text:p>-0.0355643</text:p>
          </table:table-cell>
          <table:table-cell office:value-type="float" office:value="-0.0361608" calcext:value-type="float">
            <text:p>-0.0361608</text:p>
          </table:table-cell>
          <table:table-cell office:value-type="float" office:value="-0.0367217" calcext:value-type="float">
            <text:p>-0.0367217</text:p>
          </table:table-cell>
          <table:table-cell office:value-type="float" office:value="-0.0372464" calcext:value-type="float">
            <text:p>-0.0372464</text:p>
          </table:table-cell>
          <table:table-cell office:value-type="float" office:value="-0.0377343" calcext:value-type="float">
            <text:p>-0.0377343</text:p>
          </table:table-cell>
          <table:table-cell office:value-type="float" office:value="-0.038185" calcext:value-type="float">
            <text:p>-0.038185</text:p>
          </table:table-cell>
          <table:table-cell office:value-type="float" office:value="-0.0385979" calcext:value-type="float">
            <text:p>-0.0385979</text:p>
          </table:table-cell>
          <table:table-cell office:value-type="float" office:value="-0.0389728" calcext:value-type="float">
            <text:p>-0.0389728</text:p>
          </table:table-cell>
          <table:table-cell office:value-type="float" office:value="-0.0393092" calcext:value-type="float">
            <text:p>-0.0393092</text:p>
          </table:table-cell>
          <table:table-cell office:value-type="float" office:value="-0.0396069" calcext:value-type="float">
            <text:p>-0.0396069</text:p>
          </table:table-cell>
          <table:table-cell office:value-type="float" office:value="-0.0398654" calcext:value-type="float">
            <text:p>-0.0398654</text:p>
          </table:table-cell>
          <table:table-cell office:value-type="float" office:value="-0.0400846" calcext:value-type="float">
            <text:p>-0.0400846</text:p>
          </table:table-cell>
          <table:table-cell office:value-type="float" office:value="-0.0402643" calcext:value-type="float">
            <text:p>-0.0402643</text:p>
          </table:table-cell>
          <table:table-cell office:value-type="float" office:value="-0.0404041" calcext:value-type="float">
            <text:p>-0.0404041</text:p>
          </table:table-cell>
          <table:table-cell office:value-type="float" office:value="-0.0405042" calcext:value-type="float">
            <text:p>-0.0405042</text:p>
          </table:table-cell>
          <table:table-cell office:value-type="float" office:value="-0.0405641" calcext:value-type="float">
            <text:p>-0.0405641</text:p>
          </table:table-cell>
          <table:table-cell office:value-type="float" office:value="-0.0405847" calcext:value-type="float">
            <text:p>-0.0405847</text:p>
          </table:table-cell>
          <table:table-cell/>
        </table:table-row>
        <table:table-row table:style-name="ro1">
          <table:table-cell office:value-type="float" office:value="0.545505" calcext:value-type="float">
            <text:p>0.545505</text:p>
          </table:table-cell>
          <table:table-cell office:value-type="float" office:value="0.0299077" calcext:value-type="float">
            <text:p>0.0299077</text:p>
          </table:table-cell>
          <table:table-cell office:value-type="float" office:value="0.0298932" calcext:value-type="float">
            <text:p>0.0298932</text:p>
          </table:table-cell>
          <table:table-cell office:value-type="float" office:value="0.0298488" calcext:value-type="float">
            <text:p>0.0298488</text:p>
          </table:table-cell>
          <table:table-cell office:value-type="float" office:value="0.0297751" calcext:value-type="float">
            <text:p>0.0297751</text:p>
          </table:table-cell>
          <table:table-cell office:value-type="float" office:value="0.029672" calcext:value-type="float">
            <text:p>0.029672</text:p>
          </table:table-cell>
          <table:table-cell office:value-type="float" office:value="0.0295397" calcext:value-type="float">
            <text:p>0.0295397</text:p>
          </table:table-cell>
          <table:table-cell office:value-type="float" office:value="0.0293781" calcext:value-type="float">
            <text:p>0.0293781</text:p>
          </table:table-cell>
          <table:table-cell office:value-type="float" office:value="0.0291876" calcext:value-type="float">
            <text:p>0.0291876</text:p>
          </table:table-cell>
          <table:table-cell office:value-type="float" office:value="0.0289683" calcext:value-type="float">
            <text:p>0.0289683</text:p>
          </table:table-cell>
          <table:table-cell office:value-type="float" office:value="0.0287203" calcext:value-type="float">
            <text:p>0.0287203</text:p>
          </table:table-cell>
          <table:table-cell office:value-type="float" office:value="0.0284441" calcext:value-type="float">
            <text:p>0.0284441</text:p>
          </table:table-cell>
          <table:table-cell office:value-type="float" office:value="0.0281397" calcext:value-type="float">
            <text:p>0.0281397</text:p>
          </table:table-cell>
          <table:table-cell office:value-type="float" office:value="0.0278076" calcext:value-type="float">
            <text:p>0.0278076</text:p>
          </table:table-cell>
          <table:table-cell office:value-type="float" office:value="0.0274481" calcext:value-type="float">
            <text:p>0.0274481</text:p>
          </table:table-cell>
          <table:table-cell office:value-type="float" office:value="0.0270614" calcext:value-type="float">
            <text:p>0.0270614</text:p>
          </table:table-cell>
          <table:table-cell office:value-type="float" office:value="0.0266481" calcext:value-type="float">
            <text:p>0.0266481</text:p>
          </table:table-cell>
          <table:table-cell office:value-type="float" office:value="0.0262085" calcext:value-type="float">
            <text:p>0.0262085</text:p>
          </table:table-cell>
          <table:table-cell office:value-type="float" office:value="0.0257429" calcext:value-type="float">
            <text:p>0.0257429</text:p>
          </table:table-cell>
          <table:table-cell office:value-type="float" office:value="0.025252" calcext:value-type="float">
            <text:p>0.025252</text:p>
          </table:table-cell>
          <table:table-cell office:value-type="float" office:value="0.0247362" calcext:value-type="float">
            <text:p>0.0247362</text:p>
          </table:table-cell>
          <table:table-cell office:value-type="float" office:value="0.0241959" calcext:value-type="float">
            <text:p>0.0241959</text:p>
          </table:table-cell>
          <table:table-cell office:value-type="float" office:value="0.0236318" calcext:value-type="float">
            <text:p>0.0236318</text:p>
          </table:table-cell>
          <table:table-cell office:value-type="float" office:value="0.0230444" calcext:value-type="float">
            <text:p>0.0230444</text:p>
          </table:table-cell>
          <table:table-cell office:value-type="float" office:value="0.0224342" calcext:value-type="float">
            <text:p>0.0224342</text:p>
          </table:table-cell>
          <table:table-cell office:value-type="float" office:value="0.0218019" calcext:value-type="float">
            <text:p>0.0218019</text:p>
          </table:table-cell>
          <table:table-cell office:value-type="float" office:value="0.021148" calcext:value-type="float">
            <text:p>0.021148</text:p>
          </table:table-cell>
          <table:table-cell office:value-type="float" office:value="0.0204733" calcext:value-type="float">
            <text:p>0.0204733</text:p>
          </table:table-cell>
          <table:table-cell office:value-type="float" office:value="0.0197784" calcext:value-type="float">
            <text:p>0.0197784</text:p>
          </table:table-cell>
          <table:table-cell office:value-type="float" office:value="0.0190639" calcext:value-type="float">
            <text:p>0.0190639</text:p>
          </table:table-cell>
          <table:table-cell office:value-type="float" office:value="0.0183307" calcext:value-type="float">
            <text:p>0.0183307</text:p>
          </table:table-cell>
          <table:table-cell office:value-type="float" office:value="0.0175793" calcext:value-type="float">
            <text:p>0.0175793</text:p>
          </table:table-cell>
          <table:table-cell office:value-type="float" office:value="0.0168106" calcext:value-type="float">
            <text:p>0.0168106</text:p>
          </table:table-cell>
          <table:table-cell office:value-type="float" office:value="0.0160253" calcext:value-type="float">
            <text:p>0.0160253</text:p>
          </table:table-cell>
          <table:table-cell office:value-type="float" office:value="0.0152242" calcext:value-type="float">
            <text:p>0.0152242</text:p>
          </table:table-cell>
          <table:table-cell office:value-type="float" office:value="0.0144081" calcext:value-type="float">
            <text:p>0.0144081</text:p>
          </table:table-cell>
          <table:table-cell office:value-type="float" office:value="0.0135778" calcext:value-type="float">
            <text:p>0.0135778</text:p>
          </table:table-cell>
          <table:table-cell office:value-type="float" office:value="0.012734" calcext:value-type="float">
            <text:p>0.012734</text:p>
          </table:table-cell>
          <table:table-cell office:value-type="float" office:value="0.0118777" calcext:value-type="float">
            <text:p>0.0118777</text:p>
          </table:table-cell>
          <table:table-cell office:value-type="float" office:value="0.0110097" calcext:value-type="float">
            <text:p>0.0110097</text:p>
          </table:table-cell>
          <table:table-cell office:value-type="float" office:value="0.0101308" calcext:value-type="float">
            <text:p>0.0101308</text:p>
          </table:table-cell>
          <table:table-cell office:value-type="float" office:value="0.00924186" calcext:value-type="float">
            <text:p>0.00924186</text:p>
          </table:table-cell>
          <table:table-cell office:value-type="float" office:value="0.00834385" calcext:value-type="float">
            <text:p>0.00834385</text:p>
          </table:table-cell>
          <table:table-cell office:value-type="float" office:value="0.00743759" calcext:value-type="float">
            <text:p>0.00743759</text:p>
          </table:table-cell>
          <table:table-cell office:value-type="float" office:value="0.00652399" calcext:value-type="float">
            <text:p>0.00652399</text:p>
          </table:table-cell>
          <table:table-cell office:value-type="float" office:value="0.00560397" calcext:value-type="float">
            <text:p>0.00560397</text:p>
          </table:table-cell>
          <table:table-cell office:value-type="float" office:value="0.00467842" calcext:value-type="float">
            <text:p>0.00467842</text:p>
          </table:table-cell>
          <table:table-cell office:value-type="float" office:value="0.00374826" calcext:value-type="float">
            <text:p>0.00374826</text:p>
          </table:table-cell>
          <table:table-cell office:value-type="float" office:value="0.00281441" calcext:value-type="float">
            <text:p>0.00281441</text:p>
          </table:table-cell>
          <table:table-cell office:value-type="float" office:value="0.00187779" calcext:value-type="float">
            <text:p>0.00187779</text:p>
          </table:table-cell>
          <table:table-cell office:value-type="float" office:value="0.000939349" calcext:value-type="float">
            <text:p>0.000939349</text:p>
          </table:table-cell>
          <table:table-cell office:value-type="float" office:value="-4.08718E-016" calcext:value-type="float">
            <text:p>-4.08718E-16</text:p>
          </table:table-cell>
          <table:table-cell office:value-type="float" office:value="-0.000939349" calcext:value-type="float">
            <text:p>-0.000939349</text:p>
          </table:table-cell>
          <table:table-cell office:value-type="float" office:value="-0.00187779" calcext:value-type="float">
            <text:p>-0.00187779</text:p>
          </table:table-cell>
          <table:table-cell office:value-type="float" office:value="-0.00281441" calcext:value-type="float">
            <text:p>-0.00281441</text:p>
          </table:table-cell>
          <table:table-cell office:value-type="float" office:value="-0.00374826" calcext:value-type="float">
            <text:p>-0.00374826</text:p>
          </table:table-cell>
          <table:table-cell office:value-type="float" office:value="-0.00467842" calcext:value-type="float">
            <text:p>-0.00467842</text:p>
          </table:table-cell>
          <table:table-cell office:value-type="float" office:value="-0.00560397" calcext:value-type="float">
            <text:p>-0.00560397</text:p>
          </table:table-cell>
          <table:table-cell office:value-type="float" office:value="-0.00652399" calcext:value-type="float">
            <text:p>-0.00652399</text:p>
          </table:table-cell>
          <table:table-cell office:value-type="float" office:value="-0.00743759" calcext:value-type="float">
            <text:p>-0.00743759</text:p>
          </table:table-cell>
          <table:table-cell office:value-type="float" office:value="-0.00834385" calcext:value-type="float">
            <text:p>-0.00834385</text:p>
          </table:table-cell>
          <table:table-cell office:value-type="float" office:value="-0.00924186" calcext:value-type="float">
            <text:p>-0.00924186</text:p>
          </table:table-cell>
          <table:table-cell office:value-type="float" office:value="-0.0101308" calcext:value-type="float">
            <text:p>-0.0101308</text:p>
          </table:table-cell>
          <table:table-cell office:value-type="float" office:value="-0.0110097" calcext:value-type="float">
            <text:p>-0.0110097</text:p>
          </table:table-cell>
          <table:table-cell office:value-type="float" office:value="-0.0118777" calcext:value-type="float">
            <text:p>-0.0118777</text:p>
          </table:table-cell>
          <table:table-cell office:value-type="float" office:value="-0.012734" calcext:value-type="float">
            <text:p>-0.012734</text:p>
          </table:table-cell>
          <table:table-cell office:value-type="float" office:value="-0.0135778" calcext:value-type="float">
            <text:p>-0.0135778</text:p>
          </table:table-cell>
          <table:table-cell office:value-type="float" office:value="-0.0144081" calcext:value-type="float">
            <text:p>-0.0144081</text:p>
          </table:table-cell>
          <table:table-cell office:value-type="float" office:value="-0.0152242" calcext:value-type="float">
            <text:p>-0.0152242</text:p>
          </table:table-cell>
          <table:table-cell office:value-type="float" office:value="-0.0160253" calcext:value-type="float">
            <text:p>-0.0160253</text:p>
          </table:table-cell>
          <table:table-cell office:value-type="float" office:value="-0.0168106" calcext:value-type="float">
            <text:p>-0.0168106</text:p>
          </table:table-cell>
          <table:table-cell office:value-type="float" office:value="-0.0175793" calcext:value-type="float">
            <text:p>-0.0175793</text:p>
          </table:table-cell>
          <table:table-cell office:value-type="float" office:value="-0.0183307" calcext:value-type="float">
            <text:p>-0.0183307</text:p>
          </table:table-cell>
          <table:table-cell office:value-type="float" office:value="-0.0190639" calcext:value-type="float">
            <text:p>-0.0190639</text:p>
          </table:table-cell>
          <table:table-cell office:value-type="float" office:value="-0.0197784" calcext:value-type="float">
            <text:p>-0.0197784</text:p>
          </table:table-cell>
          <table:table-cell office:value-type="float" office:value="-0.0204733" calcext:value-type="float">
            <text:p>-0.0204733</text:p>
          </table:table-cell>
          <table:table-cell office:value-type="float" office:value="-0.021148" calcext:value-type="float">
            <text:p>-0.021148</text:p>
          </table:table-cell>
          <table:table-cell office:value-type="float" office:value="-0.0218019" calcext:value-type="float">
            <text:p>-0.0218019</text:p>
          </table:table-cell>
          <table:table-cell office:value-type="float" office:value="-0.0224342" calcext:value-type="float">
            <text:p>-0.0224342</text:p>
          </table:table-cell>
          <table:table-cell office:value-type="float" office:value="-0.0230444" calcext:value-type="float">
            <text:p>-0.0230444</text:p>
          </table:table-cell>
          <table:table-cell office:value-type="float" office:value="-0.0236318" calcext:value-type="float">
            <text:p>-0.0236318</text:p>
          </table:table-cell>
          <table:table-cell office:value-type="float" office:value="-0.0241959" calcext:value-type="float">
            <text:p>-0.0241959</text:p>
          </table:table-cell>
          <table:table-cell office:value-type="float" office:value="-0.0247362" calcext:value-type="float">
            <text:p>-0.0247362</text:p>
          </table:table-cell>
          <table:table-cell office:value-type="float" office:value="-0.025252" calcext:value-type="float">
            <text:p>-0.025252</text:p>
          </table:table-cell>
          <table:table-cell office:value-type="float" office:value="-0.0257429" calcext:value-type="float">
            <text:p>-0.0257429</text:p>
          </table:table-cell>
          <table:table-cell office:value-type="float" office:value="-0.0262085" calcext:value-type="float">
            <text:p>-0.0262085</text:p>
          </table:table-cell>
          <table:table-cell office:value-type="float" office:value="-0.0266481" calcext:value-type="float">
            <text:p>-0.0266481</text:p>
          </table:table-cell>
          <table:table-cell office:value-type="float" office:value="-0.0270614" calcext:value-type="float">
            <text:p>-0.0270614</text:p>
          </table:table-cell>
          <table:table-cell office:value-type="float" office:value="-0.0274481" calcext:value-type="float">
            <text:p>-0.0274481</text:p>
          </table:table-cell>
          <table:table-cell office:value-type="float" office:value="-0.0278076" calcext:value-type="float">
            <text:p>-0.0278076</text:p>
          </table:table-cell>
          <table:table-cell office:value-type="float" office:value="-0.0281397" calcext:value-type="float">
            <text:p>-0.0281397</text:p>
          </table:table-cell>
          <table:table-cell office:value-type="float" office:value="-0.0284441" calcext:value-type="float">
            <text:p>-0.0284441</text:p>
          </table:table-cell>
          <table:table-cell office:value-type="float" office:value="-0.0287203" calcext:value-type="float">
            <text:p>-0.0287203</text:p>
          </table:table-cell>
          <table:table-cell office:value-type="float" office:value="-0.0289683" calcext:value-type="float">
            <text:p>-0.0289683</text:p>
          </table:table-cell>
          <table:table-cell office:value-type="float" office:value="-0.0291876" calcext:value-type="float">
            <text:p>-0.0291876</text:p>
          </table:table-cell>
          <table:table-cell office:value-type="float" office:value="-0.0293781" calcext:value-type="float">
            <text:p>-0.0293781</text:p>
          </table:table-cell>
          <table:table-cell office:value-type="float" office:value="-0.0295397" calcext:value-type="float">
            <text:p>-0.0295397</text:p>
          </table:table-cell>
          <table:table-cell office:value-type="float" office:value="-0.029672" calcext:value-type="float">
            <text:p>-0.029672</text:p>
          </table:table-cell>
          <table:table-cell office:value-type="float" office:value="-0.0297751" calcext:value-type="float">
            <text:p>-0.0297751</text:p>
          </table:table-cell>
          <table:table-cell office:value-type="float" office:value="-0.0298488" calcext:value-type="float">
            <text:p>-0.0298488</text:p>
          </table:table-cell>
          <table:table-cell office:value-type="float" office:value="-0.0298932" calcext:value-type="float">
            <text:p>-0.0298932</text:p>
          </table:table-cell>
          <table:table-cell office:value-type="float" office:value="-0.0299077" calcext:value-type="float">
            <text:p>-0.0299077</text:p>
          </table:table-cell>
          <table:table-cell/>
        </table:table-row>
        <table:table-row table:style-name="ro1">
          <table:table-cell office:value-type="float" office:value="0.553621" calcext:value-type="float">
            <text:p>0.553621</text:p>
          </table:table-cell>
          <table:table-cell office:value-type="float" office:value="0.0104615" calcext:value-type="float">
            <text:p>0.0104615</text:p>
          </table:table-cell>
          <table:table-cell office:value-type="float" office:value="0.0104571" calcext:value-type="float">
            <text:p>0.0104571</text:p>
          </table:table-cell>
          <table:table-cell office:value-type="float" office:value="0.0104413" calcext:value-type="float">
            <text:p>0.0104413</text:p>
          </table:table-cell>
          <table:table-cell office:value-type="float" office:value="0.0104156" calcext:value-type="float">
            <text:p>0.0104156</text:p>
          </table:table-cell>
          <table:table-cell office:value-type="float" office:value="0.0103795" calcext:value-type="float">
            <text:p>0.0103795</text:p>
          </table:table-cell>
          <table:table-cell office:value-type="float" office:value="0.0103332" calcext:value-type="float">
            <text:p>0.0103332</text:p>
          </table:table-cell>
          <table:table-cell office:value-type="float" office:value="0.0102767" calcext:value-type="float">
            <text:p>0.0102767</text:p>
          </table:table-cell>
          <table:table-cell office:value-type="float" office:value="0.0102101" calcext:value-type="float">
            <text:p>0.0102101</text:p>
          </table:table-cell>
          <table:table-cell office:value-type="float" office:value="0.0101334" calcext:value-type="float">
            <text:p>0.0101334</text:p>
          </table:table-cell>
          <table:table-cell office:value-type="float" office:value="0.0100466" calcext:value-type="float">
            <text:p>0.0100466</text:p>
          </table:table-cell>
          <table:table-cell office:value-type="float" office:value="0.00994999" calcext:value-type="float">
            <text:p>0.00994999</text:p>
          </table:table-cell>
          <table:table-cell office:value-type="float" office:value="0.00984352" calcext:value-type="float">
            <text:p>0.00984352</text:p>
          </table:table-cell>
          <table:table-cell office:value-type="float" office:value="0.00972735" calcext:value-type="float">
            <text:p>0.00972735</text:p>
          </table:table-cell>
          <table:table-cell office:value-type="float" office:value="0.00960157" calcext:value-type="float">
            <text:p>0.00960157</text:p>
          </table:table-cell>
          <table:table-cell office:value-type="float" office:value="0.00946632" calcext:value-type="float">
            <text:p>0.00946632</text:p>
          </table:table-cell>
          <table:table-cell office:value-type="float" office:value="0.00932172" calcext:value-type="float">
            <text:p>0.00932172</text:p>
          </table:table-cell>
          <table:table-cell office:value-type="float" office:value="0.00916793" calcext:value-type="float">
            <text:p>0.00916793</text:p>
          </table:table-cell>
          <table:table-cell office:value-type="float" office:value="0.00900509" calcext:value-type="float">
            <text:p>0.00900509</text:p>
          </table:table-cell>
          <table:table-cell office:value-type="float" office:value="0.00883335" calcext:value-type="float">
            <text:p>0.00883335</text:p>
          </table:table-cell>
          <table:table-cell office:value-type="float" office:value="0.00865291" calcext:value-type="float">
            <text:p>0.00865291</text:p>
          </table:table-cell>
          <table:table-cell office:value-type="float" office:value="0.00846392" calcext:value-type="float">
            <text:p>0.00846392</text:p>
          </table:table-cell>
          <table:table-cell office:value-type="float" office:value="0.00826658" calcext:value-type="float">
            <text:p>0.00826658</text:p>
          </table:table-cell>
          <table:table-cell office:value-type="float" office:value="0.00806108" calcext:value-type="float">
            <text:p>0.00806108</text:p>
          </table:table-cell>
          <table:table-cell office:value-type="float" office:value="0.00784762" calcext:value-type="float">
            <text:p>0.00784762</text:p>
          </table:table-cell>
          <table:table-cell office:value-type="float" office:value="0.00762642" calcext:value-type="float">
            <text:p>0.00762642</text:p>
          </table:table-cell>
          <table:table-cell office:value-type="float" office:value="0.0073977" calcext:value-type="float">
            <text:p>0.0073977</text:p>
          </table:table-cell>
          <table:table-cell office:value-type="float" office:value="0.00716166" calcext:value-type="float">
            <text:p>0.00716166</text:p>
          </table:table-cell>
          <table:table-cell office:value-type="float" office:value="0.00691857" calcext:value-type="float">
            <text:p>0.00691857</text:p>
          </table:table-cell>
          <table:table-cell office:value-type="float" office:value="0.00666865" calcext:value-type="float">
            <text:p>0.00666865</text:p>
          </table:table-cell>
          <table:table-cell office:value-type="float" office:value="0.00641214" calcext:value-type="float">
            <text:p>0.00641214</text:p>
          </table:table-cell>
          <table:table-cell office:value-type="float" office:value="0.00614931" calcext:value-type="float">
            <text:p>0.00614931</text:p>
          </table:table-cell>
          <table:table-cell office:value-type="float" office:value="0.00588041" calcext:value-type="float">
            <text:p>0.00588041</text:p>
          </table:table-cell>
          <table:table-cell office:value-type="float" office:value="0.00560569" calcext:value-type="float">
            <text:p>0.00560569</text:p>
          </table:table-cell>
          <table:table-cell office:value-type="float" office:value="0.00532546" calcext:value-type="float">
            <text:p>0.00532546</text:p>
          </table:table-cell>
          <table:table-cell office:value-type="float" office:value="0.00503997" calcext:value-type="float">
            <text:p>0.00503997</text:p>
          </table:table-cell>
          <table:table-cell office:value-type="float" office:value="0.00474949" calcext:value-type="float">
            <text:p>0.00474949</text:p>
          </table:table-cell>
          <table:table-cell office:value-type="float" office:value="0.00445433" calcext:value-type="float">
            <text:p>0.00445433</text:p>
          </table:table-cell>
          <table:table-cell office:value-type="float" office:value="0.00415479" calcext:value-type="float">
            <text:p>0.00415479</text:p>
          </table:table-cell>
          <table:table-cell office:value-type="float" office:value="0.00385114" calcext:value-type="float">
            <text:p>0.00385114</text:p>
          </table:table-cell>
          <table:table-cell office:value-type="float" office:value="0.00354367" calcext:value-type="float">
            <text:p>0.00354367</text:p>
          </table:table-cell>
          <table:table-cell office:value-type="float" office:value="0.00323272" calcext:value-type="float">
            <text:p>0.00323272</text:p>
          </table:table-cell>
          <table:table-cell office:value-type="float" office:value="0.00291859" calcext:value-type="float">
            <text:p>0.00291859</text:p>
          </table:table-cell>
          <table:table-cell office:value-type="float" office:value="0.00260157" calcext:value-type="float">
            <text:p>0.00260157</text:p>
          </table:table-cell>
          <table:table-cell office:value-type="float" office:value="0.00228197" calcext:value-type="float">
            <text:p>0.00228197</text:p>
          </table:table-cell>
          <table:table-cell office:value-type="float" office:value="0.00196014" calcext:value-type="float">
            <text:p>0.00196014</text:p>
          </table:table-cell>
          <table:table-cell office:value-type="float" office:value="0.00163639" calcext:value-type="float">
            <text:p>0.00163639</text:p>
          </table:table-cell>
          <table:table-cell office:value-type="float" office:value="0.00131103" calcext:value-type="float">
            <text:p>0.00131103</text:p>
          </table:table-cell>
          <table:table-cell office:value-type="float" office:value="0.000984392" calcext:value-type="float">
            <text:p>0.000984392</text:p>
          </table:table-cell>
          <table:table-cell office:value-type="float" office:value="0.000656788" calcext:value-type="float">
            <text:p>0.000656788</text:p>
          </table:table-cell>
          <table:table-cell office:value-type="float" office:value="0.00032855" calcext:value-type="float">
            <text:p>0.00032855</text:p>
          </table:table-cell>
          <table:table-cell office:value-type="float" office:value="-5.04536E-016" calcext:value-type="float">
            <text:p>-5.04536E-16</text:p>
          </table:table-cell>
          <table:table-cell office:value-type="float" office:value="-0.00032855" calcext:value-type="float">
            <text:p>-0.00032855</text:p>
          </table:table-cell>
          <table:table-cell office:value-type="float" office:value="-0.000656788" calcext:value-type="float">
            <text:p>-0.000656788</text:p>
          </table:table-cell>
          <table:table-cell office:value-type="float" office:value="-0.000984392" calcext:value-type="float">
            <text:p>-0.000984392</text:p>
          </table:table-cell>
          <table:table-cell office:value-type="float" office:value="-0.00131103" calcext:value-type="float">
            <text:p>-0.00131103</text:p>
          </table:table-cell>
          <table:table-cell office:value-type="float" office:value="-0.00163639" calcext:value-type="float">
            <text:p>-0.00163639</text:p>
          </table:table-cell>
          <table:table-cell office:value-type="float" office:value="-0.00196014" calcext:value-type="float">
            <text:p>-0.00196014</text:p>
          </table:table-cell>
          <table:table-cell office:value-type="float" office:value="-0.00228197" calcext:value-type="float">
            <text:p>-0.00228197</text:p>
          </table:table-cell>
          <table:table-cell office:value-type="float" office:value="-0.00260157" calcext:value-type="float">
            <text:p>-0.00260157</text:p>
          </table:table-cell>
          <table:table-cell office:value-type="float" office:value="-0.00291859" calcext:value-type="float">
            <text:p>-0.00291859</text:p>
          </table:table-cell>
          <table:table-cell office:value-type="float" office:value="-0.00323272" calcext:value-type="float">
            <text:p>-0.00323272</text:p>
          </table:table-cell>
          <table:table-cell office:value-type="float" office:value="-0.00354367" calcext:value-type="float">
            <text:p>-0.00354367</text:p>
          </table:table-cell>
          <table:table-cell office:value-type="float" office:value="-0.00385114" calcext:value-type="float">
            <text:p>-0.00385114</text:p>
          </table:table-cell>
          <table:table-cell office:value-type="float" office:value="-0.00415479" calcext:value-type="float">
            <text:p>-0.00415479</text:p>
          </table:table-cell>
          <table:table-cell office:value-type="float" office:value="-0.00445433" calcext:value-type="float">
            <text:p>-0.00445433</text:p>
          </table:table-cell>
          <table:table-cell office:value-type="float" office:value="-0.00474949" calcext:value-type="float">
            <text:p>-0.00474949</text:p>
          </table:table-cell>
          <table:table-cell office:value-type="float" office:value="-0.00503997" calcext:value-type="float">
            <text:p>-0.00503997</text:p>
          </table:table-cell>
          <table:table-cell office:value-type="float" office:value="-0.00532546" calcext:value-type="float">
            <text:p>-0.00532546</text:p>
          </table:table-cell>
          <table:table-cell office:value-type="float" office:value="-0.00560569" calcext:value-type="float">
            <text:p>-0.00560569</text:p>
          </table:table-cell>
          <table:table-cell office:value-type="float" office:value="-0.00588041" calcext:value-type="float">
            <text:p>-0.00588041</text:p>
          </table:table-cell>
          <table:table-cell office:value-type="float" office:value="-0.00614931" calcext:value-type="float">
            <text:p>-0.00614931</text:p>
          </table:table-cell>
          <table:table-cell office:value-type="float" office:value="-0.00641214" calcext:value-type="float">
            <text:p>-0.00641214</text:p>
          </table:table-cell>
          <table:table-cell office:value-type="float" office:value="-0.00666865" calcext:value-type="float">
            <text:p>-0.00666865</text:p>
          </table:table-cell>
          <table:table-cell office:value-type="float" office:value="-0.00691857" calcext:value-type="float">
            <text:p>-0.00691857</text:p>
          </table:table-cell>
          <table:table-cell office:value-type="float" office:value="-0.00716166" calcext:value-type="float">
            <text:p>-0.00716166</text:p>
          </table:table-cell>
          <table:table-cell office:value-type="float" office:value="-0.0073977" calcext:value-type="float">
            <text:p>-0.0073977</text:p>
          </table:table-cell>
          <table:table-cell office:value-type="float" office:value="-0.00762642" calcext:value-type="float">
            <text:p>-0.00762642</text:p>
          </table:table-cell>
          <table:table-cell office:value-type="float" office:value="-0.00784762" calcext:value-type="float">
            <text:p>-0.00784762</text:p>
          </table:table-cell>
          <table:table-cell office:value-type="float" office:value="-0.00806108" calcext:value-type="float">
            <text:p>-0.00806108</text:p>
          </table:table-cell>
          <table:table-cell office:value-type="float" office:value="-0.00826658" calcext:value-type="float">
            <text:p>-0.00826658</text:p>
          </table:table-cell>
          <table:table-cell office:value-type="float" office:value="-0.00846392" calcext:value-type="float">
            <text:p>-0.00846392</text:p>
          </table:table-cell>
          <table:table-cell office:value-type="float" office:value="-0.00865291" calcext:value-type="float">
            <text:p>-0.00865291</text:p>
          </table:table-cell>
          <table:table-cell office:value-type="float" office:value="-0.00883335" calcext:value-type="float">
            <text:p>-0.00883335</text:p>
          </table:table-cell>
          <table:table-cell office:value-type="float" office:value="-0.00900509" calcext:value-type="float">
            <text:p>-0.00900509</text:p>
          </table:table-cell>
          <table:table-cell office:value-type="float" office:value="-0.00916793" calcext:value-type="float">
            <text:p>-0.00916793</text:p>
          </table:table-cell>
          <table:table-cell office:value-type="float" office:value="-0.00932172" calcext:value-type="float">
            <text:p>-0.00932172</text:p>
          </table:table-cell>
          <table:table-cell office:value-type="float" office:value="-0.00946632" calcext:value-type="float">
            <text:p>-0.00946632</text:p>
          </table:table-cell>
          <table:table-cell office:value-type="float" office:value="-0.00960157" calcext:value-type="float">
            <text:p>-0.00960157</text:p>
          </table:table-cell>
          <table:table-cell office:value-type="float" office:value="-0.00972735" calcext:value-type="float">
            <text:p>-0.00972735</text:p>
          </table:table-cell>
          <table:table-cell office:value-type="float" office:value="-0.00984352" calcext:value-type="float">
            <text:p>-0.00984352</text:p>
          </table:table-cell>
          <table:table-cell office:value-type="float" office:value="-0.00994999" calcext:value-type="float">
            <text:p>-0.00994999</text:p>
          </table:table-cell>
          <table:table-cell office:value-type="float" office:value="-0.0100466" calcext:value-type="float">
            <text:p>-0.0100466</text:p>
          </table:table-cell>
          <table:table-cell office:value-type="float" office:value="-0.0101334" calcext:value-type="float">
            <text:p>-0.0101334</text:p>
          </table:table-cell>
          <table:table-cell office:value-type="float" office:value="-0.0102101" calcext:value-type="float">
            <text:p>-0.0102101</text:p>
          </table:table-cell>
          <table:table-cell office:value-type="float" office:value="-0.0102767" calcext:value-type="float">
            <text:p>-0.0102767</text:p>
          </table:table-cell>
          <table:table-cell office:value-type="float" office:value="-0.0103332" calcext:value-type="float">
            <text:p>-0.0103332</text:p>
          </table:table-cell>
          <table:table-cell office:value-type="float" office:value="-0.0103795" calcext:value-type="float">
            <text:p>-0.0103795</text:p>
          </table:table-cell>
          <table:table-cell office:value-type="float" office:value="-0.0104156" calcext:value-type="float">
            <text:p>-0.0104156</text:p>
          </table:table-cell>
          <table:table-cell office:value-type="float" office:value="-0.0104413" calcext:value-type="float">
            <text:p>-0.0104413</text:p>
          </table:table-cell>
          <table:table-cell office:value-type="float" office:value="-0.0104571" calcext:value-type="float">
            <text:p>-0.0104571</text:p>
          </table:table-cell>
          <table:table-cell office:value-type="float" office:value="-0.0104615" calcext:value-type="float">
            <text:p>-0.0104615</text:p>
          </table:table-cell>
          <table:table-cell/>
        </table:table-row>
        <table:table-row table:style-name="ro1">
          <table:table-cell office:value-type="float" office:value="0.56101" calcext:value-type="float">
            <text:p>0.56101</text:p>
          </table:table-cell>
          <table:table-cell office:value-type="float" office:value="-0.0071081" calcext:value-type="float">
            <text:p>-0.0071081</text:p>
          </table:table-cell>
          <table:table-cell office:value-type="float" office:value="-0.00710511" calcext:value-type="float">
            <text:p>-0.00710511</text:p>
          </table:table-cell>
          <table:table-cell office:value-type="float" office:value="-0.0070944" calcext:value-type="float">
            <text:p>-0.0070944</text:p>
          </table:table-cell>
          <table:table-cell office:value-type="float" office:value="-0.00707695" calcext:value-type="float">
            <text:p>-0.00707695</text:p>
          </table:table-cell>
          <table:table-cell office:value-type="float" office:value="-0.00705242" calcext:value-type="float">
            <text:p>-0.00705242</text:p>
          </table:table-cell>
          <table:table-cell office:value-type="float" office:value="-0.00702097" calcext:value-type="float">
            <text:p>-0.00702097</text:p>
          </table:table-cell>
          <table:table-cell office:value-type="float" office:value="-0.00698257" calcext:value-type="float">
            <text:p>-0.00698257</text:p>
          </table:table-cell>
          <table:table-cell office:value-type="float" office:value="-0.0069373" calcext:value-type="float">
            <text:p>-0.0069373</text:p>
          </table:table-cell>
          <table:table-cell office:value-type="float" office:value="-0.00688516" calcext:value-type="float">
            <text:p>-0.00688516</text:p>
          </table:table-cell>
          <table:table-cell office:value-type="float" office:value="-0.00682625" calcext:value-type="float">
            <text:p>-0.00682625</text:p>
          </table:table-cell>
          <table:table-cell office:value-type="float" office:value="-0.00676058" calcext:value-type="float">
            <text:p>-0.00676058</text:p>
          </table:table-cell>
          <table:table-cell office:value-type="float" office:value="-0.00668826" calcext:value-type="float">
            <text:p>-0.00668826</text:p>
          </table:table-cell>
          <table:table-cell office:value-type="float" office:value="-0.00660932" calcext:value-type="float">
            <text:p>-0.00660932</text:p>
          </table:table-cell>
          <table:table-cell office:value-type="float" office:value="-0.00652387" calcext:value-type="float">
            <text:p>-0.00652387</text:p>
          </table:table-cell>
          <table:table-cell office:value-type="float" office:value="-0.00643198" calcext:value-type="float">
            <text:p>-0.00643198</text:p>
          </table:table-cell>
          <table:table-cell office:value-type="float" office:value="-0.00633374" calcext:value-type="float">
            <text:p>-0.00633374</text:p>
          </table:table-cell>
          <table:table-cell office:value-type="float" office:value="-0.00622926" calcext:value-type="float">
            <text:p>-0.00622926</text:p>
          </table:table-cell>
          <table:table-cell office:value-type="float" office:value="-0.00611862" calcext:value-type="float">
            <text:p>-0.00611862</text:p>
          </table:table-cell>
          <table:table-cell office:value-type="float" office:value="-0.00600195" calcext:value-type="float">
            <text:p>-0.00600195</text:p>
          </table:table-cell>
          <table:table-cell office:value-type="float" office:value="-0.00587936" calcext:value-type="float">
            <text:p>-0.00587936</text:p>
          </table:table-cell>
          <table:table-cell office:value-type="float" office:value="-0.00575095" calcext:value-type="float">
            <text:p>-0.00575095</text:p>
          </table:table-cell>
          <table:table-cell office:value-type="float" office:value="-0.00561689" calcext:value-type="float">
            <text:p>-0.00561689</text:p>
          </table:table-cell>
          <table:table-cell office:value-type="float" office:value="-0.00547727" calcext:value-type="float">
            <text:p>-0.00547727</text:p>
          </table:table-cell>
          <table:table-cell office:value-type="float" office:value="-0.00533225" calcext:value-type="float">
            <text:p>-0.00533225</text:p>
          </table:table-cell>
          <table:table-cell office:value-type="float" office:value="-0.00518197" calcext:value-type="float">
            <text:p>-0.00518197</text:p>
          </table:table-cell>
          <table:table-cell office:value-type="float" office:value="-0.00502657" calcext:value-type="float">
            <text:p>-0.00502657</text:p>
          </table:table-cell>
          <table:table-cell office:value-type="float" office:value="-0.00486621" calcext:value-type="float">
            <text:p>-0.00486621</text:p>
          </table:table-cell>
          <table:table-cell office:value-type="float" office:value="-0.00470106" calcext:value-type="float">
            <text:p>-0.00470106</text:p>
          </table:table-cell>
          <table:table-cell office:value-type="float" office:value="-0.00453125" calcext:value-type="float">
            <text:p>-0.00453125</text:p>
          </table:table-cell>
          <table:table-cell office:value-type="float" office:value="-0.00435699" calcext:value-type="float">
            <text:p>-0.00435699</text:p>
          </table:table-cell>
          <table:table-cell office:value-type="float" office:value="-0.00417842" calcext:value-type="float">
            <text:p>-0.00417842</text:p>
          </table:table-cell>
          <table:table-cell office:value-type="float" office:value="-0.00399572" calcext:value-type="float">
            <text:p>-0.00399572</text:p>
          </table:table-cell>
          <table:table-cell office:value-type="float" office:value="-0.00380909" calcext:value-type="float">
            <text:p>-0.00380909</text:p>
          </table:table-cell>
          <table:table-cell office:value-type="float" office:value="-0.00361871" calcext:value-type="float">
            <text:p>-0.00361871</text:p>
          </table:table-cell>
          <table:table-cell office:value-type="float" office:value="-0.00342473" calcext:value-type="float">
            <text:p>-0.00342473</text:p>
          </table:table-cell>
          <table:table-cell office:value-type="float" office:value="-0.00322739" calcext:value-type="float">
            <text:p>-0.00322739</text:p>
          </table:table-cell>
          <table:table-cell office:value-type="float" office:value="-0.00302687" calcext:value-type="float">
            <text:p>-0.00302687</text:p>
          </table:table-cell>
          <table:table-cell office:value-type="float" office:value="-0.00282335" calcext:value-type="float">
            <text:p>-0.00282335</text:p>
          </table:table-cell>
          <table:table-cell office:value-type="float" office:value="-0.00261704" calcext:value-type="float">
            <text:p>-0.00261704</text:p>
          </table:table-cell>
          <table:table-cell office:value-type="float" office:value="-0.00240816" calcext:value-type="float">
            <text:p>-0.00240816</text:p>
          </table:table-cell>
          <table:table-cell office:value-type="float" office:value="-0.00219691" calcext:value-type="float">
            <text:p>-0.00219691</text:p>
          </table:table-cell>
          <table:table-cell office:value-type="float" office:value="-0.00198348" calcext:value-type="float">
            <text:p>-0.00198348</text:p>
          </table:table-cell>
          <table:table-cell office:value-type="float" office:value="-0.00176808" calcext:value-type="float">
            <text:p>-0.00176808</text:p>
          </table:table-cell>
          <table:table-cell office:value-type="float" office:value="-0.00155095" calcext:value-type="float">
            <text:p>-0.00155095</text:p>
          </table:table-cell>
          <table:table-cell office:value-type="float" office:value="-0.00133228" calcext:value-type="float">
            <text:p>-0.00133228</text:p>
          </table:table-cell>
          <table:table-cell office:value-type="float" office:value="-0.00111228" calcext:value-type="float">
            <text:p>-0.00111228</text:p>
          </table:table-cell>
          <table:table-cell office:value-type="float" office:value="-0.000891151" calcext:value-type="float">
            <text:p>-0.000891151</text:p>
          </table:table-cell>
          <table:table-cell office:value-type="float" office:value="-0.000669135" calcext:value-type="float">
            <text:p>-0.000669135</text:p>
          </table:table-cell>
          <table:table-cell office:value-type="float" office:value="-0.000446457" calcext:value-type="float">
            <text:p>-0.000446457</text:p>
          </table:table-cell>
          <table:table-cell office:value-type="float" office:value="-0.000223339" calcext:value-type="float">
            <text:p>-0.000223339</text:p>
          </table:table-cell>
          <table:table-cell office:value-type="float" office:value="-5.55097E-018" calcext:value-type="float">
            <text:p>-5.55097E-18</text:p>
          </table:table-cell>
          <table:table-cell office:value-type="float" office:value="0.000223339" calcext:value-type="float">
            <text:p>0.000223339</text:p>
          </table:table-cell>
          <table:table-cell office:value-type="float" office:value="0.000446457" calcext:value-type="float">
            <text:p>0.000446457</text:p>
          </table:table-cell>
          <table:table-cell office:value-type="float" office:value="0.000669135" calcext:value-type="float">
            <text:p>0.000669135</text:p>
          </table:table-cell>
          <table:table-cell office:value-type="float" office:value="0.000891151" calcext:value-type="float">
            <text:p>0.000891151</text:p>
          </table:table-cell>
          <table:table-cell office:value-type="float" office:value="0.00111228" calcext:value-type="float">
            <text:p>0.00111228</text:p>
          </table:table-cell>
          <table:table-cell office:value-type="float" office:value="0.00133228" calcext:value-type="float">
            <text:p>0.00133228</text:p>
          </table:table-cell>
          <table:table-cell office:value-type="float" office:value="0.00155095" calcext:value-type="float">
            <text:p>0.00155095</text:p>
          </table:table-cell>
          <table:table-cell office:value-type="float" office:value="0.00176808" calcext:value-type="float">
            <text:p>0.00176808</text:p>
          </table:table-cell>
          <table:table-cell office:value-type="float" office:value="0.00198348" calcext:value-type="float">
            <text:p>0.00198348</text:p>
          </table:table-cell>
          <table:table-cell office:value-type="float" office:value="0.00219691" calcext:value-type="float">
            <text:p>0.00219691</text:p>
          </table:table-cell>
          <table:table-cell office:value-type="float" office:value="0.00240816" calcext:value-type="float">
            <text:p>0.00240816</text:p>
          </table:table-cell>
          <table:table-cell office:value-type="float" office:value="0.00261704" calcext:value-type="float">
            <text:p>0.00261704</text:p>
          </table:table-cell>
          <table:table-cell office:value-type="float" office:value="0.00282335" calcext:value-type="float">
            <text:p>0.00282335</text:p>
          </table:table-cell>
          <table:table-cell office:value-type="float" office:value="0.00302687" calcext:value-type="float">
            <text:p>0.00302687</text:p>
          </table:table-cell>
          <table:table-cell office:value-type="float" office:value="0.00322739" calcext:value-type="float">
            <text:p>0.00322739</text:p>
          </table:table-cell>
          <table:table-cell office:value-type="float" office:value="0.00342473" calcext:value-type="float">
            <text:p>0.00342473</text:p>
          </table:table-cell>
          <table:table-cell office:value-type="float" office:value="0.00361871" calcext:value-type="float">
            <text:p>0.00361871</text:p>
          </table:table-cell>
          <table:table-cell office:value-type="float" office:value="0.00380909" calcext:value-type="float">
            <text:p>0.00380909</text:p>
          </table:table-cell>
          <table:table-cell office:value-type="float" office:value="0.00399572" calcext:value-type="float">
            <text:p>0.00399572</text:p>
          </table:table-cell>
          <table:table-cell office:value-type="float" office:value="0.00417842" calcext:value-type="float">
            <text:p>0.00417842</text:p>
          </table:table-cell>
          <table:table-cell office:value-type="float" office:value="0.00435699" calcext:value-type="float">
            <text:p>0.00435699</text:p>
          </table:table-cell>
          <table:table-cell office:value-type="float" office:value="0.00453125" calcext:value-type="float">
            <text:p>0.00453125</text:p>
          </table:table-cell>
          <table:table-cell office:value-type="float" office:value="0.00470106" calcext:value-type="float">
            <text:p>0.00470106</text:p>
          </table:table-cell>
          <table:table-cell office:value-type="float" office:value="0.00486621" calcext:value-type="float">
            <text:p>0.00486621</text:p>
          </table:table-cell>
          <table:table-cell office:value-type="float" office:value="0.00502657" calcext:value-type="float">
            <text:p>0.00502657</text:p>
          </table:table-cell>
          <table:table-cell office:value-type="float" office:value="0.00518197" calcext:value-type="float">
            <text:p>0.00518197</text:p>
          </table:table-cell>
          <table:table-cell office:value-type="float" office:value="0.00533225" calcext:value-type="float">
            <text:p>0.00533225</text:p>
          </table:table-cell>
          <table:table-cell office:value-type="float" office:value="0.00547727" calcext:value-type="float">
            <text:p>0.00547727</text:p>
          </table:table-cell>
          <table:table-cell office:value-type="float" office:value="0.00561689" calcext:value-type="float">
            <text:p>0.00561689</text:p>
          </table:table-cell>
          <table:table-cell office:value-type="float" office:value="0.00575095" calcext:value-type="float">
            <text:p>0.00575095</text:p>
          </table:table-cell>
          <table:table-cell office:value-type="float" office:value="0.00587936" calcext:value-type="float">
            <text:p>0.00587936</text:p>
          </table:table-cell>
          <table:table-cell office:value-type="float" office:value="0.00600195" calcext:value-type="float">
            <text:p>0.00600195</text:p>
          </table:table-cell>
          <table:table-cell office:value-type="float" office:value="0.00611862" calcext:value-type="float">
            <text:p>0.00611862</text:p>
          </table:table-cell>
          <table:table-cell office:value-type="float" office:value="0.00622926" calcext:value-type="float">
            <text:p>0.00622926</text:p>
          </table:table-cell>
          <table:table-cell office:value-type="float" office:value="0.00633374" calcext:value-type="float">
            <text:p>0.00633374</text:p>
          </table:table-cell>
          <table:table-cell office:value-type="float" office:value="0.00643198" calcext:value-type="float">
            <text:p>0.00643198</text:p>
          </table:table-cell>
          <table:table-cell office:value-type="float" office:value="0.00652387" calcext:value-type="float">
            <text:p>0.00652387</text:p>
          </table:table-cell>
          <table:table-cell office:value-type="float" office:value="0.00660932" calcext:value-type="float">
            <text:p>0.00660932</text:p>
          </table:table-cell>
          <table:table-cell office:value-type="float" office:value="0.00668826" calcext:value-type="float">
            <text:p>0.00668826</text:p>
          </table:table-cell>
          <table:table-cell office:value-type="float" office:value="0.00676058" calcext:value-type="float">
            <text:p>0.00676058</text:p>
          </table:table-cell>
          <table:table-cell office:value-type="float" office:value="0.00682625" calcext:value-type="float">
            <text:p>0.00682625</text:p>
          </table:table-cell>
          <table:table-cell office:value-type="float" office:value="0.00688516" calcext:value-type="float">
            <text:p>0.00688516</text:p>
          </table:table-cell>
          <table:table-cell office:value-type="float" office:value="0.0069373" calcext:value-type="float">
            <text:p>0.0069373</text:p>
          </table:table-cell>
          <table:table-cell office:value-type="float" office:value="0.00698257" calcext:value-type="float">
            <text:p>0.00698257</text:p>
          </table:table-cell>
          <table:table-cell office:value-type="float" office:value="0.00702097" calcext:value-type="float">
            <text:p>0.00702097</text:p>
          </table:table-cell>
          <table:table-cell office:value-type="float" office:value="0.00705242" calcext:value-type="float">
            <text:p>0.00705242</text:p>
          </table:table-cell>
          <table:table-cell office:value-type="float" office:value="0.00707695" calcext:value-type="float">
            <text:p>0.00707695</text:p>
          </table:table-cell>
          <table:table-cell office:value-type="float" office:value="0.0070944" calcext:value-type="float">
            <text:p>0.0070944</text:p>
          </table:table-cell>
          <table:table-cell office:value-type="float" office:value="0.00710511" calcext:value-type="float">
            <text:p>0.00710511</text:p>
          </table:table-cell>
          <table:table-cell office:value-type="float" office:value="0.0071081" calcext:value-type="float">
            <text:p>0.0071081</text:p>
          </table:table-cell>
          <table:table-cell/>
        </table:table-row>
        <table:table-row table:style-name="ro1">
          <table:table-cell office:value-type="float" office:value="0.568829" calcext:value-type="float">
            <text:p>0.568829</text:p>
          </table:table-cell>
          <table:table-cell office:value-type="float" office:value="-0.0255587" calcext:value-type="float">
            <text:p>-0.0255587</text:p>
          </table:table-cell>
          <table:table-cell office:value-type="float" office:value="-0.0255467" calcext:value-type="float">
            <text:p>-0.0255467</text:p>
          </table:table-cell>
          <table:table-cell office:value-type="float" office:value="-0.0255087" calcext:value-type="float">
            <text:p>-0.0255087</text:p>
          </table:table-cell>
          <table:table-cell office:value-type="float" office:value="-0.0254457" calcext:value-type="float">
            <text:p>-0.0254457</text:p>
          </table:table-cell>
          <table:table-cell office:value-type="float" office:value="-0.0253576" calcext:value-type="float">
            <text:p>-0.0253576</text:p>
          </table:table-cell>
          <table:table-cell office:value-type="float" office:value="-0.0252445" calcext:value-type="float">
            <text:p>-0.0252445</text:p>
          </table:table-cell>
          <table:table-cell office:value-type="float" office:value="-0.0251064" calcext:value-type="float">
            <text:p>-0.0251064</text:p>
          </table:table-cell>
          <table:table-cell office:value-type="float" office:value="-0.0249436" calcext:value-type="float">
            <text:p>-0.0249436</text:p>
          </table:table-cell>
          <table:table-cell office:value-type="float" office:value="-0.0247562" calcext:value-type="float">
            <text:p>-0.0247562</text:p>
          </table:table-cell>
          <table:table-cell office:value-type="float" office:value="-0.0245443" calcext:value-type="float">
            <text:p>-0.0245443</text:p>
          </table:table-cell>
          <table:table-cell office:value-type="float" office:value="-0.0243082" calcext:value-type="float">
            <text:p>-0.0243082</text:p>
          </table:table-cell>
          <table:table-cell office:value-type="float" office:value="-0.0240482" calcext:value-type="float">
            <text:p>-0.0240482</text:p>
          </table:table-cell>
          <table:table-cell office:value-type="float" office:value="-0.0237643" calcext:value-type="float">
            <text:p>-0.0237643</text:p>
          </table:table-cell>
          <table:table-cell office:value-type="float" office:value="-0.0234571" calcext:value-type="float">
            <text:p>-0.0234571</text:p>
          </table:table-cell>
          <table:table-cell office:value-type="float" office:value="-0.0231267" calcext:value-type="float">
            <text:p>-0.0231267</text:p>
          </table:table-cell>
          <table:table-cell office:value-type="float" office:value="-0.0227734" calcext:value-type="float">
            <text:p>-0.0227734</text:p>
          </table:table-cell>
          <table:table-cell office:value-type="float" office:value="-0.0223977" calcext:value-type="float">
            <text:p>-0.0223977</text:p>
          </table:table-cell>
          <table:table-cell office:value-type="float" office:value="-0.0219999" calcext:value-type="float">
            <text:p>-0.0219999</text:p>
          </table:table-cell>
          <table:table-cell office:value-type="float" office:value="-0.0215804" calcext:value-type="float">
            <text:p>-0.0215804</text:p>
          </table:table-cell>
          <table:table-cell office:value-type="float" office:value="-0.0211396" calcext:value-type="float">
            <text:p>-0.0211396</text:p>
          </table:table-cell>
          <table:table-cell office:value-type="float" office:value="-0.0206779" calcext:value-type="float">
            <text:p>-0.0206779</text:p>
          </table:table-cell>
          <table:table-cell office:value-type="float" office:value="-0.0201958" calcext:value-type="float">
            <text:p>-0.0201958</text:p>
          </table:table-cell>
          <table:table-cell office:value-type="float" office:value="-0.0196938" calcext:value-type="float">
            <text:p>-0.0196938</text:p>
          </table:table-cell>
          <table:table-cell office:value-type="float" office:value="-0.0191723" calcext:value-type="float">
            <text:p>-0.0191723</text:p>
          </table:table-cell>
          <table:table-cell office:value-type="float" office:value="-0.018632" calcext:value-type="float">
            <text:p>-0.018632</text:p>
          </table:table-cell>
          <table:table-cell office:value-type="float" office:value="-0.0180732" calcext:value-type="float">
            <text:p>-0.0180732</text:p>
          </table:table-cell>
          <table:table-cell office:value-type="float" office:value="-0.0174966" calcext:value-type="float">
            <text:p>-0.0174966</text:p>
          </table:table-cell>
          <table:table-cell office:value-type="float" office:value="-0.0169027" calcext:value-type="float">
            <text:p>-0.0169027</text:p>
          </table:table-cell>
          <table:table-cell office:value-type="float" office:value="-0.0162922" calcext:value-type="float">
            <text:p>-0.0162922</text:p>
          </table:table-cell>
          <table:table-cell office:value-type="float" office:value="-0.0156656" calcext:value-type="float">
            <text:p>-0.0156656</text:p>
          </table:table-cell>
          <table:table-cell office:value-type="float" office:value="-0.0150235" calcext:value-type="float">
            <text:p>-0.0150235</text:p>
          </table:table-cell>
          <table:table-cell office:value-type="float" office:value="-0.0143666" calcext:value-type="float">
            <text:p>-0.0143666</text:p>
          </table:table-cell>
          <table:table-cell office:value-type="float" office:value="-0.0136955" calcext:value-type="float">
            <text:p>-0.0136955</text:p>
          </table:table-cell>
          <table:table-cell office:value-type="float" office:value="-0.0130109" calcext:value-type="float">
            <text:p>-0.0130109</text:p>
          </table:table-cell>
          <table:table-cell office:value-type="float" office:value="-0.0123135" calcext:value-type="float">
            <text:p>-0.0123135</text:p>
          </table:table-cell>
          <table:table-cell office:value-type="float" office:value="-0.0116039" calcext:value-type="float">
            <text:p>-0.0116039</text:p>
          </table:table-cell>
          <table:table-cell office:value-type="float" office:value="-0.0108828" calcext:value-type="float">
            <text:p>-0.0108828</text:p>
          </table:table-cell>
          <table:table-cell office:value-type="float" office:value="-0.010151" calcext:value-type="float">
            <text:p>-0.010151</text:p>
          </table:table-cell>
          <table:table-cell office:value-type="float" office:value="-0.00940924" calcext:value-type="float">
            <text:p>-0.00940924</text:p>
          </table:table-cell>
          <table:table-cell office:value-type="float" office:value="-0.00865815" calcext:value-type="float">
            <text:p>-0.00865815</text:p>
          </table:table-cell>
          <table:table-cell office:value-type="float" office:value="-0.00789852" calcext:value-type="float">
            <text:p>-0.00789852</text:p>
          </table:table-cell>
          <table:table-cell office:value-type="float" office:value="-0.0071311" calcext:value-type="float">
            <text:p>-0.0071311</text:p>
          </table:table-cell>
          <table:table-cell office:value-type="float" office:value="-0.00635662" calcext:value-type="float">
            <text:p>-0.00635662</text:p>
          </table:table-cell>
          <table:table-cell office:value-type="float" office:value="-0.00557587" calcext:value-type="float">
            <text:p>-0.00557587</text:p>
          </table:table-cell>
          <table:table-cell office:value-type="float" office:value="-0.00478961" calcext:value-type="float">
            <text:p>-0.00478961</text:p>
          </table:table-cell>
          <table:table-cell office:value-type="float" office:value="-0.00399861" calcext:value-type="float">
            <text:p>-0.00399861</text:p>
          </table:table-cell>
          <table:table-cell office:value-type="float" office:value="-0.00320364" calcext:value-type="float">
            <text:p>-0.00320364</text:p>
          </table:table-cell>
          <table:table-cell office:value-type="float" office:value="-0.00240549" calcext:value-type="float">
            <text:p>-0.00240549</text:p>
          </table:table-cell>
          <table:table-cell office:value-type="float" office:value="-0.00160497" calcext:value-type="float">
            <text:p>-0.00160497</text:p>
          </table:table-cell>
          <table:table-cell office:value-type="float" office:value="-0.000802872" calcext:value-type="float">
            <text:p>-0.000802872</text:p>
          </table:table-cell>
          <table:table-cell office:value-type="float" office:value="5.29449E-016" calcext:value-type="float">
            <text:p>5.29449E-16</text:p>
          </table:table-cell>
          <table:table-cell office:value-type="float" office:value="0.000802872" calcext:value-type="float">
            <text:p>0.000802872</text:p>
          </table:table-cell>
          <table:table-cell office:value-type="float" office:value="0.00160497" calcext:value-type="float">
            <text:p>0.00160497</text:p>
          </table:table-cell>
          <table:table-cell office:value-type="float" office:value="0.00240549" calcext:value-type="float">
            <text:p>0.00240549</text:p>
          </table:table-cell>
          <table:table-cell office:value-type="float" office:value="0.00320364" calcext:value-type="float">
            <text:p>0.00320364</text:p>
          </table:table-cell>
          <table:table-cell office:value-type="float" office:value="0.00399861" calcext:value-type="float">
            <text:p>0.00399861</text:p>
          </table:table-cell>
          <table:table-cell office:value-type="float" office:value="0.00478961" calcext:value-type="float">
            <text:p>0.00478961</text:p>
          </table:table-cell>
          <table:table-cell office:value-type="float" office:value="0.00557587" calcext:value-type="float">
            <text:p>0.00557587</text:p>
          </table:table-cell>
          <table:table-cell office:value-type="float" office:value="0.00635662" calcext:value-type="float">
            <text:p>0.00635662</text:p>
          </table:table-cell>
          <table:table-cell office:value-type="float" office:value="0.0071311" calcext:value-type="float">
            <text:p>0.0071311</text:p>
          </table:table-cell>
          <table:table-cell office:value-type="float" office:value="0.00789852" calcext:value-type="float">
            <text:p>0.00789852</text:p>
          </table:table-cell>
          <table:table-cell office:value-type="float" office:value="0.00865815" calcext:value-type="float">
            <text:p>0.00865815</text:p>
          </table:table-cell>
          <table:table-cell office:value-type="float" office:value="0.00940924" calcext:value-type="float">
            <text:p>0.00940924</text:p>
          </table:table-cell>
          <table:table-cell office:value-type="float" office:value="0.010151" calcext:value-type="float">
            <text:p>0.010151</text:p>
          </table:table-cell>
          <table:table-cell office:value-type="float" office:value="0.0108828" calcext:value-type="float">
            <text:p>0.0108828</text:p>
          </table:table-cell>
          <table:table-cell office:value-type="float" office:value="0.0116039" calcext:value-type="float">
            <text:p>0.0116039</text:p>
          </table:table-cell>
          <table:table-cell office:value-type="float" office:value="0.0123135" calcext:value-type="float">
            <text:p>0.0123135</text:p>
          </table:table-cell>
          <table:table-cell office:value-type="float" office:value="0.0130109" calcext:value-type="float">
            <text:p>0.0130109</text:p>
          </table:table-cell>
          <table:table-cell office:value-type="float" office:value="0.0136955" calcext:value-type="float">
            <text:p>0.0136955</text:p>
          </table:table-cell>
          <table:table-cell office:value-type="float" office:value="0.0143666" calcext:value-type="float">
            <text:p>0.0143666</text:p>
          </table:table-cell>
          <table:table-cell office:value-type="float" office:value="0.0150235" calcext:value-type="float">
            <text:p>0.0150235</text:p>
          </table:table-cell>
          <table:table-cell office:value-type="float" office:value="0.0156656" calcext:value-type="float">
            <text:p>0.0156656</text:p>
          </table:table-cell>
          <table:table-cell office:value-type="float" office:value="0.0162922" calcext:value-type="float">
            <text:p>0.0162922</text:p>
          </table:table-cell>
          <table:table-cell office:value-type="float" office:value="0.0169027" calcext:value-type="float">
            <text:p>0.0169027</text:p>
          </table:table-cell>
          <table:table-cell office:value-type="float" office:value="0.0174966" calcext:value-type="float">
            <text:p>0.0174966</text:p>
          </table:table-cell>
          <table:table-cell office:value-type="float" office:value="0.0180732" calcext:value-type="float">
            <text:p>0.0180732</text:p>
          </table:table-cell>
          <table:table-cell office:value-type="float" office:value="0.018632" calcext:value-type="float">
            <text:p>0.018632</text:p>
          </table:table-cell>
          <table:table-cell office:value-type="float" office:value="0.0191723" calcext:value-type="float">
            <text:p>0.0191723</text:p>
          </table:table-cell>
          <table:table-cell office:value-type="float" office:value="0.0196938" calcext:value-type="float">
            <text:p>0.0196938</text:p>
          </table:table-cell>
          <table:table-cell office:value-type="float" office:value="0.0201958" calcext:value-type="float">
            <text:p>0.0201958</text:p>
          </table:table-cell>
          <table:table-cell office:value-type="float" office:value="0.0206779" calcext:value-type="float">
            <text:p>0.0206779</text:p>
          </table:table-cell>
          <table:table-cell office:value-type="float" office:value="0.0211396" calcext:value-type="float">
            <text:p>0.0211396</text:p>
          </table:table-cell>
          <table:table-cell office:value-type="float" office:value="0.0215804" calcext:value-type="float">
            <text:p>0.0215804</text:p>
          </table:table-cell>
          <table:table-cell office:value-type="float" office:value="0.0219999" calcext:value-type="float">
            <text:p>0.0219999</text:p>
          </table:table-cell>
          <table:table-cell office:value-type="float" office:value="0.0223977" calcext:value-type="float">
            <text:p>0.0223977</text:p>
          </table:table-cell>
          <table:table-cell office:value-type="float" office:value="0.0227734" calcext:value-type="float">
            <text:p>0.0227734</text:p>
          </table:table-cell>
          <table:table-cell office:value-type="float" office:value="0.0231267" calcext:value-type="float">
            <text:p>0.0231267</text:p>
          </table:table-cell>
          <table:table-cell office:value-type="float" office:value="0.0234571" calcext:value-type="float">
            <text:p>0.0234571</text:p>
          </table:table-cell>
          <table:table-cell office:value-type="float" office:value="0.0237643" calcext:value-type="float">
            <text:p>0.0237643</text:p>
          </table:table-cell>
          <table:table-cell office:value-type="float" office:value="0.0240482" calcext:value-type="float">
            <text:p>0.0240482</text:p>
          </table:table-cell>
          <table:table-cell office:value-type="float" office:value="0.0243082" calcext:value-type="float">
            <text:p>0.0243082</text:p>
          </table:table-cell>
          <table:table-cell office:value-type="float" office:value="0.0245443" calcext:value-type="float">
            <text:p>0.0245443</text:p>
          </table:table-cell>
          <table:table-cell office:value-type="float" office:value="0.0247562" calcext:value-type="float">
            <text:p>0.0247562</text:p>
          </table:table-cell>
          <table:table-cell office:value-type="float" office:value="0.0249436" calcext:value-type="float">
            <text:p>0.0249436</text:p>
          </table:table-cell>
          <table:table-cell office:value-type="float" office:value="0.0251064" calcext:value-type="float">
            <text:p>0.0251064</text:p>
          </table:table-cell>
          <table:table-cell office:value-type="float" office:value="0.0252445" calcext:value-type="float">
            <text:p>0.0252445</text:p>
          </table:table-cell>
          <table:table-cell office:value-type="float" office:value="0.0253576" calcext:value-type="float">
            <text:p>0.0253576</text:p>
          </table:table-cell>
          <table:table-cell office:value-type="float" office:value="0.0254457" calcext:value-type="float">
            <text:p>0.0254457</text:p>
          </table:table-cell>
          <table:table-cell office:value-type="float" office:value="0.0255087" calcext:value-type="float">
            <text:p>0.0255087</text:p>
          </table:table-cell>
          <table:table-cell office:value-type="float" office:value="0.0255467" calcext:value-type="float">
            <text:p>0.0255467</text:p>
          </table:table-cell>
          <table:table-cell office:value-type="float" office:value="0.0255587" calcext:value-type="float">
            <text:p>0.0255587</text:p>
          </table:table-cell>
          <table:table-cell/>
        </table:table-row>
        <table:table-row table:style-name="ro1">
          <table:table-cell office:value-type="float" office:value="0.573722" calcext:value-type="float">
            <text:p>0.573722</text:p>
          </table:table-cell>
          <table:table-cell office:value-type="float" office:value="-0.0370249" calcext:value-type="float">
            <text:p>-0.0370249</text:p>
          </table:table-cell>
          <table:table-cell office:value-type="float" office:value="-0.0370063" calcext:value-type="float">
            <text:p>-0.0370063</text:p>
          </table:table-cell>
          <table:table-cell office:value-type="float" office:value="-0.0369516" calcext:value-type="float">
            <text:p>-0.0369516</text:p>
          </table:table-cell>
          <table:table-cell office:value-type="float" office:value="-0.0368603" calcext:value-type="float">
            <text:p>-0.0368603</text:p>
          </table:table-cell>
          <table:table-cell office:value-type="float" office:value="-0.0367327" calcext:value-type="float">
            <text:p>-0.0367327</text:p>
          </table:table-cell>
          <table:table-cell office:value-type="float" office:value="-0.0365688" calcext:value-type="float">
            <text:p>-0.0365688</text:p>
          </table:table-cell>
          <table:table-cell office:value-type="float" office:value="-0.0363689" calcext:value-type="float">
            <text:p>-0.0363689</text:p>
          </table:table-cell>
          <table:table-cell office:value-type="float" office:value="-0.036133" calcext:value-type="float">
            <text:p>-0.036133</text:p>
          </table:table-cell>
          <table:table-cell office:value-type="float" office:value="-0.0358615" calcext:value-type="float">
            <text:p>-0.0358615</text:p>
          </table:table-cell>
          <table:table-cell office:value-type="float" office:value="-0.0355546" calcext:value-type="float">
            <text:p>-0.0355546</text:p>
          </table:table-cell>
          <table:table-cell office:value-type="float" office:value="-0.0352126" calcext:value-type="float">
            <text:p>-0.0352126</text:p>
          </table:table-cell>
          <table:table-cell office:value-type="float" office:value="-0.0348358" calcext:value-type="float">
            <text:p>-0.0348358</text:p>
          </table:table-cell>
          <table:table-cell office:value-type="float" office:value="-0.0344247" calcext:value-type="float">
            <text:p>-0.0344247</text:p>
          </table:table-cell>
          <table:table-cell office:value-type="float" office:value="-0.0339796" calcext:value-type="float">
            <text:p>-0.0339796</text:p>
          </table:table-cell>
          <table:table-cell office:value-type="float" office:value="-0.033501" calcext:value-type="float">
            <text:p>-0.033501</text:p>
          </table:table-cell>
          <table:table-cell office:value-type="float" office:value="-0.0329893" calcext:value-type="float">
            <text:p>-0.0329893</text:p>
          </table:table-cell>
          <table:table-cell office:value-type="float" office:value="-0.032445" calcext:value-type="float">
            <text:p>-0.032445</text:p>
          </table:table-cell>
          <table:table-cell office:value-type="float" office:value="-0.0318688" calcext:value-type="float">
            <text:p>-0.0318688</text:p>
          </table:table-cell>
          <table:table-cell office:value-type="float" office:value="-0.0312611" calcext:value-type="float">
            <text:p>-0.0312611</text:p>
          </table:table-cell>
          <table:table-cell office:value-type="float" office:value="-0.0306225" calcext:value-type="float">
            <text:p>-0.0306225</text:p>
          </table:table-cell>
          <table:table-cell office:value-type="float" office:value="-0.0299537" calcext:value-type="float">
            <text:p>-0.0299537</text:p>
          </table:table-cell>
          <table:table-cell office:value-type="float" office:value="-0.0292553" calcext:value-type="float">
            <text:p>-0.0292553</text:p>
          </table:table-cell>
          <table:table-cell office:value-type="float" office:value="-0.0285281" calcext:value-type="float">
            <text:p>-0.0285281</text:p>
          </table:table-cell>
          <table:table-cell office:value-type="float" office:value="-0.0277728" calcext:value-type="float">
            <text:p>-0.0277728</text:p>
          </table:table-cell>
          <table:table-cell office:value-type="float" office:value="-0.02699" calcext:value-type="float">
            <text:p>-0.02699</text:p>
          </table:table-cell>
          <table:table-cell office:value-type="float" office:value="-0.0261806" calcext:value-type="float">
            <text:p>-0.0261806</text:p>
          </table:table-cell>
          <table:table-cell office:value-type="float" office:value="-0.0253453" calcext:value-type="float">
            <text:p>-0.0253453</text:p>
          </table:table-cell>
          <table:table-cell office:value-type="float" office:value="-0.024485" calcext:value-type="float">
            <text:p>-0.024485</text:p>
          </table:table-cell>
          <table:table-cell office:value-type="float" office:value="-0.0236006" calcext:value-type="float">
            <text:p>-0.0236006</text:p>
          </table:table-cell>
          <table:table-cell office:value-type="float" office:value="-0.0226929" calcext:value-type="float">
            <text:p>-0.0226929</text:p>
          </table:table-cell>
          <table:table-cell office:value-type="float" office:value="-0.0217628" calcext:value-type="float">
            <text:p>-0.0217628</text:p>
          </table:table-cell>
          <table:table-cell office:value-type="float" office:value="-0.0208112" calcext:value-type="float">
            <text:p>-0.0208112</text:p>
          </table:table-cell>
          <table:table-cell office:value-type="float" office:value="-0.019839" calcext:value-type="float">
            <text:p>-0.019839</text:p>
          </table:table-cell>
          <table:table-cell office:value-type="float" office:value="-0.0188473" calcext:value-type="float">
            <text:p>-0.0188473</text:p>
          </table:table-cell>
          <table:table-cell office:value-type="float" office:value="-0.017837" calcext:value-type="float">
            <text:p>-0.017837</text:p>
          </table:table-cell>
          <table:table-cell office:value-type="float" office:value="-0.0168091" calcext:value-type="float">
            <text:p>-0.0168091</text:p>
          </table:table-cell>
          <table:table-cell office:value-type="float" office:value="-0.0157646" calcext:value-type="float">
            <text:p>-0.0157646</text:p>
          </table:table-cell>
          <table:table-cell office:value-type="float" office:value="-0.0147046" calcext:value-type="float">
            <text:p>-0.0147046</text:p>
          </table:table-cell>
          <table:table-cell office:value-type="float" office:value="-0.01363" calcext:value-type="float">
            <text:p>-0.01363</text:p>
          </table:table-cell>
          <table:table-cell office:value-type="float" office:value="-0.012542" calcext:value-type="float">
            <text:p>-0.012542</text:p>
          </table:table-cell>
          <table:table-cell office:value-type="float" office:value="-0.0114416" calcext:value-type="float">
            <text:p>-0.0114416</text:p>
          </table:table-cell>
          <table:table-cell office:value-type="float" office:value="-0.0103299" calcext:value-type="float">
            <text:p>-0.0103299</text:p>
          </table:table-cell>
          <table:table-cell office:value-type="float" office:value="-0.009208" calcext:value-type="float">
            <text:p>-0.009208</text:p>
          </table:table-cell>
          <table:table-cell office:value-type="float" office:value="-0.00807701" calcext:value-type="float">
            <text:p>-0.00807701</text:p>
          </table:table-cell>
          <table:table-cell office:value-type="float" office:value="-0.00693804" calcext:value-type="float">
            <text:p>-0.00693804</text:p>
          </table:table-cell>
          <table:table-cell office:value-type="float" office:value="-0.00579221" calcext:value-type="float">
            <text:p>-0.00579221</text:p>
          </table:table-cell>
          <table:table-cell office:value-type="float" office:value="-0.00464065" calcext:value-type="float">
            <text:p>-0.00464065</text:p>
          </table:table-cell>
          <table:table-cell office:value-type="float" office:value="-0.00348449" calcext:value-type="float">
            <text:p>-0.00348449</text:p>
          </table:table-cell>
          <table:table-cell office:value-type="float" office:value="-0.00232488" calcext:value-type="float">
            <text:p>-0.00232488</text:p>
          </table:table-cell>
          <table:table-cell office:value-type="float" office:value="-0.00116301" calcext:value-type="float">
            <text:p>-0.00116301</text:p>
          </table:table-cell>
          <table:table-cell office:value-type="float" office:value="5.16503E-016" calcext:value-type="float">
            <text:p>5.16503E-16</text:p>
          </table:table-cell>
          <table:table-cell office:value-type="float" office:value="0.00116301" calcext:value-type="float">
            <text:p>0.00116301</text:p>
          </table:table-cell>
          <table:table-cell office:value-type="float" office:value="0.00232488" calcext:value-type="float">
            <text:p>0.00232488</text:p>
          </table:table-cell>
          <table:table-cell office:value-type="float" office:value="0.00348449" calcext:value-type="float">
            <text:p>0.00348449</text:p>
          </table:table-cell>
          <table:table-cell office:value-type="float" office:value="0.00464065" calcext:value-type="float">
            <text:p>0.00464065</text:p>
          </table:table-cell>
          <table:table-cell office:value-type="float" office:value="0.00579221" calcext:value-type="float">
            <text:p>0.00579221</text:p>
          </table:table-cell>
          <table:table-cell office:value-type="float" office:value="0.00693804" calcext:value-type="float">
            <text:p>0.00693804</text:p>
          </table:table-cell>
          <table:table-cell office:value-type="float" office:value="0.00807701" calcext:value-type="float">
            <text:p>0.00807701</text:p>
          </table:table-cell>
          <table:table-cell office:value-type="float" office:value="0.009208" calcext:value-type="float">
            <text:p>0.009208</text:p>
          </table:table-cell>
          <table:table-cell office:value-type="float" office:value="0.0103299" calcext:value-type="float">
            <text:p>0.0103299</text:p>
          </table:table-cell>
          <table:table-cell office:value-type="float" office:value="0.0114416" calcext:value-type="float">
            <text:p>0.0114416</text:p>
          </table:table-cell>
          <table:table-cell office:value-type="float" office:value="0.012542" calcext:value-type="float">
            <text:p>0.012542</text:p>
          </table:table-cell>
          <table:table-cell office:value-type="float" office:value="0.01363" calcext:value-type="float">
            <text:p>0.01363</text:p>
          </table:table-cell>
          <table:table-cell office:value-type="float" office:value="0.0147046" calcext:value-type="float">
            <text:p>0.0147046</text:p>
          </table:table-cell>
          <table:table-cell office:value-type="float" office:value="0.0157646" calcext:value-type="float">
            <text:p>0.0157646</text:p>
          </table:table-cell>
          <table:table-cell office:value-type="float" office:value="0.0168091" calcext:value-type="float">
            <text:p>0.0168091</text:p>
          </table:table-cell>
          <table:table-cell office:value-type="float" office:value="0.017837" calcext:value-type="float">
            <text:p>0.017837</text:p>
          </table:table-cell>
          <table:table-cell office:value-type="float" office:value="0.0188473" calcext:value-type="float">
            <text:p>0.0188473</text:p>
          </table:table-cell>
          <table:table-cell office:value-type="float" office:value="0.019839" calcext:value-type="float">
            <text:p>0.019839</text:p>
          </table:table-cell>
          <table:table-cell office:value-type="float" office:value="0.0208112" calcext:value-type="float">
            <text:p>0.0208112</text:p>
          </table:table-cell>
          <table:table-cell office:value-type="float" office:value="0.0217628" calcext:value-type="float">
            <text:p>0.0217628</text:p>
          </table:table-cell>
          <table:table-cell office:value-type="float" office:value="0.0226929" calcext:value-type="float">
            <text:p>0.0226929</text:p>
          </table:table-cell>
          <table:table-cell office:value-type="float" office:value="0.0236006" calcext:value-type="float">
            <text:p>0.0236006</text:p>
          </table:table-cell>
          <table:table-cell office:value-type="float" office:value="0.024485" calcext:value-type="float">
            <text:p>0.024485</text:p>
          </table:table-cell>
          <table:table-cell office:value-type="float" office:value="0.0253453" calcext:value-type="float">
            <text:p>0.0253453</text:p>
          </table:table-cell>
          <table:table-cell office:value-type="float" office:value="0.0261806" calcext:value-type="float">
            <text:p>0.0261806</text:p>
          </table:table-cell>
          <table:table-cell office:value-type="float" office:value="0.02699" calcext:value-type="float">
            <text:p>0.02699</text:p>
          </table:table-cell>
          <table:table-cell office:value-type="float" office:value="0.0277728" calcext:value-type="float">
            <text:p>0.0277728</text:p>
          </table:table-cell>
          <table:table-cell office:value-type="float" office:value="0.0285281" calcext:value-type="float">
            <text:p>0.0285281</text:p>
          </table:table-cell>
          <table:table-cell office:value-type="float" office:value="0.0292553" calcext:value-type="float">
            <text:p>0.0292553</text:p>
          </table:table-cell>
          <table:table-cell office:value-type="float" office:value="0.0299537" calcext:value-type="float">
            <text:p>0.0299537</text:p>
          </table:table-cell>
          <table:table-cell office:value-type="float" office:value="0.0306225" calcext:value-type="float">
            <text:p>0.0306225</text:p>
          </table:table-cell>
          <table:table-cell office:value-type="float" office:value="0.0312611" calcext:value-type="float">
            <text:p>0.0312611</text:p>
          </table:table-cell>
          <table:table-cell office:value-type="float" office:value="0.0318688" calcext:value-type="float">
            <text:p>0.0318688</text:p>
          </table:table-cell>
          <table:table-cell office:value-type="float" office:value="0.032445" calcext:value-type="float">
            <text:p>0.032445</text:p>
          </table:table-cell>
          <table:table-cell office:value-type="float" office:value="0.0329893" calcext:value-type="float">
            <text:p>0.0329893</text:p>
          </table:table-cell>
          <table:table-cell office:value-type="float" office:value="0.033501" calcext:value-type="float">
            <text:p>0.033501</text:p>
          </table:table-cell>
          <table:table-cell office:value-type="float" office:value="0.0339796" calcext:value-type="float">
            <text:p>0.0339796</text:p>
          </table:table-cell>
          <table:table-cell office:value-type="float" office:value="0.0344247" calcext:value-type="float">
            <text:p>0.0344247</text:p>
          </table:table-cell>
          <table:table-cell office:value-type="float" office:value="0.0348358" calcext:value-type="float">
            <text:p>0.0348358</text:p>
          </table:table-cell>
          <table:table-cell office:value-type="float" office:value="0.0352126" calcext:value-type="float">
            <text:p>0.0352126</text:p>
          </table:table-cell>
          <table:table-cell office:value-type="float" office:value="0.0355546" calcext:value-type="float">
            <text:p>0.0355546</text:p>
          </table:table-cell>
          <table:table-cell office:value-type="float" office:value="0.0358615" calcext:value-type="float">
            <text:p>0.0358615</text:p>
          </table:table-cell>
          <table:table-cell office:value-type="float" office:value="0.036133" calcext:value-type="float">
            <text:p>0.036133</text:p>
          </table:table-cell>
          <table:table-cell office:value-type="float" office:value="0.0363689" calcext:value-type="float">
            <text:p>0.0363689</text:p>
          </table:table-cell>
          <table:table-cell office:value-type="float" office:value="0.0365688" calcext:value-type="float">
            <text:p>0.0365688</text:p>
          </table:table-cell>
          <table:table-cell office:value-type="float" office:value="0.0367327" calcext:value-type="float">
            <text:p>0.0367327</text:p>
          </table:table-cell>
          <table:table-cell office:value-type="float" office:value="0.0368603" calcext:value-type="float">
            <text:p>0.0368603</text:p>
          </table:table-cell>
          <table:table-cell office:value-type="float" office:value="0.0369516" calcext:value-type="float">
            <text:p>0.0369516</text:p>
          </table:table-cell>
          <table:table-cell office:value-type="float" office:value="0.0370063" calcext:value-type="float">
            <text:p>0.0370063</text:p>
          </table:table-cell>
          <table:table-cell office:value-type="float" office:value="0.0370249" calcext:value-type="float">
            <text:p>0.0370249</text:p>
          </table:table-cell>
          <table:table-cell/>
        </table:table-row>
        <table:table-row table:style-name="ro1">
          <table:table-cell office:value-type="float" office:value="0.581721" calcext:value-type="float">
            <text:p>0.581721</text:p>
          </table:table-cell>
          <table:table-cell office:value-type="float" office:value="-0.0556295" calcext:value-type="float">
            <text:p>-0.0556295</text:p>
          </table:table-cell>
          <table:table-cell office:value-type="float" office:value="-0.0556014" calcext:value-type="float">
            <text:p>-0.0556014</text:p>
          </table:table-cell>
          <table:table-cell office:value-type="float" office:value="-0.0555193" calcext:value-type="float">
            <text:p>-0.0555193</text:p>
          </table:table-cell>
          <table:table-cell office:value-type="float" office:value="-0.0553821" calcext:value-type="float">
            <text:p>-0.0553821</text:p>
          </table:table-cell>
          <table:table-cell office:value-type="float" office:value="-0.0551904" calcext:value-type="float">
            <text:p>-0.0551904</text:p>
          </table:table-cell>
          <table:table-cell office:value-type="float" office:value="-0.0549442" calcext:value-type="float">
            <text:p>-0.0549442</text:p>
          </table:table-cell>
          <table:table-cell office:value-type="float" office:value="-0.0546437" calcext:value-type="float">
            <text:p>-0.0546437</text:p>
          </table:table-cell>
          <table:table-cell office:value-type="float" office:value="-0.0542893" calcext:value-type="float">
            <text:p>-0.0542893</text:p>
          </table:table-cell>
          <table:table-cell office:value-type="float" office:value="-0.0538814" calcext:value-type="float">
            <text:p>-0.0538814</text:p>
          </table:table-cell>
          <table:table-cell office:value-type="float" office:value="-0.0534203" calcext:value-type="float">
            <text:p>-0.0534203</text:p>
          </table:table-cell>
          <table:table-cell office:value-type="float" office:value="-0.0529064" calcext:value-type="float">
            <text:p>-0.0529064</text:p>
          </table:table-cell>
          <table:table-cell office:value-type="float" office:value="-0.0523404" calcext:value-type="float">
            <text:p>-0.0523404</text:p>
          </table:table-cell>
          <table:table-cell office:value-type="float" office:value="-0.0517226" calcext:value-type="float">
            <text:p>-0.0517226</text:p>
          </table:table-cell>
          <table:table-cell office:value-type="float" office:value="-0.0510539" calcext:value-type="float">
            <text:p>-0.0510539</text:p>
          </table:table-cell>
          <table:table-cell office:value-type="float" office:value="-0.0503347" calcext:value-type="float">
            <text:p>-0.0503347</text:p>
          </table:table-cell>
          <table:table-cell office:value-type="float" office:value="-0.0495659" calcext:value-type="float">
            <text:p>-0.0495659</text:p>
          </table:table-cell>
          <table:table-cell office:value-type="float" office:value="-0.0487482" calcext:value-type="float">
            <text:p>-0.0487482</text:p>
          </table:table-cell>
          <table:table-cell office:value-type="float" office:value="-0.0478824" calcext:value-type="float">
            <text:p>-0.0478824</text:p>
          </table:table-cell>
          <table:table-cell office:value-type="float" office:value="-0.0469693" calcext:value-type="float">
            <text:p>-0.0469693</text:p>
          </table:table-cell>
          <table:table-cell office:value-type="float" office:value="-0.0460098" calcext:value-type="float">
            <text:p>-0.0460098</text:p>
          </table:table-cell>
          <table:table-cell office:value-type="float" office:value="-0.045005" calcext:value-type="float">
            <text:p>-0.045005</text:p>
          </table:table-cell>
          <table:table-cell office:value-type="float" office:value="-0.0439557" calcext:value-type="float">
            <text:p>-0.0439557</text:p>
          </table:table-cell>
          <table:table-cell office:value-type="float" office:value="-0.0428631" calcext:value-type="float">
            <text:p>-0.0428631</text:p>
          </table:table-cell>
          <table:table-cell office:value-type="float" office:value="-0.0417281" calcext:value-type="float">
            <text:p>-0.0417281</text:p>
          </table:table-cell>
          <table:table-cell office:value-type="float" office:value="-0.040552" calcext:value-type="float">
            <text:p>-0.040552</text:p>
          </table:table-cell>
          <table:table-cell office:value-type="float" office:value="-0.0393359" calcext:value-type="float">
            <text:p>-0.0393359</text:p>
          </table:table-cell>
          <table:table-cell office:value-type="float" office:value="-0.0380809" calcext:value-type="float">
            <text:p>-0.0380809</text:p>
          </table:table-cell>
          <table:table-cell office:value-type="float" office:value="-0.0367884" calcext:value-type="float">
            <text:p>-0.0367884</text:p>
          </table:table-cell>
          <table:table-cell office:value-type="float" office:value="-0.0354595" calcext:value-type="float">
            <text:p>-0.0354595</text:p>
          </table:table-cell>
          <table:table-cell office:value-type="float" office:value="-0.0340957" calcext:value-type="float">
            <text:p>-0.0340957</text:p>
          </table:table-cell>
          <table:table-cell office:value-type="float" office:value="-0.0326982" calcext:value-type="float">
            <text:p>-0.0326982</text:p>
          </table:table-cell>
          <table:table-cell office:value-type="float" office:value="-0.0312684" calcext:value-type="float">
            <text:p>-0.0312684</text:p>
          </table:table-cell>
          <table:table-cell office:value-type="float" office:value="-0.0298078" calcext:value-type="float">
            <text:p>-0.0298078</text:p>
          </table:table-cell>
          <table:table-cell office:value-type="float" office:value="-0.0283178" calcext:value-type="float">
            <text:p>-0.0283178</text:p>
          </table:table-cell>
          <table:table-cell office:value-type="float" office:value="-0.0267998" calcext:value-type="float">
            <text:p>-0.0267998</text:p>
          </table:table-cell>
          <table:table-cell office:value-type="float" office:value="-0.0252554" calcext:value-type="float">
            <text:p>-0.0252554</text:p>
          </table:table-cell>
          <table:table-cell office:value-type="float" office:value="-0.023686" calcext:value-type="float">
            <text:p>-0.023686</text:p>
          </table:table-cell>
          <table:table-cell office:value-type="float" office:value="-0.0220933" calcext:value-type="float">
            <text:p>-0.0220933</text:p>
          </table:table-cell>
          <table:table-cell office:value-type="float" office:value="-0.0204788" calcext:value-type="float">
            <text:p>-0.0204788</text:p>
          </table:table-cell>
          <table:table-cell office:value-type="float" office:value="-0.018844" calcext:value-type="float">
            <text:p>-0.018844</text:p>
          </table:table-cell>
          <table:table-cell office:value-type="float" office:value="-0.0171907" calcext:value-type="float">
            <text:p>-0.0171907</text:p>
          </table:table-cell>
          <table:table-cell office:value-type="float" office:value="-0.0155204" calcext:value-type="float">
            <text:p>-0.0155204</text:p>
          </table:table-cell>
          <table:table-cell office:value-type="float" office:value="-0.0138348" calcext:value-type="float">
            <text:p>-0.0138348</text:p>
          </table:table-cell>
          <table:table-cell office:value-type="float" office:value="-0.0121355" calcext:value-type="float">
            <text:p>-0.0121355</text:p>
          </table:table-cell>
          <table:table-cell office:value-type="float" office:value="-0.0104242" calcext:value-type="float">
            <text:p>-0.0104242</text:p>
          </table:table-cell>
          <table:table-cell office:value-type="float" office:value="-0.00870257" calcext:value-type="float">
            <text:p>-0.00870257</text:p>
          </table:table-cell>
          <table:table-cell office:value-type="float" office:value="-0.00697238" calcext:value-type="float">
            <text:p>-0.00697238</text:p>
          </table:table-cell>
          <table:table-cell office:value-type="float" office:value="-0.00523531" calcext:value-type="float">
            <text:p>-0.00523531</text:p>
          </table:table-cell>
          <table:table-cell office:value-type="float" office:value="-0.00349306" calcext:value-type="float">
            <text:p>-0.00349306</text:p>
          </table:table-cell>
          <table:table-cell office:value-type="float" office:value="-0.00174738" calcext:value-type="float">
            <text:p>-0.00174738</text:p>
          </table:table-cell>
          <table:table-cell office:value-type="float" office:value="9.2127E-017" calcext:value-type="float">
            <text:p>9.2127E-17</text:p>
          </table:table-cell>
          <table:table-cell office:value-type="float" office:value="0.00174738" calcext:value-type="float">
            <text:p>0.00174738</text:p>
          </table:table-cell>
          <table:table-cell office:value-type="float" office:value="0.00349306" calcext:value-type="float">
            <text:p>0.00349306</text:p>
          </table:table-cell>
          <table:table-cell office:value-type="float" office:value="0.00523531" calcext:value-type="float">
            <text:p>0.00523531</text:p>
          </table:table-cell>
          <table:table-cell office:value-type="float" office:value="0.00697238" calcext:value-type="float">
            <text:p>0.00697238</text:p>
          </table:table-cell>
          <table:table-cell office:value-type="float" office:value="0.00870257" calcext:value-type="float">
            <text:p>0.00870257</text:p>
          </table:table-cell>
          <table:table-cell office:value-type="float" office:value="0.0104242" calcext:value-type="float">
            <text:p>0.0104242</text:p>
          </table:table-cell>
          <table:table-cell office:value-type="float" office:value="0.0121355" calcext:value-type="float">
            <text:p>0.0121355</text:p>
          </table:table-cell>
          <table:table-cell office:value-type="float" office:value="0.0138348" calcext:value-type="float">
            <text:p>0.0138348</text:p>
          </table:table-cell>
          <table:table-cell office:value-type="float" office:value="0.0155204" calcext:value-type="float">
            <text:p>0.0155204</text:p>
          </table:table-cell>
          <table:table-cell office:value-type="float" office:value="0.0171907" calcext:value-type="float">
            <text:p>0.0171907</text:p>
          </table:table-cell>
          <table:table-cell office:value-type="float" office:value="0.018844" calcext:value-type="float">
            <text:p>0.018844</text:p>
          </table:table-cell>
          <table:table-cell office:value-type="float" office:value="0.0204788" calcext:value-type="float">
            <text:p>0.0204788</text:p>
          </table:table-cell>
          <table:table-cell office:value-type="float" office:value="0.0220933" calcext:value-type="float">
            <text:p>0.0220933</text:p>
          </table:table-cell>
          <table:table-cell office:value-type="float" office:value="0.023686" calcext:value-type="float">
            <text:p>0.023686</text:p>
          </table:table-cell>
          <table:table-cell office:value-type="float" office:value="0.0252554" calcext:value-type="float">
            <text:p>0.0252554</text:p>
          </table:table-cell>
          <table:table-cell office:value-type="float" office:value="0.0267998" calcext:value-type="float">
            <text:p>0.0267998</text:p>
          </table:table-cell>
          <table:table-cell office:value-type="float" office:value="0.0283178" calcext:value-type="float">
            <text:p>0.0283178</text:p>
          </table:table-cell>
          <table:table-cell office:value-type="float" office:value="0.0298078" calcext:value-type="float">
            <text:p>0.0298078</text:p>
          </table:table-cell>
          <table:table-cell office:value-type="float" office:value="0.0312684" calcext:value-type="float">
            <text:p>0.0312684</text:p>
          </table:table-cell>
          <table:table-cell office:value-type="float" office:value="0.0326982" calcext:value-type="float">
            <text:p>0.0326982</text:p>
          </table:table-cell>
          <table:table-cell office:value-type="float" office:value="0.0340957" calcext:value-type="float">
            <text:p>0.0340957</text:p>
          </table:table-cell>
          <table:table-cell office:value-type="float" office:value="0.0354595" calcext:value-type="float">
            <text:p>0.0354595</text:p>
          </table:table-cell>
          <table:table-cell office:value-type="float" office:value="0.0367884" calcext:value-type="float">
            <text:p>0.0367884</text:p>
          </table:table-cell>
          <table:table-cell office:value-type="float" office:value="0.0380809" calcext:value-type="float">
            <text:p>0.0380809</text:p>
          </table:table-cell>
          <table:table-cell office:value-type="float" office:value="0.0393359" calcext:value-type="float">
            <text:p>0.0393359</text:p>
          </table:table-cell>
          <table:table-cell office:value-type="float" office:value="0.040552" calcext:value-type="float">
            <text:p>0.040552</text:p>
          </table:table-cell>
          <table:table-cell office:value-type="float" office:value="0.0417281" calcext:value-type="float">
            <text:p>0.0417281</text:p>
          </table:table-cell>
          <table:table-cell office:value-type="float" office:value="0.0428631" calcext:value-type="float">
            <text:p>0.0428631</text:p>
          </table:table-cell>
          <table:table-cell office:value-type="float" office:value="0.0439557" calcext:value-type="float">
            <text:p>0.0439557</text:p>
          </table:table-cell>
          <table:table-cell office:value-type="float" office:value="0.045005" calcext:value-type="float">
            <text:p>0.045005</text:p>
          </table:table-cell>
          <table:table-cell office:value-type="float" office:value="0.0460098" calcext:value-type="float">
            <text:p>0.0460098</text:p>
          </table:table-cell>
          <table:table-cell office:value-type="float" office:value="0.0469693" calcext:value-type="float">
            <text:p>0.0469693</text:p>
          </table:table-cell>
          <table:table-cell office:value-type="float" office:value="0.0478824" calcext:value-type="float">
            <text:p>0.0478824</text:p>
          </table:table-cell>
          <table:table-cell office:value-type="float" office:value="0.0487482" calcext:value-type="float">
            <text:p>0.0487482</text:p>
          </table:table-cell>
          <table:table-cell office:value-type="float" office:value="0.0495659" calcext:value-type="float">
            <text:p>0.0495659</text:p>
          </table:table-cell>
          <table:table-cell office:value-type="float" office:value="0.0503347" calcext:value-type="float">
            <text:p>0.0503347</text:p>
          </table:table-cell>
          <table:table-cell office:value-type="float" office:value="0.0510539" calcext:value-type="float">
            <text:p>0.0510539</text:p>
          </table:table-cell>
          <table:table-cell office:value-type="float" office:value="0.0517226" calcext:value-type="float">
            <text:p>0.0517226</text:p>
          </table:table-cell>
          <table:table-cell office:value-type="float" office:value="0.0523404" calcext:value-type="float">
            <text:p>0.0523404</text:p>
          </table:table-cell>
          <table:table-cell office:value-type="float" office:value="0.0529064" calcext:value-type="float">
            <text:p>0.0529064</text:p>
          </table:table-cell>
          <table:table-cell office:value-type="float" office:value="0.0534203" calcext:value-type="float">
            <text:p>0.0534203</text:p>
          </table:table-cell>
          <table:table-cell office:value-type="float" office:value="0.0538814" calcext:value-type="float">
            <text:p>0.0538814</text:p>
          </table:table-cell>
          <table:table-cell office:value-type="float" office:value="0.0542893" calcext:value-type="float">
            <text:p>0.0542893</text:p>
          </table:table-cell>
          <table:table-cell office:value-type="float" office:value="0.0546437" calcext:value-type="float">
            <text:p>0.0546437</text:p>
          </table:table-cell>
          <table:table-cell office:value-type="float" office:value="0.0549442" calcext:value-type="float">
            <text:p>0.0549442</text:p>
          </table:table-cell>
          <table:table-cell office:value-type="float" office:value="0.0551904" calcext:value-type="float">
            <text:p>0.0551904</text:p>
          </table:table-cell>
          <table:table-cell office:value-type="float" office:value="0.0553821" calcext:value-type="float">
            <text:p>0.0553821</text:p>
          </table:table-cell>
          <table:table-cell office:value-type="float" office:value="0.0555193" calcext:value-type="float">
            <text:p>0.0555193</text:p>
          </table:table-cell>
          <table:table-cell office:value-type="float" office:value="0.0556014" calcext:value-type="float">
            <text:p>0.0556014</text:p>
          </table:table-cell>
          <table:table-cell office:value-type="float" office:value="0.0556295" calcext:value-type="float">
            <text:p>0.0556295</text:p>
          </table:table-cell>
          <table:table-cell/>
        </table:table-row>
        <table:table-row table:style-name="ro1">
          <table:table-cell office:value-type="float" office:value="0.588756" calcext:value-type="float">
            <text:p>0.588756</text:p>
          </table:table-cell>
          <table:table-cell office:value-type="float" office:value="-0.0718394" calcext:value-type="float">
            <text:p>-0.0718394</text:p>
          </table:table-cell>
          <table:table-cell office:value-type="float" office:value="-0.0718045" calcext:value-type="float">
            <text:p>-0.0718045</text:p>
          </table:table-cell>
          <table:table-cell office:value-type="float" office:value="-0.071698" calcext:value-type="float">
            <text:p>-0.071698</text:p>
          </table:table-cell>
          <table:table-cell office:value-type="float" office:value="-0.071521" calcext:value-type="float">
            <text:p>-0.071521</text:p>
          </table:table-cell>
          <table:table-cell office:value-type="float" office:value="-0.0712733" calcext:value-type="float">
            <text:p>-0.0712733</text:p>
          </table:table-cell>
          <table:table-cell office:value-type="float" office:value="-0.0709554" calcext:value-type="float">
            <text:p>-0.0709554</text:p>
          </table:table-cell>
          <table:table-cell office:value-type="float" office:value="-0.0705674" calcext:value-type="float">
            <text:p>-0.0705674</text:p>
          </table:table-cell>
          <table:table-cell office:value-type="float" office:value="-0.0701097" calcext:value-type="float">
            <text:p>-0.0701097</text:p>
          </table:table-cell>
          <table:table-cell office:value-type="float" office:value="-0.0695829" calcext:value-type="float">
            <text:p>-0.0695829</text:p>
          </table:table-cell>
          <table:table-cell office:value-type="float" office:value="-0.0689874" calcext:value-type="float">
            <text:p>-0.0689874</text:p>
          </table:table-cell>
          <table:table-cell office:value-type="float" office:value="-0.0683238" calcext:value-type="float">
            <text:p>-0.0683238</text:p>
          </table:table-cell>
          <table:table-cell office:value-type="float" office:value="-0.0675928" calcext:value-type="float">
            <text:p>-0.0675928</text:p>
          </table:table-cell>
          <table:table-cell office:value-type="float" office:value="-0.066795" calcext:value-type="float">
            <text:p>-0.066795</text:p>
          </table:table-cell>
          <table:table-cell office:value-type="float" office:value="-0.0659314" calcext:value-type="float">
            <text:p>-0.0659314</text:p>
          </table:table-cell>
          <table:table-cell office:value-type="float" office:value="-0.0650027" calcext:value-type="float">
            <text:p>-0.0650027</text:p>
          </table:table-cell>
          <table:table-cell office:value-type="float" office:value="-0.0640098" calcext:value-type="float">
            <text:p>-0.0640098</text:p>
          </table:table-cell>
          <table:table-cell office:value-type="float" office:value="-0.0629538" calcext:value-type="float">
            <text:p>-0.0629538</text:p>
          </table:table-cell>
          <table:table-cell office:value-type="float" office:value="-0.0618357" calcext:value-type="float">
            <text:p>-0.0618357</text:p>
          </table:table-cell>
          <table:table-cell office:value-type="float" office:value="-0.0606565" calcext:value-type="float">
            <text:p>-0.0606565</text:p>
          </table:table-cell>
          <table:table-cell office:value-type="float" office:value="-0.0594175" calcext:value-type="float">
            <text:p>-0.0594175</text:p>
          </table:table-cell>
          <table:table-cell office:value-type="float" office:value="-0.0581198" calcext:value-type="float">
            <text:p>-0.0581198</text:p>
          </table:table-cell>
          <table:table-cell office:value-type="float" office:value="-0.0567648" calcext:value-type="float">
            <text:p>-0.0567648</text:p>
          </table:table-cell>
          <table:table-cell office:value-type="float" office:value="-0.0553537" calcext:value-type="float">
            <text:p>-0.0553537</text:p>
          </table:table-cell>
          <table:table-cell office:value-type="float" office:value="-0.053888" calcext:value-type="float">
            <text:p>-0.053888</text:p>
          </table:table-cell>
          <table:table-cell office:value-type="float" office:value="-0.0523692" calcext:value-type="float">
            <text:p>-0.0523692</text:p>
          </table:table-cell>
          <table:table-cell office:value-type="float" office:value="-0.0507986" calcext:value-type="float">
            <text:p>-0.0507986</text:p>
          </table:table-cell>
          <table:table-cell office:value-type="float" office:value="-0.049178" calcext:value-type="float">
            <text:p>-0.049178</text:p>
          </table:table-cell>
          <table:table-cell office:value-type="float" office:value="-0.0475088" calcext:value-type="float">
            <text:p>-0.0475088</text:p>
          </table:table-cell>
          <table:table-cell office:value-type="float" office:value="-0.0457927" calcext:value-type="float">
            <text:p>-0.0457927</text:p>
          </table:table-cell>
          <table:table-cell office:value-type="float" office:value="-0.0440314" calcext:value-type="float">
            <text:p>-0.0440314</text:p>
          </table:table-cell>
          <table:table-cell office:value-type="float" office:value="-0.0422267" calcext:value-type="float">
            <text:p>-0.0422267</text:p>
          </table:table-cell>
          <table:table-cell office:value-type="float" office:value="-0.0403803" calcext:value-type="float">
            <text:p>-0.0403803</text:p>
          </table:table-cell>
          <table:table-cell office:value-type="float" office:value="-0.038494" calcext:value-type="float">
            <text:p>-0.038494</text:p>
          </table:table-cell>
          <table:table-cell office:value-type="float" office:value="-0.0365698" calcext:value-type="float">
            <text:p>-0.0365698</text:p>
          </table:table-cell>
          <table:table-cell office:value-type="float" office:value="-0.0346094" calcext:value-type="float">
            <text:p>-0.0346094</text:p>
          </table:table-cell>
          <table:table-cell office:value-type="float" office:value="-0.0326149" calcext:value-type="float">
            <text:p>-0.0326149</text:p>
          </table:table-cell>
          <table:table-cell office:value-type="float" office:value="-0.0305883" calcext:value-type="float">
            <text:p>-0.0305883</text:p>
          </table:table-cell>
          <table:table-cell office:value-type="float" office:value="-0.0285314" calcext:value-type="float">
            <text:p>-0.0285314</text:p>
          </table:table-cell>
          <table:table-cell office:value-type="float" office:value="-0.0264464" calcext:value-type="float">
            <text:p>-0.0264464</text:p>
          </table:table-cell>
          <table:table-cell office:value-type="float" office:value="-0.0243353" calcext:value-type="float">
            <text:p>-0.0243353</text:p>
          </table:table-cell>
          <table:table-cell office:value-type="float" office:value="-0.0222001" calcext:value-type="float">
            <text:p>-0.0222001</text:p>
          </table:table-cell>
          <table:table-cell office:value-type="float" office:value="-0.0200431" calcext:value-type="float">
            <text:p>-0.0200431</text:p>
          </table:table-cell>
          <table:table-cell office:value-type="float" office:value="-0.0178662" calcext:value-type="float">
            <text:p>-0.0178662</text:p>
          </table:table-cell>
          <table:table-cell office:value-type="float" office:value="-0.0156717" calcext:value-type="float">
            <text:p>-0.0156717</text:p>
          </table:table-cell>
          <table:table-cell office:value-type="float" office:value="-0.0134618" calcext:value-type="float">
            <text:p>-0.0134618</text:p>
          </table:table-cell>
          <table:table-cell office:value-type="float" office:value="-0.0112385" calcext:value-type="float">
            <text:p>-0.0112385</text:p>
          </table:table-cell>
          <table:table-cell office:value-type="float" office:value="-0.00900412" calcext:value-type="float">
            <text:p>-0.00900412</text:p>
          </table:table-cell>
          <table:table-cell office:value-type="float" office:value="-0.00676087" calcext:value-type="float">
            <text:p>-0.00676087</text:p>
          </table:table-cell>
          <table:table-cell office:value-type="float" office:value="-0.00451095" calcext:value-type="float">
            <text:p>-0.00451095</text:p>
          </table:table-cell>
          <table:table-cell office:value-type="float" office:value="-0.00225658" calcext:value-type="float">
            <text:p>-0.00225658</text:p>
          </table:table-cell>
          <table:table-cell office:value-type="float" office:value="-3.18709E-018" calcext:value-type="float">
            <text:p>-3.18709E-18</text:p>
          </table:table-cell>
          <table:table-cell office:value-type="float" office:value="0.00225658" calcext:value-type="float">
            <text:p>0.00225658</text:p>
          </table:table-cell>
          <table:table-cell office:value-type="float" office:value="0.00451095" calcext:value-type="float">
            <text:p>0.00451095</text:p>
          </table:table-cell>
          <table:table-cell office:value-type="float" office:value="0.00676087" calcext:value-type="float">
            <text:p>0.00676087</text:p>
          </table:table-cell>
          <table:table-cell office:value-type="float" office:value="0.00900412" calcext:value-type="float">
            <text:p>0.00900412</text:p>
          </table:table-cell>
          <table:table-cell office:value-type="float" office:value="0.0112385" calcext:value-type="float">
            <text:p>0.0112385</text:p>
          </table:table-cell>
          <table:table-cell office:value-type="float" office:value="0.0134618" calcext:value-type="float">
            <text:p>0.0134618</text:p>
          </table:table-cell>
          <table:table-cell office:value-type="float" office:value="0.0156717" calcext:value-type="float">
            <text:p>0.0156717</text:p>
          </table:table-cell>
          <table:table-cell office:value-type="float" office:value="0.0178662" calcext:value-type="float">
            <text:p>0.0178662</text:p>
          </table:table-cell>
          <table:table-cell office:value-type="float" office:value="0.0200431" calcext:value-type="float">
            <text:p>0.0200431</text:p>
          </table:table-cell>
          <table:table-cell office:value-type="float" office:value="0.0222001" calcext:value-type="float">
            <text:p>0.0222001</text:p>
          </table:table-cell>
          <table:table-cell office:value-type="float" office:value="0.0243353" calcext:value-type="float">
            <text:p>0.0243353</text:p>
          </table:table-cell>
          <table:table-cell office:value-type="float" office:value="0.0264464" calcext:value-type="float">
            <text:p>0.0264464</text:p>
          </table:table-cell>
          <table:table-cell office:value-type="float" office:value="0.0285314" calcext:value-type="float">
            <text:p>0.0285314</text:p>
          </table:table-cell>
          <table:table-cell office:value-type="float" office:value="0.0305883" calcext:value-type="float">
            <text:p>0.0305883</text:p>
          </table:table-cell>
          <table:table-cell office:value-type="float" office:value="0.0326149" calcext:value-type="float">
            <text:p>0.0326149</text:p>
          </table:table-cell>
          <table:table-cell office:value-type="float" office:value="0.0346094" calcext:value-type="float">
            <text:p>0.0346094</text:p>
          </table:table-cell>
          <table:table-cell office:value-type="float" office:value="0.0365698" calcext:value-type="float">
            <text:p>0.0365698</text:p>
          </table:table-cell>
          <table:table-cell office:value-type="float" office:value="0.038494" calcext:value-type="float">
            <text:p>0.038494</text:p>
          </table:table-cell>
          <table:table-cell office:value-type="float" office:value="0.0403803" calcext:value-type="float">
            <text:p>0.0403803</text:p>
          </table:table-cell>
          <table:table-cell office:value-type="float" office:value="0.0422267" calcext:value-type="float">
            <text:p>0.0422267</text:p>
          </table:table-cell>
          <table:table-cell office:value-type="float" office:value="0.0440314" calcext:value-type="float">
            <text:p>0.0440314</text:p>
          </table:table-cell>
          <table:table-cell office:value-type="float" office:value="0.0457927" calcext:value-type="float">
            <text:p>0.0457927</text:p>
          </table:table-cell>
          <table:table-cell office:value-type="float" office:value="0.0475088" calcext:value-type="float">
            <text:p>0.0475088</text:p>
          </table:table-cell>
          <table:table-cell office:value-type="float" office:value="0.049178" calcext:value-type="float">
            <text:p>0.049178</text:p>
          </table:table-cell>
          <table:table-cell office:value-type="float" office:value="0.0507986" calcext:value-type="float">
            <text:p>0.0507986</text:p>
          </table:table-cell>
          <table:table-cell office:value-type="float" office:value="0.0523692" calcext:value-type="float">
            <text:p>0.0523692</text:p>
          </table:table-cell>
          <table:table-cell office:value-type="float" office:value="0.053888" calcext:value-type="float">
            <text:p>0.053888</text:p>
          </table:table-cell>
          <table:table-cell office:value-type="float" office:value="0.0553537" calcext:value-type="float">
            <text:p>0.0553537</text:p>
          </table:table-cell>
          <table:table-cell office:value-type="float" office:value="0.0567648" calcext:value-type="float">
            <text:p>0.0567648</text:p>
          </table:table-cell>
          <table:table-cell office:value-type="float" office:value="0.0581198" calcext:value-type="float">
            <text:p>0.0581198</text:p>
          </table:table-cell>
          <table:table-cell office:value-type="float" office:value="0.0594175" calcext:value-type="float">
            <text:p>0.0594175</text:p>
          </table:table-cell>
          <table:table-cell office:value-type="float" office:value="0.0606565" calcext:value-type="float">
            <text:p>0.0606565</text:p>
          </table:table-cell>
          <table:table-cell office:value-type="float" office:value="0.0618357" calcext:value-type="float">
            <text:p>0.0618357</text:p>
          </table:table-cell>
          <table:table-cell office:value-type="float" office:value="0.0629538" calcext:value-type="float">
            <text:p>0.0629538</text:p>
          </table:table-cell>
          <table:table-cell office:value-type="float" office:value="0.0640098" calcext:value-type="float">
            <text:p>0.0640098</text:p>
          </table:table-cell>
          <table:table-cell office:value-type="float" office:value="0.0650027" calcext:value-type="float">
            <text:p>0.0650027</text:p>
          </table:table-cell>
          <table:table-cell office:value-type="float" office:value="0.0659314" calcext:value-type="float">
            <text:p>0.0659314</text:p>
          </table:table-cell>
          <table:table-cell office:value-type="float" office:value="0.066795" calcext:value-type="float">
            <text:p>0.066795</text:p>
          </table:table-cell>
          <table:table-cell office:value-type="float" office:value="0.0675928" calcext:value-type="float">
            <text:p>0.0675928</text:p>
          </table:table-cell>
          <table:table-cell office:value-type="float" office:value="0.0683238" calcext:value-type="float">
            <text:p>0.0683238</text:p>
          </table:table-cell>
          <table:table-cell office:value-type="float" office:value="0.0689874" calcext:value-type="float">
            <text:p>0.0689874</text:p>
          </table:table-cell>
          <table:table-cell office:value-type="float" office:value="0.0695829" calcext:value-type="float">
            <text:p>0.0695829</text:p>
          </table:table-cell>
          <table:table-cell office:value-type="float" office:value="0.0701097" calcext:value-type="float">
            <text:p>0.0701097</text:p>
          </table:table-cell>
          <table:table-cell office:value-type="float" office:value="0.0705674" calcext:value-type="float">
            <text:p>0.0705674</text:p>
          </table:table-cell>
          <table:table-cell office:value-type="float" office:value="0.0709554" calcext:value-type="float">
            <text:p>0.0709554</text:p>
          </table:table-cell>
          <table:table-cell office:value-type="float" office:value="0.0712733" calcext:value-type="float">
            <text:p>0.0712733</text:p>
          </table:table-cell>
          <table:table-cell office:value-type="float" office:value="0.071521" calcext:value-type="float">
            <text:p>0.071521</text:p>
          </table:table-cell>
          <table:table-cell office:value-type="float" office:value="0.071698" calcext:value-type="float">
            <text:p>0.071698</text:p>
          </table:table-cell>
          <table:table-cell office:value-type="float" office:value="0.0718045" calcext:value-type="float">
            <text:p>0.0718045</text:p>
          </table:table-cell>
          <table:table-cell office:value-type="float" office:value="0.0718394" calcext:value-type="float">
            <text:p>0.0718394</text:p>
          </table:table-cell>
          <table:table-cell/>
        </table:table-row>
        <table:table-row table:style-name="ro1">
          <table:table-cell office:value-type="float" office:value="0.596521" calcext:value-type="float">
            <text:p>0.596521</text:p>
          </table:table-cell>
          <table:table-cell office:value-type="float" office:value="-0.0895574" calcext:value-type="float">
            <text:p>-0.0895574</text:p>
          </table:table-cell>
          <table:table-cell office:value-type="float" office:value="-0.0895138" calcext:value-type="float">
            <text:p>-0.0895138</text:p>
          </table:table-cell>
          <table:table-cell office:value-type="float" office:value="-0.089381" calcext:value-type="float">
            <text:p>-0.089381</text:p>
          </table:table-cell>
          <table:table-cell office:value-type="float" office:value="-0.0891604" calcext:value-type="float">
            <text:p>-0.0891604</text:p>
          </table:table-cell>
          <table:table-cell office:value-type="float" office:value="-0.0888516" calcext:value-type="float">
            <text:p>-0.0888516</text:p>
          </table:table-cell>
          <table:table-cell office:value-type="float" office:value="-0.0884552" calcext:value-type="float">
            <text:p>-0.0884552</text:p>
          </table:table-cell>
          <table:table-cell office:value-type="float" office:value="-0.0879715" calcext:value-type="float">
            <text:p>-0.0879715</text:p>
          </table:table-cell>
          <table:table-cell office:value-type="float" office:value="-0.087401" calcext:value-type="float">
            <text:p>-0.087401</text:p>
          </table:table-cell>
          <table:table-cell office:value-type="float" office:value="-0.0867442" calcext:value-type="float">
            <text:p>-0.0867442</text:p>
          </table:table-cell>
          <table:table-cell office:value-type="float" office:value="-0.0860019" calcext:value-type="float">
            <text:p>-0.0860019</text:p>
          </table:table-cell>
          <table:table-cell office:value-type="float" office:value="-0.0851746" calcext:value-type="float">
            <text:p>-0.0851746</text:p>
          </table:table-cell>
          <table:table-cell office:value-type="float" office:value="-0.0842633" calcext:value-type="float">
            <text:p>-0.0842633</text:p>
          </table:table-cell>
          <table:table-cell office:value-type="float" office:value="-0.0832688" calcext:value-type="float">
            <text:p>-0.0832688</text:p>
          </table:table-cell>
          <table:table-cell office:value-type="float" office:value="-0.0821922" calcext:value-type="float">
            <text:p>-0.0821922</text:p>
          </table:table-cell>
          <table:table-cell office:value-type="float" office:value="-0.0810344" calcext:value-type="float">
            <text:p>-0.0810344</text:p>
          </table:table-cell>
          <table:table-cell office:value-type="float" office:value="-0.0797967" calcext:value-type="float">
            <text:p>-0.0797967</text:p>
          </table:table-cell>
          <table:table-cell office:value-type="float" office:value="-0.0784802" calcext:value-type="float">
            <text:p>-0.0784802</text:p>
          </table:table-cell>
          <table:table-cell office:value-type="float" office:value="-0.0770863" calcext:value-type="float">
            <text:p>-0.0770863</text:p>
          </table:table-cell>
          <table:table-cell office:value-type="float" office:value="-0.0756163" calcext:value-type="float">
            <text:p>-0.0756163</text:p>
          </table:table-cell>
          <table:table-cell office:value-type="float" office:value="-0.0740717" calcext:value-type="float">
            <text:p>-0.0740717</text:p>
          </table:table-cell>
          <table:table-cell office:value-type="float" office:value="-0.072454" calcext:value-type="float">
            <text:p>-0.072454</text:p>
          </table:table-cell>
          <table:table-cell office:value-type="float" office:value="-0.0707647" calcext:value-type="float">
            <text:p>-0.0707647</text:p>
          </table:table-cell>
          <table:table-cell office:value-type="float" office:value="-0.0690057" calcext:value-type="float">
            <text:p>-0.0690057</text:p>
          </table:table-cell>
          <table:table-cell office:value-type="float" office:value="-0.0671785" calcext:value-type="float">
            <text:p>-0.0671785</text:p>
          </table:table-cell>
          <table:table-cell office:value-type="float" office:value="-0.0652851" calcext:value-type="float">
            <text:p>-0.0652851</text:p>
          </table:table-cell>
          <table:table-cell office:value-type="float" office:value="-0.0633272" calcext:value-type="float">
            <text:p>-0.0633272</text:p>
          </table:table-cell>
          <table:table-cell office:value-type="float" office:value="-0.0613068" calcext:value-type="float">
            <text:p>-0.0613068</text:p>
          </table:table-cell>
          <table:table-cell office:value-type="float" office:value="-0.0592259" calcext:value-type="float">
            <text:p>-0.0592259</text:p>
          </table:table-cell>
          <table:table-cell office:value-type="float" office:value="-0.0570866" calcext:value-type="float">
            <text:p>-0.0570866</text:p>
          </table:table-cell>
          <table:table-cell office:value-type="float" office:value="-0.0548909" calcext:value-type="float">
            <text:p>-0.0548909</text:p>
          </table:table-cell>
          <table:table-cell office:value-type="float" office:value="-0.0526411" calcext:value-type="float">
            <text:p>-0.0526411</text:p>
          </table:table-cell>
          <table:table-cell office:value-type="float" office:value="-0.0503393" calcext:value-type="float">
            <text:p>-0.0503393</text:p>
          </table:table-cell>
          <table:table-cell office:value-type="float" office:value="-0.0479878" calcext:value-type="float">
            <text:p>-0.0479878</text:p>
          </table:table-cell>
          <table:table-cell office:value-type="float" office:value="-0.045589" calcext:value-type="float">
            <text:p>-0.045589</text:p>
          </table:table-cell>
          <table:table-cell office:value-type="float" office:value="-0.0431452" calcext:value-type="float">
            <text:p>-0.0431452</text:p>
          </table:table-cell>
          <table:table-cell office:value-type="float" office:value="-0.0406588" calcext:value-type="float">
            <text:p>-0.0406588</text:p>
          </table:table-cell>
          <table:table-cell office:value-type="float" office:value="-0.0381323" calcext:value-type="float">
            <text:p>-0.0381323</text:p>
          </table:table-cell>
          <table:table-cell office:value-type="float" office:value="-0.0355681" calcext:value-type="float">
            <text:p>-0.0355681</text:p>
          </table:table-cell>
          <table:table-cell office:value-type="float" office:value="-0.0329688" calcext:value-type="float">
            <text:p>-0.0329688</text:p>
          </table:table-cell>
          <table:table-cell office:value-type="float" office:value="-0.0303371" calcext:value-type="float">
            <text:p>-0.0303371</text:p>
          </table:table-cell>
          <table:table-cell office:value-type="float" office:value="-0.0276753" calcext:value-type="float">
            <text:p>-0.0276753</text:p>
          </table:table-cell>
          <table:table-cell office:value-type="float" office:value="-0.0249863" calcext:value-type="float">
            <text:p>-0.0249863</text:p>
          </table:table-cell>
          <table:table-cell office:value-type="float" office:value="-0.0222725" calcext:value-type="float">
            <text:p>-0.0222725</text:p>
          </table:table-cell>
          <table:table-cell office:value-type="float" office:value="-0.0195368" calcext:value-type="float">
            <text:p>-0.0195368</text:p>
          </table:table-cell>
          <table:table-cell office:value-type="float" office:value="-0.0167818" calcext:value-type="float">
            <text:p>-0.0167818</text:p>
          </table:table-cell>
          <table:table-cell office:value-type="float" office:value="-0.0140102" calcext:value-type="float">
            <text:p>-0.0140102</text:p>
          </table:table-cell>
          <table:table-cell office:value-type="float" office:value="-0.0112248" calcext:value-type="float">
            <text:p>-0.0112248</text:p>
          </table:table-cell>
          <table:table-cell office:value-type="float" office:value="-0.00842827" calcext:value-type="float">
            <text:p>-0.00842827</text:p>
          </table:table-cell>
          <table:table-cell office:value-type="float" office:value="-0.00562348" calcext:value-type="float">
            <text:p>-0.00562348</text:p>
          </table:table-cell>
          <table:table-cell office:value-type="float" office:value="-0.00281313" calcext:value-type="float">
            <text:p>-0.00281313</text:p>
          </table:table-cell>
          <table:table-cell office:value-type="float" office:value="4.37978E-016" calcext:value-type="float">
            <text:p>4.37978E-16</text:p>
          </table:table-cell>
          <table:table-cell office:value-type="float" office:value="0.00281313" calcext:value-type="float">
            <text:p>0.00281313</text:p>
          </table:table-cell>
          <table:table-cell office:value-type="float" office:value="0.00562348" calcext:value-type="float">
            <text:p>0.00562348</text:p>
          </table:table-cell>
          <table:table-cell office:value-type="float" office:value="0.00842827" calcext:value-type="float">
            <text:p>0.00842827</text:p>
          </table:table-cell>
          <table:table-cell office:value-type="float" office:value="0.0112248" calcext:value-type="float">
            <text:p>0.0112248</text:p>
          </table:table-cell>
          <table:table-cell office:value-type="float" office:value="0.0140102" calcext:value-type="float">
            <text:p>0.0140102</text:p>
          </table:table-cell>
          <table:table-cell office:value-type="float" office:value="0.0167818" calcext:value-type="float">
            <text:p>0.0167818</text:p>
          </table:table-cell>
          <table:table-cell office:value-type="float" office:value="0.0195368" calcext:value-type="float">
            <text:p>0.0195368</text:p>
          </table:table-cell>
          <table:table-cell office:value-type="float" office:value="0.0222725" calcext:value-type="float">
            <text:p>0.0222725</text:p>
          </table:table-cell>
          <table:table-cell office:value-type="float" office:value="0.0249863" calcext:value-type="float">
            <text:p>0.0249863</text:p>
          </table:table-cell>
          <table:table-cell office:value-type="float" office:value="0.0276753" calcext:value-type="float">
            <text:p>0.0276753</text:p>
          </table:table-cell>
          <table:table-cell office:value-type="float" office:value="0.0303371" calcext:value-type="float">
            <text:p>0.0303371</text:p>
          </table:table-cell>
          <table:table-cell office:value-type="float" office:value="0.0329688" calcext:value-type="float">
            <text:p>0.0329688</text:p>
          </table:table-cell>
          <table:table-cell office:value-type="float" office:value="0.0355681" calcext:value-type="float">
            <text:p>0.0355681</text:p>
          </table:table-cell>
          <table:table-cell office:value-type="float" office:value="0.0381323" calcext:value-type="float">
            <text:p>0.0381323</text:p>
          </table:table-cell>
          <table:table-cell office:value-type="float" office:value="0.0406588" calcext:value-type="float">
            <text:p>0.0406588</text:p>
          </table:table-cell>
          <table:table-cell office:value-type="float" office:value="0.0431452" calcext:value-type="float">
            <text:p>0.0431452</text:p>
          </table:table-cell>
          <table:table-cell office:value-type="float" office:value="0.045589" calcext:value-type="float">
            <text:p>0.045589</text:p>
          </table:table-cell>
          <table:table-cell office:value-type="float" office:value="0.0479878" calcext:value-type="float">
            <text:p>0.0479878</text:p>
          </table:table-cell>
          <table:table-cell office:value-type="float" office:value="0.0503393" calcext:value-type="float">
            <text:p>0.0503393</text:p>
          </table:table-cell>
          <table:table-cell office:value-type="float" office:value="0.0526411" calcext:value-type="float">
            <text:p>0.0526411</text:p>
          </table:table-cell>
          <table:table-cell office:value-type="float" office:value="0.0548909" calcext:value-type="float">
            <text:p>0.0548909</text:p>
          </table:table-cell>
          <table:table-cell office:value-type="float" office:value="0.0570866" calcext:value-type="float">
            <text:p>0.0570866</text:p>
          </table:table-cell>
          <table:table-cell office:value-type="float" office:value="0.0592259" calcext:value-type="float">
            <text:p>0.0592259</text:p>
          </table:table-cell>
          <table:table-cell office:value-type="float" office:value="0.0613068" calcext:value-type="float">
            <text:p>0.0613068</text:p>
          </table:table-cell>
          <table:table-cell office:value-type="float" office:value="0.0633272" calcext:value-type="float">
            <text:p>0.0633272</text:p>
          </table:table-cell>
          <table:table-cell office:value-type="float" office:value="0.0652851" calcext:value-type="float">
            <text:p>0.0652851</text:p>
          </table:table-cell>
          <table:table-cell office:value-type="float" office:value="0.0671785" calcext:value-type="float">
            <text:p>0.0671785</text:p>
          </table:table-cell>
          <table:table-cell office:value-type="float" office:value="0.0690057" calcext:value-type="float">
            <text:p>0.0690057</text:p>
          </table:table-cell>
          <table:table-cell office:value-type="float" office:value="0.0707647" calcext:value-type="float">
            <text:p>0.0707647</text:p>
          </table:table-cell>
          <table:table-cell office:value-type="float" office:value="0.072454" calcext:value-type="float">
            <text:p>0.072454</text:p>
          </table:table-cell>
          <table:table-cell office:value-type="float" office:value="0.0740717" calcext:value-type="float">
            <text:p>0.0740717</text:p>
          </table:table-cell>
          <table:table-cell office:value-type="float" office:value="0.0756163" calcext:value-type="float">
            <text:p>0.0756163</text:p>
          </table:table-cell>
          <table:table-cell office:value-type="float" office:value="0.0770863" calcext:value-type="float">
            <text:p>0.0770863</text:p>
          </table:table-cell>
          <table:table-cell office:value-type="float" office:value="0.0784802" calcext:value-type="float">
            <text:p>0.0784802</text:p>
          </table:table-cell>
          <table:table-cell office:value-type="float" office:value="0.0797967" calcext:value-type="float">
            <text:p>0.0797967</text:p>
          </table:table-cell>
          <table:table-cell office:value-type="float" office:value="0.0810344" calcext:value-type="float">
            <text:p>0.0810344</text:p>
          </table:table-cell>
          <table:table-cell office:value-type="float" office:value="0.0821922" calcext:value-type="float">
            <text:p>0.0821922</text:p>
          </table:table-cell>
          <table:table-cell office:value-type="float" office:value="0.0832688" calcext:value-type="float">
            <text:p>0.0832688</text:p>
          </table:table-cell>
          <table:table-cell office:value-type="float" office:value="0.0842633" calcext:value-type="float">
            <text:p>0.0842633</text:p>
          </table:table-cell>
          <table:table-cell office:value-type="float" office:value="0.0851746" calcext:value-type="float">
            <text:p>0.0851746</text:p>
          </table:table-cell>
          <table:table-cell office:value-type="float" office:value="0.0860019" calcext:value-type="float">
            <text:p>0.0860019</text:p>
          </table:table-cell>
          <table:table-cell office:value-type="float" office:value="0.0867442" calcext:value-type="float">
            <text:p>0.0867442</text:p>
          </table:table-cell>
          <table:table-cell office:value-type="float" office:value="0.087401" calcext:value-type="float">
            <text:p>0.087401</text:p>
          </table:table-cell>
          <table:table-cell office:value-type="float" office:value="0.0879715" calcext:value-type="float">
            <text:p>0.0879715</text:p>
          </table:table-cell>
          <table:table-cell office:value-type="float" office:value="0.0884552" calcext:value-type="float">
            <text:p>0.0884552</text:p>
          </table:table-cell>
          <table:table-cell office:value-type="float" office:value="0.0888516" calcext:value-type="float">
            <text:p>0.0888516</text:p>
          </table:table-cell>
          <table:table-cell office:value-type="float" office:value="0.0891604" calcext:value-type="float">
            <text:p>0.0891604</text:p>
          </table:table-cell>
          <table:table-cell office:value-type="float" office:value="0.089381" calcext:value-type="float">
            <text:p>0.089381</text:p>
          </table:table-cell>
          <table:table-cell office:value-type="float" office:value="0.0895138" calcext:value-type="float">
            <text:p>0.0895138</text:p>
          </table:table-cell>
          <table:table-cell office:value-type="float" office:value="0.0895574" calcext:value-type="float">
            <text:p>0.0895574</text:p>
          </table:table-cell>
          <table:table-cell/>
        </table:table-row>
        <table:table-row table:style-name="ro1">
          <table:table-cell office:value-type="float" office:value="0.601688" calcext:value-type="float">
            <text:p>0.601688</text:p>
          </table:table-cell>
          <table:table-cell office:value-type="float" office:value="-0.101245" calcext:value-type="float">
            <text:p>-0.101245</text:p>
          </table:table-cell>
          <table:table-cell office:value-type="float" office:value="-0.101194" calcext:value-type="float">
            <text:p>-0.101194</text:p>
          </table:table-cell>
          <table:table-cell office:value-type="float" office:value="-0.101045" calcext:value-type="float">
            <text:p>-0.101045</text:p>
          </table:table-cell>
          <table:table-cell office:value-type="float" office:value="-0.100795" calcext:value-type="float">
            <text:p>-0.100795</text:p>
          </table:table-cell>
          <table:table-cell office:value-type="float" office:value="-0.100446" calcext:value-type="float">
            <text:p>-0.100446</text:p>
          </table:table-cell>
          <table:table-cell office:value-type="float" office:value="-0.0999979" calcext:value-type="float">
            <text:p>-0.0999979</text:p>
          </table:table-cell>
          <table:table-cell office:value-type="float" office:value="-0.0994511" calcext:value-type="float">
            <text:p>-0.0994511</text:p>
          </table:table-cell>
          <table:table-cell office:value-type="float" office:value="-0.0988061" calcext:value-type="float">
            <text:p>-0.0988061</text:p>
          </table:table-cell>
          <table:table-cell office:value-type="float" office:value="-0.0980636" calcext:value-type="float">
            <text:p>-0.0980636</text:p>
          </table:table-cell>
          <table:table-cell office:value-type="float" office:value="-0.0972244" calcext:value-type="float">
            <text:p>-0.0972244</text:p>
          </table:table-cell>
          <table:table-cell office:value-type="float" office:value="-0.0962892" calcext:value-type="float">
            <text:p>-0.0962892</text:p>
          </table:table-cell>
          <table:table-cell office:value-type="float" office:value="-0.0952589" calcext:value-type="float">
            <text:p>-0.0952589</text:p>
          </table:table-cell>
          <table:table-cell office:value-type="float" office:value="-0.0941347" calcext:value-type="float">
            <text:p>-0.0941347</text:p>
          </table:table-cell>
          <table:table-cell office:value-type="float" office:value="-0.0929176" calcext:value-type="float">
            <text:p>-0.0929176</text:p>
          </table:table-cell>
          <table:table-cell office:value-type="float" office:value="-0.0916087" calcext:value-type="float">
            <text:p>-0.0916087</text:p>
          </table:table-cell>
          <table:table-cell office:value-type="float" office:value="-0.0902095" calcext:value-type="float">
            <text:p>-0.0902095</text:p>
          </table:table-cell>
          <table:table-cell office:value-type="float" office:value="-0.0887212" calcext:value-type="float">
            <text:p>-0.0887212</text:p>
          </table:table-cell>
          <table:table-cell office:value-type="float" office:value="-0.0871454" calcext:value-type="float">
            <text:p>-0.0871454</text:p>
          </table:table-cell>
          <table:table-cell office:value-type="float" office:value="-0.0854836" calcext:value-type="float">
            <text:p>-0.0854836</text:p>
          </table:table-cell>
          <table:table-cell office:value-type="float" office:value="-0.0837374" calcext:value-type="float">
            <text:p>-0.0837374</text:p>
          </table:table-cell>
          <table:table-cell office:value-type="float" office:value="-0.0819086" calcext:value-type="float">
            <text:p>-0.0819086</text:p>
          </table:table-cell>
          <table:table-cell office:value-type="float" office:value="-0.0799989" calcext:value-type="float">
            <text:p>-0.0799989</text:p>
          </table:table-cell>
          <table:table-cell office:value-type="float" office:value="-0.0780103" calcext:value-type="float">
            <text:p>-0.0780103</text:p>
          </table:table-cell>
          <table:table-cell office:value-type="float" office:value="-0.0759447" calcext:value-type="float">
            <text:p>-0.0759447</text:p>
          </table:table-cell>
          <table:table-cell office:value-type="float" office:value="-0.0738042" calcext:value-type="float">
            <text:p>-0.0738042</text:p>
          </table:table-cell>
          <table:table-cell office:value-type="float" office:value="-0.0715908" calcext:value-type="float">
            <text:p>-0.0715908</text:p>
          </table:table-cell>
          <table:table-cell office:value-type="float" office:value="-0.0693068" calcext:value-type="float">
            <text:p>-0.0693068</text:p>
          </table:table-cell>
          <table:table-cell office:value-type="float" office:value="-0.0669544" calcext:value-type="float">
            <text:p>-0.0669544</text:p>
          </table:table-cell>
          <table:table-cell office:value-type="float" office:value="-0.0645359" calcext:value-type="float">
            <text:p>-0.0645359</text:p>
          </table:table-cell>
          <table:table-cell office:value-type="float" office:value="-0.0620537" calcext:value-type="float">
            <text:p>-0.0620537</text:p>
          </table:table-cell>
          <table:table-cell office:value-type="float" office:value="-0.0595103" calcext:value-type="float">
            <text:p>-0.0595103</text:p>
          </table:table-cell>
          <table:table-cell office:value-type="float" office:value="-0.0569081" calcext:value-type="float">
            <text:p>-0.0569081</text:p>
          </table:table-cell>
          <table:table-cell office:value-type="float" office:value="-0.0542498" calcext:value-type="float">
            <text:p>-0.0542498</text:p>
          </table:table-cell>
          <table:table-cell office:value-type="float" office:value="-0.051538" calcext:value-type="float">
            <text:p>-0.051538</text:p>
          </table:table-cell>
          <table:table-cell office:value-type="float" office:value="-0.0487752" calcext:value-type="float">
            <text:p>-0.0487752</text:p>
          </table:table-cell>
          <table:table-cell office:value-type="float" office:value="-0.0459644" calcext:value-type="float">
            <text:p>-0.0459644</text:p>
          </table:table-cell>
          <table:table-cell office:value-type="float" office:value="-0.0431082" calcext:value-type="float">
            <text:p>-0.0431082</text:p>
          </table:table-cell>
          <table:table-cell office:value-type="float" office:value="-0.0402094" calcext:value-type="float">
            <text:p>-0.0402094</text:p>
          </table:table-cell>
          <table:table-cell office:value-type="float" office:value="-0.037271" calcext:value-type="float">
            <text:p>-0.037271</text:p>
          </table:table-cell>
          <table:table-cell office:value-type="float" office:value="-0.0342958" calcext:value-type="float">
            <text:p>-0.0342958</text:p>
          </table:table-cell>
          <table:table-cell office:value-type="float" office:value="-0.0312867" calcext:value-type="float">
            <text:p>-0.0312867</text:p>
          </table:table-cell>
          <table:table-cell office:value-type="float" office:value="-0.0282467" calcext:value-type="float">
            <text:p>-0.0282467</text:p>
          </table:table-cell>
          <table:table-cell office:value-type="float" office:value="-0.0251788" calcext:value-type="float">
            <text:p>-0.0251788</text:p>
          </table:table-cell>
          <table:table-cell office:value-type="float" office:value="-0.0220861" calcext:value-type="float">
            <text:p>-0.0220861</text:p>
          </table:table-cell>
          <table:table-cell office:value-type="float" office:value="-0.0189716" calcext:value-type="float">
            <text:p>-0.0189716</text:p>
          </table:table-cell>
          <table:table-cell office:value-type="float" office:value="-0.0158383" calcext:value-type="float">
            <text:p>-0.0158383</text:p>
          </table:table-cell>
          <table:table-cell office:value-type="float" office:value="-0.0126895" calcext:value-type="float">
            <text:p>-0.0126895</text:p>
          </table:table-cell>
          <table:table-cell office:value-type="float" office:value="-0.00952807" calcext:value-type="float">
            <text:p>-0.00952807</text:p>
          </table:table-cell>
          <table:table-cell office:value-type="float" office:value="-0.00635729" calcext:value-type="float">
            <text:p>-0.00635729</text:p>
          </table:table-cell>
          <table:table-cell office:value-type="float" office:value="-0.00318022" calcext:value-type="float">
            <text:p>-0.00318022</text:p>
          </table:table-cell>
          <table:table-cell office:value-type="float" office:value="6.79385E-016" calcext:value-type="float">
            <text:p>6.79385E-16</text:p>
          </table:table-cell>
          <table:table-cell office:value-type="float" office:value="0.00318022" calcext:value-type="float">
            <text:p>0.00318022</text:p>
          </table:table-cell>
          <table:table-cell office:value-type="float" office:value="0.00635729" calcext:value-type="float">
            <text:p>0.00635729</text:p>
          </table:table-cell>
          <table:table-cell office:value-type="float" office:value="0.00952807" calcext:value-type="float">
            <text:p>0.00952807</text:p>
          </table:table-cell>
          <table:table-cell office:value-type="float" office:value="0.0126895" calcext:value-type="float">
            <text:p>0.0126895</text:p>
          </table:table-cell>
          <table:table-cell office:value-type="float" office:value="0.0158383" calcext:value-type="float">
            <text:p>0.0158383</text:p>
          </table:table-cell>
          <table:table-cell office:value-type="float" office:value="0.0189716" calcext:value-type="float">
            <text:p>0.0189716</text:p>
          </table:table-cell>
          <table:table-cell office:value-type="float" office:value="0.0220861" calcext:value-type="float">
            <text:p>0.0220861</text:p>
          </table:table-cell>
          <table:table-cell office:value-type="float" office:value="0.0251788" calcext:value-type="float">
            <text:p>0.0251788</text:p>
          </table:table-cell>
          <table:table-cell office:value-type="float" office:value="0.0282467" calcext:value-type="float">
            <text:p>0.0282467</text:p>
          </table:table-cell>
          <table:table-cell office:value-type="float" office:value="0.0312867" calcext:value-type="float">
            <text:p>0.0312867</text:p>
          </table:table-cell>
          <table:table-cell office:value-type="float" office:value="0.0342958" calcext:value-type="float">
            <text:p>0.0342958</text:p>
          </table:table-cell>
          <table:table-cell office:value-type="float" office:value="0.037271" calcext:value-type="float">
            <text:p>0.037271</text:p>
          </table:table-cell>
          <table:table-cell office:value-type="float" office:value="0.0402094" calcext:value-type="float">
            <text:p>0.0402094</text:p>
          </table:table-cell>
          <table:table-cell office:value-type="float" office:value="0.0431082" calcext:value-type="float">
            <text:p>0.0431082</text:p>
          </table:table-cell>
          <table:table-cell office:value-type="float" office:value="0.0459644" calcext:value-type="float">
            <text:p>0.0459644</text:p>
          </table:table-cell>
          <table:table-cell office:value-type="float" office:value="0.0487752" calcext:value-type="float">
            <text:p>0.0487752</text:p>
          </table:table-cell>
          <table:table-cell office:value-type="float" office:value="0.051538" calcext:value-type="float">
            <text:p>0.051538</text:p>
          </table:table-cell>
          <table:table-cell office:value-type="float" office:value="0.0542498" calcext:value-type="float">
            <text:p>0.0542498</text:p>
          </table:table-cell>
          <table:table-cell office:value-type="float" office:value="0.0569081" calcext:value-type="float">
            <text:p>0.0569081</text:p>
          </table:table-cell>
          <table:table-cell office:value-type="float" office:value="0.0595103" calcext:value-type="float">
            <text:p>0.0595103</text:p>
          </table:table-cell>
          <table:table-cell office:value-type="float" office:value="0.0620537" calcext:value-type="float">
            <text:p>0.0620537</text:p>
          </table:table-cell>
          <table:table-cell office:value-type="float" office:value="0.0645359" calcext:value-type="float">
            <text:p>0.0645359</text:p>
          </table:table-cell>
          <table:table-cell office:value-type="float" office:value="0.0669544" calcext:value-type="float">
            <text:p>0.0669544</text:p>
          </table:table-cell>
          <table:table-cell office:value-type="float" office:value="0.0693068" calcext:value-type="float">
            <text:p>0.0693068</text:p>
          </table:table-cell>
          <table:table-cell office:value-type="float" office:value="0.0715908" calcext:value-type="float">
            <text:p>0.0715908</text:p>
          </table:table-cell>
          <table:table-cell office:value-type="float" office:value="0.0738042" calcext:value-type="float">
            <text:p>0.0738042</text:p>
          </table:table-cell>
          <table:table-cell office:value-type="float" office:value="0.0759447" calcext:value-type="float">
            <text:p>0.0759447</text:p>
          </table:table-cell>
          <table:table-cell office:value-type="float" office:value="0.0780103" calcext:value-type="float">
            <text:p>0.0780103</text:p>
          </table:table-cell>
          <table:table-cell office:value-type="float" office:value="0.0799989" calcext:value-type="float">
            <text:p>0.0799989</text:p>
          </table:table-cell>
          <table:table-cell office:value-type="float" office:value="0.0819086" calcext:value-type="float">
            <text:p>0.0819086</text:p>
          </table:table-cell>
          <table:table-cell office:value-type="float" office:value="0.0837374" calcext:value-type="float">
            <text:p>0.0837374</text:p>
          </table:table-cell>
          <table:table-cell office:value-type="float" office:value="0.0854836" calcext:value-type="float">
            <text:p>0.0854836</text:p>
          </table:table-cell>
          <table:table-cell office:value-type="float" office:value="0.0871454" calcext:value-type="float">
            <text:p>0.0871454</text:p>
          </table:table-cell>
          <table:table-cell office:value-type="float" office:value="0.0887212" calcext:value-type="float">
            <text:p>0.0887212</text:p>
          </table:table-cell>
          <table:table-cell office:value-type="float" office:value="0.0902095" calcext:value-type="float">
            <text:p>0.0902095</text:p>
          </table:table-cell>
          <table:table-cell office:value-type="float" office:value="0.0916087" calcext:value-type="float">
            <text:p>0.0916087</text:p>
          </table:table-cell>
          <table:table-cell office:value-type="float" office:value="0.0929176" calcext:value-type="float">
            <text:p>0.0929176</text:p>
          </table:table-cell>
          <table:table-cell office:value-type="float" office:value="0.0941347" calcext:value-type="float">
            <text:p>0.0941347</text:p>
          </table:table-cell>
          <table:table-cell office:value-type="float" office:value="0.0952589" calcext:value-type="float">
            <text:p>0.0952589</text:p>
          </table:table-cell>
          <table:table-cell office:value-type="float" office:value="0.0962892" calcext:value-type="float">
            <text:p>0.0962892</text:p>
          </table:table-cell>
          <table:table-cell office:value-type="float" office:value="0.0972244" calcext:value-type="float">
            <text:p>0.0972244</text:p>
          </table:table-cell>
          <table:table-cell office:value-type="float" office:value="0.0980636" calcext:value-type="float">
            <text:p>0.0980636</text:p>
          </table:table-cell>
          <table:table-cell office:value-type="float" office:value="0.0988061" calcext:value-type="float">
            <text:p>0.0988061</text:p>
          </table:table-cell>
          <table:table-cell office:value-type="float" office:value="0.0994511" calcext:value-type="float">
            <text:p>0.0994511</text:p>
          </table:table-cell>
          <table:table-cell office:value-type="float" office:value="0.0999979" calcext:value-type="float">
            <text:p>0.0999979</text:p>
          </table:table-cell>
          <table:table-cell office:value-type="float" office:value="0.100446" calcext:value-type="float">
            <text:p>0.100446</text:p>
          </table:table-cell>
          <table:table-cell office:value-type="float" office:value="0.100795" calcext:value-type="float">
            <text:p>0.100795</text:p>
          </table:table-cell>
          <table:table-cell office:value-type="float" office:value="0.101045" calcext:value-type="float">
            <text:p>0.101045</text:p>
          </table:table-cell>
          <table:table-cell office:value-type="float" office:value="0.101194" calcext:value-type="float">
            <text:p>0.101194</text:p>
          </table:table-cell>
          <table:table-cell office:value-type="float" office:value="0.101245" calcext:value-type="float">
            <text:p>0.101245</text:p>
          </table:table-cell>
          <table:table-cell/>
        </table:table-row>
        <table:table-row table:style-name="ro1">
          <table:table-cell office:value-type="float" office:value="0.609582" calcext:value-type="float">
            <text:p>0.609582</text:p>
          </table:table-cell>
          <table:table-cell office:value-type="float" office:value="-0.118929" calcext:value-type="float">
            <text:p>-0.118929</text:p>
          </table:table-cell>
          <table:table-cell office:value-type="float" office:value="-0.11887" calcext:value-type="float">
            <text:p>-0.11887</text:p>
          </table:table-cell>
          <table:table-cell office:value-type="float" office:value="-0.118694" calcext:value-type="float">
            <text:p>-0.118694</text:p>
          </table:table-cell>
          <table:table-cell office:value-type="float" office:value="-0.118401" calcext:value-type="float">
            <text:p>-0.118401</text:p>
          </table:table-cell>
          <table:table-cell office:value-type="float" office:value="-0.117991" calcext:value-type="float">
            <text:p>-0.117991</text:p>
          </table:table-cell>
          <table:table-cell office:value-type="float" office:value="-0.117465" calcext:value-type="float">
            <text:p>-0.117465</text:p>
          </table:table-cell>
          <table:table-cell office:value-type="float" office:value="-0.116822" calcext:value-type="float">
            <text:p>-0.116822</text:p>
          </table:table-cell>
          <table:table-cell office:value-type="float" office:value="-0.116065" calcext:value-type="float">
            <text:p>-0.116065</text:p>
          </table:table-cell>
          <table:table-cell office:value-type="float" office:value="-0.115193" calcext:value-type="float">
            <text:p>-0.115193</text:p>
          </table:table-cell>
          <table:table-cell office:value-type="float" office:value="-0.114207" calcext:value-type="float">
            <text:p>-0.114207</text:p>
          </table:table-cell>
          <table:table-cell office:value-type="float" office:value="-0.113108" calcext:value-type="float">
            <text:p>-0.113108</text:p>
          </table:table-cell>
          <table:table-cell office:value-type="float" office:value="-0.111898" calcext:value-type="float">
            <text:p>-0.111898</text:p>
          </table:table-cell>
          <table:table-cell office:value-type="float" office:value="-0.110577" calcext:value-type="float">
            <text:p>-0.110577</text:p>
          </table:table-cell>
          <table:table-cell office:value-type="float" office:value="-0.109148" calcext:value-type="float">
            <text:p>-0.109148</text:p>
          </table:table-cell>
          <table:table-cell office:value-type="float" office:value="-0.10761" calcext:value-type="float">
            <text:p>-0.10761</text:p>
          </table:table-cell>
          <table:table-cell office:value-type="float" office:value="-0.105967" calcext:value-type="float">
            <text:p>-0.105967</text:p>
          </table:table-cell>
          <table:table-cell office:value-type="float" office:value="-0.104218" calcext:value-type="float">
            <text:p>-0.104218</text:p>
          </table:table-cell>
          <table:table-cell office:value-type="float" office:value="-0.102367" calcext:value-type="float">
            <text:p>-0.102367</text:p>
          </table:table-cell>
          <table:table-cell office:value-type="float" office:value="-0.100415" calcext:value-type="float">
            <text:p>-0.100415</text:p>
          </table:table-cell>
          <table:table-cell office:value-type="float" office:value="-0.098364" calcext:value-type="float">
            <text:p>-0.098364</text:p>
          </table:table-cell>
          <table:table-cell office:value-type="float" office:value="-0.0962157" calcext:value-type="float">
            <text:p>-0.0962157</text:p>
          </table:table-cell>
          <table:table-cell office:value-type="float" office:value="-0.0939725" calcext:value-type="float">
            <text:p>-0.0939725</text:p>
          </table:table-cell>
          <table:table-cell office:value-type="float" office:value="-0.0916365" calcext:value-type="float">
            <text:p>-0.0916365</text:p>
          </table:table-cell>
          <table:table-cell office:value-type="float" office:value="-0.0892101" calcext:value-type="float">
            <text:p>-0.0892101</text:p>
          </table:table-cell>
          <table:table-cell office:value-type="float" office:value="-0.0866957" calcext:value-type="float">
            <text:p>-0.0866957</text:p>
          </table:table-cell>
          <table:table-cell office:value-type="float" office:value="-0.0840957" calcext:value-type="float">
            <text:p>-0.0840957</text:p>
          </table:table-cell>
          <table:table-cell office:value-type="float" office:value="-0.0814127" calcext:value-type="float">
            <text:p>-0.0814127</text:p>
          </table:table-cell>
          <table:table-cell office:value-type="float" office:value="-0.0786494" calcext:value-type="float">
            <text:p>-0.0786494</text:p>
          </table:table-cell>
          <table:table-cell office:value-type="float" office:value="-0.0758085" calcext:value-type="float">
            <text:p>-0.0758085</text:p>
          </table:table-cell>
          <table:table-cell office:value-type="float" office:value="-0.0728927" calcext:value-type="float">
            <text:p>-0.0728927</text:p>
          </table:table-cell>
          <table:table-cell office:value-type="float" office:value="-0.069905" calcext:value-type="float">
            <text:p>-0.069905</text:p>
          </table:table-cell>
          <table:table-cell office:value-type="float" office:value="-0.0668483" calcext:value-type="float">
            <text:p>-0.0668483</text:p>
          </table:table-cell>
          <table:table-cell office:value-type="float" office:value="-0.0637257" calcext:value-type="float">
            <text:p>-0.0637257</text:p>
          </table:table-cell>
          <table:table-cell office:value-type="float" office:value="-0.0605402" calcext:value-type="float">
            <text:p>-0.0605402</text:p>
          </table:table-cell>
          <table:table-cell office:value-type="float" office:value="-0.0572949" calcext:value-type="float">
            <text:p>-0.0572949</text:p>
          </table:table-cell>
          <table:table-cell office:value-type="float" office:value="-0.053993" calcext:value-type="float">
            <text:p>-0.053993</text:p>
          </table:table-cell>
          <table:table-cell office:value-type="float" office:value="-0.0506379" calcext:value-type="float">
            <text:p>-0.0506379</text:p>
          </table:table-cell>
          <table:table-cell office:value-type="float" office:value="-0.0472328" calcext:value-type="float">
            <text:p>-0.0472328</text:p>
          </table:table-cell>
          <table:table-cell office:value-type="float" office:value="-0.0437811" calcext:value-type="float">
            <text:p>-0.0437811</text:p>
          </table:table-cell>
          <table:table-cell office:value-type="float" office:value="-0.0402862" calcext:value-type="float">
            <text:p>-0.0402862</text:p>
          </table:table-cell>
          <table:table-cell office:value-type="float" office:value="-0.0367515" calcext:value-type="float">
            <text:p>-0.0367515</text:p>
          </table:table-cell>
          <table:table-cell office:value-type="float" office:value="-0.0331806" calcext:value-type="float">
            <text:p>-0.0331806</text:p>
          </table:table-cell>
          <table:table-cell office:value-type="float" office:value="-0.0295768" calcext:value-type="float">
            <text:p>-0.0295768</text:p>
          </table:table-cell>
          <table:table-cell office:value-type="float" office:value="-0.0259439" calcext:value-type="float">
            <text:p>-0.0259439</text:p>
          </table:table-cell>
          <table:table-cell office:value-type="float" office:value="-0.0222853" calcext:value-type="float">
            <text:p>-0.0222853</text:p>
          </table:table-cell>
          <table:table-cell office:value-type="float" office:value="-0.0186048" calcext:value-type="float">
            <text:p>-0.0186048</text:p>
          </table:table-cell>
          <table:table-cell office:value-type="float" office:value="-0.0149059" calcext:value-type="float">
            <text:p>-0.0149059</text:p>
          </table:table-cell>
          <table:table-cell office:value-type="float" office:value="-0.0111923" calcext:value-type="float">
            <text:p>-0.0111923</text:p>
          </table:table-cell>
          <table:table-cell office:value-type="float" office:value="-0.00746771" calcext:value-type="float">
            <text:p>-0.00746771</text:p>
          </table:table-cell>
          <table:table-cell office:value-type="float" office:value="-0.00373571" calcext:value-type="float">
            <text:p>-0.00373571</text:p>
          </table:table-cell>
          <table:table-cell office:value-type="float" office:value="4.57695E-016" calcext:value-type="float">
            <text:p>4.57695E-16</text:p>
          </table:table-cell>
          <table:table-cell office:value-type="float" office:value="0.00373571" calcext:value-type="float">
            <text:p>0.00373571</text:p>
          </table:table-cell>
          <table:table-cell office:value-type="float" office:value="0.00746771" calcext:value-type="float">
            <text:p>0.00746771</text:p>
          </table:table-cell>
          <table:table-cell office:value-type="float" office:value="0.0111923" calcext:value-type="float">
            <text:p>0.0111923</text:p>
          </table:table-cell>
          <table:table-cell office:value-type="float" office:value="0.0149059" calcext:value-type="float">
            <text:p>0.0149059</text:p>
          </table:table-cell>
          <table:table-cell office:value-type="float" office:value="0.0186048" calcext:value-type="float">
            <text:p>0.0186048</text:p>
          </table:table-cell>
          <table:table-cell office:value-type="float" office:value="0.0222853" calcext:value-type="float">
            <text:p>0.0222853</text:p>
          </table:table-cell>
          <table:table-cell office:value-type="float" office:value="0.0259439" calcext:value-type="float">
            <text:p>0.0259439</text:p>
          </table:table-cell>
          <table:table-cell office:value-type="float" office:value="0.0295768" calcext:value-type="float">
            <text:p>0.0295768</text:p>
          </table:table-cell>
          <table:table-cell office:value-type="float" office:value="0.0331806" calcext:value-type="float">
            <text:p>0.0331806</text:p>
          </table:table-cell>
          <table:table-cell office:value-type="float" office:value="0.0367515" calcext:value-type="float">
            <text:p>0.0367515</text:p>
          </table:table-cell>
          <table:table-cell office:value-type="float" office:value="0.0402862" calcext:value-type="float">
            <text:p>0.0402862</text:p>
          </table:table-cell>
          <table:table-cell office:value-type="float" office:value="0.0437811" calcext:value-type="float">
            <text:p>0.0437811</text:p>
          </table:table-cell>
          <table:table-cell office:value-type="float" office:value="0.0472328" calcext:value-type="float">
            <text:p>0.0472328</text:p>
          </table:table-cell>
          <table:table-cell office:value-type="float" office:value="0.0506379" calcext:value-type="float">
            <text:p>0.0506379</text:p>
          </table:table-cell>
          <table:table-cell office:value-type="float" office:value="0.053993" calcext:value-type="float">
            <text:p>0.053993</text:p>
          </table:table-cell>
          <table:table-cell office:value-type="float" office:value="0.0572949" calcext:value-type="float">
            <text:p>0.0572949</text:p>
          </table:table-cell>
          <table:table-cell office:value-type="float" office:value="0.0605402" calcext:value-type="float">
            <text:p>0.0605402</text:p>
          </table:table-cell>
          <table:table-cell office:value-type="float" office:value="0.0637257" calcext:value-type="float">
            <text:p>0.0637257</text:p>
          </table:table-cell>
          <table:table-cell office:value-type="float" office:value="0.0668483" calcext:value-type="float">
            <text:p>0.0668483</text:p>
          </table:table-cell>
          <table:table-cell office:value-type="float" office:value="0.069905" calcext:value-type="float">
            <text:p>0.069905</text:p>
          </table:table-cell>
          <table:table-cell office:value-type="float" office:value="0.0728927" calcext:value-type="float">
            <text:p>0.0728927</text:p>
          </table:table-cell>
          <table:table-cell office:value-type="float" office:value="0.0758085" calcext:value-type="float">
            <text:p>0.0758085</text:p>
          </table:table-cell>
          <table:table-cell office:value-type="float" office:value="0.0786494" calcext:value-type="float">
            <text:p>0.0786494</text:p>
          </table:table-cell>
          <table:table-cell office:value-type="float" office:value="0.0814127" calcext:value-type="float">
            <text:p>0.0814127</text:p>
          </table:table-cell>
          <table:table-cell office:value-type="float" office:value="0.0840957" calcext:value-type="float">
            <text:p>0.0840957</text:p>
          </table:table-cell>
          <table:table-cell office:value-type="float" office:value="0.0866957" calcext:value-type="float">
            <text:p>0.0866957</text:p>
          </table:table-cell>
          <table:table-cell office:value-type="float" office:value="0.0892101" calcext:value-type="float">
            <text:p>0.0892101</text:p>
          </table:table-cell>
          <table:table-cell office:value-type="float" office:value="0.0916365" calcext:value-type="float">
            <text:p>0.0916365</text:p>
          </table:table-cell>
          <table:table-cell office:value-type="float" office:value="0.0939725" calcext:value-type="float">
            <text:p>0.0939725</text:p>
          </table:table-cell>
          <table:table-cell office:value-type="float" office:value="0.0962157" calcext:value-type="float">
            <text:p>0.0962157</text:p>
          </table:table-cell>
          <table:table-cell office:value-type="float" office:value="0.098364" calcext:value-type="float">
            <text:p>0.098364</text:p>
          </table:table-cell>
          <table:table-cell office:value-type="float" office:value="0.100415" calcext:value-type="float">
            <text:p>0.100415</text:p>
          </table:table-cell>
          <table:table-cell office:value-type="float" office:value="0.102367" calcext:value-type="float">
            <text:p>0.102367</text:p>
          </table:table-cell>
          <table:table-cell office:value-type="float" office:value="0.104218" calcext:value-type="float">
            <text:p>0.104218</text:p>
          </table:table-cell>
          <table:table-cell office:value-type="float" office:value="0.105967" calcext:value-type="float">
            <text:p>0.105967</text:p>
          </table:table-cell>
          <table:table-cell office:value-type="float" office:value="0.10761" calcext:value-type="float">
            <text:p>0.10761</text:p>
          </table:table-cell>
          <table:table-cell office:value-type="float" office:value="0.109148" calcext:value-type="float">
            <text:p>0.109148</text:p>
          </table:table-cell>
          <table:table-cell office:value-type="float" office:value="0.110577" calcext:value-type="float">
            <text:p>0.110577</text:p>
          </table:table-cell>
          <table:table-cell office:value-type="float" office:value="0.111898" calcext:value-type="float">
            <text:p>0.111898</text:p>
          </table:table-cell>
          <table:table-cell office:value-type="float" office:value="0.113108" calcext:value-type="float">
            <text:p>0.113108</text:p>
          </table:table-cell>
          <table:table-cell office:value-type="float" office:value="0.114207" calcext:value-type="float">
            <text:p>0.114207</text:p>
          </table:table-cell>
          <table:table-cell office:value-type="float" office:value="0.115193" calcext:value-type="float">
            <text:p>0.115193</text:p>
          </table:table-cell>
          <table:table-cell office:value-type="float" office:value="0.116065" calcext:value-type="float">
            <text:p>0.116065</text:p>
          </table:table-cell>
          <table:table-cell office:value-type="float" office:value="0.116822" calcext:value-type="float">
            <text:p>0.116822</text:p>
          </table:table-cell>
          <table:table-cell office:value-type="float" office:value="0.117465" calcext:value-type="float">
            <text:p>0.117465</text:p>
          </table:table-cell>
          <table:table-cell office:value-type="float" office:value="0.117991" calcext:value-type="float">
            <text:p>0.117991</text:p>
          </table:table-cell>
          <table:table-cell office:value-type="float" office:value="0.118401" calcext:value-type="float">
            <text:p>0.118401</text:p>
          </table:table-cell>
          <table:table-cell office:value-type="float" office:value="0.118694" calcext:value-type="float">
            <text:p>0.118694</text:p>
          </table:table-cell>
          <table:table-cell office:value-type="float" office:value="0.11887" calcext:value-type="float">
            <text:p>0.11887</text:p>
          </table:table-cell>
          <table:table-cell office:value-type="float" office:value="0.118929" calcext:value-type="float">
            <text:p>0.118929</text:p>
          </table:table-cell>
          <table:table-cell/>
        </table:table-row>
        <table:table-row table:style-name="ro1">
          <table:table-cell office:value-type="float" office:value="0.616432" calcext:value-type="float">
            <text:p>0.616432</text:p>
          </table:table-cell>
          <table:table-cell office:value-type="float" office:value="-0.134104" calcext:value-type="float">
            <text:p>-0.134104</text:p>
          </table:table-cell>
          <table:table-cell office:value-type="float" office:value="-0.134039" calcext:value-type="float">
            <text:p>-0.134039</text:p>
          </table:table-cell>
          <table:table-cell office:value-type="float" office:value="-0.13384" calcext:value-type="float">
            <text:p>-0.13384</text:p>
          </table:table-cell>
          <table:table-cell office:value-type="float" office:value="-0.133509" calcext:value-type="float">
            <text:p>-0.133509</text:p>
          </table:table-cell>
          <table:table-cell office:value-type="float" office:value="-0.133047" calcext:value-type="float">
            <text:p>-0.133047</text:p>
          </table:table-cell>
          <table:table-cell office:value-type="float" office:value="-0.132454" calcext:value-type="float">
            <text:p>-0.132454</text:p>
          </table:table-cell>
          <table:table-cell office:value-type="float" office:value="-0.131729" calcext:value-type="float">
            <text:p>-0.131729</text:p>
          </table:table-cell>
          <table:table-cell office:value-type="float" office:value="-0.130875" calcext:value-type="float">
            <text:p>-0.130875</text:p>
          </table:table-cell>
          <table:table-cell office:value-type="float" office:value="-0.129892" calcext:value-type="float">
            <text:p>-0.129892</text:p>
          </table:table-cell>
          <table:table-cell office:value-type="float" office:value="-0.12878" calcext:value-type="float">
            <text:p>-0.12878</text:p>
          </table:table-cell>
          <table:table-cell office:value-type="float" office:value="-0.127541" calcext:value-type="float">
            <text:p>-0.127541</text:p>
          </table:table-cell>
          <table:table-cell office:value-type="float" office:value="-0.126177" calcext:value-type="float">
            <text:p>-0.126177</text:p>
          </table:table-cell>
          <table:table-cell office:value-type="float" office:value="-0.124687" calcext:value-type="float">
            <text:p>-0.124687</text:p>
          </table:table-cell>
          <table:table-cell office:value-type="float" office:value="-0.123075" calcext:value-type="float">
            <text:p>-0.123075</text:p>
          </table:table-cell>
          <table:table-cell office:value-type="float" office:value="-0.121342" calcext:value-type="float">
            <text:p>-0.121342</text:p>
          </table:table-cell>
          <table:table-cell office:value-type="float" office:value="-0.119488" calcext:value-type="float">
            <text:p>-0.119488</text:p>
          </table:table-cell>
          <table:table-cell office:value-type="float" office:value="-0.117517" calcext:value-type="float">
            <text:p>-0.117517</text:p>
          </table:table-cell>
          <table:table-cell office:value-type="float" office:value="-0.11543" calcext:value-type="float">
            <text:p>-0.11543</text:p>
          </table:table-cell>
          <table:table-cell office:value-type="float" office:value="-0.113228" calcext:value-type="float">
            <text:p>-0.113228</text:p>
          </table:table-cell>
          <table:table-cell office:value-type="float" office:value="-0.110916" calcext:value-type="float">
            <text:p>-0.110916</text:p>
          </table:table-cell>
          <table:table-cell office:value-type="float" office:value="-0.108493" calcext:value-type="float">
            <text:p>-0.108493</text:p>
          </table:table-cell>
          <table:table-cell office:value-type="float" office:value="-0.105964" calcext:value-type="float">
            <text:p>-0.105964</text:p>
          </table:table-cell>
          <table:table-cell office:value-type="float" office:value="-0.10333" calcext:value-type="float">
            <text:p>-0.10333</text:p>
          </table:table-cell>
          <table:table-cell office:value-type="float" office:value="-0.100594" calcext:value-type="float">
            <text:p>-0.100594</text:p>
          </table:table-cell>
          <table:table-cell office:value-type="float" office:value="-0.0977584" calcext:value-type="float">
            <text:p>-0.0977584</text:p>
          </table:table-cell>
          <table:table-cell office:value-type="float" office:value="-0.0948266" calcext:value-type="float">
            <text:p>-0.0948266</text:p>
          </table:table-cell>
          <table:table-cell office:value-type="float" office:value="-0.0918013" calcext:value-type="float">
            <text:p>-0.0918013</text:p>
          </table:table-cell>
          <table:table-cell office:value-type="float" office:value="-0.0886853" calcext:value-type="float">
            <text:p>-0.0886853</text:p>
          </table:table-cell>
          <table:table-cell office:value-type="float" office:value="-0.0854819" calcext:value-type="float">
            <text:p>-0.0854819</text:p>
          </table:table-cell>
          <table:table-cell office:value-type="float" office:value="-0.082194" calcext:value-type="float">
            <text:p>-0.082194</text:p>
          </table:table-cell>
          <table:table-cell office:value-type="float" office:value="-0.0788251" calcext:value-type="float">
            <text:p>-0.0788251</text:p>
          </table:table-cell>
          <table:table-cell office:value-type="float" office:value="-0.0753784" calcext:value-type="float">
            <text:p>-0.0753784</text:p>
          </table:table-cell>
          <table:table-cell office:value-type="float" office:value="-0.0718573" calcext:value-type="float">
            <text:p>-0.0718573</text:p>
          </table:table-cell>
          <table:table-cell office:value-type="float" office:value="-0.0682652" calcext:value-type="float">
            <text:p>-0.0682652</text:p>
          </table:table-cell>
          <table:table-cell office:value-type="float" office:value="-0.0646059" calcext:value-type="float">
            <text:p>-0.0646059</text:p>
          </table:table-cell>
          <table:table-cell office:value-type="float" office:value="-0.0608827" calcext:value-type="float">
            <text:p>-0.0608827</text:p>
          </table:table-cell>
          <table:table-cell office:value-type="float" office:value="-0.0570995" calcext:value-type="float">
            <text:p>-0.0570995</text:p>
          </table:table-cell>
          <table:table-cell office:value-type="float" office:value="-0.0532599" calcext:value-type="float">
            <text:p>-0.0532599</text:p>
          </table:table-cell>
          <table:table-cell office:value-type="float" office:value="-0.0493677" calcext:value-type="float">
            <text:p>-0.0493677</text:p>
          </table:table-cell>
          <table:table-cell office:value-type="float" office:value="-0.0454268" calcext:value-type="float">
            <text:p>-0.0454268</text:p>
          </table:table-cell>
          <table:table-cell office:value-type="float" office:value="-0.0414411" calcext:value-type="float">
            <text:p>-0.0414411</text:p>
          </table:table-cell>
          <table:table-cell office:value-type="float" office:value="-0.0374144" calcext:value-type="float">
            <text:p>-0.0374144</text:p>
          </table:table-cell>
          <table:table-cell office:value-type="float" office:value="-0.0333509" calcext:value-type="float">
            <text:p>-0.0333509</text:p>
          </table:table-cell>
          <table:table-cell office:value-type="float" office:value="-0.0292543" calcext:value-type="float">
            <text:p>-0.0292543</text:p>
          </table:table-cell>
          <table:table-cell office:value-type="float" office:value="-0.025129" calcext:value-type="float">
            <text:p>-0.025129</text:p>
          </table:table-cell>
          <table:table-cell office:value-type="float" office:value="-0.0209788" calcext:value-type="float">
            <text:p>-0.0209788</text:p>
          </table:table-cell>
          <table:table-cell office:value-type="float" office:value="-0.0168079" calcext:value-type="float">
            <text:p>-0.0168079</text:p>
          </table:table-cell>
          <table:table-cell office:value-type="float" office:value="-0.0126205" calcext:value-type="float">
            <text:p>-0.0126205</text:p>
          </table:table-cell>
          <table:table-cell office:value-type="float" office:value="-0.0084206" calcext:value-type="float">
            <text:p>-0.0084206</text:p>
          </table:table-cell>
          <table:table-cell office:value-type="float" office:value="-0.00421238" calcext:value-type="float">
            <text:p>-0.00421238</text:p>
          </table:table-cell>
          <table:table-cell office:value-type="float" office:value="-2.05502E-017" calcext:value-type="float">
            <text:p>-2.05502E-17</text:p>
          </table:table-cell>
          <table:table-cell office:value-type="float" office:value="0.00421238" calcext:value-type="float">
            <text:p>0.00421238</text:p>
          </table:table-cell>
          <table:table-cell office:value-type="float" office:value="0.0084206" calcext:value-type="float">
            <text:p>0.0084206</text:p>
          </table:table-cell>
          <table:table-cell office:value-type="float" office:value="0.0126205" calcext:value-type="float">
            <text:p>0.0126205</text:p>
          </table:table-cell>
          <table:table-cell office:value-type="float" office:value="0.0168079" calcext:value-type="float">
            <text:p>0.0168079</text:p>
          </table:table-cell>
          <table:table-cell office:value-type="float" office:value="0.0209788" calcext:value-type="float">
            <text:p>0.0209788</text:p>
          </table:table-cell>
          <table:table-cell office:value-type="float" office:value="0.025129" calcext:value-type="float">
            <text:p>0.025129</text:p>
          </table:table-cell>
          <table:table-cell office:value-type="float" office:value="0.0292543" calcext:value-type="float">
            <text:p>0.0292543</text:p>
          </table:table-cell>
          <table:table-cell office:value-type="float" office:value="0.0333509" calcext:value-type="float">
            <text:p>0.0333509</text:p>
          </table:table-cell>
          <table:table-cell office:value-type="float" office:value="0.0374144" calcext:value-type="float">
            <text:p>0.0374144</text:p>
          </table:table-cell>
          <table:table-cell office:value-type="float" office:value="0.0414411" calcext:value-type="float">
            <text:p>0.0414411</text:p>
          </table:table-cell>
          <table:table-cell office:value-type="float" office:value="0.0454268" calcext:value-type="float">
            <text:p>0.0454268</text:p>
          </table:table-cell>
          <table:table-cell office:value-type="float" office:value="0.0493677" calcext:value-type="float">
            <text:p>0.0493677</text:p>
          </table:table-cell>
          <table:table-cell office:value-type="float" office:value="0.0532599" calcext:value-type="float">
            <text:p>0.0532599</text:p>
          </table:table-cell>
          <table:table-cell office:value-type="float" office:value="0.0570995" calcext:value-type="float">
            <text:p>0.0570995</text:p>
          </table:table-cell>
          <table:table-cell office:value-type="float" office:value="0.0608827" calcext:value-type="float">
            <text:p>0.0608827</text:p>
          </table:table-cell>
          <table:table-cell office:value-type="float" office:value="0.0646059" calcext:value-type="float">
            <text:p>0.0646059</text:p>
          </table:table-cell>
          <table:table-cell office:value-type="float" office:value="0.0682652" calcext:value-type="float">
            <text:p>0.0682652</text:p>
          </table:table-cell>
          <table:table-cell office:value-type="float" office:value="0.0718573" calcext:value-type="float">
            <text:p>0.0718573</text:p>
          </table:table-cell>
          <table:table-cell office:value-type="float" office:value="0.0753784" calcext:value-type="float">
            <text:p>0.0753784</text:p>
          </table:table-cell>
          <table:table-cell office:value-type="float" office:value="0.0788251" calcext:value-type="float">
            <text:p>0.0788251</text:p>
          </table:table-cell>
          <table:table-cell office:value-type="float" office:value="0.082194" calcext:value-type="float">
            <text:p>0.082194</text:p>
          </table:table-cell>
          <table:table-cell office:value-type="float" office:value="0.0854819" calcext:value-type="float">
            <text:p>0.0854819</text:p>
          </table:table-cell>
          <table:table-cell office:value-type="float" office:value="0.0886853" calcext:value-type="float">
            <text:p>0.0886853</text:p>
          </table:table-cell>
          <table:table-cell office:value-type="float" office:value="0.0918013" calcext:value-type="float">
            <text:p>0.0918013</text:p>
          </table:table-cell>
          <table:table-cell office:value-type="float" office:value="0.0948266" calcext:value-type="float">
            <text:p>0.0948266</text:p>
          </table:table-cell>
          <table:table-cell office:value-type="float" office:value="0.0977584" calcext:value-type="float">
            <text:p>0.0977584</text:p>
          </table:table-cell>
          <table:table-cell office:value-type="float" office:value="0.100594" calcext:value-type="float">
            <text:p>0.100594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05964" calcext:value-type="float">
            <text:p>0.105964</text:p>
          </table:table-cell>
          <table:table-cell office:value-type="float" office:value="0.108493" calcext:value-type="float">
            <text:p>0.108493</text:p>
          </table:table-cell>
          <table:table-cell office:value-type="float" office:value="0.110916" calcext:value-type="float">
            <text:p>0.110916</text:p>
          </table:table-cell>
          <table:table-cell office:value-type="float" office:value="0.113228" calcext:value-type="float">
            <text:p>0.113228</text:p>
          </table:table-cell>
          <table:table-cell office:value-type="float" office:value="0.11543" calcext:value-type="float">
            <text:p>0.11543</text:p>
          </table:table-cell>
          <table:table-cell office:value-type="float" office:value="0.117517" calcext:value-type="float">
            <text:p>0.117517</text:p>
          </table:table-cell>
          <table:table-cell office:value-type="float" office:value="0.119488" calcext:value-type="float">
            <text:p>0.119488</text:p>
          </table:table-cell>
          <table:table-cell office:value-type="float" office:value="0.121342" calcext:value-type="float">
            <text:p>0.121342</text:p>
          </table:table-cell>
          <table:table-cell office:value-type="float" office:value="0.123075" calcext:value-type="float">
            <text:p>0.123075</text:p>
          </table:table-cell>
          <table:table-cell office:value-type="float" office:value="0.124687" calcext:value-type="float">
            <text:p>0.124687</text:p>
          </table:table-cell>
          <table:table-cell office:value-type="float" office:value="0.126177" calcext:value-type="float">
            <text:p>0.126177</text:p>
          </table:table-cell>
          <table:table-cell office:value-type="float" office:value="0.127541" calcext:value-type="float">
            <text:p>0.127541</text:p>
          </table:table-cell>
          <table:table-cell office:value-type="float" office:value="0.12878" calcext:value-type="float">
            <text:p>0.12878</text:p>
          </table:table-cell>
          <table:table-cell office:value-type="float" office:value="0.129892" calcext:value-type="float">
            <text:p>0.129892</text:p>
          </table:table-cell>
          <table:table-cell office:value-type="float" office:value="0.130875" calcext:value-type="float">
            <text:p>0.130875</text:p>
          </table:table-cell>
          <table:table-cell office:value-type="float" office:value="0.131729" calcext:value-type="float">
            <text:p>0.131729</text:p>
          </table:table-cell>
          <table:table-cell office:value-type="float" office:value="0.132454" calcext:value-type="float">
            <text:p>0.132454</text:p>
          </table:table-cell>
          <table:table-cell office:value-type="float" office:value="0.133047" calcext:value-type="float">
            <text:p>0.133047</text:p>
          </table:table-cell>
          <table:table-cell office:value-type="float" office:value="0.133509" calcext:value-type="float">
            <text:p>0.133509</text:p>
          </table:table-cell>
          <table:table-cell office:value-type="float" office:value="0.13384" calcext:value-type="float">
            <text:p>0.13384</text:p>
          </table:table-cell>
          <table:table-cell office:value-type="float" office:value="0.134039" calcext:value-type="float">
            <text:p>0.134039</text:p>
          </table:table-cell>
          <table:table-cell office:value-type="float" office:value="0.134104" calcext:value-type="float">
            <text:p>0.134104</text:p>
          </table:table-cell>
          <table:table-cell/>
        </table:table-row>
        <table:table-row table:style-name="ro1">
          <table:table-cell office:value-type="float" office:value="0.624141" calcext:value-type="float">
            <text:p>0.624141</text:p>
          </table:table-cell>
          <table:table-cell office:value-type="float" office:value="-0.150984" calcext:value-type="float">
            <text:p>-0.150984</text:p>
          </table:table-cell>
          <table:table-cell office:value-type="float" office:value="-0.15091" calcext:value-type="float">
            <text:p>-0.15091</text:p>
          </table:table-cell>
          <table:table-cell office:value-type="float" office:value="-0.150686" calcext:value-type="float">
            <text:p>-0.150686</text:p>
          </table:table-cell>
          <table:table-cell office:value-type="float" office:value="-0.150314" calcext:value-type="float">
            <text:p>-0.150314</text:p>
          </table:table-cell>
          <table:table-cell office:value-type="float" office:value="-0.149794" calcext:value-type="float">
            <text:p>-0.149794</text:p>
          </table:table-cell>
          <table:table-cell office:value-type="float" office:value="-0.149125" calcext:value-type="float">
            <text:p>-0.149125</text:p>
          </table:table-cell>
          <table:table-cell office:value-type="float" office:value="-0.14831" calcext:value-type="float">
            <text:p>-0.14831</text:p>
          </table:table-cell>
          <table:table-cell office:value-type="float" office:value="-0.147348" calcext:value-type="float">
            <text:p>-0.147348</text:p>
          </table:table-cell>
          <table:table-cell office:value-type="float" office:value="-0.146241" calcext:value-type="float">
            <text:p>-0.146241</text:p>
          </table:table-cell>
          <table:table-cell office:value-type="float" office:value="-0.144989" calcext:value-type="float">
            <text:p>-0.144989</text:p>
          </table:table-cell>
          <table:table-cell office:value-type="float" office:value="-0.143595" calcext:value-type="float">
            <text:p>-0.143595</text:p>
          </table:table-cell>
          <table:table-cell office:value-type="float" office:value="-0.142058" calcext:value-type="float">
            <text:p>-0.142058</text:p>
          </table:table-cell>
          <table:table-cell office:value-type="float" office:value="-0.140382" calcext:value-type="float">
            <text:p>-0.140382</text:p>
          </table:table-cell>
          <table:table-cell office:value-type="float" office:value="-0.138567" calcext:value-type="float">
            <text:p>-0.138567</text:p>
          </table:table-cell>
          <table:table-cell office:value-type="float" office:value="-0.136615" calcext:value-type="float">
            <text:p>-0.136615</text:p>
          </table:table-cell>
          <table:table-cell office:value-type="float" office:value="-0.134528" calcext:value-type="float">
            <text:p>-0.134528</text:p>
          </table:table-cell>
          <table:table-cell office:value-type="float" office:value="-0.132309" calcext:value-type="float">
            <text:p>-0.132309</text:p>
          </table:table-cell>
          <table:table-cell office:value-type="float" office:value="-0.129959" calcext:value-type="float">
            <text:p>-0.129959</text:p>
          </table:table-cell>
          <table:table-cell office:value-type="float" office:value="-0.12748" calcext:value-type="float">
            <text:p>-0.12748</text:p>
          </table:table-cell>
          <table:table-cell office:value-type="float" office:value="-0.124876" calcext:value-type="float">
            <text:p>-0.124876</text:p>
          </table:table-cell>
          <table:table-cell office:value-type="float" office:value="-0.122149" calcext:value-type="float">
            <text:p>-0.122149</text:p>
          </table:table-cell>
          <table:table-cell office:value-type="float" office:value="-0.119301" calcext:value-type="float">
            <text:p>-0.119301</text:p>
          </table:table-cell>
          <table:table-cell office:value-type="float" office:value="-0.116336" calcext:value-type="float">
            <text:p>-0.116336</text:p>
          </table:table-cell>
          <table:table-cell office:value-type="float" office:value="-0.113255" calcext:value-type="float">
            <text:p>-0.113255</text:p>
          </table:table-cell>
          <table:table-cell office:value-type="float" office:value="-0.110063" calcext:value-type="float">
            <text:p>-0.110063</text:p>
          </table:table-cell>
          <table:table-cell office:value-type="float" office:value="-0.106762" calcext:value-type="float">
            <text:p>-0.106762</text:p>
          </table:table-cell>
          <table:table-cell office:value-type="float" office:value="-0.103356" calcext:value-type="float">
            <text:p>-0.103356</text:p>
          </table:table-cell>
          <table:table-cell office:value-type="float" office:value="-0.099848" calcext:value-type="float">
            <text:p>-0.099848</text:p>
          </table:table-cell>
          <table:table-cell office:value-type="float" office:value="-0.0962413" calcext:value-type="float">
            <text:p>-0.0962413</text:p>
          </table:table-cell>
          <table:table-cell office:value-type="float" office:value="-0.0925397" calcext:value-type="float">
            <text:p>-0.0925397</text:p>
          </table:table-cell>
          <table:table-cell office:value-type="float" office:value="-0.0887467" calcext:value-type="float">
            <text:p>-0.0887467</text:p>
          </table:table-cell>
          <table:table-cell office:value-type="float" office:value="-0.0848661" calcext:value-type="float">
            <text:p>-0.0848661</text:p>
          </table:table-cell>
          <table:table-cell office:value-type="float" office:value="-0.0809018" calcext:value-type="float">
            <text:p>-0.0809018</text:p>
          </table:table-cell>
          <table:table-cell office:value-type="float" office:value="-0.0768577" calcext:value-type="float">
            <text:p>-0.0768577</text:p>
          </table:table-cell>
          <table:table-cell office:value-type="float" office:value="-0.0727377" calcext:value-type="float">
            <text:p>-0.0727377</text:p>
          </table:table-cell>
          <table:table-cell office:value-type="float" office:value="-0.0685459" calcext:value-type="float">
            <text:p>-0.0685459</text:p>
          </table:table-cell>
          <table:table-cell office:value-type="float" office:value="-0.0642865" calcext:value-type="float">
            <text:p>-0.0642865</text:p>
          </table:table-cell>
          <table:table-cell office:value-type="float" office:value="-0.0599636" calcext:value-type="float">
            <text:p>-0.0599636</text:p>
          </table:table-cell>
          <table:table-cell office:value-type="float" office:value="-0.0555815" calcext:value-type="float">
            <text:p>-0.0555815</text:p>
          </table:table-cell>
          <table:table-cell office:value-type="float" office:value="-0.0511446" calcext:value-type="float">
            <text:p>-0.0511446</text:p>
          </table:table-cell>
          <table:table-cell office:value-type="float" office:value="-0.0466572" calcext:value-type="float">
            <text:p>-0.0466572</text:p>
          </table:table-cell>
          <table:table-cell office:value-type="float" office:value="-0.0421237" calcext:value-type="float">
            <text:p>-0.0421237</text:p>
          </table:table-cell>
          <table:table-cell office:value-type="float" office:value="-0.0375486" calcext:value-type="float">
            <text:p>-0.0375486</text:p>
          </table:table-cell>
          <table:table-cell office:value-type="float" office:value="-0.0329365" calcext:value-type="float">
            <text:p>-0.0329365</text:p>
          </table:table-cell>
          <table:table-cell office:value-type="float" office:value="-0.0282919" calcext:value-type="float">
            <text:p>-0.0282919</text:p>
          </table:table-cell>
          <table:table-cell office:value-type="float" office:value="-0.0236194" calcext:value-type="float">
            <text:p>-0.0236194</text:p>
          </table:table-cell>
          <table:table-cell office:value-type="float" office:value="-0.0189235" calcext:value-type="float">
            <text:p>-0.0189235</text:p>
          </table:table-cell>
          <table:table-cell office:value-type="float" office:value="-0.014209" calcext:value-type="float">
            <text:p>-0.014209</text:p>
          </table:table-cell>
          <table:table-cell office:value-type="float" office:value="-0.00948047" calcext:value-type="float">
            <text:p>-0.00948047</text:p>
          </table:table-cell>
          <table:table-cell office:value-type="float" office:value="-0.00474257" calcext:value-type="float">
            <text:p>-0.00474257</text:p>
          </table:table-cell>
          <table:table-cell office:value-type="float" office:value="-9.85393E-017" calcext:value-type="float">
            <text:p>-9.85393E-17</text:p>
          </table:table-cell>
          <table:table-cell office:value-type="float" office:value="0.00474257" calcext:value-type="float">
            <text:p>0.00474257</text:p>
          </table:table-cell>
          <table:table-cell office:value-type="float" office:value="0.00948047" calcext:value-type="float">
            <text:p>0.00948047</text:p>
          </table:table-cell>
          <table:table-cell office:value-type="float" office:value="0.014209" calcext:value-type="float">
            <text:p>0.014209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36194" calcext:value-type="float">
            <text:p>0.0236194</text:p>
          </table:table-cell>
          <table:table-cell office:value-type="float" office:value="0.0282919" calcext:value-type="float">
            <text:p>0.0282919</text:p>
          </table:table-cell>
          <table:table-cell office:value-type="float" office:value="0.0329365" calcext:value-type="float">
            <text:p>0.0329365</text:p>
          </table:table-cell>
          <table:table-cell office:value-type="float" office:value="0.0375486" calcext:value-type="float">
            <text:p>0.0375486</text:p>
          </table:table-cell>
          <table:table-cell office:value-type="float" office:value="0.0421237" calcext:value-type="float">
            <text:p>0.0421237</text:p>
          </table:table-cell>
          <table:table-cell office:value-type="float" office:value="0.0466572" calcext:value-type="float">
            <text:p>0.0466572</text:p>
          </table:table-cell>
          <table:table-cell office:value-type="float" office:value="0.0511446" calcext:value-type="float">
            <text:p>0.0511446</text:p>
          </table:table-cell>
          <table:table-cell office:value-type="float" office:value="0.0555815" calcext:value-type="float">
            <text:p>0.0555815</text:p>
          </table:table-cell>
          <table:table-cell office:value-type="float" office:value="0.0599636" calcext:value-type="float">
            <text:p>0.0599636</text:p>
          </table:table-cell>
          <table:table-cell office:value-type="float" office:value="0.0642865" calcext:value-type="float">
            <text:p>0.0642865</text:p>
          </table:table-cell>
          <table:table-cell office:value-type="float" office:value="0.0685459" calcext:value-type="float">
            <text:p>0.0685459</text:p>
          </table:table-cell>
          <table:table-cell office:value-type="float" office:value="0.0727377" calcext:value-type="float">
            <text:p>0.0727377</text:p>
          </table:table-cell>
          <table:table-cell office:value-type="float" office:value="0.0768577" calcext:value-type="float">
            <text:p>0.0768577</text:p>
          </table:table-cell>
          <table:table-cell office:value-type="float" office:value="0.0809018" calcext:value-type="float">
            <text:p>0.0809018</text:p>
          </table:table-cell>
          <table:table-cell office:value-type="float" office:value="0.0848661" calcext:value-type="float">
            <text:p>0.0848661</text:p>
          </table:table-cell>
          <table:table-cell office:value-type="float" office:value="0.0887467" calcext:value-type="float">
            <text:p>0.0887467</text:p>
          </table:table-cell>
          <table:table-cell office:value-type="float" office:value="0.0925397" calcext:value-type="float">
            <text:p>0.0925397</text:p>
          </table:table-cell>
          <table:table-cell office:value-type="float" office:value="0.0962413" calcext:value-type="float">
            <text:p>0.0962413</text:p>
          </table:table-cell>
          <table:table-cell office:value-type="float" office:value="0.099848" calcext:value-type="float">
            <text:p>0.099848</text:p>
          </table:table-cell>
          <table:table-cell office:value-type="float" office:value="0.103356" calcext:value-type="float">
            <text:p>0.103356</text:p>
          </table:table-cell>
          <table:table-cell office:value-type="float" office:value="0.106762" calcext:value-type="float">
            <text:p>0.106762</text:p>
          </table:table-cell>
          <table:table-cell office:value-type="float" office:value="0.110063" calcext:value-type="float">
            <text:p>0.110063</text:p>
          </table:table-cell>
          <table:table-cell office:value-type="float" office:value="0.113255" calcext:value-type="float">
            <text:p>0.113255</text:p>
          </table:table-cell>
          <table:table-cell office:value-type="float" office:value="0.116336" calcext:value-type="float">
            <text:p>0.116336</text:p>
          </table:table-cell>
          <table:table-cell office:value-type="float" office:value="0.119301" calcext:value-type="float">
            <text:p>0.119301</text:p>
          </table:table-cell>
          <table:table-cell office:value-type="float" office:value="0.122149" calcext:value-type="float">
            <text:p>0.122149</text:p>
          </table:table-cell>
          <table:table-cell office:value-type="float" office:value="0.124876" calcext:value-type="float">
            <text:p>0.124876</text:p>
          </table:table-cell>
          <table:table-cell office:value-type="float" office:value="0.12748" calcext:value-type="float">
            <text:p>0.12748</text:p>
          </table:table-cell>
          <table:table-cell office:value-type="float" office:value="0.129959" calcext:value-type="float">
            <text:p>0.129959</text:p>
          </table:table-cell>
          <table:table-cell office:value-type="float" office:value="0.132309" calcext:value-type="float">
            <text:p>0.132309</text:p>
          </table:table-cell>
          <table:table-cell office:value-type="float" office:value="0.134528" calcext:value-type="float">
            <text:p>0.134528</text:p>
          </table:table-cell>
          <table:table-cell office:value-type="float" office:value="0.136615" calcext:value-type="float">
            <text:p>0.136615</text:p>
          </table:table-cell>
          <table:table-cell office:value-type="float" office:value="0.138567" calcext:value-type="float">
            <text:p>0.138567</text:p>
          </table:table-cell>
          <table:table-cell office:value-type="float" office:value="0.140382" calcext:value-type="float">
            <text:p>0.140382</text:p>
          </table:table-cell>
          <table:table-cell office:value-type="float" office:value="0.142058" calcext:value-type="float">
            <text:p>0.142058</text:p>
          </table:table-cell>
          <table:table-cell office:value-type="float" office:value="0.143595" calcext:value-type="float">
            <text:p>0.143595</text:p>
          </table:table-cell>
          <table:table-cell office:value-type="float" office:value="0.144989" calcext:value-type="float">
            <text:p>0.144989</text:p>
          </table:table-cell>
          <table:table-cell office:value-type="float" office:value="0.146241" calcext:value-type="float">
            <text:p>0.146241</text:p>
          </table:table-cell>
          <table:table-cell office:value-type="float" office:value="0.147348" calcext:value-type="float">
            <text:p>0.147348</text:p>
          </table:table-cell>
          <table:table-cell office:value-type="float" office:value="0.14831" calcext:value-type="float">
            <text:p>0.14831</text:p>
          </table:table-cell>
          <table:table-cell office:value-type="float" office:value="0.149125" calcext:value-type="float">
            <text:p>0.149125</text:p>
          </table:table-cell>
          <table:table-cell office:value-type="float" office:value="0.149794" calcext:value-type="float">
            <text:p>0.149794</text:p>
          </table:table-cell>
          <table:table-cell office:value-type="float" office:value="0.150314" calcext:value-type="float">
            <text:p>0.150314</text:p>
          </table:table-cell>
          <table:table-cell office:value-type="float" office:value="0.150686" calcext:value-type="float">
            <text:p>0.150686</text:p>
          </table:table-cell>
          <table:table-cell office:value-type="float" office:value="0.15091" calcext:value-type="float">
            <text:p>0.15091</text:p>
          </table:table-cell>
          <table:table-cell office:value-type="float" office:value="0.150984" calcext:value-type="float">
            <text:p>0.150984</text:p>
          </table:table-cell>
          <table:table-cell/>
        </table:table-row>
        <table:table-row table:style-name="ro1">
          <table:table-cell office:value-type="float" office:value="0.629723" calcext:value-type="float">
            <text:p>0.629723</text:p>
          </table:table-cell>
          <table:table-cell office:value-type="float" office:value="-0.163071" calcext:value-type="float">
            <text:p>-0.163071</text:p>
          </table:table-cell>
          <table:table-cell office:value-type="float" office:value="-0.16299" calcext:value-type="float">
            <text:p>-0.16299</text:p>
          </table:table-cell>
          <table:table-cell office:value-type="float" office:value="-0.162749" calcext:value-type="float">
            <text:p>-0.162749</text:p>
          </table:table-cell>
          <table:table-cell office:value-type="float" office:value="-0.162347" calcext:value-type="float">
            <text:p>-0.162347</text:p>
          </table:table-cell>
          <table:table-cell office:value-type="float" office:value="-0.161784" calcext:value-type="float">
            <text:p>-0.161784</text:p>
          </table:table-cell>
          <table:table-cell office:value-type="float" office:value="-0.161063" calcext:value-type="float">
            <text:p>-0.161063</text:p>
          </table:table-cell>
          <table:table-cell office:value-type="float" office:value="-0.160182" calcext:value-type="float">
            <text:p>-0.160182</text:p>
          </table:table-cell>
          <table:table-cell office:value-type="float" office:value="-0.159143" calcext:value-type="float">
            <text:p>-0.159143</text:p>
          </table:table-cell>
          <table:table-cell office:value-type="float" office:value="-0.157947" calcext:value-type="float">
            <text:p>-0.157947</text:p>
          </table:table-cell>
          <table:table-cell office:value-type="float" office:value="-0.156595" calcext:value-type="float">
            <text:p>-0.156595</text:p>
          </table:table-cell>
          <table:table-cell office:value-type="float" office:value="-0.155089" calcext:value-type="float">
            <text:p>-0.155089</text:p>
          </table:table-cell>
          <table:table-cell office:value-type="float" office:value="-0.15343" calcext:value-type="float">
            <text:p>-0.15343</text:p>
          </table:table-cell>
          <table:table-cell office:value-type="float" office:value="-0.151619" calcext:value-type="float">
            <text:p>-0.151619</text:p>
          </table:table-cell>
          <table:table-cell office:value-type="float" office:value="-0.149659" calcext:value-type="float">
            <text:p>-0.149659</text:p>
          </table:table-cell>
          <table:table-cell office:value-type="float" office:value="-0.147551" calcext:value-type="float">
            <text:p>-0.147551</text:p>
          </table:table-cell>
          <table:table-cell office:value-type="float" office:value="-0.145297" calcext:value-type="float">
            <text:p>-0.145297</text:p>
          </table:table-cell>
          <table:table-cell office:value-type="float" office:value="-0.1429" calcext:value-type="float">
            <text:p>-0.1429</text:p>
          </table:table-cell>
          <table:table-cell office:value-type="float" office:value="-0.140362" calcext:value-type="float">
            <text:p>-0.140362</text:p>
          </table:table-cell>
          <table:table-cell office:value-type="float" office:value="-0.137685" calcext:value-type="float">
            <text:p>-0.137685</text:p>
          </table:table-cell>
          <table:table-cell office:value-type="float" office:value="-0.134873" calcext:value-type="float">
            <text:p>-0.134873</text:p>
          </table:table-cell>
          <table:table-cell office:value-type="float" office:value="-0.131927" calcext:value-type="float">
            <text:p>-0.131927</text:p>
          </table:table-cell>
          <table:table-cell office:value-type="float" office:value="-0.128851" calcext:value-type="float">
            <text:p>-0.128851</text:p>
          </table:table-cell>
          <table:table-cell office:value-type="float" office:value="-0.125648" calcext:value-type="float">
            <text:p>-0.125648</text:p>
          </table:table-cell>
          <table:table-cell office:value-type="float" office:value="-0.122321" calcext:value-type="float">
            <text:p>-0.122321</text:p>
          </table:table-cell>
          <table:table-cell office:value-type="float" office:value="-0.118874" calcext:value-type="float">
            <text:p>-0.118874</text:p>
          </table:table-cell>
          <table:table-cell office:value-type="float" office:value="-0.115308" calcext:value-type="float">
            <text:p>-0.115308</text:p>
          </table:table-cell>
          <table:table-cell office:value-type="float" office:value="-0.11163" calcext:value-type="float">
            <text:p>-0.11163</text:p>
          </table:table-cell>
          <table:table-cell office:value-type="float" office:value="-0.107841" calcext:value-type="float">
            <text:p>-0.107841</text:p>
          </table:table-cell>
          <table:table-cell office:value-type="float" office:value="-0.103945" calcext:value-type="float">
            <text:p>-0.103945</text:p>
          </table:table-cell>
          <table:table-cell office:value-type="float" office:value="-0.0999474" calcext:value-type="float">
            <text:p>-0.0999474</text:p>
          </table:table-cell>
          <table:table-cell office:value-type="float" office:value="-0.0958508" calcext:value-type="float">
            <text:p>-0.0958508</text:p>
          </table:table-cell>
          <table:table-cell office:value-type="float" office:value="-0.0916596" calcext:value-type="float">
            <text:p>-0.0916596</text:p>
          </table:table-cell>
          <table:table-cell office:value-type="float" office:value="-0.0873779" calcext:value-type="float">
            <text:p>-0.0873779</text:p>
          </table:table-cell>
          <table:table-cell office:value-type="float" office:value="-0.0830101" calcext:value-type="float">
            <text:p>-0.0830101</text:p>
          </table:table-cell>
          <table:table-cell office:value-type="float" office:value="-0.0785602" calcext:value-type="float">
            <text:p>-0.0785602</text:p>
          </table:table-cell>
          <table:table-cell office:value-type="float" office:value="-0.0740329" calcext:value-type="float">
            <text:p>-0.0740329</text:p>
          </table:table-cell>
          <table:table-cell office:value-type="float" office:value="-0.0694325" calcext:value-type="float">
            <text:p>-0.0694325</text:p>
          </table:table-cell>
          <table:table-cell office:value-type="float" office:value="-0.0647636" calcext:value-type="float">
            <text:p>-0.0647636</text:p>
          </table:table-cell>
          <table:table-cell office:value-type="float" office:value="-0.0600307" calcext:value-type="float">
            <text:p>-0.0600307</text:p>
          </table:table-cell>
          <table:table-cell office:value-type="float" office:value="-0.0552386" calcext:value-type="float">
            <text:p>-0.0552386</text:p>
          </table:table-cell>
          <table:table-cell office:value-type="float" office:value="-0.050392" calcext:value-type="float">
            <text:p>-0.050392</text:p>
          </table:table-cell>
          <table:table-cell office:value-type="float" office:value="-0.0454956" calcext:value-type="float">
            <text:p>-0.0454956</text:p>
          </table:table-cell>
          <table:table-cell office:value-type="float" office:value="-0.0405543" calcext:value-type="float">
            <text:p>-0.0405543</text:p>
          </table:table-cell>
          <table:table-cell office:value-type="float" office:value="-0.035573" calcext:value-type="float">
            <text:p>-0.035573</text:p>
          </table:table-cell>
          <table:table-cell office:value-type="float" office:value="-0.0305566" calcext:value-type="float">
            <text:p>-0.0305566</text:p>
          </table:table-cell>
          <table:table-cell office:value-type="float" office:value="-0.02551" calcext:value-type="float">
            <text:p>-0.02551</text:p>
          </table:table-cell>
          <table:table-cell office:value-type="float" office:value="-0.0204383" calcext:value-type="float">
            <text:p>-0.0204383</text:p>
          </table:table-cell>
          <table:table-cell office:value-type="float" office:value="-0.0153464" calcext:value-type="float">
            <text:p>-0.0153464</text:p>
          </table:table-cell>
          <table:table-cell office:value-type="float" office:value="-0.0102394" calcext:value-type="float">
            <text:p>-0.0102394</text:p>
          </table:table-cell>
          <table:table-cell office:value-type="float" office:value="-0.0051222" calcext:value-type="float">
            <text:p>-0.0051222</text:p>
          </table:table-cell>
          <table:table-cell office:value-type="float" office:value="2.13078E-016" calcext:value-type="float">
            <text:p>2.13078E-16</text:p>
          </table:table-cell>
          <table:table-cell office:value-type="float" office:value="0.0051222" calcext:value-type="float">
            <text:p>0.0051222</text:p>
          </table:table-cell>
          <table:table-cell office:value-type="float" office:value="0.0102394" calcext:value-type="float">
            <text:p>0.0102394</text:p>
          </table:table-cell>
          <table:table-cell office:value-type="float" office:value="0.0153464" calcext:value-type="float">
            <text:p>0.0153464</text:p>
          </table:table-cell>
          <table:table-cell office:value-type="float" office:value="0.0204383" calcext:value-type="float">
            <text:p>0.0204383</text:p>
          </table:table-cell>
          <table:table-cell office:value-type="float" office:value="0.02551" calcext:value-type="float">
            <text:p>0.02551</text:p>
          </table:table-cell>
          <table:table-cell office:value-type="float" office:value="0.0305566" calcext:value-type="float">
            <text:p>0.0305566</text:p>
          </table:table-cell>
          <table:table-cell office:value-type="float" office:value="0.035573" calcext:value-type="float">
            <text:p>0.035573</text:p>
          </table:table-cell>
          <table:table-cell office:value-type="float" office:value="0.0405543" calcext:value-type="float">
            <text:p>0.0405543</text:p>
          </table:table-cell>
          <table:table-cell office:value-type="float" office:value="0.0454956" calcext:value-type="float">
            <text:p>0.0454956</text:p>
          </table:table-cell>
          <table:table-cell office:value-type="float" office:value="0.050392" calcext:value-type="float">
            <text:p>0.050392</text:p>
          </table:table-cell>
          <table:table-cell office:value-type="float" office:value="0.0552386" calcext:value-type="float">
            <text:p>0.0552386</text:p>
          </table:table-cell>
          <table:table-cell office:value-type="float" office:value="0.0600307" calcext:value-type="float">
            <text:p>0.0600307</text:p>
          </table:table-cell>
          <table:table-cell office:value-type="float" office:value="0.0647636" calcext:value-type="float">
            <text:p>0.0647636</text:p>
          </table:table-cell>
          <table:table-cell office:value-type="float" office:value="0.0694325" calcext:value-type="float">
            <text:p>0.0694325</text:p>
          </table:table-cell>
          <table:table-cell office:value-type="float" office:value="0.0740329" calcext:value-type="float">
            <text:p>0.0740329</text:p>
          </table:table-cell>
          <table:table-cell office:value-type="float" office:value="0.0785602" calcext:value-type="float">
            <text:p>0.0785602</text:p>
          </table:table-cell>
          <table:table-cell office:value-type="float" office:value="0.0830101" calcext:value-type="float">
            <text:p>0.0830101</text:p>
          </table:table-cell>
          <table:table-cell office:value-type="float" office:value="0.0873779" calcext:value-type="float">
            <text:p>0.0873779</text:p>
          </table:table-cell>
          <table:table-cell office:value-type="float" office:value="0.0916596" calcext:value-type="float">
            <text:p>0.0916596</text:p>
          </table:table-cell>
          <table:table-cell office:value-type="float" office:value="0.0958508" calcext:value-type="float">
            <text:p>0.0958508</text:p>
          </table:table-cell>
          <table:table-cell office:value-type="float" office:value="0.0999474" calcext:value-type="float">
            <text:p>0.0999474</text:p>
          </table:table-cell>
          <table:table-cell office:value-type="float" office:value="0.103945" calcext:value-type="float">
            <text:p>0.103945</text:p>
          </table:table-cell>
          <table:table-cell office:value-type="float" office:value="0.107841" calcext:value-type="float">
            <text:p>0.107841</text:p>
          </table:table-cell>
          <table:table-cell office:value-type="float" office:value="0.11163" calcext:value-type="float">
            <text:p>0.11163</text:p>
          </table:table-cell>
          <table:table-cell office:value-type="float" office:value="0.115308" calcext:value-type="float">
            <text:p>0.115308</text:p>
          </table:table-cell>
          <table:table-cell office:value-type="float" office:value="0.118874" calcext:value-type="float">
            <text:p>0.118874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0.125648" calcext:value-type="float">
            <text:p>0.125648</text:p>
          </table:table-cell>
          <table:table-cell office:value-type="float" office:value="0.128851" calcext:value-type="float">
            <text:p>0.128851</text:p>
          </table:table-cell>
          <table:table-cell office:value-type="float" office:value="0.131927" calcext:value-type="float">
            <text:p>0.131927</text:p>
          </table:table-cell>
          <table:table-cell office:value-type="float" office:value="0.134873" calcext:value-type="float">
            <text:p>0.134873</text:p>
          </table:table-cell>
          <table:table-cell office:value-type="float" office:value="0.137685" calcext:value-type="float">
            <text:p>0.137685</text:p>
          </table:table-cell>
          <table:table-cell office:value-type="float" office:value="0.140362" calcext:value-type="float">
            <text:p>0.140362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45297" calcext:value-type="float">
            <text:p>0.145297</text:p>
          </table:table-cell>
          <table:table-cell office:value-type="float" office:value="0.147551" calcext:value-type="float">
            <text:p>0.147551</text:p>
          </table:table-cell>
          <table:table-cell office:value-type="float" office:value="0.149659" calcext:value-type="float">
            <text:p>0.149659</text:p>
          </table:table-cell>
          <table:table-cell office:value-type="float" office:value="0.151619" calcext:value-type="float">
            <text:p>0.151619</text:p>
          </table:table-cell>
          <table:table-cell office:value-type="float" office:value="0.15343" calcext:value-type="float">
            <text:p>0.15343</text:p>
          </table:table-cell>
          <table:table-cell office:value-type="float" office:value="0.155089" calcext:value-type="float">
            <text:p>0.155089</text:p>
          </table:table-cell>
          <table:table-cell office:value-type="float" office:value="0.156595" calcext:value-type="float">
            <text:p>0.156595</text:p>
          </table:table-cell>
          <table:table-cell office:value-type="float" office:value="0.157947" calcext:value-type="float">
            <text:p>0.157947</text:p>
          </table:table-cell>
          <table:table-cell office:value-type="float" office:value="0.159143" calcext:value-type="float">
            <text:p>0.159143</text:p>
          </table:table-cell>
          <table:table-cell office:value-type="float" office:value="0.160182" calcext:value-type="float">
            <text:p>0.160182</text:p>
          </table:table-cell>
          <table:table-cell office:value-type="float" office:value="0.161063" calcext:value-type="float">
            <text:p>0.161063</text:p>
          </table:table-cell>
          <table:table-cell office:value-type="float" office:value="0.161784" calcext:value-type="float">
            <text:p>0.161784</text:p>
          </table:table-cell>
          <table:table-cell office:value-type="float" office:value="0.162347" calcext:value-type="float">
            <text:p>0.162347</text:p>
          </table:table-cell>
          <table:table-cell office:value-type="float" office:value="0.162749" calcext:value-type="float">
            <text:p>0.162749</text:p>
          </table:table-cell>
          <table:table-cell office:value-type="float" office:value="0.16299" calcext:value-type="float">
            <text:p>0.16299</text:p>
          </table:table-cell>
          <table:table-cell office:value-type="float" office:value="0.163071" calcext:value-type="float">
            <text:p>0.163071</text:p>
          </table:table-cell>
          <table:table-cell/>
        </table:table-row>
        <table:table-row table:style-name="ro1">
          <table:table-cell office:value-type="float" office:value="0.637496" calcext:value-type="float">
            <text:p>0.637496</text:p>
          </table:table-cell>
          <table:table-cell office:value-type="float" office:value="-0.179706" calcext:value-type="float">
            <text:p>-0.179706</text:p>
          </table:table-cell>
          <table:table-cell office:value-type="float" office:value="-0.179617" calcext:value-type="float">
            <text:p>-0.179617</text:p>
          </table:table-cell>
          <table:table-cell office:value-type="float" office:value="-0.179351" calcext:value-type="float">
            <text:p>-0.179351</text:p>
          </table:table-cell>
          <table:table-cell office:value-type="float" office:value="-0.178908" calcext:value-type="float">
            <text:p>-0.178908</text:p>
          </table:table-cell>
          <table:table-cell office:value-type="float" office:value="-0.178289" calcext:value-type="float">
            <text:p>-0.178289</text:p>
          </table:table-cell>
          <table:table-cell office:value-type="float" office:value="-0.177493" calcext:value-type="float">
            <text:p>-0.177493</text:p>
          </table:table-cell>
          <table:table-cell office:value-type="float" office:value="-0.176523" calcext:value-type="float">
            <text:p>-0.176523</text:p>
          </table:table-cell>
          <table:table-cell office:value-type="float" office:value="-0.175378" calcext:value-type="float">
            <text:p>-0.175378</text:p>
          </table:table-cell>
          <table:table-cell office:value-type="float" office:value="-0.17406" calcext:value-type="float">
            <text:p>-0.17406</text:p>
          </table:table-cell>
          <table:table-cell office:value-type="float" office:value="-0.17257" calcext:value-type="float">
            <text:p>-0.17257</text:p>
          </table:table-cell>
          <table:table-cell office:value-type="float" office:value="-0.170911" calcext:value-type="float">
            <text:p>-0.170911</text:p>
          </table:table-cell>
          <table:table-cell office:value-type="float" office:value="-0.169082" calcext:value-type="float">
            <text:p>-0.169082</text:p>
          </table:table-cell>
          <table:table-cell office:value-type="float" office:value="-0.167086" calcext:value-type="float">
            <text:p>-0.167086</text:p>
          </table:table-cell>
          <table:table-cell office:value-type="float" office:value="-0.164926" calcext:value-type="float">
            <text:p>-0.164926</text:p>
          </table:table-cell>
          <table:table-cell office:value-type="float" office:value="-0.162603" calcext:value-type="float">
            <text:p>-0.162603</text:p>
          </table:table-cell>
          <table:table-cell office:value-type="float" office:value="-0.160119" calcext:value-type="float">
            <text:p>-0.160119</text:p>
          </table:table-cell>
          <table:table-cell office:value-type="float" office:value="-0.157478" calcext:value-type="float">
            <text:p>-0.157478</text:p>
          </table:table-cell>
          <table:table-cell office:value-type="float" office:value="-0.154681" calcext:value-type="float">
            <text:p>-0.154681</text:p>
          </table:table-cell>
          <table:table-cell office:value-type="float" office:value="-0.151731" calcext:value-type="float">
            <text:p>-0.151731</text:p>
          </table:table-cell>
          <table:table-cell office:value-type="float" office:value="-0.148631" calcext:value-type="float">
            <text:p>-0.148631</text:p>
          </table:table-cell>
          <table:table-cell office:value-type="float" office:value="-0.145385" calcext:value-type="float">
            <text:p>-0.145385</text:p>
          </table:table-cell>
          <table:table-cell office:value-type="float" office:value="-0.141996" calcext:value-type="float">
            <text:p>-0.141996</text:p>
          </table:table-cell>
          <table:table-cell office:value-type="float" office:value="-0.138466" calcext:value-type="float">
            <text:p>-0.138466</text:p>
          </table:table-cell>
          <table:table-cell office:value-type="float" office:value="-0.1348" calcext:value-type="float">
            <text:p>-0.1348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127072" calcext:value-type="float">
            <text:p>-0.127072</text:p>
          </table:table-cell>
          <table:table-cell office:value-type="float" office:value="-0.123018" calcext:value-type="float">
            <text:p>-0.123018</text:p>
          </table:table-cell>
          <table:table-cell office:value-type="float" office:value="-0.118842" calcext:value-type="float">
            <text:p>-0.118842</text:p>
          </table:table-cell>
          <table:table-cell office:value-type="float" office:value="-0.114549" calcext:value-type="float">
            <text:p>-0.114549</text:p>
          </table:table-cell>
          <table:table-cell office:value-type="float" office:value="-0.110143" calcext:value-type="float">
            <text:p>-0.110143</text:p>
          </table:table-cell>
          <table:table-cell office:value-type="float" office:value="-0.105629" calcext:value-type="float">
            <text:p>-0.105629</text:p>
          </table:table-cell>
          <table:table-cell office:value-type="float" office:value="-0.10101" calcext:value-type="float">
            <text:p>-0.10101</text:p>
          </table:table-cell>
          <table:table-cell office:value-type="float" office:value="-0.0962917" calcext:value-type="float">
            <text:p>-0.0962917</text:p>
          </table:table-cell>
          <table:table-cell office:value-type="float" office:value="-0.0914783" calcext:value-type="float">
            <text:p>-0.0914783</text:p>
          </table:table-cell>
          <table:table-cell office:value-type="float" office:value="-0.0865745" calcext:value-type="float">
            <text:p>-0.0865745</text:p>
          </table:table-cell>
          <table:table-cell office:value-type="float" office:value="-0.0815853" calcext:value-type="float">
            <text:p>-0.0815853</text:p>
          </table:table-cell>
          <table:table-cell office:value-type="float" office:value="-0.0765156" calcext:value-type="float">
            <text:p>-0.0765156</text:p>
          </table:table-cell>
          <table:table-cell office:value-type="float" office:value="-0.0713704" calcext:value-type="float">
            <text:p>-0.0713704</text:p>
          </table:table-cell>
          <table:table-cell office:value-type="float" office:value="-0.0661547" calcext:value-type="float">
            <text:p>-0.0661547</text:p>
          </table:table-cell>
          <table:table-cell office:value-type="float" office:value="-0.0608737" calcext:value-type="float">
            <text:p>-0.0608737</text:p>
          </table:table-cell>
          <table:table-cell office:value-type="float" office:value="-0.0555326" calcext:value-type="float">
            <text:p>-0.0555326</text:p>
          </table:table-cell>
          <table:table-cell office:value-type="float" office:value="-0.0501367" calcext:value-type="float">
            <text:p>-0.0501367</text:p>
          </table:table-cell>
          <table:table-cell office:value-type="float" office:value="-0.0446914" calcext:value-type="float">
            <text:p>-0.0446914</text:p>
          </table:table-cell>
          <table:table-cell office:value-type="float" office:value="-0.0392019" calcext:value-type="float">
            <text:p>-0.0392019</text:p>
          </table:table-cell>
          <table:table-cell office:value-type="float" office:value="-0.0336738" calcext:value-type="float">
            <text:p>-0.0336738</text:p>
          </table:table-cell>
          <table:table-cell office:value-type="float" office:value="-0.0281124" calcext:value-type="float">
            <text:p>-0.0281124</text:p>
          </table:table-cell>
          <table:table-cell office:value-type="float" office:value="-0.0225233" calcext:value-type="float">
            <text:p>-0.0225233</text:p>
          </table:table-cell>
          <table:table-cell office:value-type="float" office:value="-0.016912" calcext:value-type="float">
            <text:p>-0.016912</text:p>
          </table:table-cell>
          <table:table-cell office:value-type="float" office:value="-0.0112839" calcext:value-type="float">
            <text:p>-0.0112839</text:p>
          </table:table-cell>
          <table:table-cell office:value-type="float" office:value="-0.00564473" calcext:value-type="float">
            <text:p>-0.00564473</text:p>
          </table:table-cell>
          <table:table-cell office:value-type="float" office:value="5.85851E-016" calcext:value-type="float">
            <text:p>5.85851E-16</text:p>
          </table:table-cell>
          <table:table-cell office:value-type="float" office:value="0.00564473" calcext:value-type="float">
            <text:p>0.00564473</text:p>
          </table:table-cell>
          <table:table-cell office:value-type="float" office:value="0.0112839" calcext:value-type="float">
            <text:p>0.0112839</text:p>
          </table:table-cell>
          <table:table-cell office:value-type="float" office:value="0.016912" calcext:value-type="float">
            <text:p>0.016912</text:p>
          </table:table-cell>
          <table:table-cell office:value-type="float" office:value="0.0225233" calcext:value-type="float">
            <text:p>0.0225233</text:p>
          </table:table-cell>
          <table:table-cell office:value-type="float" office:value="0.0281124" calcext:value-type="float">
            <text:p>0.0281124</text:p>
          </table:table-cell>
          <table:table-cell office:value-type="float" office:value="0.0336738" calcext:value-type="float">
            <text:p>0.0336738</text:p>
          </table:table-cell>
          <table:table-cell office:value-type="float" office:value="0.0392019" calcext:value-type="float">
            <text:p>0.0392019</text:p>
          </table:table-cell>
          <table:table-cell office:value-type="float" office:value="0.0446914" calcext:value-type="float">
            <text:p>0.0446914</text:p>
          </table:table-cell>
          <table:table-cell office:value-type="float" office:value="0.0501367" calcext:value-type="float">
            <text:p>0.0501367</text:p>
          </table:table-cell>
          <table:table-cell office:value-type="float" office:value="0.0555326" calcext:value-type="float">
            <text:p>0.0555326</text:p>
          </table:table-cell>
          <table:table-cell office:value-type="float" office:value="0.0608737" calcext:value-type="float">
            <text:p>0.0608737</text:p>
          </table:table-cell>
          <table:table-cell office:value-type="float" office:value="0.0661547" calcext:value-type="float">
            <text:p>0.0661547</text:p>
          </table:table-cell>
          <table:table-cell office:value-type="float" office:value="0.0713704" calcext:value-type="float">
            <text:p>0.0713704</text:p>
          </table:table-cell>
          <table:table-cell office:value-type="float" office:value="0.0765156" calcext:value-type="float">
            <text:p>0.0765156</text:p>
          </table:table-cell>
          <table:table-cell office:value-type="float" office:value="0.0815853" calcext:value-type="float">
            <text:p>0.0815853</text:p>
          </table:table-cell>
          <table:table-cell office:value-type="float" office:value="0.0865745" calcext:value-type="float">
            <text:p>0.0865745</text:p>
          </table:table-cell>
          <table:table-cell office:value-type="float" office:value="0.0914783" calcext:value-type="float">
            <text:p>0.0914783</text:p>
          </table:table-cell>
          <table:table-cell office:value-type="float" office:value="0.0962917" calcext:value-type="float">
            <text:p>0.0962917</text:p>
          </table:table-cell>
          <table:table-cell office:value-type="float" office:value="0.10101" calcext:value-type="float">
            <text:p>0.10101</text:p>
          </table:table-cell>
          <table:table-cell office:value-type="float" office:value="0.105629" calcext:value-type="float">
            <text:p>0.105629</text:p>
          </table:table-cell>
          <table:table-cell office:value-type="float" office:value="0.110143" calcext:value-type="float">
            <text:p>0.110143</text:p>
          </table:table-cell>
          <table:table-cell office:value-type="float" office:value="0.114549" calcext:value-type="float">
            <text:p>0.114549</text:p>
          </table:table-cell>
          <table:table-cell office:value-type="float" office:value="0.118842" calcext:value-type="float">
            <text:p>0.118842</text:p>
          </table:table-cell>
          <table:table-cell office:value-type="float" office:value="0.123018" calcext:value-type="float">
            <text:p>0.123018</text:p>
          </table:table-cell>
          <table:table-cell office:value-type="float" office:value="0.127072" calcext:value-type="float">
            <text:p>0.12707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38466" calcext:value-type="float">
            <text:p>0.138466</text:p>
          </table:table-cell>
          <table:table-cell office:value-type="float" office:value="0.141996" calcext:value-type="float">
            <text:p>0.141996</text:p>
          </table:table-cell>
          <table:table-cell office:value-type="float" office:value="0.145385" calcext:value-type="float">
            <text:p>0.145385</text:p>
          </table:table-cell>
          <table:table-cell office:value-type="float" office:value="0.148631" calcext:value-type="float">
            <text:p>0.148631</text:p>
          </table:table-cell>
          <table:table-cell office:value-type="float" office:value="0.151731" calcext:value-type="float">
            <text:p>0.151731</text:p>
          </table:table-cell>
          <table:table-cell office:value-type="float" office:value="0.154681" calcext:value-type="float">
            <text:p>0.154681</text:p>
          </table:table-cell>
          <table:table-cell office:value-type="float" office:value="0.157478" calcext:value-type="float">
            <text:p>0.157478</text:p>
          </table:table-cell>
          <table:table-cell office:value-type="float" office:value="0.160119" calcext:value-type="float">
            <text:p>0.160119</text:p>
          </table:table-cell>
          <table:table-cell office:value-type="float" office:value="0.162603" calcext:value-type="float">
            <text:p>0.162603</text:p>
          </table:table-cell>
          <table:table-cell office:value-type="float" office:value="0.164926" calcext:value-type="float">
            <text:p>0.164926</text:p>
          </table:table-cell>
          <table:table-cell office:value-type="float" office:value="0.167086" calcext:value-type="float">
            <text:p>0.167086</text:p>
          </table:table-cell>
          <table:table-cell office:value-type="float" office:value="0.169082" calcext:value-type="float">
            <text:p>0.169082</text:p>
          </table:table-cell>
          <table:table-cell office:value-type="float" office:value="0.170911" calcext:value-type="float">
            <text:p>0.170911</text:p>
          </table:table-cell>
          <table:table-cell office:value-type="float" office:value="0.17257" calcext:value-type="float">
            <text:p>0.17257</text:p>
          </table:table-cell>
          <table:table-cell office:value-type="float" office:value="0.17406" calcext:value-type="float">
            <text:p>0.17406</text:p>
          </table:table-cell>
          <table:table-cell office:value-type="float" office:value="0.175378" calcext:value-type="float">
            <text:p>0.175378</text:p>
          </table:table-cell>
          <table:table-cell office:value-type="float" office:value="0.176523" calcext:value-type="float">
            <text:p>0.176523</text:p>
          </table:table-cell>
          <table:table-cell office:value-type="float" office:value="0.177493" calcext:value-type="float">
            <text:p>0.177493</text:p>
          </table:table-cell>
          <table:table-cell office:value-type="float" office:value="0.178289" calcext:value-type="float">
            <text:p>0.178289</text:p>
          </table:table-cell>
          <table:table-cell office:value-type="float" office:value="0.178908" calcext:value-type="float">
            <text:p>0.178908</text:p>
          </table:table-cell>
          <table:table-cell office:value-type="float" office:value="0.179351" calcext:value-type="float">
            <text:p>0.179351</text:p>
          </table:table-cell>
          <table:table-cell office:value-type="float" office:value="0.179617" calcext:value-type="float">
            <text:p>0.179617</text:p>
          </table:table-cell>
          <table:table-cell office:value-type="float" office:value="0.179706" calcext:value-type="float">
            <text:p>0.179706</text:p>
          </table:table-cell>
          <table:table-cell/>
        </table:table-row>
        <table:table-row table:style-name="ro1">
          <table:table-cell office:value-type="float" office:value="0.644074" calcext:value-type="float">
            <text:p>0.644074</text:p>
          </table:table-cell>
          <table:table-cell office:value-type="float" office:value="-0.1936" calcext:value-type="float">
            <text:p>-0.1936</text:p>
          </table:table-cell>
          <table:table-cell office:value-type="float" office:value="-0.193505" calcext:value-type="float">
            <text:p>-0.193505</text:p>
          </table:table-cell>
          <table:table-cell office:value-type="float" office:value="-0.193219" calcext:value-type="float">
            <text:p>-0.193219</text:p>
          </table:table-cell>
          <table:table-cell office:value-type="float" office:value="-0.192742" calcext:value-type="float">
            <text:p>-0.192742</text:p>
          </table:table-cell>
          <table:table-cell office:value-type="float" office:value="-0.192074" calcext:value-type="float">
            <text:p>-0.192074</text:p>
          </table:table-cell>
          <table:table-cell office:value-type="float" office:value="-0.191217" calcext:value-type="float">
            <text:p>-0.191217</text:p>
          </table:table-cell>
          <table:table-cell office:value-type="float" office:value="-0.190172" calcext:value-type="float">
            <text:p>-0.190172</text:p>
          </table:table-cell>
          <table:table-cell office:value-type="float" office:value="-0.188938" calcext:value-type="float">
            <text:p>-0.188938</text:p>
          </table:table-cell>
          <table:table-cell office:value-type="float" office:value="-0.187519" calcext:value-type="float">
            <text:p>-0.187519</text:p>
          </table:table-cell>
          <table:table-cell office:value-type="float" office:value="-0.185914" calcext:value-type="float">
            <text:p>-0.185914</text:p>
          </table:table-cell>
          <table:table-cell office:value-type="float" office:value="-0.184125" calcext:value-type="float">
            <text:p>-0.184125</text:p>
          </table:table-cell>
          <table:table-cell office:value-type="float" office:value="-0.182155" calcext:value-type="float">
            <text:p>-0.182155</text:p>
          </table:table-cell>
          <table:table-cell office:value-type="float" office:value="-0.180006" calcext:value-type="float">
            <text:p>-0.180006</text:p>
          </table:table-cell>
          <table:table-cell office:value-type="float" office:value="-0.177678" calcext:value-type="float">
            <text:p>-0.177678</text:p>
          </table:table-cell>
          <table:table-cell office:value-type="float" office:value="-0.175175" calcext:value-type="float">
            <text:p>-0.175175</text:p>
          </table:table-cell>
          <table:table-cell office:value-type="float" office:value="-0.1725" calcext:value-type="float">
            <text:p>-0.1725</text:p>
          </table:table-cell>
          <table:table-cell office:value-type="float" office:value="-0.169654" calcext:value-type="float">
            <text:p>-0.169654</text:p>
          </table:table-cell>
          <table:table-cell office:value-type="float" office:value="-0.166641" calcext:value-type="float">
            <text:p>-0.166641</text:p>
          </table:table-cell>
          <table:table-cell office:value-type="float" office:value="-0.163463" calcext:value-type="float">
            <text:p>-0.163463</text:p>
          </table:table-cell>
          <table:table-cell office:value-type="float" office:value="-0.160124" calcext:value-type="float">
            <text:p>-0.160124</text:p>
          </table:table-cell>
          <table:table-cell office:value-type="float" office:value="-0.156627" calcext:value-type="float">
            <text:p>-0.156627</text:p>
          </table:table-cell>
          <table:table-cell office:value-type="float" office:value="-0.152975" calcext:value-type="float">
            <text:p>-0.152975</text:p>
          </table:table-cell>
          <table:table-cell office:value-type="float" office:value="-0.149172" calcext:value-type="float">
            <text:p>-0.149172</text:p>
          </table:table-cell>
          <table:table-cell office:value-type="float" office:value="-0.145222" calcext:value-type="float">
            <text:p>-0.145222</text:p>
          </table:table-cell>
          <table:table-cell office:value-type="float" office:value="-0.141129" calcext:value-type="float">
            <text:p>-0.141129</text:p>
          </table:table-cell>
          <table:table-cell office:value-type="float" office:value="-0.136897" calcext:value-type="float">
            <text:p>-0.136897</text:p>
          </table:table-cell>
          <table:table-cell office:value-type="float" office:value="-0.132529" calcext:value-type="float">
            <text:p>-0.132529</text:p>
          </table:table-cell>
          <table:table-cell office:value-type="float" office:value="-0.128031" calcext:value-type="float">
            <text:p>-0.128031</text:p>
          </table:table-cell>
          <table:table-cell office:value-type="float" office:value="-0.123406" calcext:value-type="float">
            <text:p>-0.123406</text:p>
          </table:table-cell>
          <table:table-cell office:value-type="float" office:value="-0.11866" calcext:value-type="float">
            <text:p>-0.11866</text:p>
          </table:table-cell>
          <table:table-cell office:value-type="float" office:value="-0.113796" calcext:value-type="float">
            <text:p>-0.113796</text:p>
          </table:table-cell>
          <table:table-cell office:value-type="float" office:value="-0.10882" calcext:value-type="float">
            <text:p>-0.10882</text:p>
          </table:table-cell>
          <table:table-cell office:value-type="float" office:value="-0.103737" calcext:value-type="float">
            <text:p>-0.103737</text:p>
          </table:table-cell>
          <table:table-cell office:value-type="float" office:value="-0.0985514" calcext:value-type="float">
            <text:p>-0.0985514</text:p>
          </table:table-cell>
          <table:table-cell office:value-type="float" office:value="-0.0932685" calcext:value-type="float">
            <text:p>-0.0932685</text:p>
          </table:table-cell>
          <table:table-cell office:value-type="float" office:value="-0.0878935" calcext:value-type="float">
            <text:p>-0.0878935</text:p>
          </table:table-cell>
          <table:table-cell office:value-type="float" office:value="-0.0824318" calcext:value-type="float">
            <text:p>-0.0824318</text:p>
          </table:table-cell>
          <table:table-cell office:value-type="float" office:value="-0.0768887" calcext:value-type="float">
            <text:p>-0.0768887</text:p>
          </table:table-cell>
          <table:table-cell office:value-type="float" office:value="-0.0712697" calcext:value-type="float">
            <text:p>-0.0712697</text:p>
          </table:table-cell>
          <table:table-cell office:value-type="float" office:value="-0.0655804" calcext:value-type="float">
            <text:p>-0.0655804</text:p>
          </table:table-cell>
          <table:table-cell office:value-type="float" office:value="-0.0598264" calcext:value-type="float">
            <text:p>-0.0598264</text:p>
          </table:table-cell>
          <table:table-cell office:value-type="float" office:value="-0.0540133" calcext:value-type="float">
            <text:p>-0.0540133</text:p>
          </table:table-cell>
          <table:table-cell office:value-type="float" office:value="-0.0481469" calcext:value-type="float">
            <text:p>-0.0481469</text:p>
          </table:table-cell>
          <table:table-cell office:value-type="float" office:value="-0.042233" calcext:value-type="float">
            <text:p>-0.042233</text:p>
          </table:table-cell>
          <table:table-cell office:value-type="float" office:value="-0.0362774" calcext:value-type="float">
            <text:p>-0.0362774</text:p>
          </table:table-cell>
          <table:table-cell office:value-type="float" office:value="-0.0302861" calcext:value-type="float">
            <text:p>-0.0302861</text:p>
          </table:table-cell>
          <table:table-cell office:value-type="float" office:value="-0.0242648" calcext:value-type="float">
            <text:p>-0.0242648</text:p>
          </table:table-cell>
          <table:table-cell office:value-type="float" office:value="-0.0182196" calcext:value-type="float">
            <text:p>-0.0182196</text:p>
          </table:table-cell>
          <table:table-cell office:value-type="float" office:value="-0.0121564" calcext:value-type="float">
            <text:p>-0.0121564</text:p>
          </table:table-cell>
          <table:table-cell office:value-type="float" office:value="-0.00608119" calcext:value-type="float">
            <text:p>-0.00608119</text:p>
          </table:table-cell>
          <table:table-cell office:value-type="float" office:value="5.00103E-016" calcext:value-type="float">
            <text:p>5.00103E-16</text:p>
          </table:table-cell>
          <table:table-cell office:value-type="float" office:value="0.00608119" calcext:value-type="float">
            <text:p>0.00608119</text:p>
          </table:table-cell>
          <table:table-cell office:value-type="float" office:value="0.0121564" calcext:value-type="float">
            <text:p>0.0121564</text:p>
          </table:table-cell>
          <table:table-cell office:value-type="float" office:value="0.0182196" calcext:value-type="float">
            <text:p>0.0182196</text:p>
          </table:table-cell>
          <table:table-cell office:value-type="float" office:value="0.0242648" calcext:value-type="float">
            <text:p>0.0242648</text:p>
          </table:table-cell>
          <table:table-cell office:value-type="float" office:value="0.0302861" calcext:value-type="float">
            <text:p>0.0302861</text:p>
          </table:table-cell>
          <table:table-cell office:value-type="float" office:value="0.0362774" calcext:value-type="float">
            <text:p>0.0362774</text:p>
          </table:table-cell>
          <table:table-cell office:value-type="float" office:value="0.042233" calcext:value-type="float">
            <text:p>0.042233</text:p>
          </table:table-cell>
          <table:table-cell office:value-type="float" office:value="0.0481469" calcext:value-type="float">
            <text:p>0.0481469</text:p>
          </table:table-cell>
          <table:table-cell office:value-type="float" office:value="0.0540133" calcext:value-type="float">
            <text:p>0.0540133</text:p>
          </table:table-cell>
          <table:table-cell office:value-type="float" office:value="0.0598264" calcext:value-type="float">
            <text:p>0.0598264</text:p>
          </table:table-cell>
          <table:table-cell office:value-type="float" office:value="0.0655804" calcext:value-type="float">
            <text:p>0.0655804</text:p>
          </table:table-cell>
          <table:table-cell office:value-type="float" office:value="0.0712697" calcext:value-type="float">
            <text:p>0.0712697</text:p>
          </table:table-cell>
          <table:table-cell office:value-type="float" office:value="0.0768887" calcext:value-type="float">
            <text:p>0.0768887</text:p>
          </table:table-cell>
          <table:table-cell office:value-type="float" office:value="0.0824318" calcext:value-type="float">
            <text:p>0.0824318</text:p>
          </table:table-cell>
          <table:table-cell office:value-type="float" office:value="0.0878935" calcext:value-type="float">
            <text:p>0.0878935</text:p>
          </table:table-cell>
          <table:table-cell office:value-type="float" office:value="0.0932685" calcext:value-type="float">
            <text:p>0.0932685</text:p>
          </table:table-cell>
          <table:table-cell office:value-type="float" office:value="0.0985514" calcext:value-type="float">
            <text:p>0.0985514</text:p>
          </table:table-cell>
          <table:table-cell office:value-type="float" office:value="0.103737" calcext:value-type="float">
            <text:p>0.103737</text:p>
          </table:table-cell>
          <table:table-cell office:value-type="float" office:value="0.10882" calcext:value-type="float">
            <text:p>0.10882</text:p>
          </table:table-cell>
          <table:table-cell office:value-type="float" office:value="0.113796" calcext:value-type="float">
            <text:p>0.113796</text:p>
          </table:table-cell>
          <table:table-cell office:value-type="float" office:value="0.11866" calcext:value-type="float">
            <text:p>0.11866</text:p>
          </table:table-cell>
          <table:table-cell office:value-type="float" office:value="0.123406" calcext:value-type="float">
            <text:p>0.123406</text:p>
          </table:table-cell>
          <table:table-cell office:value-type="float" office:value="0.128031" calcext:value-type="float">
            <text:p>0.128031</text:p>
          </table:table-cell>
          <table:table-cell office:value-type="float" office:value="0.132529" calcext:value-type="float">
            <text:p>0.132529</text:p>
          </table:table-cell>
          <table:table-cell office:value-type="float" office:value="0.136897" calcext:value-type="float">
            <text:p>0.136897</text:p>
          </table:table-cell>
          <table:table-cell office:value-type="float" office:value="0.141129" calcext:value-type="float">
            <text:p>0.141129</text:p>
          </table:table-cell>
          <table:table-cell office:value-type="float" office:value="0.145222" calcext:value-type="float">
            <text:p>0.145222</text:p>
          </table:table-cell>
          <table:table-cell office:value-type="float" office:value="0.149172" calcext:value-type="float">
            <text:p>0.149172</text:p>
          </table:table-cell>
          <table:table-cell office:value-type="float" office:value="0.152975" calcext:value-type="float">
            <text:p>0.152975</text:p>
          </table:table-cell>
          <table:table-cell office:value-type="float" office:value="0.156627" calcext:value-type="float">
            <text:p>0.156627</text:p>
          </table:table-cell>
          <table:table-cell office:value-type="float" office:value="0.160124" calcext:value-type="float">
            <text:p>0.160124</text:p>
          </table:table-cell>
          <table:table-cell office:value-type="float" office:value="0.163463" calcext:value-type="float">
            <text:p>0.163463</text:p>
          </table:table-cell>
          <table:table-cell office:value-type="float" office:value="0.166641" calcext:value-type="float">
            <text:p>0.166641</text:p>
          </table:table-cell>
          <table:table-cell office:value-type="float" office:value="0.169654" calcext:value-type="float">
            <text:p>0.169654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175175" calcext:value-type="float">
            <text:p>0.175175</text:p>
          </table:table-cell>
          <table:table-cell office:value-type="float" office:value="0.177678" calcext:value-type="float">
            <text:p>0.177678</text:p>
          </table:table-cell>
          <table:table-cell office:value-type="float" office:value="0.180006" calcext:value-type="float">
            <text:p>0.180006</text:p>
          </table:table-cell>
          <table:table-cell office:value-type="float" office:value="0.182155" calcext:value-type="float">
            <text:p>0.182155</text:p>
          </table:table-cell>
          <table:table-cell office:value-type="float" office:value="0.184125" calcext:value-type="float">
            <text:p>0.184125</text:p>
          </table:table-cell>
          <table:table-cell office:value-type="float" office:value="0.185914" calcext:value-type="float">
            <text:p>0.185914</text:p>
          </table:table-cell>
          <table:table-cell office:value-type="float" office:value="0.187519" calcext:value-type="float">
            <text:p>0.187519</text:p>
          </table:table-cell>
          <table:table-cell office:value-type="float" office:value="0.188938" calcext:value-type="float">
            <text:p>0.188938</text:p>
          </table:table-cell>
          <table:table-cell office:value-type="float" office:value="0.190172" calcext:value-type="float">
            <text:p>0.190172</text:p>
          </table:table-cell>
          <table:table-cell office:value-type="float" office:value="0.191217" calcext:value-type="float">
            <text:p>0.191217</text:p>
          </table:table-cell>
          <table:table-cell office:value-type="float" office:value="0.192074" calcext:value-type="float">
            <text:p>0.192074</text:p>
          </table:table-cell>
          <table:table-cell office:value-type="float" office:value="0.192742" calcext:value-type="float">
            <text:p>0.192742</text:p>
          </table:table-cell>
          <table:table-cell office:value-type="float" office:value="0.193219" calcext:value-type="float">
            <text:p>0.193219</text:p>
          </table:table-cell>
          <table:table-cell office:value-type="float" office:value="0.193505" calcext:value-type="float">
            <text:p>0.193505</text:p>
          </table:table-cell>
          <table:table-cell office:value-type="float" office:value="0.1936" calcext:value-type="float">
            <text:p>0.1936</text:p>
          </table:table-cell>
          <table:table-cell/>
        </table:table-row>
        <table:table-row table:style-name="ro1">
          <table:table-cell office:value-type="float" office:value="0.651729" calcext:value-type="float">
            <text:p>0.651729</text:p>
          </table:table-cell>
          <table:table-cell office:value-type="float" office:value="-0.20955" calcext:value-type="float">
            <text:p>-0.20955</text:p>
          </table:table-cell>
          <table:table-cell office:value-type="float" office:value="-0.209447" calcext:value-type="float">
            <text:p>-0.209447</text:p>
          </table:table-cell>
          <table:table-cell office:value-type="float" office:value="-0.209137" calcext:value-type="float">
            <text:p>-0.209137</text:p>
          </table:table-cell>
          <table:table-cell office:value-type="float" office:value="-0.20862" calcext:value-type="float">
            <text:p>-0.20862</text:p>
          </table:table-cell>
          <table:table-cell office:value-type="float" office:value="-0.207898" calcext:value-type="float">
            <text:p>-0.207898</text:p>
          </table:table-cell>
          <table:table-cell office:value-type="float" office:value="-0.20697" calcext:value-type="float">
            <text:p>-0.20697</text:p>
          </table:table-cell>
          <table:table-cell office:value-type="float" office:value="-0.205839" calcext:value-type="float">
            <text:p>-0.205839</text:p>
          </table:table-cell>
          <table:table-cell office:value-type="float" office:value="-0.204504" calcext:value-type="float">
            <text:p>-0.204504</text:p>
          </table:table-cell>
          <table:table-cell office:value-type="float" office:value="-0.202967" calcext:value-type="float">
            <text:p>-0.202967</text:p>
          </table:table-cell>
          <table:table-cell office:value-type="float" office:value="-0.20123" calcext:value-type="float">
            <text:p>-0.20123</text:p>
          </table:table-cell>
          <table:table-cell office:value-type="float" office:value="-0.199294" calcext:value-type="float">
            <text:p>-0.199294</text:p>
          </table:table-cell>
          <table:table-cell office:value-type="float" office:value="-0.197162" calcext:value-type="float">
            <text:p>-0.197162</text:p>
          </table:table-cell>
          <table:table-cell office:value-type="float" office:value="-0.194835" calcext:value-type="float">
            <text:p>-0.194835</text:p>
          </table:table-cell>
          <table:table-cell office:value-type="float" office:value="-0.192316" calcext:value-type="float">
            <text:p>-0.192316</text:p>
          </table:table-cell>
          <table:table-cell office:value-type="float" office:value="-0.189607" calcext:value-type="float">
            <text:p>-0.189607</text:p>
          </table:table-cell>
          <table:table-cell office:value-type="float" office:value="-0.186711" calcext:value-type="float">
            <text:p>-0.186711</text:p>
          </table:table-cell>
          <table:table-cell office:value-type="float" office:value="-0.18363" calcext:value-type="float">
            <text:p>-0.18363</text:p>
          </table:table-cell>
          <table:table-cell office:value-type="float" office:value="-0.180369" calcext:value-type="float">
            <text:p>-0.180369</text:p>
          </table:table-cell>
          <table:table-cell office:value-type="float" office:value="-0.176929" calcext:value-type="float">
            <text:p>-0.176929</text:p>
          </table:table-cell>
          <table:table-cell office:value-type="float" office:value="-0.173315" calcext:value-type="float">
            <text:p>-0.173315</text:p>
          </table:table-cell>
          <table:table-cell office:value-type="float" office:value="-0.16953" calcext:value-type="float">
            <text:p>-0.16953</text:p>
          </table:table-cell>
          <table:table-cell office:value-type="float" office:value="-0.165577" calcext:value-type="float">
            <text:p>-0.165577</text:p>
          </table:table-cell>
          <table:table-cell office:value-type="float" office:value="-0.161462" calcext:value-type="float">
            <text:p>-0.161462</text:p>
          </table:table-cell>
          <table:table-cell office:value-type="float" office:value="-0.157186" calcext:value-type="float">
            <text:p>-0.157186</text:p>
          </table:table-cell>
          <table:table-cell office:value-type="float" office:value="-0.152756" calcext:value-type="float">
            <text:p>-0.152756</text:p>
          </table:table-cell>
          <table:table-cell office:value-type="float" office:value="-0.148175" calcext:value-type="float">
            <text:p>-0.148175</text:p>
          </table:table-cell>
          <table:table-cell office:value-type="float" office:value="-0.143447" calcext:value-type="float">
            <text:p>-0.143447</text:p>
          </table:table-cell>
          <table:table-cell office:value-type="float" office:value="-0.138578" calcext:value-type="float">
            <text:p>-0.138578</text:p>
          </table:table-cell>
          <table:table-cell office:value-type="float" office:value="-0.133573" calcext:value-type="float">
            <text:p>-0.133573</text:p>
          </table:table-cell>
          <table:table-cell office:value-type="float" office:value="-0.128435" calcext:value-type="float">
            <text:p>-0.128435</text:p>
          </table:table-cell>
          <table:table-cell office:value-type="float" office:value="-0.123171" calcext:value-type="float">
            <text:p>-0.123171</text:p>
          </table:table-cell>
          <table:table-cell office:value-type="float" office:value="-0.117785" calcext:value-type="float">
            <text:p>-0.117785</text:p>
          </table:table-cell>
          <table:table-cell office:value-type="float" office:value="-0.112283" calcext:value-type="float">
            <text:p>-0.112283</text:p>
          </table:table-cell>
          <table:table-cell office:value-type="float" office:value="-0.10667" calcext:value-type="float">
            <text:p>-0.10667</text:p>
          </table:table-cell>
          <table:table-cell office:value-type="float" office:value="-0.100952" calcext:value-type="float">
            <text:p>-0.100952</text:p>
          </table:table-cell>
          <table:table-cell office:value-type="float" office:value="-0.0951344" calcext:value-type="float">
            <text:p>-0.0951344</text:p>
          </table:table-cell>
          <table:table-cell office:value-type="float" office:value="-0.0892227" calcext:value-type="float">
            <text:p>-0.0892227</text:p>
          </table:table-cell>
          <table:table-cell office:value-type="float" office:value="-0.083223" calcext:value-type="float">
            <text:p>-0.083223</text:p>
          </table:table-cell>
          <table:table-cell office:value-type="float" office:value="-0.0771411" calcext:value-type="float">
            <text:p>-0.0771411</text:p>
          </table:table-cell>
          <table:table-cell office:value-type="float" office:value="-0.0709831" calcext:value-type="float">
            <text:p>-0.0709831</text:p>
          </table:table-cell>
          <table:table-cell office:value-type="float" office:value="-0.064755" calcext:value-type="float">
            <text:p>-0.064755</text:p>
          </table:table-cell>
          <table:table-cell office:value-type="float" office:value="-0.058463" calcext:value-type="float">
            <text:p>-0.058463</text:p>
          </table:table-cell>
          <table:table-cell office:value-type="float" office:value="-0.0521133" calcext:value-type="float">
            <text:p>-0.0521133</text:p>
          </table:table-cell>
          <table:table-cell office:value-type="float" office:value="-0.0457123" calcext:value-type="float">
            <text:p>-0.0457123</text:p>
          </table:table-cell>
          <table:table-cell office:value-type="float" office:value="-0.0392661" calcext:value-type="float">
            <text:p>-0.0392661</text:p>
          </table:table-cell>
          <table:table-cell office:value-type="float" office:value="-0.0327811" calcext:value-type="float">
            <text:p>-0.0327811</text:p>
          </table:table-cell>
          <table:table-cell office:value-type="float" office:value="-0.0262638" calcext:value-type="float">
            <text:p>-0.0262638</text:p>
          </table:table-cell>
          <table:table-cell office:value-type="float" office:value="-0.0197205" calcext:value-type="float">
            <text:p>-0.0197205</text:p>
          </table:table-cell>
          <table:table-cell office:value-type="float" office:value="-0.0131579" calcext:value-type="float">
            <text:p>-0.0131579</text:p>
          </table:table-cell>
          <table:table-cell office:value-type="float" office:value="-0.00658218" calcext:value-type="float">
            <text:p>-0.00658218</text:p>
          </table:table-cell>
          <table:table-cell office:value-type="float" office:value="2.29485E-016" calcext:value-type="float">
            <text:p>2.29485E-16</text:p>
          </table:table-cell>
          <table:table-cell office:value-type="float" office:value="0.00658218" calcext:value-type="float">
            <text:p>0.00658218</text:p>
          </table:table-cell>
          <table:table-cell office:value-type="float" office:value="0.0131579" calcext:value-type="float">
            <text:p>0.0131579</text:p>
          </table:table-cell>
          <table:table-cell office:value-type="float" office:value="0.0197205" calcext:value-type="float">
            <text:p>0.0197205</text:p>
          </table:table-cell>
          <table:table-cell office:value-type="float" office:value="0.0262638" calcext:value-type="float">
            <text:p>0.0262638</text:p>
          </table:table-cell>
          <table:table-cell office:value-type="float" office:value="0.0327811" calcext:value-type="float">
            <text:p>0.0327811</text:p>
          </table:table-cell>
          <table:table-cell office:value-type="float" office:value="0.0392661" calcext:value-type="float">
            <text:p>0.0392661</text:p>
          </table:table-cell>
          <table:table-cell office:value-type="float" office:value="0.0457123" calcext:value-type="float">
            <text:p>0.0457123</text:p>
          </table:table-cell>
          <table:table-cell office:value-type="float" office:value="0.0521133" calcext:value-type="float">
            <text:p>0.0521133</text:p>
          </table:table-cell>
          <table:table-cell office:value-type="float" office:value="0.058463" calcext:value-type="float">
            <text:p>0.058463</text:p>
          </table:table-cell>
          <table:table-cell office:value-type="float" office:value="0.064755" calcext:value-type="float">
            <text:p>0.064755</text:p>
          </table:table-cell>
          <table:table-cell office:value-type="float" office:value="0.0709831" calcext:value-type="float">
            <text:p>0.0709831</text:p>
          </table:table-cell>
          <table:table-cell office:value-type="float" office:value="0.0771411" calcext:value-type="float">
            <text:p>0.0771411</text:p>
          </table:table-cell>
          <table:table-cell office:value-type="float" office:value="0.083223" calcext:value-type="float">
            <text:p>0.083223</text:p>
          </table:table-cell>
          <table:table-cell office:value-type="float" office:value="0.0892227" calcext:value-type="float">
            <text:p>0.0892227</text:p>
          </table:table-cell>
          <table:table-cell office:value-type="float" office:value="0.0951344" calcext:value-type="float">
            <text:p>0.0951344</text:p>
          </table:table-cell>
          <table:table-cell office:value-type="float" office:value="0.100952" calcext:value-type="float">
            <text:p>0.100952</text:p>
          </table:table-cell>
          <table:table-cell office:value-type="float" office:value="0.10667" calcext:value-type="float">
            <text:p>0.10667</text:p>
          </table:table-cell>
          <table:table-cell office:value-type="float" office:value="0.112283" calcext:value-type="float">
            <text:p>0.112283</text:p>
          </table:table-cell>
          <table:table-cell office:value-type="float" office:value="0.117785" calcext:value-type="float">
            <text:p>0.117785</text:p>
          </table:table-cell>
          <table:table-cell office:value-type="float" office:value="0.123171" calcext:value-type="float">
            <text:p>0.123171</text:p>
          </table:table-cell>
          <table:table-cell office:value-type="float" office:value="0.128435" calcext:value-type="float">
            <text:p>0.128435</text:p>
          </table:table-cell>
          <table:table-cell office:value-type="float" office:value="0.133573" calcext:value-type="float">
            <text:p>0.133573</text:p>
          </table:table-cell>
          <table:table-cell office:value-type="float" office:value="0.138578" calcext:value-type="float">
            <text:p>0.138578</text:p>
          </table:table-cell>
          <table:table-cell office:value-type="float" office:value="0.143447" calcext:value-type="float">
            <text:p>0.143447</text:p>
          </table:table-cell>
          <table:table-cell office:value-type="float" office:value="0.148175" calcext:value-type="float">
            <text:p>0.148175</text:p>
          </table:table-cell>
          <table:table-cell office:value-type="float" office:value="0.152756" calcext:value-type="float">
            <text:p>0.152756</text:p>
          </table:table-cell>
          <table:table-cell office:value-type="float" office:value="0.157186" calcext:value-type="float">
            <text:p>0.157186</text:p>
          </table:table-cell>
          <table:table-cell office:value-type="float" office:value="0.161462" calcext:value-type="float">
            <text:p>0.161462</text:p>
          </table:table-cell>
          <table:table-cell office:value-type="float" office:value="0.165577" calcext:value-type="float">
            <text:p>0.165577</text:p>
          </table:table-cell>
          <table:table-cell office:value-type="float" office:value="0.16953" calcext:value-type="float">
            <text:p>0.16953</text:p>
          </table:table-cell>
          <table:table-cell office:value-type="float" office:value="0.173315" calcext:value-type="float">
            <text:p>0.173315</text:p>
          </table:table-cell>
          <table:table-cell office:value-type="float" office:value="0.176929" calcext:value-type="float">
            <text:p>0.176929</text:p>
          </table:table-cell>
          <table:table-cell office:value-type="float" office:value="0.180369" calcext:value-type="float">
            <text:p>0.180369</text:p>
          </table:table-cell>
          <table:table-cell office:value-type="float" office:value="0.18363" calcext:value-type="float">
            <text:p>0.18363</text:p>
          </table:table-cell>
          <table:table-cell office:value-type="float" office:value="0.186711" calcext:value-type="float">
            <text:p>0.186711</text:p>
          </table:table-cell>
          <table:table-cell office:value-type="float" office:value="0.189607" calcext:value-type="float">
            <text:p>0.189607</text:p>
          </table:table-cell>
          <table:table-cell office:value-type="float" office:value="0.192316" calcext:value-type="float">
            <text:p>0.192316</text:p>
          </table:table-cell>
          <table:table-cell office:value-type="float" office:value="0.194835" calcext:value-type="float">
            <text:p>0.194835</text:p>
          </table:table-cell>
          <table:table-cell office:value-type="float" office:value="0.197162" calcext:value-type="float">
            <text:p>0.197162</text:p>
          </table:table-cell>
          <table:table-cell office:value-type="float" office:value="0.199294" calcext:value-type="float">
            <text:p>0.199294</text:p>
          </table:table-cell>
          <table:table-cell office:value-type="float" office:value="0.20123" calcext:value-type="float">
            <text:p>0.20123</text:p>
          </table:table-cell>
          <table:table-cell office:value-type="float" office:value="0.202967" calcext:value-type="float">
            <text:p>0.202967</text:p>
          </table:table-cell>
          <table:table-cell office:value-type="float" office:value="0.204504" calcext:value-type="float">
            <text:p>0.204504</text:p>
          </table:table-cell>
          <table:table-cell office:value-type="float" office:value="0.205839" calcext:value-type="float">
            <text:p>0.205839</text:p>
          </table:table-cell>
          <table:table-cell office:value-type="float" office:value="0.20697" calcext:value-type="float">
            <text:p>0.20697</text:p>
          </table:table-cell>
          <table:table-cell office:value-type="float" office:value="0.207898" calcext:value-type="float">
            <text:p>0.207898</text:p>
          </table:table-cell>
          <table:table-cell office:value-type="float" office:value="0.20862" calcext:value-type="float">
            <text:p>0.20862</text:p>
          </table:table-cell>
          <table:table-cell office:value-type="float" office:value="0.209137" calcext:value-type="float">
            <text:p>0.209137</text:p>
          </table:table-cell>
          <table:table-cell office:value-type="float" office:value="0.209447" calcext:value-type="float">
            <text:p>0.209447</text:p>
          </table:table-cell>
          <table:table-cell office:value-type="float" office:value="0.20955" calcext:value-type="float">
            <text:p>0.20955</text:p>
          </table:table-cell>
          <table:table-cell/>
        </table:table-row>
        <table:table-row table:style-name="ro1">
          <table:table-cell office:value-type="float" office:value="0.657652" calcext:value-type="float">
            <text:p>0.657652</text:p>
          </table:table-cell>
          <table:table-cell office:value-type="float" office:value="-0.221727" calcext:value-type="float">
            <text:p>-0.221727</text:p>
          </table:table-cell>
          <table:table-cell office:value-type="float" office:value="-0.221617" calcext:value-type="float">
            <text:p>-0.221617</text:p>
          </table:table-cell>
          <table:table-cell office:value-type="float" office:value="-0.221289" calcext:value-type="float">
            <text:p>-0.221289</text:p>
          </table:table-cell>
          <table:table-cell office:value-type="float" office:value="-0.220742" calcext:value-type="float">
            <text:p>-0.220742</text:p>
          </table:table-cell>
          <table:table-cell office:value-type="float" office:value="-0.219978" calcext:value-type="float">
            <text:p>-0.219978</text:p>
          </table:table-cell>
          <table:table-cell office:value-type="float" office:value="-0.218997" calcext:value-type="float">
            <text:p>-0.218997</text:p>
          </table:table-cell>
          <table:table-cell office:value-type="float" office:value="-0.217799" calcext:value-type="float">
            <text:p>-0.217799</text:p>
          </table:table-cell>
          <table:table-cell office:value-type="float" office:value="-0.216387" calcext:value-type="float">
            <text:p>-0.216387</text:p>
          </table:table-cell>
          <table:table-cell office:value-type="float" office:value="-0.214761" calcext:value-type="float">
            <text:p>-0.214761</text:p>
          </table:table-cell>
          <table:table-cell office:value-type="float" office:value="-0.212923" calcext:value-type="float">
            <text:p>-0.212923</text:p>
          </table:table-cell>
          <table:table-cell office:value-type="float" office:value="-0.210874" calcext:value-type="float">
            <text:p>-0.210874</text:p>
          </table:table-cell>
          <table:table-cell office:value-type="float" office:value="-0.208618" calcext:value-type="float">
            <text:p>-0.208618</text:p>
          </table:table-cell>
          <table:table-cell office:value-type="float" office:value="-0.206156" calcext:value-type="float">
            <text:p>-0.206156</text:p>
          </table:table-cell>
          <table:table-cell office:value-type="float" office:value="-0.203491" calcext:value-type="float">
            <text:p>-0.203491</text:p>
          </table:table-cell>
          <table:table-cell office:value-type="float" office:value="-0.200624" calcext:value-type="float">
            <text:p>-0.200624</text:p>
          </table:table-cell>
          <table:table-cell office:value-type="float" office:value="-0.19756" calcext:value-type="float">
            <text:p>-0.19756</text:p>
          </table:table-cell>
          <table:table-cell office:value-type="float" office:value="-0.194301" calcext:value-type="float">
            <text:p>-0.194301</text:p>
          </table:table-cell>
          <table:table-cell office:value-type="float" office:value="-0.190849" calcext:value-type="float">
            <text:p>-0.190849</text:p>
          </table:table-cell>
          <table:table-cell office:value-type="float" office:value="-0.18721" calcext:value-type="float">
            <text:p>-0.18721</text:p>
          </table:table-cell>
          <table:table-cell office:value-type="float" office:value="-0.183386" calcext:value-type="float">
            <text:p>-0.183386</text:p>
          </table:table-cell>
          <table:table-cell office:value-type="float" office:value="-0.179381" calcext:value-type="float">
            <text:p>-0.179381</text:p>
          </table:table-cell>
          <table:table-cell office:value-type="float" office:value="-0.175199" calcext:value-type="float">
            <text:p>-0.175199</text:p>
          </table:table-cell>
          <table:table-cell office:value-type="float" office:value="-0.170844" calcext:value-type="float">
            <text:p>-0.170844</text:p>
          </table:table-cell>
          <table:table-cell office:value-type="float" office:value="-0.16632" calcext:value-type="float">
            <text:p>-0.16632</text:p>
          </table:table-cell>
          <table:table-cell office:value-type="float" office:value="-0.161632" calcext:value-type="float">
            <text:p>-0.161632</text:p>
          </table:table-cell>
          <table:table-cell office:value-type="float" office:value="-0.156785" calcext:value-type="float">
            <text:p>-0.156785</text:p>
          </table:table-cell>
          <table:table-cell office:value-type="float" office:value="-0.151783" calcext:value-type="float">
            <text:p>-0.151783</text:p>
          </table:table-cell>
          <table:table-cell office:value-type="float" office:value="-0.146631" calcext:value-type="float">
            <text:p>-0.146631</text:p>
          </table:table-cell>
          <table:table-cell office:value-type="float" office:value="-0.141334" calcext:value-type="float">
            <text:p>-0.141334</text:p>
          </table:table-cell>
          <table:table-cell office:value-type="float" office:value="-0.135898" calcext:value-type="float">
            <text:p>-0.135898</text:p>
          </table:table-cell>
          <table:table-cell office:value-type="float" office:value="-0.130328" calcext:value-type="float">
            <text:p>-0.130328</text:p>
          </table:table-cell>
          <table:table-cell office:value-type="float" office:value="-0.124629" calcext:value-type="float">
            <text:p>-0.124629</text:p>
          </table:table-cell>
          <table:table-cell office:value-type="float" office:value="-0.118808" calcext:value-type="float">
            <text:p>-0.118808</text:p>
          </table:table-cell>
          <table:table-cell office:value-type="float" office:value="-0.112869" calcext:value-type="float">
            <text:p>-0.112869</text:p>
          </table:table-cell>
          <table:table-cell office:value-type="float" office:value="-0.106818" calcext:value-type="float">
            <text:p>-0.106818</text:p>
          </table:table-cell>
          <table:table-cell office:value-type="float" office:value="-0.100662" calcext:value-type="float">
            <text:p>-0.100662</text:p>
          </table:table-cell>
          <table:table-cell office:value-type="float" office:value="-0.0944071" calcext:value-type="float">
            <text:p>-0.0944071</text:p>
          </table:table-cell>
          <table:table-cell office:value-type="float" office:value="-0.0880587" calcext:value-type="float">
            <text:p>-0.0880587</text:p>
          </table:table-cell>
          <table:table-cell office:value-type="float" office:value="-0.0816235" calcext:value-type="float">
            <text:p>-0.0816235</text:p>
          </table:table-cell>
          <table:table-cell office:value-type="float" office:value="-0.0751076" calcext:value-type="float">
            <text:p>-0.0751076</text:p>
          </table:table-cell>
          <table:table-cell office:value-type="float" office:value="-0.0685176" calcext:value-type="float">
            <text:p>-0.0685176</text:p>
          </table:table-cell>
          <table:table-cell office:value-type="float" office:value="-0.0618601" calcext:value-type="float">
            <text:p>-0.0618601</text:p>
          </table:table-cell>
          <table:table-cell office:value-type="float" office:value="-0.0551414" calcext:value-type="float">
            <text:p>-0.0551414</text:p>
          </table:table-cell>
          <table:table-cell office:value-type="float" office:value="-0.0483684" calcext:value-type="float">
            <text:p>-0.0483684</text:p>
          </table:table-cell>
          <table:table-cell office:value-type="float" office:value="-0.0415476" calcext:value-type="float">
            <text:p>-0.0415476</text:p>
          </table:table-cell>
          <table:table-cell office:value-type="float" office:value="-0.0346859" calcext:value-type="float">
            <text:p>-0.0346859</text:p>
          </table:table-cell>
          <table:table-cell office:value-type="float" office:value="-0.0277899" calcext:value-type="float">
            <text:p>-0.0277899</text:p>
          </table:table-cell>
          <table:table-cell office:value-type="float" office:value="-0.0208664" calcext:value-type="float">
            <text:p>-0.0208664</text:p>
          </table:table-cell>
          <table:table-cell office:value-type="float" office:value="-0.0139224" calcext:value-type="float">
            <text:p>-0.0139224</text:p>
          </table:table-cell>
          <table:table-cell office:value-type="float" office:value="-0.00696465" calcext:value-type="float">
            <text:p>-0.00696465</text:p>
          </table:table-cell>
          <table:table-cell office:value-type="float" office:value="2.3888E-016" calcext:value-type="float">
            <text:p>2.3888E-16</text:p>
          </table:table-cell>
          <table:table-cell office:value-type="float" office:value="0.00696465" calcext:value-type="float">
            <text:p>0.00696465</text:p>
          </table:table-cell>
          <table:table-cell office:value-type="float" office:value="0.0139224" calcext:value-type="float">
            <text:p>0.0139224</text:p>
          </table:table-cell>
          <table:table-cell office:value-type="float" office:value="0.0208664" calcext:value-type="float">
            <text:p>0.0208664</text:p>
          </table:table-cell>
          <table:table-cell office:value-type="float" office:value="0.0277899" calcext:value-type="float">
            <text:p>0.0277899</text:p>
          </table:table-cell>
          <table:table-cell office:value-type="float" office:value="0.0346859" calcext:value-type="float">
            <text:p>0.0346859</text:p>
          </table:table-cell>
          <table:table-cell office:value-type="float" office:value="0.0415476" calcext:value-type="float">
            <text:p>0.0415476</text:p>
          </table:table-cell>
          <table:table-cell office:value-type="float" office:value="0.0483684" calcext:value-type="float">
            <text:p>0.0483684</text:p>
          </table:table-cell>
          <table:table-cell office:value-type="float" office:value="0.0551414" calcext:value-type="float">
            <text:p>0.0551414</text:p>
          </table:table-cell>
          <table:table-cell office:value-type="float" office:value="0.0618601" calcext:value-type="float">
            <text:p>0.0618601</text:p>
          </table:table-cell>
          <table:table-cell office:value-type="float" office:value="0.0685176" calcext:value-type="float">
            <text:p>0.0685176</text:p>
          </table:table-cell>
          <table:table-cell office:value-type="float" office:value="0.0751076" calcext:value-type="float">
            <text:p>0.0751076</text:p>
          </table:table-cell>
          <table:table-cell office:value-type="float" office:value="0.0816235" calcext:value-type="float">
            <text:p>0.0816235</text:p>
          </table:table-cell>
          <table:table-cell office:value-type="float" office:value="0.0880587" calcext:value-type="float">
            <text:p>0.0880587</text:p>
          </table:table-cell>
          <table:table-cell office:value-type="float" office:value="0.0944071" calcext:value-type="float">
            <text:p>0.0944071</text:p>
          </table:table-cell>
          <table:table-cell office:value-type="float" office:value="0.100662" calcext:value-type="float">
            <text:p>0.100662</text:p>
          </table:table-cell>
          <table:table-cell office:value-type="float" office:value="0.106818" calcext:value-type="float">
            <text:p>0.106818</text:p>
          </table:table-cell>
          <table:table-cell office:value-type="float" office:value="0.112869" calcext:value-type="float">
            <text:p>0.112869</text:p>
          </table:table-cell>
          <table:table-cell office:value-type="float" office:value="0.118808" calcext:value-type="float">
            <text:p>0.118808</text:p>
          </table:table-cell>
          <table:table-cell office:value-type="float" office:value="0.124629" calcext:value-type="float">
            <text:p>0.124629</text:p>
          </table:table-cell>
          <table:table-cell office:value-type="float" office:value="0.130328" calcext:value-type="float">
            <text:p>0.130328</text:p>
          </table:table-cell>
          <table:table-cell office:value-type="float" office:value="0.135898" calcext:value-type="float">
            <text:p>0.135898</text:p>
          </table:table-cell>
          <table:table-cell office:value-type="float" office:value="0.141334" calcext:value-type="float">
            <text:p>0.141334</text:p>
          </table:table-cell>
          <table:table-cell office:value-type="float" office:value="0.146631" calcext:value-type="float">
            <text:p>0.146631</text:p>
          </table:table-cell>
          <table:table-cell office:value-type="float" office:value="0.151783" calcext:value-type="float">
            <text:p>0.151783</text:p>
          </table:table-cell>
          <table:table-cell office:value-type="float" office:value="0.156785" calcext:value-type="float">
            <text:p>0.156785</text:p>
          </table:table-cell>
          <table:table-cell office:value-type="float" office:value="0.161632" calcext:value-type="float">
            <text:p>0.161632</text:p>
          </table:table-cell>
          <table:table-cell office:value-type="float" office:value="0.16632" calcext:value-type="float">
            <text:p>0.16632</text:p>
          </table:table-cell>
          <table:table-cell office:value-type="float" office:value="0.170844" calcext:value-type="float">
            <text:p>0.170844</text:p>
          </table:table-cell>
          <table:table-cell office:value-type="float" office:value="0.175199" calcext:value-type="float">
            <text:p>0.175199</text:p>
          </table:table-cell>
          <table:table-cell office:value-type="float" office:value="0.179381" calcext:value-type="float">
            <text:p>0.179381</text:p>
          </table:table-cell>
          <table:table-cell office:value-type="float" office:value="0.183386" calcext:value-type="float">
            <text:p>0.183386</text:p>
          </table:table-cell>
          <table:table-cell office:value-type="float" office:value="0.18721" calcext:value-type="float">
            <text:p>0.18721</text:p>
          </table:table-cell>
          <table:table-cell office:value-type="float" office:value="0.190849" calcext:value-type="float">
            <text:p>0.190849</text:p>
          </table:table-cell>
          <table:table-cell office:value-type="float" office:value="0.194301" calcext:value-type="float">
            <text:p>0.194301</text:p>
          </table:table-cell>
          <table:table-cell office:value-type="float" office:value="0.19756" calcext:value-type="float">
            <text:p>0.19756</text:p>
          </table:table-cell>
          <table:table-cell office:value-type="float" office:value="0.200624" calcext:value-type="float">
            <text:p>0.200624</text:p>
          </table:table-cell>
          <table:table-cell office:value-type="float" office:value="0.203491" calcext:value-type="float">
            <text:p>0.203491</text:p>
          </table:table-cell>
          <table:table-cell office:value-type="float" office:value="0.206156" calcext:value-type="float">
            <text:p>0.206156</text:p>
          </table:table-cell>
          <table:table-cell office:value-type="float" office:value="0.208618" calcext:value-type="float">
            <text:p>0.208618</text:p>
          </table:table-cell>
          <table:table-cell office:value-type="float" office:value="0.210874" calcext:value-type="float">
            <text:p>0.210874</text:p>
          </table:table-cell>
          <table:table-cell office:value-type="float" office:value="0.212923" calcext:value-type="float">
            <text:p>0.212923</text:p>
          </table:table-cell>
          <table:table-cell office:value-type="float" office:value="0.214761" calcext:value-type="float">
            <text:p>0.214761</text:p>
          </table:table-cell>
          <table:table-cell office:value-type="float" office:value="0.216387" calcext:value-type="float">
            <text:p>0.216387</text:p>
          </table:table-cell>
          <table:table-cell office:value-type="float" office:value="0.217799" calcext:value-type="float">
            <text:p>0.217799</text:p>
          </table:table-cell>
          <table:table-cell office:value-type="float" office:value="0.218997" calcext:value-type="float">
            <text:p>0.218997</text:p>
          </table:table-cell>
          <table:table-cell office:value-type="float" office:value="0.219978" calcext:value-type="float">
            <text:p>0.219978</text:p>
          </table:table-cell>
          <table:table-cell office:value-type="float" office:value="0.220742" calcext:value-type="float">
            <text:p>0.220742</text:p>
          </table:table-cell>
          <table:table-cell office:value-type="float" office:value="0.221289" calcext:value-type="float">
            <text:p>0.221289</text:p>
          </table:table-cell>
          <table:table-cell office:value-type="float" office:value="0.221617" calcext:value-type="float">
            <text:p>0.221617</text:p>
          </table:table-cell>
          <table:table-cell office:value-type="float" office:value="0.221727" calcext:value-type="float">
            <text:p>0.221727</text:p>
          </table:table-cell>
          <table:table-cell/>
        </table:table-row>
        <table:table-row table:style-name="ro1">
          <table:table-cell office:value-type="float" office:value="0.665316" calcext:value-type="float">
            <text:p>0.665316</text:p>
          </table:table-cell>
          <table:table-cell office:value-type="float" office:value="-0.23726" calcext:value-type="float">
            <text:p>-0.23726</text:p>
          </table:table-cell>
          <table:table-cell office:value-type="float" office:value="-0.237142" calcext:value-type="float">
            <text:p>-0.237142</text:p>
          </table:table-cell>
          <table:table-cell office:value-type="float" office:value="-0.236791" calcext:value-type="float">
            <text:p>-0.236791</text:p>
          </table:table-cell>
          <table:table-cell office:value-type="float" office:value="-0.236206" calcext:value-type="float">
            <text:p>-0.236206</text:p>
          </table:table-cell>
          <table:table-cell office:value-type="float" office:value="-0.235389" calcext:value-type="float">
            <text:p>-0.235389</text:p>
          </table:table-cell>
          <table:table-cell office:value-type="float" office:value="-0.234338" calcext:value-type="float">
            <text:p>-0.234338</text:p>
          </table:table-cell>
          <table:table-cell office:value-type="float" office:value="-0.233057" calcext:value-type="float">
            <text:p>-0.233057</text:p>
          </table:table-cell>
          <table:table-cell office:value-type="float" office:value="-0.231545" calcext:value-type="float">
            <text:p>-0.231545</text:p>
          </table:table-cell>
          <table:table-cell office:value-type="float" office:value="-0.229806" calcext:value-type="float">
            <text:p>-0.229806</text:p>
          </table:table-cell>
          <table:table-cell office:value-type="float" office:value="-0.227839" calcext:value-type="float">
            <text:p>-0.227839</text:p>
          </table:table-cell>
          <table:table-cell office:value-type="float" office:value="-0.225647" calcext:value-type="float">
            <text:p>-0.225647</text:p>
          </table:table-cell>
          <table:table-cell office:value-type="float" office:value="-0.223233" calcext:value-type="float">
            <text:p>-0.223233</text:p>
          </table:table-cell>
          <table:table-cell office:value-type="float" office:value="-0.220598" calcext:value-type="float">
            <text:p>-0.220598</text:p>
          </table:table-cell>
          <table:table-cell office:value-type="float" office:value="-0.217746" calcext:value-type="float">
            <text:p>-0.217746</text:p>
          </table:table-cell>
          <table:table-cell office:value-type="float" office:value="-0.214679" calcext:value-type="float">
            <text:p>-0.214679</text:p>
          </table:table-cell>
          <table:table-cell office:value-type="float" office:value="-0.2114" calcext:value-type="float">
            <text:p>-0.2114</text:p>
          </table:table-cell>
          <table:table-cell office:value-type="float" office:value="-0.207912" calcext:value-type="float">
            <text:p>-0.207912</text:p>
          </table:table-cell>
          <table:table-cell office:value-type="float" office:value="-0.204219" calcext:value-type="float">
            <text:p>-0.204219</text:p>
          </table:table-cell>
          <table:table-cell office:value-type="float" office:value="-0.200325" calcext:value-type="float">
            <text:p>-0.200325</text:p>
          </table:table-cell>
          <table:table-cell office:value-type="float" office:value="-0.196233" calcext:value-type="float">
            <text:p>-0.196233</text:p>
          </table:table-cell>
          <table:table-cell office:value-type="float" office:value="-0.191947" calcext:value-type="float">
            <text:p>-0.191947</text:p>
          </table:table-cell>
          <table:table-cell office:value-type="float" office:value="-0.187472" calcext:value-type="float">
            <text:p>-0.187472</text:p>
          </table:table-cell>
          <table:table-cell office:value-type="float" office:value="-0.182812" calcext:value-type="float">
            <text:p>-0.182812</text:p>
          </table:table-cell>
          <table:table-cell office:value-type="float" office:value="-0.177971" calcext:value-type="float">
            <text:p>-0.177971</text:p>
          </table:table-cell>
          <table:table-cell office:value-type="float" office:value="-0.172955" calcext:value-type="float">
            <text:p>-0.172955</text:p>
          </table:table-cell>
          <table:table-cell office:value-type="float" office:value="-0.167768" calcext:value-type="float">
            <text:p>-0.167768</text:p>
          </table:table-cell>
          <table:table-cell office:value-type="float" office:value="-0.162416" calcext:value-type="float">
            <text:p>-0.162416</text:p>
          </table:table-cell>
          <table:table-cell office:value-type="float" office:value="-0.156903" calcext:value-type="float">
            <text:p>-0.156903</text:p>
          </table:table-cell>
          <table:table-cell office:value-type="float" office:value="-0.151235" calcext:value-type="float">
            <text:p>-0.151235</text:p>
          </table:table-cell>
          <table:table-cell office:value-type="float" office:value="-0.145419" calcext:value-type="float">
            <text:p>-0.145419</text:p>
          </table:table-cell>
          <table:table-cell office:value-type="float" office:value="-0.139458" calcext:value-type="float">
            <text:p>-0.139458</text:p>
          </table:table-cell>
          <table:table-cell office:value-type="float" office:value="-0.13336" calcext:value-type="float">
            <text:p>-0.13336</text:p>
          </table:table-cell>
          <table:table-cell office:value-type="float" office:value="-0.127131" calcext:value-type="float">
            <text:p>-0.127131</text:p>
          </table:table-cell>
          <table:table-cell office:value-type="float" office:value="-0.120775" calcext:value-type="float">
            <text:p>-0.120775</text:p>
          </table:table-cell>
          <table:table-cell office:value-type="float" office:value="-0.114301" calcext:value-type="float">
            <text:p>-0.114301</text:p>
          </table:table-cell>
          <table:table-cell office:value-type="float" office:value="-0.107714" calcext:value-type="float">
            <text:p>-0.107714</text:p>
          </table:table-cell>
          <table:table-cell office:value-type="float" office:value="-0.101021" calcext:value-type="float">
            <text:p>-0.101021</text:p>
          </table:table-cell>
          <table:table-cell office:value-type="float" office:value="-0.0942276" calcext:value-type="float">
            <text:p>-0.0942276</text:p>
          </table:table-cell>
          <table:table-cell office:value-type="float" office:value="-0.0873415" calcext:value-type="float">
            <text:p>-0.0873415</text:p>
          </table:table-cell>
          <table:table-cell office:value-type="float" office:value="-0.0803692" calcext:value-type="float">
            <text:p>-0.0803692</text:p>
          </table:table-cell>
          <table:table-cell office:value-type="float" office:value="-0.0733176" calcext:value-type="float">
            <text:p>-0.0733176</text:p>
          </table:table-cell>
          <table:table-cell office:value-type="float" office:value="-0.0661936" calcext:value-type="float">
            <text:p>-0.0661936</text:p>
          </table:table-cell>
          <table:table-cell office:value-type="float" office:value="-0.0590043" calcext:value-type="float">
            <text:p>-0.0590043</text:p>
          </table:table-cell>
          <table:table-cell office:value-type="float" office:value="-0.0517568" calcext:value-type="float">
            <text:p>-0.0517568</text:p>
          </table:table-cell>
          <table:table-cell office:value-type="float" office:value="-0.0444582" calcext:value-type="float">
            <text:p>-0.0444582</text:p>
          </table:table-cell>
          <table:table-cell office:value-type="float" office:value="-0.0371158" calcext:value-type="float">
            <text:p>-0.0371158</text:p>
          </table:table-cell>
          <table:table-cell office:value-type="float" office:value="-0.0297367" calcext:value-type="float">
            <text:p>-0.0297367</text:p>
          </table:table-cell>
          <table:table-cell office:value-type="float" office:value="-0.0223282" calcext:value-type="float">
            <text:p>-0.0223282</text:p>
          </table:table-cell>
          <table:table-cell office:value-type="float" office:value="-0.0148977" calcext:value-type="float">
            <text:p>-0.0148977</text:p>
          </table:table-cell>
          <table:table-cell office:value-type="float" office:value="-0.00745255" calcext:value-type="float">
            <text:p>-0.00745255</text:p>
          </table:table-cell>
          <table:table-cell office:value-type="float" office:value="5.23762E-016" calcext:value-type="float">
            <text:p>5.23762E-16</text:p>
          </table:table-cell>
          <table:table-cell office:value-type="float" office:value="0.00745255" calcext:value-type="float">
            <text:p>0.00745255</text:p>
          </table:table-cell>
          <table:table-cell office:value-type="float" office:value="0.0148977" calcext:value-type="float">
            <text:p>0.0148977</text:p>
          </table:table-cell>
          <table:table-cell office:value-type="float" office:value="0.0223282" calcext:value-type="float">
            <text:p>0.0223282</text:p>
          </table:table-cell>
          <table:table-cell office:value-type="float" office:value="0.0297367" calcext:value-type="float">
            <text:p>0.0297367</text:p>
          </table:table-cell>
          <table:table-cell office:value-type="float" office:value="0.0371158" calcext:value-type="float">
            <text:p>0.0371158</text:p>
          </table:table-cell>
          <table:table-cell office:value-type="float" office:value="0.0444582" calcext:value-type="float">
            <text:p>0.0444582</text:p>
          </table:table-cell>
          <table:table-cell office:value-type="float" office:value="0.0517568" calcext:value-type="float">
            <text:p>0.0517568</text:p>
          </table:table-cell>
          <table:table-cell office:value-type="float" office:value="0.0590043" calcext:value-type="float">
            <text:p>0.0590043</text:p>
          </table:table-cell>
          <table:table-cell office:value-type="float" office:value="0.0661936" calcext:value-type="float">
            <text:p>0.0661936</text:p>
          </table:table-cell>
          <table:table-cell office:value-type="float" office:value="0.0733176" calcext:value-type="float">
            <text:p>0.0733176</text:p>
          </table:table-cell>
          <table:table-cell office:value-type="float" office:value="0.0803692" calcext:value-type="float">
            <text:p>0.0803692</text:p>
          </table:table-cell>
          <table:table-cell office:value-type="float" office:value="0.0873415" calcext:value-type="float">
            <text:p>0.0873415</text:p>
          </table:table-cell>
          <table:table-cell office:value-type="float" office:value="0.0942276" calcext:value-type="float">
            <text:p>0.0942276</text:p>
          </table:table-cell>
          <table:table-cell office:value-type="float" office:value="0.101021" calcext:value-type="float">
            <text:p>0.101021</text:p>
          </table:table-cell>
          <table:table-cell office:value-type="float" office:value="0.107714" calcext:value-type="float">
            <text:p>0.107714</text:p>
          </table:table-cell>
          <table:table-cell office:value-type="float" office:value="0.114301" calcext:value-type="float">
            <text:p>0.114301</text:p>
          </table:table-cell>
          <table:table-cell office:value-type="float" office:value="0.120775" calcext:value-type="float">
            <text:p>0.120775</text:p>
          </table:table-cell>
          <table:table-cell office:value-type="float" office:value="0.127131" calcext:value-type="float">
            <text:p>0.127131</text:p>
          </table:table-cell>
          <table:table-cell office:value-type="float" office:value="0.13336" calcext:value-type="float">
            <text:p>0.13336</text:p>
          </table:table-cell>
          <table:table-cell office:value-type="float" office:value="0.139458" calcext:value-type="float">
            <text:p>0.139458</text:p>
          </table:table-cell>
          <table:table-cell office:value-type="float" office:value="0.145419" calcext:value-type="float">
            <text:p>0.145419</text:p>
          </table:table-cell>
          <table:table-cell office:value-type="float" office:value="0.151235" calcext:value-type="float">
            <text:p>0.151235</text:p>
          </table:table-cell>
          <table:table-cell office:value-type="float" office:value="0.156903" calcext:value-type="float">
            <text:p>0.156903</text:p>
          </table:table-cell>
          <table:table-cell office:value-type="float" office:value="0.162416" calcext:value-type="float">
            <text:p>0.162416</text:p>
          </table:table-cell>
          <table:table-cell office:value-type="float" office:value="0.167768" calcext:value-type="float">
            <text:p>0.167768</text:p>
          </table:table-cell>
          <table:table-cell office:value-type="float" office:value="0.172955" calcext:value-type="float">
            <text:p>0.172955</text:p>
          </table:table-cell>
          <table:table-cell office:value-type="float" office:value="0.177971" calcext:value-type="float">
            <text:p>0.177971</text:p>
          </table:table-cell>
          <table:table-cell office:value-type="float" office:value="0.182812" calcext:value-type="float">
            <text:p>0.182812</text:p>
          </table:table-cell>
          <table:table-cell office:value-type="float" office:value="0.187472" calcext:value-type="float">
            <text:p>0.187472</text:p>
          </table:table-cell>
          <table:table-cell office:value-type="float" office:value="0.191947" calcext:value-type="float">
            <text:p>0.191947</text:p>
          </table:table-cell>
          <table:table-cell office:value-type="float" office:value="0.196233" calcext:value-type="float">
            <text:p>0.196233</text:p>
          </table:table-cell>
          <table:table-cell office:value-type="float" office:value="0.200325" calcext:value-type="float">
            <text:p>0.200325</text:p>
          </table:table-cell>
          <table:table-cell office:value-type="float" office:value="0.204219" calcext:value-type="float">
            <text:p>0.204219</text:p>
          </table:table-cell>
          <table:table-cell office:value-type="float" office:value="0.207912" calcext:value-type="float">
            <text:p>0.207912</text:p>
          </table:table-cell>
          <table:table-cell office:value-type="float" office:value="0.2114" calcext:value-type="float">
            <text:p>0.2114</text:p>
          </table:table-cell>
          <table:table-cell office:value-type="float" office:value="0.214679" calcext:value-type="float">
            <text:p>0.214679</text:p>
          </table:table-cell>
          <table:table-cell office:value-type="float" office:value="0.217746" calcext:value-type="float">
            <text:p>0.217746</text:p>
          </table:table-cell>
          <table:table-cell office:value-type="float" office:value="0.220598" calcext:value-type="float">
            <text:p>0.220598</text:p>
          </table:table-cell>
          <table:table-cell office:value-type="float" office:value="0.223233" calcext:value-type="float">
            <text:p>0.223233</text:p>
          </table:table-cell>
          <table:table-cell office:value-type="float" office:value="0.225647" calcext:value-type="float">
            <text:p>0.225647</text:p>
          </table:table-cell>
          <table:table-cell office:value-type="float" office:value="0.227839" calcext:value-type="float">
            <text:p>0.227839</text:p>
          </table:table-cell>
          <table:table-cell office:value-type="float" office:value="0.229806" calcext:value-type="float">
            <text:p>0.229806</text:p>
          </table:table-cell>
          <table:table-cell office:value-type="float" office:value="0.231545" calcext:value-type="float">
            <text:p>0.231545</text:p>
          </table:table-cell>
          <table:table-cell office:value-type="float" office:value="0.233057" calcext:value-type="float">
            <text:p>0.233057</text:p>
          </table:table-cell>
          <table:table-cell office:value-type="float" office:value="0.234338" calcext:value-type="float">
            <text:p>0.234338</text:p>
          </table:table-cell>
          <table:table-cell office:value-type="float" office:value="0.235389" calcext:value-type="float">
            <text:p>0.235389</text:p>
          </table:table-cell>
          <table:table-cell office:value-type="float" office:value="0.236206" calcext:value-type="float">
            <text:p>0.236206</text:p>
          </table:table-cell>
          <table:table-cell office:value-type="float" office:value="0.236791" calcext:value-type="float">
            <text:p>0.236791</text:p>
          </table:table-cell>
          <table:table-cell office:value-type="float" office:value="0.237142" calcext:value-type="float">
            <text:p>0.237142</text:p>
          </table:table-cell>
          <table:table-cell office:value-type="float" office:value="0.23726" calcext:value-type="float">
            <text:p>0.23726</text:p>
          </table:table-cell>
          <table:table-cell/>
        </table:table-row>
        <table:table-row table:style-name="ro1">
          <table:table-cell office:value-type="float" office:value="0.671711" calcext:value-type="float">
            <text:p>0.671711</text:p>
          </table:table-cell>
          <table:table-cell office:value-type="float" office:value="-0.250024" calcext:value-type="float">
            <text:p>-0.250024</text:p>
          </table:table-cell>
          <table:table-cell office:value-type="float" office:value="-0.249901" calcext:value-type="float">
            <text:p>-0.249901</text:p>
          </table:table-cell>
          <table:table-cell office:value-type="float" office:value="-0.24953" calcext:value-type="float">
            <text:p>-0.24953</text:p>
          </table:table-cell>
          <table:table-cell office:value-type="float" office:value="-0.248914" calcext:value-type="float">
            <text:p>-0.248914</text:p>
          </table:table-cell>
          <table:table-cell office:value-type="float" office:value="-0.248052" calcext:value-type="float">
            <text:p>-0.248052</text:p>
          </table:table-cell>
          <table:table-cell office:value-type="float" office:value="-0.246946" calcext:value-type="float">
            <text:p>-0.246946</text:p>
          </table:table-cell>
          <table:table-cell office:value-type="float" office:value="-0.245595" calcext:value-type="float">
            <text:p>-0.245595</text:p>
          </table:table-cell>
          <table:table-cell office:value-type="float" office:value="-0.244003" calcext:value-type="float">
            <text:p>-0.244003</text:p>
          </table:table-cell>
          <table:table-cell office:value-type="float" office:value="-0.242169" calcext:value-type="float">
            <text:p>-0.242169</text:p>
          </table:table-cell>
          <table:table-cell office:value-type="float" office:value="-0.240097" calcext:value-type="float">
            <text:p>-0.240097</text:p>
          </table:table-cell>
          <table:table-cell office:value-type="float" office:value="-0.237787" calcext:value-type="float">
            <text:p>-0.237787</text:p>
          </table:table-cell>
          <table:table-cell office:value-type="float" office:value="-0.235243" calcext:value-type="float">
            <text:p>-0.235243</text:p>
          </table:table-cell>
          <table:table-cell office:value-type="float" office:value="-0.232467" calcext:value-type="float">
            <text:p>-0.232467</text:p>
          </table:table-cell>
          <table:table-cell office:value-type="float" office:value="-0.229461" calcext:value-type="float">
            <text:p>-0.229461</text:p>
          </table:table-cell>
          <table:table-cell office:value-type="float" office:value="-0.226229" calcext:value-type="float">
            <text:p>-0.226229</text:p>
          </table:table-cell>
          <table:table-cell office:value-type="float" office:value="-0.222773" calcext:value-type="float">
            <text:p>-0.222773</text:p>
          </table:table-cell>
          <table:table-cell office:value-type="float" office:value="-0.219098" calcext:value-type="float">
            <text:p>-0.219098</text:p>
          </table:table-cell>
          <table:table-cell office:value-type="float" office:value="-0.215206" calcext:value-type="float">
            <text:p>-0.215206</text:p>
          </table:table-cell>
          <table:table-cell office:value-type="float" office:value="-0.211103" calcext:value-type="float">
            <text:p>-0.211103</text:p>
          </table:table-cell>
          <table:table-cell office:value-type="float" office:value="-0.20679" calcext:value-type="float">
            <text:p>-0.20679</text:p>
          </table:table-cell>
          <table:table-cell office:value-type="float" office:value="-0.202274" calcext:value-type="float">
            <text:p>-0.202274</text:p>
          </table:table-cell>
          <table:table-cell office:value-type="float" office:value="-0.197558" calcext:value-type="float">
            <text:p>-0.197558</text:p>
          </table:table-cell>
          <table:table-cell office:value-type="float" office:value="-0.192647" calcext:value-type="float">
            <text:p>-0.192647</text:p>
          </table:table-cell>
          <table:table-cell office:value-type="float" office:value="-0.187546" calcext:value-type="float">
            <text:p>-0.187546</text:p>
          </table:table-cell>
          <table:table-cell office:value-type="float" office:value="-0.18226" calcext:value-type="float">
            <text:p>-0.18226</text:p>
          </table:table-cell>
          <table:table-cell office:value-type="float" office:value="-0.176794" calcext:value-type="float">
            <text:p>-0.176794</text:p>
          </table:table-cell>
          <table:table-cell office:value-type="float" office:value="-0.171154" calcext:value-type="float">
            <text:p>-0.171154</text:p>
          </table:table-cell>
          <table:table-cell office:value-type="float" office:value="-0.165344" calcext:value-type="float">
            <text:p>-0.165344</text:p>
          </table:table-cell>
          <table:table-cell office:value-type="float" office:value="-0.159372" calcext:value-type="float">
            <text:p>-0.159372</text:p>
          </table:table-cell>
          <table:table-cell office:value-type="float" office:value="-0.153242" calcext:value-type="float">
            <text:p>-0.153242</text:p>
          </table:table-cell>
          <table:table-cell office:value-type="float" office:value="-0.146961" calcext:value-type="float">
            <text:p>-0.146961</text:p>
          </table:table-cell>
          <table:table-cell office:value-type="float" office:value="-0.140535" calcext:value-type="float">
            <text:p>-0.140535</text:p>
          </table:table-cell>
          <table:table-cell office:value-type="float" office:value="-0.13397" calcext:value-type="float">
            <text:p>-0.13397</text:p>
          </table:table-cell>
          <table:table-cell office:value-type="float" office:value="-0.127273" calcext:value-type="float">
            <text:p>-0.127273</text:p>
          </table:table-cell>
          <table:table-cell office:value-type="float" office:value="-0.120451" calcext:value-type="float">
            <text:p>-0.120451</text:p>
          </table:table-cell>
          <table:table-cell office:value-type="float" office:value="-0.113509" calcext:value-type="float">
            <text:p>-0.113509</text:p>
          </table:table-cell>
          <table:table-cell office:value-type="float" office:value="-0.106456" calcext:value-type="float">
            <text:p>-0.106456</text:p>
          </table:table-cell>
          <table:table-cell office:value-type="float" office:value="-0.099297" calcext:value-type="float">
            <text:p>-0.099297</text:p>
          </table:table-cell>
          <table:table-cell office:value-type="float" office:value="-0.0920404" calcext:value-type="float">
            <text:p>-0.0920404</text:p>
          </table:table-cell>
          <table:table-cell office:value-type="float" office:value="-0.084693" calcext:value-type="float">
            <text:p>-0.084693</text:p>
          </table:table-cell>
          <table:table-cell office:value-type="float" office:value="-0.077262" calcext:value-type="float">
            <text:p>-0.077262</text:p>
          </table:table-cell>
          <table:table-cell office:value-type="float" office:value="-0.0697548" calcext:value-type="float">
            <text:p>-0.0697548</text:p>
          </table:table-cell>
          <table:table-cell office:value-type="float" office:value="-0.0621788" calcext:value-type="float">
            <text:p>-0.0621788</text:p>
          </table:table-cell>
          <table:table-cell office:value-type="float" office:value="-0.0545413" calcext:value-type="float">
            <text:p>-0.0545413</text:p>
          </table:table-cell>
          <table:table-cell office:value-type="float" office:value="-0.0468501" calcext:value-type="float">
            <text:p>-0.0468501</text:p>
          </table:table-cell>
          <table:table-cell office:value-type="float" office:value="-0.0391126" calcext:value-type="float">
            <text:p>-0.0391126</text:p>
          </table:table-cell>
          <table:table-cell office:value-type="float" office:value="-0.0313365" calcext:value-type="float">
            <text:p>-0.0313365</text:p>
          </table:table-cell>
          <table:table-cell office:value-type="float" office:value="-0.0235295" calcext:value-type="float">
            <text:p>-0.0235295</text:p>
          </table:table-cell>
          <table:table-cell office:value-type="float" office:value="-0.0156992" calcext:value-type="float">
            <text:p>-0.0156992</text:p>
          </table:table-cell>
          <table:table-cell office:value-type="float" office:value="-0.00785348" calcext:value-type="float">
            <text:p>-0.00785348</text:p>
          </table:table-cell>
          <table:table-cell office:value-type="float" office:value="6.62798E-016" calcext:value-type="float">
            <text:p>6.62798E-16</text:p>
          </table:table-cell>
          <table:table-cell office:value-type="float" office:value="0.00785348" calcext:value-type="float">
            <text:p>0.00785348</text:p>
          </table:table-cell>
          <table:table-cell office:value-type="float" office:value="0.0156992" calcext:value-type="float">
            <text:p>0.0156992</text:p>
          </table:table-cell>
          <table:table-cell office:value-type="float" office:value="0.0235295" calcext:value-type="float">
            <text:p>0.0235295</text:p>
          </table:table-cell>
          <table:table-cell office:value-type="float" office:value="0.0313365" calcext:value-type="float">
            <text:p>0.0313365</text:p>
          </table:table-cell>
          <table:table-cell office:value-type="float" office:value="0.0391126" calcext:value-type="float">
            <text:p>0.0391126</text:p>
          </table:table-cell>
          <table:table-cell office:value-type="float" office:value="0.0468501" calcext:value-type="float">
            <text:p>0.0468501</text:p>
          </table:table-cell>
          <table:table-cell office:value-type="float" office:value="0.0545413" calcext:value-type="float">
            <text:p>0.0545413</text:p>
          </table:table-cell>
          <table:table-cell office:value-type="float" office:value="0.0621788" calcext:value-type="float">
            <text:p>0.0621788</text:p>
          </table:table-cell>
          <table:table-cell office:value-type="float" office:value="0.0697548" calcext:value-type="float">
            <text:p>0.0697548</text:p>
          </table:table-cell>
          <table:table-cell office:value-type="float" office:value="0.077262" calcext:value-type="float">
            <text:p>0.077262</text:p>
          </table:table-cell>
          <table:table-cell office:value-type="float" office:value="0.084693" calcext:value-type="float">
            <text:p>0.084693</text:p>
          </table:table-cell>
          <table:table-cell office:value-type="float" office:value="0.0920404" calcext:value-type="float">
            <text:p>0.0920404</text:p>
          </table:table-cell>
          <table:table-cell office:value-type="float" office:value="0.099297" calcext:value-type="float">
            <text:p>0.099297</text:p>
          </table:table-cell>
          <table:table-cell office:value-type="float" office:value="0.106456" calcext:value-type="float">
            <text:p>0.106456</text:p>
          </table:table-cell>
          <table:table-cell office:value-type="float" office:value="0.113509" calcext:value-type="float">
            <text:p>0.113509</text:p>
          </table:table-cell>
          <table:table-cell office:value-type="float" office:value="0.120451" calcext:value-type="float">
            <text:p>0.120451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40535" calcext:value-type="float">
            <text:p>0.140535</text:p>
          </table:table-cell>
          <table:table-cell office:value-type="float" office:value="0.146961" calcext:value-type="float">
            <text:p>0.146961</text:p>
          </table:table-cell>
          <table:table-cell office:value-type="float" office:value="0.153242" calcext:value-type="float">
            <text:p>0.153242</text:p>
          </table:table-cell>
          <table:table-cell office:value-type="float" office:value="0.159372" calcext:value-type="float">
            <text:p>0.159372</text:p>
          </table:table-cell>
          <table:table-cell office:value-type="float" office:value="0.165344" calcext:value-type="float">
            <text:p>0.165344</text:p>
          </table:table-cell>
          <table:table-cell office:value-type="float" office:value="0.171154" calcext:value-type="float">
            <text:p>0.171154</text:p>
          </table:table-cell>
          <table:table-cell office:value-type="float" office:value="0.176794" calcext:value-type="float">
            <text:p>0.176794</text:p>
          </table:table-cell>
          <table:table-cell office:value-type="float" office:value="0.18226" calcext:value-type="float">
            <text:p>0.18226</text:p>
          </table:table-cell>
          <table:table-cell office:value-type="float" office:value="0.187546" calcext:value-type="float">
            <text:p>0.187546</text:p>
          </table:table-cell>
          <table:table-cell office:value-type="float" office:value="0.192647" calcext:value-type="float">
            <text:p>0.192647</text:p>
          </table:table-cell>
          <table:table-cell office:value-type="float" office:value="0.197558" calcext:value-type="float">
            <text:p>0.197558</text:p>
          </table:table-cell>
          <table:table-cell office:value-type="float" office:value="0.202274" calcext:value-type="float">
            <text:p>0.202274</text:p>
          </table:table-cell>
          <table:table-cell office:value-type="float" office:value="0.20679" calcext:value-type="float">
            <text:p>0.20679</text:p>
          </table:table-cell>
          <table:table-cell office:value-type="float" office:value="0.211103" calcext:value-type="float">
            <text:p>0.211103</text:p>
          </table:table-cell>
          <table:table-cell office:value-type="float" office:value="0.215206" calcext:value-type="float">
            <text:p>0.215206</text:p>
          </table:table-cell>
          <table:table-cell office:value-type="float" office:value="0.219098" calcext:value-type="float">
            <text:p>0.219098</text:p>
          </table:table-cell>
          <table:table-cell office:value-type="float" office:value="0.222773" calcext:value-type="float">
            <text:p>0.222773</text:p>
          </table:table-cell>
          <table:table-cell office:value-type="float" office:value="0.226229" calcext:value-type="float">
            <text:p>0.226229</text:p>
          </table:table-cell>
          <table:table-cell office:value-type="float" office:value="0.229461" calcext:value-type="float">
            <text:p>0.229461</text:p>
          </table:table-cell>
          <table:table-cell office:value-type="float" office:value="0.232467" calcext:value-type="float">
            <text:p>0.232467</text:p>
          </table:table-cell>
          <table:table-cell office:value-type="float" office:value="0.235243" calcext:value-type="float">
            <text:p>0.235243</text:p>
          </table:table-cell>
          <table:table-cell office:value-type="float" office:value="0.237787" calcext:value-type="float">
            <text:p>0.237787</text:p>
          </table:table-cell>
          <table:table-cell office:value-type="float" office:value="0.240097" calcext:value-type="float">
            <text:p>0.240097</text:p>
          </table:table-cell>
          <table:table-cell office:value-type="float" office:value="0.242169" calcext:value-type="float">
            <text:p>0.242169</text:p>
          </table:table-cell>
          <table:table-cell office:value-type="float" office:value="0.244003" calcext:value-type="float">
            <text:p>0.244003</text:p>
          </table:table-cell>
          <table:table-cell office:value-type="float" office:value="0.245595" calcext:value-type="float">
            <text:p>0.245595</text:p>
          </table:table-cell>
          <table:table-cell office:value-type="float" office:value="0.246946" calcext:value-type="float">
            <text:p>0.246946</text:p>
          </table:table-cell>
          <table:table-cell office:value-type="float" office:value="0.248052" calcext:value-type="float">
            <text:p>0.248052</text:p>
          </table:table-cell>
          <table:table-cell office:value-type="float" office:value="0.248914" calcext:value-type="float">
            <text:p>0.248914</text:p>
          </table:table-cell>
          <table:table-cell office:value-type="float" office:value="0.24953" calcext:value-type="float">
            <text:p>0.24953</text:p>
          </table:table-cell>
          <table:table-cell office:value-type="float" office:value="0.249901" calcext:value-type="float">
            <text:p>0.249901</text:p>
          </table:table-cell>
          <table:table-cell office:value-type="float" office:value="0.250024" calcext:value-type="float">
            <text:p>0.250024</text:p>
          </table:table-cell>
          <table:table-cell/>
        </table:table-row>
        <table:table-row table:style-name="ro1">
          <table:table-cell office:value-type="float" office:value="0.679302" calcext:value-type="float">
            <text:p>0.679302</text:p>
          </table:table-cell>
          <table:table-cell office:value-type="float" office:value="-0.264942" calcext:value-type="float">
            <text:p>-0.264942</text:p>
          </table:table-cell>
          <table:table-cell office:value-type="float" office:value="-0.264812" calcext:value-type="float">
            <text:p>-0.264812</text:p>
          </table:table-cell>
          <table:table-cell office:value-type="float" office:value="-0.26442" calcext:value-type="float">
            <text:p>-0.26442</text:p>
          </table:table-cell>
          <table:table-cell office:value-type="float" office:value="-0.263767" calcext:value-type="float">
            <text:p>-0.263767</text:p>
          </table:table-cell>
          <table:table-cell office:value-type="float" office:value="-0.262854" calcext:value-type="float">
            <text:p>-0.262854</text:p>
          </table:table-cell>
          <table:table-cell office:value-type="float" office:value="-0.261681" calcext:value-type="float">
            <text:p>-0.261681</text:p>
          </table:table-cell>
          <table:table-cell office:value-type="float" office:value="-0.26025" calcext:value-type="float">
            <text:p>-0.26025</text:p>
          </table:table-cell>
          <table:table-cell office:value-type="float" office:value="-0.258562" calcext:value-type="float">
            <text:p>-0.258562</text:p>
          </table:table-cell>
          <table:table-cell office:value-type="float" office:value="-0.256619" calcext:value-type="float">
            <text:p>-0.256619</text:p>
          </table:table-cell>
          <table:table-cell office:value-type="float" office:value="-0.254423" calcext:value-type="float">
            <text:p>-0.254423</text:p>
          </table:table-cell>
          <table:table-cell office:value-type="float" office:value="-0.251976" calcext:value-type="float">
            <text:p>-0.251976</text:p>
          </table:table-cell>
          <table:table-cell office:value-type="float" office:value="-0.24928" calcext:value-type="float">
            <text:p>-0.24928</text:p>
          </table:table-cell>
          <table:table-cell office:value-type="float" office:value="-0.246338" calcext:value-type="float">
            <text:p>-0.246338</text:p>
          </table:table-cell>
          <table:table-cell office:value-type="float" office:value="-0.243153" calcext:value-type="float">
            <text:p>-0.243153</text:p>
          </table:table-cell>
          <table:table-cell office:value-type="float" office:value="-0.239728" calcext:value-type="float">
            <text:p>-0.239728</text:p>
          </table:table-cell>
          <table:table-cell office:value-type="float" office:value="-0.236066" calcext:value-type="float">
            <text:p>-0.236066</text:p>
          </table:table-cell>
          <table:table-cell office:value-type="float" office:value="-0.232171" calcext:value-type="float">
            <text:p>-0.232171</text:p>
          </table:table-cell>
          <table:table-cell office:value-type="float" office:value="-0.228048" calcext:value-type="float">
            <text:p>-0.228048</text:p>
          </table:table-cell>
          <table:table-cell office:value-type="float" office:value="-0.223699" calcext:value-type="float">
            <text:p>-0.223699</text:p>
          </table:table-cell>
          <table:table-cell office:value-type="float" office:value="-0.219129" calcext:value-type="float">
            <text:p>-0.219129</text:p>
          </table:table-cell>
          <table:table-cell office:value-type="float" office:value="-0.214344" calcext:value-type="float">
            <text:p>-0.214344</text:p>
          </table:table-cell>
          <table:table-cell office:value-type="float" office:value="-0.209346" calcext:value-type="float">
            <text:p>-0.209346</text:p>
          </table:table-cell>
          <table:table-cell office:value-type="float" office:value="-0.204142" calcext:value-type="float">
            <text:p>-0.204142</text:p>
          </table:table-cell>
          <table:table-cell office:value-type="float" office:value="-0.198737" calcext:value-type="float">
            <text:p>-0.198737</text:p>
          </table:table-cell>
          <table:table-cell office:value-type="float" office:value="-0.193135" calcext:value-type="float">
            <text:p>-0.193135</text:p>
          </table:table-cell>
          <table:table-cell office:value-type="float" office:value="-0.187343" calcext:value-type="float">
            <text:p>-0.187343</text:p>
          </table:table-cell>
          <table:table-cell office:value-type="float" office:value="-0.181366" calcext:value-type="float">
            <text:p>-0.181366</text:p>
          </table:table-cell>
          <table:table-cell office:value-type="float" office:value="-0.17521" calcext:value-type="float">
            <text:p>-0.17521</text:p>
          </table:table-cell>
          <table:table-cell office:value-type="float" office:value="-0.168881" calcext:value-type="float">
            <text:p>-0.168881</text:p>
          </table:table-cell>
          <table:table-cell office:value-type="float" office:value="-0.162386" calcext:value-type="float">
            <text:p>-0.162386</text:p>
          </table:table-cell>
          <table:table-cell office:value-type="float" office:value="-0.15573" calcext:value-type="float">
            <text:p>-0.15573</text:p>
          </table:table-cell>
          <table:table-cell office:value-type="float" office:value="-0.148921" calcext:value-type="float">
            <text:p>-0.148921</text:p>
          </table:table-cell>
          <table:table-cell office:value-type="float" office:value="-0.141964" calcext:value-type="float">
            <text:p>-0.141964</text:p>
          </table:table-cell>
          <table:table-cell office:value-type="float" office:value="-0.134868" calcext:value-type="float">
            <text:p>-0.134868</text:p>
          </table:table-cell>
          <table:table-cell office:value-type="float" office:value="-0.127638" calcext:value-type="float">
            <text:p>-0.127638</text:p>
          </table:table-cell>
          <table:table-cell office:value-type="float" office:value="-0.120282" calcext:value-type="float">
            <text:p>-0.120282</text:p>
          </table:table-cell>
          <table:table-cell office:value-type="float" office:value="-0.112808" calcext:value-type="float">
            <text:p>-0.112808</text:p>
          </table:table-cell>
          <table:table-cell office:value-type="float" office:value="-0.105222" calcext:value-type="float">
            <text:p>-0.105222</text:p>
          </table:table-cell>
          <table:table-cell office:value-type="float" office:value="-0.0975324" calcext:value-type="float">
            <text:p>-0.0975324</text:p>
          </table:table-cell>
          <table:table-cell office:value-type="float" office:value="-0.0897466" calcext:value-type="float">
            <text:p>-0.0897466</text:p>
          </table:table-cell>
          <table:table-cell office:value-type="float" office:value="-0.0818722" calcext:value-type="float">
            <text:p>-0.0818722</text:p>
          </table:table-cell>
          <table:table-cell office:value-type="float" office:value="-0.073917" calcext:value-type="float">
            <text:p>-0.073917</text:p>
          </table:table-cell>
          <table:table-cell office:value-type="float" office:value="-0.0658889" calcext:value-type="float">
            <text:p>-0.0658889</text:p>
          </table:table-cell>
          <table:table-cell office:value-type="float" office:value="-0.0577958" calcext:value-type="float">
            <text:p>-0.0577958</text:p>
          </table:table-cell>
          <table:table-cell office:value-type="float" office:value="-0.0496456" calcext:value-type="float">
            <text:p>-0.0496456</text:p>
          </table:table-cell>
          <table:table-cell office:value-type="float" office:value="-0.0414464" calcext:value-type="float">
            <text:p>-0.0414464</text:p>
          </table:table-cell>
          <table:table-cell office:value-type="float" office:value="-0.0332063" calcext:value-type="float">
            <text:p>-0.0332063</text:p>
          </table:table-cell>
          <table:table-cell office:value-type="float" office:value="-0.0249334" calcext:value-type="float">
            <text:p>-0.0249334</text:p>
          </table:table-cell>
          <table:table-cell office:value-type="float" office:value="-0.016636" calcext:value-type="float">
            <text:p>-0.016636</text:p>
          </table:table-cell>
          <table:table-cell office:value-type="float" office:value="-0.00832208" calcext:value-type="float">
            <text:p>-0.00832208</text:p>
          </table:table-cell>
          <table:table-cell office:value-type="float" office:value="4.54724E-016" calcext:value-type="float">
            <text:p>4.54724E-16</text:p>
          </table:table-cell>
          <table:table-cell office:value-type="float" office:value="0.00832208" calcext:value-type="float">
            <text:p>0.00832208</text:p>
          </table:table-cell>
          <table:table-cell office:value-type="float" office:value="0.016636" calcext:value-type="float">
            <text:p>0.016636</text:p>
          </table:table-cell>
          <table:table-cell office:value-type="float" office:value="0.0249334" calcext:value-type="float">
            <text:p>0.0249334</text:p>
          </table:table-cell>
          <table:table-cell office:value-type="float" office:value="0.0332063" calcext:value-type="float">
            <text:p>0.0332063</text:p>
          </table:table-cell>
          <table:table-cell office:value-type="float" office:value="0.0414464" calcext:value-type="float">
            <text:p>0.0414464</text:p>
          </table:table-cell>
          <table:table-cell office:value-type="float" office:value="0.0496456" calcext:value-type="float">
            <text:p>0.0496456</text:p>
          </table:table-cell>
          <table:table-cell office:value-type="float" office:value="0.0577958" calcext:value-type="float">
            <text:p>0.0577958</text:p>
          </table:table-cell>
          <table:table-cell office:value-type="float" office:value="0.0658889" calcext:value-type="float">
            <text:p>0.0658889</text:p>
          </table:table-cell>
          <table:table-cell office:value-type="float" office:value="0.073917" calcext:value-type="float">
            <text:p>0.073917</text:p>
          </table:table-cell>
          <table:table-cell office:value-type="float" office:value="0.0818722" calcext:value-type="float">
            <text:p>0.0818722</text:p>
          </table:table-cell>
          <table:table-cell office:value-type="float" office:value="0.0897466" calcext:value-type="float">
            <text:p>0.0897466</text:p>
          </table:table-cell>
          <table:table-cell office:value-type="float" office:value="0.0975324" calcext:value-type="float">
            <text:p>0.0975324</text:p>
          </table:table-cell>
          <table:table-cell office:value-type="float" office:value="0.105222" calcext:value-type="float">
            <text:p>0.105222</text:p>
          </table:table-cell>
          <table:table-cell office:value-type="float" office:value="0.112808" calcext:value-type="float">
            <text:p>0.112808</text:p>
          </table:table-cell>
          <table:table-cell office:value-type="float" office:value="0.120282" calcext:value-type="float">
            <text:p>0.120282</text:p>
          </table:table-cell>
          <table:table-cell office:value-type="float" office:value="0.127638" calcext:value-type="float">
            <text:p>0.127638</text:p>
          </table:table-cell>
          <table:table-cell office:value-type="float" office:value="0.134868" calcext:value-type="float">
            <text:p>0.134868</text:p>
          </table:table-cell>
          <table:table-cell office:value-type="float" office:value="0.141964" calcext:value-type="float">
            <text:p>0.141964</text:p>
          </table:table-cell>
          <table:table-cell office:value-type="float" office:value="0.148921" calcext:value-type="float">
            <text:p>0.148921</text:p>
          </table:table-cell>
          <table:table-cell office:value-type="float" office:value="0.15573" calcext:value-type="float">
            <text:p>0.15573</text:p>
          </table:table-cell>
          <table:table-cell office:value-type="float" office:value="0.162386" calcext:value-type="float">
            <text:p>0.162386</text:p>
          </table:table-cell>
          <table:table-cell office:value-type="float" office:value="0.168881" calcext:value-type="float">
            <text:p>0.168881</text:p>
          </table:table-cell>
          <table:table-cell office:value-type="float" office:value="0.17521" calcext:value-type="float">
            <text:p>0.17521</text:p>
          </table:table-cell>
          <table:table-cell office:value-type="float" office:value="0.181366" calcext:value-type="float">
            <text:p>0.181366</text:p>
          </table:table-cell>
          <table:table-cell office:value-type="float" office:value="0.187343" calcext:value-type="float">
            <text:p>0.187343</text:p>
          </table:table-cell>
          <table:table-cell office:value-type="float" office:value="0.193135" calcext:value-type="float">
            <text:p>0.193135</text:p>
          </table:table-cell>
          <table:table-cell office:value-type="float" office:value="0.198737" calcext:value-type="float">
            <text:p>0.198737</text:p>
          </table:table-cell>
          <table:table-cell office:value-type="float" office:value="0.204142" calcext:value-type="float">
            <text:p>0.204142</text:p>
          </table:table-cell>
          <table:table-cell office:value-type="float" office:value="0.209346" calcext:value-type="float">
            <text:p>0.209346</text:p>
          </table:table-cell>
          <table:table-cell office:value-type="float" office:value="0.214344" calcext:value-type="float">
            <text:p>0.214344</text:p>
          </table:table-cell>
          <table:table-cell office:value-type="float" office:value="0.219129" calcext:value-type="float">
            <text:p>0.219129</text:p>
          </table:table-cell>
          <table:table-cell office:value-type="float" office:value="0.223699" calcext:value-type="float">
            <text:p>0.223699</text:p>
          </table:table-cell>
          <table:table-cell office:value-type="float" office:value="0.228048" calcext:value-type="float">
            <text:p>0.228048</text:p>
          </table:table-cell>
          <table:table-cell office:value-type="float" office:value="0.232171" calcext:value-type="float">
            <text:p>0.232171</text:p>
          </table:table-cell>
          <table:table-cell office:value-type="float" office:value="0.236066" calcext:value-type="float">
            <text:p>0.236066</text:p>
          </table:table-cell>
          <table:table-cell office:value-type="float" office:value="0.239728" calcext:value-type="float">
            <text:p>0.239728</text:p>
          </table:table-cell>
          <table:table-cell office:value-type="float" office:value="0.243153" calcext:value-type="float">
            <text:p>0.243153</text:p>
          </table:table-cell>
          <table:table-cell office:value-type="float" office:value="0.246338" calcext:value-type="float">
            <text:p>0.246338</text:p>
          </table:table-cell>
          <table:table-cell office:value-type="float" office:value="0.24928" calcext:value-type="float">
            <text:p>0.24928</text:p>
          </table:table-cell>
          <table:table-cell office:value-type="float" office:value="0.251976" calcext:value-type="float">
            <text:p>0.251976</text:p>
          </table:table-cell>
          <table:table-cell office:value-type="float" office:value="0.254423" calcext:value-type="float">
            <text:p>0.254423</text:p>
          </table:table-cell>
          <table:table-cell office:value-type="float" office:value="0.256619" calcext:value-type="float">
            <text:p>0.256619</text:p>
          </table:table-cell>
          <table:table-cell office:value-type="float" office:value="0.258562" calcext:value-type="float">
            <text:p>0.258562</text:p>
          </table:table-cell>
          <table:table-cell office:value-type="float" office:value="0.26025" calcext:value-type="float">
            <text:p>0.26025</text:p>
          </table:table-cell>
          <table:table-cell office:value-type="float" office:value="0.261681" calcext:value-type="float">
            <text:p>0.261681</text:p>
          </table:table-cell>
          <table:table-cell office:value-type="float" office:value="0.262854" calcext:value-type="float">
            <text:p>0.262854</text:p>
          </table:table-cell>
          <table:table-cell office:value-type="float" office:value="0.263767" calcext:value-type="float">
            <text:p>0.263767</text:p>
          </table:table-cell>
          <table:table-cell office:value-type="float" office:value="0.26442" calcext:value-type="float">
            <text:p>0.26442</text:p>
          </table:table-cell>
          <table:table-cell office:value-type="float" office:value="0.264812" calcext:value-type="float">
            <text:p>0.264812</text:p>
          </table:table-cell>
          <table:table-cell office:value-type="float" office:value="0.264942" calcext:value-type="float">
            <text:p>0.264942</text:p>
          </table:table-cell>
          <table:table-cell/>
        </table:table-row>
        <table:table-row table:style-name="ro1">
          <table:table-cell office:value-type="float" office:value="0.68547" calcext:value-type="float">
            <text:p>0.68547</text:p>
          </table:table-cell>
          <table:table-cell office:value-type="float" office:value="-0.276869" calcext:value-type="float">
            <text:p>-0.276869</text:p>
          </table:table-cell>
          <table:table-cell office:value-type="float" office:value="-0.276732" calcext:value-type="float">
            <text:p>-0.276732</text:p>
          </table:table-cell>
          <table:table-cell office:value-type="float" office:value="-0.276323" calcext:value-type="float">
            <text:p>-0.276323</text:p>
          </table:table-cell>
          <table:table-cell office:value-type="float" office:value="-0.27564" calcext:value-type="float">
            <text:p>-0.27564</text:p>
          </table:table-cell>
          <table:table-cell office:value-type="float" office:value="-0.274686" calcext:value-type="float">
            <text:p>-0.274686</text:p>
          </table:table-cell>
          <table:table-cell office:value-type="float" office:value="-0.273461" calcext:value-type="float">
            <text:p>-0.273461</text:p>
          </table:table-cell>
          <table:table-cell office:value-type="float" office:value="-0.271965" calcext:value-type="float">
            <text:p>-0.271965</text:p>
          </table:table-cell>
          <table:table-cell office:value-type="float" office:value="-0.270201" calcext:value-type="float">
            <text:p>-0.270201</text:p>
          </table:table-cell>
          <table:table-cell office:value-type="float" office:value="-0.268171" calcext:value-type="float">
            <text:p>-0.268171</text:p>
          </table:table-cell>
          <table:table-cell office:value-type="float" office:value="-0.265876" calcext:value-type="float">
            <text:p>-0.265876</text:p>
          </table:table-cell>
          <table:table-cell office:value-type="float" office:value="-0.263318" calcext:value-type="float">
            <text:p>-0.263318</text:p>
          </table:table-cell>
          <table:table-cell office:value-type="float" office:value="-0.260501" calcext:value-type="float">
            <text:p>-0.260501</text:p>
          </table:table-cell>
          <table:table-cell office:value-type="float" office:value="-0.257427" calcext:value-type="float">
            <text:p>-0.257427</text:p>
          </table:table-cell>
          <table:table-cell office:value-type="float" office:value="-0.254098" calcext:value-type="float">
            <text:p>-0.254098</text:p>
          </table:table-cell>
          <table:table-cell office:value-type="float" office:value="-0.250519" calcext:value-type="float">
            <text:p>-0.250519</text:p>
          </table:table-cell>
          <table:table-cell office:value-type="float" office:value="-0.246693" calcext:value-type="float">
            <text:p>-0.246693</text:p>
          </table:table-cell>
          <table:table-cell office:value-type="float" office:value="-0.242623" calcext:value-type="float">
            <text:p>-0.242623</text:p>
          </table:table-cell>
          <table:table-cell office:value-type="float" office:value="-0.238313" calcext:value-type="float">
            <text:p>-0.238313</text:p>
          </table:table-cell>
          <table:table-cell office:value-type="float" office:value="-0.233769" calcext:value-type="float">
            <text:p>-0.233769</text:p>
          </table:table-cell>
          <table:table-cell office:value-type="float" office:value="-0.228994" calcext:value-type="float">
            <text:p>-0.228994</text:p>
          </table:table-cell>
          <table:table-cell office:value-type="float" office:value="-0.223992" calcext:value-type="float">
            <text:p>-0.223992</text:p>
          </table:table-cell>
          <table:table-cell office:value-type="float" office:value="-0.21877" calcext:value-type="float">
            <text:p>-0.21877</text:p>
          </table:table-cell>
          <table:table-cell office:value-type="float" office:value="-0.213332" calcext:value-type="float">
            <text:p>-0.213332</text:p>
          </table:table-cell>
          <table:table-cell office:value-type="float" office:value="-0.207683" calcext:value-type="float">
            <text:p>-0.207683</text:p>
          </table:table-cell>
          <table:table-cell office:value-type="float" office:value="-0.20183" calcext:value-type="float">
            <text:p>-0.20183</text:p>
          </table:table-cell>
          <table:table-cell office:value-type="float" office:value="-0.195777" calcext:value-type="float">
            <text:p>-0.195777</text:p>
          </table:table-cell>
          <table:table-cell office:value-type="float" office:value="-0.189531" calcext:value-type="float">
            <text:p>-0.189531</text:p>
          </table:table-cell>
          <table:table-cell office:value-type="float" office:value="-0.183098" calcext:value-type="float">
            <text:p>-0.183098</text:p>
          </table:table-cell>
          <table:table-cell office:value-type="float" office:value="-0.176484" calcext:value-type="float">
            <text:p>-0.176484</text:p>
          </table:table-cell>
          <table:table-cell office:value-type="float" office:value="-0.169696" calcext:value-type="float">
            <text:p>-0.169696</text:p>
          </table:table-cell>
          <table:table-cell office:value-type="float" office:value="-0.16274" calcext:value-type="float">
            <text:p>-0.16274</text:p>
          </table:table-cell>
          <table:table-cell office:value-type="float" office:value="-0.155624" calcext:value-type="float">
            <text:p>-0.155624</text:p>
          </table:table-cell>
          <table:table-cell office:value-type="float" office:value="-0.148355" calcext:value-type="float">
            <text:p>-0.148355</text:p>
          </table:table-cell>
          <table:table-cell office:value-type="float" office:value="-0.140939" calcext:value-type="float">
            <text:p>-0.140939</text:p>
          </table:table-cell>
          <table:table-cell office:value-type="float" office:value="-0.133383" calcext:value-type="float">
            <text:p>-0.133383</text:p>
          </table:table-cell>
          <table:table-cell office:value-type="float" office:value="-0.125697" calcext:value-type="float">
            <text:p>-0.125697</text:p>
          </table:table-cell>
          <table:table-cell office:value-type="float" office:value="-0.117886" calcext:value-type="float">
            <text:p>-0.117886</text:p>
          </table:table-cell>
          <table:table-cell office:value-type="float" office:value="-0.109959" calcext:value-type="float">
            <text:p>-0.109959</text:p>
          </table:table-cell>
          <table:table-cell office:value-type="float" office:value="-0.101923" calcext:value-type="float">
            <text:p>-0.101923</text:p>
          </table:table-cell>
          <table:table-cell office:value-type="float" office:value="-0.0937865" calcext:value-type="float">
            <text:p>-0.0937865</text:p>
          </table:table-cell>
          <table:table-cell office:value-type="float" office:value="-0.0855577" calcext:value-type="float">
            <text:p>-0.0855577</text:p>
          </table:table-cell>
          <table:table-cell office:value-type="float" office:value="-0.0772444" calcext:value-type="float">
            <text:p>-0.0772444</text:p>
          </table:table-cell>
          <table:table-cell office:value-type="float" office:value="-0.0688549" calcext:value-type="float">
            <text:p>-0.0688549</text:p>
          </table:table-cell>
          <table:table-cell office:value-type="float" office:value="-0.0603974" calcext:value-type="float">
            <text:p>-0.0603974</text:p>
          </table:table-cell>
          <table:table-cell office:value-type="float" office:value="-0.0518804" calcext:value-type="float">
            <text:p>-0.0518804</text:p>
          </table:table-cell>
          <table:table-cell office:value-type="float" office:value="-0.0433121" calcext:value-type="float">
            <text:p>-0.0433121</text:p>
          </table:table-cell>
          <table:table-cell office:value-type="float" office:value="-0.0347011" calcext:value-type="float">
            <text:p>-0.0347011</text:p>
          </table:table-cell>
          <table:table-cell office:value-type="float" office:value="-0.0260558" calcext:value-type="float">
            <text:p>-0.0260558</text:p>
          </table:table-cell>
          <table:table-cell office:value-type="float" office:value="-0.0173848" calcext:value-type="float">
            <text:p>-0.0173848</text:p>
          </table:table-cell>
          <table:table-cell office:value-type="float" office:value="-0.00869671" calcext:value-type="float">
            <text:p>-0.00869671</text:p>
          </table:table-cell>
          <table:table-cell office:value-type="float" office:value="9.50748E-017" calcext:value-type="float">
            <text:p>9.50748E-17</text:p>
          </table:table-cell>
          <table:table-cell office:value-type="float" office:value="0.00869671" calcext:value-type="float">
            <text:p>0.00869671</text:p>
          </table:table-cell>
          <table:table-cell office:value-type="float" office:value="0.0173848" calcext:value-type="float">
            <text:p>0.0173848</text:p>
          </table:table-cell>
          <table:table-cell office:value-type="float" office:value="0.0260558" calcext:value-type="float">
            <text:p>0.0260558</text:p>
          </table:table-cell>
          <table:table-cell office:value-type="float" office:value="0.0347011" calcext:value-type="float">
            <text:p>0.0347011</text:p>
          </table:table-cell>
          <table:table-cell office:value-type="float" office:value="0.0433121" calcext:value-type="float">
            <text:p>0.0433121</text:p>
          </table:table-cell>
          <table:table-cell office:value-type="float" office:value="0.0518804" calcext:value-type="float">
            <text:p>0.0518804</text:p>
          </table:table-cell>
          <table:table-cell office:value-type="float" office:value="0.0603974" calcext:value-type="float">
            <text:p>0.0603974</text:p>
          </table:table-cell>
          <table:table-cell office:value-type="float" office:value="0.0688549" calcext:value-type="float">
            <text:p>0.0688549</text:p>
          </table:table-cell>
          <table:table-cell office:value-type="float" office:value="0.0772444" calcext:value-type="float">
            <text:p>0.0772444</text:p>
          </table:table-cell>
          <table:table-cell office:value-type="float" office:value="0.0855577" calcext:value-type="float">
            <text:p>0.0855577</text:p>
          </table:table-cell>
          <table:table-cell office:value-type="float" office:value="0.0937865" calcext:value-type="float">
            <text:p>0.0937865</text:p>
          </table:table-cell>
          <table:table-cell office:value-type="float" office:value="0.101923" calcext:value-type="float">
            <text:p>0.101923</text:p>
          </table:table-cell>
          <table:table-cell office:value-type="float" office:value="0.109959" calcext:value-type="float">
            <text:p>0.109959</text:p>
          </table:table-cell>
          <table:table-cell office:value-type="float" office:value="0.117886" calcext:value-type="float">
            <text:p>0.117886</text:p>
          </table:table-cell>
          <table:table-cell office:value-type="float" office:value="0.125697" calcext:value-type="float">
            <text:p>0.125697</text:p>
          </table:table-cell>
          <table:table-cell office:value-type="float" office:value="0.133383" calcext:value-type="float">
            <text:p>0.133383</text:p>
          </table:table-cell>
          <table:table-cell office:value-type="float" office:value="0.140939" calcext:value-type="float">
            <text:p>0.140939</text:p>
          </table:table-cell>
          <table:table-cell office:value-type="float" office:value="0.148355" calcext:value-type="float">
            <text:p>0.148355</text:p>
          </table:table-cell>
          <table:table-cell office:value-type="float" office:value="0.155624" calcext:value-type="float">
            <text:p>0.155624</text:p>
          </table:table-cell>
          <table:table-cell office:value-type="float" office:value="0.16274" calcext:value-type="float">
            <text:p>0.16274</text:p>
          </table:table-cell>
          <table:table-cell office:value-type="float" office:value="0.169696" calcext:value-type="float">
            <text:p>0.169696</text:p>
          </table:table-cell>
          <table:table-cell office:value-type="float" office:value="0.176484" calcext:value-type="float">
            <text:p>0.176484</text:p>
          </table:table-cell>
          <table:table-cell office:value-type="float" office:value="0.183098" calcext:value-type="float">
            <text:p>0.183098</text:p>
          </table:table-cell>
          <table:table-cell office:value-type="float" office:value="0.189531" calcext:value-type="float">
            <text:p>0.189531</text:p>
          </table:table-cell>
          <table:table-cell office:value-type="float" office:value="0.195777" calcext:value-type="float">
            <text:p>0.195777</text:p>
          </table:table-cell>
          <table:table-cell office:value-type="float" office:value="0.20183" calcext:value-type="float">
            <text:p>0.20183</text:p>
          </table:table-cell>
          <table:table-cell office:value-type="float" office:value="0.207683" calcext:value-type="float">
            <text:p>0.207683</text:p>
          </table:table-cell>
          <table:table-cell office:value-type="float" office:value="0.213332" calcext:value-type="float">
            <text:p>0.213332</text:p>
          </table:table-cell>
          <table:table-cell office:value-type="float" office:value="0.21877" calcext:value-type="float">
            <text:p>0.21877</text:p>
          </table:table-cell>
          <table:table-cell office:value-type="float" office:value="0.223992" calcext:value-type="float">
            <text:p>0.223992</text:p>
          </table:table-cell>
          <table:table-cell office:value-type="float" office:value="0.228994" calcext:value-type="float">
            <text:p>0.228994</text:p>
          </table:table-cell>
          <table:table-cell office:value-type="float" office:value="0.233769" calcext:value-type="float">
            <text:p>0.233769</text:p>
          </table:table-cell>
          <table:table-cell office:value-type="float" office:value="0.238313" calcext:value-type="float">
            <text:p>0.238313</text:p>
          </table:table-cell>
          <table:table-cell office:value-type="float" office:value="0.242623" calcext:value-type="float">
            <text:p>0.242623</text:p>
          </table:table-cell>
          <table:table-cell office:value-type="float" office:value="0.246693" calcext:value-type="float">
            <text:p>0.246693</text:p>
          </table:table-cell>
          <table:table-cell office:value-type="float" office:value="0.250519" calcext:value-type="float">
            <text:p>0.250519</text:p>
          </table:table-cell>
          <table:table-cell office:value-type="float" office:value="0.254098" calcext:value-type="float">
            <text:p>0.254098</text:p>
          </table:table-cell>
          <table:table-cell office:value-type="float" office:value="0.257427" calcext:value-type="float">
            <text:p>0.257427</text:p>
          </table:table-cell>
          <table:table-cell office:value-type="float" office:value="0.260501" calcext:value-type="float">
            <text:p>0.260501</text:p>
          </table:table-cell>
          <table:table-cell office:value-type="float" office:value="0.263318" calcext:value-type="float">
            <text:p>0.263318</text:p>
          </table:table-cell>
          <table:table-cell office:value-type="float" office:value="0.265876" calcext:value-type="float">
            <text:p>0.265876</text:p>
          </table:table-cell>
          <table:table-cell office:value-type="float" office:value="0.268171" calcext:value-type="float">
            <text:p>0.268171</text:p>
          </table:table-cell>
          <table:table-cell office:value-type="float" office:value="0.270201" calcext:value-type="float">
            <text:p>0.270201</text:p>
          </table:table-cell>
          <table:table-cell office:value-type="float" office:value="0.271965" calcext:value-type="float">
            <text:p>0.271965</text:p>
          </table:table-cell>
          <table:table-cell office:value-type="float" office:value="0.273461" calcext:value-type="float">
            <text:p>0.273461</text:p>
          </table:table-cell>
          <table:table-cell office:value-type="float" office:value="0.274686" calcext:value-type="float">
            <text:p>0.274686</text:p>
          </table:table-cell>
          <table:table-cell office:value-type="float" office:value="0.27564" calcext:value-type="float">
            <text:p>0.27564</text:p>
          </table:table-cell>
          <table:table-cell office:value-type="float" office:value="0.276323" calcext:value-type="float">
            <text:p>0.276323</text:p>
          </table:table-cell>
          <table:table-cell office:value-type="float" office:value="0.276732" calcext:value-type="float">
            <text:p>0.276732</text:p>
          </table:table-cell>
          <table:table-cell office:value-type="float" office:value="0.276869" calcext:value-type="float">
            <text:p>0.276869</text:p>
          </table:table-cell>
          <table:table-cell/>
        </table:table-row>
        <table:table-row table:style-name="ro1">
          <table:table-cell office:value-type="float" office:value="0.693036" calcext:value-type="float">
            <text:p>0.693036</text:p>
          </table:table-cell>
          <table:table-cell office:value-type="float" office:value="-0.291259" calcext:value-type="float">
            <text:p>-0.291259</text:p>
          </table:table-cell>
          <table:table-cell office:value-type="float" office:value="-0.291114" calcext:value-type="float">
            <text:p>-0.291114</text:p>
          </table:table-cell>
          <table:table-cell office:value-type="float" office:value="-0.290684" calcext:value-type="float">
            <text:p>-0.290684</text:p>
          </table:table-cell>
          <table:table-cell office:value-type="float" office:value="-0.289966" calcext:value-type="float">
            <text:p>-0.289966</text:p>
          </table:table-cell>
          <table:table-cell office:value-type="float" office:value="-0.288962" calcext:value-type="float">
            <text:p>-0.288962</text:p>
          </table:table-cell>
          <table:table-cell office:value-type="float" office:value="-0.287673" calcext:value-type="float">
            <text:p>-0.287673</text:p>
          </table:table-cell>
          <table:table-cell office:value-type="float" office:value="-0.286099" calcext:value-type="float">
            <text:p>-0.286099</text:p>
          </table:table-cell>
          <table:table-cell office:value-type="float" office:value="-0.284244" calcext:value-type="float">
            <text:p>-0.284244</text:p>
          </table:table-cell>
          <table:table-cell office:value-type="float" office:value="-0.282108" calcext:value-type="float">
            <text:p>-0.282108</text:p>
          </table:table-cell>
          <table:table-cell office:value-type="float" office:value="-0.279694" calcext:value-type="float">
            <text:p>-0.279694</text:p>
          </table:table-cell>
          <table:table-cell office:value-type="float" office:value="-0.277003" calcext:value-type="float">
            <text:p>-0.277003</text:p>
          </table:table-cell>
          <table:table-cell office:value-type="float" office:value="-0.27404" calcext:value-type="float">
            <text:p>-0.27404</text:p>
          </table:table-cell>
          <table:table-cell office:value-type="float" office:value="-0.270805" calcext:value-type="float">
            <text:p>-0.270805</text:p>
          </table:table-cell>
          <table:table-cell office:value-type="float" office:value="-0.267304" calcext:value-type="float">
            <text:p>-0.267304</text:p>
          </table:table-cell>
          <table:table-cell office:value-type="float" office:value="-0.263539" calcext:value-type="float">
            <text:p>-0.263539</text:p>
          </table:table-cell>
          <table:table-cell office:value-type="float" office:value="-0.259513" calcext:value-type="float">
            <text:p>-0.259513</text:p>
          </table:table-cell>
          <table:table-cell office:value-type="float" office:value="-0.255232" calcext:value-type="float">
            <text:p>-0.255232</text:p>
          </table:table-cell>
          <table:table-cell office:value-type="float" office:value="-0.250699" calcext:value-type="float">
            <text:p>-0.250699</text:p>
          </table:table-cell>
          <table:table-cell office:value-type="float" office:value="-0.245918" calcext:value-type="float">
            <text:p>-0.245918</text:p>
          </table:table-cell>
          <table:table-cell office:value-type="float" office:value="-0.240895" calcext:value-type="float">
            <text:p>-0.240895</text:p>
          </table:table-cell>
          <table:table-cell office:value-type="float" office:value="-0.235633" calcext:value-type="float">
            <text:p>-0.235633</text:p>
          </table:table-cell>
          <table:table-cell office:value-type="float" office:value="-0.23014" calcext:value-type="float">
            <text:p>-0.23014</text:p>
          </table:table-cell>
          <table:table-cell office:value-type="float" office:value="-0.224419" calcext:value-type="float">
            <text:p>-0.224419</text:p>
          </table:table-cell>
          <table:table-cell office:value-type="float" office:value="-0.218477" calcext:value-type="float">
            <text:p>-0.218477</text:p>
          </table:table-cell>
          <table:table-cell office:value-type="float" office:value="-0.212319" calcext:value-type="float">
            <text:p>-0.212319</text:p>
          </table:table-cell>
          <table:table-cell office:value-type="float" office:value="-0.205951" calcext:value-type="float">
            <text:p>-0.205951</text:p>
          </table:table-cell>
          <table:table-cell office:value-type="float" office:value="-0.199381" calcext:value-type="float">
            <text:p>-0.199381</text:p>
          </table:table-cell>
          <table:table-cell office:value-type="float" office:value="-0.192613" calcext:value-type="float">
            <text:p>-0.192613</text:p>
          </table:table-cell>
          <table:table-cell office:value-type="float" office:value="-0.185656" calcext:value-type="float">
            <text:p>-0.185656</text:p>
          </table:table-cell>
          <table:table-cell office:value-type="float" office:value="-0.178515" calcext:value-type="float">
            <text:p>-0.178515</text:p>
          </table:table-cell>
          <table:table-cell office:value-type="float" office:value="-0.171198" calcext:value-type="float">
            <text:p>-0.171198</text:p>
          </table:table-cell>
          <table:table-cell office:value-type="float" office:value="-0.163712" calcext:value-type="float">
            <text:p>-0.163712</text:p>
          </table:table-cell>
          <table:table-cell office:value-type="float" office:value="-0.156065" calcext:value-type="float">
            <text:p>-0.156065</text:p>
          </table:table-cell>
          <table:table-cell office:value-type="float" office:value="-0.148263" calcext:value-type="float">
            <text:p>-0.148263</text:p>
          </table:table-cell>
          <table:table-cell office:value-type="float" office:value="-0.140315" calcext:value-type="float">
            <text:p>-0.140315</text:p>
          </table:table-cell>
          <table:table-cell office:value-type="float" office:value="-0.132229" calcext:value-type="float">
            <text:p>-0.132229</text:p>
          </table:table-cell>
          <table:table-cell office:value-type="float" office:value="-0.124012" calcext:value-type="float">
            <text:p>-0.124012</text:p>
          </table:table-cell>
          <table:table-cell office:value-type="float" office:value="-0.115673" calcext:value-type="float">
            <text:p>-0.115673</text:p>
          </table:table-cell>
          <table:table-cell office:value-type="float" office:value="-0.10722" calcext:value-type="float">
            <text:p>-0.10722</text:p>
          </table:table-cell>
          <table:table-cell office:value-type="float" office:value="-0.0986607" calcext:value-type="float">
            <text:p>-0.0986607</text:p>
          </table:table-cell>
          <table:table-cell office:value-type="float" office:value="-0.0900042" calcext:value-type="float">
            <text:p>-0.0900042</text:p>
          </table:table-cell>
          <table:table-cell office:value-type="float" office:value="-0.0812589" calcext:value-type="float">
            <text:p>-0.0812589</text:p>
          </table:table-cell>
          <table:table-cell office:value-type="float" office:value="-0.0724333" calcext:value-type="float">
            <text:p>-0.0724333</text:p>
          </table:table-cell>
          <table:table-cell office:value-type="float" office:value="-0.0635363" calcext:value-type="float">
            <text:p>-0.0635363</text:p>
          </table:table-cell>
          <table:table-cell office:value-type="float" office:value="-0.0545766" calcext:value-type="float">
            <text:p>-0.0545766</text:p>
          </table:table-cell>
          <table:table-cell office:value-type="float" office:value="-0.045563" calcext:value-type="float">
            <text:p>-0.045563</text:p>
          </table:table-cell>
          <table:table-cell office:value-type="float" office:value="-0.0365045" calcext:value-type="float">
            <text:p>-0.0365045</text:p>
          </table:table-cell>
          <table:table-cell office:value-type="float" office:value="-0.02741" calcext:value-type="float">
            <text:p>-0.02741</text:p>
          </table:table-cell>
          <table:table-cell office:value-type="float" office:value="-0.0182883" calcext:value-type="float">
            <text:p>-0.0182883</text:p>
          </table:table-cell>
          <table:table-cell office:value-type="float" office:value="-0.00914869" calcext:value-type="float">
            <text:p>-0.00914869</text:p>
          </table:table-cell>
          <table:table-cell office:value-type="float" office:value="-3.00047E-016" calcext:value-type="float">
            <text:p>-3.00047E-16</text:p>
          </table:table-cell>
          <table:table-cell office:value-type="float" office:value="0.00914869" calcext:value-type="float">
            <text:p>0.00914869</text:p>
          </table:table-cell>
          <table:table-cell office:value-type="float" office:value="0.0182883" calcext:value-type="float">
            <text:p>0.0182883</text:p>
          </table:table-cell>
          <table:table-cell office:value-type="float" office:value="0.02741" calcext:value-type="float">
            <text:p>0.02741</text:p>
          </table:table-cell>
          <table:table-cell office:value-type="float" office:value="0.0365045" calcext:value-type="float">
            <text:p>0.0365045</text:p>
          </table:table-cell>
          <table:table-cell office:value-type="float" office:value="0.045563" calcext:value-type="float">
            <text:p>0.045563</text:p>
          </table:table-cell>
          <table:table-cell office:value-type="float" office:value="0.0545766" calcext:value-type="float">
            <text:p>0.0545766</text:p>
          </table:table-cell>
          <table:table-cell office:value-type="float" office:value="0.0635363" calcext:value-type="float">
            <text:p>0.0635363</text:p>
          </table:table-cell>
          <table:table-cell office:value-type="float" office:value="0.0724333" calcext:value-type="float">
            <text:p>0.0724333</text:p>
          </table:table-cell>
          <table:table-cell office:value-type="float" office:value="0.0812589" calcext:value-type="float">
            <text:p>0.0812589</text:p>
          </table:table-cell>
          <table:table-cell office:value-type="float" office:value="0.0900042" calcext:value-type="float">
            <text:p>0.0900042</text:p>
          </table:table-cell>
          <table:table-cell office:value-type="float" office:value="0.0986607" calcext:value-type="float">
            <text:p>0.0986607</text:p>
          </table:table-cell>
          <table:table-cell office:value-type="float" office:value="0.10722" calcext:value-type="float">
            <text:p>0.10722</text:p>
          </table:table-cell>
          <table:table-cell office:value-type="float" office:value="0.115673" calcext:value-type="float">
            <text:p>0.115673</text:p>
          </table:table-cell>
          <table:table-cell office:value-type="float" office:value="0.124012" calcext:value-type="float">
            <text:p>0.124012</text:p>
          </table:table-cell>
          <table:table-cell office:value-type="float" office:value="0.132229" calcext:value-type="float">
            <text:p>0.132229</text:p>
          </table:table-cell>
          <table:table-cell office:value-type="float" office:value="0.140315" calcext:value-type="float">
            <text:p>0.140315</text:p>
          </table:table-cell>
          <table:table-cell office:value-type="float" office:value="0.148263" calcext:value-type="float">
            <text:p>0.148263</text:p>
          </table:table-cell>
          <table:table-cell office:value-type="float" office:value="0.156065" calcext:value-type="float">
            <text:p>0.156065</text:p>
          </table:table-cell>
          <table:table-cell office:value-type="float" office:value="0.163712" calcext:value-type="float">
            <text:p>0.163712</text:p>
          </table:table-cell>
          <table:table-cell office:value-type="float" office:value="0.171198" calcext:value-type="float">
            <text:p>0.171198</text:p>
          </table:table-cell>
          <table:table-cell office:value-type="float" office:value="0.178515" calcext:value-type="float">
            <text:p>0.178515</text:p>
          </table:table-cell>
          <table:table-cell office:value-type="float" office:value="0.185656" calcext:value-type="float">
            <text:p>0.185656</text:p>
          </table:table-cell>
          <table:table-cell office:value-type="float" office:value="0.192613" calcext:value-type="float">
            <text:p>0.192613</text:p>
          </table:table-cell>
          <table:table-cell office:value-type="float" office:value="0.199381" calcext:value-type="float">
            <text:p>0.199381</text:p>
          </table:table-cell>
          <table:table-cell office:value-type="float" office:value="0.205951" calcext:value-type="float">
            <text:p>0.205951</text:p>
          </table:table-cell>
          <table:table-cell office:value-type="float" office:value="0.212319" calcext:value-type="float">
            <text:p>0.212319</text:p>
          </table:table-cell>
          <table:table-cell office:value-type="float" office:value="0.218477" calcext:value-type="float">
            <text:p>0.218477</text:p>
          </table:table-cell>
          <table:table-cell office:value-type="float" office:value="0.224419" calcext:value-type="float">
            <text:p>0.224419</text:p>
          </table:table-cell>
          <table:table-cell office:value-type="float" office:value="0.23014" calcext:value-type="float">
            <text:p>0.23014</text:p>
          </table:table-cell>
          <table:table-cell office:value-type="float" office:value="0.235633" calcext:value-type="float">
            <text:p>0.235633</text:p>
          </table:table-cell>
          <table:table-cell office:value-type="float" office:value="0.240895" calcext:value-type="float">
            <text:p>0.240895</text:p>
          </table:table-cell>
          <table:table-cell office:value-type="float" office:value="0.245918" calcext:value-type="float">
            <text:p>0.245918</text:p>
          </table:table-cell>
          <table:table-cell office:value-type="float" office:value="0.250699" calcext:value-type="float">
            <text:p>0.250699</text:p>
          </table:table-cell>
          <table:table-cell office:value-type="float" office:value="0.255232" calcext:value-type="float">
            <text:p>0.255232</text:p>
          </table:table-cell>
          <table:table-cell office:value-type="float" office:value="0.259513" calcext:value-type="float">
            <text:p>0.259513</text:p>
          </table:table-cell>
          <table:table-cell office:value-type="float" office:value="0.263539" calcext:value-type="float">
            <text:p>0.263539</text:p>
          </table:table-cell>
          <table:table-cell office:value-type="float" office:value="0.267304" calcext:value-type="float">
            <text:p>0.267304</text:p>
          </table:table-cell>
          <table:table-cell office:value-type="float" office:value="0.270805" calcext:value-type="float">
            <text:p>0.270805</text:p>
          </table:table-cell>
          <table:table-cell office:value-type="float" office:value="0.27404" calcext:value-type="float">
            <text:p>0.27404</text:p>
          </table:table-cell>
          <table:table-cell office:value-type="float" office:value="0.277003" calcext:value-type="float">
            <text:p>0.277003</text:p>
          </table:table-cell>
          <table:table-cell office:value-type="float" office:value="0.279694" calcext:value-type="float">
            <text:p>0.279694</text:p>
          </table:table-cell>
          <table:table-cell office:value-type="float" office:value="0.282108" calcext:value-type="float">
            <text:p>0.282108</text:p>
          </table:table-cell>
          <table:table-cell office:value-type="float" office:value="0.284244" calcext:value-type="float">
            <text:p>0.284244</text:p>
          </table:table-cell>
          <table:table-cell office:value-type="float" office:value="0.286099" calcext:value-type="float">
            <text:p>0.286099</text:p>
          </table:table-cell>
          <table:table-cell office:value-type="float" office:value="0.287673" calcext:value-type="float">
            <text:p>0.287673</text:p>
          </table:table-cell>
          <table:table-cell office:value-type="float" office:value="0.288962" calcext:value-type="float">
            <text:p>0.288962</text:p>
          </table:table-cell>
          <table:table-cell office:value-type="float" office:value="0.289966" calcext:value-type="float">
            <text:p>0.289966</text:p>
          </table:table-cell>
          <table:table-cell office:value-type="float" office:value="0.290684" calcext:value-type="float">
            <text:p>0.290684</text:p>
          </table:table-cell>
          <table:table-cell office:value-type="float" office:value="0.291114" calcext:value-type="float">
            <text:p>0.291114</text:p>
          </table:table-cell>
          <table:table-cell office:value-type="float" office:value="0.291259" calcext:value-type="float">
            <text:p>0.291259</text:p>
          </table:table-cell>
          <table:table-cell/>
        </table:table-row>
        <table:table-row table:style-name="ro1">
          <table:table-cell office:value-type="float" office:value="0.699374" calcext:value-type="float">
            <text:p>0.699374</text:p>
          </table:table-cell>
          <table:table-cell office:value-type="float" office:value="-0.303101" calcext:value-type="float">
            <text:p>-0.303101</text:p>
          </table:table-cell>
          <table:table-cell office:value-type="float" office:value="-0.302952" calcext:value-type="float">
            <text:p>-0.302952</text:p>
          </table:table-cell>
          <table:table-cell office:value-type="float" office:value="-0.302503" calcext:value-type="float">
            <text:p>-0.302503</text:p>
          </table:table-cell>
          <table:table-cell office:value-type="float" office:value="-0.301756" calcext:value-type="float">
            <text:p>-0.301756</text:p>
          </table:table-cell>
          <table:table-cell office:value-type="float" office:value="-0.300711" calcext:value-type="float">
            <text:p>-0.300711</text:p>
          </table:table-cell>
          <table:table-cell office:value-type="float" office:value="-0.29937" calcext:value-type="float">
            <text:p>-0.29937</text:p>
          </table:table-cell>
          <table:table-cell office:value-type="float" office:value="-0.297732" calcext:value-type="float">
            <text:p>-0.297732</text:p>
          </table:table-cell>
          <table:table-cell office:value-type="float" office:value="-0.295802" calcext:value-type="float">
            <text:p>-0.295802</text:p>
          </table:table-cell>
          <table:table-cell office:value-type="float" office:value="-0.293579" calcext:value-type="float">
            <text:p>-0.293579</text:p>
          </table:table-cell>
          <table:table-cell office:value-type="float" office:value="-0.291066" calcext:value-type="float">
            <text:p>-0.291066</text:p>
          </table:table-cell>
          <table:table-cell office:value-type="float" office:value="-0.288267" calcext:value-type="float">
            <text:p>-0.288267</text:p>
          </table:table-cell>
          <table:table-cell office:value-type="float" office:value="-0.285182" calcext:value-type="float">
            <text:p>-0.285182</text:p>
          </table:table-cell>
          <table:table-cell office:value-type="float" office:value="-0.281817" calcext:value-type="float">
            <text:p>-0.281817</text:p>
          </table:table-cell>
          <table:table-cell office:value-type="float" office:value="-0.278173" calcext:value-type="float">
            <text:p>-0.278173</text:p>
          </table:table-cell>
          <table:table-cell office:value-type="float" office:value="-0.274254" calcext:value-type="float">
            <text:p>-0.274254</text:p>
          </table:table-cell>
          <table:table-cell office:value-type="float" office:value="-0.270065" calcext:value-type="float">
            <text:p>-0.270065</text:p>
          </table:table-cell>
          <table:table-cell office:value-type="float" office:value="-0.26561" calcext:value-type="float">
            <text:p>-0.26561</text:p>
          </table:table-cell>
          <table:table-cell office:value-type="float" office:value="-0.260892" calcext:value-type="float">
            <text:p>-0.260892</text:p>
          </table:table-cell>
          <table:table-cell office:value-type="float" office:value="-0.255917" calcext:value-type="float">
            <text:p>-0.255917</text:p>
          </table:table-cell>
          <table:table-cell office:value-type="float" office:value="-0.25069" calcext:value-type="float">
            <text:p>-0.25069</text:p>
          </table:table-cell>
          <table:table-cell office:value-type="float" office:value="-0.245214" calcext:value-type="float">
            <text:p>-0.245214</text:p>
          </table:table-cell>
          <table:table-cell office:value-type="float" office:value="-0.239497" calcext:value-type="float">
            <text:p>-0.239497</text:p>
          </table:table-cell>
          <table:table-cell office:value-type="float" office:value="-0.233544" calcext:value-type="float">
            <text:p>-0.233544</text:p>
          </table:table-cell>
          <table:table-cell office:value-type="float" office:value="-0.22736" calcext:value-type="float">
            <text:p>-0.22736</text:p>
          </table:table-cell>
          <table:table-cell office:value-type="float" office:value="-0.220952" calcext:value-type="float">
            <text:p>-0.220952</text:p>
          </table:table-cell>
          <table:table-cell office:value-type="float" office:value="-0.214325" calcext:value-type="float">
            <text:p>-0.214325</text:p>
          </table:table-cell>
          <table:table-cell office:value-type="float" office:value="-0.207488" calcext:value-type="float">
            <text:p>-0.207488</text:p>
          </table:table-cell>
          <table:table-cell office:value-type="float" office:value="-0.200445" calcext:value-type="float">
            <text:p>-0.200445</text:p>
          </table:table-cell>
          <table:table-cell office:value-type="float" office:value="-0.193205" calcext:value-type="float">
            <text:p>-0.193205</text:p>
          </table:table-cell>
          <table:table-cell office:value-type="float" office:value="-0.185774" calcext:value-type="float">
            <text:p>-0.185774</text:p>
          </table:table-cell>
          <table:table-cell office:value-type="float" office:value="-0.178159" calcext:value-type="float">
            <text:p>-0.178159</text:p>
          </table:table-cell>
          <table:table-cell office:value-type="float" office:value="-0.170369" calcext:value-type="float">
            <text:p>-0.170369</text:p>
          </table:table-cell>
          <table:table-cell office:value-type="float" office:value="-0.16241" calcext:value-type="float">
            <text:p>-0.16241</text:p>
          </table:table-cell>
          <table:table-cell office:value-type="float" office:value="-0.154292" calcext:value-type="float">
            <text:p>-0.154292</text:p>
          </table:table-cell>
          <table:table-cell office:value-type="float" office:value="-0.146021" calcext:value-type="float">
            <text:p>-0.146021</text:p>
          </table:table-cell>
          <table:table-cell office:value-type="float" office:value="-0.137606" calcext:value-type="float">
            <text:p>-0.137606</text:p>
          </table:table-cell>
          <table:table-cell office:value-type="float" office:value="-0.129055" calcext:value-type="float">
            <text:p>-0.129055</text:p>
          </table:table-cell>
          <table:table-cell office:value-type="float" office:value="-0.120376" calcext:value-type="float">
            <text:p>-0.120376</text:p>
          </table:table-cell>
          <table:table-cell office:value-type="float" office:value="-0.111579" calcext:value-type="float">
            <text:p>-0.111579</text:p>
          </table:table-cell>
          <table:table-cell office:value-type="float" office:value="-0.102672" calcext:value-type="float">
            <text:p>-0.102672</text:p>
          </table:table-cell>
          <table:table-cell office:value-type="float" office:value="-0.0936638" calcext:value-type="float">
            <text:p>-0.0936638</text:p>
          </table:table-cell>
          <table:table-cell office:value-type="float" office:value="-0.0845629" calcext:value-type="float">
            <text:p>-0.0845629</text:p>
          </table:table-cell>
          <table:table-cell office:value-type="float" office:value="-0.0753785" calcext:value-type="float">
            <text:p>-0.0753785</text:p>
          </table:table-cell>
          <table:table-cell office:value-type="float" office:value="-0.0661197" calcext:value-type="float">
            <text:p>-0.0661197</text:p>
          </table:table-cell>
          <table:table-cell office:value-type="float" office:value="-0.0567957" calcext:value-type="float">
            <text:p>-0.0567957</text:p>
          </table:table-cell>
          <table:table-cell office:value-type="float" office:value="-0.0474157" calcext:value-type="float">
            <text:p>-0.0474157</text:p>
          </table:table-cell>
          <table:table-cell office:value-type="float" office:value="-0.0379888" calcext:value-type="float">
            <text:p>-0.0379888</text:p>
          </table:table-cell>
          <table:table-cell office:value-type="float" office:value="-0.0285244" calcext:value-type="float">
            <text:p>-0.0285244</text:p>
          </table:table-cell>
          <table:table-cell office:value-type="float" office:value="-0.019032" calcext:value-type="float">
            <text:p>-0.019032</text:p>
          </table:table-cell>
          <table:table-cell office:value-type="float" office:value="-0.00952068" calcext:value-type="float">
            <text:p>-0.00952068</text:p>
          </table:table-cell>
          <table:table-cell office:value-type="float" office:value="-4.33289E-016" calcext:value-type="float">
            <text:p>-4.33289E-16</text:p>
          </table:table-cell>
          <table:table-cell office:value-type="float" office:value="0.00952068" calcext:value-type="float">
            <text:p>0.00952068</text:p>
          </table:table-cell>
          <table:table-cell office:value-type="float" office:value="0.019032" calcext:value-type="float">
            <text:p>0.019032</text:p>
          </table:table-cell>
          <table:table-cell office:value-type="float" office:value="0.0285244" calcext:value-type="float">
            <text:p>0.0285244</text:p>
          </table:table-cell>
          <table:table-cell office:value-type="float" office:value="0.0379888" calcext:value-type="float">
            <text:p>0.0379888</text:p>
          </table:table-cell>
          <table:table-cell office:value-type="float" office:value="0.0474157" calcext:value-type="float">
            <text:p>0.0474157</text:p>
          </table:table-cell>
          <table:table-cell office:value-type="float" office:value="0.0567957" calcext:value-type="float">
            <text:p>0.0567957</text:p>
          </table:table-cell>
          <table:table-cell office:value-type="float" office:value="0.0661197" calcext:value-type="float">
            <text:p>0.0661197</text:p>
          </table:table-cell>
          <table:table-cell office:value-type="float" office:value="0.0753785" calcext:value-type="float">
            <text:p>0.0753785</text:p>
          </table:table-cell>
          <table:table-cell office:value-type="float" office:value="0.0845629" calcext:value-type="float">
            <text:p>0.0845629</text:p>
          </table:table-cell>
          <table:table-cell office:value-type="float" office:value="0.0936638" calcext:value-type="float">
            <text:p>0.0936638</text:p>
          </table:table-cell>
          <table:table-cell office:value-type="float" office:value="0.102672" calcext:value-type="float">
            <text:p>0.102672</text:p>
          </table:table-cell>
          <table:table-cell office:value-type="float" office:value="0.111579" calcext:value-type="float">
            <text:p>0.111579</text:p>
          </table:table-cell>
          <table:table-cell office:value-type="float" office:value="0.120376" calcext:value-type="float">
            <text:p>0.120376</text:p>
          </table:table-cell>
          <table:table-cell office:value-type="float" office:value="0.129055" calcext:value-type="float">
            <text:p>0.129055</text:p>
          </table:table-cell>
          <table:table-cell office:value-type="float" office:value="0.137606" calcext:value-type="float">
            <text:p>0.137606</text:p>
          </table:table-cell>
          <table:table-cell office:value-type="float" office:value="0.146021" calcext:value-type="float">
            <text:p>0.146021</text:p>
          </table:table-cell>
          <table:table-cell office:value-type="float" office:value="0.154292" calcext:value-type="float">
            <text:p>0.154292</text:p>
          </table:table-cell>
          <table:table-cell office:value-type="float" office:value="0.16241" calcext:value-type="float">
            <text:p>0.16241</text:p>
          </table:table-cell>
          <table:table-cell office:value-type="float" office:value="0.170369" calcext:value-type="float">
            <text:p>0.170369</text:p>
          </table:table-cell>
          <table:table-cell office:value-type="float" office:value="0.178159" calcext:value-type="float">
            <text:p>0.178159</text:p>
          </table:table-cell>
          <table:table-cell office:value-type="float" office:value="0.185774" calcext:value-type="float">
            <text:p>0.185774</text:p>
          </table:table-cell>
          <table:table-cell office:value-type="float" office:value="0.193205" calcext:value-type="float">
            <text:p>0.193205</text:p>
          </table:table-cell>
          <table:table-cell office:value-type="float" office:value="0.200445" calcext:value-type="float">
            <text:p>0.200445</text:p>
          </table:table-cell>
          <table:table-cell office:value-type="float" office:value="0.207488" calcext:value-type="float">
            <text:p>0.207488</text:p>
          </table:table-cell>
          <table:table-cell office:value-type="float" office:value="0.214325" calcext:value-type="float">
            <text:p>0.214325</text:p>
          </table:table-cell>
          <table:table-cell office:value-type="float" office:value="0.220952" calcext:value-type="float">
            <text:p>0.220952</text:p>
          </table:table-cell>
          <table:table-cell office:value-type="float" office:value="0.22736" calcext:value-type="float">
            <text:p>0.22736</text:p>
          </table:table-cell>
          <table:table-cell office:value-type="float" office:value="0.233544" calcext:value-type="float">
            <text:p>0.233544</text:p>
          </table:table-cell>
          <table:table-cell office:value-type="float" office:value="0.239497" calcext:value-type="float">
            <text:p>0.239497</text:p>
          </table:table-cell>
          <table:table-cell office:value-type="float" office:value="0.245214" calcext:value-type="float">
            <text:p>0.245214</text:p>
          </table:table-cell>
          <table:table-cell office:value-type="float" office:value="0.25069" calcext:value-type="float">
            <text:p>0.25069</text:p>
          </table:table-cell>
          <table:table-cell office:value-type="float" office:value="0.255917" calcext:value-type="float">
            <text:p>0.255917</text:p>
          </table:table-cell>
          <table:table-cell office:value-type="float" office:value="0.260892" calcext:value-type="float">
            <text:p>0.260892</text:p>
          </table:table-cell>
          <table:table-cell office:value-type="float" office:value="0.26561" calcext:value-type="float">
            <text:p>0.26561</text:p>
          </table:table-cell>
          <table:table-cell office:value-type="float" office:value="0.270065" calcext:value-type="float">
            <text:p>0.270065</text:p>
          </table:table-cell>
          <table:table-cell office:value-type="float" office:value="0.274254" calcext:value-type="float">
            <text:p>0.274254</text:p>
          </table:table-cell>
          <table:table-cell office:value-type="float" office:value="0.278173" calcext:value-type="float">
            <text:p>0.278173</text:p>
          </table:table-cell>
          <table:table-cell office:value-type="float" office:value="0.281817" calcext:value-type="float">
            <text:p>0.281817</text:p>
          </table:table-cell>
          <table:table-cell office:value-type="float" office:value="0.285182" calcext:value-type="float">
            <text:p>0.285182</text:p>
          </table:table-cell>
          <table:table-cell office:value-type="float" office:value="0.288267" calcext:value-type="float">
            <text:p>0.288267</text:p>
          </table:table-cell>
          <table:table-cell office:value-type="float" office:value="0.291066" calcext:value-type="float">
            <text:p>0.291066</text:p>
          </table:table-cell>
          <table:table-cell office:value-type="float" office:value="0.293579" calcext:value-type="float">
            <text:p>0.293579</text:p>
          </table:table-cell>
          <table:table-cell office:value-type="float" office:value="0.295802" calcext:value-type="float">
            <text:p>0.295802</text:p>
          </table:table-cell>
          <table:table-cell office:value-type="float" office:value="0.297732" calcext:value-type="float">
            <text:p>0.297732</text:p>
          </table:table-cell>
          <table:table-cell office:value-type="float" office:value="0.29937" calcext:value-type="float">
            <text:p>0.29937</text:p>
          </table:table-cell>
          <table:table-cell office:value-type="float" office:value="0.300711" calcext:value-type="float">
            <text:p>0.300711</text:p>
          </table:table-cell>
          <table:table-cell office:value-type="float" office:value="0.301756" calcext:value-type="float">
            <text:p>0.301756</text:p>
          </table:table-cell>
          <table:table-cell office:value-type="float" office:value="0.302503" calcext:value-type="float">
            <text:p>0.302503</text:p>
          </table:table-cell>
          <table:table-cell office:value-type="float" office:value="0.302952" calcext:value-type="float">
            <text:p>0.302952</text:p>
          </table:table-cell>
          <table:table-cell office:value-type="float" office:value="0.303101" calcext:value-type="float">
            <text:p>0.303101</text:p>
          </table:table-cell>
          <table:table-cell/>
        </table:table-row>
        <table:table-row table:style-name="ro1">
          <table:table-cell office:value-type="float" office:value="0.70689" calcext:value-type="float">
            <text:p>0.70689</text:p>
          </table:table-cell>
          <table:table-cell office:value-type="float" office:value="-0.316895" calcext:value-type="float">
            <text:p>-0.316895</text:p>
          </table:table-cell>
          <table:table-cell office:value-type="float" office:value="-0.316739" calcext:value-type="float">
            <text:p>-0.316739</text:p>
          </table:table-cell>
          <table:table-cell office:value-type="float" office:value="-0.31627" calcext:value-type="float">
            <text:p>-0.31627</text:p>
          </table:table-cell>
          <table:table-cell office:value-type="float" office:value="-0.315489" calcext:value-type="float">
            <text:p>-0.315489</text:p>
          </table:table-cell>
          <table:table-cell office:value-type="float" office:value="-0.314397" calcext:value-type="float">
            <text:p>-0.314397</text:p>
          </table:table-cell>
          <table:table-cell office:value-type="float" office:value="-0.312994" calcext:value-type="float">
            <text:p>-0.312994</text:p>
          </table:table-cell>
          <table:table-cell office:value-type="float" office:value="-0.311283" calcext:value-type="float">
            <text:p>-0.311283</text:p>
          </table:table-cell>
          <table:table-cell office:value-type="float" office:value="-0.309264" calcext:value-type="float">
            <text:p>-0.309264</text:p>
          </table:table-cell>
          <table:table-cell office:value-type="float" office:value="-0.30694" calcext:value-type="float">
            <text:p>-0.30694</text:p>
          </table:table-cell>
          <table:table-cell office:value-type="float" office:value="-0.304313" calcext:value-type="float">
            <text:p>-0.304313</text:p>
          </table:table-cell>
          <table:table-cell office:value-type="float" office:value="-0.301386" calcext:value-type="float">
            <text:p>-0.301386</text:p>
          </table:table-cell>
          <table:table-cell office:value-type="float" office:value="-0.298161" calcext:value-type="float">
            <text:p>-0.298161</text:p>
          </table:table-cell>
          <table:table-cell office:value-type="float" office:value="-0.294642" calcext:value-type="float">
            <text:p>-0.294642</text:p>
          </table:table-cell>
          <table:table-cell office:value-type="float" office:value="-0.290833" calcext:value-type="float">
            <text:p>-0.290833</text:p>
          </table:table-cell>
          <table:table-cell office:value-type="float" office:value="-0.286736" calcext:value-type="float">
            <text:p>-0.286736</text:p>
          </table:table-cell>
          <table:table-cell office:value-type="float" office:value="-0.282356" calcext:value-type="float">
            <text:p>-0.282356</text:p>
          </table:table-cell>
          <table:table-cell office:value-type="float" office:value="-0.277698" calcext:value-type="float">
            <text:p>-0.277698</text:p>
          </table:table-cell>
          <table:table-cell office:value-type="float" office:value="-0.272766" calcext:value-type="float">
            <text:p>-0.272766</text:p>
          </table:table-cell>
          <table:table-cell office:value-type="float" office:value="-0.267564" calcext:value-type="float">
            <text:p>-0.267564</text:p>
          </table:table-cell>
          <table:table-cell office:value-type="float" office:value="-0.262099" calcext:value-type="float">
            <text:p>-0.262099</text:p>
          </table:table-cell>
          <table:table-cell office:value-type="float" office:value="-0.256374" calcext:value-type="float">
            <text:p>-0.256374</text:p>
          </table:table-cell>
          <table:table-cell office:value-type="float" office:value="-0.250397" calcext:value-type="float">
            <text:p>-0.250397</text:p>
          </table:table-cell>
          <table:table-cell office:value-type="float" office:value="-0.244173" calcext:value-type="float">
            <text:p>-0.244173</text:p>
          </table:table-cell>
          <table:table-cell office:value-type="float" office:value="-0.237708" calcext:value-type="float">
            <text:p>-0.237708</text:p>
          </table:table-cell>
          <table:table-cell office:value-type="float" office:value="-0.231008" calcext:value-type="float">
            <text:p>-0.231008</text:p>
          </table:table-cell>
          <table:table-cell office:value-type="float" office:value="-0.22408" calcext:value-type="float">
            <text:p>-0.22408</text:p>
          </table:table-cell>
          <table:table-cell office:value-type="float" office:value="-0.216931" calcext:value-type="float">
            <text:p>-0.216931</text:p>
          </table:table-cell>
          <table:table-cell office:value-type="float" office:value="-0.209568" calcext:value-type="float">
            <text:p>-0.209568</text:p>
          </table:table-cell>
          <table:table-cell office:value-type="float" office:value="-0.201998" calcext:value-type="float">
            <text:p>-0.201998</text:p>
          </table:table-cell>
          <table:table-cell office:value-type="float" office:value="-0.194228" calcext:value-type="float">
            <text:p>-0.194228</text:p>
          </table:table-cell>
          <table:table-cell office:value-type="float" office:value="-0.186267" calcext:value-type="float">
            <text:p>-0.186267</text:p>
          </table:table-cell>
          <table:table-cell office:value-type="float" office:value="-0.178123" calcext:value-type="float">
            <text:p>-0.178123</text:p>
          </table:table-cell>
          <table:table-cell office:value-type="float" office:value="-0.169802" calcext:value-type="float">
            <text:p>-0.169802</text:p>
          </table:table-cell>
          <table:table-cell office:value-type="float" office:value="-0.161314" calcext:value-type="float">
            <text:p>-0.161314</text:p>
          </table:table-cell>
          <table:table-cell office:value-type="float" office:value="-0.152666" calcext:value-type="float">
            <text:p>-0.152666</text:p>
          </table:table-cell>
          <table:table-cell office:value-type="float" office:value="-0.143868" calcext:value-type="float">
            <text:p>-0.143868</text:p>
          </table:table-cell>
          <table:table-cell office:value-type="float" office:value="-0.134928" calcext:value-type="float">
            <text:p>-0.134928</text:p>
          </table:table-cell>
          <table:table-cell office:value-type="float" office:value="-0.125855" calcext:value-type="float">
            <text:p>-0.125855</text:p>
          </table:table-cell>
          <table:table-cell office:value-type="float" office:value="-0.116658" calcext:value-type="float">
            <text:p>-0.116658</text:p>
          </table:table-cell>
          <table:table-cell office:value-type="float" office:value="-0.107345" calcext:value-type="float">
            <text:p>-0.107345</text:p>
          </table:table-cell>
          <table:table-cell office:value-type="float" office:value="-0.0979265" calcext:value-type="float">
            <text:p>-0.0979265</text:p>
          </table:table-cell>
          <table:table-cell office:value-type="float" office:value="-0.0884114" calcext:value-type="float">
            <text:p>-0.0884114</text:p>
          </table:table-cell>
          <table:table-cell office:value-type="float" office:value="-0.0788091" calcext:value-type="float">
            <text:p>-0.0788091</text:p>
          </table:table-cell>
          <table:table-cell office:value-type="float" office:value="-0.0691289" calcext:value-type="float">
            <text:p>-0.0691289</text:p>
          </table:table-cell>
          <table:table-cell office:value-type="float" office:value="-0.0593806" calcext:value-type="float">
            <text:p>-0.0593806</text:p>
          </table:table-cell>
          <table:table-cell office:value-type="float" office:value="-0.0495736" calcext:value-type="float">
            <text:p>-0.0495736</text:p>
          </table:table-cell>
          <table:table-cell office:value-type="float" office:value="-0.0397177" calcext:value-type="float">
            <text:p>-0.0397177</text:p>
          </table:table-cell>
          <table:table-cell office:value-type="float" office:value="-0.0298226" calcext:value-type="float">
            <text:p>-0.0298226</text:p>
          </table:table-cell>
          <table:table-cell office:value-type="float" office:value="-0.0198981" calcext:value-type="float">
            <text:p>-0.0198981</text:p>
          </table:table-cell>
          <table:table-cell office:value-type="float" office:value="-0.00995398" calcext:value-type="float">
            <text:p>-0.00995398</text:p>
          </table:table-cell>
          <table:table-cell office:value-type="float" office:value="-2.63355E-016" calcext:value-type="float">
            <text:p>-2.63355E-16</text:p>
          </table:table-cell>
          <table:table-cell office:value-type="float" office:value="0.00995398" calcext:value-type="float">
            <text:p>0.00995398</text:p>
          </table:table-cell>
          <table:table-cell office:value-type="float" office:value="0.0198981" calcext:value-type="float">
            <text:p>0.0198981</text:p>
          </table:table-cell>
          <table:table-cell office:value-type="float" office:value="0.0298226" calcext:value-type="float">
            <text:p>0.0298226</text:p>
          </table:table-cell>
          <table:table-cell office:value-type="float" office:value="0.0397177" calcext:value-type="float">
            <text:p>0.0397177</text:p>
          </table:table-cell>
          <table:table-cell office:value-type="float" office:value="0.0495736" calcext:value-type="float">
            <text:p>0.0495736</text:p>
          </table:table-cell>
          <table:table-cell office:value-type="float" office:value="0.0593806" calcext:value-type="float">
            <text:p>0.0593806</text:p>
          </table:table-cell>
          <table:table-cell office:value-type="float" office:value="0.0691289" calcext:value-type="float">
            <text:p>0.0691289</text:p>
          </table:table-cell>
          <table:table-cell office:value-type="float" office:value="0.0788091" calcext:value-type="float">
            <text:p>0.0788091</text:p>
          </table:table-cell>
          <table:table-cell office:value-type="float" office:value="0.0884114" calcext:value-type="float">
            <text:p>0.0884114</text:p>
          </table:table-cell>
          <table:table-cell office:value-type="float" office:value="0.0979265" calcext:value-type="float">
            <text:p>0.0979265</text:p>
          </table:table-cell>
          <table:table-cell office:value-type="float" office:value="0.107345" calcext:value-type="float">
            <text:p>0.107345</text:p>
          </table:table-cell>
          <table:table-cell office:value-type="float" office:value="0.116658" calcext:value-type="float">
            <text:p>0.116658</text:p>
          </table:table-cell>
          <table:table-cell office:value-type="float" office:value="0.125855" calcext:value-type="float">
            <text:p>0.125855</text:p>
          </table:table-cell>
          <table:table-cell office:value-type="float" office:value="0.134928" calcext:value-type="float">
            <text:p>0.134928</text:p>
          </table:table-cell>
          <table:table-cell office:value-type="float" office:value="0.143868" calcext:value-type="float">
            <text:p>0.143868</text:p>
          </table:table-cell>
          <table:table-cell office:value-type="float" office:value="0.152666" calcext:value-type="float">
            <text:p>0.152666</text:p>
          </table:table-cell>
          <table:table-cell office:value-type="float" office:value="0.161314" calcext:value-type="float">
            <text:p>0.161314</text:p>
          </table:table-cell>
          <table:table-cell office:value-type="float" office:value="0.169802" calcext:value-type="float">
            <text:p>0.169802</text:p>
          </table:table-cell>
          <table:table-cell office:value-type="float" office:value="0.178123" calcext:value-type="float">
            <text:p>0.178123</text:p>
          </table:table-cell>
          <table:table-cell office:value-type="float" office:value="0.186267" calcext:value-type="float">
            <text:p>0.186267</text:p>
          </table:table-cell>
          <table:table-cell office:value-type="float" office:value="0.194228" calcext:value-type="float">
            <text:p>0.194228</text:p>
          </table:table-cell>
          <table:table-cell office:value-type="float" office:value="0.201998" calcext:value-type="float">
            <text:p>0.201998</text:p>
          </table:table-cell>
          <table:table-cell office:value-type="float" office:value="0.209568" calcext:value-type="float">
            <text:p>0.209568</text:p>
          </table:table-cell>
          <table:table-cell office:value-type="float" office:value="0.216931" calcext:value-type="float">
            <text:p>0.216931</text:p>
          </table:table-cell>
          <table:table-cell office:value-type="float" office:value="0.22408" calcext:value-type="float">
            <text:p>0.22408</text:p>
          </table:table-cell>
          <table:table-cell office:value-type="float" office:value="0.231008" calcext:value-type="float">
            <text:p>0.231008</text:p>
          </table:table-cell>
          <table:table-cell office:value-type="float" office:value="0.237708" calcext:value-type="float">
            <text:p>0.237708</text:p>
          </table:table-cell>
          <table:table-cell office:value-type="float" office:value="0.244173" calcext:value-type="float">
            <text:p>0.244173</text:p>
          </table:table-cell>
          <table:table-cell office:value-type="float" office:value="0.250397" calcext:value-type="float">
            <text:p>0.250397</text:p>
          </table:table-cell>
          <table:table-cell office:value-type="float" office:value="0.256374" calcext:value-type="float">
            <text:p>0.256374</text:p>
          </table:table-cell>
          <table:table-cell office:value-type="float" office:value="0.262099" calcext:value-type="float">
            <text:p>0.262099</text:p>
          </table:table-cell>
          <table:table-cell office:value-type="float" office:value="0.267564" calcext:value-type="float">
            <text:p>0.267564</text:p>
          </table:table-cell>
          <table:table-cell office:value-type="float" office:value="0.272766" calcext:value-type="float">
            <text:p>0.272766</text:p>
          </table:table-cell>
          <table:table-cell office:value-type="float" office:value="0.277698" calcext:value-type="float">
            <text:p>0.277698</text:p>
          </table:table-cell>
          <table:table-cell office:value-type="float" office:value="0.282356" calcext:value-type="float">
            <text:p>0.282356</text:p>
          </table:table-cell>
          <table:table-cell office:value-type="float" office:value="0.286736" calcext:value-type="float">
            <text:p>0.286736</text:p>
          </table:table-cell>
          <table:table-cell office:value-type="float" office:value="0.290833" calcext:value-type="float">
            <text:p>0.290833</text:p>
          </table:table-cell>
          <table:table-cell office:value-type="float" office:value="0.294642" calcext:value-type="float">
            <text:p>0.294642</text:p>
          </table:table-cell>
          <table:table-cell office:value-type="float" office:value="0.298161" calcext:value-type="float">
            <text:p>0.298161</text:p>
          </table:table-cell>
          <table:table-cell office:value-type="float" office:value="0.301386" calcext:value-type="float">
            <text:p>0.301386</text:p>
          </table:table-cell>
          <table:table-cell office:value-type="float" office:value="0.304313" calcext:value-type="float">
            <text:p>0.304313</text:p>
          </table:table-cell>
          <table:table-cell office:value-type="float" office:value="0.30694" calcext:value-type="float">
            <text:p>0.30694</text:p>
          </table:table-cell>
          <table:table-cell office:value-type="float" office:value="0.309264" calcext:value-type="float">
            <text:p>0.309264</text:p>
          </table:table-cell>
          <table:table-cell office:value-type="float" office:value="0.311283" calcext:value-type="float">
            <text:p>0.311283</text:p>
          </table:table-cell>
          <table:table-cell office:value-type="float" office:value="0.312994" calcext:value-type="float">
            <text:p>0.312994</text:p>
          </table:table-cell>
          <table:table-cell office:value-type="float" office:value="0.314397" calcext:value-type="float">
            <text:p>0.314397</text:p>
          </table:table-cell>
          <table:table-cell office:value-type="float" office:value="0.315489" calcext:value-type="float">
            <text:p>0.315489</text:p>
          </table:table-cell>
          <table:table-cell office:value-type="float" office:value="0.31627" calcext:value-type="float">
            <text:p>0.31627</text:p>
          </table:table-cell>
          <table:table-cell office:value-type="float" office:value="0.316739" calcext:value-type="float">
            <text:p>0.316739</text:p>
          </table:table-cell>
          <table:table-cell office:value-type="float" office:value="0.316895" calcext:value-type="float">
            <text:p>0.316895</text:p>
          </table:table-cell>
          <table:table-cell/>
        </table:table-row>
        <table:table-row table:style-name="ro1">
          <table:table-cell office:value-type="float" office:value="0.713204" calcext:value-type="float">
            <text:p>0.713204</text:p>
          </table:table-cell>
          <table:table-cell office:value-type="float" office:value="-0.328267" calcext:value-type="float">
            <text:p>-0.328267</text:p>
          </table:table-cell>
          <table:table-cell office:value-type="float" office:value="-0.328105" calcext:value-type="float">
            <text:p>-0.328105</text:p>
          </table:table-cell>
          <table:table-cell office:value-type="float" office:value="-0.327619" calcext:value-type="float">
            <text:p>-0.327619</text:p>
          </table:table-cell>
          <table:table-cell office:value-type="float" office:value="-0.32681" calcext:value-type="float">
            <text:p>-0.32681</text:p>
          </table:table-cell>
          <table:table-cell office:value-type="float" office:value="-0.325679" calcext:value-type="float">
            <text:p>-0.325679</text:p>
          </table:table-cell>
          <table:table-cell office:value-type="float" office:value="-0.324226" calcext:value-type="float">
            <text:p>-0.324226</text:p>
          </table:table-cell>
          <table:table-cell office:value-type="float" office:value="-0.322453" calcext:value-type="float">
            <text:p>-0.322453</text:p>
          </table:table-cell>
          <table:table-cell office:value-type="float" office:value="-0.320361" calcext:value-type="float">
            <text:p>-0.320361</text:p>
          </table:table-cell>
          <table:table-cell office:value-type="float" office:value="-0.317954" calcext:value-type="float">
            <text:p>-0.317954</text:p>
          </table:table-cell>
          <table:table-cell office:value-type="float" office:value="-0.315233" calcext:value-type="float">
            <text:p>-0.315233</text:p>
          </table:table-cell>
          <table:table-cell office:value-type="float" office:value="-0.312201" calcext:value-type="float">
            <text:p>-0.312201</text:p>
          </table:table-cell>
          <table:table-cell office:value-type="float" office:value="-0.30886" calcext:value-type="float">
            <text:p>-0.30886</text:p>
          </table:table-cell>
          <table:table-cell office:value-type="float" office:value="-0.305215" calcext:value-type="float">
            <text:p>-0.305215</text:p>
          </table:table-cell>
          <table:table-cell office:value-type="float" office:value="-0.301269" calcext:value-type="float">
            <text:p>-0.301269</text:p>
          </table:table-cell>
          <table:table-cell office:value-type="float" office:value="-0.297025" calcext:value-type="float">
            <text:p>-0.297025</text:p>
          </table:table-cell>
          <table:table-cell office:value-type="float" office:value="-0.292488" calcext:value-type="float">
            <text:p>-0.292488</text:p>
          </table:table-cell>
          <table:table-cell office:value-type="float" office:value="-0.287663" calcext:value-type="float">
            <text:p>-0.287663</text:p>
          </table:table-cell>
          <table:table-cell office:value-type="float" office:value="-0.282554" calcext:value-type="float">
            <text:p>-0.282554</text:p>
          </table:table-cell>
          <table:table-cell office:value-type="float" office:value="-0.277165" calcext:value-type="float">
            <text:p>-0.277165</text:p>
          </table:table-cell>
          <table:table-cell office:value-type="float" office:value="-0.271504" calcext:value-type="float">
            <text:p>-0.271504</text:p>
          </table:table-cell>
          <table:table-cell office:value-type="float" office:value="-0.265574" calcext:value-type="float">
            <text:p>-0.265574</text:p>
          </table:table-cell>
          <table:table-cell office:value-type="float" office:value="-0.259382" calcext:value-type="float">
            <text:p>-0.259382</text:p>
          </table:table-cell>
          <table:table-cell office:value-type="float" office:value="-0.252935" calcext:value-type="float">
            <text:p>-0.252935</text:p>
          </table:table-cell>
          <table:table-cell office:value-type="float" office:value="-0.246237" calcext:value-type="float">
            <text:p>-0.246237</text:p>
          </table:table-cell>
          <table:table-cell office:value-type="float" office:value="-0.239297" calcext:value-type="float">
            <text:p>-0.239297</text:p>
          </table:table-cell>
          <table:table-cell office:value-type="float" office:value="-0.232121" calcext:value-type="float">
            <text:p>-0.232121</text:p>
          </table:table-cell>
          <table:table-cell office:value-type="float" office:value="-0.224715" calcext:value-type="float">
            <text:p>-0.224715</text:p>
          </table:table-cell>
          <table:table-cell office:value-type="float" office:value="-0.217088" calcext:value-type="float">
            <text:p>-0.217088</text:p>
          </table:table-cell>
          <table:table-cell office:value-type="float" office:value="-0.209246" calcext:value-type="float">
            <text:p>-0.209246</text:p>
          </table:table-cell>
          <table:table-cell office:value-type="float" office:value="-0.201198" calcext:value-type="float">
            <text:p>-0.201198</text:p>
          </table:table-cell>
          <table:table-cell office:value-type="float" office:value="-0.192951" calcext:value-type="float">
            <text:p>-0.192951</text:p>
          </table:table-cell>
          <table:table-cell office:value-type="float" office:value="-0.184514" calcext:value-type="float">
            <text:p>-0.184514</text:p>
          </table:table-cell>
          <table:table-cell office:value-type="float" office:value="-0.175895" calcext:value-type="float">
            <text:p>-0.175895</text:p>
          </table:table-cell>
          <table:table-cell office:value-type="float" office:value="-0.167102" calcext:value-type="float">
            <text:p>-0.167102</text:p>
          </table:table-cell>
          <table:table-cell office:value-type="float" office:value="-0.158144" calcext:value-type="float">
            <text:p>-0.158144</text:p>
          </table:table-cell>
          <table:table-cell office:value-type="float" office:value="-0.149031" calcext:value-type="float">
            <text:p>-0.149031</text:p>
          </table:table-cell>
          <table:table-cell office:value-type="float" office:value="-0.13977" calcext:value-type="float">
            <text:p>-0.13977</text:p>
          </table:table-cell>
          <table:table-cell office:value-type="float" office:value="-0.130371" calcext:value-type="float">
            <text:p>-0.130371</text:p>
          </table:table-cell>
          <table:table-cell office:value-type="float" office:value="-0.120844" calcext:value-type="float">
            <text:p>-0.120844</text:p>
          </table:table-cell>
          <table:table-cell office:value-type="float" office:value="-0.111197" calcext:value-type="float">
            <text:p>-0.111197</text:p>
          </table:table-cell>
          <table:table-cell office:value-type="float" office:value="-0.10144" calcext:value-type="float">
            <text:p>-0.10144</text:p>
          </table:table-cell>
          <table:table-cell office:value-type="float" office:value="-0.0915839" calcext:value-type="float">
            <text:p>-0.0915839</text:p>
          </table:table-cell>
          <table:table-cell office:value-type="float" office:value="-0.081637" calcext:value-type="float">
            <text:p>-0.081637</text:p>
          </table:table-cell>
          <table:table-cell office:value-type="float" office:value="-0.0716095" calcext:value-type="float">
            <text:p>-0.0716095</text:p>
          </table:table-cell>
          <table:table-cell office:value-type="float" office:value="-0.0615113" calcext:value-type="float">
            <text:p>-0.0615113</text:p>
          </table:table-cell>
          <table:table-cell office:value-type="float" office:value="-0.0513525" calcext:value-type="float">
            <text:p>-0.0513525</text:p>
          </table:table-cell>
          <table:table-cell office:value-type="float" office:value="-0.0411429" calcext:value-type="float">
            <text:p>-0.0411429</text:p>
          </table:table-cell>
          <table:table-cell office:value-type="float" office:value="-0.0308928" calcext:value-type="float">
            <text:p>-0.0308928</text:p>
          </table:table-cell>
          <table:table-cell office:value-type="float" office:value="-0.0206121" calcext:value-type="float">
            <text:p>-0.0206121</text:p>
          </table:table-cell>
          <table:table-cell office:value-type="float" office:value="-0.0103112" calcext:value-type="float">
            <text:p>-0.0103112</text:p>
          </table:table-cell>
          <table:table-cell office:value-type="float" office:value="9.17408E-017" calcext:value-type="float">
            <text:p>9.17408E-17</text:p>
          </table:table-cell>
          <table:table-cell office:value-type="float" office:value="0.0103112" calcext:value-type="float">
            <text:p>0.0103112</text:p>
          </table:table-cell>
          <table:table-cell office:value-type="float" office:value="0.0206121" calcext:value-type="float">
            <text:p>0.0206121</text:p>
          </table:table-cell>
          <table:table-cell office:value-type="float" office:value="0.0308928" calcext:value-type="float">
            <text:p>0.0308928</text:p>
          </table:table-cell>
          <table:table-cell office:value-type="float" office:value="0.0411429" calcext:value-type="float">
            <text:p>0.0411429</text:p>
          </table:table-cell>
          <table:table-cell office:value-type="float" office:value="0.0513525" calcext:value-type="float">
            <text:p>0.0513525</text:p>
          </table:table-cell>
          <table:table-cell office:value-type="float" office:value="0.0615113" calcext:value-type="float">
            <text:p>0.0615113</text:p>
          </table:table-cell>
          <table:table-cell office:value-type="float" office:value="0.0716095" calcext:value-type="float">
            <text:p>0.0716095</text:p>
          </table:table-cell>
          <table:table-cell office:value-type="float" office:value="0.081637" calcext:value-type="float">
            <text:p>0.081637</text:p>
          </table:table-cell>
          <table:table-cell office:value-type="float" office:value="0.0915839" calcext:value-type="float">
            <text:p>0.0915839</text:p>
          </table:table-cell>
          <table:table-cell office:value-type="float" office:value="0.10144" calcext:value-type="float">
            <text:p>0.10144</text:p>
          </table:table-cell>
          <table:table-cell office:value-type="float" office:value="0.111197" calcext:value-type="float">
            <text:p>0.111197</text:p>
          </table:table-cell>
          <table:table-cell office:value-type="float" office:value="0.120844" calcext:value-type="float">
            <text:p>0.120844</text:p>
          </table:table-cell>
          <table:table-cell office:value-type="float" office:value="0.130371" calcext:value-type="float">
            <text:p>0.130371</text:p>
          </table:table-cell>
          <table:table-cell office:value-type="float" office:value="0.13977" calcext:value-type="float">
            <text:p>0.13977</text:p>
          </table:table-cell>
          <table:table-cell office:value-type="float" office:value="0.149031" calcext:value-type="float">
            <text:p>0.149031</text:p>
          </table:table-cell>
          <table:table-cell office:value-type="float" office:value="0.158144" calcext:value-type="float">
            <text:p>0.158144</text:p>
          </table:table-cell>
          <table:table-cell office:value-type="float" office:value="0.167102" calcext:value-type="float">
            <text:p>0.167102</text:p>
          </table:table-cell>
          <table:table-cell office:value-type="float" office:value="0.175895" calcext:value-type="float">
            <text:p>0.175895</text:p>
          </table:table-cell>
          <table:table-cell office:value-type="float" office:value="0.184514" calcext:value-type="float">
            <text:p>0.184514</text:p>
          </table:table-cell>
          <table:table-cell office:value-type="float" office:value="0.192951" calcext:value-type="float">
            <text:p>0.192951</text:p>
          </table:table-cell>
          <table:table-cell office:value-type="float" office:value="0.201198" calcext:value-type="float">
            <text:p>0.201198</text:p>
          </table:table-cell>
          <table:table-cell office:value-type="float" office:value="0.209246" calcext:value-type="float">
            <text:p>0.209246</text:p>
          </table:table-cell>
          <table:table-cell office:value-type="float" office:value="0.217088" calcext:value-type="float">
            <text:p>0.217088</text:p>
          </table:table-cell>
          <table:table-cell office:value-type="float" office:value="0.224715" calcext:value-type="float">
            <text:p>0.224715</text:p>
          </table:table-cell>
          <table:table-cell office:value-type="float" office:value="0.232121" calcext:value-type="float">
            <text:p>0.232121</text:p>
          </table:table-cell>
          <table:table-cell office:value-type="float" office:value="0.239297" calcext:value-type="float">
            <text:p>0.239297</text:p>
          </table:table-cell>
          <table:table-cell office:value-type="float" office:value="0.246237" calcext:value-type="float">
            <text:p>0.246237</text:p>
          </table:table-cell>
          <table:table-cell office:value-type="float" office:value="0.252935" calcext:value-type="float">
            <text:p>0.252935</text:p>
          </table:table-cell>
          <table:table-cell office:value-type="float" office:value="0.259382" calcext:value-type="float">
            <text:p>0.259382</text:p>
          </table:table-cell>
          <table:table-cell office:value-type="float" office:value="0.265574" calcext:value-type="float">
            <text:p>0.265574</text:p>
          </table:table-cell>
          <table:table-cell office:value-type="float" office:value="0.271504" calcext:value-type="float">
            <text:p>0.271504</text:p>
          </table:table-cell>
          <table:table-cell office:value-type="float" office:value="0.277165" calcext:value-type="float">
            <text:p>0.277165</text:p>
          </table:table-cell>
          <table:table-cell office:value-type="float" office:value="0.282554" calcext:value-type="float">
            <text:p>0.282554</text:p>
          </table:table-cell>
          <table:table-cell office:value-type="float" office:value="0.287663" calcext:value-type="float">
            <text:p>0.287663</text:p>
          </table:table-cell>
          <table:table-cell office:value-type="float" office:value="0.292488" calcext:value-type="float">
            <text:p>0.292488</text:p>
          </table:table-cell>
          <table:table-cell office:value-type="float" office:value="0.297025" calcext:value-type="float">
            <text:p>0.297025</text:p>
          </table:table-cell>
          <table:table-cell office:value-type="float" office:value="0.301269" calcext:value-type="float">
            <text:p>0.301269</text:p>
          </table:table-cell>
          <table:table-cell office:value-type="float" office:value="0.305215" calcext:value-type="float">
            <text:p>0.305215</text:p>
          </table:table-cell>
          <table:table-cell office:value-type="float" office:value="0.30886" calcext:value-type="float">
            <text:p>0.30886</text:p>
          </table:table-cell>
          <table:table-cell office:value-type="float" office:value="0.312201" calcext:value-type="float">
            <text:p>0.312201</text:p>
          </table:table-cell>
          <table:table-cell office:value-type="float" office:value="0.315233" calcext:value-type="float">
            <text:p>0.315233</text:p>
          </table:table-cell>
          <table:table-cell office:value-type="float" office:value="0.317954" calcext:value-type="float">
            <text:p>0.317954</text:p>
          </table:table-cell>
          <table:table-cell office:value-type="float" office:value="0.320361" calcext:value-type="float">
            <text:p>0.320361</text:p>
          </table:table-cell>
          <table:table-cell office:value-type="float" office:value="0.322453" calcext:value-type="float">
            <text:p>0.322453</text:p>
          </table:table-cell>
          <table:table-cell office:value-type="float" office:value="0.324226" calcext:value-type="float">
            <text:p>0.324226</text:p>
          </table:table-cell>
          <table:table-cell office:value-type="float" office:value="0.325679" calcext:value-type="float">
            <text:p>0.325679</text:p>
          </table:table-cell>
          <table:table-cell office:value-type="float" office:value="0.32681" calcext:value-type="float">
            <text:p>0.32681</text:p>
          </table:table-cell>
          <table:table-cell office:value-type="float" office:value="0.327619" calcext:value-type="float">
            <text:p>0.327619</text:p>
          </table:table-cell>
          <table:table-cell office:value-type="float" office:value="0.328105" calcext:value-type="float">
            <text:p>0.328105</text:p>
          </table:table-cell>
          <table:table-cell office:value-type="float" office:value="0.328267" calcext:value-type="float">
            <text:p>0.328267</text:p>
          </table:table-cell>
          <table:table-cell/>
        </table:table-row>
        <table:table-row table:style-name="ro1">
          <table:table-cell office:value-type="float" office:value="0.720682" calcext:value-type="float">
            <text:p>0.720682</text:p>
          </table:table-cell>
          <table:table-cell office:value-type="float" office:value="-0.341475" calcext:value-type="float">
            <text:p>-0.341475</text:p>
          </table:table-cell>
          <table:table-cell office:value-type="float" office:value="-0.341305" calcext:value-type="float">
            <text:p>-0.341305</text:p>
          </table:table-cell>
          <table:table-cell office:value-type="float" office:value="-0.3408" calcext:value-type="float">
            <text:p>-0.3408</text:p>
          </table:table-cell>
          <table:table-cell office:value-type="float" office:value="-0.339959" calcext:value-type="float">
            <text:p>-0.339959</text:p>
          </table:table-cell>
          <table:table-cell office:value-type="float" office:value="-0.338782" calcext:value-type="float">
            <text:p>-0.338782</text:p>
          </table:table-cell>
          <table:table-cell office:value-type="float" office:value="-0.33727" calcext:value-type="float">
            <text:p>-0.33727</text:p>
          </table:table-cell>
          <table:table-cell office:value-type="float" office:value="-0.335426" calcext:value-type="float">
            <text:p>-0.335426</text:p>
          </table:table-cell>
          <table:table-cell office:value-type="float" office:value="-0.33325" calcext:value-type="float">
            <text:p>-0.33325</text:p>
          </table:table-cell>
          <table:table-cell office:value-type="float" office:value="-0.330746" calcext:value-type="float">
            <text:p>-0.330746</text:p>
          </table:table-cell>
          <table:table-cell office:value-type="float" office:value="-0.327916" calcext:value-type="float">
            <text:p>-0.327916</text:p>
          </table:table-cell>
          <table:table-cell office:value-type="float" office:value="-0.324761" calcext:value-type="float">
            <text:p>-0.324761</text:p>
          </table:table-cell>
          <table:table-cell office:value-type="float" office:value="-0.321287" calcext:value-type="float">
            <text:p>-0.321287</text:p>
          </table:table-cell>
          <table:table-cell office:value-type="float" office:value="-0.317495" calcext:value-type="float">
            <text:p>-0.317495</text:p>
          </table:table-cell>
          <table:table-cell office:value-type="float" office:value="-0.31339" calcext:value-type="float">
            <text:p>-0.31339</text:p>
          </table:table-cell>
          <table:table-cell office:value-type="float" office:value="-0.308975" calcext:value-type="float">
            <text:p>-0.308975</text:p>
          </table:table-cell>
          <table:table-cell office:value-type="float" office:value="-0.304256" calcext:value-type="float">
            <text:p>-0.304256</text:p>
          </table:table-cell>
          <table:table-cell office:value-type="float" office:value="-0.299236" calcext:value-type="float">
            <text:p>-0.299236</text:p>
          </table:table-cell>
          <table:table-cell office:value-type="float" office:value="-0.293922" calcext:value-type="float">
            <text:p>-0.293922</text:p>
          </table:table-cell>
          <table:table-cell office:value-type="float" office:value="-0.288317" calcext:value-type="float">
            <text:p>-0.288317</text:p>
          </table:table-cell>
          <table:table-cell office:value-type="float" office:value="-0.282427" calcext:value-type="float">
            <text:p>-0.282427</text:p>
          </table:table-cell>
          <table:table-cell office:value-type="float" office:value="-0.276259" calcext:value-type="float">
            <text:p>-0.276259</text:p>
          </table:table-cell>
          <table:table-cell office:value-type="float" office:value="-0.269818" calcext:value-type="float">
            <text:p>-0.269818</text:p>
          </table:table-cell>
          <table:table-cell office:value-type="float" office:value="-0.263111" calcext:value-type="float">
            <text:p>-0.263111</text:p>
          </table:table-cell>
          <table:table-cell office:value-type="float" office:value="-0.256144" calcext:value-type="float">
            <text:p>-0.256144</text:p>
          </table:table-cell>
          <table:table-cell office:value-type="float" office:value="-0.248925" calcext:value-type="float">
            <text:p>-0.248925</text:p>
          </table:table-cell>
          <table:table-cell office:value-type="float" office:value="-0.241459" calcext:value-type="float">
            <text:p>-0.241459</text:p>
          </table:table-cell>
          <table:table-cell office:value-type="float" office:value="-0.233756" calcext:value-type="float">
            <text:p>-0.233756</text:p>
          </table:table-cell>
          <table:table-cell office:value-type="float" office:value="-0.225822" calcext:value-type="float">
            <text:p>-0.225822</text:p>
          </table:table-cell>
          <table:table-cell office:value-type="float" office:value="-0.217665" calcext:value-type="float">
            <text:p>-0.217665</text:p>
          </table:table-cell>
          <table:table-cell office:value-type="float" office:value="-0.209293" calcext:value-type="float">
            <text:p>-0.209293</text:p>
          </table:table-cell>
          <table:table-cell office:value-type="float" office:value="-0.200714" calcext:value-type="float">
            <text:p>-0.200714</text:p>
          </table:table-cell>
          <table:table-cell office:value-type="float" office:value="-0.191938" calcext:value-type="float">
            <text:p>-0.191938</text:p>
          </table:table-cell>
          <table:table-cell office:value-type="float" office:value="-0.182972" calcext:value-type="float">
            <text:p>-0.182972</text:p>
          </table:table-cell>
          <table:table-cell office:value-type="float" office:value="-0.173825" calcext:value-type="float">
            <text:p>-0.173825</text:p>
          </table:table-cell>
          <table:table-cell office:value-type="float" office:value="-0.164507" calcext:value-type="float">
            <text:p>-0.164507</text:p>
          </table:table-cell>
          <table:table-cell office:value-type="float" office:value="-0.155027" calcext:value-type="float">
            <text:p>-0.155027</text:p>
          </table:table-cell>
          <table:table-cell office:value-type="float" office:value="-0.145393" calcext:value-type="float">
            <text:p>-0.145393</text:p>
          </table:table-cell>
          <table:table-cell office:value-type="float" office:value="-0.135616" calcext:value-type="float">
            <text:p>-0.135616</text:p>
          </table:table-cell>
          <table:table-cell office:value-type="float" office:value="-0.125705" calcext:value-type="float">
            <text:p>-0.125705</text:p>
          </table:table-cell>
          <table:table-cell office:value-type="float" office:value="-0.115671" calcext:value-type="float">
            <text:p>-0.115671</text:p>
          </table:table-cell>
          <table:table-cell office:value-type="float" office:value="-0.105522" calcext:value-type="float">
            <text:p>-0.105522</text:p>
          </table:table-cell>
          <table:table-cell office:value-type="float" office:value="-0.0952686" calcext:value-type="float">
            <text:p>-0.0952686</text:p>
          </table:table-cell>
          <table:table-cell office:value-type="float" office:value="-0.0849214" calcext:value-type="float">
            <text:p>-0.0849214</text:p>
          </table:table-cell>
          <table:table-cell office:value-type="float" office:value="-0.0744905" calcext:value-type="float">
            <text:p>-0.0744905</text:p>
          </table:table-cell>
          <table:table-cell office:value-type="float" office:value="-0.0639861" calcext:value-type="float">
            <text:p>-0.0639861</text:p>
          </table:table-cell>
          <table:table-cell office:value-type="float" office:value="-0.0534185" calcext:value-type="float">
            <text:p>-0.0534185</text:p>
          </table:table-cell>
          <table:table-cell office:value-type="float" office:value="-0.0427982" calcext:value-type="float">
            <text:p>-0.0427982</text:p>
          </table:table-cell>
          <table:table-cell office:value-type="float" office:value="-0.0321357" calcext:value-type="float">
            <text:p>-0.0321357</text:p>
          </table:table-cell>
          <table:table-cell office:value-type="float" office:value="-0.0214414" calcext:value-type="float">
            <text:p>-0.0214414</text:p>
          </table:table-cell>
          <table:table-cell office:value-type="float" office:value="-0.010726" calcext:value-type="float">
            <text:p>-0.010726</text:p>
          </table:table-cell>
          <table:table-cell office:value-type="float" office:value="4.29559E-016" calcext:value-type="float">
            <text:p>4.29559E-16</text:p>
          </table:table-cell>
          <table:table-cell office:value-type="float" office:value="0.010726" calcext:value-type="float">
            <text:p>0.010726</text:p>
          </table:table-cell>
          <table:table-cell office:value-type="float" office:value="0.0214414" calcext:value-type="float">
            <text:p>0.0214414</text:p>
          </table:table-cell>
          <table:table-cell office:value-type="float" office:value="0.0321357" calcext:value-type="float">
            <text:p>0.0321357</text:p>
          </table:table-cell>
          <table:table-cell office:value-type="float" office:value="0.0427982" calcext:value-type="float">
            <text:p>0.0427982</text:p>
          </table:table-cell>
          <table:table-cell office:value-type="float" office:value="0.0534185" calcext:value-type="float">
            <text:p>0.0534185</text:p>
          </table:table-cell>
          <table:table-cell office:value-type="float" office:value="0.0639861" calcext:value-type="float">
            <text:p>0.0639861</text:p>
          </table:table-cell>
          <table:table-cell office:value-type="float" office:value="0.0744905" calcext:value-type="float">
            <text:p>0.0744905</text:p>
          </table:table-cell>
          <table:table-cell office:value-type="float" office:value="0.0849214" calcext:value-type="float">
            <text:p>0.0849214</text:p>
          </table:table-cell>
          <table:table-cell office:value-type="float" office:value="0.0952686" calcext:value-type="float">
            <text:p>0.0952686</text:p>
          </table:table-cell>
          <table:table-cell office:value-type="float" office:value="0.105522" calcext:value-type="float">
            <text:p>0.105522</text:p>
          </table:table-cell>
          <table:table-cell office:value-type="float" office:value="0.115671" calcext:value-type="float">
            <text:p>0.115671</text:p>
          </table:table-cell>
          <table:table-cell office:value-type="float" office:value="0.125705" calcext:value-type="float">
            <text:p>0.125705</text:p>
          </table:table-cell>
          <table:table-cell office:value-type="float" office:value="0.135616" calcext:value-type="float">
            <text:p>0.135616</text:p>
          </table:table-cell>
          <table:table-cell office:value-type="float" office:value="0.145393" calcext:value-type="float">
            <text:p>0.145393</text:p>
          </table:table-cell>
          <table:table-cell office:value-type="float" office:value="0.155027" calcext:value-type="float">
            <text:p>0.155027</text:p>
          </table:table-cell>
          <table:table-cell office:value-type="float" office:value="0.164507" calcext:value-type="float">
            <text:p>0.164507</text:p>
          </table:table-cell>
          <table:table-cell office:value-type="float" office:value="0.173825" calcext:value-type="float">
            <text:p>0.173825</text:p>
          </table:table-cell>
          <table:table-cell office:value-type="float" office:value="0.182972" calcext:value-type="float">
            <text:p>0.182972</text:p>
          </table:table-cell>
          <table:table-cell office:value-type="float" office:value="0.191938" calcext:value-type="float">
            <text:p>0.191938</text:p>
          </table:table-cell>
          <table:table-cell office:value-type="float" office:value="0.200714" calcext:value-type="float">
            <text:p>0.200714</text:p>
          </table:table-cell>
          <table:table-cell office:value-type="float" office:value="0.209293" calcext:value-type="float">
            <text:p>0.209293</text:p>
          </table:table-cell>
          <table:table-cell office:value-type="float" office:value="0.217665" calcext:value-type="float">
            <text:p>0.217665</text:p>
          </table:table-cell>
          <table:table-cell office:value-type="float" office:value="0.225822" calcext:value-type="float">
            <text:p>0.225822</text:p>
          </table:table-cell>
          <table:table-cell office:value-type="float" office:value="0.233756" calcext:value-type="float">
            <text:p>0.233756</text:p>
          </table:table-cell>
          <table:table-cell office:value-type="float" office:value="0.241459" calcext:value-type="float">
            <text:p>0.241459</text:p>
          </table:table-cell>
          <table:table-cell office:value-type="float" office:value="0.248925" calcext:value-type="float">
            <text:p>0.248925</text:p>
          </table:table-cell>
          <table:table-cell office:value-type="float" office:value="0.256144" calcext:value-type="float">
            <text:p>0.256144</text:p>
          </table:table-cell>
          <table:table-cell office:value-type="float" office:value="0.263111" calcext:value-type="float">
            <text:p>0.263111</text:p>
          </table:table-cell>
          <table:table-cell office:value-type="float" office:value="0.269818" calcext:value-type="float">
            <text:p>0.269818</text:p>
          </table:table-cell>
          <table:table-cell office:value-type="float" office:value="0.276259" calcext:value-type="float">
            <text:p>0.276259</text:p>
          </table:table-cell>
          <table:table-cell office:value-type="float" office:value="0.282427" calcext:value-type="float">
            <text:p>0.282427</text:p>
          </table:table-cell>
          <table:table-cell office:value-type="float" office:value="0.288317" calcext:value-type="float">
            <text:p>0.288317</text:p>
          </table:table-cell>
          <table:table-cell office:value-type="float" office:value="0.293922" calcext:value-type="float">
            <text:p>0.293922</text:p>
          </table:table-cell>
          <table:table-cell office:value-type="float" office:value="0.299236" calcext:value-type="float">
            <text:p>0.299236</text:p>
          </table:table-cell>
          <table:table-cell office:value-type="float" office:value="0.304256" calcext:value-type="float">
            <text:p>0.304256</text:p>
          </table:table-cell>
          <table:table-cell office:value-type="float" office:value="0.308975" calcext:value-type="float">
            <text:p>0.308975</text:p>
          </table:table-cell>
          <table:table-cell office:value-type="float" office:value="0.31339" calcext:value-type="float">
            <text:p>0.31339</text:p>
          </table:table-cell>
          <table:table-cell office:value-type="float" office:value="0.317495" calcext:value-type="float">
            <text:p>0.317495</text:p>
          </table:table-cell>
          <table:table-cell office:value-type="float" office:value="0.321287" calcext:value-type="float">
            <text:p>0.321287</text:p>
          </table:table-cell>
          <table:table-cell office:value-type="float" office:value="0.324761" calcext:value-type="float">
            <text:p>0.324761</text:p>
          </table:table-cell>
          <table:table-cell office:value-type="float" office:value="0.327916" calcext:value-type="float">
            <text:p>0.327916</text:p>
          </table:table-cell>
          <table:table-cell office:value-type="float" office:value="0.330746" calcext:value-type="float">
            <text:p>0.330746</text:p>
          </table:table-cell>
          <table:table-cell office:value-type="float" office:value="0.33325" calcext:value-type="float">
            <text:p>0.33325</text:p>
          </table:table-cell>
          <table:table-cell office:value-type="float" office:value="0.335426" calcext:value-type="float">
            <text:p>0.335426</text:p>
          </table:table-cell>
          <table:table-cell office:value-type="float" office:value="0.33727" calcext:value-type="float">
            <text:p>0.33727</text:p>
          </table:table-cell>
          <table:table-cell office:value-type="float" office:value="0.338782" calcext:value-type="float">
            <text:p>0.338782</text:p>
          </table:table-cell>
          <table:table-cell office:value-type="float" office:value="0.339959" calcext:value-type="float">
            <text:p>0.339959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341305" calcext:value-type="float">
            <text:p>0.341305</text:p>
          </table:table-cell>
          <table:table-cell office:value-type="float" office:value="0.341475" calcext:value-type="float">
            <text:p>0.341475</text:p>
          </table:table-cell>
          <table:table-cell/>
        </table:table-row>
        <table:table-row table:style-name="ro1">
          <table:table-cell office:value-type="float" office:value="0.727056" calcext:value-type="float">
            <text:p>0.727056</text:p>
          </table:table-cell>
          <table:table-cell office:value-type="float" office:value="-0.352507" calcext:value-type="float">
            <text:p>-0.352507</text:p>
          </table:table-cell>
          <table:table-cell office:value-type="float" office:value="-0.352334" calcext:value-type="float">
            <text:p>-0.352334</text:p>
          </table:table-cell>
          <table:table-cell office:value-type="float" office:value="-0.351812" calcext:value-type="float">
            <text:p>-0.351812</text:p>
          </table:table-cell>
          <table:table-cell office:value-type="float" office:value="-0.350943" calcext:value-type="float">
            <text:p>-0.350943</text:p>
          </table:table-cell>
          <table:table-cell office:value-type="float" office:value="-0.349728" calcext:value-type="float">
            <text:p>-0.349728</text:p>
          </table:table-cell>
          <table:table-cell office:value-type="float" office:value="-0.348168" calcext:value-type="float">
            <text:p>-0.348168</text:p>
          </table:table-cell>
          <table:table-cell office:value-type="float" office:value="-0.346264" calcext:value-type="float">
            <text:p>-0.346264</text:p>
          </table:table-cell>
          <table:table-cell office:value-type="float" office:value="-0.344018" calcext:value-type="float">
            <text:p>-0.344018</text:p>
          </table:table-cell>
          <table:table-cell office:value-type="float" office:value="-0.341433" calcext:value-type="float">
            <text:p>-0.341433</text:p>
          </table:table-cell>
          <table:table-cell office:value-type="float" office:value="-0.338511" calcext:value-type="float">
            <text:p>-0.338511</text:p>
          </table:table-cell>
          <table:table-cell office:value-type="float" office:value="-0.335255" calcext:value-type="float">
            <text:p>-0.335255</text:p>
          </table:table-cell>
          <table:table-cell office:value-type="float" office:value="-0.331668" calcext:value-type="float">
            <text:p>-0.331668</text:p>
          </table:table-cell>
          <table:table-cell office:value-type="float" office:value="-0.327754" calcext:value-type="float">
            <text:p>-0.327754</text:p>
          </table:table-cell>
          <table:table-cell office:value-type="float" office:value="-0.323516" calcext:value-type="float">
            <text:p>-0.323516</text:p>
          </table:table-cell>
          <table:table-cell office:value-type="float" office:value="-0.318959" calcext:value-type="float">
            <text:p>-0.318959</text:p>
          </table:table-cell>
          <table:table-cell office:value-type="float" office:value="-0.314087" calcext:value-type="float">
            <text:p>-0.314087</text:p>
          </table:table-cell>
          <table:table-cell office:value-type="float" office:value="-0.308905" calcext:value-type="float">
            <text:p>-0.308905</text:p>
          </table:table-cell>
          <table:table-cell office:value-type="float" office:value="-0.303419" calcext:value-type="float">
            <text:p>-0.303419</text:p>
          </table:table-cell>
          <table:table-cell office:value-type="float" office:value="-0.297633" calcext:value-type="float">
            <text:p>-0.297633</text:p>
          </table:table-cell>
          <table:table-cell office:value-type="float" office:value="-0.291553" calcext:value-type="float">
            <text:p>-0.291553</text:p>
          </table:table-cell>
          <table:table-cell office:value-type="float" office:value="-0.285185" calcext:value-type="float">
            <text:p>-0.285185</text:p>
          </table:table-cell>
          <table:table-cell office:value-type="float" office:value="-0.278536" calcext:value-type="float">
            <text:p>-0.278536</text:p>
          </table:table-cell>
          <table:table-cell office:value-type="float" office:value="-0.271613" calcext:value-type="float">
            <text:p>-0.271613</text:p>
          </table:table-cell>
          <table:table-cell office:value-type="float" office:value="-0.264421" calcext:value-type="float">
            <text:p>-0.264421</text:p>
          </table:table-cell>
          <table:table-cell office:value-type="float" office:value="-0.256968" calcext:value-type="float">
            <text:p>-0.256968</text:p>
          </table:table-cell>
          <table:table-cell office:value-type="float" office:value="-0.249261" calcext:value-type="float">
            <text:p>-0.249261</text:p>
          </table:table-cell>
          <table:table-cell office:value-type="float" office:value="-0.241309" calcext:value-type="float">
            <text:p>-0.241309</text:p>
          </table:table-cell>
          <table:table-cell office:value-type="float" office:value="-0.233118" calcext:value-type="float">
            <text:p>-0.233118</text:p>
          </table:table-cell>
          <table:table-cell office:value-type="float" office:value="-0.224698" calcext:value-type="float">
            <text:p>-0.224698</text:p>
          </table:table-cell>
          <table:table-cell office:value-type="float" office:value="-0.216055" calcext:value-type="float">
            <text:p>-0.216055</text:p>
          </table:table-cell>
          <table:table-cell office:value-type="float" office:value="-0.2072" calcext:value-type="float">
            <text:p>-0.2072</text:p>
          </table:table-cell>
          <table:table-cell office:value-type="float" office:value="-0.198139" calcext:value-type="float">
            <text:p>-0.198139</text:p>
          </table:table-cell>
          <table:table-cell office:value-type="float" office:value="-0.188884" calcext:value-type="float">
            <text:p>-0.188884</text:p>
          </table:table-cell>
          <table:table-cell office:value-type="float" office:value="-0.179442" calcext:value-type="float">
            <text:p>-0.179442</text:p>
          </table:table-cell>
          <table:table-cell office:value-type="float" office:value="-0.169822" calcext:value-type="float">
            <text:p>-0.169822</text:p>
          </table:table-cell>
          <table:table-cell office:value-type="float" office:value="-0.160036" calcext:value-type="float">
            <text:p>-0.160036</text:p>
          </table:table-cell>
          <table:table-cell office:value-type="float" office:value="-0.150091" calcext:value-type="float">
            <text:p>-0.150091</text:p>
          </table:table-cell>
          <table:table-cell office:value-type="float" office:value="-0.139998" calcext:value-type="float">
            <text:p>-0.139998</text:p>
          </table:table-cell>
          <table:table-cell office:value-type="float" office:value="-0.129767" calcext:value-type="float">
            <text:p>-0.129767</text:p>
          </table:table-cell>
          <table:table-cell office:value-type="float" office:value="-0.119408" calcext:value-type="float">
            <text:p>-0.119408</text:p>
          </table:table-cell>
          <table:table-cell office:value-type="float" office:value="-0.108931" calcext:value-type="float">
            <text:p>-0.108931</text:p>
          </table:table-cell>
          <table:table-cell office:value-type="float" office:value="-0.0983469" calcext:value-type="float">
            <text:p>-0.0983469</text:p>
          </table:table-cell>
          <table:table-cell office:value-type="float" office:value="-0.0876654" calcext:value-type="float">
            <text:p>-0.0876654</text:p>
          </table:table-cell>
          <table:table-cell office:value-type="float" office:value="-0.0768975" calcext:value-type="float">
            <text:p>-0.0768975</text:p>
          </table:table-cell>
          <table:table-cell office:value-type="float" office:value="-0.0660536" calcext:value-type="float">
            <text:p>-0.0660536</text:p>
          </table:table-cell>
          <table:table-cell office:value-type="float" office:value="-0.0551445" calcext:value-type="float">
            <text:p>-0.0551445</text:p>
          </table:table-cell>
          <table:table-cell office:value-type="float" office:value="-0.0441811" calcext:value-type="float">
            <text:p>-0.0441811</text:p>
          </table:table-cell>
          <table:table-cell office:value-type="float" office:value="-0.033174" calcext:value-type="float">
            <text:p>-0.033174</text:p>
          </table:table-cell>
          <table:table-cell office:value-type="float" office:value="-0.0221342" calcext:value-type="float">
            <text:p>-0.0221342</text:p>
          </table:table-cell>
          <table:table-cell office:value-type="float" office:value="-0.0110726" calcext:value-type="float">
            <text:p>-0.0110726</text:p>
          </table:table-cell>
          <table:table-cell office:value-type="float" office:value="3.58282E-016" calcext:value-type="float">
            <text:p>3.58282E-16</text:p>
          </table:table-cell>
          <table:table-cell office:value-type="float" office:value="0.0110726" calcext:value-type="float">
            <text:p>0.0110726</text:p>
          </table:table-cell>
          <table:table-cell office:value-type="float" office:value="0.0221342" calcext:value-type="float">
            <text:p>0.0221342</text:p>
          </table:table-cell>
          <table:table-cell office:value-type="float" office:value="0.033174" calcext:value-type="float">
            <text:p>0.033174</text:p>
          </table:table-cell>
          <table:table-cell office:value-type="float" office:value="0.0441811" calcext:value-type="float">
            <text:p>0.0441811</text:p>
          </table:table-cell>
          <table:table-cell office:value-type="float" office:value="0.0551445" calcext:value-type="float">
            <text:p>0.0551445</text:p>
          </table:table-cell>
          <table:table-cell office:value-type="float" office:value="0.0660536" calcext:value-type="float">
            <text:p>0.0660536</text:p>
          </table:table-cell>
          <table:table-cell office:value-type="float" office:value="0.0768975" calcext:value-type="float">
            <text:p>0.0768975</text:p>
          </table:table-cell>
          <table:table-cell office:value-type="float" office:value="0.0876654" calcext:value-type="float">
            <text:p>0.0876654</text:p>
          </table:table-cell>
          <table:table-cell office:value-type="float" office:value="0.0983469" calcext:value-type="float">
            <text:p>0.0983469</text:p>
          </table:table-cell>
          <table:table-cell office:value-type="float" office:value="0.108931" calcext:value-type="float">
            <text:p>0.108931</text:p>
          </table:table-cell>
          <table:table-cell office:value-type="float" office:value="0.119408" calcext:value-type="float">
            <text:p>0.119408</text:p>
          </table:table-cell>
          <table:table-cell office:value-type="float" office:value="0.129767" calcext:value-type="float">
            <text:p>0.129767</text:p>
          </table:table-cell>
          <table:table-cell office:value-type="float" office:value="0.139998" calcext:value-type="float">
            <text:p>0.139998</text:p>
          </table:table-cell>
          <table:table-cell office:value-type="float" office:value="0.150091" calcext:value-type="float">
            <text:p>0.150091</text:p>
          </table:table-cell>
          <table:table-cell office:value-type="float" office:value="0.160036" calcext:value-type="float">
            <text:p>0.160036</text:p>
          </table:table-cell>
          <table:table-cell office:value-type="float" office:value="0.169822" calcext:value-type="float">
            <text:p>0.169822</text:p>
          </table:table-cell>
          <table:table-cell office:value-type="float" office:value="0.179442" calcext:value-type="float">
            <text:p>0.179442</text:p>
          </table:table-cell>
          <table:table-cell office:value-type="float" office:value="0.188884" calcext:value-type="float">
            <text:p>0.188884</text:p>
          </table:table-cell>
          <table:table-cell office:value-type="float" office:value="0.198139" calcext:value-type="float">
            <text:p>0.198139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216055" calcext:value-type="float">
            <text:p>0.216055</text:p>
          </table:table-cell>
          <table:table-cell office:value-type="float" office:value="0.224698" calcext:value-type="float">
            <text:p>0.224698</text:p>
          </table:table-cell>
          <table:table-cell office:value-type="float" office:value="0.233118" calcext:value-type="float">
            <text:p>0.233118</text:p>
          </table:table-cell>
          <table:table-cell office:value-type="float" office:value="0.241309" calcext:value-type="float">
            <text:p>0.241309</text:p>
          </table:table-cell>
          <table:table-cell office:value-type="float" office:value="0.249261" calcext:value-type="float">
            <text:p>0.249261</text:p>
          </table:table-cell>
          <table:table-cell office:value-type="float" office:value="0.256968" calcext:value-type="float">
            <text:p>0.256968</text:p>
          </table:table-cell>
          <table:table-cell office:value-type="float" office:value="0.264421" calcext:value-type="float">
            <text:p>0.264421</text:p>
          </table:table-cell>
          <table:table-cell office:value-type="float" office:value="0.271613" calcext:value-type="float">
            <text:p>0.271613</text:p>
          </table:table-cell>
          <table:table-cell office:value-type="float" office:value="0.278536" calcext:value-type="float">
            <text:p>0.278536</text:p>
          </table:table-cell>
          <table:table-cell office:value-type="float" office:value="0.285185" calcext:value-type="float">
            <text:p>0.285185</text:p>
          </table:table-cell>
          <table:table-cell office:value-type="float" office:value="0.291553" calcext:value-type="float">
            <text:p>0.291553</text:p>
          </table:table-cell>
          <table:table-cell office:value-type="float" office:value="0.297633" calcext:value-type="float">
            <text:p>0.297633</text:p>
          </table:table-cell>
          <table:table-cell office:value-type="float" office:value="0.303419" calcext:value-type="float">
            <text:p>0.303419</text:p>
          </table:table-cell>
          <table:table-cell office:value-type="float" office:value="0.308905" calcext:value-type="float">
            <text:p>0.308905</text:p>
          </table:table-cell>
          <table:table-cell office:value-type="float" office:value="0.314087" calcext:value-type="float">
            <text:p>0.314087</text:p>
          </table:table-cell>
          <table:table-cell office:value-type="float" office:value="0.318959" calcext:value-type="float">
            <text:p>0.318959</text:p>
          </table:table-cell>
          <table:table-cell office:value-type="float" office:value="0.323516" calcext:value-type="float">
            <text:p>0.323516</text:p>
          </table:table-cell>
          <table:table-cell office:value-type="float" office:value="0.327754" calcext:value-type="float">
            <text:p>0.327754</text:p>
          </table:table-cell>
          <table:table-cell office:value-type="float" office:value="0.331668" calcext:value-type="float">
            <text:p>0.331668</text:p>
          </table:table-cell>
          <table:table-cell office:value-type="float" office:value="0.335255" calcext:value-type="float">
            <text:p>0.335255</text:p>
          </table:table-cell>
          <table:table-cell office:value-type="float" office:value="0.338511" calcext:value-type="float">
            <text:p>0.338511</text:p>
          </table:table-cell>
          <table:table-cell office:value-type="float" office:value="0.341433" calcext:value-type="float">
            <text:p>0.341433</text:p>
          </table:table-cell>
          <table:table-cell office:value-type="float" office:value="0.344018" calcext:value-type="float">
            <text:p>0.344018</text:p>
          </table:table-cell>
          <table:table-cell office:value-type="float" office:value="0.346264" calcext:value-type="float">
            <text:p>0.346264</text:p>
          </table:table-cell>
          <table:table-cell office:value-type="float" office:value="0.348168" calcext:value-type="float">
            <text:p>0.348168</text:p>
          </table:table-cell>
          <table:table-cell office:value-type="float" office:value="0.349728" calcext:value-type="float">
            <text:p>0.349728</text:p>
          </table:table-cell>
          <table:table-cell office:value-type="float" office:value="0.350943" calcext:value-type="float">
            <text:p>0.350943</text:p>
          </table:table-cell>
          <table:table-cell office:value-type="float" office:value="0.351812" calcext:value-type="float">
            <text:p>0.351812</text:p>
          </table:table-cell>
          <table:table-cell office:value-type="float" office:value="0.352334" calcext:value-type="float">
            <text:p>0.352334</text:p>
          </table:table-cell>
          <table:table-cell office:value-type="float" office:value="0.352507" calcext:value-type="float">
            <text:p>0.352507</text:p>
          </table:table-cell>
          <table:table-cell/>
        </table:table-row>
        <table:table-row table:style-name="ro1">
          <table:table-cell office:value-type="float" office:value="0.73449" calcext:value-type="float">
            <text:p>0.73449</text:p>
          </table:table-cell>
          <table:table-cell office:value-type="float" office:value="-0.365108" calcext:value-type="float">
            <text:p>-0.365108</text:p>
          </table:table-cell>
          <table:table-cell office:value-type="float" office:value="-0.364928" calcext:value-type="float">
            <text:p>-0.364928</text:p>
          </table:table-cell>
          <table:table-cell office:value-type="float" office:value="-0.364388" calcext:value-type="float">
            <text:p>-0.364388</text:p>
          </table:table-cell>
          <table:table-cell office:value-type="float" office:value="-0.363488" calcext:value-type="float">
            <text:p>-0.363488</text:p>
          </table:table-cell>
          <table:table-cell office:value-type="float" office:value="-0.362229" calcext:value-type="float">
            <text:p>-0.362229</text:p>
          </table:table-cell>
          <table:table-cell office:value-type="float" office:value="-0.360613" calcext:value-type="float">
            <text:p>-0.360613</text:p>
          </table:table-cell>
          <table:table-cell office:value-type="float" office:value="-0.358641" calcext:value-type="float">
            <text:p>-0.358641</text:p>
          </table:table-cell>
          <table:table-cell office:value-type="float" office:value="-0.356316" calcext:value-type="float">
            <text:p>-0.356316</text:p>
          </table:table-cell>
          <table:table-cell office:value-type="float" office:value="-0.353638" calcext:value-type="float">
            <text:p>-0.353638</text:p>
          </table:table-cell>
          <table:table-cell office:value-type="float" office:value="-0.350611" calcext:value-type="float">
            <text:p>-0.350611</text:p>
          </table:table-cell>
          <table:table-cell office:value-type="float" office:value="-0.347239" calcext:value-type="float">
            <text:p>-0.347239</text:p>
          </table:table-cell>
          <table:table-cell office:value-type="float" office:value="-0.343524" calcext:value-type="float">
            <text:p>-0.343524</text:p>
          </table:table-cell>
          <table:table-cell office:value-type="float" office:value="-0.33947" calcext:value-type="float">
            <text:p>-0.33947</text:p>
          </table:table-cell>
          <table:table-cell office:value-type="float" office:value="-0.33508" calcext:value-type="float">
            <text:p>-0.33508</text:p>
          </table:table-cell>
          <table:table-cell office:value-type="float" office:value="-0.33036" calcext:value-type="float">
            <text:p>-0.33036</text:p>
          </table:table-cell>
          <table:table-cell office:value-type="float" office:value="-0.325314" calcext:value-type="float">
            <text:p>-0.325314</text:p>
          </table:table-cell>
          <table:table-cell office:value-type="float" office:value="-0.319947" calcext:value-type="float">
            <text:p>-0.319947</text:p>
          </table:table-cell>
          <table:table-cell office:value-type="float" office:value="-0.314265" calcext:value-type="float">
            <text:p>-0.314265</text:p>
          </table:table-cell>
          <table:table-cell office:value-type="float" office:value="-0.308272" calcext:value-type="float">
            <text:p>-0.308272</text:p>
          </table:table-cell>
          <table:table-cell office:value-type="float" office:value="-0.301975" calcext:value-type="float">
            <text:p>-0.301975</text:p>
          </table:table-cell>
          <table:table-cell office:value-type="float" office:value="-0.295379" calcext:value-type="float">
            <text:p>-0.295379</text:p>
          </table:table-cell>
          <table:table-cell office:value-type="float" office:value="-0.288493" calcext:value-type="float">
            <text:p>-0.288493</text:p>
          </table:table-cell>
          <table:table-cell office:value-type="float" office:value="-0.281321" calcext:value-type="float">
            <text:p>-0.281321</text:p>
          </table:table-cell>
          <table:table-cell office:value-type="float" office:value="-0.273873" calcext:value-type="float">
            <text:p>-0.273873</text:p>
          </table:table-cell>
          <table:table-cell office:value-type="float" office:value="-0.266153" calcext:value-type="float">
            <text:p>-0.266153</text:p>
          </table:table-cell>
          <table:table-cell office:value-type="float" office:value="-0.258171" calcext:value-type="float">
            <text:p>-0.258171</text:p>
          </table:table-cell>
          <table:table-cell office:value-type="float" office:value="-0.249935" calcext:value-type="float">
            <text:p>-0.249935</text:p>
          </table:table-cell>
          <table:table-cell office:value-type="float" office:value="-0.241451" calcext:value-type="float">
            <text:p>-0.241451</text:p>
          </table:table-cell>
          <table:table-cell office:value-type="float" office:value="-0.23273" calcext:value-type="float">
            <text:p>-0.23273</text:p>
          </table:table-cell>
          <table:table-cell office:value-type="float" office:value="-0.223778" calcext:value-type="float">
            <text:p>-0.223778</text:p>
          </table:table-cell>
          <table:table-cell office:value-type="float" office:value="-0.214606" calcext:value-type="float">
            <text:p>-0.214606</text:p>
          </table:table-cell>
          <table:table-cell office:value-type="float" office:value="-0.205222" calcext:value-type="float">
            <text:p>-0.205222</text:p>
          </table:table-cell>
          <table:table-cell office:value-type="float" office:value="-0.195635" calcext:value-type="float">
            <text:p>-0.195635</text:p>
          </table:table-cell>
          <table:table-cell office:value-type="float" office:value="-0.185856" calcext:value-type="float">
            <text:p>-0.185856</text:p>
          </table:table-cell>
          <table:table-cell office:value-type="float" office:value="-0.175893" calcext:value-type="float">
            <text:p>-0.175893</text:p>
          </table:table-cell>
          <table:table-cell office:value-type="float" office:value="-0.165756" calcext:value-type="float">
            <text:p>-0.165756</text:p>
          </table:table-cell>
          <table:table-cell office:value-type="float" office:value="-0.155456" calcext:value-type="float">
            <text:p>-0.155456</text:p>
          </table:table-cell>
          <table:table-cell office:value-type="float" office:value="-0.145002" calcext:value-type="float">
            <text:p>-0.145002</text:p>
          </table:table-cell>
          <table:table-cell office:value-type="float" office:value="-0.134406" calcext:value-type="float">
            <text:p>-0.134406</text:p>
          </table:table-cell>
          <table:table-cell office:value-type="float" office:value="-0.123676" calcext:value-type="float">
            <text:p>-0.123676</text:p>
          </table:table-cell>
          <table:table-cell office:value-type="float" office:value="-0.112825" calcext:value-type="float">
            <text:p>-0.112825</text:p>
          </table:table-cell>
          <table:table-cell office:value-type="float" office:value="-0.101862" calcext:value-type="float">
            <text:p>-0.101862</text:p>
          </table:table-cell>
          <table:table-cell office:value-type="float" office:value="-0.0907991" calcext:value-type="float">
            <text:p>-0.0907991</text:p>
          </table:table-cell>
          <table:table-cell office:value-type="float" office:value="-0.0796462" calcext:value-type="float">
            <text:p>-0.0796462</text:p>
          </table:table-cell>
          <table:table-cell office:value-type="float" office:value="-0.0684147" calcext:value-type="float">
            <text:p>-0.0684147</text:p>
          </table:table-cell>
          <table:table-cell office:value-type="float" office:value="-0.0571157" calcext:value-type="float">
            <text:p>-0.0571157</text:p>
          </table:table-cell>
          <table:table-cell office:value-type="float" office:value="-0.0457604" calcext:value-type="float">
            <text:p>-0.0457604</text:p>
          </table:table-cell>
          <table:table-cell office:value-type="float" office:value="-0.0343598" calcext:value-type="float">
            <text:p>-0.0343598</text:p>
          </table:table-cell>
          <table:table-cell office:value-type="float" office:value="-0.0229254" calcext:value-type="float">
            <text:p>-0.0229254</text:p>
          </table:table-cell>
          <table:table-cell office:value-type="float" office:value="-0.0114684" calcext:value-type="float">
            <text:p>-0.0114684</text:p>
          </table:table-cell>
          <table:table-cell office:value-type="float" office:value="-7.84791E-017" calcext:value-type="float">
            <text:p>-7.84791E-17</text:p>
          </table:table-cell>
          <table:table-cell office:value-type="float" office:value="0.0114684" calcext:value-type="float">
            <text:p>0.0114684</text:p>
          </table:table-cell>
          <table:table-cell office:value-type="float" office:value="0.0229254" calcext:value-type="float">
            <text:p>0.0229254</text:p>
          </table:table-cell>
          <table:table-cell office:value-type="float" office:value="0.0343598" calcext:value-type="float">
            <text:p>0.0343598</text:p>
          </table:table-cell>
          <table:table-cell office:value-type="float" office:value="0.0457604" calcext:value-type="float">
            <text:p>0.0457604</text:p>
          </table:table-cell>
          <table:table-cell office:value-type="float" office:value="0.0571157" calcext:value-type="float">
            <text:p>0.0571157</text:p>
          </table:table-cell>
          <table:table-cell office:value-type="float" office:value="0.0684147" calcext:value-type="float">
            <text:p>0.0684147</text:p>
          </table:table-cell>
          <table:table-cell office:value-type="float" office:value="0.0796462" calcext:value-type="float">
            <text:p>0.0796462</text:p>
          </table:table-cell>
          <table:table-cell office:value-type="float" office:value="0.0907991" calcext:value-type="float">
            <text:p>0.0907991</text:p>
          </table:table-cell>
          <table:table-cell office:value-type="float" office:value="0.101862" calcext:value-type="float">
            <text:p>0.101862</text:p>
          </table:table-cell>
          <table:table-cell office:value-type="float" office:value="0.112825" calcext:value-type="float">
            <text:p>0.112825</text:p>
          </table:table-cell>
          <table:table-cell office:value-type="float" office:value="0.123676" calcext:value-type="float">
            <text:p>0.123676</text:p>
          </table:table-cell>
          <table:table-cell office:value-type="float" office:value="0.134406" calcext:value-type="float">
            <text:p>0.134406</text:p>
          </table:table-cell>
          <table:table-cell office:value-type="float" office:value="0.145002" calcext:value-type="float">
            <text:p>0.145002</text:p>
          </table:table-cell>
          <table:table-cell office:value-type="float" office:value="0.155456" calcext:value-type="float">
            <text:p>0.155456</text:p>
          </table:table-cell>
          <table:table-cell office:value-type="float" office:value="0.165756" calcext:value-type="float">
            <text:p>0.165756</text:p>
          </table:table-cell>
          <table:table-cell office:value-type="float" office:value="0.175893" calcext:value-type="float">
            <text:p>0.175893</text:p>
          </table:table-cell>
          <table:table-cell office:value-type="float" office:value="0.185856" calcext:value-type="float">
            <text:p>0.185856</text:p>
          </table:table-cell>
          <table:table-cell office:value-type="float" office:value="0.195635" calcext:value-type="float">
            <text:p>0.195635</text:p>
          </table:table-cell>
          <table:table-cell office:value-type="float" office:value="0.205222" calcext:value-type="float">
            <text:p>0.205222</text:p>
          </table:table-cell>
          <table:table-cell office:value-type="float" office:value="0.214606" calcext:value-type="float">
            <text:p>0.214606</text:p>
          </table:table-cell>
          <table:table-cell office:value-type="float" office:value="0.223778" calcext:value-type="float">
            <text:p>0.223778</text:p>
          </table:table-cell>
          <table:table-cell office:value-type="float" office:value="0.23273" calcext:value-type="float">
            <text:p>0.23273</text:p>
          </table:table-cell>
          <table:table-cell office:value-type="float" office:value="0.241451" calcext:value-type="float">
            <text:p>0.241451</text:p>
          </table:table-cell>
          <table:table-cell office:value-type="float" office:value="0.249935" calcext:value-type="float">
            <text:p>0.249935</text:p>
          </table:table-cell>
          <table:table-cell office:value-type="float" office:value="0.258171" calcext:value-type="float">
            <text:p>0.258171</text:p>
          </table:table-cell>
          <table:table-cell office:value-type="float" office:value="0.266153" calcext:value-type="float">
            <text:p>0.266153</text:p>
          </table:table-cell>
          <table:table-cell office:value-type="float" office:value="0.273873" calcext:value-type="float">
            <text:p>0.273873</text:p>
          </table:table-cell>
          <table:table-cell office:value-type="float" office:value="0.281321" calcext:value-type="float">
            <text:p>0.281321</text:p>
          </table:table-cell>
          <table:table-cell office:value-type="float" office:value="0.288493" calcext:value-type="float">
            <text:p>0.288493</text:p>
          </table:table-cell>
          <table:table-cell office:value-type="float" office:value="0.295379" calcext:value-type="float">
            <text:p>0.295379</text:p>
          </table:table-cell>
          <table:table-cell office:value-type="float" office:value="0.301975" calcext:value-type="float">
            <text:p>0.301975</text:p>
          </table:table-cell>
          <table:table-cell office:value-type="float" office:value="0.308272" calcext:value-type="float">
            <text:p>0.308272</text:p>
          </table:table-cell>
          <table:table-cell office:value-type="float" office:value="0.314265" calcext:value-type="float">
            <text:p>0.314265</text:p>
          </table:table-cell>
          <table:table-cell office:value-type="float" office:value="0.319947" calcext:value-type="float">
            <text:p>0.319947</text:p>
          </table:table-cell>
          <table:table-cell office:value-type="float" office:value="0.325314" calcext:value-type="float">
            <text:p>0.325314</text:p>
          </table:table-cell>
          <table:table-cell office:value-type="float" office:value="0.33036" calcext:value-type="float">
            <text:p>0.33036</text:p>
          </table:table-cell>
          <table:table-cell office:value-type="float" office:value="0.33508" calcext:value-type="float">
            <text:p>0.33508</text:p>
          </table:table-cell>
          <table:table-cell office:value-type="float" office:value="0.33947" calcext:value-type="float">
            <text:p>0.33947</text:p>
          </table:table-cell>
          <table:table-cell office:value-type="float" office:value="0.343524" calcext:value-type="float">
            <text:p>0.343524</text:p>
          </table:table-cell>
          <table:table-cell office:value-type="float" office:value="0.347239" calcext:value-type="float">
            <text:p>0.347239</text:p>
          </table:table-cell>
          <table:table-cell office:value-type="float" office:value="0.350611" calcext:value-type="float">
            <text:p>0.350611</text:p>
          </table:table-cell>
          <table:table-cell office:value-type="float" office:value="0.353638" calcext:value-type="float">
            <text:p>0.353638</text:p>
          </table:table-cell>
          <table:table-cell office:value-type="float" office:value="0.356316" calcext:value-type="float">
            <text:p>0.356316</text:p>
          </table:table-cell>
          <table:table-cell office:value-type="float" office:value="0.358641" calcext:value-type="float">
            <text:p>0.358641</text:p>
          </table:table-cell>
          <table:table-cell office:value-type="float" office:value="0.360613" calcext:value-type="float">
            <text:p>0.360613</text:p>
          </table:table-cell>
          <table:table-cell office:value-type="float" office:value="0.362229" calcext:value-type="float">
            <text:p>0.362229</text:p>
          </table:table-cell>
          <table:table-cell office:value-type="float" office:value="0.363488" calcext:value-type="float">
            <text:p>0.363488</text:p>
          </table:table-cell>
          <table:table-cell office:value-type="float" office:value="0.364388" calcext:value-type="float">
            <text:p>0.364388</text:p>
          </table:table-cell>
          <table:table-cell office:value-type="float" office:value="0.364928" calcext:value-type="float">
            <text:p>0.364928</text:p>
          </table:table-cell>
          <table:table-cell office:value-type="float" office:value="0.365108" calcext:value-type="float">
            <text:p>0.365108</text:p>
          </table:table-cell>
          <table:table-cell/>
        </table:table-row>
        <table:table-row table:style-name="ro1">
          <table:table-cell office:value-type="float" office:value="0.740896" calcext:value-type="float">
            <text:p>0.740896</text:p>
          </table:table-cell>
          <table:table-cell office:value-type="float" office:value="-0.375732" calcext:value-type="float">
            <text:p>-0.375732</text:p>
          </table:table-cell>
          <table:table-cell office:value-type="float" office:value="-0.375546" calcext:value-type="float">
            <text:p>-0.375546</text:p>
          </table:table-cell>
          <table:table-cell office:value-type="float" office:value="-0.374991" calcext:value-type="float">
            <text:p>-0.374991</text:p>
          </table:table-cell>
          <table:table-cell office:value-type="float" office:value="-0.374064" calcext:value-type="float">
            <text:p>-0.374064</text:p>
          </table:table-cell>
          <table:table-cell office:value-type="float" office:value="-0.372769" calcext:value-type="float">
            <text:p>-0.372769</text:p>
          </table:table-cell>
          <table:table-cell office:value-type="float" office:value="-0.371106" calcext:value-type="float">
            <text:p>-0.371106</text:p>
          </table:table-cell>
          <table:table-cell office:value-type="float" office:value="-0.369077" calcext:value-type="float">
            <text:p>-0.369077</text:p>
          </table:table-cell>
          <table:table-cell office:value-type="float" office:value="-0.366683" calcext:value-type="float">
            <text:p>-0.366683</text:p>
          </table:table-cell>
          <table:table-cell office:value-type="float" office:value="-0.363928" calcext:value-type="float">
            <text:p>-0.363928</text:p>
          </table:table-cell>
          <table:table-cell office:value-type="float" office:value="-0.360813" calcext:value-type="float">
            <text:p>-0.360813</text:p>
          </table:table-cell>
          <table:table-cell office:value-type="float" office:value="-0.357343" calcext:value-type="float">
            <text:p>-0.357343</text:p>
          </table:table-cell>
          <table:table-cell office:value-type="float" office:value="-0.353519" calcext:value-type="float">
            <text:p>-0.353519</text:p>
          </table:table-cell>
          <table:table-cell office:value-type="float" office:value="-0.349347" calcext:value-type="float">
            <text:p>-0.349347</text:p>
          </table:table-cell>
          <table:table-cell office:value-type="float" office:value="-0.34483" calcext:value-type="float">
            <text:p>-0.34483</text:p>
          </table:table-cell>
          <table:table-cell office:value-type="float" office:value="-0.339973" calcext:value-type="float">
            <text:p>-0.339973</text:p>
          </table:table-cell>
          <table:table-cell office:value-type="float" office:value="-0.33478" calcext:value-type="float">
            <text:p>-0.33478</text:p>
          </table:table-cell>
          <table:table-cell office:value-type="float" office:value="-0.329257" calcext:value-type="float">
            <text:p>-0.329257</text:p>
          </table:table-cell>
          <table:table-cell office:value-type="float" office:value="-0.323409" calcext:value-type="float">
            <text:p>-0.323409</text:p>
          </table:table-cell>
          <table:table-cell office:value-type="float" office:value="-0.317241" calcext:value-type="float">
            <text:p>-0.317241</text:p>
          </table:table-cell>
          <table:table-cell office:value-type="float" office:value="-0.310761" calcext:value-type="float">
            <text:p>-0.310761</text:p>
          </table:table-cell>
          <table:table-cell office:value-type="float" office:value="-0.303974" calcext:value-type="float">
            <text:p>-0.303974</text:p>
          </table:table-cell>
          <table:table-cell office:value-type="float" office:value="-0.296887" calcext:value-type="float">
            <text:p>-0.296887</text:p>
          </table:table-cell>
          <table:table-cell office:value-type="float" office:value="-0.289507" calcext:value-type="float">
            <text:p>-0.289507</text:p>
          </table:table-cell>
          <table:table-cell office:value-type="float" office:value="-0.281841" calcext:value-type="float">
            <text:p>-0.281841</text:p>
          </table:table-cell>
          <table:table-cell office:value-type="float" office:value="-0.273897" calcext:value-type="float">
            <text:p>-0.273897</text:p>
          </table:table-cell>
          <table:table-cell office:value-type="float" office:value="-0.265683" calcext:value-type="float">
            <text:p>-0.265683</text:p>
          </table:table-cell>
          <table:table-cell office:value-type="float" office:value="-0.257207" calcext:value-type="float">
            <text:p>-0.257207</text:p>
          </table:table-cell>
          <table:table-cell office:value-type="float" office:value="-0.248477" calcext:value-type="float">
            <text:p>-0.248477</text:p>
          </table:table-cell>
          <table:table-cell office:value-type="float" office:value="-0.239501" calcext:value-type="float">
            <text:p>-0.239501</text:p>
          </table:table-cell>
          <table:table-cell office:value-type="float" office:value="-0.230289" calcext:value-type="float">
            <text:p>-0.230289</text:p>
          </table:table-cell>
          <table:table-cell office:value-type="float" office:value="-0.22085" calcext:value-type="float">
            <text:p>-0.22085</text:p>
          </table:table-cell>
          <table:table-cell office:value-type="float" office:value="-0.211193" calcext:value-type="float">
            <text:p>-0.211193</text:p>
          </table:table-cell>
          <table:table-cell office:value-type="float" office:value="-0.201328" calcext:value-type="float">
            <text:p>-0.201328</text:p>
          </table:table-cell>
          <table:table-cell office:value-type="float" office:value="-0.191264" calcext:value-type="float">
            <text:p>-0.191264</text:p>
          </table:table-cell>
          <table:table-cell office:value-type="float" office:value="-0.181011" calcext:value-type="float">
            <text:p>-0.181011</text:p>
          </table:table-cell>
          <table:table-cell office:value-type="float" office:value="-0.170579" calcext:value-type="float">
            <text:p>-0.170579</text:p>
          </table:table-cell>
          <table:table-cell office:value-type="float" office:value="-0.159979" calcext:value-type="float">
            <text:p>-0.159979</text:p>
          </table:table-cell>
          <table:table-cell office:value-type="float" office:value="-0.149222" calcext:value-type="float">
            <text:p>-0.149222</text:p>
          </table:table-cell>
          <table:table-cell office:value-type="float" office:value="-0.138317" calcext:value-type="float">
            <text:p>-0.138317</text:p>
          </table:table-cell>
          <table:table-cell office:value-type="float" office:value="-0.127275" calcext:value-type="float">
            <text:p>-0.127275</text:p>
          </table:table-cell>
          <table:table-cell office:value-type="float" office:value="-0.116108" calcext:value-type="float">
            <text:p>-0.116108</text:p>
          </table:table-cell>
          <table:table-cell office:value-type="float" office:value="-0.104826" calcext:value-type="float">
            <text:p>-0.104826</text:p>
          </table:table-cell>
          <table:table-cell office:value-type="float" office:value="-0.093441" calcext:value-type="float">
            <text:p>-0.093441</text:p>
          </table:table-cell>
          <table:table-cell office:value-type="float" office:value="-0.0819636" calcext:value-type="float">
            <text:p>-0.0819636</text:p>
          </table:table-cell>
          <table:table-cell office:value-type="float" office:value="-0.0704053" calcext:value-type="float">
            <text:p>-0.0704053</text:p>
          </table:table-cell>
          <table:table-cell office:value-type="float" office:value="-0.0587776" calcext:value-type="float">
            <text:p>-0.0587776</text:p>
          </table:table-cell>
          <table:table-cell office:value-type="float" office:value="-0.0470918" calcext:value-type="float">
            <text:p>-0.0470918</text:p>
          </table:table-cell>
          <table:table-cell office:value-type="float" office:value="-0.0353596" calcext:value-type="float">
            <text:p>-0.0353596</text:p>
          </table:table-cell>
          <table:table-cell office:value-type="float" office:value="-0.0235925" calcext:value-type="float">
            <text:p>-0.0235925</text:p>
          </table:table-cell>
          <table:table-cell office:value-type="float" office:value="-0.0118021" calcext:value-type="float">
            <text:p>-0.0118021</text:p>
          </table:table-cell>
          <table:table-cell office:value-type="float" office:value="-3.63486E-016" calcext:value-type="float">
            <text:p>-3.63486E-16</text:p>
          </table:table-cell>
          <table:table-cell office:value-type="float" office:value="0.0118021" calcext:value-type="float">
            <text:p>0.0118021</text:p>
          </table:table-cell>
          <table:table-cell office:value-type="float" office:value="0.0235925" calcext:value-type="float">
            <text:p>0.0235925</text:p>
          </table:table-cell>
          <table:table-cell office:value-type="float" office:value="0.0353596" calcext:value-type="float">
            <text:p>0.0353596</text:p>
          </table:table-cell>
          <table:table-cell office:value-type="float" office:value="0.0470918" calcext:value-type="float">
            <text:p>0.0470918</text:p>
          </table:table-cell>
          <table:table-cell office:value-type="float" office:value="0.0587776" calcext:value-type="float">
            <text:p>0.0587776</text:p>
          </table:table-cell>
          <table:table-cell office:value-type="float" office:value="0.0704053" calcext:value-type="float">
            <text:p>0.0704053</text:p>
          </table:table-cell>
          <table:table-cell office:value-type="float" office:value="0.0819636" calcext:value-type="float">
            <text:p>0.0819636</text:p>
          </table:table-cell>
          <table:table-cell office:value-type="float" office:value="0.093441" calcext:value-type="float">
            <text:p>0.093441</text:p>
          </table:table-cell>
          <table:table-cell office:value-type="float" office:value="0.104826" calcext:value-type="float">
            <text:p>0.104826</text:p>
          </table:table-cell>
          <table:table-cell office:value-type="float" office:value="0.116108" calcext:value-type="float">
            <text:p>0.116108</text:p>
          </table:table-cell>
          <table:table-cell office:value-type="float" office:value="0.127275" calcext:value-type="float">
            <text:p>0.127275</text:p>
          </table:table-cell>
          <table:table-cell office:value-type="float" office:value="0.138317" calcext:value-type="float">
            <text:p>0.138317</text:p>
          </table:table-cell>
          <table:table-cell office:value-type="float" office:value="0.149222" calcext:value-type="float">
            <text:p>0.149222</text:p>
          </table:table-cell>
          <table:table-cell office:value-type="float" office:value="0.159979" calcext:value-type="float">
            <text:p>0.159979</text:p>
          </table:table-cell>
          <table:table-cell office:value-type="float" office:value="0.170579" calcext:value-type="float">
            <text:p>0.170579</text:p>
          </table:table-cell>
          <table:table-cell office:value-type="float" office:value="0.181011" calcext:value-type="float">
            <text:p>0.181011</text:p>
          </table:table-cell>
          <table:table-cell office:value-type="float" office:value="0.191264" calcext:value-type="float">
            <text:p>0.191264</text:p>
          </table:table-cell>
          <table:table-cell office:value-type="float" office:value="0.201328" calcext:value-type="float">
            <text:p>0.201328</text:p>
          </table:table-cell>
          <table:table-cell office:value-type="float" office:value="0.211193" calcext:value-type="float">
            <text:p>0.211193</text:p>
          </table:table-cell>
          <table:table-cell office:value-type="float" office:value="0.22085" calcext:value-type="float">
            <text:p>0.22085</text:p>
          </table:table-cell>
          <table:table-cell office:value-type="float" office:value="0.230289" calcext:value-type="float">
            <text:p>0.230289</text:p>
          </table:table-cell>
          <table:table-cell office:value-type="float" office:value="0.239501" calcext:value-type="float">
            <text:p>0.23950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7207" calcext:value-type="float">
            <text:p>0.257207</text:p>
          </table:table-cell>
          <table:table-cell office:value-type="float" office:value="0.265683" calcext:value-type="float">
            <text:p>0.265683</text:p>
          </table:table-cell>
          <table:table-cell office:value-type="float" office:value="0.273897" calcext:value-type="float">
            <text:p>0.273897</text:p>
          </table:table-cell>
          <table:table-cell office:value-type="float" office:value="0.281841" calcext:value-type="float">
            <text:p>0.281841</text:p>
          </table:table-cell>
          <table:table-cell office:value-type="float" office:value="0.289507" calcext:value-type="float">
            <text:p>0.289507</text:p>
          </table:table-cell>
          <table:table-cell office:value-type="float" office:value="0.296887" calcext:value-type="float">
            <text:p>0.296887</text:p>
          </table:table-cell>
          <table:table-cell office:value-type="float" office:value="0.303974" calcext:value-type="float">
            <text:p>0.303974</text:p>
          </table:table-cell>
          <table:table-cell office:value-type="float" office:value="0.310761" calcext:value-type="float">
            <text:p>0.310761</text:p>
          </table:table-cell>
          <table:table-cell office:value-type="float" office:value="0.317241" calcext:value-type="float">
            <text:p>0.317241</text:p>
          </table:table-cell>
          <table:table-cell office:value-type="float" office:value="0.323409" calcext:value-type="float">
            <text:p>0.323409</text:p>
          </table:table-cell>
          <table:table-cell office:value-type="float" office:value="0.329257" calcext:value-type="float">
            <text:p>0.329257</text:p>
          </table:table-cell>
          <table:table-cell office:value-type="float" office:value="0.33478" calcext:value-type="float">
            <text:p>0.33478</text:p>
          </table:table-cell>
          <table:table-cell office:value-type="float" office:value="0.339973" calcext:value-type="float">
            <text:p>0.339973</text:p>
          </table:table-cell>
          <table:table-cell office:value-type="float" office:value="0.34483" calcext:value-type="float">
            <text:p>0.34483</text:p>
          </table:table-cell>
          <table:table-cell office:value-type="float" office:value="0.349347" calcext:value-type="float">
            <text:p>0.349347</text:p>
          </table:table-cell>
          <table:table-cell office:value-type="float" office:value="0.353519" calcext:value-type="float">
            <text:p>0.353519</text:p>
          </table:table-cell>
          <table:table-cell office:value-type="float" office:value="0.357343" calcext:value-type="float">
            <text:p>0.357343</text:p>
          </table:table-cell>
          <table:table-cell office:value-type="float" office:value="0.360813" calcext:value-type="float">
            <text:p>0.360813</text:p>
          </table:table-cell>
          <table:table-cell office:value-type="float" office:value="0.363928" calcext:value-type="float">
            <text:p>0.363928</text:p>
          </table:table-cell>
          <table:table-cell office:value-type="float" office:value="0.366683" calcext:value-type="float">
            <text:p>0.366683</text:p>
          </table:table-cell>
          <table:table-cell office:value-type="float" office:value="0.369077" calcext:value-type="float">
            <text:p>0.369077</text:p>
          </table:table-cell>
          <table:table-cell office:value-type="float" office:value="0.371106" calcext:value-type="float">
            <text:p>0.371106</text:p>
          </table:table-cell>
          <table:table-cell office:value-type="float" office:value="0.372769" calcext:value-type="float">
            <text:p>0.372769</text:p>
          </table:table-cell>
          <table:table-cell office:value-type="float" office:value="0.374064" calcext:value-type="float">
            <text:p>0.374064</text:p>
          </table:table-cell>
          <table:table-cell office:value-type="float" office:value="0.374991" calcext:value-type="float">
            <text:p>0.374991</text:p>
          </table:table-cell>
          <table:table-cell office:value-type="float" office:value="0.375546" calcext:value-type="float">
            <text:p>0.375546</text:p>
          </table:table-cell>
          <table:table-cell office:value-type="float" office:value="0.375732" calcext:value-type="float">
            <text:p>0.375732</text:p>
          </table:table-cell>
          <table:table-cell/>
        </table:table-row>
        <table:table-row table:style-name="ro1">
          <table:table-cell office:value-type="float" office:value="0.748287" calcext:value-type="float">
            <text:p>0.748287</text:p>
          </table:table-cell>
          <table:table-cell office:value-type="float" office:value="-0.387718" calcext:value-type="float">
            <text:p>-0.387718</text:p>
          </table:table-cell>
          <table:table-cell office:value-type="float" office:value="-0.387526" calcext:value-type="float">
            <text:p>-0.387526</text:p>
          </table:table-cell>
          <table:table-cell office:value-type="float" office:value="-0.386952" calcext:value-type="float">
            <text:p>-0.386952</text:p>
          </table:table-cell>
          <table:table-cell office:value-type="float" office:value="-0.385997" calcext:value-type="float">
            <text:p>-0.385997</text:p>
          </table:table-cell>
          <table:table-cell office:value-type="float" office:value="-0.38466" calcext:value-type="float">
            <text:p>-0.38466</text:p>
          </table:table-cell>
          <table:table-cell office:value-type="float" office:value="-0.382944" calcext:value-type="float">
            <text:p>-0.382944</text:p>
          </table:table-cell>
          <table:table-cell office:value-type="float" office:value="-0.38085" calcext:value-type="float">
            <text:p>-0.38085</text:p>
          </table:table-cell>
          <table:table-cell office:value-type="float" office:value="-0.37838" calcext:value-type="float">
            <text:p>-0.37838</text:p>
          </table:table-cell>
          <table:table-cell office:value-type="float" office:value="-0.375537" calcext:value-type="float">
            <text:p>-0.375537</text:p>
          </table:table-cell>
          <table:table-cell office:value-type="float" office:value="-0.372323" calcext:value-type="float">
            <text:p>-0.372323</text:p>
          </table:table-cell>
          <table:table-cell office:value-type="float" office:value="-0.368741" calcext:value-type="float">
            <text:p>-0.368741</text:p>
          </table:table-cell>
          <table:table-cell office:value-type="float" office:value="-0.364796" calcext:value-type="float">
            <text:p>-0.364796</text:p>
          </table:table-cell>
          <table:table-cell office:value-type="float" office:value="-0.360491" calcext:value-type="float">
            <text:p>-0.360491</text:p>
          </table:table-cell>
          <table:table-cell office:value-type="float" office:value="-0.35583" calcext:value-type="float">
            <text:p>-0.35583</text:p>
          </table:table-cell>
          <table:table-cell office:value-type="float" office:value="-0.350818" calcext:value-type="float">
            <text:p>-0.350818</text:p>
          </table:table-cell>
          <table:table-cell office:value-type="float" office:value="-0.345459" calcext:value-type="float">
            <text:p>-0.345459</text:p>
          </table:table-cell>
          <table:table-cell office:value-type="float" office:value="-0.33976" calcext:value-type="float">
            <text:p>-0.33976</text:p>
          </table:table-cell>
          <table:table-cell office:value-type="float" office:value="-0.333725" calcext:value-type="float">
            <text:p>-0.333725</text:p>
          </table:table-cell>
          <table:table-cell office:value-type="float" office:value="-0.327361" calcext:value-type="float">
            <text:p>-0.327361</text:p>
          </table:table-cell>
          <table:table-cell office:value-type="float" office:value="-0.320674" calcext:value-type="float">
            <text:p>-0.320674</text:p>
          </table:table-cell>
          <table:table-cell office:value-type="float" office:value="-0.313671" calcext:value-type="float">
            <text:p>-0.313671</text:p>
          </table:table-cell>
          <table:table-cell office:value-type="float" office:value="-0.306357" calcext:value-type="float">
            <text:p>-0.306357</text:p>
          </table:table-cell>
          <table:table-cell office:value-type="float" office:value="-0.298742" calcext:value-type="float">
            <text:p>-0.298742</text:p>
          </table:table-cell>
          <table:table-cell office:value-type="float" office:value="-0.290832" calcext:value-type="float">
            <text:p>-0.290832</text:p>
          </table:table-cell>
          <table:table-cell office:value-type="float" office:value="-0.282635" calcext:value-type="float">
            <text:p>-0.282635</text:p>
          </table:table-cell>
          <table:table-cell office:value-type="float" office:value="-0.274158" calcext:value-type="float">
            <text:p>-0.274158</text:p>
          </table:table-cell>
          <table:table-cell office:value-type="float" office:value="-0.265412" calcext:value-type="float">
            <text:p>-0.265412</text:p>
          </table:table-cell>
          <table:table-cell office:value-type="float" office:value="-0.256403" calcext:value-type="float">
            <text:p>-0.256403</text:p>
          </table:table-cell>
          <table:table-cell office:value-type="float" office:value="-0.247141" calcext:value-type="float">
            <text:p>-0.247141</text:p>
          </table:table-cell>
          <table:table-cell office:value-type="float" office:value="-0.237635" calcext:value-type="float">
            <text:p>-0.237635</text:p>
          </table:table-cell>
          <table:table-cell office:value-type="float" office:value="-0.227895" calcext:value-type="float">
            <text:p>-0.227895</text:p>
          </table:table-cell>
          <table:table-cell office:value-type="float" office:value="-0.21793" calcext:value-type="float">
            <text:p>-0.21793</text:p>
          </table:table-cell>
          <table:table-cell office:value-type="float" office:value="-0.20775" calcext:value-type="float">
            <text:p>-0.20775</text:p>
          </table:table-cell>
          <table:table-cell office:value-type="float" office:value="-0.197365" calcext:value-type="float">
            <text:p>-0.197365</text:p>
          </table:table-cell>
          <table:table-cell office:value-type="float" office:value="-0.186785" calcext:value-type="float">
            <text:p>-0.186785</text:p>
          </table:table-cell>
          <table:table-cell office:value-type="float" office:value="-0.176021" calcext:value-type="float">
            <text:p>-0.176021</text:p>
          </table:table-cell>
          <table:table-cell office:value-type="float" office:value="-0.165083" calcext:value-type="float">
            <text:p>-0.165083</text:p>
          </table:table-cell>
          <table:table-cell office:value-type="float" office:value="-0.153982" calcext:value-type="float">
            <text:p>-0.153982</text:p>
          </table:table-cell>
          <table:table-cell office:value-type="float" office:value="-0.142729" calcext:value-type="float">
            <text:p>-0.142729</text:p>
          </table:table-cell>
          <table:table-cell office:value-type="float" office:value="-0.131335" calcext:value-type="float">
            <text:p>-0.131335</text:p>
          </table:table-cell>
          <table:table-cell office:value-type="float" office:value="-0.119812" calcext:value-type="float">
            <text:p>-0.119812</text:p>
          </table:table-cell>
          <table:table-cell office:value-type="float" office:value="-0.10817" calcext:value-type="float">
            <text:p>-0.10817</text:p>
          </table:table-cell>
          <table:table-cell office:value-type="float" office:value="-0.0964217" calcext:value-type="float">
            <text:p>-0.0964217</text:p>
          </table:table-cell>
          <table:table-cell office:value-type="float" office:value="-0.0845782" calcext:value-type="float">
            <text:p>-0.0845782</text:p>
          </table:table-cell>
          <table:table-cell office:value-type="float" office:value="-0.0726512" calcext:value-type="float">
            <text:p>-0.0726512</text:p>
          </table:table-cell>
          <table:table-cell office:value-type="float" office:value="-0.0606525" calcext:value-type="float">
            <text:p>-0.0606525</text:p>
          </table:table-cell>
          <table:table-cell office:value-type="float" office:value="-0.048594" calcext:value-type="float">
            <text:p>-0.048594</text:p>
          </table:table-cell>
          <table:table-cell office:value-type="float" office:value="-0.0364875" calcext:value-type="float">
            <text:p>-0.0364875</text:p>
          </table:table-cell>
          <table:table-cell office:value-type="float" office:value="-0.024345" calcext:value-type="float">
            <text:p>-0.024345</text:p>
          </table:table-cell>
          <table:table-cell office:value-type="float" office:value="-0.0121785" calcext:value-type="float">
            <text:p>-0.0121785</text:p>
          </table:table-cell>
          <table:table-cell office:value-type="float" office:value="-2.65193E-016" calcext:value-type="float">
            <text:p>-2.65193E-16</text:p>
          </table:table-cell>
          <table:table-cell office:value-type="float" office:value="0.0121785" calcext:value-type="float">
            <text:p>0.0121785</text:p>
          </table:table-cell>
          <table:table-cell office:value-type="float" office:value="0.024345" calcext:value-type="float">
            <text:p>0.024345</text:p>
          </table:table-cell>
          <table:table-cell office:value-type="float" office:value="0.0364875" calcext:value-type="float">
            <text:p>0.0364875</text:p>
          </table:table-cell>
          <table:table-cell office:value-type="float" office:value="0.048594" calcext:value-type="float">
            <text:p>0.048594</text:p>
          </table:table-cell>
          <table:table-cell office:value-type="float" office:value="0.0606525" calcext:value-type="float">
            <text:p>0.0606525</text:p>
          </table:table-cell>
          <table:table-cell office:value-type="float" office:value="0.0726512" calcext:value-type="float">
            <text:p>0.0726512</text:p>
          </table:table-cell>
          <table:table-cell office:value-type="float" office:value="0.0845782" calcext:value-type="float">
            <text:p>0.0845782</text:p>
          </table:table-cell>
          <table:table-cell office:value-type="float" office:value="0.0964217" calcext:value-type="float">
            <text:p>0.0964217</text:p>
          </table:table-cell>
          <table:table-cell office:value-type="float" office:value="0.10817" calcext:value-type="float">
            <text:p>0.10817</text:p>
          </table:table-cell>
          <table:table-cell office:value-type="float" office:value="0.119812" calcext:value-type="float">
            <text:p>0.119812</text:p>
          </table:table-cell>
          <table:table-cell office:value-type="float" office:value="0.131335" calcext:value-type="float">
            <text:p>0.131335</text:p>
          </table:table-cell>
          <table:table-cell office:value-type="float" office:value="0.142729" calcext:value-type="float">
            <text:p>0.142729</text:p>
          </table:table-cell>
          <table:table-cell office:value-type="float" office:value="0.153982" calcext:value-type="float">
            <text:p>0.153982</text:p>
          </table:table-cell>
          <table:table-cell office:value-type="float" office:value="0.165083" calcext:value-type="float">
            <text:p>0.165083</text:p>
          </table:table-cell>
          <table:table-cell office:value-type="float" office:value="0.176021" calcext:value-type="float">
            <text:p>0.176021</text:p>
          </table:table-cell>
          <table:table-cell office:value-type="float" office:value="0.186785" calcext:value-type="float">
            <text:p>0.186785</text:p>
          </table:table-cell>
          <table:table-cell office:value-type="float" office:value="0.197365" calcext:value-type="float">
            <text:p>0.197365</text:p>
          </table:table-cell>
          <table:table-cell office:value-type="float" office:value="0.20775" calcext:value-type="float">
            <text:p>0.20775</text:p>
          </table:table-cell>
          <table:table-cell office:value-type="float" office:value="0.21793" calcext:value-type="float">
            <text:p>0.21793</text:p>
          </table:table-cell>
          <table:table-cell office:value-type="float" office:value="0.227895" calcext:value-type="float">
            <text:p>0.227895</text:p>
          </table:table-cell>
          <table:table-cell office:value-type="float" office:value="0.237635" calcext:value-type="float">
            <text:p>0.237635</text:p>
          </table:table-cell>
          <table:table-cell office:value-type="float" office:value="0.247141" calcext:value-type="float">
            <text:p>0.247141</text:p>
          </table:table-cell>
          <table:table-cell office:value-type="float" office:value="0.256403" calcext:value-type="float">
            <text:p>0.256403</text:p>
          </table:table-cell>
          <table:table-cell office:value-type="float" office:value="0.265412" calcext:value-type="float">
            <text:p>0.265412</text:p>
          </table:table-cell>
          <table:table-cell office:value-type="float" office:value="0.274158" calcext:value-type="float">
            <text:p>0.274158</text:p>
          </table:table-cell>
          <table:table-cell office:value-type="float" office:value="0.282635" calcext:value-type="float">
            <text:p>0.282635</text:p>
          </table:table-cell>
          <table:table-cell office:value-type="float" office:value="0.290832" calcext:value-type="float">
            <text:p>0.290832</text:p>
          </table:table-cell>
          <table:table-cell office:value-type="float" office:value="0.298742" calcext:value-type="float">
            <text:p>0.298742</text:p>
          </table:table-cell>
          <table:table-cell office:value-type="float" office:value="0.306357" calcext:value-type="float">
            <text:p>0.306357</text:p>
          </table:table-cell>
          <table:table-cell office:value-type="float" office:value="0.313671" calcext:value-type="float">
            <text:p>0.313671</text:p>
          </table:table-cell>
          <table:table-cell office:value-type="float" office:value="0.320674" calcext:value-type="float">
            <text:p>0.320674</text:p>
          </table:table-cell>
          <table:table-cell office:value-type="float" office:value="0.327361" calcext:value-type="float">
            <text:p>0.327361</text:p>
          </table:table-cell>
          <table:table-cell office:value-type="float" office:value="0.333725" calcext:value-type="float">
            <text:p>0.333725</text:p>
          </table:table-cell>
          <table:table-cell office:value-type="float" office:value="0.33976" calcext:value-type="float">
            <text:p>0.33976</text:p>
          </table:table-cell>
          <table:table-cell office:value-type="float" office:value="0.345459" calcext:value-type="float">
            <text:p>0.345459</text:p>
          </table:table-cell>
          <table:table-cell office:value-type="float" office:value="0.350818" calcext:value-type="float">
            <text:p>0.350818</text:p>
          </table:table-cell>
          <table:table-cell office:value-type="float" office:value="0.35583" calcext:value-type="float">
            <text:p>0.35583</text:p>
          </table:table-cell>
          <table:table-cell office:value-type="float" office:value="0.360491" calcext:value-type="float">
            <text:p>0.360491</text:p>
          </table:table-cell>
          <table:table-cell office:value-type="float" office:value="0.364796" calcext:value-type="float">
            <text:p>0.364796</text:p>
          </table:table-cell>
          <table:table-cell office:value-type="float" office:value="0.368741" calcext:value-type="float">
            <text:p>0.368741</text:p>
          </table:table-cell>
          <table:table-cell office:value-type="float" office:value="0.372323" calcext:value-type="float">
            <text:p>0.372323</text:p>
          </table:table-cell>
          <table:table-cell office:value-type="float" office:value="0.375537" calcext:value-type="float">
            <text:p>0.375537</text:p>
          </table:table-cell>
          <table:table-cell office:value-type="float" office:value="0.37838" calcext:value-type="float">
            <text:p>0.37838</text:p>
          </table:table-cell>
          <table:table-cell office:value-type="float" office:value="0.38085" calcext:value-type="float">
            <text:p>0.38085</text:p>
          </table:table-cell>
          <table:table-cell office:value-type="float" office:value="0.382944" calcext:value-type="float">
            <text:p>0.382944</text:p>
          </table:table-cell>
          <table:table-cell office:value-type="float" office:value="0.38466" calcext:value-type="float">
            <text:p>0.38466</text:p>
          </table:table-cell>
          <table:table-cell office:value-type="float" office:value="0.385997" calcext:value-type="float">
            <text:p>0.385997</text:p>
          </table:table-cell>
          <table:table-cell office:value-type="float" office:value="0.386952" calcext:value-type="float">
            <text:p>0.386952</text:p>
          </table:table-cell>
          <table:table-cell office:value-type="float" office:value="0.387526" calcext:value-type="float">
            <text:p>0.387526</text:p>
          </table:table-cell>
          <table:table-cell office:value-type="float" office:value="0.387718" calcext:value-type="float">
            <text:p>0.387718</text:p>
          </table:table-cell>
          <table:table-cell/>
        </table:table-row>
        <table:table-row table:style-name="ro1">
          <table:table-cell office:value-type="float" office:value="0.754732" calcext:value-type="float">
            <text:p>0.754732</text:p>
          </table:table-cell>
          <table:table-cell office:value-type="float" office:value="-0.397926" calcext:value-type="float">
            <text:p>-0.397926</text:p>
          </table:table-cell>
          <table:table-cell office:value-type="float" office:value="-0.39773" calcext:value-type="float">
            <text:p>-0.39773</text:p>
          </table:table-cell>
          <table:table-cell office:value-type="float" office:value="-0.397141" calcext:value-type="float">
            <text:p>-0.397141</text:p>
          </table:table-cell>
          <table:table-cell office:value-type="float" office:value="-0.396161" calcext:value-type="float">
            <text:p>-0.396161</text:p>
          </table:table-cell>
          <table:table-cell office:value-type="float" office:value="-0.394789" calcext:value-type="float">
            <text:p>-0.394789</text:p>
          </table:table-cell>
          <table:table-cell office:value-type="float" office:value="-0.393028" calcext:value-type="float">
            <text:p>-0.393028</text:p>
          </table:table-cell>
          <table:table-cell office:value-type="float" office:value="-0.390878" calcext:value-type="float">
            <text:p>-0.390878</text:p>
          </table:table-cell>
          <table:table-cell office:value-type="float" office:value="-0.388344" calcext:value-type="float">
            <text:p>-0.388344</text:p>
          </table:table-cell>
          <table:table-cell office:value-type="float" office:value="-0.385425" calcext:value-type="float">
            <text:p>-0.385425</text:p>
          </table:table-cell>
          <table:table-cell office:value-type="float" office:value="-0.382127" calcext:value-type="float">
            <text:p>-0.382127</text:p>
          </table:table-cell>
          <table:table-cell office:value-type="float" office:value="-0.378451" calcext:value-type="float">
            <text:p>-0.378451</text:p>
          </table:table-cell>
          <table:table-cell office:value-type="float" office:value="-0.374402" calcext:value-type="float">
            <text:p>-0.374402</text:p>
          </table:table-cell>
          <table:table-cell office:value-type="float" office:value="-0.369983" calcext:value-type="float">
            <text:p>-0.369983</text:p>
          </table:table-cell>
          <table:table-cell office:value-type="float" office:value="-0.365199" calcext:value-type="float">
            <text:p>-0.365199</text:p>
          </table:table-cell>
          <table:table-cell office:value-type="float" office:value="-0.360055" calcext:value-type="float">
            <text:p>-0.360055</text:p>
          </table:table-cell>
          <table:table-cell office:value-type="float" office:value="-0.354556" calcext:value-type="float">
            <text:p>-0.354556</text:p>
          </table:table-cell>
          <table:table-cell office:value-type="float" office:value="-0.348706" calcext:value-type="float">
            <text:p>-0.348706</text:p>
          </table:table-cell>
          <table:table-cell office:value-type="float" office:value="-0.342513" calcext:value-type="float">
            <text:p>-0.342513</text:p>
          </table:table-cell>
          <table:table-cell office:value-type="float" office:value="-0.335981" calcext:value-type="float">
            <text:p>-0.335981</text:p>
          </table:table-cell>
          <table:table-cell office:value-type="float" office:value="-0.329118" calcext:value-type="float">
            <text:p>-0.329118</text:p>
          </table:table-cell>
          <table:table-cell office:value-type="float" office:value="-0.32193" calcext:value-type="float">
            <text:p>-0.32193</text:p>
          </table:table-cell>
          <table:table-cell office:value-type="float" office:value="-0.314424" calcext:value-type="float">
            <text:p>-0.314424</text:p>
          </table:table-cell>
          <table:table-cell office:value-type="float" office:value="-0.306608" calcext:value-type="float">
            <text:p>-0.306608</text:p>
          </table:table-cell>
          <table:table-cell office:value-type="float" office:value="-0.29849" calcext:value-type="float">
            <text:p>-0.29849</text:p>
          </table:table-cell>
          <table:table-cell office:value-type="float" office:value="-0.290077" calcext:value-type="float">
            <text:p>-0.290077</text:p>
          </table:table-cell>
          <table:table-cell office:value-type="float" office:value="-0.281377" calcext:value-type="float">
            <text:p>-0.281377</text:p>
          </table:table-cell>
          <table:table-cell office:value-type="float" office:value="-0.2724" calcext:value-type="float">
            <text:p>-0.2724</text:p>
          </table:table-cell>
          <table:table-cell office:value-type="float" office:value="-0.263154" calcext:value-type="float">
            <text:p>-0.263154</text:p>
          </table:table-cell>
          <table:table-cell office:value-type="float" office:value="-0.253649" calcext:value-type="float">
            <text:p>-0.253649</text:p>
          </table:table-cell>
          <table:table-cell office:value-type="float" office:value="-0.243893" calcext:value-type="float">
            <text:p>-0.243893</text:p>
          </table:table-cell>
          <table:table-cell office:value-type="float" office:value="-0.233896" calcext:value-type="float">
            <text:p>-0.233896</text:p>
          </table:table-cell>
          <table:table-cell office:value-type="float" office:value="-0.223669" calcext:value-type="float">
            <text:p>-0.223669</text:p>
          </table:table-cell>
          <table:table-cell office:value-type="float" office:value="-0.21322" calcext:value-type="float">
            <text:p>-0.21322</text:p>
          </table:table-cell>
          <table:table-cell office:value-type="float" office:value="-0.202562" calcext:value-type="float">
            <text:p>-0.202562</text:p>
          </table:table-cell>
          <table:table-cell office:value-type="float" office:value="-0.191703" calcext:value-type="float">
            <text:p>-0.191703</text:p>
          </table:table-cell>
          <table:table-cell office:value-type="float" office:value="-0.180655" calcext:value-type="float">
            <text:p>-0.180655</text:p>
          </table:table-cell>
          <table:table-cell office:value-type="float" office:value="-0.169429" calcext:value-type="float">
            <text:p>-0.169429</text:p>
          </table:table-cell>
          <table:table-cell office:value-type="float" office:value="-0.158036" calcext:value-type="float">
            <text:p>-0.158036</text:p>
          </table:table-cell>
          <table:table-cell office:value-type="float" office:value="-0.146487" calcext:value-type="float">
            <text:p>-0.146487</text:p>
          </table:table-cell>
          <table:table-cell office:value-type="float" office:value="-0.134793" calcext:value-type="float">
            <text:p>-0.134793</text:p>
          </table:table-cell>
          <table:table-cell office:value-type="float" office:value="-0.122966" calcext:value-type="float">
            <text:p>-0.122966</text:p>
          </table:table-cell>
          <table:table-cell office:value-type="float" office:value="-0.111018" calcext:value-type="float">
            <text:p>-0.111018</text:p>
          </table:table-cell>
          <table:table-cell office:value-type="float" office:value="-0.0989606" calcext:value-type="float">
            <text:p>-0.0989606</text:p>
          </table:table-cell>
          <table:table-cell office:value-type="float" office:value="-0.0868053" calcext:value-type="float">
            <text:p>-0.0868053</text:p>
          </table:table-cell>
          <table:table-cell office:value-type="float" office:value="-0.0745642" calcext:value-type="float">
            <text:p>-0.0745642</text:p>
          </table:table-cell>
          <table:table-cell office:value-type="float" office:value="-0.0622496" calcext:value-type="float">
            <text:p>-0.0622496</text:p>
          </table:table-cell>
          <table:table-cell office:value-type="float" office:value="-0.0498736" calcext:value-type="float">
            <text:p>-0.0498736</text:p>
          </table:table-cell>
          <table:table-cell office:value-type="float" office:value="-0.0374483" calcext:value-type="float">
            <text:p>-0.0374483</text:p>
          </table:table-cell>
          <table:table-cell office:value-type="float" office:value="-0.0249861" calcext:value-type="float">
            <text:p>-0.0249861</text:p>
          </table:table-cell>
          <table:table-cell office:value-type="float" office:value="-0.0124992" calcext:value-type="float">
            <text:p>-0.0124992</text:p>
          </table:table-cell>
          <table:table-cell office:value-type="float" office:value="1.48498E-017" calcext:value-type="float">
            <text:p>1.48498E-17</text:p>
          </table:table-cell>
          <table:table-cell office:value-type="float" office:value="0.0124992" calcext:value-type="float">
            <text:p>0.0124992</text:p>
          </table:table-cell>
          <table:table-cell office:value-type="float" office:value="0.0249861" calcext:value-type="float">
            <text:p>0.0249861</text:p>
          </table:table-cell>
          <table:table-cell office:value-type="float" office:value="0.0374483" calcext:value-type="float">
            <text:p>0.0374483</text:p>
          </table:table-cell>
          <table:table-cell office:value-type="float" office:value="0.0498736" calcext:value-type="float">
            <text:p>0.0498736</text:p>
          </table:table-cell>
          <table:table-cell office:value-type="float" office:value="0.0622496" calcext:value-type="float">
            <text:p>0.0622496</text:p>
          </table:table-cell>
          <table:table-cell office:value-type="float" office:value="0.0745642" calcext:value-type="float">
            <text:p>0.0745642</text:p>
          </table:table-cell>
          <table:table-cell office:value-type="float" office:value="0.0868053" calcext:value-type="float">
            <text:p>0.0868053</text:p>
          </table:table-cell>
          <table:table-cell office:value-type="float" office:value="0.0989606" calcext:value-type="float">
            <text:p>0.0989606</text:p>
          </table:table-cell>
          <table:table-cell office:value-type="float" office:value="0.111018" calcext:value-type="float">
            <text:p>0.111018</text:p>
          </table:table-cell>
          <table:table-cell office:value-type="float" office:value="0.122966" calcext:value-type="float">
            <text:p>0.122966</text:p>
          </table:table-cell>
          <table:table-cell office:value-type="float" office:value="0.134793" calcext:value-type="float">
            <text:p>0.134793</text:p>
          </table:table-cell>
          <table:table-cell office:value-type="float" office:value="0.146487" calcext:value-type="float">
            <text:p>0.146487</text:p>
          </table:table-cell>
          <table:table-cell office:value-type="float" office:value="0.158036" calcext:value-type="float">
            <text:p>0.158036</text:p>
          </table:table-cell>
          <table:table-cell office:value-type="float" office:value="0.169429" calcext:value-type="float">
            <text:p>0.169429</text:p>
          </table:table-cell>
          <table:table-cell office:value-type="float" office:value="0.180655" calcext:value-type="float">
            <text:p>0.180655</text:p>
          </table:table-cell>
          <table:table-cell office:value-type="float" office:value="0.191703" calcext:value-type="float">
            <text:p>0.191703</text:p>
          </table:table-cell>
          <table:table-cell office:value-type="float" office:value="0.202562" calcext:value-type="float">
            <text:p>0.202562</text:p>
          </table:table-cell>
          <table:table-cell office:value-type="float" office:value="0.21322" calcext:value-type="float">
            <text:p>0.21322</text:p>
          </table:table-cell>
          <table:table-cell office:value-type="float" office:value="0.223669" calcext:value-type="float">
            <text:p>0.223669</text:p>
          </table:table-cell>
          <table:table-cell office:value-type="float" office:value="0.233896" calcext:value-type="float">
            <text:p>0.233896</text:p>
          </table:table-cell>
          <table:table-cell office:value-type="float" office:value="0.243893" calcext:value-type="float">
            <text:p>0.243893</text:p>
          </table:table-cell>
          <table:table-cell office:value-type="float" office:value="0.253649" calcext:value-type="float">
            <text:p>0.253649</text:p>
          </table:table-cell>
          <table:table-cell office:value-type="float" office:value="0.263154" calcext:value-type="float">
            <text:p>0.263154</text:p>
          </table:table-cell>
          <table:table-cell office:value-type="float" office:value="0.2724" calcext:value-type="float">
            <text:p>0.2724</text:p>
          </table:table-cell>
          <table:table-cell office:value-type="float" office:value="0.281377" calcext:value-type="float">
            <text:p>0.281377</text:p>
          </table:table-cell>
          <table:table-cell office:value-type="float" office:value="0.290077" calcext:value-type="float">
            <text:p>0.290077</text:p>
          </table:table-cell>
          <table:table-cell office:value-type="float" office:value="0.29849" calcext:value-type="float">
            <text:p>0.29849</text:p>
          </table:table-cell>
          <table:table-cell office:value-type="float" office:value="0.306608" calcext:value-type="float">
            <text:p>0.306608</text:p>
          </table:table-cell>
          <table:table-cell office:value-type="float" office:value="0.314424" calcext:value-type="float">
            <text:p>0.314424</text:p>
          </table:table-cell>
          <table:table-cell office:value-type="float" office:value="0.32193" calcext:value-type="float">
            <text:p>0.32193</text:p>
          </table:table-cell>
          <table:table-cell office:value-type="float" office:value="0.329118" calcext:value-type="float">
            <text:p>0.329118</text:p>
          </table:table-cell>
          <table:table-cell office:value-type="float" office:value="0.335981" calcext:value-type="float">
            <text:p>0.335981</text:p>
          </table:table-cell>
          <table:table-cell office:value-type="float" office:value="0.342513" calcext:value-type="float">
            <text:p>0.342513</text:p>
          </table:table-cell>
          <table:table-cell office:value-type="float" office:value="0.348706" calcext:value-type="float">
            <text:p>0.348706</text:p>
          </table:table-cell>
          <table:table-cell office:value-type="float" office:value="0.354556" calcext:value-type="float">
            <text:p>0.354556</text:p>
          </table:table-cell>
          <table:table-cell office:value-type="float" office:value="0.360055" calcext:value-type="float">
            <text:p>0.360055</text:p>
          </table:table-cell>
          <table:table-cell office:value-type="float" office:value="0.365199" calcext:value-type="float">
            <text:p>0.365199</text:p>
          </table:table-cell>
          <table:table-cell office:value-type="float" office:value="0.369983" calcext:value-type="float">
            <text:p>0.369983</text:p>
          </table:table-cell>
          <table:table-cell office:value-type="float" office:value="0.374402" calcext:value-type="float">
            <text:p>0.374402</text:p>
          </table:table-cell>
          <table:table-cell office:value-type="float" office:value="0.378451" calcext:value-type="float">
            <text:p>0.378451</text:p>
          </table:table-cell>
          <table:table-cell office:value-type="float" office:value="0.382127" calcext:value-type="float">
            <text:p>0.382127</text:p>
          </table:table-cell>
          <table:table-cell office:value-type="float" office:value="0.385425" calcext:value-type="float">
            <text:p>0.385425</text:p>
          </table:table-cell>
          <table:table-cell office:value-type="float" office:value="0.388344" calcext:value-type="float">
            <text:p>0.388344</text:p>
          </table:table-cell>
          <table:table-cell office:value-type="float" office:value="0.390878" calcext:value-type="float">
            <text:p>0.390878</text:p>
          </table:table-cell>
          <table:table-cell office:value-type="float" office:value="0.393028" calcext:value-type="float">
            <text:p>0.393028</text:p>
          </table:table-cell>
          <table:table-cell office:value-type="float" office:value="0.394789" calcext:value-type="float">
            <text:p>0.394789</text:p>
          </table:table-cell>
          <table:table-cell office:value-type="float" office:value="0.396161" calcext:value-type="float">
            <text:p>0.396161</text:p>
          </table:table-cell>
          <table:table-cell office:value-type="float" office:value="0.397141" calcext:value-type="float">
            <text:p>0.397141</text:p>
          </table:table-cell>
          <table:table-cell office:value-type="float" office:value="0.39773" calcext:value-type="float">
            <text:p>0.39773</text:p>
          </table:table-cell>
          <table:table-cell office:value-type="float" office:value="0.397926" calcext:value-type="float">
            <text:p>0.397926</text:p>
          </table:table-cell>
          <table:table-cell/>
        </table:table-row>
        <table:table-row table:style-name="ro1">
          <table:table-cell office:value-type="float" office:value="0.76208" calcext:value-type="float">
            <text:p>0.76208</text:p>
          </table:table-cell>
          <table:table-cell office:value-type="float" office:value="-0.409288" calcext:value-type="float">
            <text:p>-0.409288</text:p>
          </table:table-cell>
          <table:table-cell office:value-type="float" office:value="-0.409087" calcext:value-type="float">
            <text:p>-0.409087</text:p>
          </table:table-cell>
          <table:table-cell office:value-type="float" office:value="-0.408481" calcext:value-type="float">
            <text:p>-0.408481</text:p>
          </table:table-cell>
          <table:table-cell office:value-type="float" office:value="-0.407472" calcext:value-type="float">
            <text:p>-0.407472</text:p>
          </table:table-cell>
          <table:table-cell office:value-type="float" office:value="-0.406061" calcext:value-type="float">
            <text:p>-0.406061</text:p>
          </table:table-cell>
          <table:table-cell office:value-type="float" office:value="-0.404249" calcext:value-type="float">
            <text:p>-0.404249</text:p>
          </table:table-cell>
          <table:table-cell office:value-type="float" office:value="-0.402039" calcext:value-type="float">
            <text:p>-0.402039</text:p>
          </table:table-cell>
          <table:table-cell office:value-type="float" office:value="-0.399432" calcext:value-type="float">
            <text:p>-0.399432</text:p>
          </table:table-cell>
          <table:table-cell office:value-type="float" office:value="-0.39643" calcext:value-type="float">
            <text:p>-0.39643</text:p>
          </table:table-cell>
          <table:table-cell office:value-type="float" office:value="-0.393037" calcext:value-type="float">
            <text:p>-0.393037</text:p>
          </table:table-cell>
          <table:table-cell office:value-type="float" office:value="-0.389257" calcext:value-type="float">
            <text:p>-0.389257</text:p>
          </table:table-cell>
          <table:table-cell office:value-type="float" office:value="-0.385092" calcext:value-type="float">
            <text:p>-0.385092</text:p>
          </table:table-cell>
          <table:table-cell office:value-type="float" office:value="-0.380547" calcext:value-type="float">
            <text:p>-0.380547</text:p>
          </table:table-cell>
          <table:table-cell office:value-type="float" office:value="-0.375627" calcext:value-type="float">
            <text:p>-0.375627</text:p>
          </table:table-cell>
          <table:table-cell office:value-type="float" office:value="-0.370336" calcext:value-type="float">
            <text:p>-0.370336</text:p>
          </table:table-cell>
          <table:table-cell office:value-type="float" office:value="-0.364679" calcext:value-type="float">
            <text:p>-0.364679</text:p>
          </table:table-cell>
          <table:table-cell office:value-type="float" office:value="-0.358663" calcext:value-type="float">
            <text:p>-0.358663</text:p>
          </table:table-cell>
          <table:table-cell office:value-type="float" office:value="-0.352292" calcext:value-type="float">
            <text:p>-0.352292</text:p>
          </table:table-cell>
          <table:table-cell office:value-type="float" office:value="-0.345574" calcext:value-type="float">
            <text:p>-0.345574</text:p>
          </table:table-cell>
          <table:table-cell office:value-type="float" office:value="-0.338515" calcext:value-type="float">
            <text:p>-0.338515</text:p>
          </table:table-cell>
          <table:table-cell office:value-type="float" office:value="-0.331122" calcext:value-type="float">
            <text:p>-0.331122</text:p>
          </table:table-cell>
          <table:table-cell office:value-type="float" office:value="-0.323402" calcext:value-type="float">
            <text:p>-0.323402</text:p>
          </table:table-cell>
          <table:table-cell office:value-type="float" office:value="-0.315363" calcext:value-type="float">
            <text:p>-0.315363</text:p>
          </table:table-cell>
          <table:table-cell office:value-type="float" office:value="-0.307012" calcext:value-type="float">
            <text:p>-0.307012</text:p>
          </table:table-cell>
          <table:table-cell office:value-type="float" office:value="-0.298359" calcext:value-type="float">
            <text:p>-0.298359</text:p>
          </table:table-cell>
          <table:table-cell office:value-type="float" office:value="-0.289411" calcext:value-type="float">
            <text:p>-0.289411</text:p>
          </table:table-cell>
          <table:table-cell office:value-type="float" office:value="-0.280178" calcext:value-type="float">
            <text:p>-0.280178</text:p>
          </table:table-cell>
          <table:table-cell office:value-type="float" office:value="-0.270668" calcext:value-type="float">
            <text:p>-0.270668</text:p>
          </table:table-cell>
          <table:table-cell office:value-type="float" office:value="-0.260891" calcext:value-type="float">
            <text:p>-0.260891</text:p>
          </table:table-cell>
          <table:table-cell office:value-type="float" office:value="-0.250856" calcext:value-type="float">
            <text:p>-0.250856</text:p>
          </table:table-cell>
          <table:table-cell office:value-type="float" office:value="-0.240574" calcext:value-type="float">
            <text:p>-0.240574</text:p>
          </table:table-cell>
          <table:table-cell office:value-type="float" office:value="-0.230055" calcext:value-type="float">
            <text:p>-0.230055</text:p>
          </table:table-cell>
          <table:table-cell office:value-type="float" office:value="-0.219308" calcext:value-type="float">
            <text:p>-0.219308</text:p>
          </table:table-cell>
          <table:table-cell office:value-type="float" office:value="-0.208345" calcext:value-type="float">
            <text:p>-0.208345</text:p>
          </table:table-cell>
          <table:table-cell office:value-type="float" office:value="-0.197177" calcext:value-type="float">
            <text:p>-0.197177</text:p>
          </table:table-cell>
          <table:table-cell office:value-type="float" office:value="-0.185814" calcext:value-type="float">
            <text:p>-0.185814</text:p>
          </table:table-cell>
          <table:table-cell office:value-type="float" office:value="-0.174267" calcext:value-type="float">
            <text:p>-0.174267</text:p>
          </table:table-cell>
          <table:table-cell office:value-type="float" office:value="-0.162548" calcext:value-type="float">
            <text:p>-0.162548</text:p>
          </table:table-cell>
          <table:table-cell office:value-type="float" office:value="-0.150669" calcext:value-type="float">
            <text:p>-0.150669</text:p>
          </table:table-cell>
          <table:table-cell office:value-type="float" office:value="-0.138642" calcext:value-type="float">
            <text:p>-0.138642</text:p>
          </table:table-cell>
          <table:table-cell office:value-type="float" office:value="-0.126477" calcext:value-type="float">
            <text:p>-0.126477</text:p>
          </table:table-cell>
          <table:table-cell office:value-type="float" office:value="-0.114188" calcext:value-type="float">
            <text:p>-0.114188</text:p>
          </table:table-cell>
          <table:table-cell office:value-type="float" office:value="-0.101786" calcext:value-type="float">
            <text:p>-0.101786</text:p>
          </table:table-cell>
          <table:table-cell office:value-type="float" office:value="-0.0892837" calcext:value-type="float">
            <text:p>-0.0892837</text:p>
          </table:table-cell>
          <table:table-cell office:value-type="float" office:value="-0.0766932" calcext:value-type="float">
            <text:p>-0.0766932</text:p>
          </table:table-cell>
          <table:table-cell office:value-type="float" office:value="-0.064027" calcext:value-type="float">
            <text:p>-0.064027</text:p>
          </table:table-cell>
          <table:table-cell office:value-type="float" office:value="-0.0512976" calcext:value-type="float">
            <text:p>-0.0512976</text:p>
          </table:table-cell>
          <table:table-cell office:value-type="float" office:value="-0.0385175" calcext:value-type="float">
            <text:p>-0.0385175</text:p>
          </table:table-cell>
          <table:table-cell office:value-type="float" office:value="-0.0256995" calcext:value-type="float">
            <text:p>-0.0256995</text:p>
          </table:table-cell>
          <table:table-cell office:value-type="float" office:value="-0.0128561" calcext:value-type="float">
            <text:p>-0.0128561</text:p>
          </table:table-cell>
          <table:table-cell office:value-type="float" office:value="1.70479E-016" calcext:value-type="float">
            <text:p>1.70479E-16</text:p>
          </table:table-cell>
          <table:table-cell office:value-type="float" office:value="0.0128561" calcext:value-type="float">
            <text:p>0.0128561</text:p>
          </table:table-cell>
          <table:table-cell office:value-type="float" office:value="0.0256995" calcext:value-type="float">
            <text:p>0.0256995</text:p>
          </table:table-cell>
          <table:table-cell office:value-type="float" office:value="0.0385175" calcext:value-type="float">
            <text:p>0.0385175</text:p>
          </table:table-cell>
          <table:table-cell office:value-type="float" office:value="0.0512976" calcext:value-type="float">
            <text:p>0.0512976</text:p>
          </table:table-cell>
          <table:table-cell office:value-type="float" office:value="0.064027" calcext:value-type="float">
            <text:p>0.064027</text:p>
          </table:table-cell>
          <table:table-cell office:value-type="float" office:value="0.0766932" calcext:value-type="float">
            <text:p>0.0766932</text:p>
          </table:table-cell>
          <table:table-cell office:value-type="float" office:value="0.0892837" calcext:value-type="float">
            <text:p>0.0892837</text:p>
          </table:table-cell>
          <table:table-cell office:value-type="float" office:value="0.101786" calcext:value-type="float">
            <text:p>0.101786</text:p>
          </table:table-cell>
          <table:table-cell office:value-type="float" office:value="0.114188" calcext:value-type="float">
            <text:p>0.114188</text:p>
          </table:table-cell>
          <table:table-cell office:value-type="float" office:value="0.126477" calcext:value-type="float">
            <text:p>0.126477</text:p>
          </table:table-cell>
          <table:table-cell office:value-type="float" office:value="0.138642" calcext:value-type="float">
            <text:p>0.138642</text:p>
          </table:table-cell>
          <table:table-cell office:value-type="float" office:value="0.150669" calcext:value-type="float">
            <text:p>0.150669</text:p>
          </table:table-cell>
          <table:table-cell office:value-type="float" office:value="0.162548" calcext:value-type="float">
            <text:p>0.162548</text:p>
          </table:table-cell>
          <table:table-cell office:value-type="float" office:value="0.174267" calcext:value-type="float">
            <text:p>0.174267</text:p>
          </table:table-cell>
          <table:table-cell office:value-type="float" office:value="0.185814" calcext:value-type="float">
            <text:p>0.185814</text:p>
          </table:table-cell>
          <table:table-cell office:value-type="float" office:value="0.197177" calcext:value-type="float">
            <text:p>0.197177</text:p>
          </table:table-cell>
          <table:table-cell office:value-type="float" office:value="0.208345" calcext:value-type="float">
            <text:p>0.208345</text:p>
          </table:table-cell>
          <table:table-cell office:value-type="float" office:value="0.219308" calcext:value-type="float">
            <text:p>0.219308</text:p>
          </table:table-cell>
          <table:table-cell office:value-type="float" office:value="0.230055" calcext:value-type="float">
            <text:p>0.230055</text:p>
          </table:table-cell>
          <table:table-cell office:value-type="float" office:value="0.240574" calcext:value-type="float">
            <text:p>0.240574</text:p>
          </table:table-cell>
          <table:table-cell office:value-type="float" office:value="0.250856" calcext:value-type="float">
            <text:p>0.250856</text:p>
          </table:table-cell>
          <table:table-cell office:value-type="float" office:value="0.260891" calcext:value-type="float">
            <text:p>0.260891</text:p>
          </table:table-cell>
          <table:table-cell office:value-type="float" office:value="0.270668" calcext:value-type="float">
            <text:p>0.270668</text:p>
          </table:table-cell>
          <table:table-cell office:value-type="float" office:value="0.280178" calcext:value-type="float">
            <text:p>0.280178</text:p>
          </table:table-cell>
          <table:table-cell office:value-type="float" office:value="0.289411" calcext:value-type="float">
            <text:p>0.289411</text:p>
          </table:table-cell>
          <table:table-cell office:value-type="float" office:value="0.298359" calcext:value-type="float">
            <text:p>0.298359</text:p>
          </table:table-cell>
          <table:table-cell office:value-type="float" office:value="0.307012" calcext:value-type="float">
            <text:p>0.307012</text:p>
          </table:table-cell>
          <table:table-cell office:value-type="float" office:value="0.315363" calcext:value-type="float">
            <text:p>0.315363</text:p>
          </table:table-cell>
          <table:table-cell office:value-type="float" office:value="0.323402" calcext:value-type="float">
            <text:p>0.323402</text:p>
          </table:table-cell>
          <table:table-cell office:value-type="float" office:value="0.331122" calcext:value-type="float">
            <text:p>0.331122</text:p>
          </table:table-cell>
          <table:table-cell office:value-type="float" office:value="0.338515" calcext:value-type="float">
            <text:p>0.338515</text:p>
          </table:table-cell>
          <table:table-cell office:value-type="float" office:value="0.345574" calcext:value-type="float">
            <text:p>0.345574</text:p>
          </table:table-cell>
          <table:table-cell office:value-type="float" office:value="0.352292" calcext:value-type="float">
            <text:p>0.352292</text:p>
          </table:table-cell>
          <table:table-cell office:value-type="float" office:value="0.358663" calcext:value-type="float">
            <text:p>0.358663</text:p>
          </table:table-cell>
          <table:table-cell office:value-type="float" office:value="0.364679" calcext:value-type="float">
            <text:p>0.364679</text:p>
          </table:table-cell>
          <table:table-cell office:value-type="float" office:value="0.370336" calcext:value-type="float">
            <text:p>0.370336</text:p>
          </table:table-cell>
          <table:table-cell office:value-type="float" office:value="0.375627" calcext:value-type="float">
            <text:p>0.375627</text:p>
          </table:table-cell>
          <table:table-cell office:value-type="float" office:value="0.380547" calcext:value-type="float">
            <text:p>0.380547</text:p>
          </table:table-cell>
          <table:table-cell office:value-type="float" office:value="0.385092" calcext:value-type="float">
            <text:p>0.385092</text:p>
          </table:table-cell>
          <table:table-cell office:value-type="float" office:value="0.389257" calcext:value-type="float">
            <text:p>0.389257</text:p>
          </table:table-cell>
          <table:table-cell office:value-type="float" office:value="0.393037" calcext:value-type="float">
            <text:p>0.393037</text:p>
          </table:table-cell>
          <table:table-cell office:value-type="float" office:value="0.39643" calcext:value-type="float">
            <text:p>0.39643</text:p>
          </table:table-cell>
          <table:table-cell office:value-type="float" office:value="0.399432" calcext:value-type="float">
            <text:p>0.399432</text:p>
          </table:table-cell>
          <table:table-cell office:value-type="float" office:value="0.402039" calcext:value-type="float">
            <text:p>0.402039</text:p>
          </table:table-cell>
          <table:table-cell office:value-type="float" office:value="0.404249" calcext:value-type="float">
            <text:p>0.404249</text:p>
          </table:table-cell>
          <table:table-cell office:value-type="float" office:value="0.406061" calcext:value-type="float">
            <text:p>0.406061</text:p>
          </table:table-cell>
          <table:table-cell office:value-type="float" office:value="0.407472" calcext:value-type="float">
            <text:p>0.407472</text:p>
          </table:table-cell>
          <table:table-cell office:value-type="float" office:value="0.408481" calcext:value-type="float">
            <text:p>0.408481</text:p>
          </table:table-cell>
          <table:table-cell office:value-type="float" office:value="0.409087" calcext:value-type="float">
            <text:p>0.409087</text:p>
          </table:table-cell>
          <table:table-cell office:value-type="float" office:value="0.409288" calcext:value-type="float">
            <text:p>0.409288</text:p>
          </table:table-cell>
          <table:table-cell/>
        </table:table-row>
        <table:table-row table:style-name="ro1">
          <table:table-cell office:value-type="float" office:value="0.768563" calcext:value-type="float">
            <text:p>0.768563</text:p>
          </table:table-cell>
          <table:table-cell office:value-type="float" office:value="-0.419062" calcext:value-type="float">
            <text:p>-0.419062</text:p>
          </table:table-cell>
          <table:table-cell office:value-type="float" office:value="-0.418855" calcext:value-type="float">
            <text:p>-0.418855</text:p>
          </table:table-cell>
          <table:table-cell office:value-type="float" office:value="-0.418235" calcext:value-type="float">
            <text:p>-0.418235</text:p>
          </table:table-cell>
          <table:table-cell office:value-type="float" office:value="-0.417202" calcext:value-type="float">
            <text:p>-0.417202</text:p>
          </table:table-cell>
          <table:table-cell office:value-type="float" office:value="-0.415757" calcext:value-type="float">
            <text:p>-0.415757</text:p>
          </table:table-cell>
          <table:table-cell office:value-type="float" office:value="-0.413903" calcext:value-type="float">
            <text:p>-0.413903</text:p>
          </table:table-cell>
          <table:table-cell office:value-type="float" office:value="-0.411639" calcext:value-type="float">
            <text:p>-0.411639</text:p>
          </table:table-cell>
          <table:table-cell office:value-type="float" office:value="-0.40897" calcext:value-type="float">
            <text:p>-0.40897</text:p>
          </table:table-cell>
          <table:table-cell office:value-type="float" office:value="-0.405896" calcext:value-type="float">
            <text:p>-0.405896</text:p>
          </table:table-cell>
          <table:table-cell office:value-type="float" office:value="-0.402423" calcext:value-type="float">
            <text:p>-0.402423</text:p>
          </table:table-cell>
          <table:table-cell office:value-type="float" office:value="-0.398552" calcext:value-type="float">
            <text:p>-0.398552</text:p>
          </table:table-cell>
          <table:table-cell office:value-type="float" office:value="-0.394287" calcext:value-type="float">
            <text:p>-0.394287</text:p>
          </table:table-cell>
          <table:table-cell office:value-type="float" office:value="-0.389634" calcext:value-type="float">
            <text:p>-0.389634</text:p>
          </table:table-cell>
          <table:table-cell office:value-type="float" office:value="-0.384596" calcext:value-type="float">
            <text:p>-0.384596</text:p>
          </table:table-cell>
          <table:table-cell office:value-type="float" office:value="-0.379179" calcext:value-type="float">
            <text:p>-0.379179</text:p>
          </table:table-cell>
          <table:table-cell office:value-type="float" office:value="-0.373387" calcext:value-type="float">
            <text:p>-0.373387</text:p>
          </table:table-cell>
          <table:table-cell office:value-type="float" office:value="-0.367227" calcext:value-type="float">
            <text:p>-0.367227</text:p>
          </table:table-cell>
          <table:table-cell office:value-type="float" office:value="-0.360705" calcext:value-type="float">
            <text:p>-0.360705</text:p>
          </table:table-cell>
          <table:table-cell office:value-type="float" office:value="-0.353826" calcext:value-type="float">
            <text:p>-0.353826</text:p>
          </table:table-cell>
          <table:table-cell office:value-type="float" office:value="-0.346598" calcext:value-type="float">
            <text:p>-0.346598</text:p>
          </table:table-cell>
          <table:table-cell office:value-type="float" office:value="-0.339029" calcext:value-type="float">
            <text:p>-0.339029</text:p>
          </table:table-cell>
          <table:table-cell office:value-type="float" office:value="-0.331124" calcext:value-type="float">
            <text:p>-0.331124</text:p>
          </table:table-cell>
          <table:table-cell office:value-type="float" office:value="-0.322893" calcext:value-type="float">
            <text:p>-0.322893</text:p>
          </table:table-cell>
          <table:table-cell office:value-type="float" office:value="-0.314344" calcext:value-type="float">
            <text:p>-0.314344</text:p>
          </table:table-cell>
          <table:table-cell office:value-type="float" office:value="-0.305484" calcext:value-type="float">
            <text:p>-0.305484</text:p>
          </table:table-cell>
          <table:table-cell office:value-type="float" office:value="-0.296322" calcext:value-type="float">
            <text:p>-0.296322</text:p>
          </table:table-cell>
          <table:table-cell office:value-type="float" office:value="-0.286868" calcext:value-type="float">
            <text:p>-0.286868</text:p>
          </table:table-cell>
          <table:table-cell office:value-type="float" office:value="-0.277131" calcext:value-type="float">
            <text:p>-0.277131</text:p>
          </table:table-cell>
          <table:table-cell office:value-type="float" office:value="-0.267121" calcext:value-type="float">
            <text:p>-0.267121</text:p>
          </table:table-cell>
          <table:table-cell office:value-type="float" office:value="-0.256847" calcext:value-type="float">
            <text:p>-0.256847</text:p>
          </table:table-cell>
          <table:table-cell office:value-type="float" office:value="-0.246319" calcext:value-type="float">
            <text:p>-0.246319</text:p>
          </table:table-cell>
          <table:table-cell office:value-type="float" office:value="-0.235548" calcext:value-type="float">
            <text:p>-0.235548</text:p>
          </table:table-cell>
          <table:table-cell office:value-type="float" office:value="-0.224545" calcext:value-type="float">
            <text:p>-0.224545</text:p>
          </table:table-cell>
          <table:table-cell office:value-type="float" office:value="-0.21332" calcext:value-type="float">
            <text:p>-0.21332</text:p>
          </table:table-cell>
          <table:table-cell office:value-type="float" office:value="-0.201885" calcext:value-type="float">
            <text:p>-0.201885</text:p>
          </table:table-cell>
          <table:table-cell office:value-type="float" office:value="-0.190251" calcext:value-type="float">
            <text:p>-0.190251</text:p>
          </table:table-cell>
          <table:table-cell office:value-type="float" office:value="-0.178428" calcext:value-type="float">
            <text:p>-0.178428</text:p>
          </table:table-cell>
          <table:table-cell office:value-type="float" office:value="-0.16643" calcext:value-type="float">
            <text:p>-0.16643</text:p>
          </table:table-cell>
          <table:table-cell office:value-type="float" office:value="-0.154267" calcext:value-type="float">
            <text:p>-0.154267</text:p>
          </table:table-cell>
          <table:table-cell office:value-type="float" office:value="-0.141952" calcext:value-type="float">
            <text:p>-0.141952</text:p>
          </table:table-cell>
          <table:table-cell office:value-type="float" office:value="-0.129498" calcext:value-type="float">
            <text:p>-0.129498</text:p>
          </table:table-cell>
          <table:table-cell office:value-type="float" office:value="-0.116915" calcext:value-type="float">
            <text:p>-0.116915</text:p>
          </table:table-cell>
          <table:table-cell office:value-type="float" office:value="-0.104217" calcext:value-type="float">
            <text:p>-0.104217</text:p>
          </table:table-cell>
          <table:table-cell office:value-type="float" office:value="-0.0914157" calcext:value-type="float">
            <text:p>-0.0914157</text:p>
          </table:table-cell>
          <table:table-cell office:value-type="float" office:value="-0.0785245" calcext:value-type="float">
            <text:p>-0.0785245</text:p>
          </table:table-cell>
          <table:table-cell office:value-type="float" office:value="-0.0655559" calcext:value-type="float">
            <text:p>-0.0655559</text:p>
          </table:table-cell>
          <table:table-cell office:value-type="float" office:value="-0.0525225" calcext:value-type="float">
            <text:p>-0.0525225</text:p>
          </table:table-cell>
          <table:table-cell office:value-type="float" office:value="-0.0394373" calcext:value-type="float">
            <text:p>-0.0394373</text:p>
          </table:table-cell>
          <table:table-cell office:value-type="float" office:value="-0.0263132" calcext:value-type="float">
            <text:p>-0.0263132</text:p>
          </table:table-cell>
          <table:table-cell office:value-type="float" office:value="-0.0131631" calcext:value-type="float">
            <text:p>-0.0131631</text:p>
          </table:table-cell>
          <table:table-cell office:value-type="float" office:value="1.63264E-016" calcext:value-type="float">
            <text:p>1.63264E-16</text:p>
          </table:table-cell>
          <table:table-cell office:value-type="float" office:value="0.0131631" calcext:value-type="float">
            <text:p>0.0131631</text:p>
          </table:table-cell>
          <table:table-cell office:value-type="float" office:value="0.0263132" calcext:value-type="float">
            <text:p>0.0263132</text:p>
          </table:table-cell>
          <table:table-cell office:value-type="float" office:value="0.0394373" calcext:value-type="float">
            <text:p>0.0394373</text:p>
          </table:table-cell>
          <table:table-cell office:value-type="float" office:value="0.0525225" calcext:value-type="float">
            <text:p>0.0525225</text:p>
          </table:table-cell>
          <table:table-cell office:value-type="float" office:value="0.0655559" calcext:value-type="float">
            <text:p>0.0655559</text:p>
          </table:table-cell>
          <table:table-cell office:value-type="float" office:value="0.0785245" calcext:value-type="float">
            <text:p>0.0785245</text:p>
          </table:table-cell>
          <table:table-cell office:value-type="float" office:value="0.0914157" calcext:value-type="float">
            <text:p>0.0914157</text:p>
          </table:table-cell>
          <table:table-cell office:value-type="float" office:value="0.104217" calcext:value-type="float">
            <text:p>0.104217</text:p>
          </table:table-cell>
          <table:table-cell office:value-type="float" office:value="0.116915" calcext:value-type="float">
            <text:p>0.116915</text:p>
          </table:table-cell>
          <table:table-cell office:value-type="float" office:value="0.129498" calcext:value-type="float">
            <text:p>0.129498</text:p>
          </table:table-cell>
          <table:table-cell office:value-type="float" office:value="0.141952" calcext:value-type="float">
            <text:p>0.141952</text:p>
          </table:table-cell>
          <table:table-cell office:value-type="float" office:value="0.154267" calcext:value-type="float">
            <text:p>0.154267</text:p>
          </table:table-cell>
          <table:table-cell office:value-type="float" office:value="0.16643" calcext:value-type="float">
            <text:p>0.16643</text:p>
          </table:table-cell>
          <table:table-cell office:value-type="float" office:value="0.178428" calcext:value-type="float">
            <text:p>0.178428</text:p>
          </table:table-cell>
          <table:table-cell office:value-type="float" office:value="0.190251" calcext:value-type="float">
            <text:p>0.190251</text:p>
          </table:table-cell>
          <table:table-cell office:value-type="float" office:value="0.201885" calcext:value-type="float">
            <text:p>0.201885</text:p>
          </table:table-cell>
          <table:table-cell office:value-type="float" office:value="0.21332" calcext:value-type="float">
            <text:p>0.21332</text:p>
          </table:table-cell>
          <table:table-cell office:value-type="float" office:value="0.224545" calcext:value-type="float">
            <text:p>0.224545</text:p>
          </table:table-cell>
          <table:table-cell office:value-type="float" office:value="0.235548" calcext:value-type="float">
            <text:p>0.235548</text:p>
          </table:table-cell>
          <table:table-cell office:value-type="float" office:value="0.246319" calcext:value-type="float">
            <text:p>0.246319</text:p>
          </table:table-cell>
          <table:table-cell office:value-type="float" office:value="0.256847" calcext:value-type="float">
            <text:p>0.256847</text:p>
          </table:table-cell>
          <table:table-cell office:value-type="float" office:value="0.267121" calcext:value-type="float">
            <text:p>0.267121</text:p>
          </table:table-cell>
          <table:table-cell office:value-type="float" office:value="0.277131" calcext:value-type="float">
            <text:p>0.277131</text:p>
          </table:table-cell>
          <table:table-cell office:value-type="float" office:value="0.286868" calcext:value-type="float">
            <text:p>0.286868</text:p>
          </table:table-cell>
          <table:table-cell office:value-type="float" office:value="0.296322" calcext:value-type="float">
            <text:p>0.296322</text:p>
          </table:table-cell>
          <table:table-cell office:value-type="float" office:value="0.305484" calcext:value-type="float">
            <text:p>0.305484</text:p>
          </table:table-cell>
          <table:table-cell office:value-type="float" office:value="0.314344" calcext:value-type="float">
            <text:p>0.314344</text:p>
          </table:table-cell>
          <table:table-cell office:value-type="float" office:value="0.322893" calcext:value-type="float">
            <text:p>0.322893</text:p>
          </table:table-cell>
          <table:table-cell office:value-type="float" office:value="0.331124" calcext:value-type="float">
            <text:p>0.331124</text:p>
          </table:table-cell>
          <table:table-cell office:value-type="float" office:value="0.339029" calcext:value-type="float">
            <text:p>0.339029</text:p>
          </table:table-cell>
          <table:table-cell office:value-type="float" office:value="0.346598" calcext:value-type="float">
            <text:p>0.346598</text:p>
          </table:table-cell>
          <table:table-cell office:value-type="float" office:value="0.353826" calcext:value-type="float">
            <text:p>0.353826</text:p>
          </table:table-cell>
          <table:table-cell office:value-type="float" office:value="0.360705" calcext:value-type="float">
            <text:p>0.360705</text:p>
          </table:table-cell>
          <table:table-cell office:value-type="float" office:value="0.367227" calcext:value-type="float">
            <text:p>0.367227</text:p>
          </table:table-cell>
          <table:table-cell office:value-type="float" office:value="0.373387" calcext:value-type="float">
            <text:p>0.373387</text:p>
          </table:table-cell>
          <table:table-cell office:value-type="float" office:value="0.379179" calcext:value-type="float">
            <text:p>0.379179</text:p>
          </table:table-cell>
          <table:table-cell office:value-type="float" office:value="0.384596" calcext:value-type="float">
            <text:p>0.384596</text:p>
          </table:table-cell>
          <table:table-cell office:value-type="float" office:value="0.389634" calcext:value-type="float">
            <text:p>0.389634</text:p>
          </table:table-cell>
          <table:table-cell office:value-type="float" office:value="0.394287" calcext:value-type="float">
            <text:p>0.394287</text:p>
          </table:table-cell>
          <table:table-cell office:value-type="float" office:value="0.398552" calcext:value-type="float">
            <text:p>0.398552</text:p>
          </table:table-cell>
          <table:table-cell office:value-type="float" office:value="0.402423" calcext:value-type="float">
            <text:p>0.402423</text:p>
          </table:table-cell>
          <table:table-cell office:value-type="float" office:value="0.405896" calcext:value-type="float">
            <text:p>0.405896</text:p>
          </table:table-cell>
          <table:table-cell office:value-type="float" office:value="0.40897" calcext:value-type="float">
            <text:p>0.40897</text:p>
          </table:table-cell>
          <table:table-cell office:value-type="float" office:value="0.411639" calcext:value-type="float">
            <text:p>0.411639</text:p>
          </table:table-cell>
          <table:table-cell office:value-type="float" office:value="0.413903" calcext:value-type="float">
            <text:p>0.413903</text:p>
          </table:table-cell>
          <table:table-cell office:value-type="float" office:value="0.415757" calcext:value-type="float">
            <text:p>0.415757</text:p>
          </table:table-cell>
          <table:table-cell office:value-type="float" office:value="0.417202" calcext:value-type="float">
            <text:p>0.417202</text:p>
          </table:table-cell>
          <table:table-cell office:value-type="float" office:value="0.418235" calcext:value-type="float">
            <text:p>0.418235</text:p>
          </table:table-cell>
          <table:table-cell office:value-type="float" office:value="0.418855" calcext:value-type="float">
            <text:p>0.418855</text:p>
          </table:table-cell>
          <table:table-cell office:value-type="float" office:value="0.419062" calcext:value-type="float">
            <text:p>0.419062</text:p>
          </table:table-cell>
          <table:table-cell/>
        </table:table-row>
        <table:table-row table:style-name="ro1">
          <table:table-cell office:value-type="float" office:value="0.775868" calcext:value-type="float">
            <text:p>0.775868</text:p>
          </table:table-cell>
          <table:table-cell office:value-type="float" office:value="-0.429793" calcext:value-type="float">
            <text:p>-0.429793</text:p>
          </table:table-cell>
          <table:table-cell office:value-type="float" office:value="-0.42958" calcext:value-type="float">
            <text:p>-0.42958</text:p>
          </table:table-cell>
          <table:table-cell office:value-type="float" office:value="-0.428944" calcext:value-type="float">
            <text:p>-0.428944</text:p>
          </table:table-cell>
          <table:table-cell office:value-type="float" office:value="-0.427885" calcext:value-type="float">
            <text:p>-0.427885</text:p>
          </table:table-cell>
          <table:table-cell office:value-type="float" office:value="-0.426403" calcext:value-type="float">
            <text:p>-0.426403</text:p>
          </table:table-cell>
          <table:table-cell office:value-type="float" office:value="-0.424501" calcext:value-type="float">
            <text:p>-0.424501</text:p>
          </table:table-cell>
          <table:table-cell office:value-type="float" office:value="-0.42218" calcext:value-type="float">
            <text:p>-0.42218</text:p>
          </table:table-cell>
          <table:table-cell office:value-type="float" office:value="-0.419442" calcext:value-type="float">
            <text:p>-0.419442</text:p>
          </table:table-cell>
          <table:table-cell office:value-type="float" office:value="-0.41629" calcext:value-type="float">
            <text:p>-0.41629</text:p>
          </table:table-cell>
          <table:table-cell office:value-type="float" office:value="-0.412727" calcext:value-type="float">
            <text:p>-0.412727</text:p>
          </table:table-cell>
          <table:table-cell office:value-type="float" office:value="-0.408757" calcext:value-type="float">
            <text:p>-0.408757</text:p>
          </table:table-cell>
          <table:table-cell office:value-type="float" office:value="-0.404384" calcext:value-type="float">
            <text:p>-0.404384</text:p>
          </table:table-cell>
          <table:table-cell office:value-type="float" office:value="-0.399611" calcext:value-type="float">
            <text:p>-0.399611</text:p>
          </table:table-cell>
          <table:table-cell office:value-type="float" office:value="-0.394444" calcext:value-type="float">
            <text:p>-0.394444</text:p>
          </table:table-cell>
          <table:table-cell office:value-type="float" office:value="-0.388888" calcext:value-type="float">
            <text:p>-0.388888</text:p>
          </table:table-cell>
          <table:table-cell office:value-type="float" office:value="-0.382948" calcext:value-type="float">
            <text:p>-0.382948</text:p>
          </table:table-cell>
          <table:table-cell office:value-type="float" office:value="-0.37663" calcext:value-type="float">
            <text:p>-0.37663</text:p>
          </table:table-cell>
          <table:table-cell office:value-type="float" office:value="-0.369941" calcext:value-type="float">
            <text:p>-0.369941</text:p>
          </table:table-cell>
          <table:table-cell office:value-type="float" office:value="-0.362886" calcext:value-type="float">
            <text:p>-0.362886</text:p>
          </table:table-cell>
          <table:table-cell office:value-type="float" office:value="-0.355474" calcext:value-type="float">
            <text:p>-0.355474</text:p>
          </table:table-cell>
          <table:table-cell office:value-type="float" office:value="-0.34771" calcext:value-type="float">
            <text:p>-0.34771</text:p>
          </table:table-cell>
          <table:table-cell office:value-type="float" office:value="-0.339603" calcext:value-type="float">
            <text:p>-0.339603</text:p>
          </table:table-cell>
          <table:table-cell office:value-type="float" office:value="-0.331161" calcext:value-type="float">
            <text:p>-0.331161</text:p>
          </table:table-cell>
          <table:table-cell office:value-type="float" office:value="-0.322393" calcext:value-type="float">
            <text:p>-0.322393</text:p>
          </table:table-cell>
          <table:table-cell office:value-type="float" office:value="-0.313306" calcext:value-type="float">
            <text:p>-0.313306</text:p>
          </table:table-cell>
          <table:table-cell office:value-type="float" office:value="-0.30391" calcext:value-type="float">
            <text:p>-0.30391</text:p>
          </table:table-cell>
          <table:table-cell office:value-type="float" office:value="-0.294214" calcext:value-type="float">
            <text:p>-0.294214</text:p>
          </table:table-cell>
          <table:table-cell office:value-type="float" office:value="-0.284227" calcext:value-type="float">
            <text:p>-0.284227</text:p>
          </table:table-cell>
          <table:table-cell office:value-type="float" office:value="-0.273961" calcext:value-type="float">
            <text:p>-0.273961</text:p>
          </table:table-cell>
          <table:table-cell office:value-type="float" office:value="-0.263423" calcext:value-type="float">
            <text:p>-0.263423</text:p>
          </table:table-cell>
          <table:table-cell office:value-type="float" office:value="-0.252626" calcext:value-type="float">
            <text:p>-0.252626</text:p>
          </table:table-cell>
          <table:table-cell office:value-type="float" office:value="-0.24158" calcext:value-type="float">
            <text:p>-0.24158</text:p>
          </table:table-cell>
          <table:table-cell office:value-type="float" office:value="-0.230295" calcext:value-type="float">
            <text:p>-0.230295</text:p>
          </table:table-cell>
          <table:table-cell office:value-type="float" office:value="-0.218783" calcext:value-type="float">
            <text:p>-0.218783</text:p>
          </table:table-cell>
          <table:table-cell office:value-type="float" office:value="-0.207055" calcext:value-type="float">
            <text:p>-0.207055</text:p>
          </table:table-cell>
          <table:table-cell office:value-type="float" office:value="-0.195122" calcext:value-type="float">
            <text:p>-0.195122</text:p>
          </table:table-cell>
          <table:table-cell office:value-type="float" office:value="-0.182997" calcext:value-type="float">
            <text:p>-0.182997</text:p>
          </table:table-cell>
          <table:table-cell office:value-type="float" office:value="-0.170692" calcext:value-type="float">
            <text:p>-0.170692</text:p>
          </table:table-cell>
          <table:table-cell office:value-type="float" office:value="-0.158218" calcext:value-type="float">
            <text:p>-0.158218</text:p>
          </table:table-cell>
          <table:table-cell office:value-type="float" office:value="-0.145587" calcext:value-type="float">
            <text:p>-0.145587</text:p>
          </table:table-cell>
          <table:table-cell office:value-type="float" office:value="-0.132813" calcext:value-type="float">
            <text:p>-0.132813</text:p>
          </table:table-cell>
          <table:table-cell office:value-type="float" office:value="-0.119909" calcext:value-type="float">
            <text:p>-0.119909</text:p>
          </table:table-cell>
          <table:table-cell office:value-type="float" office:value="-0.106885" calcext:value-type="float">
            <text:p>-0.106885</text:p>
          </table:table-cell>
          <table:table-cell office:value-type="float" office:value="-0.0937565" calcext:value-type="float">
            <text:p>-0.0937565</text:p>
          </table:table-cell>
          <table:table-cell office:value-type="float" office:value="-0.0805353" calcext:value-type="float">
            <text:p>-0.0805353</text:p>
          </table:table-cell>
          <table:table-cell office:value-type="float" office:value="-0.0672345" calcext:value-type="float">
            <text:p>-0.0672345</text:p>
          </table:table-cell>
          <table:table-cell office:value-type="float" office:value="-0.0538674" calcext:value-type="float">
            <text:p>-0.0538674</text:p>
          </table:table-cell>
          <table:table-cell office:value-type="float" office:value="-0.0404471" calcext:value-type="float">
            <text:p>-0.0404471</text:p>
          </table:table-cell>
          <table:table-cell office:value-type="float" office:value="-0.026987" calcext:value-type="float">
            <text:p>-0.026987</text:p>
          </table:table-cell>
          <table:table-cell office:value-type="float" office:value="-0.0135001" calcext:value-type="float">
            <text:p>-0.0135001</text:p>
          </table:table-cell>
          <table:table-cell office:value-type="float" office:value="2.66339E-016" calcext:value-type="float">
            <text:p>2.66339E-16</text:p>
          </table:table-cell>
          <table:table-cell office:value-type="float" office:value="0.0135001" calcext:value-type="float">
            <text:p>0.0135001</text:p>
          </table:table-cell>
          <table:table-cell office:value-type="float" office:value="0.026987" calcext:value-type="float">
            <text:p>0.026987</text:p>
          </table:table-cell>
          <table:table-cell office:value-type="float" office:value="0.0404471" calcext:value-type="float">
            <text:p>0.0404471</text:p>
          </table:table-cell>
          <table:table-cell office:value-type="float" office:value="0.0538674" calcext:value-type="float">
            <text:p>0.0538674</text:p>
          </table:table-cell>
          <table:table-cell office:value-type="float" office:value="0.0672345" calcext:value-type="float">
            <text:p>0.0672345</text:p>
          </table:table-cell>
          <table:table-cell office:value-type="float" office:value="0.0805353" calcext:value-type="float">
            <text:p>0.0805353</text:p>
          </table:table-cell>
          <table:table-cell office:value-type="float" office:value="0.0937565" calcext:value-type="float">
            <text:p>0.0937565</text:p>
          </table:table-cell>
          <table:table-cell office:value-type="float" office:value="0.106885" calcext:value-type="float">
            <text:p>0.106885</text:p>
          </table:table-cell>
          <table:table-cell office:value-type="float" office:value="0.119909" calcext:value-type="float">
            <text:p>0.119909</text:p>
          </table:table-cell>
          <table:table-cell office:value-type="float" office:value="0.132813" calcext:value-type="float">
            <text:p>0.132813</text:p>
          </table:table-cell>
          <table:table-cell office:value-type="float" office:value="0.145587" calcext:value-type="float">
            <text:p>0.145587</text:p>
          </table:table-cell>
          <table:table-cell office:value-type="float" office:value="0.158218" calcext:value-type="float">
            <text:p>0.158218</text:p>
          </table:table-cell>
          <table:table-cell office:value-type="float" office:value="0.170692" calcext:value-type="float">
            <text:p>0.170692</text:p>
          </table:table-cell>
          <table:table-cell office:value-type="float" office:value="0.182997" calcext:value-type="float">
            <text:p>0.182997</text:p>
          </table:table-cell>
          <table:table-cell office:value-type="float" office:value="0.195122" calcext:value-type="float">
            <text:p>0.195122</text:p>
          </table:table-cell>
          <table:table-cell office:value-type="float" office:value="0.207055" calcext:value-type="float">
            <text:p>0.207055</text:p>
          </table:table-cell>
          <table:table-cell office:value-type="float" office:value="0.218783" calcext:value-type="float">
            <text:p>0.218783</text:p>
          </table:table-cell>
          <table:table-cell office:value-type="float" office:value="0.230295" calcext:value-type="float">
            <text:p>0.230295</text:p>
          </table:table-cell>
          <table:table-cell office:value-type="float" office:value="0.24158" calcext:value-type="float">
            <text:p>0.24158</text:p>
          </table:table-cell>
          <table:table-cell office:value-type="float" office:value="0.252626" calcext:value-type="float">
            <text:p>0.252626</text:p>
          </table:table-cell>
          <table:table-cell office:value-type="float" office:value="0.263423" calcext:value-type="float">
            <text:p>0.263423</text:p>
          </table:table-cell>
          <table:table-cell office:value-type="float" office:value="0.273961" calcext:value-type="float">
            <text:p>0.273961</text:p>
          </table:table-cell>
          <table:table-cell office:value-type="float" office:value="0.284227" calcext:value-type="float">
            <text:p>0.284227</text:p>
          </table:table-cell>
          <table:table-cell office:value-type="float" office:value="0.294214" calcext:value-type="float">
            <text:p>0.294214</text:p>
          </table:table-cell>
          <table:table-cell office:value-type="float" office:value="0.30391" calcext:value-type="float">
            <text:p>0.30391</text:p>
          </table:table-cell>
          <table:table-cell office:value-type="float" office:value="0.313306" calcext:value-type="float">
            <text:p>0.313306</text:p>
          </table:table-cell>
          <table:table-cell office:value-type="float" office:value="0.322393" calcext:value-type="float">
            <text:p>0.322393</text:p>
          </table:table-cell>
          <table:table-cell office:value-type="float" office:value="0.331161" calcext:value-type="float">
            <text:p>0.331161</text:p>
          </table:table-cell>
          <table:table-cell office:value-type="float" office:value="0.339603" calcext:value-type="float">
            <text:p>0.339603</text:p>
          </table:table-cell>
          <table:table-cell office:value-type="float" office:value="0.34771" calcext:value-type="float">
            <text:p>0.34771</text:p>
          </table:table-cell>
          <table:table-cell office:value-type="float" office:value="0.355474" calcext:value-type="float">
            <text:p>0.355474</text:p>
          </table:table-cell>
          <table:table-cell office:value-type="float" office:value="0.362886" calcext:value-type="float">
            <text:p>0.362886</text:p>
          </table:table-cell>
          <table:table-cell office:value-type="float" office:value="0.369941" calcext:value-type="float">
            <text:p>0.369941</text:p>
          </table:table-cell>
          <table:table-cell office:value-type="float" office:value="0.37663" calcext:value-type="float">
            <text:p>0.37663</text:p>
          </table:table-cell>
          <table:table-cell office:value-type="float" office:value="0.382948" calcext:value-type="float">
            <text:p>0.382948</text:p>
          </table:table-cell>
          <table:table-cell office:value-type="float" office:value="0.388888" calcext:value-type="float">
            <text:p>0.388888</text:p>
          </table:table-cell>
          <table:table-cell office:value-type="float" office:value="0.394444" calcext:value-type="float">
            <text:p>0.394444</text:p>
          </table:table-cell>
          <table:table-cell office:value-type="float" office:value="0.399611" calcext:value-type="float">
            <text:p>0.399611</text:p>
          </table:table-cell>
          <table:table-cell office:value-type="float" office:value="0.404384" calcext:value-type="float">
            <text:p>0.404384</text:p>
          </table:table-cell>
          <table:table-cell office:value-type="float" office:value="0.408757" calcext:value-type="float">
            <text:p>0.408757</text:p>
          </table:table-cell>
          <table:table-cell office:value-type="float" office:value="0.412727" calcext:value-type="float">
            <text:p>0.412727</text:p>
          </table:table-cell>
          <table:table-cell office:value-type="float" office:value="0.41629" calcext:value-type="float">
            <text:p>0.41629</text:p>
          </table:table-cell>
          <table:table-cell office:value-type="float" office:value="0.419442" calcext:value-type="float">
            <text:p>0.419442</text:p>
          </table:table-cell>
          <table:table-cell office:value-type="float" office:value="0.42218" calcext:value-type="float">
            <text:p>0.42218</text:p>
          </table:table-cell>
          <table:table-cell office:value-type="float" office:value="0.424501" calcext:value-type="float">
            <text:p>0.424501</text:p>
          </table:table-cell>
          <table:table-cell office:value-type="float" office:value="0.426403" calcext:value-type="float">
            <text:p>0.426403</text:p>
          </table:table-cell>
          <table:table-cell office:value-type="float" office:value="0.427885" calcext:value-type="float">
            <text:p>0.427885</text:p>
          </table:table-cell>
          <table:table-cell office:value-type="float" office:value="0.428944" calcext:value-type="float">
            <text:p>0.428944</text:p>
          </table:table-cell>
          <table:table-cell office:value-type="float" office:value="0.42958" calcext:value-type="float">
            <text:p>0.42958</text:p>
          </table:table-cell>
          <table:table-cell office:value-type="float" office:value="0.429793" calcext:value-type="float">
            <text:p>0.429793</text:p>
          </table:table-cell>
          <table:table-cell/>
        </table:table-row>
        <table:table-row table:style-name="ro1">
          <table:table-cell office:value-type="float" office:value="0.782388" calcext:value-type="float">
            <text:p>0.782388</text:p>
          </table:table-cell>
          <table:table-cell office:value-type="float" office:value="-0.439113" calcext:value-type="float">
            <text:p>-0.439113</text:p>
          </table:table-cell>
          <table:table-cell office:value-type="float" office:value="-0.438897" calcext:value-type="float">
            <text:p>-0.438897</text:p>
          </table:table-cell>
          <table:table-cell office:value-type="float" office:value="-0.438247" calcext:value-type="float">
            <text:p>-0.438247</text:p>
          </table:table-cell>
          <table:table-cell office:value-type="float" office:value="-0.437165" calcext:value-type="float">
            <text:p>-0.437165</text:p>
          </table:table-cell>
          <table:table-cell office:value-type="float" office:value="-0.435651" calcext:value-type="float">
            <text:p>-0.435651</text:p>
          </table:table-cell>
          <table:table-cell office:value-type="float" office:value="-0.433707" calcext:value-type="float">
            <text:p>-0.433707</text:p>
          </table:table-cell>
          <table:table-cell office:value-type="float" office:value="-0.431336" calcext:value-type="float">
            <text:p>-0.431336</text:p>
          </table:table-cell>
          <table:table-cell office:value-type="float" office:value="-0.428538" calcext:value-type="float">
            <text:p>-0.428538</text:p>
          </table:table-cell>
          <table:table-cell office:value-type="float" office:value="-0.425318" calcext:value-type="float">
            <text:p>-0.425318</text:p>
          </table:table-cell>
          <table:table-cell office:value-type="float" office:value="-0.421678" calcext:value-type="float">
            <text:p>-0.421678</text:p>
          </table:table-cell>
          <table:table-cell office:value-type="float" office:value="-0.417622" calcext:value-type="float">
            <text:p>-0.417622</text:p>
          </table:table-cell>
          <table:table-cell office:value-type="float" office:value="-0.413154" calcext:value-type="float">
            <text:p>-0.413154</text:p>
          </table:table-cell>
          <table:table-cell office:value-type="float" office:value="-0.408278" calcext:value-type="float">
            <text:p>-0.408278</text:p>
          </table:table-cell>
          <table:table-cell office:value-type="float" office:value="-0.402999" calcext:value-type="float">
            <text:p>-0.402999</text:p>
          </table:table-cell>
          <table:table-cell office:value-type="float" office:value="-0.397322" calcext:value-type="float">
            <text:p>-0.397322</text:p>
          </table:table-cell>
          <table:table-cell office:value-type="float" office:value="-0.391253" calcext:value-type="float">
            <text:p>-0.391253</text:p>
          </table:table-cell>
          <table:table-cell office:value-type="float" office:value="-0.384798" calcext:value-type="float">
            <text:p>-0.384798</text:p>
          </table:table-cell>
          <table:table-cell office:value-type="float" office:value="-0.377964" calcext:value-type="float">
            <text:p>-0.377964</text:p>
          </table:table-cell>
          <table:table-cell office:value-type="float" office:value="-0.370756" calcext:value-type="float">
            <text:p>-0.370756</text:p>
          </table:table-cell>
          <table:table-cell office:value-type="float" office:value="-0.363183" calcext:value-type="float">
            <text:p>-0.363183</text:p>
          </table:table-cell>
          <table:table-cell office:value-type="float" office:value="-0.355251" calcext:value-type="float">
            <text:p>-0.355251</text:p>
          </table:table-cell>
          <table:table-cell office:value-type="float" office:value="-0.346968" calcext:value-type="float">
            <text:p>-0.346968</text:p>
          </table:table-cell>
          <table:table-cell office:value-type="float" office:value="-0.338343" calcext:value-type="float">
            <text:p>-0.338343</text:p>
          </table:table-cell>
          <table:table-cell office:value-type="float" office:value="-0.329384" calcext:value-type="float">
            <text:p>-0.329384</text:p>
          </table:table-cell>
          <table:table-cell office:value-type="float" office:value="-0.320101" calcext:value-type="float">
            <text:p>-0.320101</text:p>
          </table:table-cell>
          <table:table-cell office:value-type="float" office:value="-0.310501" calcext:value-type="float">
            <text:p>-0.310501</text:p>
          </table:table-cell>
          <table:table-cell office:value-type="float" office:value="-0.300594" calcext:value-type="float">
            <text:p>-0.300594</text:p>
          </table:table-cell>
          <table:table-cell office:value-type="float" office:value="-0.290391" calcext:value-type="float">
            <text:p>-0.290391</text:p>
          </table:table-cell>
          <table:table-cell office:value-type="float" office:value="-0.279902" calcext:value-type="float">
            <text:p>-0.279902</text:p>
          </table:table-cell>
          <table:table-cell office:value-type="float" office:value="-0.269136" calcext:value-type="float">
            <text:p>-0.269136</text:p>
          </table:table-cell>
          <table:table-cell office:value-type="float" office:value="-0.258105" calcext:value-type="float">
            <text:p>-0.258105</text:p>
          </table:table-cell>
          <table:table-cell office:value-type="float" office:value="-0.246819" calcext:value-type="float">
            <text:p>-0.246819</text:p>
          </table:table-cell>
          <table:table-cell office:value-type="float" office:value="-0.235289" calcext:value-type="float">
            <text:p>-0.235289</text:p>
          </table:table-cell>
          <table:table-cell office:value-type="float" office:value="-0.223527" calcext:value-type="float">
            <text:p>-0.223527</text:p>
          </table:table-cell>
          <table:table-cell office:value-type="float" office:value="-0.211545" calcext:value-type="float">
            <text:p>-0.211545</text:p>
          </table:table-cell>
          <table:table-cell office:value-type="float" office:value="-0.199354" calcext:value-type="float">
            <text:p>-0.199354</text:p>
          </table:table-cell>
          <table:table-cell office:value-type="float" office:value="-0.186966" calcext:value-type="float">
            <text:p>-0.186966</text:p>
          </table:table-cell>
          <table:table-cell office:value-type="float" office:value="-0.174393" calcext:value-type="float">
            <text:p>-0.174393</text:p>
          </table:table-cell>
          <table:table-cell office:value-type="float" office:value="-0.161649" calcext:value-type="float">
            <text:p>-0.161649</text:p>
          </table:table-cell>
          <table:table-cell office:value-type="float" office:value="-0.148745" calcext:value-type="float">
            <text:p>-0.148745</text:p>
          </table:table-cell>
          <table:table-cell office:value-type="float" office:value="-0.135694" calcext:value-type="float">
            <text:p>-0.135694</text:p>
          </table:table-cell>
          <table:table-cell office:value-type="float" office:value="-0.122509" calcext:value-type="float">
            <text:p>-0.122509</text:p>
          </table:table-cell>
          <table:table-cell office:value-type="float" office:value="-0.109203" calcext:value-type="float">
            <text:p>-0.109203</text:p>
          </table:table-cell>
          <table:table-cell office:value-type="float" office:value="-0.0957898" calcext:value-type="float">
            <text:p>-0.0957898</text:p>
          </table:table-cell>
          <table:table-cell office:value-type="float" office:value="-0.0822818" calcext:value-type="float">
            <text:p>-0.0822818</text:p>
          </table:table-cell>
          <table:table-cell office:value-type="float" office:value="-0.0686926" calcext:value-type="float">
            <text:p>-0.0686926</text:p>
          </table:table-cell>
          <table:table-cell office:value-type="float" office:value="-0.0550356" calcext:value-type="float">
            <text:p>-0.0550356</text:p>
          </table:table-cell>
          <table:table-cell office:value-type="float" office:value="-0.0413243" calcext:value-type="float">
            <text:p>-0.0413243</text:p>
          </table:table-cell>
          <table:table-cell office:value-type="float" office:value="-0.0275722" calcext:value-type="float">
            <text:p>-0.0275722</text:p>
          </table:table-cell>
          <table:table-cell office:value-type="float" office:value="-0.0137929" calcext:value-type="float">
            <text:p>-0.0137929</text:p>
          </table:table-cell>
          <table:table-cell office:value-type="float" office:value="4.42764E-016" calcext:value-type="float">
            <text:p>4.42764E-16</text:p>
          </table:table-cell>
          <table:table-cell office:value-type="float" office:value="0.0137929" calcext:value-type="float">
            <text:p>0.0137929</text:p>
          </table:table-cell>
          <table:table-cell office:value-type="float" office:value="0.0275722" calcext:value-type="float">
            <text:p>0.0275722</text:p>
          </table:table-cell>
          <table:table-cell office:value-type="float" office:value="0.0413243" calcext:value-type="float">
            <text:p>0.0413243</text:p>
          </table:table-cell>
          <table:table-cell office:value-type="float" office:value="0.0550356" calcext:value-type="float">
            <text:p>0.0550356</text:p>
          </table:table-cell>
          <table:table-cell office:value-type="float" office:value="0.0686926" calcext:value-type="float">
            <text:p>0.0686926</text:p>
          </table:table-cell>
          <table:table-cell office:value-type="float" office:value="0.0822818" calcext:value-type="float">
            <text:p>0.0822818</text:p>
          </table:table-cell>
          <table:table-cell office:value-type="float" office:value="0.0957898" calcext:value-type="float">
            <text:p>0.0957898</text:p>
          </table:table-cell>
          <table:table-cell office:value-type="float" office:value="0.109203" calcext:value-type="float">
            <text:p>0.109203</text:p>
          </table:table-cell>
          <table:table-cell office:value-type="float" office:value="0.122509" calcext:value-type="float">
            <text:p>0.122509</text:p>
          </table:table-cell>
          <table:table-cell office:value-type="float" office:value="0.135694" calcext:value-type="float">
            <text:p>0.135694</text:p>
          </table:table-cell>
          <table:table-cell office:value-type="float" office:value="0.148745" calcext:value-type="float">
            <text:p>0.148745</text:p>
          </table:table-cell>
          <table:table-cell office:value-type="float" office:value="0.161649" calcext:value-type="float">
            <text:p>0.161649</text:p>
          </table:table-cell>
          <table:table-cell office:value-type="float" office:value="0.174393" calcext:value-type="float">
            <text:p>0.174393</text:p>
          </table:table-cell>
          <table:table-cell office:value-type="float" office:value="0.186966" calcext:value-type="float">
            <text:p>0.186966</text:p>
          </table:table-cell>
          <table:table-cell office:value-type="float" office:value="0.199354" calcext:value-type="float">
            <text:p>0.199354</text:p>
          </table:table-cell>
          <table:table-cell office:value-type="float" office:value="0.211545" calcext:value-type="float">
            <text:p>0.211545</text:p>
          </table:table-cell>
          <table:table-cell office:value-type="float" office:value="0.223527" calcext:value-type="float">
            <text:p>0.223527</text:p>
          </table:table-cell>
          <table:table-cell office:value-type="float" office:value="0.235289" calcext:value-type="float">
            <text:p>0.235289</text:p>
          </table:table-cell>
          <table:table-cell office:value-type="float" office:value="0.246819" calcext:value-type="float">
            <text:p>0.246819</text:p>
          </table:table-cell>
          <table:table-cell office:value-type="float" office:value="0.258105" calcext:value-type="float">
            <text:p>0.258105</text:p>
          </table:table-cell>
          <table:table-cell office:value-type="float" office:value="0.269136" calcext:value-type="float">
            <text:p>0.269136</text:p>
          </table:table-cell>
          <table:table-cell office:value-type="float" office:value="0.279902" calcext:value-type="float">
            <text:p>0.279902</text:p>
          </table:table-cell>
          <table:table-cell office:value-type="float" office:value="0.290391" calcext:value-type="float">
            <text:p>0.290391</text:p>
          </table:table-cell>
          <table:table-cell office:value-type="float" office:value="0.300594" calcext:value-type="float">
            <text:p>0.300594</text:p>
          </table:table-cell>
          <table:table-cell office:value-type="float" office:value="0.310501" calcext:value-type="float">
            <text:p>0.310501</text:p>
          </table:table-cell>
          <table:table-cell office:value-type="float" office:value="0.320101" calcext:value-type="float">
            <text:p>0.320101</text:p>
          </table:table-cell>
          <table:table-cell office:value-type="float" office:value="0.329384" calcext:value-type="float">
            <text:p>0.329384</text:p>
          </table:table-cell>
          <table:table-cell office:value-type="float" office:value="0.338343" calcext:value-type="float">
            <text:p>0.338343</text:p>
          </table:table-cell>
          <table:table-cell office:value-type="float" office:value="0.346968" calcext:value-type="float">
            <text:p>0.346968</text:p>
          </table:table-cell>
          <table:table-cell office:value-type="float" office:value="0.355251" calcext:value-type="float">
            <text:p>0.355251</text:p>
          </table:table-cell>
          <table:table-cell office:value-type="float" office:value="0.363183" calcext:value-type="float">
            <text:p>0.363183</text:p>
          </table:table-cell>
          <table:table-cell office:value-type="float" office:value="0.370756" calcext:value-type="float">
            <text:p>0.370756</text:p>
          </table:table-cell>
          <table:table-cell office:value-type="float" office:value="0.377964" calcext:value-type="float">
            <text:p>0.377964</text:p>
          </table:table-cell>
          <table:table-cell office:value-type="float" office:value="0.384798" calcext:value-type="float">
            <text:p>0.384798</text:p>
          </table:table-cell>
          <table:table-cell office:value-type="float" office:value="0.391253" calcext:value-type="float">
            <text:p>0.391253</text:p>
          </table:table-cell>
          <table:table-cell office:value-type="float" office:value="0.397322" calcext:value-type="float">
            <text:p>0.397322</text:p>
          </table:table-cell>
          <table:table-cell office:value-type="float" office:value="0.402999" calcext:value-type="float">
            <text:p>0.402999</text:p>
          </table:table-cell>
          <table:table-cell office:value-type="float" office:value="0.408278" calcext:value-type="float">
            <text:p>0.408278</text:p>
          </table:table-cell>
          <table:table-cell office:value-type="float" office:value="0.413154" calcext:value-type="float">
            <text:p>0.413154</text:p>
          </table:table-cell>
          <table:table-cell office:value-type="float" office:value="0.417622" calcext:value-type="float">
            <text:p>0.417622</text:p>
          </table:table-cell>
          <table:table-cell office:value-type="float" office:value="0.421678" calcext:value-type="float">
            <text:p>0.421678</text:p>
          </table:table-cell>
          <table:table-cell office:value-type="float" office:value="0.425318" calcext:value-type="float">
            <text:p>0.425318</text:p>
          </table:table-cell>
          <table:table-cell office:value-type="float" office:value="0.428538" calcext:value-type="float">
            <text:p>0.428538</text:p>
          </table:table-cell>
          <table:table-cell office:value-type="float" office:value="0.431336" calcext:value-type="float">
            <text:p>0.431336</text:p>
          </table:table-cell>
          <table:table-cell office:value-type="float" office:value="0.433707" calcext:value-type="float">
            <text:p>0.433707</text:p>
          </table:table-cell>
          <table:table-cell office:value-type="float" office:value="0.435651" calcext:value-type="float">
            <text:p>0.435651</text:p>
          </table:table-cell>
          <table:table-cell office:value-type="float" office:value="0.437165" calcext:value-type="float">
            <text:p>0.437165</text:p>
          </table:table-cell>
          <table:table-cell office:value-type="float" office:value="0.438247" calcext:value-type="float">
            <text:p>0.438247</text:p>
          </table:table-cell>
          <table:table-cell office:value-type="float" office:value="0.438897" calcext:value-type="float">
            <text:p>0.438897</text:p>
          </table:table-cell>
          <table:table-cell office:value-type="float" office:value="0.439113" calcext:value-type="float">
            <text:p>0.439113</text:p>
          </table:table-cell>
          <table:table-cell/>
        </table:table-row>
        <table:table-row table:style-name="ro1">
          <table:table-cell office:value-type="float" office:value="0.78965" calcext:value-type="float">
            <text:p>0.78965</text:p>
          </table:table-cell>
          <table:table-cell office:value-type="float" office:value="-0.449207" calcext:value-type="float">
            <text:p>-0.449207</text:p>
          </table:table-cell>
          <table:table-cell office:value-type="float" office:value="-0.448986" calcext:value-type="float">
            <text:p>-0.448986</text:p>
          </table:table-cell>
          <table:table-cell office:value-type="float" office:value="-0.448321" calcext:value-type="float">
            <text:p>-0.448321</text:p>
          </table:table-cell>
          <table:table-cell office:value-type="float" office:value="-0.447214" calcext:value-type="float">
            <text:p>-0.447214</text:p>
          </table:table-cell>
          <table:table-cell office:value-type="float" office:value="-0.445666" calcext:value-type="float">
            <text:p>-0.445666</text:p>
          </table:table-cell>
          <table:table-cell office:value-type="float" office:value="-0.443678" calcext:value-type="float">
            <text:p>-0.443678</text:p>
          </table:table-cell>
          <table:table-cell office:value-type="float" office:value="-0.441251" calcext:value-type="float">
            <text:p>-0.441251</text:p>
          </table:table-cell>
          <table:table-cell office:value-type="float" office:value="-0.43839" calcext:value-type="float">
            <text:p>-0.43839</text:p>
          </table:table-cell>
          <table:table-cell office:value-type="float" office:value="-0.435095" calcext:value-type="float">
            <text:p>-0.435095</text:p>
          </table:table-cell>
          <table:table-cell office:value-type="float" office:value="-0.431372" calcext:value-type="float">
            <text:p>-0.431372</text:p>
          </table:table-cell>
          <table:table-cell office:value-type="float" office:value="-0.427222" calcext:value-type="float">
            <text:p>-0.427222</text:p>
          </table:table-cell>
          <table:table-cell office:value-type="float" office:value="-0.422651" calcext:value-type="float">
            <text:p>-0.422651</text:p>
          </table:table-cell>
          <table:table-cell office:value-type="float" office:value="-0.417663" calcext:value-type="float">
            <text:p>-0.417663</text:p>
          </table:table-cell>
          <table:table-cell office:value-type="float" office:value="-0.412263" calcext:value-type="float">
            <text:p>-0.412263</text:p>
          </table:table-cell>
          <table:table-cell office:value-type="float" office:value="-0.406456" calcext:value-type="float">
            <text:p>-0.406456</text:p>
          </table:table-cell>
          <table:table-cell office:value-type="float" office:value="-0.400248" calcext:value-type="float">
            <text:p>-0.400248</text:p>
          </table:table-cell>
          <table:table-cell office:value-type="float" office:value="-0.393644" calcext:value-type="float">
            <text:p>-0.393644</text:p>
          </table:table-cell>
          <table:table-cell office:value-type="float" office:value="-0.386653" calcext:value-type="float">
            <text:p>-0.386653</text:p>
          </table:table-cell>
          <table:table-cell office:value-type="float" office:value="-0.379279" calcext:value-type="float">
            <text:p>-0.379279</text:p>
          </table:table-cell>
          <table:table-cell office:value-type="float" office:value="-0.371532" calcext:value-type="float">
            <text:p>-0.371532</text:p>
          </table:table-cell>
          <table:table-cell office:value-type="float" office:value="-0.363418" calcext:value-type="float">
            <text:p>-0.363418</text:p>
          </table:table-cell>
          <table:table-cell office:value-type="float" office:value="-0.354945" calcext:value-type="float">
            <text:p>-0.354945</text:p>
          </table:table-cell>
          <table:table-cell office:value-type="float" office:value="-0.346121" calcext:value-type="float">
            <text:p>-0.346121</text:p>
          </table:table-cell>
          <table:table-cell office:value-type="float" office:value="-0.336957" calcext:value-type="float">
            <text:p>-0.336957</text:p>
          </table:table-cell>
          <table:table-cell office:value-type="float" office:value="-0.327459" calcext:value-type="float">
            <text:p>-0.327459</text:p>
          </table:table-cell>
          <table:table-cell office:value-type="float" office:value="-0.317639" calcext:value-type="float">
            <text:p>-0.317639</text:p>
          </table:table-cell>
          <table:table-cell office:value-type="float" office:value="-0.307505" calcext:value-type="float">
            <text:p>-0.307505</text:p>
          </table:table-cell>
          <table:table-cell office:value-type="float" office:value="-0.297067" calcext:value-type="float">
            <text:p>-0.297067</text:p>
          </table:table-cell>
          <table:table-cell office:value-type="float" office:value="-0.286336" calcext:value-type="float">
            <text:p>-0.286336</text:p>
          </table:table-cell>
          <table:table-cell office:value-type="float" office:value="-0.275323" calcext:value-type="float">
            <text:p>-0.275323</text:p>
          </table:table-cell>
          <table:table-cell office:value-type="float" office:value="-0.264038" calcext:value-type="float">
            <text:p>-0.264038</text:p>
          </table:table-cell>
          <table:table-cell office:value-type="float" office:value="-0.252493" calcext:value-type="float">
            <text:p>-0.252493</text:p>
          </table:table-cell>
          <table:table-cell office:value-type="float" office:value="-0.240698" calcext:value-type="float">
            <text:p>-0.240698</text:p>
          </table:table-cell>
          <table:table-cell office:value-type="float" office:value="-0.228666" calcext:value-type="float">
            <text:p>-0.228666</text:p>
          </table:table-cell>
          <table:table-cell office:value-type="float" office:value="-0.216408" calcext:value-type="float">
            <text:p>-0.216408</text:p>
          </table:table-cell>
          <table:table-cell office:value-type="float" office:value="-0.203937" calcext:value-type="float">
            <text:p>-0.203937</text:p>
          </table:table-cell>
          <table:table-cell office:value-type="float" office:value="-0.191264" calcext:value-type="float">
            <text:p>-0.191264</text:p>
          </table:table-cell>
          <table:table-cell office:value-type="float" office:value="-0.178402" calcext:value-type="float">
            <text:p>-0.178402</text:p>
          </table:table-cell>
          <table:table-cell office:value-type="float" office:value="-0.165365" calcext:value-type="float">
            <text:p>-0.165365</text:p>
          </table:table-cell>
          <table:table-cell office:value-type="float" office:value="-0.152164" calcext:value-type="float">
            <text:p>-0.152164</text:p>
          </table:table-cell>
          <table:table-cell office:value-type="float" office:value="-0.138813" calcext:value-type="float">
            <text:p>-0.138813</text:p>
          </table:table-cell>
          <table:table-cell office:value-type="float" office:value="-0.125325" calcext:value-type="float">
            <text:p>-0.125325</text:p>
          </table:table-cell>
          <table:table-cell office:value-type="float" office:value="-0.111714" calcext:value-type="float">
            <text:p>-0.111714</text:p>
          </table:table-cell>
          <table:table-cell office:value-type="float" office:value="-0.0979919" calcext:value-type="float">
            <text:p>-0.0979919</text:p>
          </table:table-cell>
          <table:table-cell office:value-type="float" office:value="-0.0841733" calcext:value-type="float">
            <text:p>-0.0841733</text:p>
          </table:table-cell>
          <table:table-cell office:value-type="float" office:value="-0.0702718" calcext:value-type="float">
            <text:p>-0.0702718</text:p>
          </table:table-cell>
          <table:table-cell office:value-type="float" office:value="-0.0563008" calcext:value-type="float">
            <text:p>-0.0563008</text:p>
          </table:table-cell>
          <table:table-cell office:value-type="float" office:value="-0.0422743" calcext:value-type="float">
            <text:p>-0.0422743</text:p>
          </table:table-cell>
          <table:table-cell office:value-type="float" office:value="-0.0282061" calcext:value-type="float">
            <text:p>-0.0282061</text:p>
          </table:table-cell>
          <table:table-cell office:value-type="float" office:value="-0.01411" calcext:value-type="float">
            <text:p>-0.01411</text:p>
          </table:table-cell>
          <table:table-cell office:value-type="float" office:value="3.71997E-016" calcext:value-type="float">
            <text:p>3.71997E-16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282061" calcext:value-type="float">
            <text:p>0.0282061</text:p>
          </table:table-cell>
          <table:table-cell office:value-type="float" office:value="0.0422743" calcext:value-type="float">
            <text:p>0.0422743</text:p>
          </table:table-cell>
          <table:table-cell office:value-type="float" office:value="0.0563008" calcext:value-type="float">
            <text:p>0.0563008</text:p>
          </table:table-cell>
          <table:table-cell office:value-type="float" office:value="0.0702718" calcext:value-type="float">
            <text:p>0.0702718</text:p>
          </table:table-cell>
          <table:table-cell office:value-type="float" office:value="0.0841733" calcext:value-type="float">
            <text:p>0.0841733</text:p>
          </table:table-cell>
          <table:table-cell office:value-type="float" office:value="0.0979919" calcext:value-type="float">
            <text:p>0.0979919</text:p>
          </table:table-cell>
          <table:table-cell office:value-type="float" office:value="0.111714" calcext:value-type="float">
            <text:p>0.111714</text:p>
          </table:table-cell>
          <table:table-cell office:value-type="float" office:value="0.125325" calcext:value-type="float">
            <text:p>0.125325</text:p>
          </table:table-cell>
          <table:table-cell office:value-type="float" office:value="0.138813" calcext:value-type="float">
            <text:p>0.138813</text:p>
          </table:table-cell>
          <table:table-cell office:value-type="float" office:value="0.152164" calcext:value-type="float">
            <text:p>0.152164</text:p>
          </table:table-cell>
          <table:table-cell office:value-type="float" office:value="0.165365" calcext:value-type="float">
            <text:p>0.165365</text:p>
          </table:table-cell>
          <table:table-cell office:value-type="float" office:value="0.178402" calcext:value-type="float">
            <text:p>0.178402</text:p>
          </table:table-cell>
          <table:table-cell office:value-type="float" office:value="0.191264" calcext:value-type="float">
            <text:p>0.191264</text:p>
          </table:table-cell>
          <table:table-cell office:value-type="float" office:value="0.203937" calcext:value-type="float">
            <text:p>0.203937</text:p>
          </table:table-cell>
          <table:table-cell office:value-type="float" office:value="0.216408" calcext:value-type="float">
            <text:p>0.216408</text:p>
          </table:table-cell>
          <table:table-cell office:value-type="float" office:value="0.228666" calcext:value-type="float">
            <text:p>0.228666</text:p>
          </table:table-cell>
          <table:table-cell office:value-type="float" office:value="0.240698" calcext:value-type="float">
            <text:p>0.240698</text:p>
          </table:table-cell>
          <table:table-cell office:value-type="float" office:value="0.252493" calcext:value-type="float">
            <text:p>0.252493</text:p>
          </table:table-cell>
          <table:table-cell office:value-type="float" office:value="0.264038" calcext:value-type="float">
            <text:p>0.264038</text:p>
          </table:table-cell>
          <table:table-cell office:value-type="float" office:value="0.275323" calcext:value-type="float">
            <text:p>0.275323</text:p>
          </table:table-cell>
          <table:table-cell office:value-type="float" office:value="0.286336" calcext:value-type="float">
            <text:p>0.286336</text:p>
          </table:table-cell>
          <table:table-cell office:value-type="float" office:value="0.297067" calcext:value-type="float">
            <text:p>0.297067</text:p>
          </table:table-cell>
          <table:table-cell office:value-type="float" office:value="0.307505" calcext:value-type="float">
            <text:p>0.307505</text:p>
          </table:table-cell>
          <table:table-cell office:value-type="float" office:value="0.317639" calcext:value-type="float">
            <text:p>0.317639</text:p>
          </table:table-cell>
          <table:table-cell office:value-type="float" office:value="0.327459" calcext:value-type="float">
            <text:p>0.327459</text:p>
          </table:table-cell>
          <table:table-cell office:value-type="float" office:value="0.336957" calcext:value-type="float">
            <text:p>0.336957</text:p>
          </table:table-cell>
          <table:table-cell office:value-type="float" office:value="0.346121" calcext:value-type="float">
            <text:p>0.346121</text:p>
          </table:table-cell>
          <table:table-cell office:value-type="float" office:value="0.354945" calcext:value-type="float">
            <text:p>0.354945</text:p>
          </table:table-cell>
          <table:table-cell office:value-type="float" office:value="0.363418" calcext:value-type="float">
            <text:p>0.363418</text:p>
          </table:table-cell>
          <table:table-cell office:value-type="float" office:value="0.371532" calcext:value-type="float">
            <text:p>0.371532</text:p>
          </table:table-cell>
          <table:table-cell office:value-type="float" office:value="0.379279" calcext:value-type="float">
            <text:p>0.379279</text:p>
          </table:table-cell>
          <table:table-cell office:value-type="float" office:value="0.386653" calcext:value-type="float">
            <text:p>0.386653</text:p>
          </table:table-cell>
          <table:table-cell office:value-type="float" office:value="0.393644" calcext:value-type="float">
            <text:p>0.393644</text:p>
          </table:table-cell>
          <table:table-cell office:value-type="float" office:value="0.400248" calcext:value-type="float">
            <text:p>0.400248</text:p>
          </table:table-cell>
          <table:table-cell office:value-type="float" office:value="0.406456" calcext:value-type="float">
            <text:p>0.406456</text:p>
          </table:table-cell>
          <table:table-cell office:value-type="float" office:value="0.412263" calcext:value-type="float">
            <text:p>0.412263</text:p>
          </table:table-cell>
          <table:table-cell office:value-type="float" office:value="0.417663" calcext:value-type="float">
            <text:p>0.417663</text:p>
          </table:table-cell>
          <table:table-cell office:value-type="float" office:value="0.422651" calcext:value-type="float">
            <text:p>0.422651</text:p>
          </table:table-cell>
          <table:table-cell office:value-type="float" office:value="0.427222" calcext:value-type="float">
            <text:p>0.427222</text:p>
          </table:table-cell>
          <table:table-cell office:value-type="float" office:value="0.431372" calcext:value-type="float">
            <text:p>0.431372</text:p>
          </table:table-cell>
          <table:table-cell office:value-type="float" office:value="0.435095" calcext:value-type="float">
            <text:p>0.435095</text:p>
          </table:table-cell>
          <table:table-cell office:value-type="float" office:value="0.43839" calcext:value-type="float">
            <text:p>0.43839</text:p>
          </table:table-cell>
          <table:table-cell office:value-type="float" office:value="0.441251" calcext:value-type="float">
            <text:p>0.441251</text:p>
          </table:table-cell>
          <table:table-cell office:value-type="float" office:value="0.443678" calcext:value-type="float">
            <text:p>0.443678</text:p>
          </table:table-cell>
          <table:table-cell office:value-type="float" office:value="0.445666" calcext:value-type="float">
            <text:p>0.445666</text:p>
          </table:table-cell>
          <table:table-cell office:value-type="float" office:value="0.447214" calcext:value-type="float">
            <text:p>0.447214</text:p>
          </table:table-cell>
          <table:table-cell office:value-type="float" office:value="0.448321" calcext:value-type="float">
            <text:p>0.448321</text:p>
          </table:table-cell>
          <table:table-cell office:value-type="float" office:value="0.448986" calcext:value-type="float">
            <text:p>0.448986</text:p>
          </table:table-cell>
          <table:table-cell office:value-type="float" office:value="0.449207" calcext:value-type="float">
            <text:p>0.449207</text:p>
          </table:table-cell>
          <table:table-cell/>
        </table:table-row>
        <table:table-row table:style-name="ro1">
          <table:table-cell office:value-type="float" office:value="0.796208" calcext:value-type="float">
            <text:p>0.796208</text:p>
          </table:table-cell>
          <table:table-cell office:value-type="float" office:value="-0.45806" calcext:value-type="float">
            <text:p>-0.45806</text:p>
          </table:table-cell>
          <table:table-cell office:value-type="float" office:value="-0.457833" calcext:value-type="float">
            <text:p>-0.457833</text:p>
          </table:table-cell>
          <table:table-cell office:value-type="float" office:value="-0.457156" calcext:value-type="float">
            <text:p>-0.457156</text:p>
          </table:table-cell>
          <table:table-cell office:value-type="float" office:value="-0.456027" calcext:value-type="float">
            <text:p>-0.456027</text:p>
          </table:table-cell>
          <table:table-cell office:value-type="float" office:value="-0.454448" calcext:value-type="float">
            <text:p>-0.454448</text:p>
          </table:table-cell>
          <table:table-cell office:value-type="float" office:value="-0.45242" calcext:value-type="float">
            <text:p>-0.45242</text:p>
          </table:table-cell>
          <table:table-cell office:value-type="float" office:value="-0.449946" calcext:value-type="float">
            <text:p>-0.449946</text:p>
          </table:table-cell>
          <table:table-cell office:value-type="float" office:value="-0.447028" calcext:value-type="float">
            <text:p>-0.447028</text:p>
          </table:table-cell>
          <table:table-cell office:value-type="float" office:value="-0.443669" calcext:value-type="float">
            <text:p>-0.443669</text:p>
          </table:table-cell>
          <table:table-cell office:value-type="float" office:value="-0.439872" calcext:value-type="float">
            <text:p>-0.439872</text:p>
          </table:table-cell>
          <table:table-cell office:value-type="float" office:value="-0.435641" calcext:value-type="float">
            <text:p>-0.435641</text:p>
          </table:table-cell>
          <table:table-cell office:value-type="float" office:value="-0.43098" calcext:value-type="float">
            <text:p>-0.43098</text:p>
          </table:table-cell>
          <table:table-cell office:value-type="float" office:value="-0.425893" calcext:value-type="float">
            <text:p>-0.425893</text:p>
          </table:table-cell>
          <table:table-cell office:value-type="float" office:value="-0.420387" calcext:value-type="float">
            <text:p>-0.420387</text:p>
          </table:table-cell>
          <table:table-cell office:value-type="float" office:value="-0.414465" calcext:value-type="float">
            <text:p>-0.414465</text:p>
          </table:table-cell>
          <table:table-cell office:value-type="float" office:value="-0.408134" calcext:value-type="float">
            <text:p>-0.408134</text:p>
          </table:table-cell>
          <table:table-cell office:value-type="float" office:value="-0.401401" calcext:value-type="float">
            <text:p>-0.401401</text:p>
          </table:table-cell>
          <table:table-cell office:value-type="float" office:value="-0.394272" calcext:value-type="float">
            <text:p>-0.394272</text:p>
          </table:table-cell>
          <table:table-cell office:value-type="float" office:value="-0.386753" calcext:value-type="float">
            <text:p>-0.386753</text:p>
          </table:table-cell>
          <table:table-cell office:value-type="float" office:value="-0.378853" calcext:value-type="float">
            <text:p>-0.378853</text:p>
          </table:table-cell>
          <table:table-cell office:value-type="float" office:value="-0.370579" calcext:value-type="float">
            <text:p>-0.370579</text:p>
          </table:table-cell>
          <table:table-cell office:value-type="float" office:value="-0.361939" calcext:value-type="float">
            <text:p>-0.361939</text:p>
          </table:table-cell>
          <table:table-cell office:value-type="float" office:value="-0.352942" calcext:value-type="float">
            <text:p>-0.352942</text:p>
          </table:table-cell>
          <table:table-cell office:value-type="float" office:value="-0.343596" calcext:value-type="float">
            <text:p>-0.343596</text:p>
          </table:table-cell>
          <table:table-cell office:value-type="float" office:value="-0.333912" calcext:value-type="float">
            <text:p>-0.333912</text:p>
          </table:table-cell>
          <table:table-cell office:value-type="float" office:value="-0.323898" calcext:value-type="float">
            <text:p>-0.323898</text:p>
          </table:table-cell>
          <table:table-cell office:value-type="float" office:value="-0.313564" calcext:value-type="float">
            <text:p>-0.313564</text:p>
          </table:table-cell>
          <table:table-cell office:value-type="float" office:value="-0.302921" calcext:value-type="float">
            <text:p>-0.302921</text:p>
          </table:table-cell>
          <table:table-cell office:value-type="float" office:value="-0.291979" calcext:value-type="float">
            <text:p>-0.291979</text:p>
          </table:table-cell>
          <table:table-cell office:value-type="float" office:value="-0.280748" calcext:value-type="float">
            <text:p>-0.280748</text:p>
          </table:table-cell>
          <table:table-cell office:value-type="float" office:value="-0.269241" calcext:value-type="float">
            <text:p>-0.269241</text:p>
          </table:table-cell>
          <table:table-cell office:value-type="float" office:value="-0.257468" calcext:value-type="float">
            <text:p>-0.257468</text:p>
          </table:table-cell>
          <table:table-cell office:value-type="float" office:value="-0.245441" calcext:value-type="float">
            <text:p>-0.245441</text:p>
          </table:table-cell>
          <table:table-cell office:value-type="float" office:value="-0.233172" calcext:value-type="float">
            <text:p>-0.233172</text:p>
          </table:table-cell>
          <table:table-cell office:value-type="float" office:value="-0.220672" calcext:value-type="float">
            <text:p>-0.220672</text:p>
          </table:table-cell>
          <table:table-cell office:value-type="float" office:value="-0.207955" calcext:value-type="float">
            <text:p>-0.207955</text:p>
          </table:table-cell>
          <table:table-cell office:value-type="float" office:value="-0.195033" calcext:value-type="float">
            <text:p>-0.195033</text:p>
          </table:table-cell>
          <table:table-cell office:value-type="float" office:value="-0.181918" calcext:value-type="float">
            <text:p>-0.181918</text:p>
          </table:table-cell>
          <table:table-cell office:value-type="float" office:value="-0.168623" calcext:value-type="float">
            <text:p>-0.168623</text:p>
          </table:table-cell>
          <table:table-cell office:value-type="float" office:value="-0.155162" calcext:value-type="float">
            <text:p>-0.155162</text:p>
          </table:table-cell>
          <table:table-cell office:value-type="float" office:value="-0.141548" calcext:value-type="float">
            <text:p>-0.141548</text:p>
          </table:table-cell>
          <table:table-cell office:value-type="float" office:value="-0.127795" calcext:value-type="float">
            <text:p>-0.127795</text:p>
          </table:table-cell>
          <table:table-cell office:value-type="float" office:value="-0.113915" calcext:value-type="float">
            <text:p>-0.113915</text:p>
          </table:table-cell>
          <table:table-cell office:value-type="float" office:value="-0.0999228" calcext:value-type="float">
            <text:p>-0.0999228</text:p>
          </table:table-cell>
          <table:table-cell office:value-type="float" office:value="-0.085832" calcext:value-type="float">
            <text:p>-0.085832</text:p>
          </table:table-cell>
          <table:table-cell office:value-type="float" office:value="-0.0716564" calcext:value-type="float">
            <text:p>-0.0716564</text:p>
          </table:table-cell>
          <table:table-cell office:value-type="float" office:value="-0.0574102" calcext:value-type="float">
            <text:p>-0.0574102</text:p>
          </table:table-cell>
          <table:table-cell office:value-type="float" office:value="-0.0431073" calcext:value-type="float">
            <text:p>-0.0431073</text:p>
          </table:table-cell>
          <table:table-cell office:value-type="float" office:value="-0.0287618" calcext:value-type="float">
            <text:p>-0.0287618</text:p>
          </table:table-cell>
          <table:table-cell office:value-type="float" office:value="-0.014388" calcext:value-type="float">
            <text:p>-0.014388</text:p>
          </table:table-cell>
          <table:table-cell office:value-type="float" office:value="-1.47224E-017" calcext:value-type="float">
            <text:p>-1.47224E-17</text:p>
          </table:table-cell>
          <table:table-cell office:value-type="float" office:value="0.014388" calcext:value-type="float">
            <text:p>0.014388</text:p>
          </table:table-cell>
          <table:table-cell office:value-type="float" office:value="0.0287618" calcext:value-type="float">
            <text:p>0.0287618</text:p>
          </table:table-cell>
          <table:table-cell office:value-type="float" office:value="0.0431073" calcext:value-type="float">
            <text:p>0.0431073</text:p>
          </table:table-cell>
          <table:table-cell office:value-type="float" office:value="0.0574102" calcext:value-type="float">
            <text:p>0.0574102</text:p>
          </table:table-cell>
          <table:table-cell office:value-type="float" office:value="0.0716564" calcext:value-type="float">
            <text:p>0.0716564</text:p>
          </table:table-cell>
          <table:table-cell office:value-type="float" office:value="0.085832" calcext:value-type="float">
            <text:p>0.085832</text:p>
          </table:table-cell>
          <table:table-cell office:value-type="float" office:value="0.0999228" calcext:value-type="float">
            <text:p>0.0999228</text:p>
          </table:table-cell>
          <table:table-cell office:value-type="float" office:value="0.113915" calcext:value-type="float">
            <text:p>0.113915</text:p>
          </table:table-cell>
          <table:table-cell office:value-type="float" office:value="0.127795" calcext:value-type="float">
            <text:p>0.127795</text:p>
          </table:table-cell>
          <table:table-cell office:value-type="float" office:value="0.141548" calcext:value-type="float">
            <text:p>0.141548</text:p>
          </table:table-cell>
          <table:table-cell office:value-type="float" office:value="0.155162" calcext:value-type="float">
            <text:p>0.155162</text:p>
          </table:table-cell>
          <table:table-cell office:value-type="float" office:value="0.168623" calcext:value-type="float">
            <text:p>0.168623</text:p>
          </table:table-cell>
          <table:table-cell office:value-type="float" office:value="0.181918" calcext:value-type="float">
            <text:p>0.181918</text:p>
          </table:table-cell>
          <table:table-cell office:value-type="float" office:value="0.195033" calcext:value-type="float">
            <text:p>0.195033</text:p>
          </table:table-cell>
          <table:table-cell office:value-type="float" office:value="0.207955" calcext:value-type="float">
            <text:p>0.207955</text:p>
          </table:table-cell>
          <table:table-cell office:value-type="float" office:value="0.220672" calcext:value-type="float">
            <text:p>0.220672</text:p>
          </table:table-cell>
          <table:table-cell office:value-type="float" office:value="0.233172" calcext:value-type="float">
            <text:p>0.233172</text:p>
          </table:table-cell>
          <table:table-cell office:value-type="float" office:value="0.245441" calcext:value-type="float">
            <text:p>0.245441</text:p>
          </table:table-cell>
          <table:table-cell office:value-type="float" office:value="0.257468" calcext:value-type="float">
            <text:p>0.257468</text:p>
          </table:table-cell>
          <table:table-cell office:value-type="float" office:value="0.269241" calcext:value-type="float">
            <text:p>0.269241</text:p>
          </table:table-cell>
          <table:table-cell office:value-type="float" office:value="0.280748" calcext:value-type="float">
            <text:p>0.280748</text:p>
          </table:table-cell>
          <table:table-cell office:value-type="float" office:value="0.291979" calcext:value-type="float">
            <text:p>0.291979</text:p>
          </table:table-cell>
          <table:table-cell office:value-type="float" office:value="0.302921" calcext:value-type="float">
            <text:p>0.302921</text:p>
          </table:table-cell>
          <table:table-cell office:value-type="float" office:value="0.313564" calcext:value-type="float">
            <text:p>0.313564</text:p>
          </table:table-cell>
          <table:table-cell office:value-type="float" office:value="0.323898" calcext:value-type="float">
            <text:p>0.323898</text:p>
          </table:table-cell>
          <table:table-cell office:value-type="float" office:value="0.333912" calcext:value-type="float">
            <text:p>0.333912</text:p>
          </table:table-cell>
          <table:table-cell office:value-type="float" office:value="0.343596" calcext:value-type="float">
            <text:p>0.343596</text:p>
          </table:table-cell>
          <table:table-cell office:value-type="float" office:value="0.352942" calcext:value-type="float">
            <text:p>0.352942</text:p>
          </table:table-cell>
          <table:table-cell office:value-type="float" office:value="0.361939" calcext:value-type="float">
            <text:p>0.361939</text:p>
          </table:table-cell>
          <table:table-cell office:value-type="float" office:value="0.370579" calcext:value-type="float">
            <text:p>0.370579</text:p>
          </table:table-cell>
          <table:table-cell office:value-type="float" office:value="0.378853" calcext:value-type="float">
            <text:p>0.378853</text:p>
          </table:table-cell>
          <table:table-cell office:value-type="float" office:value="0.386753" calcext:value-type="float">
            <text:p>0.386753</text:p>
          </table:table-cell>
          <table:table-cell office:value-type="float" office:value="0.394272" calcext:value-type="float">
            <text:p>0.394272</text:p>
          </table:table-cell>
          <table:table-cell office:value-type="float" office:value="0.401401" calcext:value-type="float">
            <text:p>0.401401</text:p>
          </table:table-cell>
          <table:table-cell office:value-type="float" office:value="0.408134" calcext:value-type="float">
            <text:p>0.408134</text:p>
          </table:table-cell>
          <table:table-cell office:value-type="float" office:value="0.414465" calcext:value-type="float">
            <text:p>0.414465</text:p>
          </table:table-cell>
          <table:table-cell office:value-type="float" office:value="0.420387" calcext:value-type="float">
            <text:p>0.420387</text:p>
          </table:table-cell>
          <table:table-cell office:value-type="float" office:value="0.425893" calcext:value-type="float">
            <text:p>0.425893</text:p>
          </table:table-cell>
          <table:table-cell office:value-type="float" office:value="0.43098" calcext:value-type="float">
            <text:p>0.43098</text:p>
          </table:table-cell>
          <table:table-cell office:value-type="float" office:value="0.435641" calcext:value-type="float">
            <text:p>0.435641</text:p>
          </table:table-cell>
          <table:table-cell office:value-type="float" office:value="0.439872" calcext:value-type="float">
            <text:p>0.439872</text:p>
          </table:table-cell>
          <table:table-cell office:value-type="float" office:value="0.443669" calcext:value-type="float">
            <text:p>0.443669</text:p>
          </table:table-cell>
          <table:table-cell office:value-type="float" office:value="0.447028" calcext:value-type="float">
            <text:p>0.447028</text:p>
          </table:table-cell>
          <table:table-cell office:value-type="float" office:value="0.449946" calcext:value-type="float">
            <text:p>0.449946</text:p>
          </table:table-cell>
          <table:table-cell office:value-type="float" office:value="0.45242" calcext:value-type="float">
            <text:p>0.45242</text:p>
          </table:table-cell>
          <table:table-cell office:value-type="float" office:value="0.454448" calcext:value-type="float">
            <text:p>0.454448</text:p>
          </table:table-cell>
          <table:table-cell office:value-type="float" office:value="0.456027" calcext:value-type="float">
            <text:p>0.456027</text:p>
          </table:table-cell>
          <table:table-cell office:value-type="float" office:value="0.457156" calcext:value-type="float">
            <text:p>0.457156</text:p>
          </table:table-cell>
          <table:table-cell office:value-type="float" office:value="0.457833" calcext:value-type="float">
            <text:p>0.457833</text:p>
          </table:table-cell>
          <table:table-cell office:value-type="float" office:value="0.45806" calcext:value-type="float">
            <text:p>0.45806</text:p>
          </table:table-cell>
          <table:table-cell/>
        </table:table-row>
        <table:table-row table:style-name="ro1">
          <table:table-cell office:value-type="float" office:value="0.803427" calcext:value-type="float">
            <text:p>0.803427</text:p>
          </table:table-cell>
          <table:table-cell office:value-type="float" office:value="-0.467514" calcext:value-type="float">
            <text:p>-0.467514</text:p>
          </table:table-cell>
          <table:table-cell office:value-type="float" office:value="-0.467283" calcext:value-type="float">
            <text:p>-0.467283</text:p>
          </table:table-cell>
          <table:table-cell office:value-type="float" office:value="-0.466591" calcext:value-type="float">
            <text:p>-0.466591</text:p>
          </table:table-cell>
          <table:table-cell office:value-type="float" office:value="-0.465439" calcext:value-type="float">
            <text:p>-0.465439</text:p>
          </table:table-cell>
          <table:table-cell office:value-type="float" office:value="-0.463827" calcext:value-type="float">
            <text:p>-0.463827</text:p>
          </table:table-cell>
          <table:table-cell office:value-type="float" office:value="-0.461758" calcext:value-type="float">
            <text:p>-0.461758</text:p>
          </table:table-cell>
          <table:table-cell office:value-type="float" office:value="-0.459233" calcext:value-type="float">
            <text:p>-0.459233</text:p>
          </table:table-cell>
          <table:table-cell office:value-type="float" office:value="-0.456255" calcext:value-type="float">
            <text:p>-0.456255</text:p>
          </table:table-cell>
          <table:table-cell office:value-type="float" office:value="-0.452826" calcext:value-type="float">
            <text:p>-0.452826</text:p>
          </table:table-cell>
          <table:table-cell office:value-type="float" office:value="-0.448951" calcext:value-type="float">
            <text:p>-0.448951</text:p>
          </table:table-cell>
          <table:table-cell office:value-type="float" office:value="-0.444632" calcext:value-type="float">
            <text:p>-0.444632</text:p>
          </table:table-cell>
          <table:table-cell office:value-type="float" office:value="-0.439875" calcext:value-type="float">
            <text:p>-0.439875</text:p>
          </table:table-cell>
          <table:table-cell office:value-type="float" office:value="-0.434684" calcext:value-type="float">
            <text:p>-0.434684</text:p>
          </table:table-cell>
          <table:table-cell office:value-type="float" office:value="-0.429063" calcext:value-type="float">
            <text:p>-0.429063</text:p>
          </table:table-cell>
          <table:table-cell office:value-type="float" office:value="-0.42302" calcext:value-type="float">
            <text:p>-0.42302</text:p>
          </table:table-cell>
          <table:table-cell office:value-type="float" office:value="-0.416558" calcext:value-type="float">
            <text:p>-0.416558</text:p>
          </table:table-cell>
          <table:table-cell office:value-type="float" office:value="-0.409686" calcext:value-type="float">
            <text:p>-0.409686</text:p>
          </table:table-cell>
          <table:table-cell office:value-type="float" office:value="-0.402409" calcext:value-type="float">
            <text:p>-0.402409</text:p>
          </table:table-cell>
          <table:table-cell office:value-type="float" office:value="-0.394736" calcext:value-type="float">
            <text:p>-0.394736</text:p>
          </table:table-cell>
          <table:table-cell office:value-type="float" office:value="-0.386672" calcext:value-type="float">
            <text:p>-0.386672</text:p>
          </table:table-cell>
          <table:table-cell office:value-type="float" office:value="-0.378227" calcext:value-type="float">
            <text:p>-0.378227</text:p>
          </table:table-cell>
          <table:table-cell office:value-type="float" office:value="-0.369409" calcext:value-type="float">
            <text:p>-0.369409</text:p>
          </table:table-cell>
          <table:table-cell office:value-type="float" office:value="-0.360226" calcext:value-type="float">
            <text:p>-0.360226</text:p>
          </table:table-cell>
          <table:table-cell office:value-type="float" office:value="-0.350688" calcext:value-type="float">
            <text:p>-0.350688</text:p>
          </table:table-cell>
          <table:table-cell office:value-type="float" office:value="-0.340804" calcext:value-type="float">
            <text:p>-0.340804</text:p>
          </table:table-cell>
          <table:table-cell office:value-type="float" office:value="-0.330583" calcext:value-type="float">
            <text:p>-0.330583</text:p>
          </table:table-cell>
          <table:table-cell office:value-type="float" office:value="-0.320036" calcext:value-type="float">
            <text:p>-0.320036</text:p>
          </table:table-cell>
          <table:table-cell office:value-type="float" office:value="-0.309173" calcext:value-type="float">
            <text:p>-0.309173</text:p>
          </table:table-cell>
          <table:table-cell office:value-type="float" office:value="-0.298005" calcext:value-type="float">
            <text:p>-0.298005</text:p>
          </table:table-cell>
          <table:table-cell office:value-type="float" office:value="-0.286543" calcext:value-type="float">
            <text:p>-0.286543</text:p>
          </table:table-cell>
          <table:table-cell office:value-type="float" office:value="-0.274798" calcext:value-type="float">
            <text:p>-0.274798</text:p>
          </table:table-cell>
          <table:table-cell office:value-type="float" office:value="-0.262782" calcext:value-type="float">
            <text:p>-0.262782</text:p>
          </table:table-cell>
          <table:table-cell office:value-type="float" office:value="-0.250507" calcext:value-type="float">
            <text:p>-0.250507</text:p>
          </table:table-cell>
          <table:table-cell office:value-type="float" office:value="-0.237984" calcext:value-type="float">
            <text:p>-0.237984</text:p>
          </table:table-cell>
          <table:table-cell office:value-type="float" office:value="-0.225227" calcext:value-type="float">
            <text:p>-0.225227</text:p>
          </table:table-cell>
          <table:table-cell office:value-type="float" office:value="-0.212247" calcext:value-type="float">
            <text:p>-0.212247</text:p>
          </table:table-cell>
          <table:table-cell office:value-type="float" office:value="-0.199058" calcext:value-type="float">
            <text:p>-0.199058</text:p>
          </table:table-cell>
          <table:table-cell office:value-type="float" office:value="-0.185672" calcext:value-type="float">
            <text:p>-0.185672</text:p>
          </table:table-cell>
          <table:table-cell office:value-type="float" office:value="-0.172104" calcext:value-type="float">
            <text:p>-0.172104</text:p>
          </table:table-cell>
          <table:table-cell office:value-type="float" office:value="-0.158365" calcext:value-type="float">
            <text:p>-0.158365</text:p>
          </table:table-cell>
          <table:table-cell office:value-type="float" office:value="-0.14447" calcext:value-type="float">
            <text:p>-0.14447</text:p>
          </table:table-cell>
          <table:table-cell office:value-type="float" office:value="-0.130432" calcext:value-type="float">
            <text:p>-0.130432</text:p>
          </table:table-cell>
          <table:table-cell office:value-type="float" office:value="-0.116266" calcext:value-type="float">
            <text:p>-0.116266</text:p>
          </table:table-cell>
          <table:table-cell office:value-type="float" office:value="-0.101985" calcext:value-type="float">
            <text:p>-0.101985</text:p>
          </table:table-cell>
          <table:table-cell office:value-type="float" office:value="-0.0876035" calcext:value-type="float">
            <text:p>-0.0876035</text:p>
          </table:table-cell>
          <table:table-cell office:value-type="float" office:value="-0.0731354" calcext:value-type="float">
            <text:p>-0.0731354</text:p>
          </table:table-cell>
          <table:table-cell office:value-type="float" office:value="-0.0585951" calcext:value-type="float">
            <text:p>-0.0585951</text:p>
          </table:table-cell>
          <table:table-cell office:value-type="float" office:value="-0.043997" calcext:value-type="float">
            <text:p>-0.043997</text:p>
          </table:table-cell>
          <table:table-cell office:value-type="float" office:value="-0.0293555" calcext:value-type="float">
            <text:p>-0.0293555</text:p>
          </table:table-cell>
          <table:table-cell office:value-type="float" office:value="-0.014685" calcext:value-type="float">
            <text:p>-0.014685</text:p>
          </table:table-cell>
          <table:table-cell office:value-type="float" office:value="-3.33277E-016" calcext:value-type="float">
            <text:p>-3.33277E-16</text:p>
          </table:table-cell>
          <table:table-cell office:value-type="float" office:value="0.014685" calcext:value-type="float">
            <text:p>0.014685</text:p>
          </table:table-cell>
          <table:table-cell office:value-type="float" office:value="0.0293555" calcext:value-type="float">
            <text:p>0.0293555</text:p>
          </table:table-cell>
          <table:table-cell office:value-type="float" office:value="0.043997" calcext:value-type="float">
            <text:p>0.043997</text:p>
          </table:table-cell>
          <table:table-cell office:value-type="float" office:value="0.0585951" calcext:value-type="float">
            <text:p>0.0585951</text:p>
          </table:table-cell>
          <table:table-cell office:value-type="float" office:value="0.0731354" calcext:value-type="float">
            <text:p>0.0731354</text:p>
          </table:table-cell>
          <table:table-cell office:value-type="float" office:value="0.0876035" calcext:value-type="float">
            <text:p>0.0876035</text:p>
          </table:table-cell>
          <table:table-cell office:value-type="float" office:value="0.101985" calcext:value-type="float">
            <text:p>0.101985</text:p>
          </table:table-cell>
          <table:table-cell office:value-type="float" office:value="0.116266" calcext:value-type="float">
            <text:p>0.116266</text:p>
          </table:table-cell>
          <table:table-cell office:value-type="float" office:value="0.130432" calcext:value-type="float">
            <text:p>0.130432</text:p>
          </table:table-cell>
          <table:table-cell office:value-type="float" office:value="0.14447" calcext:value-type="float">
            <text:p>0.14447</text:p>
          </table:table-cell>
          <table:table-cell office:value-type="float" office:value="0.158365" calcext:value-type="float">
            <text:p>0.158365</text:p>
          </table:table-cell>
          <table:table-cell office:value-type="float" office:value="0.172104" calcext:value-type="float">
            <text:p>0.172104</text:p>
          </table:table-cell>
          <table:table-cell office:value-type="float" office:value="0.185672" calcext:value-type="float">
            <text:p>0.185672</text:p>
          </table:table-cell>
          <table:table-cell office:value-type="float" office:value="0.199058" calcext:value-type="float">
            <text:p>0.199058</text:p>
          </table:table-cell>
          <table:table-cell office:value-type="float" office:value="0.212247" calcext:value-type="float">
            <text:p>0.212247</text:p>
          </table:table-cell>
          <table:table-cell office:value-type="float" office:value="0.225227" calcext:value-type="float">
            <text:p>0.225227</text:p>
          </table:table-cell>
          <table:table-cell office:value-type="float" office:value="0.237984" calcext:value-type="float">
            <text:p>0.237984</text:p>
          </table:table-cell>
          <table:table-cell office:value-type="float" office:value="0.250507" calcext:value-type="float">
            <text:p>0.250507</text:p>
          </table:table-cell>
          <table:table-cell office:value-type="float" office:value="0.262782" calcext:value-type="float">
            <text:p>0.262782</text:p>
          </table:table-cell>
          <table:table-cell office:value-type="float" office:value="0.274798" calcext:value-type="float">
            <text:p>0.274798</text:p>
          </table:table-cell>
          <table:table-cell office:value-type="float" office:value="0.286543" calcext:value-type="float">
            <text:p>0.286543</text:p>
          </table:table-cell>
          <table:table-cell office:value-type="float" office:value="0.298005" calcext:value-type="float">
            <text:p>0.298005</text:p>
          </table:table-cell>
          <table:table-cell office:value-type="float" office:value="0.309173" calcext:value-type="float">
            <text:p>0.309173</text:p>
          </table:table-cell>
          <table:table-cell office:value-type="float" office:value="0.320036" calcext:value-type="float">
            <text:p>0.320036</text:p>
          </table:table-cell>
          <table:table-cell office:value-type="float" office:value="0.330583" calcext:value-type="float">
            <text:p>0.330583</text:p>
          </table:table-cell>
          <table:table-cell office:value-type="float" office:value="0.340804" calcext:value-type="float">
            <text:p>0.340804</text:p>
          </table:table-cell>
          <table:table-cell office:value-type="float" office:value="0.350688" calcext:value-type="float">
            <text:p>0.350688</text:p>
          </table:table-cell>
          <table:table-cell office:value-type="float" office:value="0.360226" calcext:value-type="float">
            <text:p>0.360226</text:p>
          </table:table-cell>
          <table:table-cell office:value-type="float" office:value="0.369409" calcext:value-type="float">
            <text:p>0.369409</text:p>
          </table:table-cell>
          <table:table-cell office:value-type="float" office:value="0.378227" calcext:value-type="float">
            <text:p>0.378227</text:p>
          </table:table-cell>
          <table:table-cell office:value-type="float" office:value="0.386672" calcext:value-type="float">
            <text:p>0.386672</text:p>
          </table:table-cell>
          <table:table-cell office:value-type="float" office:value="0.394736" calcext:value-type="float">
            <text:p>0.394736</text:p>
          </table:table-cell>
          <table:table-cell office:value-type="float" office:value="0.402409" calcext:value-type="float">
            <text:p>0.402409</text:p>
          </table:table-cell>
          <table:table-cell office:value-type="float" office:value="0.409686" calcext:value-type="float">
            <text:p>0.409686</text:p>
          </table:table-cell>
          <table:table-cell office:value-type="float" office:value="0.416558" calcext:value-type="float">
            <text:p>0.416558</text:p>
          </table:table-cell>
          <table:table-cell office:value-type="float" office:value="0.42302" calcext:value-type="float">
            <text:p>0.42302</text:p>
          </table:table-cell>
          <table:table-cell office:value-type="float" office:value="0.429063" calcext:value-type="float">
            <text:p>0.429063</text:p>
          </table:table-cell>
          <table:table-cell office:value-type="float" office:value="0.434684" calcext:value-type="float">
            <text:p>0.434684</text:p>
          </table:table-cell>
          <table:table-cell office:value-type="float" office:value="0.439875" calcext:value-type="float">
            <text:p>0.439875</text:p>
          </table:table-cell>
          <table:table-cell office:value-type="float" office:value="0.444632" calcext:value-type="float">
            <text:p>0.444632</text:p>
          </table:table-cell>
          <table:table-cell office:value-type="float" office:value="0.448951" calcext:value-type="float">
            <text:p>0.448951</text:p>
          </table:table-cell>
          <table:table-cell office:value-type="float" office:value="0.452826" calcext:value-type="float">
            <text:p>0.452826</text:p>
          </table:table-cell>
          <table:table-cell office:value-type="float" office:value="0.456255" calcext:value-type="float">
            <text:p>0.456255</text:p>
          </table:table-cell>
          <table:table-cell office:value-type="float" office:value="0.459233" calcext:value-type="float">
            <text:p>0.459233</text:p>
          </table:table-cell>
          <table:table-cell office:value-type="float" office:value="0.461758" calcext:value-type="float">
            <text:p>0.461758</text:p>
          </table:table-cell>
          <table:table-cell office:value-type="float" office:value="0.463827" calcext:value-type="float">
            <text:p>0.463827</text:p>
          </table:table-cell>
          <table:table-cell office:value-type="float" office:value="0.465439" calcext:value-type="float">
            <text:p>0.465439</text:p>
          </table:table-cell>
          <table:table-cell office:value-type="float" office:value="0.466591" calcext:value-type="float">
            <text:p>0.466591</text:p>
          </table:table-cell>
          <table:table-cell office:value-type="float" office:value="0.467283" calcext:value-type="float">
            <text:p>0.467283</text:p>
          </table:table-cell>
          <table:table-cell office:value-type="float" office:value="0.467514" calcext:value-type="float">
            <text:p>0.467514</text:p>
          </table:table-cell>
          <table:table-cell/>
        </table:table-row>
        <table:table-row table:style-name="ro1">
          <table:table-cell office:value-type="float" office:value="0.810021" calcext:value-type="float">
            <text:p>0.810021</text:p>
          </table:table-cell>
          <table:table-cell office:value-type="float" office:value="-0.475881" calcext:value-type="float">
            <text:p>-0.475881</text:p>
          </table:table-cell>
          <table:table-cell office:value-type="float" office:value="-0.475646" calcext:value-type="float">
            <text:p>-0.475646</text:p>
          </table:table-cell>
          <table:table-cell office:value-type="float" office:value="-0.474942" calcext:value-type="float">
            <text:p>-0.474942</text:p>
          </table:table-cell>
          <table:table-cell office:value-type="float" office:value="-0.473769" calcext:value-type="float">
            <text:p>-0.473769</text:p>
          </table:table-cell>
          <table:table-cell office:value-type="float" office:value="-0.472129" calcext:value-type="float">
            <text:p>-0.472129</text:p>
          </table:table-cell>
          <table:table-cell office:value-type="float" office:value="-0.470022" calcext:value-type="float">
            <text:p>-0.470022</text:p>
          </table:table-cell>
          <table:table-cell office:value-type="float" office:value="-0.467452" calcext:value-type="float">
            <text:p>-0.467452</text:p>
          </table:table-cell>
          <table:table-cell office:value-type="float" office:value="-0.46442" calcext:value-type="float">
            <text:p>-0.46442</text:p>
          </table:table-cell>
          <table:table-cell office:value-type="float" office:value="-0.460931" calcext:value-type="float">
            <text:p>-0.460931</text:p>
          </table:table-cell>
          <table:table-cell office:value-type="float" office:value="-0.456986" calcext:value-type="float">
            <text:p>-0.456986</text:p>
          </table:table-cell>
          <table:table-cell office:value-type="float" office:value="-0.45259" calcext:value-type="float">
            <text:p>-0.45259</text:p>
          </table:table-cell>
          <table:table-cell office:value-type="float" office:value="-0.447748" calcext:value-type="float">
            <text:p>-0.447748</text:p>
          </table:table-cell>
          <table:table-cell office:value-type="float" office:value="-0.442463" calcext:value-type="float">
            <text:p>-0.442463</text:p>
          </table:table-cell>
          <table:table-cell office:value-type="float" office:value="-0.436742" calcext:value-type="float">
            <text:p>-0.436742</text:p>
          </table:table-cell>
          <table:table-cell office:value-type="float" office:value="-0.430591" calcext:value-type="float">
            <text:p>-0.430591</text:p>
          </table:table-cell>
          <table:table-cell office:value-type="float" office:value="-0.424014" calcext:value-type="float">
            <text:p>-0.424014</text:p>
          </table:table-cell>
          <table:table-cell office:value-type="float" office:value="-0.417018" calcext:value-type="float">
            <text:p>-0.417018</text:p>
          </table:table-cell>
          <table:table-cell office:value-type="float" office:value="-0.409611" calcext:value-type="float">
            <text:p>-0.409611</text:p>
          </table:table-cell>
          <table:table-cell office:value-type="float" office:value="-0.4018" calcext:value-type="float">
            <text:p>-0.4018</text:p>
          </table:table-cell>
          <table:table-cell office:value-type="float" office:value="-0.393593" calcext:value-type="float">
            <text:p>-0.393593</text:p>
          </table:table-cell>
          <table:table-cell office:value-type="float" office:value="-0.384997" calcext:value-type="float">
            <text:p>-0.384997</text:p>
          </table:table-cell>
          <table:table-cell office:value-type="float" office:value="-0.37602" calcext:value-type="float">
            <text:p>-0.37602</text:p>
          </table:table-cell>
          <table:table-cell office:value-type="float" office:value="-0.366673" calcext:value-type="float">
            <text:p>-0.366673</text:p>
          </table:table-cell>
          <table:table-cell office:value-type="float" office:value="-0.356964" calcext:value-type="float">
            <text:p>-0.356964</text:p>
          </table:table-cell>
          <table:table-cell office:value-type="float" office:value="-0.346903" calcext:value-type="float">
            <text:p>-0.346903</text:p>
          </table:table-cell>
          <table:table-cell office:value-type="float" office:value="-0.336499" calcext:value-type="float">
            <text:p>-0.336499</text:p>
          </table:table-cell>
          <table:table-cell office:value-type="float" office:value="-0.325764" calcext:value-type="float">
            <text:p>-0.325764</text:p>
          </table:table-cell>
          <table:table-cell office:value-type="float" office:value="-0.314706" calcext:value-type="float">
            <text:p>-0.314706</text:p>
          </table:table-cell>
          <table:table-cell office:value-type="float" office:value="-0.303339" calcext:value-type="float">
            <text:p>-0.303339</text:p>
          </table:table-cell>
          <table:table-cell office:value-type="float" office:value="-0.291671" calcext:value-type="float">
            <text:p>-0.291671</text:p>
          </table:table-cell>
          <table:table-cell office:value-type="float" office:value="-0.279716" calcext:value-type="float">
            <text:p>-0.279716</text:p>
          </table:table-cell>
          <table:table-cell office:value-type="float" office:value="-0.267485" calcext:value-type="float">
            <text:p>-0.267485</text:p>
          </table:table-cell>
          <table:table-cell office:value-type="float" office:value="-0.25499" calcext:value-type="float">
            <text:p>-0.25499</text:p>
          </table:table-cell>
          <table:table-cell office:value-type="float" office:value="-0.242244" calcext:value-type="float">
            <text:p>-0.242244</text:p>
          </table:table-cell>
          <table:table-cell office:value-type="float" office:value="-0.229258" calcext:value-type="float">
            <text:p>-0.229258</text:p>
          </table:table-cell>
          <table:table-cell office:value-type="float" office:value="-0.216046" calcext:value-type="float">
            <text:p>-0.216046</text:p>
          </table:table-cell>
          <table:table-cell office:value-type="float" office:value="-0.202621" calcext:value-type="float">
            <text:p>-0.202621</text:p>
          </table:table-cell>
          <table:table-cell office:value-type="float" office:value="-0.188995" calcext:value-type="float">
            <text:p>-0.188995</text:p>
          </table:table-cell>
          <table:table-cell office:value-type="float" office:value="-0.175184" calcext:value-type="float">
            <text:p>-0.175184</text:p>
          </table:table-cell>
          <table:table-cell office:value-type="float" office:value="-0.161199" calcext:value-type="float">
            <text:p>-0.161199</text:p>
          </table:table-cell>
          <table:table-cell office:value-type="float" office:value="-0.147056" calcext:value-type="float">
            <text:p>-0.147056</text:p>
          </table:table-cell>
          <table:table-cell office:value-type="float" office:value="-0.132767" calcext:value-type="float">
            <text:p>-0.132767</text:p>
          </table:table-cell>
          <table:table-cell office:value-type="float" office:value="-0.118347" calcext:value-type="float">
            <text:p>-0.118347</text:p>
          </table:table-cell>
          <table:table-cell office:value-type="float" office:value="-0.10381" calcext:value-type="float">
            <text:p>-0.10381</text:p>
          </table:table-cell>
          <table:table-cell office:value-type="float" office:value="-0.0891714" calcext:value-type="float">
            <text:p>-0.0891714</text:p>
          </table:table-cell>
          <table:table-cell office:value-type="float" office:value="-0.0744443" calcext:value-type="float">
            <text:p>-0.0744443</text:p>
          </table:table-cell>
          <table:table-cell office:value-type="float" office:value="-0.0596438" calcext:value-type="float">
            <text:p>-0.0596438</text:p>
          </table:table-cell>
          <table:table-cell office:value-type="float" office:value="-0.0447844" calcext:value-type="float">
            <text:p>-0.0447844</text:p>
          </table:table-cell>
          <table:table-cell office:value-type="float" office:value="-0.0298809" calcext:value-type="float">
            <text:p>-0.0298809</text:p>
          </table:table-cell>
          <table:table-cell office:value-type="float" office:value="-0.0149478" calcext:value-type="float">
            <text:p>-0.0149478</text:p>
          </table:table-cell>
          <table:table-cell office:value-type="float" office:value="-1.76209E-016" calcext:value-type="float">
            <text:p>-1.76209E-16</text:p>
          </table:table-cell>
          <table:table-cell office:value-type="float" office:value="0.0149478" calcext:value-type="float">
            <text:p>0.0149478</text:p>
          </table:table-cell>
          <table:table-cell office:value-type="float" office:value="0.0298809" calcext:value-type="float">
            <text:p>0.0298809</text:p>
          </table:table-cell>
          <table:table-cell office:value-type="float" office:value="0.0447844" calcext:value-type="float">
            <text:p>0.0447844</text:p>
          </table:table-cell>
          <table:table-cell office:value-type="float" office:value="0.0596438" calcext:value-type="float">
            <text:p>0.0596438</text:p>
          </table:table-cell>
          <table:table-cell office:value-type="float" office:value="0.0744443" calcext:value-type="float">
            <text:p>0.0744443</text:p>
          </table:table-cell>
          <table:table-cell office:value-type="float" office:value="0.0891714" calcext:value-type="float">
            <text:p>0.0891714</text:p>
          </table:table-cell>
          <table:table-cell office:value-type="float" office:value="0.10381" calcext:value-type="float">
            <text:p>0.10381</text:p>
          </table:table-cell>
          <table:table-cell office:value-type="float" office:value="0.118347" calcext:value-type="float">
            <text:p>0.118347</text:p>
          </table:table-cell>
          <table:table-cell office:value-type="float" office:value="0.132767" calcext:value-type="float">
            <text:p>0.132767</text:p>
          </table:table-cell>
          <table:table-cell office:value-type="float" office:value="0.147056" calcext:value-type="float">
            <text:p>0.147056</text:p>
          </table:table-cell>
          <table:table-cell office:value-type="float" office:value="0.161199" calcext:value-type="float">
            <text:p>0.161199</text:p>
          </table:table-cell>
          <table:table-cell office:value-type="float" office:value="0.175184" calcext:value-type="float">
            <text:p>0.175184</text:p>
          </table:table-cell>
          <table:table-cell office:value-type="float" office:value="0.188995" calcext:value-type="float">
            <text:p>0.188995</text:p>
          </table:table-cell>
          <table:table-cell office:value-type="float" office:value="0.202621" calcext:value-type="float">
            <text:p>0.202621</text:p>
          </table:table-cell>
          <table:table-cell office:value-type="float" office:value="0.216046" calcext:value-type="float">
            <text:p>0.216046</text:p>
          </table:table-cell>
          <table:table-cell office:value-type="float" office:value="0.229258" calcext:value-type="float">
            <text:p>0.229258</text:p>
          </table:table-cell>
          <table:table-cell office:value-type="float" office:value="0.242244" calcext:value-type="float">
            <text:p>0.242244</text:p>
          </table:table-cell>
          <table:table-cell office:value-type="float" office:value="0.25499" calcext:value-type="float">
            <text:p>0.25499</text:p>
          </table:table-cell>
          <table:table-cell office:value-type="float" office:value="0.267485" calcext:value-type="float">
            <text:p>0.267485</text:p>
          </table:table-cell>
          <table:table-cell office:value-type="float" office:value="0.279716" calcext:value-type="float">
            <text:p>0.279716</text:p>
          </table:table-cell>
          <table:table-cell office:value-type="float" office:value="0.291671" calcext:value-type="float">
            <text:p>0.291671</text:p>
          </table:table-cell>
          <table:table-cell office:value-type="float" office:value="0.303339" calcext:value-type="float">
            <text:p>0.303339</text:p>
          </table:table-cell>
          <table:table-cell office:value-type="float" office:value="0.314706" calcext:value-type="float">
            <text:p>0.314706</text:p>
          </table:table-cell>
          <table:table-cell office:value-type="float" office:value="0.325764" calcext:value-type="float">
            <text:p>0.325764</text:p>
          </table:table-cell>
          <table:table-cell office:value-type="float" office:value="0.336499" calcext:value-type="float">
            <text:p>0.336499</text:p>
          </table:table-cell>
          <table:table-cell office:value-type="float" office:value="0.346903" calcext:value-type="float">
            <text:p>0.346903</text:p>
          </table:table-cell>
          <table:table-cell office:value-type="float" office:value="0.356964" calcext:value-type="float">
            <text:p>0.356964</text:p>
          </table:table-cell>
          <table:table-cell office:value-type="float" office:value="0.366673" calcext:value-type="float">
            <text:p>0.366673</text:p>
          </table:table-cell>
          <table:table-cell office:value-type="float" office:value="0.37602" calcext:value-type="float">
            <text:p>0.37602</text:p>
          </table:table-cell>
          <table:table-cell office:value-type="float" office:value="0.384997" calcext:value-type="float">
            <text:p>0.384997</text:p>
          </table:table-cell>
          <table:table-cell office:value-type="float" office:value="0.393593" calcext:value-type="float">
            <text:p>0.393593</text:p>
          </table:table-cell>
          <table:table-cell office:value-type="float" office:value="0.4018" calcext:value-type="float">
            <text:p>0.4018</text:p>
          </table:table-cell>
          <table:table-cell office:value-type="float" office:value="0.409611" calcext:value-type="float">
            <text:p>0.409611</text:p>
          </table:table-cell>
          <table:table-cell office:value-type="float" office:value="0.417018" calcext:value-type="float">
            <text:p>0.417018</text:p>
          </table:table-cell>
          <table:table-cell office:value-type="float" office:value="0.424014" calcext:value-type="float">
            <text:p>0.424014</text:p>
          </table:table-cell>
          <table:table-cell office:value-type="float" office:value="0.430591" calcext:value-type="float">
            <text:p>0.430591</text:p>
          </table:table-cell>
          <table:table-cell office:value-type="float" office:value="0.436742" calcext:value-type="float">
            <text:p>0.436742</text:p>
          </table:table-cell>
          <table:table-cell office:value-type="float" office:value="0.442463" calcext:value-type="float">
            <text:p>0.442463</text:p>
          </table:table-cell>
          <table:table-cell office:value-type="float" office:value="0.447748" calcext:value-type="float">
            <text:p>0.447748</text:p>
          </table:table-cell>
          <table:table-cell office:value-type="float" office:value="0.45259" calcext:value-type="float">
            <text:p>0.45259</text:p>
          </table:table-cell>
          <table:table-cell office:value-type="float" office:value="0.456986" calcext:value-type="float">
            <text:p>0.456986</text:p>
          </table:table-cell>
          <table:table-cell office:value-type="float" office:value="0.460931" calcext:value-type="float">
            <text:p>0.460931</text:p>
          </table:table-cell>
          <table:table-cell office:value-type="float" office:value="0.46442" calcext:value-type="float">
            <text:p>0.46442</text:p>
          </table:table-cell>
          <table:table-cell office:value-type="float" office:value="0.467452" calcext:value-type="float">
            <text:p>0.467452</text:p>
          </table:table-cell>
          <table:table-cell office:value-type="float" office:value="0.470022" calcext:value-type="float">
            <text:p>0.470022</text:p>
          </table:table-cell>
          <table:table-cell office:value-type="float" office:value="0.472129" calcext:value-type="float">
            <text:p>0.472129</text:p>
          </table:table-cell>
          <table:table-cell office:value-type="float" office:value="0.473769" calcext:value-type="float">
            <text:p>0.473769</text:p>
          </table:table-cell>
          <table:table-cell office:value-type="float" office:value="0.474942" calcext:value-type="float">
            <text:p>0.474942</text:p>
          </table:table-cell>
          <table:table-cell office:value-type="float" office:value="0.475646" calcext:value-type="float">
            <text:p>0.475646</text:p>
          </table:table-cell>
          <table:table-cell office:value-type="float" office:value="0.475881" calcext:value-type="float">
            <text:p>0.475881</text:p>
          </table:table-cell>
          <table:table-cell/>
        </table:table-row>
        <table:table-row table:style-name="ro1">
          <table:table-cell office:value-type="float" office:value="0.817198" calcext:value-type="float">
            <text:p>0.817198</text:p>
          </table:table-cell>
          <table:table-cell office:value-type="float" office:value="-0.484693" calcext:value-type="float">
            <text:p>-0.484693</text:p>
          </table:table-cell>
          <table:table-cell office:value-type="float" office:value="-0.484454" calcext:value-type="float">
            <text:p>-0.484454</text:p>
          </table:table-cell>
          <table:table-cell office:value-type="float" office:value="-0.483737" calcext:value-type="float">
            <text:p>-0.483737</text:p>
          </table:table-cell>
          <table:table-cell office:value-type="float" office:value="-0.482542" calcext:value-type="float">
            <text:p>-0.482542</text:p>
          </table:table-cell>
          <table:table-cell office:value-type="float" office:value="-0.480872" calcext:value-type="float">
            <text:p>-0.480872</text:p>
          </table:table-cell>
          <table:table-cell office:value-type="float" office:value="-0.478726" calcext:value-type="float">
            <text:p>-0.478726</text:p>
          </table:table-cell>
          <table:table-cell office:value-type="float" office:value="-0.476108" calcext:value-type="float">
            <text:p>-0.476108</text:p>
          </table:table-cell>
          <table:table-cell office:value-type="float" office:value="-0.473021" calcext:value-type="float">
            <text:p>-0.473021</text:p>
          </table:table-cell>
          <table:table-cell office:value-type="float" office:value="-0.469466" calcext:value-type="float">
            <text:p>-0.469466</text:p>
          </table:table-cell>
          <table:table-cell office:value-type="float" office:value="-0.465448" calcext:value-type="float">
            <text:p>-0.465448</text:p>
          </table:table-cell>
          <table:table-cell office:value-type="float" office:value="-0.460971" calcext:value-type="float">
            <text:p>-0.460971</text:p>
          </table:table-cell>
          <table:table-cell office:value-type="float" office:value="-0.456039" calcext:value-type="float">
            <text:p>-0.456039</text:p>
          </table:table-cell>
          <table:table-cell office:value-type="float" office:value="-0.450657" calcext:value-type="float">
            <text:p>-0.450657</text:p>
          </table:table-cell>
          <table:table-cell office:value-type="float" office:value="-0.44483" calcext:value-type="float">
            <text:p>-0.44483</text:p>
          </table:table-cell>
          <table:table-cell office:value-type="float" office:value="-0.438564" calcext:value-type="float">
            <text:p>-0.438564</text:p>
          </table:table-cell>
          <table:table-cell office:value-type="float" office:value="-0.431866" calcext:value-type="float">
            <text:p>-0.431866</text:p>
          </table:table-cell>
          <table:table-cell office:value-type="float" office:value="-0.424741" calcext:value-type="float">
            <text:p>-0.424741</text:p>
          </table:table-cell>
          <table:table-cell office:value-type="float" office:value="-0.417197" calcext:value-type="float">
            <text:p>-0.417197</text:p>
          </table:table-cell>
          <table:table-cell office:value-type="float" office:value="-0.409241" calcext:value-type="float">
            <text:p>-0.409241</text:p>
          </table:table-cell>
          <table:table-cell office:value-type="float" office:value="-0.400881" calcext:value-type="float">
            <text:p>-0.400881</text:p>
          </table:table-cell>
          <table:table-cell office:value-type="float" office:value="-0.392126" calcext:value-type="float">
            <text:p>-0.392126</text:p>
          </table:table-cell>
          <table:table-cell office:value-type="float" office:value="-0.382984" calcext:value-type="float">
            <text:p>-0.382984</text:p>
          </table:table-cell>
          <table:table-cell office:value-type="float" office:value="-0.373463" calcext:value-type="float">
            <text:p>-0.373463</text:p>
          </table:table-cell>
          <table:table-cell office:value-type="float" office:value="-0.363575" calcext:value-type="float">
            <text:p>-0.363575</text:p>
          </table:table-cell>
          <table:table-cell office:value-type="float" office:value="-0.353327" calcext:value-type="float">
            <text:p>-0.353327</text:p>
          </table:table-cell>
          <table:table-cell office:value-type="float" office:value="-0.342731" calcext:value-type="float">
            <text:p>-0.342731</text:p>
          </table:table-cell>
          <table:table-cell office:value-type="float" office:value="-0.331796" calcext:value-type="float">
            <text:p>-0.331796</text:p>
          </table:table-cell>
          <table:table-cell office:value-type="float" office:value="-0.320534" calcext:value-type="float">
            <text:p>-0.320534</text:p>
          </table:table-cell>
          <table:table-cell office:value-type="float" office:value="-0.308956" calcext:value-type="float">
            <text:p>-0.308956</text:p>
          </table:table-cell>
          <table:table-cell office:value-type="float" office:value="-0.297073" calcext:value-type="float">
            <text:p>-0.297073</text:p>
          </table:table-cell>
          <table:table-cell office:value-type="float" office:value="-0.284896" calcext:value-type="float">
            <text:p>-0.284896</text:p>
          </table:table-cell>
          <table:table-cell office:value-type="float" office:value="-0.272439" calcext:value-type="float">
            <text:p>-0.272439</text:p>
          </table:table-cell>
          <table:table-cell office:value-type="float" office:value="-0.259712" calcext:value-type="float">
            <text:p>-0.259712</text:p>
          </table:table-cell>
          <table:table-cell office:value-type="float" office:value="-0.246729" calcext:value-type="float">
            <text:p>-0.246729</text:p>
          </table:table-cell>
          <table:table-cell office:value-type="float" office:value="-0.233503" calcext:value-type="float">
            <text:p>-0.233503</text:p>
          </table:table-cell>
          <table:table-cell office:value-type="float" office:value="-0.220047" calcext:value-type="float">
            <text:p>-0.220047</text:p>
          </table:table-cell>
          <table:table-cell office:value-type="float" office:value="-0.206373" calcext:value-type="float">
            <text:p>-0.206373</text:p>
          </table:table-cell>
          <table:table-cell office:value-type="float" office:value="-0.192495" calcext:value-type="float">
            <text:p>-0.192495</text:p>
          </table:table-cell>
          <table:table-cell office:value-type="float" office:value="-0.178428" calcext:value-type="float">
            <text:p>-0.178428</text:p>
          </table:table-cell>
          <table:table-cell office:value-type="float" office:value="-0.164184" calcext:value-type="float">
            <text:p>-0.164184</text:p>
          </table:table-cell>
          <table:table-cell office:value-type="float" office:value="-0.149779" calcext:value-type="float">
            <text:p>-0.149779</text:p>
          </table:table-cell>
          <table:table-cell office:value-type="float" office:value="-0.135225" calcext:value-type="float">
            <text:p>-0.135225</text:p>
          </table:table-cell>
          <table:table-cell office:value-type="float" office:value="-0.120539" calcext:value-type="float">
            <text:p>-0.120539</text:p>
          </table:table-cell>
          <table:table-cell office:value-type="float" office:value="-0.105733" calcext:value-type="float">
            <text:p>-0.105733</text:p>
          </table:table-cell>
          <table:table-cell office:value-type="float" office:value="-0.0908226" calcext:value-type="float">
            <text:p>-0.0908226</text:p>
          </table:table-cell>
          <table:table-cell office:value-type="float" office:value="-0.0758229" calcext:value-type="float">
            <text:p>-0.0758229</text:p>
          </table:table-cell>
          <table:table-cell office:value-type="float" office:value="-0.0607483" calcext:value-type="float">
            <text:p>-0.0607483</text:p>
          </table:table-cell>
          <table:table-cell office:value-type="float" office:value="-0.0456138" calcext:value-type="float">
            <text:p>-0.0456138</text:p>
          </table:table-cell>
          <table:table-cell office:value-type="float" office:value="-0.0304342" calcext:value-type="float">
            <text:p>-0.0304342</text:p>
          </table:table-cell>
          <table:table-cell office:value-type="float" office:value="-0.0152246" calcext:value-type="float">
            <text:p>-0.0152246</text:p>
          </table:table-cell>
          <table:table-cell office:value-type="float" office:value="1.72078E-016" calcext:value-type="float">
            <text:p>1.72078E-16</text:p>
          </table:table-cell>
          <table:table-cell office:value-type="float" office:value="0.0152246" calcext:value-type="float">
            <text:p>0.0152246</text:p>
          </table:table-cell>
          <table:table-cell office:value-type="float" office:value="0.0304342" calcext:value-type="float">
            <text:p>0.0304342</text:p>
          </table:table-cell>
          <table:table-cell office:value-type="float" office:value="0.0456138" calcext:value-type="float">
            <text:p>0.0456138</text:p>
          </table:table-cell>
          <table:table-cell office:value-type="float" office:value="0.0607483" calcext:value-type="float">
            <text:p>0.0607483</text:p>
          </table:table-cell>
          <table:table-cell office:value-type="float" office:value="0.0758229" calcext:value-type="float">
            <text:p>0.0758229</text:p>
          </table:table-cell>
          <table:table-cell office:value-type="float" office:value="0.0908226" calcext:value-type="float">
            <text:p>0.0908226</text:p>
          </table:table-cell>
          <table:table-cell office:value-type="float" office:value="0.105733" calcext:value-type="float">
            <text:p>0.105733</text:p>
          </table:table-cell>
          <table:table-cell office:value-type="float" office:value="0.120539" calcext:value-type="float">
            <text:p>0.120539</text:p>
          </table:table-cell>
          <table:table-cell office:value-type="float" office:value="0.135225" calcext:value-type="float">
            <text:p>0.135225</text:p>
          </table:table-cell>
          <table:table-cell office:value-type="float" office:value="0.149779" calcext:value-type="float">
            <text:p>0.149779</text:p>
          </table:table-cell>
          <table:table-cell office:value-type="float" office:value="0.164184" calcext:value-type="float">
            <text:p>0.164184</text:p>
          </table:table-cell>
          <table:table-cell office:value-type="float" office:value="0.178428" calcext:value-type="float">
            <text:p>0.178428</text:p>
          </table:table-cell>
          <table:table-cell office:value-type="float" office:value="0.192495" calcext:value-type="float">
            <text:p>0.192495</text:p>
          </table:table-cell>
          <table:table-cell office:value-type="float" office:value="0.206373" calcext:value-type="float">
            <text:p>0.206373</text:p>
          </table:table-cell>
          <table:table-cell office:value-type="float" office:value="0.220047" calcext:value-type="float">
            <text:p>0.220047</text:p>
          </table:table-cell>
          <table:table-cell office:value-type="float" office:value="0.233503" calcext:value-type="float">
            <text:p>0.233503</text:p>
          </table:table-cell>
          <table:table-cell office:value-type="float" office:value="0.246729" calcext:value-type="float">
            <text:p>0.246729</text:p>
          </table:table-cell>
          <table:table-cell office:value-type="float" office:value="0.259712" calcext:value-type="float">
            <text:p>0.259712</text:p>
          </table:table-cell>
          <table:table-cell office:value-type="float" office:value="0.272439" calcext:value-type="float">
            <text:p>0.272439</text:p>
          </table:table-cell>
          <table:table-cell office:value-type="float" office:value="0.284896" calcext:value-type="float">
            <text:p>0.284896</text:p>
          </table:table-cell>
          <table:table-cell office:value-type="float" office:value="0.297073" calcext:value-type="float">
            <text:p>0.297073</text:p>
          </table:table-cell>
          <table:table-cell office:value-type="float" office:value="0.308956" calcext:value-type="float">
            <text:p>0.308956</text:p>
          </table:table-cell>
          <table:table-cell office:value-type="float" office:value="0.320534" calcext:value-type="float">
            <text:p>0.320534</text:p>
          </table:table-cell>
          <table:table-cell office:value-type="float" office:value="0.331796" calcext:value-type="float">
            <text:p>0.331796</text:p>
          </table:table-cell>
          <table:table-cell office:value-type="float" office:value="0.342731" calcext:value-type="float">
            <text:p>0.342731</text:p>
          </table:table-cell>
          <table:table-cell office:value-type="float" office:value="0.353327" calcext:value-type="float">
            <text:p>0.353327</text:p>
          </table:table-cell>
          <table:table-cell office:value-type="float" office:value="0.363575" calcext:value-type="float">
            <text:p>0.363575</text:p>
          </table:table-cell>
          <table:table-cell office:value-type="float" office:value="0.373463" calcext:value-type="float">
            <text:p>0.373463</text:p>
          </table:table-cell>
          <table:table-cell office:value-type="float" office:value="0.382984" calcext:value-type="float">
            <text:p>0.382984</text:p>
          </table:table-cell>
          <table:table-cell office:value-type="float" office:value="0.392126" calcext:value-type="float">
            <text:p>0.392126</text:p>
          </table:table-cell>
          <table:table-cell office:value-type="float" office:value="0.400881" calcext:value-type="float">
            <text:p>0.400881</text:p>
          </table:table-cell>
          <table:table-cell office:value-type="float" office:value="0.409241" calcext:value-type="float">
            <text:p>0.409241</text:p>
          </table:table-cell>
          <table:table-cell office:value-type="float" office:value="0.417197" calcext:value-type="float">
            <text:p>0.417197</text:p>
          </table:table-cell>
          <table:table-cell office:value-type="float" office:value="0.424741" calcext:value-type="float">
            <text:p>0.424741</text:p>
          </table:table-cell>
          <table:table-cell office:value-type="float" office:value="0.431866" calcext:value-type="float">
            <text:p>0.431866</text:p>
          </table:table-cell>
          <table:table-cell office:value-type="float" office:value="0.438564" calcext:value-type="float">
            <text:p>0.438564</text:p>
          </table:table-cell>
          <table:table-cell office:value-type="float" office:value="0.44483" calcext:value-type="float">
            <text:p>0.44483</text:p>
          </table:table-cell>
          <table:table-cell office:value-type="float" office:value="0.450657" calcext:value-type="float">
            <text:p>0.450657</text:p>
          </table:table-cell>
          <table:table-cell office:value-type="float" office:value="0.456039" calcext:value-type="float">
            <text:p>0.456039</text:p>
          </table:table-cell>
          <table:table-cell office:value-type="float" office:value="0.460971" calcext:value-type="float">
            <text:p>0.460971</text:p>
          </table:table-cell>
          <table:table-cell office:value-type="float" office:value="0.465448" calcext:value-type="float">
            <text:p>0.465448</text:p>
          </table:table-cell>
          <table:table-cell office:value-type="float" office:value="0.469466" calcext:value-type="float">
            <text:p>0.469466</text:p>
          </table:table-cell>
          <table:table-cell office:value-type="float" office:value="0.473021" calcext:value-type="float">
            <text:p>0.473021</text:p>
          </table:table-cell>
          <table:table-cell office:value-type="float" office:value="0.476108" calcext:value-type="float">
            <text:p>0.476108</text:p>
          </table:table-cell>
          <table:table-cell office:value-type="float" office:value="0.478726" calcext:value-type="float">
            <text:p>0.478726</text:p>
          </table:table-cell>
          <table:table-cell office:value-type="float" office:value="0.480872" calcext:value-type="float">
            <text:p>0.480872</text:p>
          </table:table-cell>
          <table:table-cell office:value-type="float" office:value="0.482542" calcext:value-type="float">
            <text:p>0.482542</text:p>
          </table:table-cell>
          <table:table-cell office:value-type="float" office:value="0.483737" calcext:value-type="float">
            <text:p>0.483737</text:p>
          </table:table-cell>
          <table:table-cell office:value-type="float" office:value="0.484454" calcext:value-type="float">
            <text:p>0.484454</text:p>
          </table:table-cell>
          <table:table-cell office:value-type="float" office:value="0.484693" calcext:value-type="float">
            <text:p>0.484693</text:p>
          </table:table-cell>
          <table:table-cell/>
        </table:table-row>
        <table:table-row table:style-name="ro1">
          <table:table-cell office:value-type="float" office:value="0.823829" calcext:value-type="float">
            <text:p>0.823829</text:p>
          </table:table-cell>
          <table:table-cell office:value-type="float" office:value="-0.492561" calcext:value-type="float">
            <text:p>-0.492561</text:p>
          </table:table-cell>
          <table:table-cell office:value-type="float" office:value="-0.492318" calcext:value-type="float">
            <text:p>-0.492318</text:p>
          </table:table-cell>
          <table:table-cell office:value-type="float" office:value="-0.491589" calcext:value-type="float">
            <text:p>-0.491589</text:p>
          </table:table-cell>
          <table:table-cell office:value-type="float" office:value="-0.490375" calcext:value-type="float">
            <text:p>-0.490375</text:p>
          </table:table-cell>
          <table:table-cell office:value-type="float" office:value="-0.488677" calcext:value-type="float">
            <text:p>-0.488677</text:p>
          </table:table-cell>
          <table:table-cell office:value-type="float" office:value="-0.486497" calcext:value-type="float">
            <text:p>-0.486497</text:p>
          </table:table-cell>
          <table:table-cell office:value-type="float" office:value="-0.483837" calcext:value-type="float">
            <text:p>-0.483837</text:p>
          </table:table-cell>
          <table:table-cell office:value-type="float" office:value="-0.480699" calcext:value-type="float">
            <text:p>-0.480699</text:p>
          </table:table-cell>
          <table:table-cell office:value-type="float" office:value="-0.477087" calcext:value-type="float">
            <text:p>-0.477087</text:p>
          </table:table-cell>
          <table:table-cell office:value-type="float" office:value="-0.473004" calcext:value-type="float">
            <text:p>-0.473004</text:p>
          </table:table-cell>
          <table:table-cell office:value-type="float" office:value="-0.468454" calcext:value-type="float">
            <text:p>-0.468454</text:p>
          </table:table-cell>
          <table:table-cell office:value-type="float" office:value="-0.463442" calcext:value-type="float">
            <text:p>-0.463442</text:p>
          </table:table-cell>
          <table:table-cell office:value-type="float" office:value="-0.457972" calcext:value-type="float">
            <text:p>-0.457972</text:p>
          </table:table-cell>
          <table:table-cell office:value-type="float" office:value="-0.452051" calcext:value-type="float">
            <text:p>-0.452051</text:p>
          </table:table-cell>
          <table:table-cell office:value-type="float" office:value="-0.445683" calcext:value-type="float">
            <text:p>-0.445683</text:p>
          </table:table-cell>
          <table:table-cell office:value-type="float" office:value="-0.438876" calcext:value-type="float">
            <text:p>-0.438876</text:p>
          </table:table-cell>
          <table:table-cell office:value-type="float" office:value="-0.431635" calcext:value-type="float">
            <text:p>-0.431635</text:p>
          </table:table-cell>
          <table:table-cell office:value-type="float" office:value="-0.423969" calcext:value-type="float">
            <text:p>-0.423969</text:p>
          </table:table-cell>
          <table:table-cell office:value-type="float" office:value="-0.415884" calcext:value-type="float">
            <text:p>-0.415884</text:p>
          </table:table-cell>
          <table:table-cell office:value-type="float" office:value="-0.407388" calcext:value-type="float">
            <text:p>-0.407388</text:p>
          </table:table-cell>
          <table:table-cell office:value-type="float" office:value="-0.398491" calcext:value-type="float">
            <text:p>-0.398491</text:p>
          </table:table-cell>
          <table:table-cell office:value-type="float" office:value="-0.3892" calcext:value-type="float">
            <text:p>-0.3892</text:p>
          </table:table-cell>
          <table:table-cell office:value-type="float" office:value="-0.379526" calcext:value-type="float">
            <text:p>-0.379526</text:p>
          </table:table-cell>
          <table:table-cell office:value-type="float" office:value="-0.369476" calcext:value-type="float">
            <text:p>-0.369476</text:p>
          </table:table-cell>
          <table:table-cell office:value-type="float" office:value="-0.359062" calcext:value-type="float">
            <text:p>-0.359062</text:p>
          </table:table-cell>
          <table:table-cell office:value-type="float" office:value="-0.348294" calcext:value-type="float">
            <text:p>-0.348294</text:p>
          </table:table-cell>
          <table:table-cell office:value-type="float" office:value="-0.337182" calcext:value-type="float">
            <text:p>-0.337182</text:p>
          </table:table-cell>
          <table:table-cell office:value-type="float" office:value="-0.325737" calcext:value-type="float">
            <text:p>-0.325737</text:p>
          </table:table-cell>
          <table:table-cell office:value-type="float" office:value="-0.313971" calcext:value-type="float">
            <text:p>-0.313971</text:p>
          </table:table-cell>
          <table:table-cell office:value-type="float" office:value="-0.301895" calcext:value-type="float">
            <text:p>-0.301895</text:p>
          </table:table-cell>
          <table:table-cell office:value-type="float" office:value="-0.289521" calcext:value-type="float">
            <text:p>-0.289521</text:p>
          </table:table-cell>
          <table:table-cell office:value-type="float" office:value="-0.276861" calcext:value-type="float">
            <text:p>-0.276861</text:p>
          </table:table-cell>
          <table:table-cell office:value-type="float" office:value="-0.263928" calcext:value-type="float">
            <text:p>-0.263928</text:p>
          </table:table-cell>
          <table:table-cell office:value-type="float" office:value="-0.250734" calcext:value-type="float">
            <text:p>-0.250734</text:p>
          </table:table-cell>
          <table:table-cell office:value-type="float" office:value="-0.237294" calcext:value-type="float">
            <text:p>-0.237294</text:p>
          </table:table-cell>
          <table:table-cell office:value-type="float" office:value="-0.223618" calcext:value-type="float">
            <text:p>-0.223618</text:p>
          </table:table-cell>
          <table:table-cell office:value-type="float" office:value="-0.209723" calcext:value-type="float">
            <text:p>-0.209723</text:p>
          </table:table-cell>
          <table:table-cell office:value-type="float" office:value="-0.19562" calcext:value-type="float">
            <text:p>-0.19562</text:p>
          </table:table-cell>
          <table:table-cell office:value-type="float" office:value="-0.181324" calcext:value-type="float">
            <text:p>-0.181324</text:p>
          </table:table-cell>
          <table:table-cell office:value-type="float" office:value="-0.166849" calcext:value-type="float">
            <text:p>-0.166849</text:p>
          </table:table-cell>
          <table:table-cell office:value-type="float" office:value="-0.15221" calcext:value-type="float">
            <text:p>-0.15221</text:p>
          </table:table-cell>
          <table:table-cell office:value-type="float" office:value="-0.13742" calcext:value-type="float">
            <text:p>-0.13742</text:p>
          </table:table-cell>
          <table:table-cell office:value-type="float" office:value="-0.122495" calcext:value-type="float">
            <text:p>-0.122495</text:p>
          </table:table-cell>
          <table:table-cell office:value-type="float" office:value="-0.107449" calcext:value-type="float">
            <text:p>-0.107449</text:p>
          </table:table-cell>
          <table:table-cell office:value-type="float" office:value="-0.0922969" calcext:value-type="float">
            <text:p>-0.0922969</text:p>
          </table:table-cell>
          <table:table-cell office:value-type="float" office:value="-0.0770537" calcext:value-type="float">
            <text:p>-0.0770537</text:p>
          </table:table-cell>
          <table:table-cell office:value-type="float" office:value="-0.0617344" calcext:value-type="float">
            <text:p>-0.0617344</text:p>
          </table:table-cell>
          <table:table-cell office:value-type="float" office:value="-0.0463542" calcext:value-type="float">
            <text:p>-0.0463542</text:p>
          </table:table-cell>
          <table:table-cell office:value-type="float" office:value="-0.0309282" calcext:value-type="float">
            <text:p>-0.0309282</text:p>
          </table:table-cell>
          <table:table-cell office:value-type="float" office:value="-0.0154717" calcext:value-type="float">
            <text:p>-0.0154717</text:p>
          </table:table-cell>
          <table:table-cell office:value-type="float" office:value="1.07963E-016" calcext:value-type="float">
            <text:p>1.07963E-16</text:p>
          </table:table-cell>
          <table:table-cell office:value-type="float" office:value="0.0154717" calcext:value-type="float">
            <text:p>0.0154717</text:p>
          </table:table-cell>
          <table:table-cell office:value-type="float" office:value="0.0309282" calcext:value-type="float">
            <text:p>0.0309282</text:p>
          </table:table-cell>
          <table:table-cell office:value-type="float" office:value="0.0463542" calcext:value-type="float">
            <text:p>0.0463542</text:p>
          </table:table-cell>
          <table:table-cell office:value-type="float" office:value="0.0617344" calcext:value-type="float">
            <text:p>0.0617344</text:p>
          </table:table-cell>
          <table:table-cell office:value-type="float" office:value="0.0770537" calcext:value-type="float">
            <text:p>0.0770537</text:p>
          </table:table-cell>
          <table:table-cell office:value-type="float" office:value="0.0922969" calcext:value-type="float">
            <text:p>0.0922969</text:p>
          </table:table-cell>
          <table:table-cell office:value-type="float" office:value="0.107449" calcext:value-type="float">
            <text:p>0.107449</text:p>
          </table:table-cell>
          <table:table-cell office:value-type="float" office:value="0.122495" calcext:value-type="float">
            <text:p>0.122495</text:p>
          </table:table-cell>
          <table:table-cell office:value-type="float" office:value="0.13742" calcext:value-type="float">
            <text:p>0.13742</text:p>
          </table:table-cell>
          <table:table-cell office:value-type="float" office:value="0.15221" calcext:value-type="float">
            <text:p>0.15221</text:p>
          </table:table-cell>
          <table:table-cell office:value-type="float" office:value="0.166849" calcext:value-type="float">
            <text:p>0.166849</text:p>
          </table:table-cell>
          <table:table-cell office:value-type="float" office:value="0.181324" calcext:value-type="float">
            <text:p>0.181324</text:p>
          </table:table-cell>
          <table:table-cell office:value-type="float" office:value="0.19562" calcext:value-type="float">
            <text:p>0.19562</text:p>
          </table:table-cell>
          <table:table-cell office:value-type="float" office:value="0.209723" calcext:value-type="float">
            <text:p>0.209723</text:p>
          </table:table-cell>
          <table:table-cell office:value-type="float" office:value="0.223618" calcext:value-type="float">
            <text:p>0.223618</text:p>
          </table:table-cell>
          <table:table-cell office:value-type="float" office:value="0.237294" calcext:value-type="float">
            <text:p>0.237294</text:p>
          </table:table-cell>
          <table:table-cell office:value-type="float" office:value="0.250734" calcext:value-type="float">
            <text:p>0.250734</text:p>
          </table:table-cell>
          <table:table-cell office:value-type="float" office:value="0.263928" calcext:value-type="float">
            <text:p>0.263928</text:p>
          </table:table-cell>
          <table:table-cell office:value-type="float" office:value="0.276861" calcext:value-type="float">
            <text:p>0.276861</text:p>
          </table:table-cell>
          <table:table-cell office:value-type="float" office:value="0.289521" calcext:value-type="float">
            <text:p>0.289521</text:p>
          </table:table-cell>
          <table:table-cell office:value-type="float" office:value="0.301895" calcext:value-type="float">
            <text:p>0.301895</text:p>
          </table:table-cell>
          <table:table-cell office:value-type="float" office:value="0.313971" calcext:value-type="float">
            <text:p>0.313971</text:p>
          </table:table-cell>
          <table:table-cell office:value-type="float" office:value="0.325737" calcext:value-type="float">
            <text:p>0.325737</text:p>
          </table:table-cell>
          <table:table-cell office:value-type="float" office:value="0.337182" calcext:value-type="float">
            <text:p>0.337182</text:p>
          </table:table-cell>
          <table:table-cell office:value-type="float" office:value="0.348294" calcext:value-type="float">
            <text:p>0.348294</text:p>
          </table:table-cell>
          <table:table-cell office:value-type="float" office:value="0.359062" calcext:value-type="float">
            <text:p>0.359062</text:p>
          </table:table-cell>
          <table:table-cell office:value-type="float" office:value="0.369476" calcext:value-type="float">
            <text:p>0.369476</text:p>
          </table:table-cell>
          <table:table-cell office:value-type="float" office:value="0.379526" calcext:value-type="float">
            <text:p>0.379526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398491" calcext:value-type="float">
            <text:p>0.398491</text:p>
          </table:table-cell>
          <table:table-cell office:value-type="float" office:value="0.407388" calcext:value-type="float">
            <text:p>0.407388</text:p>
          </table:table-cell>
          <table:table-cell office:value-type="float" office:value="0.415884" calcext:value-type="float">
            <text:p>0.415884</text:p>
          </table:table-cell>
          <table:table-cell office:value-type="float" office:value="0.423969" calcext:value-type="float">
            <text:p>0.423969</text:p>
          </table:table-cell>
          <table:table-cell office:value-type="float" office:value="0.431635" calcext:value-type="float">
            <text:p>0.431635</text:p>
          </table:table-cell>
          <table:table-cell office:value-type="float" office:value="0.438876" calcext:value-type="float">
            <text:p>0.438876</text:p>
          </table:table-cell>
          <table:table-cell office:value-type="float" office:value="0.445683" calcext:value-type="float">
            <text:p>0.445683</text:p>
          </table:table-cell>
          <table:table-cell office:value-type="float" office:value="0.452051" calcext:value-type="float">
            <text:p>0.452051</text:p>
          </table:table-cell>
          <table:table-cell office:value-type="float" office:value="0.457972" calcext:value-type="float">
            <text:p>0.457972</text:p>
          </table:table-cell>
          <table:table-cell office:value-type="float" office:value="0.463442" calcext:value-type="float">
            <text:p>0.463442</text:p>
          </table:table-cell>
          <table:table-cell office:value-type="float" office:value="0.468454" calcext:value-type="float">
            <text:p>0.468454</text:p>
          </table:table-cell>
          <table:table-cell office:value-type="float" office:value="0.473004" calcext:value-type="float">
            <text:p>0.473004</text:p>
          </table:table-cell>
          <table:table-cell office:value-type="float" office:value="0.477087" calcext:value-type="float">
            <text:p>0.477087</text:p>
          </table:table-cell>
          <table:table-cell office:value-type="float" office:value="0.480699" calcext:value-type="float">
            <text:p>0.480699</text:p>
          </table:table-cell>
          <table:table-cell office:value-type="float" office:value="0.483837" calcext:value-type="float">
            <text:p>0.483837</text:p>
          </table:table-cell>
          <table:table-cell office:value-type="float" office:value="0.486497" calcext:value-type="float">
            <text:p>0.486497</text:p>
          </table:table-cell>
          <table:table-cell office:value-type="float" office:value="0.488677" calcext:value-type="float">
            <text:p>0.488677</text:p>
          </table:table-cell>
          <table:table-cell office:value-type="float" office:value="0.490375" calcext:value-type="float">
            <text:p>0.490375</text:p>
          </table:table-cell>
          <table:table-cell office:value-type="float" office:value="0.491589" calcext:value-type="float">
            <text:p>0.491589</text:p>
          </table:table-cell>
          <table:table-cell office:value-type="float" office:value="0.492318" calcext:value-type="float">
            <text:p>0.492318</text:p>
          </table:table-cell>
          <table:table-cell office:value-type="float" office:value="0.492561" calcext:value-type="float">
            <text:p>0.492561</text:p>
          </table:table-cell>
          <table:table-cell/>
        </table:table-row>
        <table:table-row table:style-name="ro1">
          <table:table-cell office:value-type="float" office:value="0.830963" calcext:value-type="float">
            <text:p>0.830963</text:p>
          </table:table-cell>
          <table:table-cell office:value-type="float" office:value="-0.500731" calcext:value-type="float">
            <text:p>-0.500731</text:p>
          </table:table-cell>
          <table:table-cell office:value-type="float" office:value="-0.500483" calcext:value-type="float">
            <text:p>-0.500483</text:p>
          </table:table-cell>
          <table:table-cell office:value-type="float" office:value="-0.499742" calcext:value-type="float">
            <text:p>-0.499742</text:p>
          </table:table-cell>
          <table:table-cell office:value-type="float" office:value="-0.498508" calcext:value-type="float">
            <text:p>-0.498508</text:p>
          </table:table-cell>
          <table:table-cell office:value-type="float" office:value="-0.496782" calcext:value-type="float">
            <text:p>-0.496782</text:p>
          </table:table-cell>
          <table:table-cell office:value-type="float" office:value="-0.494566" calcext:value-type="float">
            <text:p>-0.494566</text:p>
          </table:table-cell>
          <table:table-cell office:value-type="float" office:value="-0.491861" calcext:value-type="float">
            <text:p>-0.491861</text:p>
          </table:table-cell>
          <table:table-cell office:value-type="float" office:value="-0.488671" calcext:value-type="float">
            <text:p>-0.488671</text:p>
          </table:table-cell>
          <table:table-cell office:value-type="float" office:value="-0.484999" calcext:value-type="float">
            <text:p>-0.484999</text:p>
          </table:table-cell>
          <table:table-cell office:value-type="float" office:value="-0.480849" calcext:value-type="float">
            <text:p>-0.480849</text:p>
          </table:table-cell>
          <table:table-cell office:value-type="float" office:value="-0.476223" calcext:value-type="float">
            <text:p>-0.476223</text:p>
          </table:table-cell>
          <table:table-cell office:value-type="float" office:value="-0.471128" calcext:value-type="float">
            <text:p>-0.471128</text:p>
          </table:table-cell>
          <table:table-cell office:value-type="float" office:value="-0.465568" calcext:value-type="float">
            <text:p>-0.465568</text:p>
          </table:table-cell>
          <table:table-cell office:value-type="float" office:value="-0.459548" calcext:value-type="float">
            <text:p>-0.459548</text:p>
          </table:table-cell>
          <table:table-cell office:value-type="float" office:value="-0.453075" calcext:value-type="float">
            <text:p>-0.453075</text:p>
          </table:table-cell>
          <table:table-cell office:value-type="float" office:value="-0.446155" calcext:value-type="float">
            <text:p>-0.446155</text:p>
          </table:table-cell>
          <table:table-cell office:value-type="float" office:value="-0.438794" calcext:value-type="float">
            <text:p>-0.438794</text:p>
          </table:table-cell>
          <table:table-cell office:value-type="float" office:value="-0.431" calcext:value-type="float">
            <text:p>-0.431</text:p>
          </table:table-cell>
          <table:table-cell office:value-type="float" office:value="-0.422781" calcext:value-type="float">
            <text:p>-0.422781</text:p>
          </table:table-cell>
          <table:table-cell office:value-type="float" office:value="-0.414145" calcext:value-type="float">
            <text:p>-0.414145</text:p>
          </table:table-cell>
          <table:table-cell office:value-type="float" office:value="-0.4051" calcext:value-type="float">
            <text:p>-0.4051</text:p>
          </table:table-cell>
          <table:table-cell office:value-type="float" office:value="-0.395655" calcext:value-type="float">
            <text:p>-0.395655</text:p>
          </table:table-cell>
          <table:table-cell office:value-type="float" office:value="-0.38582" calcext:value-type="float">
            <text:p>-0.38582</text:p>
          </table:table-cell>
          <table:table-cell office:value-type="float" office:value="-0.375604" calcext:value-type="float">
            <text:p>-0.375604</text:p>
          </table:table-cell>
          <table:table-cell office:value-type="float" office:value="-0.365017" calcext:value-type="float">
            <text:p>-0.365017</text:p>
          </table:table-cell>
          <table:table-cell office:value-type="float" office:value="-0.35407" calcext:value-type="float">
            <text:p>-0.35407</text:p>
          </table:table-cell>
          <table:table-cell office:value-type="float" office:value="-0.342774" calcext:value-type="float">
            <text:p>-0.342774</text:p>
          </table:table-cell>
          <table:table-cell office:value-type="float" office:value="-0.331139" calcext:value-type="float">
            <text:p>-0.331139</text:p>
          </table:table-cell>
          <table:table-cell office:value-type="float" office:value="-0.319178" calcext:value-type="float">
            <text:p>-0.319178</text:p>
          </table:table-cell>
          <table:table-cell office:value-type="float" office:value="-0.306902" calcext:value-type="float">
            <text:p>-0.306902</text:p>
          </table:table-cell>
          <table:table-cell office:value-type="float" office:value="-0.294322" calcext:value-type="float">
            <text:p>-0.294322</text:p>
          </table:table-cell>
          <table:table-cell office:value-type="float" office:value="-0.281453" calcext:value-type="float">
            <text:p>-0.281453</text:p>
          </table:table-cell>
          <table:table-cell office:value-type="float" office:value="-0.268305" calcext:value-type="float">
            <text:p>-0.268305</text:p>
          </table:table-cell>
          <table:table-cell office:value-type="float" office:value="-0.254893" calcext:value-type="float">
            <text:p>-0.254893</text:p>
          </table:table-cell>
          <table:table-cell office:value-type="float" office:value="-0.241229" calcext:value-type="float">
            <text:p>-0.241229</text:p>
          </table:table-cell>
          <table:table-cell office:value-type="float" office:value="-0.227327" calcext:value-type="float">
            <text:p>-0.227327</text:p>
          </table:table-cell>
          <table:table-cell office:value-type="float" office:value="-0.213201" calcext:value-type="float">
            <text:p>-0.213201</text:p>
          </table:table-cell>
          <table:table-cell office:value-type="float" office:value="-0.198864" calcext:value-type="float">
            <text:p>-0.198864</text:p>
          </table:table-cell>
          <table:table-cell office:value-type="float" office:value="-0.184331" calcext:value-type="float">
            <text:p>-0.184331</text:p>
          </table:table-cell>
          <table:table-cell office:value-type="float" office:value="-0.169617" calcext:value-type="float">
            <text:p>-0.169617</text:p>
          </table:table-cell>
          <table:table-cell office:value-type="float" office:value="-0.154734" calcext:value-type="float">
            <text:p>-0.154734</text:p>
          </table:table-cell>
          <table:table-cell office:value-type="float" office:value="-0.1397" calcext:value-type="float">
            <text:p>-0.1397</text:p>
          </table:table-cell>
          <table:table-cell office:value-type="float" office:value="-0.124527" calcext:value-type="float">
            <text:p>-0.124527</text:p>
          </table:table-cell>
          <table:table-cell office:value-type="float" office:value="-0.109231" calcext:value-type="float">
            <text:p>-0.109231</text:p>
          </table:table-cell>
          <table:table-cell office:value-type="float" office:value="-0.0938277" calcext:value-type="float">
            <text:p>-0.0938277</text:p>
          </table:table-cell>
          <table:table-cell office:value-type="float" office:value="-0.0783316" calcext:value-type="float">
            <text:p>-0.0783316</text:p>
          </table:table-cell>
          <table:table-cell office:value-type="float" office:value="-0.0627583" calcext:value-type="float">
            <text:p>-0.0627583</text:p>
          </table:table-cell>
          <table:table-cell office:value-type="float" office:value="-0.047123" calcext:value-type="float">
            <text:p>-0.047123</text:p>
          </table:table-cell>
          <table:table-cell office:value-type="float" office:value="-0.0314412" calcext:value-type="float">
            <text:p>-0.0314412</text:p>
          </table:table-cell>
          <table:table-cell office:value-type="float" office:value="-0.0157284" calcext:value-type="float">
            <text:p>-0.0157284</text:p>
          </table:table-cell>
          <table:table-cell office:value-type="float" office:value="-3.65845E-016" calcext:value-type="float">
            <text:p>-3.65845E-16</text:p>
          </table:table-cell>
          <table:table-cell office:value-type="float" office:value="0.0157284" calcext:value-type="float">
            <text:p>0.0157284</text:p>
          </table:table-cell>
          <table:table-cell office:value-type="float" office:value="0.0314412" calcext:value-type="float">
            <text:p>0.0314412</text:p>
          </table:table-cell>
          <table:table-cell office:value-type="float" office:value="0.047123" calcext:value-type="float">
            <text:p>0.047123</text:p>
          </table:table-cell>
          <table:table-cell office:value-type="float" office:value="0.0627583" calcext:value-type="float">
            <text:p>0.0627583</text:p>
          </table:table-cell>
          <table:table-cell office:value-type="float" office:value="0.0783316" calcext:value-type="float">
            <text:p>0.0783316</text:p>
          </table:table-cell>
          <table:table-cell office:value-type="float" office:value="0.0938277" calcext:value-type="float">
            <text:p>0.0938277</text:p>
          </table:table-cell>
          <table:table-cell office:value-type="float" office:value="0.109231" calcext:value-type="float">
            <text:p>0.109231</text:p>
          </table:table-cell>
          <table:table-cell office:value-type="float" office:value="0.124527" calcext:value-type="float">
            <text:p>0.124527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154734" calcext:value-type="float">
            <text:p>0.154734</text:p>
          </table:table-cell>
          <table:table-cell office:value-type="float" office:value="0.169617" calcext:value-type="float">
            <text:p>0.169617</text:p>
          </table:table-cell>
          <table:table-cell office:value-type="float" office:value="0.184331" calcext:value-type="float">
            <text:p>0.184331</text:p>
          </table:table-cell>
          <table:table-cell office:value-type="float" office:value="0.198864" calcext:value-type="float">
            <text:p>0.198864</text:p>
          </table:table-cell>
          <table:table-cell office:value-type="float" office:value="0.213201" calcext:value-type="float">
            <text:p>0.213201</text:p>
          </table:table-cell>
          <table:table-cell office:value-type="float" office:value="0.227327" calcext:value-type="float">
            <text:p>0.227327</text:p>
          </table:table-cell>
          <table:table-cell office:value-type="float" office:value="0.241229" calcext:value-type="float">
            <text:p>0.241229</text:p>
          </table:table-cell>
          <table:table-cell office:value-type="float" office:value="0.254893" calcext:value-type="float">
            <text:p>0.254893</text:p>
          </table:table-cell>
          <table:table-cell office:value-type="float" office:value="0.268305" calcext:value-type="float">
            <text:p>0.268305</text:p>
          </table:table-cell>
          <table:table-cell office:value-type="float" office:value="0.281453" calcext:value-type="float">
            <text:p>0.281453</text:p>
          </table:table-cell>
          <table:table-cell office:value-type="float" office:value="0.294322" calcext:value-type="float">
            <text:p>0.294322</text:p>
          </table:table-cell>
          <table:table-cell office:value-type="float" office:value="0.306902" calcext:value-type="float">
            <text:p>0.306902</text:p>
          </table:table-cell>
          <table:table-cell office:value-type="float" office:value="0.319178" calcext:value-type="float">
            <text:p>0.319178</text:p>
          </table:table-cell>
          <table:table-cell office:value-type="float" office:value="0.331139" calcext:value-type="float">
            <text:p>0.331139</text:p>
          </table:table-cell>
          <table:table-cell office:value-type="float" office:value="0.342774" calcext:value-type="float">
            <text:p>0.342774</text:p>
          </table:table-cell>
          <table:table-cell office:value-type="float" office:value="0.35407" calcext:value-type="float">
            <text:p>0.35407</text:p>
          </table:table-cell>
          <table:table-cell office:value-type="float" office:value="0.365017" calcext:value-type="float">
            <text:p>0.365017</text:p>
          </table:table-cell>
          <table:table-cell office:value-type="float" office:value="0.375604" calcext:value-type="float">
            <text:p>0.375604</text:p>
          </table:table-cell>
          <table:table-cell office:value-type="float" office:value="0.38582" calcext:value-type="float">
            <text:p>0.38582</text:p>
          </table:table-cell>
          <table:table-cell office:value-type="float" office:value="0.395655" calcext:value-type="float">
            <text:p>0.395655</text:p>
          </table:table-cell>
          <table:table-cell office:value-type="float" office:value="0.4051" calcext:value-type="float">
            <text:p>0.4051</text:p>
          </table:table-cell>
          <table:table-cell office:value-type="float" office:value="0.414145" calcext:value-type="float">
            <text:p>0.414145</text:p>
          </table:table-cell>
          <table:table-cell office:value-type="float" office:value="0.422781" calcext:value-type="float">
            <text:p>0.422781</text:p>
          </table:table-cell>
          <table:table-cell office:value-type="float" office:value="0.431" calcext:value-type="float">
            <text:p>0.431</text:p>
          </table:table-cell>
          <table:table-cell office:value-type="float" office:value="0.438794" calcext:value-type="float">
            <text:p>0.438794</text:p>
          </table:table-cell>
          <table:table-cell office:value-type="float" office:value="0.446155" calcext:value-type="float">
            <text:p>0.446155</text:p>
          </table:table-cell>
          <table:table-cell office:value-type="float" office:value="0.453075" calcext:value-type="float">
            <text:p>0.453075</text:p>
          </table:table-cell>
          <table:table-cell office:value-type="float" office:value="0.459548" calcext:value-type="float">
            <text:p>0.459548</text:p>
          </table:table-cell>
          <table:table-cell office:value-type="float" office:value="0.465568" calcext:value-type="float">
            <text:p>0.465568</text:p>
          </table:table-cell>
          <table:table-cell office:value-type="float" office:value="0.471128" calcext:value-type="float">
            <text:p>0.471128</text:p>
          </table:table-cell>
          <table:table-cell office:value-type="float" office:value="0.476223" calcext:value-type="float">
            <text:p>0.476223</text:p>
          </table:table-cell>
          <table:table-cell office:value-type="float" office:value="0.480849" calcext:value-type="float">
            <text:p>0.480849</text:p>
          </table:table-cell>
          <table:table-cell office:value-type="float" office:value="0.484999" calcext:value-type="float">
            <text:p>0.484999</text:p>
          </table:table-cell>
          <table:table-cell office:value-type="float" office:value="0.488671" calcext:value-type="float">
            <text:p>0.488671</text:p>
          </table:table-cell>
          <table:table-cell office:value-type="float" office:value="0.491861" calcext:value-type="float">
            <text:p>0.491861</text:p>
          </table:table-cell>
          <table:table-cell office:value-type="float" office:value="0.494566" calcext:value-type="float">
            <text:p>0.494566</text:p>
          </table:table-cell>
          <table:table-cell office:value-type="float" office:value="0.496782" calcext:value-type="float">
            <text:p>0.496782</text:p>
          </table:table-cell>
          <table:table-cell office:value-type="float" office:value="0.498508" calcext:value-type="float">
            <text:p>0.498508</text:p>
          </table:table-cell>
          <table:table-cell office:value-type="float" office:value="0.499742" calcext:value-type="float">
            <text:p>0.499742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0731" calcext:value-type="float">
            <text:p>0.500731</text:p>
          </table:table-cell>
          <table:table-cell/>
        </table:table-row>
        <table:table-row table:style-name="ro1">
          <table:table-cell office:value-type="float" office:value="0.837631" calcext:value-type="float">
            <text:p>0.837631</text:p>
          </table:table-cell>
          <table:table-cell office:value-type="float" office:value="-0.508086" calcext:value-type="float">
            <text:p>-0.508086</text:p>
          </table:table-cell>
          <table:table-cell office:value-type="float" office:value="-0.507835" calcext:value-type="float">
            <text:p>-0.507835</text:p>
          </table:table-cell>
          <table:table-cell office:value-type="float" office:value="-0.507083" calcext:value-type="float">
            <text:p>-0.507083</text:p>
          </table:table-cell>
          <table:table-cell office:value-type="float" office:value="-0.505831" calcext:value-type="float">
            <text:p>-0.505831</text:p>
          </table:table-cell>
          <table:table-cell office:value-type="float" office:value="-0.50408" calcext:value-type="float">
            <text:p>-0.50408</text:p>
          </table:table-cell>
          <table:table-cell office:value-type="float" office:value="-0.501831" calcext:value-type="float">
            <text:p>-0.501831</text:p>
          </table:table-cell>
          <table:table-cell office:value-type="float" office:value="-0.499086" calcext:value-type="float">
            <text:p>-0.499086</text:p>
          </table:table-cell>
          <table:table-cell office:value-type="float" office:value="-0.49585" calcext:value-type="float">
            <text:p>-0.49585</text:p>
          </table:table-cell>
          <table:table-cell office:value-type="float" office:value="-0.492124" calcext:value-type="float">
            <text:p>-0.492124</text:p>
          </table:table-cell>
          <table:table-cell office:value-type="float" office:value="-0.487912" calcext:value-type="float">
            <text:p>-0.487912</text:p>
          </table:table-cell>
          <table:table-cell office:value-type="float" office:value="-0.483219" calcext:value-type="float">
            <text:p>-0.483219</text:p>
          </table:table-cell>
          <table:table-cell office:value-type="float" office:value="-0.478049" calcext:value-type="float">
            <text:p>-0.478049</text:p>
          </table:table-cell>
          <table:table-cell office:value-type="float" office:value="-0.472407" calcext:value-type="float">
            <text:p>-0.472407</text:p>
          </table:table-cell>
          <table:table-cell office:value-type="float" office:value="-0.466299" calcext:value-type="float">
            <text:p>-0.466299</text:p>
          </table:table-cell>
          <table:table-cell office:value-type="float" office:value="-0.45973" calcext:value-type="float">
            <text:p>-0.45973</text:p>
          </table:table-cell>
          <table:table-cell office:value-type="float" office:value="-0.452708" calcext:value-type="float">
            <text:p>-0.452708</text:p>
          </table:table-cell>
          <table:table-cell office:value-type="float" office:value="-0.44524" calcext:value-type="float">
            <text:p>-0.44524</text:p>
          </table:table-cell>
          <table:table-cell office:value-type="float" office:value="-0.437331" calcext:value-type="float">
            <text:p>-0.437331</text:p>
          </table:table-cell>
          <table:table-cell office:value-type="float" office:value="-0.428992" calcext:value-type="float">
            <text:p>-0.428992</text:p>
          </table:table-cell>
          <table:table-cell office:value-type="float" office:value="-0.420229" calcext:value-type="float">
            <text:p>-0.420229</text:p>
          </table:table-cell>
          <table:table-cell office:value-type="float" office:value="-0.411051" calcext:value-type="float">
            <text:p>-0.411051</text:p>
          </table:table-cell>
          <table:table-cell office:value-type="float" office:value="-0.401467" calcext:value-type="float">
            <text:p>-0.401467</text:p>
          </table:table-cell>
          <table:table-cell office:value-type="float" office:value="-0.391487" calcext:value-type="float">
            <text:p>-0.391487</text:p>
          </table:table-cell>
          <table:table-cell office:value-type="float" office:value="-0.381121" calcext:value-type="float">
            <text:p>-0.381121</text:p>
          </table:table-cell>
          <table:table-cell office:value-type="float" office:value="-0.370379" calcext:value-type="float">
            <text:p>-0.370379</text:p>
          </table:table-cell>
          <table:table-cell office:value-type="float" office:value="-0.359271" calcext:value-type="float">
            <text:p>-0.359271</text:p>
          </table:table-cell>
          <table:table-cell office:value-type="float" office:value="-0.347809" calcext:value-type="float">
            <text:p>-0.347809</text:p>
          </table:table-cell>
          <table:table-cell office:value-type="float" office:value="-0.336004" calcext:value-type="float">
            <text:p>-0.336004</text:p>
          </table:table-cell>
          <table:table-cell office:value-type="float" office:value="-0.323867" calcext:value-type="float">
            <text:p>-0.323867</text:p>
          </table:table-cell>
          <table:table-cell office:value-type="float" office:value="-0.31141" calcext:value-type="float">
            <text:p>-0.31141</text:p>
          </table:table-cell>
          <table:table-cell office:value-type="float" office:value="-0.298646" calcext:value-type="float">
            <text:p>-0.298646</text:p>
          </table:table-cell>
          <table:table-cell office:value-type="float" office:value="-0.285587" calcext:value-type="float">
            <text:p>-0.285587</text:p>
          </table:table-cell>
          <table:table-cell office:value-type="float" office:value="-0.272246" calcext:value-type="float">
            <text:p>-0.272246</text:p>
          </table:table-cell>
          <table:table-cell office:value-type="float" office:value="-0.258637" calcext:value-type="float">
            <text:p>-0.258637</text:p>
          </table:table-cell>
          <table:table-cell office:value-type="float" office:value="-0.244773" calcext:value-type="float">
            <text:p>-0.244773</text:p>
          </table:table-cell>
          <table:table-cell office:value-type="float" office:value="-0.230666" calcext:value-type="float">
            <text:p>-0.230666</text:p>
          </table:table-cell>
          <table:table-cell office:value-type="float" office:value="-0.216333" calcext:value-type="float">
            <text:p>-0.216333</text:p>
          </table:table-cell>
          <table:table-cell office:value-type="float" office:value="-0.201786" calcext:value-type="float">
            <text:p>-0.201786</text:p>
          </table:table-cell>
          <table:table-cell office:value-type="float" office:value="-0.187039" calcext:value-type="float">
            <text:p>-0.187039</text:p>
          </table:table-cell>
          <table:table-cell office:value-type="float" office:value="-0.172108" calcext:value-type="float">
            <text:p>-0.172108</text:p>
          </table:table-cell>
          <table:table-cell office:value-type="float" office:value="-0.157007" calcext:value-type="float">
            <text:p>-0.157007</text:p>
          </table:table-cell>
          <table:table-cell office:value-type="float" office:value="-0.141752" calcext:value-type="float">
            <text:p>-0.141752</text:p>
          </table:table-cell>
          <table:table-cell office:value-type="float" office:value="-0.126356" calcext:value-type="float">
            <text:p>-0.126356</text:p>
          </table:table-cell>
          <table:table-cell office:value-type="float" office:value="-0.110836" calcext:value-type="float">
            <text:p>-0.110836</text:p>
          </table:table-cell>
          <table:table-cell office:value-type="float" office:value="-0.0952059" calcext:value-type="float">
            <text:p>-0.0952059</text:p>
          </table:table-cell>
          <table:table-cell office:value-type="float" office:value="-0.0794823" calcext:value-type="float">
            <text:p>-0.0794823</text:p>
          </table:table-cell>
          <table:table-cell office:value-type="float" office:value="-0.0636801" calcext:value-type="float">
            <text:p>-0.0636801</text:p>
          </table:table-cell>
          <table:table-cell office:value-type="float" office:value="-0.0478152" calcext:value-type="float">
            <text:p>-0.0478152</text:p>
          </table:table-cell>
          <table:table-cell office:value-type="float" office:value="-0.031903" calcext:value-type="float">
            <text:p>-0.031903</text:p>
          </table:table-cell>
          <table:table-cell office:value-type="float" office:value="-0.0159594" calcext:value-type="float">
            <text:p>-0.0159594</text:p>
          </table:table-cell>
          <table:table-cell office:value-type="float" office:value="-5.88743E-016" calcext:value-type="float">
            <text:p>-5.88743E-16</text:p>
          </table:table-cell>
          <table:table-cell office:value-type="float" office:value="0.0159594" calcext:value-type="float">
            <text:p>0.0159594</text:p>
          </table:table-cell>
          <table:table-cell office:value-type="float" office:value="0.031903" calcext:value-type="float">
            <text:p>0.031903</text:p>
          </table:table-cell>
          <table:table-cell office:value-type="float" office:value="0.0478152" calcext:value-type="float">
            <text:p>0.0478152</text:p>
          </table:table-cell>
          <table:table-cell office:value-type="float" office:value="0.0636801" calcext:value-type="float">
            <text:p>0.0636801</text:p>
          </table:table-cell>
          <table:table-cell office:value-type="float" office:value="0.0794823" calcext:value-type="float">
            <text:p>0.0794823</text:p>
          </table:table-cell>
          <table:table-cell office:value-type="float" office:value="0.0952059" calcext:value-type="float">
            <text:p>0.0952059</text:p>
          </table:table-cell>
          <table:table-cell office:value-type="float" office:value="0.110836" calcext:value-type="float">
            <text:p>0.110836</text:p>
          </table:table-cell>
          <table:table-cell office:value-type="float" office:value="0.126356" calcext:value-type="float">
            <text:p>0.126356</text:p>
          </table:table-cell>
          <table:table-cell office:value-type="float" office:value="0.141752" calcext:value-type="float">
            <text:p>0.141752</text:p>
          </table:table-cell>
          <table:table-cell office:value-type="float" office:value="0.157007" calcext:value-type="float">
            <text:p>0.157007</text:p>
          </table:table-cell>
          <table:table-cell office:value-type="float" office:value="0.172108" calcext:value-type="float">
            <text:p>0.172108</text:p>
          </table:table-cell>
          <table:table-cell office:value-type="float" office:value="0.187039" calcext:value-type="float">
            <text:p>0.187039</text:p>
          </table:table-cell>
          <table:table-cell office:value-type="float" office:value="0.201786" calcext:value-type="float">
            <text:p>0.201786</text:p>
          </table:table-cell>
          <table:table-cell office:value-type="float" office:value="0.216333" calcext:value-type="float">
            <text:p>0.216333</text:p>
          </table:table-cell>
          <table:table-cell office:value-type="float" office:value="0.230666" calcext:value-type="float">
            <text:p>0.230666</text:p>
          </table:table-cell>
          <table:table-cell office:value-type="float" office:value="0.244773" calcext:value-type="float">
            <text:p>0.244773</text:p>
          </table:table-cell>
          <table:table-cell office:value-type="float" office:value="0.258637" calcext:value-type="float">
            <text:p>0.258637</text:p>
          </table:table-cell>
          <table:table-cell office:value-type="float" office:value="0.272246" calcext:value-type="float">
            <text:p>0.272246</text:p>
          </table:table-cell>
          <table:table-cell office:value-type="float" office:value="0.285587" calcext:value-type="float">
            <text:p>0.285587</text:p>
          </table:table-cell>
          <table:table-cell office:value-type="float" office:value="0.298646" calcext:value-type="float">
            <text:p>0.298646</text:p>
          </table:table-cell>
          <table:table-cell office:value-type="float" office:value="0.31141" calcext:value-type="float">
            <text:p>0.31141</text:p>
          </table:table-cell>
          <table:table-cell office:value-type="float" office:value="0.323867" calcext:value-type="float">
            <text:p>0.323867</text:p>
          </table:table-cell>
          <table:table-cell office:value-type="float" office:value="0.336004" calcext:value-type="float">
            <text:p>0.336004</text:p>
          </table:table-cell>
          <table:table-cell office:value-type="float" office:value="0.347809" calcext:value-type="float">
            <text:p>0.347809</text:p>
          </table:table-cell>
          <table:table-cell office:value-type="float" office:value="0.359271" calcext:value-type="float">
            <text:p>0.359271</text:p>
          </table:table-cell>
          <table:table-cell office:value-type="float" office:value="0.370379" calcext:value-type="float">
            <text:p>0.370379</text:p>
          </table:table-cell>
          <table:table-cell office:value-type="float" office:value="0.381121" calcext:value-type="float">
            <text:p>0.381121</text:p>
          </table:table-cell>
          <table:table-cell office:value-type="float" office:value="0.391487" calcext:value-type="float">
            <text:p>0.391487</text:p>
          </table:table-cell>
          <table:table-cell office:value-type="float" office:value="0.401467" calcext:value-type="float">
            <text:p>0.401467</text:p>
          </table:table-cell>
          <table:table-cell office:value-type="float" office:value="0.411051" calcext:value-type="float">
            <text:p>0.411051</text:p>
          </table:table-cell>
          <table:table-cell office:value-type="float" office:value="0.420229" calcext:value-type="float">
            <text:p>0.420229</text:p>
          </table:table-cell>
          <table:table-cell office:value-type="float" office:value="0.428992" calcext:value-type="float">
            <text:p>0.428992</text:p>
          </table:table-cell>
          <table:table-cell office:value-type="float" office:value="0.437331" calcext:value-type="float">
            <text:p>0.437331</text:p>
          </table:table-cell>
          <table:table-cell office:value-type="float" office:value="0.44524" calcext:value-type="float">
            <text:p>0.44524</text:p>
          </table:table-cell>
          <table:table-cell office:value-type="float" office:value="0.452708" calcext:value-type="float">
            <text:p>0.452708</text:p>
          </table:table-cell>
          <table:table-cell office:value-type="float" office:value="0.45973" calcext:value-type="float">
            <text:p>0.45973</text:p>
          </table:table-cell>
          <table:table-cell office:value-type="float" office:value="0.466299" calcext:value-type="float">
            <text:p>0.466299</text:p>
          </table:table-cell>
          <table:table-cell office:value-type="float" office:value="0.472407" calcext:value-type="float">
            <text:p>0.472407</text:p>
          </table:table-cell>
          <table:table-cell office:value-type="float" office:value="0.478049" calcext:value-type="float">
            <text:p>0.478049</text:p>
          </table:table-cell>
          <table:table-cell office:value-type="float" office:value="0.483219" calcext:value-type="float">
            <text:p>0.483219</text:p>
          </table:table-cell>
          <table:table-cell office:value-type="float" office:value="0.487912" calcext:value-type="float">
            <text:p>0.487912</text:p>
          </table:table-cell>
          <table:table-cell office:value-type="float" office:value="0.492124" calcext:value-type="float">
            <text:p>0.492124</text:p>
          </table:table-cell>
          <table:table-cell office:value-type="float" office:value="0.49585" calcext:value-type="float">
            <text:p>0.49585</text:p>
          </table:table-cell>
          <table:table-cell office:value-type="float" office:value="0.499086" calcext:value-type="float">
            <text:p>0.499086</text:p>
          </table:table-cell>
          <table:table-cell office:value-type="float" office:value="0.501831" calcext:value-type="float">
            <text:p>0.501831</text:p>
          </table:table-cell>
          <table:table-cell office:value-type="float" office:value="0.50408" calcext:value-type="float">
            <text:p>0.50408</text:p>
          </table:table-cell>
          <table:table-cell office:value-type="float" office:value="0.505831" calcext:value-type="float">
            <text:p>0.505831</text:p>
          </table:table-cell>
          <table:table-cell office:value-type="float" office:value="0.507083" calcext:value-type="float">
            <text:p>0.507083</text:p>
          </table:table-cell>
          <table:table-cell office:value-type="float" office:value="0.507835" calcext:value-type="float">
            <text:p>0.507835</text:p>
          </table:table-cell>
          <table:table-cell office:value-type="float" office:value="0.508086" calcext:value-type="float">
            <text:p>0.508086</text:p>
          </table:table-cell>
          <table:table-cell/>
        </table:table-row>
        <table:table-row table:style-name="ro1">
          <table:table-cell office:value-type="float" office:value="0.844723" calcext:value-type="float">
            <text:p>0.844723</text:p>
          </table:table-cell>
          <table:table-cell office:value-type="float" office:value="-0.515612" calcext:value-type="float">
            <text:p>-0.515612</text:p>
          </table:table-cell>
          <table:table-cell office:value-type="float" office:value="-0.515359" calcext:value-type="float">
            <text:p>-0.515359</text:p>
          </table:table-cell>
          <table:table-cell office:value-type="float" office:value="-0.514596" calcext:value-type="float">
            <text:p>-0.514596</text:p>
          </table:table-cell>
          <table:table-cell office:value-type="float" office:value="-0.513325" calcext:value-type="float">
            <text:p>-0.513325</text:p>
          </table:table-cell>
          <table:table-cell office:value-type="float" office:value="-0.511547" calcext:value-type="float">
            <text:p>-0.511547</text:p>
          </table:table-cell>
          <table:table-cell office:value-type="float" office:value="-0.509265" calcext:value-type="float">
            <text:p>-0.509265</text:p>
          </table:table-cell>
          <table:table-cell office:value-type="float" office:value="-0.50648" calcext:value-type="float">
            <text:p>-0.50648</text:p>
          </table:table-cell>
          <table:table-cell office:value-type="float" office:value="-0.503196" calcext:value-type="float">
            <text:p>-0.503196</text:p>
          </table:table-cell>
          <table:table-cell office:value-type="float" office:value="-0.499414" calcext:value-type="float">
            <text:p>-0.499414</text:p>
          </table:table-cell>
          <table:table-cell office:value-type="float" office:value="-0.49514" calcext:value-type="float">
            <text:p>-0.49514</text:p>
          </table:table-cell>
          <table:table-cell office:value-type="float" office:value="-0.490378" calcext:value-type="float">
            <text:p>-0.490378</text:p>
          </table:table-cell>
          <table:table-cell office:value-type="float" office:value="-0.485131" calcext:value-type="float">
            <text:p>-0.485131</text:p>
          </table:table-cell>
          <table:table-cell office:value-type="float" office:value="-0.479405" calcext:value-type="float">
            <text:p>-0.479405</text:p>
          </table:table-cell>
          <table:table-cell office:value-type="float" office:value="-0.473207" calcext:value-type="float">
            <text:p>-0.473207</text:p>
          </table:table-cell>
          <table:table-cell office:value-type="float" office:value="-0.466541" calcext:value-type="float">
            <text:p>-0.466541</text:p>
          </table:table-cell>
          <table:table-cell office:value-type="float" office:value="-0.459415" calcext:value-type="float">
            <text:p>-0.459415</text:p>
          </table:table-cell>
          <table:table-cell office:value-type="float" office:value="-0.451836" calcext:value-type="float">
            <text:p>-0.451836</text:p>
          </table:table-cell>
          <table:table-cell office:value-type="float" office:value="-0.44381" calcext:value-type="float">
            <text:p>-0.44381</text:p>
          </table:table-cell>
          <table:table-cell office:value-type="float" office:value="-0.435347" calcext:value-type="float">
            <text:p>-0.435347</text:p>
          </table:table-cell>
          <table:table-cell office:value-type="float" office:value="-0.426454" calcext:value-type="float">
            <text:p>-0.426454</text:p>
          </table:table-cell>
          <table:table-cell office:value-type="float" office:value="-0.41714" calcext:value-type="float">
            <text:p>-0.41714</text:p>
          </table:table-cell>
          <table:table-cell office:value-type="float" office:value="-0.407415" calcext:value-type="float">
            <text:p>-0.407415</text:p>
          </table:table-cell>
          <table:table-cell office:value-type="float" office:value="-0.397287" calcext:value-type="float">
            <text:p>-0.397287</text:p>
          </table:table-cell>
          <table:table-cell office:value-type="float" office:value="-0.386768" calcext:value-type="float">
            <text:p>-0.386768</text:p>
          </table:table-cell>
          <table:table-cell office:value-type="float" office:value="-0.375866" calcext:value-type="float">
            <text:p>-0.375866</text:p>
          </table:table-cell>
          <table:table-cell office:value-type="float" office:value="-0.364594" calcext:value-type="float">
            <text:p>-0.364594</text:p>
          </table:table-cell>
          <table:table-cell office:value-type="float" office:value="-0.352962" calcext:value-type="float">
            <text:p>-0.352962</text:p>
          </table:table-cell>
          <table:table-cell office:value-type="float" office:value="-0.340981" calcext:value-type="float">
            <text:p>-0.340981</text:p>
          </table:table-cell>
          <table:table-cell office:value-type="float" office:value="-0.328665" calcext:value-type="float">
            <text:p>-0.328665</text:p>
          </table:table-cell>
          <table:table-cell office:value-type="float" office:value="-0.316023" calcext:value-type="float">
            <text:p>-0.316023</text:p>
          </table:table-cell>
          <table:table-cell office:value-type="float" office:value="-0.30307" calcext:value-type="float">
            <text:p>-0.30307</text:p>
          </table:table-cell>
          <table:table-cell office:value-type="float" office:value="-0.289818" calcext:value-type="float">
            <text:p>-0.289818</text:p>
          </table:table-cell>
          <table:table-cell office:value-type="float" office:value="-0.27628" calcext:value-type="float">
            <text:p>-0.27628</text:p>
          </table:table-cell>
          <table:table-cell office:value-type="float" office:value="-0.262469" calcext:value-type="float">
            <text:p>-0.262469</text:p>
          </table:table-cell>
          <table:table-cell office:value-type="float" office:value="-0.248399" calcext:value-type="float">
            <text:p>-0.248399</text:p>
          </table:table-cell>
          <table:table-cell office:value-type="float" office:value="-0.234084" calcext:value-type="float">
            <text:p>-0.234084</text:p>
          </table:table-cell>
          <table:table-cell office:value-type="float" office:value="-0.219538" calcext:value-type="float">
            <text:p>-0.219538</text:p>
          </table:table-cell>
          <table:table-cell office:value-type="float" office:value="-0.204775" calcext:value-type="float">
            <text:p>-0.204775</text:p>
          </table:table-cell>
          <table:table-cell office:value-type="float" office:value="-0.18981" calcext:value-type="float">
            <text:p>-0.18981</text:p>
          </table:table-cell>
          <table:table-cell office:value-type="float" office:value="-0.174658" calcext:value-type="float">
            <text:p>-0.174658</text:p>
          </table:table-cell>
          <table:table-cell office:value-type="float" office:value="-0.159333" calcext:value-type="float">
            <text:p>-0.159333</text:p>
          </table:table-cell>
          <table:table-cell office:value-type="float" office:value="-0.143852" calcext:value-type="float">
            <text:p>-0.143852</text:p>
          </table:table-cell>
          <table:table-cell office:value-type="float" office:value="-0.128228" calcext:value-type="float">
            <text:p>-0.128228</text:p>
          </table:table-cell>
          <table:table-cell office:value-type="float" office:value="-0.112478" calcext:value-type="float">
            <text:p>-0.112478</text:p>
          </table:table-cell>
          <table:table-cell office:value-type="float" office:value="-0.0966164" calcext:value-type="float">
            <text:p>-0.0966164</text:p>
          </table:table-cell>
          <table:table-cell office:value-type="float" office:value="-0.0806598" calcext:value-type="float">
            <text:p>-0.0806598</text:p>
          </table:table-cell>
          <table:table-cell office:value-type="float" office:value="-0.0646235" calcext:value-type="float">
            <text:p>-0.0646235</text:p>
          </table:table-cell>
          <table:table-cell office:value-type="float" office:value="-0.0485235" calcext:value-type="float">
            <text:p>-0.0485235</text:p>
          </table:table-cell>
          <table:table-cell office:value-type="float" office:value="-0.0323757" calcext:value-type="float">
            <text:p>-0.0323757</text:p>
          </table:table-cell>
          <table:table-cell office:value-type="float" office:value="-0.0161958" calcext:value-type="float">
            <text:p>-0.0161958</text:p>
          </table:table-cell>
          <table:table-cell office:value-type="float" office:value="-2.64719E-016" calcext:value-type="float">
            <text:p>-2.64719E-16</text:p>
          </table:table-cell>
          <table:table-cell office:value-type="float" office:value="0.0161958" calcext:value-type="float">
            <text:p>0.0161958</text:p>
          </table:table-cell>
          <table:table-cell office:value-type="float" office:value="0.0323757" calcext:value-type="float">
            <text:p>0.0323757</text:p>
          </table:table-cell>
          <table:table-cell office:value-type="float" office:value="0.0485235" calcext:value-type="float">
            <text:p>0.0485235</text:p>
          </table:table-cell>
          <table:table-cell office:value-type="float" office:value="0.0646235" calcext:value-type="float">
            <text:p>0.0646235</text:p>
          </table:table-cell>
          <table:table-cell office:value-type="float" office:value="0.0806598" calcext:value-type="float">
            <text:p>0.0806598</text:p>
          </table:table-cell>
          <table:table-cell office:value-type="float" office:value="0.0966164" calcext:value-type="float">
            <text:p>0.0966164</text:p>
          </table:table-cell>
          <table:table-cell office:value-type="float" office:value="0.112478" calcext:value-type="float">
            <text:p>0.112478</text:p>
          </table:table-cell>
          <table:table-cell office:value-type="float" office:value="0.128228" calcext:value-type="float">
            <text:p>0.128228</text:p>
          </table:table-cell>
          <table:table-cell office:value-type="float" office:value="0.143852" calcext:value-type="float">
            <text:p>0.143852</text:p>
          </table:table-cell>
          <table:table-cell office:value-type="float" office:value="0.159333" calcext:value-type="float">
            <text:p>0.159333</text:p>
          </table:table-cell>
          <table:table-cell office:value-type="float" office:value="0.174658" calcext:value-type="float">
            <text:p>0.174658</text:p>
          </table:table-cell>
          <table:table-cell office:value-type="float" office:value="0.18981" calcext:value-type="float">
            <text:p>0.18981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219538" calcext:value-type="float">
            <text:p>0.219538</text:p>
          </table:table-cell>
          <table:table-cell office:value-type="float" office:value="0.234084" calcext:value-type="float">
            <text:p>0.234084</text:p>
          </table:table-cell>
          <table:table-cell office:value-type="float" office:value="0.248399" calcext:value-type="float">
            <text:p>0.248399</text:p>
          </table:table-cell>
          <table:table-cell office:value-type="float" office:value="0.262469" calcext:value-type="float">
            <text:p>0.262469</text:p>
          </table:table-cell>
          <table:table-cell office:value-type="float" office:value="0.27628" calcext:value-type="float">
            <text:p>0.27628</text:p>
          </table:table-cell>
          <table:table-cell office:value-type="float" office:value="0.289818" calcext:value-type="float">
            <text:p>0.289818</text:p>
          </table:table-cell>
          <table:table-cell office:value-type="float" office:value="0.30307" calcext:value-type="float">
            <text:p>0.30307</text:p>
          </table:table-cell>
          <table:table-cell office:value-type="float" office:value="0.316023" calcext:value-type="float">
            <text:p>0.316023</text:p>
          </table:table-cell>
          <table:table-cell office:value-type="float" office:value="0.328665" calcext:value-type="float">
            <text:p>0.328665</text:p>
          </table:table-cell>
          <table:table-cell office:value-type="float" office:value="0.340981" calcext:value-type="float">
            <text:p>0.340981</text:p>
          </table:table-cell>
          <table:table-cell office:value-type="float" office:value="0.352962" calcext:value-type="float">
            <text:p>0.352962</text:p>
          </table:table-cell>
          <table:table-cell office:value-type="float" office:value="0.364594" calcext:value-type="float">
            <text:p>0.364594</text:p>
          </table:table-cell>
          <table:table-cell office:value-type="float" office:value="0.375866" calcext:value-type="float">
            <text:p>0.375866</text:p>
          </table:table-cell>
          <table:table-cell office:value-type="float" office:value="0.386768" calcext:value-type="float">
            <text:p>0.386768</text:p>
          </table:table-cell>
          <table:table-cell office:value-type="float" office:value="0.397287" calcext:value-type="float">
            <text:p>0.397287</text:p>
          </table:table-cell>
          <table:table-cell office:value-type="float" office:value="0.407415" calcext:value-type="float">
            <text:p>0.407415</text:p>
          </table:table-cell>
          <table:table-cell office:value-type="float" office:value="0.41714" calcext:value-type="float">
            <text:p>0.41714</text:p>
          </table:table-cell>
          <table:table-cell office:value-type="float" office:value="0.426454" calcext:value-type="float">
            <text:p>0.426454</text:p>
          </table:table-cell>
          <table:table-cell office:value-type="float" office:value="0.435347" calcext:value-type="float">
            <text:p>0.435347</text:p>
          </table:table-cell>
          <table:table-cell office:value-type="float" office:value="0.44381" calcext:value-type="float">
            <text:p>0.44381</text:p>
          </table:table-cell>
          <table:table-cell office:value-type="float" office:value="0.451836" calcext:value-type="float">
            <text:p>0.451836</text:p>
          </table:table-cell>
          <table:table-cell office:value-type="float" office:value="0.459415" calcext:value-type="float">
            <text:p>0.459415</text:p>
          </table:table-cell>
          <table:table-cell office:value-type="float" office:value="0.466541" calcext:value-type="float">
            <text:p>0.466541</text:p>
          </table:table-cell>
          <table:table-cell office:value-type="float" office:value="0.473207" calcext:value-type="float">
            <text:p>0.473207</text:p>
          </table:table-cell>
          <table:table-cell office:value-type="float" office:value="0.479405" calcext:value-type="float">
            <text:p>0.479405</text:p>
          </table:table-cell>
          <table:table-cell office:value-type="float" office:value="0.485131" calcext:value-type="float">
            <text:p>0.485131</text:p>
          </table:table-cell>
          <table:table-cell office:value-type="float" office:value="0.490378" calcext:value-type="float">
            <text:p>0.490378</text:p>
          </table:table-cell>
          <table:table-cell office:value-type="float" office:value="0.49514" calcext:value-type="float">
            <text:p>0.49514</text:p>
          </table:table-cell>
          <table:table-cell office:value-type="float" office:value="0.499414" calcext:value-type="float">
            <text:p>0.499414</text:p>
          </table:table-cell>
          <table:table-cell office:value-type="float" office:value="0.503196" calcext:value-type="float">
            <text:p>0.503196</text:p>
          </table:table-cell>
          <table:table-cell office:value-type="float" office:value="0.50648" calcext:value-type="float">
            <text:p>0.50648</text:p>
          </table:table-cell>
          <table:table-cell office:value-type="float" office:value="0.509265" calcext:value-type="float">
            <text:p>0.509265</text:p>
          </table:table-cell>
          <table:table-cell office:value-type="float" office:value="0.511547" calcext:value-type="float">
            <text:p>0.511547</text:p>
          </table:table-cell>
          <table:table-cell office:value-type="float" office:value="0.513325" calcext:value-type="float">
            <text:p>0.513325</text:p>
          </table:table-cell>
          <table:table-cell office:value-type="float" office:value="0.514596" calcext:value-type="float">
            <text:p>0.514596</text:p>
          </table:table-cell>
          <table:table-cell office:value-type="float" office:value="0.515359" calcext:value-type="float">
            <text:p>0.515359</text:p>
          </table:table-cell>
          <table:table-cell office:value-type="float" office:value="0.515612" calcext:value-type="float">
            <text:p>0.515612</text:p>
          </table:table-cell>
          <table:table-cell/>
        </table:table-row>
        <table:table-row table:style-name="ro1">
          <table:table-cell office:value-type="float" office:value="0.851426" calcext:value-type="float">
            <text:p>0.851426</text:p>
          </table:table-cell>
          <table:table-cell office:value-type="float" office:value="-0.522443" calcext:value-type="float">
            <text:p>-0.522443</text:p>
          </table:table-cell>
          <table:table-cell office:value-type="float" office:value="-0.522185" calcext:value-type="float">
            <text:p>-0.522185</text:p>
          </table:table-cell>
          <table:table-cell office:value-type="float" office:value="-0.521412" calcext:value-type="float">
            <text:p>-0.521412</text:p>
          </table:table-cell>
          <table:table-cell office:value-type="float" office:value="-0.520125" calcext:value-type="float">
            <text:p>-0.520125</text:p>
          </table:table-cell>
          <table:table-cell office:value-type="float" office:value="-0.518324" calcext:value-type="float">
            <text:p>-0.518324</text:p>
          </table:table-cell>
          <table:table-cell office:value-type="float" office:value="-0.516011" calcext:value-type="float">
            <text:p>-0.516011</text:p>
          </table:table-cell>
          <table:table-cell office:value-type="float" office:value="-0.51319" calcext:value-type="float">
            <text:p>-0.51319</text:p>
          </table:table-cell>
          <table:table-cell office:value-type="float" office:value="-0.509861" calcext:value-type="float">
            <text:p>-0.509861</text:p>
          </table:table-cell>
          <table:table-cell office:value-type="float" office:value="-0.50603" calcext:value-type="float">
            <text:p>-0.50603</text:p>
          </table:table-cell>
          <table:table-cell office:value-type="float" office:value="-0.501699" calcext:value-type="float">
            <text:p>-0.501699</text:p>
          </table:table-cell>
          <table:table-cell office:value-type="float" office:value="-0.496873" calcext:value-type="float">
            <text:p>-0.496873</text:p>
          </table:table-cell>
          <table:table-cell office:value-type="float" office:value="-0.491557" calcext:value-type="float">
            <text:p>-0.491557</text:p>
          </table:table-cell>
          <table:table-cell office:value-type="float" office:value="-0.485756" calcext:value-type="float">
            <text:p>-0.485756</text:p>
          </table:table-cell>
          <table:table-cell office:value-type="float" office:value="-0.479475" calcext:value-type="float">
            <text:p>-0.479475</text:p>
          </table:table-cell>
          <table:table-cell office:value-type="float" office:value="-0.472721" calcext:value-type="float">
            <text:p>-0.472721</text:p>
          </table:table-cell>
          <table:table-cell office:value-type="float" office:value="-0.465501" calcext:value-type="float">
            <text:p>-0.465501</text:p>
          </table:table-cell>
          <table:table-cell office:value-type="float" office:value="-0.457821" calcext:value-type="float">
            <text:p>-0.457821</text:p>
          </table:table-cell>
          <table:table-cell office:value-type="float" office:value="-0.449689" calcext:value-type="float">
            <text:p>-0.449689</text:p>
          </table:table-cell>
          <table:table-cell office:value-type="float" office:value="-0.441114" calcext:value-type="float">
            <text:p>-0.441114</text:p>
          </table:table-cell>
          <table:table-cell office:value-type="float" office:value="-0.432103" calcext:value-type="float">
            <text:p>-0.432103</text:p>
          </table:table-cell>
          <table:table-cell office:value-type="float" office:value="-0.422666" calcext:value-type="float">
            <text:p>-0.422666</text:p>
          </table:table-cell>
          <table:table-cell office:value-type="float" office:value="-0.412812" calcext:value-type="float">
            <text:p>-0.412812</text:p>
          </table:table-cell>
          <table:table-cell office:value-type="float" office:value="-0.40255" calcext:value-type="float">
            <text:p>-0.40255</text:p>
          </table:table-cell>
          <table:table-cell office:value-type="float" office:value="-0.391891" calcext:value-type="float">
            <text:p>-0.391891</text:p>
          </table:table-cell>
          <table:table-cell office:value-type="float" office:value="-0.380845" calcext:value-type="float">
            <text:p>-0.380845</text:p>
          </table:table-cell>
          <table:table-cell office:value-type="float" office:value="-0.369424" calcext:value-type="float">
            <text:p>-0.369424</text:p>
          </table:table-cell>
          <table:table-cell office:value-type="float" office:value="-0.357637" calcext:value-type="float">
            <text:p>-0.357637</text:p>
          </table:table-cell>
          <table:table-cell office:value-type="float" office:value="-0.345498" calcext:value-type="float">
            <text:p>-0.345498</text:p>
          </table:table-cell>
          <table:table-cell office:value-type="float" office:value="-0.333018" calcext:value-type="float">
            <text:p>-0.333018</text:p>
          </table:table-cell>
          <table:table-cell office:value-type="float" office:value="-0.32021" calcext:value-type="float">
            <text:p>-0.32021</text:p>
          </table:table-cell>
          <table:table-cell office:value-type="float" office:value="-0.307085" calcext:value-type="float">
            <text:p>-0.307085</text:p>
          </table:table-cell>
          <table:table-cell office:value-type="float" office:value="-0.293657" calcext:value-type="float">
            <text:p>-0.293657</text:p>
          </table:table-cell>
          <table:table-cell office:value-type="float" office:value="-0.279939" calcext:value-type="float">
            <text:p>-0.279939</text:p>
          </table:table-cell>
          <table:table-cell office:value-type="float" office:value="-0.265946" calcext:value-type="float">
            <text:p>-0.265946</text:p>
          </table:table-cell>
          <table:table-cell office:value-type="float" office:value="-0.251689" calcext:value-type="float">
            <text:p>-0.251689</text:p>
          </table:table-cell>
          <table:table-cell office:value-type="float" office:value="-0.237185" calcext:value-type="float">
            <text:p>-0.237185</text:p>
          </table:table-cell>
          <table:table-cell office:value-type="float" office:value="-0.222446" calcext:value-type="float">
            <text:p>-0.222446</text:p>
          </table:table-cell>
          <table:table-cell office:value-type="float" office:value="-0.207487" calcext:value-type="float">
            <text:p>-0.207487</text:p>
          </table:table-cell>
          <table:table-cell office:value-type="float" office:value="-0.192324" calcext:value-type="float">
            <text:p>-0.192324</text:p>
          </table:table-cell>
          <table:table-cell office:value-type="float" office:value="-0.176972" calcext:value-type="float">
            <text:p>-0.176972</text:p>
          </table:table-cell>
          <table:table-cell office:value-type="float" office:value="-0.161444" calcext:value-type="float">
            <text:p>-0.161444</text:p>
          </table:table-cell>
          <table:table-cell office:value-type="float" office:value="-0.145757" calcext:value-type="float">
            <text:p>-0.145757</text:p>
          </table:table-cell>
          <table:table-cell office:value-type="float" office:value="-0.129927" calcext:value-type="float">
            <text:p>-0.129927</text:p>
          </table:table-cell>
          <table:table-cell office:value-type="float" office:value="-0.113968" calcext:value-type="float">
            <text:p>-0.113968</text:p>
          </table:table-cell>
          <table:table-cell office:value-type="float" office:value="-0.0978962" calcext:value-type="float">
            <text:p>-0.0978962</text:p>
          </table:table-cell>
          <table:table-cell office:value-type="float" office:value="-0.0817282" calcext:value-type="float">
            <text:p>-0.0817282</text:p>
          </table:table-cell>
          <table:table-cell office:value-type="float" office:value="-0.0654796" calcext:value-type="float">
            <text:p>-0.0654796</text:p>
          </table:table-cell>
          <table:table-cell office:value-type="float" office:value="-0.0491663" calcext:value-type="float">
            <text:p>-0.0491663</text:p>
          </table:table-cell>
          <table:table-cell office:value-type="float" office:value="-0.0328045" calcext:value-type="float">
            <text:p>-0.0328045</text:p>
          </table:table-cell>
          <table:table-cell office:value-type="float" office:value="-0.0164104" calcext:value-type="float">
            <text:p>-0.0164104</text:p>
          </table:table-cell>
          <table:table-cell office:value-type="float" office:value="1.04866E-016" calcext:value-type="float">
            <text:p>1.04866E-16</text:p>
          </table:table-cell>
          <table:table-cell office:value-type="float" office:value="0.0164104" calcext:value-type="float">
            <text:p>0.0164104</text:p>
          </table:table-cell>
          <table:table-cell office:value-type="float" office:value="0.0328045" calcext:value-type="float">
            <text:p>0.0328045</text:p>
          </table:table-cell>
          <table:table-cell office:value-type="float" office:value="0.0491663" calcext:value-type="float">
            <text:p>0.0491663</text:p>
          </table:table-cell>
          <table:table-cell office:value-type="float" office:value="0.0654796" calcext:value-type="float">
            <text:p>0.0654796</text:p>
          </table:table-cell>
          <table:table-cell office:value-type="float" office:value="0.0817282" calcext:value-type="float">
            <text:p>0.0817282</text:p>
          </table:table-cell>
          <table:table-cell office:value-type="float" office:value="0.0978962" calcext:value-type="float">
            <text:p>0.0978962</text:p>
          </table:table-cell>
          <table:table-cell office:value-type="float" office:value="0.113968" calcext:value-type="float">
            <text:p>0.113968</text:p>
          </table:table-cell>
          <table:table-cell office:value-type="float" office:value="0.129927" calcext:value-type="float">
            <text:p>0.129927</text:p>
          </table:table-cell>
          <table:table-cell office:value-type="float" office:value="0.145757" calcext:value-type="float">
            <text:p>0.145757</text:p>
          </table:table-cell>
          <table:table-cell office:value-type="float" office:value="0.161444" calcext:value-type="float">
            <text:p>0.161444</text:p>
          </table:table-cell>
          <table:table-cell office:value-type="float" office:value="0.176972" calcext:value-type="float">
            <text:p>0.176972</text:p>
          </table:table-cell>
          <table:table-cell office:value-type="float" office:value="0.192324" calcext:value-type="float">
            <text:p>0.192324</text:p>
          </table:table-cell>
          <table:table-cell office:value-type="float" office:value="0.207487" calcext:value-type="float">
            <text:p>0.207487</text:p>
          </table:table-cell>
          <table:table-cell office:value-type="float" office:value="0.222446" calcext:value-type="float">
            <text:p>0.222446</text:p>
          </table:table-cell>
          <table:table-cell office:value-type="float" office:value="0.237185" calcext:value-type="float">
            <text:p>0.237185</text:p>
          </table:table-cell>
          <table:table-cell office:value-type="float" office:value="0.251689" calcext:value-type="float">
            <text:p>0.251689</text:p>
          </table:table-cell>
          <table:table-cell office:value-type="float" office:value="0.265946" calcext:value-type="float">
            <text:p>0.265946</text:p>
          </table:table-cell>
          <table:table-cell office:value-type="float" office:value="0.279939" calcext:value-type="float">
            <text:p>0.279939</text:p>
          </table:table-cell>
          <table:table-cell office:value-type="float" office:value="0.293657" calcext:value-type="float">
            <text:p>0.293657</text:p>
          </table:table-cell>
          <table:table-cell office:value-type="float" office:value="0.307085" calcext:value-type="float">
            <text:p>0.307085</text:p>
          </table:table-cell>
          <table:table-cell office:value-type="float" office:value="0.32021" calcext:value-type="float">
            <text:p>0.32021</text:p>
          </table:table-cell>
          <table:table-cell office:value-type="float" office:value="0.333018" calcext:value-type="float">
            <text:p>0.333018</text:p>
          </table:table-cell>
          <table:table-cell office:value-type="float" office:value="0.345498" calcext:value-type="float">
            <text:p>0.345498</text:p>
          </table:table-cell>
          <table:table-cell office:value-type="float" office:value="0.357637" calcext:value-type="float">
            <text:p>0.357637</text:p>
          </table:table-cell>
          <table:table-cell office:value-type="float" office:value="0.369424" calcext:value-type="float">
            <text:p>0.369424</text:p>
          </table:table-cell>
          <table:table-cell office:value-type="float" office:value="0.380845" calcext:value-type="float">
            <text:p>0.380845</text:p>
          </table:table-cell>
          <table:table-cell office:value-type="float" office:value="0.391891" calcext:value-type="float">
            <text:p>0.391891</text:p>
          </table:table-cell>
          <table:table-cell office:value-type="float" office:value="0.40255" calcext:value-type="float">
            <text:p>0.40255</text:p>
          </table:table-cell>
          <table:table-cell office:value-type="float" office:value="0.412812" calcext:value-type="float">
            <text:p>0.412812</text:p>
          </table:table-cell>
          <table:table-cell office:value-type="float" office:value="0.422666" calcext:value-type="float">
            <text:p>0.422666</text:p>
          </table:table-cell>
          <table:table-cell office:value-type="float" office:value="0.432103" calcext:value-type="float">
            <text:p>0.432103</text:p>
          </table:table-cell>
          <table:table-cell office:value-type="float" office:value="0.441114" calcext:value-type="float">
            <text:p>0.441114</text:p>
          </table:table-cell>
          <table:table-cell office:value-type="float" office:value="0.449689" calcext:value-type="float">
            <text:p>0.449689</text:p>
          </table:table-cell>
          <table:table-cell office:value-type="float" office:value="0.457821" calcext:value-type="float">
            <text:p>0.457821</text:p>
          </table:table-cell>
          <table:table-cell office:value-type="float" office:value="0.465501" calcext:value-type="float">
            <text:p>0.465501</text:p>
          </table:table-cell>
          <table:table-cell office:value-type="float" office:value="0.472721" calcext:value-type="float">
            <text:p>0.472721</text:p>
          </table:table-cell>
          <table:table-cell office:value-type="float" office:value="0.479475" calcext:value-type="float">
            <text:p>0.479475</text:p>
          </table:table-cell>
          <table:table-cell office:value-type="float" office:value="0.485756" calcext:value-type="float">
            <text:p>0.485756</text:p>
          </table:table-cell>
          <table:table-cell office:value-type="float" office:value="0.491557" calcext:value-type="float">
            <text:p>0.491557</text:p>
          </table:table-cell>
          <table:table-cell office:value-type="float" office:value="0.496873" calcext:value-type="float">
            <text:p>0.496873</text:p>
          </table:table-cell>
          <table:table-cell office:value-type="float" office:value="0.501699" calcext:value-type="float">
            <text:p>0.501699</text:p>
          </table:table-cell>
          <table:table-cell office:value-type="float" office:value="0.50603" calcext:value-type="float">
            <text:p>0.50603</text:p>
          </table:table-cell>
          <table:table-cell office:value-type="float" office:value="0.509861" calcext:value-type="float">
            <text:p>0.509861</text:p>
          </table:table-cell>
          <table:table-cell office:value-type="float" office:value="0.51319" calcext:value-type="float">
            <text:p>0.51319</text:p>
          </table:table-cell>
          <table:table-cell office:value-type="float" office:value="0.516011" calcext:value-type="float">
            <text:p>0.516011</text:p>
          </table:table-cell>
          <table:table-cell office:value-type="float" office:value="0.518324" calcext:value-type="float">
            <text:p>0.518324</text:p>
          </table:table-cell>
          <table:table-cell office:value-type="float" office:value="0.520125" calcext:value-type="float">
            <text:p>0.520125</text:p>
          </table:table-cell>
          <table:table-cell office:value-type="float" office:value="0.521412" calcext:value-type="float">
            <text:p>0.521412</text:p>
          </table:table-cell>
          <table:table-cell office:value-type="float" office:value="0.522185" calcext:value-type="float">
            <text:p>0.522185</text:p>
          </table:table-cell>
          <table:table-cell office:value-type="float" office:value="0.522443" calcext:value-type="float">
            <text:p>0.522443</text:p>
          </table:table-cell>
          <table:table-cell/>
        </table:table-row>
        <table:table-row table:style-name="ro1">
          <table:table-cell office:value-type="float" office:value="0.858477" calcext:value-type="float">
            <text:p>0.858477</text:p>
          </table:table-cell>
          <table:table-cell office:value-type="float" office:value="-0.52933" calcext:value-type="float">
            <text:p>-0.52933</text:p>
          </table:table-cell>
          <table:table-cell office:value-type="float" office:value="-0.529068" calcext:value-type="float">
            <text:p>-0.529068</text:p>
          </table:table-cell>
          <table:table-cell office:value-type="float" office:value="-0.528285" calcext:value-type="float">
            <text:p>-0.528285</text:p>
          </table:table-cell>
          <table:table-cell office:value-type="float" office:value="-0.526981" calcext:value-type="float">
            <text:p>-0.526981</text:p>
          </table:table-cell>
          <table:table-cell office:value-type="float" office:value="-0.525156" calcext:value-type="float">
            <text:p>-0.525156</text:p>
          </table:table-cell>
          <table:table-cell office:value-type="float" office:value="-0.522813" calcext:value-type="float">
            <text:p>-0.522813</text:p>
          </table:table-cell>
          <table:table-cell office:value-type="float" office:value="-0.519954" calcext:value-type="float">
            <text:p>-0.519954</text:p>
          </table:table-cell>
          <table:table-cell office:value-type="float" office:value="-0.516582" calcext:value-type="float">
            <text:p>-0.516582</text:p>
          </table:table-cell>
          <table:table-cell office:value-type="float" office:value="-0.5127" calcext:value-type="float">
            <text:p>-0.5127</text:p>
          </table:table-cell>
          <table:table-cell office:value-type="float" office:value="-0.508312" calcext:value-type="float">
            <text:p>-0.508312</text:p>
          </table:table-cell>
          <table:table-cell office:value-type="float" office:value="-0.503423" calcext:value-type="float">
            <text:p>-0.503423</text:p>
          </table:table-cell>
          <table:table-cell office:value-type="float" office:value="-0.498037" calcext:value-type="float">
            <text:p>-0.498037</text:p>
          </table:table-cell>
          <table:table-cell office:value-type="float" office:value="-0.492159" calcext:value-type="float">
            <text:p>-0.492159</text:p>
          </table:table-cell>
          <table:table-cell office:value-type="float" office:value="-0.485795" calcext:value-type="float">
            <text:p>-0.485795</text:p>
          </table:table-cell>
          <table:table-cell office:value-type="float" office:value="-0.478952" calcext:value-type="float">
            <text:p>-0.478952</text:p>
          </table:table-cell>
          <table:table-cell office:value-type="float" office:value="-0.471637" calcext:value-type="float">
            <text:p>-0.471637</text:p>
          </table:table-cell>
          <table:table-cell office:value-type="float" office:value="-0.463856" calcext:value-type="float">
            <text:p>-0.463856</text:p>
          </table:table-cell>
          <table:table-cell office:value-type="float" office:value="-0.455617" calcext:value-type="float">
            <text:p>-0.455617</text:p>
          </table:table-cell>
          <table:table-cell office:value-type="float" office:value="-0.446929" calcext:value-type="float">
            <text:p>-0.446929</text:p>
          </table:table-cell>
          <table:table-cell office:value-type="float" office:value="-0.437799" calcext:value-type="float">
            <text:p>-0.437799</text:p>
          </table:table-cell>
          <table:table-cell office:value-type="float" office:value="-0.428237" calcext:value-type="float">
            <text:p>-0.428237</text:p>
          </table:table-cell>
          <table:table-cell office:value-type="float" office:value="-0.418253" calcext:value-type="float">
            <text:p>-0.418253</text:p>
          </table:table-cell>
          <table:table-cell office:value-type="float" office:value="-0.407856" calcext:value-type="float">
            <text:p>-0.407856</text:p>
          </table:table-cell>
          <table:table-cell office:value-type="float" office:value="-0.397057" calcext:value-type="float">
            <text:p>-0.397057</text:p>
          </table:table-cell>
          <table:table-cell office:value-type="float" office:value="-0.385865" calcext:value-type="float">
            <text:p>-0.385865</text:p>
          </table:table-cell>
          <table:table-cell office:value-type="float" office:value="-0.374293" calcext:value-type="float">
            <text:p>-0.374293</text:p>
          </table:table-cell>
          <table:table-cell office:value-type="float" office:value="-0.362352" calcext:value-type="float">
            <text:p>-0.362352</text:p>
          </table:table-cell>
          <table:table-cell office:value-type="float" office:value="-0.350053" calcext:value-type="float">
            <text:p>-0.350053</text:p>
          </table:table-cell>
          <table:table-cell office:value-type="float" office:value="-0.337408" calcext:value-type="float">
            <text:p>-0.337408</text:p>
          </table:table-cell>
          <table:table-cell office:value-type="float" office:value="-0.32443" calcext:value-type="float">
            <text:p>-0.32443</text:p>
          </table:table-cell>
          <table:table-cell office:value-type="float" office:value="-0.311133" calcext:value-type="float">
            <text:p>-0.311133</text:p>
          </table:table-cell>
          <table:table-cell office:value-type="float" office:value="-0.297528" calcext:value-type="float">
            <text:p>-0.297528</text:p>
          </table:table-cell>
          <table:table-cell office:value-type="float" office:value="-0.283629" calcext:value-type="float">
            <text:p>-0.283629</text:p>
          </table:table-cell>
          <table:table-cell office:value-type="float" office:value="-0.269451" calcext:value-type="float">
            <text:p>-0.269451</text:p>
          </table:table-cell>
          <table:table-cell office:value-type="float" office:value="-0.255007" calcext:value-type="float">
            <text:p>-0.255007</text:p>
          </table:table-cell>
          <table:table-cell office:value-type="float" office:value="-0.240311" calcext:value-type="float">
            <text:p>-0.240311</text:p>
          </table:table-cell>
          <table:table-cell office:value-type="float" office:value="-0.225378" calcext:value-type="float">
            <text:p>-0.225378</text:p>
          </table:table-cell>
          <table:table-cell office:value-type="float" office:value="-0.210222" calcext:value-type="float">
            <text:p>-0.210222</text:p>
          </table:table-cell>
          <table:table-cell office:value-type="float" office:value="-0.19486" calcext:value-type="float">
            <text:p>-0.19486</text:p>
          </table:table-cell>
          <table:table-cell office:value-type="float" office:value="-0.179304" calcext:value-type="float">
            <text:p>-0.179304</text:p>
          </table:table-cell>
          <table:table-cell office:value-type="float" office:value="-0.163572" calcext:value-type="float">
            <text:p>-0.163572</text:p>
          </table:table-cell>
          <table:table-cell office:value-type="float" office:value="-0.147678" calcext:value-type="float">
            <text:p>-0.147678</text:p>
          </table:table-cell>
          <table:table-cell office:value-type="float" office:value="-0.131639" calcext:value-type="float">
            <text:p>-0.131639</text:p>
          </table:table-cell>
          <table:table-cell office:value-type="float" office:value="-0.11547" calcext:value-type="float">
            <text:p>-0.11547</text:p>
          </table:table-cell>
          <table:table-cell office:value-type="float" office:value="-0.0991866" calcext:value-type="float">
            <text:p>-0.0991866</text:p>
          </table:table-cell>
          <table:table-cell office:value-type="float" office:value="-0.0828055" calcext:value-type="float">
            <text:p>-0.0828055</text:p>
          </table:table-cell>
          <table:table-cell office:value-type="float" office:value="-0.0663427" calcext:value-type="float">
            <text:p>-0.0663427</text:p>
          </table:table-cell>
          <table:table-cell office:value-type="float" office:value="-0.0498144" calcext:value-type="float">
            <text:p>-0.0498144</text:p>
          </table:table-cell>
          <table:table-cell office:value-type="float" office:value="-0.0332369" calcext:value-type="float">
            <text:p>-0.0332369</text:p>
          </table:table-cell>
          <table:table-cell office:value-type="float" office:value="-0.0166267" calcext:value-type="float">
            <text:p>-0.0166267</text:p>
          </table:table-cell>
          <table:table-cell office:value-type="float" office:value="-1.71975E-017" calcext:value-type="float">
            <text:p>-1.71975E-17</text:p>
          </table:table-cell>
          <table:table-cell office:value-type="float" office:value="0.0166267" calcext:value-type="float">
            <text:p>0.0166267</text:p>
          </table:table-cell>
          <table:table-cell office:value-type="float" office:value="0.0332369" calcext:value-type="float">
            <text:p>0.0332369</text:p>
          </table:table-cell>
          <table:table-cell office:value-type="float" office:value="0.0498144" calcext:value-type="float">
            <text:p>0.0498144</text:p>
          </table:table-cell>
          <table:table-cell office:value-type="float" office:value="0.0663427" calcext:value-type="float">
            <text:p>0.0663427</text:p>
          </table:table-cell>
          <table:table-cell office:value-type="float" office:value="0.0828055" calcext:value-type="float">
            <text:p>0.0828055</text:p>
          </table:table-cell>
          <table:table-cell office:value-type="float" office:value="0.0991866" calcext:value-type="float">
            <text:p>0.0991866</text:p>
          </table:table-cell>
          <table:table-cell office:value-type="float" office:value="0.11547" calcext:value-type="float">
            <text:p>0.11547</text:p>
          </table:table-cell>
          <table:table-cell office:value-type="float" office:value="0.131639" calcext:value-type="float">
            <text:p>0.131639</text:p>
          </table:table-cell>
          <table:table-cell office:value-type="float" office:value="0.147678" calcext:value-type="float">
            <text:p>0.147678</text:p>
          </table:table-cell>
          <table:table-cell office:value-type="float" office:value="0.163572" calcext:value-type="float">
            <text:p>0.163572</text:p>
          </table:table-cell>
          <table:table-cell office:value-type="float" office:value="0.179304" calcext:value-type="float">
            <text:p>0.179304</text:p>
          </table:table-cell>
          <table:table-cell office:value-type="float" office:value="0.19486" calcext:value-type="float">
            <text:p>0.19486</text:p>
          </table:table-cell>
          <table:table-cell office:value-type="float" office:value="0.210222" calcext:value-type="float">
            <text:p>0.210222</text:p>
          </table:table-cell>
          <table:table-cell office:value-type="float" office:value="0.225378" calcext:value-type="float">
            <text:p>0.225378</text:p>
          </table:table-cell>
          <table:table-cell office:value-type="float" office:value="0.240311" calcext:value-type="float">
            <text:p>0.240311</text:p>
          </table:table-cell>
          <table:table-cell office:value-type="float" office:value="0.255007" calcext:value-type="float">
            <text:p>0.255007</text:p>
          </table:table-cell>
          <table:table-cell office:value-type="float" office:value="0.269451" calcext:value-type="float">
            <text:p>0.269451</text:p>
          </table:table-cell>
          <table:table-cell office:value-type="float" office:value="0.283629" calcext:value-type="float">
            <text:p>0.283629</text:p>
          </table:table-cell>
          <table:table-cell office:value-type="float" office:value="0.297528" calcext:value-type="float">
            <text:p>0.297528</text:p>
          </table:table-cell>
          <table:table-cell office:value-type="float" office:value="0.311133" calcext:value-type="float">
            <text:p>0.311133</text:p>
          </table:table-cell>
          <table:table-cell office:value-type="float" office:value="0.32443" calcext:value-type="float">
            <text:p>0.32443</text:p>
          </table:table-cell>
          <table:table-cell office:value-type="float" office:value="0.337408" calcext:value-type="float">
            <text:p>0.337408</text:p>
          </table:table-cell>
          <table:table-cell office:value-type="float" office:value="0.350053" calcext:value-type="float">
            <text:p>0.350053</text:p>
          </table:table-cell>
          <table:table-cell office:value-type="float" office:value="0.362352" calcext:value-type="float">
            <text:p>0.362352</text:p>
          </table:table-cell>
          <table:table-cell office:value-type="float" office:value="0.374293" calcext:value-type="float">
            <text:p>0.374293</text:p>
          </table:table-cell>
          <table:table-cell office:value-type="float" office:value="0.385865" calcext:value-type="float">
            <text:p>0.385865</text:p>
          </table:table-cell>
          <table:table-cell office:value-type="float" office:value="0.397057" calcext:value-type="float">
            <text:p>0.397057</text:p>
          </table:table-cell>
          <table:table-cell office:value-type="float" office:value="0.407856" calcext:value-type="float">
            <text:p>0.407856</text:p>
          </table:table-cell>
          <table:table-cell office:value-type="float" office:value="0.418253" calcext:value-type="float">
            <text:p>0.418253</text:p>
          </table:table-cell>
          <table:table-cell office:value-type="float" office:value="0.428237" calcext:value-type="float">
            <text:p>0.428237</text:p>
          </table:table-cell>
          <table:table-cell office:value-type="float" office:value="0.437799" calcext:value-type="float">
            <text:p>0.437799</text:p>
          </table:table-cell>
          <table:table-cell office:value-type="float" office:value="0.446929" calcext:value-type="float">
            <text:p>0.446929</text:p>
          </table:table-cell>
          <table:table-cell office:value-type="float" office:value="0.455617" calcext:value-type="float">
            <text:p>0.455617</text:p>
          </table:table-cell>
          <table:table-cell office:value-type="float" office:value="0.463856" calcext:value-type="float">
            <text:p>0.463856</text:p>
          </table:table-cell>
          <table:table-cell office:value-type="float" office:value="0.471637" calcext:value-type="float">
            <text:p>0.471637</text:p>
          </table:table-cell>
          <table:table-cell office:value-type="float" office:value="0.478952" calcext:value-type="float">
            <text:p>0.478952</text:p>
          </table:table-cell>
          <table:table-cell office:value-type="float" office:value="0.485795" calcext:value-type="float">
            <text:p>0.485795</text:p>
          </table:table-cell>
          <table:table-cell office:value-type="float" office:value="0.492159" calcext:value-type="float">
            <text:p>0.492159</text:p>
          </table:table-cell>
          <table:table-cell office:value-type="float" office:value="0.498037" calcext:value-type="float">
            <text:p>0.498037</text:p>
          </table:table-cell>
          <table:table-cell office:value-type="float" office:value="0.503423" calcext:value-type="float">
            <text:p>0.503423</text:p>
          </table:table-cell>
          <table:table-cell office:value-type="float" office:value="0.508312" calcext:value-type="float">
            <text:p>0.508312</text:p>
          </table:table-cell>
          <table:table-cell office:value-type="float" office:value="0.5127" calcext:value-type="float">
            <text:p>0.5127</text:p>
          </table:table-cell>
          <table:table-cell office:value-type="float" office:value="0.516582" calcext:value-type="float">
            <text:p>0.516582</text:p>
          </table:table-cell>
          <table:table-cell office:value-type="float" office:value="0.519954" calcext:value-type="float">
            <text:p>0.519954</text:p>
          </table:table-cell>
          <table:table-cell office:value-type="float" office:value="0.522813" calcext:value-type="float">
            <text:p>0.522813</text:p>
          </table:table-cell>
          <table:table-cell office:value-type="float" office:value="0.525156" calcext:value-type="float">
            <text:p>0.525156</text:p>
          </table:table-cell>
          <table:table-cell office:value-type="float" office:value="0.526981" calcext:value-type="float">
            <text:p>0.526981</text:p>
          </table:table-cell>
          <table:table-cell office:value-type="float" office:value="0.528285" calcext:value-type="float">
            <text:p>0.528285</text:p>
          </table:table-cell>
          <table:table-cell office:value-type="float" office:value="0.529068" calcext:value-type="float">
            <text:p>0.529068</text:p>
          </table:table-cell>
          <table:table-cell office:value-type="float" office:value="0.52933" calcext:value-type="float">
            <text:p>0.52933</text:p>
          </table:table-cell>
          <table:table-cell/>
        </table:table-row>
        <table:table-row table:style-name="ro1">
          <table:table-cell office:value-type="float" office:value="0.865216" calcext:value-type="float">
            <text:p>0.865216</text:p>
          </table:table-cell>
          <table:table-cell office:value-type="float" office:value="-0.535624" calcext:value-type="float">
            <text:p>-0.535624</text:p>
          </table:table-cell>
          <table:table-cell office:value-type="float" office:value="-0.53536" calcext:value-type="float">
            <text:p>-0.53536</text:p>
          </table:table-cell>
          <table:table-cell office:value-type="float" office:value="-0.534567" calcext:value-type="float">
            <text:p>-0.534567</text:p>
          </table:table-cell>
          <table:table-cell office:value-type="float" office:value="-0.533247" calcext:value-type="float">
            <text:p>-0.533247</text:p>
          </table:table-cell>
          <table:table-cell office:value-type="float" office:value="-0.531401" calcext:value-type="float">
            <text:p>-0.531401</text:p>
          </table:table-cell>
          <table:table-cell office:value-type="float" office:value="-0.52903" calcext:value-type="float">
            <text:p>-0.52903</text:p>
          </table:table-cell>
          <table:table-cell office:value-type="float" office:value="-0.526137" calcext:value-type="float">
            <text:p>-0.526137</text:p>
          </table:table-cell>
          <table:table-cell office:value-type="float" office:value="-0.522725" calcext:value-type="float">
            <text:p>-0.522725</text:p>
          </table:table-cell>
          <table:table-cell office:value-type="float" office:value="-0.518797" calcext:value-type="float">
            <text:p>-0.518797</text:p>
          </table:table-cell>
          <table:table-cell office:value-type="float" office:value="-0.514357" calcext:value-type="float">
            <text:p>-0.514357</text:p>
          </table:table-cell>
          <table:table-cell office:value-type="float" office:value="-0.509409" calcext:value-type="float">
            <text:p>-0.509409</text:p>
          </table:table-cell>
          <table:table-cell office:value-type="float" office:value="-0.503959" calcext:value-type="float">
            <text:p>-0.503959</text:p>
          </table:table-cell>
          <table:table-cell office:value-type="float" office:value="-0.498011" calcext:value-type="float">
            <text:p>-0.498011</text:p>
          </table:table-cell>
          <table:table-cell office:value-type="float" office:value="-0.491572" calcext:value-type="float">
            <text:p>-0.491572</text:p>
          </table:table-cell>
          <table:table-cell office:value-type="float" office:value="-0.484648" calcext:value-type="float">
            <text:p>-0.484648</text:p>
          </table:table-cell>
          <table:table-cell office:value-type="float" office:value="-0.477245" calcext:value-type="float">
            <text:p>-0.477245</text:p>
          </table:table-cell>
          <table:table-cell office:value-type="float" office:value="-0.469372" calcext:value-type="float">
            <text:p>-0.469372</text:p>
          </table:table-cell>
          <table:table-cell office:value-type="float" office:value="-0.461035" calcext:value-type="float">
            <text:p>-0.461035</text:p>
          </table:table-cell>
          <table:table-cell office:value-type="float" office:value="-0.452243" calcext:value-type="float">
            <text:p>-0.452243</text:p>
          </table:table-cell>
          <table:table-cell office:value-type="float" office:value="-0.443005" calcext:value-type="float">
            <text:p>-0.443005</text:p>
          </table:table-cell>
          <table:table-cell office:value-type="float" office:value="-0.433329" calcext:value-type="float">
            <text:p>-0.433329</text:p>
          </table:table-cell>
          <table:table-cell office:value-type="float" office:value="-0.423227" calcext:value-type="float">
            <text:p>-0.423227</text:p>
          </table:table-cell>
          <table:table-cell office:value-type="float" office:value="-0.412706" calcext:value-type="float">
            <text:p>-0.412706</text:p>
          </table:table-cell>
          <table:table-cell office:value-type="float" office:value="-0.401778" calcext:value-type="float">
            <text:p>-0.401778</text:p>
          </table:table-cell>
          <table:table-cell office:value-type="float" office:value="-0.390454" calcext:value-type="float">
            <text:p>-0.390454</text:p>
          </table:table-cell>
          <table:table-cell office:value-type="float" office:value="-0.378744" calcext:value-type="float">
            <text:p>-0.378744</text:p>
          </table:table-cell>
          <table:table-cell office:value-type="float" office:value="-0.36666" calcext:value-type="float">
            <text:p>-0.36666</text:p>
          </table:table-cell>
          <table:table-cell office:value-type="float" office:value="-0.354215" calcext:value-type="float">
            <text:p>-0.354215</text:p>
          </table:table-cell>
          <table:table-cell office:value-type="float" office:value="-0.34142" calcext:value-type="float">
            <text:p>-0.34142</text:p>
          </table:table-cell>
          <table:table-cell office:value-type="float" office:value="-0.328288" calcext:value-type="float">
            <text:p>-0.328288</text:p>
          </table:table-cell>
          <table:table-cell office:value-type="float" office:value="-0.314832" calcext:value-type="float">
            <text:p>-0.314832</text:p>
          </table:table-cell>
          <table:table-cell office:value-type="float" office:value="-0.301066" calcext:value-type="float">
            <text:p>-0.301066</text:p>
          </table:table-cell>
          <table:table-cell office:value-type="float" office:value="-0.287002" calcext:value-type="float">
            <text:p>-0.287002</text:p>
          </table:table-cell>
          <table:table-cell office:value-type="float" office:value="-0.272655" calcext:value-type="float">
            <text:p>-0.272655</text:p>
          </table:table-cell>
          <table:table-cell office:value-type="float" office:value="-0.258039" calcext:value-type="float">
            <text:p>-0.258039</text:p>
          </table:table-cell>
          <table:table-cell office:value-type="float" office:value="-0.243169" calcext:value-type="float">
            <text:p>-0.243169</text:p>
          </table:table-cell>
          <table:table-cell office:value-type="float" office:value="-0.228058" calcext:value-type="float">
            <text:p>-0.228058</text:p>
          </table:table-cell>
          <table:table-cell office:value-type="float" office:value="-0.212722" calcext:value-type="float">
            <text:p>-0.212722</text:p>
          </table:table-cell>
          <table:table-cell office:value-type="float" office:value="-0.197177" calcext:value-type="float">
            <text:p>-0.197177</text:p>
          </table:table-cell>
          <table:table-cell office:value-type="float" office:value="-0.181436" calcext:value-type="float">
            <text:p>-0.181436</text:p>
          </table:table-cell>
          <table:table-cell office:value-type="float" office:value="-0.165517" calcext:value-type="float">
            <text:p>-0.165517</text:p>
          </table:table-cell>
          <table:table-cell office:value-type="float" office:value="-0.149435" calcext:value-type="float">
            <text:p>-0.149435</text:p>
          </table:table-cell>
          <table:table-cell office:value-type="float" office:value="-0.133204" calcext:value-type="float">
            <text:p>-0.133204</text:p>
          </table:table-cell>
          <table:table-cell office:value-type="float" office:value="-0.116843" calcext:value-type="float">
            <text:p>-0.116843</text:p>
          </table:table-cell>
          <table:table-cell office:value-type="float" office:value="-0.100366" calcext:value-type="float">
            <text:p>-0.100366</text:p>
          </table:table-cell>
          <table:table-cell office:value-type="float" office:value="-0.0837902" calcext:value-type="float">
            <text:p>-0.0837902</text:p>
          </table:table-cell>
          <table:table-cell office:value-type="float" office:value="-0.0671316" calcext:value-type="float">
            <text:p>-0.0671316</text:p>
          </table:table-cell>
          <table:table-cell office:value-type="float" office:value="-0.0504067" calcext:value-type="float">
            <text:p>-0.0504067</text:p>
          </table:table-cell>
          <table:table-cell office:value-type="float" office:value="-0.0336321" calcext:value-type="float">
            <text:p>-0.0336321</text:p>
          </table:table-cell>
          <table:table-cell office:value-type="float" office:value="-0.0168244" calcext:value-type="float">
            <text:p>-0.0168244</text:p>
          </table:table-cell>
          <table:table-cell office:value-type="float" office:value="-4.21145E-016" calcext:value-type="float">
            <text:p>-4.21145E-16</text:p>
          </table:table-cell>
          <table:table-cell office:value-type="float" office:value="0.0168244" calcext:value-type="float">
            <text:p>0.0168244</text:p>
          </table:table-cell>
          <table:table-cell office:value-type="float" office:value="0.0336321" calcext:value-type="float">
            <text:p>0.0336321</text:p>
          </table:table-cell>
          <table:table-cell office:value-type="float" office:value="0.0504067" calcext:value-type="float">
            <text:p>0.0504067</text:p>
          </table:table-cell>
          <table:table-cell office:value-type="float" office:value="0.0671316" calcext:value-type="float">
            <text:p>0.0671316</text:p>
          </table:table-cell>
          <table:table-cell office:value-type="float" office:value="0.0837902" calcext:value-type="float">
            <text:p>0.0837902</text:p>
          </table:table-cell>
          <table:table-cell office:value-type="float" office:value="0.100366" calcext:value-type="float">
            <text:p>0.100366</text:p>
          </table:table-cell>
          <table:table-cell office:value-type="float" office:value="0.116843" calcext:value-type="float">
            <text:p>0.116843</text:p>
          </table:table-cell>
          <table:table-cell office:value-type="float" office:value="0.133204" calcext:value-type="float">
            <text:p>0.133204</text:p>
          </table:table-cell>
          <table:table-cell office:value-type="float" office:value="0.149435" calcext:value-type="float">
            <text:p>0.149435</text:p>
          </table:table-cell>
          <table:table-cell office:value-type="float" office:value="0.165517" calcext:value-type="float">
            <text:p>0.165517</text:p>
          </table:table-cell>
          <table:table-cell office:value-type="float" office:value="0.181436" calcext:value-type="float">
            <text:p>0.181436</text:p>
          </table:table-cell>
          <table:table-cell office:value-type="float" office:value="0.197177" calcext:value-type="float">
            <text:p>0.197177</text:p>
          </table:table-cell>
          <table:table-cell office:value-type="float" office:value="0.212722" calcext:value-type="float">
            <text:p>0.212722</text:p>
          </table:table-cell>
          <table:table-cell office:value-type="float" office:value="0.228058" calcext:value-type="float">
            <text:p>0.228058</text:p>
          </table:table-cell>
          <table:table-cell office:value-type="float" office:value="0.243169" calcext:value-type="float">
            <text:p>0.243169</text:p>
          </table:table-cell>
          <table:table-cell office:value-type="float" office:value="0.258039" calcext:value-type="float">
            <text:p>0.258039</text:p>
          </table:table-cell>
          <table:table-cell office:value-type="float" office:value="0.272655" calcext:value-type="float">
            <text:p>0.272655</text:p>
          </table:table-cell>
          <table:table-cell office:value-type="float" office:value="0.287002" calcext:value-type="float">
            <text:p>0.287002</text:p>
          </table:table-cell>
          <table:table-cell office:value-type="float" office:value="0.301066" calcext:value-type="float">
            <text:p>0.301066</text:p>
          </table:table-cell>
          <table:table-cell office:value-type="float" office:value="0.314832" calcext:value-type="float">
            <text:p>0.314832</text:p>
          </table:table-cell>
          <table:table-cell office:value-type="float" office:value="0.328288" calcext:value-type="float">
            <text:p>0.328288</text:p>
          </table:table-cell>
          <table:table-cell office:value-type="float" office:value="0.34142" calcext:value-type="float">
            <text:p>0.34142</text:p>
          </table:table-cell>
          <table:table-cell office:value-type="float" office:value="0.354215" calcext:value-type="float">
            <text:p>0.354215</text:p>
          </table:table-cell>
          <table:table-cell office:value-type="float" office:value="0.36666" calcext:value-type="float">
            <text:p>0.36666</text:p>
          </table:table-cell>
          <table:table-cell office:value-type="float" office:value="0.378744" calcext:value-type="float">
            <text:p>0.378744</text:p>
          </table:table-cell>
          <table:table-cell office:value-type="float" office:value="0.390454" calcext:value-type="float">
            <text:p>0.390454</text:p>
          </table:table-cell>
          <table:table-cell office:value-type="float" office:value="0.401778" calcext:value-type="float">
            <text:p>0.401778</text:p>
          </table:table-cell>
          <table:table-cell office:value-type="float" office:value="0.412706" calcext:value-type="float">
            <text:p>0.412706</text:p>
          </table:table-cell>
          <table:table-cell office:value-type="float" office:value="0.423227" calcext:value-type="float">
            <text:p>0.423227</text:p>
          </table:table-cell>
          <table:table-cell office:value-type="float" office:value="0.433329" calcext:value-type="float">
            <text:p>0.433329</text:p>
          </table:table-cell>
          <table:table-cell office:value-type="float" office:value="0.443005" calcext:value-type="float">
            <text:p>0.443005</text:p>
          </table:table-cell>
          <table:table-cell office:value-type="float" office:value="0.452243" calcext:value-type="float">
            <text:p>0.452243</text:p>
          </table:table-cell>
          <table:table-cell office:value-type="float" office:value="0.461035" calcext:value-type="float">
            <text:p>0.461035</text:p>
          </table:table-cell>
          <table:table-cell office:value-type="float" office:value="0.469372" calcext:value-type="float">
            <text:p>0.469372</text:p>
          </table:table-cell>
          <table:table-cell office:value-type="float" office:value="0.477245" calcext:value-type="float">
            <text:p>0.477245</text:p>
          </table:table-cell>
          <table:table-cell office:value-type="float" office:value="0.484648" calcext:value-type="float">
            <text:p>0.484648</text:p>
          </table:table-cell>
          <table:table-cell office:value-type="float" office:value="0.491572" calcext:value-type="float">
            <text:p>0.491572</text:p>
          </table:table-cell>
          <table:table-cell office:value-type="float" office:value="0.498011" calcext:value-type="float">
            <text:p>0.498011</text:p>
          </table:table-cell>
          <table:table-cell office:value-type="float" office:value="0.503959" calcext:value-type="float">
            <text:p>0.503959</text:p>
          </table:table-cell>
          <table:table-cell office:value-type="float" office:value="0.509409" calcext:value-type="float">
            <text:p>0.509409</text:p>
          </table:table-cell>
          <table:table-cell office:value-type="float" office:value="0.514357" calcext:value-type="float">
            <text:p>0.514357</text:p>
          </table:table-cell>
          <table:table-cell office:value-type="float" office:value="0.518797" calcext:value-type="float">
            <text:p>0.518797</text:p>
          </table:table-cell>
          <table:table-cell office:value-type="float" office:value="0.522725" calcext:value-type="float">
            <text:p>0.522725</text:p>
          </table:table-cell>
          <table:table-cell office:value-type="float" office:value="0.526137" calcext:value-type="float">
            <text:p>0.526137</text:p>
          </table:table-cell>
          <table:table-cell office:value-type="float" office:value="0.52903" calcext:value-type="float">
            <text:p>0.52903</text:p>
          </table:table-cell>
          <table:table-cell office:value-type="float" office:value="0.531401" calcext:value-type="float">
            <text:p>0.531401</text:p>
          </table:table-cell>
          <table:table-cell office:value-type="float" office:value="0.533247" calcext:value-type="float">
            <text:p>0.533247</text:p>
          </table:table-cell>
          <table:table-cell office:value-type="float" office:value="0.534567" calcext:value-type="float">
            <text:p>0.534567</text:p>
          </table:table-cell>
          <table:table-cell office:value-type="float" office:value="0.53536" calcext:value-type="float">
            <text:p>0.53536</text:p>
          </table:table-cell>
          <table:table-cell office:value-type="float" office:value="0.535624" calcext:value-type="float">
            <text:p>0.535624</text:p>
          </table:table-cell>
          <table:table-cell/>
        </table:table-row>
        <table:table-row table:style-name="ro1">
          <table:table-cell office:value-type="float" office:value="0.872226" calcext:value-type="float">
            <text:p>0.872226</text:p>
          </table:table-cell>
          <table:table-cell office:value-type="float" office:value="-0.541873" calcext:value-type="float">
            <text:p>-0.541873</text:p>
          </table:table-cell>
          <table:table-cell office:value-type="float" office:value="-0.541607" calcext:value-type="float">
            <text:p>-0.541607</text:p>
          </table:table-cell>
          <table:table-cell office:value-type="float" office:value="-0.540805" calcext:value-type="float">
            <text:p>-0.540805</text:p>
          </table:table-cell>
          <table:table-cell office:value-type="float" office:value="-0.539469" calcext:value-type="float">
            <text:p>-0.539469</text:p>
          </table:table-cell>
          <table:table-cell office:value-type="float" office:value="-0.537601" calcext:value-type="float">
            <text:p>-0.537601</text:p>
          </table:table-cell>
          <table:table-cell office:value-type="float" office:value="-0.535203" calcext:value-type="float">
            <text:p>-0.535203</text:p>
          </table:table-cell>
          <table:table-cell office:value-type="float" office:value="-0.532276" calcext:value-type="float">
            <text:p>-0.532276</text:p>
          </table:table-cell>
          <table:table-cell office:value-type="float" office:value="-0.528824" calcext:value-type="float">
            <text:p>-0.528824</text:p>
          </table:table-cell>
          <table:table-cell office:value-type="float" office:value="-0.52485" calcext:value-type="float">
            <text:p>-0.52485</text:p>
          </table:table-cell>
          <table:table-cell office:value-type="float" office:value="-0.520358" calcext:value-type="float">
            <text:p>-0.520358</text:p>
          </table:table-cell>
          <table:table-cell office:value-type="float" office:value="-0.515353" calcext:value-type="float">
            <text:p>-0.515353</text:p>
          </table:table-cell>
          <table:table-cell office:value-type="float" office:value="-0.509839" calcext:value-type="float">
            <text:p>-0.509839</text:p>
          </table:table-cell>
          <table:table-cell office:value-type="float" office:value="-0.503822" calcext:value-type="float">
            <text:p>-0.503822</text:p>
          </table:table-cell>
          <table:table-cell office:value-type="float" office:value="-0.497308" calcext:value-type="float">
            <text:p>-0.497308</text:p>
          </table:table-cell>
          <table:table-cell office:value-type="float" office:value="-0.490303" calcext:value-type="float">
            <text:p>-0.490303</text:p>
          </table:table-cell>
          <table:table-cell office:value-type="float" office:value="-0.482814" calcext:value-type="float">
            <text:p>-0.482814</text:p>
          </table:table-cell>
          <table:table-cell office:value-type="float" office:value="-0.474848" calcext:value-type="float">
            <text:p>-0.474848</text:p>
          </table:table-cell>
          <table:table-cell office:value-type="float" office:value="-0.466414" calcext:value-type="float">
            <text:p>-0.466414</text:p>
          </table:table-cell>
          <table:table-cell office:value-type="float" office:value="-0.45752" calcext:value-type="float">
            <text:p>-0.45752</text:p>
          </table:table-cell>
          <table:table-cell office:value-type="float" office:value="-0.448174" calcext:value-type="float">
            <text:p>-0.448174</text:p>
          </table:table-cell>
          <table:table-cell office:value-type="float" office:value="-0.438386" calcext:value-type="float">
            <text:p>-0.438386</text:p>
          </table:table-cell>
          <table:table-cell office:value-type="float" office:value="-0.428165" calcext:value-type="float">
            <text:p>-0.428165</text:p>
          </table:table-cell>
          <table:table-cell office:value-type="float" office:value="-0.417521" calcext:value-type="float">
            <text:p>-0.417521</text:p>
          </table:table-cell>
          <table:table-cell office:value-type="float" office:value="-0.406466" calcext:value-type="float">
            <text:p>-0.406466</text:p>
          </table:table-cell>
          <table:table-cell office:value-type="float" office:value="-0.395009" calcext:value-type="float">
            <text:p>-0.395009</text:p>
          </table:table-cell>
          <table:table-cell office:value-type="float" office:value="-0.383163" calcext:value-type="float">
            <text:p>-0.383163</text:p>
          </table:table-cell>
          <table:table-cell office:value-type="float" office:value="-0.370939" calcext:value-type="float">
            <text:p>-0.370939</text:p>
          </table:table-cell>
          <table:table-cell office:value-type="float" office:value="-0.358348" calcext:value-type="float">
            <text:p>-0.358348</text:p>
          </table:table-cell>
          <table:table-cell office:value-type="float" office:value="-0.345404" calcext:value-type="float">
            <text:p>-0.345404</text:p>
          </table:table-cell>
          <table:table-cell office:value-type="float" office:value="-0.332119" calcext:value-type="float">
            <text:p>-0.332119</text:p>
          </table:table-cell>
          <table:table-cell office:value-type="float" office:value="-0.318506" calcext:value-type="float">
            <text:p>-0.318506</text:p>
          </table:table-cell>
          <table:table-cell office:value-type="float" office:value="-0.304579" calcext:value-type="float">
            <text:p>-0.304579</text:p>
          </table:table-cell>
          <table:table-cell office:value-type="float" office:value="-0.290351" calcext:value-type="float">
            <text:p>-0.290351</text:p>
          </table:table-cell>
          <table:table-cell office:value-type="float" office:value="-0.275837" calcext:value-type="float">
            <text:p>-0.275837</text:p>
          </table:table-cell>
          <table:table-cell office:value-type="float" office:value="-0.26105" calcext:value-type="float">
            <text:p>-0.26105</text:p>
          </table:table-cell>
          <table:table-cell office:value-type="float" office:value="-0.246006" calcext:value-type="float">
            <text:p>-0.246006</text:p>
          </table:table-cell>
          <table:table-cell office:value-type="float" office:value="-0.230719" calcext:value-type="float">
            <text:p>-0.230719</text:p>
          </table:table-cell>
          <table:table-cell office:value-type="float" office:value="-0.215204" calcext:value-type="float">
            <text:p>-0.215204</text:p>
          </table:table-cell>
          <table:table-cell office:value-type="float" office:value="-0.199477" calcext:value-type="float">
            <text:p>-0.199477</text:p>
          </table:table-cell>
          <table:table-cell office:value-type="float" office:value="-0.183553" calcext:value-type="float">
            <text:p>-0.183553</text:p>
          </table:table-cell>
          <table:table-cell office:value-type="float" office:value="-0.167448" calcext:value-type="float">
            <text:p>-0.167448</text:p>
          </table:table-cell>
          <table:table-cell office:value-type="float" office:value="-0.151178" calcext:value-type="float">
            <text:p>-0.151178</text:p>
          </table:table-cell>
          <table:table-cell office:value-type="float" office:value="-0.134759" calcext:value-type="float">
            <text:p>-0.134759</text:p>
          </table:table-cell>
          <table:table-cell office:value-type="float" office:value="-0.118206" calcext:value-type="float">
            <text:p>-0.118206</text:p>
          </table:table-cell>
          <table:table-cell office:value-type="float" office:value="-0.101537" calcext:value-type="float">
            <text:p>-0.101537</text:p>
          </table:table-cell>
          <table:table-cell office:value-type="float" office:value="-0.0847678" calcext:value-type="float">
            <text:p>-0.0847678</text:p>
          </table:table-cell>
          <table:table-cell office:value-type="float" office:value="-0.0679149" calcext:value-type="float">
            <text:p>-0.0679149</text:p>
          </table:table-cell>
          <table:table-cell office:value-type="float" office:value="-0.0509949" calcext:value-type="float">
            <text:p>-0.0509949</text:p>
          </table:table-cell>
          <table:table-cell office:value-type="float" office:value="-0.0340246" calcext:value-type="float">
            <text:p>-0.0340246</text:p>
          </table:table-cell>
          <table:table-cell office:value-type="float" office:value="-0.0170207" calcext:value-type="float">
            <text:p>-0.0170207</text:p>
          </table:table-cell>
          <table:table-cell office:value-type="float" office:value="-4.73231E-016" calcext:value-type="float">
            <text:p>-4.73231E-16</text:p>
          </table:table-cell>
          <table:table-cell office:value-type="float" office:value="0.0170207" calcext:value-type="float">
            <text:p>0.0170207</text:p>
          </table:table-cell>
          <table:table-cell office:value-type="float" office:value="0.0340246" calcext:value-type="float">
            <text:p>0.0340246</text:p>
          </table:table-cell>
          <table:table-cell office:value-type="float" office:value="0.0509949" calcext:value-type="float">
            <text:p>0.0509949</text:p>
          </table:table-cell>
          <table:table-cell office:value-type="float" office:value="0.0679149" calcext:value-type="float">
            <text:p>0.0679149</text:p>
          </table:table-cell>
          <table:table-cell office:value-type="float" office:value="0.0847678" calcext:value-type="float">
            <text:p>0.0847678</text:p>
          </table:table-cell>
          <table:table-cell office:value-type="float" office:value="0.101537" calcext:value-type="float">
            <text:p>0.101537</text:p>
          </table:table-cell>
          <table:table-cell office:value-type="float" office:value="0.118206" calcext:value-type="float">
            <text:p>0.118206</text:p>
          </table:table-cell>
          <table:table-cell office:value-type="float" office:value="0.134759" calcext:value-type="float">
            <text:p>0.134759</text:p>
          </table:table-cell>
          <table:table-cell office:value-type="float" office:value="0.151178" calcext:value-type="float">
            <text:p>0.151178</text:p>
          </table:table-cell>
          <table:table-cell office:value-type="float" office:value="0.167448" calcext:value-type="float">
            <text:p>0.167448</text:p>
          </table:table-cell>
          <table:table-cell office:value-type="float" office:value="0.183553" calcext:value-type="float">
            <text:p>0.183553</text:p>
          </table:table-cell>
          <table:table-cell office:value-type="float" office:value="0.199477" calcext:value-type="float">
            <text:p>0.199477</text:p>
          </table:table-cell>
          <table:table-cell office:value-type="float" office:value="0.215204" calcext:value-type="float">
            <text:p>0.215204</text:p>
          </table:table-cell>
          <table:table-cell office:value-type="float" office:value="0.230719" calcext:value-type="float">
            <text:p>0.230719</text:p>
          </table:table-cell>
          <table:table-cell office:value-type="float" office:value="0.246006" calcext:value-type="float">
            <text:p>0.246006</text:p>
          </table:table-cell>
          <table:table-cell office:value-type="float" office:value="0.26105" calcext:value-type="float">
            <text:p>0.26105</text:p>
          </table:table-cell>
          <table:table-cell office:value-type="float" office:value="0.275837" calcext:value-type="float">
            <text:p>0.275837</text:p>
          </table:table-cell>
          <table:table-cell office:value-type="float" office:value="0.290351" calcext:value-type="float">
            <text:p>0.290351</text:p>
          </table:table-cell>
          <table:table-cell office:value-type="float" office:value="0.304579" calcext:value-type="float">
            <text:p>0.304579</text:p>
          </table:table-cell>
          <table:table-cell office:value-type="float" office:value="0.318506" calcext:value-type="float">
            <text:p>0.318506</text:p>
          </table:table-cell>
          <table:table-cell office:value-type="float" office:value="0.332119" calcext:value-type="float">
            <text:p>0.332119</text:p>
          </table:table-cell>
          <table:table-cell office:value-type="float" office:value="0.345404" calcext:value-type="float">
            <text:p>0.345404</text:p>
          </table:table-cell>
          <table:table-cell office:value-type="float" office:value="0.358348" calcext:value-type="float">
            <text:p>0.358348</text:p>
          </table:table-cell>
          <table:table-cell office:value-type="float" office:value="0.370939" calcext:value-type="float">
            <text:p>0.370939</text:p>
          </table:table-cell>
          <table:table-cell office:value-type="float" office:value="0.383163" calcext:value-type="float">
            <text:p>0.383163</text:p>
          </table:table-cell>
          <table:table-cell office:value-type="float" office:value="0.395009" calcext:value-type="float">
            <text:p>0.395009</text:p>
          </table:table-cell>
          <table:table-cell office:value-type="float" office:value="0.406466" calcext:value-type="float">
            <text:p>0.406466</text:p>
          </table:table-cell>
          <table:table-cell office:value-type="float" office:value="0.417521" calcext:value-type="float">
            <text:p>0.417521</text:p>
          </table:table-cell>
          <table:table-cell office:value-type="float" office:value="0.428165" calcext:value-type="float">
            <text:p>0.428165</text:p>
          </table:table-cell>
          <table:table-cell office:value-type="float" office:value="0.438386" calcext:value-type="float">
            <text:p>0.438386</text:p>
          </table:table-cell>
          <table:table-cell office:value-type="float" office:value="0.448174" calcext:value-type="float">
            <text:p>0.448174</text:p>
          </table:table-cell>
          <table:table-cell office:value-type="float" office:value="0.45752" calcext:value-type="float">
            <text:p>0.45752</text:p>
          </table:table-cell>
          <table:table-cell office:value-type="float" office:value="0.466414" calcext:value-type="float">
            <text:p>0.466414</text:p>
          </table:table-cell>
          <table:table-cell office:value-type="float" office:value="0.474848" calcext:value-type="float">
            <text:p>0.474848</text:p>
          </table:table-cell>
          <table:table-cell office:value-type="float" office:value="0.482814" calcext:value-type="float">
            <text:p>0.482814</text:p>
          </table:table-cell>
          <table:table-cell office:value-type="float" office:value="0.490303" calcext:value-type="float">
            <text:p>0.490303</text:p>
          </table:table-cell>
          <table:table-cell office:value-type="float" office:value="0.497308" calcext:value-type="float">
            <text:p>0.497308</text:p>
          </table:table-cell>
          <table:table-cell office:value-type="float" office:value="0.503822" calcext:value-type="float">
            <text:p>0.503822</text:p>
          </table:table-cell>
          <table:table-cell office:value-type="float" office:value="0.509839" calcext:value-type="float">
            <text:p>0.509839</text:p>
          </table:table-cell>
          <table:table-cell office:value-type="float" office:value="0.515353" calcext:value-type="float">
            <text:p>0.515353</text:p>
          </table:table-cell>
          <table:table-cell office:value-type="float" office:value="0.520358" calcext:value-type="float">
            <text:p>0.520358</text:p>
          </table:table-cell>
          <table:table-cell office:value-type="float" office:value="0.52485" calcext:value-type="float">
            <text:p>0.52485</text:p>
          </table:table-cell>
          <table:table-cell office:value-type="float" office:value="0.528824" calcext:value-type="float">
            <text:p>0.528824</text:p>
          </table:table-cell>
          <table:table-cell office:value-type="float" office:value="0.532276" calcext:value-type="float">
            <text:p>0.532276</text:p>
          </table:table-cell>
          <table:table-cell office:value-type="float" office:value="0.535203" calcext:value-type="float">
            <text:p>0.535203</text:p>
          </table:table-cell>
          <table:table-cell office:value-type="float" office:value="0.537601" calcext:value-type="float">
            <text:p>0.537601</text:p>
          </table:table-cell>
          <table:table-cell office:value-type="float" office:value="0.539469" calcext:value-type="float">
            <text:p>0.539469</text:p>
          </table:table-cell>
          <table:table-cell office:value-type="float" office:value="0.540805" calcext:value-type="float">
            <text:p>0.540805</text:p>
          </table:table-cell>
          <table:table-cell office:value-type="float" office:value="0.541607" calcext:value-type="float">
            <text:p>0.541607</text:p>
          </table:table-cell>
          <table:table-cell office:value-type="float" office:value="0.541873" calcext:value-type="float">
            <text:p>0.541873</text:p>
          </table:table-cell>
          <table:table-cell/>
        </table:table-row>
        <table:table-row table:style-name="ro1">
          <table:table-cell office:value-type="float" office:value="0.878999" calcext:value-type="float">
            <text:p>0.878999</text:p>
          </table:table-cell>
          <table:table-cell office:value-type="float" office:value="-0.547621" calcext:value-type="float">
            <text:p>-0.547621</text:p>
          </table:table-cell>
          <table:table-cell office:value-type="float" office:value="-0.547351" calcext:value-type="float">
            <text:p>-0.547351</text:p>
          </table:table-cell>
          <table:table-cell office:value-type="float" office:value="-0.546541" calcext:value-type="float">
            <text:p>-0.546541</text:p>
          </table:table-cell>
          <table:table-cell office:value-type="float" office:value="-0.545191" calcext:value-type="float">
            <text:p>-0.545191</text:p>
          </table:table-cell>
          <table:table-cell office:value-type="float" office:value="-0.543303" calcext:value-type="float">
            <text:p>-0.543303</text:p>
          </table:table-cell>
          <table:table-cell office:value-type="float" office:value="-0.540879" calcext:value-type="float">
            <text:p>-0.540879</text:p>
          </table:table-cell>
          <table:table-cell office:value-type="float" office:value="-0.537922" calcext:value-type="float">
            <text:p>-0.537922</text:p>
          </table:table-cell>
          <table:table-cell office:value-type="float" office:value="-0.534433" calcext:value-type="float">
            <text:p>-0.534433</text:p>
          </table:table-cell>
          <table:table-cell office:value-type="float" office:value="-0.530417" calcext:value-type="float">
            <text:p>-0.530417</text:p>
          </table:table-cell>
          <table:table-cell office:value-type="float" office:value="-0.525878" calcext:value-type="float">
            <text:p>-0.525878</text:p>
          </table:table-cell>
          <table:table-cell office:value-type="float" office:value="-0.520819" calcext:value-type="float">
            <text:p>-0.520819</text:p>
          </table:table-cell>
          <table:table-cell office:value-type="float" office:value="-0.515247" calcext:value-type="float">
            <text:p>-0.515247</text:p>
          </table:table-cell>
          <table:table-cell office:value-type="float" office:value="-0.509166" calcext:value-type="float">
            <text:p>-0.509166</text:p>
          </table:table-cell>
          <table:table-cell office:value-type="float" office:value="-0.502582" calcext:value-type="float">
            <text:p>-0.502582</text:p>
          </table:table-cell>
          <table:table-cell office:value-type="float" office:value="-0.495503" calcext:value-type="float">
            <text:p>-0.495503</text:p>
          </table:table-cell>
          <table:table-cell office:value-type="float" office:value="-0.487935" calcext:value-type="float">
            <text:p>-0.487935</text:p>
          </table:table-cell>
          <table:table-cell office:value-type="float" office:value="-0.479885" calcext:value-type="float">
            <text:p>-0.479885</text:p>
          </table:table-cell>
          <table:table-cell office:value-type="float" office:value="-0.471361" calcext:value-type="float">
            <text:p>-0.471361</text:p>
          </table:table-cell>
          <table:table-cell office:value-type="float" office:value="-0.462372" calcext:value-type="float">
            <text:p>-0.462372</text:p>
          </table:table-cell>
          <table:table-cell office:value-type="float" office:value="-0.452927" calcext:value-type="float">
            <text:p>-0.452927</text:p>
          </table:table-cell>
          <table:table-cell office:value-type="float" office:value="-0.443035" calcext:value-type="float">
            <text:p>-0.443035</text:p>
          </table:table-cell>
          <table:table-cell office:value-type="float" office:value="-0.432706" calcext:value-type="float">
            <text:p>-0.432706</text:p>
          </table:table-cell>
          <table:table-cell office:value-type="float" office:value="-0.42195" calcext:value-type="float">
            <text:p>-0.42195</text:p>
          </table:table-cell>
          <table:table-cell office:value-type="float" office:value="-0.410777" calcext:value-type="float">
            <text:p>-0.410777</text:p>
          </table:table-cell>
          <table:table-cell office:value-type="float" office:value="-0.399199" calcext:value-type="float">
            <text:p>-0.399199</text:p>
          </table:table-cell>
          <table:table-cell office:value-type="float" office:value="-0.387227" calcext:value-type="float">
            <text:p>-0.387227</text:p>
          </table:table-cell>
          <table:table-cell office:value-type="float" office:value="-0.374873" calcext:value-type="float">
            <text:p>-0.374873</text:p>
          </table:table-cell>
          <table:table-cell office:value-type="float" office:value="-0.362149" calcext:value-type="float">
            <text:p>-0.362149</text:p>
          </table:table-cell>
          <table:table-cell office:value-type="float" office:value="-0.349067" calcext:value-type="float">
            <text:p>-0.349067</text:p>
          </table:table-cell>
          <table:table-cell office:value-type="float" office:value="-0.335641" calcext:value-type="float">
            <text:p>-0.335641</text:p>
          </table:table-cell>
          <table:table-cell office:value-type="float" office:value="-0.321884" calcext:value-type="float">
            <text:p>-0.321884</text:p>
          </table:table-cell>
          <table:table-cell office:value-type="float" office:value="-0.307809" calcext:value-type="float">
            <text:p>-0.307809</text:p>
          </table:table-cell>
          <table:table-cell office:value-type="float" office:value="-0.29343" calcext:value-type="float">
            <text:p>-0.29343</text:p>
          </table:table-cell>
          <table:table-cell office:value-type="float" office:value="-0.278762" calcext:value-type="float">
            <text:p>-0.278762</text:p>
          </table:table-cell>
          <table:table-cell office:value-type="float" office:value="-0.263819" calcext:value-type="float">
            <text:p>-0.263819</text:p>
          </table:table-cell>
          <table:table-cell office:value-type="float" office:value="-0.248615" calcext:value-type="float">
            <text:p>-0.248615</text:p>
          </table:table-cell>
          <table:table-cell office:value-type="float" office:value="-0.233166" calcext:value-type="float">
            <text:p>-0.233166</text:p>
          </table:table-cell>
          <table:table-cell office:value-type="float" office:value="-0.217487" calcext:value-type="float">
            <text:p>-0.217487</text:p>
          </table:table-cell>
          <table:table-cell office:value-type="float" office:value="-0.201593" calcext:value-type="float">
            <text:p>-0.201593</text:p>
          </table:table-cell>
          <table:table-cell office:value-type="float" office:value="-0.1855" calcext:value-type="float">
            <text:p>-0.1855</text:p>
          </table:table-cell>
          <table:table-cell office:value-type="float" office:value="-0.169224" calcext:value-type="float">
            <text:p>-0.169224</text:p>
          </table:table-cell>
          <table:table-cell office:value-type="float" office:value="-0.152782" calcext:value-type="float">
            <text:p>-0.152782</text:p>
          </table:table-cell>
          <table:table-cell office:value-type="float" office:value="-0.136188" calcext:value-type="float">
            <text:p>-0.136188</text:p>
          </table:table-cell>
          <table:table-cell office:value-type="float" office:value="-0.11946" calcext:value-type="float">
            <text:p>-0.11946</text:p>
          </table:table-cell>
          <table:table-cell office:value-type="float" office:value="-0.102614" calcext:value-type="float">
            <text:p>-0.102614</text:p>
          </table:table-cell>
          <table:table-cell office:value-type="float" office:value="-0.0856669" calcext:value-type="float">
            <text:p>-0.0856669</text:p>
          </table:table-cell>
          <table:table-cell office:value-type="float" office:value="-0.0686352" calcext:value-type="float">
            <text:p>-0.0686352</text:p>
          </table:table-cell>
          <table:table-cell office:value-type="float" office:value="-0.0515358" calcext:value-type="float">
            <text:p>-0.0515358</text:p>
          </table:table-cell>
          <table:table-cell office:value-type="float" office:value="-0.0343855" calcext:value-type="float">
            <text:p>-0.0343855</text:p>
          </table:table-cell>
          <table:table-cell office:value-type="float" office:value="-0.0172012" calcext:value-type="float">
            <text:p>-0.0172012</text:p>
          </table:table-cell>
          <table:table-cell office:value-type="float" office:value="-6.84358E-017" calcext:value-type="float">
            <text:p>-6.84358E-17</text:p>
          </table:table-cell>
          <table:table-cell office:value-type="float" office:value="0.0172012" calcext:value-type="float">
            <text:p>0.0172012</text:p>
          </table:table-cell>
          <table:table-cell office:value-type="float" office:value="0.0343855" calcext:value-type="float">
            <text:p>0.0343855</text:p>
          </table:table-cell>
          <table:table-cell office:value-type="float" office:value="0.0515358" calcext:value-type="float">
            <text:p>0.0515358</text:p>
          </table:table-cell>
          <table:table-cell office:value-type="float" office:value="0.0686352" calcext:value-type="float">
            <text:p>0.0686352</text:p>
          </table:table-cell>
          <table:table-cell office:value-type="float" office:value="0.0856669" calcext:value-type="float">
            <text:p>0.0856669</text:p>
          </table:table-cell>
          <table:table-cell office:value-type="float" office:value="0.102614" calcext:value-type="float">
            <text:p>0.102614</text:p>
          </table:table-cell>
          <table:table-cell office:value-type="float" office:value="0.11946" calcext:value-type="float">
            <text:p>0.11946</text:p>
          </table:table-cell>
          <table:table-cell office:value-type="float" office:value="0.136188" calcext:value-type="float">
            <text:p>0.136188</text:p>
          </table:table-cell>
          <table:table-cell office:value-type="float" office:value="0.152782" calcext:value-type="float">
            <text:p>0.152782</text:p>
          </table:table-cell>
          <table:table-cell office:value-type="float" office:value="0.169224" calcext:value-type="float">
            <text:p>0.169224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201593" calcext:value-type="float">
            <text:p>0.201593</text:p>
          </table:table-cell>
          <table:table-cell office:value-type="float" office:value="0.217487" calcext:value-type="float">
            <text:p>0.217487</text:p>
          </table:table-cell>
          <table:table-cell office:value-type="float" office:value="0.233166" calcext:value-type="float">
            <text:p>0.233166</text:p>
          </table:table-cell>
          <table:table-cell office:value-type="float" office:value="0.248615" calcext:value-type="float">
            <text:p>0.248615</text:p>
          </table:table-cell>
          <table:table-cell office:value-type="float" office:value="0.263819" calcext:value-type="float">
            <text:p>0.263819</text:p>
          </table:table-cell>
          <table:table-cell office:value-type="float" office:value="0.278762" calcext:value-type="float">
            <text:p>0.278762</text:p>
          </table:table-cell>
          <table:table-cell office:value-type="float" office:value="0.29343" calcext:value-type="float">
            <text:p>0.29343</text:p>
          </table:table-cell>
          <table:table-cell office:value-type="float" office:value="0.307809" calcext:value-type="float">
            <text:p>0.307809</text:p>
          </table:table-cell>
          <table:table-cell office:value-type="float" office:value="0.321884" calcext:value-type="float">
            <text:p>0.321884</text:p>
          </table:table-cell>
          <table:table-cell office:value-type="float" office:value="0.335641" calcext:value-type="float">
            <text:p>0.335641</text:p>
          </table:table-cell>
          <table:table-cell office:value-type="float" office:value="0.349067" calcext:value-type="float">
            <text:p>0.349067</text:p>
          </table:table-cell>
          <table:table-cell office:value-type="float" office:value="0.362149" calcext:value-type="float">
            <text:p>0.362149</text:p>
          </table:table-cell>
          <table:table-cell office:value-type="float" office:value="0.374873" calcext:value-type="float">
            <text:p>0.374873</text:p>
          </table:table-cell>
          <table:table-cell office:value-type="float" office:value="0.387227" calcext:value-type="float">
            <text:p>0.387227</text:p>
          </table:table-cell>
          <table:table-cell office:value-type="float" office:value="0.399199" calcext:value-type="float">
            <text:p>0.399199</text:p>
          </table:table-cell>
          <table:table-cell office:value-type="float" office:value="0.410777" calcext:value-type="float">
            <text:p>0.410777</text:p>
          </table:table-cell>
          <table:table-cell office:value-type="float" office:value="0.42195" calcext:value-type="float">
            <text:p>0.42195</text:p>
          </table:table-cell>
          <table:table-cell office:value-type="float" office:value="0.432706" calcext:value-type="float">
            <text:p>0.432706</text:p>
          </table:table-cell>
          <table:table-cell office:value-type="float" office:value="0.443035" calcext:value-type="float">
            <text:p>0.443035</text:p>
          </table:table-cell>
          <table:table-cell office:value-type="float" office:value="0.452927" calcext:value-type="float">
            <text:p>0.452927</text:p>
          </table:table-cell>
          <table:table-cell office:value-type="float" office:value="0.462372" calcext:value-type="float">
            <text:p>0.462372</text:p>
          </table:table-cell>
          <table:table-cell office:value-type="float" office:value="0.471361" calcext:value-type="float">
            <text:p>0.471361</text:p>
          </table:table-cell>
          <table:table-cell office:value-type="float" office:value="0.479885" calcext:value-type="float">
            <text:p>0.479885</text:p>
          </table:table-cell>
          <table:table-cell office:value-type="float" office:value="0.487935" calcext:value-type="float">
            <text:p>0.487935</text:p>
          </table:table-cell>
          <table:table-cell office:value-type="float" office:value="0.495503" calcext:value-type="float">
            <text:p>0.495503</text:p>
          </table:table-cell>
          <table:table-cell office:value-type="float" office:value="0.502582" calcext:value-type="float">
            <text:p>0.502582</text:p>
          </table:table-cell>
          <table:table-cell office:value-type="float" office:value="0.509166" calcext:value-type="float">
            <text:p>0.509166</text:p>
          </table:table-cell>
          <table:table-cell office:value-type="float" office:value="0.515247" calcext:value-type="float">
            <text:p>0.515247</text:p>
          </table:table-cell>
          <table:table-cell office:value-type="float" office:value="0.520819" calcext:value-type="float">
            <text:p>0.520819</text:p>
          </table:table-cell>
          <table:table-cell office:value-type="float" office:value="0.525878" calcext:value-type="float">
            <text:p>0.525878</text:p>
          </table:table-cell>
          <table:table-cell office:value-type="float" office:value="0.530417" calcext:value-type="float">
            <text:p>0.530417</text:p>
          </table:table-cell>
          <table:table-cell office:value-type="float" office:value="0.534433" calcext:value-type="float">
            <text:p>0.534433</text:p>
          </table:table-cell>
          <table:table-cell office:value-type="float" office:value="0.537922" calcext:value-type="float">
            <text:p>0.537922</text:p>
          </table:table-cell>
          <table:table-cell office:value-type="float" office:value="0.540879" calcext:value-type="float">
            <text:p>0.540879</text:p>
          </table:table-cell>
          <table:table-cell office:value-type="float" office:value="0.543303" calcext:value-type="float">
            <text:p>0.543303</text:p>
          </table:table-cell>
          <table:table-cell office:value-type="float" office:value="0.545191" calcext:value-type="float">
            <text:p>0.545191</text:p>
          </table:table-cell>
          <table:table-cell office:value-type="float" office:value="0.546541" calcext:value-type="float">
            <text:p>0.546541</text:p>
          </table:table-cell>
          <table:table-cell office:value-type="float" office:value="0.547351" calcext:value-type="float">
            <text:p>0.547351</text:p>
          </table:table-cell>
          <table:table-cell office:value-type="float" office:value="0.547621" calcext:value-type="float">
            <text:p>0.547621</text:p>
          </table:table-cell>
          <table:table-cell/>
        </table:table-row>
        <table:table-row table:style-name="ro1">
          <table:table-cell office:value-type="float" office:value="0.885772" calcext:value-type="float">
            <text:p>0.885772</text:p>
          </table:table-cell>
          <table:table-cell office:value-type="float" office:value="-0.553084" calcext:value-type="float">
            <text:p>-0.553084</text:p>
          </table:table-cell>
          <table:table-cell office:value-type="float" office:value="-0.55281" calcext:value-type="float">
            <text:p>-0.55281</text:p>
          </table:table-cell>
          <table:table-cell office:value-type="float" office:value="-0.551992" calcext:value-type="float">
            <text:p>-0.551992</text:p>
          </table:table-cell>
          <table:table-cell office:value-type="float" office:value="-0.550628" calcext:value-type="float">
            <text:p>-0.550628</text:p>
          </table:table-cell>
          <table:table-cell office:value-type="float" office:value="-0.548722" calcext:value-type="float">
            <text:p>-0.548722</text:p>
          </table:table-cell>
          <table:table-cell office:value-type="float" office:value="-0.546274" calcext:value-type="float">
            <text:p>-0.546274</text:p>
          </table:table-cell>
          <table:table-cell office:value-type="float" office:value="-0.543287" calcext:value-type="float">
            <text:p>-0.543287</text:p>
          </table:table-cell>
          <table:table-cell office:value-type="float" office:value="-0.539763" calcext:value-type="float">
            <text:p>-0.539763</text:p>
          </table:table-cell>
          <table:table-cell office:value-type="float" office:value="-0.535707" calcext:value-type="float">
            <text:p>-0.535707</text:p>
          </table:table-cell>
          <table:table-cell office:value-type="float" office:value="-0.531122" calcext:value-type="float">
            <text:p>-0.531122</text:p>
          </table:table-cell>
          <table:table-cell office:value-type="float" office:value="-0.526013" calcext:value-type="float">
            <text:p>-0.526013</text:p>
          </table:table-cell>
          <table:table-cell office:value-type="float" office:value="-0.520386" calcext:value-type="float">
            <text:p>-0.520386</text:p>
          </table:table-cell>
          <table:table-cell office:value-type="float" office:value="-0.514244" calcext:value-type="float">
            <text:p>-0.514244</text:p>
          </table:table-cell>
          <table:table-cell office:value-type="float" office:value="-0.507595" calcext:value-type="float">
            <text:p>-0.507595</text:p>
          </table:table-cell>
          <table:table-cell office:value-type="float" office:value="-0.500445" calcext:value-type="float">
            <text:p>-0.500445</text:p>
          </table:table-cell>
          <table:table-cell office:value-type="float" office:value="-0.492801" calcext:value-type="float">
            <text:p>-0.492801</text:p>
          </table:table-cell>
          <table:table-cell office:value-type="float" office:value="-0.484671" calcext:value-type="float">
            <text:p>-0.484671</text:p>
          </table:table-cell>
          <table:table-cell office:value-type="float" office:value="-0.476062" calcext:value-type="float">
            <text:p>-0.476062</text:p>
          </table:table-cell>
          <table:table-cell office:value-type="float" office:value="-0.466984" calcext:value-type="float">
            <text:p>-0.466984</text:p>
          </table:table-cell>
          <table:table-cell office:value-type="float" office:value="-0.457445" calcext:value-type="float">
            <text:p>-0.457445</text:p>
          </table:table-cell>
          <table:table-cell office:value-type="float" office:value="-0.447454" calcext:value-type="float">
            <text:p>-0.447454</text:p>
          </table:table-cell>
          <table:table-cell office:value-type="float" office:value="-0.437022" calcext:value-type="float">
            <text:p>-0.437022</text:p>
          </table:table-cell>
          <table:table-cell office:value-type="float" office:value="-0.426158" calcext:value-type="float">
            <text:p>-0.426158</text:p>
          </table:table-cell>
          <table:table-cell office:value-type="float" office:value="-0.414874" calcext:value-type="float">
            <text:p>-0.414874</text:p>
          </table:table-cell>
          <table:table-cell office:value-type="float" office:value="-0.40318" calcext:value-type="float">
            <text:p>-0.40318</text:p>
          </table:table-cell>
          <table:table-cell office:value-type="float" office:value="-0.391089" calcext:value-type="float">
            <text:p>-0.391089</text:p>
          </table:table-cell>
          <table:table-cell office:value-type="float" office:value="-0.378612" calcext:value-type="float">
            <text:p>-0.378612</text:p>
          </table:table-cell>
          <table:table-cell office:value-type="float" office:value="-0.365761" calcext:value-type="float">
            <text:p>-0.365761</text:p>
          </table:table-cell>
          <table:table-cell office:value-type="float" office:value="-0.352549" calcext:value-type="float">
            <text:p>-0.352549</text:p>
          </table:table-cell>
          <table:table-cell office:value-type="float" office:value="-0.338989" calcext:value-type="float">
            <text:p>-0.338989</text:p>
          </table:table-cell>
          <table:table-cell office:value-type="float" office:value="-0.325094" calcext:value-type="float">
            <text:p>-0.325094</text:p>
          </table:table-cell>
          <table:table-cell office:value-type="float" office:value="-0.310879" calcext:value-type="float">
            <text:p>-0.310879</text:p>
          </table:table-cell>
          <table:table-cell office:value-type="float" office:value="-0.296357" calcext:value-type="float">
            <text:p>-0.296357</text:p>
          </table:table-cell>
          <table:table-cell office:value-type="float" office:value="-0.281542" calcext:value-type="float">
            <text:p>-0.281542</text:p>
          </table:table-cell>
          <table:table-cell office:value-type="float" office:value="-0.26645" calcext:value-type="float">
            <text:p>-0.26645</text:p>
          </table:table-cell>
          <table:table-cell office:value-type="float" office:value="-0.251095" calcext:value-type="float">
            <text:p>-0.251095</text:p>
          </table:table-cell>
          <table:table-cell office:value-type="float" office:value="-0.235491" calcext:value-type="float">
            <text:p>-0.235491</text:p>
          </table:table-cell>
          <table:table-cell office:value-type="float" office:value="-0.219656" calcext:value-type="float">
            <text:p>-0.219656</text:p>
          </table:table-cell>
          <table:table-cell office:value-type="float" office:value="-0.203604" calcext:value-type="float">
            <text:p>-0.203604</text:p>
          </table:table-cell>
          <table:table-cell office:value-type="float" office:value="-0.18735" calcext:value-type="float">
            <text:p>-0.18735</text:p>
          </table:table-cell>
          <table:table-cell office:value-type="float" office:value="-0.170912" calcext:value-type="float">
            <text:p>-0.170912</text:p>
          </table:table-cell>
          <table:table-cell office:value-type="float" office:value="-0.154305" calcext:value-type="float">
            <text:p>-0.154305</text:p>
          </table:table-cell>
          <table:table-cell office:value-type="float" office:value="-0.137546" calcext:value-type="float">
            <text:p>-0.137546</text:p>
          </table:table-cell>
          <table:table-cell office:value-type="float" office:value="-0.120651" calcext:value-type="float">
            <text:p>-0.120651</text:p>
          </table:table-cell>
          <table:table-cell office:value-type="float" office:value="-0.103638" calcext:value-type="float">
            <text:p>-0.103638</text:p>
          </table:table-cell>
          <table:table-cell office:value-type="float" office:value="-0.0865213" calcext:value-type="float">
            <text:p>-0.0865213</text:p>
          </table:table-cell>
          <table:table-cell office:value-type="float" office:value="-0.0693197" calcext:value-type="float">
            <text:p>-0.0693197</text:p>
          </table:table-cell>
          <table:table-cell office:value-type="float" office:value="-0.0520497" calcext:value-type="float">
            <text:p>-0.0520497</text:p>
          </table:table-cell>
          <table:table-cell office:value-type="float" office:value="-0.0347284" calcext:value-type="float">
            <text:p>-0.0347284</text:p>
          </table:table-cell>
          <table:table-cell office:value-type="float" office:value="-0.0173728" calcext:value-type="float">
            <text:p>-0.0173728</text:p>
          </table:table-cell>
          <table:table-cell office:value-type="float" office:value="2.174E-016" calcext:value-type="float">
            <text:p>2.174E-16</text:p>
          </table:table-cell>
          <table:table-cell office:value-type="float" office:value="0.0173728" calcext:value-type="float">
            <text:p>0.0173728</text:p>
          </table:table-cell>
          <table:table-cell office:value-type="float" office:value="0.0347284" calcext:value-type="float">
            <text:p>0.0347284</text:p>
          </table:table-cell>
          <table:table-cell office:value-type="float" office:value="0.0520497" calcext:value-type="float">
            <text:p>0.0520497</text:p>
          </table:table-cell>
          <table:table-cell office:value-type="float" office:value="0.0693197" calcext:value-type="float">
            <text:p>0.0693197</text:p>
          </table:table-cell>
          <table:table-cell office:value-type="float" office:value="0.0865213" calcext:value-type="float">
            <text:p>0.0865213</text:p>
          </table:table-cell>
          <table:table-cell office:value-type="float" office:value="0.103638" calcext:value-type="float">
            <text:p>0.103638</text:p>
          </table:table-cell>
          <table:table-cell office:value-type="float" office:value="0.120651" calcext:value-type="float">
            <text:p>0.120651</text:p>
          </table:table-cell>
          <table:table-cell office:value-type="float" office:value="0.137546" calcext:value-type="float">
            <text:p>0.137546</text:p>
          </table:table-cell>
          <table:table-cell office:value-type="float" office:value="0.154305" calcext:value-type="float">
            <text:p>0.154305</text:p>
          </table:table-cell>
          <table:table-cell office:value-type="float" office:value="0.170912" calcext:value-type="float">
            <text:p>0.170912</text:p>
          </table:table-cell>
          <table:table-cell office:value-type="float" office:value="0.18735" calcext:value-type="float">
            <text:p>0.18735</text:p>
          </table:table-cell>
          <table:table-cell office:value-type="float" office:value="0.203604" calcext:value-type="float">
            <text:p>0.203604</text:p>
          </table:table-cell>
          <table:table-cell office:value-type="float" office:value="0.219656" calcext:value-type="float">
            <text:p>0.219656</text:p>
          </table:table-cell>
          <table:table-cell office:value-type="float" office:value="0.235491" calcext:value-type="float">
            <text:p>0.235491</text:p>
          </table:table-cell>
          <table:table-cell office:value-type="float" office:value="0.251095" calcext:value-type="float">
            <text:p>0.251095</text:p>
          </table:table-cell>
          <table:table-cell office:value-type="float" office:value="0.26645" calcext:value-type="float">
            <text:p>0.26645</text:p>
          </table:table-cell>
          <table:table-cell office:value-type="float" office:value="0.281542" calcext:value-type="float">
            <text:p>0.281542</text:p>
          </table:table-cell>
          <table:table-cell office:value-type="float" office:value="0.296357" calcext:value-type="float">
            <text:p>0.296357</text:p>
          </table:table-cell>
          <table:table-cell office:value-type="float" office:value="0.310879" calcext:value-type="float">
            <text:p>0.310879</text:p>
          </table:table-cell>
          <table:table-cell office:value-type="float" office:value="0.325094" calcext:value-type="float">
            <text:p>0.325094</text:p>
          </table:table-cell>
          <table:table-cell office:value-type="float" office:value="0.338989" calcext:value-type="float">
            <text:p>0.338989</text:p>
          </table:table-cell>
          <table:table-cell office:value-type="float" office:value="0.352549" calcext:value-type="float">
            <text:p>0.352549</text:p>
          </table:table-cell>
          <table:table-cell office:value-type="float" office:value="0.365761" calcext:value-type="float">
            <text:p>0.365761</text:p>
          </table:table-cell>
          <table:table-cell office:value-type="float" office:value="0.378612" calcext:value-type="float">
            <text:p>0.378612</text:p>
          </table:table-cell>
          <table:table-cell office:value-type="float" office:value="0.391089" calcext:value-type="float">
            <text:p>0.391089</text:p>
          </table:table-cell>
          <table:table-cell office:value-type="float" office:value="0.40318" calcext:value-type="float">
            <text:p>0.40318</text:p>
          </table:table-cell>
          <table:table-cell office:value-type="float" office:value="0.414874" calcext:value-type="float">
            <text:p>0.414874</text:p>
          </table:table-cell>
          <table:table-cell office:value-type="float" office:value="0.426158" calcext:value-type="float">
            <text:p>0.426158</text:p>
          </table:table-cell>
          <table:table-cell office:value-type="float" office:value="0.437022" calcext:value-type="float">
            <text:p>0.437022</text:p>
          </table:table-cell>
          <table:table-cell office:value-type="float" office:value="0.447454" calcext:value-type="float">
            <text:p>0.447454</text:p>
          </table:table-cell>
          <table:table-cell office:value-type="float" office:value="0.457445" calcext:value-type="float">
            <text:p>0.457445</text:p>
          </table:table-cell>
          <table:table-cell office:value-type="float" office:value="0.466984" calcext:value-type="float">
            <text:p>0.466984</text:p>
          </table:table-cell>
          <table:table-cell office:value-type="float" office:value="0.476062" calcext:value-type="float">
            <text:p>0.476062</text:p>
          </table:table-cell>
          <table:table-cell office:value-type="float" office:value="0.484671" calcext:value-type="float">
            <text:p>0.484671</text:p>
          </table:table-cell>
          <table:table-cell office:value-type="float" office:value="0.492801" calcext:value-type="float">
            <text:p>0.492801</text:p>
          </table:table-cell>
          <table:table-cell office:value-type="float" office:value="0.500445" calcext:value-type="float">
            <text:p>0.500445</text:p>
          </table:table-cell>
          <table:table-cell office:value-type="float" office:value="0.507595" calcext:value-type="float">
            <text:p>0.507595</text:p>
          </table:table-cell>
          <table:table-cell office:value-type="float" office:value="0.514244" calcext:value-type="float">
            <text:p>0.514244</text:p>
          </table:table-cell>
          <table:table-cell office:value-type="float" office:value="0.520386" calcext:value-type="float">
            <text:p>0.520386</text:p>
          </table:table-cell>
          <table:table-cell office:value-type="float" office:value="0.526013" calcext:value-type="float">
            <text:p>0.526013</text:p>
          </table:table-cell>
          <table:table-cell office:value-type="float" office:value="0.531122" calcext:value-type="float">
            <text:p>0.531122</text:p>
          </table:table-cell>
          <table:table-cell office:value-type="float" office:value="0.535707" calcext:value-type="float">
            <text:p>0.535707</text:p>
          </table:table-cell>
          <table:table-cell office:value-type="float" office:value="0.539763" calcext:value-type="float">
            <text:p>0.539763</text:p>
          </table:table-cell>
          <table:table-cell office:value-type="float" office:value="0.543287" calcext:value-type="float">
            <text:p>0.543287</text:p>
          </table:table-cell>
          <table:table-cell office:value-type="float" office:value="0.546274" calcext:value-type="float">
            <text:p>0.546274</text:p>
          </table:table-cell>
          <table:table-cell office:value-type="float" office:value="0.548722" calcext:value-type="float">
            <text:p>0.548722</text:p>
          </table:table-cell>
          <table:table-cell office:value-type="float" office:value="0.550628" calcext:value-type="float">
            <text:p>0.550628</text:p>
          </table:table-cell>
          <table:table-cell office:value-type="float" office:value="0.551992" calcext:value-type="float">
            <text:p>0.551992</text:p>
          </table:table-cell>
          <table:table-cell office:value-type="float" office:value="0.55281" calcext:value-type="float">
            <text:p>0.55281</text:p>
          </table:table-cell>
          <table:table-cell office:value-type="float" office:value="0.553084" calcext:value-type="float">
            <text:p>0.553084</text:p>
          </table:table-cell>
          <table:table-cell/>
        </table:table-row>
        <table:table-row table:style-name="ro1">
          <table:table-cell office:value-type="float" office:value="0.892617" calcext:value-type="float">
            <text:p>0.892617</text:p>
          </table:table-cell>
          <table:table-cell office:value-type="float" office:value="-0.558312" calcext:value-type="float">
            <text:p>-0.558312</text:p>
          </table:table-cell>
          <table:table-cell office:value-type="float" office:value="-0.558037" calcext:value-type="float">
            <text:p>-0.558037</text:p>
          </table:table-cell>
          <table:table-cell office:value-type="float" office:value="-0.55721" calcext:value-type="float">
            <text:p>-0.55721</text:p>
          </table:table-cell>
          <table:table-cell office:value-type="float" office:value="-0.555834" calcext:value-type="float">
            <text:p>-0.555834</text:p>
          </table:table-cell>
          <table:table-cell office:value-type="float" office:value="-0.55391" calcext:value-type="float">
            <text:p>-0.55391</text:p>
          </table:table-cell>
          <table:table-cell office:value-type="float" office:value="-0.551439" calcext:value-type="float">
            <text:p>-0.551439</text:p>
          </table:table-cell>
          <table:table-cell office:value-type="float" office:value="-0.548423" calcext:value-type="float">
            <text:p>-0.548423</text:p>
          </table:table-cell>
          <table:table-cell office:value-type="float" office:value="-0.544866" calcext:value-type="float">
            <text:p>-0.544866</text:p>
          </table:table-cell>
          <table:table-cell office:value-type="float" office:value="-0.540772" calcext:value-type="float">
            <text:p>-0.540772</text:p>
          </table:table-cell>
          <table:table-cell office:value-type="float" office:value="-0.536144" calcext:value-type="float">
            <text:p>-0.536144</text:p>
          </table:table-cell>
          <table:table-cell office:value-type="float" office:value="-0.530987" calcext:value-type="float">
            <text:p>-0.530987</text:p>
          </table:table-cell>
          <table:table-cell office:value-type="float" office:value="-0.525306" calcext:value-type="float">
            <text:p>-0.525306</text:p>
          </table:table-cell>
          <table:table-cell office:value-type="float" office:value="-0.519106" calcext:value-type="float">
            <text:p>-0.519106</text:p>
          </table:table-cell>
          <table:table-cell office:value-type="float" office:value="-0.512394" calcext:value-type="float">
            <text:p>-0.512394</text:p>
          </table:table-cell>
          <table:table-cell office:value-type="float" office:value="-0.505176" calcext:value-type="float">
            <text:p>-0.505176</text:p>
          </table:table-cell>
          <table:table-cell office:value-type="float" office:value="-0.49746" calcext:value-type="float">
            <text:p>-0.49746</text:p>
          </table:table-cell>
          <table:table-cell office:value-type="float" office:value="-0.489253" calcext:value-type="float">
            <text:p>-0.489253</text:p>
          </table:table-cell>
          <table:table-cell office:value-type="float" office:value="-0.480563" calcext:value-type="float">
            <text:p>-0.480563</text:p>
          </table:table-cell>
          <table:table-cell office:value-type="float" office:value="-0.471399" calcext:value-type="float">
            <text:p>-0.471399</text:p>
          </table:table-cell>
          <table:table-cell office:value-type="float" office:value="-0.461769" calcext:value-type="float">
            <text:p>-0.461769</text:p>
          </table:table-cell>
          <table:table-cell office:value-type="float" office:value="-0.451684" calcext:value-type="float">
            <text:p>-0.451684</text:p>
          </table:table-cell>
          <table:table-cell office:value-type="float" office:value="-0.441153" calcext:value-type="float">
            <text:p>-0.441153</text:p>
          </table:table-cell>
          <table:table-cell office:value-type="float" office:value="-0.430187" calcext:value-type="float">
            <text:p>-0.430187</text:p>
          </table:table-cell>
          <table:table-cell office:value-type="float" office:value="-0.418796" calcext:value-type="float">
            <text:p>-0.418796</text:p>
          </table:table-cell>
          <table:table-cell office:value-type="float" office:value="-0.406992" calcext:value-type="float">
            <text:p>-0.406992</text:p>
          </table:table-cell>
          <table:table-cell office:value-type="float" office:value="-0.394787" calcext:value-type="float">
            <text:p>-0.394787</text:p>
          </table:table-cell>
          <table:table-cell office:value-type="float" office:value="-0.382191" calcext:value-type="float">
            <text:p>-0.382191</text:p>
          </table:table-cell>
          <table:table-cell office:value-type="float" office:value="-0.369219" calcext:value-type="float">
            <text:p>-0.369219</text:p>
          </table:table-cell>
          <table:table-cell office:value-type="float" office:value="-0.355882" calcext:value-type="float">
            <text:p>-0.355882</text:p>
          </table:table-cell>
          <table:table-cell office:value-type="float" office:value="-0.342194" calcext:value-type="float">
            <text:p>-0.342194</text:p>
          </table:table-cell>
          <table:table-cell office:value-type="float" office:value="-0.328168" calcext:value-type="float">
            <text:p>-0.328168</text:p>
          </table:table-cell>
          <table:table-cell office:value-type="float" office:value="-0.313818" calcext:value-type="float">
            <text:p>-0.313818</text:p>
          </table:table-cell>
          <table:table-cell office:value-type="float" office:value="-0.299159" calcext:value-type="float">
            <text:p>-0.299159</text:p>
          </table:table-cell>
          <table:table-cell office:value-type="float" office:value="-0.284204" calcext:value-type="float">
            <text:p>-0.284204</text:p>
          </table:table-cell>
          <table:table-cell office:value-type="float" office:value="-0.268969" calcext:value-type="float">
            <text:p>-0.268969</text:p>
          </table:table-cell>
          <table:table-cell office:value-type="float" office:value="-0.253469" calcext:value-type="float">
            <text:p>-0.253469</text:p>
          </table:table-cell>
          <table:table-cell office:value-type="float" office:value="-0.237718" calcext:value-type="float">
            <text:p>-0.237718</text:p>
          </table:table-cell>
          <table:table-cell office:value-type="float" office:value="-0.221733" calcext:value-type="float">
            <text:p>-0.221733</text:p>
          </table:table-cell>
          <table:table-cell office:value-type="float" office:value="-0.205529" calcext:value-type="float">
            <text:p>-0.205529</text:p>
          </table:table-cell>
          <table:table-cell office:value-type="float" office:value="-0.189122" calcext:value-type="float">
            <text:p>-0.189122</text:p>
          </table:table-cell>
          <table:table-cell office:value-type="float" office:value="-0.172528" calcext:value-type="float">
            <text:p>-0.172528</text:p>
          </table:table-cell>
          <table:table-cell office:value-type="float" office:value="-0.155764" calcext:value-type="float">
            <text:p>-0.155764</text:p>
          </table:table-cell>
          <table:table-cell office:value-type="float" office:value="-0.138847" calcext:value-type="float">
            <text:p>-0.138847</text:p>
          </table:table-cell>
          <table:table-cell office:value-type="float" office:value="-0.121792" calcext:value-type="float">
            <text:p>-0.121792</text:p>
          </table:table-cell>
          <table:table-cell office:value-type="float" office:value="-0.104617" calcext:value-type="float">
            <text:p>-0.104617</text:p>
          </table:table-cell>
          <table:table-cell office:value-type="float" office:value="-0.0873393" calcext:value-type="float">
            <text:p>-0.0873393</text:p>
          </table:table-cell>
          <table:table-cell office:value-type="float" office:value="-0.0699751" calcext:value-type="float">
            <text:p>-0.0699751</text:p>
          </table:table-cell>
          <table:table-cell office:value-type="float" office:value="-0.0525419" calcext:value-type="float">
            <text:p>-0.0525419</text:p>
          </table:table-cell>
          <table:table-cell office:value-type="float" office:value="-0.0350567" calcext:value-type="float">
            <text:p>-0.0350567</text:p>
          </table:table-cell>
          <table:table-cell office:value-type="float" office:value="-0.017537" calcext:value-type="float">
            <text:p>-0.017537</text:p>
          </table:table-cell>
          <table:table-cell office:value-type="float" office:value="3.3327E-017" calcext:value-type="float">
            <text:p>3.3327E-17</text:p>
          </table:table-cell>
          <table:table-cell office:value-type="float" office:value="0.017537" calcext:value-type="float">
            <text:p>0.017537</text:p>
          </table:table-cell>
          <table:table-cell office:value-type="float" office:value="0.0350567" calcext:value-type="float">
            <text:p>0.0350567</text:p>
          </table:table-cell>
          <table:table-cell office:value-type="float" office:value="0.0525419" calcext:value-type="float">
            <text:p>0.0525419</text:p>
          </table:table-cell>
          <table:table-cell office:value-type="float" office:value="0.0699751" calcext:value-type="float">
            <text:p>0.0699751</text:p>
          </table:table-cell>
          <table:table-cell office:value-type="float" office:value="0.0873393" calcext:value-type="float">
            <text:p>0.0873393</text:p>
          </table:table-cell>
          <table:table-cell office:value-type="float" office:value="0.104617" calcext:value-type="float">
            <text:p>0.104617</text:p>
          </table:table-cell>
          <table:table-cell office:value-type="float" office:value="0.121792" calcext:value-type="float">
            <text:p>0.121792</text:p>
          </table:table-cell>
          <table:table-cell office:value-type="float" office:value="0.138847" calcext:value-type="float">
            <text:p>0.138847</text:p>
          </table:table-cell>
          <table:table-cell office:value-type="float" office:value="0.155764" calcext:value-type="float">
            <text:p>0.155764</text:p>
          </table:table-cell>
          <table:table-cell office:value-type="float" office:value="0.172528" calcext:value-type="float">
            <text:p>0.172528</text:p>
          </table:table-cell>
          <table:table-cell office:value-type="float" office:value="0.189122" calcext:value-type="float">
            <text:p>0.189122</text:p>
          </table:table-cell>
          <table:table-cell office:value-type="float" office:value="0.205529" calcext:value-type="float">
            <text:p>0.205529</text:p>
          </table:table-cell>
          <table:table-cell office:value-type="float" office:value="0.221733" calcext:value-type="float">
            <text:p>0.221733</text:p>
          </table:table-cell>
          <table:table-cell office:value-type="float" office:value="0.237718" calcext:value-type="float">
            <text:p>0.237718</text:p>
          </table:table-cell>
          <table:table-cell office:value-type="float" office:value="0.253469" calcext:value-type="float">
            <text:p>0.253469</text:p>
          </table:table-cell>
          <table:table-cell office:value-type="float" office:value="0.268969" calcext:value-type="float">
            <text:p>0.268969</text:p>
          </table:table-cell>
          <table:table-cell office:value-type="float" office:value="0.284204" calcext:value-type="float">
            <text:p>0.284204</text:p>
          </table:table-cell>
          <table:table-cell office:value-type="float" office:value="0.299159" calcext:value-type="float">
            <text:p>0.299159</text:p>
          </table:table-cell>
          <table:table-cell office:value-type="float" office:value="0.313818" calcext:value-type="float">
            <text:p>0.313818</text:p>
          </table:table-cell>
          <table:table-cell office:value-type="float" office:value="0.328168" calcext:value-type="float">
            <text:p>0.328168</text:p>
          </table:table-cell>
          <table:table-cell office:value-type="float" office:value="0.342194" calcext:value-type="float">
            <text:p>0.342194</text:p>
          </table:table-cell>
          <table:table-cell office:value-type="float" office:value="0.355882" calcext:value-type="float">
            <text:p>0.355882</text:p>
          </table:table-cell>
          <table:table-cell office:value-type="float" office:value="0.369219" calcext:value-type="float">
            <text:p>0.369219</text:p>
          </table:table-cell>
          <table:table-cell office:value-type="float" office:value="0.382191" calcext:value-type="float">
            <text:p>0.382191</text:p>
          </table:table-cell>
          <table:table-cell office:value-type="float" office:value="0.394787" calcext:value-type="float">
            <text:p>0.394787</text:p>
          </table:table-cell>
          <table:table-cell office:value-type="float" office:value="0.406992" calcext:value-type="float">
            <text:p>0.406992</text:p>
          </table:table-cell>
          <table:table-cell office:value-type="float" office:value="0.418796" calcext:value-type="float">
            <text:p>0.418796</text:p>
          </table:table-cell>
          <table:table-cell office:value-type="float" office:value="0.430187" calcext:value-type="float">
            <text:p>0.430187</text:p>
          </table:table-cell>
          <table:table-cell office:value-type="float" office:value="0.441153" calcext:value-type="float">
            <text:p>0.441153</text:p>
          </table:table-cell>
          <table:table-cell office:value-type="float" office:value="0.451684" calcext:value-type="float">
            <text:p>0.451684</text:p>
          </table:table-cell>
          <table:table-cell office:value-type="float" office:value="0.461769" calcext:value-type="float">
            <text:p>0.461769</text:p>
          </table:table-cell>
          <table:table-cell office:value-type="float" office:value="0.471399" calcext:value-type="float">
            <text:p>0.471399</text:p>
          </table:table-cell>
          <table:table-cell office:value-type="float" office:value="0.480563" calcext:value-type="float">
            <text:p>0.480563</text:p>
          </table:table-cell>
          <table:table-cell office:value-type="float" office:value="0.489253" calcext:value-type="float">
            <text:p>0.489253</text:p>
          </table:table-cell>
          <table:table-cell office:value-type="float" office:value="0.49746" calcext:value-type="float">
            <text:p>0.49746</text:p>
          </table:table-cell>
          <table:table-cell office:value-type="float" office:value="0.505176" calcext:value-type="float">
            <text:p>0.505176</text:p>
          </table:table-cell>
          <table:table-cell office:value-type="float" office:value="0.512394" calcext:value-type="float">
            <text:p>0.512394</text:p>
          </table:table-cell>
          <table:table-cell office:value-type="float" office:value="0.519106" calcext:value-type="float">
            <text:p>0.519106</text:p>
          </table:table-cell>
          <table:table-cell office:value-type="float" office:value="0.525306" calcext:value-type="float">
            <text:p>0.525306</text:p>
          </table:table-cell>
          <table:table-cell office:value-type="float" office:value="0.530987" calcext:value-type="float">
            <text:p>0.530987</text:p>
          </table:table-cell>
          <table:table-cell office:value-type="float" office:value="0.536144" calcext:value-type="float">
            <text:p>0.536144</text:p>
          </table:table-cell>
          <table:table-cell office:value-type="float" office:value="0.540772" calcext:value-type="float">
            <text:p>0.540772</text:p>
          </table:table-cell>
          <table:table-cell office:value-type="float" office:value="0.544866" calcext:value-type="float">
            <text:p>0.544866</text:p>
          </table:table-cell>
          <table:table-cell office:value-type="float" office:value="0.548423" calcext:value-type="float">
            <text:p>0.548423</text:p>
          </table:table-cell>
          <table:table-cell office:value-type="float" office:value="0.551439" calcext:value-type="float">
            <text:p>0.551439</text:p>
          </table:table-cell>
          <table:table-cell office:value-type="float" office:value="0.55391" calcext:value-type="float">
            <text:p>0.55391</text:p>
          </table:table-cell>
          <table:table-cell office:value-type="float" office:value="0.555834" calcext:value-type="float">
            <text:p>0.555834</text:p>
          </table:table-cell>
          <table:table-cell office:value-type="float" office:value="0.55721" calcext:value-type="float">
            <text:p>0.55721</text:p>
          </table:table-cell>
          <table:table-cell office:value-type="float" office:value="0.558037" calcext:value-type="float">
            <text:p>0.558037</text:p>
          </table:table-cell>
          <table:table-cell office:value-type="float" office:value="0.558312" calcext:value-type="float">
            <text:p>0.558312</text:p>
          </table:table-cell>
          <table:table-cell/>
        </table:table-row>
        <table:table-row table:style-name="ro1">
          <table:table-cell office:value-type="float" office:value="0.899463" calcext:value-type="float">
            <text:p>0.899463</text:p>
          </table:table-cell>
          <table:table-cell office:value-type="float" office:value="-0.563248" calcext:value-type="float">
            <text:p>-0.563248</text:p>
          </table:table-cell>
          <table:table-cell office:value-type="float" office:value="-0.562971" calcext:value-type="float">
            <text:p>-0.562971</text:p>
          </table:table-cell>
          <table:table-cell office:value-type="float" office:value="-0.562137" calcext:value-type="float">
            <text:p>-0.562137</text:p>
          </table:table-cell>
          <table:table-cell office:value-type="float" office:value="-0.560749" calcext:value-type="float">
            <text:p>-0.560749</text:p>
          </table:table-cell>
          <table:table-cell office:value-type="float" office:value="-0.558807" calcext:value-type="float">
            <text:p>-0.558807</text:p>
          </table:table-cell>
          <table:table-cell office:value-type="float" office:value="-0.556314" calcext:value-type="float">
            <text:p>-0.556314</text:p>
          </table:table-cell>
          <table:table-cell office:value-type="float" office:value="-0.553272" calcext:value-type="float">
            <text:p>-0.553272</text:p>
          </table:table-cell>
          <table:table-cell office:value-type="float" office:value="-0.549684" calcext:value-type="float">
            <text:p>-0.549684</text:p>
          </table:table-cell>
          <table:table-cell office:value-type="float" office:value="-0.545553" calcext:value-type="float">
            <text:p>-0.545553</text:p>
          </table:table-cell>
          <table:table-cell office:value-type="float" office:value="-0.540884" calcext:value-type="float">
            <text:p>-0.540884</text:p>
          </table:table-cell>
          <table:table-cell office:value-type="float" office:value="-0.535681" calcext:value-type="float">
            <text:p>-0.535681</text:p>
          </table:table-cell>
          <table:table-cell office:value-type="float" office:value="-0.52995" calcext:value-type="float">
            <text:p>-0.52995</text:p>
          </table:table-cell>
          <table:table-cell office:value-type="float" office:value="-0.523695" calcext:value-type="float">
            <text:p>-0.523695</text:p>
          </table:table-cell>
          <table:table-cell office:value-type="float" office:value="-0.516924" calcext:value-type="float">
            <text:p>-0.516924</text:p>
          </table:table-cell>
          <table:table-cell office:value-type="float" office:value="-0.509643" calcext:value-type="float">
            <text:p>-0.509643</text:p>
          </table:table-cell>
          <table:table-cell office:value-type="float" office:value="-0.501858" calcext:value-type="float">
            <text:p>-0.501858</text:p>
          </table:table-cell>
          <table:table-cell office:value-type="float" office:value="-0.493579" calcext:value-type="float">
            <text:p>-0.493579</text:p>
          </table:table-cell>
          <table:table-cell office:value-type="float" office:value="-0.484812" calcext:value-type="float">
            <text:p>-0.484812</text:p>
          </table:table-cell>
          <table:table-cell office:value-type="float" office:value="-0.475567" calcext:value-type="float">
            <text:p>-0.475567</text:p>
          </table:table-cell>
          <table:table-cell office:value-type="float" office:value="-0.465852" calcext:value-type="float">
            <text:p>-0.465852</text:p>
          </table:table-cell>
          <table:table-cell office:value-type="float" office:value="-0.455678" calcext:value-type="float">
            <text:p>-0.455678</text:p>
          </table:table-cell>
          <table:table-cell office:value-type="float" office:value="-0.445054" calcext:value-type="float">
            <text:p>-0.445054</text:p>
          </table:table-cell>
          <table:table-cell office:value-type="float" office:value="-0.433991" calcext:value-type="float">
            <text:p>-0.433991</text:p>
          </table:table-cell>
          <table:table-cell office:value-type="float" office:value="-0.422499" calcext:value-type="float">
            <text:p>-0.422499</text:p>
          </table:table-cell>
          <table:table-cell office:value-type="float" office:value="-0.410591" calcext:value-type="float">
            <text:p>-0.410591</text:p>
          </table:table-cell>
          <table:table-cell office:value-type="float" office:value="-0.398277" calcext:value-type="float">
            <text:p>-0.398277</text:p>
          </table:table-cell>
          <table:table-cell office:value-type="float" office:value="-0.38557" calcext:value-type="float">
            <text:p>-0.38557</text:p>
          </table:table-cell>
          <table:table-cell office:value-type="float" office:value="-0.372483" calcext:value-type="float">
            <text:p>-0.372483</text:p>
          </table:table-cell>
          <table:table-cell office:value-type="float" office:value="-0.359028" calcext:value-type="float">
            <text:p>-0.359028</text:p>
          </table:table-cell>
          <table:table-cell office:value-type="float" office:value="-0.345219" calcext:value-type="float">
            <text:p>-0.345219</text:p>
          </table:table-cell>
          <table:table-cell office:value-type="float" office:value="-0.331069" calcext:value-type="float">
            <text:p>-0.331069</text:p>
          </table:table-cell>
          <table:table-cell office:value-type="float" office:value="-0.316593" calcext:value-type="float">
            <text:p>-0.316593</text:p>
          </table:table-cell>
          <table:table-cell office:value-type="float" office:value="-0.301804" calcext:value-type="float">
            <text:p>-0.301804</text:p>
          </table:table-cell>
          <table:table-cell office:value-type="float" office:value="-0.286717" calcext:value-type="float">
            <text:p>-0.286717</text:p>
          </table:table-cell>
          <table:table-cell office:value-type="float" office:value="-0.271347" calcext:value-type="float">
            <text:p>-0.271347</text:p>
          </table:table-cell>
          <table:table-cell office:value-type="float" office:value="-0.25571" calcext:value-type="float">
            <text:p>-0.25571</text:p>
          </table:table-cell>
          <table:table-cell office:value-type="float" office:value="-0.23982" calcext:value-type="float">
            <text:p>-0.23982</text:p>
          </table:table-cell>
          <table:table-cell office:value-type="float" office:value="-0.223693" calcext:value-type="float">
            <text:p>-0.223693</text:p>
          </table:table-cell>
          <table:table-cell office:value-type="float" office:value="-0.207346" calcext:value-type="float">
            <text:p>-0.207346</text:p>
          </table:table-cell>
          <table:table-cell office:value-type="float" office:value="-0.190794" calcext:value-type="float">
            <text:p>-0.190794</text:p>
          </table:table-cell>
          <table:table-cell office:value-type="float" office:value="-0.174053" calcext:value-type="float">
            <text:p>-0.174053</text:p>
          </table:table-cell>
          <table:table-cell office:value-type="float" office:value="-0.157141" calcext:value-type="float">
            <text:p>-0.157141</text:p>
          </table:table-cell>
          <table:table-cell office:value-type="float" office:value="-0.140074" calcext:value-type="float">
            <text:p>-0.140074</text:p>
          </table:table-cell>
          <table:table-cell office:value-type="float" office:value="-0.122869" calcext:value-type="float">
            <text:p>-0.122869</text:p>
          </table:table-cell>
          <table:table-cell office:value-type="float" office:value="-0.105542" calcext:value-type="float">
            <text:p>-0.105542</text:p>
          </table:table-cell>
          <table:table-cell office:value-type="float" office:value="-0.0881115" calcext:value-type="float">
            <text:p>-0.0881115</text:p>
          </table:table-cell>
          <table:table-cell office:value-type="float" office:value="-0.0705938" calcext:value-type="float">
            <text:p>-0.0705938</text:p>
          </table:table-cell>
          <table:table-cell office:value-type="float" office:value="-0.0530064" calcext:value-type="float">
            <text:p>-0.0530064</text:p>
          </table:table-cell>
          <table:table-cell office:value-type="float" office:value="-0.0353667" calcext:value-type="float">
            <text:p>-0.0353667</text:p>
          </table:table-cell>
          <table:table-cell office:value-type="float" office:value="-0.0176921" calcext:value-type="float">
            <text:p>-0.0176921</text:p>
          </table:table-cell>
          <table:table-cell office:value-type="float" office:value="-2.43712E-016" calcext:value-type="float">
            <text:p>-2.43712E-16</text:p>
          </table:table-cell>
          <table:table-cell office:value-type="float" office:value="0.0176921" calcext:value-type="float">
            <text:p>0.0176921</text:p>
          </table:table-cell>
          <table:table-cell office:value-type="float" office:value="0.0353667" calcext:value-type="float">
            <text:p>0.0353667</text:p>
          </table:table-cell>
          <table:table-cell office:value-type="float" office:value="0.0530064" calcext:value-type="float">
            <text:p>0.0530064</text:p>
          </table:table-cell>
          <table:table-cell office:value-type="float" office:value="0.0705938" calcext:value-type="float">
            <text:p>0.0705938</text:p>
          </table:table-cell>
          <table:table-cell office:value-type="float" office:value="0.0881115" calcext:value-type="float">
            <text:p>0.0881115</text:p>
          </table:table-cell>
          <table:table-cell office:value-type="float" office:value="0.105542" calcext:value-type="float">
            <text:p>0.105542</text:p>
          </table:table-cell>
          <table:table-cell office:value-type="float" office:value="0.122869" calcext:value-type="float">
            <text:p>0.122869</text:p>
          </table:table-cell>
          <table:table-cell office:value-type="float" office:value="0.140074" calcext:value-type="float">
            <text:p>0.140074</text:p>
          </table:table-cell>
          <table:table-cell office:value-type="float" office:value="0.157141" calcext:value-type="float">
            <text:p>0.157141</text:p>
          </table:table-cell>
          <table:table-cell office:value-type="float" office:value="0.174053" calcext:value-type="float">
            <text:p>0.174053</text:p>
          </table:table-cell>
          <table:table-cell office:value-type="float" office:value="0.190794" calcext:value-type="float">
            <text:p>0.190794</text:p>
          </table:table-cell>
          <table:table-cell office:value-type="float" office:value="0.207346" calcext:value-type="float">
            <text:p>0.207346</text:p>
          </table:table-cell>
          <table:table-cell office:value-type="float" office:value="0.223693" calcext:value-type="float">
            <text:p>0.223693</text:p>
          </table:table-cell>
          <table:table-cell office:value-type="float" office:value="0.23982" calcext:value-type="float">
            <text:p>0.23982</text:p>
          </table:table-cell>
          <table:table-cell office:value-type="float" office:value="0.25571" calcext:value-type="float">
            <text:p>0.25571</text:p>
          </table:table-cell>
          <table:table-cell office:value-type="float" office:value="0.271347" calcext:value-type="float">
            <text:p>0.271347</text:p>
          </table:table-cell>
          <table:table-cell office:value-type="float" office:value="0.286717" calcext:value-type="float">
            <text:p>0.286717</text:p>
          </table:table-cell>
          <table:table-cell office:value-type="float" office:value="0.301804" calcext:value-type="float">
            <text:p>0.301804</text:p>
          </table:table-cell>
          <table:table-cell office:value-type="float" office:value="0.316593" calcext:value-type="float">
            <text:p>0.316593</text:p>
          </table:table-cell>
          <table:table-cell office:value-type="float" office:value="0.331069" calcext:value-type="float">
            <text:p>0.331069</text:p>
          </table:table-cell>
          <table:table-cell office:value-type="float" office:value="0.345219" calcext:value-type="float">
            <text:p>0.345219</text:p>
          </table:table-cell>
          <table:table-cell office:value-type="float" office:value="0.359028" calcext:value-type="float">
            <text:p>0.359028</text:p>
          </table:table-cell>
          <table:table-cell office:value-type="float" office:value="0.372483" calcext:value-type="float">
            <text:p>0.372483</text:p>
          </table:table-cell>
          <table:table-cell office:value-type="float" office:value="0.38557" calcext:value-type="float">
            <text:p>0.38557</text:p>
          </table:table-cell>
          <table:table-cell office:value-type="float" office:value="0.398277" calcext:value-type="float">
            <text:p>0.398277</text:p>
          </table:table-cell>
          <table:table-cell office:value-type="float" office:value="0.410591" calcext:value-type="float">
            <text:p>0.410591</text:p>
          </table:table-cell>
          <table:table-cell office:value-type="float" office:value="0.422499" calcext:value-type="float">
            <text:p>0.422499</text:p>
          </table:table-cell>
          <table:table-cell office:value-type="float" office:value="0.433991" calcext:value-type="float">
            <text:p>0.433991</text:p>
          </table:table-cell>
          <table:table-cell office:value-type="float" office:value="0.445054" calcext:value-type="float">
            <text:p>0.445054</text:p>
          </table:table-cell>
          <table:table-cell office:value-type="float" office:value="0.455678" calcext:value-type="float">
            <text:p>0.455678</text:p>
          </table:table-cell>
          <table:table-cell office:value-type="float" office:value="0.465852" calcext:value-type="float">
            <text:p>0.465852</text:p>
          </table:table-cell>
          <table:table-cell office:value-type="float" office:value="0.475567" calcext:value-type="float">
            <text:p>0.475567</text:p>
          </table:table-cell>
          <table:table-cell office:value-type="float" office:value="0.484812" calcext:value-type="float">
            <text:p>0.484812</text:p>
          </table:table-cell>
          <table:table-cell office:value-type="float" office:value="0.493579" calcext:value-type="float">
            <text:p>0.493579</text:p>
          </table:table-cell>
          <table:table-cell office:value-type="float" office:value="0.501858" calcext:value-type="float">
            <text:p>0.501858</text:p>
          </table:table-cell>
          <table:table-cell office:value-type="float" office:value="0.509643" calcext:value-type="float">
            <text:p>0.509643</text:p>
          </table:table-cell>
          <table:table-cell office:value-type="float" office:value="0.516924" calcext:value-type="float">
            <text:p>0.516924</text:p>
          </table:table-cell>
          <table:table-cell office:value-type="float" office:value="0.523695" calcext:value-type="float">
            <text:p>0.523695</text:p>
          </table:table-cell>
          <table:table-cell office:value-type="float" office:value="0.52995" calcext:value-type="float">
            <text:p>0.52995</text:p>
          </table:table-cell>
          <table:table-cell office:value-type="float" office:value="0.535681" calcext:value-type="float">
            <text:p>0.535681</text:p>
          </table:table-cell>
          <table:table-cell office:value-type="float" office:value="0.540884" calcext:value-type="float">
            <text:p>0.540884</text:p>
          </table:table-cell>
          <table:table-cell office:value-type="float" office:value="0.545553" calcext:value-type="float">
            <text:p>0.545553</text:p>
          </table:table-cell>
          <table:table-cell office:value-type="float" office:value="0.549684" calcext:value-type="float">
            <text:p>0.549684</text:p>
          </table:table-cell>
          <table:table-cell office:value-type="float" office:value="0.553272" calcext:value-type="float">
            <text:p>0.553272</text:p>
          </table:table-cell>
          <table:table-cell office:value-type="float" office:value="0.556314" calcext:value-type="float">
            <text:p>0.556314</text:p>
          </table:table-cell>
          <table:table-cell office:value-type="float" office:value="0.558807" calcext:value-type="float">
            <text:p>0.558807</text:p>
          </table:table-cell>
          <table:table-cell office:value-type="float" office:value="0.560749" calcext:value-type="float">
            <text:p>0.560749</text:p>
          </table:table-cell>
          <table:table-cell office:value-type="float" office:value="0.562137" calcext:value-type="float">
            <text:p>0.562137</text:p>
          </table:table-cell>
          <table:table-cell office:value-type="float" office:value="0.562971" calcext:value-type="float">
            <text:p>0.562971</text:p>
          </table:table-cell>
          <table:table-cell office:value-type="float" office:value="0.563248" calcext:value-type="float">
            <text:p>0.563248</text:p>
          </table:table-cell>
          <table:table-cell/>
        </table:table-row>
        <table:table-row table:style-name="ro1">
          <table:table-cell office:value-type="float" office:value="0.906435" calcext:value-type="float">
            <text:p>0.906435</text:p>
          </table:table-cell>
          <table:table-cell office:value-type="float" office:value="-0.567974" calcext:value-type="float">
            <text:p>-0.567974</text:p>
          </table:table-cell>
          <table:table-cell office:value-type="float" office:value="-0.567694" calcext:value-type="float">
            <text:p>-0.567694</text:p>
          </table:table-cell>
          <table:table-cell office:value-type="float" office:value="-0.566854" calcext:value-type="float">
            <text:p>-0.566854</text:p>
          </table:table-cell>
          <table:table-cell office:value-type="float" office:value="-0.565454" calcext:value-type="float">
            <text:p>-0.565454</text:p>
          </table:table-cell>
          <table:table-cell office:value-type="float" office:value="-0.563496" calcext:value-type="float">
            <text:p>-0.563496</text:p>
          </table:table-cell>
          <table:table-cell office:value-type="float" office:value="-0.560982" calcext:value-type="float">
            <text:p>-0.560982</text:p>
          </table:table-cell>
          <table:table-cell office:value-type="float" office:value="-0.557914" calcext:value-type="float">
            <text:p>-0.557914</text:p>
          </table:table-cell>
          <table:table-cell office:value-type="float" office:value="-0.554296" calcext:value-type="float">
            <text:p>-0.554296</text:p>
          </table:table-cell>
          <table:table-cell office:value-type="float" office:value="-0.550131" calcext:value-type="float">
            <text:p>-0.550131</text:p>
          </table:table-cell>
          <table:table-cell office:value-type="float" office:value="-0.545423" calcext:value-type="float">
            <text:p>-0.545423</text:p>
          </table:table-cell>
          <table:table-cell office:value-type="float" office:value="-0.540176" calcext:value-type="float">
            <text:p>-0.540176</text:p>
          </table:table-cell>
          <table:table-cell office:value-type="float" office:value="-0.534397" calcext:value-type="float">
            <text:p>-0.534397</text:p>
          </table:table-cell>
          <table:table-cell office:value-type="float" office:value="-0.52809" calcext:value-type="float">
            <text:p>-0.52809</text:p>
          </table:table-cell>
          <table:table-cell office:value-type="float" office:value="-0.521262" calcext:value-type="float">
            <text:p>-0.521262</text:p>
          </table:table-cell>
          <table:table-cell office:value-type="float" office:value="-0.513919" calcext:value-type="float">
            <text:p>-0.513919</text:p>
          </table:table-cell>
          <table:table-cell office:value-type="float" office:value="-0.506069" calcext:value-type="float">
            <text:p>-0.506069</text:p>
          </table:table-cell>
          <table:table-cell office:value-type="float" office:value="-0.49772" calcext:value-type="float">
            <text:p>-0.49772</text:p>
          </table:table-cell>
          <table:table-cell office:value-type="float" office:value="-0.48888" calcext:value-type="float">
            <text:p>-0.48888</text:p>
          </table:table-cell>
          <table:table-cell office:value-type="float" office:value="-0.479557" calcext:value-type="float">
            <text:p>-0.479557</text:p>
          </table:table-cell>
          <table:table-cell office:value-type="float" office:value="-0.469761" calcext:value-type="float">
            <text:p>-0.469761</text:p>
          </table:table-cell>
          <table:table-cell office:value-type="float" office:value="-0.459501" calcext:value-type="float">
            <text:p>-0.459501</text:p>
          </table:table-cell>
          <table:table-cell office:value-type="float" office:value="-0.448788" calcext:value-type="float">
            <text:p>-0.448788</text:p>
          </table:table-cell>
          <table:table-cell office:value-type="float" office:value="-0.437632" calcext:value-type="float">
            <text:p>-0.437632</text:p>
          </table:table-cell>
          <table:table-cell office:value-type="float" office:value="-0.426044" calcext:value-type="float">
            <text:p>-0.426044</text:p>
          </table:table-cell>
          <table:table-cell office:value-type="float" office:value="-0.414036" calcext:value-type="float">
            <text:p>-0.414036</text:p>
          </table:table-cell>
          <table:table-cell office:value-type="float" office:value="-0.401619" calcext:value-type="float">
            <text:p>-0.401619</text:p>
          </table:table-cell>
          <table:table-cell office:value-type="float" office:value="-0.388806" calcext:value-type="float">
            <text:p>-0.388806</text:p>
          </table:table-cell>
          <table:table-cell office:value-type="float" office:value="-0.375609" calcext:value-type="float">
            <text:p>-0.375609</text:p>
          </table:table-cell>
          <table:table-cell office:value-type="float" office:value="-0.362041" calcext:value-type="float">
            <text:p>-0.362041</text:p>
          </table:table-cell>
          <table:table-cell office:value-type="float" office:value="-0.348116" calcext:value-type="float">
            <text:p>-0.348116</text:p>
          </table:table-cell>
          <table:table-cell office:value-type="float" office:value="-0.333847" calcext:value-type="float">
            <text:p>-0.333847</text:p>
          </table:table-cell>
          <table:table-cell office:value-type="float" office:value="-0.319249" calcext:value-type="float">
            <text:p>-0.319249</text:p>
          </table:table-cell>
          <table:table-cell office:value-type="float" office:value="-0.304336" calcext:value-type="float">
            <text:p>-0.304336</text:p>
          </table:table-cell>
          <table:table-cell office:value-type="float" office:value="-0.289123" calcext:value-type="float">
            <text:p>-0.289123</text:p>
          </table:table-cell>
          <table:table-cell office:value-type="float" office:value="-0.273624" calcext:value-type="float">
            <text:p>-0.273624</text:p>
          </table:table-cell>
          <table:table-cell office:value-type="float" office:value="-0.257855" calcext:value-type="float">
            <text:p>-0.257855</text:p>
          </table:table-cell>
          <table:table-cell office:value-type="float" office:value="-0.241832" calcext:value-type="float">
            <text:p>-0.241832</text:p>
          </table:table-cell>
          <table:table-cell office:value-type="float" office:value="-0.22557" calcext:value-type="float">
            <text:p>-0.22557</text:p>
          </table:table-cell>
          <table:table-cell office:value-type="float" office:value="-0.209085" calcext:value-type="float">
            <text:p>-0.209085</text:p>
          </table:table-cell>
          <table:table-cell office:value-type="float" office:value="-0.192395" calcext:value-type="float">
            <text:p>-0.192395</text:p>
          </table:table-cell>
          <table:table-cell office:value-type="float" office:value="-0.175514" calcext:value-type="float">
            <text:p>-0.175514</text:p>
          </table:table-cell>
          <table:table-cell office:value-type="float" office:value="-0.15846" calcext:value-type="float">
            <text:p>-0.15846</text:p>
          </table:table-cell>
          <table:table-cell office:value-type="float" office:value="-0.14125" calcext:value-type="float">
            <text:p>-0.14125</text:p>
          </table:table-cell>
          <table:table-cell office:value-type="float" office:value="-0.1239" calcext:value-type="float">
            <text:p>-0.1239</text:p>
          </table:table-cell>
          <table:table-cell office:value-type="float" office:value="-0.106428" calcext:value-type="float">
            <text:p>-0.106428</text:p>
          </table:table-cell>
          <table:table-cell office:value-type="float" office:value="-0.0888508" calcext:value-type="float">
            <text:p>-0.0888508</text:p>
          </table:table-cell>
          <table:table-cell office:value-type="float" office:value="-0.0711861" calcext:value-type="float">
            <text:p>-0.0711861</text:p>
          </table:table-cell>
          <table:table-cell office:value-type="float" office:value="-0.0534512" calcext:value-type="float">
            <text:p>-0.0534512</text:p>
          </table:table-cell>
          <table:table-cell office:value-type="float" office:value="-0.0356634" calcext:value-type="float">
            <text:p>-0.0356634</text:p>
          </table:table-cell>
          <table:table-cell office:value-type="float" office:value="-0.0178405" calcext:value-type="float">
            <text:p>-0.0178405</text:p>
          </table:table-cell>
          <table:table-cell office:value-type="float" office:value="-1.44585E-016" calcext:value-type="float">
            <text:p>-1.44585E-16</text:p>
          </table:table-cell>
          <table:table-cell office:value-type="float" office:value="0.0178405" calcext:value-type="float">
            <text:p>0.0178405</text:p>
          </table:table-cell>
          <table:table-cell office:value-type="float" office:value="0.0356634" calcext:value-type="float">
            <text:p>0.0356634</text:p>
          </table:table-cell>
          <table:table-cell office:value-type="float" office:value="0.0534512" calcext:value-type="float">
            <text:p>0.0534512</text:p>
          </table:table-cell>
          <table:table-cell office:value-type="float" office:value="0.0711861" calcext:value-type="float">
            <text:p>0.0711861</text:p>
          </table:table-cell>
          <table:table-cell office:value-type="float" office:value="0.0888508" calcext:value-type="float">
            <text:p>0.0888508</text:p>
          </table:table-cell>
          <table:table-cell office:value-type="float" office:value="0.106428" calcext:value-type="float">
            <text:p>0.106428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14125" calcext:value-type="float">
            <text:p>0.14125</text:p>
          </table:table-cell>
          <table:table-cell office:value-type="float" office:value="0.15846" calcext:value-type="float">
            <text:p>0.15846</text:p>
          </table:table-cell>
          <table:table-cell office:value-type="float" office:value="0.175514" calcext:value-type="float">
            <text:p>0.175514</text:p>
          </table:table-cell>
          <table:table-cell office:value-type="float" office:value="0.192395" calcext:value-type="float">
            <text:p>0.192395</text:p>
          </table:table-cell>
          <table:table-cell office:value-type="float" office:value="0.209085" calcext:value-type="float">
            <text:p>0.209085</text:p>
          </table:table-cell>
          <table:table-cell office:value-type="float" office:value="0.22557" calcext:value-type="float">
            <text:p>0.22557</text:p>
          </table:table-cell>
          <table:table-cell office:value-type="float" office:value="0.241832" calcext:value-type="float">
            <text:p>0.241832</text:p>
          </table:table-cell>
          <table:table-cell office:value-type="float" office:value="0.257855" calcext:value-type="float">
            <text:p>0.257855</text:p>
          </table:table-cell>
          <table:table-cell office:value-type="float" office:value="0.273624" calcext:value-type="float">
            <text:p>0.273624</text:p>
          </table:table-cell>
          <table:table-cell office:value-type="float" office:value="0.289123" calcext:value-type="float">
            <text:p>0.289123</text:p>
          </table:table-cell>
          <table:table-cell office:value-type="float" office:value="0.304336" calcext:value-type="float">
            <text:p>0.304336</text:p>
          </table:table-cell>
          <table:table-cell office:value-type="float" office:value="0.319249" calcext:value-type="float">
            <text:p>0.319249</text:p>
          </table:table-cell>
          <table:table-cell office:value-type="float" office:value="0.333847" calcext:value-type="float">
            <text:p>0.333847</text:p>
          </table:table-cell>
          <table:table-cell office:value-type="float" office:value="0.348116" calcext:value-type="float">
            <text:p>0.348116</text:p>
          </table:table-cell>
          <table:table-cell office:value-type="float" office:value="0.362041" calcext:value-type="float">
            <text:p>0.362041</text:p>
          </table:table-cell>
          <table:table-cell office:value-type="float" office:value="0.375609" calcext:value-type="float">
            <text:p>0.375609</text:p>
          </table:table-cell>
          <table:table-cell office:value-type="float" office:value="0.388806" calcext:value-type="float">
            <text:p>0.388806</text:p>
          </table:table-cell>
          <table:table-cell office:value-type="float" office:value="0.401619" calcext:value-type="float">
            <text:p>0.401619</text:p>
          </table:table-cell>
          <table:table-cell office:value-type="float" office:value="0.414036" calcext:value-type="float">
            <text:p>0.414036</text:p>
          </table:table-cell>
          <table:table-cell office:value-type="float" office:value="0.426044" calcext:value-type="float">
            <text:p>0.426044</text:p>
          </table:table-cell>
          <table:table-cell office:value-type="float" office:value="0.437632" calcext:value-type="float">
            <text:p>0.437632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0.459501" calcext:value-type="float">
            <text:p>0.459501</text:p>
          </table:table-cell>
          <table:table-cell office:value-type="float" office:value="0.469761" calcext:value-type="float">
            <text:p>0.469761</text:p>
          </table:table-cell>
          <table:table-cell office:value-type="float" office:value="0.479557" calcext:value-type="float">
            <text:p>0.479557</text:p>
          </table:table-cell>
          <table:table-cell office:value-type="float" office:value="0.48888" calcext:value-type="float">
            <text:p>0.48888</text:p>
          </table:table-cell>
          <table:table-cell office:value-type="float" office:value="0.49772" calcext:value-type="float">
            <text:p>0.49772</text:p>
          </table:table-cell>
          <table:table-cell office:value-type="float" office:value="0.506069" calcext:value-type="float">
            <text:p>0.506069</text:p>
          </table:table-cell>
          <table:table-cell office:value-type="float" office:value="0.513919" calcext:value-type="float">
            <text:p>0.513919</text:p>
          </table:table-cell>
          <table:table-cell office:value-type="float" office:value="0.521262" calcext:value-type="float">
            <text:p>0.521262</text:p>
          </table:table-cell>
          <table:table-cell office:value-type="float" office:value="0.52809" calcext:value-type="float">
            <text:p>0.52809</text:p>
          </table:table-cell>
          <table:table-cell office:value-type="float" office:value="0.534397" calcext:value-type="float">
            <text:p>0.534397</text:p>
          </table:table-cell>
          <table:table-cell office:value-type="float" office:value="0.540176" calcext:value-type="float">
            <text:p>0.540176</text:p>
          </table:table-cell>
          <table:table-cell office:value-type="float" office:value="0.545423" calcext:value-type="float">
            <text:p>0.545423</text:p>
          </table:table-cell>
          <table:table-cell office:value-type="float" office:value="0.550131" calcext:value-type="float">
            <text:p>0.550131</text:p>
          </table:table-cell>
          <table:table-cell office:value-type="float" office:value="0.554296" calcext:value-type="float">
            <text:p>0.554296</text:p>
          </table:table-cell>
          <table:table-cell office:value-type="float" office:value="0.557914" calcext:value-type="float">
            <text:p>0.557914</text:p>
          </table:table-cell>
          <table:table-cell office:value-type="float" office:value="0.560982" calcext:value-type="float">
            <text:p>0.560982</text:p>
          </table:table-cell>
          <table:table-cell office:value-type="float" office:value="0.563496" calcext:value-type="float">
            <text:p>0.563496</text:p>
          </table:table-cell>
          <table:table-cell office:value-type="float" office:value="0.565454" calcext:value-type="float">
            <text:p>0.565454</text:p>
          </table:table-cell>
          <table:table-cell office:value-type="float" office:value="0.566854" calcext:value-type="float">
            <text:p>0.566854</text:p>
          </table:table-cell>
          <table:table-cell office:value-type="float" office:value="0.567694" calcext:value-type="float">
            <text:p>0.567694</text:p>
          </table:table-cell>
          <table:table-cell office:value-type="float" office:value="0.567974" calcext:value-type="float">
            <text:p>0.567974</text:p>
          </table:table-cell>
          <table:table-cell/>
        </table:table-row>
        <table:table-row table:style-name="ro1">
          <table:table-cell office:value-type="float" office:value="0.913407" calcext:value-type="float">
            <text:p>0.913407</text:p>
          </table:table-cell>
          <table:table-cell office:value-type="float" office:value="-0.572397" calcext:value-type="float">
            <text:p>-0.572397</text:p>
          </table:table-cell>
          <table:table-cell office:value-type="float" office:value="-0.572114" calcext:value-type="float">
            <text:p>-0.572114</text:p>
          </table:table-cell>
          <table:table-cell office:value-type="float" office:value="-0.571267" calcext:value-type="float">
            <text:p>-0.571267</text:p>
          </table:table-cell>
          <table:table-cell office:value-type="float" office:value="-0.569856" calcext:value-type="float">
            <text:p>-0.569856</text:p>
          </table:table-cell>
          <table:table-cell office:value-type="float" office:value="-0.567883" calcext:value-type="float">
            <text:p>-0.567883</text:p>
          </table:table-cell>
          <table:table-cell office:value-type="float" office:value="-0.565349" calcext:value-type="float">
            <text:p>-0.565349</text:p>
          </table:table-cell>
          <table:table-cell office:value-type="float" office:value="-0.562258" calcext:value-type="float">
            <text:p>-0.562258</text:p>
          </table:table-cell>
          <table:table-cell office:value-type="float" office:value="-0.558611" calcext:value-type="float">
            <text:p>-0.558611</text:p>
          </table:table-cell>
          <table:table-cell office:value-type="float" office:value="-0.554414" calcext:value-type="float">
            <text:p>-0.554414</text:p>
          </table:table-cell>
          <table:table-cell office:value-type="float" office:value="-0.549669" calcext:value-type="float">
            <text:p>-0.549669</text:p>
          </table:table-cell>
          <table:table-cell office:value-type="float" office:value="-0.544382" calcext:value-type="float">
            <text:p>-0.544382</text:p>
          </table:table-cell>
          <table:table-cell office:value-type="float" office:value="-0.538557" calcext:value-type="float">
            <text:p>-0.538557</text:p>
          </table:table-cell>
          <table:table-cell office:value-type="float" office:value="-0.532201" calcext:value-type="float">
            <text:p>-0.532201</text:p>
          </table:table-cell>
          <table:table-cell office:value-type="float" office:value="-0.52532" calcext:value-type="float">
            <text:p>-0.52532</text:p>
          </table:table-cell>
          <table:table-cell office:value-type="float" office:value="-0.51792" calcext:value-type="float">
            <text:p>-0.51792</text:p>
          </table:table-cell>
          <table:table-cell office:value-type="float" office:value="-0.510009" calcext:value-type="float">
            <text:p>-0.510009</text:p>
          </table:table-cell>
          <table:table-cell office:value-type="float" office:value="-0.501595" calcext:value-type="float">
            <text:p>-0.501595</text:p>
          </table:table-cell>
          <table:table-cell office:value-type="float" office:value="-0.492686" calcext:value-type="float">
            <text:p>-0.492686</text:p>
          </table:table-cell>
          <table:table-cell office:value-type="float" office:value="-0.48329" calcext:value-type="float">
            <text:p>-0.48329</text:p>
          </table:table-cell>
          <table:table-cell office:value-type="float" office:value="-0.473418" calcext:value-type="float">
            <text:p>-0.473418</text:p>
          </table:table-cell>
          <table:table-cell office:value-type="float" office:value="-0.463079" calcext:value-type="float">
            <text:p>-0.463079</text:p>
          </table:table-cell>
          <table:table-cell office:value-type="float" office:value="-0.452282" calcext:value-type="float">
            <text:p>-0.452282</text:p>
          </table:table-cell>
          <table:table-cell office:value-type="float" office:value="-0.441039" calcext:value-type="float">
            <text:p>-0.441039</text:p>
          </table:table-cell>
          <table:table-cell office:value-type="float" office:value="-0.429361" calcext:value-type="float">
            <text:p>-0.429361</text:p>
          </table:table-cell>
          <table:table-cell office:value-type="float" office:value="-0.417259" calcext:value-type="float">
            <text:p>-0.417259</text:p>
          </table:table-cell>
          <table:table-cell office:value-type="float" office:value="-0.404746" calcext:value-type="float">
            <text:p>-0.404746</text:p>
          </table:table-cell>
          <table:table-cell office:value-type="float" office:value="-0.391832" calcext:value-type="float">
            <text:p>-0.391832</text:p>
          </table:table-cell>
          <table:table-cell office:value-type="float" office:value="-0.378533" calcext:value-type="float">
            <text:p>-0.378533</text:p>
          </table:table-cell>
          <table:table-cell office:value-type="float" office:value="-0.364859" calcext:value-type="float">
            <text:p>-0.364859</text:p>
          </table:table-cell>
          <table:table-cell office:value-type="float" office:value="-0.350826" calcext:value-type="float">
            <text:p>-0.350826</text:p>
          </table:table-cell>
          <table:table-cell office:value-type="float" office:value="-0.336446" calcext:value-type="float">
            <text:p>-0.336446</text:p>
          </table:table-cell>
          <table:table-cell office:value-type="float" office:value="-0.321735" calcext:value-type="float">
            <text:p>-0.321735</text:p>
          </table:table-cell>
          <table:table-cell office:value-type="float" office:value="-0.306705" calcext:value-type="float">
            <text:p>-0.306705</text:p>
          </table:table-cell>
          <table:table-cell office:value-type="float" office:value="-0.291374" calcext:value-type="float">
            <text:p>-0.291374</text:p>
          </table:table-cell>
          <table:table-cell office:value-type="float" office:value="-0.275754" calcext:value-type="float">
            <text:p>-0.275754</text:p>
          </table:table-cell>
          <table:table-cell office:value-type="float" office:value="-0.259863" calcext:value-type="float">
            <text:p>-0.259863</text:p>
          </table:table-cell>
          <table:table-cell office:value-type="float" office:value="-0.243715" calcext:value-type="float">
            <text:p>-0.243715</text:p>
          </table:table-cell>
          <table:table-cell office:value-type="float" office:value="-0.227326" calcext:value-type="float">
            <text:p>-0.227326</text:p>
          </table:table-cell>
          <table:table-cell office:value-type="float" office:value="-0.210713" calcext:value-type="float">
            <text:p>-0.210713</text:p>
          </table:table-cell>
          <table:table-cell office:value-type="float" office:value="-0.193892" calcext:value-type="float">
            <text:p>-0.193892</text:p>
          </table:table-cell>
          <table:table-cell office:value-type="float" office:value="-0.17688" calcext:value-type="float">
            <text:p>-0.17688</text:p>
          </table:table-cell>
          <table:table-cell office:value-type="float" office:value="-0.159694" calcext:value-type="float">
            <text:p>-0.159694</text:p>
          </table:table-cell>
          <table:table-cell office:value-type="float" office:value="-0.142349" calcext:value-type="float">
            <text:p>-0.142349</text:p>
          </table:table-cell>
          <table:table-cell office:value-type="float" office:value="-0.124864" calcext:value-type="float">
            <text:p>-0.124864</text:p>
          </table:table-cell>
          <table:table-cell office:value-type="float" office:value="-0.107256" calcext:value-type="float">
            <text:p>-0.107256</text:p>
          </table:table-cell>
          <table:table-cell office:value-type="float" office:value="-0.0895426" calcext:value-type="float">
            <text:p>-0.0895426</text:p>
          </table:table-cell>
          <table:table-cell office:value-type="float" office:value="-0.0717403" calcext:value-type="float">
            <text:p>-0.0717403</text:p>
          </table:table-cell>
          <table:table-cell office:value-type="float" office:value="-0.0538673" calcext:value-type="float">
            <text:p>-0.0538673</text:p>
          </table:table-cell>
          <table:table-cell office:value-type="float" office:value="-0.0359411" calcext:value-type="float">
            <text:p>-0.0359411</text:p>
          </table:table-cell>
          <table:table-cell office:value-type="float" office:value="-0.0179794" calcext:value-type="float">
            <text:p>-0.0179794</text:p>
          </table:table-cell>
          <table:table-cell office:value-type="float" office:value="9.76109E-017" calcext:value-type="float">
            <text:p>9.76109E-17</text:p>
          </table:table-cell>
          <table:table-cell office:value-type="float" office:value="0.0179794" calcext:value-type="float">
            <text:p>0.0179794</text:p>
          </table:table-cell>
          <table:table-cell office:value-type="float" office:value="0.0359411" calcext:value-type="float">
            <text:p>0.0359411</text:p>
          </table:table-cell>
          <table:table-cell office:value-type="float" office:value="0.0538673" calcext:value-type="float">
            <text:p>0.0538673</text:p>
          </table:table-cell>
          <table:table-cell office:value-type="float" office:value="0.0717403" calcext:value-type="float">
            <text:p>0.0717403</text:p>
          </table:table-cell>
          <table:table-cell office:value-type="float" office:value="0.0895426" calcext:value-type="float">
            <text:p>0.0895426</text:p>
          </table:table-cell>
          <table:table-cell office:value-type="float" office:value="0.107256" calcext:value-type="float">
            <text:p>0.107256</text:p>
          </table:table-cell>
          <table:table-cell office:value-type="float" office:value="0.124864" calcext:value-type="float">
            <text:p>0.124864</text:p>
          </table:table-cell>
          <table:table-cell office:value-type="float" office:value="0.142349" calcext:value-type="float">
            <text:p>0.142349</text:p>
          </table:table-cell>
          <table:table-cell office:value-type="float" office:value="0.159694" calcext:value-type="float">
            <text:p>0.159694</text:p>
          </table:table-cell>
          <table:table-cell office:value-type="float" office:value="0.17688" calcext:value-type="float">
            <text:p>0.17688</text:p>
          </table:table-cell>
          <table:table-cell office:value-type="float" office:value="0.193892" calcext:value-type="float">
            <text:p>0.193892</text:p>
          </table:table-cell>
          <table:table-cell office:value-type="float" office:value="0.210713" calcext:value-type="float">
            <text:p>0.210713</text:p>
          </table:table-cell>
          <table:table-cell office:value-type="float" office:value="0.227326" calcext:value-type="float">
            <text:p>0.227326</text:p>
          </table:table-cell>
          <table:table-cell office:value-type="float" office:value="0.243715" calcext:value-type="float">
            <text:p>0.243715</text:p>
          </table:table-cell>
          <table:table-cell office:value-type="float" office:value="0.259863" calcext:value-type="float">
            <text:p>0.259863</text:p>
          </table:table-cell>
          <table:table-cell office:value-type="float" office:value="0.275754" calcext:value-type="float">
            <text:p>0.275754</text:p>
          </table:table-cell>
          <table:table-cell office:value-type="float" office:value="0.291374" calcext:value-type="float">
            <text:p>0.291374</text:p>
          </table:table-cell>
          <table:table-cell office:value-type="float" office:value="0.306705" calcext:value-type="float">
            <text:p>0.306705</text:p>
          </table:table-cell>
          <table:table-cell office:value-type="float" office:value="0.321735" calcext:value-type="float">
            <text:p>0.321735</text:p>
          </table:table-cell>
          <table:table-cell office:value-type="float" office:value="0.336446" calcext:value-type="float">
            <text:p>0.336446</text:p>
          </table:table-cell>
          <table:table-cell office:value-type="float" office:value="0.350826" calcext:value-type="float">
            <text:p>0.350826</text:p>
          </table:table-cell>
          <table:table-cell office:value-type="float" office:value="0.364859" calcext:value-type="float">
            <text:p>0.364859</text:p>
          </table:table-cell>
          <table:table-cell office:value-type="float" office:value="0.378533" calcext:value-type="float">
            <text:p>0.378533</text:p>
          </table:table-cell>
          <table:table-cell office:value-type="float" office:value="0.391832" calcext:value-type="float">
            <text:p>0.391832</text:p>
          </table:table-cell>
          <table:table-cell office:value-type="float" office:value="0.404746" calcext:value-type="float">
            <text:p>0.404746</text:p>
          </table:table-cell>
          <table:table-cell office:value-type="float" office:value="0.417259" calcext:value-type="float">
            <text:p>0.417259</text:p>
          </table:table-cell>
          <table:table-cell office:value-type="float" office:value="0.429361" calcext:value-type="float">
            <text:p>0.429361</text:p>
          </table:table-cell>
          <table:table-cell office:value-type="float" office:value="0.441039" calcext:value-type="float">
            <text:p>0.441039</text:p>
          </table:table-cell>
          <table:table-cell office:value-type="float" office:value="0.452282" calcext:value-type="float">
            <text:p>0.452282</text:p>
          </table:table-cell>
          <table:table-cell office:value-type="float" office:value="0.463079" calcext:value-type="float">
            <text:p>0.463079</text:p>
          </table:table-cell>
          <table:table-cell office:value-type="float" office:value="0.473418" calcext:value-type="float">
            <text:p>0.473418</text:p>
          </table:table-cell>
          <table:table-cell office:value-type="float" office:value="0.48329" calcext:value-type="float">
            <text:p>0.48329</text:p>
          </table:table-cell>
          <table:table-cell office:value-type="float" office:value="0.492686" calcext:value-type="float">
            <text:p>0.492686</text:p>
          </table:table-cell>
          <table:table-cell office:value-type="float" office:value="0.501595" calcext:value-type="float">
            <text:p>0.501595</text:p>
          </table:table-cell>
          <table:table-cell office:value-type="float" office:value="0.510009" calcext:value-type="float">
            <text:p>0.510009</text:p>
          </table:table-cell>
          <table:table-cell office:value-type="float" office:value="0.51792" calcext:value-type="float">
            <text:p>0.51792</text:p>
          </table:table-cell>
          <table:table-cell office:value-type="float" office:value="0.52532" calcext:value-type="float">
            <text:p>0.52532</text:p>
          </table:table-cell>
          <table:table-cell office:value-type="float" office:value="0.532201" calcext:value-type="float">
            <text:p>0.532201</text:p>
          </table:table-cell>
          <table:table-cell office:value-type="float" office:value="0.538557" calcext:value-type="float">
            <text:p>0.538557</text:p>
          </table:table-cell>
          <table:table-cell office:value-type="float" office:value="0.544382" calcext:value-type="float">
            <text:p>0.544382</text:p>
          </table:table-cell>
          <table:table-cell office:value-type="float" office:value="0.549669" calcext:value-type="float">
            <text:p>0.549669</text:p>
          </table:table-cell>
          <table:table-cell office:value-type="float" office:value="0.554414" calcext:value-type="float">
            <text:p>0.554414</text:p>
          </table:table-cell>
          <table:table-cell office:value-type="float" office:value="0.558611" calcext:value-type="float">
            <text:p>0.558611</text:p>
          </table:table-cell>
          <table:table-cell office:value-type="float" office:value="0.562258" calcext:value-type="float">
            <text:p>0.562258</text:p>
          </table:table-cell>
          <table:table-cell office:value-type="float" office:value="0.565349" calcext:value-type="float">
            <text:p>0.565349</text:p>
          </table:table-cell>
          <table:table-cell office:value-type="float" office:value="0.567883" calcext:value-type="float">
            <text:p>0.567883</text:p>
          </table:table-cell>
          <table:table-cell office:value-type="float" office:value="0.569856" calcext:value-type="float">
            <text:p>0.569856</text:p>
          </table:table-cell>
          <table:table-cell office:value-type="float" office:value="0.571267" calcext:value-type="float">
            <text:p>0.571267</text:p>
          </table:table-cell>
          <table:table-cell office:value-type="float" office:value="0.572114" calcext:value-type="float">
            <text:p>0.572114</text:p>
          </table:table-cell>
          <table:table-cell office:value-type="float" office:value="0.572397" calcext:value-type="float">
            <text:p>0.572397</text:p>
          </table:table-cell>
          <table:table-cell/>
        </table:table-row>
        <table:table-row table:style-name="ro1">
          <table:table-cell office:value-type="float" office:value="0.921032" calcext:value-type="float">
            <text:p>0.921032</text:p>
          </table:table-cell>
          <table:table-cell office:value-type="float" office:value="-0.576884" calcext:value-type="float">
            <text:p>-0.576884</text:p>
          </table:table-cell>
          <table:table-cell office:value-type="float" office:value="-0.576599" calcext:value-type="float">
            <text:p>-0.576599</text:p>
          </table:table-cell>
          <table:table-cell office:value-type="float" office:value="-0.575745" calcext:value-type="float">
            <text:p>-0.575745</text:p>
          </table:table-cell>
          <table:table-cell office:value-type="float" office:value="-0.574324" calcext:value-type="float">
            <text:p>-0.574324</text:p>
          </table:table-cell>
          <table:table-cell office:value-type="float" office:value="-0.572335" calcext:value-type="float">
            <text:p>-0.572335</text:p>
          </table:table-cell>
          <table:table-cell office:value-type="float" office:value="-0.569782" calcext:value-type="float">
            <text:p>-0.569782</text:p>
          </table:table-cell>
          <table:table-cell office:value-type="float" office:value="-0.566666" calcext:value-type="float">
            <text:p>-0.566666</text:p>
          </table:table-cell>
          <table:table-cell office:value-type="float" office:value="-0.562991" calcext:value-type="float">
            <text:p>-0.562991</text:p>
          </table:table-cell>
          <table:table-cell office:value-type="float" office:value="-0.55876" calcext:value-type="float">
            <text:p>-0.55876</text:p>
          </table:table-cell>
          <table:table-cell office:value-type="float" office:value="-0.553978" calcext:value-type="float">
            <text:p>-0.553978</text:p>
          </table:table-cell>
          <table:table-cell office:value-type="float" office:value="-0.548649" calcext:value-type="float">
            <text:p>-0.548649</text:p>
          </table:table-cell>
          <table:table-cell office:value-type="float" office:value="-0.542779" calcext:value-type="float">
            <text:p>-0.542779</text:p>
          </table:table-cell>
          <table:table-cell office:value-type="float" office:value="-0.536373" calcext:value-type="float">
            <text:p>-0.536373</text:p>
          </table:table-cell>
          <table:table-cell office:value-type="float" office:value="-0.529438" calcext:value-type="float">
            <text:p>-0.529438</text:p>
          </table:table-cell>
          <table:table-cell office:value-type="float" office:value="-0.52198" calcext:value-type="float">
            <text:p>-0.52198</text:p>
          </table:table-cell>
          <table:table-cell office:value-type="float" office:value="-0.514008" calcext:value-type="float">
            <text:p>-0.514008</text:p>
          </table:table-cell>
          <table:table-cell office:value-type="float" office:value="-0.505527" calcext:value-type="float">
            <text:p>-0.505527</text:p>
          </table:table-cell>
          <table:table-cell office:value-type="float" office:value="-0.496548" calcext:value-type="float">
            <text:p>-0.496548</text:p>
          </table:table-cell>
          <table:table-cell office:value-type="float" office:value="-0.487079" calcext:value-type="float">
            <text:p>-0.487079</text:p>
          </table:table-cell>
          <table:table-cell office:value-type="float" office:value="-0.47713" calcext:value-type="float">
            <text:p>-0.47713</text:p>
          </table:table-cell>
          <table:table-cell office:value-type="float" office:value="-0.466709" calcext:value-type="float">
            <text:p>-0.466709</text:p>
          </table:table-cell>
          <table:table-cell office:value-type="float" office:value="-0.455828" calcext:value-type="float">
            <text:p>-0.455828</text:p>
          </table:table-cell>
          <table:table-cell office:value-type="float" office:value="-0.444497" calcext:value-type="float">
            <text:p>-0.444497</text:p>
          </table:table-cell>
          <table:table-cell office:value-type="float" office:value="-0.432727" calcext:value-type="float">
            <text:p>-0.432727</text:p>
          </table:table-cell>
          <table:table-cell office:value-type="float" office:value="-0.42053" calcext:value-type="float">
            <text:p>-0.42053</text:p>
          </table:table-cell>
          <table:table-cell office:value-type="float" office:value="-0.407919" calcext:value-type="float">
            <text:p>-0.407919</text:p>
          </table:table-cell>
          <table:table-cell office:value-type="float" office:value="-0.394904" calcext:value-type="float">
            <text:p>-0.394904</text:p>
          </table:table-cell>
          <table:table-cell office:value-type="float" office:value="-0.3815" calcext:value-type="float">
            <text:p>-0.3815</text:p>
          </table:table-cell>
          <table:table-cell office:value-type="float" office:value="-0.36772" calcext:value-type="float">
            <text:p>-0.36772</text:p>
          </table:table-cell>
          <table:table-cell office:value-type="float" office:value="-0.353576" calcext:value-type="float">
            <text:p>-0.353576</text:p>
          </table:table-cell>
          <table:table-cell office:value-type="float" office:value="-0.339084" calcext:value-type="float">
            <text:p>-0.339084</text:p>
          </table:table-cell>
          <table:table-cell office:value-type="float" office:value="-0.324257" calcext:value-type="float">
            <text:p>-0.324257</text:p>
          </table:table-cell>
          <table:table-cell office:value-type="float" office:value="-0.30911" calcext:value-type="float">
            <text:p>-0.30911</text:p>
          </table:table-cell>
          <table:table-cell office:value-type="float" office:value="-0.293658" calcext:value-type="float">
            <text:p>-0.293658</text:p>
          </table:table-cell>
          <table:table-cell office:value-type="float" office:value="-0.277916" calcext:value-type="float">
            <text:p>-0.277916</text:p>
          </table:table-cell>
          <table:table-cell office:value-type="float" office:value="-0.2619" calcext:value-type="float">
            <text:p>-0.2619</text:p>
          </table:table-cell>
          <table:table-cell office:value-type="float" office:value="-0.245625" calcext:value-type="float">
            <text:p>-0.245625</text:p>
          </table:table-cell>
          <table:table-cell office:value-type="float" office:value="-0.229108" calcext:value-type="float">
            <text:p>-0.229108</text:p>
          </table:table-cell>
          <table:table-cell office:value-type="float" office:value="-0.212365" calcext:value-type="float">
            <text:p>-0.212365</text:p>
          </table:table-cell>
          <table:table-cell office:value-type="float" office:value="-0.195413" calcext:value-type="float">
            <text:p>-0.195413</text:p>
          </table:table-cell>
          <table:table-cell office:value-type="float" office:value="-0.178267" calcext:value-type="float">
            <text:p>-0.178267</text:p>
          </table:table-cell>
          <table:table-cell office:value-type="float" office:value="-0.160946" calcext:value-type="float">
            <text:p>-0.160946</text:p>
          </table:table-cell>
          <table:table-cell office:value-type="float" office:value="-0.143465" calcext:value-type="float">
            <text:p>-0.143465</text:p>
          </table:table-cell>
          <table:table-cell office:value-type="float" office:value="-0.125843" calcext:value-type="float">
            <text:p>-0.125843</text:p>
          </table:table-cell>
          <table:table-cell office:value-type="float" office:value="-0.108097" calcext:value-type="float">
            <text:p>-0.108097</text:p>
          </table:table-cell>
          <table:table-cell office:value-type="float" office:value="-0.0902446" calcext:value-type="float">
            <text:p>-0.0902446</text:p>
          </table:table-cell>
          <table:table-cell office:value-type="float" office:value="-0.0723027" calcext:value-type="float">
            <text:p>-0.0723027</text:p>
          </table:table-cell>
          <table:table-cell office:value-type="float" office:value="-0.0542896" calcext:value-type="float">
            <text:p>-0.0542896</text:p>
          </table:table-cell>
          <table:table-cell office:value-type="float" office:value="-0.0362229" calcext:value-type="float">
            <text:p>-0.0362229</text:p>
          </table:table-cell>
          <table:table-cell office:value-type="float" office:value="-0.0181204" calcext:value-type="float">
            <text:p>-0.0181204</text:p>
          </table:table-cell>
          <table:table-cell office:value-type="float" office:value="-1.18973E-016" calcext:value-type="float">
            <text:p>-1.18973E-16</text:p>
          </table:table-cell>
          <table:table-cell office:value-type="float" office:value="0.0181204" calcext:value-type="float">
            <text:p>0.0181204</text:p>
          </table:table-cell>
          <table:table-cell office:value-type="float" office:value="0.0362229" calcext:value-type="float">
            <text:p>0.0362229</text:p>
          </table:table-cell>
          <table:table-cell office:value-type="float" office:value="0.0542896" calcext:value-type="float">
            <text:p>0.0542896</text:p>
          </table:table-cell>
          <table:table-cell office:value-type="float" office:value="0.0723027" calcext:value-type="float">
            <text:p>0.0723027</text:p>
          </table:table-cell>
          <table:table-cell office:value-type="float" office:value="0.0902446" calcext:value-type="float">
            <text:p>0.0902446</text:p>
          </table:table-cell>
          <table:table-cell office:value-type="float" office:value="0.108097" calcext:value-type="float">
            <text:p>0.108097</text:p>
          </table:table-cell>
          <table:table-cell office:value-type="float" office:value="0.125843" calcext:value-type="float">
            <text:p>0.125843</text:p>
          </table:table-cell>
          <table:table-cell office:value-type="float" office:value="0.143465" calcext:value-type="float">
            <text:p>0.143465</text:p>
          </table:table-cell>
          <table:table-cell office:value-type="float" office:value="0.160946" calcext:value-type="float">
            <text:p>0.160946</text:p>
          </table:table-cell>
          <table:table-cell office:value-type="float" office:value="0.178267" calcext:value-type="float">
            <text:p>0.178267</text:p>
          </table:table-cell>
          <table:table-cell office:value-type="float" office:value="0.195413" calcext:value-type="float">
            <text:p>0.195413</text:p>
          </table:table-cell>
          <table:table-cell office:value-type="float" office:value="0.212365" calcext:value-type="float">
            <text:p>0.212365</text:p>
          </table:table-cell>
          <table:table-cell office:value-type="float" office:value="0.229108" calcext:value-type="float">
            <text:p>0.229108</text:p>
          </table:table-cell>
          <table:table-cell office:value-type="float" office:value="0.245625" calcext:value-type="float">
            <text:p>0.245625</text:p>
          </table:table-cell>
          <table:table-cell office:value-type="float" office:value="0.2619" calcext:value-type="float">
            <text:p>0.2619</text:p>
          </table:table-cell>
          <table:table-cell office:value-type="float" office:value="0.277916" calcext:value-type="float">
            <text:p>0.277916</text:p>
          </table:table-cell>
          <table:table-cell office:value-type="float" office:value="0.293658" calcext:value-type="float">
            <text:p>0.293658</text:p>
          </table:table-cell>
          <table:table-cell office:value-type="float" office:value="0.30911" calcext:value-type="float">
            <text:p>0.30911</text:p>
          </table:table-cell>
          <table:table-cell office:value-type="float" office:value="0.324257" calcext:value-type="float">
            <text:p>0.324257</text:p>
          </table:table-cell>
          <table:table-cell office:value-type="float" office:value="0.339084" calcext:value-type="float">
            <text:p>0.339084</text:p>
          </table:table-cell>
          <table:table-cell office:value-type="float" office:value="0.353576" calcext:value-type="float">
            <text:p>0.353576</text:p>
          </table:table-cell>
          <table:table-cell office:value-type="float" office:value="0.36772" calcext:value-type="float">
            <text:p>0.36772</text:p>
          </table:table-cell>
          <table:table-cell office:value-type="float" office:value="0.3815" calcext:value-type="float">
            <text:p>0.3815</text:p>
          </table:table-cell>
          <table:table-cell office:value-type="float" office:value="0.394904" calcext:value-type="float">
            <text:p>0.394904</text:p>
          </table:table-cell>
          <table:table-cell office:value-type="float" office:value="0.407919" calcext:value-type="float">
            <text:p>0.407919</text:p>
          </table:table-cell>
          <table:table-cell office:value-type="float" office:value="0.42053" calcext:value-type="float">
            <text:p>0.42053</text:p>
          </table:table-cell>
          <table:table-cell office:value-type="float" office:value="0.432727" calcext:value-type="float">
            <text:p>0.432727</text:p>
          </table:table-cell>
          <table:table-cell office:value-type="float" office:value="0.444497" calcext:value-type="float">
            <text:p>0.444497</text:p>
          </table:table-cell>
          <table:table-cell office:value-type="float" office:value="0.455828" calcext:value-type="float">
            <text:p>0.455828</text:p>
          </table:table-cell>
          <table:table-cell office:value-type="float" office:value="0.466709" calcext:value-type="float">
            <text:p>0.466709</text:p>
          </table:table-cell>
          <table:table-cell office:value-type="float" office:value="0.47713" calcext:value-type="float">
            <text:p>0.47713</text:p>
          </table:table-cell>
          <table:table-cell office:value-type="float" office:value="0.487079" calcext:value-type="float">
            <text:p>0.487079</text:p>
          </table:table-cell>
          <table:table-cell office:value-type="float" office:value="0.496548" calcext:value-type="float">
            <text:p>0.496548</text:p>
          </table:table-cell>
          <table:table-cell office:value-type="float" office:value="0.505527" calcext:value-type="float">
            <text:p>0.505527</text:p>
          </table:table-cell>
          <table:table-cell office:value-type="float" office:value="0.514008" calcext:value-type="float">
            <text:p>0.514008</text:p>
          </table:table-cell>
          <table:table-cell office:value-type="float" office:value="0.52198" calcext:value-type="float">
            <text:p>0.52198</text:p>
          </table:table-cell>
          <table:table-cell office:value-type="float" office:value="0.529438" calcext:value-type="float">
            <text:p>0.529438</text:p>
          </table:table-cell>
          <table:table-cell office:value-type="float" office:value="0.536373" calcext:value-type="float">
            <text:p>0.536373</text:p>
          </table:table-cell>
          <table:table-cell office:value-type="float" office:value="0.542779" calcext:value-type="float">
            <text:p>0.542779</text:p>
          </table:table-cell>
          <table:table-cell office:value-type="float" office:value="0.548649" calcext:value-type="float">
            <text:p>0.548649</text:p>
          </table:table-cell>
          <table:table-cell office:value-type="float" office:value="0.553978" calcext:value-type="float">
            <text:p>0.553978</text:p>
          </table:table-cell>
          <table:table-cell office:value-type="float" office:value="0.55876" calcext:value-type="float">
            <text:p>0.55876</text:p>
          </table:table-cell>
          <table:table-cell office:value-type="float" office:value="0.562991" calcext:value-type="float">
            <text:p>0.562991</text:p>
          </table:table-cell>
          <table:table-cell office:value-type="float" office:value="0.566666" calcext:value-type="float">
            <text:p>0.566666</text:p>
          </table:table-cell>
          <table:table-cell office:value-type="float" office:value="0.569782" calcext:value-type="float">
            <text:p>0.569782</text:p>
          </table:table-cell>
          <table:table-cell office:value-type="float" office:value="0.572335" calcext:value-type="float">
            <text:p>0.572335</text:p>
          </table:table-cell>
          <table:table-cell office:value-type="float" office:value="0.574324" calcext:value-type="float">
            <text:p>0.574324</text:p>
          </table:table-cell>
          <table:table-cell office:value-type="float" office:value="0.575745" calcext:value-type="float">
            <text:p>0.575745</text:p>
          </table:table-cell>
          <table:table-cell office:value-type="float" office:value="0.576599" calcext:value-type="float">
            <text:p>0.576599</text:p>
          </table:table-cell>
          <table:table-cell office:value-type="float" office:value="0.576884" calcext:value-type="float">
            <text:p>0.576884</text:p>
          </table:table-cell>
          <table:table-cell/>
        </table:table-row>
        <table:table-row table:style-name="ro1">
          <table:table-cell office:value-type="float" office:value="0.928658" calcext:value-type="float">
            <text:p>0.928658</text:p>
          </table:table-cell>
          <table:table-cell office:value-type="float" office:value="-0.581007" calcext:value-type="float">
            <text:p>-0.581007</text:p>
          </table:table-cell>
          <table:table-cell office:value-type="float" office:value="-0.580721" calcext:value-type="float">
            <text:p>-0.580721</text:p>
          </table:table-cell>
          <table:table-cell office:value-type="float" office:value="-0.579861" calcext:value-type="float">
            <text:p>-0.579861</text:p>
          </table:table-cell>
          <table:table-cell office:value-type="float" office:value="-0.578429" calcext:value-type="float">
            <text:p>-0.578429</text:p>
          </table:table-cell>
          <table:table-cell office:value-type="float" office:value="-0.576426" calcext:value-type="float">
            <text:p>-0.576426</text:p>
          </table:table-cell>
          <table:table-cell office:value-type="float" office:value="-0.573855" calcext:value-type="float">
            <text:p>-0.573855</text:p>
          </table:table-cell>
          <table:table-cell office:value-type="float" office:value="-0.570716" calcext:value-type="float">
            <text:p>-0.570716</text:p>
          </table:table-cell>
          <table:table-cell office:value-type="float" office:value="-0.567015" calcext:value-type="float">
            <text:p>-0.567015</text:p>
          </table:table-cell>
          <table:table-cell office:value-type="float" office:value="-0.562754" calcext:value-type="float">
            <text:p>-0.562754</text:p>
          </table:table-cell>
          <table:table-cell office:value-type="float" office:value="-0.557938" calcext:value-type="float">
            <text:p>-0.557938</text:p>
          </table:table-cell>
          <table:table-cell office:value-type="float" office:value="-0.552571" calcext:value-type="float">
            <text:p>-0.552571</text:p>
          </table:table-cell>
          <table:table-cell office:value-type="float" office:value="-0.546659" calcext:value-type="float">
            <text:p>-0.546659</text:p>
          </table:table-cell>
          <table:table-cell office:value-type="float" office:value="-0.540207" calcext:value-type="float">
            <text:p>-0.540207</text:p>
          </table:table-cell>
          <table:table-cell office:value-type="float" office:value="-0.533223" calcext:value-type="float">
            <text:p>-0.533223</text:p>
          </table:table-cell>
          <table:table-cell office:value-type="float" office:value="-0.525712" calcext:value-type="float">
            <text:p>-0.525712</text:p>
          </table:table-cell>
          <table:table-cell office:value-type="float" office:value="-0.517682" calcext:value-type="float">
            <text:p>-0.517682</text:p>
          </table:table-cell>
          <table:table-cell office:value-type="float" office:value="-0.509141" calcext:value-type="float">
            <text:p>-0.509141</text:p>
          </table:table-cell>
          <table:table-cell office:value-type="float" office:value="-0.500098" calcext:value-type="float">
            <text:p>-0.500098</text:p>
          </table:table-cell>
          <table:table-cell office:value-type="float" office:value="-0.490561" calcext:value-type="float">
            <text:p>-0.490561</text:p>
          </table:table-cell>
          <table:table-cell office:value-type="float" office:value="-0.48054" calcext:value-type="float">
            <text:p>-0.48054</text:p>
          </table:table-cell>
          <table:table-cell office:value-type="float" office:value="-0.470045" calcext:value-type="float">
            <text:p>-0.470045</text:p>
          </table:table-cell>
          <table:table-cell office:value-type="float" office:value="-0.459086" calcext:value-type="float">
            <text:p>-0.459086</text:p>
          </table:table-cell>
          <table:table-cell office:value-type="float" office:value="-0.447674" calcext:value-type="float">
            <text:p>-0.447674</text:p>
          </table:table-cell>
          <table:table-cell office:value-type="float" office:value="-0.43582" calcext:value-type="float">
            <text:p>-0.43582</text:p>
          </table:table-cell>
          <table:table-cell office:value-type="float" office:value="-0.423536" calcext:value-type="float">
            <text:p>-0.423536</text:p>
          </table:table-cell>
          <table:table-cell office:value-type="float" office:value="-0.410835" calcext:value-type="float">
            <text:p>-0.410835</text:p>
          </table:table-cell>
          <table:table-cell office:value-type="float" office:value="-0.397727" calcext:value-type="float">
            <text:p>-0.397727</text:p>
          </table:table-cell>
          <table:table-cell office:value-type="float" office:value="-0.384227" calcext:value-type="float">
            <text:p>-0.384227</text:p>
          </table:table-cell>
          <table:table-cell office:value-type="float" office:value="-0.370348" calcext:value-type="float">
            <text:p>-0.370348</text:p>
          </table:table-cell>
          <table:table-cell office:value-type="float" office:value="-0.356104" calcext:value-type="float">
            <text:p>-0.356104</text:p>
          </table:table-cell>
          <table:table-cell office:value-type="float" office:value="-0.341508" calcext:value-type="float">
            <text:p>-0.341508</text:p>
          </table:table-cell>
          <table:table-cell office:value-type="float" office:value="-0.326575" calcext:value-type="float">
            <text:p>-0.326575</text:p>
          </table:table-cell>
          <table:table-cell office:value-type="float" office:value="-0.31132" calcext:value-type="float">
            <text:p>-0.31132</text:p>
          </table:table-cell>
          <table:table-cell office:value-type="float" office:value="-0.295757" calcext:value-type="float">
            <text:p>-0.295757</text:p>
          </table:table-cell>
          <table:table-cell office:value-type="float" office:value="-0.279903" calcext:value-type="float">
            <text:p>-0.279903</text:p>
          </table:table-cell>
          <table:table-cell office:value-type="float" office:value="-0.263772" calcext:value-type="float">
            <text:p>-0.263772</text:p>
          </table:table-cell>
          <table:table-cell office:value-type="float" office:value="-0.247381" calcext:value-type="float">
            <text:p>-0.247381</text:p>
          </table:table-cell>
          <table:table-cell office:value-type="float" office:value="-0.230746" calcext:value-type="float">
            <text:p>-0.230746</text:p>
          </table:table-cell>
          <table:table-cell office:value-type="float" office:value="-0.213883" calcext:value-type="float">
            <text:p>-0.213883</text:p>
          </table:table-cell>
          <table:table-cell office:value-type="float" office:value="-0.196809" calcext:value-type="float">
            <text:p>-0.196809</text:p>
          </table:table-cell>
          <table:table-cell office:value-type="float" office:value="-0.179541" calcext:value-type="float">
            <text:p>-0.179541</text:p>
          </table:table-cell>
          <table:table-cell office:value-type="float" office:value="-0.162096" calcext:value-type="float">
            <text:p>-0.162096</text:p>
          </table:table-cell>
          <table:table-cell office:value-type="float" office:value="-0.144491" calcext:value-type="float">
            <text:p>-0.144491</text:p>
          </table:table-cell>
          <table:table-cell office:value-type="float" office:value="-0.126743" calcext:value-type="float">
            <text:p>-0.126743</text:p>
          </table:table-cell>
          <table:table-cell office:value-type="float" office:value="-0.10887" calcext:value-type="float">
            <text:p>-0.10887</text:p>
          </table:table-cell>
          <table:table-cell office:value-type="float" office:value="-0.0908896" calcext:value-type="float">
            <text:p>-0.0908896</text:p>
          </table:table-cell>
          <table:table-cell office:value-type="float" office:value="-0.0728196" calcext:value-type="float">
            <text:p>-0.0728196</text:p>
          </table:table-cell>
          <table:table-cell office:value-type="float" office:value="-0.0546777" calcext:value-type="float">
            <text:p>-0.0546777</text:p>
          </table:table-cell>
          <table:table-cell office:value-type="float" office:value="-0.0364818" calcext:value-type="float">
            <text:p>-0.0364818</text:p>
          </table:table-cell>
          <table:table-cell office:value-type="float" office:value="-0.0182499" calcext:value-type="float">
            <text:p>-0.0182499</text:p>
          </table:table-cell>
          <table:table-cell office:value-type="float" office:value="-5.94072E-016" calcext:value-type="float">
            <text:p>-5.94072E-16</text:p>
          </table:table-cell>
          <table:table-cell office:value-type="float" office:value="0.0182499" calcext:value-type="float">
            <text:p>0.0182499</text:p>
          </table:table-cell>
          <table:table-cell office:value-type="float" office:value="0.0364818" calcext:value-type="float">
            <text:p>0.0364818</text:p>
          </table:table-cell>
          <table:table-cell office:value-type="float" office:value="0.0546777" calcext:value-type="float">
            <text:p>0.0546777</text:p>
          </table:table-cell>
          <table:table-cell office:value-type="float" office:value="0.0728196" calcext:value-type="float">
            <text:p>0.0728196</text:p>
          </table:table-cell>
          <table:table-cell office:value-type="float" office:value="0.0908896" calcext:value-type="float">
            <text:p>0.0908896</text:p>
          </table:table-cell>
          <table:table-cell office:value-type="float" office:value="0.10887" calcext:value-type="float">
            <text:p>0.10887</text:p>
          </table:table-cell>
          <table:table-cell office:value-type="float" office:value="0.126743" calcext:value-type="float">
            <text:p>0.126743</text:p>
          </table:table-cell>
          <table:table-cell office:value-type="float" office:value="0.144491" calcext:value-type="float">
            <text:p>0.144491</text:p>
          </table:table-cell>
          <table:table-cell office:value-type="float" office:value="0.162096" calcext:value-type="float">
            <text:p>0.162096</text:p>
          </table:table-cell>
          <table:table-cell office:value-type="float" office:value="0.179541" calcext:value-type="float">
            <text:p>0.179541</text:p>
          </table:table-cell>
          <table:table-cell office:value-type="float" office:value="0.196809" calcext:value-type="float">
            <text:p>0.196809</text:p>
          </table:table-cell>
          <table:table-cell office:value-type="float" office:value="0.213883" calcext:value-type="float">
            <text:p>0.213883</text:p>
          </table:table-cell>
          <table:table-cell office:value-type="float" office:value="0.230746" calcext:value-type="float">
            <text:p>0.230746</text:p>
          </table:table-cell>
          <table:table-cell office:value-type="float" office:value="0.247381" calcext:value-type="float">
            <text:p>0.247381</text:p>
          </table:table-cell>
          <table:table-cell office:value-type="float" office:value="0.263772" calcext:value-type="float">
            <text:p>0.263772</text:p>
          </table:table-cell>
          <table:table-cell office:value-type="float" office:value="0.279903" calcext:value-type="float">
            <text:p>0.279903</text:p>
          </table:table-cell>
          <table:table-cell office:value-type="float" office:value="0.295757" calcext:value-type="float">
            <text:p>0.295757</text:p>
          </table:table-cell>
          <table:table-cell office:value-type="float" office:value="0.31132" calcext:value-type="float">
            <text:p>0.31132</text:p>
          </table:table-cell>
          <table:table-cell office:value-type="float" office:value="0.326575" calcext:value-type="float">
            <text:p>0.326575</text:p>
          </table:table-cell>
          <table:table-cell office:value-type="float" office:value="0.341508" calcext:value-type="float">
            <text:p>0.341508</text:p>
          </table:table-cell>
          <table:table-cell office:value-type="float" office:value="0.356104" calcext:value-type="float">
            <text:p>0.356104</text:p>
          </table:table-cell>
          <table:table-cell office:value-type="float" office:value="0.370348" calcext:value-type="float">
            <text:p>0.370348</text:p>
          </table:table-cell>
          <table:table-cell office:value-type="float" office:value="0.384227" calcext:value-type="float">
            <text:p>0.384227</text:p>
          </table:table-cell>
          <table:table-cell office:value-type="float" office:value="0.397727" calcext:value-type="float">
            <text:p>0.397727</text:p>
          </table:table-cell>
          <table:table-cell office:value-type="float" office:value="0.410835" calcext:value-type="float">
            <text:p>0.410835</text:p>
          </table:table-cell>
          <table:table-cell office:value-type="float" office:value="0.423536" calcext:value-type="float">
            <text:p>0.423536</text:p>
          </table:table-cell>
          <table:table-cell office:value-type="float" office:value="0.43582" calcext:value-type="float">
            <text:p>0.43582</text:p>
          </table:table-cell>
          <table:table-cell office:value-type="float" office:value="0.447674" calcext:value-type="float">
            <text:p>0.447674</text:p>
          </table:table-cell>
          <table:table-cell office:value-type="float" office:value="0.459086" calcext:value-type="float">
            <text:p>0.459086</text:p>
          </table:table-cell>
          <table:table-cell office:value-type="float" office:value="0.470045" calcext:value-type="float">
            <text:p>0.470045</text:p>
          </table:table-cell>
          <table:table-cell office:value-type="float" office:value="0.48054" calcext:value-type="float">
            <text:p>0.48054</text:p>
          </table:table-cell>
          <table:table-cell office:value-type="float" office:value="0.490561" calcext:value-type="float">
            <text:p>0.490561</text:p>
          </table:table-cell>
          <table:table-cell office:value-type="float" office:value="0.500098" calcext:value-type="float">
            <text:p>0.500098</text:p>
          </table:table-cell>
          <table:table-cell office:value-type="float" office:value="0.509141" calcext:value-type="float">
            <text:p>0.509141</text:p>
          </table:table-cell>
          <table:table-cell office:value-type="float" office:value="0.517682" calcext:value-type="float">
            <text:p>0.517682</text:p>
          </table:table-cell>
          <table:table-cell office:value-type="float" office:value="0.525712" calcext:value-type="float">
            <text:p>0.525712</text:p>
          </table:table-cell>
          <table:table-cell office:value-type="float" office:value="0.533223" calcext:value-type="float">
            <text:p>0.533223</text:p>
          </table:table-cell>
          <table:table-cell office:value-type="float" office:value="0.540207" calcext:value-type="float">
            <text:p>0.540207</text:p>
          </table:table-cell>
          <table:table-cell office:value-type="float" office:value="0.546659" calcext:value-type="float">
            <text:p>0.546659</text:p>
          </table:table-cell>
          <table:table-cell office:value-type="float" office:value="0.552571" calcext:value-type="float">
            <text:p>0.552571</text:p>
          </table:table-cell>
          <table:table-cell office:value-type="float" office:value="0.557938" calcext:value-type="float">
            <text:p>0.557938</text:p>
          </table:table-cell>
          <table:table-cell office:value-type="float" office:value="0.562754" calcext:value-type="float">
            <text:p>0.562754</text:p>
          </table:table-cell>
          <table:table-cell office:value-type="float" office:value="0.567015" calcext:value-type="float">
            <text:p>0.567015</text:p>
          </table:table-cell>
          <table:table-cell office:value-type="float" office:value="0.570716" calcext:value-type="float">
            <text:p>0.570716</text:p>
          </table:table-cell>
          <table:table-cell office:value-type="float" office:value="0.573855" calcext:value-type="float">
            <text:p>0.573855</text:p>
          </table:table-cell>
          <table:table-cell office:value-type="float" office:value="0.576426" calcext:value-type="float">
            <text:p>0.576426</text:p>
          </table:table-cell>
          <table:table-cell office:value-type="float" office:value="0.578429" calcext:value-type="float">
            <text:p>0.578429</text:p>
          </table:table-cell>
          <table:table-cell office:value-type="float" office:value="0.579861" calcext:value-type="float">
            <text:p>0.579861</text:p>
          </table:table-cell>
          <table:table-cell office:value-type="float" office:value="0.580721" calcext:value-type="float">
            <text:p>0.580721</text:p>
          </table:table-cell>
          <table:table-cell office:value-type="float" office:value="0.581007" calcext:value-type="float">
            <text:p>0.581007</text:p>
          </table:table-cell>
          <table:table-cell/>
        </table:table-row>
        <table:table-row table:style-name="ro1">
          <table:table-cell office:value-type="float" office:value="0.9351" calcext:value-type="float">
            <text:p>0.9351</text:p>
          </table:table-cell>
          <table:table-cell office:value-type="float" office:value="-0.584208" calcext:value-type="float">
            <text:p>-0.584208</text:p>
          </table:table-cell>
          <table:table-cell office:value-type="float" office:value="-0.58392" calcext:value-type="float">
            <text:p>-0.58392</text:p>
          </table:table-cell>
          <table:table-cell office:value-type="float" office:value="-0.583055" calcext:value-type="float">
            <text:p>-0.583055</text:p>
          </table:table-cell>
          <table:table-cell office:value-type="float" office:value="-0.581616" calcext:value-type="float">
            <text:p>-0.581616</text:p>
          </table:table-cell>
          <table:table-cell office:value-type="float" office:value="-0.579602" calcext:value-type="float">
            <text:p>-0.579602</text:p>
          </table:table-cell>
          <table:table-cell office:value-type="float" office:value="-0.577016" calcext:value-type="float">
            <text:p>-0.577016</text:p>
          </table:table-cell>
          <table:table-cell office:value-type="float" office:value="-0.57386" calcext:value-type="float">
            <text:p>-0.57386</text:p>
          </table:table-cell>
          <table:table-cell office:value-type="float" office:value="-0.570139" calcext:value-type="float">
            <text:p>-0.570139</text:p>
          </table:table-cell>
          <table:table-cell office:value-type="float" office:value="-0.565854" calcext:value-type="float">
            <text:p>-0.565854</text:p>
          </table:table-cell>
          <table:table-cell office:value-type="float" office:value="-0.561012" calcext:value-type="float">
            <text:p>-0.561012</text:p>
          </table:table-cell>
          <table:table-cell office:value-type="float" office:value="-0.555615" calcext:value-type="float">
            <text:p>-0.555615</text:p>
          </table:table-cell>
          <table:table-cell office:value-type="float" office:value="-0.549671" calcext:value-type="float">
            <text:p>-0.549671</text:p>
          </table:table-cell>
          <table:table-cell office:value-type="float" office:value="-0.543183" calcext:value-type="float">
            <text:p>-0.543183</text:p>
          </table:table-cell>
          <table:table-cell office:value-type="float" office:value="-0.53616" calcext:value-type="float">
            <text:p>-0.53616</text:p>
          </table:table-cell>
          <table:table-cell office:value-type="float" office:value="-0.528608" calcext:value-type="float">
            <text:p>-0.528608</text:p>
          </table:table-cell>
          <table:table-cell office:value-type="float" office:value="-0.520534" calcext:value-type="float">
            <text:p>-0.520534</text:p>
          </table:table-cell>
          <table:table-cell office:value-type="float" office:value="-0.511946" calcext:value-type="float">
            <text:p>-0.511946</text:p>
          </table:table-cell>
          <table:table-cell office:value-type="float" office:value="-0.502853" calcext:value-type="float">
            <text:p>-0.502853</text:p>
          </table:table-cell>
          <table:table-cell office:value-type="float" office:value="-0.493264" calcext:value-type="float">
            <text:p>-0.493264</text:p>
          </table:table-cell>
          <table:table-cell office:value-type="float" office:value="-0.483187" calcext:value-type="float">
            <text:p>-0.483187</text:p>
          </table:table-cell>
          <table:table-cell office:value-type="float" office:value="-0.472635" calcext:value-type="float">
            <text:p>-0.472635</text:p>
          </table:table-cell>
          <table:table-cell office:value-type="float" office:value="-0.461615" calcext:value-type="float">
            <text:p>-0.461615</text:p>
          </table:table-cell>
          <table:table-cell office:value-type="float" office:value="-0.45014" calcext:value-type="float">
            <text:p>-0.45014</text:p>
          </table:table-cell>
          <table:table-cell office:value-type="float" office:value="-0.438221" calcext:value-type="float">
            <text:p>-0.438221</text:p>
          </table:table-cell>
          <table:table-cell office:value-type="float" office:value="-0.42587" calcext:value-type="float">
            <text:p>-0.42587</text:p>
          </table:table-cell>
          <table:table-cell office:value-type="float" office:value="-0.413098" calcext:value-type="float">
            <text:p>-0.413098</text:p>
          </table:table-cell>
          <table:table-cell office:value-type="float" office:value="-0.399918" calcext:value-type="float">
            <text:p>-0.399918</text:p>
          </table:table-cell>
          <table:table-cell office:value-type="float" office:value="-0.386344" calcext:value-type="float">
            <text:p>-0.386344</text:p>
          </table:table-cell>
          <table:table-cell office:value-type="float" office:value="-0.372388" calcext:value-type="float">
            <text:p>-0.372388</text:p>
          </table:table-cell>
          <table:table-cell office:value-type="float" office:value="-0.358065" calcext:value-type="float">
            <text:p>-0.358065</text:p>
          </table:table-cell>
          <table:table-cell office:value-type="float" office:value="-0.343389" calcext:value-type="float">
            <text:p>-0.343389</text:p>
          </table:table-cell>
          <table:table-cell office:value-type="float" office:value="-0.328374" calcext:value-type="float">
            <text:p>-0.328374</text:p>
          </table:table-cell>
          <table:table-cell office:value-type="float" office:value="-0.313035" calcext:value-type="float">
            <text:p>-0.313035</text:p>
          </table:table-cell>
          <table:table-cell office:value-type="float" office:value="-0.297386" calcext:value-type="float">
            <text:p>-0.297386</text:p>
          </table:table-cell>
          <table:table-cell office:value-type="float" office:value="-0.281445" calcext:value-type="float">
            <text:p>-0.281445</text:p>
          </table:table-cell>
          <table:table-cell office:value-type="float" office:value="-0.265225" calcext:value-type="float">
            <text:p>-0.265225</text:p>
          </table:table-cell>
          <table:table-cell office:value-type="float" office:value="-0.248744" calcext:value-type="float">
            <text:p>-0.248744</text:p>
          </table:table-cell>
          <table:table-cell office:value-type="float" office:value="-0.232017" calcext:value-type="float">
            <text:p>-0.232017</text:p>
          </table:table-cell>
          <table:table-cell office:value-type="float" office:value="-0.215061" calcext:value-type="float">
            <text:p>-0.215061</text:p>
          </table:table-cell>
          <table:table-cell office:value-type="float" office:value="-0.197894" calcext:value-type="float">
            <text:p>-0.197894</text:p>
          </table:table-cell>
          <table:table-cell office:value-type="float" office:value="-0.18053" calcext:value-type="float">
            <text:p>-0.18053</text:p>
          </table:table-cell>
          <table:table-cell office:value-type="float" office:value="-0.162989" calcext:value-type="float">
            <text:p>-0.162989</text:p>
          </table:table-cell>
          <table:table-cell office:value-type="float" office:value="-0.145287" calcext:value-type="float">
            <text:p>-0.145287</text:p>
          </table:table-cell>
          <table:table-cell office:value-type="float" office:value="-0.127441" calcext:value-type="float">
            <text:p>-0.127441</text:p>
          </table:table-cell>
          <table:table-cell office:value-type="float" office:value="-0.10947" calcext:value-type="float">
            <text:p>-0.10947</text:p>
          </table:table-cell>
          <table:table-cell office:value-type="float" office:value="-0.0913903" calcext:value-type="float">
            <text:p>-0.0913903</text:p>
          </table:table-cell>
          <table:table-cell office:value-type="float" office:value="-0.0732207" calcext:value-type="float">
            <text:p>-0.0732207</text:p>
          </table:table-cell>
          <table:table-cell office:value-type="float" office:value="-0.0549789" calcext:value-type="float">
            <text:p>-0.0549789</text:p>
          </table:table-cell>
          <table:table-cell office:value-type="float" office:value="-0.0366828" calcext:value-type="float">
            <text:p>-0.0366828</text:p>
          </table:table-cell>
          <table:table-cell office:value-type="float" office:value="-0.0183504" calcext:value-type="float">
            <text:p>-0.0183504</text:p>
          </table:table-cell>
          <table:table-cell office:value-type="float" office:value="-5.15297E-016" calcext:value-type="float">
            <text:p>-5.15297E-16</text:p>
          </table:table-cell>
          <table:table-cell office:value-type="float" office:value="0.0183504" calcext:value-type="float">
            <text:p>0.0183504</text:p>
          </table:table-cell>
          <table:table-cell office:value-type="float" office:value="0.0366828" calcext:value-type="float">
            <text:p>0.0366828</text:p>
          </table:table-cell>
          <table:table-cell office:value-type="float" office:value="0.0549789" calcext:value-type="float">
            <text:p>0.0549789</text:p>
          </table:table-cell>
          <table:table-cell office:value-type="float" office:value="0.0732207" calcext:value-type="float">
            <text:p>0.0732207</text:p>
          </table:table-cell>
          <table:table-cell office:value-type="float" office:value="0.0913903" calcext:value-type="float">
            <text:p>0.0913903</text:p>
          </table:table-cell>
          <table:table-cell office:value-type="float" office:value="0.10947" calcext:value-type="float">
            <text:p>0.10947</text:p>
          </table:table-cell>
          <table:table-cell office:value-type="float" office:value="0.127441" calcext:value-type="float">
            <text:p>0.127441</text:p>
          </table:table-cell>
          <table:table-cell office:value-type="float" office:value="0.145287" calcext:value-type="float">
            <text:p>0.145287</text:p>
          </table:table-cell>
          <table:table-cell office:value-type="float" office:value="0.162989" calcext:value-type="float">
            <text:p>0.162989</text:p>
          </table:table-cell>
          <table:table-cell office:value-type="float" office:value="0.18053" calcext:value-type="float">
            <text:p>0.18053</text:p>
          </table:table-cell>
          <table:table-cell office:value-type="float" office:value="0.197894" calcext:value-type="float">
            <text:p>0.197894</text:p>
          </table:table-cell>
          <table:table-cell office:value-type="float" office:value="0.215061" calcext:value-type="float">
            <text:p>0.215061</text:p>
          </table:table-cell>
          <table:table-cell office:value-type="float" office:value="0.232017" calcext:value-type="float">
            <text:p>0.232017</text:p>
          </table:table-cell>
          <table:table-cell office:value-type="float" office:value="0.248744" calcext:value-type="float">
            <text:p>0.248744</text:p>
          </table:table-cell>
          <table:table-cell office:value-type="float" office:value="0.265225" calcext:value-type="float">
            <text:p>0.265225</text:p>
          </table:table-cell>
          <table:table-cell office:value-type="float" office:value="0.281445" calcext:value-type="float">
            <text:p>0.281445</text:p>
          </table:table-cell>
          <table:table-cell office:value-type="float" office:value="0.297386" calcext:value-type="float">
            <text:p>0.297386</text:p>
          </table:table-cell>
          <table:table-cell office:value-type="float" office:value="0.313035" calcext:value-type="float">
            <text:p>0.313035</text:p>
          </table:table-cell>
          <table:table-cell office:value-type="float" office:value="0.328374" calcext:value-type="float">
            <text:p>0.328374</text:p>
          </table:table-cell>
          <table:table-cell office:value-type="float" office:value="0.343389" calcext:value-type="float">
            <text:p>0.343389</text:p>
          </table:table-cell>
          <table:table-cell office:value-type="float" office:value="0.358065" calcext:value-type="float">
            <text:p>0.358065</text:p>
          </table:table-cell>
          <table:table-cell office:value-type="float" office:value="0.372388" calcext:value-type="float">
            <text:p>0.372388</text:p>
          </table:table-cell>
          <table:table-cell office:value-type="float" office:value="0.386344" calcext:value-type="float">
            <text:p>0.386344</text:p>
          </table:table-cell>
          <table:table-cell office:value-type="float" office:value="0.399918" calcext:value-type="float">
            <text:p>0.399918</text:p>
          </table:table-cell>
          <table:table-cell office:value-type="float" office:value="0.413098" calcext:value-type="float">
            <text:p>0.413098</text:p>
          </table:table-cell>
          <table:table-cell office:value-type="float" office:value="0.42587" calcext:value-type="float">
            <text:p>0.42587</text:p>
          </table:table-cell>
          <table:table-cell office:value-type="float" office:value="0.438221" calcext:value-type="float">
            <text:p>0.438221</text:p>
          </table:table-cell>
          <table:table-cell office:value-type="float" office:value="0.45014" calcext:value-type="float">
            <text:p>0.45014</text:p>
          </table:table-cell>
          <table:table-cell office:value-type="float" office:value="0.461615" calcext:value-type="float">
            <text:p>0.461615</text:p>
          </table:table-cell>
          <table:table-cell office:value-type="float" office:value="0.472635" calcext:value-type="float">
            <text:p>0.472635</text:p>
          </table:table-cell>
          <table:table-cell office:value-type="float" office:value="0.483187" calcext:value-type="float">
            <text:p>0.483187</text:p>
          </table:table-cell>
          <table:table-cell office:value-type="float" office:value="0.493264" calcext:value-type="float">
            <text:p>0.493264</text:p>
          </table:table-cell>
          <table:table-cell office:value-type="float" office:value="0.502853" calcext:value-type="float">
            <text:p>0.502853</text:p>
          </table:table-cell>
          <table:table-cell office:value-type="float" office:value="0.511946" calcext:value-type="float">
            <text:p>0.511946</text:p>
          </table:table-cell>
          <table:table-cell office:value-type="float" office:value="0.520534" calcext:value-type="float">
            <text:p>0.520534</text:p>
          </table:table-cell>
          <table:table-cell office:value-type="float" office:value="0.528608" calcext:value-type="float">
            <text:p>0.528608</text:p>
          </table:table-cell>
          <table:table-cell office:value-type="float" office:value="0.53616" calcext:value-type="float">
            <text:p>0.53616</text:p>
          </table:table-cell>
          <table:table-cell office:value-type="float" office:value="0.543183" calcext:value-type="float">
            <text:p>0.543183</text:p>
          </table:table-cell>
          <table:table-cell office:value-type="float" office:value="0.549671" calcext:value-type="float">
            <text:p>0.549671</text:p>
          </table:table-cell>
          <table:table-cell office:value-type="float" office:value="0.555615" calcext:value-type="float">
            <text:p>0.555615</text:p>
          </table:table-cell>
          <table:table-cell office:value-type="float" office:value="0.561012" calcext:value-type="float">
            <text:p>0.561012</text:p>
          </table:table-cell>
          <table:table-cell office:value-type="float" office:value="0.565854" calcext:value-type="float">
            <text:p>0.565854</text:p>
          </table:table-cell>
          <table:table-cell office:value-type="float" office:value="0.570139" calcext:value-type="float">
            <text:p>0.570139</text:p>
          </table:table-cell>
          <table:table-cell office:value-type="float" office:value="0.57386" calcext:value-type="float">
            <text:p>0.57386</text:p>
          </table:table-cell>
          <table:table-cell office:value-type="float" office:value="0.577016" calcext:value-type="float">
            <text:p>0.577016</text:p>
          </table:table-cell>
          <table:table-cell office:value-type="float" office:value="0.579602" calcext:value-type="float">
            <text:p>0.579602</text:p>
          </table:table-cell>
          <table:table-cell office:value-type="float" office:value="0.581616" calcext:value-type="float">
            <text:p>0.581616</text:p>
          </table:table-cell>
          <table:table-cell office:value-type="float" office:value="0.583055" calcext:value-type="float">
            <text:p>0.583055</text:p>
          </table:table-cell>
          <table:table-cell office:value-type="float" office:value="0.58392" calcext:value-type="float">
            <text:p>0.58392</text:p>
          </table:table-cell>
          <table:table-cell office:value-type="float" office:value="0.584208" calcext:value-type="float">
            <text:p>0.584208</text:p>
          </table:table-cell>
          <table:table-cell/>
        </table:table-row>
        <table:table-row table:style-name="ro1">
          <table:table-cell office:value-type="float" office:value="0.941542" calcext:value-type="float">
            <text:p>0.941542</text:p>
          </table:table-cell>
          <table:table-cell office:value-type="float" office:value="-0.58715" calcext:value-type="float">
            <text:p>-0.58715</text:p>
          </table:table-cell>
          <table:table-cell office:value-type="float" office:value="-0.58686" calcext:value-type="float">
            <text:p>-0.58686</text:p>
          </table:table-cell>
          <table:table-cell office:value-type="float" office:value="-0.585991" calcext:value-type="float">
            <text:p>-0.585991</text:p>
          </table:table-cell>
          <table:table-cell office:value-type="float" office:value="-0.584544" calcext:value-type="float">
            <text:p>-0.584544</text:p>
          </table:table-cell>
          <table:table-cell office:value-type="float" office:value="-0.58252" calcext:value-type="float">
            <text:p>-0.58252</text:p>
          </table:table-cell>
          <table:table-cell office:value-type="float" office:value="-0.579921" calcext:value-type="float">
            <text:p>-0.579921</text:p>
          </table:table-cell>
          <table:table-cell office:value-type="float" office:value="-0.57675" calcext:value-type="float">
            <text:p>-0.57675</text:p>
          </table:table-cell>
          <table:table-cell office:value-type="float" office:value="-0.57301" calcext:value-type="float">
            <text:p>-0.57301</text:p>
          </table:table-cell>
          <table:table-cell office:value-type="float" office:value="-0.568704" calcext:value-type="float">
            <text:p>-0.568704</text:p>
          </table:table-cell>
          <table:table-cell office:value-type="float" office:value="-0.563837" calcext:value-type="float">
            <text:p>-0.563837</text:p>
          </table:table-cell>
          <table:table-cell office:value-type="float" office:value="-0.558413" calcext:value-type="float">
            <text:p>-0.558413</text:p>
          </table:table-cell>
          <table:table-cell office:value-type="float" office:value="-0.552438" calcext:value-type="float">
            <text:p>-0.552438</text:p>
          </table:table-cell>
          <table:table-cell office:value-type="float" office:value="-0.545918" calcext:value-type="float">
            <text:p>-0.545918</text:p>
          </table:table-cell>
          <table:table-cell office:value-type="float" office:value="-0.53886" calcext:value-type="float">
            <text:p>-0.53886</text:p>
          </table:table-cell>
          <table:table-cell office:value-type="float" office:value="-0.531269" calcext:value-type="float">
            <text:p>-0.531269</text:p>
          </table:table-cell>
          <table:table-cell office:value-type="float" office:value="-0.523155" calcext:value-type="float">
            <text:p>-0.523155</text:p>
          </table:table-cell>
          <table:table-cell office:value-type="float" office:value="-0.514524" calcext:value-type="float">
            <text:p>-0.514524</text:p>
          </table:table-cell>
          <table:table-cell office:value-type="float" office:value="-0.505385" calcext:value-type="float">
            <text:p>-0.505385</text:p>
          </table:table-cell>
          <table:table-cell office:value-type="float" office:value="-0.495747" calcext:value-type="float">
            <text:p>-0.495747</text:p>
          </table:table-cell>
          <table:table-cell office:value-type="float" office:value="-0.48562" calcext:value-type="float">
            <text:p>-0.48562</text:p>
          </table:table-cell>
          <table:table-cell office:value-type="float" office:value="-0.475014" calcext:value-type="float">
            <text:p>-0.475014</text:p>
          </table:table-cell>
          <table:table-cell office:value-type="float" office:value="-0.46394" calcext:value-type="float">
            <text:p>-0.46394</text:p>
          </table:table-cell>
          <table:table-cell office:value-type="float" office:value="-0.452407" calcext:value-type="float">
            <text:p>-0.452407</text:p>
          </table:table-cell>
          <table:table-cell office:value-type="float" office:value="-0.440428" calcext:value-type="float">
            <text:p>-0.440428</text:p>
          </table:table-cell>
          <table:table-cell office:value-type="float" office:value="-0.428014" calcext:value-type="float">
            <text:p>-0.428014</text:p>
          </table:table-cell>
          <table:table-cell office:value-type="float" office:value="-0.415178" calcext:value-type="float">
            <text:p>-0.415178</text:p>
          </table:table-cell>
          <table:table-cell office:value-type="float" office:value="-0.401932" calcext:value-type="float">
            <text:p>-0.401932</text:p>
          </table:table-cell>
          <table:table-cell office:value-type="float" office:value="-0.388289" calcext:value-type="float">
            <text:p>-0.388289</text:p>
          </table:table-cell>
          <table:table-cell office:value-type="float" office:value="-0.374264" calcext:value-type="float">
            <text:p>-0.374264</text:p>
          </table:table-cell>
          <table:table-cell office:value-type="float" office:value="-0.359868" calcext:value-type="float">
            <text:p>-0.359868</text:p>
          </table:table-cell>
          <table:table-cell office:value-type="float" office:value="-0.345118" calcext:value-type="float">
            <text:p>-0.345118</text:p>
          </table:table-cell>
          <table:table-cell office:value-type="float" office:value="-0.330027" calcext:value-type="float">
            <text:p>-0.330027</text:p>
          </table:table-cell>
          <table:table-cell office:value-type="float" office:value="-0.314611" calcext:value-type="float">
            <text:p>-0.314611</text:p>
          </table:table-cell>
          <table:table-cell office:value-type="float" office:value="-0.298884" calcext:value-type="float">
            <text:p>-0.298884</text:p>
          </table:table-cell>
          <table:table-cell office:value-type="float" office:value="-0.282862" calcext:value-type="float">
            <text:p>-0.282862</text:p>
          </table:table-cell>
          <table:table-cell office:value-type="float" office:value="-0.266561" calcext:value-type="float">
            <text:p>-0.266561</text:p>
          </table:table-cell>
          <table:table-cell office:value-type="float" office:value="-0.249996" calcext:value-type="float">
            <text:p>-0.249996</text:p>
          </table:table-cell>
          <table:table-cell office:value-type="float" office:value="-0.233185" calcext:value-type="float">
            <text:p>-0.233185</text:p>
          </table:table-cell>
          <table:table-cell office:value-type="float" office:value="-0.216144" calcext:value-type="float">
            <text:p>-0.216144</text:p>
          </table:table-cell>
          <table:table-cell office:value-type="float" office:value="-0.19889" calcext:value-type="float">
            <text:p>-0.19889</text:p>
          </table:table-cell>
          <table:table-cell office:value-type="float" office:value="-0.181439" calcext:value-type="float">
            <text:p>-0.181439</text:p>
          </table:table-cell>
          <table:table-cell office:value-type="float" office:value="-0.16381" calcext:value-type="float">
            <text:p>-0.16381</text:p>
          </table:table-cell>
          <table:table-cell office:value-type="float" office:value="-0.146018" calcext:value-type="float">
            <text:p>-0.146018</text:p>
          </table:table-cell>
          <table:table-cell office:value-type="float" office:value="-0.128083" calcext:value-type="float">
            <text:p>-0.128083</text:p>
          </table:table-cell>
          <table:table-cell office:value-type="float" office:value="-0.110021" calcext:value-type="float">
            <text:p>-0.110021</text:p>
          </table:table-cell>
          <table:table-cell office:value-type="float" office:value="-0.0918505" calcext:value-type="float">
            <text:p>-0.0918505</text:p>
          </table:table-cell>
          <table:table-cell office:value-type="float" office:value="-0.0735894" calcext:value-type="float">
            <text:p>-0.0735894</text:p>
          </table:table-cell>
          <table:table-cell office:value-type="float" office:value="-0.0552557" calcext:value-type="float">
            <text:p>-0.0552557</text:p>
          </table:table-cell>
          <table:table-cell office:value-type="float" office:value="-0.0368675" calcext:value-type="float">
            <text:p>-0.0368675</text:p>
          </table:table-cell>
          <table:table-cell office:value-type="float" office:value="-0.0184428" calcext:value-type="float">
            <text:p>-0.0184428</text:p>
          </table:table-cell>
          <table:table-cell office:value-type="float" office:value="8.53083E-018" calcext:value-type="float">
            <text:p>8.53083E-18</text:p>
          </table:table-cell>
          <table:table-cell office:value-type="float" office:value="0.0184428" calcext:value-type="float">
            <text:p>0.0184428</text:p>
          </table:table-cell>
          <table:table-cell office:value-type="float" office:value="0.0368675" calcext:value-type="float">
            <text:p>0.0368675</text:p>
          </table:table-cell>
          <table:table-cell office:value-type="float" office:value="0.0552557" calcext:value-type="float">
            <text:p>0.0552557</text:p>
          </table:table-cell>
          <table:table-cell office:value-type="float" office:value="0.0735894" calcext:value-type="float">
            <text:p>0.0735894</text:p>
          </table:table-cell>
          <table:table-cell office:value-type="float" office:value="0.0918505" calcext:value-type="float">
            <text:p>0.0918505</text:p>
          </table:table-cell>
          <table:table-cell office:value-type="float" office:value="0.110021" calcext:value-type="float">
            <text:p>0.110021</text:p>
          </table:table-cell>
          <table:table-cell office:value-type="float" office:value="0.128083" calcext:value-type="float">
            <text:p>0.128083</text:p>
          </table:table-cell>
          <table:table-cell office:value-type="float" office:value="0.146018" calcext:value-type="float">
            <text:p>0.146018</text:p>
          </table:table-cell>
          <table:table-cell office:value-type="float" office:value="0.16381" calcext:value-type="float">
            <text:p>0.16381</text:p>
          </table:table-cell>
          <table:table-cell office:value-type="float" office:value="0.181439" calcext:value-type="float">
            <text:p>0.181439</text:p>
          </table:table-cell>
          <table:table-cell office:value-type="float" office:value="0.19889" calcext:value-type="float">
            <text:p>0.19889</text:p>
          </table:table-cell>
          <table:table-cell office:value-type="float" office:value="0.216144" calcext:value-type="float">
            <text:p>0.216144</text:p>
          </table:table-cell>
          <table:table-cell office:value-type="float" office:value="0.233185" calcext:value-type="float">
            <text:p>0.233185</text:p>
          </table:table-cell>
          <table:table-cell office:value-type="float" office:value="0.249996" calcext:value-type="float">
            <text:p>0.249996</text:p>
          </table:table-cell>
          <table:table-cell office:value-type="float" office:value="0.266561" calcext:value-type="float">
            <text:p>0.266561</text:p>
          </table:table-cell>
          <table:table-cell office:value-type="float" office:value="0.282862" calcext:value-type="float">
            <text:p>0.282862</text:p>
          </table:table-cell>
          <table:table-cell office:value-type="float" office:value="0.298884" calcext:value-type="float">
            <text:p>0.298884</text:p>
          </table:table-cell>
          <table:table-cell office:value-type="float" office:value="0.314611" calcext:value-type="float">
            <text:p>0.314611</text:p>
          </table:table-cell>
          <table:table-cell office:value-type="float" office:value="0.330027" calcext:value-type="float">
            <text:p>0.330027</text:p>
          </table:table-cell>
          <table:table-cell office:value-type="float" office:value="0.345118" calcext:value-type="float">
            <text:p>0.345118</text:p>
          </table:table-cell>
          <table:table-cell office:value-type="float" office:value="0.359868" calcext:value-type="float">
            <text:p>0.359868</text:p>
          </table:table-cell>
          <table:table-cell office:value-type="float" office:value="0.374264" calcext:value-type="float">
            <text:p>0.374264</text:p>
          </table:table-cell>
          <table:table-cell office:value-type="float" office:value="0.388289" calcext:value-type="float">
            <text:p>0.388289</text:p>
          </table:table-cell>
          <table:table-cell office:value-type="float" office:value="0.401932" calcext:value-type="float">
            <text:p>0.401932</text:p>
          </table:table-cell>
          <table:table-cell office:value-type="float" office:value="0.415178" calcext:value-type="float">
            <text:p>0.415178</text:p>
          </table:table-cell>
          <table:table-cell office:value-type="float" office:value="0.428014" calcext:value-type="float">
            <text:p>0.428014</text:p>
          </table:table-cell>
          <table:table-cell office:value-type="float" office:value="0.440428" calcext:value-type="float">
            <text:p>0.440428</text:p>
          </table:table-cell>
          <table:table-cell office:value-type="float" office:value="0.452407" calcext:value-type="float">
            <text:p>0.452407</text:p>
          </table:table-cell>
          <table:table-cell office:value-type="float" office:value="0.46394" calcext:value-type="float">
            <text:p>0.46394</text:p>
          </table:table-cell>
          <table:table-cell office:value-type="float" office:value="0.475014" calcext:value-type="float">
            <text:p>0.475014</text:p>
          </table:table-cell>
          <table:table-cell office:value-type="float" office:value="0.48562" calcext:value-type="float">
            <text:p>0.48562</text:p>
          </table:table-cell>
          <table:table-cell office:value-type="float" office:value="0.495747" calcext:value-type="float">
            <text:p>0.495747</text:p>
          </table:table-cell>
          <table:table-cell office:value-type="float" office:value="0.505385" calcext:value-type="float">
            <text:p>0.505385</text:p>
          </table:table-cell>
          <table:table-cell office:value-type="float" office:value="0.514524" calcext:value-type="float">
            <text:p>0.514524</text:p>
          </table:table-cell>
          <table:table-cell office:value-type="float" office:value="0.523155" calcext:value-type="float">
            <text:p>0.523155</text:p>
          </table:table-cell>
          <table:table-cell office:value-type="float" office:value="0.531269" calcext:value-type="float">
            <text:p>0.531269</text:p>
          </table:table-cell>
          <table:table-cell office:value-type="float" office:value="0.53886" calcext:value-type="float">
            <text:p>0.53886</text:p>
          </table:table-cell>
          <table:table-cell office:value-type="float" office:value="0.545918" calcext:value-type="float">
            <text:p>0.545918</text:p>
          </table:table-cell>
          <table:table-cell office:value-type="float" office:value="0.552438" calcext:value-type="float">
            <text:p>0.552438</text:p>
          </table:table-cell>
          <table:table-cell office:value-type="float" office:value="0.558413" calcext:value-type="float">
            <text:p>0.558413</text:p>
          </table:table-cell>
          <table:table-cell office:value-type="float" office:value="0.563837" calcext:value-type="float">
            <text:p>0.563837</text:p>
          </table:table-cell>
          <table:table-cell office:value-type="float" office:value="0.568704" calcext:value-type="float">
            <text:p>0.568704</text:p>
          </table:table-cell>
          <table:table-cell office:value-type="float" office:value="0.57301" calcext:value-type="float">
            <text:p>0.57301</text:p>
          </table:table-cell>
          <table:table-cell office:value-type="float" office:value="0.57675" calcext:value-type="float">
            <text:p>0.57675</text:p>
          </table:table-cell>
          <table:table-cell office:value-type="float" office:value="0.579921" calcext:value-type="float">
            <text:p>0.579921</text:p>
          </table:table-cell>
          <table:table-cell office:value-type="float" office:value="0.58252" calcext:value-type="float">
            <text:p>0.58252</text:p>
          </table:table-cell>
          <table:table-cell office:value-type="float" office:value="0.584544" calcext:value-type="float">
            <text:p>0.584544</text:p>
          </table:table-cell>
          <table:table-cell office:value-type="float" office:value="0.585991" calcext:value-type="float">
            <text:p>0.585991</text:p>
          </table:table-cell>
          <table:table-cell office:value-type="float" office:value="0.58686" calcext:value-type="float">
            <text:p>0.58686</text:p>
          </table:table-cell>
          <table:table-cell office:value-type="float" office:value="0.58715" calcext:value-type="float">
            <text:p>0.58715</text:p>
          </table:table-cell>
          <table:table-cell/>
        </table:table-row>
        <table:table-row table:style-name="ro1">
          <table:table-cell office:value-type="float" office:value="0.947802" calcext:value-type="float">
            <text:p>0.947802</text:p>
          </table:table-cell>
          <table:table-cell office:value-type="float" office:value="-0.58976" calcext:value-type="float">
            <text:p>-0.58976</text:p>
          </table:table-cell>
          <table:table-cell office:value-type="float" office:value="-0.589469" calcext:value-type="float">
            <text:p>-0.589469</text:p>
          </table:table-cell>
          <table:table-cell office:value-type="float" office:value="-0.588597" calcext:value-type="float">
            <text:p>-0.588597</text:p>
          </table:table-cell>
          <table:table-cell office:value-type="float" office:value="-0.587143" calcext:value-type="float">
            <text:p>-0.587143</text:p>
          </table:table-cell>
          <table:table-cell office:value-type="float" office:value="-0.58511" calcext:value-type="float">
            <text:p>-0.58511</text:p>
          </table:table-cell>
          <table:table-cell office:value-type="float" office:value="-0.5825" calcext:value-type="float">
            <text:p>-0.5825</text:p>
          </table:table-cell>
          <table:table-cell office:value-type="float" office:value="-0.579314" calcext:value-type="float">
            <text:p>-0.579314</text:p>
          </table:table-cell>
          <table:table-cell office:value-type="float" office:value="-0.575557" calcext:value-type="float">
            <text:p>-0.575557</text:p>
          </table:table-cell>
          <table:table-cell office:value-type="float" office:value="-0.571232" calcext:value-type="float">
            <text:p>-0.571232</text:p>
          </table:table-cell>
          <table:table-cell office:value-type="float" office:value="-0.566343" calcext:value-type="float">
            <text:p>-0.566343</text:p>
          </table:table-cell>
          <table:table-cell office:value-type="float" office:value="-0.560896" calcext:value-type="float">
            <text:p>-0.560896</text:p>
          </table:table-cell>
          <table:table-cell office:value-type="float" office:value="-0.554894" calcext:value-type="float">
            <text:p>-0.554894</text:p>
          </table:table-cell>
          <table:table-cell office:value-type="float" office:value="-0.548345" calcext:value-type="float">
            <text:p>-0.548345</text:p>
          </table:table-cell>
          <table:table-cell office:value-type="float" office:value="-0.541255" calcext:value-type="float">
            <text:p>-0.541255</text:p>
          </table:table-cell>
          <table:table-cell office:value-type="float" office:value="-0.533631" calcext:value-type="float">
            <text:p>-0.533631</text:p>
          </table:table-cell>
          <table:table-cell office:value-type="float" office:value="-0.525481" calcext:value-type="float">
            <text:p>-0.525481</text:p>
          </table:table-cell>
          <table:table-cell office:value-type="float" office:value="-0.516811" calcext:value-type="float">
            <text:p>-0.516811</text:p>
          </table:table-cell>
          <table:table-cell office:value-type="float" office:value="-0.507632" calcext:value-type="float">
            <text:p>-0.507632</text:p>
          </table:table-cell>
          <table:table-cell office:value-type="float" office:value="-0.497951" calcext:value-type="float">
            <text:p>-0.497951</text:p>
          </table:table-cell>
          <table:table-cell office:value-type="float" office:value="-0.487779" calcext:value-type="float">
            <text:p>-0.487779</text:p>
          </table:table-cell>
          <table:table-cell office:value-type="float" office:value="-0.477126" calcext:value-type="float">
            <text:p>-0.477126</text:p>
          </table:table-cell>
          <table:table-cell office:value-type="float" office:value="-0.466002" calcext:value-type="float">
            <text:p>-0.466002</text:p>
          </table:table-cell>
          <table:table-cell office:value-type="float" office:value="-0.454418" calcext:value-type="float">
            <text:p>-0.454418</text:p>
          </table:table-cell>
          <table:table-cell office:value-type="float" office:value="-0.442386" calcext:value-type="float">
            <text:p>-0.442386</text:p>
          </table:table-cell>
          <table:table-cell office:value-type="float" office:value="-0.429917" calcext:value-type="float">
            <text:p>-0.429917</text:p>
          </table:table-cell>
          <table:table-cell office:value-type="float" office:value="-0.417024" calcext:value-type="float">
            <text:p>-0.417024</text:p>
          </table:table-cell>
          <table:table-cell office:value-type="float" office:value="-0.403719" calcext:value-type="float">
            <text:p>-0.403719</text:p>
          </table:table-cell>
          <table:table-cell office:value-type="float" office:value="-0.390016" calcext:value-type="float">
            <text:p>-0.390016</text:p>
          </table:table-cell>
          <table:table-cell office:value-type="float" office:value="-0.375928" calcext:value-type="float">
            <text:p>-0.375928</text:p>
          </table:table-cell>
          <table:table-cell office:value-type="float" office:value="-0.361468" calcext:value-type="float">
            <text:p>-0.361468</text:p>
          </table:table-cell>
          <table:table-cell office:value-type="float" office:value="-0.346653" calcext:value-type="float">
            <text:p>-0.346653</text:p>
          </table:table-cell>
          <table:table-cell office:value-type="float" office:value="-0.331495" calcext:value-type="float">
            <text:p>-0.331495</text:p>
          </table:table-cell>
          <table:table-cell office:value-type="float" office:value="-0.31601" calcext:value-type="float">
            <text:p>-0.31601</text:p>
          </table:table-cell>
          <table:table-cell office:value-type="float" office:value="-0.300213" calcext:value-type="float">
            <text:p>-0.300213</text:p>
          </table:table-cell>
          <table:table-cell office:value-type="float" office:value="-0.284119" calcext:value-type="float">
            <text:p>-0.284119</text:p>
          </table:table-cell>
          <table:table-cell office:value-type="float" office:value="-0.267746" calcext:value-type="float">
            <text:p>-0.267746</text:p>
          </table:table-cell>
          <table:table-cell office:value-type="float" office:value="-0.251108" calcext:value-type="float">
            <text:p>-0.251108</text:p>
          </table:table-cell>
          <table:table-cell office:value-type="float" office:value="-0.234222" calcext:value-type="float">
            <text:p>-0.234222</text:p>
          </table:table-cell>
          <table:table-cell office:value-type="float" office:value="-0.217105" calcext:value-type="float">
            <text:p>-0.217105</text:p>
          </table:table-cell>
          <table:table-cell office:value-type="float" office:value="-0.199774" calcext:value-type="float">
            <text:p>-0.199774</text:p>
          </table:table-cell>
          <table:table-cell office:value-type="float" office:value="-0.182246" calcext:value-type="float">
            <text:p>-0.182246</text:p>
          </table:table-cell>
          <table:table-cell office:value-type="float" office:value="-0.164538" calcext:value-type="float">
            <text:p>-0.164538</text:p>
          </table:table-cell>
          <table:table-cell office:value-type="float" office:value="-0.146667" calcext:value-type="float">
            <text:p>-0.146667</text:p>
          </table:table-cell>
          <table:table-cell office:value-type="float" office:value="-0.128652" calcext:value-type="float">
            <text:p>-0.128652</text:p>
          </table:table-cell>
          <table:table-cell office:value-type="float" office:value="-0.11051" calcext:value-type="float">
            <text:p>-0.11051</text:p>
          </table:table-cell>
          <table:table-cell office:value-type="float" office:value="-0.0922589" calcext:value-type="float">
            <text:p>-0.0922589</text:p>
          </table:table-cell>
          <table:table-cell office:value-type="float" office:value="-0.0739166" calcext:value-type="float">
            <text:p>-0.0739166</text:p>
          </table:table-cell>
          <table:table-cell office:value-type="float" office:value="-0.0555014" calcext:value-type="float">
            <text:p>-0.0555014</text:p>
          </table:table-cell>
          <table:table-cell office:value-type="float" office:value="-0.0370314" calcext:value-type="float">
            <text:p>-0.0370314</text:p>
          </table:table-cell>
          <table:table-cell office:value-type="float" office:value="-0.0185248" calcext:value-type="float">
            <text:p>-0.0185248</text:p>
          </table:table-cell>
          <table:table-cell office:value-type="float" office:value="2.91322E-016" calcext:value-type="float">
            <text:p>2.91322E-16</text:p>
          </table:table-cell>
          <table:table-cell office:value-type="float" office:value="0.0185248" calcext:value-type="float">
            <text:p>0.0185248</text:p>
          </table:table-cell>
          <table:table-cell office:value-type="float" office:value="0.0370314" calcext:value-type="float">
            <text:p>0.0370314</text:p>
          </table:table-cell>
          <table:table-cell office:value-type="float" office:value="0.0555014" calcext:value-type="float">
            <text:p>0.0555014</text:p>
          </table:table-cell>
          <table:table-cell office:value-type="float" office:value="0.0739166" calcext:value-type="float">
            <text:p>0.0739166</text:p>
          </table:table-cell>
          <table:table-cell office:value-type="float" office:value="0.0922589" calcext:value-type="float">
            <text:p>0.0922589</text:p>
          </table:table-cell>
          <table:table-cell office:value-type="float" office:value="0.11051" calcext:value-type="float">
            <text:p>0.11051</text:p>
          </table:table-cell>
          <table:table-cell office:value-type="float" office:value="0.128652" calcext:value-type="float">
            <text:p>0.128652</text:p>
          </table:table-cell>
          <table:table-cell office:value-type="float" office:value="0.146667" calcext:value-type="float">
            <text:p>0.146667</text:p>
          </table:table-cell>
          <table:table-cell office:value-type="float" office:value="0.164538" calcext:value-type="float">
            <text:p>0.164538</text:p>
          </table:table-cell>
          <table:table-cell office:value-type="float" office:value="0.182246" calcext:value-type="float">
            <text:p>0.182246</text:p>
          </table:table-cell>
          <table:table-cell office:value-type="float" office:value="0.199774" calcext:value-type="float">
            <text:p>0.199774</text:p>
          </table:table-cell>
          <table:table-cell office:value-type="float" office:value="0.217105" calcext:value-type="float">
            <text:p>0.217105</text:p>
          </table:table-cell>
          <table:table-cell office:value-type="float" office:value="0.234222" calcext:value-type="float">
            <text:p>0.234222</text:p>
          </table:table-cell>
          <table:table-cell office:value-type="float" office:value="0.251108" calcext:value-type="float">
            <text:p>0.251108</text:p>
          </table:table-cell>
          <table:table-cell office:value-type="float" office:value="0.267746" calcext:value-type="float">
            <text:p>0.267746</text:p>
          </table:table-cell>
          <table:table-cell office:value-type="float" office:value="0.284119" calcext:value-type="float">
            <text:p>0.284119</text:p>
          </table:table-cell>
          <table:table-cell office:value-type="float" office:value="0.300213" calcext:value-type="float">
            <text:p>0.300213</text:p>
          </table:table-cell>
          <table:table-cell office:value-type="float" office:value="0.31601" calcext:value-type="float">
            <text:p>0.31601</text:p>
          </table:table-cell>
          <table:table-cell office:value-type="float" office:value="0.331495" calcext:value-type="float">
            <text:p>0.331495</text:p>
          </table:table-cell>
          <table:table-cell office:value-type="float" office:value="0.346653" calcext:value-type="float">
            <text:p>0.346653</text:p>
          </table:table-cell>
          <table:table-cell office:value-type="float" office:value="0.361468" calcext:value-type="float">
            <text:p>0.361468</text:p>
          </table:table-cell>
          <table:table-cell office:value-type="float" office:value="0.375928" calcext:value-type="float">
            <text:p>0.375928</text:p>
          </table:table-cell>
          <table:table-cell office:value-type="float" office:value="0.390016" calcext:value-type="float">
            <text:p>0.390016</text:p>
          </table:table-cell>
          <table:table-cell office:value-type="float" office:value="0.403719" calcext:value-type="float">
            <text:p>0.403719</text:p>
          </table:table-cell>
          <table:table-cell office:value-type="float" office:value="0.417024" calcext:value-type="float">
            <text:p>0.417024</text:p>
          </table:table-cell>
          <table:table-cell office:value-type="float" office:value="0.429917" calcext:value-type="float">
            <text:p>0.429917</text:p>
          </table:table-cell>
          <table:table-cell office:value-type="float" office:value="0.442386" calcext:value-type="float">
            <text:p>0.442386</text:p>
          </table:table-cell>
          <table:table-cell office:value-type="float" office:value="0.454418" calcext:value-type="float">
            <text:p>0.454418</text:p>
          </table:table-cell>
          <table:table-cell office:value-type="float" office:value="0.466002" calcext:value-type="float">
            <text:p>0.466002</text:p>
          </table:table-cell>
          <table:table-cell office:value-type="float" office:value="0.477126" calcext:value-type="float">
            <text:p>0.477126</text:p>
          </table:table-cell>
          <table:table-cell office:value-type="float" office:value="0.487779" calcext:value-type="float">
            <text:p>0.487779</text:p>
          </table:table-cell>
          <table:table-cell office:value-type="float" office:value="0.497951" calcext:value-type="float">
            <text:p>0.497951</text:p>
          </table:table-cell>
          <table:table-cell office:value-type="float" office:value="0.507632" calcext:value-type="float">
            <text:p>0.507632</text:p>
          </table:table-cell>
          <table:table-cell office:value-type="float" office:value="0.516811" calcext:value-type="float">
            <text:p>0.516811</text:p>
          </table:table-cell>
          <table:table-cell office:value-type="float" office:value="0.525481" calcext:value-type="float">
            <text:p>0.525481</text:p>
          </table:table-cell>
          <table:table-cell office:value-type="float" office:value="0.533631" calcext:value-type="float">
            <text:p>0.533631</text:p>
          </table:table-cell>
          <table:table-cell office:value-type="float" office:value="0.541255" calcext:value-type="float">
            <text:p>0.541255</text:p>
          </table:table-cell>
          <table:table-cell office:value-type="float" office:value="0.548345" calcext:value-type="float">
            <text:p>0.548345</text:p>
          </table:table-cell>
          <table:table-cell office:value-type="float" office:value="0.554894" calcext:value-type="float">
            <text:p>0.554894</text:p>
          </table:table-cell>
          <table:table-cell office:value-type="float" office:value="0.560896" calcext:value-type="float">
            <text:p>0.560896</text:p>
          </table:table-cell>
          <table:table-cell office:value-type="float" office:value="0.566343" calcext:value-type="float">
            <text:p>0.566343</text:p>
          </table:table-cell>
          <table:table-cell office:value-type="float" office:value="0.571232" calcext:value-type="float">
            <text:p>0.571232</text:p>
          </table:table-cell>
          <table:table-cell office:value-type="float" office:value="0.575557" calcext:value-type="float">
            <text:p>0.575557</text:p>
          </table:table-cell>
          <table:table-cell office:value-type="float" office:value="0.579314" calcext:value-type="float">
            <text:p>0.579314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58511" calcext:value-type="float">
            <text:p>0.58511</text:p>
          </table:table-cell>
          <table:table-cell office:value-type="float" office:value="0.587143" calcext:value-type="float">
            <text:p>0.587143</text:p>
          </table:table-cell>
          <table:table-cell office:value-type="float" office:value="0.588597" calcext:value-type="float">
            <text:p>0.588597</text:p>
          </table:table-cell>
          <table:table-cell office:value-type="float" office:value="0.589469" calcext:value-type="float">
            <text:p>0.589469</text:p>
          </table:table-cell>
          <table:table-cell office:value-type="float" office:value="0.58976" calcext:value-type="float">
            <text:p>0.58976</text:p>
          </table:table-cell>
          <table:table-cell/>
        </table:table-row>
        <table:table-row table:style-name="ro1">
          <table:table-cell office:value-type="float" office:value="0.954432" calcext:value-type="float">
            <text:p>0.954432</text:p>
          </table:table-cell>
          <table:table-cell office:value-type="float" office:value="-0.592259" calcext:value-type="float">
            <text:p>-0.592259</text:p>
          </table:table-cell>
          <table:table-cell office:value-type="float" office:value="-0.591968" calcext:value-type="float">
            <text:p>-0.591968</text:p>
          </table:table-cell>
          <table:table-cell office:value-type="float" office:value="-0.591091" calcext:value-type="float">
            <text:p>-0.591091</text:p>
          </table:table-cell>
          <table:table-cell office:value-type="float" office:value="-0.589632" calcext:value-type="float">
            <text:p>-0.589632</text:p>
          </table:table-cell>
          <table:table-cell office:value-type="float" office:value="-0.58759" calcext:value-type="float">
            <text:p>-0.58759</text:p>
          </table:table-cell>
          <table:table-cell office:value-type="float" office:value="-0.584968" calcext:value-type="float">
            <text:p>-0.584968</text:p>
          </table:table-cell>
          <table:table-cell office:value-type="float" office:value="-0.581769" calcext:value-type="float">
            <text:p>-0.581769</text:p>
          </table:table-cell>
          <table:table-cell office:value-type="float" office:value="-0.577997" calcext:value-type="float">
            <text:p>-0.577997</text:p>
          </table:table-cell>
          <table:table-cell office:value-type="float" office:value="-0.573653" calcext:value-type="float">
            <text:p>-0.573653</text:p>
          </table:table-cell>
          <table:table-cell office:value-type="float" office:value="-0.568744" calcext:value-type="float">
            <text:p>-0.568744</text:p>
          </table:table-cell>
          <table:table-cell office:value-type="float" office:value="-0.563273" calcext:value-type="float">
            <text:p>-0.563273</text:p>
          </table:table-cell>
          <table:table-cell office:value-type="float" office:value="-0.557246" calcext:value-type="float">
            <text:p>-0.557246</text:p>
          </table:table-cell>
          <table:table-cell office:value-type="float" office:value="-0.550669" calcext:value-type="float">
            <text:p>-0.550669</text:p>
          </table:table-cell>
          <table:table-cell office:value-type="float" office:value="-0.543549" calcext:value-type="float">
            <text:p>-0.543549</text:p>
          </table:table-cell>
          <table:table-cell office:value-type="float" office:value="-0.535893" calcext:value-type="float">
            <text:p>-0.535893</text:p>
          </table:table-cell>
          <table:table-cell office:value-type="float" office:value="-0.527708" calcext:value-type="float">
            <text:p>-0.527708</text:p>
          </table:table-cell>
          <table:table-cell office:value-type="float" office:value="-0.519001" calcext:value-type="float">
            <text:p>-0.519001</text:p>
          </table:table-cell>
          <table:table-cell office:value-type="float" office:value="-0.509783" calcext:value-type="float">
            <text:p>-0.509783</text:p>
          </table:table-cell>
          <table:table-cell office:value-type="float" office:value="-0.500062" calcext:value-type="float">
            <text:p>-0.500062</text:p>
          </table:table-cell>
          <table:table-cell office:value-type="float" office:value="-0.489847" calcext:value-type="float">
            <text:p>-0.489847</text:p>
          </table:table-cell>
          <table:table-cell office:value-type="float" office:value="-0.479148" calcext:value-type="float">
            <text:p>-0.479148</text:p>
          </table:table-cell>
          <table:table-cell office:value-type="float" office:value="-0.467977" calcext:value-type="float">
            <text:p>-0.467977</text:p>
          </table:table-cell>
          <table:table-cell office:value-type="float" office:value="-0.456344" calcext:value-type="float">
            <text:p>-0.456344</text:p>
          </table:table-cell>
          <table:table-cell office:value-type="float" office:value="-0.444261" calcext:value-type="float">
            <text:p>-0.444261</text:p>
          </table:table-cell>
          <table:table-cell office:value-type="float" office:value="-0.431739" calcext:value-type="float">
            <text:p>-0.431739</text:p>
          </table:table-cell>
          <table:table-cell office:value-type="float" office:value="-0.418791" calcext:value-type="float">
            <text:p>-0.418791</text:p>
          </table:table-cell>
          <table:table-cell office:value-type="float" office:value="-0.40543" calcext:value-type="float">
            <text:p>-0.40543</text:p>
          </table:table-cell>
          <table:table-cell office:value-type="float" office:value="-0.391669" calcext:value-type="float">
            <text:p>-0.391669</text:p>
          </table:table-cell>
          <table:table-cell office:value-type="float" office:value="-0.377521" calcext:value-type="float">
            <text:p>-0.377521</text:p>
          </table:table-cell>
          <table:table-cell office:value-type="float" office:value="-0.363" calcext:value-type="float">
            <text:p>-0.363</text:p>
          </table:table-cell>
          <table:table-cell office:value-type="float" office:value="-0.348122" calcext:value-type="float">
            <text:p>-0.348122</text:p>
          </table:table-cell>
          <table:table-cell office:value-type="float" office:value="-0.3329" calcext:value-type="float">
            <text:p>-0.3329</text:p>
          </table:table-cell>
          <table:table-cell office:value-type="float" office:value="-0.317349" calcext:value-type="float">
            <text:p>-0.317349</text:p>
          </table:table-cell>
          <table:table-cell office:value-type="float" office:value="-0.301485" calcext:value-type="float">
            <text:p>-0.301485</text:p>
          </table:table-cell>
          <table:table-cell office:value-type="float" office:value="-0.285323" calcext:value-type="float">
            <text:p>-0.285323</text:p>
          </table:table-cell>
          <table:table-cell office:value-type="float" office:value="-0.26888" calcext:value-type="float">
            <text:p>-0.26888</text:p>
          </table:table-cell>
          <table:table-cell office:value-type="float" office:value="-0.252172" calcext:value-type="float">
            <text:p>-0.252172</text:p>
          </table:table-cell>
          <table:table-cell office:value-type="float" office:value="-0.235215" calcext:value-type="float">
            <text:p>-0.235215</text:p>
          </table:table-cell>
          <table:table-cell office:value-type="float" office:value="-0.218025" calcext:value-type="float">
            <text:p>-0.218025</text:p>
          </table:table-cell>
          <table:table-cell office:value-type="float" office:value="-0.200621" calcext:value-type="float">
            <text:p>-0.200621</text:p>
          </table:table-cell>
          <table:table-cell office:value-type="float" office:value="-0.183018" calcext:value-type="float">
            <text:p>-0.183018</text:p>
          </table:table-cell>
          <table:table-cell office:value-type="float" office:value="-0.165235" calcext:value-type="float">
            <text:p>-0.165235</text:p>
          </table:table-cell>
          <table:table-cell office:value-type="float" office:value="-0.147289" calcext:value-type="float">
            <text:p>-0.147289</text:p>
          </table:table-cell>
          <table:table-cell office:value-type="float" office:value="-0.129198" calcext:value-type="float">
            <text:p>-0.129198</text:p>
          </table:table-cell>
          <table:table-cell office:value-type="float" office:value="-0.110978" calcext:value-type="float">
            <text:p>-0.110978</text:p>
          </table:table-cell>
          <table:table-cell office:value-type="float" office:value="-0.0926499" calcext:value-type="float">
            <text:p>-0.0926499</text:p>
          </table:table-cell>
          <table:table-cell office:value-type="float" office:value="-0.0742299" calcext:value-type="float">
            <text:p>-0.0742299</text:p>
          </table:table-cell>
          <table:table-cell office:value-type="float" office:value="-0.0557366" calcext:value-type="float">
            <text:p>-0.0557366</text:p>
          </table:table-cell>
          <table:table-cell office:value-type="float" office:value="-0.0371883" calcext:value-type="float">
            <text:p>-0.0371883</text:p>
          </table:table-cell>
          <table:table-cell office:value-type="float" office:value="-0.0186033" calcext:value-type="float">
            <text:p>-0.0186033</text:p>
          </table:table-cell>
          <table:table-cell office:value-type="float" office:value="-1.23094E-016" calcext:value-type="float">
            <text:p>-1.23094E-16</text:p>
          </table:table-cell>
          <table:table-cell office:value-type="float" office:value="0.0186033" calcext:value-type="float">
            <text:p>0.0186033</text:p>
          </table:table-cell>
          <table:table-cell office:value-type="float" office:value="0.0371883" calcext:value-type="float">
            <text:p>0.0371883</text:p>
          </table:table-cell>
          <table:table-cell office:value-type="float" office:value="0.0557366" calcext:value-type="float">
            <text:p>0.0557366</text:p>
          </table:table-cell>
          <table:table-cell office:value-type="float" office:value="0.0742299" calcext:value-type="float">
            <text:p>0.0742299</text:p>
          </table:table-cell>
          <table:table-cell office:value-type="float" office:value="0.0926499" calcext:value-type="float">
            <text:p>0.0926499</text:p>
          </table:table-cell>
          <table:table-cell office:value-type="float" office:value="0.110978" calcext:value-type="float">
            <text:p>0.110978</text:p>
          </table:table-cell>
          <table:table-cell office:value-type="float" office:value="0.129198" calcext:value-type="float">
            <text:p>0.129198</text:p>
          </table:table-cell>
          <table:table-cell office:value-type="float" office:value="0.147289" calcext:value-type="float">
            <text:p>0.147289</text:p>
          </table:table-cell>
          <table:table-cell office:value-type="float" office:value="0.165235" calcext:value-type="float">
            <text:p>0.165235</text:p>
          </table:table-cell>
          <table:table-cell office:value-type="float" office:value="0.183018" calcext:value-type="float">
            <text:p>0.183018</text:p>
          </table:table-cell>
          <table:table-cell office:value-type="float" office:value="0.200621" calcext:value-type="float">
            <text:p>0.200621</text:p>
          </table:table-cell>
          <table:table-cell office:value-type="float" office:value="0.218025" calcext:value-type="float">
            <text:p>0.218025</text:p>
          </table:table-cell>
          <table:table-cell office:value-type="float" office:value="0.235215" calcext:value-type="float">
            <text:p>0.235215</text:p>
          </table:table-cell>
          <table:table-cell office:value-type="float" office:value="0.252172" calcext:value-type="float">
            <text:p>0.252172</text:p>
          </table:table-cell>
          <table:table-cell office:value-type="float" office:value="0.26888" calcext:value-type="float">
            <text:p>0.26888</text:p>
          </table:table-cell>
          <table:table-cell office:value-type="float" office:value="0.285323" calcext:value-type="float">
            <text:p>0.285323</text:p>
          </table:table-cell>
          <table:table-cell office:value-type="float" office:value="0.301485" calcext:value-type="float">
            <text:p>0.301485</text:p>
          </table:table-cell>
          <table:table-cell office:value-type="float" office:value="0.317349" calcext:value-type="float">
            <text:p>0.317349</text:p>
          </table:table-cell>
          <table:table-cell office:value-type="float" office:value="0.3329" calcext:value-type="float">
            <text:p>0.3329</text:p>
          </table:table-cell>
          <table:table-cell office:value-type="float" office:value="0.348122" calcext:value-type="float">
            <text:p>0.348122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7521" calcext:value-type="float">
            <text:p>0.377521</text:p>
          </table:table-cell>
          <table:table-cell office:value-type="float" office:value="0.391669" calcext:value-type="float">
            <text:p>0.391669</text:p>
          </table:table-cell>
          <table:table-cell office:value-type="float" office:value="0.40543" calcext:value-type="float">
            <text:p>0.40543</text:p>
          </table:table-cell>
          <table:table-cell office:value-type="float" office:value="0.418791" calcext:value-type="float">
            <text:p>0.418791</text:p>
          </table:table-cell>
          <table:table-cell office:value-type="float" office:value="0.431739" calcext:value-type="float">
            <text:p>0.431739</text:p>
          </table:table-cell>
          <table:table-cell office:value-type="float" office:value="0.444261" calcext:value-type="float">
            <text:p>0.444261</text:p>
          </table:table-cell>
          <table:table-cell office:value-type="float" office:value="0.456344" calcext:value-type="float">
            <text:p>0.456344</text:p>
          </table:table-cell>
          <table:table-cell office:value-type="float" office:value="0.467977" calcext:value-type="float">
            <text:p>0.467977</text:p>
          </table:table-cell>
          <table:table-cell office:value-type="float" office:value="0.479148" calcext:value-type="float">
            <text:p>0.479148</text:p>
          </table:table-cell>
          <table:table-cell office:value-type="float" office:value="0.489847" calcext:value-type="float">
            <text:p>0.489847</text:p>
          </table:table-cell>
          <table:table-cell office:value-type="float" office:value="0.500062" calcext:value-type="float">
            <text:p>0.500062</text:p>
          </table:table-cell>
          <table:table-cell office:value-type="float" office:value="0.509783" calcext:value-type="float">
            <text:p>0.509783</text:p>
          </table:table-cell>
          <table:table-cell office:value-type="float" office:value="0.519001" calcext:value-type="float">
            <text:p>0.519001</text:p>
          </table:table-cell>
          <table:table-cell office:value-type="float" office:value="0.527708" calcext:value-type="float">
            <text:p>0.527708</text:p>
          </table:table-cell>
          <table:table-cell office:value-type="float" office:value="0.535893" calcext:value-type="float">
            <text:p>0.535893</text:p>
          </table:table-cell>
          <table:table-cell office:value-type="float" office:value="0.543549" calcext:value-type="float">
            <text:p>0.543549</text:p>
          </table:table-cell>
          <table:table-cell office:value-type="float" office:value="0.550669" calcext:value-type="float">
            <text:p>0.550669</text:p>
          </table:table-cell>
          <table:table-cell office:value-type="float" office:value="0.557246" calcext:value-type="float">
            <text:p>0.557246</text:p>
          </table:table-cell>
          <table:table-cell office:value-type="float" office:value="0.563273" calcext:value-type="float">
            <text:p>0.563273</text:p>
          </table:table-cell>
          <table:table-cell office:value-type="float" office:value="0.568744" calcext:value-type="float">
            <text:p>0.568744</text:p>
          </table:table-cell>
          <table:table-cell office:value-type="float" office:value="0.573653" calcext:value-type="float">
            <text:p>0.573653</text:p>
          </table:table-cell>
          <table:table-cell office:value-type="float" office:value="0.577997" calcext:value-type="float">
            <text:p>0.577997</text:p>
          </table:table-cell>
          <table:table-cell office:value-type="float" office:value="0.581769" calcext:value-type="float">
            <text:p>0.581769</text:p>
          </table:table-cell>
          <table:table-cell office:value-type="float" office:value="0.584968" calcext:value-type="float">
            <text:p>0.584968</text:p>
          </table:table-cell>
          <table:table-cell office:value-type="float" office:value="0.58759" calcext:value-type="float">
            <text:p>0.58759</text:p>
          </table:table-cell>
          <table:table-cell office:value-type="float" office:value="0.589632" calcext:value-type="float">
            <text:p>0.589632</text:p>
          </table:table-cell>
          <table:table-cell office:value-type="float" office:value="0.591091" calcext:value-type="float">
            <text:p>0.591091</text:p>
          </table:table-cell>
          <table:table-cell office:value-type="float" office:value="0.591968" calcext:value-type="float">
            <text:p>0.591968</text:p>
          </table:table-cell>
          <table:table-cell office:value-type="float" office:value="0.592259" calcext:value-type="float">
            <text:p>0.592259</text:p>
          </table:table-cell>
          <table:table-cell/>
        </table:table-row>
        <table:table-row table:style-name="ro1">
          <table:table-cell office:value-type="float" office:value="0.961668" calcext:value-type="float">
            <text:p>0.961668</text:p>
          </table:table-cell>
          <table:table-cell office:value-type="float" office:value="-0.594677" calcext:value-type="float">
            <text:p>-0.594677</text:p>
          </table:table-cell>
          <table:table-cell office:value-type="float" office:value="-0.594383" calcext:value-type="float">
            <text:p>-0.594383</text:p>
          </table:table-cell>
          <table:table-cell office:value-type="float" office:value="-0.593503" calcext:value-type="float">
            <text:p>-0.593503</text:p>
          </table:table-cell>
          <table:table-cell office:value-type="float" office:value="-0.592038" calcext:value-type="float">
            <text:p>-0.592038</text:p>
          </table:table-cell>
          <table:table-cell office:value-type="float" office:value="-0.589988" calcext:value-type="float">
            <text:p>-0.589988</text:p>
          </table:table-cell>
          <table:table-cell office:value-type="float" office:value="-0.587355" calcext:value-type="float">
            <text:p>-0.587355</text:p>
          </table:table-cell>
          <table:table-cell office:value-type="float" office:value="-0.584143" calcext:value-type="float">
            <text:p>-0.584143</text:p>
          </table:table-cell>
          <table:table-cell office:value-type="float" office:value="-0.580355" calcext:value-type="float">
            <text:p>-0.580355</text:p>
          </table:table-cell>
          <table:table-cell office:value-type="float" office:value="-0.575994" calcext:value-type="float">
            <text:p>-0.575994</text:p>
          </table:table-cell>
          <table:table-cell office:value-type="float" office:value="-0.571064" calcext:value-type="float">
            <text:p>-0.571064</text:p>
          </table:table-cell>
          <table:table-cell office:value-type="float" office:value="-0.565571" calcext:value-type="float">
            <text:p>-0.565571</text:p>
          </table:table-cell>
          <table:table-cell office:value-type="float" office:value="-0.55952" calcext:value-type="float">
            <text:p>-0.55952</text:p>
          </table:table-cell>
          <table:table-cell office:value-type="float" office:value="-0.552917" calcext:value-type="float">
            <text:p>-0.552917</text:p>
          </table:table-cell>
          <table:table-cell office:value-type="float" office:value="-0.545767" calcext:value-type="float">
            <text:p>-0.545767</text:p>
          </table:table-cell>
          <table:table-cell office:value-type="float" office:value="-0.53808" calcext:value-type="float">
            <text:p>-0.53808</text:p>
          </table:table-cell>
          <table:table-cell office:value-type="float" office:value="-0.529861" calcext:value-type="float">
            <text:p>-0.529861</text:p>
          </table:table-cell>
          <table:table-cell office:value-type="float" office:value="-0.521119" calcext:value-type="float">
            <text:p>-0.521119</text:p>
          </table:table-cell>
          <table:table-cell office:value-type="float" office:value="-0.511863" calcext:value-type="float">
            <text:p>-0.511863</text:p>
          </table:table-cell>
          <table:table-cell office:value-type="float" office:value="-0.502102" calcext:value-type="float">
            <text:p>-0.502102</text:p>
          </table:table-cell>
          <table:table-cell office:value-type="float" office:value="-0.491846" calcext:value-type="float">
            <text:p>-0.491846</text:p>
          </table:table-cell>
          <table:table-cell office:value-type="float" office:value="-0.481104" calcext:value-type="float">
            <text:p>-0.481104</text:p>
          </table:table-cell>
          <table:table-cell office:value-type="float" office:value="-0.469887" calcext:value-type="float">
            <text:p>-0.469887</text:p>
          </table:table-cell>
          <table:table-cell office:value-type="float" office:value="-0.458206" calcext:value-type="float">
            <text:p>-0.458206</text:p>
          </table:table-cell>
          <table:table-cell office:value-type="float" office:value="-0.446074" calcext:value-type="float">
            <text:p>-0.446074</text:p>
          </table:table-cell>
          <table:table-cell office:value-type="float" office:value="-0.433501" calcext:value-type="float">
            <text:p>-0.433501</text:p>
          </table:table-cell>
          <table:table-cell office:value-type="float" office:value="-0.4205" calcext:value-type="float">
            <text:p>-0.4205</text:p>
          </table:table-cell>
          <table:table-cell office:value-type="float" office:value="-0.407084" calcext:value-type="float">
            <text:p>-0.407084</text:p>
          </table:table-cell>
          <table:table-cell office:value-type="float" office:value="-0.393267" calcext:value-type="float">
            <text:p>-0.393267</text:p>
          </table:table-cell>
          <table:table-cell office:value-type="float" office:value="-0.379061" calcext:value-type="float">
            <text:p>-0.379061</text:p>
          </table:table-cell>
          <table:table-cell office:value-type="float" office:value="-0.364482" calcext:value-type="float">
            <text:p>-0.364482</text:p>
          </table:table-cell>
          <table:table-cell office:value-type="float" office:value="-0.349542" calcext:value-type="float">
            <text:p>-0.349542</text:p>
          </table:table-cell>
          <table:table-cell office:value-type="float" office:value="-0.334258" calcext:value-type="float">
            <text:p>-0.334258</text:p>
          </table:table-cell>
          <table:table-cell office:value-type="float" office:value="-0.318644" calcext:value-type="float">
            <text:p>-0.318644</text:p>
          </table:table-cell>
          <table:table-cell office:value-type="float" office:value="-0.302715" calcext:value-type="float">
            <text:p>-0.302715</text:p>
          </table:table-cell>
          <table:table-cell office:value-type="float" office:value="-0.286488" calcext:value-type="float">
            <text:p>-0.286488</text:p>
          </table:table-cell>
          <table:table-cell office:value-type="float" office:value="-0.269978" calcext:value-type="float">
            <text:p>-0.269978</text:p>
          </table:table-cell>
          <table:table-cell office:value-type="float" office:value="-0.253201" calcext:value-type="float">
            <text:p>-0.253201</text:p>
          </table:table-cell>
          <table:table-cell office:value-type="float" office:value="-0.236175" calcext:value-type="float">
            <text:p>-0.236175</text:p>
          </table:table-cell>
          <table:table-cell office:value-type="float" office:value="-0.218915" calcext:value-type="float">
            <text:p>-0.218915</text:p>
          </table:table-cell>
          <table:table-cell office:value-type="float" office:value="-0.20144" calcext:value-type="float">
            <text:p>-0.20144</text:p>
          </table:table-cell>
          <table:table-cell office:value-type="float" office:value="-0.183765" calcext:value-type="float">
            <text:p>-0.183765</text:p>
          </table:table-cell>
          <table:table-cell office:value-type="float" office:value="-0.16591" calcext:value-type="float">
            <text:p>-0.16591</text:p>
          </table:table-cell>
          <table:table-cell office:value-type="float" office:value="-0.14789" calcext:value-type="float">
            <text:p>-0.14789</text:p>
          </table:table-cell>
          <table:table-cell office:value-type="float" office:value="-0.129725" calcext:value-type="float">
            <text:p>-0.129725</text:p>
          </table:table-cell>
          <table:table-cell office:value-type="float" office:value="-0.111431" calcext:value-type="float">
            <text:p>-0.111431</text:p>
          </table:table-cell>
          <table:table-cell office:value-type="float" office:value="-0.093028" calcext:value-type="float">
            <text:p>-0.093028</text:p>
          </table:table-cell>
          <table:table-cell office:value-type="float" office:value="-0.0745328" calcext:value-type="float">
            <text:p>-0.0745328</text:p>
          </table:table-cell>
          <table:table-cell office:value-type="float" office:value="-0.055964" calcext:value-type="float">
            <text:p>-0.055964</text:p>
          </table:table-cell>
          <table:table-cell office:value-type="float" office:value="-0.0373401" calcext:value-type="float">
            <text:p>-0.0373401</text:p>
          </table:table-cell>
          <table:table-cell office:value-type="float" office:value="-0.0186792" calcext:value-type="float">
            <text:p>-0.0186792</text:p>
          </table:table-cell>
          <table:table-cell office:value-type="float" office:value="-8.31246E-016" calcext:value-type="float">
            <text:p>-8.31246E-16</text:p>
          </table:table-cell>
          <table:table-cell office:value-type="float" office:value="0.0186792" calcext:value-type="float">
            <text:p>0.0186792</text:p>
          </table:table-cell>
          <table:table-cell office:value-type="float" office:value="0.0373401" calcext:value-type="float">
            <text:p>0.0373401</text:p>
          </table:table-cell>
          <table:table-cell office:value-type="float" office:value="0.055964" calcext:value-type="float">
            <text:p>0.055964</text:p>
          </table:table-cell>
          <table:table-cell office:value-type="float" office:value="0.0745328" calcext:value-type="float">
            <text:p>0.0745328</text:p>
          </table:table-cell>
          <table:table-cell office:value-type="float" office:value="0.093028" calcext:value-type="float">
            <text:p>0.093028</text:p>
          </table:table-cell>
          <table:table-cell office:value-type="float" office:value="0.111431" calcext:value-type="float">
            <text:p>0.111431</text:p>
          </table:table-cell>
          <table:table-cell office:value-type="float" office:value="0.129725" calcext:value-type="float">
            <text:p>0.129725</text:p>
          </table:table-cell>
          <table:table-cell office:value-type="float" office:value="0.14789" calcext:value-type="float">
            <text:p>0.14789</text:p>
          </table:table-cell>
          <table:table-cell office:value-type="float" office:value="0.16591" calcext:value-type="float">
            <text:p>0.16591</text:p>
          </table:table-cell>
          <table:table-cell office:value-type="float" office:value="0.183765" calcext:value-type="float">
            <text:p>0.183765</text:p>
          </table:table-cell>
          <table:table-cell office:value-type="float" office:value="0.20144" calcext:value-type="float">
            <text:p>0.20144</text:p>
          </table:table-cell>
          <table:table-cell office:value-type="float" office:value="0.218915" calcext:value-type="float">
            <text:p>0.218915</text:p>
          </table:table-cell>
          <table:table-cell office:value-type="float" office:value="0.236175" calcext:value-type="float">
            <text:p>0.236175</text:p>
          </table:table-cell>
          <table:table-cell office:value-type="float" office:value="0.253201" calcext:value-type="float">
            <text:p>0.253201</text:p>
          </table:table-cell>
          <table:table-cell office:value-type="float" office:value="0.269978" calcext:value-type="float">
            <text:p>0.269978</text:p>
          </table:table-cell>
          <table:table-cell office:value-type="float" office:value="0.286488" calcext:value-type="float">
            <text:p>0.286488</text:p>
          </table:table-cell>
          <table:table-cell office:value-type="float" office:value="0.302715" calcext:value-type="float">
            <text:p>0.302715</text:p>
          </table:table-cell>
          <table:table-cell office:value-type="float" office:value="0.318644" calcext:value-type="float">
            <text:p>0.318644</text:p>
          </table:table-cell>
          <table:table-cell office:value-type="float" office:value="0.334258" calcext:value-type="float">
            <text:p>0.334258</text:p>
          </table:table-cell>
          <table:table-cell office:value-type="float" office:value="0.349542" calcext:value-type="float">
            <text:p>0.349542</text:p>
          </table:table-cell>
          <table:table-cell office:value-type="float" office:value="0.364482" calcext:value-type="float">
            <text:p>0.364482</text:p>
          </table:table-cell>
          <table:table-cell office:value-type="float" office:value="0.379061" calcext:value-type="float">
            <text:p>0.379061</text:p>
          </table:table-cell>
          <table:table-cell office:value-type="float" office:value="0.393267" calcext:value-type="float">
            <text:p>0.393267</text:p>
          </table:table-cell>
          <table:table-cell office:value-type="float" office:value="0.407084" calcext:value-type="float">
            <text:p>0.407084</text:p>
          </table:table-cell>
          <table:table-cell office:value-type="float" office:value="0.4205" calcext:value-type="float">
            <text:p>0.4205</text:p>
          </table:table-cell>
          <table:table-cell office:value-type="float" office:value="0.433501" calcext:value-type="float">
            <text:p>0.433501</text:p>
          </table:table-cell>
          <table:table-cell office:value-type="float" office:value="0.446074" calcext:value-type="float">
            <text:p>0.446074</text:p>
          </table:table-cell>
          <table:table-cell office:value-type="float" office:value="0.458206" calcext:value-type="float">
            <text:p>0.458206</text:p>
          </table:table-cell>
          <table:table-cell office:value-type="float" office:value="0.469887" calcext:value-type="float">
            <text:p>0.469887</text:p>
          </table:table-cell>
          <table:table-cell office:value-type="float" office:value="0.481104" calcext:value-type="float">
            <text:p>0.481104</text:p>
          </table:table-cell>
          <table:table-cell office:value-type="float" office:value="0.491846" calcext:value-type="float">
            <text:p>0.491846</text:p>
          </table:table-cell>
          <table:table-cell office:value-type="float" office:value="0.502102" calcext:value-type="float">
            <text:p>0.502102</text:p>
          </table:table-cell>
          <table:table-cell office:value-type="float" office:value="0.511863" calcext:value-type="float">
            <text:p>0.511863</text:p>
          </table:table-cell>
          <table:table-cell office:value-type="float" office:value="0.521119" calcext:value-type="float">
            <text:p>0.521119</text:p>
          </table:table-cell>
          <table:table-cell office:value-type="float" office:value="0.529861" calcext:value-type="float">
            <text:p>0.529861</text:p>
          </table:table-cell>
          <table:table-cell office:value-type="float" office:value="0.53808" calcext:value-type="float">
            <text:p>0.53808</text:p>
          </table:table-cell>
          <table:table-cell office:value-type="float" office:value="0.545767" calcext:value-type="float">
            <text:p>0.545767</text:p>
          </table:table-cell>
          <table:table-cell office:value-type="float" office:value="0.552917" calcext:value-type="float">
            <text:p>0.552917</text:p>
          </table:table-cell>
          <table:table-cell office:value-type="float" office:value="0.55952" calcext:value-type="float">
            <text:p>0.55952</text:p>
          </table:table-cell>
          <table:table-cell office:value-type="float" office:value="0.565571" calcext:value-type="float">
            <text:p>0.565571</text:p>
          </table:table-cell>
          <table:table-cell office:value-type="float" office:value="0.571064" calcext:value-type="float">
            <text:p>0.571064</text:p>
          </table:table-cell>
          <table:table-cell office:value-type="float" office:value="0.575994" calcext:value-type="float">
            <text:p>0.575994</text:p>
          </table:table-cell>
          <table:table-cell office:value-type="float" office:value="0.580355" calcext:value-type="float">
            <text:p>0.580355</text:p>
          </table:table-cell>
          <table:table-cell office:value-type="float" office:value="0.584143" calcext:value-type="float">
            <text:p>0.584143</text:p>
          </table:table-cell>
          <table:table-cell office:value-type="float" office:value="0.587355" calcext:value-type="float">
            <text:p>0.587355</text:p>
          </table:table-cell>
          <table:table-cell office:value-type="float" office:value="0.589988" calcext:value-type="float">
            <text:p>0.589988</text:p>
          </table:table-cell>
          <table:table-cell office:value-type="float" office:value="0.592038" calcext:value-type="float">
            <text:p>0.592038</text:p>
          </table:table-cell>
          <table:table-cell office:value-type="float" office:value="0.593503" calcext:value-type="float">
            <text:p>0.593503</text:p>
          </table:table-cell>
          <table:table-cell office:value-type="float" office:value="0.594383" calcext:value-type="float">
            <text:p>0.594383</text:p>
          </table:table-cell>
          <table:table-cell office:value-type="float" office:value="0.594677" calcext:value-type="float">
            <text:p>0.594677</text:p>
          </table:table-cell>
          <table:table-cell/>
        </table:table-row>
        <table:table-row table:style-name="ro1">
          <table:table-cell office:value-type="float" office:value="0.968905" calcext:value-type="float">
            <text:p>0.968905</text:p>
          </table:table-cell>
          <table:table-cell office:value-type="float" office:value="-0.596771" calcext:value-type="float">
            <text:p>-0.596771</text:p>
          </table:table-cell>
          <table:table-cell office:value-type="float" office:value="-0.596475" calcext:value-type="float">
            <text:p>-0.596475</text:p>
          </table:table-cell>
          <table:table-cell office:value-type="float" office:value="-0.595592" calcext:value-type="float">
            <text:p>-0.595592</text:p>
          </table:table-cell>
          <table:table-cell office:value-type="float" office:value="-0.594121" calcext:value-type="float">
            <text:p>-0.594121</text:p>
          </table:table-cell>
          <table:table-cell office:value-type="float" office:value="-0.592064" calcext:value-type="float">
            <text:p>-0.592064</text:p>
          </table:table-cell>
          <table:table-cell office:value-type="float" office:value="-0.589423" calcext:value-type="float">
            <text:p>-0.589423</text:p>
          </table:table-cell>
          <table:table-cell office:value-type="float" office:value="-0.5862" calcext:value-type="float">
            <text:p>-0.5862</text:p>
          </table:table-cell>
          <table:table-cell office:value-type="float" office:value="-0.582398" calcext:value-type="float">
            <text:p>-0.582398</text:p>
          </table:table-cell>
          <table:table-cell office:value-type="float" office:value="-0.578021" calcext:value-type="float">
            <text:p>-0.578021</text:p>
          </table:table-cell>
          <table:table-cell office:value-type="float" office:value="-0.573074" calcext:value-type="float">
            <text:p>-0.573074</text:p>
          </table:table-cell>
          <table:table-cell office:value-type="float" office:value="-0.567562" calcext:value-type="float">
            <text:p>-0.567562</text:p>
          </table:table-cell>
          <table:table-cell office:value-type="float" office:value="-0.561489" calcext:value-type="float">
            <text:p>-0.561489</text:p>
          </table:table-cell>
          <table:table-cell office:value-type="float" office:value="-0.554863" calcext:value-type="float">
            <text:p>-0.554863</text:p>
          </table:table-cell>
          <table:table-cell office:value-type="float" office:value="-0.547688" calcext:value-type="float">
            <text:p>-0.547688</text:p>
          </table:table-cell>
          <table:table-cell office:value-type="float" office:value="-0.539974" calcext:value-type="float">
            <text:p>-0.539974</text:p>
          </table:table-cell>
          <table:table-cell office:value-type="float" office:value="-0.531726" calcext:value-type="float">
            <text:p>-0.531726</text:p>
          </table:table-cell>
          <table:table-cell office:value-type="float" office:value="-0.522954" calcext:value-type="float">
            <text:p>-0.522954</text:p>
          </table:table-cell>
          <table:table-cell office:value-type="float" office:value="-0.513665" calcext:value-type="float">
            <text:p>-0.513665</text:p>
          </table:table-cell>
          <table:table-cell office:value-type="float" office:value="-0.50387" calcext:value-type="float">
            <text:p>-0.50387</text:p>
          </table:table-cell>
          <table:table-cell office:value-type="float" office:value="-0.493577" calcext:value-type="float">
            <text:p>-0.493577</text:p>
          </table:table-cell>
          <table:table-cell office:value-type="float" office:value="-0.482797" calcext:value-type="float">
            <text:p>-0.482797</text:p>
          </table:table-cell>
          <table:table-cell office:value-type="float" office:value="-0.471541" calcext:value-type="float">
            <text:p>-0.471541</text:p>
          </table:table-cell>
          <table:table-cell office:value-type="float" office:value="-0.459819" calcext:value-type="float">
            <text:p>-0.459819</text:p>
          </table:table-cell>
          <table:table-cell office:value-type="float" office:value="-0.447644" calcext:value-type="float">
            <text:p>-0.447644</text:p>
          </table:table-cell>
          <table:table-cell office:value-type="float" office:value="-0.435027" calcext:value-type="float">
            <text:p>-0.435027</text:p>
          </table:table-cell>
          <table:table-cell office:value-type="float" office:value="-0.42198" calcext:value-type="float">
            <text:p>-0.42198</text:p>
          </table:table-cell>
          <table:table-cell office:value-type="float" office:value="-0.408517" calcext:value-type="float">
            <text:p>-0.408517</text:p>
          </table:table-cell>
          <table:table-cell office:value-type="float" office:value="-0.394651" calcext:value-type="float">
            <text:p>-0.394651</text:p>
          </table:table-cell>
          <table:table-cell office:value-type="float" office:value="-0.380396" calcext:value-type="float">
            <text:p>-0.380396</text:p>
          </table:table-cell>
          <table:table-cell office:value-type="float" office:value="-0.365765" calcext:value-type="float">
            <text:p>-0.365765</text:p>
          </table:table-cell>
          <table:table-cell office:value-type="float" office:value="-0.350773" calcext:value-type="float">
            <text:p>-0.350773</text:p>
          </table:table-cell>
          <table:table-cell office:value-type="float" office:value="-0.335435" calcext:value-type="float">
            <text:p>-0.335435</text:p>
          </table:table-cell>
          <table:table-cell office:value-type="float" office:value="-0.319765" calcext:value-type="float">
            <text:p>-0.319765</text:p>
          </table:table-cell>
          <table:table-cell office:value-type="float" office:value="-0.303781" calcext:value-type="float">
            <text:p>-0.303781</text:p>
          </table:table-cell>
          <table:table-cell office:value-type="float" office:value="-0.287496" calcext:value-type="float">
            <text:p>-0.287496</text:p>
          </table:table-cell>
          <table:table-cell office:value-type="float" office:value="-0.270928" calcext:value-type="float">
            <text:p>-0.270928</text:p>
          </table:table-cell>
          <table:table-cell office:value-type="float" office:value="-0.254092" calcext:value-type="float">
            <text:p>-0.254092</text:p>
          </table:table-cell>
          <table:table-cell office:value-type="float" office:value="-0.237006" calcext:value-type="float">
            <text:p>-0.237006</text:p>
          </table:table-cell>
          <table:table-cell office:value-type="float" office:value="-0.219686" calcext:value-type="float">
            <text:p>-0.219686</text:p>
          </table:table-cell>
          <table:table-cell office:value-type="float" office:value="-0.202149" calcext:value-type="float">
            <text:p>-0.202149</text:p>
          </table:table-cell>
          <table:table-cell office:value-type="float" office:value="-0.184412" calcext:value-type="float">
            <text:p>-0.184412</text:p>
          </table:table-cell>
          <table:table-cell office:value-type="float" office:value="-0.166494" calcext:value-type="float">
            <text:p>-0.166494</text:p>
          </table:table-cell>
          <table:table-cell office:value-type="float" office:value="-0.148411" calcext:value-type="float">
            <text:p>-0.148411</text:p>
          </table:table-cell>
          <table:table-cell office:value-type="float" office:value="-0.130181" calcext:value-type="float">
            <text:p>-0.130181</text:p>
          </table:table-cell>
          <table:table-cell office:value-type="float" office:value="-0.111824" calcext:value-type="float">
            <text:p>-0.111824</text:p>
          </table:table-cell>
          <table:table-cell office:value-type="float" office:value="-0.0933554" calcext:value-type="float">
            <text:p>-0.0933554</text:p>
          </table:table-cell>
          <table:table-cell office:value-type="float" office:value="-0.0747951" calcext:value-type="float">
            <text:p>-0.0747951</text:p>
          </table:table-cell>
          <table:table-cell office:value-type="float" office:value="-0.056161" calcext:value-type="float">
            <text:p>-0.056161</text:p>
          </table:table-cell>
          <table:table-cell office:value-type="float" office:value="-0.0374715" calcext:value-type="float">
            <text:p>-0.0374715</text:p>
          </table:table-cell>
          <table:table-cell office:value-type="float" office:value="-0.018745" calcext:value-type="float">
            <text:p>-0.018745</text:p>
          </table:table-cell>
          <table:table-cell office:value-type="float" office:value="-7.31844E-016" calcext:value-type="float">
            <text:p>-7.31844E-16</text:p>
          </table:table-cell>
          <table:table-cell office:value-type="float" office:value="0.018745" calcext:value-type="float">
            <text:p>0.018745</text:p>
          </table:table-cell>
          <table:table-cell office:value-type="float" office:value="0.0374715" calcext:value-type="float">
            <text:p>0.0374715</text:p>
          </table:table-cell>
          <table:table-cell office:value-type="float" office:value="0.056161" calcext:value-type="float">
            <text:p>0.056161</text:p>
          </table:table-cell>
          <table:table-cell office:value-type="float" office:value="0.0747951" calcext:value-type="float">
            <text:p>0.0747951</text:p>
          </table:table-cell>
          <table:table-cell office:value-type="float" office:value="0.0933554" calcext:value-type="float">
            <text:p>0.0933554</text:p>
          </table:table-cell>
          <table:table-cell office:value-type="float" office:value="0.111824" calcext:value-type="float">
            <text:p>0.111824</text:p>
          </table:table-cell>
          <table:table-cell office:value-type="float" office:value="0.130181" calcext:value-type="float">
            <text:p>0.130181</text:p>
          </table:table-cell>
          <table:table-cell office:value-type="float" office:value="0.148411" calcext:value-type="float">
            <text:p>0.148411</text:p>
          </table:table-cell>
          <table:table-cell office:value-type="float" office:value="0.166494" calcext:value-type="float">
            <text:p>0.166494</text:p>
          </table:table-cell>
          <table:table-cell office:value-type="float" office:value="0.184412" calcext:value-type="float">
            <text:p>0.184412</text:p>
          </table:table-cell>
          <table:table-cell office:value-type="float" office:value="0.202149" calcext:value-type="float">
            <text:p>0.202149</text:p>
          </table:table-cell>
          <table:table-cell office:value-type="float" office:value="0.219686" calcext:value-type="float">
            <text:p>0.219686</text:p>
          </table:table-cell>
          <table:table-cell office:value-type="float" office:value="0.237006" calcext:value-type="float">
            <text:p>0.237006</text:p>
          </table:table-cell>
          <table:table-cell office:value-type="float" office:value="0.254092" calcext:value-type="float">
            <text:p>0.254092</text:p>
          </table:table-cell>
          <table:table-cell office:value-type="float" office:value="0.270928" calcext:value-type="float">
            <text:p>0.270928</text:p>
          </table:table-cell>
          <table:table-cell office:value-type="float" office:value="0.287496" calcext:value-type="float">
            <text:p>0.287496</text:p>
          </table:table-cell>
          <table:table-cell office:value-type="float" office:value="0.303781" calcext:value-type="float">
            <text:p>0.303781</text:p>
          </table:table-cell>
          <table:table-cell office:value-type="float" office:value="0.319765" calcext:value-type="float">
            <text:p>0.319765</text:p>
          </table:table-cell>
          <table:table-cell office:value-type="float" office:value="0.335435" calcext:value-type="float">
            <text:p>0.335435</text:p>
          </table:table-cell>
          <table:table-cell office:value-type="float" office:value="0.350773" calcext:value-type="float">
            <text:p>0.350773</text:p>
          </table:table-cell>
          <table:table-cell office:value-type="float" office:value="0.365765" calcext:value-type="float">
            <text:p>0.365765</text:p>
          </table:table-cell>
          <table:table-cell office:value-type="float" office:value="0.380396" calcext:value-type="float">
            <text:p>0.380396</text:p>
          </table:table-cell>
          <table:table-cell office:value-type="float" office:value="0.394651" calcext:value-type="float">
            <text:p>0.394651</text:p>
          </table:table-cell>
          <table:table-cell office:value-type="float" office:value="0.408517" calcext:value-type="float">
            <text:p>0.408517</text:p>
          </table:table-cell>
          <table:table-cell office:value-type="float" office:value="0.42198" calcext:value-type="float">
            <text:p>0.42198</text:p>
          </table:table-cell>
          <table:table-cell office:value-type="float" office:value="0.435027" calcext:value-type="float">
            <text:p>0.435027</text:p>
          </table:table-cell>
          <table:table-cell office:value-type="float" office:value="0.447644" calcext:value-type="float">
            <text:p>0.447644</text:p>
          </table:table-cell>
          <table:table-cell office:value-type="float" office:value="0.459819" calcext:value-type="float">
            <text:p>0.459819</text:p>
          </table:table-cell>
          <table:table-cell office:value-type="float" office:value="0.471541" calcext:value-type="float">
            <text:p>0.471541</text:p>
          </table:table-cell>
          <table:table-cell office:value-type="float" office:value="0.482797" calcext:value-type="float">
            <text:p>0.482797</text:p>
          </table:table-cell>
          <table:table-cell office:value-type="float" office:value="0.493577" calcext:value-type="float">
            <text:p>0.493577</text:p>
          </table:table-cell>
          <table:table-cell office:value-type="float" office:value="0.50387" calcext:value-type="float">
            <text:p>0.50387</text:p>
          </table:table-cell>
          <table:table-cell office:value-type="float" office:value="0.513665" calcext:value-type="float">
            <text:p>0.513665</text:p>
          </table:table-cell>
          <table:table-cell office:value-type="float" office:value="0.522954" calcext:value-type="float">
            <text:p>0.522954</text:p>
          </table:table-cell>
          <table:table-cell office:value-type="float" office:value="0.531726" calcext:value-type="float">
            <text:p>0.531726</text:p>
          </table:table-cell>
          <table:table-cell office:value-type="float" office:value="0.539974" calcext:value-type="float">
            <text:p>0.539974</text:p>
          </table:table-cell>
          <table:table-cell office:value-type="float" office:value="0.547688" calcext:value-type="float">
            <text:p>0.547688</text:p>
          </table:table-cell>
          <table:table-cell office:value-type="float" office:value="0.554863" calcext:value-type="float">
            <text:p>0.554863</text:p>
          </table:table-cell>
          <table:table-cell office:value-type="float" office:value="0.561489" calcext:value-type="float">
            <text:p>0.561489</text:p>
          </table:table-cell>
          <table:table-cell office:value-type="float" office:value="0.567562" calcext:value-type="float">
            <text:p>0.567562</text:p>
          </table:table-cell>
          <table:table-cell office:value-type="float" office:value="0.573074" calcext:value-type="float">
            <text:p>0.573074</text:p>
          </table:table-cell>
          <table:table-cell office:value-type="float" office:value="0.578021" calcext:value-type="float">
            <text:p>0.578021</text:p>
          </table:table-cell>
          <table:table-cell office:value-type="float" office:value="0.582398" calcext:value-type="float">
            <text:p>0.582398</text:p>
          </table:table-cell>
          <table:table-cell office:value-type="float" office:value="0.5862" calcext:value-type="float">
            <text:p>0.5862</text:p>
          </table:table-cell>
          <table:table-cell office:value-type="float" office:value="0.589423" calcext:value-type="float">
            <text:p>0.589423</text:p>
          </table:table-cell>
          <table:table-cell office:value-type="float" office:value="0.592064" calcext:value-type="float">
            <text:p>0.592064</text:p>
          </table:table-cell>
          <table:table-cell office:value-type="float" office:value="0.594121" calcext:value-type="float">
            <text:p>0.594121</text:p>
          </table:table-cell>
          <table:table-cell office:value-type="float" office:value="0.595592" calcext:value-type="float">
            <text:p>0.595592</text:p>
          </table:table-cell>
          <table:table-cell office:value-type="float" office:value="0.596475" calcext:value-type="float">
            <text:p>0.596475</text:p>
          </table:table-cell>
          <table:table-cell office:value-type="float" office:value="0.596771" calcext:value-type="float">
            <text:p>0.596771</text:p>
          </table:table-cell>
          <table:table-cell/>
        </table:table-row>
        <table:table-row table:style-name="ro1">
          <table:table-cell office:value-type="float" office:value="0.976141" calcext:value-type="float">
            <text:p>0.976141</text:p>
          </table:table-cell>
          <table:table-cell office:value-type="float" office:value="-0.598541" calcext:value-type="float">
            <text:p>-0.598541</text:p>
          </table:table-cell>
          <table:table-cell office:value-type="float" office:value="-0.598245" calcext:value-type="float">
            <text:p>-0.598245</text:p>
          </table:table-cell>
          <table:table-cell office:value-type="float" office:value="-0.59736" calcext:value-type="float">
            <text:p>-0.59736</text:p>
          </table:table-cell>
          <table:table-cell office:value-type="float" office:value="-0.595884" calcext:value-type="float">
            <text:p>-0.595884</text:p>
          </table:table-cell>
          <table:table-cell office:value-type="float" office:value="-0.593821" calcext:value-type="float">
            <text:p>-0.593821</text:p>
          </table:table-cell>
          <table:table-cell office:value-type="float" office:value="-0.591172" calcext:value-type="float">
            <text:p>-0.591172</text:p>
          </table:table-cell>
          <table:table-cell office:value-type="float" office:value="-0.587939" calcext:value-type="float">
            <text:p>-0.587939</text:p>
          </table:table-cell>
          <table:table-cell office:value-type="float" office:value="-0.584126" calcext:value-type="float">
            <text:p>-0.584126</text:p>
          </table:table-cell>
          <table:table-cell office:value-type="float" office:value="-0.579737" calcext:value-type="float">
            <text:p>-0.579737</text:p>
          </table:table-cell>
          <table:table-cell office:value-type="float" office:value="-0.574775" calcext:value-type="float">
            <text:p>-0.574775</text:p>
          </table:table-cell>
          <table:table-cell office:value-type="float" office:value="-0.569246" calcext:value-type="float">
            <text:p>-0.569246</text:p>
          </table:table-cell>
          <table:table-cell office:value-type="float" office:value="-0.563156" calcext:value-type="float">
            <text:p>-0.563156</text:p>
          </table:table-cell>
          <table:table-cell office:value-type="float" office:value="-0.556509" calcext:value-type="float">
            <text:p>-0.556509</text:p>
          </table:table-cell>
          <table:table-cell office:value-type="float" office:value="-0.549314" calcext:value-type="float">
            <text:p>-0.549314</text:p>
          </table:table-cell>
          <table:table-cell office:value-type="float" office:value="-0.541576" calcext:value-type="float">
            <text:p>-0.541576</text:p>
          </table:table-cell>
          <table:table-cell office:value-type="float" office:value="-0.533304" calcext:value-type="float">
            <text:p>-0.533304</text:p>
          </table:table-cell>
          <table:table-cell office:value-type="float" office:value="-0.524505" calcext:value-type="float">
            <text:p>-0.524505</text:p>
          </table:table-cell>
          <table:table-cell office:value-type="float" office:value="-0.515189" calcext:value-type="float">
            <text:p>-0.515189</text:p>
          </table:table-cell>
          <table:table-cell office:value-type="float" office:value="-0.505365" calcext:value-type="float">
            <text:p>-0.505365</text:p>
          </table:table-cell>
          <table:table-cell office:value-type="float" office:value="-0.495042" calcext:value-type="float">
            <text:p>-0.495042</text:p>
          </table:table-cell>
          <table:table-cell office:value-type="float" office:value="-0.48423" calcext:value-type="float">
            <text:p>-0.48423</text:p>
          </table:table-cell>
          <table:table-cell office:value-type="float" office:value="-0.47294" calcext:value-type="float">
            <text:p>-0.47294</text:p>
          </table:table-cell>
          <table:table-cell office:value-type="float" office:value="-0.461184" calcext:value-type="float">
            <text:p>-0.461184</text:p>
          </table:table-cell>
          <table:table-cell office:value-type="float" office:value="-0.448972" calcext:value-type="float">
            <text:p>-0.448972</text:p>
          </table:table-cell>
          <table:table-cell office:value-type="float" office:value="-0.436317" calcext:value-type="float">
            <text:p>-0.436317</text:p>
          </table:table-cell>
          <table:table-cell office:value-type="float" office:value="-0.423232" calcext:value-type="float">
            <text:p>-0.423232</text:p>
          </table:table-cell>
          <table:table-cell office:value-type="float" office:value="-0.409729" calcext:value-type="float">
            <text:p>-0.409729</text:p>
          </table:table-cell>
          <table:table-cell office:value-type="float" office:value="-0.395822" calcext:value-type="float">
            <text:p>-0.395822</text:p>
          </table:table-cell>
          <table:table-cell office:value-type="float" office:value="-0.381524" calcext:value-type="float">
            <text:p>-0.381524</text:p>
          </table:table-cell>
          <table:table-cell office:value-type="float" office:value="-0.36685" calcext:value-type="float">
            <text:p>-0.36685</text:p>
          </table:table-cell>
          <table:table-cell office:value-type="float" office:value="-0.351813" calcext:value-type="float">
            <text:p>-0.351813</text:p>
          </table:table-cell>
          <table:table-cell office:value-type="float" office:value="-0.33643" calcext:value-type="float">
            <text:p>-0.33643</text:p>
          </table:table-cell>
          <table:table-cell office:value-type="float" office:value="-0.320714" calcext:value-type="float">
            <text:p>-0.320714</text:p>
          </table:table-cell>
          <table:table-cell office:value-type="float" office:value="-0.304682" calcext:value-type="float">
            <text:p>-0.304682</text:p>
          </table:table-cell>
          <table:table-cell office:value-type="float" office:value="-0.288349" calcext:value-type="float">
            <text:p>-0.288349</text:p>
          </table:table-cell>
          <table:table-cell office:value-type="float" office:value="-0.271732" calcext:value-type="float">
            <text:p>-0.271732</text:p>
          </table:table-cell>
          <table:table-cell office:value-type="float" office:value="-0.254846" calcext:value-type="float">
            <text:p>-0.254846</text:p>
          </table:table-cell>
          <table:table-cell office:value-type="float" office:value="-0.237709" calcext:value-type="float">
            <text:p>-0.237709</text:p>
          </table:table-cell>
          <table:table-cell office:value-type="float" office:value="-0.220338" calcext:value-type="float">
            <text:p>-0.220338</text:p>
          </table:table-cell>
          <table:table-cell office:value-type="float" office:value="-0.202748" calcext:value-type="float">
            <text:p>-0.202748</text:p>
          </table:table-cell>
          <table:table-cell office:value-type="float" office:value="-0.184959" calcext:value-type="float">
            <text:p>-0.184959</text:p>
          </table:table-cell>
          <table:table-cell office:value-type="float" office:value="-0.166988" calcext:value-type="float">
            <text:p>-0.166988</text:p>
          </table:table-cell>
          <table:table-cell office:value-type="float" office:value="-0.148851" calcext:value-type="float">
            <text:p>-0.148851</text:p>
          </table:table-cell>
          <table:table-cell office:value-type="float" office:value="-0.130568" calcext:value-type="float">
            <text:p>-0.130568</text:p>
          </table:table-cell>
          <table:table-cell office:value-type="float" office:value="-0.112155" calcext:value-type="float">
            <text:p>-0.112155</text:p>
          </table:table-cell>
          <table:table-cell office:value-type="float" office:value="-0.0936324" calcext:value-type="float">
            <text:p>-0.0936324</text:p>
          </table:table-cell>
          <table:table-cell office:value-type="float" office:value="-0.0750171" calcext:value-type="float">
            <text:p>-0.0750171</text:p>
          </table:table-cell>
          <table:table-cell office:value-type="float" office:value="-0.0563277" calcext:value-type="float">
            <text:p>-0.0563277</text:p>
          </table:table-cell>
          <table:table-cell office:value-type="float" office:value="-0.0375827" calcext:value-type="float">
            <text:p>-0.0375827</text:p>
          </table:table-cell>
          <table:table-cell office:value-type="float" office:value="-0.0188006" calcext:value-type="float">
            <text:p>-0.0188006</text:p>
          </table:table-cell>
          <table:table-cell office:value-type="float" office:value="4.68568E-017" calcext:value-type="float">
            <text:p>4.68568E-17</text:p>
          </table:table-cell>
          <table:table-cell office:value-type="float" office:value="0.0188006" calcext:value-type="float">
            <text:p>0.0188006</text:p>
          </table:table-cell>
          <table:table-cell office:value-type="float" office:value="0.0375827" calcext:value-type="float">
            <text:p>0.0375827</text:p>
          </table:table-cell>
          <table:table-cell office:value-type="float" office:value="0.0563277" calcext:value-type="float">
            <text:p>0.0563277</text:p>
          </table:table-cell>
          <table:table-cell office:value-type="float" office:value="0.0750171" calcext:value-type="float">
            <text:p>0.0750171</text:p>
          </table:table-cell>
          <table:table-cell office:value-type="float" office:value="0.0936324" calcext:value-type="float">
            <text:p>0.0936324</text:p>
          </table:table-cell>
          <table:table-cell office:value-type="float" office:value="0.112155" calcext:value-type="float">
            <text:p>0.112155</text:p>
          </table:table-cell>
          <table:table-cell office:value-type="float" office:value="0.130568" calcext:value-type="float">
            <text:p>0.130568</text:p>
          </table:table-cell>
          <table:table-cell office:value-type="float" office:value="0.148851" calcext:value-type="float">
            <text:p>0.148851</text:p>
          </table:table-cell>
          <table:table-cell office:value-type="float" office:value="0.166988" calcext:value-type="float">
            <text:p>0.166988</text:p>
          </table:table-cell>
          <table:table-cell office:value-type="float" office:value="0.184959" calcext:value-type="float">
            <text:p>0.184959</text:p>
          </table:table-cell>
          <table:table-cell office:value-type="float" office:value="0.202748" calcext:value-type="float">
            <text:p>0.202748</text:p>
          </table:table-cell>
          <table:table-cell office:value-type="float" office:value="0.220338" calcext:value-type="float">
            <text:p>0.220338</text:p>
          </table:table-cell>
          <table:table-cell office:value-type="float" office:value="0.237709" calcext:value-type="float">
            <text:p>0.237709</text:p>
          </table:table-cell>
          <table:table-cell office:value-type="float" office:value="0.254846" calcext:value-type="float">
            <text:p>0.254846</text:p>
          </table:table-cell>
          <table:table-cell office:value-type="float" office:value="0.271732" calcext:value-type="float">
            <text:p>0.271732</text:p>
          </table:table-cell>
          <table:table-cell office:value-type="float" office:value="0.288349" calcext:value-type="float">
            <text:p>0.288349</text:p>
          </table:table-cell>
          <table:table-cell office:value-type="float" office:value="0.304682" calcext:value-type="float">
            <text:p>0.304682</text:p>
          </table:table-cell>
          <table:table-cell office:value-type="float" office:value="0.320714" calcext:value-type="float">
            <text:p>0.320714</text:p>
          </table:table-cell>
          <table:table-cell office:value-type="float" office:value="0.33643" calcext:value-type="float">
            <text:p>0.33643</text:p>
          </table:table-cell>
          <table:table-cell office:value-type="float" office:value="0.351813" calcext:value-type="float">
            <text:p>0.351813</text:p>
          </table:table-cell>
          <table:table-cell office:value-type="float" office:value="0.36685" calcext:value-type="float">
            <text:p>0.36685</text:p>
          </table:table-cell>
          <table:table-cell office:value-type="float" office:value="0.381524" calcext:value-type="float">
            <text:p>0.381524</text:p>
          </table:table-cell>
          <table:table-cell office:value-type="float" office:value="0.395822" calcext:value-type="float">
            <text:p>0.395822</text:p>
          </table:table-cell>
          <table:table-cell office:value-type="float" office:value="0.409729" calcext:value-type="float">
            <text:p>0.409729</text:p>
          </table:table-cell>
          <table:table-cell office:value-type="float" office:value="0.423232" calcext:value-type="float">
            <text:p>0.423232</text:p>
          </table:table-cell>
          <table:table-cell office:value-type="float" office:value="0.436317" calcext:value-type="float">
            <text:p>0.436317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461184" calcext:value-type="float">
            <text:p>0.461184</text:p>
          </table:table-cell>
          <table:table-cell office:value-type="float" office:value="0.47294" calcext:value-type="float">
            <text:p>0.47294</text:p>
          </table:table-cell>
          <table:table-cell office:value-type="float" office:value="0.48423" calcext:value-type="float">
            <text:p>0.48423</text:p>
          </table:table-cell>
          <table:table-cell office:value-type="float" office:value="0.495042" calcext:value-type="float">
            <text:p>0.495042</text:p>
          </table:table-cell>
          <table:table-cell office:value-type="float" office:value="0.505365" calcext:value-type="float">
            <text:p>0.505365</text:p>
          </table:table-cell>
          <table:table-cell office:value-type="float" office:value="0.515189" calcext:value-type="float">
            <text:p>0.515189</text:p>
          </table:table-cell>
          <table:table-cell office:value-type="float" office:value="0.524505" calcext:value-type="float">
            <text:p>0.524505</text:p>
          </table:table-cell>
          <table:table-cell office:value-type="float" office:value="0.533304" calcext:value-type="float">
            <text:p>0.533304</text:p>
          </table:table-cell>
          <table:table-cell office:value-type="float" office:value="0.541576" calcext:value-type="float">
            <text:p>0.541576</text:p>
          </table:table-cell>
          <table:table-cell office:value-type="float" office:value="0.549314" calcext:value-type="float">
            <text:p>0.549314</text:p>
          </table:table-cell>
          <table:table-cell office:value-type="float" office:value="0.556509" calcext:value-type="float">
            <text:p>0.556509</text:p>
          </table:table-cell>
          <table:table-cell office:value-type="float" office:value="0.563156" calcext:value-type="float">
            <text:p>0.563156</text:p>
          </table:table-cell>
          <table:table-cell office:value-type="float" office:value="0.569246" calcext:value-type="float">
            <text:p>0.569246</text:p>
          </table:table-cell>
          <table:table-cell office:value-type="float" office:value="0.574775" calcext:value-type="float">
            <text:p>0.574775</text:p>
          </table:table-cell>
          <table:table-cell office:value-type="float" office:value="0.579737" calcext:value-type="float">
            <text:p>0.579737</text:p>
          </table:table-cell>
          <table:table-cell office:value-type="float" office:value="0.584126" calcext:value-type="float">
            <text:p>0.584126</text:p>
          </table:table-cell>
          <table:table-cell office:value-type="float" office:value="0.587939" calcext:value-type="float">
            <text:p>0.587939</text:p>
          </table:table-cell>
          <table:table-cell office:value-type="float" office:value="0.591172" calcext:value-type="float">
            <text:p>0.591172</text:p>
          </table:table-cell>
          <table:table-cell office:value-type="float" office:value="0.593821" calcext:value-type="float">
            <text:p>0.593821</text:p>
          </table:table-cell>
          <table:table-cell office:value-type="float" office:value="0.595884" calcext:value-type="float">
            <text:p>0.595884</text:p>
          </table:table-cell>
          <table:table-cell office:value-type="float" office:value="0.59736" calcext:value-type="float">
            <text:p>0.59736</text:p>
          </table:table-cell>
          <table:table-cell office:value-type="float" office:value="0.598245" calcext:value-type="float">
            <text:p>0.598245</text:p>
          </table:table-cell>
          <table:table-cell office:value-type="float" office:value="0.598541" calcext:value-type="float">
            <text:p>0.598541</text:p>
          </table:table-cell>
          <table:table-cell/>
        </table:table-row>
        <table:table-row table:style-name="ro1">
          <table:table-cell office:value-type="float" office:value="0.983377" calcext:value-type="float">
            <text:p>0.983377</text:p>
          </table:table-cell>
          <table:table-cell office:value-type="float" office:value="-0.59999" calcext:value-type="float">
            <text:p>-0.59999</text:p>
          </table:table-cell>
          <table:table-cell office:value-type="float" office:value="-0.599695" calcext:value-type="float">
            <text:p>-0.599695</text:p>
          </table:table-cell>
          <table:table-cell office:value-type="float" office:value="-0.598807" calcext:value-type="float">
            <text:p>-0.598807</text:p>
          </table:table-cell>
          <table:table-cell office:value-type="float" office:value="-0.597328" calcext:value-type="float">
            <text:p>-0.597328</text:p>
          </table:table-cell>
          <table:table-cell office:value-type="float" office:value="-0.59526" calcext:value-type="float">
            <text:p>-0.59526</text:p>
          </table:table-cell>
          <table:table-cell office:value-type="float" office:value="-0.592604" calcext:value-type="float">
            <text:p>-0.592604</text:p>
          </table:table-cell>
          <table:table-cell office:value-type="float" office:value="-0.589363" calcext:value-type="float">
            <text:p>-0.589363</text:p>
          </table:table-cell>
          <table:table-cell office:value-type="float" office:value="-0.585541" calcext:value-type="float">
            <text:p>-0.585541</text:p>
          </table:table-cell>
          <table:table-cell office:value-type="float" office:value="-0.581141" calcext:value-type="float">
            <text:p>-0.581141</text:p>
          </table:table-cell>
          <table:table-cell office:value-type="float" office:value="-0.576167" calcext:value-type="float">
            <text:p>-0.576167</text:p>
          </table:table-cell>
          <table:table-cell office:value-type="float" office:value="-0.570625" calcext:value-type="float">
            <text:p>-0.570625</text:p>
          </table:table-cell>
          <table:table-cell office:value-type="float" office:value="-0.56452" calcext:value-type="float">
            <text:p>-0.56452</text:p>
          </table:table-cell>
          <table:table-cell office:value-type="float" office:value="-0.557857" calcext:value-type="float">
            <text:p>-0.557857</text:p>
          </table:table-cell>
          <table:table-cell office:value-type="float" office:value="-0.550644" calcext:value-type="float">
            <text:p>-0.550644</text:p>
          </table:table-cell>
          <table:table-cell office:value-type="float" office:value="-0.542888" calcext:value-type="float">
            <text:p>-0.542888</text:p>
          </table:table-cell>
          <table:table-cell office:value-type="float" office:value="-0.534596" calcext:value-type="float">
            <text:p>-0.534596</text:p>
          </table:table-cell>
          <table:table-cell office:value-type="float" office:value="-0.525776" calcext:value-type="float">
            <text:p>-0.525776</text:p>
          </table:table-cell>
          <table:table-cell office:value-type="float" office:value="-0.516437" calcext:value-type="float">
            <text:p>-0.516437</text:p>
          </table:table-cell>
          <table:table-cell office:value-type="float" office:value="-0.506589" calcext:value-type="float">
            <text:p>-0.506589</text:p>
          </table:table-cell>
          <table:table-cell office:value-type="float" office:value="-0.496241" calcext:value-type="float">
            <text:p>-0.496241</text:p>
          </table:table-cell>
          <table:table-cell office:value-type="float" office:value="-0.485403" calcext:value-type="float">
            <text:p>-0.485403</text:p>
          </table:table-cell>
          <table:table-cell office:value-type="float" office:value="-0.474086" calcext:value-type="float">
            <text:p>-0.474086</text:p>
          </table:table-cell>
          <table:table-cell office:value-type="float" office:value="-0.462301" calcext:value-type="float">
            <text:p>-0.462301</text:p>
          </table:table-cell>
          <table:table-cell office:value-type="float" office:value="-0.45006" calcext:value-type="float">
            <text:p>-0.45006</text:p>
          </table:table-cell>
          <table:table-cell office:value-type="float" office:value="-0.437374" calcext:value-type="float">
            <text:p>-0.437374</text:p>
          </table:table-cell>
          <table:table-cell office:value-type="float" office:value="-0.424257" calcext:value-type="float">
            <text:p>-0.424257</text:p>
          </table:table-cell>
          <table:table-cell office:value-type="float" office:value="-0.410722" calcext:value-type="float">
            <text:p>-0.410722</text:p>
          </table:table-cell>
          <table:table-cell office:value-type="float" office:value="-0.396781" calcext:value-type="float">
            <text:p>-0.396781</text:p>
          </table:table-cell>
          <table:table-cell office:value-type="float" office:value="-0.382448" calcext:value-type="float">
            <text:p>-0.382448</text:p>
          </table:table-cell>
          <table:table-cell office:value-type="float" office:value="-0.367739" calcext:value-type="float">
            <text:p>-0.367739</text:p>
          </table:table-cell>
          <table:table-cell office:value-type="float" office:value="-0.352666" calcext:value-type="float">
            <text:p>-0.352666</text:p>
          </table:table-cell>
          <table:table-cell office:value-type="float" office:value="-0.337245" calcext:value-type="float">
            <text:p>-0.337245</text:p>
          </table:table-cell>
          <table:table-cell office:value-type="float" office:value="-0.321491" calcext:value-type="float">
            <text:p>-0.321491</text:p>
          </table:table-cell>
          <table:table-cell office:value-type="float" office:value="-0.30542" calcext:value-type="float">
            <text:p>-0.30542</text:p>
          </table:table-cell>
          <table:table-cell office:value-type="float" office:value="-0.289048" calcext:value-type="float">
            <text:p>-0.289048</text:p>
          </table:table-cell>
          <table:table-cell office:value-type="float" office:value="-0.27239" calcext:value-type="float">
            <text:p>-0.27239</text:p>
          </table:table-cell>
          <table:table-cell office:value-type="float" office:value="-0.255464" calcext:value-type="float">
            <text:p>-0.255464</text:p>
          </table:table-cell>
          <table:table-cell office:value-type="float" office:value="-0.238285" calcext:value-type="float">
            <text:p>-0.238285</text:p>
          </table:table-cell>
          <table:table-cell office:value-type="float" office:value="-0.220871" calcext:value-type="float">
            <text:p>-0.220871</text:p>
          </table:table-cell>
          <table:table-cell office:value-type="float" office:value="-0.20324" calcext:value-type="float">
            <text:p>-0.20324</text:p>
          </table:table-cell>
          <table:table-cell office:value-type="float" office:value="-0.185407" calcext:value-type="float">
            <text:p>-0.185407</text:p>
          </table:table-cell>
          <table:table-cell office:value-type="float" office:value="-0.167392" calcext:value-type="float">
            <text:p>-0.167392</text:p>
          </table:table-cell>
          <table:table-cell office:value-type="float" office:value="-0.149212" calcext:value-type="float">
            <text:p>-0.149212</text:p>
          </table:table-cell>
          <table:table-cell office:value-type="float" office:value="-0.130884" calcext:value-type="float">
            <text:p>-0.130884</text:p>
          </table:table-cell>
          <table:table-cell office:value-type="float" office:value="-0.112427" calcext:value-type="float">
            <text:p>-0.112427</text:p>
          </table:table-cell>
          <table:table-cell office:value-type="float" office:value="-0.0938592" calcext:value-type="float">
            <text:p>-0.0938592</text:p>
          </table:table-cell>
          <table:table-cell office:value-type="float" office:value="-0.0751988" calcext:value-type="float">
            <text:p>-0.0751988</text:p>
          </table:table-cell>
          <table:table-cell office:value-type="float" office:value="-0.0564641" calcext:value-type="float">
            <text:p>-0.0564641</text:p>
          </table:table-cell>
          <table:table-cell office:value-type="float" office:value="-0.0376737" calcext:value-type="float">
            <text:p>-0.0376737</text:p>
          </table:table-cell>
          <table:table-cell office:value-type="float" office:value="-0.0188462" calcext:value-type="float">
            <text:p>-0.0188462</text:p>
          </table:table-cell>
          <table:table-cell office:value-type="float" office:value="2.61378E-016" calcext:value-type="float">
            <text:p>2.61378E-16</text:p>
          </table:table-cell>
          <table:table-cell office:value-type="float" office:value="0.0188462" calcext:value-type="float">
            <text:p>0.0188462</text:p>
          </table:table-cell>
          <table:table-cell office:value-type="float" office:value="0.0376737" calcext:value-type="float">
            <text:p>0.0376737</text:p>
          </table:table-cell>
          <table:table-cell office:value-type="float" office:value="0.0564641" calcext:value-type="float">
            <text:p>0.0564641</text:p>
          </table:table-cell>
          <table:table-cell office:value-type="float" office:value="0.0751988" calcext:value-type="float">
            <text:p>0.0751988</text:p>
          </table:table-cell>
          <table:table-cell office:value-type="float" office:value="0.0938592" calcext:value-type="float">
            <text:p>0.0938592</text:p>
          </table:table-cell>
          <table:table-cell office:value-type="float" office:value="0.112427" calcext:value-type="float">
            <text:p>0.112427</text:p>
          </table:table-cell>
          <table:table-cell office:value-type="float" office:value="0.130884" calcext:value-type="float">
            <text:p>0.130884</text:p>
          </table:table-cell>
          <table:table-cell office:value-type="float" office:value="0.149212" calcext:value-type="float">
            <text:p>0.149212</text:p>
          </table:table-cell>
          <table:table-cell office:value-type="float" office:value="0.167392" calcext:value-type="float">
            <text:p>0.167392</text:p>
          </table:table-cell>
          <table:table-cell office:value-type="float" office:value="0.185407" calcext:value-type="float">
            <text:p>0.185407</text:p>
          </table:table-cell>
          <table:table-cell office:value-type="float" office:value="0.20324" calcext:value-type="float">
            <text:p>0.20324</text:p>
          </table:table-cell>
          <table:table-cell office:value-type="float" office:value="0.220871" calcext:value-type="float">
            <text:p>0.220871</text:p>
          </table:table-cell>
          <table:table-cell office:value-type="float" office:value="0.238285" calcext:value-type="float">
            <text:p>0.238285</text:p>
          </table:table-cell>
          <table:table-cell office:value-type="float" office:value="0.255464" calcext:value-type="float">
            <text:p>0.255464</text:p>
          </table:table-cell>
          <table:table-cell office:value-type="float" office:value="0.27239" calcext:value-type="float">
            <text:p>0.27239</text:p>
          </table:table-cell>
          <table:table-cell office:value-type="float" office:value="0.289048" calcext:value-type="float">
            <text:p>0.289048</text:p>
          </table:table-cell>
          <table:table-cell office:value-type="float" office:value="0.30542" calcext:value-type="float">
            <text:p>0.30542</text:p>
          </table:table-cell>
          <table:table-cell office:value-type="float" office:value="0.321491" calcext:value-type="float">
            <text:p>0.321491</text:p>
          </table:table-cell>
          <table:table-cell office:value-type="float" office:value="0.337245" calcext:value-type="float">
            <text:p>0.337245</text:p>
          </table:table-cell>
          <table:table-cell office:value-type="float" office:value="0.352666" calcext:value-type="float">
            <text:p>0.352666</text:p>
          </table:table-cell>
          <table:table-cell office:value-type="float" office:value="0.367739" calcext:value-type="float">
            <text:p>0.367739</text:p>
          </table:table-cell>
          <table:table-cell office:value-type="float" office:value="0.382448" calcext:value-type="float">
            <text:p>0.382448</text:p>
          </table:table-cell>
          <table:table-cell office:value-type="float" office:value="0.396781" calcext:value-type="float">
            <text:p>0.396781</text:p>
          </table:table-cell>
          <table:table-cell office:value-type="float" office:value="0.410722" calcext:value-type="float">
            <text:p>0.410722</text:p>
          </table:table-cell>
          <table:table-cell office:value-type="float" office:value="0.424257" calcext:value-type="float">
            <text:p>0.424257</text:p>
          </table:table-cell>
          <table:table-cell office:value-type="float" office:value="0.437374" calcext:value-type="float">
            <text:p>0.437374</text:p>
          </table:table-cell>
          <table:table-cell office:value-type="float" office:value="0.45006" calcext:value-type="float">
            <text:p>0.45006</text:p>
          </table:table-cell>
          <table:table-cell office:value-type="float" office:value="0.462301" calcext:value-type="float">
            <text:p>0.462301</text:p>
          </table:table-cell>
          <table:table-cell office:value-type="float" office:value="0.474086" calcext:value-type="float">
            <text:p>0.474086</text:p>
          </table:table-cell>
          <table:table-cell office:value-type="float" office:value="0.485403" calcext:value-type="float">
            <text:p>0.485403</text:p>
          </table:table-cell>
          <table:table-cell office:value-type="float" office:value="0.496241" calcext:value-type="float">
            <text:p>0.496241</text:p>
          </table:table-cell>
          <table:table-cell office:value-type="float" office:value="0.506589" calcext:value-type="float">
            <text:p>0.506589</text:p>
          </table:table-cell>
          <table:table-cell office:value-type="float" office:value="0.516437" calcext:value-type="float">
            <text:p>0.516437</text:p>
          </table:table-cell>
          <table:table-cell office:value-type="float" office:value="0.525776" calcext:value-type="float">
            <text:p>0.525776</text:p>
          </table:table-cell>
          <table:table-cell office:value-type="float" office:value="0.534596" calcext:value-type="float">
            <text:p>0.534596</text:p>
          </table:table-cell>
          <table:table-cell office:value-type="float" office:value="0.542888" calcext:value-type="float">
            <text:p>0.542888</text:p>
          </table:table-cell>
          <table:table-cell office:value-type="float" office:value="0.550644" calcext:value-type="float">
            <text:p>0.550644</text:p>
          </table:table-cell>
          <table:table-cell office:value-type="float" office:value="0.557857" calcext:value-type="float">
            <text:p>0.557857</text:p>
          </table:table-cell>
          <table:table-cell office:value-type="float" office:value="0.56452" calcext:value-type="float">
            <text:p>0.56452</text:p>
          </table:table-cell>
          <table:table-cell office:value-type="float" office:value="0.570625" calcext:value-type="float">
            <text:p>0.570625</text:p>
          </table:table-cell>
          <table:table-cell office:value-type="float" office:value="0.576167" calcext:value-type="float">
            <text:p>0.576167</text:p>
          </table:table-cell>
          <table:table-cell office:value-type="float" office:value="0.581141" calcext:value-type="float">
            <text:p>0.581141</text:p>
          </table:table-cell>
          <table:table-cell office:value-type="float" office:value="0.585541" calcext:value-type="float">
            <text:p>0.585541</text:p>
          </table:table-cell>
          <table:table-cell office:value-type="float" office:value="0.589363" calcext:value-type="float">
            <text:p>0.589363</text:p>
          </table:table-cell>
          <table:table-cell office:value-type="float" office:value="0.592604" calcext:value-type="float">
            <text:p>0.592604</text:p>
          </table:table-cell>
          <table:table-cell office:value-type="float" office:value="0.59526" calcext:value-type="float">
            <text:p>0.59526</text:p>
          </table:table-cell>
          <table:table-cell office:value-type="float" office:value="0.597328" calcext:value-type="float">
            <text:p>0.597328</text:p>
          </table:table-cell>
          <table:table-cell office:value-type="float" office:value="0.598807" calcext:value-type="float">
            <text:p>0.598807</text:p>
          </table:table-cell>
          <table:table-cell office:value-type="float" office:value="0.599695" calcext:value-type="float">
            <text:p>0.599695</text:p>
          </table:table-cell>
          <table:table-cell office:value-type="float" office:value="0.59999" calcext:value-type="float">
            <text:p>0.59999</text:p>
          </table:table-cell>
          <table:table-cell/>
        </table:table-row>
        <table:table-row table:style-name="ro1">
          <table:table-cell office:value-type="float" office:value="0.989691" calcext:value-type="float">
            <text:p>0.989691</text:p>
          </table:table-cell>
          <table:table-cell office:value-type="float" office:value="-0.600995" calcext:value-type="float">
            <text:p>-0.600995</text:p>
          </table:table-cell>
          <table:table-cell office:value-type="float" office:value="-0.600698" calcext:value-type="float">
            <text:p>-0.600698</text:p>
          </table:table-cell>
          <table:table-cell office:value-type="float" office:value="-0.599809" calcext:value-type="float">
            <text:p>-0.599809</text:p>
          </table:table-cell>
          <table:table-cell office:value-type="float" office:value="-0.598327" calcext:value-type="float">
            <text:p>-0.598327</text:p>
          </table:table-cell>
          <table:table-cell office:value-type="float" office:value="-0.596256" calcext:value-type="float">
            <text:p>-0.596256</text:p>
          </table:table-cell>
          <table:table-cell office:value-type="float" office:value="-0.593595" calcext:value-type="float">
            <text:p>-0.593595</text:p>
          </table:table-cell>
          <table:table-cell office:value-type="float" office:value="-0.590349" calcext:value-type="float">
            <text:p>-0.590349</text:p>
          </table:table-cell>
          <table:table-cell office:value-type="float" office:value="-0.586521" calcext:value-type="float">
            <text:p>-0.586521</text:p>
          </table:table-cell>
          <table:table-cell office:value-type="float" office:value="-0.582113" calcext:value-type="float">
            <text:p>-0.582113</text:p>
          </table:table-cell>
          <table:table-cell office:value-type="float" office:value="-0.577131" calcext:value-type="float">
            <text:p>-0.577131</text:p>
          </table:table-cell>
          <table:table-cell office:value-type="float" office:value="-0.57158" calcext:value-type="float">
            <text:p>-0.57158</text:p>
          </table:table-cell>
          <table:table-cell office:value-type="float" office:value="-0.565464" calcext:value-type="float">
            <text:p>-0.565464</text:p>
          </table:table-cell>
          <table:table-cell office:value-type="float" office:value="-0.558791" calcext:value-type="float">
            <text:p>-0.558791</text:p>
          </table:table-cell>
          <table:table-cell office:value-type="float" office:value="-0.551566" calcext:value-type="float">
            <text:p>-0.551566</text:p>
          </table:table-cell>
          <table:table-cell office:value-type="float" office:value="-0.543796" calcext:value-type="float">
            <text:p>-0.543796</text:p>
          </table:table-cell>
          <table:table-cell office:value-type="float" office:value="-0.53549" calcext:value-type="float">
            <text:p>-0.53549</text:p>
          </table:table-cell>
          <table:table-cell office:value-type="float" office:value="-0.526656" calcext:value-type="float">
            <text:p>-0.526656</text:p>
          </table:table-cell>
          <table:table-cell office:value-type="float" office:value="-0.517301" calcext:value-type="float">
            <text:p>-0.517301</text:p>
          </table:table-cell>
          <table:table-cell office:value-type="float" office:value="-0.507437" calcext:value-type="float">
            <text:p>-0.507437</text:p>
          </table:table-cell>
          <table:table-cell office:value-type="float" office:value="-0.497071" calcext:value-type="float">
            <text:p>-0.497071</text:p>
          </table:table-cell>
          <table:table-cell office:value-type="float" office:value="-0.486215" calcext:value-type="float">
            <text:p>-0.486215</text:p>
          </table:table-cell>
          <table:table-cell office:value-type="float" office:value="-0.474879" calcext:value-type="float">
            <text:p>-0.474879</text:p>
          </table:table-cell>
          <table:table-cell office:value-type="float" office:value="-0.463074" calcext:value-type="float">
            <text:p>-0.463074</text:p>
          </table:table-cell>
          <table:table-cell office:value-type="float" office:value="-0.450813" calcext:value-type="float">
            <text:p>-0.450813</text:p>
          </table:table-cell>
          <table:table-cell office:value-type="float" office:value="-0.438106" calcext:value-type="float">
            <text:p>-0.438106</text:p>
          </table:table-cell>
          <table:table-cell office:value-type="float" office:value="-0.424967" calcext:value-type="float">
            <text:p>-0.424967</text:p>
          </table:table-cell>
          <table:table-cell office:value-type="float" office:value="-0.411409" calcext:value-type="float">
            <text:p>-0.411409</text:p>
          </table:table-cell>
          <table:table-cell office:value-type="float" office:value="-0.397445" calcext:value-type="float">
            <text:p>-0.397445</text:p>
          </table:table-cell>
          <table:table-cell office:value-type="float" office:value="-0.383088" calcext:value-type="float">
            <text:p>-0.383088</text:p>
          </table:table-cell>
          <table:table-cell office:value-type="float" office:value="-0.368354" calcext:value-type="float">
            <text:p>-0.368354</text:p>
          </table:table-cell>
          <table:table-cell office:value-type="float" office:value="-0.353256" calcext:value-type="float">
            <text:p>-0.353256</text:p>
          </table:table-cell>
          <table:table-cell office:value-type="float" office:value="-0.337809" calcext:value-type="float">
            <text:p>-0.337809</text:p>
          </table:table-cell>
          <table:table-cell office:value-type="float" office:value="-0.322029" calcext:value-type="float">
            <text:p>-0.322029</text:p>
          </table:table-cell>
          <table:table-cell office:value-type="float" office:value="-0.305931" calcext:value-type="float">
            <text:p>-0.305931</text:p>
          </table:table-cell>
          <table:table-cell office:value-type="float" office:value="-0.289531" calcext:value-type="float">
            <text:p>-0.289531</text:p>
          </table:table-cell>
          <table:table-cell office:value-type="float" office:value="-0.272846" calcext:value-type="float">
            <text:p>-0.272846</text:p>
          </table:table-cell>
          <table:table-cell office:value-type="float" office:value="-0.255891" calcext:value-type="float">
            <text:p>-0.255891</text:p>
          </table:table-cell>
          <table:table-cell office:value-type="float" office:value="-0.238684" calcext:value-type="float">
            <text:p>-0.238684</text:p>
          </table:table-cell>
          <table:table-cell office:value-type="float" office:value="-0.221241" calcext:value-type="float">
            <text:p>-0.221241</text:p>
          </table:table-cell>
          <table:table-cell office:value-type="float" office:value="-0.20358" calcext:value-type="float">
            <text:p>-0.20358</text:p>
          </table:table-cell>
          <table:table-cell office:value-type="float" office:value="-0.185718" calcext:value-type="float">
            <text:p>-0.185718</text:p>
          </table:table-cell>
          <table:table-cell office:value-type="float" office:value="-0.167672" calcext:value-type="float">
            <text:p>-0.167672</text:p>
          </table:table-cell>
          <table:table-cell office:value-type="float" office:value="-0.149461" calcext:value-type="float">
            <text:p>-0.149461</text:p>
          </table:table-cell>
          <table:table-cell office:value-type="float" office:value="-0.131103" calcext:value-type="float">
            <text:p>-0.131103</text:p>
          </table:table-cell>
          <table:table-cell office:value-type="float" office:value="-0.112615" calcext:value-type="float">
            <text:p>-0.112615</text:p>
          </table:table-cell>
          <table:table-cell office:value-type="float" office:value="-0.0940163" calcext:value-type="float">
            <text:p>-0.0940163</text:p>
          </table:table-cell>
          <table:table-cell office:value-type="float" office:value="-0.0753246" calcext:value-type="float">
            <text:p>-0.0753246</text:p>
          </table:table-cell>
          <table:table-cell office:value-type="float" office:value="-0.0565586" calcext:value-type="float">
            <text:p>-0.0565586</text:p>
          </table:table-cell>
          <table:table-cell office:value-type="float" office:value="-0.0377368" calcext:value-type="float">
            <text:p>-0.0377368</text:p>
          </table:table-cell>
          <table:table-cell office:value-type="float" office:value="-0.0188777" calcext:value-type="float">
            <text:p>-0.0188777</text:p>
          </table:table-cell>
          <table:table-cell office:value-type="float" office:value="-3.6442E-016" calcext:value-type="float">
            <text:p>-3.6442E-16</text:p>
          </table:table-cell>
          <table:table-cell office:value-type="float" office:value="0.0188777" calcext:value-type="float">
            <text:p>0.0188777</text:p>
          </table:table-cell>
          <table:table-cell office:value-type="float" office:value="0.0377368" calcext:value-type="float">
            <text:p>0.0377368</text:p>
          </table:table-cell>
          <table:table-cell office:value-type="float" office:value="0.0565586" calcext:value-type="float">
            <text:p>0.0565586</text:p>
          </table:table-cell>
          <table:table-cell office:value-type="float" office:value="0.0753246" calcext:value-type="float">
            <text:p>0.0753246</text:p>
          </table:table-cell>
          <table:table-cell office:value-type="float" office:value="0.0940163" calcext:value-type="float">
            <text:p>0.0940163</text:p>
          </table:table-cell>
          <table:table-cell office:value-type="float" office:value="0.112615" calcext:value-type="float">
            <text:p>0.112615</text:p>
          </table:table-cell>
          <table:table-cell office:value-type="float" office:value="0.131103" calcext:value-type="float">
            <text:p>0.131103</text:p>
          </table:table-cell>
          <table:table-cell office:value-type="float" office:value="0.149461" calcext:value-type="float">
            <text:p>0.149461</text:p>
          </table:table-cell>
          <table:table-cell office:value-type="float" office:value="0.167672" calcext:value-type="float">
            <text:p>0.167672</text:p>
          </table:table-cell>
          <table:table-cell office:value-type="float" office:value="0.185718" calcext:value-type="float">
            <text:p>0.185718</text:p>
          </table:table-cell>
          <table:table-cell office:value-type="float" office:value="0.20358" calcext:value-type="float">
            <text:p>0.20358</text:p>
          </table:table-cell>
          <table:table-cell office:value-type="float" office:value="0.221241" calcext:value-type="float">
            <text:p>0.221241</text:p>
          </table:table-cell>
          <table:table-cell office:value-type="float" office:value="0.238684" calcext:value-type="float">
            <text:p>0.238684</text:p>
          </table:table-cell>
          <table:table-cell office:value-type="float" office:value="0.255891" calcext:value-type="float">
            <text:p>0.255891</text:p>
          </table:table-cell>
          <table:table-cell office:value-type="float" office:value="0.272846" calcext:value-type="float">
            <text:p>0.272846</text:p>
          </table:table-cell>
          <table:table-cell office:value-type="float" office:value="0.289531" calcext:value-type="float">
            <text:p>0.289531</text:p>
          </table:table-cell>
          <table:table-cell office:value-type="float" office:value="0.305931" calcext:value-type="float">
            <text:p>0.305931</text:p>
          </table:table-cell>
          <table:table-cell office:value-type="float" office:value="0.322029" calcext:value-type="float">
            <text:p>0.322029</text:p>
          </table:table-cell>
          <table:table-cell office:value-type="float" office:value="0.337809" calcext:value-type="float">
            <text:p>0.337809</text:p>
          </table:table-cell>
          <table:table-cell office:value-type="float" office:value="0.353256" calcext:value-type="float">
            <text:p>0.353256</text:p>
          </table:table-cell>
          <table:table-cell office:value-type="float" office:value="0.368354" calcext:value-type="float">
            <text:p>0.368354</text:p>
          </table:table-cell>
          <table:table-cell office:value-type="float" office:value="0.383088" calcext:value-type="float">
            <text:p>0.383088</text:p>
          </table:table-cell>
          <table:table-cell office:value-type="float" office:value="0.397445" calcext:value-type="float">
            <text:p>0.397445</text:p>
          </table:table-cell>
          <table:table-cell office:value-type="float" office:value="0.411409" calcext:value-type="float">
            <text:p>0.411409</text:p>
          </table:table-cell>
          <table:table-cell office:value-type="float" office:value="0.424967" calcext:value-type="float">
            <text:p>0.424967</text:p>
          </table:table-cell>
          <table:table-cell office:value-type="float" office:value="0.438106" calcext:value-type="float">
            <text:p>0.438106</text:p>
          </table:table-cell>
          <table:table-cell office:value-type="float" office:value="0.450813" calcext:value-type="float">
            <text:p>0.450813</text:p>
          </table:table-cell>
          <table:table-cell office:value-type="float" office:value="0.463074" calcext:value-type="float">
            <text:p>0.463074</text:p>
          </table:table-cell>
          <table:table-cell office:value-type="float" office:value="0.474879" calcext:value-type="float">
            <text:p>0.474879</text:p>
          </table:table-cell>
          <table:table-cell office:value-type="float" office:value="0.486215" calcext:value-type="float">
            <text:p>0.486215</text:p>
          </table:table-cell>
          <table:table-cell office:value-type="float" office:value="0.497071" calcext:value-type="float">
            <text:p>0.497071</text:p>
          </table:table-cell>
          <table:table-cell office:value-type="float" office:value="0.507437" calcext:value-type="float">
            <text:p>0.507437</text:p>
          </table:table-cell>
          <table:table-cell office:value-type="float" office:value="0.517301" calcext:value-type="float">
            <text:p>0.517301</text:p>
          </table:table-cell>
          <table:table-cell office:value-type="float" office:value="0.526656" calcext:value-type="float">
            <text:p>0.526656</text:p>
          </table:table-cell>
          <table:table-cell office:value-type="float" office:value="0.53549" calcext:value-type="float">
            <text:p>0.53549</text:p>
          </table:table-cell>
          <table:table-cell office:value-type="float" office:value="0.543796" calcext:value-type="float">
            <text:p>0.543796</text:p>
          </table:table-cell>
          <table:table-cell office:value-type="float" office:value="0.551566" calcext:value-type="float">
            <text:p>0.551566</text:p>
          </table:table-cell>
          <table:table-cell office:value-type="float" office:value="0.558791" calcext:value-type="float">
            <text:p>0.558791</text:p>
          </table:table-cell>
          <table:table-cell office:value-type="float" office:value="0.565464" calcext:value-type="float">
            <text:p>0.565464</text:p>
          </table:table-cell>
          <table:table-cell office:value-type="float" office:value="0.57158" calcext:value-type="float">
            <text:p>0.57158</text:p>
          </table:table-cell>
          <table:table-cell office:value-type="float" office:value="0.577131" calcext:value-type="float">
            <text:p>0.577131</text:p>
          </table:table-cell>
          <table:table-cell office:value-type="float" office:value="0.582113" calcext:value-type="float">
            <text:p>0.582113</text:p>
          </table:table-cell>
          <table:table-cell office:value-type="float" office:value="0.586521" calcext:value-type="float">
            <text:p>0.586521</text:p>
          </table:table-cell>
          <table:table-cell office:value-type="float" office:value="0.590349" calcext:value-type="float">
            <text:p>0.590349</text:p>
          </table:table-cell>
          <table:table-cell office:value-type="float" office:value="0.593595" calcext:value-type="float">
            <text:p>0.593595</text:p>
          </table:table-cell>
          <table:table-cell office:value-type="float" office:value="0.596256" calcext:value-type="float">
            <text:p>0.596256</text:p>
          </table:table-cell>
          <table:table-cell office:value-type="float" office:value="0.598327" calcext:value-type="float">
            <text:p>0.598327</text:p>
          </table:table-cell>
          <table:table-cell office:value-type="float" office:value="0.599809" calcext:value-type="float">
            <text:p>0.599809</text:p>
          </table:table-cell>
          <table:table-cell office:value-type="float" office:value="0.600698" calcext:value-type="float">
            <text:p>0.600698</text:p>
          </table:table-cell>
          <table:table-cell office:value-type="float" office:value="0.600995" calcext:value-type="float">
            <text:p>0.600995</text:p>
          </table:table-cell>
          <table:table-cell/>
        </table:table-row>
        <table:table-row table:style-name="ro1">
          <table:table-cell office:value-type="float" office:value="0.996004" calcext:value-type="float">
            <text:p>0.996004</text:p>
          </table:table-cell>
          <table:table-cell office:value-type="float" office:value="-0.601757" calcext:value-type="float">
            <text:p>-0.601757</text:p>
          </table:table-cell>
          <table:table-cell office:value-type="float" office:value="-0.60146" calcext:value-type="float">
            <text:p>-0.60146</text:p>
          </table:table-cell>
          <table:table-cell office:value-type="float" office:value="-0.600569" calcext:value-type="float">
            <text:p>-0.600569</text:p>
          </table:table-cell>
          <table:table-cell office:value-type="float" office:value="-0.599086" calcext:value-type="float">
            <text:p>-0.599086</text:p>
          </table:table-cell>
          <table:table-cell office:value-type="float" office:value="-0.597012" calcext:value-type="float">
            <text:p>-0.597012</text:p>
          </table:table-cell>
          <table:table-cell office:value-type="float" office:value="-0.594348" calcext:value-type="float">
            <text:p>-0.594348</text:p>
          </table:table-cell>
          <table:table-cell office:value-type="float" office:value="-0.591098" calcext:value-type="float">
            <text:p>-0.591098</text:p>
          </table:table-cell>
          <table:table-cell office:value-type="float" office:value="-0.587264" calcext:value-type="float">
            <text:p>-0.587264</text:p>
          </table:table-cell>
          <table:table-cell office:value-type="float" office:value="-0.582851" calcext:value-type="float">
            <text:p>-0.582851</text:p>
          </table:table-cell>
          <table:table-cell office:value-type="float" office:value="-0.577863" calcext:value-type="float">
            <text:p>-0.577863</text:p>
          </table:table-cell>
          <table:table-cell office:value-type="float" office:value="-0.572305" calcext:value-type="float">
            <text:p>-0.572305</text:p>
          </table:table-cell>
          <table:table-cell office:value-type="float" office:value="-0.566181" calcext:value-type="float">
            <text:p>-0.566181</text:p>
          </table:table-cell>
          <table:table-cell office:value-type="float" office:value="-0.559499" calcext:value-type="float">
            <text:p>-0.559499</text:p>
          </table:table-cell>
          <table:table-cell office:value-type="float" office:value="-0.552265" calcext:value-type="float">
            <text:p>-0.552265</text:p>
          </table:table-cell>
          <table:table-cell office:value-type="float" office:value="-0.544486" calcext:value-type="float">
            <text:p>-0.544486</text:p>
          </table:table-cell>
          <table:table-cell office:value-type="float" office:value="-0.536169" calcext:value-type="float">
            <text:p>-0.536169</text:p>
          </table:table-cell>
          <table:table-cell office:value-type="float" office:value="-0.527323" calcext:value-type="float">
            <text:p>-0.527323</text:p>
          </table:table-cell>
          <table:table-cell office:value-type="float" office:value="-0.517957" calcext:value-type="float">
            <text:p>-0.517957</text:p>
          </table:table-cell>
          <table:table-cell office:value-type="float" office:value="-0.50808" calcext:value-type="float">
            <text:p>-0.50808</text:p>
          </table:table-cell>
          <table:table-cell office:value-type="float" office:value="-0.497701" calcext:value-type="float">
            <text:p>-0.497701</text:p>
          </table:table-cell>
          <table:table-cell office:value-type="float" office:value="-0.486831" calcext:value-type="float">
            <text:p>-0.486831</text:p>
          </table:table-cell>
          <table:table-cell office:value-type="float" office:value="-0.475481" calcext:value-type="float">
            <text:p>-0.475481</text:p>
          </table:table-cell>
          <table:table-cell office:value-type="float" office:value="-0.463662" calcext:value-type="float">
            <text:p>-0.463662</text:p>
          </table:table-cell>
          <table:table-cell office:value-type="float" office:value="-0.451384" calcext:value-type="float">
            <text:p>-0.451384</text:p>
          </table:table-cell>
          <table:table-cell office:value-type="float" office:value="-0.438662" calcext:value-type="float">
            <text:p>-0.438662</text:p>
          </table:table-cell>
          <table:table-cell office:value-type="float" office:value="-0.425506" calcext:value-type="float">
            <text:p>-0.425506</text:p>
          </table:table-cell>
          <table:table-cell office:value-type="float" office:value="-0.411931" calcext:value-type="float">
            <text:p>-0.411931</text:p>
          </table:table-cell>
          <table:table-cell office:value-type="float" office:value="-0.397949" calcext:value-type="float">
            <text:p>-0.397949</text:p>
          </table:table-cell>
          <table:table-cell office:value-type="float" office:value="-0.383574" calcext:value-type="float">
            <text:p>-0.383574</text:p>
          </table:table-cell>
          <table:table-cell office:value-type="float" office:value="-0.368821" calcext:value-type="float">
            <text:p>-0.368821</text:p>
          </table:table-cell>
          <table:table-cell office:value-type="float" office:value="-0.353704" calcext:value-type="float">
            <text:p>-0.353704</text:p>
          </table:table-cell>
          <table:table-cell office:value-type="float" office:value="-0.338237" calcext:value-type="float">
            <text:p>-0.338237</text:p>
          </table:table-cell>
          <table:table-cell office:value-type="float" office:value="-0.322437" calcext:value-type="float">
            <text:p>-0.322437</text:p>
          </table:table-cell>
          <table:table-cell office:value-type="float" office:value="-0.306319" calcext:value-type="float">
            <text:p>-0.306319</text:p>
          </table:table-cell>
          <table:table-cell office:value-type="float" office:value="-0.289899" calcext:value-type="float">
            <text:p>-0.289899</text:p>
          </table:table-cell>
          <table:table-cell office:value-type="float" office:value="-0.273192" calcext:value-type="float">
            <text:p>-0.273192</text:p>
          </table:table-cell>
          <table:table-cell office:value-type="float" office:value="-0.256216" calcext:value-type="float">
            <text:p>-0.256216</text:p>
          </table:table-cell>
          <table:table-cell office:value-type="float" office:value="-0.238986" calcext:value-type="float">
            <text:p>-0.238986</text:p>
          </table:table-cell>
          <table:table-cell office:value-type="float" office:value="-0.221521" calcext:value-type="float">
            <text:p>-0.221521</text:p>
          </table:table-cell>
          <table:table-cell office:value-type="float" office:value="-0.203838" calcext:value-type="float">
            <text:p>-0.203838</text:p>
          </table:table-cell>
          <table:table-cell office:value-type="float" office:value="-0.185953" calcext:value-type="float">
            <text:p>-0.185953</text:p>
          </table:table-cell>
          <table:table-cell office:value-type="float" office:value="-0.167885" calcext:value-type="float">
            <text:p>-0.167885</text:p>
          </table:table-cell>
          <table:table-cell office:value-type="float" office:value="-0.149651" calcext:value-type="float">
            <text:p>-0.149651</text:p>
          </table:table-cell>
          <table:table-cell office:value-type="float" office:value="-0.131269" calcext:value-type="float">
            <text:p>-0.131269</text:p>
          </table:table-cell>
          <table:table-cell office:value-type="float" office:value="-0.112758" calcext:value-type="float">
            <text:p>-0.112758</text:p>
          </table:table-cell>
          <table:table-cell office:value-type="float" office:value="-0.0941355" calcext:value-type="float">
            <text:p>-0.0941355</text:p>
          </table:table-cell>
          <table:table-cell office:value-type="float" office:value="-0.0754201" calcext:value-type="float">
            <text:p>-0.0754201</text:p>
          </table:table-cell>
          <table:table-cell office:value-type="float" office:value="-0.0566303" calcext:value-type="float">
            <text:p>-0.0566303</text:p>
          </table:table-cell>
          <table:table-cell office:value-type="float" office:value="-0.0377846" calcext:value-type="float">
            <text:p>-0.0377846</text:p>
          </table:table-cell>
          <table:table-cell office:value-type="float" office:value="-0.0189016" calcext:value-type="float">
            <text:p>-0.0189016</text:p>
          </table:table-cell>
          <table:table-cell office:value-type="float" office:value="-1.00034E-015" calcext:value-type="float">
            <text:p>-1.00034E-15</text:p>
          </table:table-cell>
          <table:table-cell office:value-type="float" office:value="0.0189016" calcext:value-type="float">
            <text:p>0.0189016</text:p>
          </table:table-cell>
          <table:table-cell office:value-type="float" office:value="0.0377846" calcext:value-type="float">
            <text:p>0.0377846</text:p>
          </table:table-cell>
          <table:table-cell office:value-type="float" office:value="0.0566303" calcext:value-type="float">
            <text:p>0.0566303</text:p>
          </table:table-cell>
          <table:table-cell office:value-type="float" office:value="0.0754201" calcext:value-type="float">
            <text:p>0.0754201</text:p>
          </table:table-cell>
          <table:table-cell office:value-type="float" office:value="0.0941355" calcext:value-type="float">
            <text:p>0.0941355</text:p>
          </table:table-cell>
          <table:table-cell office:value-type="float" office:value="0.112758" calcext:value-type="float">
            <text:p>0.112758</text:p>
          </table:table-cell>
          <table:table-cell office:value-type="float" office:value="0.131269" calcext:value-type="float">
            <text:p>0.131269</text:p>
          </table:table-cell>
          <table:table-cell office:value-type="float" office:value="0.149651" calcext:value-type="float">
            <text:p>0.149651</text:p>
          </table:table-cell>
          <table:table-cell office:value-type="float" office:value="0.167885" calcext:value-type="float">
            <text:p>0.167885</text:p>
          </table:table-cell>
          <table:table-cell office:value-type="float" office:value="0.185953" calcext:value-type="float">
            <text:p>0.185953</text:p>
          </table:table-cell>
          <table:table-cell office:value-type="float" office:value="0.203838" calcext:value-type="float">
            <text:p>0.203838</text:p>
          </table:table-cell>
          <table:table-cell office:value-type="float" office:value="0.221521" calcext:value-type="float">
            <text:p>0.221521</text:p>
          </table:table-cell>
          <table:table-cell office:value-type="float" office:value="0.238986" calcext:value-type="float">
            <text:p>0.238986</text:p>
          </table:table-cell>
          <table:table-cell office:value-type="float" office:value="0.256216" calcext:value-type="float">
            <text:p>0.256216</text:p>
          </table:table-cell>
          <table:table-cell office:value-type="float" office:value="0.273192" calcext:value-type="float">
            <text:p>0.273192</text:p>
          </table:table-cell>
          <table:table-cell office:value-type="float" office:value="0.289899" calcext:value-type="float">
            <text:p>0.289899</text:p>
          </table:table-cell>
          <table:table-cell office:value-type="float" office:value="0.306319" calcext:value-type="float">
            <text:p>0.306319</text:p>
          </table:table-cell>
          <table:table-cell office:value-type="float" office:value="0.322437" calcext:value-type="float">
            <text:p>0.322437</text:p>
          </table:table-cell>
          <table:table-cell office:value-type="float" office:value="0.338237" calcext:value-type="float">
            <text:p>0.338237</text:p>
          </table:table-cell>
          <table:table-cell office:value-type="float" office:value="0.353704" calcext:value-type="float">
            <text:p>0.353704</text:p>
          </table:table-cell>
          <table:table-cell office:value-type="float" office:value="0.368821" calcext:value-type="float">
            <text:p>0.368821</text:p>
          </table:table-cell>
          <table:table-cell office:value-type="float" office:value="0.383574" calcext:value-type="float">
            <text:p>0.383574</text:p>
          </table:table-cell>
          <table:table-cell office:value-type="float" office:value="0.397949" calcext:value-type="float">
            <text:p>0.397949</text:p>
          </table:table-cell>
          <table:table-cell office:value-type="float" office:value="0.411931" calcext:value-type="float">
            <text:p>0.411931</text:p>
          </table:table-cell>
          <table:table-cell office:value-type="float" office:value="0.425506" calcext:value-type="float">
            <text:p>0.425506</text:p>
          </table:table-cell>
          <table:table-cell office:value-type="float" office:value="0.438662" calcext:value-type="float">
            <text:p>0.438662</text:p>
          </table:table-cell>
          <table:table-cell office:value-type="float" office:value="0.451384" calcext:value-type="float">
            <text:p>0.451384</text:p>
          </table:table-cell>
          <table:table-cell office:value-type="float" office:value="0.463662" calcext:value-type="float">
            <text:p>0.463662</text:p>
          </table:table-cell>
          <table:table-cell office:value-type="float" office:value="0.475481" calcext:value-type="float">
            <text:p>0.475481</text:p>
          </table:table-cell>
          <table:table-cell office:value-type="float" office:value="0.486831" calcext:value-type="float">
            <text:p>0.486831</text:p>
          </table:table-cell>
          <table:table-cell office:value-type="float" office:value="0.497701" calcext:value-type="float">
            <text:p>0.497701</text:p>
          </table:table-cell>
          <table:table-cell office:value-type="float" office:value="0.50808" calcext:value-type="float">
            <text:p>0.50808</text:p>
          </table:table-cell>
          <table:table-cell office:value-type="float" office:value="0.517957" calcext:value-type="float">
            <text:p>0.517957</text:p>
          </table:table-cell>
          <table:table-cell office:value-type="float" office:value="0.527323" calcext:value-type="float">
            <text:p>0.527323</text:p>
          </table:table-cell>
          <table:table-cell office:value-type="float" office:value="0.536169" calcext:value-type="float">
            <text:p>0.536169</text:p>
          </table:table-cell>
          <table:table-cell office:value-type="float" office:value="0.544486" calcext:value-type="float">
            <text:p>0.544486</text:p>
          </table:table-cell>
          <table:table-cell office:value-type="float" office:value="0.552265" calcext:value-type="float">
            <text:p>0.552265</text:p>
          </table:table-cell>
          <table:table-cell office:value-type="float" office:value="0.559499" calcext:value-type="float">
            <text:p>0.559499</text:p>
          </table:table-cell>
          <table:table-cell office:value-type="float" office:value="0.566181" calcext:value-type="float">
            <text:p>0.566181</text:p>
          </table:table-cell>
          <table:table-cell office:value-type="float" office:value="0.572305" calcext:value-type="float">
            <text:p>0.572305</text:p>
          </table:table-cell>
          <table:table-cell office:value-type="float" office:value="0.577863" calcext:value-type="float">
            <text:p>0.577863</text:p>
          </table:table-cell>
          <table:table-cell office:value-type="float" office:value="0.582851" calcext:value-type="float">
            <text:p>0.582851</text:p>
          </table:table-cell>
          <table:table-cell office:value-type="float" office:value="0.587264" calcext:value-type="float">
            <text:p>0.587264</text:p>
          </table:table-cell>
          <table:table-cell office:value-type="float" office:value="0.591098" calcext:value-type="float">
            <text:p>0.591098</text:p>
          </table:table-cell>
          <table:table-cell office:value-type="float" office:value="0.594348" calcext:value-type="float">
            <text:p>0.594348</text:p>
          </table:table-cell>
          <table:table-cell office:value-type="float" office:value="0.597012" calcext:value-type="float">
            <text:p>0.597012</text:p>
          </table:table-cell>
          <table:table-cell office:value-type="float" office:value="0.599086" calcext:value-type="float">
            <text:p>0.599086</text:p>
          </table:table-cell>
          <table:table-cell office:value-type="float" office:value="0.600569" calcext:value-type="float">
            <text:p>0.600569</text:p>
          </table:table-cell>
          <table:table-cell office:value-type="float" office:value="0.60146" calcext:value-type="float">
            <text:p>0.60146</text:p>
          </table:table-cell>
          <table:table-cell office:value-type="float" office:value="0.601757" calcext:value-type="float">
            <text:p>0.6017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602115" calcext:value-type="float">
            <text:p>-0.602115</text:p>
          </table:table-cell>
          <table:table-cell office:value-type="float" office:value="-0.601817" calcext:value-type="float">
            <text:p>-0.601817</text:p>
          </table:table-cell>
          <table:table-cell office:value-type="float" office:value="-0.600926" calcext:value-type="float">
            <text:p>-0.600926</text:p>
          </table:table-cell>
          <table:table-cell office:value-type="float" office:value="-0.599442" calcext:value-type="float">
            <text:p>-0.599442</text:p>
          </table:table-cell>
          <table:table-cell office:value-type="float" office:value="-0.597367" calcext:value-type="float">
            <text:p>-0.597367</text:p>
          </table:table-cell>
          <table:table-cell office:value-type="float" office:value="-0.594702" calcext:value-type="float">
            <text:p>-0.594702</text:p>
          </table:table-cell>
          <table:table-cell office:value-type="float" office:value="-0.591449" calcext:value-type="float">
            <text:p>-0.591449</text:p>
          </table:table-cell>
          <table:table-cell office:value-type="float" office:value="-0.587614" calcext:value-type="float">
            <text:p>-0.587614</text:p>
          </table:table-cell>
          <table:table-cell office:value-type="float" office:value="-0.583198" calcext:value-type="float">
            <text:p>-0.583198</text:p>
          </table:table-cell>
          <table:table-cell office:value-type="float" office:value="-0.578207" calcext:value-type="float">
            <text:p>-0.578207</text:p>
          </table:table-cell>
          <table:table-cell office:value-type="float" office:value="-0.572645" calcext:value-type="float">
            <text:p>-0.572645</text:p>
          </table:table-cell>
          <table:table-cell office:value-type="float" office:value="-0.566518" calcext:value-type="float">
            <text:p>-0.566518</text:p>
          </table:table-cell>
          <table:table-cell office:value-type="float" office:value="-0.559832" calcext:value-type="float">
            <text:p>-0.559832</text:p>
          </table:table-cell>
          <table:table-cell office:value-type="float" office:value="-0.552593" calcext:value-type="float">
            <text:p>-0.552593</text:p>
          </table:table-cell>
          <table:table-cell office:value-type="float" office:value="-0.54481" calcext:value-type="float">
            <text:p>-0.54481</text:p>
          </table:table-cell>
          <table:table-cell office:value-type="float" office:value="-0.536488" calcext:value-type="float">
            <text:p>-0.536488</text:p>
          </table:table-cell>
          <table:table-cell office:value-type="float" office:value="-0.527637" calcext:value-type="float">
            <text:p>-0.527637</text:p>
          </table:table-cell>
          <table:table-cell office:value-type="float" office:value="-0.518265" calcext:value-type="float">
            <text:p>-0.518265</text:p>
          </table:table-cell>
          <table:table-cell office:value-type="float" office:value="-0.508382" calcext:value-type="float">
            <text:p>-0.508382</text:p>
          </table:table-cell>
          <table:table-cell office:value-type="float" office:value="-0.497997" calcext:value-type="float">
            <text:p>-0.497997</text:p>
          </table:table-cell>
          <table:table-cell office:value-type="float" office:value="-0.487121" calcext:value-type="float">
            <text:p>-0.487121</text:p>
          </table:table-cell>
          <table:table-cell office:value-type="float" office:value="-0.475764" calcext:value-type="float">
            <text:p>-0.475764</text:p>
          </table:table-cell>
          <table:table-cell office:value-type="float" office:value="-0.463937" calcext:value-type="float">
            <text:p>-0.463937</text:p>
          </table:table-cell>
          <table:table-cell office:value-type="float" office:value="-0.451653" calcext:value-type="float">
            <text:p>-0.451653</text:p>
          </table:table-cell>
          <table:table-cell office:value-type="float" office:value="-0.438923" calcext:value-type="float">
            <text:p>-0.438923</text:p>
          </table:table-cell>
          <table:table-cell office:value-type="float" office:value="-0.425759" calcext:value-type="float">
            <text:p>-0.425759</text:p>
          </table:table-cell>
          <table:table-cell office:value-type="float" office:value="-0.412176" calcext:value-type="float">
            <text:p>-0.412176</text:p>
          </table:table-cell>
          <table:table-cell office:value-type="float" office:value="-0.398185" calcext:value-type="float">
            <text:p>-0.398185</text:p>
          </table:table-cell>
          <table:table-cell office:value-type="float" office:value="-0.383802" calcext:value-type="float">
            <text:p>-0.383802</text:p>
          </table:table-cell>
          <table:table-cell office:value-type="float" office:value="-0.36904" calcext:value-type="float">
            <text:p>-0.36904</text:p>
          </table:table-cell>
          <table:table-cell office:value-type="float" office:value="-0.353914" calcext:value-type="float">
            <text:p>-0.353914</text:p>
          </table:table-cell>
          <table:table-cell office:value-type="float" office:value="-0.338439" calcext:value-type="float">
            <text:p>-0.338439</text:p>
          </table:table-cell>
          <table:table-cell office:value-type="float" office:value="-0.322629" calcext:value-type="float">
            <text:p>-0.322629</text:p>
          </table:table-cell>
          <table:table-cell office:value-type="float" office:value="-0.306501" calcext:value-type="float">
            <text:p>-0.306501</text:p>
          </table:table-cell>
          <table:table-cell office:value-type="float" office:value="-0.290071" calcext:value-type="float">
            <text:p>-0.290071</text:p>
          </table:table-cell>
          <table:table-cell office:value-type="float" office:value="-0.273354" calcext:value-type="float">
            <text:p>-0.273354</text:p>
          </table:table-cell>
          <table:table-cell office:value-type="float" office:value="-0.256368" calcext:value-type="float">
            <text:p>-0.256368</text:p>
          </table:table-cell>
          <table:table-cell office:value-type="float" office:value="-0.239129" calcext:value-type="float">
            <text:p>-0.239129</text:p>
          </table:table-cell>
          <table:table-cell office:value-type="float" office:value="-0.221653" calcext:value-type="float">
            <text:p>-0.221653</text:p>
          </table:table-cell>
          <table:table-cell office:value-type="float" office:value="-0.203959" calcext:value-type="float">
            <text:p>-0.203959</text:p>
          </table:table-cell>
          <table:table-cell office:value-type="float" office:value="-0.186064" calcext:value-type="float">
            <text:p>-0.186064</text:p>
          </table:table-cell>
          <table:table-cell office:value-type="float" office:value="-0.167985" calcext:value-type="float">
            <text:p>-0.167985</text:p>
          </table:table-cell>
          <table:table-cell office:value-type="float" office:value="-0.14974" calcext:value-type="float">
            <text:p>-0.14974</text:p>
          </table:table-cell>
          <table:table-cell office:value-type="float" office:value="-0.131347" calcext:value-type="float">
            <text:p>-0.131347</text:p>
          </table:table-cell>
          <table:table-cell office:value-type="float" office:value="-0.112825" calcext:value-type="float">
            <text:p>-0.112825</text:p>
          </table:table-cell>
          <table:table-cell office:value-type="float" office:value="-0.0941915" calcext:value-type="float">
            <text:p>-0.0941915</text:p>
          </table:table-cell>
          <table:table-cell office:value-type="float" office:value="-0.075465" calcext:value-type="float">
            <text:p>-0.075465</text:p>
          </table:table-cell>
          <table:table-cell office:value-type="float" office:value="-0.056664" calcext:value-type="float">
            <text:p>-0.056664</text:p>
          </table:table-cell>
          <table:table-cell office:value-type="float" office:value="-0.0378071" calcext:value-type="float">
            <text:p>-0.0378071</text:p>
          </table:table-cell>
          <table:table-cell office:value-type="float" office:value="-0.0189129" calcext:value-type="float">
            <text:p>-0.0189129</text:p>
          </table:table-cell>
          <table:table-cell office:value-type="float" office:value="-1.02274E-015" calcext:value-type="float">
            <text:p>-1.02274E-15</text:p>
          </table:table-cell>
          <table:table-cell office:value-type="float" office:value="0.0189129" calcext:value-type="float">
            <text:p>0.0189129</text:p>
          </table:table-cell>
          <table:table-cell office:value-type="float" office:value="0.0378071" calcext:value-type="float">
            <text:p>0.0378071</text:p>
          </table:table-cell>
          <table:table-cell office:value-type="float" office:value="0.056664" calcext:value-type="float">
            <text:p>0.056664</text:p>
          </table:table-cell>
          <table:table-cell office:value-type="float" office:value="0.075465" calcext:value-type="float">
            <text:p>0.075465</text:p>
          </table:table-cell>
          <table:table-cell office:value-type="float" office:value="0.0941915" calcext:value-type="float">
            <text:p>0.0941915</text:p>
          </table:table-cell>
          <table:table-cell office:value-type="float" office:value="0.112825" calcext:value-type="float">
            <text:p>0.112825</text:p>
          </table:table-cell>
          <table:table-cell office:value-type="float" office:value="0.131347" calcext:value-type="float">
            <text:p>0.131347</text:p>
          </table:table-cell>
          <table:table-cell office:value-type="float" office:value="0.14974" calcext:value-type="float">
            <text:p>0.14974</text:p>
          </table:table-cell>
          <table:table-cell office:value-type="float" office:value="0.167985" calcext:value-type="float">
            <text:p>0.167985</text:p>
          </table:table-cell>
          <table:table-cell office:value-type="float" office:value="0.186064" calcext:value-type="float">
            <text:p>0.186064</text:p>
          </table:table-cell>
          <table:table-cell office:value-type="float" office:value="0.203959" calcext:value-type="float">
            <text:p>0.203959</text:p>
          </table:table-cell>
          <table:table-cell office:value-type="float" office:value="0.221653" calcext:value-type="float">
            <text:p>0.221653</text:p>
          </table:table-cell>
          <table:table-cell office:value-type="float" office:value="0.239129" calcext:value-type="float">
            <text:p>0.239129</text:p>
          </table:table-cell>
          <table:table-cell office:value-type="float" office:value="0.256368" calcext:value-type="float">
            <text:p>0.256368</text:p>
          </table:table-cell>
          <table:table-cell office:value-type="float" office:value="0.273354" calcext:value-type="float">
            <text:p>0.273354</text:p>
          </table:table-cell>
          <table:table-cell office:value-type="float" office:value="0.290071" calcext:value-type="float">
            <text:p>0.290071</text:p>
          </table:table-cell>
          <table:table-cell office:value-type="float" office:value="0.306501" calcext:value-type="float">
            <text:p>0.306501</text:p>
          </table:table-cell>
          <table:table-cell office:value-type="float" office:value="0.322629" calcext:value-type="float">
            <text:p>0.322629</text:p>
          </table:table-cell>
          <table:table-cell office:value-type="float" office:value="0.338439" calcext:value-type="float">
            <text:p>0.338439</text:p>
          </table:table-cell>
          <table:table-cell office:value-type="float" office:value="0.353914" calcext:value-type="float">
            <text:p>0.353914</text:p>
          </table:table-cell>
          <table:table-cell office:value-type="float" office:value="0.36904" calcext:value-type="float">
            <text:p>0.36904</text:p>
          </table:table-cell>
          <table:table-cell office:value-type="float" office:value="0.383802" calcext:value-type="float">
            <text:p>0.383802</text:p>
          </table:table-cell>
          <table:table-cell office:value-type="float" office:value="0.398185" calcext:value-type="float">
            <text:p>0.398185</text:p>
          </table:table-cell>
          <table:table-cell office:value-type="float" office:value="0.412176" calcext:value-type="float">
            <text:p>0.412176</text:p>
          </table:table-cell>
          <table:table-cell office:value-type="float" office:value="0.425759" calcext:value-type="float">
            <text:p>0.425759</text:p>
          </table:table-cell>
          <table:table-cell office:value-type="float" office:value="0.438923" calcext:value-type="float">
            <text:p>0.438923</text:p>
          </table:table-cell>
          <table:table-cell office:value-type="float" office:value="0.451653" calcext:value-type="float">
            <text:p>0.451653</text:p>
          </table:table-cell>
          <table:table-cell office:value-type="float" office:value="0.463937" calcext:value-type="float">
            <text:p>0.463937</text:p>
          </table:table-cell>
          <table:table-cell office:value-type="float" office:value="0.475764" calcext:value-type="float">
            <text:p>0.475764</text:p>
          </table:table-cell>
          <table:table-cell office:value-type="float" office:value="0.487121" calcext:value-type="float">
            <text:p>0.487121</text:p>
          </table:table-cell>
          <table:table-cell office:value-type="float" office:value="0.497997" calcext:value-type="float">
            <text:p>0.497997</text:p>
          </table:table-cell>
          <table:table-cell office:value-type="float" office:value="0.508382" calcext:value-type="float">
            <text:p>0.508382</text:p>
          </table:table-cell>
          <table:table-cell office:value-type="float" office:value="0.518265" calcext:value-type="float">
            <text:p>0.518265</text:p>
          </table:table-cell>
          <table:table-cell office:value-type="float" office:value="0.527637" calcext:value-type="float">
            <text:p>0.527637</text:p>
          </table:table-cell>
          <table:table-cell office:value-type="float" office:value="0.536488" calcext:value-type="float">
            <text:p>0.536488</text:p>
          </table:table-cell>
          <table:table-cell office:value-type="float" office:value="0.54481" calcext:value-type="float">
            <text:p>0.54481</text:p>
          </table:table-cell>
          <table:table-cell office:value-type="float" office:value="0.552593" calcext:value-type="float">
            <text:p>0.552593</text:p>
          </table:table-cell>
          <table:table-cell office:value-type="float" office:value="0.559832" calcext:value-type="float">
            <text:p>0.559832</text:p>
          </table:table-cell>
          <table:table-cell office:value-type="float" office:value="0.566518" calcext:value-type="float">
            <text:p>0.566518</text:p>
          </table:table-cell>
          <table:table-cell office:value-type="float" office:value="0.572645" calcext:value-type="float">
            <text:p>0.572645</text:p>
          </table:table-cell>
          <table:table-cell office:value-type="float" office:value="0.578207" calcext:value-type="float">
            <text:p>0.578207</text:p>
          </table:table-cell>
          <table:table-cell office:value-type="float" office:value="0.583198" calcext:value-type="float">
            <text:p>0.583198</text:p>
          </table:table-cell>
          <table:table-cell office:value-type="float" office:value="0.587614" calcext:value-type="float">
            <text:p>0.587614</text:p>
          </table:table-cell>
          <table:table-cell office:value-type="float" office:value="0.591449" calcext:value-type="float">
            <text:p>0.591449</text:p>
          </table:table-cell>
          <table:table-cell office:value-type="float" office:value="0.594702" calcext:value-type="float">
            <text:p>0.594702</text:p>
          </table:table-cell>
          <table:table-cell office:value-type="float" office:value="0.597367" calcext:value-type="float">
            <text:p>0.597367</text:p>
          </table:table-cell>
          <table:table-cell office:value-type="float" office:value="0.599442" calcext:value-type="float">
            <text:p>0.599442</text:p>
          </table:table-cell>
          <table:table-cell office:value-type="float" office:value="0.600926" calcext:value-type="float">
            <text:p>0.600926</text:p>
          </table:table-cell>
          <table:table-cell office:value-type="float" office:value="0.601817" calcext:value-type="float">
            <text:p>0.601817</text:p>
          </table:table-cell>
          <table:table-cell office:value-type="float" office:value="0.602115" calcext:value-type="float">
            <text:p>0.602115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15.999cm" svg:height="8.999cm" svg:x="2.357cm" svg:y="2.81cm">
            <draw:object draw:notify-on-update-of-ranges="Sheet2.B1:Sheet2.CX1 Sheet2.B2:Sheet2.CX2 Sheet2.B3:Sheet2.CX3 Sheet2.B4:Sheet2.CX4 Sheet2.B5:Sheet2.CX5 Sheet2.B6:Sheet2.CX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number-columns-repeated="10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0.995562" calcext:value-type="float">
            <text:p>0.995562</text:p>
          </table:table-cell>
          <table:table-cell office:value-type="float" office:value="0.992115" calcext:value-type="float">
            <text:p>0.992115</text:p>
          </table:table-cell>
          <table:table-cell office:value-type="float" office:value="0.987688" calcext:value-type="float">
            <text:p>0.987688</text:p>
          </table:table-cell>
          <table:table-cell office:value-type="float" office:value="0.982287" calcext:value-type="float">
            <text:p>0.982287</text:p>
          </table:table-cell>
          <table:table-cell office:value-type="float" office:value="0.975917" calcext:value-type="float">
            <text:p>0.975917</text:p>
          </table:table-cell>
          <table:table-cell office:value-type="float" office:value="0.968583" calcext:value-type="float">
            <text:p>0.968583</text:p>
          </table:table-cell>
          <table:table-cell office:value-type="float" office:value="0.960294" calcext:value-type="float">
            <text:p>0.960294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0.940881" calcext:value-type="float">
            <text:p>0.940881</text:p>
          </table:table-cell>
          <table:table-cell office:value-type="float" office:value="0.929776" calcext:value-type="float">
            <text:p>0.929776</text:p>
          </table:table-cell>
          <table:table-cell office:value-type="float" office:value="0.917755" calcext:value-type="float">
            <text:p>0.917755</text:p>
          </table:table-cell>
          <table:table-cell office:value-type="float" office:value="0.904827" calcext:value-type="float">
            <text:p>0.904827</text:p>
          </table:table-cell>
          <table:table-cell office:value-type="float" office:value="0.891007" calcext:value-type="float">
            <text:p>0.891007</text:p>
          </table:table-cell>
          <table:table-cell office:value-type="float" office:value="0.876307" calcext:value-type="float">
            <text:p>0.876307</text:p>
          </table:table-cell>
          <table:table-cell office:value-type="float" office:value="0.860742" calcext:value-type="float">
            <text:p>0.860742</text:p>
          </table:table-cell>
          <table:table-cell office:value-type="float" office:value="0.844328" calcext:value-type="float">
            <text:p>0.844328</text:p>
          </table:table-cell>
          <table:table-cell office:value-type="float" office:value="0.827081" calcext:value-type="float">
            <text:p>0.827081</text:p>
          </table:table-cell>
          <table:table-cell office:value-type="float" office:value="0.809017" calcext:value-type="float">
            <text:p>0.809017</text:p>
          </table:table-cell>
          <table:table-cell office:value-type="float" office:value="0.790155" calcext:value-type="float">
            <text:p>0.790155</text:p>
          </table:table-cell>
          <table:table-cell office:value-type="float" office:value="0.770513" calcext:value-type="float">
            <text:p>0.770513</text:p>
          </table:table-cell>
          <table:table-cell office:value-type="float" office:value="0.750111" calcext:value-type="float">
            <text:p>0.750111</text:p>
          </table:table-cell>
          <table:table-cell office:value-type="float" office:value="0.728969" calcext:value-type="float">
            <text:p>0.728969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684547" calcext:value-type="float">
            <text:p>0.684547</text:p>
          </table:table-cell>
          <table:table-cell office:value-type="float" office:value="0.661312" calcext:value-type="float">
            <text:p>0.661312</text:p>
          </table:table-cell>
          <table:table-cell office:value-type="float" office:value="0.637424" calcext:value-type="float">
            <text:p>0.637424</text:p>
          </table:table-cell>
          <table:table-cell office:value-type="float" office:value="0.612907" calcext:value-type="float">
            <text:p>0.612907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0.562083" calcext:value-type="float">
            <text:p>0.562083</text:p>
          </table:table-cell>
          <table:table-cell office:value-type="float" office:value="0.535827" calcext:value-type="float">
            <text:p>0.535827</text:p>
          </table:table-cell>
          <table:table-cell office:value-type="float" office:value="0.509041" calcext:value-type="float">
            <text:p>0.509041</text:p>
          </table:table-cell>
          <table:table-cell office:value-type="float" office:value="0.481754" calcext:value-type="float">
            <text:p>0.481754</text:p>
          </table:table-cell>
          <table:table-cell office:value-type="float" office:value="0.45399" calcext:value-type="float">
            <text:p>0.45399</text:p>
          </table:table-cell>
          <table:table-cell office:value-type="float" office:value="0.425779" calcext:value-type="float">
            <text:p>0.425779</text:p>
          </table:table-cell>
          <table:table-cell office:value-type="float" office:value="0.397148" calcext:value-type="float">
            <text:p>0.397148</text:p>
          </table:table-cell>
          <table:table-cell office:value-type="float" office:value="0.368125" calcext:value-type="float">
            <text:p>0.368125</text:p>
          </table:table-cell>
          <table:table-cell office:value-type="float" office:value="0.338738" calcext:value-type="float">
            <text:p>0.338738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0.278991" calcext:value-type="float">
            <text:p>0.278991</text:p>
          </table:table-cell>
          <table:table-cell office:value-type="float" office:value="0.24869" calcext:value-type="float">
            <text:p>0.24869</text:p>
          </table:table-cell>
          <table:table-cell office:value-type="float" office:value="0.218143" calcext:value-type="float">
            <text:p>0.218143</text:p>
          </table:table-cell>
          <table:table-cell office:value-type="float" office:value="0.187381" calcext:value-type="float">
            <text:p>0.187381</text:p>
          </table:table-cell>
          <table:table-cell office:value-type="float" office:value="0.156434" calcext:value-type="float">
            <text:p>0.156434</text:p>
          </table:table-cell>
          <table:table-cell office:value-type="float" office:value="0.125333" calcext:value-type="float">
            <text:p>0.125333</text:p>
          </table:table-cell>
          <table:table-cell office:value-type="float" office:value="0.0941083" calcext:value-type="float">
            <text:p>0.0941083</text:p>
          </table:table-cell>
          <table:table-cell office:value-type="float" office:value="0.0627905" calcext:value-type="float">
            <text:p>0.0627905</text:p>
          </table:table-cell>
          <table:table-cell office:value-type="float" office:value="0.0314108" calcext:value-type="float">
            <text:p>0.0314108</text:p>
          </table:table-cell>
          <table:table-cell office:value-type="float" office:value="6.12323E-017" calcext:value-type="float">
            <text:p>6.12323E-17</text:p>
          </table:table-cell>
          <table:table-cell office:value-type="float" office:value="-0.0314108" calcext:value-type="float">
            <text:p>-0.0314108</text:p>
          </table:table-cell>
          <table:table-cell office:value-type="float" office:value="-0.0627905" calcext:value-type="float">
            <text:p>-0.0627905</text:p>
          </table:table-cell>
          <table:table-cell office:value-type="float" office:value="-0.0941083" calcext:value-type="float">
            <text:p>-0.0941083</text:p>
          </table:table-cell>
          <table:table-cell office:value-type="float" office:value="-0.125333" calcext:value-type="float">
            <text:p>-0.125333</text:p>
          </table:table-cell>
          <table:table-cell office:value-type="float" office:value="-0.156434" calcext:value-type="float">
            <text:p>-0.156434</text:p>
          </table:table-cell>
          <table:table-cell office:value-type="float" office:value="-0.187381" calcext:value-type="float">
            <text:p>-0.187381</text:p>
          </table:table-cell>
          <table:table-cell office:value-type="float" office:value="-0.218143" calcext:value-type="float">
            <text:p>-0.218143</text:p>
          </table:table-cell>
          <table:table-cell office:value-type="float" office:value="-0.24869" calcext:value-type="float">
            <text:p>-0.24869</text:p>
          </table:table-cell>
          <table:table-cell office:value-type="float" office:value="-0.278991" calcext:value-type="float">
            <text:p>-0.278991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-0.338738" calcext:value-type="float">
            <text:p>-0.338738</text:p>
          </table:table-cell>
          <table:table-cell office:value-type="float" office:value="-0.368125" calcext:value-type="float">
            <text:p>-0.368125</text:p>
          </table:table-cell>
          <table:table-cell office:value-type="float" office:value="-0.397148" calcext:value-type="float">
            <text:p>-0.397148</text:p>
          </table:table-cell>
          <table:table-cell office:value-type="float" office:value="-0.425779" calcext:value-type="float">
            <text:p>-0.425779</text:p>
          </table:table-cell>
          <table:table-cell office:value-type="float" office:value="-0.45399" calcext:value-type="float">
            <text:p>-0.45399</text:p>
          </table:table-cell>
          <table:table-cell office:value-type="float" office:value="-0.481754" calcext:value-type="float">
            <text:p>-0.481754</text:p>
          </table:table-cell>
          <table:table-cell office:value-type="float" office:value="-0.509041" calcext:value-type="float">
            <text:p>-0.509041</text:p>
          </table:table-cell>
          <table:table-cell office:value-type="float" office:value="-0.535827" calcext:value-type="float">
            <text:p>-0.535827</text:p>
          </table:table-cell>
          <table:table-cell office:value-type="float" office:value="-0.562083" calcext:value-type="float">
            <text:p>-0.562083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-0.612907" calcext:value-type="float">
            <text:p>-0.612907</text:p>
          </table:table-cell>
          <table:table-cell office:value-type="float" office:value="-0.637424" calcext:value-type="float">
            <text:p>-0.637424</text:p>
          </table:table-cell>
          <table:table-cell office:value-type="float" office:value="-0.661312" calcext:value-type="float">
            <text:p>-0.661312</text:p>
          </table:table-cell>
          <table:table-cell office:value-type="float" office:value="-0.684547" calcext:value-type="float">
            <text:p>-0.68454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728969" calcext:value-type="float">
            <text:p>-0.728969</text:p>
          </table:table-cell>
          <table:table-cell office:value-type="float" office:value="-0.750111" calcext:value-type="float">
            <text:p>-0.750111</text:p>
          </table:table-cell>
          <table:table-cell office:value-type="float" office:value="-0.770513" calcext:value-type="float">
            <text:p>-0.770513</text:p>
          </table:table-cell>
          <table:table-cell office:value-type="float" office:value="-0.790155" calcext:value-type="float">
            <text:p>-0.790155</text:p>
          </table:table-cell>
          <table:table-cell office:value-type="float" office:value="-0.809017" calcext:value-type="float">
            <text:p>-0.809017</text:p>
          </table:table-cell>
          <table:table-cell office:value-type="float" office:value="-0.827081" calcext:value-type="float">
            <text:p>-0.827081</text:p>
          </table:table-cell>
          <table:table-cell office:value-type="float" office:value="-0.844328" calcext:value-type="float">
            <text:p>-0.844328</text:p>
          </table:table-cell>
          <table:table-cell office:value-type="float" office:value="-0.860742" calcext:value-type="float">
            <text:p>-0.860742</text:p>
          </table:table-cell>
          <table:table-cell office:value-type="float" office:value="-0.876307" calcext:value-type="float">
            <text:p>-0.876307</text:p>
          </table:table-cell>
          <table:table-cell office:value-type="float" office:value="-0.891007" calcext:value-type="float">
            <text:p>-0.891007</text:p>
          </table:table-cell>
          <table:table-cell office:value-type="float" office:value="-0.904827" calcext:value-type="float">
            <text:p>-0.904827</text:p>
          </table:table-cell>
          <table:table-cell office:value-type="float" office:value="-0.917755" calcext:value-type="float">
            <text:p>-0.917755</text:p>
          </table:table-cell>
          <table:table-cell office:value-type="float" office:value="-0.929776" calcext:value-type="float">
            <text:p>-0.929776</text:p>
          </table:table-cell>
          <table:table-cell office:value-type="float" office:value="-0.940881" calcext:value-type="float">
            <text:p>-0.940881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-0.960294" calcext:value-type="float">
            <text:p>-0.960294</text:p>
          </table:table-cell>
          <table:table-cell office:value-type="float" office:value="-0.968583" calcext:value-type="float">
            <text:p>-0.968583</text:p>
          </table:table-cell>
          <table:table-cell office:value-type="float" office:value="-0.975917" calcext:value-type="float">
            <text:p>-0.975917</text:p>
          </table:table-cell>
          <table:table-cell office:value-type="float" office:value="-0.982287" calcext:value-type="float">
            <text:p>-0.982287</text:p>
          </table:table-cell>
          <table:table-cell office:value-type="float" office:value="-0.987688" calcext:value-type="float">
            <text:p>-0.987688</text:p>
          </table:table-cell>
          <table:table-cell office:value-type="float" office:value="-0.992115" calcext:value-type="float">
            <text:p>-0.992115</text:p>
          </table:table-cell>
          <table:table-cell office:value-type="float" office:value="-0.995562" calcext:value-type="float">
            <text:p>-0.995562</text:p>
          </table:table-cell>
          <table:table-cell office:value-type="float" office:value="-0.998027" calcext:value-type="float">
            <text:p>-0.998027</text:p>
          </table:table-cell>
          <table:table-cell office:value-type="float" office:value="-0.999507" calcext:value-type="float">
            <text:p>-0.99950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00029" calcext:value-type="float">
            <text:p>0.200029</text:p>
          </table:table-cell>
          <table:table-cell office:value-type="float" office:value="0.82102" calcext:value-type="float">
            <text:p>0.82102</text:p>
          </table:table-cell>
          <table:table-cell office:value-type="float" office:value="0.820615" calcext:value-type="float">
            <text:p>0.820615</text:p>
          </table:table-cell>
          <table:table-cell office:value-type="float" office:value="0.8194" calcext:value-type="float">
            <text:p>0.8194</text:p>
          </table:table-cell>
          <table:table-cell office:value-type="float" office:value="0.817376" calcext:value-type="float">
            <text:p>0.817376</text:p>
          </table:table-cell>
          <table:table-cell office:value-type="float" office:value="0.814546" calcext:value-type="float">
            <text:p>0.814546</text:p>
          </table:table-cell>
          <table:table-cell office:value-type="float" office:value="0.810912" calcext:value-type="float">
            <text:p>0.810912</text:p>
          </table:table-cell>
          <table:table-cell office:value-type="float" office:value="0.806478" calcext:value-type="float">
            <text:p>0.806478</text:p>
          </table:table-cell>
          <table:table-cell office:value-type="float" office:value="0.801248" calcext:value-type="float">
            <text:p>0.801248</text:p>
          </table:table-cell>
          <table:table-cell office:value-type="float" office:value="0.795227" calcext:value-type="float">
            <text:p>0.795227</text:p>
          </table:table-cell>
          <table:table-cell office:value-type="float" office:value="0.788421" calcext:value-type="float">
            <text:p>0.788421</text:p>
          </table:table-cell>
          <table:table-cell office:value-type="float" office:value="0.780837" calcext:value-type="float">
            <text:p>0.780837</text:p>
          </table:table-cell>
          <table:table-cell office:value-type="float" office:value="0.772483" calcext:value-type="float">
            <text:p>0.772483</text:p>
          </table:table-cell>
          <table:table-cell office:value-type="float" office:value="0.763366" calcext:value-type="float">
            <text:p>0.763366</text:p>
          </table:table-cell>
          <table:table-cell office:value-type="float" office:value="0.753496" calcext:value-type="float">
            <text:p>0.753496</text:p>
          </table:table-cell>
          <table:table-cell office:value-type="float" office:value="0.742882" calcext:value-type="float">
            <text:p>0.742882</text:p>
          </table:table-cell>
          <table:table-cell office:value-type="float" office:value="0.731535" calcext:value-type="float">
            <text:p>0.731535</text:p>
          </table:table-cell>
          <table:table-cell office:value-type="float" office:value="0.719466" calcext:value-type="float">
            <text:p>0.719466</text:p>
          </table:table-cell>
          <table:table-cell office:value-type="float" office:value="0.706687" calcext:value-type="float">
            <text:p>0.706687</text:p>
          </table:table-cell>
          <table:table-cell office:value-type="float" office:value="0.693211" calcext:value-type="float">
            <text:p>0.693211</text:p>
          </table:table-cell>
          <table:table-cell office:value-type="float" office:value="0.679051" calcext:value-type="float">
            <text:p>0.679051</text:p>
          </table:table-cell>
          <table:table-cell office:value-type="float" office:value="0.66422" calcext:value-type="float">
            <text:p>0.66422</text:p>
          </table:table-cell>
          <table:table-cell office:value-type="float" office:value="0.648734" calcext:value-type="float">
            <text:p>0.648734</text:p>
          </table:table-cell>
          <table:table-cell office:value-type="float" office:value="0.632608" calcext:value-type="float">
            <text:p>0.632608</text:p>
          </table:table-cell>
          <table:table-cell office:value-type="float" office:value="0.615857" calcext:value-type="float">
            <text:p>0.615857</text:p>
          </table:table-cell>
          <table:table-cell office:value-type="float" office:value="0.598499" calcext:value-type="float">
            <text:p>0.598499</text:p>
          </table:table-cell>
          <table:table-cell office:value-type="float" office:value="0.58055" calcext:value-type="float">
            <text:p>0.58055</text:p>
          </table:table-cell>
          <table:table-cell office:value-type="float" office:value="0.562028" calcext:value-type="float">
            <text:p>0.562028</text:p>
          </table:table-cell>
          <table:table-cell office:value-type="float" office:value="0.542951" calcext:value-type="float">
            <text:p>0.542951</text:p>
          </table:table-cell>
          <table:table-cell office:value-type="float" office:value="0.523339" calcext:value-type="float">
            <text:p>0.523339</text:p>
          </table:table-cell>
          <table:table-cell office:value-type="float" office:value="0.50321" calcext:value-type="float">
            <text:p>0.50321</text:p>
          </table:table-cell>
          <table:table-cell office:value-type="float" office:value="0.482584" calcext:value-type="float">
            <text:p>0.482584</text:p>
          </table:table-cell>
          <table:table-cell office:value-type="float" office:value="0.461482" calcext:value-type="float">
            <text:p>0.461482</text:p>
          </table:table-cell>
          <table:table-cell office:value-type="float" office:value="0.439925" calcext:value-type="float">
            <text:p>0.439925</text:p>
          </table:table-cell>
          <table:table-cell office:value-type="float" office:value="0.417934" calcext:value-type="float">
            <text:p>0.417934</text:p>
          </table:table-cell>
          <table:table-cell office:value-type="float" office:value="0.39553" calcext:value-type="float">
            <text:p>0.39553</text:p>
          </table:table-cell>
          <table:table-cell office:value-type="float" office:value="0.372736" calcext:value-type="float">
            <text:p>0.372736</text:p>
          </table:table-cell>
          <table:table-cell office:value-type="float" office:value="0.349574" calcext:value-type="float">
            <text:p>0.349574</text:p>
          </table:table-cell>
          <table:table-cell office:value-type="float" office:value="0.326067" calcext:value-type="float">
            <text:p>0.326067</text:p>
          </table:table-cell>
          <table:table-cell office:value-type="float" office:value="0.302238" calcext:value-type="float">
            <text:p>0.302238</text:p>
          </table:table-cell>
          <table:table-cell office:value-type="float" office:value="0.278111" calcext:value-type="float">
            <text:p>0.278111</text:p>
          </table:table-cell>
          <table:table-cell office:value-type="float" office:value="0.25371" calcext:value-type="float">
            <text:p>0.25371</text:p>
          </table:table-cell>
          <table:table-cell office:value-type="float" office:value="0.229058" calcext:value-type="float">
            <text:p>0.229058</text:p>
          </table:table-cell>
          <table:table-cell office:value-type="float" office:value="0.20418" calcext:value-type="float">
            <text:p>0.20418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153844" calcext:value-type="float">
            <text:p>0.153844</text:p>
          </table:table-cell>
          <table:table-cell office:value-type="float" office:value="0.128436" calcext:value-type="float">
            <text:p>0.128436</text:p>
          </table:table-cell>
          <table:table-cell office:value-type="float" office:value="0.102901" calcext:value-type="float">
            <text:p>0.102901</text:p>
          </table:table-cell>
          <table:table-cell office:value-type="float" office:value="0.0772649" calcext:value-type="float">
            <text:p>0.0772649</text:p>
          </table:table-cell>
          <table:table-cell office:value-type="float" office:value="0.0515524" calcext:value-type="float">
            <text:p>0.0515524</text:p>
          </table:table-cell>
          <table:table-cell office:value-type="float" office:value="0.0257889" calcext:value-type="float">
            <text:p>0.0257889</text:p>
          </table:table-cell>
          <table:table-cell office:value-type="float" office:value="1.41387E-016" calcext:value-type="float">
            <text:p>1.41387E-16</text:p>
          </table:table-cell>
          <table:table-cell office:value-type="float" office:value="-0.0257889" calcext:value-type="float">
            <text:p>-0.0257889</text:p>
          </table:table-cell>
          <table:table-cell office:value-type="float" office:value="-0.0515524" calcext:value-type="float">
            <text:p>-0.0515524</text:p>
          </table:table-cell>
          <table:table-cell office:value-type="float" office:value="-0.0772649" calcext:value-type="float">
            <text:p>-0.0772649</text:p>
          </table:table-cell>
          <table:table-cell office:value-type="float" office:value="-0.102901" calcext:value-type="float">
            <text:p>-0.102901</text:p>
          </table:table-cell>
          <table:table-cell office:value-type="float" office:value="-0.128436" calcext:value-type="float">
            <text:p>-0.128436</text:p>
          </table:table-cell>
          <table:table-cell office:value-type="float" office:value="-0.153844" calcext:value-type="float">
            <text:p>-0.153844</text:p>
          </table:table-cell>
          <table:table-cell office:value-type="float" office:value="-0.1791" calcext:value-type="float">
            <text:p>-0.1791</text:p>
          </table:table-cell>
          <table:table-cell office:value-type="float" office:value="-0.20418" calcext:value-type="float">
            <text:p>-0.20418</text:p>
          </table:table-cell>
          <table:table-cell office:value-type="float" office:value="-0.229058" calcext:value-type="float">
            <text:p>-0.229058</text:p>
          </table:table-cell>
          <table:table-cell office:value-type="float" office:value="-0.25371" calcext:value-type="float">
            <text:p>-0.25371</text:p>
          </table:table-cell>
          <table:table-cell office:value-type="float" office:value="-0.278111" calcext:value-type="float">
            <text:p>-0.278111</text:p>
          </table:table-cell>
          <table:table-cell office:value-type="float" office:value="-0.302238" calcext:value-type="float">
            <text:p>-0.302238</text:p>
          </table:table-cell>
          <table:table-cell office:value-type="float" office:value="-0.326067" calcext:value-type="float">
            <text:p>-0.326067</text:p>
          </table:table-cell>
          <table:table-cell office:value-type="float" office:value="-0.349574" calcext:value-type="float">
            <text:p>-0.349574</text:p>
          </table:table-cell>
          <table:table-cell office:value-type="float" office:value="-0.372736" calcext:value-type="float">
            <text:p>-0.372736</text:p>
          </table:table-cell>
          <table:table-cell office:value-type="float" office:value="-0.39553" calcext:value-type="float">
            <text:p>-0.39553</text:p>
          </table:table-cell>
          <table:table-cell office:value-type="float" office:value="-0.417934" calcext:value-type="float">
            <text:p>-0.417934</text:p>
          </table:table-cell>
          <table:table-cell office:value-type="float" office:value="-0.439925" calcext:value-type="float">
            <text:p>-0.439925</text:p>
          </table:table-cell>
          <table:table-cell office:value-type="float" office:value="-0.461482" calcext:value-type="float">
            <text:p>-0.461482</text:p>
          </table:table-cell>
          <table:table-cell office:value-type="float" office:value="-0.482584" calcext:value-type="float">
            <text:p>-0.482584</text:p>
          </table:table-cell>
          <table:table-cell office:value-type="float" office:value="-0.50321" calcext:value-type="float">
            <text:p>-0.50321</text:p>
          </table:table-cell>
          <table:table-cell office:value-type="float" office:value="-0.523339" calcext:value-type="float">
            <text:p>-0.523339</text:p>
          </table:table-cell>
          <table:table-cell office:value-type="float" office:value="-0.542951" calcext:value-type="float">
            <text:p>-0.542951</text:p>
          </table:table-cell>
          <table:table-cell office:value-type="float" office:value="-0.562028" calcext:value-type="float">
            <text:p>-0.562028</text:p>
          </table:table-cell>
          <table:table-cell office:value-type="float" office:value="-0.58055" calcext:value-type="float">
            <text:p>-0.58055</text:p>
          </table:table-cell>
          <table:table-cell office:value-type="float" office:value="-0.598499" calcext:value-type="float">
            <text:p>-0.598499</text:p>
          </table:table-cell>
          <table:table-cell office:value-type="float" office:value="-0.615857" calcext:value-type="float">
            <text:p>-0.615857</text:p>
          </table:table-cell>
          <table:table-cell office:value-type="float" office:value="-0.632608" calcext:value-type="float">
            <text:p>-0.632608</text:p>
          </table:table-cell>
          <table:table-cell office:value-type="float" office:value="-0.648734" calcext:value-type="float">
            <text:p>-0.648734</text:p>
          </table:table-cell>
          <table:table-cell office:value-type="float" office:value="-0.66422" calcext:value-type="float">
            <text:p>-0.66422</text:p>
          </table:table-cell>
          <table:table-cell office:value-type="float" office:value="-0.679051" calcext:value-type="float">
            <text:p>-0.679051</text:p>
          </table:table-cell>
          <table:table-cell office:value-type="float" office:value="-0.693211" calcext:value-type="float">
            <text:p>-0.693211</text:p>
          </table:table-cell>
          <table:table-cell office:value-type="float" office:value="-0.706687" calcext:value-type="float">
            <text:p>-0.706687</text:p>
          </table:table-cell>
          <table:table-cell office:value-type="float" office:value="-0.719466" calcext:value-type="float">
            <text:p>-0.719466</text:p>
          </table:table-cell>
          <table:table-cell office:value-type="float" office:value="-0.731535" calcext:value-type="float">
            <text:p>-0.731535</text:p>
          </table:table-cell>
          <table:table-cell office:value-type="float" office:value="-0.742882" calcext:value-type="float">
            <text:p>-0.742882</text:p>
          </table:table-cell>
          <table:table-cell office:value-type="float" office:value="-0.753496" calcext:value-type="float">
            <text:p>-0.753496</text:p>
          </table:table-cell>
          <table:table-cell office:value-type="float" office:value="-0.763366" calcext:value-type="float">
            <text:p>-0.763366</text:p>
          </table:table-cell>
          <table:table-cell office:value-type="float" office:value="-0.772483" calcext:value-type="float">
            <text:p>-0.772483</text:p>
          </table:table-cell>
          <table:table-cell office:value-type="float" office:value="-0.780837" calcext:value-type="float">
            <text:p>-0.780837</text:p>
          </table:table-cell>
          <table:table-cell office:value-type="float" office:value="-0.788421" calcext:value-type="float">
            <text:p>-0.788421</text:p>
          </table:table-cell>
          <table:table-cell office:value-type="float" office:value="-0.795227" calcext:value-type="float">
            <text:p>-0.795227</text:p>
          </table:table-cell>
          <table:table-cell office:value-type="float" office:value="-0.801248" calcext:value-type="float">
            <text:p>-0.801248</text:p>
          </table:table-cell>
          <table:table-cell office:value-type="float" office:value="-0.806478" calcext:value-type="float">
            <text:p>-0.806478</text:p>
          </table:table-cell>
          <table:table-cell office:value-type="float" office:value="-0.810912" calcext:value-type="float">
            <text:p>-0.810912</text:p>
          </table:table-cell>
          <table:table-cell office:value-type="float" office:value="-0.814546" calcext:value-type="float">
            <text:p>-0.814546</text:p>
          </table:table-cell>
          <table:table-cell office:value-type="float" office:value="-0.817376" calcext:value-type="float">
            <text:p>-0.817376</text:p>
          </table:table-cell>
          <table:table-cell office:value-type="float" office:value="-0.8194" calcext:value-type="float">
            <text:p>-0.8194</text:p>
          </table:table-cell>
          <table:table-cell office:value-type="float" office:value="-0.820615" calcext:value-type="float">
            <text:p>-0.820615</text:p>
          </table:table-cell>
          <table:table-cell office:value-type="float" office:value="-0.82102" calcext:value-type="float">
            <text:p>-0.82102</text:p>
          </table:table-cell>
        </table:table-row>
        <table:table-row table:style-name="ro1">
          <table:table-cell office:value-type="float" office:value="0.401047" calcext:value-type="float">
            <text:p>0.401047</text:p>
          </table:table-cell>
          <table:table-cell office:value-type="float" office:value="0.387761" calcext:value-type="float">
            <text:p>0.387761</text:p>
          </table:table-cell>
          <table:table-cell office:value-type="float" office:value="0.387569" calcext:value-type="float">
            <text:p>0.387569</text:p>
          </table:table-cell>
          <table:table-cell office:value-type="float" office:value="0.386995" calcext:value-type="float">
            <text:p>0.386995</text:p>
          </table:table-cell>
          <table:table-cell office:value-type="float" office:value="0.386039" calcext:value-type="float">
            <text:p>0.386039</text:p>
          </table:table-cell>
          <table:table-cell office:value-type="float" office:value="0.384703" calcext:value-type="float">
            <text:p>0.384703</text:p>
          </table:table-cell>
          <table:table-cell office:value-type="float" office:value="0.382986" calcext:value-type="float">
            <text:p>0.382986</text:p>
          </table:table-cell>
          <table:table-cell office:value-type="float" office:value="0.380892" calcext:value-type="float">
            <text:p>0.380892</text:p>
          </table:table-cell>
          <table:table-cell office:value-type="float" office:value="0.378422" calcext:value-type="float">
            <text:p>0.378422</text:p>
          </table:table-cell>
          <table:table-cell office:value-type="float" office:value="0.375578" calcext:value-type="float">
            <text:p>0.375578</text:p>
          </table:table-cell>
          <table:table-cell office:value-type="float" office:value="0.372364" calcext:value-type="float">
            <text:p>0.372364</text:p>
          </table:table-cell>
          <table:table-cell office:value-type="float" office:value="0.368782" calcext:value-type="float">
            <text:p>0.368782</text:p>
          </table:table-cell>
          <table:table-cell office:value-type="float" office:value="0.364836" calcext:value-type="float">
            <text:p>0.364836</text:p>
          </table:table-cell>
          <table:table-cell office:value-type="float" office:value="0.360531" calcext:value-type="float">
            <text:p>0.360531</text:p>
          </table:table-cell>
          <table:table-cell office:value-type="float" office:value="0.355869" calcext:value-type="float">
            <text:p>0.355869</text:p>
          </table:table-cell>
          <table:table-cell office:value-type="float" office:value="0.350856" calcext:value-type="float">
            <text:p>0.350856</text:p>
          </table:table-cell>
          <table:table-cell office:value-type="float" office:value="0.345497" calcext:value-type="float">
            <text:p>0.345497</text:p>
          </table:table-cell>
          <table:table-cell office:value-type="float" office:value="0.339797" calcext:value-type="float">
            <text:p>0.339797</text:p>
          </table:table-cell>
          <table:table-cell office:value-type="float" office:value="0.333762" calcext:value-type="float">
            <text:p>0.333762</text:p>
          </table:table-cell>
          <table:table-cell office:value-type="float" office:value="0.327397" calcext:value-type="float">
            <text:p>0.327397</text:p>
          </table:table-cell>
          <table:table-cell office:value-type="float" office:value="0.320709" calcext:value-type="float">
            <text:p>0.320709</text:p>
          </table:table-cell>
          <table:table-cell office:value-type="float" office:value="0.313705" calcext:value-type="float">
            <text:p>0.313705</text:p>
          </table:table-cell>
          <table:table-cell office:value-type="float" office:value="0.306391" calcext:value-type="float">
            <text:p>0.306391</text:p>
          </table:table-cell>
          <table:table-cell office:value-type="float" office:value="0.298775" calcext:value-type="float">
            <text:p>0.298775</text:p>
          </table:table-cell>
          <table:table-cell office:value-type="float" office:value="0.290864" calcext:value-type="float">
            <text:p>0.290864</text:p>
          </table:table-cell>
          <table:table-cell office:value-type="float" office:value="0.282666" calcext:value-type="float">
            <text:p>0.282666</text:p>
          </table:table-cell>
          <table:table-cell office:value-type="float" office:value="0.274189" calcext:value-type="float">
            <text:p>0.274189</text:p>
          </table:table-cell>
          <table:table-cell office:value-type="float" office:value="0.265441" calcext:value-type="float">
            <text:p>0.265441</text:p>
          </table:table-cell>
          <table:table-cell office:value-type="float" office:value="0.256431" calcext:value-type="float">
            <text:p>0.256431</text:p>
          </table:table-cell>
          <table:table-cell office:value-type="float" office:value="0.247168" calcext:value-type="float">
            <text:p>0.247168</text:p>
          </table:table-cell>
          <table:table-cell office:value-type="float" office:value="0.237662" calcext:value-type="float">
            <text:p>0.237662</text:p>
          </table:table-cell>
          <table:table-cell office:value-type="float" office:value="0.22792" calcext:value-type="float">
            <text:p>0.22792</text:p>
          </table:table-cell>
          <table:table-cell office:value-type="float" office:value="0.217954" calcext:value-type="float">
            <text:p>0.217954</text:p>
          </table:table-cell>
          <table:table-cell office:value-type="float" office:value="0.207773" calcext:value-type="float">
            <text:p>0.207773</text:p>
          </table:table-cell>
          <table:table-cell office:value-type="float" office:value="0.197387" calcext:value-type="float">
            <text:p>0.197387</text:p>
          </table:table-cell>
          <table:table-cell office:value-type="float" office:value="0.186806" calcext:value-type="float">
            <text:p>0.186806</text:p>
          </table:table-cell>
          <table:table-cell office:value-type="float" office:value="0.17604" calcext:value-type="float">
            <text:p>0.17604</text:p>
          </table:table-cell>
          <table:table-cell office:value-type="float" office:value="0.165101" calcext:value-type="float">
            <text:p>0.165101</text:p>
          </table:table-cell>
          <table:table-cell office:value-type="float" office:value="0.153999" calcext:value-type="float">
            <text:p>0.153999</text:p>
          </table:table-cell>
          <table:table-cell office:value-type="float" office:value="0.142745" calcext:value-type="float">
            <text:p>0.142745</text:p>
          </table:table-cell>
          <table:table-cell office:value-type="float" office:value="0.13135" calcext:value-type="float">
            <text:p>0.13135</text:p>
          </table:table-cell>
          <table:table-cell office:value-type="float" office:value="0.119825" calcext:value-type="float">
            <text:p>0.119825</text:p>
          </table:table-cell>
          <table:table-cell office:value-type="float" office:value="0.108182" calcext:value-type="float">
            <text:p>0.108182</text:p>
          </table:table-cell>
          <table:table-cell office:value-type="float" office:value="0.0964326" calcext:value-type="float">
            <text:p>0.0964326</text:p>
          </table:table-cell>
          <table:table-cell office:value-type="float" office:value="0.0845878" calcext:value-type="float">
            <text:p>0.0845878</text:p>
          </table:table-cell>
          <table:table-cell office:value-type="float" office:value="0.0726595" calcext:value-type="float">
            <text:p>0.0726595</text:p>
          </table:table-cell>
          <table:table-cell office:value-type="float" office:value="0.0606594" calcext:value-type="float">
            <text:p>0.0606594</text:p>
          </table:table-cell>
          <table:table-cell office:value-type="float" office:value="0.0485995" calcext:value-type="float">
            <text:p>0.0485995</text:p>
          </table:table-cell>
          <table:table-cell office:value-type="float" office:value="0.0364917" calcext:value-type="float">
            <text:p>0.0364917</text:p>
          </table:table-cell>
          <table:table-cell office:value-type="float" office:value="0.0243478" calcext:value-type="float">
            <text:p>0.0243478</text:p>
          </table:table-cell>
          <table:table-cell office:value-type="float" office:value="0.0121799" calcext:value-type="float">
            <text:p>0.0121799</text:p>
          </table:table-cell>
          <table:table-cell office:value-type="float" office:value="3.10047E-016" calcext:value-type="float">
            <text:p>3.10047E-16</text:p>
          </table:table-cell>
          <table:table-cell office:value-type="float" office:value="-0.0121799" calcext:value-type="float">
            <text:p>-0.0121799</text:p>
          </table:table-cell>
          <table:table-cell office:value-type="float" office:value="-0.0243478" calcext:value-type="float">
            <text:p>-0.0243478</text:p>
          </table:table-cell>
          <table:table-cell office:value-type="float" office:value="-0.0364917" calcext:value-type="float">
            <text:p>-0.0364917</text:p>
          </table:table-cell>
          <table:table-cell office:value-type="float" office:value="-0.0485995" calcext:value-type="float">
            <text:p>-0.0485995</text:p>
          </table:table-cell>
          <table:table-cell office:value-type="float" office:value="-0.0606594" calcext:value-type="float">
            <text:p>-0.0606594</text:p>
          </table:table-cell>
          <table:table-cell office:value-type="float" office:value="-0.0726595" calcext:value-type="float">
            <text:p>-0.0726595</text:p>
          </table:table-cell>
          <table:table-cell office:value-type="float" office:value="-0.0845878" calcext:value-type="float">
            <text:p>-0.0845878</text:p>
          </table:table-cell>
          <table:table-cell office:value-type="float" office:value="-0.0964326" calcext:value-type="float">
            <text:p>-0.0964326</text:p>
          </table:table-cell>
          <table:table-cell office:value-type="float" office:value="-0.108182" calcext:value-type="float">
            <text:p>-0.108182</text:p>
          </table:table-cell>
          <table:table-cell office:value-type="float" office:value="-0.119825" calcext:value-type="float">
            <text:p>-0.119825</text:p>
          </table:table-cell>
          <table:table-cell office:value-type="float" office:value="-0.13135" calcext:value-type="float">
            <text:p>-0.13135</text:p>
          </table:table-cell>
          <table:table-cell office:value-type="float" office:value="-0.142745" calcext:value-type="float">
            <text:p>-0.142745</text:p>
          </table:table-cell>
          <table:table-cell office:value-type="float" office:value="-0.153999" calcext:value-type="float">
            <text:p>-0.153999</text:p>
          </table:table-cell>
          <table:table-cell office:value-type="float" office:value="-0.165101" calcext:value-type="float">
            <text:p>-0.165101</text:p>
          </table:table-cell>
          <table:table-cell office:value-type="float" office:value="-0.17604" calcext:value-type="float">
            <text:p>-0.17604</text:p>
          </table:table-cell>
          <table:table-cell office:value-type="float" office:value="-0.186806" calcext:value-type="float">
            <text:p>-0.186806</text:p>
          </table:table-cell>
          <table:table-cell office:value-type="float" office:value="-0.197387" calcext:value-type="float">
            <text:p>-0.197387</text:p>
          </table:table-cell>
          <table:table-cell office:value-type="float" office:value="-0.207773" calcext:value-type="float">
            <text:p>-0.207773</text:p>
          </table:table-cell>
          <table:table-cell office:value-type="float" office:value="-0.217954" calcext:value-type="float">
            <text:p>-0.217954</text:p>
          </table:table-cell>
          <table:table-cell office:value-type="float" office:value="-0.22792" calcext:value-type="float">
            <text:p>-0.22792</text:p>
          </table:table-cell>
          <table:table-cell office:value-type="float" office:value="-0.237662" calcext:value-type="float">
            <text:p>-0.237662</text:p>
          </table:table-cell>
          <table:table-cell office:value-type="float" office:value="-0.247168" calcext:value-type="float">
            <text:p>-0.247168</text:p>
          </table:table-cell>
          <table:table-cell office:value-type="float" office:value="-0.256431" calcext:value-type="float">
            <text:p>-0.256431</text:p>
          </table:table-cell>
          <table:table-cell office:value-type="float" office:value="-0.265441" calcext:value-type="float">
            <text:p>-0.265441</text:p>
          </table:table-cell>
          <table:table-cell office:value-type="float" office:value="-0.274189" calcext:value-type="float">
            <text:p>-0.274189</text:p>
          </table:table-cell>
          <table:table-cell office:value-type="float" office:value="-0.282666" calcext:value-type="float">
            <text:p>-0.282666</text:p>
          </table:table-cell>
          <table:table-cell office:value-type="float" office:value="-0.290864" calcext:value-type="float">
            <text:p>-0.290864</text:p>
          </table:table-cell>
          <table:table-cell office:value-type="float" office:value="-0.298775" calcext:value-type="float">
            <text:p>-0.298775</text:p>
          </table:table-cell>
          <table:table-cell office:value-type="float" office:value="-0.306391" calcext:value-type="float">
            <text:p>-0.306391</text:p>
          </table:table-cell>
          <table:table-cell office:value-type="float" office:value="-0.313705" calcext:value-type="float">
            <text:p>-0.313705</text:p>
          </table:table-cell>
          <table:table-cell office:value-type="float" office:value="-0.320709" calcext:value-type="float">
            <text:p>-0.320709</text:p>
          </table:table-cell>
          <table:table-cell office:value-type="float" office:value="-0.327397" calcext:value-type="float">
            <text:p>-0.327397</text:p>
          </table:table-cell>
          <table:table-cell office:value-type="float" office:value="-0.333762" calcext:value-type="float">
            <text:p>-0.333762</text:p>
          </table:table-cell>
          <table:table-cell office:value-type="float" office:value="-0.339797" calcext:value-type="float">
            <text:p>-0.339797</text:p>
          </table:table-cell>
          <table:table-cell office:value-type="float" office:value="-0.345497" calcext:value-type="float">
            <text:p>-0.345497</text:p>
          </table:table-cell>
          <table:table-cell office:value-type="float" office:value="-0.350856" calcext:value-type="float">
            <text:p>-0.350856</text:p>
          </table:table-cell>
          <table:table-cell office:value-type="float" office:value="-0.355869" calcext:value-type="float">
            <text:p>-0.355869</text:p>
          </table:table-cell>
          <table:table-cell office:value-type="float" office:value="-0.360531" calcext:value-type="float">
            <text:p>-0.360531</text:p>
          </table:table-cell>
          <table:table-cell office:value-type="float" office:value="-0.364836" calcext:value-type="float">
            <text:p>-0.364836</text:p>
          </table:table-cell>
          <table:table-cell office:value-type="float" office:value="-0.368782" calcext:value-type="float">
            <text:p>-0.368782</text:p>
          </table:table-cell>
          <table:table-cell office:value-type="float" office:value="-0.372364" calcext:value-type="float">
            <text:p>-0.372364</text:p>
          </table:table-cell>
          <table:table-cell office:value-type="float" office:value="-0.375578" calcext:value-type="float">
            <text:p>-0.375578</text:p>
          </table:table-cell>
          <table:table-cell office:value-type="float" office:value="-0.378422" calcext:value-type="float">
            <text:p>-0.378422</text:p>
          </table:table-cell>
          <table:table-cell office:value-type="float" office:value="-0.380892" calcext:value-type="float">
            <text:p>-0.380892</text:p>
          </table:table-cell>
          <table:table-cell office:value-type="float" office:value="-0.382986" calcext:value-type="float">
            <text:p>-0.382986</text:p>
          </table:table-cell>
          <table:table-cell office:value-type="float" office:value="-0.384703" calcext:value-type="float">
            <text:p>-0.384703</text:p>
          </table:table-cell>
          <table:table-cell office:value-type="float" office:value="-0.386039" calcext:value-type="float">
            <text:p>-0.386039</text:p>
          </table:table-cell>
          <table:table-cell office:value-type="float" office:value="-0.386995" calcext:value-type="float">
            <text:p>-0.386995</text:p>
          </table:table-cell>
          <table:table-cell office:value-type="float" office:value="-0.387569" calcext:value-type="float">
            <text:p>-0.387569</text:p>
          </table:table-cell>
          <table:table-cell office:value-type="float" office:value="-0.387761" calcext:value-type="float">
            <text:p>-0.387761</text:p>
          </table:table-cell>
        </table:table-row>
        <table:table-row table:style-name="ro1">
          <table:table-cell office:value-type="float" office:value="0.601688" calcext:value-type="float">
            <text:p>0.601688</text:p>
          </table:table-cell>
          <table:table-cell office:value-type="float" office:value="-0.101245" calcext:value-type="float">
            <text:p>-0.101245</text:p>
          </table:table-cell>
          <table:table-cell office:value-type="float" office:value="-0.101194" calcext:value-type="float">
            <text:p>-0.101194</text:p>
          </table:table-cell>
          <table:table-cell office:value-type="float" office:value="-0.101045" calcext:value-type="float">
            <text:p>-0.101045</text:p>
          </table:table-cell>
          <table:table-cell office:value-type="float" office:value="-0.100795" calcext:value-type="float">
            <text:p>-0.100795</text:p>
          </table:table-cell>
          <table:table-cell office:value-type="float" office:value="-0.100446" calcext:value-type="float">
            <text:p>-0.100446</text:p>
          </table:table-cell>
          <table:table-cell office:value-type="float" office:value="-0.0999979" calcext:value-type="float">
            <text:p>-0.0999979</text:p>
          </table:table-cell>
          <table:table-cell office:value-type="float" office:value="-0.0994511" calcext:value-type="float">
            <text:p>-0.0994511</text:p>
          </table:table-cell>
          <table:table-cell office:value-type="float" office:value="-0.0988061" calcext:value-type="float">
            <text:p>-0.0988061</text:p>
          </table:table-cell>
          <table:table-cell office:value-type="float" office:value="-0.0980636" calcext:value-type="float">
            <text:p>-0.0980636</text:p>
          </table:table-cell>
          <table:table-cell office:value-type="float" office:value="-0.0972244" calcext:value-type="float">
            <text:p>-0.0972244</text:p>
          </table:table-cell>
          <table:table-cell office:value-type="float" office:value="-0.0962892" calcext:value-type="float">
            <text:p>-0.0962892</text:p>
          </table:table-cell>
          <table:table-cell office:value-type="float" office:value="-0.0952589" calcext:value-type="float">
            <text:p>-0.0952589</text:p>
          </table:table-cell>
          <table:table-cell office:value-type="float" office:value="-0.0941347" calcext:value-type="float">
            <text:p>-0.0941347</text:p>
          </table:table-cell>
          <table:table-cell office:value-type="float" office:value="-0.0929176" calcext:value-type="float">
            <text:p>-0.0929176</text:p>
          </table:table-cell>
          <table:table-cell office:value-type="float" office:value="-0.0916087" calcext:value-type="float">
            <text:p>-0.0916087</text:p>
          </table:table-cell>
          <table:table-cell office:value-type="float" office:value="-0.0902095" calcext:value-type="float">
            <text:p>-0.0902095</text:p>
          </table:table-cell>
          <table:table-cell office:value-type="float" office:value="-0.0887212" calcext:value-type="float">
            <text:p>-0.0887212</text:p>
          </table:table-cell>
          <table:table-cell office:value-type="float" office:value="-0.0871454" calcext:value-type="float">
            <text:p>-0.0871454</text:p>
          </table:table-cell>
          <table:table-cell office:value-type="float" office:value="-0.0854836" calcext:value-type="float">
            <text:p>-0.0854836</text:p>
          </table:table-cell>
          <table:table-cell office:value-type="float" office:value="-0.0837374" calcext:value-type="float">
            <text:p>-0.0837374</text:p>
          </table:table-cell>
          <table:table-cell office:value-type="float" office:value="-0.0819086" calcext:value-type="float">
            <text:p>-0.0819086</text:p>
          </table:table-cell>
          <table:table-cell office:value-type="float" office:value="-0.0799989" calcext:value-type="float">
            <text:p>-0.0799989</text:p>
          </table:table-cell>
          <table:table-cell office:value-type="float" office:value="-0.0780103" calcext:value-type="float">
            <text:p>-0.0780103</text:p>
          </table:table-cell>
          <table:table-cell office:value-type="float" office:value="-0.0759447" calcext:value-type="float">
            <text:p>-0.0759447</text:p>
          </table:table-cell>
          <table:table-cell office:value-type="float" office:value="-0.0738042" calcext:value-type="float">
            <text:p>-0.0738042</text:p>
          </table:table-cell>
          <table:table-cell office:value-type="float" office:value="-0.0715908" calcext:value-type="float">
            <text:p>-0.0715908</text:p>
          </table:table-cell>
          <table:table-cell office:value-type="float" office:value="-0.0693068" calcext:value-type="float">
            <text:p>-0.0693068</text:p>
          </table:table-cell>
          <table:table-cell office:value-type="float" office:value="-0.0669544" calcext:value-type="float">
            <text:p>-0.0669544</text:p>
          </table:table-cell>
          <table:table-cell office:value-type="float" office:value="-0.0645359" calcext:value-type="float">
            <text:p>-0.0645359</text:p>
          </table:table-cell>
          <table:table-cell office:value-type="float" office:value="-0.0620537" calcext:value-type="float">
            <text:p>-0.0620537</text:p>
          </table:table-cell>
          <table:table-cell office:value-type="float" office:value="-0.0595103" calcext:value-type="float">
            <text:p>-0.0595103</text:p>
          </table:table-cell>
          <table:table-cell office:value-type="float" office:value="-0.0569081" calcext:value-type="float">
            <text:p>-0.0569081</text:p>
          </table:table-cell>
          <table:table-cell office:value-type="float" office:value="-0.0542498" calcext:value-type="float">
            <text:p>-0.0542498</text:p>
          </table:table-cell>
          <table:table-cell office:value-type="float" office:value="-0.051538" calcext:value-type="float">
            <text:p>-0.051538</text:p>
          </table:table-cell>
          <table:table-cell office:value-type="float" office:value="-0.0487752" calcext:value-type="float">
            <text:p>-0.0487752</text:p>
          </table:table-cell>
          <table:table-cell office:value-type="float" office:value="-0.0459644" calcext:value-type="float">
            <text:p>-0.0459644</text:p>
          </table:table-cell>
          <table:table-cell office:value-type="float" office:value="-0.0431082" calcext:value-type="float">
            <text:p>-0.0431082</text:p>
          </table:table-cell>
          <table:table-cell office:value-type="float" office:value="-0.0402094" calcext:value-type="float">
            <text:p>-0.0402094</text:p>
          </table:table-cell>
          <table:table-cell office:value-type="float" office:value="-0.037271" calcext:value-type="float">
            <text:p>-0.037271</text:p>
          </table:table-cell>
          <table:table-cell office:value-type="float" office:value="-0.0342958" calcext:value-type="float">
            <text:p>-0.0342958</text:p>
          </table:table-cell>
          <table:table-cell office:value-type="float" office:value="-0.0312867" calcext:value-type="float">
            <text:p>-0.0312867</text:p>
          </table:table-cell>
          <table:table-cell office:value-type="float" office:value="-0.0282467" calcext:value-type="float">
            <text:p>-0.0282467</text:p>
          </table:table-cell>
          <table:table-cell office:value-type="float" office:value="-0.0251788" calcext:value-type="float">
            <text:p>-0.0251788</text:p>
          </table:table-cell>
          <table:table-cell office:value-type="float" office:value="-0.0220861" calcext:value-type="float">
            <text:p>-0.0220861</text:p>
          </table:table-cell>
          <table:table-cell office:value-type="float" office:value="-0.0189716" calcext:value-type="float">
            <text:p>-0.0189716</text:p>
          </table:table-cell>
          <table:table-cell office:value-type="float" office:value="-0.0158383" calcext:value-type="float">
            <text:p>-0.0158383</text:p>
          </table:table-cell>
          <table:table-cell office:value-type="float" office:value="-0.0126895" calcext:value-type="float">
            <text:p>-0.0126895</text:p>
          </table:table-cell>
          <table:table-cell office:value-type="float" office:value="-0.00952807" calcext:value-type="float">
            <text:p>-0.00952807</text:p>
          </table:table-cell>
          <table:table-cell office:value-type="float" office:value="-0.00635729" calcext:value-type="float">
            <text:p>-0.00635729</text:p>
          </table:table-cell>
          <table:table-cell office:value-type="float" office:value="-0.00318022" calcext:value-type="float">
            <text:p>-0.00318022</text:p>
          </table:table-cell>
          <table:table-cell office:value-type="float" office:value="6.79385E-016" calcext:value-type="float">
            <text:p>6.79385E-16</text:p>
          </table:table-cell>
          <table:table-cell office:value-type="float" office:value="0.00318022" calcext:value-type="float">
            <text:p>0.00318022</text:p>
          </table:table-cell>
          <table:table-cell office:value-type="float" office:value="0.00635729" calcext:value-type="float">
            <text:p>0.00635729</text:p>
          </table:table-cell>
          <table:table-cell office:value-type="float" office:value="0.00952807" calcext:value-type="float">
            <text:p>0.00952807</text:p>
          </table:table-cell>
          <table:table-cell office:value-type="float" office:value="0.0126895" calcext:value-type="float">
            <text:p>0.0126895</text:p>
          </table:table-cell>
          <table:table-cell office:value-type="float" office:value="0.0158383" calcext:value-type="float">
            <text:p>0.0158383</text:p>
          </table:table-cell>
          <table:table-cell office:value-type="float" office:value="0.0189716" calcext:value-type="float">
            <text:p>0.0189716</text:p>
          </table:table-cell>
          <table:table-cell office:value-type="float" office:value="0.0220861" calcext:value-type="float">
            <text:p>0.0220861</text:p>
          </table:table-cell>
          <table:table-cell office:value-type="float" office:value="0.0251788" calcext:value-type="float">
            <text:p>0.0251788</text:p>
          </table:table-cell>
          <table:table-cell office:value-type="float" office:value="0.0282467" calcext:value-type="float">
            <text:p>0.0282467</text:p>
          </table:table-cell>
          <table:table-cell office:value-type="float" office:value="0.0312867" calcext:value-type="float">
            <text:p>0.0312867</text:p>
          </table:table-cell>
          <table:table-cell office:value-type="float" office:value="0.0342958" calcext:value-type="float">
            <text:p>0.0342958</text:p>
          </table:table-cell>
          <table:table-cell office:value-type="float" office:value="0.037271" calcext:value-type="float">
            <text:p>0.037271</text:p>
          </table:table-cell>
          <table:table-cell office:value-type="float" office:value="0.0402094" calcext:value-type="float">
            <text:p>0.0402094</text:p>
          </table:table-cell>
          <table:table-cell office:value-type="float" office:value="0.0431082" calcext:value-type="float">
            <text:p>0.0431082</text:p>
          </table:table-cell>
          <table:table-cell office:value-type="float" office:value="0.0459644" calcext:value-type="float">
            <text:p>0.0459644</text:p>
          </table:table-cell>
          <table:table-cell office:value-type="float" office:value="0.0487752" calcext:value-type="float">
            <text:p>0.0487752</text:p>
          </table:table-cell>
          <table:table-cell office:value-type="float" office:value="0.051538" calcext:value-type="float">
            <text:p>0.051538</text:p>
          </table:table-cell>
          <table:table-cell office:value-type="float" office:value="0.0542498" calcext:value-type="float">
            <text:p>0.0542498</text:p>
          </table:table-cell>
          <table:table-cell office:value-type="float" office:value="0.0569081" calcext:value-type="float">
            <text:p>0.0569081</text:p>
          </table:table-cell>
          <table:table-cell office:value-type="float" office:value="0.0595103" calcext:value-type="float">
            <text:p>0.0595103</text:p>
          </table:table-cell>
          <table:table-cell office:value-type="float" office:value="0.0620537" calcext:value-type="float">
            <text:p>0.0620537</text:p>
          </table:table-cell>
          <table:table-cell office:value-type="float" office:value="0.0645359" calcext:value-type="float">
            <text:p>0.0645359</text:p>
          </table:table-cell>
          <table:table-cell office:value-type="float" office:value="0.0669544" calcext:value-type="float">
            <text:p>0.0669544</text:p>
          </table:table-cell>
          <table:table-cell office:value-type="float" office:value="0.0693068" calcext:value-type="float">
            <text:p>0.0693068</text:p>
          </table:table-cell>
          <table:table-cell office:value-type="float" office:value="0.0715908" calcext:value-type="float">
            <text:p>0.0715908</text:p>
          </table:table-cell>
          <table:table-cell office:value-type="float" office:value="0.0738042" calcext:value-type="float">
            <text:p>0.0738042</text:p>
          </table:table-cell>
          <table:table-cell office:value-type="float" office:value="0.0759447" calcext:value-type="float">
            <text:p>0.0759447</text:p>
          </table:table-cell>
          <table:table-cell office:value-type="float" office:value="0.0780103" calcext:value-type="float">
            <text:p>0.0780103</text:p>
          </table:table-cell>
          <table:table-cell office:value-type="float" office:value="0.0799989" calcext:value-type="float">
            <text:p>0.0799989</text:p>
          </table:table-cell>
          <table:table-cell office:value-type="float" office:value="0.0819086" calcext:value-type="float">
            <text:p>0.0819086</text:p>
          </table:table-cell>
          <table:table-cell office:value-type="float" office:value="0.0837374" calcext:value-type="float">
            <text:p>0.0837374</text:p>
          </table:table-cell>
          <table:table-cell office:value-type="float" office:value="0.0854836" calcext:value-type="float">
            <text:p>0.0854836</text:p>
          </table:table-cell>
          <table:table-cell office:value-type="float" office:value="0.0871454" calcext:value-type="float">
            <text:p>0.0871454</text:p>
          </table:table-cell>
          <table:table-cell office:value-type="float" office:value="0.0887212" calcext:value-type="float">
            <text:p>0.0887212</text:p>
          </table:table-cell>
          <table:table-cell office:value-type="float" office:value="0.0902095" calcext:value-type="float">
            <text:p>0.0902095</text:p>
          </table:table-cell>
          <table:table-cell office:value-type="float" office:value="0.0916087" calcext:value-type="float">
            <text:p>0.0916087</text:p>
          </table:table-cell>
          <table:table-cell office:value-type="float" office:value="0.0929176" calcext:value-type="float">
            <text:p>0.0929176</text:p>
          </table:table-cell>
          <table:table-cell office:value-type="float" office:value="0.0941347" calcext:value-type="float">
            <text:p>0.0941347</text:p>
          </table:table-cell>
          <table:table-cell office:value-type="float" office:value="0.0952589" calcext:value-type="float">
            <text:p>0.0952589</text:p>
          </table:table-cell>
          <table:table-cell office:value-type="float" office:value="0.0962892" calcext:value-type="float">
            <text:p>0.0962892</text:p>
          </table:table-cell>
          <table:table-cell office:value-type="float" office:value="0.0972244" calcext:value-type="float">
            <text:p>0.0972244</text:p>
          </table:table-cell>
          <table:table-cell office:value-type="float" office:value="0.0980636" calcext:value-type="float">
            <text:p>0.0980636</text:p>
          </table:table-cell>
          <table:table-cell office:value-type="float" office:value="0.0988061" calcext:value-type="float">
            <text:p>0.0988061</text:p>
          </table:table-cell>
          <table:table-cell office:value-type="float" office:value="0.0994511" calcext:value-type="float">
            <text:p>0.0994511</text:p>
          </table:table-cell>
          <table:table-cell office:value-type="float" office:value="0.0999979" calcext:value-type="float">
            <text:p>0.0999979</text:p>
          </table:table-cell>
          <table:table-cell office:value-type="float" office:value="0.100446" calcext:value-type="float">
            <text:p>0.100446</text:p>
          </table:table-cell>
          <table:table-cell office:value-type="float" office:value="0.100795" calcext:value-type="float">
            <text:p>0.100795</text:p>
          </table:table-cell>
          <table:table-cell office:value-type="float" office:value="0.101045" calcext:value-type="float">
            <text:p>0.101045</text:p>
          </table:table-cell>
          <table:table-cell office:value-type="float" office:value="0.101194" calcext:value-type="float">
            <text:p>0.101194</text:p>
          </table:table-cell>
          <table:table-cell office:value-type="float" office:value="0.101245" calcext:value-type="float">
            <text:p>0.101245</text:p>
          </table:table-cell>
        </table:table-row>
        <table:table-row table:style-name="ro1">
          <table:table-cell office:value-type="float" office:value="0.803427" calcext:value-type="float">
            <text:p>0.803427</text:p>
          </table:table-cell>
          <table:table-cell office:value-type="float" office:value="-0.467514" calcext:value-type="float">
            <text:p>-0.467514</text:p>
          </table:table-cell>
          <table:table-cell office:value-type="float" office:value="-0.467283" calcext:value-type="float">
            <text:p>-0.467283</text:p>
          </table:table-cell>
          <table:table-cell office:value-type="float" office:value="-0.466591" calcext:value-type="float">
            <text:p>-0.466591</text:p>
          </table:table-cell>
          <table:table-cell office:value-type="float" office:value="-0.465439" calcext:value-type="float">
            <text:p>-0.465439</text:p>
          </table:table-cell>
          <table:table-cell office:value-type="float" office:value="-0.463827" calcext:value-type="float">
            <text:p>-0.463827</text:p>
          </table:table-cell>
          <table:table-cell office:value-type="float" office:value="-0.461758" calcext:value-type="float">
            <text:p>-0.461758</text:p>
          </table:table-cell>
          <table:table-cell office:value-type="float" office:value="-0.459233" calcext:value-type="float">
            <text:p>-0.459233</text:p>
          </table:table-cell>
          <table:table-cell office:value-type="float" office:value="-0.456255" calcext:value-type="float">
            <text:p>-0.456255</text:p>
          </table:table-cell>
          <table:table-cell office:value-type="float" office:value="-0.452826" calcext:value-type="float">
            <text:p>-0.452826</text:p>
          </table:table-cell>
          <table:table-cell office:value-type="float" office:value="-0.448951" calcext:value-type="float">
            <text:p>-0.448951</text:p>
          </table:table-cell>
          <table:table-cell office:value-type="float" office:value="-0.444632" calcext:value-type="float">
            <text:p>-0.444632</text:p>
          </table:table-cell>
          <table:table-cell office:value-type="float" office:value="-0.439875" calcext:value-type="float">
            <text:p>-0.439875</text:p>
          </table:table-cell>
          <table:table-cell office:value-type="float" office:value="-0.434684" calcext:value-type="float">
            <text:p>-0.434684</text:p>
          </table:table-cell>
          <table:table-cell office:value-type="float" office:value="-0.429063" calcext:value-type="float">
            <text:p>-0.429063</text:p>
          </table:table-cell>
          <table:table-cell office:value-type="float" office:value="-0.42302" calcext:value-type="float">
            <text:p>-0.42302</text:p>
          </table:table-cell>
          <table:table-cell office:value-type="float" office:value="-0.416558" calcext:value-type="float">
            <text:p>-0.416558</text:p>
          </table:table-cell>
          <table:table-cell office:value-type="float" office:value="-0.409686" calcext:value-type="float">
            <text:p>-0.409686</text:p>
          </table:table-cell>
          <table:table-cell office:value-type="float" office:value="-0.402409" calcext:value-type="float">
            <text:p>-0.402409</text:p>
          </table:table-cell>
          <table:table-cell office:value-type="float" office:value="-0.394736" calcext:value-type="float">
            <text:p>-0.394736</text:p>
          </table:table-cell>
          <table:table-cell office:value-type="float" office:value="-0.386672" calcext:value-type="float">
            <text:p>-0.386672</text:p>
          </table:table-cell>
          <table:table-cell office:value-type="float" office:value="-0.378227" calcext:value-type="float">
            <text:p>-0.378227</text:p>
          </table:table-cell>
          <table:table-cell office:value-type="float" office:value="-0.369409" calcext:value-type="float">
            <text:p>-0.369409</text:p>
          </table:table-cell>
          <table:table-cell office:value-type="float" office:value="-0.360226" calcext:value-type="float">
            <text:p>-0.360226</text:p>
          </table:table-cell>
          <table:table-cell office:value-type="float" office:value="-0.350688" calcext:value-type="float">
            <text:p>-0.350688</text:p>
          </table:table-cell>
          <table:table-cell office:value-type="float" office:value="-0.340804" calcext:value-type="float">
            <text:p>-0.340804</text:p>
          </table:table-cell>
          <table:table-cell office:value-type="float" office:value="-0.330583" calcext:value-type="float">
            <text:p>-0.330583</text:p>
          </table:table-cell>
          <table:table-cell office:value-type="float" office:value="-0.320036" calcext:value-type="float">
            <text:p>-0.320036</text:p>
          </table:table-cell>
          <table:table-cell office:value-type="float" office:value="-0.309173" calcext:value-type="float">
            <text:p>-0.309173</text:p>
          </table:table-cell>
          <table:table-cell office:value-type="float" office:value="-0.298005" calcext:value-type="float">
            <text:p>-0.298005</text:p>
          </table:table-cell>
          <table:table-cell office:value-type="float" office:value="-0.286543" calcext:value-type="float">
            <text:p>-0.286543</text:p>
          </table:table-cell>
          <table:table-cell office:value-type="float" office:value="-0.274798" calcext:value-type="float">
            <text:p>-0.274798</text:p>
          </table:table-cell>
          <table:table-cell office:value-type="float" office:value="-0.262782" calcext:value-type="float">
            <text:p>-0.262782</text:p>
          </table:table-cell>
          <table:table-cell office:value-type="float" office:value="-0.250507" calcext:value-type="float">
            <text:p>-0.250507</text:p>
          </table:table-cell>
          <table:table-cell office:value-type="float" office:value="-0.237984" calcext:value-type="float">
            <text:p>-0.237984</text:p>
          </table:table-cell>
          <table:table-cell office:value-type="float" office:value="-0.225227" calcext:value-type="float">
            <text:p>-0.225227</text:p>
          </table:table-cell>
          <table:table-cell office:value-type="float" office:value="-0.212247" calcext:value-type="float">
            <text:p>-0.212247</text:p>
          </table:table-cell>
          <table:table-cell office:value-type="float" office:value="-0.199058" calcext:value-type="float">
            <text:p>-0.199058</text:p>
          </table:table-cell>
          <table:table-cell office:value-type="float" office:value="-0.185672" calcext:value-type="float">
            <text:p>-0.185672</text:p>
          </table:table-cell>
          <table:table-cell office:value-type="float" office:value="-0.172104" calcext:value-type="float">
            <text:p>-0.172104</text:p>
          </table:table-cell>
          <table:table-cell office:value-type="float" office:value="-0.158365" calcext:value-type="float">
            <text:p>-0.158365</text:p>
          </table:table-cell>
          <table:table-cell office:value-type="float" office:value="-0.14447" calcext:value-type="float">
            <text:p>-0.14447</text:p>
          </table:table-cell>
          <table:table-cell office:value-type="float" office:value="-0.130432" calcext:value-type="float">
            <text:p>-0.130432</text:p>
          </table:table-cell>
          <table:table-cell office:value-type="float" office:value="-0.116266" calcext:value-type="float">
            <text:p>-0.116266</text:p>
          </table:table-cell>
          <table:table-cell office:value-type="float" office:value="-0.101985" calcext:value-type="float">
            <text:p>-0.101985</text:p>
          </table:table-cell>
          <table:table-cell office:value-type="float" office:value="-0.0876035" calcext:value-type="float">
            <text:p>-0.0876035</text:p>
          </table:table-cell>
          <table:table-cell office:value-type="float" office:value="-0.0731354" calcext:value-type="float">
            <text:p>-0.0731354</text:p>
          </table:table-cell>
          <table:table-cell office:value-type="float" office:value="-0.0585951" calcext:value-type="float">
            <text:p>-0.0585951</text:p>
          </table:table-cell>
          <table:table-cell office:value-type="float" office:value="-0.043997" calcext:value-type="float">
            <text:p>-0.043997</text:p>
          </table:table-cell>
          <table:table-cell office:value-type="float" office:value="-0.0293555" calcext:value-type="float">
            <text:p>-0.0293555</text:p>
          </table:table-cell>
          <table:table-cell office:value-type="float" office:value="-0.014685" calcext:value-type="float">
            <text:p>-0.014685</text:p>
          </table:table-cell>
          <table:table-cell office:value-type="float" office:value="-3.33277E-016" calcext:value-type="float">
            <text:p>-3.33277E-16</text:p>
          </table:table-cell>
          <table:table-cell office:value-type="float" office:value="0.014685" calcext:value-type="float">
            <text:p>0.014685</text:p>
          </table:table-cell>
          <table:table-cell office:value-type="float" office:value="0.0293555" calcext:value-type="float">
            <text:p>0.0293555</text:p>
          </table:table-cell>
          <table:table-cell office:value-type="float" office:value="0.043997" calcext:value-type="float">
            <text:p>0.043997</text:p>
          </table:table-cell>
          <table:table-cell office:value-type="float" office:value="0.0585951" calcext:value-type="float">
            <text:p>0.0585951</text:p>
          </table:table-cell>
          <table:table-cell office:value-type="float" office:value="0.0731354" calcext:value-type="float">
            <text:p>0.0731354</text:p>
          </table:table-cell>
          <table:table-cell office:value-type="float" office:value="0.0876035" calcext:value-type="float">
            <text:p>0.0876035</text:p>
          </table:table-cell>
          <table:table-cell office:value-type="float" office:value="0.101985" calcext:value-type="float">
            <text:p>0.101985</text:p>
          </table:table-cell>
          <table:table-cell office:value-type="float" office:value="0.116266" calcext:value-type="float">
            <text:p>0.116266</text:p>
          </table:table-cell>
          <table:table-cell office:value-type="float" office:value="0.130432" calcext:value-type="float">
            <text:p>0.130432</text:p>
          </table:table-cell>
          <table:table-cell office:value-type="float" office:value="0.14447" calcext:value-type="float">
            <text:p>0.14447</text:p>
          </table:table-cell>
          <table:table-cell office:value-type="float" office:value="0.158365" calcext:value-type="float">
            <text:p>0.158365</text:p>
          </table:table-cell>
          <table:table-cell office:value-type="float" office:value="0.172104" calcext:value-type="float">
            <text:p>0.172104</text:p>
          </table:table-cell>
          <table:table-cell office:value-type="float" office:value="0.185672" calcext:value-type="float">
            <text:p>0.185672</text:p>
          </table:table-cell>
          <table:table-cell office:value-type="float" office:value="0.199058" calcext:value-type="float">
            <text:p>0.199058</text:p>
          </table:table-cell>
          <table:table-cell office:value-type="float" office:value="0.212247" calcext:value-type="float">
            <text:p>0.212247</text:p>
          </table:table-cell>
          <table:table-cell office:value-type="float" office:value="0.225227" calcext:value-type="float">
            <text:p>0.225227</text:p>
          </table:table-cell>
          <table:table-cell office:value-type="float" office:value="0.237984" calcext:value-type="float">
            <text:p>0.237984</text:p>
          </table:table-cell>
          <table:table-cell office:value-type="float" office:value="0.250507" calcext:value-type="float">
            <text:p>0.250507</text:p>
          </table:table-cell>
          <table:table-cell office:value-type="float" office:value="0.262782" calcext:value-type="float">
            <text:p>0.262782</text:p>
          </table:table-cell>
          <table:table-cell office:value-type="float" office:value="0.274798" calcext:value-type="float">
            <text:p>0.274798</text:p>
          </table:table-cell>
          <table:table-cell office:value-type="float" office:value="0.286543" calcext:value-type="float">
            <text:p>0.286543</text:p>
          </table:table-cell>
          <table:table-cell office:value-type="float" office:value="0.298005" calcext:value-type="float">
            <text:p>0.298005</text:p>
          </table:table-cell>
          <table:table-cell office:value-type="float" office:value="0.309173" calcext:value-type="float">
            <text:p>0.309173</text:p>
          </table:table-cell>
          <table:table-cell office:value-type="float" office:value="0.320036" calcext:value-type="float">
            <text:p>0.320036</text:p>
          </table:table-cell>
          <table:table-cell office:value-type="float" office:value="0.330583" calcext:value-type="float">
            <text:p>0.330583</text:p>
          </table:table-cell>
          <table:table-cell office:value-type="float" office:value="0.340804" calcext:value-type="float">
            <text:p>0.340804</text:p>
          </table:table-cell>
          <table:table-cell office:value-type="float" office:value="0.350688" calcext:value-type="float">
            <text:p>0.350688</text:p>
          </table:table-cell>
          <table:table-cell office:value-type="float" office:value="0.360226" calcext:value-type="float">
            <text:p>0.360226</text:p>
          </table:table-cell>
          <table:table-cell office:value-type="float" office:value="0.369409" calcext:value-type="float">
            <text:p>0.369409</text:p>
          </table:table-cell>
          <table:table-cell office:value-type="float" office:value="0.378227" calcext:value-type="float">
            <text:p>0.378227</text:p>
          </table:table-cell>
          <table:table-cell office:value-type="float" office:value="0.386672" calcext:value-type="float">
            <text:p>0.386672</text:p>
          </table:table-cell>
          <table:table-cell office:value-type="float" office:value="0.394736" calcext:value-type="float">
            <text:p>0.394736</text:p>
          </table:table-cell>
          <table:table-cell office:value-type="float" office:value="0.402409" calcext:value-type="float">
            <text:p>0.402409</text:p>
          </table:table-cell>
          <table:table-cell office:value-type="float" office:value="0.409686" calcext:value-type="float">
            <text:p>0.409686</text:p>
          </table:table-cell>
          <table:table-cell office:value-type="float" office:value="0.416558" calcext:value-type="float">
            <text:p>0.416558</text:p>
          </table:table-cell>
          <table:table-cell office:value-type="float" office:value="0.42302" calcext:value-type="float">
            <text:p>0.42302</text:p>
          </table:table-cell>
          <table:table-cell office:value-type="float" office:value="0.429063" calcext:value-type="float">
            <text:p>0.429063</text:p>
          </table:table-cell>
          <table:table-cell office:value-type="float" office:value="0.434684" calcext:value-type="float">
            <text:p>0.434684</text:p>
          </table:table-cell>
          <table:table-cell office:value-type="float" office:value="0.439875" calcext:value-type="float">
            <text:p>0.439875</text:p>
          </table:table-cell>
          <table:table-cell office:value-type="float" office:value="0.444632" calcext:value-type="float">
            <text:p>0.444632</text:p>
          </table:table-cell>
          <table:table-cell office:value-type="float" office:value="0.448951" calcext:value-type="float">
            <text:p>0.448951</text:p>
          </table:table-cell>
          <table:table-cell office:value-type="float" office:value="0.452826" calcext:value-type="float">
            <text:p>0.452826</text:p>
          </table:table-cell>
          <table:table-cell office:value-type="float" office:value="0.456255" calcext:value-type="float">
            <text:p>0.456255</text:p>
          </table:table-cell>
          <table:table-cell office:value-type="float" office:value="0.459233" calcext:value-type="float">
            <text:p>0.459233</text:p>
          </table:table-cell>
          <table:table-cell office:value-type="float" office:value="0.461758" calcext:value-type="float">
            <text:p>0.461758</text:p>
          </table:table-cell>
          <table:table-cell office:value-type="float" office:value="0.463827" calcext:value-type="float">
            <text:p>0.463827</text:p>
          </table:table-cell>
          <table:table-cell office:value-type="float" office:value="0.465439" calcext:value-type="float">
            <text:p>0.465439</text:p>
          </table:table-cell>
          <table:table-cell office:value-type="float" office:value="0.466591" calcext:value-type="float">
            <text:p>0.466591</text:p>
          </table:table-cell>
          <table:table-cell office:value-type="float" office:value="0.467283" calcext:value-type="float">
            <text:p>0.467283</text:p>
          </table:table-cell>
          <table:table-cell office:value-type="float" office:value="0.467514" calcext:value-type="float">
            <text:p>0.467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602115" calcext:value-type="float">
            <text:p>-0.602115</text:p>
          </table:table-cell>
          <table:table-cell office:value-type="float" office:value="-0.601817" calcext:value-type="float">
            <text:p>-0.601817</text:p>
          </table:table-cell>
          <table:table-cell office:value-type="float" office:value="-0.600926" calcext:value-type="float">
            <text:p>-0.600926</text:p>
          </table:table-cell>
          <table:table-cell office:value-type="float" office:value="-0.599442" calcext:value-type="float">
            <text:p>-0.599442</text:p>
          </table:table-cell>
          <table:table-cell office:value-type="float" office:value="-0.597367" calcext:value-type="float">
            <text:p>-0.597367</text:p>
          </table:table-cell>
          <table:table-cell office:value-type="float" office:value="-0.594702" calcext:value-type="float">
            <text:p>-0.594702</text:p>
          </table:table-cell>
          <table:table-cell office:value-type="float" office:value="-0.591449" calcext:value-type="float">
            <text:p>-0.591449</text:p>
          </table:table-cell>
          <table:table-cell office:value-type="float" office:value="-0.587614" calcext:value-type="float">
            <text:p>-0.587614</text:p>
          </table:table-cell>
          <table:table-cell office:value-type="float" office:value="-0.583198" calcext:value-type="float">
            <text:p>-0.583198</text:p>
          </table:table-cell>
          <table:table-cell office:value-type="float" office:value="-0.578207" calcext:value-type="float">
            <text:p>-0.578207</text:p>
          </table:table-cell>
          <table:table-cell office:value-type="float" office:value="-0.572645" calcext:value-type="float">
            <text:p>-0.572645</text:p>
          </table:table-cell>
          <table:table-cell office:value-type="float" office:value="-0.566518" calcext:value-type="float">
            <text:p>-0.566518</text:p>
          </table:table-cell>
          <table:table-cell office:value-type="float" office:value="-0.559832" calcext:value-type="float">
            <text:p>-0.559832</text:p>
          </table:table-cell>
          <table:table-cell office:value-type="float" office:value="-0.552593" calcext:value-type="float">
            <text:p>-0.552593</text:p>
          </table:table-cell>
          <table:table-cell office:value-type="float" office:value="-0.54481" calcext:value-type="float">
            <text:p>-0.54481</text:p>
          </table:table-cell>
          <table:table-cell office:value-type="float" office:value="-0.536488" calcext:value-type="float">
            <text:p>-0.536488</text:p>
          </table:table-cell>
          <table:table-cell office:value-type="float" office:value="-0.527637" calcext:value-type="float">
            <text:p>-0.527637</text:p>
          </table:table-cell>
          <table:table-cell office:value-type="float" office:value="-0.518265" calcext:value-type="float">
            <text:p>-0.518265</text:p>
          </table:table-cell>
          <table:table-cell office:value-type="float" office:value="-0.508382" calcext:value-type="float">
            <text:p>-0.508382</text:p>
          </table:table-cell>
          <table:table-cell office:value-type="float" office:value="-0.497997" calcext:value-type="float">
            <text:p>-0.497997</text:p>
          </table:table-cell>
          <table:table-cell office:value-type="float" office:value="-0.487121" calcext:value-type="float">
            <text:p>-0.487121</text:p>
          </table:table-cell>
          <table:table-cell office:value-type="float" office:value="-0.475764" calcext:value-type="float">
            <text:p>-0.475764</text:p>
          </table:table-cell>
          <table:table-cell office:value-type="float" office:value="-0.463937" calcext:value-type="float">
            <text:p>-0.463937</text:p>
          </table:table-cell>
          <table:table-cell office:value-type="float" office:value="-0.451653" calcext:value-type="float">
            <text:p>-0.451653</text:p>
          </table:table-cell>
          <table:table-cell office:value-type="float" office:value="-0.438923" calcext:value-type="float">
            <text:p>-0.438923</text:p>
          </table:table-cell>
          <table:table-cell office:value-type="float" office:value="-0.425759" calcext:value-type="float">
            <text:p>-0.425759</text:p>
          </table:table-cell>
          <table:table-cell office:value-type="float" office:value="-0.412176" calcext:value-type="float">
            <text:p>-0.412176</text:p>
          </table:table-cell>
          <table:table-cell office:value-type="float" office:value="-0.398185" calcext:value-type="float">
            <text:p>-0.398185</text:p>
          </table:table-cell>
          <table:table-cell office:value-type="float" office:value="-0.383802" calcext:value-type="float">
            <text:p>-0.383802</text:p>
          </table:table-cell>
          <table:table-cell office:value-type="float" office:value="-0.36904" calcext:value-type="float">
            <text:p>-0.36904</text:p>
          </table:table-cell>
          <table:table-cell office:value-type="float" office:value="-0.353914" calcext:value-type="float">
            <text:p>-0.353914</text:p>
          </table:table-cell>
          <table:table-cell office:value-type="float" office:value="-0.338439" calcext:value-type="float">
            <text:p>-0.338439</text:p>
          </table:table-cell>
          <table:table-cell office:value-type="float" office:value="-0.322629" calcext:value-type="float">
            <text:p>-0.322629</text:p>
          </table:table-cell>
          <table:table-cell office:value-type="float" office:value="-0.306501" calcext:value-type="float">
            <text:p>-0.306501</text:p>
          </table:table-cell>
          <table:table-cell office:value-type="float" office:value="-0.290071" calcext:value-type="float">
            <text:p>-0.290071</text:p>
          </table:table-cell>
          <table:table-cell office:value-type="float" office:value="-0.273354" calcext:value-type="float">
            <text:p>-0.273354</text:p>
          </table:table-cell>
          <table:table-cell office:value-type="float" office:value="-0.256368" calcext:value-type="float">
            <text:p>-0.256368</text:p>
          </table:table-cell>
          <table:table-cell office:value-type="float" office:value="-0.239129" calcext:value-type="float">
            <text:p>-0.239129</text:p>
          </table:table-cell>
          <table:table-cell office:value-type="float" office:value="-0.221653" calcext:value-type="float">
            <text:p>-0.221653</text:p>
          </table:table-cell>
          <table:table-cell office:value-type="float" office:value="-0.203959" calcext:value-type="float">
            <text:p>-0.203959</text:p>
          </table:table-cell>
          <table:table-cell office:value-type="float" office:value="-0.186064" calcext:value-type="float">
            <text:p>-0.186064</text:p>
          </table:table-cell>
          <table:table-cell office:value-type="float" office:value="-0.167985" calcext:value-type="float">
            <text:p>-0.167985</text:p>
          </table:table-cell>
          <table:table-cell office:value-type="float" office:value="-0.14974" calcext:value-type="float">
            <text:p>-0.14974</text:p>
          </table:table-cell>
          <table:table-cell office:value-type="float" office:value="-0.131347" calcext:value-type="float">
            <text:p>-0.131347</text:p>
          </table:table-cell>
          <table:table-cell office:value-type="float" office:value="-0.112825" calcext:value-type="float">
            <text:p>-0.112825</text:p>
          </table:table-cell>
          <table:table-cell office:value-type="float" office:value="-0.0941915" calcext:value-type="float">
            <text:p>-0.0941915</text:p>
          </table:table-cell>
          <table:table-cell office:value-type="float" office:value="-0.075465" calcext:value-type="float">
            <text:p>-0.075465</text:p>
          </table:table-cell>
          <table:table-cell office:value-type="float" office:value="-0.056664" calcext:value-type="float">
            <text:p>-0.056664</text:p>
          </table:table-cell>
          <table:table-cell office:value-type="float" office:value="-0.0378071" calcext:value-type="float">
            <text:p>-0.0378071</text:p>
          </table:table-cell>
          <table:table-cell office:value-type="float" office:value="-0.0189129" calcext:value-type="float">
            <text:p>-0.0189129</text:p>
          </table:table-cell>
          <table:table-cell office:value-type="float" office:value="-1.02274E-015" calcext:value-type="float">
            <text:p>-1.02274E-15</text:p>
          </table:table-cell>
          <table:table-cell office:value-type="float" office:value="0.0189129" calcext:value-type="float">
            <text:p>0.0189129</text:p>
          </table:table-cell>
          <table:table-cell office:value-type="float" office:value="0.0378071" calcext:value-type="float">
            <text:p>0.0378071</text:p>
          </table:table-cell>
          <table:table-cell office:value-type="float" office:value="0.056664" calcext:value-type="float">
            <text:p>0.056664</text:p>
          </table:table-cell>
          <table:table-cell office:value-type="float" office:value="0.075465" calcext:value-type="float">
            <text:p>0.075465</text:p>
          </table:table-cell>
          <table:table-cell office:value-type="float" office:value="0.0941915" calcext:value-type="float">
            <text:p>0.0941915</text:p>
          </table:table-cell>
          <table:table-cell office:value-type="float" office:value="0.112825" calcext:value-type="float">
            <text:p>0.112825</text:p>
          </table:table-cell>
          <table:table-cell office:value-type="float" office:value="0.131347" calcext:value-type="float">
            <text:p>0.131347</text:p>
          </table:table-cell>
          <table:table-cell office:value-type="float" office:value="0.14974" calcext:value-type="float">
            <text:p>0.14974</text:p>
          </table:table-cell>
          <table:table-cell office:value-type="float" office:value="0.167985" calcext:value-type="float">
            <text:p>0.167985</text:p>
          </table:table-cell>
          <table:table-cell office:value-type="float" office:value="0.186064" calcext:value-type="float">
            <text:p>0.186064</text:p>
          </table:table-cell>
          <table:table-cell office:value-type="float" office:value="0.203959" calcext:value-type="float">
            <text:p>0.203959</text:p>
          </table:table-cell>
          <table:table-cell office:value-type="float" office:value="0.221653" calcext:value-type="float">
            <text:p>0.221653</text:p>
          </table:table-cell>
          <table:table-cell office:value-type="float" office:value="0.239129" calcext:value-type="float">
            <text:p>0.239129</text:p>
          </table:table-cell>
          <table:table-cell office:value-type="float" office:value="0.256368" calcext:value-type="float">
            <text:p>0.256368</text:p>
          </table:table-cell>
          <table:table-cell office:value-type="float" office:value="0.273354" calcext:value-type="float">
            <text:p>0.273354</text:p>
          </table:table-cell>
          <table:table-cell office:value-type="float" office:value="0.290071" calcext:value-type="float">
            <text:p>0.290071</text:p>
          </table:table-cell>
          <table:table-cell office:value-type="float" office:value="0.306501" calcext:value-type="float">
            <text:p>0.306501</text:p>
          </table:table-cell>
          <table:table-cell office:value-type="float" office:value="0.322629" calcext:value-type="float">
            <text:p>0.322629</text:p>
          </table:table-cell>
          <table:table-cell office:value-type="float" office:value="0.338439" calcext:value-type="float">
            <text:p>0.338439</text:p>
          </table:table-cell>
          <table:table-cell office:value-type="float" office:value="0.353914" calcext:value-type="float">
            <text:p>0.353914</text:p>
          </table:table-cell>
          <table:table-cell office:value-type="float" office:value="0.36904" calcext:value-type="float">
            <text:p>0.36904</text:p>
          </table:table-cell>
          <table:table-cell office:value-type="float" office:value="0.383802" calcext:value-type="float">
            <text:p>0.383802</text:p>
          </table:table-cell>
          <table:table-cell office:value-type="float" office:value="0.398185" calcext:value-type="float">
            <text:p>0.398185</text:p>
          </table:table-cell>
          <table:table-cell office:value-type="float" office:value="0.412176" calcext:value-type="float">
            <text:p>0.412176</text:p>
          </table:table-cell>
          <table:table-cell office:value-type="float" office:value="0.425759" calcext:value-type="float">
            <text:p>0.425759</text:p>
          </table:table-cell>
          <table:table-cell office:value-type="float" office:value="0.438923" calcext:value-type="float">
            <text:p>0.438923</text:p>
          </table:table-cell>
          <table:table-cell office:value-type="float" office:value="0.451653" calcext:value-type="float">
            <text:p>0.451653</text:p>
          </table:table-cell>
          <table:table-cell office:value-type="float" office:value="0.463937" calcext:value-type="float">
            <text:p>0.463937</text:p>
          </table:table-cell>
          <table:table-cell office:value-type="float" office:value="0.475764" calcext:value-type="float">
            <text:p>0.475764</text:p>
          </table:table-cell>
          <table:table-cell office:value-type="float" office:value="0.487121" calcext:value-type="float">
            <text:p>0.487121</text:p>
          </table:table-cell>
          <table:table-cell office:value-type="float" office:value="0.497997" calcext:value-type="float">
            <text:p>0.497997</text:p>
          </table:table-cell>
          <table:table-cell office:value-type="float" office:value="0.508382" calcext:value-type="float">
            <text:p>0.508382</text:p>
          </table:table-cell>
          <table:table-cell office:value-type="float" office:value="0.518265" calcext:value-type="float">
            <text:p>0.518265</text:p>
          </table:table-cell>
          <table:table-cell office:value-type="float" office:value="0.527637" calcext:value-type="float">
            <text:p>0.527637</text:p>
          </table:table-cell>
          <table:table-cell office:value-type="float" office:value="0.536488" calcext:value-type="float">
            <text:p>0.536488</text:p>
          </table:table-cell>
          <table:table-cell office:value-type="float" office:value="0.54481" calcext:value-type="float">
            <text:p>0.54481</text:p>
          </table:table-cell>
          <table:table-cell office:value-type="float" office:value="0.552593" calcext:value-type="float">
            <text:p>0.552593</text:p>
          </table:table-cell>
          <table:table-cell office:value-type="float" office:value="0.559832" calcext:value-type="float">
            <text:p>0.559832</text:p>
          </table:table-cell>
          <table:table-cell office:value-type="float" office:value="0.566518" calcext:value-type="float">
            <text:p>0.566518</text:p>
          </table:table-cell>
          <table:table-cell office:value-type="float" office:value="0.572645" calcext:value-type="float">
            <text:p>0.572645</text:p>
          </table:table-cell>
          <table:table-cell office:value-type="float" office:value="0.578207" calcext:value-type="float">
            <text:p>0.578207</text:p>
          </table:table-cell>
          <table:table-cell office:value-type="float" office:value="0.583198" calcext:value-type="float">
            <text:p>0.583198</text:p>
          </table:table-cell>
          <table:table-cell office:value-type="float" office:value="0.587614" calcext:value-type="float">
            <text:p>0.587614</text:p>
          </table:table-cell>
          <table:table-cell office:value-type="float" office:value="0.591449" calcext:value-type="float">
            <text:p>0.591449</text:p>
          </table:table-cell>
          <table:table-cell office:value-type="float" office:value="0.594702" calcext:value-type="float">
            <text:p>0.594702</text:p>
          </table:table-cell>
          <table:table-cell office:value-type="float" office:value="0.597367" calcext:value-type="float">
            <text:p>0.597367</text:p>
          </table:table-cell>
          <table:table-cell office:value-type="float" office:value="0.599442" calcext:value-type="float">
            <text:p>0.599442</text:p>
          </table:table-cell>
          <table:table-cell office:value-type="float" office:value="0.600926" calcext:value-type="float">
            <text:p>0.600926</text:p>
          </table:table-cell>
          <table:table-cell office:value-type="float" office:value="0.601817" calcext:value-type="float">
            <text:p>0.601817</text:p>
          </table:table-cell>
          <table:table-cell office:value-type="float" office:value="0.602115" calcext:value-type="float">
            <text:p>0.6021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9T23:58:29.370347902</dc:date>
    <meta:editing-duration>PT9M33S</meta:editing-duration>
    <meta:editing-cycles>1</meta:editing-cycles>
    <meta:document-statistic meta:table-count="2" meta:cell-count="1438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2.956cm" style:legend-expansion="high" chart:style-name="ch2"/>
        <chart:plot-area chart:style-name="ch3" table:cell-range-address="Sheet2.B1:Sheet2.CX6" svg:x="0.32cm" svg:y="0.18cm" svg:width="13.063cm" svg:height="8.64cm">
          <chartooo:coordinate-region svg:x="1.153cm" svg:y="0.379cm" svg:width="12.08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CX1" chart:class="chart:line">
            <chart:data-point chart:repeated="101"/>
          </chart:series>
          <chart:series chart:style-name="ch7" chart:values-cell-range-address="Sheet2.B2:Sheet2.CX2" chart:class="chart:line">
            <chart:data-point chart:repeated="101"/>
          </chart:series>
          <chart:series chart:style-name="ch8" chart:values-cell-range-address="Sheet2.B3:Sheet2.CX3" chart:class="chart:line">
            <chart:data-point chart:repeated="101"/>
          </chart:series>
          <chart:series chart:style-name="ch9" chart:values-cell-range-address="Sheet2.B4:Sheet2.CX4" chart:class="chart:line">
            <chart:data-point chart:repeated="101"/>
          </chart:series>
          <chart:series chart:style-name="ch10" chart:values-cell-range-address="Sheet2.B5:Sheet2.CX5" chart:class="chart:line">
            <chart:data-point chart:repeated="101"/>
          </chart:series>
          <chart:series chart:style-name="ch11" chart:values-cell-range-address="Sheet2.B6:Sheet2.CX6" chart:class="chart:line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2.B1:Sheet2.CX1</svg:desc>
                </draw:g>
              </table:table-cell>
              <table:table-cell office:value-type="float" office:value="0.999507">
                <text:p>0.999507</text:p>
              </table:table-cell>
              <table:table-cell office:value-type="float" office:value="0.998027">
                <text:p>0.998027</text:p>
              </table:table-cell>
              <table:table-cell office:value-type="float" office:value="0.995562">
                <text:p>0.995562</text:p>
              </table:table-cell>
              <table:table-cell office:value-type="float" office:value="0.992115">
                <text:p>0.992115</text:p>
              </table:table-cell>
              <table:table-cell office:value-type="float" office:value="0.987688">
                <text:p>0.987688</text:p>
              </table:table-cell>
              <table:table-cell office:value-type="float" office:value="0.982287">
                <text:p>0.982287</text:p>
              </table:table-cell>
              <table:table-cell office:value-type="float" office:value="0.975917">
                <text:p>0.975917</text:p>
              </table:table-cell>
              <table:table-cell office:value-type="float" office:value="0.968583">
                <text:p>0.968583</text:p>
              </table:table-cell>
              <table:table-cell office:value-type="float" office:value="0.960294">
                <text:p>0.960294</text:p>
              </table:table-cell>
              <table:table-cell office:value-type="float" office:value="0.951057">
                <text:p>0.951057</text:p>
              </table:table-cell>
              <table:table-cell office:value-type="float" office:value="0.940881">
                <text:p>0.940881</text:p>
              </table:table-cell>
              <table:table-cell office:value-type="float" office:value="0.929776">
                <text:p>0.929776</text:p>
              </table:table-cell>
              <table:table-cell office:value-type="float" office:value="0.917755">
                <text:p>0.917755</text:p>
              </table:table-cell>
              <table:table-cell office:value-type="float" office:value="0.904827">
                <text:p>0.904827</text:p>
              </table:table-cell>
              <table:table-cell office:value-type="float" office:value="0.891007">
                <text:p>0.891007</text:p>
              </table:table-cell>
              <table:table-cell office:value-type="float" office:value="0.876307">
                <text:p>0.876307</text:p>
              </table:table-cell>
              <table:table-cell office:value-type="float" office:value="0.860742">
                <text:p>0.860742</text:p>
              </table:table-cell>
              <table:table-cell office:value-type="float" office:value="0.844328">
                <text:p>0.844328</text:p>
              </table:table-cell>
              <table:table-cell office:value-type="float" office:value="0.827081">
                <text:p>0.827081</text:p>
              </table:table-cell>
              <table:table-cell office:value-type="float" office:value="0.809017">
                <text:p>0.809017</text:p>
              </table:table-cell>
              <table:table-cell office:value-type="float" office:value="0.790155">
                <text:p>0.790155</text:p>
              </table:table-cell>
              <table:table-cell office:value-type="float" office:value="0.770513">
                <text:p>0.770513</text:p>
              </table:table-cell>
              <table:table-cell office:value-type="float" office:value="0.750111">
                <text:p>0.750111</text:p>
              </table:table-cell>
              <table:table-cell office:value-type="float" office:value="0.728969">
                <text:p>0.728969</text:p>
              </table:table-cell>
              <table:table-cell office:value-type="float" office:value="0.707107">
                <text:p>0.707107</text:p>
              </table:table-cell>
              <table:table-cell office:value-type="float" office:value="0.684547">
                <text:p>0.684547</text:p>
              </table:table-cell>
              <table:table-cell office:value-type="float" office:value="0.661312">
                <text:p>0.661312</text:p>
              </table:table-cell>
              <table:table-cell office:value-type="float" office:value="0.637424">
                <text:p>0.637424</text:p>
              </table:table-cell>
              <table:table-cell office:value-type="float" office:value="0.612907">
                <text:p>0.612907</text:p>
              </table:table-cell>
              <table:table-cell office:value-type="float" office:value="0.587785">
                <text:p>0.587785</text:p>
              </table:table-cell>
              <table:table-cell office:value-type="float" office:value="0.562083">
                <text:p>0.562083</text:p>
              </table:table-cell>
              <table:table-cell office:value-type="float" office:value="0.535827">
                <text:p>0.535827</text:p>
              </table:table-cell>
              <table:table-cell office:value-type="float" office:value="0.509041">
                <text:p>0.509041</text:p>
              </table:table-cell>
              <table:table-cell office:value-type="float" office:value="0.481754">
                <text:p>0.481754</text:p>
              </table:table-cell>
              <table:table-cell office:value-type="float" office:value="0.45399">
                <text:p>0.45399</text:p>
              </table:table-cell>
              <table:table-cell office:value-type="float" office:value="0.425779">
                <text:p>0.425779</text:p>
              </table:table-cell>
              <table:table-cell office:value-type="float" office:value="0.397148">
                <text:p>0.397148</text:p>
              </table:table-cell>
              <table:table-cell office:value-type="float" office:value="0.368125">
                <text:p>0.368125</text:p>
              </table:table-cell>
              <table:table-cell office:value-type="float" office:value="0.338738">
                <text:p>0.338738</text:p>
              </table:table-cell>
              <table:table-cell office:value-type="float" office:value="0.309017">
                <text:p>0.309017</text:p>
              </table:table-cell>
              <table:table-cell office:value-type="float" office:value="0.278991">
                <text:p>0.278991</text:p>
              </table:table-cell>
              <table:table-cell office:value-type="float" office:value="0.24869">
                <text:p>0.24869</text:p>
              </table:table-cell>
              <table:table-cell office:value-type="float" office:value="0.218143">
                <text:p>0.218143</text:p>
              </table:table-cell>
              <table:table-cell office:value-type="float" office:value="0.187381">
                <text:p>0.187381</text:p>
              </table:table-cell>
              <table:table-cell office:value-type="float" office:value="0.156434">
                <text:p>0.156434</text:p>
              </table:table-cell>
              <table:table-cell office:value-type="float" office:value="0.125333">
                <text:p>0.125333</text:p>
              </table:table-cell>
              <table:table-cell office:value-type="float" office:value="0.0941083">
                <text:p>0.0941083</text:p>
              </table:table-cell>
              <table:table-cell office:value-type="float" office:value="0.0627905">
                <text:p>0.0627905</text:p>
              </table:table-cell>
              <table:table-cell office:value-type="float" office:value="0.0314108">
                <text:p>0.0314108</text:p>
              </table:table-cell>
              <table:table-cell office:value-type="float" office:value="6.12323E-017">
                <text:p>6.12323E-017</text:p>
              </table:table-cell>
              <table:table-cell office:value-type="float" office:value="-0.0314108">
                <text:p>-0.0314108</text:p>
              </table:table-cell>
              <table:table-cell office:value-type="float" office:value="-0.0627905">
                <text:p>-0.0627905</text:p>
              </table:table-cell>
              <table:table-cell office:value-type="float" office:value="-0.0941083">
                <text:p>-0.0941083</text:p>
              </table:table-cell>
              <table:table-cell office:value-type="float" office:value="-0.125333">
                <text:p>-0.125333</text:p>
              </table:table-cell>
              <table:table-cell office:value-type="float" office:value="-0.156434">
                <text:p>-0.156434</text:p>
              </table:table-cell>
              <table:table-cell office:value-type="float" office:value="-0.187381">
                <text:p>-0.187381</text:p>
              </table:table-cell>
              <table:table-cell office:value-type="float" office:value="-0.218143">
                <text:p>-0.218143</text:p>
              </table:table-cell>
              <table:table-cell office:value-type="float" office:value="-0.24869">
                <text:p>-0.24869</text:p>
              </table:table-cell>
              <table:table-cell office:value-type="float" office:value="-0.278991">
                <text:p>-0.278991</text:p>
              </table:table-cell>
              <table:table-cell office:value-type="float" office:value="-0.309017">
                <text:p>-0.309017</text:p>
              </table:table-cell>
              <table:table-cell office:value-type="float" office:value="-0.338738">
                <text:p>-0.338738</text:p>
              </table:table-cell>
              <table:table-cell office:value-type="float" office:value="-0.368125">
                <text:p>-0.368125</text:p>
              </table:table-cell>
              <table:table-cell office:value-type="float" office:value="-0.397148">
                <text:p>-0.397148</text:p>
              </table:table-cell>
              <table:table-cell office:value-type="float" office:value="-0.425779">
                <text:p>-0.425779</text:p>
              </table:table-cell>
              <table:table-cell office:value-type="float" office:value="-0.45399">
                <text:p>-0.45399</text:p>
              </table:table-cell>
              <table:table-cell office:value-type="float" office:value="-0.481754">
                <text:p>-0.481754</text:p>
              </table:table-cell>
              <table:table-cell office:value-type="float" office:value="-0.509041">
                <text:p>-0.509041</text:p>
              </table:table-cell>
              <table:table-cell office:value-type="float" office:value="-0.535827">
                <text:p>-0.535827</text:p>
              </table:table-cell>
              <table:table-cell office:value-type="float" office:value="-0.562083">
                <text:p>-0.562083</text:p>
              </table:table-cell>
              <table:table-cell office:value-type="float" office:value="-0.587785">
                <text:p>-0.587785</text:p>
              </table:table-cell>
              <table:table-cell office:value-type="float" office:value="-0.612907">
                <text:p>-0.612907</text:p>
              </table:table-cell>
              <table:table-cell office:value-type="float" office:value="-0.637424">
                <text:p>-0.637424</text:p>
              </table:table-cell>
              <table:table-cell office:value-type="float" office:value="-0.661312">
                <text:p>-0.661312</text:p>
              </table:table-cell>
              <table:table-cell office:value-type="float" office:value="-0.684547">
                <text:p>-0.684547</text:p>
              </table:table-cell>
              <table:table-cell office:value-type="float" office:value="-0.707107">
                <text:p>-0.707107</text:p>
              </table:table-cell>
              <table:table-cell office:value-type="float" office:value="-0.728969">
                <text:p>-0.728969</text:p>
              </table:table-cell>
              <table:table-cell office:value-type="float" office:value="-0.750111">
                <text:p>-0.750111</text:p>
              </table:table-cell>
              <table:table-cell office:value-type="float" office:value="-0.770513">
                <text:p>-0.770513</text:p>
              </table:table-cell>
              <table:table-cell office:value-type="float" office:value="-0.790155">
                <text:p>-0.790155</text:p>
              </table:table-cell>
              <table:table-cell office:value-type="float" office:value="-0.809017">
                <text:p>-0.809017</text:p>
              </table:table-cell>
              <table:table-cell office:value-type="float" office:value="-0.827081">
                <text:p>-0.827081</text:p>
              </table:table-cell>
              <table:table-cell office:value-type="float" office:value="-0.844328">
                <text:p>-0.844328</text:p>
              </table:table-cell>
              <table:table-cell office:value-type="float" office:value="-0.860742">
                <text:p>-0.860742</text:p>
              </table:table-cell>
              <table:table-cell office:value-type="float" office:value="-0.876307">
                <text:p>-0.876307</text:p>
              </table:table-cell>
              <table:table-cell office:value-type="float" office:value="-0.891007">
                <text:p>-0.891007</text:p>
              </table:table-cell>
              <table:table-cell office:value-type="float" office:value="-0.904827">
                <text:p>-0.904827</text:p>
              </table:table-cell>
              <table:table-cell office:value-type="float" office:value="-0.917755">
                <text:p>-0.917755</text:p>
              </table:table-cell>
              <table:table-cell office:value-type="float" office:value="-0.929776">
                <text:p>-0.929776</text:p>
              </table:table-cell>
              <table:table-cell office:value-type="float" office:value="-0.940881">
                <text:p>-0.940881</text:p>
              </table:table-cell>
              <table:table-cell office:value-type="float" office:value="-0.951057">
                <text:p>-0.951057</text:p>
              </table:table-cell>
              <table:table-cell office:value-type="float" office:value="-0.960294">
                <text:p>-0.960294</text:p>
              </table:table-cell>
              <table:table-cell office:value-type="float" office:value="-0.968583">
                <text:p>-0.968583</text:p>
              </table:table-cell>
              <table:table-cell office:value-type="float" office:value="-0.975917">
                <text:p>-0.975917</text:p>
              </table:table-cell>
              <table:table-cell office:value-type="float" office:value="-0.982287">
                <text:p>-0.982287</text:p>
              </table:table-cell>
              <table:table-cell office:value-type="float" office:value="-0.987688">
                <text:p>-0.987688</text:p>
              </table:table-cell>
              <table:table-cell office:value-type="float" office:value="-0.992115">
                <text:p>-0.992115</text:p>
              </table:table-cell>
              <table:table-cell office:value-type="float" office:value="-0.995562">
                <text:p>-0.995562</text:p>
              </table:table-cell>
              <table:table-cell office:value-type="float" office:value="-0.998027">
                <text:p>-0.998027</text:p>
              </table:table-cell>
              <table:table-cell office:value-type="float" office:value="-0.999507">
                <text:p>-0.9995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82102">
                <text:p>0.82102</text:p>
                <draw:g>
                  <svg:desc>Sheet2.B2:Sheet2.CX2</svg:desc>
                </draw:g>
              </table:table-cell>
              <table:table-cell office:value-type="float" office:value="0.820615">
                <text:p>0.820615</text:p>
              </table:table-cell>
              <table:table-cell office:value-type="float" office:value="0.8194">
                <text:p>0.8194</text:p>
              </table:table-cell>
              <table:table-cell office:value-type="float" office:value="0.817376">
                <text:p>0.817376</text:p>
              </table:table-cell>
              <table:table-cell office:value-type="float" office:value="0.814546">
                <text:p>0.814546</text:p>
              </table:table-cell>
              <table:table-cell office:value-type="float" office:value="0.810912">
                <text:p>0.810912</text:p>
              </table:table-cell>
              <table:table-cell office:value-type="float" office:value="0.806478">
                <text:p>0.806478</text:p>
              </table:table-cell>
              <table:table-cell office:value-type="float" office:value="0.801248">
                <text:p>0.801248</text:p>
              </table:table-cell>
              <table:table-cell office:value-type="float" office:value="0.795227">
                <text:p>0.795227</text:p>
              </table:table-cell>
              <table:table-cell office:value-type="float" office:value="0.788421">
                <text:p>0.788421</text:p>
              </table:table-cell>
              <table:table-cell office:value-type="float" office:value="0.780837">
                <text:p>0.780837</text:p>
              </table:table-cell>
              <table:table-cell office:value-type="float" office:value="0.772483">
                <text:p>0.772483</text:p>
              </table:table-cell>
              <table:table-cell office:value-type="float" office:value="0.763366">
                <text:p>0.763366</text:p>
              </table:table-cell>
              <table:table-cell office:value-type="float" office:value="0.753496">
                <text:p>0.753496</text:p>
              </table:table-cell>
              <table:table-cell office:value-type="float" office:value="0.742882">
                <text:p>0.742882</text:p>
              </table:table-cell>
              <table:table-cell office:value-type="float" office:value="0.731535">
                <text:p>0.731535</text:p>
              </table:table-cell>
              <table:table-cell office:value-type="float" office:value="0.719466">
                <text:p>0.719466</text:p>
              </table:table-cell>
              <table:table-cell office:value-type="float" office:value="0.706687">
                <text:p>0.706687</text:p>
              </table:table-cell>
              <table:table-cell office:value-type="float" office:value="0.693211">
                <text:p>0.693211</text:p>
              </table:table-cell>
              <table:table-cell office:value-type="float" office:value="0.679051">
                <text:p>0.679051</text:p>
              </table:table-cell>
              <table:table-cell office:value-type="float" office:value="0.66422">
                <text:p>0.66422</text:p>
              </table:table-cell>
              <table:table-cell office:value-type="float" office:value="0.648734">
                <text:p>0.648734</text:p>
              </table:table-cell>
              <table:table-cell office:value-type="float" office:value="0.632608">
                <text:p>0.632608</text:p>
              </table:table-cell>
              <table:table-cell office:value-type="float" office:value="0.615857">
                <text:p>0.615857</text:p>
              </table:table-cell>
              <table:table-cell office:value-type="float" office:value="0.598499">
                <text:p>0.598499</text:p>
              </table:table-cell>
              <table:table-cell office:value-type="float" office:value="0.58055">
                <text:p>0.58055</text:p>
              </table:table-cell>
              <table:table-cell office:value-type="float" office:value="0.562028">
                <text:p>0.562028</text:p>
              </table:table-cell>
              <table:table-cell office:value-type="float" office:value="0.542951">
                <text:p>0.542951</text:p>
              </table:table-cell>
              <table:table-cell office:value-type="float" office:value="0.523339">
                <text:p>0.523339</text:p>
              </table:table-cell>
              <table:table-cell office:value-type="float" office:value="0.50321">
                <text:p>0.50321</text:p>
              </table:table-cell>
              <table:table-cell office:value-type="float" office:value="0.482584">
                <text:p>0.482584</text:p>
              </table:table-cell>
              <table:table-cell office:value-type="float" office:value="0.461482">
                <text:p>0.461482</text:p>
              </table:table-cell>
              <table:table-cell office:value-type="float" office:value="0.439925">
                <text:p>0.439925</text:p>
              </table:table-cell>
              <table:table-cell office:value-type="float" office:value="0.417934">
                <text:p>0.417934</text:p>
              </table:table-cell>
              <table:table-cell office:value-type="float" office:value="0.39553">
                <text:p>0.39553</text:p>
              </table:table-cell>
              <table:table-cell office:value-type="float" office:value="0.372736">
                <text:p>0.372736</text:p>
              </table:table-cell>
              <table:table-cell office:value-type="float" office:value="0.349574">
                <text:p>0.349574</text:p>
              </table:table-cell>
              <table:table-cell office:value-type="float" office:value="0.326067">
                <text:p>0.326067</text:p>
              </table:table-cell>
              <table:table-cell office:value-type="float" office:value="0.302238">
                <text:p>0.302238</text:p>
              </table:table-cell>
              <table:table-cell office:value-type="float" office:value="0.278111">
                <text:p>0.278111</text:p>
              </table:table-cell>
              <table:table-cell office:value-type="float" office:value="0.25371">
                <text:p>0.25371</text:p>
              </table:table-cell>
              <table:table-cell office:value-type="float" office:value="0.229058">
                <text:p>0.229058</text:p>
              </table:table-cell>
              <table:table-cell office:value-type="float" office:value="0.20418">
                <text:p>0.20418</text:p>
              </table:table-cell>
              <table:table-cell office:value-type="float" office:value="0.1791">
                <text:p>0.1791</text:p>
              </table:table-cell>
              <table:table-cell office:value-type="float" office:value="0.153844">
                <text:p>0.153844</text:p>
              </table:table-cell>
              <table:table-cell office:value-type="float" office:value="0.128436">
                <text:p>0.128436</text:p>
              </table:table-cell>
              <table:table-cell office:value-type="float" office:value="0.102901">
                <text:p>0.102901</text:p>
              </table:table-cell>
              <table:table-cell office:value-type="float" office:value="0.0772649">
                <text:p>0.0772649</text:p>
              </table:table-cell>
              <table:table-cell office:value-type="float" office:value="0.0515524">
                <text:p>0.0515524</text:p>
              </table:table-cell>
              <table:table-cell office:value-type="float" office:value="0.0257889">
                <text:p>0.0257889</text:p>
              </table:table-cell>
              <table:table-cell office:value-type="float" office:value="1.41387E-016">
                <text:p>1.41387E-016</text:p>
              </table:table-cell>
              <table:table-cell office:value-type="float" office:value="-0.0257889">
                <text:p>-0.0257889</text:p>
              </table:table-cell>
              <table:table-cell office:value-type="float" office:value="-0.0515524">
                <text:p>-0.0515524</text:p>
              </table:table-cell>
              <table:table-cell office:value-type="float" office:value="-0.0772649">
                <text:p>-0.0772649</text:p>
              </table:table-cell>
              <table:table-cell office:value-type="float" office:value="-0.102901">
                <text:p>-0.102901</text:p>
              </table:table-cell>
              <table:table-cell office:value-type="float" office:value="-0.128436">
                <text:p>-0.128436</text:p>
              </table:table-cell>
              <table:table-cell office:value-type="float" office:value="-0.153844">
                <text:p>-0.153844</text:p>
              </table:table-cell>
              <table:table-cell office:value-type="float" office:value="-0.1791">
                <text:p>-0.1791</text:p>
              </table:table-cell>
              <table:table-cell office:value-type="float" office:value="-0.20418">
                <text:p>-0.20418</text:p>
              </table:table-cell>
              <table:table-cell office:value-type="float" office:value="-0.229058">
                <text:p>-0.229058</text:p>
              </table:table-cell>
              <table:table-cell office:value-type="float" office:value="-0.25371">
                <text:p>-0.25371</text:p>
              </table:table-cell>
              <table:table-cell office:value-type="float" office:value="-0.278111">
                <text:p>-0.278111</text:p>
              </table:table-cell>
              <table:table-cell office:value-type="float" office:value="-0.302238">
                <text:p>-0.302238</text:p>
              </table:table-cell>
              <table:table-cell office:value-type="float" office:value="-0.326067">
                <text:p>-0.326067</text:p>
              </table:table-cell>
              <table:table-cell office:value-type="float" office:value="-0.349574">
                <text:p>-0.349574</text:p>
              </table:table-cell>
              <table:table-cell office:value-type="float" office:value="-0.372736">
                <text:p>-0.372736</text:p>
              </table:table-cell>
              <table:table-cell office:value-type="float" office:value="-0.39553">
                <text:p>-0.39553</text:p>
              </table:table-cell>
              <table:table-cell office:value-type="float" office:value="-0.417934">
                <text:p>-0.417934</text:p>
              </table:table-cell>
              <table:table-cell office:value-type="float" office:value="-0.439925">
                <text:p>-0.439925</text:p>
              </table:table-cell>
              <table:table-cell office:value-type="float" office:value="-0.461482">
                <text:p>-0.461482</text:p>
              </table:table-cell>
              <table:table-cell office:value-type="float" office:value="-0.482584">
                <text:p>-0.482584</text:p>
              </table:table-cell>
              <table:table-cell office:value-type="float" office:value="-0.50321">
                <text:p>-0.50321</text:p>
              </table:table-cell>
              <table:table-cell office:value-type="float" office:value="-0.523339">
                <text:p>-0.523339</text:p>
              </table:table-cell>
              <table:table-cell office:value-type="float" office:value="-0.542951">
                <text:p>-0.542951</text:p>
              </table:table-cell>
              <table:table-cell office:value-type="float" office:value="-0.562028">
                <text:p>-0.562028</text:p>
              </table:table-cell>
              <table:table-cell office:value-type="float" office:value="-0.58055">
                <text:p>-0.58055</text:p>
              </table:table-cell>
              <table:table-cell office:value-type="float" office:value="-0.598499">
                <text:p>-0.598499</text:p>
              </table:table-cell>
              <table:table-cell office:value-type="float" office:value="-0.615857">
                <text:p>-0.615857</text:p>
              </table:table-cell>
              <table:table-cell office:value-type="float" office:value="-0.632608">
                <text:p>-0.632608</text:p>
              </table:table-cell>
              <table:table-cell office:value-type="float" office:value="-0.648734">
                <text:p>-0.648734</text:p>
              </table:table-cell>
              <table:table-cell office:value-type="float" office:value="-0.66422">
                <text:p>-0.66422</text:p>
              </table:table-cell>
              <table:table-cell office:value-type="float" office:value="-0.679051">
                <text:p>-0.679051</text:p>
              </table:table-cell>
              <table:table-cell office:value-type="float" office:value="-0.693211">
                <text:p>-0.693211</text:p>
              </table:table-cell>
              <table:table-cell office:value-type="float" office:value="-0.706687">
                <text:p>-0.706687</text:p>
              </table:table-cell>
              <table:table-cell office:value-type="float" office:value="-0.719466">
                <text:p>-0.719466</text:p>
              </table:table-cell>
              <table:table-cell office:value-type="float" office:value="-0.731535">
                <text:p>-0.731535</text:p>
              </table:table-cell>
              <table:table-cell office:value-type="float" office:value="-0.742882">
                <text:p>-0.742882</text:p>
              </table:table-cell>
              <table:table-cell office:value-type="float" office:value="-0.753496">
                <text:p>-0.753496</text:p>
              </table:table-cell>
              <table:table-cell office:value-type="float" office:value="-0.763366">
                <text:p>-0.763366</text:p>
              </table:table-cell>
              <table:table-cell office:value-type="float" office:value="-0.772483">
                <text:p>-0.772483</text:p>
              </table:table-cell>
              <table:table-cell office:value-type="float" office:value="-0.780837">
                <text:p>-0.780837</text:p>
              </table:table-cell>
              <table:table-cell office:value-type="float" office:value="-0.788421">
                <text:p>-0.788421</text:p>
              </table:table-cell>
              <table:table-cell office:value-type="float" office:value="-0.795227">
                <text:p>-0.795227</text:p>
              </table:table-cell>
              <table:table-cell office:value-type="float" office:value="-0.801248">
                <text:p>-0.801248</text:p>
              </table:table-cell>
              <table:table-cell office:value-type="float" office:value="-0.806478">
                <text:p>-0.806478</text:p>
              </table:table-cell>
              <table:table-cell office:value-type="float" office:value="-0.810912">
                <text:p>-0.810912</text:p>
              </table:table-cell>
              <table:table-cell office:value-type="float" office:value="-0.814546">
                <text:p>-0.814546</text:p>
              </table:table-cell>
              <table:table-cell office:value-type="float" office:value="-0.817376">
                <text:p>-0.817376</text:p>
              </table:table-cell>
              <table:table-cell office:value-type="float" office:value="-0.8194">
                <text:p>-0.8194</text:p>
              </table:table-cell>
              <table:table-cell office:value-type="float" office:value="-0.820615">
                <text:p>-0.820615</text:p>
              </table:table-cell>
              <table:table-cell office:value-type="float" office:value="-0.82102">
                <text:p>-0.82102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387761">
                <text:p>0.387761</text:p>
                <draw:g>
                  <svg:desc>Sheet2.B3:Sheet2.CX3</svg:desc>
                </draw:g>
              </table:table-cell>
              <table:table-cell office:value-type="float" office:value="0.387569">
                <text:p>0.387569</text:p>
              </table:table-cell>
              <table:table-cell office:value-type="float" office:value="0.386995">
                <text:p>0.386995</text:p>
              </table:table-cell>
              <table:table-cell office:value-type="float" office:value="0.386039">
                <text:p>0.386039</text:p>
              </table:table-cell>
              <table:table-cell office:value-type="float" office:value="0.384703">
                <text:p>0.384703</text:p>
              </table:table-cell>
              <table:table-cell office:value-type="float" office:value="0.382986">
                <text:p>0.382986</text:p>
              </table:table-cell>
              <table:table-cell office:value-type="float" office:value="0.380892">
                <text:p>0.380892</text:p>
              </table:table-cell>
              <table:table-cell office:value-type="float" office:value="0.378422">
                <text:p>0.378422</text:p>
              </table:table-cell>
              <table:table-cell office:value-type="float" office:value="0.375578">
                <text:p>0.375578</text:p>
              </table:table-cell>
              <table:table-cell office:value-type="float" office:value="0.372364">
                <text:p>0.372364</text:p>
              </table:table-cell>
              <table:table-cell office:value-type="float" office:value="0.368782">
                <text:p>0.368782</text:p>
              </table:table-cell>
              <table:table-cell office:value-type="float" office:value="0.364836">
                <text:p>0.364836</text:p>
              </table:table-cell>
              <table:table-cell office:value-type="float" office:value="0.360531">
                <text:p>0.360531</text:p>
              </table:table-cell>
              <table:table-cell office:value-type="float" office:value="0.355869">
                <text:p>0.355869</text:p>
              </table:table-cell>
              <table:table-cell office:value-type="float" office:value="0.350856">
                <text:p>0.350856</text:p>
              </table:table-cell>
              <table:table-cell office:value-type="float" office:value="0.345497">
                <text:p>0.345497</text:p>
              </table:table-cell>
              <table:table-cell office:value-type="float" office:value="0.339797">
                <text:p>0.339797</text:p>
              </table:table-cell>
              <table:table-cell office:value-type="float" office:value="0.333762">
                <text:p>0.333762</text:p>
              </table:table-cell>
              <table:table-cell office:value-type="float" office:value="0.327397">
                <text:p>0.327397</text:p>
              </table:table-cell>
              <table:table-cell office:value-type="float" office:value="0.320709">
                <text:p>0.320709</text:p>
              </table:table-cell>
              <table:table-cell office:value-type="float" office:value="0.313705">
                <text:p>0.313705</text:p>
              </table:table-cell>
              <table:table-cell office:value-type="float" office:value="0.306391">
                <text:p>0.306391</text:p>
              </table:table-cell>
              <table:table-cell office:value-type="float" office:value="0.298775">
                <text:p>0.298775</text:p>
              </table:table-cell>
              <table:table-cell office:value-type="float" office:value="0.290864">
                <text:p>0.290864</text:p>
              </table:table-cell>
              <table:table-cell office:value-type="float" office:value="0.282666">
                <text:p>0.282666</text:p>
              </table:table-cell>
              <table:table-cell office:value-type="float" office:value="0.274189">
                <text:p>0.274189</text:p>
              </table:table-cell>
              <table:table-cell office:value-type="float" office:value="0.265441">
                <text:p>0.265441</text:p>
              </table:table-cell>
              <table:table-cell office:value-type="float" office:value="0.256431">
                <text:p>0.256431</text:p>
              </table:table-cell>
              <table:table-cell office:value-type="float" office:value="0.247168">
                <text:p>0.247168</text:p>
              </table:table-cell>
              <table:table-cell office:value-type="float" office:value="0.237662">
                <text:p>0.237662</text:p>
              </table:table-cell>
              <table:table-cell office:value-type="float" office:value="0.22792">
                <text:p>0.22792</text:p>
              </table:table-cell>
              <table:table-cell office:value-type="float" office:value="0.217954">
                <text:p>0.217954</text:p>
              </table:table-cell>
              <table:table-cell office:value-type="float" office:value="0.207773">
                <text:p>0.207773</text:p>
              </table:table-cell>
              <table:table-cell office:value-type="float" office:value="0.197387">
                <text:p>0.197387</text:p>
              </table:table-cell>
              <table:table-cell office:value-type="float" office:value="0.186806">
                <text:p>0.186806</text:p>
              </table:table-cell>
              <table:table-cell office:value-type="float" office:value="0.17604">
                <text:p>0.17604</text:p>
              </table:table-cell>
              <table:table-cell office:value-type="float" office:value="0.165101">
                <text:p>0.165101</text:p>
              </table:table-cell>
              <table:table-cell office:value-type="float" office:value="0.153999">
                <text:p>0.153999</text:p>
              </table:table-cell>
              <table:table-cell office:value-type="float" office:value="0.142745">
                <text:p>0.142745</text:p>
              </table:table-cell>
              <table:table-cell office:value-type="float" office:value="0.13135">
                <text:p>0.13135</text:p>
              </table:table-cell>
              <table:table-cell office:value-type="float" office:value="0.119825">
                <text:p>0.119825</text:p>
              </table:table-cell>
              <table:table-cell office:value-type="float" office:value="0.108182">
                <text:p>0.108182</text:p>
              </table:table-cell>
              <table:table-cell office:value-type="float" office:value="0.0964326">
                <text:p>0.0964326</text:p>
              </table:table-cell>
              <table:table-cell office:value-type="float" office:value="0.0845878">
                <text:p>0.0845878</text:p>
              </table:table-cell>
              <table:table-cell office:value-type="float" office:value="0.0726595">
                <text:p>0.0726595</text:p>
              </table:table-cell>
              <table:table-cell office:value-type="float" office:value="0.0606594">
                <text:p>0.0606594</text:p>
              </table:table-cell>
              <table:table-cell office:value-type="float" office:value="0.0485995">
                <text:p>0.0485995</text:p>
              </table:table-cell>
              <table:table-cell office:value-type="float" office:value="0.0364917">
                <text:p>0.0364917</text:p>
              </table:table-cell>
              <table:table-cell office:value-type="float" office:value="0.0243478">
                <text:p>0.0243478</text:p>
              </table:table-cell>
              <table:table-cell office:value-type="float" office:value="0.0121799">
                <text:p>0.0121799</text:p>
              </table:table-cell>
              <table:table-cell office:value-type="float" office:value="3.10047E-016">
                <text:p>3.10047E-016</text:p>
              </table:table-cell>
              <table:table-cell office:value-type="float" office:value="-0.0121799">
                <text:p>-0.0121799</text:p>
              </table:table-cell>
              <table:table-cell office:value-type="float" office:value="-0.0243478">
                <text:p>-0.0243478</text:p>
              </table:table-cell>
              <table:table-cell office:value-type="float" office:value="-0.0364917">
                <text:p>-0.0364917</text:p>
              </table:table-cell>
              <table:table-cell office:value-type="float" office:value="-0.0485995">
                <text:p>-0.0485995</text:p>
              </table:table-cell>
              <table:table-cell office:value-type="float" office:value="-0.0606594">
                <text:p>-0.0606594</text:p>
              </table:table-cell>
              <table:table-cell office:value-type="float" office:value="-0.0726595">
                <text:p>-0.0726595</text:p>
              </table:table-cell>
              <table:table-cell office:value-type="float" office:value="-0.0845878">
                <text:p>-0.0845878</text:p>
              </table:table-cell>
              <table:table-cell office:value-type="float" office:value="-0.0964326">
                <text:p>-0.0964326</text:p>
              </table:table-cell>
              <table:table-cell office:value-type="float" office:value="-0.108182">
                <text:p>-0.108182</text:p>
              </table:table-cell>
              <table:table-cell office:value-type="float" office:value="-0.119825">
                <text:p>-0.119825</text:p>
              </table:table-cell>
              <table:table-cell office:value-type="float" office:value="-0.13135">
                <text:p>-0.13135</text:p>
              </table:table-cell>
              <table:table-cell office:value-type="float" office:value="-0.142745">
                <text:p>-0.142745</text:p>
              </table:table-cell>
              <table:table-cell office:value-type="float" office:value="-0.153999">
                <text:p>-0.153999</text:p>
              </table:table-cell>
              <table:table-cell office:value-type="float" office:value="-0.165101">
                <text:p>-0.165101</text:p>
              </table:table-cell>
              <table:table-cell office:value-type="float" office:value="-0.17604">
                <text:p>-0.17604</text:p>
              </table:table-cell>
              <table:table-cell office:value-type="float" office:value="-0.186806">
                <text:p>-0.186806</text:p>
              </table:table-cell>
              <table:table-cell office:value-type="float" office:value="-0.197387">
                <text:p>-0.197387</text:p>
              </table:table-cell>
              <table:table-cell office:value-type="float" office:value="-0.207773">
                <text:p>-0.207773</text:p>
              </table:table-cell>
              <table:table-cell office:value-type="float" office:value="-0.217954">
                <text:p>-0.217954</text:p>
              </table:table-cell>
              <table:table-cell office:value-type="float" office:value="-0.22792">
                <text:p>-0.22792</text:p>
              </table:table-cell>
              <table:table-cell office:value-type="float" office:value="-0.237662">
                <text:p>-0.237662</text:p>
              </table:table-cell>
              <table:table-cell office:value-type="float" office:value="-0.247168">
                <text:p>-0.247168</text:p>
              </table:table-cell>
              <table:table-cell office:value-type="float" office:value="-0.256431">
                <text:p>-0.256431</text:p>
              </table:table-cell>
              <table:table-cell office:value-type="float" office:value="-0.265441">
                <text:p>-0.265441</text:p>
              </table:table-cell>
              <table:table-cell office:value-type="float" office:value="-0.274189">
                <text:p>-0.274189</text:p>
              </table:table-cell>
              <table:table-cell office:value-type="float" office:value="-0.282666">
                <text:p>-0.282666</text:p>
              </table:table-cell>
              <table:table-cell office:value-type="float" office:value="-0.290864">
                <text:p>-0.290864</text:p>
              </table:table-cell>
              <table:table-cell office:value-type="float" office:value="-0.298775">
                <text:p>-0.298775</text:p>
              </table:table-cell>
              <table:table-cell office:value-type="float" office:value="-0.306391">
                <text:p>-0.306391</text:p>
              </table:table-cell>
              <table:table-cell office:value-type="float" office:value="-0.313705">
                <text:p>-0.313705</text:p>
              </table:table-cell>
              <table:table-cell office:value-type="float" office:value="-0.320709">
                <text:p>-0.320709</text:p>
              </table:table-cell>
              <table:table-cell office:value-type="float" office:value="-0.327397">
                <text:p>-0.327397</text:p>
              </table:table-cell>
              <table:table-cell office:value-type="float" office:value="-0.333762">
                <text:p>-0.333762</text:p>
              </table:table-cell>
              <table:table-cell office:value-type="float" office:value="-0.339797">
                <text:p>-0.339797</text:p>
              </table:table-cell>
              <table:table-cell office:value-type="float" office:value="-0.345497">
                <text:p>-0.345497</text:p>
              </table:table-cell>
              <table:table-cell office:value-type="float" office:value="-0.350856">
                <text:p>-0.350856</text:p>
              </table:table-cell>
              <table:table-cell office:value-type="float" office:value="-0.355869">
                <text:p>-0.355869</text:p>
              </table:table-cell>
              <table:table-cell office:value-type="float" office:value="-0.360531">
                <text:p>-0.360531</text:p>
              </table:table-cell>
              <table:table-cell office:value-type="float" office:value="-0.364836">
                <text:p>-0.364836</text:p>
              </table:table-cell>
              <table:table-cell office:value-type="float" office:value="-0.368782">
                <text:p>-0.368782</text:p>
              </table:table-cell>
              <table:table-cell office:value-type="float" office:value="-0.372364">
                <text:p>-0.372364</text:p>
              </table:table-cell>
              <table:table-cell office:value-type="float" office:value="-0.375578">
                <text:p>-0.375578</text:p>
              </table:table-cell>
              <table:table-cell office:value-type="float" office:value="-0.378422">
                <text:p>-0.378422</text:p>
              </table:table-cell>
              <table:table-cell office:value-type="float" office:value="-0.380892">
                <text:p>-0.380892</text:p>
              </table:table-cell>
              <table:table-cell office:value-type="float" office:value="-0.382986">
                <text:p>-0.382986</text:p>
              </table:table-cell>
              <table:table-cell office:value-type="float" office:value="-0.384703">
                <text:p>-0.384703</text:p>
              </table:table-cell>
              <table:table-cell office:value-type="float" office:value="-0.386039">
                <text:p>-0.386039</text:p>
              </table:table-cell>
              <table:table-cell office:value-type="float" office:value="-0.386995">
                <text:p>-0.386995</text:p>
              </table:table-cell>
              <table:table-cell office:value-type="float" office:value="-0.387569">
                <text:p>-0.387569</text:p>
              </table:table-cell>
              <table:table-cell office:value-type="float" office:value="-0.387761">
                <text:p>-0.387761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-0.101245">
                <text:p>-0.101245</text:p>
                <draw:g>
                  <svg:desc>Sheet2.B4:Sheet2.CX4</svg:desc>
                </draw:g>
              </table:table-cell>
              <table:table-cell office:value-type="float" office:value="-0.101194">
                <text:p>-0.101194</text:p>
              </table:table-cell>
              <table:table-cell office:value-type="float" office:value="-0.101045">
                <text:p>-0.101045</text:p>
              </table:table-cell>
              <table:table-cell office:value-type="float" office:value="-0.100795">
                <text:p>-0.100795</text:p>
              </table:table-cell>
              <table:table-cell office:value-type="float" office:value="-0.100446">
                <text:p>-0.100446</text:p>
              </table:table-cell>
              <table:table-cell office:value-type="float" office:value="-0.0999979">
                <text:p>-0.0999979</text:p>
              </table:table-cell>
              <table:table-cell office:value-type="float" office:value="-0.0994511">
                <text:p>-0.0994511</text:p>
              </table:table-cell>
              <table:table-cell office:value-type="float" office:value="-0.0988061">
                <text:p>-0.0988061</text:p>
              </table:table-cell>
              <table:table-cell office:value-type="float" office:value="-0.0980636">
                <text:p>-0.0980636</text:p>
              </table:table-cell>
              <table:table-cell office:value-type="float" office:value="-0.0972244">
                <text:p>-0.0972244</text:p>
              </table:table-cell>
              <table:table-cell office:value-type="float" office:value="-0.0962892">
                <text:p>-0.0962892</text:p>
              </table:table-cell>
              <table:table-cell office:value-type="float" office:value="-0.0952589">
                <text:p>-0.0952589</text:p>
              </table:table-cell>
              <table:table-cell office:value-type="float" office:value="-0.0941347">
                <text:p>-0.0941347</text:p>
              </table:table-cell>
              <table:table-cell office:value-type="float" office:value="-0.0929176">
                <text:p>-0.0929176</text:p>
              </table:table-cell>
              <table:table-cell office:value-type="float" office:value="-0.0916087">
                <text:p>-0.0916087</text:p>
              </table:table-cell>
              <table:table-cell office:value-type="float" office:value="-0.0902095">
                <text:p>-0.0902095</text:p>
              </table:table-cell>
              <table:table-cell office:value-type="float" office:value="-0.0887212">
                <text:p>-0.0887212</text:p>
              </table:table-cell>
              <table:table-cell office:value-type="float" office:value="-0.0871454">
                <text:p>-0.0871454</text:p>
              </table:table-cell>
              <table:table-cell office:value-type="float" office:value="-0.0854836">
                <text:p>-0.0854836</text:p>
              </table:table-cell>
              <table:table-cell office:value-type="float" office:value="-0.0837374">
                <text:p>-0.0837374</text:p>
              </table:table-cell>
              <table:table-cell office:value-type="float" office:value="-0.0819086">
                <text:p>-0.0819086</text:p>
              </table:table-cell>
              <table:table-cell office:value-type="float" office:value="-0.0799989">
                <text:p>-0.0799989</text:p>
              </table:table-cell>
              <table:table-cell office:value-type="float" office:value="-0.0780103">
                <text:p>-0.0780103</text:p>
              </table:table-cell>
              <table:table-cell office:value-type="float" office:value="-0.0759447">
                <text:p>-0.0759447</text:p>
              </table:table-cell>
              <table:table-cell office:value-type="float" office:value="-0.0738042">
                <text:p>-0.0738042</text:p>
              </table:table-cell>
              <table:table-cell office:value-type="float" office:value="-0.0715908">
                <text:p>-0.0715908</text:p>
              </table:table-cell>
              <table:table-cell office:value-type="float" office:value="-0.0693068">
                <text:p>-0.0693068</text:p>
              </table:table-cell>
              <table:table-cell office:value-type="float" office:value="-0.0669544">
                <text:p>-0.0669544</text:p>
              </table:table-cell>
              <table:table-cell office:value-type="float" office:value="-0.0645359">
                <text:p>-0.0645359</text:p>
              </table:table-cell>
              <table:table-cell office:value-type="float" office:value="-0.0620537">
                <text:p>-0.0620537</text:p>
              </table:table-cell>
              <table:table-cell office:value-type="float" office:value="-0.0595103">
                <text:p>-0.0595103</text:p>
              </table:table-cell>
              <table:table-cell office:value-type="float" office:value="-0.0569081">
                <text:p>-0.0569081</text:p>
              </table:table-cell>
              <table:table-cell office:value-type="float" office:value="-0.0542498">
                <text:p>-0.0542498</text:p>
              </table:table-cell>
              <table:table-cell office:value-type="float" office:value="-0.051538">
                <text:p>-0.051538</text:p>
              </table:table-cell>
              <table:table-cell office:value-type="float" office:value="-0.0487752">
                <text:p>-0.0487752</text:p>
              </table:table-cell>
              <table:table-cell office:value-type="float" office:value="-0.0459644">
                <text:p>-0.0459644</text:p>
              </table:table-cell>
              <table:table-cell office:value-type="float" office:value="-0.0431082">
                <text:p>-0.0431082</text:p>
              </table:table-cell>
              <table:table-cell office:value-type="float" office:value="-0.0402094">
                <text:p>-0.0402094</text:p>
              </table:table-cell>
              <table:table-cell office:value-type="float" office:value="-0.037271">
                <text:p>-0.037271</text:p>
              </table:table-cell>
              <table:table-cell office:value-type="float" office:value="-0.0342958">
                <text:p>-0.0342958</text:p>
              </table:table-cell>
              <table:table-cell office:value-type="float" office:value="-0.0312867">
                <text:p>-0.0312867</text:p>
              </table:table-cell>
              <table:table-cell office:value-type="float" office:value="-0.0282467">
                <text:p>-0.0282467</text:p>
              </table:table-cell>
              <table:table-cell office:value-type="float" office:value="-0.0251788">
                <text:p>-0.0251788</text:p>
              </table:table-cell>
              <table:table-cell office:value-type="float" office:value="-0.0220861">
                <text:p>-0.0220861</text:p>
              </table:table-cell>
              <table:table-cell office:value-type="float" office:value="-0.0189716">
                <text:p>-0.0189716</text:p>
              </table:table-cell>
              <table:table-cell office:value-type="float" office:value="-0.0158383">
                <text:p>-0.0158383</text:p>
              </table:table-cell>
              <table:table-cell office:value-type="float" office:value="-0.0126895">
                <text:p>-0.0126895</text:p>
              </table:table-cell>
              <table:table-cell office:value-type="float" office:value="-0.00952807">
                <text:p>-0.00952807</text:p>
              </table:table-cell>
              <table:table-cell office:value-type="float" office:value="-0.00635729">
                <text:p>-0.00635729</text:p>
              </table:table-cell>
              <table:table-cell office:value-type="float" office:value="-0.00318022">
                <text:p>-0.00318022</text:p>
              </table:table-cell>
              <table:table-cell office:value-type="float" office:value="6.79385E-016">
                <text:p>6.79385E-016</text:p>
              </table:table-cell>
              <table:table-cell office:value-type="float" office:value="0.00318022">
                <text:p>0.00318022</text:p>
              </table:table-cell>
              <table:table-cell office:value-type="float" office:value="0.00635729">
                <text:p>0.00635729</text:p>
              </table:table-cell>
              <table:table-cell office:value-type="float" office:value="0.00952807">
                <text:p>0.00952807</text:p>
              </table:table-cell>
              <table:table-cell office:value-type="float" office:value="0.0126895">
                <text:p>0.0126895</text:p>
              </table:table-cell>
              <table:table-cell office:value-type="float" office:value="0.0158383">
                <text:p>0.0158383</text:p>
              </table:table-cell>
              <table:table-cell office:value-type="float" office:value="0.0189716">
                <text:p>0.0189716</text:p>
              </table:table-cell>
              <table:table-cell office:value-type="float" office:value="0.0220861">
                <text:p>0.0220861</text:p>
              </table:table-cell>
              <table:table-cell office:value-type="float" office:value="0.0251788">
                <text:p>0.0251788</text:p>
              </table:table-cell>
              <table:table-cell office:value-type="float" office:value="0.0282467">
                <text:p>0.0282467</text:p>
              </table:table-cell>
              <table:table-cell office:value-type="float" office:value="0.0312867">
                <text:p>0.0312867</text:p>
              </table:table-cell>
              <table:table-cell office:value-type="float" office:value="0.0342958">
                <text:p>0.0342958</text:p>
              </table:table-cell>
              <table:table-cell office:value-type="float" office:value="0.037271">
                <text:p>0.037271</text:p>
              </table:table-cell>
              <table:table-cell office:value-type="float" office:value="0.0402094">
                <text:p>0.0402094</text:p>
              </table:table-cell>
              <table:table-cell office:value-type="float" office:value="0.0431082">
                <text:p>0.0431082</text:p>
              </table:table-cell>
              <table:table-cell office:value-type="float" office:value="0.0459644">
                <text:p>0.0459644</text:p>
              </table:table-cell>
              <table:table-cell office:value-type="float" office:value="0.0487752">
                <text:p>0.0487752</text:p>
              </table:table-cell>
              <table:table-cell office:value-type="float" office:value="0.051538">
                <text:p>0.051538</text:p>
              </table:table-cell>
              <table:table-cell office:value-type="float" office:value="0.0542498">
                <text:p>0.0542498</text:p>
              </table:table-cell>
              <table:table-cell office:value-type="float" office:value="0.0569081">
                <text:p>0.0569081</text:p>
              </table:table-cell>
              <table:table-cell office:value-type="float" office:value="0.0595103">
                <text:p>0.0595103</text:p>
              </table:table-cell>
              <table:table-cell office:value-type="float" office:value="0.0620537">
                <text:p>0.0620537</text:p>
              </table:table-cell>
              <table:table-cell office:value-type="float" office:value="0.0645359">
                <text:p>0.0645359</text:p>
              </table:table-cell>
              <table:table-cell office:value-type="float" office:value="0.0669544">
                <text:p>0.0669544</text:p>
              </table:table-cell>
              <table:table-cell office:value-type="float" office:value="0.0693068">
                <text:p>0.0693068</text:p>
              </table:table-cell>
              <table:table-cell office:value-type="float" office:value="0.0715908">
                <text:p>0.0715908</text:p>
              </table:table-cell>
              <table:table-cell office:value-type="float" office:value="0.0738042">
                <text:p>0.0738042</text:p>
              </table:table-cell>
              <table:table-cell office:value-type="float" office:value="0.0759447">
                <text:p>0.0759447</text:p>
              </table:table-cell>
              <table:table-cell office:value-type="float" office:value="0.0780103">
                <text:p>0.0780103</text:p>
              </table:table-cell>
              <table:table-cell office:value-type="float" office:value="0.0799989">
                <text:p>0.0799989</text:p>
              </table:table-cell>
              <table:table-cell office:value-type="float" office:value="0.0819086">
                <text:p>0.0819086</text:p>
              </table:table-cell>
              <table:table-cell office:value-type="float" office:value="0.0837374">
                <text:p>0.0837374</text:p>
              </table:table-cell>
              <table:table-cell office:value-type="float" office:value="0.0854836">
                <text:p>0.0854836</text:p>
              </table:table-cell>
              <table:table-cell office:value-type="float" office:value="0.0871454">
                <text:p>0.0871454</text:p>
              </table:table-cell>
              <table:table-cell office:value-type="float" office:value="0.0887212">
                <text:p>0.0887212</text:p>
              </table:table-cell>
              <table:table-cell office:value-type="float" office:value="0.0902095">
                <text:p>0.0902095</text:p>
              </table:table-cell>
              <table:table-cell office:value-type="float" office:value="0.0916087">
                <text:p>0.0916087</text:p>
              </table:table-cell>
              <table:table-cell office:value-type="float" office:value="0.0929176">
                <text:p>0.0929176</text:p>
              </table:table-cell>
              <table:table-cell office:value-type="float" office:value="0.0941347">
                <text:p>0.0941347</text:p>
              </table:table-cell>
              <table:table-cell office:value-type="float" office:value="0.0952589">
                <text:p>0.0952589</text:p>
              </table:table-cell>
              <table:table-cell office:value-type="float" office:value="0.0962892">
                <text:p>0.0962892</text:p>
              </table:table-cell>
              <table:table-cell office:value-type="float" office:value="0.0972244">
                <text:p>0.0972244</text:p>
              </table:table-cell>
              <table:table-cell office:value-type="float" office:value="0.0980636">
                <text:p>0.0980636</text:p>
              </table:table-cell>
              <table:table-cell office:value-type="float" office:value="0.0988061">
                <text:p>0.0988061</text:p>
              </table:table-cell>
              <table:table-cell office:value-type="float" office:value="0.0994511">
                <text:p>0.0994511</text:p>
              </table:table-cell>
              <table:table-cell office:value-type="float" office:value="0.0999979">
                <text:p>0.0999979</text:p>
              </table:table-cell>
              <table:table-cell office:value-type="float" office:value="0.100446">
                <text:p>0.100446</text:p>
              </table:table-cell>
              <table:table-cell office:value-type="float" office:value="0.100795">
                <text:p>0.100795</text:p>
              </table:table-cell>
              <table:table-cell office:value-type="float" office:value="0.101045">
                <text:p>0.101045</text:p>
              </table:table-cell>
              <table:table-cell office:value-type="float" office:value="0.101194">
                <text:p>0.101194</text:p>
              </table:table-cell>
              <table:table-cell office:value-type="float" office:value="0.101245">
                <text:p>0.101245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-0.467514">
                <text:p>-0.467514</text:p>
                <draw:g>
                  <svg:desc>Sheet2.B5:Sheet2.CX5</svg:desc>
                </draw:g>
              </table:table-cell>
              <table:table-cell office:value-type="float" office:value="-0.467283">
                <text:p>-0.467283</text:p>
              </table:table-cell>
              <table:table-cell office:value-type="float" office:value="-0.466591">
                <text:p>-0.466591</text:p>
              </table:table-cell>
              <table:table-cell office:value-type="float" office:value="-0.465439">
                <text:p>-0.465439</text:p>
              </table:table-cell>
              <table:table-cell office:value-type="float" office:value="-0.463827">
                <text:p>-0.463827</text:p>
              </table:table-cell>
              <table:table-cell office:value-type="float" office:value="-0.461758">
                <text:p>-0.461758</text:p>
              </table:table-cell>
              <table:table-cell office:value-type="float" office:value="-0.459233">
                <text:p>-0.459233</text:p>
              </table:table-cell>
              <table:table-cell office:value-type="float" office:value="-0.456255">
                <text:p>-0.456255</text:p>
              </table:table-cell>
              <table:table-cell office:value-type="float" office:value="-0.452826">
                <text:p>-0.452826</text:p>
              </table:table-cell>
              <table:table-cell office:value-type="float" office:value="-0.448951">
                <text:p>-0.448951</text:p>
              </table:table-cell>
              <table:table-cell office:value-type="float" office:value="-0.444632">
                <text:p>-0.444632</text:p>
              </table:table-cell>
              <table:table-cell office:value-type="float" office:value="-0.439875">
                <text:p>-0.439875</text:p>
              </table:table-cell>
              <table:table-cell office:value-type="float" office:value="-0.434684">
                <text:p>-0.434684</text:p>
              </table:table-cell>
              <table:table-cell office:value-type="float" office:value="-0.429063">
                <text:p>-0.429063</text:p>
              </table:table-cell>
              <table:table-cell office:value-type="float" office:value="-0.42302">
                <text:p>-0.42302</text:p>
              </table:table-cell>
              <table:table-cell office:value-type="float" office:value="-0.416558">
                <text:p>-0.416558</text:p>
              </table:table-cell>
              <table:table-cell office:value-type="float" office:value="-0.409686">
                <text:p>-0.409686</text:p>
              </table:table-cell>
              <table:table-cell office:value-type="float" office:value="-0.402409">
                <text:p>-0.402409</text:p>
              </table:table-cell>
              <table:table-cell office:value-type="float" office:value="-0.394736">
                <text:p>-0.394736</text:p>
              </table:table-cell>
              <table:table-cell office:value-type="float" office:value="-0.386672">
                <text:p>-0.386672</text:p>
              </table:table-cell>
              <table:table-cell office:value-type="float" office:value="-0.378227">
                <text:p>-0.378227</text:p>
              </table:table-cell>
              <table:table-cell office:value-type="float" office:value="-0.369409">
                <text:p>-0.369409</text:p>
              </table:table-cell>
              <table:table-cell office:value-type="float" office:value="-0.360226">
                <text:p>-0.360226</text:p>
              </table:table-cell>
              <table:table-cell office:value-type="float" office:value="-0.350688">
                <text:p>-0.350688</text:p>
              </table:table-cell>
              <table:table-cell office:value-type="float" office:value="-0.340804">
                <text:p>-0.340804</text:p>
              </table:table-cell>
              <table:table-cell office:value-type="float" office:value="-0.330583">
                <text:p>-0.330583</text:p>
              </table:table-cell>
              <table:table-cell office:value-type="float" office:value="-0.320036">
                <text:p>-0.320036</text:p>
              </table:table-cell>
              <table:table-cell office:value-type="float" office:value="-0.309173">
                <text:p>-0.309173</text:p>
              </table:table-cell>
              <table:table-cell office:value-type="float" office:value="-0.298005">
                <text:p>-0.298005</text:p>
              </table:table-cell>
              <table:table-cell office:value-type="float" office:value="-0.286543">
                <text:p>-0.286543</text:p>
              </table:table-cell>
              <table:table-cell office:value-type="float" office:value="-0.274798">
                <text:p>-0.274798</text:p>
              </table:table-cell>
              <table:table-cell office:value-type="float" office:value="-0.262782">
                <text:p>-0.262782</text:p>
              </table:table-cell>
              <table:table-cell office:value-type="float" office:value="-0.250507">
                <text:p>-0.250507</text:p>
              </table:table-cell>
              <table:table-cell office:value-type="float" office:value="-0.237984">
                <text:p>-0.237984</text:p>
              </table:table-cell>
              <table:table-cell office:value-type="float" office:value="-0.225227">
                <text:p>-0.225227</text:p>
              </table:table-cell>
              <table:table-cell office:value-type="float" office:value="-0.212247">
                <text:p>-0.212247</text:p>
              </table:table-cell>
              <table:table-cell office:value-type="float" office:value="-0.199058">
                <text:p>-0.199058</text:p>
              </table:table-cell>
              <table:table-cell office:value-type="float" office:value="-0.185672">
                <text:p>-0.185672</text:p>
              </table:table-cell>
              <table:table-cell office:value-type="float" office:value="-0.172104">
                <text:p>-0.172104</text:p>
              </table:table-cell>
              <table:table-cell office:value-type="float" office:value="-0.158365">
                <text:p>-0.158365</text:p>
              </table:table-cell>
              <table:table-cell office:value-type="float" office:value="-0.14447">
                <text:p>-0.14447</text:p>
              </table:table-cell>
              <table:table-cell office:value-type="float" office:value="-0.130432">
                <text:p>-0.130432</text:p>
              </table:table-cell>
              <table:table-cell office:value-type="float" office:value="-0.116266">
                <text:p>-0.116266</text:p>
              </table:table-cell>
              <table:table-cell office:value-type="float" office:value="-0.101985">
                <text:p>-0.101985</text:p>
              </table:table-cell>
              <table:table-cell office:value-type="float" office:value="-0.0876035">
                <text:p>-0.0876035</text:p>
              </table:table-cell>
              <table:table-cell office:value-type="float" office:value="-0.0731354">
                <text:p>-0.0731354</text:p>
              </table:table-cell>
              <table:table-cell office:value-type="float" office:value="-0.0585951">
                <text:p>-0.0585951</text:p>
              </table:table-cell>
              <table:table-cell office:value-type="float" office:value="-0.043997">
                <text:p>-0.043997</text:p>
              </table:table-cell>
              <table:table-cell office:value-type="float" office:value="-0.0293555">
                <text:p>-0.0293555</text:p>
              </table:table-cell>
              <table:table-cell office:value-type="float" office:value="-0.014685">
                <text:p>-0.014685</text:p>
              </table:table-cell>
              <table:table-cell office:value-type="float" office:value="-3.33277E-016">
                <text:p>-3.33277E-016</text:p>
              </table:table-cell>
              <table:table-cell office:value-type="float" office:value="0.014685">
                <text:p>0.014685</text:p>
              </table:table-cell>
              <table:table-cell office:value-type="float" office:value="0.0293555">
                <text:p>0.0293555</text:p>
              </table:table-cell>
              <table:table-cell office:value-type="float" office:value="0.043997">
                <text:p>0.043997</text:p>
              </table:table-cell>
              <table:table-cell office:value-type="float" office:value="0.0585951">
                <text:p>0.0585951</text:p>
              </table:table-cell>
              <table:table-cell office:value-type="float" office:value="0.0731354">
                <text:p>0.0731354</text:p>
              </table:table-cell>
              <table:table-cell office:value-type="float" office:value="0.0876035">
                <text:p>0.0876035</text:p>
              </table:table-cell>
              <table:table-cell office:value-type="float" office:value="0.101985">
                <text:p>0.101985</text:p>
              </table:table-cell>
              <table:table-cell office:value-type="float" office:value="0.116266">
                <text:p>0.116266</text:p>
              </table:table-cell>
              <table:table-cell office:value-type="float" office:value="0.130432">
                <text:p>0.130432</text:p>
              </table:table-cell>
              <table:table-cell office:value-type="float" office:value="0.14447">
                <text:p>0.14447</text:p>
              </table:table-cell>
              <table:table-cell office:value-type="float" office:value="0.158365">
                <text:p>0.158365</text:p>
              </table:table-cell>
              <table:table-cell office:value-type="float" office:value="0.172104">
                <text:p>0.172104</text:p>
              </table:table-cell>
              <table:table-cell office:value-type="float" office:value="0.185672">
                <text:p>0.185672</text:p>
              </table:table-cell>
              <table:table-cell office:value-type="float" office:value="0.199058">
                <text:p>0.199058</text:p>
              </table:table-cell>
              <table:table-cell office:value-type="float" office:value="0.212247">
                <text:p>0.212247</text:p>
              </table:table-cell>
              <table:table-cell office:value-type="float" office:value="0.225227">
                <text:p>0.225227</text:p>
              </table:table-cell>
              <table:table-cell office:value-type="float" office:value="0.237984">
                <text:p>0.237984</text:p>
              </table:table-cell>
              <table:table-cell office:value-type="float" office:value="0.250507">
                <text:p>0.250507</text:p>
              </table:table-cell>
              <table:table-cell office:value-type="float" office:value="0.262782">
                <text:p>0.262782</text:p>
              </table:table-cell>
              <table:table-cell office:value-type="float" office:value="0.274798">
                <text:p>0.274798</text:p>
              </table:table-cell>
              <table:table-cell office:value-type="float" office:value="0.286543">
                <text:p>0.286543</text:p>
              </table:table-cell>
              <table:table-cell office:value-type="float" office:value="0.298005">
                <text:p>0.298005</text:p>
              </table:table-cell>
              <table:table-cell office:value-type="float" office:value="0.309173">
                <text:p>0.309173</text:p>
              </table:table-cell>
              <table:table-cell office:value-type="float" office:value="0.320036">
                <text:p>0.320036</text:p>
              </table:table-cell>
              <table:table-cell office:value-type="float" office:value="0.330583">
                <text:p>0.330583</text:p>
              </table:table-cell>
              <table:table-cell office:value-type="float" office:value="0.340804">
                <text:p>0.340804</text:p>
              </table:table-cell>
              <table:table-cell office:value-type="float" office:value="0.350688">
                <text:p>0.350688</text:p>
              </table:table-cell>
              <table:table-cell office:value-type="float" office:value="0.360226">
                <text:p>0.360226</text:p>
              </table:table-cell>
              <table:table-cell office:value-type="float" office:value="0.369409">
                <text:p>0.369409</text:p>
              </table:table-cell>
              <table:table-cell office:value-type="float" office:value="0.378227">
                <text:p>0.378227</text:p>
              </table:table-cell>
              <table:table-cell office:value-type="float" office:value="0.386672">
                <text:p>0.386672</text:p>
              </table:table-cell>
              <table:table-cell office:value-type="float" office:value="0.394736">
                <text:p>0.394736</text:p>
              </table:table-cell>
              <table:table-cell office:value-type="float" office:value="0.402409">
                <text:p>0.402409</text:p>
              </table:table-cell>
              <table:table-cell office:value-type="float" office:value="0.409686">
                <text:p>0.409686</text:p>
              </table:table-cell>
              <table:table-cell office:value-type="float" office:value="0.416558">
                <text:p>0.416558</text:p>
              </table:table-cell>
              <table:table-cell office:value-type="float" office:value="0.42302">
                <text:p>0.42302</text:p>
              </table:table-cell>
              <table:table-cell office:value-type="float" office:value="0.429063">
                <text:p>0.429063</text:p>
              </table:table-cell>
              <table:table-cell office:value-type="float" office:value="0.434684">
                <text:p>0.434684</text:p>
              </table:table-cell>
              <table:table-cell office:value-type="float" office:value="0.439875">
                <text:p>0.439875</text:p>
              </table:table-cell>
              <table:table-cell office:value-type="float" office:value="0.444632">
                <text:p>0.444632</text:p>
              </table:table-cell>
              <table:table-cell office:value-type="float" office:value="0.448951">
                <text:p>0.448951</text:p>
              </table:table-cell>
              <table:table-cell office:value-type="float" office:value="0.452826">
                <text:p>0.452826</text:p>
              </table:table-cell>
              <table:table-cell office:value-type="float" office:value="0.456255">
                <text:p>0.456255</text:p>
              </table:table-cell>
              <table:table-cell office:value-type="float" office:value="0.459233">
                <text:p>0.459233</text:p>
              </table:table-cell>
              <table:table-cell office:value-type="float" office:value="0.461758">
                <text:p>0.461758</text:p>
              </table:table-cell>
              <table:table-cell office:value-type="float" office:value="0.463827">
                <text:p>0.463827</text:p>
              </table:table-cell>
              <table:table-cell office:value-type="float" office:value="0.465439">
                <text:p>0.465439</text:p>
              </table:table-cell>
              <table:table-cell office:value-type="float" office:value="0.466591">
                <text:p>0.466591</text:p>
              </table:table-cell>
              <table:table-cell office:value-type="float" office:value="0.467283">
                <text:p>0.467283</text:p>
              </table:table-cell>
              <table:table-cell office:value-type="float" office:value="0.467514">
                <text:p>0.467514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-0.602115">
                <text:p>-0.602115</text:p>
                <draw:g>
                  <svg:desc>Sheet2.B6:Sheet2.CX6</svg:desc>
                </draw:g>
              </table:table-cell>
              <table:table-cell office:value-type="float" office:value="-0.601817">
                <text:p>-0.601817</text:p>
              </table:table-cell>
              <table:table-cell office:value-type="float" office:value="-0.600926">
                <text:p>-0.600926</text:p>
              </table:table-cell>
              <table:table-cell office:value-type="float" office:value="-0.599442">
                <text:p>-0.599442</text:p>
              </table:table-cell>
              <table:table-cell office:value-type="float" office:value="-0.597367">
                <text:p>-0.597367</text:p>
              </table:table-cell>
              <table:table-cell office:value-type="float" office:value="-0.594702">
                <text:p>-0.594702</text:p>
              </table:table-cell>
              <table:table-cell office:value-type="float" office:value="-0.591449">
                <text:p>-0.591449</text:p>
              </table:table-cell>
              <table:table-cell office:value-type="float" office:value="-0.587614">
                <text:p>-0.587614</text:p>
              </table:table-cell>
              <table:table-cell office:value-type="float" office:value="-0.583198">
                <text:p>-0.583198</text:p>
              </table:table-cell>
              <table:table-cell office:value-type="float" office:value="-0.578207">
                <text:p>-0.578207</text:p>
              </table:table-cell>
              <table:table-cell office:value-type="float" office:value="-0.572645">
                <text:p>-0.572645</text:p>
              </table:table-cell>
              <table:table-cell office:value-type="float" office:value="-0.566518">
                <text:p>-0.566518</text:p>
              </table:table-cell>
              <table:table-cell office:value-type="float" office:value="-0.559832">
                <text:p>-0.559832</text:p>
              </table:table-cell>
              <table:table-cell office:value-type="float" office:value="-0.552593">
                <text:p>-0.552593</text:p>
              </table:table-cell>
              <table:table-cell office:value-type="float" office:value="-0.54481">
                <text:p>-0.54481</text:p>
              </table:table-cell>
              <table:table-cell office:value-type="float" office:value="-0.536488">
                <text:p>-0.536488</text:p>
              </table:table-cell>
              <table:table-cell office:value-type="float" office:value="-0.527637">
                <text:p>-0.527637</text:p>
              </table:table-cell>
              <table:table-cell office:value-type="float" office:value="-0.518265">
                <text:p>-0.518265</text:p>
              </table:table-cell>
              <table:table-cell office:value-type="float" office:value="-0.508382">
                <text:p>-0.508382</text:p>
              </table:table-cell>
              <table:table-cell office:value-type="float" office:value="-0.497997">
                <text:p>-0.497997</text:p>
              </table:table-cell>
              <table:table-cell office:value-type="float" office:value="-0.487121">
                <text:p>-0.487121</text:p>
              </table:table-cell>
              <table:table-cell office:value-type="float" office:value="-0.475764">
                <text:p>-0.475764</text:p>
              </table:table-cell>
              <table:table-cell office:value-type="float" office:value="-0.463937">
                <text:p>-0.463937</text:p>
              </table:table-cell>
              <table:table-cell office:value-type="float" office:value="-0.451653">
                <text:p>-0.451653</text:p>
              </table:table-cell>
              <table:table-cell office:value-type="float" office:value="-0.438923">
                <text:p>-0.438923</text:p>
              </table:table-cell>
              <table:table-cell office:value-type="float" office:value="-0.425759">
                <text:p>-0.425759</text:p>
              </table:table-cell>
              <table:table-cell office:value-type="float" office:value="-0.412176">
                <text:p>-0.412176</text:p>
              </table:table-cell>
              <table:table-cell office:value-type="float" office:value="-0.398185">
                <text:p>-0.398185</text:p>
              </table:table-cell>
              <table:table-cell office:value-type="float" office:value="-0.383802">
                <text:p>-0.383802</text:p>
              </table:table-cell>
              <table:table-cell office:value-type="float" office:value="-0.36904">
                <text:p>-0.36904</text:p>
              </table:table-cell>
              <table:table-cell office:value-type="float" office:value="-0.353914">
                <text:p>-0.353914</text:p>
              </table:table-cell>
              <table:table-cell office:value-type="float" office:value="-0.338439">
                <text:p>-0.338439</text:p>
              </table:table-cell>
              <table:table-cell office:value-type="float" office:value="-0.322629">
                <text:p>-0.322629</text:p>
              </table:table-cell>
              <table:table-cell office:value-type="float" office:value="-0.306501">
                <text:p>-0.306501</text:p>
              </table:table-cell>
              <table:table-cell office:value-type="float" office:value="-0.290071">
                <text:p>-0.290071</text:p>
              </table:table-cell>
              <table:table-cell office:value-type="float" office:value="-0.273354">
                <text:p>-0.273354</text:p>
              </table:table-cell>
              <table:table-cell office:value-type="float" office:value="-0.256368">
                <text:p>-0.256368</text:p>
              </table:table-cell>
              <table:table-cell office:value-type="float" office:value="-0.239129">
                <text:p>-0.239129</text:p>
              </table:table-cell>
              <table:table-cell office:value-type="float" office:value="-0.221653">
                <text:p>-0.221653</text:p>
              </table:table-cell>
              <table:table-cell office:value-type="float" office:value="-0.203959">
                <text:p>-0.203959</text:p>
              </table:table-cell>
              <table:table-cell office:value-type="float" office:value="-0.186064">
                <text:p>-0.186064</text:p>
              </table:table-cell>
              <table:table-cell office:value-type="float" office:value="-0.167985">
                <text:p>-0.167985</text:p>
              </table:table-cell>
              <table:table-cell office:value-type="float" office:value="-0.14974">
                <text:p>-0.14974</text:p>
              </table:table-cell>
              <table:table-cell office:value-type="float" office:value="-0.131347">
                <text:p>-0.131347</text:p>
              </table:table-cell>
              <table:table-cell office:value-type="float" office:value="-0.112825">
                <text:p>-0.112825</text:p>
              </table:table-cell>
              <table:table-cell office:value-type="float" office:value="-0.0941915">
                <text:p>-0.0941915</text:p>
              </table:table-cell>
              <table:table-cell office:value-type="float" office:value="-0.075465">
                <text:p>-0.075465</text:p>
              </table:table-cell>
              <table:table-cell office:value-type="float" office:value="-0.056664">
                <text:p>-0.056664</text:p>
              </table:table-cell>
              <table:table-cell office:value-type="float" office:value="-0.0378071">
                <text:p>-0.0378071</text:p>
              </table:table-cell>
              <table:table-cell office:value-type="float" office:value="-0.0189129">
                <text:p>-0.0189129</text:p>
              </table:table-cell>
              <table:table-cell office:value-type="float" office:value="-1.02274E-015">
                <text:p>-1.02274E-015</text:p>
              </table:table-cell>
              <table:table-cell office:value-type="float" office:value="0.0189129">
                <text:p>0.0189129</text:p>
              </table:table-cell>
              <table:table-cell office:value-type="float" office:value="0.0378071">
                <text:p>0.0378071</text:p>
              </table:table-cell>
              <table:table-cell office:value-type="float" office:value="0.056664">
                <text:p>0.056664</text:p>
              </table:table-cell>
              <table:table-cell office:value-type="float" office:value="0.075465">
                <text:p>0.075465</text:p>
              </table:table-cell>
              <table:table-cell office:value-type="float" office:value="0.0941915">
                <text:p>0.0941915</text:p>
              </table:table-cell>
              <table:table-cell office:value-type="float" office:value="0.112825">
                <text:p>0.112825</text:p>
              </table:table-cell>
              <table:table-cell office:value-type="float" office:value="0.131347">
                <text:p>0.131347</text:p>
              </table:table-cell>
              <table:table-cell office:value-type="float" office:value="0.14974">
                <text:p>0.14974</text:p>
              </table:table-cell>
              <table:table-cell office:value-type="float" office:value="0.167985">
                <text:p>0.167985</text:p>
              </table:table-cell>
              <table:table-cell office:value-type="float" office:value="0.186064">
                <text:p>0.186064</text:p>
              </table:table-cell>
              <table:table-cell office:value-type="float" office:value="0.203959">
                <text:p>0.203959</text:p>
              </table:table-cell>
              <table:table-cell office:value-type="float" office:value="0.221653">
                <text:p>0.221653</text:p>
              </table:table-cell>
              <table:table-cell office:value-type="float" office:value="0.239129">
                <text:p>0.239129</text:p>
              </table:table-cell>
              <table:table-cell office:value-type="float" office:value="0.256368">
                <text:p>0.256368</text:p>
              </table:table-cell>
              <table:table-cell office:value-type="float" office:value="0.273354">
                <text:p>0.273354</text:p>
              </table:table-cell>
              <table:table-cell office:value-type="float" office:value="0.290071">
                <text:p>0.290071</text:p>
              </table:table-cell>
              <table:table-cell office:value-type="float" office:value="0.306501">
                <text:p>0.306501</text:p>
              </table:table-cell>
              <table:table-cell office:value-type="float" office:value="0.322629">
                <text:p>0.322629</text:p>
              </table:table-cell>
              <table:table-cell office:value-type="float" office:value="0.338439">
                <text:p>0.338439</text:p>
              </table:table-cell>
              <table:table-cell office:value-type="float" office:value="0.353914">
                <text:p>0.353914</text:p>
              </table:table-cell>
              <table:table-cell office:value-type="float" office:value="0.36904">
                <text:p>0.36904</text:p>
              </table:table-cell>
              <table:table-cell office:value-type="float" office:value="0.383802">
                <text:p>0.383802</text:p>
              </table:table-cell>
              <table:table-cell office:value-type="float" office:value="0.398185">
                <text:p>0.398185</text:p>
              </table:table-cell>
              <table:table-cell office:value-type="float" office:value="0.412176">
                <text:p>0.412176</text:p>
              </table:table-cell>
              <table:table-cell office:value-type="float" office:value="0.425759">
                <text:p>0.425759</text:p>
              </table:table-cell>
              <table:table-cell office:value-type="float" office:value="0.438923">
                <text:p>0.438923</text:p>
              </table:table-cell>
              <table:table-cell office:value-type="float" office:value="0.451653">
                <text:p>0.451653</text:p>
              </table:table-cell>
              <table:table-cell office:value-type="float" office:value="0.463937">
                <text:p>0.463937</text:p>
              </table:table-cell>
              <table:table-cell office:value-type="float" office:value="0.475764">
                <text:p>0.475764</text:p>
              </table:table-cell>
              <table:table-cell office:value-type="float" office:value="0.487121">
                <text:p>0.487121</text:p>
              </table:table-cell>
              <table:table-cell office:value-type="float" office:value="0.497997">
                <text:p>0.497997</text:p>
              </table:table-cell>
              <table:table-cell office:value-type="float" office:value="0.508382">
                <text:p>0.508382</text:p>
              </table:table-cell>
              <table:table-cell office:value-type="float" office:value="0.518265">
                <text:p>0.518265</text:p>
              </table:table-cell>
              <table:table-cell office:value-type="float" office:value="0.527637">
                <text:p>0.527637</text:p>
              </table:table-cell>
              <table:table-cell office:value-type="float" office:value="0.536488">
                <text:p>0.536488</text:p>
              </table:table-cell>
              <table:table-cell office:value-type="float" office:value="0.54481">
                <text:p>0.54481</text:p>
              </table:table-cell>
              <table:table-cell office:value-type="float" office:value="0.552593">
                <text:p>0.552593</text:p>
              </table:table-cell>
              <table:table-cell office:value-type="float" office:value="0.559832">
                <text:p>0.559832</text:p>
              </table:table-cell>
              <table:table-cell office:value-type="float" office:value="0.566518">
                <text:p>0.566518</text:p>
              </table:table-cell>
              <table:table-cell office:value-type="float" office:value="0.572645">
                <text:p>0.572645</text:p>
              </table:table-cell>
              <table:table-cell office:value-type="float" office:value="0.578207">
                <text:p>0.578207</text:p>
              </table:table-cell>
              <table:table-cell office:value-type="float" office:value="0.583198">
                <text:p>0.583198</text:p>
              </table:table-cell>
              <table:table-cell office:value-type="float" office:value="0.587614">
                <text:p>0.587614</text:p>
              </table:table-cell>
              <table:table-cell office:value-type="float" office:value="0.591449">
                <text:p>0.591449</text:p>
              </table:table-cell>
              <table:table-cell office:value-type="float" office:value="0.594702">
                <text:p>0.594702</text:p>
              </table:table-cell>
              <table:table-cell office:value-type="float" office:value="0.597367">
                <text:p>0.597367</text:p>
              </table:table-cell>
              <table:table-cell office:value-type="float" office:value="0.599442">
                <text:p>0.599442</text:p>
              </table:table-cell>
              <table:table-cell office:value-type="float" office:value="0.600926">
                <text:p>0.600926</text:p>
              </table:table-cell>
              <table:table-cell office:value-type="float" office:value="0.601817">
                <text:p>0.601817</text:p>
              </table:table-cell>
              <table:table-cell office:value-type="float" office:value="0.602115">
                <text:p>0.602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